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fo:border="thin solid #000000" style:vertical-align="automatic" fo:wrap-option="wrap" fo:background-color="#000066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2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Normal_32_2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6" style:family="table-cell" style:parent-style-name="Normal_32_2_32_2" style:data-style-name="N3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7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18.5737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4.9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RV" table:style-name="ta1">
        <table:table-column table:style-name="co1" table:default-cell-style-name="ce7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2">
            <text:p>PROC</text:p>
            <text:p>#</text:p>
          </table:table-cell>
          <table:table-cell office:value-type="string" table:style-name="ce2">
            <text:p>Procedure Description</text:p>
          </table:table-cell>
          <table:table-cell office:value-type="string" table:style-name="ce2">
            <text:p>IP</text:p>
            <text:p>Price</text:p>
          </table:table-cell>
          <table:table-cell office:value-type="string" table:style-name="ce2">
            <text:p>OP</text:p>
            <text:p>Price</text:p>
          </table:table-cell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B ASPERGILLUS</text:p>
          </table:table-cell>
          <table:table-cell office:value-type="float" office:value="202" table:style-name="ce6">
            <text:p>202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AB ELUTION RBC EACH ELUTION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AB HEP A IGM</text:p>
          </table:table-cell>
          <table:table-cell office:value-type="float" office:value="137.5" table:style-name="ce6">
            <text:p>138</text:p>
          </table:table-cell>
          <table:table-cell office:value-type="float" office:value="78.5" table:style-name="ce6">
            <text:p>79</text:p>
          </table:table-cell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AB ID RBC ABS EACH PANEL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AB INTRINSIC FACTOR</text:p>
          </table:table-cell>
          <table:table-cell office:value-type="float" office:value="183" table:style-name="ce6">
            <text:p>183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AB TOXOPLASMA</text:p>
          </table:table-cell>
          <table:table-cell office:value-type="float" office:value="262.5" table:style-name="ce6">
            <text:p>263</text:p>
          </table:table-cell>
          <table:table-cell office:value-type="float" office:value="150" table:style-name="ce6">
            <text:p>150</text:p>
          </table:table-cell>
          <table:table-cell table:number-columns-repeated="1638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AB TOXOPLASMA IGM</text:p>
          </table:table-cell>
          <table:table-cell office:value-type="float" office:value="175" table:style-name="ce6">
            <text:p>175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5">
            <text:p>ABG ANALYSIS ISTAT</text:p>
          </table:table-cell>
          <table:table-cell office:value-type="float" office:value="371" table:style-name="ce6">
            <text:p>371</text:p>
          </table:table-cell>
          <table:table-cell office:value-type="float" office:value="212" table:style-name="ce6">
            <text:p>212</text:p>
          </table:table-cell>
          <table:table-cell table:number-columns-repeated="1638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ACCESS SYSTEM KII 5X150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ACCU STICK II INTRO SYS</text:p>
          </table:table-cell>
          <table:table-cell office:value-type="float" office:value="471.5" table:style-name="ce6">
            <text:p>472</text:p>
          </table:table-cell>
          <table:table-cell office:value-type="float" office:value="471.5" table:style-name="ce6">
            <text:p>472</text:p>
          </table:table-cell>
          <table:table-cell table:number-columns-repeated="1638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ACTH STIMULATING PANEL</text:p>
          </table:table-cell>
          <table:table-cell office:value-type="float" office:value="480.5" table:style-name="ce6">
            <text:p>481</text:p>
          </table:table-cell>
          <table:table-cell office:value-type="float" office:value="274.5" table:style-name="ce6">
            <text:p>275</text:p>
          </table:table-cell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5">
            <text:p>ACTIVATED PROTEIN C RESISTA</text:p>
          </table:table-cell>
          <table:table-cell office:value-type="float" office:value="323" table:style-name="ce6">
            <text:p>323</text:p>
          </table:table-cell>
          <table:table-cell office:value-type="float" office:value="184.5" table:style-name="ce6">
            <text:p>185</text:p>
          </table:table-cell>
          <table:table-cell table:number-columns-repeated="1638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ACUTE HEPATITIS PANEL</text:p>
          </table:table-cell>
          <table:table-cell office:value-type="float" office:value="575" table:style-name="ce6">
            <text:p>575</text:p>
          </table:table-cell>
          <table:table-cell office:value-type="float" office:value="328.5" table:style-name="ce6">
            <text:p>329</text:p>
          </table:table-cell>
          <table:table-cell table:number-columns-repeated="16380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5">
            <text:p>ADAPTER CELLULAR</text:p>
          </table:table-cell>
          <table:table-cell office:value-type="float" office:value="1562.5" table:style-name="ce6">
            <text:p>1,563</text:p>
          </table:table-cell>
          <table:table-cell office:value-type="float" office:value="1562.5" table:style-name="ce6">
            <text:p>1,563</text:p>
          </table:table-cell>
          <table:table-cell table:number-columns-repeated="16380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ADENOVIRUS ANTIBODY</text:p>
          </table:table-cell>
          <table:table-cell office:value-type="float" office:value="196" table:style-name="ce6">
            <text:p>196</text:p>
          </table:table-cell>
          <table:table-cell office:value-type="float" office:value="112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ADRENOCORTICOTROPIC HORMONE</text:p>
          </table:table-cell>
          <table:table-cell office:value-type="float" office:value="466.5" table:style-name="ce6">
            <text:p>467</text:p>
          </table:table-cell>
          <table:table-cell office:value-type="float" office:value="266.5" table:style-name="ce6">
            <text:p>267</text:p>
          </table:table-cell>
          <table:table-cell table:number-columns-repeated="16380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AEROSOL INITIAL CONT BRONCH</text:p>
          </table:table-cell>
          <table:table-cell office:value-type="float" office:value="239.5" table:style-name="ce6">
            <text:p>240</text:p>
          </table:table-cell>
          <table:table-cell office:value-type="float" office:value="239.5" table:style-name="ce6">
            <text:p>240</text:p>
          </table:table-cell>
          <table:table-cell table:number-columns-repeated="16380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5">
            <text:p>AEROSOL SUB CONT BRONCH HR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5">
            <text:p>AEROSOL SUB SM VOL NEB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5">
            <text:p>AFP-L3 FRACTION ISO &amp; TOTAL AFP</text:p>
          </table:table-cell>
          <table:table-cell office:value-type="float" office:value="777" table:style-name="ce6">
            <text:p>777</text:p>
          </table:table-cell>
          <table:table-cell office:value-type="float" office:value="444" table:style-name="ce6">
            <text:p>444</text:p>
          </table:table-cell>
          <table:table-cell table:number-columns-repeated="16380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5">
            <text:p>AGGLUTINATION GRP EA ANTISE</text:p>
          </table:table-cell>
          <table:table-cell office:value-type="float" office:value="124.5" table:style-name="ce6">
            <text:p>125</text:p>
          </table:table-cell>
          <table:table-cell office:value-type="float" office:value="71" table:style-name="ce6">
            <text:p>71</text:p>
          </table:table-cell>
          <table:table-cell table:number-columns-repeated="16380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5">
            <text:p>AIRWAY KING LTSD</text:p>
          </table:table-cell>
          <table:table-cell office:value-type="float" office:value="310.5" table:style-name="ce6">
            <text:p>311</text:p>
          </table:table-cell>
          <table:table-cell office:value-type="float" office:value="310.5" table:style-name="ce6">
            <text:p>311</text:p>
          </table:table-cell>
          <table:table-cell table:number-columns-repeated="16380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ALBUMIN</text:p>
          </table:table-cell>
          <table:table-cell office:value-type="float" office:value="76" table:style-name="ce6">
            <text:p>76</text:p>
          </table:table-cell>
          <table:table-cell office:value-type="float" office:value="43.5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5">
            <text:p>ALBUMIN FLUID</text:p>
          </table:table-cell>
          <table:table-cell office:value-type="float" office:value="79.5" table:style-name="ce6">
            <text:p>80</text:p>
          </table:table-cell>
          <table:table-cell office:value-type="float" office:value="45.5" table:style-name="ce6">
            <text:p>46</text:p>
          </table:table-cell>
          <table:table-cell table:number-columns-repeated="16380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ALDOSTERONE</text:p>
          </table:table-cell>
          <table:table-cell office:value-type="float" office:value="492.5" table:style-name="ce6">
            <text:p>493</text:p>
          </table:table-cell>
          <table:table-cell office:value-type="float" office:value="281.5" table:style-name="ce6">
            <text:p>282</text:p>
          </table:table-cell>
          <table:table-cell table:number-columns-repeated="16380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5">
            <text:p>ALLERGEN SPECIFIC IGE</text:p>
          </table:table-cell>
          <table:table-cell office:value-type="float" office:value="115.5" table:style-name="ce6">
            <text:p>116</text:p>
          </table:table-cell>
          <table:table-cell office:value-type="float" office:value="66" table:style-name="ce6">
            <text:p>66</text:p>
          </table:table-cell>
          <table:table-cell table:number-columns-repeated="16380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ALLODERM PER 1 SQ CM_96</text:p>
          </table:table-cell>
          <table:table-cell office:value-type="float" office:value="259" table:style-name="ce6">
            <text:p>259</text:p>
          </table:table-cell>
          <table:table-cell office:value-type="float" office:value="259" table:style-name="ce6">
            <text:p>259</text:p>
          </table:table-cell>
          <table:table-cell table:number-columns-repeated="16380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5">
            <text:p>ALPHA 1 ANTITRYPSIN TOTAL</text:p>
          </table:table-cell>
          <table:table-cell office:value-type="float" office:value="182" table:style-name="ce6">
            <text:p>182</text:p>
          </table:table-cell>
          <table:table-cell office:value-type="float" office:value="104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ALPHA FETOPROTEIN SERUM</text:p>
          </table:table-cell>
          <table:table-cell office:value-type="float" office:value="408" table:style-name="ce6">
            <text:p>408</text:p>
          </table:table-cell>
          <table:table-cell office:value-type="float" office:value="233" table:style-name="ce6">
            <text:p>233</text:p>
          </table:table-cell>
          <table:table-cell table:number-columns-repeated="16380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5">
            <text:p>ALT</text:p>
          </table:table-cell>
          <table:table-cell office:value-type="float" office:value="247" table:style-name="ce6">
            <text:p>247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AMMONIA</text:p>
          </table:table-cell>
          <table:table-cell office:value-type="float" office:value="177" table:style-name="ce6">
            <text:p>177</text:p>
          </table:table-cell>
          <table:table-cell office:value-type="float" office:value="101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5">
            <text:p>AMNIOSURE FOR RUPTURE MEMBRANES</text:p>
          </table:table-cell>
          <table:table-cell office:value-type="float" office:value="777" table:style-name="ce6">
            <text:p>777</text:p>
          </table:table-cell>
          <table:table-cell office:value-type="float" office:value="444" table:style-name="ce6">
            <text:p>444</text:p>
          </table:table-cell>
          <table:table-cell table:number-columns-repeated="1638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AMYLASE</text:p>
          </table:table-cell>
          <table:table-cell office:value-type="float" office:value="90" table:style-name="ce6">
            <text:p>90</text:p>
          </table:table-cell>
          <table:table-cell office:value-type="float" office:value="51.5" table:style-name="ce6">
            <text:p>52</text:p>
          </table:table-cell>
          <table:table-cell table:number-columns-repeated="16380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5">
            <text:p>ANA TITER</text:p>
          </table:table-cell>
          <table:table-cell office:value-type="float" office:value="166.5" table:style-name="ce6">
            <text:p>167</text:p>
          </table:table-cell>
          <table:table-cell office:value-type="float" office:value="9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ANCHOR GENERATR NEUROSTIM</text:p>
          </table:table-cell>
          <table:table-cell office:value-type="float" office:value="1262.5" table:style-name="ce6">
            <text:p>1,263</text:p>
          </table:table-cell>
          <table:table-cell office:value-type="float" office:value="1262.5" table:style-name="ce6">
            <text:p>1,263</text:p>
          </table:table-cell>
          <table:table-cell table:number-columns-repeated="16380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5">
            <text:p>Anesthesia - Epidural - 1st 15 Min</text:p>
          </table:table-cell>
          <table:table-cell office:value-type="float" office:value="358" table:style-name="ce6">
            <text:p>358</text:p>
          </table:table-cell>
          <table:table-cell office:value-type="float" office:value="358" table:style-name="ce6">
            <text:p>358</text:p>
          </table:table-cell>
          <table:table-cell table:number-columns-repeated="16380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5">
            <text:p>Anesthesia - Epidural - Add Mi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table:number-columns-repeated="16380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5">
            <text:p>Anesthesia - General - 1st 30 Min</text:p>
          </table:table-cell>
          <table:table-cell office:value-type="float" office:value="1349.5" table:style-name="ce6">
            <text:p>1,350</text:p>
          </table:table-cell>
          <table:table-cell office:value-type="float" office:value="1349.5" table:style-name="ce6">
            <text:p>1,350</text:p>
          </table:table-cell>
          <table:table-cell table:number-columns-repeated="16380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Anesthesia - General - Add Min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5">
            <text:p>Anesthesia - L&amp;D Epidural</text:p>
          </table:table-cell>
          <table:table-cell office:value-type="float" office:value="1227.5" table:style-name="ce6">
            <text:p>1,228</text:p>
          </table:table-cell>
          <table:table-cell office:value-type="float" office:value="1227.5" table:style-name="ce6">
            <text:p>1,228</text:p>
          </table:table-cell>
          <table:table-cell table:number-columns-repeated="16380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5">
            <text:p>Anesthesia - MAC - 1st 15 Min</text:p>
          </table:table-cell>
          <table:table-cell office:value-type="float" office:value="386" table:style-name="ce6">
            <text:p>386</text:p>
          </table:table-cell>
          <table:table-cell office:value-type="float" office:value="386" table:style-name="ce6">
            <text:p>386</text:p>
          </table:table-cell>
          <table:table-cell table:number-columns-repeated="16380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5">
            <text:p>Anesthesia - MAC - Add Mi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table:number-columns-repeated="16380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Anesthesia - Spinal - 1st 15 Min</text:p>
          </table:table-cell>
          <table:table-cell office:value-type="float" office:value="358" table:style-name="ce6">
            <text:p>358</text:p>
          </table:table-cell>
          <table:table-cell office:value-type="float" office:value="358" table:style-name="ce6">
            <text:p>358</text:p>
          </table:table-cell>
          <table:table-cell table:number-columns-repeated="16380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5">
            <text:p>Anesthesia - Spinal - Add Mi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table:number-columns-repeated="1638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Anesthesia - TIVA - 1st 30 Min</text:p>
          </table:table-cell>
          <table:table-cell office:value-type="float" office:value="1174.5" table:style-name="ce6">
            <text:p>1,175</text:p>
          </table:table-cell>
          <table:table-cell office:value-type="float" office:value="1174.5" table:style-name="ce6">
            <text:p>1,175</text:p>
          </table:table-cell>
          <table:table-cell table:number-columns-repeated="16380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5">
            <text:p>Anesthesia - TIVA - Add Mi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table:number-columns-repeated="1638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5">
            <text:p>ANGIOSEAL VIP</text:p>
          </table:table-cell>
          <table:table-cell office:value-type="float" office:value="1362.5" table:style-name="ce6">
            <text:p>1,363</text:p>
          </table:table-cell>
          <table:table-cell office:value-type="float" office:value="1362.5" table:style-name="ce6">
            <text:p>1,363</text:p>
          </table:table-cell>
          <table:table-cell table:number-columns-repeated="16380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5">
            <text:p>ANGIOTENSIN CONVERTING ENZY</text:p>
          </table:table-cell>
          <table:table-cell office:value-type="float" office:value="314" table:style-name="ce6">
            <text:p>314</text:p>
          </table:table-cell>
          <table:table-cell office:value-type="float" office:value="179.5" table:style-name="ce6">
            <text:p>180</text:p>
          </table:table-cell>
          <table:table-cell table:number-columns-repeated="16380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ANTENNA STIMULATOR MEDTR 37092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table:number-columns-repeated="16380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5">
            <text:p>ANTIADRENAL ABS QUAN</text:p>
          </table:table-cell>
          <table:table-cell office:value-type="float" office:value="147" table:style-name="ce6">
            <text:p>147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5">
            <text:p>ANTIBODY BACTERIUM NOS Q128</text:p>
          </table:table-cell>
          <table:table-cell office:value-type="float" office:value="156.5" table:style-name="ce6">
            <text:p>157</text:p>
          </table:table-cell>
          <table:table-cell office:value-type="float" office:value="89.5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5">
            <text:p>ANTIBODY BLASTOMYCES</text:p>
          </table:table-cell>
          <table:table-cell office:value-type="float" office:value="157.5" table:style-name="ce6">
            <text:p>158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5">
            <text:p>ANTIBODY BORDETELLA 1</text:p>
          </table:table-cell>
          <table:table-cell office:value-type="float" office:value="238" table:style-name="ce6">
            <text:p>238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5">
            <text:p>ANTIBODY EHRLICHIA</text:p>
          </table:table-cell>
          <table:table-cell office:value-type="float" office:value="429" table:style-name="ce6">
            <text:p>429</text:p>
          </table:table-cell>
          <table:table-cell office:value-type="float" office:value="245" table:style-name="ce6">
            <text:p>245</text:p>
          </table:table-cell>
          <table:table-cell table:number-columns-repeated="16380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5">
            <text:p>ANTIBODY ENTEROVIRUS 2</text:p>
          </table:table-cell>
          <table:table-cell office:value-type="float" office:value="277.5" table:style-name="ce6">
            <text:p>278</text:p>
          </table:table-cell>
          <table:table-cell office:value-type="float" office:value="158.5" table:style-name="ce6">
            <text:p>159</text:p>
          </table:table-cell>
          <table:table-cell table:number-columns-repeated="16380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5">
            <text:p>ANTIBODY HISTOPLASMA</text:p>
          </table:table-cell>
          <table:table-cell office:value-type="float" office:value="152.5" table:style-name="ce6">
            <text:p>153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5">
            <text:p>ANTIBODY IDENTIFICATION LEUK</text:p>
          </table:table-cell>
          <table:table-cell office:value-type="float" office:value="196" table:style-name="ce6">
            <text:p>196</text:p>
          </table:table-cell>
          <table:table-cell office:value-type="float" office:value="112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5">
            <text:p>ANTIBODY RICKETTSIA</text:p>
          </table:table-cell>
          <table:table-cell office:value-type="float" office:value="452.5" table:style-name="ce6">
            <text:p>453</text:p>
          </table:table-cell>
          <table:table-cell office:value-type="float" office:value="258.5" table:style-name="ce6">
            <text:p>259</text:p>
          </table:table-cell>
          <table:table-cell table:number-columns-repeated="16380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5">
            <text:p>ANTIBODY SCREEN RBC</text:p>
          </table:table-cell>
          <table:table-cell office:value-type="float" office:value="423.5" table:style-name="ce6">
            <text:p>424</text:p>
          </table:table-cell>
          <table:table-cell office:value-type="float" office:value="242" table:style-name="ce6">
            <text:p>242</text:p>
          </table:table-cell>
          <table:table-cell table:number-columns-repeated="16380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5">
            <text:p>ANTIBODY TETANUS Q338</text:p>
          </table:table-cell>
          <table:table-cell office:value-type="float" office:value="192.5" table:style-name="ce6">
            <text:p>193</text:p>
          </table:table-cell>
          <table:table-cell office:value-type="float" office:value="110" table:style-name="ce6">
            <text:p>110</text:p>
          </table:table-cell>
          <table:table-cell table:number-columns-repeated="16380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5">
            <text:p>ANTIGEN TESTING OF DONOR EA AG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5">
            <text:p>ANTIHUMAN GLOBULIN COOMBS D</text:p>
          </table:table-cell>
          <table:table-cell office:value-type="float" office:value="496" table:style-name="ce6">
            <text:p>496</text:p>
          </table:table-cell>
          <table:table-cell office:value-type="float" office:value="283.5" table:style-name="ce6">
            <text:p>284</text:p>
          </table:table-cell>
          <table:table-cell table:number-columns-repeated="16380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5">
            <text:p>ANTINUCLEAR ANTIBODY</text:p>
          </table:table-cell>
          <table:table-cell office:value-type="float" office:value="145.5" table:style-name="ce6">
            <text:p>146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string" table:style-name="ce5">
            <text:p>ANTITHROMBIN III AG</text:p>
          </table:table-cell>
          <table:table-cell office:value-type="float" office:value="426" table:style-name="ce6">
            <text:p>426</text:p>
          </table:table-cell>
          <table:table-cell office:value-type="float" office:value="243.5" table:style-name="ce6">
            <text:p>244</text:p>
          </table:table-cell>
          <table:table-cell table:number-columns-repeated="16380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5">
            <text:p>ANTITHROMBIN III FUNCTIONAL</text:p>
          </table:table-cell>
          <table:table-cell office:value-type="float" office:value="368.5" table:style-name="ce6">
            <text:p>369</text:p>
          </table:table-cell>
          <table:table-cell office:value-type="float" office:value="210.5" table:style-name="ce6">
            <text:p>211</text:p>
          </table:table-cell>
          <table:table-cell table:number-columns-repeated="16380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string" table:style-name="ce5">
            <text:p>APOLIPOPROTEIN A-1 AND B</text:p>
          </table:table-cell>
          <table:table-cell office:value-type="float" office:value="188" table:style-name="ce6">
            <text:p>18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5">
            <text:p>APPL RIGID TOTAL CONT LEG CAST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table:number-columns-repeated="16380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string" table:style-name="ce5">
            <text:p>APPL SHORT LEG CAST WALKING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table:number-columns-repeated="16380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5">
            <text:p>APPL SKIN SUB F/NK/HF/G 1ST 25 SQ CM</text:p>
          </table:table-cell>
          <table:table-cell office:value-type="float" office:value="1469.5" table:style-name="ce6">
            <text:p>1,470</text:p>
          </table:table-cell>
          <table:table-cell office:value-type="float" office:value="1469.5" table:style-name="ce6">
            <text:p>1,470</text:p>
          </table:table-cell>
          <table:table-cell table:number-columns-repeated="16380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string" table:style-name="ce5">
            <text:p>APPL SKIN SUB T/A/L &gt;100 1ST 100 SQ CM</text:p>
          </table:table-cell>
          <table:table-cell office:value-type="float" office:value="2514" table:style-name="ce6">
            <text:p>2,514</text:p>
          </table:table-cell>
          <table:table-cell office:value-type="float" office:value="2514" table:style-name="ce6">
            <text:p>2,514</text:p>
          </table:table-cell>
          <table:table-cell table:number-columns-repeated="16380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5">
            <text:p>APPL SKIN SUB T/A/L &gt;100 ADDL 100 SQ CM</text:p>
          </table:table-cell>
          <table:table-cell office:value-type="float" office:value="424" table:style-name="ce6">
            <text:p>424</text:p>
          </table:table-cell>
          <table:table-cell office:value-type="float" office:value="424" table:style-name="ce6">
            <text:p>424</text:p>
          </table:table-cell>
          <table:table-cell table:number-columns-repeated="16380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string" table:style-name="ce5">
            <text:p>APPL SKIN SUB T/A/L 1ST 25 SQ</text:p>
          </table:table-cell>
          <table:table-cell office:value-type="float" office:value="1469.5" table:style-name="ce6">
            <text:p>1,470</text:p>
          </table:table-cell>
          <table:table-cell office:value-type="float" office:value="1469.5" table:style-name="ce6">
            <text:p>1,470</text:p>
          </table:table-cell>
          <table:table-cell table:number-columns-repeated="16380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5">
            <text:p>APPL SKIN SUB T/A/L ADDL 25 SQ</text:p>
          </table:table-cell>
          <table:table-cell office:value-type="float" office:value="200.5" table:style-name="ce6">
            <text:p>201</text:p>
          </table:table-cell>
          <table:table-cell office:value-type="float" office:value="200.5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string" table:style-name="ce5">
            <text:p>APPLICATOR ENDOSCOPIC FLOSEAL</text:p>
          </table:table-cell>
          <table:table-cell office:value-type="float" office:value="385.5" table:style-name="ce6">
            <text:p>386</text:p>
          </table:table-cell>
          <table:table-cell office:value-type="float" office:value="385.5" table:style-name="ce6">
            <text:p>386</text:p>
          </table:table-cell>
          <table:table-cell table:number-columns-repeated="16380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5">
            <text:p>APPLICATOR EXT TIP DURASEAL</text:p>
          </table:table-cell>
          <table:table-cell office:value-type="float" office:value="610" table:style-name="ce6">
            <text:p>610</text:p>
          </table:table-cell>
          <table:table-cell office:value-type="float" office:value="610" table:style-name="ce6">
            <text:p>610</text:p>
          </table:table-cell>
          <table:table-cell table:number-columns-repeated="16380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string" table:style-name="ce5">
            <text:p>APPLIER ENDOCLIP 325</text:p>
          </table:table-cell>
          <table:table-cell office:value-type="float" office:value="571.5" table:style-name="ce6">
            <text:p>572</text:p>
          </table:table-cell>
          <table:table-cell office:value-type="float" office:value="571.5" table:style-name="ce6">
            <text:p>572</text:p>
          </table:table-cell>
          <table:table-cell table:number-columns-repeated="16380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5">
            <text:p>APPLIER LIGACLIP 200</text:p>
          </table:table-cell>
          <table:table-cell office:value-type="float" office:value="403" table:style-name="ce6">
            <text:p>403</text:p>
          </table:table-cell>
          <table:table-cell office:value-type="float" office:value="403" table:style-name="ce6">
            <text:p>403</text:p>
          </table:table-cell>
          <table:table-cell table:number-columns-repeated="16380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string" table:style-name="ce5">
            <text:p>APPLY MULTLAY COMPRS BELOW KNEE</text:p>
          </table:table-cell>
          <table:table-cell office:value-type="float" office:value="228.5" table:style-name="ce6">
            <text:p>229</text:p>
          </table:table-cell>
          <table:table-cell office:value-type="float" office:value="228.5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5">
            <text:p>APTT MIXING STUDIES</text:p>
          </table:table-cell>
          <table:table-cell office:value-type="float" office:value="126" table:style-name="ce6">
            <text:p>126</text:p>
          </table:table-cell>
          <table:table-cell office:value-type="float" office:value="72" table:style-name="ce6">
            <text:p>72</text:p>
          </table:table-cell>
          <table:table-cell table:number-columns-repeated="16380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string" table:style-name="ce5">
            <text:p>ARSENIC BLOOD</text:p>
          </table:table-cell>
          <table:table-cell office:value-type="float" office:value="534" table:style-name="ce6">
            <text:p>534</text:p>
          </table:table-cell>
          <table:table-cell office:value-type="float" office:value="30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5">
            <text:p>ARTERIAL CATH/CANNULATION</text:p>
          </table:table-cell>
          <table:table-cell office:value-type="float" office:value="371.5" table:style-name="ce6">
            <text:p>372</text:p>
          </table:table-cell>
          <table:table-cell office:value-type="float" office:value="371.5" table:style-name="ce6">
            <text:p>372</text:p>
          </table:table-cell>
          <table:table-cell table:number-columns-repeated="16380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string" table:style-name="ce5">
            <text:p>ARTERIAL PUNCTURE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5">
            <text:p>ARTHROWAND 3.75MM 50 SUPER</text:p>
          </table:table-cell>
          <table:table-cell office:value-type="float" office:value="2147.5" table:style-name="ce6">
            <text:p>2,148</text:p>
          </table:table-cell>
          <table:table-cell office:value-type="float" office:value="2147.5" table:style-name="ce6">
            <text:p>2,148</text:p>
          </table:table-cell>
          <table:table-cell table:number-columns-repeated="16380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string" table:style-name="ce5">
            <text:p>ARTHROWAND TURBO/MULTIVAC</text:p>
          </table:table-cell>
          <table:table-cell office:value-type="float" office:value="1062.5" table:style-name="ce6">
            <text:p>1,063</text:p>
          </table:table-cell>
          <table:table-cell office:value-type="float" office:value="1062.5" table:style-name="ce6">
            <text:p>1,063</text:p>
          </table:table-cell>
          <table:table-cell table:number-columns-repeated="16380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5">
            <text:p>ASPERGILLUS ANTIGEN</text:p>
          </table:table-cell>
          <table:table-cell office:value-type="float" office:value="233.5" table:style-name="ce6">
            <text:p>234</text:p>
          </table:table-cell>
          <table:table-cell office:value-type="float" office:value="133.5" table:style-name="ce6">
            <text:p>134</text:p>
          </table:table-cell>
          <table:table-cell table:number-columns-repeated="16380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string" table:style-name="ce5">
            <text:p>AST</text:p>
          </table:table-cell>
          <table:table-cell office:value-type="float" office:value="244" table:style-name="ce6">
            <text:p>244</text:p>
          </table:table-cell>
          <table:table-cell office:value-type="float" office:value="139.5" table:style-name="ce6">
            <text:p>140</text:p>
          </table:table-cell>
          <table:table-cell table:number-columns-repeated="16380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5">
            <text:p>AVULSION NAIL PLATE SINGLE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table:number-columns-repeated="16380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string" table:style-name="ce5">
            <text:p>B CELLS TOTAL COUNT</text:p>
          </table:table-cell>
          <table:table-cell office:value-type="float" office:value="456" table:style-name="ce6">
            <text:p>456</text:p>
          </table:table-cell>
          <table:table-cell office:value-type="float" office:value="260.5" table:style-name="ce6">
            <text:p>261</text:p>
          </table:table-cell>
          <table:table-cell table:number-columns-repeated="16380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5">
            <text:p>B TYPE NATRIURETIC PEPTIDE</text:p>
          </table:table-cell>
          <table:table-cell office:value-type="float" office:value="410.5" table:style-name="ce6">
            <text:p>411</text:p>
          </table:table-cell>
          <table:table-cell office:value-type="float" office:value="234.5" table:style-name="ce6">
            <text:p>235</text:p>
          </table:table-cell>
          <table:table-cell table:number-columns-repeated="16380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string" table:style-name="ce5">
            <text:p>BAG AMBU INFANT</text:p>
          </table:table-cell>
          <table:table-cell office:value-type="float" office:value="119" table:style-name="ce6">
            <text:p>119</text:p>
          </table:table-cell>
          <table:table-cell office:value-type="float" office:value="119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5">
            <text:p>BAG DRAINAGE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string" table:style-name="ce5">
            <text:p>BAG PRESSURE INFUSOR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5">
            <text:p>BAG URINARY W/URINEMET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string" table:style-name="ce5">
            <text:p>BALLOON DRUG ELUTING</text:p>
          </table:table-cell>
          <table:table-cell office:value-type="float" office:value="4842.5" table:style-name="ce6">
            <text:p>4,843</text:p>
          </table:table-cell>
          <table:table-cell office:value-type="float" office:value="4842.5" table:style-name="ce6">
            <text:p>4,843</text:p>
          </table:table-cell>
          <table:table-cell table:number-columns-repeated="16380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5">
            <text:p>BALLOON PDB DISSECTN SPACEMAKR</text:p>
          </table:table-cell>
          <table:table-cell office:value-type="float" office:value="1725.5" table:style-name="ce6">
            <text:p>1,726</text:p>
          </table:table-cell>
          <table:table-cell office:value-type="float" office:value="1725.5" table:style-name="ce6">
            <text:p>1,726</text:p>
          </table:table-cell>
          <table:table-cell table:number-columns-repeated="16380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string" table:style-name="ce5">
            <text:p>BALLOON SINUS DILATION</text:p>
          </table:table-cell>
          <table:table-cell office:value-type="float" office:value="5100" table:style-name="ce6">
            <text:p>5,100</text:p>
          </table:table-cell>
          <table:table-cell office:value-type="float" office:value="5100" table:style-name="ce6">
            <text:p>5,100</text:p>
          </table:table-cell>
          <table:table-cell table:number-columns-repeated="16380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5">
            <text:p>BALLOON SINUS INFLATION</text:p>
          </table:table-cell>
          <table:table-cell office:value-type="float" office:value="540.5" table:style-name="ce6">
            <text:p>541</text:p>
          </table:table-cell>
          <table:table-cell office:value-type="float" office:value="540.5" table:style-name="ce6">
            <text:p>541</text:p>
          </table:table-cell>
          <table:table-cell table:number-columns-repeated="16380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string" table:style-name="ce5">
            <text:p>BALLOON VIATRAC 14 PLUS</text:p>
          </table:table-cell>
          <table:table-cell office:value-type="float" office:value="1807.5" table:style-name="ce6">
            <text:p>1,808</text:p>
          </table:table-cell>
          <table:table-cell office:value-type="float" office:value="1807.5" table:style-name="ce6">
            <text:p>1,808</text:p>
          </table:table-cell>
          <table:table-cell table:number-columns-repeated="16380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5">
            <text:p>BARRIER INTERCEED 425</text:p>
          </table:table-cell>
          <table:table-cell office:value-type="float" office:value="1392" table:style-name="ce6">
            <text:p>1,392</text:p>
          </table:table-cell>
          <table:table-cell office:value-type="float" office:value="1392" table:style-name="ce6">
            <text:p>1,392</text:p>
          </table:table-cell>
          <table:table-cell table:number-columns-repeated="16380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string" table:style-name="ce5">
            <text:p>BARTONELLA</text:p>
          </table:table-cell>
          <table:table-cell office:value-type="float" office:value="257.5" table:style-name="ce6">
            <text:p>258</text:p>
          </table:table-cell>
          <table:table-cell office:value-type="float" office:value="147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5">
            <text:p>BASIC METABOLIC PANEL</text:p>
          </table:table-cell>
          <table:table-cell office:value-type="float" office:value="289.5" table:style-name="ce6">
            <text:p>290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string" table:style-name="ce5">
            <text:p>BASKET STONE 450</text:p>
          </table:table-cell>
          <table:table-cell office:value-type="float" office:value="1168.5" table:style-name="ce6">
            <text:p>1,169</text:p>
          </table:table-cell>
          <table:table-cell office:value-type="float" office:value="1168.5" table:style-name="ce6">
            <text:p>1,169</text:p>
          </table:table-cell>
          <table:table-cell table:number-columns-repeated="16380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5">
            <text:p>BASKET STONE 475</text:p>
          </table:table-cell>
          <table:table-cell office:value-type="float" office:value="1168.5" table:style-name="ce6">
            <text:p>1,169</text:p>
          </table:table-cell>
          <table:table-cell office:value-type="float" office:value="1168.5" table:style-name="ce6">
            <text:p>1,169</text:p>
          </table:table-cell>
          <table:table-cell table:number-columns-repeated="16380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string" table:style-name="ce5">
            <text:p>BASKET STONE 500</text:p>
          </table:table-cell>
          <table:table-cell office:value-type="float" office:value="1181.5" table:style-name="ce6">
            <text:p>1,182</text:p>
          </table:table-cell>
          <table:table-cell office:value-type="float" office:value="1181.5" table:style-name="ce6">
            <text:p>1,182</text:p>
          </table:table-cell>
          <table:table-cell table:number-columns-repeated="16380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5">
            <text:p>BCR/ABL1 MAJOR BREAKPOINT</text:p>
          </table:table-cell>
          <table:table-cell office:value-type="float" office:value="1976" table:style-name="ce6">
            <text:p>1,976</text:p>
          </table:table-cell>
          <table:table-cell office:value-type="float" office:value="1129" table:style-name="ce6">
            <text:p>1,129</text:p>
          </table:table-cell>
          <table:table-cell table:number-columns-repeated="16380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string" table:style-name="ce5">
            <text:p>BCR/ABL1 MINOR BREAKPOINT</text:p>
          </table:table-cell>
          <table:table-cell office:value-type="float" office:value="1745.5" table:style-name="ce6">
            <text:p>1,746</text:p>
          </table:table-cell>
          <table:table-cell office:value-type="float" office:value="997.5" table:style-name="ce6">
            <text:p>998</text:p>
          </table:table-cell>
          <table:table-cell table:number-columns-repeated="16380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5">
            <text:p>BETA 2 GLYCOPROTEIN 1 AB EACH</text:p>
          </table:table-cell>
          <table:table-cell office:value-type="float" office:value="280" table:style-name="ce6">
            <text:p>280</text:p>
          </table:table-cell>
          <table:table-cell office:value-type="float" office:value="160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string" table:style-name="ce5">
            <text:p>BETA HCG QUALITATIVE SERUM</text:p>
          </table:table-cell>
          <table:table-cell office:value-type="float" office:value="289.5" table:style-name="ce6">
            <text:p>290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5">
            <text:p>BETA-2 MICROGLOBULIN</text:p>
          </table:table-cell>
          <table:table-cell office:value-type="float" office:value="197" table:style-name="ce6">
            <text:p>197</text:p>
          </table:table-cell>
          <table:table-cell office:value-type="float" office:value="112.5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string" table:style-name="ce5">
            <text:p>BILE ACIDS TOTAL Q361</text:p>
          </table:table-cell>
          <table:table-cell office:value-type="float" office:value="350" table:style-name="ce6">
            <text:p>350</text:p>
          </table:table-cell>
          <table:table-cell office:value-type="float" office:value="200" table:style-name="ce6">
            <text:p>200</text:p>
          </table:table-cell>
          <table:table-cell table:number-columns-repeated="16380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5">
            <text:p>BILIRUBIN DIRECT</text:p>
          </table:table-cell>
          <table:table-cell office:value-type="float" office:value="311.5" table:style-name="ce6">
            <text:p>312</text:p>
          </table:table-cell>
          <table:table-cell office:value-type="float" office:value="178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string" table:style-name="ce5">
            <text:p>BILIRUBIN TOTAL</text:p>
          </table:table-cell>
          <table:table-cell office:value-type="float" office:value="302" table:style-name="ce6">
            <text:p>302</text:p>
          </table:table-cell>
          <table:table-cell office:value-type="float" office:value="172.5" table:style-name="ce6">
            <text:p>173</text:p>
          </table:table-cell>
          <table:table-cell table:number-columns-repeated="16380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5">
            <text:p>BINDER ABDOMINAL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string" table:style-name="ce5">
            <text:p>BINDER ABDOMINAL ALL SIZES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5">
            <text:p>BLADDER IRRIGATE</text:p>
          </table:table-cell>
          <table:table-cell office:value-type="float" office:value="845" table:style-name="ce6">
            <text:p>845</text:p>
          </table:table-cell>
          <table:table-cell office:value-type="float" office:value="845" table:style-name="ce6">
            <text:p>845</text:p>
          </table:table-cell>
          <table:table-cell table:number-columns-repeated="16380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string" table:style-name="ce5">
            <text:p>BLADDER SCAN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5">
            <text:p>BLADE 100</text:p>
          </table:table-cell>
          <table:table-cell office:value-type="float" office:value="369.5" table:style-name="ce6">
            <text:p>370</text:p>
          </table:table-cell>
          <table:table-cell office:value-type="float" office:value="369.5" table:style-name="ce6">
            <text:p>370</text:p>
          </table:table-cell>
          <table:table-cell table:number-columns-repeated="16380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string" table:style-name="ce5">
            <text:p>BLADE 125</text:p>
          </table:table-cell>
          <table:table-cell office:value-type="float" office:value="314" table:style-name="ce6">
            <text:p>314</text:p>
          </table:table-cell>
          <table:table-cell office:value-type="float" office:value="314" table:style-name="ce6">
            <text:p>314</text:p>
          </table:table-cell>
          <table:table-cell table:number-columns-repeated="16380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5">
            <text:p>BLADE 150</text:p>
          </table:table-cell>
          <table:table-cell office:value-type="float" office:value="609.5" table:style-name="ce6">
            <text:p>610</text:p>
          </table:table-cell>
          <table:table-cell office:value-type="float" office:value="609.5" table:style-name="ce6">
            <text:p>610</text:p>
          </table:table-cell>
          <table:table-cell table:number-columns-repeated="16380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string" table:style-name="ce5">
            <text:p>BLADE 175</text:p>
          </table:table-cell>
          <table:table-cell office:value-type="float" office:value="356" table:style-name="ce6">
            <text:p>356</text:p>
          </table:table-cell>
          <table:table-cell office:value-type="float" office:value="356" table:style-name="ce6">
            <text:p>356</text:p>
          </table:table-cell>
          <table:table-cell table:number-columns-repeated="16380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5">
            <text:p>BLADE 200</text:p>
          </table:table-cell>
          <table:table-cell office:value-type="float" office:value="361.5" table:style-name="ce6">
            <text:p>362</text:p>
          </table:table-cell>
          <table:table-cell office:value-type="float" office:value="361.5" table:style-name="ce6">
            <text:p>362</text:p>
          </table:table-cell>
          <table:table-cell table:number-columns-repeated="16380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string" table:style-name="ce5">
            <text:p>BLADE 250</text:p>
          </table:table-cell>
          <table:table-cell office:value-type="float" office:value="638.5" table:style-name="ce6">
            <text:p>639</text:p>
          </table:table-cell>
          <table:table-cell office:value-type="float" office:value="638.5" table:style-name="ce6">
            <text:p>639</text:p>
          </table:table-cell>
          <table:table-cell table:number-columns-repeated="16380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5">
            <text:p>BLADE 40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string" table:style-name="ce5">
            <text:p>BLADE 450</text:p>
          </table:table-cell>
          <table:table-cell office:value-type="float" office:value="1708.5" table:style-name="ce6">
            <text:p>1,709</text:p>
          </table:table-cell>
          <table:table-cell office:value-type="float" office:value="1708.5" table:style-name="ce6">
            <text:p>1,709</text:p>
          </table:table-cell>
          <table:table-cell table:number-columns-repeated="16380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5">
            <text:p>BLADE 50</text:p>
          </table:table-cell>
          <table:table-cell office:value-type="float" office:value="121.5" table:style-name="ce6">
            <text:p>122</text:p>
          </table:table-cell>
          <table:table-cell office:value-type="float" office:value="121.5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string" table:style-name="ce5">
            <text:p>BLADE 700</text:p>
          </table:table-cell>
          <table:table-cell office:value-type="float" office:value="1339.5" table:style-name="ce6">
            <text:p>1,340</text:p>
          </table:table-cell>
          <table:table-cell office:value-type="float" office:value="1339.5" table:style-name="ce6">
            <text:p>1,340</text:p>
          </table:table-cell>
          <table:table-cell table:number-columns-repeated="16380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5">
            <text:p>BLADE 80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string" table:style-name="ce5">
            <text:p>BLADE AGGRESSIVE</text:p>
          </table:table-cell>
          <table:table-cell office:value-type="float" office:value="1089" table:style-name="ce6">
            <text:p>1,089</text:p>
          </table:table-cell>
          <table:table-cell office:value-type="float" office:value="1089" table:style-name="ce6">
            <text:p>1,089</text:p>
          </table:table-cell>
          <table:table-cell table:number-columns-repeated="16380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5">
            <text:p>BLADE AGGRESSIVE PLUS 4.0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string" table:style-name="ce5">
            <text:p>BLADE ANGLED F SERIES STRYKER</text:p>
          </table:table-cell>
          <table:table-cell office:value-type="float" office:value="435" table:style-name="ce6">
            <text:p>435</text:p>
          </table:table-cell>
          <table:table-cell office:value-type="float" office:value="435" table:style-name="ce6">
            <text:p>435</text:p>
          </table:table-cell>
          <table:table-cell table:number-columns-repeated="16380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5">
            <text:p>BLADE DERMATOME</text:p>
          </table:table-cell>
          <table:table-cell office:value-type="float" office:value="293.5" table:style-name="ce6">
            <text:p>294</text:p>
          </table:table-cell>
          <table:table-cell office:value-type="float" office:value="293.5" table:style-name="ce6">
            <text:p>294</text:p>
          </table:table-cell>
          <table:table-cell table:number-columns-repeated="16380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string" table:style-name="ce5">
            <text:p>BLADE GIGLI 300MM ZMR</text:p>
          </table:table-cell>
          <table:table-cell office:value-type="float" office:value="126.5" table:style-name="ce6">
            <text:p>127</text:p>
          </table:table-cell>
          <table:table-cell office:value-type="float" office:value="126.5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5">
            <text:p>BLADE LRG TEAR CROSS CUT</text:p>
          </table:table-cell>
          <table:table-cell office:value-type="float" office:value="631" table:style-name="ce6">
            <text:p>631</text:p>
          </table:table-cell>
          <table:table-cell office:value-type="float" office:value="631" table:style-name="ce6">
            <text:p>631</text:p>
          </table:table-cell>
          <table:table-cell table:number-columns-repeated="16380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string" table:style-name="ce5">
            <text:p>BLADE SHAVER F SERIES STRYKER</text:p>
          </table:table-cell>
          <table:table-cell office:value-type="float" office:value="304.5" table:style-name="ce6">
            <text:p>305</text:p>
          </table:table-cell>
          <table:table-cell office:value-type="float" office:value="304.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5">
            <text:p>BLOOD OCCULT FECAL IMMUNOASSAY</text:p>
          </table:table-cell>
          <table:table-cell office:value-type="float" office:value="193.5" table:style-name="ce6">
            <text:p>194</text:p>
          </table:table-cell>
          <table:table-cell office:value-type="float" office:value="110.5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string" table:style-name="ce5">
            <text:p>BLOOD TYPING ABO</text:p>
          </table:table-cell>
          <table:table-cell office:value-type="float" office:value="496" table:style-name="ce6">
            <text:p>496</text:p>
          </table:table-cell>
          <table:table-cell office:value-type="float" office:value="283.5" table:style-name="ce6">
            <text:p>284</text:p>
          </table:table-cell>
          <table:table-cell table:number-columns-repeated="16380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5">
            <text:p>BLOOD TYPING RH D</text:p>
          </table:table-cell>
          <table:table-cell office:value-type="float" office:value="271.5" table:style-name="ce6">
            <text:p>272</text:p>
          </table:table-cell>
          <table:table-cell office:value-type="float" office:value="15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string" table:style-name="ce5">
            <text:p>BONE CEMENT SIMPLEX GENTAMICIN</text:p>
          </table:table-cell>
          <table:table-cell office:value-type="float" office:value="959" table:style-name="ce6">
            <text:p>959</text:p>
          </table:table-cell>
          <table:table-cell office:value-type="float" office:value="959" table:style-name="ce6">
            <text:p>959</text:p>
          </table:table-cell>
          <table:table-cell table:number-columns-repeated="16380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5">
            <text:p>BONE GRAFT BIOACTIVE</text:p>
          </table:table-cell>
          <table:table-cell office:value-type="float" office:value="2926" table:style-name="ce6">
            <text:p>2,926</text:p>
          </table:table-cell>
          <table:table-cell office:value-type="float" office:value="2926" table:style-name="ce6">
            <text:p>2,926</text:p>
          </table:table-cell>
          <table:table-cell table:number-columns-repeated="16380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string" table:style-name="ce5">
            <text:p>BONE SCALPEL</text:p>
          </table:table-cell>
          <table:table-cell office:value-type="float" office:value="2954" table:style-name="ce6">
            <text:p>2,954</text:p>
          </table:table-cell>
          <table:table-cell office:value-type="float" office:value="2954" table:style-name="ce6">
            <text:p>2,954</text:p>
          </table:table-cell>
          <table:table-cell table:number-columns-repeated="16380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5">
            <text:p>BONE SHAVER MICRO HOOK</text:p>
          </table:table-cell>
          <table:table-cell office:value-type="float" office:value="1888" table:style-name="ce6">
            <text:p>1,888</text:p>
          </table:table-cell>
          <table:table-cell office:value-type="float" office:value="1888" table:style-name="ce6">
            <text:p>1,888</text:p>
          </table:table-cell>
          <table:table-cell table:number-columns-repeated="16380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string" table:style-name="ce5">
            <text:p>BOOT EX TRACKER WALKER</text:p>
          </table:table-cell>
          <table:table-cell office:value-type="float" office:value="122" table:style-name="ce6">
            <text:p>122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5">
            <text:p>BOOT PNEUMATIC OTS</text:p>
          </table:table-cell>
          <table:table-cell office:value-type="float" office:value="163" table:style-name="ce6">
            <text:p>163</text:p>
          </table:table-cell>
          <table:table-cell office:value-type="float" office:value="163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string" table:style-name="ce5">
            <text:p>BOOT PREVALON</text:p>
          </table:table-cell>
          <table:table-cell office:value-type="float" office:value="391.5" table:style-name="ce6">
            <text:p>392</text:p>
          </table:table-cell>
          <table:table-cell office:value-type="float" office:value="391.5" table:style-name="ce6">
            <text:p>392</text:p>
          </table:table-cell>
          <table:table-cell table:number-columns-repeated="16380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5">
            <text:p>BOOT WALKER SHORT LEG ALL SZ OTS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string" table:style-name="ce5">
            <text:p>BORDETELLA PERTUSSIS Q</text:p>
          </table:table-cell>
          <table:table-cell office:value-type="float" office:value="184.5" table:style-name="ce6">
            <text:p>185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5">
            <text:p>BOWL VACUUM MIX ORTHO 175</text:p>
          </table:table-cell>
          <table:table-cell office:value-type="float" office:value="349.5" table:style-name="ce6">
            <text:p>350</text:p>
          </table:table-cell>
          <table:table-cell office:value-type="float" office:value="349.5" table:style-name="ce6">
            <text:p>350</text:p>
          </table:table-cell>
          <table:table-cell table:number-columns-repeated="16380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string" table:style-name="ce5">
            <text:p>BRACE ANKLE STIRRUP OTS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5">
            <text:p>BRAF</text:p>
          </table:table-cell>
          <table:table-cell office:value-type="float" office:value="1584" table:style-name="ce6">
            <text:p>1,584</text:p>
          </table:table-cell>
          <table:table-cell office:value-type="float" office:value="905" table:style-name="ce6">
            <text:p>905</text:p>
          </table:table-cell>
          <table:table-cell table:number-columns-repeated="16380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string" table:style-name="ce5">
            <text:p>BRONCH EBUS SAMPLING 3/&gt; NODE</text:p>
          </table:table-cell>
          <table:table-cell office:value-type="float" office:value="2402" table:style-name="ce6">
            <text:p>2,402</text:p>
          </table:table-cell>
          <table:table-cell office:value-type="float" office:value="2402" table:style-name="ce6">
            <text:p>2,402</text:p>
          </table:table-cell>
          <table:table-cell table:number-columns-repeated="16380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string" table:style-name="ce5">
            <text:p>BRONCH EBUS SAMPLNG 1/2 NODE</text:p>
          </table:table-cell>
          <table:table-cell office:value-type="float" office:value="2402" table:style-name="ce6">
            <text:p>2,402</text:p>
          </table:table-cell>
          <table:table-cell office:value-type="float" office:value="2402" table:style-name="ce6">
            <text:p>2,402</text:p>
          </table:table-cell>
          <table:table-cell table:number-columns-repeated="16380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string" table:style-name="ce5">
            <text:p>BRONCHOSCOPY DIAG W/WO WASHING</text:p>
          </table:table-cell>
          <table:table-cell office:value-type="float" office:value="1239.5" table:style-name="ce6">
            <text:p>1,240</text:p>
          </table:table-cell>
          <table:table-cell office:value-type="float" office:value="1239.5" table:style-name="ce6">
            <text:p>1,240</text:p>
          </table:table-cell>
          <table:table-cell table:number-columns-repeated="16380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string" table:style-name="ce5">
            <text:p>BRONCHOSCOPY W/ALVEOLAR LAVAGE</text:p>
          </table:table-cell>
          <table:table-cell office:value-type="float" office:value="1278.5" table:style-name="ce6">
            <text:p>1,279</text:p>
          </table:table-cell>
          <table:table-cell office:value-type="float" office:value="1278.5" table:style-name="ce6">
            <text:p>1,279</text:p>
          </table:table-cell>
          <table:table-cell table:number-columns-repeated="16380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string" table:style-name="ce5">
            <text:p>BRONCHOSCOPY W/BIOPSY</text:p>
          </table:table-cell>
          <table:table-cell office:value-type="float" office:value="1475" table:style-name="ce6">
            <text:p>1,475</text:p>
          </table:table-cell>
          <table:table-cell office:value-type="float" office:value="1475" table:style-name="ce6">
            <text:p>1,475</text:p>
          </table:table-cell>
          <table:table-cell table:number-columns-repeated="16380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string" table:style-name="ce5">
            <text:p>BRONCHOSCOPY W/BRUSHING</text:p>
          </table:table-cell>
          <table:table-cell office:value-type="float" office:value="1262.5" table:style-name="ce6">
            <text:p>1,263</text:p>
          </table:table-cell>
          <table:table-cell office:value-type="float" office:value="1262.5" table:style-name="ce6">
            <text:p>1,263</text:p>
          </table:table-cell>
          <table:table-cell table:number-columns-repeated="16380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string" table:style-name="ce5">
            <text:p>BRONCHOSCOPY W/THERAP ASP INIT</text:p>
          </table:table-cell>
          <table:table-cell office:value-type="float" office:value="1383.5" table:style-name="ce6">
            <text:p>1,384</text:p>
          </table:table-cell>
          <table:table-cell office:value-type="float" office:value="1383.5" table:style-name="ce6">
            <text:p>1,384</text:p>
          </table:table-cell>
          <table:table-cell table:number-columns-repeated="16380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string" table:style-name="ce5">
            <text:p>BRONCHOSCOPY W/THERAP ASP SUB</text:p>
          </table:table-cell>
          <table:table-cell office:value-type="float" office:value="1337.5" table:style-name="ce6">
            <text:p>1,338</text:p>
          </table:table-cell>
          <table:table-cell office:value-type="float" office:value="1337.5" table:style-name="ce6">
            <text:p>1,338</text:p>
          </table:table-cell>
          <table:table-cell table:number-columns-repeated="16380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string" table:style-name="ce5">
            <text:p>BRONCHOSCOPY W/TRANSBRONCH ASP</text:p>
          </table:table-cell>
          <table:table-cell office:value-type="float" office:value="2575.5" table:style-name="ce6">
            <text:p>2,576</text:p>
          </table:table-cell>
          <table:table-cell office:value-type="float" office:value="2575.5" table:style-name="ce6">
            <text:p>2,576</text:p>
          </table:table-cell>
          <table:table-cell table:number-columns-repeated="16380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string" table:style-name="ce5">
            <text:p>BRONCHOSCOPY W/TRANSBRONCH BIO</text:p>
          </table:table-cell>
          <table:table-cell office:value-type="float" office:value="2402" table:style-name="ce6">
            <text:p>2,402</text:p>
          </table:table-cell>
          <table:table-cell office:value-type="float" office:value="2402" table:style-name="ce6">
            <text:p>2,402</text:p>
          </table:table-cell>
          <table:table-cell table:number-columns-repeated="16380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string" table:style-name="ce5">
            <text:p>BUR 3.0MM</text:p>
          </table:table-cell>
          <table:table-cell office:value-type="float" office:value="1367" table:style-name="ce6">
            <text:p>1,367</text:p>
          </table:table-cell>
          <table:table-cell office:value-type="float" office:value="1367" table:style-name="ce6">
            <text:p>1,367</text:p>
          </table:table-cell>
          <table:table-cell table:number-columns-repeated="16380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string" table:style-name="ce5">
            <text:p>BUR PRECISION ENT</text:p>
          </table:table-cell>
          <table:table-cell office:value-type="float" office:value="1273.5" table:style-name="ce6">
            <text:p>1,274</text:p>
          </table:table-cell>
          <table:table-cell office:value-type="float" office:value="1273.5" table:style-name="ce6">
            <text:p>1,274</text:p>
          </table:table-cell>
          <table:table-cell table:number-columns-repeated="16380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string" table:style-name="ce5">
            <text:p>BUR ROUND</text:p>
          </table:table-cell>
          <table:table-cell office:value-type="float" office:value="1273.5" table:style-name="ce6">
            <text:p>1,274</text:p>
          </table:table-cell>
          <table:table-cell office:value-type="float" office:value="1273.5" table:style-name="ce6">
            <text:p>1,274</text:p>
          </table:table-cell>
          <table:table-cell table:number-columns-repeated="16380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string" table:style-name="ce5">
            <text:p>C DIFFICILE TOXIN A AND B EIA</text:p>
          </table:table-cell>
          <table:table-cell office:value-type="float" office:value="179.5" table:style-name="ce6">
            <text:p>180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string" table:style-name="ce5">
            <text:p>C02 EXPIRED GAS DETERM DAILY</text:p>
          </table:table-cell>
          <table:table-cell office:value-type="float" office:value="552" table:style-name="ce6">
            <text:p>552</text:p>
          </table:table-cell>
          <table:table-cell office:value-type="float" office:value="552" table:style-name="ce6">
            <text:p>552</text:p>
          </table:table-cell>
          <table:table-cell table:number-columns-repeated="16380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string" table:style-name="ce5">
            <text:p>CA 19-9</text:p>
          </table:table-cell>
          <table:table-cell office:value-type="float" office:value="252" table:style-name="ce6">
            <text:p>252</text:p>
          </table:table-cell>
          <table:table-cell office:value-type="float" office:value="144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string" table:style-name="ce5">
            <text:p>CABLE CABLEREADY ASSEMBLY</text:p>
          </table:table-cell>
          <table:table-cell office:value-type="float" office:value="2375" table:style-name="ce6">
            <text:p>2,375</text:p>
          </table:table-cell>
          <table:table-cell office:value-type="float" office:value="2375" table:style-name="ce6">
            <text:p>2,375</text:p>
          </table:table-cell>
          <table:table-cell table:number-columns-repeated="16380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string" table:style-name="ce5">
            <text:p>CABLE PACING DISP</text:p>
          </table:table-cell>
          <table:table-cell office:value-type="float" office:value="119" table:style-name="ce6">
            <text:p>119</text:p>
          </table:table-cell>
          <table:table-cell office:value-type="float" office:value="119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string" table:style-name="ce5">
            <text:p>CABLE REMINGTON S101 60</text:p>
          </table:table-cell>
          <table:table-cell office:value-type="float" office:value="522" table:style-name="ce6">
            <text:p>522</text:p>
          </table:table-cell>
          <table:table-cell office:value-type="float" office:value="522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string" table:style-name="ce5">
            <text:p>CABLE W/CRIMP 1.0/1.7 750MM</text:p>
          </table:table-cell>
          <table:table-cell office:value-type="float" office:value="1698.5" table:style-name="ce6">
            <text:p>1,699</text:p>
          </table:table-cell>
          <table:table-cell office:value-type="float" office:value="1698.5" table:style-name="ce6">
            <text:p>1,699</text:p>
          </table:table-cell>
          <table:table-cell table:number-columns-repeated="16380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string" table:style-name="ce5">
            <text:p>CADMIUM Q</text:p>
          </table:table-cell>
          <table:table-cell office:value-type="float" office:value="483" table:style-name="ce6">
            <text:p>483</text:p>
          </table:table-cell>
          <table:table-cell office:value-type="float" office:value="276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string" table:style-name="ce5">
            <text:p>CALCIUM</text:p>
          </table:table-cell>
          <table:table-cell office:value-type="float" office:value="65.5" table:style-name="ce6">
            <text:p>66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string" table:style-name="ce5">
            <text:p>CALCIUM IONIZED ISTAT</text:p>
          </table:table-cell>
          <table:table-cell office:value-type="float" office:value="266" table:style-name="ce6">
            <text:p>266</text:p>
          </table:table-cell>
          <table:table-cell office:value-type="float" office:value="152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string" table:style-name="ce5">
            <text:p>CALCIUM URINE</text:p>
          </table:table-cell>
          <table:table-cell office:value-type="float" office:value="76" table:style-name="ce6">
            <text:p>76</text:p>
          </table:table-cell>
          <table:table-cell office:value-type="float" office:value="43.5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string" table:style-name="ce5">
            <text:p>CALCULUS INFRARED SPECTROS Q38</text:p>
          </table:table-cell>
          <table:table-cell office:value-type="float" office:value="210" table:style-name="ce6">
            <text:p>210</text:p>
          </table:table-cell>
          <table:table-cell office:value-type="float" office:value="120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string" table:style-name="ce5">
            <text:p>CALPROTECTIN FECAL</text:p>
          </table:table-cell>
          <table:table-cell office:value-type="float" office:value="238" table:style-name="ce6">
            <text:p>238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string" table:style-name="ce5">
            <text:p>CANCER ANTIGEN 125</text:p>
          </table:table-cell>
          <table:table-cell office:value-type="float" office:value="252" table:style-name="ce6">
            <text:p>252</text:p>
          </table:table-cell>
          <table:table-cell office:value-type="float" office:value="144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string" table:style-name="ce5">
            <text:p>CANCER SCREEN COLONOSCOPY HI RISK</text:p>
          </table:table-cell>
          <table:table-cell office:value-type="float" office:value="2205" table:style-name="ce6">
            <text:p>2,205</text:p>
          </table:table-cell>
          <table:table-cell office:value-type="float" office:value="2205" table:style-name="ce6">
            <text:p>2,205</text:p>
          </table:table-cell>
          <table:table-cell table:number-columns-repeated="16380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string" table:style-name="ce5">
            <text:p>CANDIDA SPECIES DP</text:p>
          </table:table-cell>
          <table:table-cell office:value-type="float" office:value="237" table:style-name="ce6">
            <text:p>237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string" table:style-name="ce5">
            <text:p>CANNULA CEMENT 10 GAUGE</text:p>
          </table:table-cell>
          <table:table-cell office:value-type="float" office:value="343" table:style-name="ce6">
            <text:p>343</text:p>
          </table:table-cell>
          <table:table-cell office:value-type="float" office:value="343" table:style-name="ce6">
            <text:p>343</text:p>
          </table:table-cell>
          <table:table-cell table:number-columns-repeated="16380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string" table:style-name="ce5">
            <text:p>CANNULA CRYSTL SMOOTH ARTHRX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string" table:style-name="ce5">
            <text:p>CANNULA DISTL THREAD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string" table:style-name="ce5">
            <text:p>CANNULA DRI LOK 75MM STRYKER</text:p>
          </table:table-cell>
          <table:table-cell office:value-type="float" office:value="280.5" table:style-name="ce6">
            <text:p>281</text:p>
          </table:table-cell>
          <table:table-cell office:value-type="float" office:value="280.5" table:style-name="ce6">
            <text:p>281</text:p>
          </table:table-cell>
          <table:table-cell table:number-columns-repeated="16380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string" table:style-name="ce5">
            <text:p>CANNULA TWISTN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string" table:style-name="ce5">
            <text:p>CANNULA UNIVERSAL ORTHO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string" table:style-name="ce5">
            <text:p>CAP FOR FIXATION PIN</text:p>
          </table:table-cell>
          <table:table-cell office:value-type="float" office:value="193" table:style-name="ce6">
            <text:p>193</text:p>
          </table:table-cell>
          <table:table-cell office:value-type="float" office:value="193" table:style-name="ce6">
            <text:p>193</text:p>
          </table:table-cell>
          <table:table-cell table:number-columns-repeated="16380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string" table:style-name="ce5">
            <text:p>CAP MINI EXTEND LIFE TRANSFER</text:p>
          </table:table-cell>
          <table:table-cell office:value-type="float" office:value="308" table:style-name="ce6">
            <text:p>308</text:p>
          </table:table-cell>
          <table:table-cell office:value-type="float" office:value="308" table:style-name="ce6">
            <text:p>308</text:p>
          </table:table-cell>
          <table:table-cell table:number-columns-repeated="16380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string" table:style-name="ce5">
            <text:p>CARBAMAZEPINE TOTAL</text:p>
          </table:table-cell>
          <table:table-cell office:value-type="float" office:value="176" table:style-name="ce6">
            <text:p>176</text:p>
          </table:table-cell>
          <table:table-cell office:value-type="float" office:value="100.5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string" table:style-name="ce5">
            <text:p>CARBON MONOXIDE DIFF (DLCO)</text:p>
          </table:table-cell>
          <table:table-cell office:value-type="float" office:value="389" table:style-name="ce6">
            <text:p>389</text:p>
          </table:table-cell>
          <table:table-cell office:value-type="float" office:value="389" table:style-name="ce6">
            <text:p>389</text:p>
          </table:table-cell>
          <table:table-cell table:number-columns-repeated="16380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string" table:style-name="ce5">
            <text:p>CARBOXYHEMOGLOBIN</text:p>
          </table:table-cell>
          <table:table-cell office:value-type="float" office:value="355.5" table:style-name="ce6">
            <text:p>356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string" table:style-name="ce5">
            <text:p>CARCINOEMBRYONIC ANTIGEN</text:p>
          </table:table-cell>
          <table:table-cell office:value-type="float" office:value="230" table:style-name="ce6">
            <text:p>230</text:p>
          </table:table-cell>
          <table:table-cell office:value-type="float" office:value="131.5" table:style-name="ce6">
            <text:p>132</text:p>
          </table:table-cell>
          <table:table-cell table:number-columns-repeated="16380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string" table:style-name="ce5">
            <text:p>CARDIAC REHAB MONITORED OP</text:p>
          </table:table-cell>
          <table:table-cell office:value-type="float" office:value="417.5" table:style-name="ce6">
            <text:p>418</text:p>
          </table:table-cell>
          <table:table-cell office:value-type="float" office:value="417.5" table:style-name="ce6">
            <text:p>418</text:p>
          </table:table-cell>
          <table:table-cell table:number-columns-repeated="16380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string" table:style-name="ce5">
            <text:p>CARDIAC REHAB PHYS SPV W/O CONT ECG</text:p>
          </table:table-cell>
          <table:table-cell office:value-type="float" office:value="261" table:style-name="ce6">
            <text:p>261</text:p>
          </table:table-cell>
          <table:table-cell office:value-type="float" office:value="261" table:style-name="ce6">
            <text:p>261</text:p>
          </table:table-cell>
          <table:table-cell table:number-columns-repeated="16380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string" table:style-name="ce5">
            <text:p>CARDIOLIPIN ANTIBODY EACH LG C</text:p>
          </table:table-cell>
          <table:table-cell office:value-type="float" office:value="393" table:style-name="ce6">
            <text:p>393</text:p>
          </table:table-cell>
          <table:table-cell office:value-type="float" office:value="224.5" table:style-name="ce6">
            <text:p>225</text:p>
          </table:table-cell>
          <table:table-cell table:number-columns-repeated="16380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string" table:style-name="ce5">
            <text:p>CARDIOVERSION EXTERNAL</text:p>
          </table:table-cell>
          <table:table-cell office:value-type="float" office:value="1168.5" table:style-name="ce6">
            <text:p>1,169</text:p>
          </table:table-cell>
          <table:table-cell office:value-type="float" office:value="1168.5" table:style-name="ce6">
            <text:p>1,169</text:p>
          </table:table-cell>
          <table:table-cell table:number-columns-repeated="16380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string" table:style-name="ce5">
            <text:p>CARNITINE TOTAL AND FREE QN</text:p>
          </table:table-cell>
          <table:table-cell office:value-type="float" office:value="280" table:style-name="ce6">
            <text:p>280</text:p>
          </table:table-cell>
          <table:table-cell office:value-type="float" office:value="160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string" table:style-name="ce5">
            <text:p>CARTRIDGE OIL MAESTRO DRILL</text:p>
          </table:table-cell>
          <table:table-cell office:value-type="float" office:value="1286" table:style-name="ce6">
            <text:p>1,286</text:p>
          </table:table-cell>
          <table:table-cell office:value-type="float" office:value="1286" table:style-name="ce6">
            <text:p>1,286</text:p>
          </table:table-cell>
          <table:table-cell table:number-columns-repeated="16380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string" table:style-name="ce5">
            <text:p>CASSETTE DIALYSIS NXSTAGE PREM W FILTER</text:p>
          </table:table-cell>
          <table:table-cell office:value-type="float" office:value="1156.5" table:style-name="ce6">
            <text:p>1,157</text:p>
          </table:table-cell>
          <table:table-cell office:value-type="float" office:value="1156.5" table:style-name="ce6">
            <text:p>1,157</text:p>
          </table:table-cell>
          <table:table-cell table:number-columns-repeated="16380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string" table:style-name="ce5">
            <text:p>CASSETTE IRRIGATION ESSX</text:p>
          </table:table-cell>
          <table:table-cell office:value-type="float" office:value="476" table:style-name="ce6">
            <text:p>476</text:p>
          </table:table-cell>
          <table:table-cell office:value-type="float" office:value="476" table:style-name="ce6">
            <text:p>476</text:p>
          </table:table-cell>
          <table:table-cell table:number-columns-repeated="16380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string" table:style-name="ce5">
            <text:p>CAST TOTAL CONTACT</text:p>
          </table:table-cell>
          <table:table-cell office:value-type="float" office:value="640.5" table:style-name="ce6">
            <text:p>641</text:p>
          </table:table-cell>
          <table:table-cell office:value-type="float" office:value="640.5" table:style-name="ce6">
            <text:p>641</text:p>
          </table:table-cell>
          <table:table-cell table:number-columns-repeated="16380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string" table:style-name="ce5">
            <text:p>CATECHOLAMINE URINE FREE 24</text:p>
          </table:table-cell>
          <table:table-cell office:value-type="float" office:value="332.5" table:style-name="ce6">
            <text:p>333</text:p>
          </table:table-cell>
          <table:table-cell office:value-type="float" office:value="190" table:style-name="ce6">
            <text:p>190</text:p>
          </table:table-cell>
          <table:table-cell table:number-columns-repeated="16380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string" table:style-name="ce5">
            <text:p>CATH ACCU VU OMNI FLUSH &gt;35 CM</text:p>
          </table:table-cell>
          <table:table-cell office:value-type="float" office:value="174" table:style-name="ce6">
            <text:p>174</text:p>
          </table:table-cell>
          <table:table-cell office:value-type="float" office:value="174" table:style-name="ce6">
            <text:p>174</text:p>
          </table:table-cell>
          <table:table-cell table:number-columns-repeated="16380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string" table:style-name="ce5">
            <text:p>CATH ACCUCATH INTRAVASC ALL SIZES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string" table:style-name="ce5">
            <text:p>CATH ANGIO ART/GRAFT LEFT HEART</text:p>
          </table:table-cell>
          <table:table-cell office:value-type="float" office:value="19113" table:style-name="ce6">
            <text:p>19,113</text:p>
          </table:table-cell>
          <table:table-cell office:value-type="float" office:value="19113" table:style-name="ce6">
            <text:p>19,113</text:p>
          </table:table-cell>
          <table:table-cell table:number-columns-repeated="16380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string" table:style-name="ce5">
            <text:p>CATH ANGIO ART/VENT LEFT HEART</text:p>
          </table:table-cell>
          <table:table-cell office:value-type="float" office:value="17418" table:style-name="ce6">
            <text:p>17,418</text:p>
          </table:table-cell>
          <table:table-cell office:value-type="float" office:value="17418" table:style-name="ce6">
            <text:p>17,418</text:p>
          </table:table-cell>
          <table:table-cell table:number-columns-repeated="16380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string" table:style-name="ce5">
            <text:p>CATH ANGIOGRAPHIC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table:number-columns-repeated="16380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string" table:style-name="ce5">
            <text:p>CATH ANGIOGRAPHIC 5FR 70CM</text:p>
          </table:table-cell>
          <table:table-cell office:value-type="float" office:value="769.5" table:style-name="ce6">
            <text:p>770</text:p>
          </table:table-cell>
          <table:table-cell office:value-type="float" office:value="769.5" table:style-name="ce6">
            <text:p>770</text:p>
          </table:table-cell>
          <table:table-cell table:number-columns-repeated="16380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string" table:style-name="ce5">
            <text:p>CATH ASH SPLIT 900</text:p>
          </table:table-cell>
          <table:table-cell office:value-type="float" office:value="2188" table:style-name="ce6">
            <text:p>2,188</text:p>
          </table:table-cell>
          <table:table-cell office:value-type="float" office:value="2188" table:style-name="ce6">
            <text:p>2,188</text:p>
          </table:table-cell>
          <table:table-cell table:number-columns-repeated="16380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string" table:style-name="ce5">
            <text:p>CATH BALLOON ANGIO</text:p>
          </table:table-cell>
          <table:table-cell office:value-type="float" office:value="1951.5" table:style-name="ce6">
            <text:p>1,952</text:p>
          </table:table-cell>
          <table:table-cell office:value-type="float" office:value="1951.5" table:style-name="ce6">
            <text:p>1,952</text:p>
          </table:table-cell>
          <table:table-cell table:number-columns-repeated="16380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string" table:style-name="ce5">
            <text:p>CATH BALLOON CUTTING</text:p>
          </table:table-cell>
          <table:table-cell office:value-type="float" office:value="3400" table:style-name="ce6">
            <text:p>3,400</text:p>
          </table:table-cell>
          <table:table-cell office:value-type="float" office:value="3400" table:style-name="ce6">
            <text:p>3,400</text:p>
          </table:table-cell>
          <table:table-cell table:number-columns-repeated="16380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string" table:style-name="ce5">
            <text:p>CATH BERENSTEIN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string" table:style-name="ce5">
            <text:p>CATH BLLN NEPHROSTOMY 550</text:p>
          </table:table-cell>
          <table:table-cell office:value-type="float" office:value="1491.5" table:style-name="ce6">
            <text:p>1,492</text:p>
          </table:table-cell>
          <table:table-cell office:value-type="float" office:value="1491.5" table:style-name="ce6">
            <text:p>1,492</text:p>
          </table:table-cell>
          <table:table-cell table:number-columns-repeated="16380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string" table:style-name="ce5">
            <text:p>CATH BLLN URETERAL 600</text:p>
          </table:table-cell>
          <table:table-cell office:value-type="float" office:value="1422.5" table:style-name="ce6">
            <text:p>1,423</text:p>
          </table:table-cell>
          <table:table-cell office:value-type="float" office:value="1422.5" table:style-name="ce6">
            <text:p>1,423</text:p>
          </table:table-cell>
          <table:table-cell table:number-columns-repeated="16380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5">
            <text:p>CATH CARDIAC DIAG MULTIPAK</text:p>
          </table:table-cell>
          <table:table-cell office:value-type="float" office:value="270.5" table:style-name="ce6">
            <text:p>271</text:p>
          </table:table-cell>
          <table:table-cell office:value-type="float" office:value="270.5" table:style-name="ce6">
            <text:p>271</text:p>
          </table:table-cell>
          <table:table-cell table:number-columns-repeated="16380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string" table:style-name="ce5">
            <text:p>CATH CARDIAC DIAGNOSTIC</text:p>
          </table:table-cell>
          <table:table-cell office:value-type="float" office:value="185" table:style-name="ce6">
            <text:p>185</text:p>
          </table:table-cell>
          <table:table-cell office:value-type="float" office:value="185" table:style-name="ce6">
            <text:p>185</text:p>
          </table:table-cell>
          <table:table-cell table:number-columns-repeated="16380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string" table:style-name="ce5">
            <text:p>CATH CHOLANGIOGRAM 125</text:p>
          </table:table-cell>
          <table:table-cell office:value-type="float" office:value="285.5" table:style-name="ce6">
            <text:p>286</text:p>
          </table:table-cell>
          <table:table-cell office:value-type="float" office:value="285.5" table:style-name="ce6">
            <text:p>286</text:p>
          </table:table-cell>
          <table:table-cell table:number-columns-repeated="16380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string" table:style-name="ce5">
            <text:p>CATH CHOLANGIOGRAM 70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string" table:style-name="ce5">
            <text:p>CATH COUDE URETERAL 40</text:p>
          </table:table-cell>
          <table:table-cell office:value-type="float" office:value="506.5" table:style-name="ce6">
            <text:p>507</text:p>
          </table:table-cell>
          <table:table-cell office:value-type="float" office:value="506.5" table:style-name="ce6">
            <text:p>507</text:p>
          </table:table-cell>
          <table:table-cell table:number-columns-repeated="16380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string" table:style-name="ce5">
            <text:p>CATH CROSSER</text:p>
          </table:table-cell>
          <table:table-cell office:value-type="float" office:value="6419" table:style-name="ce6">
            <text:p>6,419</text:p>
          </table:table-cell>
          <table:table-cell office:value-type="float" office:value="6419" table:style-name="ce6">
            <text:p>6,419</text:p>
          </table:table-cell>
          <table:table-cell table:number-columns-repeated="16380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5">
            <text:p>CATH CTO CROSS BOSS</text:p>
          </table:table-cell>
          <table:table-cell office:value-type="float" office:value="3804" table:style-name="ce6">
            <text:p>3,804</text:p>
          </table:table-cell>
          <table:table-cell office:value-type="float" office:value="3804" table:style-name="ce6">
            <text:p>3,804</text:p>
          </table:table-cell>
          <table:table-cell table:number-columns-repeated="16380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string" table:style-name="ce5">
            <text:p>CATH CV 50</text:p>
          </table:table-cell>
          <table:table-cell office:value-type="float" office:value="94.5" table:style-name="ce6">
            <text:p>95</text:p>
          </table:table-cell>
          <table:table-cell office:value-type="float" office:value="94.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5">
            <text:p>CATH CYSTO URETERAL 575</text:p>
          </table:table-cell>
          <table:table-cell office:value-type="float" office:value="1181.5" table:style-name="ce6">
            <text:p>1,182</text:p>
          </table:table-cell>
          <table:table-cell office:value-type="float" office:value="1181.5" table:style-name="ce6">
            <text:p>1,182</text:p>
          </table:table-cell>
          <table:table-cell table:number-columns-repeated="16380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string" table:style-name="ce5">
            <text:p>CATH DIALYSIS 300</text:p>
          </table:table-cell>
          <table:table-cell office:value-type="float" office:value="812.5" table:style-name="ce6">
            <text:p>813</text:p>
          </table:table-cell>
          <table:table-cell office:value-type="float" office:value="812.5" table:style-name="ce6">
            <text:p>813</text:p>
          </table:table-cell>
          <table:table-cell table:number-columns-repeated="16380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5">
            <text:p>CATH DILATATION BLLN PTA</text:p>
          </table:table-cell>
          <table:table-cell office:value-type="float" office:value="1375" table:style-name="ce6">
            <text:p>1,375</text:p>
          </table:table-cell>
          <table:table-cell office:value-type="float" office:value="1375" table:style-name="ce6">
            <text:p>1,375</text:p>
          </table:table-cell>
          <table:table-cell table:number-columns-repeated="16380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string" table:style-name="ce5">
            <text:p>CATH DILATATION BLLN UROMAX</text:p>
          </table:table-cell>
          <table:table-cell office:value-type="float" office:value="1562.5" table:style-name="ce6">
            <text:p>1,563</text:p>
          </table:table-cell>
          <table:table-cell office:value-type="float" office:value="1562.5" table:style-name="ce6">
            <text:p>1,563</text:p>
          </table:table-cell>
          <table:table-cell table:number-columns-repeated="16380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5">
            <text:p>CATH DRAINAGE</text:p>
          </table:table-cell>
          <table:table-cell office:value-type="float" office:value="482" table:style-name="ce6">
            <text:p>482</text:p>
          </table:table-cell>
          <table:table-cell office:value-type="float" office:value="482" table:style-name="ce6">
            <text:p>482</text:p>
          </table:table-cell>
          <table:table-cell table:number-columns-repeated="16380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string" table:style-name="ce5">
            <text:p>CATH DUAL LUMEN PIG 6F</text:p>
          </table:table-cell>
          <table:table-cell office:value-type="float" office:value="942" table:style-name="ce6">
            <text:p>942</text:p>
          </table:table-cell>
          <table:table-cell office:value-type="float" office:value="942" table:style-name="ce6">
            <text:p>942</text:p>
          </table:table-cell>
          <table:table-cell table:number-columns-repeated="16380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5">
            <text:p>CATH EVERCOSS PTA BALLOON</text:p>
          </table:table-cell>
          <table:table-cell office:value-type="float" office:value="736.5" table:style-name="ce6">
            <text:p>737</text:p>
          </table:table-cell>
          <table:table-cell office:value-type="float" office:value="736.5" table:style-name="ce6">
            <text:p>737</text:p>
          </table:table-cell>
          <table:table-cell table:number-columns-repeated="16380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string" table:style-name="ce5">
            <text:p>CATH FLEXIMA TIP REGULAR</text:p>
          </table:table-cell>
          <table:table-cell office:value-type="float" office:value="539" table:style-name="ce6">
            <text:p>539</text:p>
          </table:table-cell>
          <table:table-cell office:value-type="float" office:value="539" table:style-name="ce6">
            <text:p>539</text:p>
          </table:table-cell>
          <table:table-cell table:number-columns-repeated="16380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string" table:style-name="ce5">
            <text:p>CATH FOLEY 3W ALL SIZES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string" table:style-name="ce5">
            <text:p>CATH FOLEY 3W FOR IRRIG 24FR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string" table:style-name="ce5">
            <text:p>CATH FOLEY 50</text:p>
          </table:table-cell>
          <table:table-cell office:value-type="float" office:value="100.5" table:style-name="ce6">
            <text:p>101</text:p>
          </table:table-cell>
          <table:table-cell office:value-type="float" office:value="100.5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string" table:style-name="ce5">
            <text:p>CATH FOLEY 60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string" table:style-name="ce5">
            <text:p>CATH FOLEY 70</text:p>
          </table:table-cell>
          <table:table-cell office:value-type="float" office:value="223.5" table:style-name="ce6">
            <text:p>224</text:p>
          </table:table-cell>
          <table:table-cell office:value-type="float" office:value="223.5" table:style-name="ce6">
            <text:p>224</text:p>
          </table:table-cell>
          <table:table-cell table:number-columns-repeated="16380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string" table:style-name="ce5">
            <text:p>CATH FOLEY 80</text:p>
          </table:table-cell>
          <table:table-cell office:value-type="float" office:value="358.5" table:style-name="ce6">
            <text:p>359</text:p>
          </table:table-cell>
          <table:table-cell office:value-type="float" office:value="358.5" table:style-name="ce6">
            <text:p>359</text:p>
          </table:table-cell>
          <table:table-cell table:number-columns-repeated="16380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string" table:style-name="ce5">
            <text:p>CATH FOLEY SILVER 3 WAY</text:p>
          </table:table-cell>
          <table:table-cell office:value-type="float" office:value="84.5" table:style-name="ce6">
            <text:p>85</text:p>
          </table:table-cell>
          <table:table-cell office:value-type="float" office:value="84.5" table:style-name="ce6">
            <text:p>85</text:p>
          </table:table-cell>
          <table:table-cell table:number-columns-repeated="16380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string" table:style-name="ce5">
            <text:p>CATH GLIDECATH</text:p>
          </table:table-cell>
          <table:table-cell office:value-type="float" office:value="404.5" table:style-name="ce6">
            <text:p>405</text:p>
          </table:table-cell>
          <table:table-cell office:value-type="float" office:value="404.5" table:style-name="ce6">
            <text:p>405</text:p>
          </table:table-cell>
          <table:table-cell table:number-columns-repeated="16380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5">
            <text:p>CATH GUIDE LINER</text:p>
          </table:table-cell>
          <table:table-cell office:value-type="float" office:value="1975" table:style-name="ce6">
            <text:p>1,975</text:p>
          </table:table-cell>
          <table:table-cell office:value-type="float" office:value="1975" table:style-name="ce6">
            <text:p>1,975</text:p>
          </table:table-cell>
          <table:table-cell table:number-columns-repeated="16380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string" table:style-name="ce5">
            <text:p>CATH GUIDING</text:p>
          </table:table-cell>
          <table:table-cell office:value-type="float" office:value="880" table:style-name="ce6">
            <text:p>880</text:p>
          </table:table-cell>
          <table:table-cell office:value-type="float" office:value="880" table:style-name="ce6">
            <text:p>880</text:p>
          </table:table-cell>
          <table:table-cell table:number-columns-repeated="16380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string" table:style-name="ce5">
            <text:p>CATH GUIDING MICRO</text:p>
          </table:table-cell>
          <table:table-cell office:value-type="float" office:value="3931.5" table:style-name="ce6">
            <text:p>3,932</text:p>
          </table:table-cell>
          <table:table-cell office:value-type="float" office:value="3931.5" table:style-name="ce6">
            <text:p>3,932</text:p>
          </table:table-cell>
          <table:table-cell table:number-columns-repeated="16380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string" table:style-name="ce5">
            <text:p>CATH HEMATURIA 80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string" table:style-name="ce5">
            <text:p>CATH HEMODLYS</text:p>
          </table:table-cell>
          <table:table-cell office:value-type="float" office:value="2362.5" table:style-name="ce6">
            <text:p>2,363</text:p>
          </table:table-cell>
          <table:table-cell office:value-type="float" office:value="2362.5" table:style-name="ce6">
            <text:p>2,363</text:p>
          </table:table-cell>
          <table:table-cell table:number-columns-repeated="16380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string" table:style-name="ce5">
            <text:p>CATH INTRATHECAL ASCENDA</text:p>
          </table:table-cell>
          <table:table-cell office:value-type="float" office:value="3825" table:style-name="ce6">
            <text:p>3,825</text:p>
          </table:table-cell>
          <table:table-cell office:value-type="float" office:value="3825" table:style-name="ce6">
            <text:p>3,825</text:p>
          </table:table-cell>
          <table:table-cell table:number-columns-repeated="16380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5">
            <text:p>CATH INTRODUCER 225</text:p>
          </table:table-cell>
          <table:table-cell office:value-type="float" office:value="735" table:style-name="ce6">
            <text:p>735</text:p>
          </table:table-cell>
          <table:table-cell office:value-type="float" office:value="735" table:style-name="ce6">
            <text:p>735</text:p>
          </table:table-cell>
          <table:table-cell table:number-columns-repeated="16380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string" table:style-name="ce5">
            <text:p>CATH IRRIGATION 60</text:p>
          </table:table-cell>
          <table:table-cell office:value-type="float" office:value="149" table:style-name="ce6">
            <text:p>149</text:p>
          </table:table-cell>
          <table:table-cell office:value-type="float" office:value="149" table:style-name="ce6">
            <text:p>149</text:p>
          </table:table-cell>
          <table:table-cell table:number-columns-repeated="16380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5">
            <text:p>CATH IVUS</text:p>
          </table:table-cell>
          <table:table-cell office:value-type="float" office:value="3071.5" table:style-name="ce6">
            <text:p>3,072</text:p>
          </table:table-cell>
          <table:table-cell office:value-type="float" office:value="3071.5" table:style-name="ce6">
            <text:p>3,072</text:p>
          </table:table-cell>
          <table:table-cell table:number-columns-repeated="16380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string" table:style-name="ce5">
            <text:p>CATH KMP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string" table:style-name="ce5">
            <text:p>CATH KMP (KUMPE)</text:p>
          </table:table-cell>
          <table:table-cell office:value-type="float" office:value="249.5" table:style-name="ce6">
            <text:p>250</text:p>
          </table:table-cell>
          <table:table-cell office:value-type="float" office:value="249.5" table:style-name="ce6">
            <text:p>250</text:p>
          </table:table-cell>
          <table:table-cell table:number-columns-repeated="16380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string" table:style-name="ce5">
            <text:p>CATH KMP SLIP CNRV ONLY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string" table:style-name="ce5">
            <text:p>CATH MARINER DRESCHER</text:p>
          </table:table-cell>
          <table:table-cell office:value-type="float" office:value="435" table:style-name="ce6">
            <text:p>435</text:p>
          </table:table-cell>
          <table:table-cell office:value-type="float" office:value="435" table:style-name="ce6">
            <text:p>435</text:p>
          </table:table-cell>
          <table:table-cell table:number-columns-repeated="16380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string" table:style-name="ce5">
            <text:p>CATH MPA BRAIDED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5">
            <text:p>CATH MUSTANG BALLOON</text:p>
          </table:table-cell>
          <table:table-cell office:value-type="float" office:value="1000" table:style-name="ce6">
            <text:p>1,000</text:p>
          </table:table-cell>
          <table:table-cell office:value-type="float" office:value="1000" table:style-name="ce6">
            <text:p>1,000</text:p>
          </table:table-cell>
          <table:table-cell table:number-columns-repeated="16380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string" table:style-name="ce5">
            <text:p>CATH NEPH MALECOT RE-ENTRY</text:p>
          </table:table-cell>
          <table:table-cell office:value-type="float" office:value="535" table:style-name="ce6">
            <text:p>535</text:p>
          </table:table-cell>
          <table:table-cell office:value-type="float" office:value="535" table:style-name="ce6">
            <text:p>535</text:p>
          </table:table-cell>
          <table:table-cell table:number-columns-repeated="16380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string" table:style-name="ce5">
            <text:p>CATH NEPHROURETHERAL</text:p>
          </table:table-cell>
          <table:table-cell office:value-type="float" office:value="766" table:style-name="ce6">
            <text:p>766</text:p>
          </table:table-cell>
          <table:table-cell office:value-type="float" office:value="766" table:style-name="ce6">
            <text:p>766</text:p>
          </table:table-cell>
          <table:table-cell table:number-columns-repeated="16380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string" table:style-name="ce5">
            <text:p>CATH NEXIVA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table:number-columns-repeated="16380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string" table:style-name="ce5">
            <text:p>CATH OMNI-FLUSH</text:p>
          </table:table-cell>
          <table:table-cell office:value-type="float" office:value="103.5" table:style-name="ce6">
            <text:p>104</text:p>
          </table:table-cell>
          <table:table-cell office:value-type="float" office:value="103.5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string" table:style-name="ce5">
            <text:p>CATH PASSER 325</text:p>
          </table:table-cell>
          <table:table-cell office:value-type="float" office:value="612.5" table:style-name="ce6">
            <text:p>613</text:p>
          </table:table-cell>
          <table:table-cell office:value-type="float" office:value="612.5" table:style-name="ce6">
            <text:p>613</text:p>
          </table:table-cell>
          <table:table-cell table:number-columns-repeated="16380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5">
            <text:p>CATH PICC MIDLINE DL</text:p>
          </table:table-cell>
          <table:table-cell office:value-type="float" office:value="979.5" table:style-name="ce6">
            <text:p>980</text:p>
          </table:table-cell>
          <table:table-cell office:value-type="float" office:value="979.5" table:style-name="ce6">
            <text:p>980</text:p>
          </table:table-cell>
          <table:table-cell table:number-columns-repeated="16380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string" table:style-name="ce5">
            <text:p>CATH PLACE ABD/PEL/LWR 2ND</text:p>
          </table:table-cell>
          <table:table-cell office:value-type="float" office:value="965.5" table:style-name="ce6">
            <text:p>966</text:p>
          </table:table-cell>
          <table:table-cell office:value-type="float" office:value="965.5" table:style-name="ce6">
            <text:p>966</text:p>
          </table:table-cell>
          <table:table-cell table:number-columns-repeated="16380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5">
            <text:p>CATH PULMONARY WEDGE</text:p>
          </table:table-cell>
          <table:table-cell office:value-type="float" office:value="616.5" table:style-name="ce6">
            <text:p>617</text:p>
          </table:table-cell>
          <table:table-cell office:value-type="float" office:value="616.5" table:style-name="ce6">
            <text:p>617</text:p>
          </table:table-cell>
          <table:table-cell table:number-columns-repeated="16380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5">
            <text:p>CATH R AND L HEART W LV GRAFTS</text:p>
          </table:table-cell>
          <table:table-cell office:value-type="float" office:value="23550" table:style-name="ce6">
            <text:p>23,550</text:p>
          </table:table-cell>
          <table:table-cell office:value-type="float" office:value="23550" table:style-name="ce6">
            <text:p>23,550</text:p>
          </table:table-cell>
          <table:table-cell table:number-columns-repeated="16380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5">
            <text:p>CATH R AND L HEART W/LV</text:p>
          </table:table-cell>
          <table:table-cell office:value-type="float" office:value="20237.5" table:style-name="ce6">
            <text:p>20,238</text:p>
          </table:table-cell>
          <table:table-cell office:value-type="float" office:value="20237.5" table:style-name="ce6">
            <text:p>20,238</text:p>
          </table:table-cell>
          <table:table-cell table:number-columns-repeated="16380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string" table:style-name="ce5">
            <text:p>CATH RIGHT HEART</text:p>
          </table:table-cell>
          <table:table-cell office:value-type="float" office:value="14616" table:style-name="ce6">
            <text:p>14,616</text:p>
          </table:table-cell>
          <table:table-cell office:value-type="float" office:value="14616" table:style-name="ce6">
            <text:p>14,616</text:p>
          </table:table-cell>
          <table:table-cell table:number-columns-repeated="16380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5">
            <text:p>CATH RIM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string" table:style-name="ce5">
            <text:p>CATH RT AND LT HEART RETRO</text:p>
          </table:table-cell>
          <table:table-cell office:value-type="float" office:value="18438.5" table:style-name="ce6">
            <text:p>18,439</text:p>
          </table:table-cell>
          <table:table-cell office:value-type="float" office:value="18438.5" table:style-name="ce6">
            <text:p>18,439</text:p>
          </table:table-cell>
          <table:table-cell table:number-columns-repeated="16380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5">
            <text:p>CATH SAFECROSS</text:p>
          </table:table-cell>
          <table:table-cell office:value-type="float" office:value="1045.5" table:style-name="ce6">
            <text:p>1,046</text:p>
          </table:table-cell>
          <table:table-cell office:value-type="float" office:value="1045.5" table:style-name="ce6">
            <text:p>1,046</text:p>
          </table:table-cell>
          <table:table-cell table:number-columns-repeated="16380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5">
            <text:p>CATH SHEPHERDS HOOK 1 5F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5">
            <text:p>CATH SOFT VU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string" table:style-name="ce5">
            <text:p>CATH SPLIT CATH III</text:p>
          </table:table-cell>
          <table:table-cell office:value-type="float" office:value="1617" table:style-name="ce6">
            <text:p>1,617</text:p>
          </table:table-cell>
          <table:table-cell office:value-type="float" office:value="1617" table:style-name="ce6">
            <text:p>1,617</text:p>
          </table:table-cell>
          <table:table-cell table:number-columns-repeated="16380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5">
            <text:p>CATH SWAN GANZ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string" table:style-name="ce5">
            <text:p>CATH SWAN GANZ THERMODILUT</text:p>
          </table:table-cell>
          <table:table-cell office:value-type="float" office:value="1254.5" table:style-name="ce6">
            <text:p>1,255</text:p>
          </table:table-cell>
          <table:table-cell office:value-type="float" office:value="1254.5" table:style-name="ce6">
            <text:p>1,255</text:p>
          </table:table-cell>
          <table:table-cell table:number-columns-repeated="16380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5">
            <text:p>CATH THROMBECT/EMBOLECT 2-7</text:p>
          </table:table-cell>
          <table:table-cell office:value-type="float" office:value="266.5" table:style-name="ce6">
            <text:p>267</text:p>
          </table:table-cell>
          <table:table-cell office:value-type="float" office:value="266.5" table:style-name="ce6">
            <text:p>267</text:p>
          </table:table-cell>
          <table:table-cell table:number-columns-repeated="16380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string" table:style-name="ce5">
            <text:p>CATH THROMBECT/EMBOLECT SGL 4FR 40/80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5">
            <text:p>CATH URETERAL 100</text:p>
          </table:table-cell>
          <table:table-cell office:value-type="float" office:value="204.5" table:style-name="ce6">
            <text:p>205</text:p>
          </table:table-cell>
          <table:table-cell office:value-type="float" office:value="204.5" table:style-name="ce6">
            <text:p>205</text:p>
          </table:table-cell>
          <table:table-cell table:number-columns-repeated="16380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string" table:style-name="ce5">
            <text:p>CATH URETERAL 30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5">
            <text:p>CATH URETERL</text:p>
          </table:table-cell>
          <table:table-cell office:value-type="float" office:value="505.5" table:style-name="ce6">
            <text:p>506</text:p>
          </table:table-cell>
          <table:table-cell office:value-type="float" office:value="505.5" table:style-name="ce6">
            <text:p>506</text:p>
          </table:table-cell>
          <table:table-cell table:number-columns-repeated="16380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string" table:style-name="ce5">
            <text:p>CATH YUEH CENTESIS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5">
            <text:p>CAUT CHEM TISSUE GRANULATION</text:p>
          </table:table-cell>
          <table:table-cell office:value-type="float" office:value="307" table:style-name="ce6">
            <text:p>307</text:p>
          </table:table-cell>
          <table:table-cell office:value-type="float" office:value="307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string" table:style-name="ce5">
            <text:p>CAUTERY ELECTRODE</text:p>
          </table:table-cell>
          <table:table-cell office:value-type="float" office:value="887.5" table:style-name="ce6">
            <text:p>888</text:p>
          </table:table-cell>
          <table:table-cell office:value-type="float" office:value="887.5" table:style-name="ce6">
            <text:p>888</text:p>
          </table:table-cell>
          <table:table-cell table:number-columns-repeated="16380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5">
            <text:p>CAUTERY ELECTRODE LEEP 75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table:number-columns-repeated="16380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string" table:style-name="ce5">
            <text:p>CAUTERY ELECTRODE LOOP 24FR</text:p>
          </table:table-cell>
          <table:table-cell office:value-type="float" office:value="455" table:style-name="ce6">
            <text:p>455</text:p>
          </table:table-cell>
          <table:table-cell office:value-type="float" office:value="455" table:style-name="ce6">
            <text:p>455</text:p>
          </table:table-cell>
          <table:table-cell table:number-columns-repeated="16380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5">
            <text:p>CAUTERY PENCIL HANDTROL 10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string" table:style-name="ce5">
            <text:p>CBC W/AUTO DIFF OTHER</text:p>
          </table:table-cell>
          <table:table-cell office:value-type="float" office:value="126" table:style-name="ce6">
            <text:p>126</text:p>
          </table:table-cell>
          <table:table-cell office:value-type="float" office:value="72" table:style-name="ce6">
            <text:p>72</text:p>
          </table:table-cell>
          <table:table-cell table:number-columns-repeated="16380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5">
            <text:p>CBC WITHOUT DIFFERENTIAL</text:p>
          </table:table-cell>
          <table:table-cell office:value-type="float" office:value="89.5" table:style-name="ce6">
            <text:p>90</text:p>
          </table:table-cell>
          <table:table-cell office:value-type="float" office:value="51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string" table:style-name="ce5">
            <text:p>CEBPA GENE ANALYSIS</text:p>
          </table:table-cell>
          <table:table-cell office:value-type="float" office:value="2914" table:style-name="ce6">
            <text:p>2,914</text:p>
          </table:table-cell>
          <table:table-cell office:value-type="float" office:value="166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5">
            <text:p>CELL COUNT MISC FLUID</text:p>
          </table:table-cell>
          <table:table-cell office:value-type="float" office:value="60.5" table:style-name="ce6">
            <text:p>61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string" table:style-name="ce5">
            <text:p>CELL COUNT MISC FLUID W/DIF</text:p>
          </table:table-cell>
          <table:table-cell office:value-type="float" office:value="100.5" table:style-name="ce6">
            <text:p>101</text:p>
          </table:table-cell>
          <table:table-cell office:value-type="float" office:value="57.5" table:style-name="ce6">
            <text:p>58</text:p>
          </table:table-cell>
          <table:table-cell table:number-columns-repeated="16380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5">
            <text:p>CELLSAVER ANTICOAG ASSEM 40</text:p>
          </table:table-cell>
          <table:table-cell office:value-type="float" office:value="116" table:style-name="ce6">
            <text:p>116</text:p>
          </table:table-cell>
          <table:table-cell office:value-type="float" office:value="116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string" table:style-name="ce5">
            <text:p>CELLSAVER PACK</text:p>
          </table:table-cell>
          <table:table-cell office:value-type="float" office:value="500.5" table:style-name="ce6">
            <text:p>501</text:p>
          </table:table-cell>
          <table:table-cell office:value-type="float" office:value="500.5" table:style-name="ce6">
            <text:p>501</text:p>
          </table:table-cell>
          <table:table-cell table:number-columns-repeated="16380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5">
            <text:p>CELLSAVER PACK 250</text:p>
          </table:table-cell>
          <table:table-cell office:value-type="float" office:value="575.5" table:style-name="ce6">
            <text:p>576</text:p>
          </table:table-cell>
          <table:table-cell office:value-type="float" office:value="575.5" table:style-name="ce6">
            <text:p>576</text:p>
          </table:table-cell>
          <table:table-cell table:number-columns-repeated="16380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string" table:style-name="ce5">
            <text:p>CELLSAVER PACK 300</text:p>
          </table:table-cell>
          <table:table-cell office:value-type="float" office:value="1616" table:style-name="ce6">
            <text:p>1,616</text:p>
          </table:table-cell>
          <table:table-cell office:value-type="float" office:value="1616" table:style-name="ce6">
            <text:p>1,616</text:p>
          </table:table-cell>
          <table:table-cell table:number-columns-repeated="16380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5">
            <text:p>CELLSAVER RESERVOIR 80</text:p>
          </table:table-cell>
          <table:table-cell office:value-type="float" office:value="94" table:style-name="ce6">
            <text:p>94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string" table:style-name="ce5">
            <text:p>CEMENT BONE 225</text:p>
          </table:table-cell>
          <table:table-cell office:value-type="float" office:value="1169" table:style-name="ce6">
            <text:p>1,169</text:p>
          </table:table-cell>
          <table:table-cell office:value-type="float" office:value="1169" table:style-name="ce6">
            <text:p>1,169</text:p>
          </table:table-cell>
          <table:table-cell table:number-columns-repeated="16380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5">
            <text:p>CEMENT SPACER MOLD BIO</text:p>
          </table:table-cell>
          <table:table-cell office:value-type="float" office:value="3461.5" table:style-name="ce6">
            <text:p>3,462</text:p>
          </table:table-cell>
          <table:table-cell office:value-type="float" office:value="3461.5" table:style-name="ce6">
            <text:p>3,462</text:p>
          </table:table-cell>
          <table:table-cell table:number-columns-repeated="16380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string" table:style-name="ce5">
            <text:p>CEMENT SPACER MOLD BIOMET</text:p>
          </table:table-cell>
          <table:table-cell office:value-type="float" office:value="6175" table:style-name="ce6">
            <text:p>6,175</text:p>
          </table:table-cell>
          <table:table-cell office:value-type="float" office:value="6175" table:style-name="ce6">
            <text:p>6,175</text:p>
          </table:table-cell>
          <table:table-cell table:number-columns-repeated="16380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5">
            <text:p>CERULOPLASMIN</text:p>
          </table:table-cell>
          <table:table-cell office:value-type="float" office:value="212" table:style-name="ce6">
            <text:p>212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string" table:style-name="ce5">
            <text:p>CFTR</text:p>
          </table:table-cell>
          <table:table-cell office:value-type="float" office:value="3235" table:style-name="ce6">
            <text:p>3,235</text:p>
          </table:table-cell>
          <table:table-cell office:value-type="float" office:value="1848.5" table:style-name="ce6">
            <text:p>1,849</text:p>
          </table:table-cell>
          <table:table-cell table:number-columns-repeated="16380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5">
            <text:p>CHANGE OF CYSTOSTOMY TUBE SIMPLE</text:p>
          </table:table-cell>
          <table:table-cell office:value-type="float" office:value="397.5" table:style-name="ce6">
            <text:p>398</text:p>
          </table:table-cell>
          <table:table-cell office:value-type="float" office:value="397.5" table:style-name="ce6">
            <text:p>398</text:p>
          </table:table-cell>
          <table:table-cell table:number-columns-repeated="16380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string" table:style-name="ce5">
            <text:p>CHARGER KIT GENERATR NEUROSTIM</text:p>
          </table:table-cell>
          <table:table-cell office:value-type="float" office:value="5483" table:style-name="ce6">
            <text:p>5,483</text:p>
          </table:table-cell>
          <table:table-cell office:value-type="float" office:value="5483" table:style-name="ce6">
            <text:p>5,483</text:p>
          </table:table-cell>
          <table:table-cell table:number-columns-repeated="16380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5">
            <text:p>CHEMILUMINESCENT ASSAY</text:p>
          </table:table-cell>
          <table:table-cell office:value-type="float" office:value="274" table:style-name="ce6">
            <text:p>274</text:p>
          </table:table-cell>
          <table:table-cell office:value-type="float" office:value="156.5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string" table:style-name="ce5">
            <text:p>CHEMO ADMIN SUBQ/IM HORMONAL</text:p>
          </table:table-cell>
          <table:table-cell office:value-type="float" office:value="206" table:style-name="ce6">
            <text:p>206</text:p>
          </table:table-cell>
          <table:table-cell office:value-type="float" office:value="206" table:style-name="ce6">
            <text:p>206</text:p>
          </table:table-cell>
          <table:table-cell table:number-columns-repeated="16380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5">
            <text:p>CHEMO ADMIN SUBQ/IM NONHORMON</text:p>
          </table:table-cell>
          <table:table-cell office:value-type="float" office:value="397" table:style-name="ce6">
            <text:p>397</text:p>
          </table:table-cell>
          <table:table-cell office:value-type="float" office:value="397" table:style-name="ce6">
            <text:p>397</text:p>
          </table:table-cell>
          <table:table-cell table:number-columns-repeated="16380"/>
        </table:table-row>
        <table:table-row table:style-name="ro2">
          <table:table-cell office:value-type="float" office:value="302" table:style-name="ce4">
            <text:p>302</text:p>
          </table:table-cell>
          <table:table-cell office:value-type="string" table:style-name="ce5">
            <text:p>CHIP BONE CANCELLOUS 30CC</text:p>
          </table:table-cell>
          <table:table-cell office:value-type="float" office:value="1761" table:style-name="ce6">
            <text:p>1,761</text:p>
          </table:table-cell>
          <table:table-cell office:value-type="float" office:value="1761" table:style-name="ce6">
            <text:p>1,761</text:p>
          </table:table-cell>
          <table:table-cell table:number-columns-repeated="16380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5">
            <text:p>CHLAMYDIA TRACH AMP PROBE T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string" table:style-name="ce5">
            <text:p>CHLORIDE ISTAT</text:p>
          </table:table-cell>
          <table:table-cell office:value-type="float" office:value="57" table:style-name="ce6">
            <text:p>57</text:p>
          </table:table-cell>
          <table:table-cell office:value-type="float" office:value="32.5" table:style-name="ce6">
            <text:p>33</text:p>
          </table:table-cell>
          <table:table-cell table:number-columns-repeated="16380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5">
            <text:p>CHLORIDE RANDOM URINE</text:p>
          </table:table-cell>
          <table:table-cell office:value-type="float" office:value="67.5" table:style-name="ce6">
            <text:p>68</text:p>
          </table:table-cell>
          <table:table-cell office:value-type="float" office:value="38.5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string" table:style-name="ce5">
            <text:p>CHOLESTEROL SERUM</text:p>
          </table:table-cell>
          <table:table-cell office:value-type="float" office:value="86.5" table:style-name="ce6">
            <text:p>87</text:p>
          </table:table-cell>
          <table:table-cell office:value-type="float" office:value="49.5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5">
            <text:p>CHROMOGRANIN A</text:p>
          </table:table-cell>
          <table:table-cell office:value-type="float" office:value="272" table:style-name="ce6">
            <text:p>272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string" table:style-name="ce5">
            <text:p>CHROMOSOME ANAL 15 20 CELLS 2</text:p>
          </table:table-cell>
          <table:table-cell office:value-type="float" office:value="2025.5" table:style-name="ce6">
            <text:p>2,026</text:p>
          </table:table-cell>
          <table:table-cell office:value-type="float" office:value="1157.5" table:style-name="ce6">
            <text:p>1,158</text:p>
          </table:table-cell>
          <table:table-cell table:number-columns-repeated="16380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5">
            <text:p>CHROMOSOME ANALY 20 TO 25 CELL</text:p>
          </table:table-cell>
          <table:table-cell office:value-type="float" office:value="2036" table:style-name="ce6">
            <text:p>2,036</text:p>
          </table:table-cell>
          <table:table-cell office:value-type="float" office:value="1163.5" table:style-name="ce6">
            <text:p>1,164</text:p>
          </table:table-cell>
          <table:table-cell table:number-columns-repeated="16380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string" table:style-name="ce5">
            <text:p>CHROMOSOME ANALY ADDL KARYOT</text:p>
          </table:table-cell>
          <table:table-cell office:value-type="float" office:value="303.5" table:style-name="ce6">
            <text:p>304</text:p>
          </table:table-cell>
          <table:table-cell office:value-type="float" office:value="173.5" table:style-name="ce6">
            <text:p>174</text:p>
          </table:table-cell>
          <table:table-cell table:number-columns-repeated="16380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5">
            <text:p>CHROMOSOME ANALYSIS AMNIOTI</text:p>
          </table:table-cell>
          <table:table-cell office:value-type="float" office:value="2165.5" table:style-name="ce6">
            <text:p>2,166</text:p>
          </table:table-cell>
          <table:table-cell office:value-type="float" office:value="1237.5" table:style-name="ce6">
            <text:p>1,238</text:p>
          </table:table-cell>
          <table:table-cell table:number-columns-repeated="16380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string" table:style-name="ce5">
            <text:p>CKMB</text:p>
          </table:table-cell>
          <table:table-cell office:value-type="float" office:value="141" table:style-name="ce6">
            <text:p>14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5">
            <text:p>CLIA OCCULT BLOOD GAS FLUID</text:p>
          </table:table-cell>
          <table:table-cell office:value-type="float" office:value="75.5" table:style-name="ce6">
            <text:p>76</text:p>
          </table:table-cell>
          <table:table-cell office:value-type="float" office:value="43" table:style-name="ce6">
            <text:p>43</text:p>
          </table:table-cell>
          <table:table-cell table:number-columns-repeated="16380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string" table:style-name="ce5">
            <text:p>CLIP APPLIER MULTIPLE LIGAMAX5</text:p>
          </table:table-cell>
          <table:table-cell office:value-type="float" office:value="1001" table:style-name="ce6">
            <text:p>1,001</text:p>
          </table:table-cell>
          <table:table-cell office:value-type="float" office:value="1001" table:style-name="ce6">
            <text:p>1,001</text:p>
          </table:table-cell>
          <table:table-cell table:number-columns-repeated="16380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5">
            <text:p>CLIP APPLIER UNIVERSAL EPIX</text:p>
          </table:table-cell>
          <table:table-cell office:value-type="float" office:value="570" table:style-name="ce6">
            <text:p>570</text:p>
          </table:table-cell>
          <table:table-cell office:value-type="float" office:value="570" table:style-name="ce6">
            <text:p>570</text:p>
          </table:table-cell>
          <table:table-cell table:number-columns-repeated="16380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string" table:style-name="ce5">
            <text:p>CLIP ENDO USSC 176620</text:p>
          </table:table-cell>
          <table:table-cell office:value-type="float" office:value="2298" table:style-name="ce6">
            <text:p>2,298</text:p>
          </table:table-cell>
          <table:table-cell office:value-type="float" office:value="2298" table:style-name="ce6">
            <text:p>2,298</text:p>
          </table:table-cell>
          <table:table-cell table:number-columns-repeated="16380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5">
            <text:p>CLIP LIGACLIP</text:p>
          </table:table-cell>
          <table:table-cell office:value-type="float" office:value="233" table:style-name="ce6">
            <text:p>233</text:p>
          </table:table-cell>
          <table:table-cell office:value-type="float" office:value="233" table:style-name="ce6">
            <text:p>233</text:p>
          </table:table-cell>
          <table:table-cell table:number-columns-repeated="16380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string" table:style-name="ce5">
            <text:p>CLIP LIGACLIP 60</text:p>
          </table:table-cell>
          <table:table-cell office:value-type="float" office:value="233" table:style-name="ce6">
            <text:p>233</text:p>
          </table:table-cell>
          <table:table-cell office:value-type="float" office:value="233" table:style-name="ce6">
            <text:p>233</text:p>
          </table:table-cell>
          <table:table-cell table:number-columns-repeated="16380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5">
            <text:p>CLOSTRIDIUM DIFFICILE TOXINGENES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string" table:style-name="ce5">
            <text:p>CLOZAPINE</text:p>
          </table:table-cell>
          <table:table-cell office:value-type="float" office:value="224" table:style-name="ce6">
            <text:p>224</text:p>
          </table:table-cell>
          <table:table-cell office:value-type="float" office:value="128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5">
            <text:p>COAGULATION TIME ACTIVE (AC</text:p>
          </table:table-cell>
          <table:table-cell office:value-type="float" office:value="72" table:style-name="ce6">
            <text:p>72</text:p>
          </table:table-cell>
          <table:table-cell office:value-type="float" office:value="41" table:style-name="ce6">
            <text:p>41</text:p>
          </table:table-cell>
          <table:table-cell table:number-columns-repeated="16380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string" table:style-name="ce5">
            <text:p>COCCIDIODIES</text:p>
          </table:table-cell>
          <table:table-cell office:value-type="float" office:value="140" table:style-name="ce6">
            <text:p>140</text:p>
          </table:table-cell>
          <table:table-cell office:value-type="float" office:value="80" table:style-name="ce6">
            <text:p>80</text:p>
          </table:table-cell>
          <table:table-cell table:number-columns-repeated="16380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5">
            <text:p>COIL TORNADO</text:p>
          </table:table-cell>
          <table:table-cell office:value-type="float" office:value="475" table:style-name="ce6">
            <text:p>475</text:p>
          </table:table-cell>
          <table:table-cell office:value-type="float" office:value="475" table:style-name="ce6">
            <text:p>475</text:p>
          </table:table-cell>
          <table:table-cell table:number-columns-repeated="16380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string" table:style-name="ce5">
            <text:p>COLD AGGLUTININ QUAN</text:p>
          </table:table-cell>
          <table:table-cell office:value-type="float" office:value="191.5" table:style-name="ce6">
            <text:p>192</text:p>
          </table:table-cell>
          <table:table-cell office:value-type="float" office:value="109.5" table:style-name="ce6">
            <text:p>110</text:p>
          </table:table-cell>
          <table:table-cell table:number-columns-repeated="16380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5">
            <text:p>COLLAR ASPEN VISTA ALL SZS</text:p>
          </table:table-cell>
          <table:table-cell office:value-type="float" office:value="149" table:style-name="ce6">
            <text:p>149</text:p>
          </table:table-cell>
          <table:table-cell office:value-type="float" office:value="149" table:style-name="ce6">
            <text:p>149</text:p>
          </table:table-cell>
          <table:table-cell table:number-columns-repeated="16380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string" table:style-name="ce5">
            <text:p>COLLAR VISTA ASPEN</text:p>
          </table:table-cell>
          <table:table-cell office:value-type="float" office:value="362.5" table:style-name="ce6">
            <text:p>363</text:p>
          </table:table-cell>
          <table:table-cell office:value-type="float" office:value="362.5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5">
            <text:p>COLONOSCOPY FLEX DX</text:p>
          </table:table-cell>
          <table:table-cell office:value-type="float" office:value="3207.5" table:style-name="ce6">
            <text:p>3,208</text:p>
          </table:table-cell>
          <table:table-cell office:value-type="float" office:value="3207.5" table:style-name="ce6">
            <text:p>3,208</text:p>
          </table:table-cell>
          <table:table-cell table:number-columns-repeated="16380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string" table:style-name="ce5">
            <text:p>COLONOSCOPY FLEX W/INJ SUBMUC</text:p>
          </table:table-cell>
          <table:table-cell office:value-type="float" office:value="3145" table:style-name="ce6">
            <text:p>3,145</text:p>
          </table:table-cell>
          <table:table-cell office:value-type="float" office:value="3145" table:style-name="ce6">
            <text:p>3,145</text:p>
          </table:table-cell>
          <table:table-cell table:number-columns-repeated="16380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string" table:style-name="ce5">
            <text:p>COLONOSCOPY SCRN PT NOT HI RISK</text:p>
          </table:table-cell>
          <table:table-cell office:value-type="float" office:value="2025.5" table:style-name="ce6">
            <text:p>2,026</text:p>
          </table:table-cell>
          <table:table-cell office:value-type="float" office:value="2025.5" table:style-name="ce6">
            <text:p>2,026</text:p>
          </table:table-cell>
          <table:table-cell table:number-columns-repeated="16380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string" table:style-name="ce5">
            <text:p>COLONOSCOPY THRU STOMA</text:p>
          </table:table-cell>
          <table:table-cell office:value-type="float" office:value="1730" table:style-name="ce6">
            <text:p>1,730</text:p>
          </table:table-cell>
          <table:table-cell office:value-type="float" office:value="1730" table:style-name="ce6">
            <text:p>1,730</text:p>
          </table:table-cell>
          <table:table-cell table:number-columns-repeated="16380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string" table:style-name="ce5">
            <text:p>COLONOSCOPY THRU STOMA W/BIOP</text:p>
          </table:table-cell>
          <table:table-cell office:value-type="float" office:value="1903" table:style-name="ce6">
            <text:p>1,903</text:p>
          </table:table-cell>
          <table:table-cell office:value-type="float" office:value="1903" table:style-name="ce6">
            <text:p>1,903</text:p>
          </table:table-cell>
          <table:table-cell table:number-columns-repeated="16380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string" table:style-name="ce5">
            <text:p>COLONOSCOPY THRU STOMA W/SNARE</text:p>
          </table:table-cell>
          <table:table-cell office:value-type="float" office:value="2497" table:style-name="ce6">
            <text:p>2,497</text:p>
          </table:table-cell>
          <table:table-cell office:value-type="float" office:value="2497" table:style-name="ce6">
            <text:p>2,497</text:p>
          </table:table-cell>
          <table:table-cell table:number-columns-repeated="16380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string" table:style-name="ce5">
            <text:p>COLONOSCOPY W BAND LIGATION</text:p>
          </table:table-cell>
          <table:table-cell office:value-type="float" office:value="4068.5" table:style-name="ce6">
            <text:p>4,069</text:p>
          </table:table-cell>
          <table:table-cell office:value-type="float" office:value="4068.5" table:style-name="ce6">
            <text:p>4,069</text:p>
          </table:table-cell>
          <table:table-cell table:number-columns-repeated="16380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string" table:style-name="ce5">
            <text:p>COLONOSCOPY W DECOMPRESSION</text:p>
          </table:table-cell>
          <table:table-cell office:value-type="float" office:value="4381" table:style-name="ce6">
            <text:p>4,381</text:p>
          </table:table-cell>
          <table:table-cell office:value-type="float" office:value="4381" table:style-name="ce6">
            <text:p>4,381</text:p>
          </table:table-cell>
          <table:table-cell table:number-columns-repeated="16380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string" table:style-name="ce5">
            <text:p>COLONOSCOPY W/ABLATION</text:p>
          </table:table-cell>
          <table:table-cell office:value-type="float" office:value="3535.5" table:style-name="ce6">
            <text:p>3,536</text:p>
          </table:table-cell>
          <table:table-cell office:value-type="float" office:value="3535.5" table:style-name="ce6">
            <text:p>3,536</text:p>
          </table:table-cell>
          <table:table-cell table:number-columns-repeated="16380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string" table:style-name="ce5">
            <text:p>COLONOSCOPY W/BIOPSY</text:p>
          </table:table-cell>
          <table:table-cell office:value-type="float" office:value="4914.5" table:style-name="ce6">
            <text:p>4,915</text:p>
          </table:table-cell>
          <table:table-cell office:value-type="float" office:value="4914.5" table:style-name="ce6">
            <text:p>4,915</text:p>
          </table:table-cell>
          <table:table-cell table:number-columns-repeated="16380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string" table:style-name="ce5">
            <text:p>COLONOSCOPY W/CONTROL BLEEDING</text:p>
          </table:table-cell>
          <table:table-cell office:value-type="float" office:value="3313" table:style-name="ce6">
            <text:p>3,313</text:p>
          </table:table-cell>
          <table:table-cell office:value-type="float" office:value="3313" table:style-name="ce6">
            <text:p>3,313</text:p>
          </table:table-cell>
          <table:table-cell table:number-columns-repeated="16380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string" table:style-name="ce5">
            <text:p>COLONOSCOPY W/HOT FORCEP</text:p>
          </table:table-cell>
          <table:table-cell office:value-type="float" office:value="3695.5" table:style-name="ce6">
            <text:p>3,696</text:p>
          </table:table-cell>
          <table:table-cell office:value-type="float" office:value="3695.5" table:style-name="ce6">
            <text:p>3,696</text:p>
          </table:table-cell>
          <table:table-cell table:number-columns-repeated="16380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string" table:style-name="ce5">
            <text:p>COLONOSCOPY W/REMOVE BY SNARE</text:p>
          </table:table-cell>
          <table:table-cell office:value-type="float" office:value="4410.5" table:style-name="ce6">
            <text:p>4,411</text:p>
          </table:table-cell>
          <table:table-cell office:value-type="float" office:value="4410.5" table:style-name="ce6">
            <text:p>4,411</text:p>
          </table:table-cell>
          <table:table-cell table:number-columns-repeated="16380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string" table:style-name="ce5">
            <text:p>COLONSCOPY W/RESECTION</text:p>
          </table:table-cell>
          <table:table-cell office:value-type="float" office:value="3971.5" table:style-name="ce6">
            <text:p>3,972</text:p>
          </table:table-cell>
          <table:table-cell office:value-type="float" office:value="3971.5" table:style-name="ce6">
            <text:p>3,972</text:p>
          </table:table-cell>
          <table:table-cell table:number-columns-repeated="16380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string" table:style-name="ce5">
            <text:p>COMP TEST ANTIGLOBULIN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string" table:style-name="ce5">
            <text:p>COMPATIBILITY TEST-ELECTRONIC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string" table:style-name="ce5">
            <text:p>COMPLEMENT C1Q QUAN</text:p>
          </table:table-cell>
          <table:table-cell office:value-type="float" office:value="268.5" table:style-name="ce6">
            <text:p>269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string" table:style-name="ce5">
            <text:p>COMPLEMENT C4</text:p>
          </table:table-cell>
          <table:table-cell office:value-type="float" office:value="146" table:style-name="ce6">
            <text:p>146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string" table:style-name="ce5">
            <text:p>COMPLEMENT TOTAL CH 50</text:p>
          </table:table-cell>
          <table:table-cell office:value-type="float" office:value="212" table:style-name="ce6">
            <text:p>212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string" table:style-name="ce5">
            <text:p>COMPREHENSIVE METABOLIC PAN</text:p>
          </table:table-cell>
          <table:table-cell office:value-type="float" office:value="421" table:style-name="ce6">
            <text:p>421</text:p>
          </table:table-cell>
          <table:table-cell office:value-type="float" office:value="240.5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string" table:style-name="ce5">
            <text:p>COMPRESSION SYS RADIAL</text:p>
          </table:table-cell>
          <table:table-cell office:value-type="float" office:value="309" table:style-name="ce6">
            <text:p>309</text:p>
          </table:table-cell>
          <table:table-cell office:value-type="float" office:value="309" table:style-name="ce6">
            <text:p>309</text:p>
          </table:table-cell>
          <table:table-cell table:number-columns-repeated="16380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string" table:style-name="ce5">
            <text:p>CONCENTRATION INFECTIOUS AG</text:p>
          </table:table-cell>
          <table:table-cell office:value-type="float" office:value="72" table:style-name="ce6">
            <text:p>72</text:p>
          </table:table-cell>
          <table:table-cell office:value-type="float" office:value="41" table:style-name="ce6">
            <text:p>41</text:p>
          </table:table-cell>
          <table:table-cell table:number-columns-repeated="16380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5">
            <text:p>CONNECTOR CATH URETERAL</text:p>
          </table:table-cell>
          <table:table-cell office:value-type="float" office:value="174" table:style-name="ce6">
            <text:p>174</text:p>
          </table:table-cell>
          <table:table-cell office:value-type="float" office:value="174" table:style-name="ce6">
            <text:p>174</text:p>
          </table:table-cell>
          <table:table-cell table:number-columns-repeated="16380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string" table:style-name="ce5">
            <text:p>CONTINU CYC PERITONEAL DIALYSIS</text:p>
          </table:table-cell>
          <table:table-cell office:value-type="float" office:value="801" table:style-name="ce6">
            <text:p>801</text:p>
          </table:table-cell>
          <table:table-cell office:value-type="float" office:value="801" table:style-name="ce6">
            <text:p>801</text:p>
          </table:table-cell>
          <table:table-cell table:number-columns-repeated="16380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string" table:style-name="ce5">
            <text:p>COPPER</text:p>
          </table:table-cell>
          <table:table-cell office:value-type="float" office:value="198" table:style-name="ce6">
            <text:p>198</text:p>
          </table:table-cell>
          <table:table-cell office:value-type="float" office:value="113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string" table:style-name="ce5">
            <text:p>COR ANGIO RIGHT HEART</text:p>
          </table:table-cell>
          <table:table-cell office:value-type="float" office:value="18265.5" table:style-name="ce6">
            <text:p>18,266</text:p>
          </table:table-cell>
          <table:table-cell office:value-type="float" office:value="18265.5" table:style-name="ce6">
            <text:p>18,266</text:p>
          </table:table-cell>
          <table:table-cell table:number-columns-repeated="16380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string" table:style-name="ce5">
            <text:p>COR ANGIO W/O LEFT HEART</text:p>
          </table:table-cell>
          <table:table-cell office:value-type="float" office:value="14598.5" table:style-name="ce6">
            <text:p>14,599</text:p>
          </table:table-cell>
          <table:table-cell office:value-type="float" office:value="14598.5" table:style-name="ce6">
            <text:p>14,599</text:p>
          </table:table-cell>
          <table:table-cell table:number-columns-repeated="16380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string" table:style-name="ce5">
            <text:p>COR ART/GRFT ANGIO S AND I</text:p>
          </table:table-cell>
          <table:table-cell office:value-type="float" office:value="17106.5" table:style-name="ce6">
            <text:p>17,107</text:p>
          </table:table-cell>
          <table:table-cell office:value-type="float" office:value="17106.5" table:style-name="ce6">
            <text:p>17,107</text:p>
          </table:table-cell>
          <table:table-cell table:number-columns-repeated="16380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string" table:style-name="ce5">
            <text:p>CORTISOL FREE 24 HOUR URINE</text:p>
          </table:table-cell>
          <table:table-cell office:value-type="float" office:value="203" table:style-name="ce6">
            <text:p>203</text:p>
          </table:table-cell>
          <table:table-cell office:value-type="float" office:value="116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string" table:style-name="ce5">
            <text:p>CORTISOL TOTAL</text:p>
          </table:table-cell>
          <table:table-cell office:value-type="float" office:value="212" table:style-name="ce6">
            <text:p>212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string" table:style-name="ce5">
            <text:p>COUNTERSINK</text:p>
          </table:table-cell>
          <table:table-cell office:value-type="float" office:value="191.5" table:style-name="ce6">
            <text:p>192</text:p>
          </table:table-cell>
          <table:table-cell office:value-type="float" office:value="191.5" table:style-name="ce6">
            <text:p>192</text:p>
          </table:table-cell>
          <table:table-cell table:number-columns-repeated="16380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string" table:style-name="ce5">
            <text:p>COUNTERSINK CANNULATD 7.0</text:p>
          </table:table-cell>
          <table:table-cell office:value-type="float" office:value="1400" table:style-name="ce6">
            <text:p>1,400</text:p>
          </table:table-cell>
          <table:table-cell office:value-type="float" office:value="1400" table:style-name="ce6">
            <text:p>1,400</text:p>
          </table:table-cell>
          <table:table-cell table:number-columns-repeated="16380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string" table:style-name="ce5">
            <text:p>COUNTERSINK MICRO ASNIS 2.8MM</text:p>
          </table:table-cell>
          <table:table-cell office:value-type="float" office:value="1499.5" table:style-name="ce6">
            <text:p>1,500</text:p>
          </table:table-cell>
          <table:table-cell office:value-type="float" office:value="1499.5" table:style-name="ce6">
            <text:p>1,500</text:p>
          </table:table-cell>
          <table:table-cell table:number-columns-repeated="16380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string" table:style-name="ce5">
            <text:p>COUNTERSINK MUC WRIGHT MED</text:p>
          </table:table-cell>
          <table:table-cell office:value-type="float" office:value="1344" table:style-name="ce6">
            <text:p>1,344</text:p>
          </table:table-cell>
          <table:table-cell office:value-type="float" office:value="1344" table:style-name="ce6">
            <text:p>1,344</text:p>
          </table:table-cell>
          <table:table-cell table:number-columns-repeated="16380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string" table:style-name="ce5">
            <text:p>COUNTERSINK STRYKR</text:p>
          </table:table-cell>
          <table:table-cell office:value-type="float" office:value="1793.5" table:style-name="ce6">
            <text:p>1,794</text:p>
          </table:table-cell>
          <table:table-cell office:value-type="float" office:value="1793.5" table:style-name="ce6">
            <text:p>1,794</text:p>
          </table:table-cell>
          <table:table-cell table:number-columns-repeated="16380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string" table:style-name="ce5">
            <text:p>CPAP/BIPAP SUBSEQUENT DAILY</text:p>
          </table:table-cell>
          <table:table-cell office:value-type="float" office:value="476.5" table:style-name="ce6">
            <text:p>477</text:p>
          </table:table-cell>
          <table:table-cell office:value-type="float" office:value="476.5" table:style-name="ce6">
            <text:p>477</text:p>
          </table:table-cell>
          <table:table-cell table:number-columns-repeated="16380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string" table:style-name="ce5">
            <text:p>C-PEPTIDE</text:p>
          </table:table-cell>
          <table:table-cell office:value-type="float" office:value="279" table:style-name="ce6">
            <text:p>279</text:p>
          </table:table-cell>
          <table:table-cell office:value-type="float" office:value="159.5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string" table:style-name="ce5">
            <text:p>CPR</text:p>
          </table:table-cell>
          <table:table-cell office:value-type="float" office:value="974.5" table:style-name="ce6">
            <text:p>975</text:p>
          </table:table-cell>
          <table:table-cell office:value-type="float" office:value="974.5" table:style-name="ce6">
            <text:p>975</text:p>
          </table:table-cell>
          <table:table-cell table:number-columns-repeated="16380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string" table:style-name="ce5">
            <text:p>C-REACTIVE PROTEIN</text:p>
          </table:table-cell>
          <table:table-cell office:value-type="float" office:value="166.5" table:style-name="ce6">
            <text:p>167</text:p>
          </table:table-cell>
          <table:table-cell office:value-type="float" office:value="9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string" table:style-name="ce5">
            <text:p>CREATINE</text:p>
          </table:table-cell>
          <table:table-cell office:value-type="float" office:value="92" table:style-name="ce6">
            <text:p>92</text:p>
          </table:table-cell>
          <table:table-cell office:value-type="float" office:value="52.5" table:style-name="ce6">
            <text:p>53</text:p>
          </table:table-cell>
          <table:table-cell table:number-columns-repeated="16380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string" table:style-name="ce5">
            <text:p>CREATINE KINASE (CPK) TOTAL</text:p>
          </table:table-cell>
          <table:table-cell office:value-type="float" office:value="86.5" table:style-name="ce6">
            <text:p>87</text:p>
          </table:table-cell>
          <table:table-cell office:value-type="float" office:value="49.5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string" table:style-name="ce5">
            <text:p>CREATININE CLEARANCE 24HR U</text:p>
          </table:table-cell>
          <table:table-cell office:value-type="float" office:value="119" table:style-name="ce6">
            <text:p>119</text:p>
          </table:table-cell>
          <table:table-cell office:value-type="float" office:value="68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string" table:style-name="ce5">
            <text:p>CREATININE ISTAT</text:p>
          </table:table-cell>
          <table:table-cell office:value-type="float" office:value="77" table:style-name="ce6">
            <text:p>77</text:p>
          </table:table-cell>
          <table:table-cell office:value-type="float" office:value="44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string" table:style-name="ce5">
            <text:p>CREATININE URINE</text:p>
          </table:table-cell>
          <table:table-cell office:value-type="float" office:value="76" table:style-name="ce6">
            <text:p>76</text:p>
          </table:table-cell>
          <table:table-cell office:value-type="float" office:value="43.5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string" table:style-name="ce5">
            <text:p>CRITICAL CARE &gt;74 PER 30 MIN</text:p>
          </table:table-cell>
          <table:table-cell office:value-type="float" office:value="791" table:style-name="ce6">
            <text:p>791</text:p>
          </table:table-cell>
          <table:table-cell office:value-type="float" office:value="791" table:style-name="ce6">
            <text:p>791</text:p>
          </table:table-cell>
          <table:table-cell table:number-columns-repeated="16380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string" table:style-name="ce5">
            <text:p>CRITICAL CARE 30-74 ADDL SVC</text:p>
          </table:table-cell>
          <table:table-cell office:value-type="float" office:value="2902.5" table:style-name="ce6">
            <text:p>2,903</text:p>
          </table:table-cell>
          <table:table-cell office:value-type="float" office:value="2902.5" table:style-name="ce6">
            <text:p>2,903</text:p>
          </table:table-cell>
          <table:table-cell table:number-columns-repeated="16380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string" table:style-name="ce5">
            <text:p>CROSSMATCH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string" table:style-name="ce5">
            <text:p>CRYOGLOBULIN QUAL SEMI QUAN Q</text:p>
          </table:table-cell>
          <table:table-cell office:value-type="float" office:value="77" table:style-name="ce6">
            <text:p>77</text:p>
          </table:table-cell>
          <table:table-cell office:value-type="float" office:value="44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string" table:style-name="ce5">
            <text:p>CRYOPRECIPITATE EA UNIT</text:p>
          </table:table-cell>
          <table:table-cell office:value-type="float" office:value="525" table:style-name="ce6">
            <text:p>525</text:p>
          </table:table-cell>
          <table:table-cell office:value-type="float" office:value="525" table:style-name="ce6">
            <text:p>525</text:p>
          </table:table-cell>
          <table:table-cell table:number-columns-repeated="16380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string" table:style-name="ce5">
            <text:p>CRYSTAL ID LIGHT MICRO</text:p>
          </table:table-cell>
          <table:table-cell office:value-type="float" office:value="87.5" table:style-name="ce6">
            <text:p>88</text:p>
          </table:table-cell>
          <table:table-cell office:value-type="float" office:value="50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string" table:style-name="ce5">
            <text:p>CT ABDOMEN AND PELVIS W AND W/O CONT</text:p>
          </table:table-cell>
          <table:table-cell office:value-type="float" office:value="6264" table:style-name="ce6">
            <text:p>6,264</text:p>
          </table:table-cell>
          <table:table-cell office:value-type="float" office:value="3579.5" table:style-name="ce6">
            <text:p>3,580</text:p>
          </table:table-cell>
          <table:table-cell table:number-columns-repeated="16380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string" table:style-name="ce5">
            <text:p>CT ABDOMEN AND PELVIS W CONT</text:p>
          </table:table-cell>
          <table:table-cell office:value-type="float" office:value="5059.5" table:style-name="ce6">
            <text:p>5,060</text:p>
          </table:table-cell>
          <table:table-cell office:value-type="float" office:value="2891" table:style-name="ce6">
            <text:p>2,891</text:p>
          </table:table-cell>
          <table:table-cell table:number-columns-repeated="16380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string" table:style-name="ce5">
            <text:p>CT ABDOMEN AND PELVIS W/O CONT</text:p>
          </table:table-cell>
          <table:table-cell office:value-type="float" office:value="4275.5" table:style-name="ce6">
            <text:p>4,276</text:p>
          </table:table-cell>
          <table:table-cell office:value-type="float" office:value="2443" table:style-name="ce6">
            <text:p>2,443</text:p>
          </table:table-cell>
          <table:table-cell table:number-columns-repeated="16380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string" table:style-name="ce5">
            <text:p>CT ABDOMEN W AND W/O CONTRAST</text:p>
          </table:table-cell>
          <table:table-cell office:value-type="float" office:value="3692.5" table:style-name="ce6">
            <text:p>3,693</text:p>
          </table:table-cell>
          <table:table-cell office:value-type="float" office:value="2110" table:style-name="ce6">
            <text:p>2,110</text:p>
          </table:table-cell>
          <table:table-cell table:number-columns-repeated="16380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string" table:style-name="ce5">
            <text:p>CT ABDOMEN W/CONTRAST</text:p>
          </table:table-cell>
          <table:table-cell office:value-type="float" office:value="3126.5" table:style-name="ce6">
            <text:p>3,127</text:p>
          </table:table-cell>
          <table:table-cell office:value-type="float" office:value="1786.5" table:style-name="ce6">
            <text:p>1,787</text:p>
          </table:table-cell>
          <table:table-cell table:number-columns-repeated="16380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string" table:style-name="ce5">
            <text:p>CT ABDOMEN W/O CONTRAST</text:p>
          </table:table-cell>
          <table:table-cell office:value-type="float" office:value="2190" table:style-name="ce6">
            <text:p>2,190</text:p>
          </table:table-cell>
          <table:table-cell office:value-type="float" office:value="1251.5" table:style-name="ce6">
            <text:p>1,252</text:p>
          </table:table-cell>
          <table:table-cell table:number-columns-repeated="16380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string" table:style-name="ce5">
            <text:p>CT ASP/INJ RENAL CYST</text:p>
          </table:table-cell>
          <table:table-cell office:value-type="float" office:value="1174.5" table:style-name="ce6">
            <text:p>1,175</text:p>
          </table:table-cell>
          <table:table-cell office:value-type="float" office:value="1174.5" table:style-name="ce6">
            <text:p>1,175</text:p>
          </table:table-cell>
          <table:table-cell table:number-columns-repeated="16380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string" table:style-name="ce5">
            <text:p>CT BIOPSY ABDOMINAL MASS</text:p>
          </table:table-cell>
          <table:table-cell office:value-type="float" office:value="1763.5" table:style-name="ce6">
            <text:p>1,764</text:p>
          </table:table-cell>
          <table:table-cell office:value-type="float" office:value="1763.5" table:style-name="ce6">
            <text:p>1,764</text:p>
          </table:table-cell>
          <table:table-cell table:number-columns-repeated="16380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string" table:style-name="ce5">
            <text:p>CT BIOPSY BONE DEEP</text:p>
          </table:table-cell>
          <table:table-cell office:value-type="float" office:value="1396.5" table:style-name="ce6">
            <text:p>1,397</text:p>
          </table:table-cell>
          <table:table-cell office:value-type="float" office:value="1396.5" table:style-name="ce6">
            <text:p>1,397</text:p>
          </table:table-cell>
          <table:table-cell table:number-columns-repeated="16380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string" table:style-name="ce5">
            <text:p>CT BIOPSY BONE SUPERFICIAL</text:p>
          </table:table-cell>
          <table:table-cell office:value-type="float" office:value="1238.5" table:style-name="ce6">
            <text:p>1,239</text:p>
          </table:table-cell>
          <table:table-cell office:value-type="float" office:value="1238.5" table:style-name="ce6">
            <text:p>1,239</text:p>
          </table:table-cell>
          <table:table-cell table:number-columns-repeated="16380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string" table:style-name="ce5">
            <text:p>CT BIOPSY LUNG PERC</text:p>
          </table:table-cell>
          <table:table-cell office:value-type="float" office:value="1377" table:style-name="ce6">
            <text:p>1,377</text:p>
          </table:table-cell>
          <table:table-cell office:value-type="float" office:value="1377" table:style-name="ce6">
            <text:p>1,377</text:p>
          </table:table-cell>
          <table:table-cell table:number-columns-repeated="16380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string" table:style-name="ce5">
            <text:p>CT BIOPSY RENAL NEEDLE</text:p>
          </table:table-cell>
          <table:table-cell office:value-type="float" office:value="1238.5" table:style-name="ce6">
            <text:p>1,239</text:p>
          </table:table-cell>
          <table:table-cell office:value-type="float" office:value="1238.5" table:style-name="ce6">
            <text:p>1,239</text:p>
          </table:table-cell>
          <table:table-cell table:number-columns-repeated="16380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string" table:style-name="ce5">
            <text:p>CT BIOPSY THYROID PERC R</text:p>
          </table:table-cell>
          <table:table-cell office:value-type="float" office:value="593" table:style-name="ce6">
            <text:p>593</text:p>
          </table:table-cell>
          <table:table-cell office:value-type="float" office:value="593" table:style-name="ce6">
            <text:p>593</text:p>
          </table:table-cell>
          <table:table-cell table:number-columns-repeated="16380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string" table:style-name="ce5">
            <text:p>CT BX/EXC LYMPH NODE(S) SUP</text:p>
          </table:table-cell>
          <table:table-cell office:value-type="float" office:value="2540.5" table:style-name="ce6">
            <text:p>2,541</text:p>
          </table:table-cell>
          <table:table-cell office:value-type="float" office:value="2540.5" table:style-name="ce6">
            <text:p>2,541</text:p>
          </table:table-cell>
          <table:table-cell table:number-columns-repeated="16380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string" table:style-name="ce5">
            <text:p>CT CHEST W AND W/O CONTRAST</text:p>
          </table:table-cell>
          <table:table-cell office:value-type="float" office:value="3266.5" table:style-name="ce6">
            <text:p>3,267</text:p>
          </table:table-cell>
          <table:table-cell office:value-type="float" office:value="1866.5" table:style-name="ce6">
            <text:p>1,867</text:p>
          </table:table-cell>
          <table:table-cell table:number-columns-repeated="16380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string" table:style-name="ce5">
            <text:p>CT CHEST W/CONTRAST</text:p>
          </table:table-cell>
          <table:table-cell office:value-type="float" office:value="2875.5" table:style-name="ce6">
            <text:p>2,876</text:p>
          </table:table-cell>
          <table:table-cell office:value-type="float" office:value="1643" table:style-name="ce6">
            <text:p>1,643</text:p>
          </table:table-cell>
          <table:table-cell table:number-columns-repeated="16380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string" table:style-name="ce5">
            <text:p>CT CHEST W/O CONTRAST</text:p>
          </table:table-cell>
          <table:table-cell office:value-type="float" office:value="2184" table:style-name="ce6">
            <text:p>2,184</text:p>
          </table:table-cell>
          <table:table-cell office:value-type="float" office:value="1248" table:style-name="ce6">
            <text:p>1,248</text:p>
          </table:table-cell>
          <table:table-cell table:number-columns-repeated="16380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string" table:style-name="ce5">
            <text:p>CT C-SPINE W AND W/O CONTRAST</text:p>
          </table:table-cell>
          <table:table-cell office:value-type="float" office:value="4491.5" table:style-name="ce6">
            <text:p>4,492</text:p>
          </table:table-cell>
          <table:table-cell office:value-type="float" office:value="2566.5" table:style-name="ce6">
            <text:p>2,567</text:p>
          </table:table-cell>
          <table:table-cell table:number-columns-repeated="16380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string" table:style-name="ce5">
            <text:p>CT C-SPINE W/CONTRAST</text:p>
          </table:table-cell>
          <table:table-cell office:value-type="float" office:value="3196.5" table:style-name="ce6">
            <text:p>3,197</text:p>
          </table:table-cell>
          <table:table-cell office:value-type="float" office:value="1826.5" table:style-name="ce6">
            <text:p>1,827</text:p>
          </table:table-cell>
          <table:table-cell table:number-columns-repeated="16380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string" table:style-name="ce5">
            <text:p>CT C-SPINE W/O CONTRAST</text:p>
          </table:table-cell>
          <table:table-cell office:value-type="float" office:value="2557" table:style-name="ce6">
            <text:p>2,557</text:p>
          </table:table-cell>
          <table:table-cell office:value-type="float" office:value="1461" table:style-name="ce6">
            <text:p>1,461</text:p>
          </table:table-cell>
          <table:table-cell table:number-columns-repeated="16380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string" table:style-name="ce5">
            <text:p>CT DRAIN CATH SOFT TIS W IMG</text:p>
          </table:table-cell>
          <table:table-cell office:value-type="float" office:value="1306" table:style-name="ce6">
            <text:p>1,306</text:p>
          </table:table-cell>
          <table:table-cell office:value-type="float" office:value="1306" table:style-name="ce6">
            <text:p>1,306</text:p>
          </table:table-cell>
          <table:table-cell table:number-columns-repeated="16380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string" table:style-name="ce5">
            <text:p>CT DRAIN FLUID CATH W IMG</text:p>
          </table:table-cell>
          <table:table-cell office:value-type="float" office:value="4862" table:style-name="ce6">
            <text:p>4,862</text:p>
          </table:table-cell>
          <table:table-cell office:value-type="float" office:value="4862" table:style-name="ce6">
            <text:p>4,862</text:p>
          </table:table-cell>
          <table:table-cell table:number-columns-repeated="16380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string" table:style-name="ce5">
            <text:p>CT DRAIN PERITON/RETROP W IMG</text:p>
          </table:table-cell>
          <table:table-cell office:value-type="float" office:value="4862" table:style-name="ce6">
            <text:p>4,862</text:p>
          </table:table-cell>
          <table:table-cell office:value-type="float" office:value="4862" table:style-name="ce6">
            <text:p>4,862</text:p>
          </table:table-cell>
          <table:table-cell table:number-columns-repeated="16380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string" table:style-name="ce5">
            <text:p>CT GUIDANCE NEEDLE PLACEMEN</text:p>
          </table:table-cell>
          <table:table-cell office:value-type="float" office:value="2677.5" table:style-name="ce6">
            <text:p>2,678</text:p>
          </table:table-cell>
          <table:table-cell office:value-type="float" office:value="1530" table:style-name="ce6">
            <text:p>1,530</text:p>
          </table:table-cell>
          <table:table-cell table:number-columns-repeated="16380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string" table:style-name="ce5">
            <text:p>CT HEAD/BRAIN W/CONTRAST</text:p>
          </table:table-cell>
          <table:table-cell office:value-type="float" office:value="2506" table:style-name="ce6">
            <text:p>2,506</text:p>
          </table:table-cell>
          <table:table-cell office:value-type="float" office:value="1432" table:style-name="ce6">
            <text:p>1,432</text:p>
          </table:table-cell>
          <table:table-cell table:number-columns-repeated="16380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string" table:style-name="ce5">
            <text:p>CT HEAD/BRAIN W/O CONTRAST</text:p>
          </table:table-cell>
          <table:table-cell office:value-type="float" office:value="1747.5" table:style-name="ce6">
            <text:p>1,748</text:p>
          </table:table-cell>
          <table:table-cell office:value-type="float" office:value="998.5" table:style-name="ce6">
            <text:p>999</text:p>
          </table:table-cell>
          <table:table-cell table:number-columns-repeated="16380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string" table:style-name="ce5">
            <text:p>CT HEADBRAIN W AND WO CONTRAST</text:p>
          </table:table-cell>
          <table:table-cell office:value-type="float" office:value="3051" table:style-name="ce6">
            <text:p>3,051</text:p>
          </table:table-cell>
          <table:table-cell office:value-type="float" office:value="1743.5" table:style-name="ce6">
            <text:p>1,744</text:p>
          </table:table-cell>
          <table:table-cell table:number-columns-repeated="16380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string" table:style-name="ce5">
            <text:p>CT INJ SI ARTHROGRAPHY W IMG</text:p>
          </table:table-cell>
          <table:table-cell office:value-type="float" office:value="774" table:style-name="ce6">
            <text:p>774</text:p>
          </table:table-cell>
          <table:table-cell office:value-type="float" office:value="774" table:style-name="ce6">
            <text:p>774</text:p>
          </table:table-cell>
          <table:table-cell table:number-columns-repeated="16380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string" table:style-name="ce5">
            <text:p>CT LOW EXT W/CONTRAST RT</text:p>
          </table:table-cell>
          <table:table-cell office:value-type="float" office:value="2606.5" table:style-name="ce6">
            <text:p>2,607</text:p>
          </table:table-cell>
          <table:table-cell office:value-type="float" office:value="1489.5" table:style-name="ce6">
            <text:p>1,490</text:p>
          </table:table-cell>
          <table:table-cell table:number-columns-repeated="16380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string" table:style-name="ce5">
            <text:p>CT LOW EXT W/O CONTRAST LT</text:p>
          </table:table-cell>
          <table:table-cell office:value-type="float" office:value="2015" table:style-name="ce6">
            <text:p>2,015</text:p>
          </table:table-cell>
          <table:table-cell office:value-type="float" office:value="1151.5" table:style-name="ce6">
            <text:p>1,152</text:p>
          </table:table-cell>
          <table:table-cell table:number-columns-repeated="16380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string" table:style-name="ce5">
            <text:p>CT LOWEXT W AND WO CONTRAST RT</text:p>
          </table:table-cell>
          <table:table-cell office:value-type="float" office:value="2997" table:style-name="ce6">
            <text:p>2,997</text:p>
          </table:table-cell>
          <table:table-cell office:value-type="float" office:value="1712.5" table:style-name="ce6">
            <text:p>1,713</text:p>
          </table:table-cell>
          <table:table-cell table:number-columns-repeated="16380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string" table:style-name="ce5">
            <text:p>CT L-SPINE W/CONTRAST</text:p>
          </table:table-cell>
          <table:table-cell office:value-type="float" office:value="3196.5" table:style-name="ce6">
            <text:p>3,197</text:p>
          </table:table-cell>
          <table:table-cell office:value-type="float" office:value="1826.5" table:style-name="ce6">
            <text:p>1,827</text:p>
          </table:table-cell>
          <table:table-cell table:number-columns-repeated="16380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string" table:style-name="ce5">
            <text:p>CT L-SPINE W/O CONTRAST</text:p>
          </table:table-cell>
          <table:table-cell office:value-type="float" office:value="2796.5" table:style-name="ce6">
            <text:p>2,797</text:p>
          </table:table-cell>
          <table:table-cell office:value-type="float" office:value="1598" table:style-name="ce6">
            <text:p>1,598</text:p>
          </table:table-cell>
          <table:table-cell table:number-columns-repeated="16380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string" table:style-name="ce5">
            <text:p>CT LUNG CANCER ANNUAL SCREEN</text:p>
          </table:table-cell>
          <table:table-cell office:value-type="float" office:value="2059" table:style-name="ce6">
            <text:p>2,059</text:p>
          </table:table-cell>
          <table:table-cell office:value-type="float" office:value="1176.5" table:style-name="ce6">
            <text:p>1,177</text:p>
          </table:table-cell>
          <table:table-cell table:number-columns-repeated="16380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string" table:style-name="ce5">
            <text:p>CT MAXILLOFACIAL W AND WO CONT</text:p>
          </table:table-cell>
          <table:table-cell office:value-type="float" office:value="4045" table:style-name="ce6">
            <text:p>4,045</text:p>
          </table:table-cell>
          <table:table-cell office:value-type="float" office:value="2311.5" table:style-name="ce6">
            <text:p>2,312</text:p>
          </table:table-cell>
          <table:table-cell table:number-columns-repeated="16380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string" table:style-name="ce5">
            <text:p>CT MAXILLOFACIAL W/CONTRAST</text:p>
          </table:table-cell>
          <table:table-cell office:value-type="float" office:value="2210.5" table:style-name="ce6">
            <text:p>2,211</text:p>
          </table:table-cell>
          <table:table-cell office:value-type="float" office:value="1263" table:style-name="ce6">
            <text:p>1,263</text:p>
          </table:table-cell>
          <table:table-cell table:number-columns-repeated="16380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string" table:style-name="ce5">
            <text:p>CT MAXILLOFACIAL W/O CONTRA</text:p>
          </table:table-cell>
          <table:table-cell office:value-type="float" office:value="1995" table:style-name="ce6">
            <text:p>1,995</text:p>
          </table:table-cell>
          <table:table-cell office:value-type="float" office:value="1140" table:style-name="ce6">
            <text:p>1,140</text:p>
          </table:table-cell>
          <table:table-cell table:number-columns-repeated="16380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string" table:style-name="ce5">
            <text:p>CT NECK W/CONTRAST</text:p>
          </table:table-cell>
          <table:table-cell office:value-type="float" office:value="2373" table:style-name="ce6">
            <text:p>2,373</text:p>
          </table:table-cell>
          <table:table-cell office:value-type="float" office:value="1356" table:style-name="ce6">
            <text:p>1,356</text:p>
          </table:table-cell>
          <table:table-cell table:number-columns-repeated="16380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string" table:style-name="ce5">
            <text:p>CT NECK W/O CONTRAST</text:p>
          </table:table-cell>
          <table:table-cell office:value-type="float" office:value="1749" table:style-name="ce6">
            <text:p>1,749</text:p>
          </table:table-cell>
          <table:table-cell office:value-type="float" office:value="999.5" table:style-name="ce6">
            <text:p>1,000</text:p>
          </table:table-cell>
          <table:table-cell table:number-columns-repeated="16380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string" table:style-name="ce5">
            <text:p>CT ORBIT/SELLA/FOSSA/EAR W/CON</text:p>
          </table:table-cell>
          <table:table-cell office:value-type="float" office:value="2326.5" table:style-name="ce6">
            <text:p>2,327</text:p>
          </table:table-cell>
          <table:table-cell office:value-type="float" office:value="1329.5" table:style-name="ce6">
            <text:p>1,330</text:p>
          </table:table-cell>
          <table:table-cell table:number-columns-repeated="16380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string" table:style-name="ce5">
            <text:p>CT ORBIT/SELLA/FOSSA/EAR W/O CON</text:p>
          </table:table-cell>
          <table:table-cell office:value-type="float" office:value="2165.5" table:style-name="ce6">
            <text:p>2,166</text:p>
          </table:table-cell>
          <table:table-cell office:value-type="float" office:value="1237.5" table:style-name="ce6">
            <text:p>1,238</text:p>
          </table:table-cell>
          <table:table-cell table:number-columns-repeated="16380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string" table:style-name="ce5">
            <text:p>CT ORBITSELLAFOSSAEAR W AND WO</text:p>
          </table:table-cell>
          <table:table-cell office:value-type="float" office:value="3071.5" table:style-name="ce6">
            <text:p>3,072</text:p>
          </table:table-cell>
          <table:table-cell office:value-type="float" office:value="1755" table:style-name="ce6">
            <text:p>1,755</text:p>
          </table:table-cell>
          <table:table-cell table:number-columns-repeated="16380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string" table:style-name="ce5">
            <text:p>CT PELVIS W AND W/O CONTRAST</text:p>
          </table:table-cell>
          <table:table-cell office:value-type="float" office:value="4102" table:style-name="ce6">
            <text:p>4,102</text:p>
          </table:table-cell>
          <table:table-cell office:value-type="float" office:value="2344" table:style-name="ce6">
            <text:p>2,344</text:p>
          </table:table-cell>
          <table:table-cell table:number-columns-repeated="16380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string" table:style-name="ce5">
            <text:p>CT PELVIS W/CONTRAST</text:p>
          </table:table-cell>
          <table:table-cell office:value-type="float" office:value="2818.5" table:style-name="ce6">
            <text:p>2,819</text:p>
          </table:table-cell>
          <table:table-cell office:value-type="float" office:value="1610.5" table:style-name="ce6">
            <text:p>1,611</text:p>
          </table:table-cell>
          <table:table-cell table:number-columns-repeated="16380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string" table:style-name="ce5">
            <text:p>CT PELVIS W/O CONTRAST</text:p>
          </table:table-cell>
          <table:table-cell office:value-type="float" office:value="2186" table:style-name="ce6">
            <text:p>2,186</text:p>
          </table:table-cell>
          <table:table-cell office:value-type="float" office:value="1249" table:style-name="ce6">
            <text:p>1,249</text:p>
          </table:table-cell>
          <table:table-cell table:number-columns-repeated="16380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string" table:style-name="ce5">
            <text:p>CT PERC CHOLECYSTOST GUID S AND I</text:p>
          </table:table-cell>
          <table:table-cell office:value-type="float" office:value="2390.5" table:style-name="ce6">
            <text:p>2,391</text:p>
          </table:table-cell>
          <table:table-cell office:value-type="float" office:value="2390.5" table:style-name="ce6">
            <text:p>2,391</text:p>
          </table:table-cell>
          <table:table-cell table:number-columns-repeated="16380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string" table:style-name="ce5">
            <text:p>CT PLC NEPH CATH W NEPH OR URETGRM W IMG/S&amp;I</text:p>
          </table:table-cell>
          <table:table-cell office:value-type="float" office:value="3542.5" table:style-name="ce6">
            <text:p>3,543</text:p>
          </table:table-cell>
          <table:table-cell office:value-type="float" office:value="3542.5" table:style-name="ce6">
            <text:p>3,543</text:p>
          </table:table-cell>
          <table:table-cell table:number-columns-repeated="16380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string" table:style-name="ce5">
            <text:p>CT T-SPINE W/CONTRAST</text:p>
          </table:table-cell>
          <table:table-cell office:value-type="float" office:value="3012" table:style-name="ce6">
            <text:p>3,012</text:p>
          </table:table-cell>
          <table:table-cell office:value-type="float" office:value="1721" table:style-name="ce6">
            <text:p>1,721</text:p>
          </table:table-cell>
          <table:table-cell table:number-columns-repeated="16380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string" table:style-name="ce5">
            <text:p>CT T-SPINE W/O CONTRAST</text:p>
          </table:table-cell>
          <table:table-cell office:value-type="float" office:value="2796.5" table:style-name="ce6">
            <text:p>2,797</text:p>
          </table:table-cell>
          <table:table-cell office:value-type="float" office:value="1598" table:style-name="ce6">
            <text:p>1,598</text:p>
          </table:table-cell>
          <table:table-cell table:number-columns-repeated="16380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string" table:style-name="ce5">
            <text:p>CT UP EXT W AND WO CONTRAST RT</text:p>
          </table:table-cell>
          <table:table-cell office:value-type="float" office:value="4216" table:style-name="ce6">
            <text:p>4,216</text:p>
          </table:table-cell>
          <table:table-cell office:value-type="float" office:value="2409" table:style-name="ce6">
            <text:p>2,409</text:p>
          </table:table-cell>
          <table:table-cell table:number-columns-repeated="16380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string" table:style-name="ce5">
            <text:p>CT UP EXT W/CONTRAST LT</text:p>
          </table:table-cell>
          <table:table-cell office:value-type="float" office:value="3196.5" table:style-name="ce6">
            <text:p>3,197</text:p>
          </table:table-cell>
          <table:table-cell office:value-type="float" office:value="1826.5" table:style-name="ce6">
            <text:p>1,827</text:p>
          </table:table-cell>
          <table:table-cell table:number-columns-repeated="16380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string" table:style-name="ce5">
            <text:p>CT UP EXT W/O CONTRAST RT</text:p>
          </table:table-cell>
          <table:table-cell office:value-type="float" office:value="2015" table:style-name="ce6">
            <text:p>2,015</text:p>
          </table:table-cell>
          <table:table-cell office:value-type="float" office:value="1151.5" table:style-name="ce6">
            <text:p>1,152</text:p>
          </table:table-cell>
          <table:table-cell table:number-columns-repeated="16380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string" table:style-name="ce5">
            <text:p>CTA ABDOMEN AND PELVIS W AND W/O CONTRAST</text:p>
          </table:table-cell>
          <table:table-cell office:value-type="float" office:value="5534.5" table:style-name="ce6">
            <text:p>5,535</text:p>
          </table:table-cell>
          <table:table-cell office:value-type="float" office:value="3162.5" table:style-name="ce6">
            <text:p>3,163</text:p>
          </table:table-cell>
          <table:table-cell table:number-columns-repeated="16380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string" table:style-name="ce5">
            <text:p>CTA ABDOMEN W AND W/O CONTRAST</text:p>
          </table:table-cell>
          <table:table-cell office:value-type="float" office:value="3377.5" table:style-name="ce6">
            <text:p>3,378</text:p>
          </table:table-cell>
          <table:table-cell office:value-type="float" office:value="1930" table:style-name="ce6">
            <text:p>1,930</text:p>
          </table:table-cell>
          <table:table-cell table:number-columns-repeated="16380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string" table:style-name="ce5">
            <text:p>CTA ABDOMINAL AORTA W/RUNOF</text:p>
          </table:table-cell>
          <table:table-cell office:value-type="float" office:value="4273.5" table:style-name="ce6">
            <text:p>4,274</text:p>
          </table:table-cell>
          <table:table-cell office:value-type="float" office:value="2442" table:style-name="ce6">
            <text:p>2,442</text:p>
          </table:table-cell>
          <table:table-cell table:number-columns-repeated="16380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string" table:style-name="ce5">
            <text:p>CTA CHEST W AND W/O CONT</text:p>
          </table:table-cell>
          <table:table-cell office:value-type="float" office:value="3572.5" table:style-name="ce6">
            <text:p>3,573</text:p>
          </table:table-cell>
          <table:table-cell office:value-type="float" office:value="2041.5" table:style-name="ce6">
            <text:p>2,042</text:p>
          </table:table-cell>
          <table:table-cell table:number-columns-repeated="16380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string" table:style-name="ce5">
            <text:p>CTA HEAD W AND W/O CONT</text:p>
          </table:table-cell>
          <table:table-cell office:value-type="float" office:value="3915" table:style-name="ce6">
            <text:p>3,915</text:p>
          </table:table-cell>
          <table:table-cell office:value-type="float" office:value="2237" table:style-name="ce6">
            <text:p>2,237</text:p>
          </table:table-cell>
          <table:table-cell table:number-columns-repeated="16380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string" table:style-name="ce5">
            <text:p>CTA LOW EXT W AND W/O CONT RT</text:p>
          </table:table-cell>
          <table:table-cell office:value-type="float" office:value="3339" table:style-name="ce6">
            <text:p>3,339</text:p>
          </table:table-cell>
          <table:table-cell office:value-type="float" office:value="1908" table:style-name="ce6">
            <text:p>1,908</text:p>
          </table:table-cell>
          <table:table-cell table:number-columns-repeated="16380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string" table:style-name="ce5">
            <text:p>CTA NECK W AND W/O CONT</text:p>
          </table:table-cell>
          <table:table-cell office:value-type="float" office:value="2593.5" table:style-name="ce6">
            <text:p>2,594</text:p>
          </table:table-cell>
          <table:table-cell office:value-type="float" office:value="1482" table:style-name="ce6">
            <text:p>1,482</text:p>
          </table:table-cell>
          <table:table-cell table:number-columns-repeated="16380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string" table:style-name="ce5">
            <text:p>CTA PELVIS W AND W/O CONTRAST</text:p>
          </table:table-cell>
          <table:table-cell office:value-type="float" office:value="3179" table:style-name="ce6">
            <text:p>3,179</text:p>
          </table:table-cell>
          <table:table-cell office:value-type="float" office:value="1816.5" table:style-name="ce6">
            <text:p>1,817</text:p>
          </table:table-cell>
          <table:table-cell table:number-columns-repeated="16380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string" table:style-name="ce5">
            <text:p>CTA UPEXT W AND WO CONTRAST LT</text:p>
          </table:table-cell>
          <table:table-cell office:value-type="float" office:value="3337.5" table:style-name="ce6">
            <text:p>3,338</text:p>
          </table:table-cell>
          <table:table-cell office:value-type="float" office:value="1907" table:style-name="ce6">
            <text:p>1,907</text:p>
          </table:table-cell>
          <table:table-cell table:number-columns-repeated="16380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string" table:style-name="ce5">
            <text:p>CULT BACTERIA BLOOD</text:p>
          </table:table-cell>
          <table:table-cell office:value-type="float" office:value="147" table:style-name="ce6">
            <text:p>147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string" table:style-name="ce5">
            <text:p>CULT BACTERIA QUANT AEROBIC</text:p>
          </table:table-cell>
          <table:table-cell office:value-type="float" office:value="154" table:style-name="ce6">
            <text:p>154</text:p>
          </table:table-cell>
          <table:table-cell office:value-type="float" office:value="88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string" table:style-name="ce5">
            <text:p>CULT BACTERIA QUANT ANAEROB</text:p>
          </table:table-cell>
          <table:table-cell office:value-type="float" office:value="688" table:style-name="ce6">
            <text:p>688</text:p>
          </table:table-cell>
          <table:table-cell office:value-type="float" office:value="393" table:style-name="ce6">
            <text:p>393</text:p>
          </table:table-cell>
          <table:table-cell table:number-columns-repeated="16380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string" table:style-name="ce5">
            <text:p>CULT FUNGI</text:p>
          </table:table-cell>
          <table:table-cell office:value-type="float" office:value="232" table:style-name="ce6">
            <text:p>232</text:p>
          </table:table-cell>
          <table:table-cell office:value-type="float" office:value="132.5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string" table:style-name="ce5">
            <text:p>CULT FUNGI BLOOD</text:p>
          </table:table-cell>
          <table:table-cell office:value-type="float" office:value="118" table:style-name="ce6">
            <text:p>118</text:p>
          </table:table-cell>
          <table:table-cell office:value-type="float" office:value="67.5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string" table:style-name="ce5">
            <text:p>CULT PATHOGENIC ORGAN SCRN</text:p>
          </table:table-cell>
          <table:table-cell office:value-type="float" office:value="133" table:style-name="ce6">
            <text:p>133</text:p>
          </table:table-cell>
          <table:table-cell office:value-type="float" office:value="76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string" table:style-name="ce5">
            <text:p>CULT STOOL ADDITIONAL PATHO</text:p>
          </table:table-cell>
          <table:table-cell office:value-type="float" office:value="44" table:style-name="ce6">
            <text:p>44</text:p>
          </table:table-cell>
          <table:table-cell office:value-type="float" office:value="25" table:style-name="ce6">
            <text:p>25</text:p>
          </table:table-cell>
          <table:table-cell table:number-columns-repeated="16380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string" table:style-name="ce5">
            <text:p>CULT STOOL SALMONELLA SHIGE</text:p>
          </table:table-cell>
          <table:table-cell office:value-type="float" office:value="65" table:style-name="ce6">
            <text:p>65</text:p>
          </table:table-cell>
          <table:table-cell office:value-type="float" office:value="37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string" table:style-name="ce5">
            <text:p>CULT TYPE ID BY NUCLEIC ACI</text:p>
          </table:table-cell>
          <table:table-cell office:value-type="float" office:value="276.5" table:style-name="ce6">
            <text:p>277</text:p>
          </table:table-cell>
          <table:table-cell office:value-type="float" office:value="158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string" table:style-name="ce5">
            <text:p>CULTURE AFB</text:p>
          </table:table-cell>
          <table:table-cell office:value-type="float" office:value="144.5" table:style-name="ce6">
            <text:p>145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string" table:style-name="ce5">
            <text:p>CULTURE ANAEROBIC</text:p>
          </table:table-cell>
          <table:table-cell office:value-type="float" office:value="249.5" table:style-name="ce6">
            <text:p>250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string" table:style-name="ce5">
            <text:p>CULTURE BACTERIA AEROBIC</text:p>
          </table:table-cell>
          <table:table-cell office:value-type="float" office:value="118" table:style-name="ce6">
            <text:p>118</text:p>
          </table:table-cell>
          <table:table-cell office:value-type="float" office:value="67.5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string" table:style-name="ce5">
            <text:p>CULTURE CHLAMYDIA</text:p>
          </table:table-cell>
          <table:table-cell office:value-type="float" office:value="212.5" table:style-name="ce6">
            <text:p>213</text:p>
          </table:table-cell>
          <table:table-cell office:value-type="float" office:value="121.5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string" table:style-name="ce5">
            <text:p>CULTURE VIRUS</text:p>
          </table:table-cell>
          <table:table-cell office:value-type="float" office:value="585.5" table:style-name="ce6">
            <text:p>586</text:p>
          </table:table-cell>
          <table:table-cell office:value-type="float" office:value="334.5" table:style-name="ce6">
            <text:p>335</text:p>
          </table:table-cell>
          <table:table-cell table:number-columns-repeated="16380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string" table:style-name="ce5">
            <text:p>CUP CERVICAL S/M/L/XL</text:p>
          </table:table-cell>
          <table:table-cell office:value-type="float" office:value="475" table:style-name="ce6">
            <text:p>475</text:p>
          </table:table-cell>
          <table:table-cell office:value-type="float" office:value="475" table:style-name="ce6">
            <text:p>475</text:p>
          </table:table-cell>
          <table:table-cell table:number-columns-repeated="16380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string" table:style-name="ce5">
            <text:p>CUP CHEST COMPRESSION DISP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string" table:style-name="ce5">
            <text:p>CUSHION CHAIR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string" table:style-name="ce5">
            <text:p>CUTTER LINEAR RELOADABLE 75MM</text:p>
          </table:table-cell>
          <table:table-cell office:value-type="float" office:value="451" table:style-name="ce6">
            <text:p>451</text:p>
          </table:table-cell>
          <table:table-cell office:value-type="float" office:value="451" table:style-name="ce6">
            <text:p>451</text:p>
          </table:table-cell>
          <table:table-cell table:number-columns-repeated="16380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string" table:style-name="ce5">
            <text:p>CYCLIC CITRULLINATED PEPTID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string" table:style-name="ce5">
            <text:p>CYCLOSPORINE</text:p>
          </table:table-cell>
          <table:table-cell office:value-type="float" office:value="219" table:style-name="ce6">
            <text:p>219</text:p>
          </table:table-cell>
          <table:table-cell office:value-type="float" office:value="12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string" table:style-name="ce5">
            <text:p>CYTOGENOMIC CONS MICROARRAY</text:p>
          </table:table-cell>
          <table:table-cell office:value-type="float" office:value="5526.5" table:style-name="ce6">
            <text:p>5,527</text:p>
          </table:table-cell>
          <table:table-cell office:value-type="float" office:value="3158" table:style-name="ce6">
            <text:p>3,158</text:p>
          </table:table-cell>
          <table:table-cell table:number-columns-repeated="16380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string" table:style-name="ce5">
            <text:p>CYTOMEGALOVIRUS</text:p>
          </table:table-cell>
          <table:table-cell office:value-type="float" office:value="175" table:style-name="ce6">
            <text:p>175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string" table:style-name="ce5">
            <text:p>CYTOMEGALOVIRUS ANTIBODY IGM</text:p>
          </table:table-cell>
          <table:table-cell office:value-type="float" office:value="522.5" table:style-name="ce6">
            <text:p>523</text:p>
          </table:table-cell>
          <table:table-cell office:value-type="float" office:value="298.5" table:style-name="ce6">
            <text:p>299</text:p>
          </table:table-cell>
          <table:table-cell table:number-columns-repeated="16380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string" table:style-name="ce5">
            <text:p>CYTOMEGALOVIRUS QUANT</text:p>
          </table:table-cell>
          <table:table-cell office:value-type="float" office:value="541" table:style-name="ce6">
            <text:p>541</text:p>
          </table:table-cell>
          <table:table-cell office:value-type="float" office:value="309" table:style-name="ce6">
            <text:p>309</text:p>
          </table:table-cell>
          <table:table-cell table:number-columns-repeated="16380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string" table:style-name="ce5">
            <text:p>CYTOPATH NONGYN LB W/INTERP</text:p>
          </table:table-cell>
          <table:table-cell office:value-type="float" office:value="746.5" table:style-name="ce6">
            <text:p>747</text:p>
          </table:table-cell>
          <table:table-cell office:value-type="float" office:value="426.5" table:style-name="ce6">
            <text:p>427</text:p>
          </table:table-cell>
          <table:table-cell table:number-columns-repeated="16380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string" table:style-name="ce5">
            <text:p>D DIMER QUAN ULTRA SEN</text:p>
          </table:table-cell>
          <table:table-cell office:value-type="float" office:value="384" table:style-name="ce6">
            <text:p>384</text:p>
          </table:table-cell>
          <table:table-cell office:value-type="float" office:value="219.5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string" table:style-name="ce5">
            <text:p>DCRA SINGLE MAJOR ART/BR</text:p>
          </table:table-cell>
          <table:table-cell office:value-type="float" office:value="23857" table:style-name="ce6">
            <text:p>23,857</text:p>
          </table:table-cell>
          <table:table-cell office:value-type="float" office:value="23857" table:style-name="ce6">
            <text:p>23,857</text:p>
          </table:table-cell>
          <table:table-cell table:number-columns-repeated="16380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string" table:style-name="ce5">
            <text:p>DEBRIDE MUSC/FASCIA EA ADL 20 SQCM</text:p>
          </table:table-cell>
          <table:table-cell office:value-type="float" office:value="363" table:style-name="ce6">
            <text:p>363</text:p>
          </table:table-cell>
          <table:table-cell office:value-type="float" office:value="363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string" table:style-name="ce5">
            <text:p>DEBRIDE SKIN/SUBQ TISS/MUSCLE</text:p>
          </table:table-cell>
          <table:table-cell office:value-type="float" office:value="673" table:style-name="ce6">
            <text:p>673</text:p>
          </table:table-cell>
          <table:table-cell office:value-type="float" office:value="673" table:style-name="ce6">
            <text:p>673</text:p>
          </table:table-cell>
          <table:table-cell table:number-columns-repeated="16380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string" table:style-name="ce5">
            <text:p>DEBRIDE SKIN/SUBQ TISSUE</text:p>
          </table:table-cell>
          <table:table-cell office:value-type="float" office:value="494" table:style-name="ce6">
            <text:p>494</text:p>
          </table:table-cell>
          <table:table-cell office:value-type="float" office:value="494" table:style-name="ce6">
            <text:p>494</text:p>
          </table:table-cell>
          <table:table-cell table:number-columns-repeated="16380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string" table:style-name="ce5">
            <text:p>DEBRIDE SUBQ MUS/BONE/TISSUE</text:p>
          </table:table-cell>
          <table:table-cell office:value-type="float" office:value="1332.5" table:style-name="ce6">
            <text:p>1,333</text:p>
          </table:table-cell>
          <table:table-cell office:value-type="float" office:value="1332.5" table:style-name="ce6">
            <text:p>1,333</text:p>
          </table:table-cell>
          <table:table-cell table:number-columns-repeated="16380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string" table:style-name="ce5">
            <text:p>DEBRIDE SUBQ TISSUE EA ADL 20 SQCM</text:p>
          </table:table-cell>
          <table:table-cell office:value-type="float" office:value="246" table:style-name="ce6">
            <text:p>246</text:p>
          </table:table-cell>
          <table:table-cell office:value-type="float" office:value="246" table:style-name="ce6">
            <text:p>246</text:p>
          </table:table-cell>
          <table:table-cell table:number-columns-repeated="16380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string" table:style-name="ce5">
            <text:p>DEBRIDEMENT NAIL 6 OR MORE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string" table:style-name="ce5">
            <text:p>DEBRIDEMENT NAIL UP TO 5</text:p>
          </table:table-cell>
          <table:table-cell office:value-type="float" office:value="178.5" table:style-name="ce6">
            <text:p>179</text:p>
          </table:table-cell>
          <table:table-cell office:value-type="float" office:value="178.5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string" table:style-name="ce5">
            <text:p>DEBRIDEMENT SELECT 1ST <text:s/>20 SQ CM</text:p>
          </table:table-cell>
          <table:table-cell office:value-type="float" office:value="1072.5" table:style-name="ce6">
            <text:p>1,073</text:p>
          </table:table-cell>
          <table:table-cell office:value-type="float" office:value="613" table:style-name="ce6">
            <text:p>613</text:p>
          </table:table-cell>
          <table:table-cell table:number-columns-repeated="16380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string" table:style-name="ce5">
            <text:p>DEBRIDEMENT SELECT EA ADDL 20 SQ CM</text:p>
          </table:table-cell>
          <table:table-cell office:value-type="float" office:value="194" table:style-name="ce6">
            <text:p>194</text:p>
          </table:table-cell>
          <table:table-cell office:value-type="float" office:value="111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string" table:style-name="ce5">
            <text:p>DECLOTTING/THROMBOLYTIC AGT</text:p>
          </table:table-cell>
          <table:table-cell office:value-type="float" office:value="704.5" table:style-name="ce6">
            <text:p>705</text:p>
          </table:table-cell>
          <table:table-cell office:value-type="float" office:value="704.5" table:style-name="ce6">
            <text:p>705</text:p>
          </table:table-cell>
          <table:table-cell table:number-columns-repeated="16380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string" table:style-name="ce5">
            <text:p>DEFIB BS DYNAGEN DR EL D153</text:p>
          </table:table-cell>
          <table:table-cell office:value-type="float" office:value="52000" table:style-name="ce6">
            <text:p>52,000</text:p>
          </table:table-cell>
          <table:table-cell office:value-type="float" office:value="52000" table:style-name="ce6">
            <text:p>52,000</text:p>
          </table:table-cell>
          <table:table-cell table:number-columns-repeated="16380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string" table:style-name="ce5">
            <text:p>DEFIB BS DYNAGEN DR EL DF4 D152</text:p>
          </table:table-cell>
          <table:table-cell office:value-type="float" office:value="52000" table:style-name="ce6">
            <text:p>52,000</text:p>
          </table:table-cell>
          <table:table-cell office:value-type="float" office:value="52000" table:style-name="ce6">
            <text:p>52,000</text:p>
          </table:table-cell>
          <table:table-cell table:number-columns-repeated="16380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string" table:style-name="ce5">
            <text:p>DEFIB MEDTR VISIA AF VR MRI</text:p>
          </table:table-cell>
          <table:table-cell office:value-type="float" office:value="45747" table:style-name="ce6">
            <text:p>45,747</text:p>
          </table:table-cell>
          <table:table-cell office:value-type="float" office:value="45747" table:style-name="ce6">
            <text:p>45,747</text:p>
          </table:table-cell>
          <table:table-cell table:number-columns-repeated="16380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string" table:style-name="ce5">
            <text:p>DEFIB SYS BS DYNAGEN DR EL 2 LEAD 8D72/A</text:p>
          </table:table-cell>
          <table:table-cell office:value-type="float" office:value="63375" table:style-name="ce6">
            <text:p>63,375</text:p>
          </table:table-cell>
          <table:table-cell office:value-type="float" office:value="63375" table:style-name="ce6">
            <text:p>63,375</text:p>
          </table:table-cell>
          <table:table-cell table:number-columns-repeated="16380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string" table:style-name="ce5">
            <text:p>DEFIB SYS BS DYNAGEN DR EL DF4 2 LEAD 8D62/A</text:p>
          </table:table-cell>
          <table:table-cell office:value-type="float" office:value="63375" table:style-name="ce6">
            <text:p>63,375</text:p>
          </table:table-cell>
          <table:table-cell office:value-type="float" office:value="63375" table:style-name="ce6">
            <text:p>63,375</text:p>
          </table:table-cell>
          <table:table-cell table:number-columns-repeated="16380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string" table:style-name="ce5">
            <text:p>DEFIB SYS BS DYNAGEN VR EL 1 LEAD 8D52/A</text:p>
          </table:table-cell>
          <table:table-cell office:value-type="float" office:value="51025" table:style-name="ce6">
            <text:p>51,025</text:p>
          </table:table-cell>
          <table:table-cell office:value-type="float" office:value="51025" table:style-name="ce6">
            <text:p>51,025</text:p>
          </table:table-cell>
          <table:table-cell table:number-columns-repeated="16380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string" table:style-name="ce5">
            <text:p>DEFIB SYS EVERA XT DR MRI</text:p>
          </table:table-cell>
          <table:table-cell office:value-type="float" office:value="60697" table:style-name="ce6">
            <text:p>60,697</text:p>
          </table:table-cell>
          <table:table-cell office:value-type="float" office:value="60697" table:style-name="ce6">
            <text:p>60,697</text:p>
          </table:table-cell>
          <table:table-cell table:number-columns-repeated="16380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string" table:style-name="ce5">
            <text:p>DELIVERY VAGINAL</text:p>
          </table:table-cell>
          <table:table-cell office:value-type="float" office:value="2622.5" table:style-name="ce6">
            <text:p>2,623</text:p>
          </table:table-cell>
          <table:table-cell office:value-type="float" office:value="2622.5" table:style-name="ce6">
            <text:p>2,623</text:p>
          </table:table-cell>
          <table:table-cell table:number-columns-repeated="16380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string" table:style-name="ce5">
            <text:p>DEOXYRIBONUCLEIC ACID ANTIB</text:p>
          </table:table-cell>
          <table:table-cell office:value-type="float" office:value="167" table:style-name="ce6">
            <text:p>167</text:p>
          </table:table-cell>
          <table:table-cell office:value-type="float" office:value="95.5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string" table:style-name="ce5">
            <text:p>DERMABOND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string" table:style-name="ce5">
            <text:p>DERMABOND 0.5ML HI VISCOSITY</text:p>
          </table:table-cell>
          <table:table-cell office:value-type="float" office:value="149.5" table:style-name="ce6">
            <text:p>150</text:p>
          </table:table-cell>
          <table:table-cell office:value-type="float" office:value="149.5" table:style-name="ce6">
            <text:p>150</text:p>
          </table:table-cell>
          <table:table-cell table:number-columns-repeated="16380"/>
        </table:table-row>
        <table:table-row table:style-name="ro2">
          <table:table-cell office:value-type="float" office:value="486" table:style-name="ce4">
            <text:p>486</text:p>
          </table:table-cell>
          <table:table-cell office:value-type="string" table:style-name="ce5">
            <text:p>DERMABOND 0.7ML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string" table:style-name="ce5">
            <text:p>DERMABOND 100</text:p>
          </table:table-cell>
          <table:table-cell office:value-type="float" office:value="164.5" table:style-name="ce6">
            <text:p>165</text:p>
          </table:table-cell>
          <table:table-cell office:value-type="float" office:value="164.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488" table:style-name="ce4">
            <text:p>488</text:p>
          </table:table-cell>
          <table:table-cell office:value-type="string" table:style-name="ce5">
            <text:p>DERMABOND ADHESIVE SKIN MINI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489" table:style-name="ce4">
            <text:p>489</text:p>
          </table:table-cell>
          <table:table-cell office:value-type="string" table:style-name="ce5">
            <text:p>DERMABOND ADVANCED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490" table:style-name="ce4">
            <text:p>490</text:p>
          </table:table-cell>
          <table:table-cell office:value-type="string" table:style-name="ce5">
            <text:p>DERMABOND PRINEO 22CM ETHICON</text:p>
          </table:table-cell>
          <table:table-cell office:value-type="float" office:value="478" table:style-name="ce6">
            <text:p>478</text:p>
          </table:table-cell>
          <table:table-cell office:value-type="float" office:value="478" table:style-name="ce6">
            <text:p>478</text:p>
          </table:table-cell>
          <table:table-cell table:number-columns-repeated="16380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string" table:style-name="ce5">
            <text:p>DERMACARRIER 2195/12/13/14 ZIM</text:p>
          </table:table-cell>
          <table:table-cell office:value-type="float" office:value="213.5" table:style-name="ce6">
            <text:p>214</text:p>
          </table:table-cell>
          <table:table-cell office:value-type="float" office:value="213.5" table:style-name="ce6">
            <text:p>214</text:p>
          </table:table-cell>
          <table:table-cell table:number-columns-repeated="16380"/>
        </table:table-row>
        <table:table-row table:style-name="ro2">
          <table:table-cell office:value-type="float" office:value="492" table:style-name="ce4">
            <text:p>492</text:p>
          </table:table-cell>
          <table:table-cell office:value-type="string" table:style-name="ce5">
            <text:p>DEVICE ABSRB WND CLOSR</text:p>
          </table:table-cell>
          <table:table-cell office:value-type="float" office:value="191.5" table:style-name="ce6">
            <text:p>192</text:p>
          </table:table-cell>
          <table:table-cell office:value-type="float" office:value="191.5" table:style-name="ce6">
            <text:p>192</text:p>
          </table:table-cell>
          <table:table-cell table:number-columns-repeated="16380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string" table:style-name="ce5">
            <text:p>DEVICE CLOSURE ANGIOSEAL</text:p>
          </table:table-cell>
          <table:table-cell office:value-type="float" office:value="1226.5" table:style-name="ce6">
            <text:p>1,227</text:p>
          </table:table-cell>
          <table:table-cell office:value-type="float" office:value="1226.5" table:style-name="ce6">
            <text:p>1,227</text:p>
          </table:table-cell>
          <table:table-cell table:number-columns-repeated="16380"/>
        </table:table-row>
        <table:table-row table:style-name="ro2">
          <table:table-cell office:value-type="float" office:value="494" table:style-name="ce4">
            <text:p>494</text:p>
          </table:table-cell>
          <table:table-cell office:value-type="string" table:style-name="ce5">
            <text:p>DEVICE CLOSURE/GUIDE NEOCLOSE</text:p>
          </table:table-cell>
          <table:table-cell office:value-type="float" office:value="413.5" table:style-name="ce6">
            <text:p>414</text:p>
          </table:table-cell>
          <table:table-cell office:value-type="float" office:value="413.5" table:style-name="ce6">
            <text:p>414</text:p>
          </table:table-cell>
          <table:table-cell table:number-columns-repeated="16380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string" table:style-name="ce5">
            <text:p>DEVICE DILATION URETERAL</text:p>
          </table:table-cell>
          <table:table-cell office:value-type="float" office:value="503" table:style-name="ce6">
            <text:p>503</text:p>
          </table:table-cell>
          <table:table-cell office:value-type="float" office:value="503" table:style-name="ce6">
            <text:p>503</text:p>
          </table:table-cell>
          <table:table-cell table:number-columns-repeated="16380"/>
        </table:table-row>
        <table:table-row table:style-name="ro2">
          <table:table-cell office:value-type="float" office:value="496" table:style-name="ce4">
            <text:p>496</text:p>
          </table:table-cell>
          <table:table-cell office:value-type="string" table:style-name="ce5">
            <text:p>DEVICE ELECTROSURGCL CUT/COAG</text:p>
          </table:table-cell>
          <table:table-cell office:value-type="float" office:value="2462.5" table:style-name="ce6">
            <text:p>2,463</text:p>
          </table:table-cell>
          <table:table-cell office:value-type="float" office:value="2462.5" table:style-name="ce6">
            <text:p>2,463</text:p>
          </table:table-cell>
          <table:table-cell table:number-columns-repeated="16380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string" table:style-name="ce5">
            <text:p>DEVICE ENDOMET ABLATION NOVA</text:p>
          </table:table-cell>
          <table:table-cell office:value-type="float" office:value="3412.5" table:style-name="ce6">
            <text:p>3,413</text:p>
          </table:table-cell>
          <table:table-cell office:value-type="float" office:value="3412.5" table:style-name="ce6">
            <text:p>3,413</text:p>
          </table:table-cell>
          <table:table-cell table:number-columns-repeated="16380"/>
        </table:table-row>
        <table:table-row table:style-name="ro2">
          <table:table-cell office:value-type="float" office:value="498" table:style-name="ce4">
            <text:p>498</text:p>
          </table:table-cell>
          <table:table-cell office:value-type="string" table:style-name="ce5">
            <text:p>DEVICE ESSURE PBC SYSTEM</text:p>
          </table:table-cell>
          <table:table-cell office:value-type="float" office:value="6012.5" table:style-name="ce6">
            <text:p>6,013</text:p>
          </table:table-cell>
          <table:table-cell office:value-type="float" office:value="6012.5" table:style-name="ce6">
            <text:p>6,013</text:p>
          </table:table-cell>
          <table:table-cell table:number-columns-repeated="16380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string" table:style-name="ce5">
            <text:p>DEVICE FIXATION SECURESTRAP 25</text:p>
          </table:table-cell>
          <table:table-cell office:value-type="float" office:value="2566" table:style-name="ce6">
            <text:p>2,566</text:p>
          </table:table-cell>
          <table:table-cell office:value-type="float" office:value="2566" table:style-name="ce6">
            <text:p>2,566</text:p>
          </table:table-cell>
          <table:table-cell table:number-columns-repeated="16380"/>
        </table:table-row>
        <table:table-row table:style-name="ro2">
          <table:table-cell office:value-type="float" office:value="500" table:style-name="ce4">
            <text:p>500</text:p>
          </table:table-cell>
          <table:table-cell office:value-type="string" table:style-name="ce5">
            <text:p>DEVICE FIXATN ABSORBATACK 30X</text:p>
          </table:table-cell>
          <table:table-cell office:value-type="float" office:value="2184" table:style-name="ce6">
            <text:p>2,184</text:p>
          </table:table-cell>
          <table:table-cell office:value-type="float" office:value="2184" table:style-name="ce6">
            <text:p>2,184</text:p>
          </table:table-cell>
          <table:table-cell table:number-columns-repeated="16380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string" table:style-name="ce5">
            <text:p>DEVICE ILLUMINATION</text:p>
          </table:table-cell>
          <table:table-cell office:value-type="float" office:value="1533" table:style-name="ce6">
            <text:p>1,533</text:p>
          </table:table-cell>
          <table:table-cell office:value-type="float" office:value="1533" table:style-name="ce6">
            <text:p>1,533</text:p>
          </table:table-cell>
          <table:table-cell table:number-columns-repeated="16380"/>
        </table:table-row>
        <table:table-row table:style-name="ro2">
          <table:table-cell office:value-type="float" office:value="502" table:style-name="ce4">
            <text:p>502</text:p>
          </table:table-cell>
          <table:table-cell office:value-type="string" table:style-name="ce5">
            <text:p>DEVICE MENISCAL REPAIR</text:p>
          </table:table-cell>
          <table:table-cell office:value-type="float" office:value="3181.5" table:style-name="ce6">
            <text:p>3,182</text:p>
          </table:table-cell>
          <table:table-cell office:value-type="float" office:value="3181.5" table:style-name="ce6">
            <text:p>3,182</text:p>
          </table:table-cell>
          <table:table-cell table:number-columns-repeated="16380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string" table:style-name="ce5">
            <text:p>DEVICE SUTURE</text:p>
          </table:table-cell>
          <table:table-cell office:value-type="float" office:value="1575" table:style-name="ce6">
            <text:p>1,575</text:p>
          </table:table-cell>
          <table:table-cell office:value-type="float" office:value="1575" table:style-name="ce6">
            <text:p>1,575</text:p>
          </table:table-cell>
          <table:table-cell table:number-columns-repeated="16380"/>
        </table:table-row>
        <table:table-row table:style-name="ro2">
          <table:table-cell office:value-type="float" office:value="504" table:style-name="ce4">
            <text:p>504</text:p>
          </table:table-cell>
          <table:table-cell office:value-type="string" table:style-name="ce5">
            <text:p>DEVICE SUTURE CAPTURING CAPIO</text:p>
          </table:table-cell>
          <table:table-cell office:value-type="float" office:value="1562.5" table:style-name="ce6">
            <text:p>1,563</text:p>
          </table:table-cell>
          <table:table-cell office:value-type="float" office:value="1562.5" table:style-name="ce6">
            <text:p>1,563</text:p>
          </table:table-cell>
          <table:table-cell table:number-columns-repeated="16380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string" table:style-name="ce5">
            <text:p>DEVICE TROCHANTERIC W/CABLE</text:p>
          </table:table-cell>
          <table:table-cell office:value-type="float" office:value="5545.5" table:style-name="ce6">
            <text:p>5,546</text:p>
          </table:table-cell>
          <table:table-cell office:value-type="float" office:value="5545.5" table:style-name="ce6">
            <text:p>5,546</text:p>
          </table:table-cell>
          <table:table-cell table:number-columns-repeated="16380"/>
        </table:table-row>
        <table:table-row table:style-name="ro2">
          <table:table-cell office:value-type="float" office:value="506" table:style-name="ce4">
            <text:p>506</text:p>
          </table:table-cell>
          <table:table-cell office:value-type="string" table:style-name="ce5">
            <text:p>DIFFERENTIAL MANUAL</text:p>
          </table:table-cell>
          <table:table-cell office:value-type="float" office:value="128.5" table:style-name="ce6">
            <text:p>129</text:p>
          </table:table-cell>
          <table:table-cell office:value-type="float" office:value="73.5" table:style-name="ce6">
            <text:p>74</text:p>
          </table:table-cell>
          <table:table-cell table:number-columns-repeated="16380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string" table:style-name="ce5">
            <text:p>DIFFUSER MAESTRO DRILL</text:p>
          </table:table-cell>
          <table:table-cell office:value-type="float" office:value="644.5" table:style-name="ce6">
            <text:p>645</text:p>
          </table:table-cell>
          <table:table-cell office:value-type="float" office:value="644.5" table:style-name="ce6">
            <text:p>645</text:p>
          </table:table-cell>
          <table:table-cell table:number-columns-repeated="16380"/>
        </table:table-row>
        <table:table-row table:style-name="ro2">
          <table:table-cell office:value-type="float" office:value="508" table:style-name="ce4">
            <text:p>508</text:p>
          </table:table-cell>
          <table:table-cell office:value-type="string" table:style-name="ce5">
            <text:p>DIGOXIN</text:p>
          </table:table-cell>
          <table:table-cell office:value-type="float" office:value="162" table:style-name="ce6">
            <text:p>162</text:p>
          </table:table-cell>
          <table:table-cell office:value-type="float" office:value="92.5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string" table:style-name="ce5">
            <text:p>DILATION ESOPHAGUS OVER WIRE</text:p>
          </table:table-cell>
          <table:table-cell office:value-type="float" office:value="1702.5" table:style-name="ce6">
            <text:p>1,703</text:p>
          </table:table-cell>
          <table:table-cell office:value-type="float" office:value="1702.5" table:style-name="ce6">
            <text:p>1,703</text:p>
          </table:table-cell>
          <table:table-cell table:number-columns-repeated="16380"/>
        </table:table-row>
        <table:table-row table:style-name="ro2">
          <table:table-cell office:value-type="float" office:value="510" table:style-name="ce4">
            <text:p>510</text:p>
          </table:table-cell>
          <table:table-cell office:value-type="string" table:style-name="ce5">
            <text:p>DILATION ESOPHAGUS SOUND OR BO</text:p>
          </table:table-cell>
          <table:table-cell office:value-type="float" office:value="1218.5" table:style-name="ce6">
            <text:p>1,219</text:p>
          </table:table-cell>
          <table:table-cell office:value-type="float" office:value="1218.5" table:style-name="ce6">
            <text:p>1,219</text:p>
          </table:table-cell>
          <table:table-cell table:number-columns-repeated="16380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string" table:style-name="ce5">
            <text:p>DISK METHOD SENSITIVITY</text:p>
          </table:table-cell>
          <table:table-cell office:value-type="float" office:value="86" table:style-name="ce6">
            <text:p>86</text:p>
          </table:table-cell>
          <table:table-cell office:value-type="float" office:value="49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512" table:style-name="ce4">
            <text:p>512</text:p>
          </table:table-cell>
          <table:table-cell office:value-type="string" table:style-name="ce5">
            <text:p>DISTAL POST FEM AUGMEN 5 10 MM</text:p>
          </table:table-cell>
          <table:table-cell office:value-type="float" office:value="6402.5" table:style-name="ce6">
            <text:p>6,403</text:p>
          </table:table-cell>
          <table:table-cell office:value-type="float" office:value="6402.5" table:style-name="ce6">
            <text:p>6,403</text:p>
          </table:table-cell>
          <table:table-cell table:number-columns-repeated="16380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string" table:style-name="ce5">
            <text:p>DNA SINGLE STRAND ANTIBODY</text:p>
          </table:table-cell>
          <table:table-cell office:value-type="float" office:value="148" table:style-name="ce6">
            <text:p>148</text:p>
          </table:table-cell>
          <table:table-cell office:value-type="float" office:value="84.5" table:style-name="ce6">
            <text:p>85</text:p>
          </table:table-cell>
          <table:table-cell table:number-columns-repeated="16380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string" table:style-name="ce5">
            <text:p>DOPP SEG PRESS LWR LTD</text:p>
          </table:table-cell>
          <table:table-cell office:value-type="float" office:value="344" table:style-name="ce6">
            <text:p>344</text:p>
          </table:table-cell>
          <table:table-cell office:value-type="float" office:value="344" table:style-name="ce6">
            <text:p>344</text:p>
          </table:table-cell>
          <table:table-cell table:number-columns-repeated="16380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string" table:style-name="ce5">
            <text:p>DRAIN PLEUREVAC ALL SIZES</text:p>
          </table:table-cell>
          <table:table-cell office:value-type="float" office:value="182" table:style-name="ce6">
            <text:p>182</text:p>
          </table:table-cell>
          <table:table-cell office:value-type="float" office:value="182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string" table:style-name="ce5">
            <text:p>DRAIN WOUND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string" table:style-name="ce5">
            <text:p>DRAIN WOUND TLS KIT 125</text:p>
          </table:table-cell>
          <table:table-cell office:value-type="float" office:value="279.5" table:style-name="ce6">
            <text:p>280</text:p>
          </table:table-cell>
          <table:table-cell office:value-type="float" office:value="279.5" table:style-name="ce6">
            <text:p>280</text:p>
          </table:table-cell>
          <table:table-cell table:number-columns-repeated="16380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string" table:style-name="ce5">
            <text:p>DRESS/DEBR BURN W/O ANES LG</text:p>
          </table:table-cell>
          <table:table-cell office:value-type="float" office:value="588.5" table:style-name="ce6">
            <text:p>589</text:p>
          </table:table-cell>
          <table:table-cell office:value-type="float" office:value="588.5" table:style-name="ce6">
            <text:p>589</text:p>
          </table:table-cell>
          <table:table-cell table:number-columns-repeated="16380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string" table:style-name="ce5">
            <text:p>DRESS/DEBR BURN W/O ANES MED</text:p>
          </table:table-cell>
          <table:table-cell office:value-type="float" office:value="487" table:style-name="ce6">
            <text:p>487</text:p>
          </table:table-cell>
          <table:table-cell office:value-type="float" office:value="487" table:style-name="ce6">
            <text:p>487</text:p>
          </table:table-cell>
          <table:table-cell table:number-columns-repeated="16380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string" table:style-name="ce5">
            <text:p>DRESSING BANDAGE 40</text:p>
          </table:table-cell>
          <table:table-cell office:value-type="float" office:value="206.5" table:style-name="ce6">
            <text:p>207</text:p>
          </table:table-cell>
          <table:table-cell office:value-type="float" office:value="206.5" table:style-name="ce6">
            <text:p>207</text:p>
          </table:table-cell>
          <table:table-cell table:number-columns-repeated="16380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string" table:style-name="ce5">
            <text:p>DRESSING EPISTAXIS ALL SIZES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string" table:style-name="ce5">
            <text:p>DRESSING HEMOSTAT SURGICEL 2X3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table:number-columns-repeated="16380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string" table:style-name="ce5">
            <text:p>DRESSING MEPILEX AG BORDER 4X12</text:p>
          </table:table-cell>
          <table:table-cell office:value-type="float" office:value="201" table:style-name="ce6">
            <text:p>201</text:p>
          </table:table-cell>
          <table:table-cell office:value-type="float" office:value="201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string" table:style-name="ce5">
            <text:p>DRESSING QUICK CLOT TRAUMA 12 X 12</text:p>
          </table:table-cell>
          <table:table-cell office:value-type="float" office:value="1433" table:style-name="ce6">
            <text:p>1,433</text:p>
          </table:table-cell>
          <table:table-cell office:value-type="float" office:value="1433" table:style-name="ce6">
            <text:p>1,433</text:p>
          </table:table-cell>
          <table:table-cell table:number-columns-repeated="16380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string" table:style-name="ce5">
            <text:p>DRESSING RAPID RHINO</text:p>
          </table:table-cell>
          <table:table-cell office:value-type="float" office:value="536.5" table:style-name="ce6">
            <text:p>537</text:p>
          </table:table-cell>
          <table:table-cell office:value-type="float" office:value="536.5" table:style-name="ce6">
            <text:p>537</text:p>
          </table:table-cell>
          <table:table-cell table:number-columns-repeated="16380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string" table:style-name="ce5">
            <text:p>DRESSING VAC GRANUFOAM LRG</text:p>
          </table:table-cell>
          <table:table-cell office:value-type="float" office:value="342.5" table:style-name="ce6">
            <text:p>343</text:p>
          </table:table-cell>
          <table:table-cell office:value-type="float" office:value="342.5" table:style-name="ce6">
            <text:p>343</text:p>
          </table:table-cell>
          <table:table-cell table:number-columns-repeated="16380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string" table:style-name="ce5">
            <text:p>DRESSING VAC GRANUFOAM MED</text:p>
          </table:table-cell>
          <table:table-cell office:value-type="float" office:value="284" table:style-name="ce6">
            <text:p>284</text:p>
          </table:table-cell>
          <table:table-cell office:value-type="float" office:value="284" table:style-name="ce6">
            <text:p>284</text:p>
          </table:table-cell>
          <table:table-cell table:number-columns-repeated="16380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string" table:style-name="ce5">
            <text:p>DRESSING VAC GRANUFOAM SMALL</text:p>
          </table:table-cell>
          <table:table-cell office:value-type="float" office:value="225" table:style-name="ce6">
            <text:p>225</text:p>
          </table:table-cell>
          <table:table-cell office:value-type="float" office:value="225" table:style-name="ce6">
            <text:p>225</text:p>
          </table:table-cell>
          <table:table-cell table:number-columns-repeated="16380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string" table:style-name="ce5">
            <text:p>DRILL</text:p>
          </table:table-cell>
          <table:table-cell office:value-type="float" office:value="912.5" table:style-name="ce6">
            <text:p>913</text:p>
          </table:table-cell>
          <table:table-cell office:value-type="float" office:value="912.5" table:style-name="ce6">
            <text:p>913</text:p>
          </table:table-cell>
          <table:table-cell table:number-columns-repeated="16380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string" table:style-name="ce5">
            <text:p>DRILL 1.5 - 3.5 MM</text:p>
          </table:table-cell>
          <table:table-cell office:value-type="float" office:value="311.5" table:style-name="ce6">
            <text:p>312</text:p>
          </table:table-cell>
          <table:table-cell office:value-type="float" office:value="311.5" table:style-name="ce6">
            <text:p>312</text:p>
          </table:table-cell>
          <table:table-cell table:number-columns-repeated="16380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string" table:style-name="ce5">
            <text:p>DRILL CANN 4.9MM LRG AO FITTNG</text:p>
          </table:table-cell>
          <table:table-cell office:value-type="float" office:value="1720" table:style-name="ce6">
            <text:p>1,720</text:p>
          </table:table-cell>
          <table:table-cell office:value-type="float" office:value="1720" table:style-name="ce6">
            <text:p>1,720</text:p>
          </table:table-cell>
          <table:table-cell table:number-columns-repeated="16380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string" table:style-name="ce5">
            <text:p>DRILL CANNULATD</text:p>
          </table:table-cell>
          <table:table-cell office:value-type="float" office:value="1484.5" table:style-name="ce6">
            <text:p>1,485</text:p>
          </table:table-cell>
          <table:table-cell office:value-type="float" office:value="1484.5" table:style-name="ce6">
            <text:p>1,485</text:p>
          </table:table-cell>
          <table:table-cell table:number-columns-repeated="16380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string" table:style-name="ce5">
            <text:p>DRILL CANNULATD MICRO ASNIS</text:p>
          </table:table-cell>
          <table:table-cell office:value-type="float" office:value="1360" table:style-name="ce6">
            <text:p>1,360</text:p>
          </table:table-cell>
          <table:table-cell office:value-type="float" office:value="1360" table:style-name="ce6">
            <text:p>1,360</text:p>
          </table:table-cell>
          <table:table-cell table:number-columns-repeated="16380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string" table:style-name="ce5">
            <text:p>DRILL OCD MICROFX</text:p>
          </table:table-cell>
          <table:table-cell office:value-type="float" office:value="2756.5" table:style-name="ce6">
            <text:p>2,757</text:p>
          </table:table-cell>
          <table:table-cell office:value-type="float" office:value="2756.5" table:style-name="ce6">
            <text:p>2,757</text:p>
          </table:table-cell>
          <table:table-cell table:number-columns-repeated="16380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string" table:style-name="ce5">
            <text:p>DRILLBIT</text:p>
          </table:table-cell>
          <table:table-cell office:value-type="float" office:value="1542" table:style-name="ce6">
            <text:p>1,542</text:p>
          </table:table-cell>
          <table:table-cell office:value-type="float" office:value="1542" table:style-name="ce6">
            <text:p>1,542</text:p>
          </table:table-cell>
          <table:table-cell table:number-columns-repeated="16380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string" table:style-name="ce5">
            <text:p>DRILLBIT 1.0 - 3.5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table:number-columns-repeated="16380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string" table:style-name="ce5">
            <text:p>DRILLBIT 1.0-3.5MM SYNTHES</text:p>
          </table:table-cell>
          <table:table-cell office:value-type="float" office:value="477" table:style-name="ce6">
            <text:p>477</text:p>
          </table:table-cell>
          <table:table-cell office:value-type="float" office:value="477" table:style-name="ce6">
            <text:p>477</text:p>
          </table:table-cell>
          <table:table-cell table:number-columns-repeated="16380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string" table:style-name="ce5">
            <text:p>DRILLBIT 1.4MM/2MM</text:p>
          </table:table-cell>
          <table:table-cell office:value-type="float" office:value="1218" table:style-name="ce6">
            <text:p>1,218</text:p>
          </table:table-cell>
          <table:table-cell office:value-type="float" office:value="1218" table:style-name="ce6">
            <text:p>1,218</text:p>
          </table:table-cell>
          <table:table-cell table:number-columns-repeated="16380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string" table:style-name="ce5">
            <text:p>DRILLBIT 1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6">
            <text:p>400</text:p>
          </table:table-cell>
          <table:table-cell table:number-columns-repeated="16380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string" table:style-name="ce5">
            <text:p>DRILLBIT 100/110MM SYNTHES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table:number-columns-repeated="16380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string" table:style-name="ce5">
            <text:p>DRILLBIT 2.0 140MM QC</text:p>
          </table:table-cell>
          <table:table-cell office:value-type="float" office:value="615" table:style-name="ce6">
            <text:p>615</text:p>
          </table:table-cell>
          <table:table-cell office:value-type="float" office:value="615" table:style-name="ce6">
            <text:p>615</text:p>
          </table:table-cell>
          <table:table-cell table:number-columns-repeated="16380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string" table:style-name="ce5">
            <text:p>DRILLBIT 2.0/2.6 AO SHAFT</text:p>
          </table:table-cell>
          <table:table-cell office:value-type="float" office:value="885" table:style-name="ce6">
            <text:p>885</text:p>
          </table:table-cell>
          <table:table-cell office:value-type="float" office:value="885" table:style-name="ce6">
            <text:p>885</text:p>
          </table:table-cell>
          <table:table-cell table:number-columns-repeated="16380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string" table:style-name="ce5">
            <text:p>DRILLBIT 2.0-3.5 125-180MM</text:p>
          </table:table-cell>
          <table:table-cell office:value-type="float" office:value="390" table:style-name="ce6">
            <text:p>390</text:p>
          </table:table-cell>
          <table:table-cell office:value-type="float" office:value="390" table:style-name="ce6">
            <text:p>390</text:p>
          </table:table-cell>
          <table:table-cell table:number-columns-repeated="16380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string" table:style-name="ce5">
            <text:p>DRILLBIT 2.0MM STANDARD</text:p>
          </table:table-cell>
          <table:table-cell office:value-type="float" office:value="1143.5" table:style-name="ce6">
            <text:p>1,144</text:p>
          </table:table-cell>
          <table:table-cell office:value-type="float" office:value="1143.5" table:style-name="ce6">
            <text:p>1,144</text:p>
          </table:table-cell>
          <table:table-cell table:number-columns-repeated="16380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string" table:style-name="ce5">
            <text:p>DRILLBIT 2.0MM STRYKER</text:p>
          </table:table-cell>
          <table:table-cell office:value-type="float" office:value="1370" table:style-name="ce6">
            <text:p>1,370</text:p>
          </table:table-cell>
          <table:table-cell office:value-type="float" office:value="1370" table:style-name="ce6">
            <text:p>1,370</text:p>
          </table:table-cell>
          <table:table-cell table:number-columns-repeated="16380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string" table:style-name="ce5">
            <text:p>DRILLBIT 2.7MM TWIST</text:p>
          </table:table-cell>
          <table:table-cell office:value-type="float" office:value="1745.5" table:style-name="ce6">
            <text:p>1,746</text:p>
          </table:table-cell>
          <table:table-cell office:value-type="float" office:value="1745.5" table:style-name="ce6">
            <text:p>1,746</text:p>
          </table:table-cell>
          <table:table-cell table:number-columns-repeated="16380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string" table:style-name="ce5">
            <text:p>DRILLBIT 2.7MM/3.5MM SYNTHES</text:p>
          </table:table-cell>
          <table:table-cell office:value-type="float" office:value="1539.5" table:style-name="ce6">
            <text:p>1,540</text:p>
          </table:table-cell>
          <table:table-cell office:value-type="float" office:value="1539.5" table:style-name="ce6">
            <text:p>1,540</text:p>
          </table:table-cell>
          <table:table-cell table:number-columns-repeated="16380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string" table:style-name="ce5">
            <text:p>DRILLBIT 2.8/2.9 QC 150-165MM</text:p>
          </table:table-cell>
          <table:table-cell office:value-type="float" office:value="431.5" table:style-name="ce6">
            <text:p>432</text:p>
          </table:table-cell>
          <table:table-cell office:value-type="float" office:value="431.5" table:style-name="ce6">
            <text:p>432</text:p>
          </table:table-cell>
          <table:table-cell table:number-columns-repeated="16380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string" table:style-name="ce5">
            <text:p>DRILLBIT 200</text:p>
          </table:table-cell>
          <table:table-cell office:value-type="float" office:value="746" table:style-name="ce6">
            <text:p>746</text:p>
          </table:table-cell>
          <table:table-cell office:value-type="float" office:value="746" table:style-name="ce6">
            <text:p>746</text:p>
          </table:table-cell>
          <table:table-cell table:number-columns-repeated="16380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string" table:style-name="ce5">
            <text:p>DRILLBIT 225</text:p>
          </table:table-cell>
          <table:table-cell office:value-type="float" office:value="919" table:style-name="ce6">
            <text:p>919</text:p>
          </table:table-cell>
          <table:table-cell office:value-type="float" office:value="919" table:style-name="ce6">
            <text:p>919</text:p>
          </table:table-cell>
          <table:table-cell table:number-columns-repeated="16380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string" table:style-name="ce5">
            <text:p>DRILLBIT 250</text:p>
          </table:table-cell>
          <table:table-cell office:value-type="float" office:value="1037.5" table:style-name="ce6">
            <text:p>1,038</text:p>
          </table:table-cell>
          <table:table-cell office:value-type="float" office:value="1037.5" table:style-name="ce6">
            <text:p>1,038</text:p>
          </table:table-cell>
          <table:table-cell table:number-columns-repeated="16380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string" table:style-name="ce5">
            <text:p>DRILLBIT 275</text:p>
          </table:table-cell>
          <table:table-cell office:value-type="float" office:value="1069" table:style-name="ce6">
            <text:p>1,069</text:p>
          </table:table-cell>
          <table:table-cell office:value-type="float" office:value="1069" table:style-name="ce6">
            <text:p>1,069</text:p>
          </table:table-cell>
          <table:table-cell table:number-columns-repeated="16380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string" table:style-name="ce5">
            <text:p>DRILLBIT 3 FLUTE BRAD 150MM</text:p>
          </table:table-cell>
          <table:table-cell office:value-type="float" office:value="1065" table:style-name="ce6">
            <text:p>1,065</text:p>
          </table:table-cell>
          <table:table-cell office:value-type="float" office:value="1065" table:style-name="ce6">
            <text:p>1,065</text:p>
          </table:table-cell>
          <table:table-cell table:number-columns-repeated="16380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string" table:style-name="ce5">
            <text:p>DRILLBIT 3 FLUTED 4.0MM 260MM</text:p>
          </table:table-cell>
          <table:table-cell office:value-type="float" office:value="834" table:style-name="ce6">
            <text:p>834</text:p>
          </table:table-cell>
          <table:table-cell office:value-type="float" office:value="834" table:style-name="ce6">
            <text:p>834</text:p>
          </table:table-cell>
          <table:table-cell table:number-columns-repeated="16380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string" table:style-name="ce5">
            <text:p>DRILLBIT 3 FLUTED SYNTHES</text:p>
          </table:table-cell>
          <table:table-cell office:value-type="float" office:value="981" table:style-name="ce6">
            <text:p>981</text:p>
          </table:table-cell>
          <table:table-cell office:value-type="float" office:value="981" table:style-name="ce6">
            <text:p>981</text:p>
          </table:table-cell>
          <table:table-cell table:number-columns-repeated="16380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string" table:style-name="ce5">
            <text:p>DRILLBIT 300</text:p>
          </table:table-cell>
          <table:table-cell office:value-type="float" office:value="1181.5" table:style-name="ce6">
            <text:p>1,182</text:p>
          </table:table-cell>
          <table:table-cell office:value-type="float" office:value="1181.5" table:style-name="ce6">
            <text:p>1,182</text:p>
          </table:table-cell>
          <table:table-cell table:number-columns-repeated="16380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string" table:style-name="ce5">
            <text:p>DRILLBIT 325</text:p>
          </table:table-cell>
          <table:table-cell office:value-type="float" office:value="1251.5" table:style-name="ce6">
            <text:p>1,252</text:p>
          </table:table-cell>
          <table:table-cell office:value-type="float" office:value="1251.5" table:style-name="ce6">
            <text:p>1,252</text:p>
          </table:table-cell>
          <table:table-cell table:number-columns-repeated="16380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string" table:style-name="ce5">
            <text:p>DRILLBIT 350</text:p>
          </table:table-cell>
          <table:table-cell office:value-type="float" office:value="1263" table:style-name="ce6">
            <text:p>1,263</text:p>
          </table:table-cell>
          <table:table-cell office:value-type="float" office:value="1263" table:style-name="ce6">
            <text:p>1,263</text:p>
          </table:table-cell>
          <table:table-cell table:number-columns-repeated="16380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string" table:style-name="ce5">
            <text:p>DRILLBIT 375</text:p>
          </table:table-cell>
          <table:table-cell office:value-type="float" office:value="852" table:style-name="ce6">
            <text:p>852</text:p>
          </table:table-cell>
          <table:table-cell office:value-type="float" office:value="852" table:style-name="ce6">
            <text:p>852</text:p>
          </table:table-cell>
          <table:table-cell table:number-columns-repeated="16380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string" table:style-name="ce5">
            <text:p>DRILLBIT 4.2/5.0 AO</text:p>
          </table:table-cell>
          <table:table-cell office:value-type="float" office:value="1251.5" table:style-name="ce6">
            <text:p>1,252</text:p>
          </table:table-cell>
          <table:table-cell office:value-type="float" office:value="1251.5" table:style-name="ce6">
            <text:p>1,252</text:p>
          </table:table-cell>
          <table:table-cell table:number-columns-repeated="16380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string" table:style-name="ce5">
            <text:p>DRILLBIT 425</text:p>
          </table:table-cell>
          <table:table-cell office:value-type="float" office:value="981" table:style-name="ce6">
            <text:p>981</text:p>
          </table:table-cell>
          <table:table-cell office:value-type="float" office:value="981" table:style-name="ce6">
            <text:p>981</text:p>
          </table:table-cell>
          <table:table-cell table:number-columns-repeated="16380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string" table:style-name="ce5">
            <text:p>DRILLBIT 450</text:p>
          </table:table-cell>
          <table:table-cell office:value-type="float" office:value="1709" table:style-name="ce6">
            <text:p>1,709</text:p>
          </table:table-cell>
          <table:table-cell office:value-type="float" office:value="1709" table:style-name="ce6">
            <text:p>1,709</text:p>
          </table:table-cell>
          <table:table-cell table:number-columns-repeated="16380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string" table:style-name="ce5">
            <text:p>DRILLBIT 600</text:p>
          </table:table-cell>
          <table:table-cell office:value-type="float" office:value="1496.5" table:style-name="ce6">
            <text:p>1,497</text:p>
          </table:table-cell>
          <table:table-cell office:value-type="float" office:value="1496.5" table:style-name="ce6">
            <text:p>1,497</text:p>
          </table:table-cell>
          <table:table-cell table:number-columns-repeated="16380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string" table:style-name="ce5">
            <text:p>DRILLBIT 70</text:p>
          </table:table-cell>
          <table:table-cell office:value-type="float" office:value="1560" table:style-name="ce6">
            <text:p>1,560</text:p>
          </table:table-cell>
          <table:table-cell office:value-type="float" office:value="1560" table:style-name="ce6">
            <text:p>1,560</text:p>
          </table:table-cell>
          <table:table-cell table:number-columns-repeated="16380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string" table:style-name="ce5">
            <text:p>DRILLBIT AO 102-122MM</text:p>
          </table:table-cell>
          <table:table-cell office:value-type="float" office:value="671.5" table:style-name="ce6">
            <text:p>672</text:p>
          </table:table-cell>
          <table:table-cell office:value-type="float" office:value="671.5" table:style-name="ce6">
            <text:p>672</text:p>
          </table:table-cell>
          <table:table-cell table:number-columns-repeated="16380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string" table:style-name="ce5">
            <text:p>DRILLBIT BUR F SERIES STRYKER</text:p>
          </table:table-cell>
          <table:table-cell office:value-type="float" office:value="1344" table:style-name="ce6">
            <text:p>1,344</text:p>
          </table:table-cell>
          <table:table-cell office:value-type="float" office:value="1344" table:style-name="ce6">
            <text:p>1,344</text:p>
          </table:table-cell>
          <table:table-cell table:number-columns-repeated="16380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string" table:style-name="ce5">
            <text:p>DRILLBIT CANN 2.1 MICRO ASNIS</text:p>
          </table:table-cell>
          <table:table-cell office:value-type="float" office:value="1484.5" table:style-name="ce6">
            <text:p>1,485</text:p>
          </table:table-cell>
          <table:table-cell office:value-type="float" office:value="1484.5" table:style-name="ce6">
            <text:p>1,485</text:p>
          </table:table-cell>
          <table:table-cell table:number-columns-repeated="16380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string" table:style-name="ce5">
            <text:p>DRILLBIT CANNULATD 5.0X300MM</text:p>
          </table:table-cell>
          <table:table-cell office:value-type="float" office:value="1519.5" table:style-name="ce6">
            <text:p>1,520</text:p>
          </table:table-cell>
          <table:table-cell office:value-type="float" office:value="1519.5" table:style-name="ce6">
            <text:p>1,520</text:p>
          </table:table-cell>
          <table:table-cell table:number-columns-repeated="16380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string" table:style-name="ce5">
            <text:p>DRILLBIT CANNULATED 4.5</text:p>
          </table:table-cell>
          <table:table-cell office:value-type="float" office:value="1369" table:style-name="ce6">
            <text:p>1,369</text:p>
          </table:table-cell>
          <table:table-cell office:value-type="float" office:value="1369" table:style-name="ce6">
            <text:p>1,369</text:p>
          </table:table-cell>
          <table:table-cell table:number-columns-repeated="16380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string" table:style-name="ce5">
            <text:p>DRILLBIT CANNULATED 5.6MM</text:p>
          </table:table-cell>
          <table:table-cell office:value-type="float" office:value="2539.5" table:style-name="ce6">
            <text:p>2,540</text:p>
          </table:table-cell>
          <table:table-cell office:value-type="float" office:value="2539.5" table:style-name="ce6">
            <text:p>2,540</text:p>
          </table:table-cell>
          <table:table-cell table:number-columns-repeated="16380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string" table:style-name="ce5">
            <text:p>DRILLBIT JACOBS CHUCK</text:p>
          </table:table-cell>
          <table:table-cell office:value-type="float" office:value="484.5" table:style-name="ce6">
            <text:p>485</text:p>
          </table:table-cell>
          <table:table-cell office:value-type="float" office:value="484.5" table:style-name="ce6">
            <text:p>485</text:p>
          </table:table-cell>
          <table:table-cell table:number-columns-repeated="16380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string" table:style-name="ce5">
            <text:p>DRILLBIT QC 3.2/4.5 145MM</text:p>
          </table:table-cell>
          <table:table-cell office:value-type="float" office:value="341" table:style-name="ce6">
            <text:p>341</text:p>
          </table:table-cell>
          <table:table-cell office:value-type="float" office:value="341" table:style-name="ce6">
            <text:p>341</text:p>
          </table:table-cell>
          <table:table-cell table:number-columns-repeated="16380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string" table:style-name="ce5">
            <text:p>DRILLBIT QC 4.3 180MM</text:p>
          </table:table-cell>
          <table:table-cell office:value-type="float" office:value="507" table:style-name="ce6">
            <text:p>507</text:p>
          </table:table-cell>
          <table:table-cell office:value-type="float" office:value="507" table:style-name="ce6">
            <text:p>507</text:p>
          </table:table-cell>
          <table:table-cell table:number-columns-repeated="16380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string" table:style-name="ce5">
            <text:p>DRILLBIT QC 60-145MM ZMR</text:p>
          </table:table-cell>
          <table:table-cell office:value-type="float" office:value="486.5" table:style-name="ce6">
            <text:p>487</text:p>
          </table:table-cell>
          <table:table-cell office:value-type="float" office:value="486.5" table:style-name="ce6">
            <text:p>487</text:p>
          </table:table-cell>
          <table:table-cell table:number-columns-repeated="16380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string" table:style-name="ce5">
            <text:p>DRILLBIT QUIK COUPLING 60-145MM</text:p>
          </table:table-cell>
          <table:table-cell office:value-type="float" office:value="310.5" table:style-name="ce6">
            <text:p>311</text:p>
          </table:table-cell>
          <table:table-cell office:value-type="float" office:value="310.5" table:style-name="ce6">
            <text:p>311</text:p>
          </table:table-cell>
          <table:table-cell table:number-columns-repeated="16380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string" table:style-name="ce5">
            <text:p>DRILLBIT STRAIGHT 10/12.7CM</text:p>
          </table:table-cell>
          <table:table-cell office:value-type="float" office:value="286.5" table:style-name="ce6">
            <text:p>287</text:p>
          </table:table-cell>
          <table:table-cell office:value-type="float" office:value="286.5" table:style-name="ce6">
            <text:p>287</text:p>
          </table:table-cell>
          <table:table-cell table:number-columns-repeated="16380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string" table:style-name="ce5">
            <text:p>DRILLBIT STRYKER</text:p>
          </table:table-cell>
          <table:table-cell office:value-type="float" office:value="1269" table:style-name="ce6">
            <text:p>1,269</text:p>
          </table:table-cell>
          <table:table-cell office:value-type="float" office:value="1269" table:style-name="ce6">
            <text:p>1,269</text:p>
          </table:table-cell>
          <table:table-cell table:number-columns-repeated="16380"/>
        </table:table-row>
        <table:table-row table:style-name="ro2">
          <table:table-cell office:value-type="float" office:value="578" table:style-name="ce4">
            <text:p>578</text:p>
          </table:table-cell>
          <table:table-cell office:value-type="string" table:style-name="ce5">
            <text:p>DRILLBIT WRIGHT MEDICAL</text:p>
          </table:table-cell>
          <table:table-cell office:value-type="float" office:value="1075" table:style-name="ce6">
            <text:p>1,075</text:p>
          </table:table-cell>
          <table:table-cell office:value-type="float" office:value="1075" table:style-name="ce6">
            <text:p>1,075</text:p>
          </table:table-cell>
          <table:table-cell table:number-columns-repeated="16380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string" table:style-name="ce5">
            <text:p>DRIVER 2.5/3.5MM</text:p>
          </table:table-cell>
          <table:table-cell office:value-type="float" office:value="604" table:style-name="ce6">
            <text:p>604</text:p>
          </table:table-cell>
          <table:table-cell office:value-type="float" office:value="604" table:style-name="ce6">
            <text:p>604</text:p>
          </table:table-cell>
          <table:table-cell table:number-columns-repeated="16380"/>
        </table:table-row>
        <table:table-row table:style-name="ro2">
          <table:table-cell office:value-type="float" office:value="580" table:style-name="ce4">
            <text:p>580</text:p>
          </table:table-cell>
          <table:table-cell office:value-type="string" table:style-name="ce5">
            <text:p>DRIVER AND ANCHOR PACK</text:p>
          </table:table-cell>
          <table:table-cell office:value-type="float" office:value="533" table:style-name="ce6">
            <text:p>533</text:p>
          </table:table-cell>
          <table:table-cell office:value-type="float" office:value="533" table:style-name="ce6">
            <text:p>533</text:p>
          </table:table-cell>
          <table:table-cell table:number-columns-repeated="16380"/>
        </table:table-row>
        <table:table-row table:style-name="ro2">
          <table:table-cell office:value-type="float" office:value="581" table:style-name="ce4">
            <text:p>581</text:p>
          </table:table-cell>
          <table:table-cell office:value-type="string" table:style-name="ce5">
            <text:p>DRUG SCREEN SINGLE</text:p>
          </table:table-cell>
          <table:table-cell office:value-type="float" office:value="707" table:style-name="ce6">
            <text:p>707</text:p>
          </table:table-cell>
          <table:table-cell office:value-type="float" office:value="404" table:style-name="ce6">
            <text:p>404</text:p>
          </table:table-cell>
          <table:table-cell table:number-columns-repeated="16380"/>
        </table:table-row>
        <table:table-row table:style-name="ro2">
          <table:table-cell office:value-type="float" office:value="582" table:style-name="ce4">
            <text:p>582</text:p>
          </table:table-cell>
          <table:table-cell office:value-type="string" table:style-name="ce5">
            <text:p>DSG AQUACEL 6X6</text:p>
          </table:table-cell>
          <table:table-cell office:value-type="float" office:value="153.5" table:style-name="ce6">
            <text:p>154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583" table:style-name="ce4">
            <text:p>583</text:p>
          </table:table-cell>
          <table:table-cell office:value-type="string" table:style-name="ce5">
            <text:p>DSG AQUACEL AG RIBBON 3/4X18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584" table:style-name="ce4">
            <text:p>584</text:p>
          </table:table-cell>
          <table:table-cell office:value-type="string" table:style-name="ce5">
            <text:p>DSG MEPILEX AG 6X6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585" table:style-name="ce4">
            <text:p>585</text:p>
          </table:table-cell>
          <table:table-cell office:value-type="string" table:style-name="ce5">
            <text:p>DSG MEPILEX BORDER 4X12</text:p>
          </table:table-cell>
          <table:table-cell office:value-type="float" office:value="120.5" table:style-name="ce6">
            <text:p>121</text:p>
          </table:table-cell>
          <table:table-cell office:value-type="float" office:value="120.5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586" table:style-name="ce4">
            <text:p>586</text:p>
          </table:table-cell>
          <table:table-cell office:value-type="string" table:style-name="ce5">
            <text:p>DSG MEPILEX BORDER SACRUM 9.2</text:p>
          </table:table-cell>
          <table:table-cell office:value-type="float" office:value="475" table:style-name="ce6">
            <text:p>475</text:p>
          </table:table-cell>
          <table:table-cell office:value-type="float" office:value="475" table:style-name="ce6">
            <text:p>475</text:p>
          </table:table-cell>
          <table:table-cell table:number-columns-repeated="16380"/>
        </table:table-row>
        <table:table-row table:style-name="ro2">
          <table:table-cell office:value-type="float" office:value="587" table:style-name="ce4">
            <text:p>587</text:p>
          </table:table-cell>
          <table:table-cell office:value-type="string" table:style-name="ce5">
            <text:p>DSG MEPILEX TRANSFER 6X6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588" table:style-name="ce4">
            <text:p>588</text:p>
          </table:table-cell>
          <table:table-cell office:value-type="string" table:style-name="ce5">
            <text:p>DSG SILVASORB GEL</text:p>
          </table:table-cell>
          <table:table-cell office:value-type="float" office:value="128" table:style-name="ce6">
            <text:p>128</text:p>
          </table:table-cell>
          <table:table-cell office:value-type="float" office:value="128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589" table:style-name="ce4">
            <text:p>589</text:p>
          </table:table-cell>
          <table:table-cell office:value-type="string" table:style-name="ce5">
            <text:p>DUPLEX ABD ART/VENOUS LIMITED</text:p>
          </table:table-cell>
          <table:table-cell office:value-type="float" office:value="691.5" table:style-name="ce6">
            <text:p>692</text:p>
          </table:table-cell>
          <table:table-cell office:value-type="float" office:value="691.5" table:style-name="ce6">
            <text:p>692</text:p>
          </table:table-cell>
          <table:table-cell table:number-columns-repeated="16380"/>
        </table:table-row>
        <table:table-row table:style-name="ro2">
          <table:table-cell office:value-type="float" office:value="590" table:style-name="ce4">
            <text:p>590</text:p>
          </table:table-cell>
          <table:table-cell office:value-type="string" table:style-name="ce5">
            <text:p>DUPLEX AORTA/ILIAC COMPLETE</text:p>
          </table:table-cell>
          <table:table-cell office:value-type="float" office:value="792.5" table:style-name="ce6">
            <text:p>793</text:p>
          </table:table-cell>
          <table:table-cell office:value-type="float" office:value="792.5" table:style-name="ce6">
            <text:p>793</text:p>
          </table:table-cell>
          <table:table-cell table:number-columns-repeated="16380"/>
        </table:table-row>
        <table:table-row table:style-name="ro2">
          <table:table-cell office:value-type="float" office:value="591" table:style-name="ce4">
            <text:p>591</text:p>
          </table:table-cell>
          <table:table-cell office:value-type="string" table:style-name="ce5">
            <text:p>DUPLEX ARTERIAL FLOW; COMPL</text:p>
          </table:table-cell>
          <table:table-cell office:value-type="float" office:value="1026" table:style-name="ce6">
            <text:p>1,026</text:p>
          </table:table-cell>
          <table:table-cell office:value-type="float" office:value="1026" table:style-name="ce6">
            <text:p>1,026</text:p>
          </table:table-cell>
          <table:table-cell table:number-columns-repeated="16380"/>
        </table:table-row>
        <table:table-row table:style-name="ro2">
          <table:table-cell office:value-type="float" office:value="592" table:style-name="ce4">
            <text:p>592</text:p>
          </table:table-cell>
          <table:table-cell office:value-type="string" table:style-name="ce5">
            <text:p>DUPLEX EXT VEINS BILAT</text:p>
          </table:table-cell>
          <table:table-cell office:value-type="float" office:value="1048" table:style-name="ce6">
            <text:p>1,048</text:p>
          </table:table-cell>
          <table:table-cell office:value-type="float" office:value="1048" table:style-name="ce6">
            <text:p>1,048</text:p>
          </table:table-cell>
          <table:table-cell table:number-columns-repeated="16380"/>
        </table:table-row>
        <table:table-row table:style-name="ro2">
          <table:table-cell office:value-type="float" office:value="593" table:style-name="ce4">
            <text:p>593</text:p>
          </table:table-cell>
          <table:table-cell office:value-type="string" table:style-name="ce5">
            <text:p>DUPLEX EXT VEINS; UNIL/LIMIT</text:p>
          </table:table-cell>
          <table:table-cell office:value-type="float" office:value="743" table:style-name="ce6">
            <text:p>743</text:p>
          </table:table-cell>
          <table:table-cell office:value-type="float" office:value="743" table:style-name="ce6">
            <text:p>743</text:p>
          </table:table-cell>
          <table:table-cell table:number-columns-repeated="16380"/>
        </table:table-row>
        <table:table-row table:style-name="ro2">
          <table:table-cell office:value-type="float" office:value="594" table:style-name="ce4">
            <text:p>594</text:p>
          </table:table-cell>
          <table:table-cell office:value-type="string" table:style-name="ce5">
            <text:p>DUPLEX EXTRACRANIAL/CAROTID BI</text:p>
          </table:table-cell>
          <table:table-cell office:value-type="float" office:value="941" table:style-name="ce6">
            <text:p>941</text:p>
          </table:table-cell>
          <table:table-cell office:value-type="float" office:value="941" table:style-name="ce6">
            <text:p>941</text:p>
          </table:table-cell>
          <table:table-cell table:number-columns-repeated="16380"/>
        </table:table-row>
        <table:table-row table:style-name="ro2">
          <table:table-cell office:value-type="float" office:value="595" table:style-name="ce4">
            <text:p>595</text:p>
          </table:table-cell>
          <table:table-cell office:value-type="string" table:style-name="ce5">
            <text:p>DUPLEX EXTRACRANIAL/CAROTID UN</text:p>
          </table:table-cell>
          <table:table-cell office:value-type="float" office:value="504" table:style-name="ce6">
            <text:p>504</text:p>
          </table:table-cell>
          <table:table-cell office:value-type="float" office:value="504" table:style-name="ce6">
            <text:p>504</text:p>
          </table:table-cell>
          <table:table-cell table:number-columns-repeated="16380"/>
        </table:table-row>
        <table:table-row table:style-name="ro2">
          <table:table-cell office:value-type="float" office:value="596" table:style-name="ce4">
            <text:p>596</text:p>
          </table:table-cell>
          <table:table-cell office:value-type="string" table:style-name="ce5">
            <text:p>DUPLEX HEMODIALYSIS ACCESS</text:p>
          </table:table-cell>
          <table:table-cell office:value-type="float" office:value="538.5" table:style-name="ce6">
            <text:p>539</text:p>
          </table:table-cell>
          <table:table-cell office:value-type="float" office:value="538.5" table:style-name="ce6">
            <text:p>539</text:p>
          </table:table-cell>
          <table:table-cell table:number-columns-repeated="16380"/>
        </table:table-row>
        <table:table-row table:style-name="ro2">
          <table:table-cell office:value-type="float" office:value="597" table:style-name="ce4">
            <text:p>597</text:p>
          </table:table-cell>
          <table:table-cell office:value-type="string" table:style-name="ce5">
            <text:p>DUPLEX LE ART/BPG; BILAT</text:p>
          </table:table-cell>
          <table:table-cell office:value-type="float" office:value="860" table:style-name="ce6">
            <text:p>860</text:p>
          </table:table-cell>
          <table:table-cell office:value-type="float" office:value="860" table:style-name="ce6">
            <text:p>860</text:p>
          </table:table-cell>
          <table:table-cell table:number-columns-repeated="16380"/>
        </table:table-row>
        <table:table-row table:style-name="ro2">
          <table:table-cell office:value-type="float" office:value="598" table:style-name="ce4">
            <text:p>598</text:p>
          </table:table-cell>
          <table:table-cell office:value-type="string" table:style-name="ce5">
            <text:p>DUPLEX LE ART/BPG; UNIL/LIMIT</text:p>
          </table:table-cell>
          <table:table-cell office:value-type="float" office:value="574.5" table:style-name="ce6">
            <text:p>575</text:p>
          </table:table-cell>
          <table:table-cell office:value-type="float" office:value="574.5" table:style-name="ce6">
            <text:p>575</text:p>
          </table:table-cell>
          <table:table-cell table:number-columns-repeated="16380"/>
        </table:table-row>
        <table:table-row table:style-name="ro2">
          <table:table-cell office:value-type="float" office:value="599" table:style-name="ce4">
            <text:p>599</text:p>
          </table:table-cell>
          <table:table-cell office:value-type="string" table:style-name="ce5">
            <text:p>DUPLEX UE ART/BPG; UNIL/LIMIT</text:p>
          </table:table-cell>
          <table:table-cell office:value-type="float" office:value="562" table:style-name="ce6">
            <text:p>562</text:p>
          </table:table-cell>
          <table:table-cell office:value-type="float" office:value="562" table:style-name="ce6">
            <text:p>562</text:p>
          </table:table-cell>
          <table:table-cell table:number-columns-repeated="16380"/>
        </table:table-row>
        <table:table-row table:style-name="ro2">
          <table:table-cell office:value-type="float" office:value="600" table:style-name="ce4">
            <text:p>600</text:p>
          </table:table-cell>
          <table:table-cell office:value-type="string" table:style-name="ce5">
            <text:p>DUPLX AORTA/IVC/GRAFT LIMIT</text:p>
          </table:table-cell>
          <table:table-cell office:value-type="float" office:value="430" table:style-name="ce6">
            <text:p>430</text:p>
          </table:table-cell>
          <table:table-cell office:value-type="float" office:value="430" table:style-name="ce6">
            <text:p>430</text:p>
          </table:table-cell>
          <table:table-cell table:number-columns-repeated="16380"/>
        </table:table-row>
        <table:table-row table:style-name="ro2">
          <table:table-cell office:value-type="float" office:value="601" table:style-name="ce4">
            <text:p>601</text:p>
          </table:table-cell>
          <table:table-cell office:value-type="string" table:style-name="ce5">
            <text:p>DX OPHTHAL B SCAN US</text:p>
          </table:table-cell>
          <table:table-cell office:value-type="float" office:value="807.5" table:style-name="ce6">
            <text:p>808</text:p>
          </table:table-cell>
          <table:table-cell office:value-type="float" office:value="461.5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602" table:style-name="ce4">
            <text:p>602</text:p>
          </table:table-cell>
          <table:table-cell office:value-type="string" table:style-name="ce5">
            <text:p>ECHO 2D COMPL SPEC AND COLOR DOP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603" table:style-name="ce4">
            <text:p>603</text:p>
          </table:table-cell>
          <table:table-cell office:value-type="string" table:style-name="ce5">
            <text:p>ECHO 2D COMPLETE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604" table:style-name="ce4">
            <text:p>604</text:p>
          </table:table-cell>
          <table:table-cell office:value-type="string" table:style-name="ce5">
            <text:p>ECHO 2D W/ OR W/O M-MODE LIMIT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table:number-columns-repeated="16380"/>
        </table:table-row>
        <table:table-row table:style-name="ro2">
          <table:table-cell office:value-type="float" office:value="605" table:style-name="ce4">
            <text:p>605</text:p>
          </table:table-cell>
          <table:table-cell office:value-type="string" table:style-name="ce5">
            <text:p>ECHO 2D W/CONTRAST LIMITED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table:number-columns-repeated="16380"/>
        </table:table-row>
        <table:table-row table:style-name="ro2">
          <table:table-cell office:value-type="float" office:value="606" table:style-name="ce4">
            <text:p>606</text:p>
          </table:table-cell>
          <table:table-cell office:value-type="string" table:style-name="ce5">
            <text:p>ECHO 2D W/WO CONT SPECT/COLOR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607" table:style-name="ce4">
            <text:p>607</text:p>
          </table:table-cell>
          <table:table-cell office:value-type="string" table:style-name="ce5">
            <text:p>ECHO 3D RECONTRUCTION INDEP</text:p>
          </table:table-cell>
          <table:table-cell office:value-type="float" office:value="944" table:style-name="ce6">
            <text:p>944</text:p>
          </table:table-cell>
          <table:table-cell office:value-type="float" office:value="539.5" table:style-name="ce6">
            <text:p>540</text:p>
          </table:table-cell>
          <table:table-cell table:number-columns-repeated="16380"/>
        </table:table-row>
        <table:table-row table:style-name="ro2">
          <table:table-cell office:value-type="float" office:value="608" table:style-name="ce4">
            <text:p>608</text:p>
          </table:table-cell>
          <table:table-cell office:value-type="string" table:style-name="ce5">
            <text:p>ECHO 3D RECONTRUCTION NOT IN</text:p>
          </table:table-cell>
          <table:table-cell office:value-type="float" office:value="782.5" table:style-name="ce6">
            <text:p>783</text:p>
          </table:table-cell>
          <table:table-cell office:value-type="float" office:value="447" table:style-name="ce6">
            <text:p>447</text:p>
          </table:table-cell>
          <table:table-cell table:number-columns-repeated="16380"/>
        </table:table-row>
        <table:table-row table:style-name="ro2">
          <table:table-cell office:value-type="float" office:value="609" table:style-name="ce4">
            <text:p>609</text:p>
          </table:table-cell>
          <table:table-cell office:value-type="string" table:style-name="ce5">
            <text:p>ECHO AWAKE TEE</text:p>
          </table:table-cell>
          <table:table-cell office:value-type="float" office:value="3669" table:style-name="ce6">
            <text:p>3,669</text:p>
          </table:table-cell>
          <table:table-cell office:value-type="float" office:value="3669" table:style-name="ce6">
            <text:p>3,669</text:p>
          </table:table-cell>
          <table:table-cell table:number-columns-repeated="16380"/>
        </table:table-row>
        <table:table-row table:style-name="ro2">
          <table:table-cell office:value-type="float" office:value="610" table:style-name="ce4">
            <text:p>610</text:p>
          </table:table-cell>
          <table:table-cell office:value-type="string" table:style-name="ce5">
            <text:p>ECHO COLOR FLOW VELOCITY MAP</text:p>
          </table:table-cell>
          <table:table-cell office:value-type="float" office:value="614" table:style-name="ce6">
            <text:p>614</text:p>
          </table:table-cell>
          <table:table-cell office:value-type="float" office:value="614" table:style-name="ce6">
            <text:p>614</text:p>
          </table:table-cell>
          <table:table-cell table:number-columns-repeated="16380"/>
        </table:table-row>
        <table:table-row table:style-name="ro2">
          <table:table-cell office:value-type="float" office:value="611" table:style-name="ce4">
            <text:p>611</text:p>
          </table:table-cell>
          <table:table-cell office:value-type="string" table:style-name="ce5">
            <text:p>ECHO CONGENITAL ANOMALY COMP</text:p>
          </table:table-cell>
          <table:table-cell office:value-type="float" office:value="3669" table:style-name="ce6">
            <text:p>3,669</text:p>
          </table:table-cell>
          <table:table-cell office:value-type="float" office:value="3669" table:style-name="ce6">
            <text:p>3,669</text:p>
          </table:table-cell>
          <table:table-cell table:number-columns-repeated="16380"/>
        </table:table-row>
        <table:table-row table:style-name="ro2">
          <table:table-cell office:value-type="float" office:value="612" table:style-name="ce4">
            <text:p>612</text:p>
          </table:table-cell>
          <table:table-cell office:value-type="string" table:style-name="ce5">
            <text:p>ECHO CONGENITAL ANOMALY LTC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613" table:style-name="ce4">
            <text:p>613</text:p>
          </table:table-cell>
          <table:table-cell office:value-type="string" table:style-name="ce5">
            <text:p>ECHO DOPPLER</text:p>
          </table:table-cell>
          <table:table-cell office:value-type="float" office:value="693.5" table:style-name="ce6">
            <text:p>694</text:p>
          </table:table-cell>
          <table:table-cell office:value-type="float" office:value="693.5" table:style-name="ce6">
            <text:p>694</text:p>
          </table:table-cell>
          <table:table-cell table:number-columns-repeated="16380"/>
        </table:table-row>
        <table:table-row table:style-name="ro2">
          <table:table-cell office:value-type="float" office:value="614" table:style-name="ce4">
            <text:p>614</text:p>
          </table:table-cell>
          <table:table-cell office:value-type="string" table:style-name="ce5">
            <text:p>ECHO DOPPLER F/UP OR LTD</text:p>
          </table:table-cell>
          <table:table-cell office:value-type="float" office:value="330.5" table:style-name="ce6">
            <text:p>331</text:p>
          </table:table-cell>
          <table:table-cell office:value-type="float" office:value="330.5" table:style-name="ce6">
            <text:p>331</text:p>
          </table:table-cell>
          <table:table-cell table:number-columns-repeated="16380"/>
        </table:table-row>
        <table:table-row table:style-name="ro2">
          <table:table-cell office:value-type="float" office:value="615" table:style-name="ce4">
            <text:p>615</text:p>
          </table:table-cell>
          <table:table-cell office:value-type="string" table:style-name="ce5">
            <text:p>ECHO TRANSTHORACIC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616" table:style-name="ce4">
            <text:p>616</text:p>
          </table:table-cell>
          <table:table-cell office:value-type="string" table:style-name="ce5">
            <text:p>ECHO W/WO CONT/PHARM/ECG/PHYS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617" table:style-name="ce4">
            <text:p>617</text:p>
          </table:table-cell>
          <table:table-cell office:value-type="string" table:style-name="ce5">
            <text:p>ECT</text:p>
          </table:table-cell>
          <table:table-cell office:value-type="float" office:value="1339.5" table:style-name="ce6">
            <text:p>1,340</text:p>
          </table:table-cell>
          <table:table-cell office:value-type="float" office:value="1339.5" table:style-name="ce6">
            <text:p>1,340</text:p>
          </table:table-cell>
          <table:table-cell table:number-columns-repeated="16380"/>
        </table:table-row>
        <table:table-row table:style-name="ro2">
          <table:table-cell office:value-type="float" office:value="618" table:style-name="ce4">
            <text:p>618</text:p>
          </table:table-cell>
          <table:table-cell office:value-type="string" table:style-name="ce5">
            <text:p>EEG AWAKE AND DROWSY</text:p>
          </table:table-cell>
          <table:table-cell office:value-type="float" office:value="623" table:style-name="ce6">
            <text:p>623</text:p>
          </table:table-cell>
          <table:table-cell office:value-type="float" office:value="623" table:style-name="ce6">
            <text:p>623</text:p>
          </table:table-cell>
          <table:table-cell table:number-columns-repeated="16380"/>
        </table:table-row>
        <table:table-row table:style-name="ro2">
          <table:table-cell office:value-type="float" office:value="619" table:style-name="ce4">
            <text:p>619</text:p>
          </table:table-cell>
          <table:table-cell office:value-type="string" table:style-name="ce5">
            <text:p>EGD BALLOON DIL ESOPH 30 MM</text:p>
          </table:table-cell>
          <table:table-cell office:value-type="float" office:value="3261" table:style-name="ce6">
            <text:p>3,261</text:p>
          </table:table-cell>
          <table:table-cell office:value-type="float" office:value="3261" table:style-name="ce6">
            <text:p>3,261</text:p>
          </table:table-cell>
          <table:table-cell table:number-columns-repeated="16380"/>
        </table:table-row>
        <table:table-row table:style-name="ro2">
          <table:table-cell office:value-type="float" office:value="620" table:style-name="ce4">
            <text:p>620</text:p>
          </table:table-cell>
          <table:table-cell office:value-type="string" table:style-name="ce5">
            <text:p>EGD DIAGNOSTIC</text:p>
          </table:table-cell>
          <table:table-cell office:value-type="float" office:value="1754.5" table:style-name="ce6">
            <text:p>1,755</text:p>
          </table:table-cell>
          <table:table-cell office:value-type="float" office:value="1754.5" table:style-name="ce6">
            <text:p>1,755</text:p>
          </table:table-cell>
          <table:table-cell table:number-columns-repeated="16380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string" table:style-name="ce5">
            <text:p>EGD W/ABLATION</text:p>
          </table:table-cell>
          <table:table-cell office:value-type="float" office:value="3207.5" table:style-name="ce6">
            <text:p>3,208</text:p>
          </table:table-cell>
          <table:table-cell office:value-type="float" office:value="3207.5" table:style-name="ce6">
            <text:p>3,208</text:p>
          </table:table-cell>
          <table:table-cell table:number-columns-repeated="16380"/>
        </table:table-row>
        <table:table-row table:style-name="ro2">
          <table:table-cell office:value-type="float" office:value="622" table:style-name="ce4">
            <text:p>622</text:p>
          </table:table-cell>
          <table:table-cell office:value-type="string" table:style-name="ce5">
            <text:p>EGD W/BAND ESOPH/GASTRIC VARIC</text:p>
          </table:table-cell>
          <table:table-cell office:value-type="float" office:value="3243" table:style-name="ce6">
            <text:p>3,243</text:p>
          </table:table-cell>
          <table:table-cell office:value-type="float" office:value="3243" table:style-name="ce6">
            <text:p>3,243</text:p>
          </table:table-cell>
          <table:table-cell table:number-columns-repeated="16380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string" table:style-name="ce5">
            <text:p>EGD W/BIOPSY</text:p>
          </table:table-cell>
          <table:table-cell office:value-type="float" office:value="2700" table:style-name="ce6">
            <text:p>2,700</text:p>
          </table:table-cell>
          <table:table-cell office:value-type="float" office:value="2700" table:style-name="ce6">
            <text:p>2,700</text:p>
          </table:table-cell>
          <table:table-cell table:number-columns-repeated="16380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string" table:style-name="ce5">
            <text:p>EGD W/CONTROL OF BLEEDING</text:p>
          </table:table-cell>
          <table:table-cell office:value-type="float" office:value="2872.5" table:style-name="ce6">
            <text:p>2,873</text:p>
          </table:table-cell>
          <table:table-cell office:value-type="float" office:value="2872.5" table:style-name="ce6">
            <text:p>2,873</text:p>
          </table:table-cell>
          <table:table-cell table:number-columns-repeated="16380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string" table:style-name="ce5">
            <text:p>EGD W/DILATION</text:p>
          </table:table-cell>
          <table:table-cell office:value-type="float" office:value="2512.5" table:style-name="ce6">
            <text:p>2,513</text:p>
          </table:table-cell>
          <table:table-cell office:value-type="float" office:value="2512.5" table:style-name="ce6">
            <text:p>2,513</text:p>
          </table:table-cell>
          <table:table-cell table:number-columns-repeated="16380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string" table:style-name="ce5">
            <text:p>EGD W/DIR SUBMUC INJ</text:p>
          </table:table-cell>
          <table:table-cell office:value-type="float" office:value="1978" table:style-name="ce6">
            <text:p>1,978</text:p>
          </table:table-cell>
          <table:table-cell office:value-type="float" office:value="1978" table:style-name="ce6">
            <text:p>1,978</text:p>
          </table:table-cell>
          <table:table-cell table:number-columns-repeated="16380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string" table:style-name="ce5">
            <text:p>EGD W/ESOPH BALLOON DILATION</text:p>
          </table:table-cell>
          <table:table-cell office:value-type="float" office:value="2187" table:style-name="ce6">
            <text:p>2,187</text:p>
          </table:table-cell>
          <table:table-cell office:value-type="float" office:value="2187" table:style-name="ce6">
            <text:p>2,187</text:p>
          </table:table-cell>
          <table:table-cell table:number-columns-repeated="16380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string" table:style-name="ce5">
            <text:p>EGD W/ESOPH DILATION OVER GUID</text:p>
          </table:table-cell>
          <table:table-cell office:value-type="float" office:value="2371.5" table:style-name="ce6">
            <text:p>2,372</text:p>
          </table:table-cell>
          <table:table-cell office:value-type="float" office:value="2371.5" table:style-name="ce6">
            <text:p>2,372</text:p>
          </table:table-cell>
          <table:table-cell table:number-columns-repeated="16380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string" table:style-name="ce5">
            <text:p>EGD W/PEG PLACEMENT</text:p>
          </table:table-cell>
          <table:table-cell office:value-type="float" office:value="2857.5" table:style-name="ce6">
            <text:p>2,858</text:p>
          </table:table-cell>
          <table:table-cell office:value-type="float" office:value="2857.5" table:style-name="ce6">
            <text:p>2,858</text:p>
          </table:table-cell>
          <table:table-cell table:number-columns-repeated="16380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string" table:style-name="ce5">
            <text:p>EGD W/REMOVE FB</text:p>
          </table:table-cell>
          <table:table-cell office:value-type="float" office:value="2537" table:style-name="ce6">
            <text:p>2,537</text:p>
          </table:table-cell>
          <table:table-cell office:value-type="float" office:value="2537" table:style-name="ce6">
            <text:p>2,537</text:p>
          </table:table-cell>
          <table:table-cell table:number-columns-repeated="16380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string" table:style-name="ce5">
            <text:p>EGD W/TUMOR/POLYP REMOVE CAUTE</text:p>
          </table:table-cell>
          <table:table-cell office:value-type="float" office:value="2435" table:style-name="ce6">
            <text:p>2,435</text:p>
          </table:table-cell>
          <table:table-cell office:value-type="float" office:value="2435" table:style-name="ce6">
            <text:p>2,435</text:p>
          </table:table-cell>
          <table:table-cell table:number-columns-repeated="16380"/>
        </table:table-row>
        <table:table-row table:style-name="ro2">
          <table:table-cell office:value-type="float" office:value="632" table:style-name="ce4">
            <text:p>632</text:p>
          </table:table-cell>
          <table:table-cell office:value-type="string" table:style-name="ce5">
            <text:p>EGD W/TUMOR/POLYP REMOVE SNARE</text:p>
          </table:table-cell>
          <table:table-cell office:value-type="float" office:value="2809" table:style-name="ce6">
            <text:p>2,809</text:p>
          </table:table-cell>
          <table:table-cell office:value-type="float" office:value="2809" table:style-name="ce6">
            <text:p>2,809</text:p>
          </table:table-cell>
          <table:table-cell table:number-columns-repeated="16380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string" table:style-name="ce5">
            <text:p>EGFR GENE ANALYSIS</text:p>
          </table:table-cell>
          <table:table-cell office:value-type="float" office:value="2914" table:style-name="ce6">
            <text:p>2,914</text:p>
          </table:table-cell>
          <table:table-cell office:value-type="float" office:value="166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634" table:style-name="ce4">
            <text:p>634</text:p>
          </table:table-cell>
          <table:table-cell office:value-type="string" table:style-name="ce5">
            <text:p>EKG ROUTINE TRACING ONLY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string" table:style-name="ce5">
            <text:p>ELECTRODE CUTTING LOOP STORZ</text:p>
          </table:table-cell>
          <table:table-cell office:value-type="float" office:value="475.5" table:style-name="ce6">
            <text:p>476</text:p>
          </table:table-cell>
          <table:table-cell office:value-type="float" office:value="475.5" table:style-name="ce6">
            <text:p>476</text:p>
          </table:table-cell>
          <table:table-cell table:number-columns-repeated="16380"/>
        </table:table-row>
        <table:table-row table:style-name="ro2">
          <table:table-cell office:value-type="float" office:value="636" table:style-name="ce4">
            <text:p>636</text:p>
          </table:table-cell>
          <table:table-cell office:value-type="string" table:style-name="ce5">
            <text:p>ELECTRODE FRONT LOADING LOOP</text:p>
          </table:table-cell>
          <table:table-cell office:value-type="float" office:value="2787" table:style-name="ce6">
            <text:p>2,787</text:p>
          </table:table-cell>
          <table:table-cell office:value-type="float" office:value="2787" table:style-name="ce6">
            <text:p>2,787</text:p>
          </table:table-cell>
          <table:table-cell table:number-columns-repeated="16380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string" table:style-name="ce5">
            <text:p>ELECTRODE LAPROSCOPIC L-HOOK</text:p>
          </table:table-cell>
          <table:table-cell office:value-type="float" office:value="210" table:style-name="ce6">
            <text:p>210</text:p>
          </table:table-cell>
          <table:table-cell office:value-type="float" office:value="210" table:style-name="ce6">
            <text:p>210</text:p>
          </table:table-cell>
          <table:table-cell table:number-columns-repeated="16380"/>
        </table:table-row>
        <table:table-row table:style-name="ro2">
          <table:table-cell office:value-type="float" office:value="638" table:style-name="ce4">
            <text:p>638</text:p>
          </table:table-cell>
          <table:table-cell office:value-type="string" table:style-name="ce5">
            <text:p>ELECTRODE LIGASURE 5MM LS1500</text:p>
          </table:table-cell>
          <table:table-cell office:value-type="float" office:value="2904" table:style-name="ce6">
            <text:p>2,904</text:p>
          </table:table-cell>
          <table:table-cell office:value-type="float" office:value="2904" table:style-name="ce6">
            <text:p>2,904</text:p>
          </table:table-cell>
          <table:table-cell table:number-columns-repeated="16380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string" table:style-name="ce5">
            <text:p>ELECTRODE NERVE STIMULATOR 225</text:p>
          </table:table-cell>
          <table:table-cell office:value-type="float" office:value="522" table:style-name="ce6">
            <text:p>522</text:p>
          </table:table-cell>
          <table:table-cell office:value-type="float" office:value="522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640" table:style-name="ce4">
            <text:p>640</text:p>
          </table:table-cell>
          <table:table-cell office:value-type="string" table:style-name="ce5">
            <text:p>ELECTRODE PLASMAKINETIC GYRUS</text:p>
          </table:table-cell>
          <table:table-cell office:value-type="float" office:value="2444" table:style-name="ce6">
            <text:p>2,444</text:p>
          </table:table-cell>
          <table:table-cell office:value-type="float" office:value="2444" table:style-name="ce6">
            <text:p>2,444</text:p>
          </table:table-cell>
          <table:table-cell table:number-columns-repeated="16380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string" table:style-name="ce5">
            <text:p>ELECTRODE POWERBAR ACMI</text:p>
          </table:table-cell>
          <table:table-cell office:value-type="float" office:value="762.5" table:style-name="ce6">
            <text:p>763</text:p>
          </table:table-cell>
          <table:table-cell office:value-type="float" office:value="762.5" table:style-name="ce6">
            <text:p>763</text:p>
          </table:table-cell>
          <table:table-cell table:number-columns-repeated="16380"/>
        </table:table-row>
        <table:table-row table:style-name="ro2">
          <table:table-cell office:value-type="float" office:value="642" table:style-name="ce4">
            <text:p>642</text:p>
          </table:table-cell>
          <table:table-cell office:value-type="string" table:style-name="ce5">
            <text:p>ELECTRODE RESECTOSCOPE</text:p>
          </table:table-cell>
          <table:table-cell office:value-type="float" office:value="1470" table:style-name="ce6">
            <text:p>1,470</text:p>
          </table:table-cell>
          <table:table-cell office:value-type="float" office:value="1470" table:style-name="ce6">
            <text:p>1,470</text:p>
          </table:table-cell>
          <table:table-cell table:number-columns-repeated="16380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string" table:style-name="ce5">
            <text:p>ELECTRODE RESECTOSCOPE 200</text:p>
          </table:table-cell>
          <table:table-cell office:value-type="float" office:value="594" table:style-name="ce6">
            <text:p>594</text:p>
          </table:table-cell>
          <table:table-cell office:value-type="float" office:value="594" table:style-name="ce6">
            <text:p>594</text:p>
          </table:table-cell>
          <table:table-cell table:number-columns-repeated="16380"/>
        </table:table-row>
        <table:table-row table:style-name="ro2">
          <table:table-cell office:value-type="float" office:value="644" table:style-name="ce4">
            <text:p>644</text:p>
          </table:table-cell>
          <table:table-cell office:value-type="string" table:style-name="ce5">
            <text:p>ELECTRODE ROLLERBALL 5MM ACMI</text:p>
          </table:table-cell>
          <table:table-cell office:value-type="float" office:value="481.5" table:style-name="ce6">
            <text:p>482</text:p>
          </table:table-cell>
          <table:table-cell office:value-type="float" office:value="481.5" table:style-name="ce6">
            <text:p>482</text:p>
          </table:table-cell>
          <table:table-cell table:number-columns-repeated="16380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string" table:style-name="ce5">
            <text:p>ELECTRODE VAPORIZATION BUTTON</text:p>
          </table:table-cell>
          <table:table-cell office:value-type="float" office:value="2672" table:style-name="ce6">
            <text:p>2,672</text:p>
          </table:table-cell>
          <table:table-cell office:value-type="float" office:value="2672" table:style-name="ce6">
            <text:p>2,672</text:p>
          </table:table-cell>
          <table:table-cell table:number-columns-repeated="16380"/>
        </table:table-row>
        <table:table-row table:style-name="ro2">
          <table:table-cell office:value-type="float" office:value="646" table:style-name="ce4">
            <text:p>646</text:p>
          </table:table-cell>
          <table:table-cell office:value-type="string" table:style-name="ce5">
            <text:p>ELECTROLYTES</text:p>
          </table:table-cell>
          <table:table-cell office:value-type="float" office:value="332.5" table:style-name="ce6">
            <text:p>333</text:p>
          </table:table-cell>
          <table:table-cell office:value-type="float" office:value="190" table:style-name="ce6">
            <text:p>190</text:p>
          </table:table-cell>
          <table:table-cell table:number-columns-repeated="16380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string" table:style-name="ce5">
            <text:p>EMBOLIZATION PROTECTIVE SYSTEM</text:p>
          </table:table-cell>
          <table:table-cell office:value-type="float" office:value="3897" table:style-name="ce6">
            <text:p>3,897</text:p>
          </table:table-cell>
          <table:table-cell office:value-type="float" office:value="3897" table:style-name="ce6">
            <text:p>3,897</text:p>
          </table:table-cell>
          <table:table-cell table:number-columns-repeated="16380"/>
        </table:table-row>
        <table:table-row table:style-name="ro2">
          <table:table-cell office:value-type="float" office:value="648" table:style-name="ce4">
            <text:p>648</text:p>
          </table:table-cell>
          <table:table-cell office:value-type="string" table:style-name="ce5">
            <text:p>ENDO W/BIOPSY SINGLE/MULT</text:p>
          </table:table-cell>
          <table:table-cell office:value-type="float" office:value="1719.5" table:style-name="ce6">
            <text:p>1,720</text:p>
          </table:table-cell>
          <table:table-cell office:value-type="float" office:value="1719.5" table:style-name="ce6">
            <text:p>1,720</text:p>
          </table:table-cell>
          <table:table-cell table:number-columns-repeated="16380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string" table:style-name="ce5">
            <text:p>ENDOBUTTON 20MM SMITH NEPHEW</text:p>
          </table:table-cell>
          <table:table-cell office:value-type="float" office:value="1323" table:style-name="ce6">
            <text:p>1,323</text:p>
          </table:table-cell>
          <table:table-cell office:value-type="float" office:value="1323" table:style-name="ce6">
            <text:p>1,323</text:p>
          </table:table-cell>
          <table:table-cell table:number-columns-repeated="16380"/>
        </table:table-row>
        <table:table-row table:style-name="ro2">
          <table:table-cell office:value-type="float" office:value="650" table:style-name="ce4">
            <text:p>650</text:p>
          </table:table-cell>
          <table:table-cell office:value-type="string" table:style-name="ce5">
            <text:p>ENDOBUTTON CONT LOOP SUTURE</text:p>
          </table:table-cell>
          <table:table-cell office:value-type="float" office:value="1764" table:style-name="ce6">
            <text:p>1,764</text:p>
          </table:table-cell>
          <table:table-cell office:value-type="float" office:value="1764" table:style-name="ce6">
            <text:p>1,764</text:p>
          </table:table-cell>
          <table:table-cell table:number-columns-repeated="16380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string" table:style-name="ce5">
            <text:p>ENDOBUTTON FIXATN W/15MM LOOP SUTURE</text:p>
          </table:table-cell>
          <table:table-cell office:value-type="float" office:value="1648.5" table:style-name="ce6">
            <text:p>1,649</text:p>
          </table:table-cell>
          <table:table-cell office:value-type="float" office:value="1648.5" table:style-name="ce6">
            <text:p>1,649</text:p>
          </table:table-cell>
          <table:table-cell table:number-columns-repeated="16380"/>
        </table:table-row>
        <table:table-row table:style-name="ro2">
          <table:table-cell office:value-type="float" office:value="652" table:style-name="ce4">
            <text:p>652</text:p>
          </table:table-cell>
          <table:table-cell office:value-type="string" table:style-name="ce5">
            <text:p>ENDOCATCH 225</text:p>
          </table:table-cell>
          <table:table-cell office:value-type="float" office:value="547.5" table:style-name="ce6">
            <text:p>548</text:p>
          </table:table-cell>
          <table:table-cell office:value-type="float" office:value="547.5" table:style-name="ce6">
            <text:p>548</text:p>
          </table:table-cell>
          <table:table-cell table:number-columns-repeated="16380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string" table:style-name="ce5">
            <text:p>ENDOGRASPER 90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654" table:style-name="ce4">
            <text:p>654</text:p>
          </table:table-cell>
          <table:table-cell office:value-type="string" table:style-name="ce5">
            <text:p>ENDOKITTNER 30</text:p>
          </table:table-cell>
          <table:table-cell office:value-type="float" office:value="426.5" table:style-name="ce6">
            <text:p>427</text:p>
          </table:table-cell>
          <table:table-cell office:value-type="float" office:value="426.5" table:style-name="ce6">
            <text:p>427</text:p>
          </table:table-cell>
          <table:table-cell table:number-columns-repeated="16380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string" table:style-name="ce5">
            <text:p>ENDOSHEARS 250</text:p>
          </table:table-cell>
          <table:table-cell office:value-type="float" office:value="480" table:style-name="ce6">
            <text:p>480</text:p>
          </table:table-cell>
          <table:table-cell office:value-type="float" office:value="480" table:style-name="ce6">
            <text:p>480</text:p>
          </table:table-cell>
          <table:table-cell table:number-columns-repeated="16380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string" table:style-name="ce5">
            <text:p>ENTEROVIRUS AMP PROBE TEC</text:p>
          </table:table-cell>
          <table:table-cell office:value-type="float" office:value="705.5" table:style-name="ce6">
            <text:p>706</text:p>
          </table:table-cell>
          <table:table-cell office:value-type="float" office:value="403" table:style-name="ce6">
            <text:p>403</text:p>
          </table:table-cell>
          <table:table-cell table:number-columns-repeated="16380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string" table:style-name="ce5">
            <text:p>ENZY ACT NONRADIOACTIVE SUB</text:p>
          </table:table-cell>
          <table:table-cell office:value-type="float" office:value="719.5" table:style-name="ce6">
            <text:p>720</text:p>
          </table:table-cell>
          <table:table-cell office:value-type="float" office:value="411" table:style-name="ce6">
            <text:p>411</text:p>
          </table:table-cell>
          <table:table-cell table:number-columns-repeated="16380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string" table:style-name="ce5">
            <text:p>ENZYME DETECTION BETA LACTA</text:p>
          </table:table-cell>
          <table:table-cell office:value-type="float" office:value="90" table:style-name="ce6">
            <text:p>90</text:p>
          </table:table-cell>
          <table:table-cell office:value-type="float" office:value="51.5" table:style-name="ce6">
            <text:p>52</text:p>
          </table:table-cell>
          <table:table-cell table:number-columns-repeated="16380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string" table:style-name="ce5">
            <text:p>EPSTEIN BARR EARLY AG IGG</text:p>
          </table:table-cell>
          <table:table-cell office:value-type="float" office:value="213.5" table:style-name="ce6">
            <text:p>214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string" table:style-name="ce5">
            <text:p>EPSTEIN BARR NUCLEAR AG IGG</text:p>
          </table:table-cell>
          <table:table-cell office:value-type="float" office:value="236.5" table:style-name="ce6">
            <text:p>237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string" table:style-name="ce5">
            <text:p>EPSTEIN BARR VIRAL CAP AB IGM</text:p>
          </table:table-cell>
          <table:table-cell office:value-type="float" office:value="255.5" table:style-name="ce6">
            <text:p>256</text:p>
          </table:table-cell>
          <table:table-cell office:value-type="float" office:value="146" table:style-name="ce6">
            <text:p>146</text:p>
          </table:table-cell>
          <table:table-cell table:number-columns-repeated="16380"/>
        </table:table-row>
        <table:table-row table:style-name="ro2">
          <table:table-cell office:value-type="float" office:value="662" table:style-name="ce4">
            <text:p>662</text:p>
          </table:table-cell>
          <table:table-cell office:value-type="string" table:style-name="ce5">
            <text:p>ER VISIT LEVEL 1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table:number-columns-repeated="16380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string" table:style-name="ce5">
            <text:p>ER VISIT LEVEL 2</text:p>
          </table:table-cell>
          <table:table-cell office:value-type="float" office:value="559" table:style-name="ce6">
            <text:p>559</text:p>
          </table:table-cell>
          <table:table-cell office:value-type="float" office:value="559" table:style-name="ce6">
            <text:p>559</text:p>
          </table:table-cell>
          <table:table-cell table:number-columns-repeated="16380"/>
        </table:table-row>
        <table:table-row table:style-name="ro2">
          <table:table-cell office:value-type="float" office:value="664" table:style-name="ce4">
            <text:p>664</text:p>
          </table:table-cell>
          <table:table-cell office:value-type="string" table:style-name="ce5">
            <text:p>ER VISIT LEVEL 3</text:p>
          </table:table-cell>
          <table:table-cell office:value-type="float" office:value="905" table:style-name="ce6">
            <text:p>905</text:p>
          </table:table-cell>
          <table:table-cell office:value-type="float" office:value="905" table:style-name="ce6">
            <text:p>905</text:p>
          </table:table-cell>
          <table:table-cell table:number-columns-repeated="16380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string" table:style-name="ce5">
            <text:p>ERCP</text:p>
          </table:table-cell>
          <table:table-cell office:value-type="float" office:value="2326.5" table:style-name="ce6">
            <text:p>2,327</text:p>
          </table:table-cell>
          <table:table-cell office:value-type="float" office:value="2326.5" table:style-name="ce6">
            <text:p>2,327</text:p>
          </table:table-cell>
          <table:table-cell table:number-columns-repeated="16380"/>
        </table:table-row>
        <table:table-row table:style-name="ro2">
          <table:table-cell office:value-type="float" office:value="666" table:style-name="ce4">
            <text:p>666</text:p>
          </table:table-cell>
          <table:table-cell office:value-type="string" table:style-name="ce5">
            <text:p>ERCP W/BALLOON DILATION</text:p>
          </table:table-cell>
          <table:table-cell office:value-type="float" office:value="2731" table:style-name="ce6">
            <text:p>2,731</text:p>
          </table:table-cell>
          <table:table-cell office:value-type="float" office:value="2731" table:style-name="ce6">
            <text:p>2,731</text:p>
          </table:table-cell>
          <table:table-cell table:number-columns-repeated="16380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string" table:style-name="ce5">
            <text:p>ERCP W/SPHINCTEROTOMY/PAPILLOT</text:p>
          </table:table-cell>
          <table:table-cell office:value-type="float" office:value="2574" table:style-name="ce6">
            <text:p>2,574</text:p>
          </table:table-cell>
          <table:table-cell office:value-type="float" office:value="2574" table:style-name="ce6">
            <text:p>2,574</text:p>
          </table:table-cell>
          <table:table-cell table:number-columns-repeated="16380"/>
        </table:table-row>
        <table:table-row table:style-name="ro2">
          <table:table-cell office:value-type="float" office:value="668" table:style-name="ce4">
            <text:p>668</text:p>
          </table:table-cell>
          <table:table-cell office:value-type="string" table:style-name="ce5">
            <text:p>ERCP W/STENT/TUBE PLACEMENT</text:p>
          </table:table-cell>
          <table:table-cell office:value-type="float" office:value="3336.5" table:style-name="ce6">
            <text:p>3,337</text:p>
          </table:table-cell>
          <table:table-cell office:value-type="float" office:value="3336.5" table:style-name="ce6">
            <text:p>3,337</text:p>
          </table:table-cell>
          <table:table-cell table:number-columns-repeated="16380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string" table:style-name="ce5">
            <text:p>ERCP W/STONE REMOVE</text:p>
          </table:table-cell>
          <table:table-cell office:value-type="float" office:value="2625.5" table:style-name="ce6">
            <text:p>2,626</text:p>
          </table:table-cell>
          <table:table-cell office:value-type="float" office:value="2625.5" table:style-name="ce6">
            <text:p>2,626</text:p>
          </table:table-cell>
          <table:table-cell table:number-columns-repeated="16380"/>
        </table:table-row>
        <table:table-row table:style-name="ro2">
          <table:table-cell office:value-type="float" office:value="670" table:style-name="ce4">
            <text:p>670</text:p>
          </table:table-cell>
          <table:table-cell office:value-type="string" table:style-name="ce5">
            <text:p>ERYTHROPOIETIN</text:p>
          </table:table-cell>
          <table:table-cell office:value-type="float" office:value="273" table:style-name="ce6">
            <text:p>273</text:p>
          </table:table-cell>
          <table:table-cell office:value-type="float" office:value="156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string" table:style-name="ce5">
            <text:p>ESOPH IMPED FUNCTION TEST</text:p>
          </table:table-cell>
          <table:table-cell office:value-type="float" office:value="942" table:style-name="ce6">
            <text:p>942</text:p>
          </table:table-cell>
          <table:table-cell office:value-type="float" office:value="942" table:style-name="ce6">
            <text:p>942</text:p>
          </table:table-cell>
          <table:table-cell table:number-columns-repeated="16380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string" table:style-name="ce5">
            <text:p>ESOPHAG ACID REFLUX W/PH ELECT</text:p>
          </table:table-cell>
          <table:table-cell office:value-type="float" office:value="1529" table:style-name="ce6">
            <text:p>1,529</text:p>
          </table:table-cell>
          <table:table-cell office:value-type="float" office:value="1529" table:style-name="ce6">
            <text:p>1,529</text:p>
          </table:table-cell>
          <table:table-cell table:number-columns-repeated="16380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string" table:style-name="ce5">
            <text:p>ESOPHAGEAL FUNCTION TEST</text:p>
          </table:table-cell>
          <table:table-cell office:value-type="float" office:value="1381" table:style-name="ce6">
            <text:p>1,381</text:p>
          </table:table-cell>
          <table:table-cell office:value-type="float" office:value="1381" table:style-name="ce6">
            <text:p>1,381</text:p>
          </table:table-cell>
          <table:table-cell table:number-columns-repeated="16380"/>
        </table:table-row>
        <table:table-row table:style-name="ro2">
          <table:table-cell office:value-type="float" office:value="674" table:style-name="ce4">
            <text:p>674</text:p>
          </table:table-cell>
          <table:table-cell office:value-type="string" table:style-name="ce5">
            <text:p>ESOPHAGOSCOPY DIAGNOSTIC</text:p>
          </table:table-cell>
          <table:table-cell office:value-type="float" office:value="1788.5" table:style-name="ce6">
            <text:p>1,789</text:p>
          </table:table-cell>
          <table:table-cell office:value-type="float" office:value="1788.5" table:style-name="ce6">
            <text:p>1,789</text:p>
          </table:table-cell>
          <table:table-cell table:number-columns-repeated="16380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string" table:style-name="ce5">
            <text:p>ESOPHAGOSCOPY W/BALLOON DILATI</text:p>
          </table:table-cell>
          <table:table-cell office:value-type="float" office:value="2306" table:style-name="ce6">
            <text:p>2,306</text:p>
          </table:table-cell>
          <table:table-cell office:value-type="float" office:value="2306" table:style-name="ce6">
            <text:p>2,306</text:p>
          </table:table-cell>
          <table:table-cell table:number-columns-repeated="16380"/>
        </table:table-row>
        <table:table-row table:style-name="ro2">
          <table:table-cell office:value-type="float" office:value="676" table:style-name="ce4">
            <text:p>676</text:p>
          </table:table-cell>
          <table:table-cell office:value-type="string" table:style-name="ce5">
            <text:p>ESOPHAGOSCOPY W/BANDING VARICE</text:p>
          </table:table-cell>
          <table:table-cell office:value-type="float" office:value="2922" table:style-name="ce6">
            <text:p>2,922</text:p>
          </table:table-cell>
          <table:table-cell office:value-type="float" office:value="2922" table:style-name="ce6">
            <text:p>2,922</text:p>
          </table:table-cell>
          <table:table-cell table:number-columns-repeated="16380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string" table:style-name="ce5">
            <text:p>ESOPHAGOSCOPY W/BIOPSY</text:p>
          </table:table-cell>
          <table:table-cell office:value-type="float" office:value="2126.5" table:style-name="ce6">
            <text:p>2,127</text:p>
          </table:table-cell>
          <table:table-cell office:value-type="float" office:value="2126.5" table:style-name="ce6">
            <text:p>2,127</text:p>
          </table:table-cell>
          <table:table-cell table:number-columns-repeated="16380"/>
        </table:table-row>
        <table:table-row table:style-name="ro2">
          <table:table-cell office:value-type="float" office:value="678" table:style-name="ce4">
            <text:p>678</text:p>
          </table:table-cell>
          <table:table-cell office:value-type="string" table:style-name="ce5">
            <text:p>ESOPHAGOSCOPY W/REMOVE FB</text:p>
          </table:table-cell>
          <table:table-cell office:value-type="float" office:value="2915" table:style-name="ce6">
            <text:p>2,915</text:p>
          </table:table-cell>
          <table:table-cell office:value-type="float" office:value="2915" table:style-name="ce6">
            <text:p>2,915</text:p>
          </table:table-cell>
          <table:table-cell table:number-columns-repeated="16380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string" table:style-name="ce5">
            <text:p>ESRD DIALYSIS TX OP ONLY</text:p>
          </table:table-cell>
          <table:table-cell office:value-type="float" office:value="650.5" table:style-name="ce6">
            <text:p>651</text:p>
          </table:table-cell>
          <table:table-cell office:value-type="float" office:value="650.5" table:style-name="ce6">
            <text:p>651</text:p>
          </table:table-cell>
          <table:table-cell table:number-columns-repeated="16380"/>
        </table:table-row>
        <table:table-row table:style-name="ro2">
          <table:table-cell office:value-type="float" office:value="680" table:style-name="ce4">
            <text:p>680</text:p>
          </table:table-cell>
          <table:table-cell office:value-type="string" table:style-name="ce5">
            <text:p>ESTRADIOL</text:p>
          </table:table-cell>
          <table:table-cell office:value-type="float" office:value="556.5" table:style-name="ce6">
            <text:p>557</text:p>
          </table:table-cell>
          <table:table-cell office:value-type="float" office:value="318" table:style-name="ce6">
            <text:p>318</text:p>
          </table:table-cell>
          <table:table-cell table:number-columns-repeated="16380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string" table:style-name="ce5">
            <text:p>ESTRIOL</text:p>
          </table:table-cell>
          <table:table-cell office:value-type="float" office:value="366.5" table:style-name="ce6">
            <text:p>367</text:p>
          </table:table-cell>
          <table:table-cell office:value-type="float" office:value="209.5" table:style-name="ce6">
            <text:p>210</text:p>
          </table:table-cell>
          <table:table-cell table:number-columns-repeated="16380"/>
        </table:table-row>
        <table:table-row table:style-name="ro2">
          <table:table-cell office:value-type="float" office:value="682" table:style-name="ce4">
            <text:p>682</text:p>
          </table:table-cell>
          <table:table-cell office:value-type="string" table:style-name="ce5">
            <text:p>ESTROGEN RECEPTOR ASSAY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string" table:style-name="ce5">
            <text:p>ESTROGEN TOTAL</text:p>
          </table:table-cell>
          <table:table-cell office:value-type="float" office:value="263.5" table:style-name="ce6">
            <text:p>264</text:p>
          </table:table-cell>
          <table:table-cell office:value-type="float" office:value="150.5" table:style-name="ce6">
            <text:p>151</text:p>
          </table:table-cell>
          <table:table-cell table:number-columns-repeated="16380"/>
        </table:table-row>
        <table:table-row table:style-name="ro2">
          <table:table-cell office:value-type="float" office:value="684" table:style-name="ce4">
            <text:p>684</text:p>
          </table:table-cell>
          <table:table-cell office:value-type="string" table:style-name="ce5">
            <text:p>ESWL UNILATERAL</text:p>
          </table:table-cell>
          <table:table-cell office:value-type="float" office:value="22167" table:style-name="ce6">
            <text:p>22,167</text:p>
          </table:table-cell>
          <table:table-cell office:value-type="float" office:value="22167" table:style-name="ce6">
            <text:p>22,167</text:p>
          </table:table-cell>
          <table:table-cell table:number-columns-repeated="16380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string" table:style-name="ce5">
            <text:p>EVACUATOR BLADD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686" table:style-name="ce4">
            <text:p>686</text:p>
          </table:table-cell>
          <table:table-cell office:value-type="string" table:style-name="ce5">
            <text:p>EVAL FLUENCY 31-60 MIN</text:p>
          </table:table-cell>
          <table:table-cell office:value-type="float" office:value="527.5" table:style-name="ce6">
            <text:p>528</text:p>
          </table:table-cell>
          <table:table-cell office:value-type="float" office:value="301.5" table:style-name="ce6">
            <text:p>302</text:p>
          </table:table-cell>
          <table:table-cell table:number-columns-repeated="16380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string" table:style-name="ce5">
            <text:p>EVAL LABOR NEW &lt; 1 HR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688" table:style-name="ce4">
            <text:p>688</text:p>
          </table:table-cell>
          <table:table-cell office:value-type="string" table:style-name="ce5">
            <text:p>EVAL LABOR NEW &gt; 4 HR</text:p>
          </table:table-cell>
          <table:table-cell office:value-type="float" office:value="649" table:style-name="ce6">
            <text:p>649</text:p>
          </table:table-cell>
          <table:table-cell office:value-type="float" office:value="649" table:style-name="ce6">
            <text:p>649</text:p>
          </table:table-cell>
          <table:table-cell table:number-columns-repeated="16380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string" table:style-name="ce5">
            <text:p>EVAL LABOR NEW 1 TO 2 HR</text:p>
          </table:table-cell>
          <table:table-cell office:value-type="float" office:value="194" table:style-name="ce6">
            <text:p>194</text:p>
          </table:table-cell>
          <table:table-cell office:value-type="float" office:value="194" table:style-name="ce6">
            <text:p>194</text:p>
          </table:table-cell>
          <table:table-cell table:number-columns-repeated="16380"/>
        </table:table-row>
        <table:table-row table:style-name="ro2">
          <table:table-cell office:value-type="float" office:value="690" table:style-name="ce4">
            <text:p>690</text:p>
          </table:table-cell>
          <table:table-cell office:value-type="string" table:style-name="ce5">
            <text:p>EVAL SPEECH ONLY 31-60 MIN</text:p>
          </table:table-cell>
          <table:table-cell office:value-type="float" office:value="440" table:style-name="ce6">
            <text:p>440</text:p>
          </table:table-cell>
          <table:table-cell office:value-type="float" office:value="251.5" table:style-name="ce6">
            <text:p>252</text:p>
          </table:table-cell>
          <table:table-cell table:number-columns-repeated="16380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string" table:style-name="ce5">
            <text:p>EVAL SPEECH/LANG 31-60 MIN</text:p>
          </table:table-cell>
          <table:table-cell office:value-type="float" office:value="921.5" table:style-name="ce6">
            <text:p>922</text:p>
          </table:table-cell>
          <table:table-cell office:value-type="float" office:value="526.5" table:style-name="ce6">
            <text:p>527</text:p>
          </table:table-cell>
          <table:table-cell table:number-columns-repeated="16380"/>
        </table:table-row>
        <table:table-row table:style-name="ro2">
          <table:table-cell office:value-type="float" office:value="692" table:style-name="ce4">
            <text:p>692</text:p>
          </table:table-cell>
          <table:table-cell office:value-type="string" table:style-name="ce5">
            <text:p>EVAL VOICE 31-60 MIN</text:p>
          </table:table-cell>
          <table:table-cell office:value-type="float" office:value="425" table:style-name="ce6">
            <text:p>425</text:p>
          </table:table-cell>
          <table:table-cell office:value-type="float" office:value="243" table:style-name="ce6">
            <text:p>243</text:p>
          </table:table-cell>
          <table:table-cell table:number-columns-repeated="16380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string" table:style-name="ce5">
            <text:p>EVENT TRANSMISSION AND ANALYSIS</text:p>
          </table:table-cell>
          <table:table-cell office:value-type="float" office:value="520" table:style-name="ce6">
            <text:p>520</text:p>
          </table:table-cell>
          <table:table-cell office:value-type="float" office:value="520" table:style-name="ce6">
            <text:p>520</text:p>
          </table:table-cell>
          <table:table-cell table:number-columns-repeated="16380"/>
        </table:table-row>
        <table:table-row table:style-name="ro2">
          <table:table-cell office:value-type="float" office:value="694" table:style-name="ce4">
            <text:p>694</text:p>
          </table:table-cell>
          <table:table-cell office:value-type="string" table:style-name="ce5">
            <text:p>EXC LESN BGN SCALP/NECK .6-1CM</text:p>
          </table:table-cell>
          <table:table-cell office:value-type="float" office:value="1362.5" table:style-name="ce6">
            <text:p>1,363</text:p>
          </table:table-cell>
          <table:table-cell office:value-type="float" office:value="1362.5" table:style-name="ce6">
            <text:p>1,363</text:p>
          </table:table-cell>
          <table:table-cell table:number-columns-repeated="16380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string" table:style-name="ce5">
            <text:p>EXC LESN BGN TRNK/ARM 2.1-3CM</text:p>
          </table:table-cell>
          <table:table-cell office:value-type="float" office:value="934" table:style-name="ce6">
            <text:p>934</text:p>
          </table:table-cell>
          <table:table-cell office:value-type="float" office:value="934" table:style-name="ce6">
            <text:p>934</text:p>
          </table:table-cell>
          <table:table-cell table:number-columns-repeated="16380"/>
        </table:table-row>
        <table:table-row table:style-name="ro2">
          <table:table-cell office:value-type="float" office:value="696" table:style-name="ce4">
            <text:p>696</text:p>
          </table:table-cell>
          <table:table-cell office:value-type="string" table:style-name="ce5">
            <text:p>EXC LESN BGN TRUNK/ARM 1.1-2.0</text:p>
          </table:table-cell>
          <table:table-cell office:value-type="float" office:value="722" table:style-name="ce6">
            <text:p>722</text:p>
          </table:table-cell>
          <table:table-cell office:value-type="float" office:value="722" table:style-name="ce6">
            <text:p>722</text:p>
          </table:table-cell>
          <table:table-cell table:number-columns-repeated="16380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string" table:style-name="ce5">
            <text:p>EXETER HIP STEM V40</text:p>
          </table:table-cell>
          <table:table-cell office:value-type="float" office:value="2362.5" table:style-name="ce6">
            <text:p>2,363</text:p>
          </table:table-cell>
          <table:table-cell office:value-type="float" office:value="2362.5" table:style-name="ce6">
            <text:p>2,363</text:p>
          </table:table-cell>
          <table:table-cell table:number-columns-repeated="16380"/>
        </table:table-row>
        <table:table-row table:style-name="ro2">
          <table:table-cell office:value-type="float" office:value="698" table:style-name="ce4">
            <text:p>698</text:p>
          </table:table-cell>
          <table:table-cell office:value-type="string" table:style-name="ce5">
            <text:p>EXTERNAL CEPHALIC VERSION</text:p>
          </table:table-cell>
          <table:table-cell office:value-type="float" office:value="2450" table:style-name="ce6">
            <text:p>2,450</text:p>
          </table:table-cell>
          <table:table-cell office:value-type="float" office:value="2450" table:style-name="ce6">
            <text:p>2,450</text:p>
          </table:table-cell>
          <table:table-cell table:number-columns-repeated="16380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string" table:style-name="ce5">
            <text:p>EXTRACTABLE NUCLEAR AG</text:p>
          </table:table-cell>
          <table:table-cell office:value-type="float" office:value="218" table:style-name="ce6">
            <text:p>218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700" table:style-name="ce4">
            <text:p>700</text:p>
          </table:table-cell>
          <table:table-cell office:value-type="string" table:style-name="ce5">
            <text:p>EXTRACTION SCREW</text:p>
          </table:table-cell>
          <table:table-cell office:value-type="float" office:value="1104" table:style-name="ce6">
            <text:p>1,104</text:p>
          </table:table-cell>
          <table:table-cell office:value-type="float" office:value="1104" table:style-name="ce6">
            <text:p>1,104</text:p>
          </table:table-cell>
          <table:table-cell table:number-columns-repeated="16380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string" table:style-name="ce5">
            <text:p>EXTRACTION SYS ALEXIS W/GELPOINT</text:p>
          </table:table-cell>
          <table:table-cell office:value-type="float" office:value="3412.5" table:style-name="ce6">
            <text:p>3,413</text:p>
          </table:table-cell>
          <table:table-cell office:value-type="float" office:value="3412.5" table:style-name="ce6">
            <text:p>3,413</text:p>
          </table:table-cell>
          <table:table-cell table:number-columns-repeated="16380"/>
        </table:table-row>
        <table:table-row table:style-name="ro2">
          <table:table-cell office:value-type="float" office:value="702" table:style-name="ce4">
            <text:p>702</text:p>
          </table:table-cell>
          <table:table-cell office:value-type="string" table:style-name="ce5">
            <text:p>EXTRACTION SYS ALEXIS W/GELPOINT MINI</text:p>
          </table:table-cell>
          <table:table-cell office:value-type="float" office:value="2231.5" table:style-name="ce6">
            <text:p>2,232</text:p>
          </table:table-cell>
          <table:table-cell office:value-type="float" office:value="2231.5" table:style-name="ce6">
            <text:p>2,232</text:p>
          </table:table-cell>
          <table:table-cell table:number-columns-repeated="16380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string" table:style-name="ce5">
            <text:p>EXTRACTOR STONE</text:p>
          </table:table-cell>
          <table:table-cell office:value-type="float" office:value="1042" table:style-name="ce6">
            <text:p>1,042</text:p>
          </table:table-cell>
          <table:table-cell office:value-type="float" office:value="1042" table:style-name="ce6">
            <text:p>1,042</text:p>
          </table:table-cell>
          <table:table-cell table:number-columns-repeated="16380"/>
        </table:table-row>
        <table:table-row table:style-name="ro2">
          <table:table-cell office:value-type="float" office:value="704" table:style-name="ce4">
            <text:p>704</text:p>
          </table:table-cell>
          <table:table-cell office:value-type="string" table:style-name="ce5">
            <text:p>EXTRACTOR VACUUM</text:p>
          </table:table-cell>
          <table:table-cell office:value-type="float" office:value="174" table:style-name="ce6">
            <text:p>174</text:p>
          </table:table-cell>
          <table:table-cell office:value-type="float" office:value="174" table:style-name="ce6">
            <text:p>174</text:p>
          </table:table-cell>
          <table:table-cell table:number-columns-repeated="16380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string" table:style-name="ce5">
            <text:p>F2</text:p>
          </table:table-cell>
          <table:table-cell office:value-type="float" office:value="594" table:style-name="ce6">
            <text:p>594</text:p>
          </table:table-cell>
          <table:table-cell office:value-type="float" office:value="339.5" table:style-name="ce6">
            <text:p>340</text:p>
          </table:table-cell>
          <table:table-cell table:number-columns-repeated="16380"/>
        </table:table-row>
        <table:table-row table:style-name="ro2">
          <table:table-cell office:value-type="float" office:value="706" table:style-name="ce4">
            <text:p>706</text:p>
          </table:table-cell>
          <table:table-cell office:value-type="string" table:style-name="ce5">
            <text:p>F5</text:p>
          </table:table-cell>
          <table:table-cell office:value-type="float" office:value="737.5" table:style-name="ce6">
            <text:p>738</text:p>
          </table:table-cell>
          <table:table-cell office:value-type="float" office:value="421.5" table:style-name="ce6">
            <text:p>422</text:p>
          </table:table-cell>
          <table:table-cell table:number-columns-repeated="16380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string" table:style-name="ce5">
            <text:p>FACTOR IX</text:p>
          </table:table-cell>
          <table:table-cell office:value-type="float" office:value="271.5" table:style-name="ce6">
            <text:p>272</text:p>
          </table:table-cell>
          <table:table-cell office:value-type="float" office:value="15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708" table:style-name="ce4">
            <text:p>708</text:p>
          </table:table-cell>
          <table:table-cell office:value-type="string" table:style-name="ce5">
            <text:p>FACTOR V</text:p>
          </table:table-cell>
          <table:table-cell office:value-type="float" office:value="285.5" table:style-name="ce6">
            <text:p>286</text:p>
          </table:table-cell>
          <table:table-cell office:value-type="float" office:value="163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string" table:style-name="ce5">
            <text:p>FACTOR VII</text:p>
          </table:table-cell>
          <table:table-cell office:value-type="float" office:value="315" table:style-name="ce6">
            <text:p>315</text:p>
          </table:table-cell>
          <table:table-cell office:value-type="float" office:value="180" table:style-name="ce6">
            <text:p>180</text:p>
          </table:table-cell>
          <table:table-cell table:number-columns-repeated="16380"/>
        </table:table-row>
        <table:table-row table:style-name="ro2">
          <table:table-cell office:value-type="float" office:value="710" table:style-name="ce4">
            <text:p>710</text:p>
          </table:table-cell>
          <table:table-cell office:value-type="string" table:style-name="ce5">
            <text:p>FACTOR VIII AHG ONE STAGE</text:p>
          </table:table-cell>
          <table:table-cell office:value-type="float" office:value="701" table:style-name="ce6">
            <text:p>701</text:p>
          </table:table-cell>
          <table:table-cell office:value-type="float" office:value="400.5" table:style-name="ce6">
            <text:p>401</text:p>
          </table:table-cell>
          <table:table-cell table:number-columns-repeated="16380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string" table:style-name="ce5">
            <text:p>FACTOR VIII VW FACTOR ANTIG</text:p>
          </table:table-cell>
          <table:table-cell office:value-type="float" office:value="906.5" table:style-name="ce6">
            <text:p>907</text:p>
          </table:table-cell>
          <table:table-cell office:value-type="float" office:value="518" table:style-name="ce6">
            <text:p>518</text:p>
          </table:table-cell>
          <table:table-cell table:number-columns-repeated="16380"/>
        </table:table-row>
        <table:table-row table:style-name="ro2">
          <table:table-cell office:value-type="float" office:value="712" table:style-name="ce4">
            <text:p>712</text:p>
          </table:table-cell>
          <table:table-cell office:value-type="string" table:style-name="ce5">
            <text:p>FACTOR VIII VW RISTOCETIN</text:p>
          </table:table-cell>
          <table:table-cell office:value-type="float" office:value="1037" table:style-name="ce6">
            <text:p>1,037</text:p>
          </table:table-cell>
          <table:table-cell office:value-type="float" office:value="592.5" table:style-name="ce6">
            <text:p>593</text:p>
          </table:table-cell>
          <table:table-cell table:number-columns-repeated="16380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string" table:style-name="ce5">
            <text:p>FECAL FAT QUANTITATIVE</text:p>
          </table:table-cell>
          <table:table-cell office:value-type="float" office:value="284.5" table:style-name="ce6">
            <text:p>285</text:p>
          </table:table-cell>
          <table:table-cell office:value-type="float" office:value="162.5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714" table:style-name="ce4">
            <text:p>714</text:p>
          </table:table-cell>
          <table:table-cell office:value-type="string" table:style-name="ce5">
            <text:p>FERRITIN</text:p>
          </table:table-cell>
          <table:table-cell office:value-type="float" office:value="166.5" table:style-name="ce6">
            <text:p>167</text:p>
          </table:table-cell>
          <table:table-cell office:value-type="float" office:value="9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string" table:style-name="ce5">
            <text:p>FETAL FIBRONECTIN</text:p>
          </table:table-cell>
          <table:table-cell office:value-type="float" office:value="1259" table:style-name="ce6">
            <text:p>1,259</text:p>
          </table:table-cell>
          <table:table-cell office:value-type="float" office:value="719.5" table:style-name="ce6">
            <text:p>720</text:p>
          </table:table-cell>
          <table:table-cell table:number-columns-repeated="16380"/>
        </table:table-row>
        <table:table-row table:style-name="ro2">
          <table:table-cell office:value-type="float" office:value="716" table:style-name="ce4">
            <text:p>716</text:p>
          </table:table-cell>
          <table:table-cell office:value-type="string" table:style-name="ce5">
            <text:p>FETAL NON STRESS TEST</text:p>
          </table:table-cell>
          <table:table-cell office:value-type="float" office:value="455.5" table:style-name="ce6">
            <text:p>456</text:p>
          </table:table-cell>
          <table:table-cell office:value-type="float" office:value="455.5" table:style-name="ce6">
            <text:p>456</text:p>
          </table:table-cell>
          <table:table-cell table:number-columns-repeated="16380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string" table:style-name="ce5">
            <text:p>FETAL SCREEN</text:p>
          </table:table-cell>
          <table:table-cell office:value-type="float" office:value="168" table:style-name="ce6">
            <text:p>168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718" table:style-name="ce4">
            <text:p>718</text:p>
          </table:table-cell>
          <table:table-cell office:value-type="string" table:style-name="ce5">
            <text:p>FIBRINOGEN</text:p>
          </table:table-cell>
          <table:table-cell office:value-type="float" office:value="145.5" table:style-name="ce6">
            <text:p>146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string" table:style-name="ce5">
            <text:p>FILTER CELECT FEM VC</text:p>
          </table:table-cell>
          <table:table-cell office:value-type="float" office:value="3412.5" table:style-name="ce6">
            <text:p>3,413</text:p>
          </table:table-cell>
          <table:table-cell office:value-type="float" office:value="3412.5" table:style-name="ce6">
            <text:p>3,413</text:p>
          </table:table-cell>
          <table:table-cell table:number-columns-repeated="16380"/>
        </table:table-row>
        <table:table-row table:style-name="ro2">
          <table:table-cell office:value-type="float" office:value="720" table:style-name="ce4">
            <text:p>720</text:p>
          </table:table-cell>
          <table:table-cell office:value-type="string" table:style-name="ce5">
            <text:p>FILTER CELECT JUG VC</text:p>
          </table:table-cell>
          <table:table-cell office:value-type="float" office:value="3412.5" table:style-name="ce6">
            <text:p>3,413</text:p>
          </table:table-cell>
          <table:table-cell office:value-type="float" office:value="3412.5" table:style-name="ce6">
            <text:p>3,413</text:p>
          </table:table-cell>
          <table:table-cell table:number-columns-repeated="16380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string" table:style-name="ce5">
            <text:p>FILTER VENA CAVA OPTEASE</text:p>
          </table:table-cell>
          <table:table-cell office:value-type="float" office:value="5509" table:style-name="ce6">
            <text:p>5,509</text:p>
          </table:table-cell>
          <table:table-cell office:value-type="float" office:value="5509" table:style-name="ce6">
            <text:p>5,509</text:p>
          </table:table-cell>
          <table:table-cell table:number-columns-repeated="16380"/>
        </table:table-row>
        <table:table-row table:style-name="ro2">
          <table:table-cell office:value-type="float" office:value="722" table:style-name="ce4">
            <text:p>722</text:p>
          </table:table-cell>
          <table:table-cell office:value-type="string" table:style-name="ce5">
            <text:p>FINGER/HEEL/EAR STICK</text:p>
          </table:table-cell>
          <table:table-cell office:value-type="float" office:value="35" table:style-name="ce6">
            <text:p>35</text:p>
          </table:table-cell>
          <table:table-cell office:value-type="float" office:value="20" table:style-name="ce6">
            <text:p>20</text:p>
          </table:table-cell>
          <table:table-cell table:number-columns-repeated="16380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string" table:style-name="ce5">
            <text:p>FIXATOR CLAMP</text:p>
          </table:table-cell>
          <table:table-cell office:value-type="float" office:value="1575" table:style-name="ce6">
            <text:p>1,575</text:p>
          </table:table-cell>
          <table:table-cell office:value-type="float" office:value="1575" table:style-name="ce6">
            <text:p>1,575</text:p>
          </table:table-cell>
          <table:table-cell table:number-columns-repeated="16380"/>
        </table:table-row>
        <table:table-row table:style-name="ro2">
          <table:table-cell office:value-type="float" office:value="724" table:style-name="ce4">
            <text:p>724</text:p>
          </table:table-cell>
          <table:table-cell office:value-type="string" table:style-name="ce5">
            <text:p>FIXATOR CLAMP SYNTHES 1447</text:p>
          </table:table-cell>
          <table:table-cell office:value-type="float" office:value="2036" table:style-name="ce6">
            <text:p>2,036</text:p>
          </table:table-cell>
          <table:table-cell office:value-type="float" office:value="2036" table:style-name="ce6">
            <text:p>2,036</text:p>
          </table:table-cell>
          <table:table-cell table:number-columns-repeated="16380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string" table:style-name="ce5">
            <text:p>FIXATOR EXT COUPLING HOFFMAN</text:p>
          </table:table-cell>
          <table:table-cell office:value-type="float" office:value="3223" table:style-name="ce6">
            <text:p>3,223</text:p>
          </table:table-cell>
          <table:table-cell office:value-type="float" office:value="3223" table:style-name="ce6">
            <text:p>3,223</text:p>
          </table:table-cell>
          <table:table-cell table:number-columns-repeated="16380"/>
        </table:table-row>
        <table:table-row table:style-name="ro2">
          <table:table-cell office:value-type="float" office:value="726" table:style-name="ce4">
            <text:p>726</text:p>
          </table:table-cell>
          <table:table-cell office:value-type="string" table:style-name="ce5">
            <text:p>FIXATOR EXT FOOT ARCH 100-180MM</text:p>
          </table:table-cell>
          <table:table-cell office:value-type="float" office:value="6259.5" table:style-name="ce6">
            <text:p>6,260</text:p>
          </table:table-cell>
          <table:table-cell office:value-type="float" office:value="6259.5" table:style-name="ce6">
            <text:p>6,260</text:p>
          </table:table-cell>
          <table:table-cell table:number-columns-repeated="16380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string" table:style-name="ce5">
            <text:p>FIXATOR EXT FOOT RING LNG/SHRT 100-210MM</text:p>
          </table:table-cell>
          <table:table-cell office:value-type="float" office:value="7198.5" table:style-name="ce6">
            <text:p>7,199</text:p>
          </table:table-cell>
          <table:table-cell office:value-type="float" office:value="7198.5" table:style-name="ce6">
            <text:p>7,199</text:p>
          </table:table-cell>
          <table:table-cell table:number-columns-repeated="16380"/>
        </table:table-row>
        <table:table-row table:style-name="ro2">
          <table:table-cell office:value-type="float" office:value="728" table:style-name="ce4">
            <text:p>728</text:p>
          </table:table-cell>
          <table:table-cell office:value-type="string" table:style-name="ce5">
            <text:p>FIXATOR EXT NUT/BOLT 5MM/12MM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string" table:style-name="ce5">
            <text:p>FIXATOR EXT PIN CLAMP 4 POSITN</text:p>
          </table:table-cell>
          <table:table-cell office:value-type="float" office:value="1701" table:style-name="ce6">
            <text:p>1,701</text:p>
          </table:table-cell>
          <table:table-cell office:value-type="float" office:value="1701" table:style-name="ce6">
            <text:p>1,701</text:p>
          </table:table-cell>
          <table:table-cell table:number-columns-repeated="16380"/>
        </table:table-row>
        <table:table-row table:style-name="ro2">
          <table:table-cell office:value-type="float" office:value="730" table:style-name="ce4">
            <text:p>730</text:p>
          </table:table-cell>
          <table:table-cell office:value-type="string" table:style-name="ce5">
            <text:p>FIXATOR EXT PLATE</text:p>
          </table:table-cell>
          <table:table-cell office:value-type="float" office:value="794" table:style-name="ce6">
            <text:p>794</text:p>
          </table:table-cell>
          <table:table-cell office:value-type="float" office:value="794" table:style-name="ce6">
            <text:p>794</text:p>
          </table:table-cell>
          <table:table-cell table:number-columns-repeated="16380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string" table:style-name="ce5">
            <text:p>FIXATOR EXT POST 11MM</text:p>
          </table:table-cell>
          <table:table-cell office:value-type="float" office:value="549" table:style-name="ce6">
            <text:p>549</text:p>
          </table:table-cell>
          <table:table-cell office:value-type="float" office:value="549" table:style-name="ce6">
            <text:p>549</text:p>
          </table:table-cell>
          <table:table-cell table:number-columns-repeated="16380"/>
        </table:table-row>
        <table:table-row table:style-name="ro2">
          <table:table-cell office:value-type="float" office:value="732" table:style-name="ce4">
            <text:p>732</text:p>
          </table:table-cell>
          <table:table-cell office:value-type="string" table:style-name="ce5">
            <text:p>FIXATOR EXT POST STRGHT/ANGLD/BENT</text:p>
          </table:table-cell>
          <table:table-cell office:value-type="float" office:value="542.5" table:style-name="ce6">
            <text:p>543</text:p>
          </table:table-cell>
          <table:table-cell office:value-type="float" office:value="542.5" table:style-name="ce6">
            <text:p>543</text:p>
          </table:table-cell>
          <table:table-cell table:number-columns-repeated="16380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string" table:style-name="ce5">
            <text:p>FIXATOR EXT RING FULL 105-230MM</text:p>
          </table:table-cell>
          <table:table-cell office:value-type="float" office:value="5080" table:style-name="ce6">
            <text:p>5,080</text:p>
          </table:table-cell>
          <table:table-cell office:value-type="float" office:value="5080" table:style-name="ce6">
            <text:p>5,080</text:p>
          </table:table-cell>
          <table:table-cell table:number-columns-repeated="16380"/>
        </table:table-row>
        <table:table-row table:style-name="ro2">
          <table:table-cell office:value-type="float" office:value="734" table:style-name="ce4">
            <text:p>734</text:p>
          </table:table-cell>
          <table:table-cell office:value-type="string" table:style-name="ce5">
            <text:p>FIXATOR EXT ROD 65-250MM</text:p>
          </table:table-cell>
          <table:table-cell office:value-type="float" office:value="752.5" table:style-name="ce6">
            <text:p>753</text:p>
          </table:table-cell>
          <table:table-cell office:value-type="float" office:value="752.5" table:style-name="ce6">
            <text:p>753</text:p>
          </table:table-cell>
          <table:table-cell table:number-columns-repeated="16380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string" table:style-name="ce5">
            <text:p>FIXATOR EXT ROD CONNCTNG</text:p>
          </table:table-cell>
          <table:table-cell office:value-type="float" office:value="1812" table:style-name="ce6">
            <text:p>1,812</text:p>
          </table:table-cell>
          <table:table-cell office:value-type="float" office:value="1812" table:style-name="ce6">
            <text:p>1,812</text:p>
          </table:table-cell>
          <table:table-cell table:number-columns-repeated="16380"/>
        </table:table-row>
        <table:table-row table:style-name="ro2">
          <table:table-cell office:value-type="float" office:value="736" table:style-name="ce4">
            <text:p>736</text:p>
          </table:table-cell>
          <table:table-cell office:value-type="string" table:style-name="ce5">
            <text:p>FIXATOR EXT ROD THREADED</text:p>
          </table:table-cell>
          <table:table-cell office:value-type="float" office:value="337.5" table:style-name="ce6">
            <text:p>338</text:p>
          </table:table-cell>
          <table:table-cell office:value-type="float" office:value="337.5" table:style-name="ce6">
            <text:p>338</text:p>
          </table:table-cell>
          <table:table-cell table:number-columns-repeated="16380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string" table:style-name="ce5">
            <text:p>FIXATOR EXT SEGMENT RING 100-240MM</text:p>
          </table:table-cell>
          <table:table-cell office:value-type="float" office:value="2857.5" table:style-name="ce6">
            <text:p>2,858</text:p>
          </table:table-cell>
          <table:table-cell office:value-type="float" office:value="2857.5" table:style-name="ce6">
            <text:p>2,858</text:p>
          </table:table-cell>
          <table:table-cell table:number-columns-repeated="16380"/>
        </table:table-row>
        <table:table-row table:style-name="ro2">
          <table:table-cell office:value-type="float" office:value="738" table:style-name="ce4">
            <text:p>738</text:p>
          </table:table-cell>
          <table:table-cell office:value-type="string" table:style-name="ce5">
            <text:p>FIXATOR EXT STRUT</text:p>
          </table:table-cell>
          <table:table-cell office:value-type="float" office:value="4733.5" table:style-name="ce6">
            <text:p>4,734</text:p>
          </table:table-cell>
          <table:table-cell office:value-type="float" office:value="4733.5" table:style-name="ce6">
            <text:p>4,734</text:p>
          </table:table-cell>
          <table:table-cell table:number-columns-repeated="16380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string" table:style-name="ce5">
            <text:p>FIXATOR EXT WIRE BOLT</text:p>
          </table:table-cell>
          <table:table-cell office:value-type="float" office:value="1525" table:style-name="ce6">
            <text:p>1,525</text:p>
          </table:table-cell>
          <table:table-cell office:value-type="float" office:value="1525" table:style-name="ce6">
            <text:p>1,525</text:p>
          </table:table-cell>
          <table:table-cell table:number-columns-repeated="16380"/>
        </table:table-row>
        <table:table-row table:style-name="ro2">
          <table:table-cell office:value-type="float" office:value="740" table:style-name="ce4">
            <text:p>740</text:p>
          </table:table-cell>
          <table:table-cell office:value-type="string" table:style-name="ce5">
            <text:p>FIXATOR EXT WIRE BOLT 1.5-2.0MM</text:p>
          </table:table-cell>
          <table:table-cell office:value-type="float" office:value="604" table:style-name="ce6">
            <text:p>604</text:p>
          </table:table-cell>
          <table:table-cell office:value-type="float" office:value="604" table:style-name="ce6">
            <text:p>604</text:p>
          </table:table-cell>
          <table:table-cell table:number-columns-repeated="16380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string" table:style-name="ce5">
            <text:p>FIXATOR EXT WIRE W/OLIVE 450MM</text:p>
          </table:table-cell>
          <table:table-cell office:value-type="float" office:value="686.5" table:style-name="ce6">
            <text:p>687</text:p>
          </table:table-cell>
          <table:table-cell office:value-type="float" office:value="686.5" table:style-name="ce6">
            <text:p>687</text:p>
          </table:table-cell>
          <table:table-cell table:number-columns-repeated="16380"/>
        </table:table-row>
        <table:table-row table:style-name="ro2">
          <table:table-cell office:value-type="float" office:value="742" table:style-name="ce4">
            <text:p>742</text:p>
          </table:table-cell>
          <table:table-cell office:value-type="string" table:style-name="ce5">
            <text:p>FIXATOR EXTERNAL BOLT</text:p>
          </table:table-cell>
          <table:table-cell office:value-type="float" office:value="522" table:style-name="ce6">
            <text:p>522</text:p>
          </table:table-cell>
          <table:table-cell office:value-type="float" office:value="522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743" table:style-name="ce4">
            <text:p>743</text:p>
          </table:table-cell>
          <table:table-cell office:value-type="string" table:style-name="ce5">
            <text:p>FIXATOR EXTERNAL BOLT 80</text:p>
          </table:table-cell>
          <table:table-cell office:value-type="float" office:value="140" table:style-name="ce6">
            <text:p>140</text:p>
          </table:table-cell>
          <table:table-cell office:value-type="float" office:value="140" table:style-name="ce6">
            <text:p>140</text:p>
          </table:table-cell>
          <table:table-cell table:number-columns-repeated="16380"/>
        </table:table-row>
        <table:table-row table:style-name="ro2">
          <table:table-cell office:value-type="float" office:value="744" table:style-name="ce4">
            <text:p>744</text:p>
          </table:table-cell>
          <table:table-cell office:value-type="string" table:style-name="ce5">
            <text:p>FIXATOR EXTERNAL PIN BOLT</text:p>
          </table:table-cell>
          <table:table-cell office:value-type="float" office:value="1406.5" table:style-name="ce6">
            <text:p>1,407</text:p>
          </table:table-cell>
          <table:table-cell office:value-type="float" office:value="1406.5" table:style-name="ce6">
            <text:p>1,407</text:p>
          </table:table-cell>
          <table:table-cell table:number-columns-repeated="16380"/>
        </table:table-row>
        <table:table-row table:style-name="ro2">
          <table:table-cell office:value-type="float" office:value="745" table:style-name="ce4">
            <text:p>745</text:p>
          </table:table-cell>
          <table:table-cell office:value-type="string" table:style-name="ce5">
            <text:p>FIXATOR EXTERNAL RING</text:p>
          </table:table-cell>
          <table:table-cell office:value-type="float" office:value="5423" table:style-name="ce6">
            <text:p>5,423</text:p>
          </table:table-cell>
          <table:table-cell office:value-type="float" office:value="5423" table:style-name="ce6">
            <text:p>5,423</text:p>
          </table:table-cell>
          <table:table-cell table:number-columns-repeated="16380"/>
        </table:table-row>
        <table:table-row table:style-name="ro2">
          <table:table-cell office:value-type="float" office:value="746" table:style-name="ce4">
            <text:p>746</text:p>
          </table:table-cell>
          <table:table-cell office:value-type="string" table:style-name="ce5">
            <text:p>FIXATOR EXTERNAL ROD 100-200MM</text:p>
          </table:table-cell>
          <table:table-cell office:value-type="float" office:value="1002" table:style-name="ce6">
            <text:p>1,002</text:p>
          </table:table-cell>
          <table:table-cell office:value-type="float" office:value="1002" table:style-name="ce6">
            <text:p>1,002</text:p>
          </table:table-cell>
          <table:table-cell table:number-columns-repeated="16380"/>
        </table:table-row>
        <table:table-row table:style-name="ro2">
          <table:table-cell office:value-type="float" office:value="747" table:style-name="ce4">
            <text:p>747</text:p>
          </table:table-cell>
          <table:table-cell office:value-type="string" table:style-name="ce5">
            <text:p>FIXATOR EXTERNAL ROD 250-350MM</text:p>
          </table:table-cell>
          <table:table-cell office:value-type="float" office:value="1077" table:style-name="ce6">
            <text:p>1,077</text:p>
          </table:table-cell>
          <table:table-cell office:value-type="float" office:value="1077" table:style-name="ce6">
            <text:p>1,077</text:p>
          </table:table-cell>
          <table:table-cell table:number-columns-repeated="16380"/>
        </table:table-row>
        <table:table-row table:style-name="ro2">
          <table:table-cell office:value-type="float" office:value="748" table:style-name="ce4">
            <text:p>748</text:p>
          </table:table-cell>
          <table:table-cell office:value-type="string" table:style-name="ce5">
            <text:p>FIXATOR EXTERNAL ROD 400-500MM</text:p>
          </table:table-cell>
          <table:table-cell office:value-type="float" office:value="1182" table:style-name="ce6">
            <text:p>1,182</text:p>
          </table:table-cell>
          <table:table-cell office:value-type="float" office:value="1182" table:style-name="ce6">
            <text:p>1,182</text:p>
          </table:table-cell>
          <table:table-cell table:number-columns-repeated="16380"/>
        </table:table-row>
        <table:table-row table:style-name="ro2">
          <table:table-cell office:value-type="float" office:value="749" table:style-name="ce4">
            <text:p>749</text:p>
          </table:table-cell>
          <table:table-cell office:value-type="string" table:style-name="ce5">
            <text:p>FIXATOR EXTERNAL STRUT</text:p>
          </table:table-cell>
          <table:table-cell office:value-type="float" office:value="9360" table:style-name="ce6">
            <text:p>9,360</text:p>
          </table:table-cell>
          <table:table-cell office:value-type="float" office:value="9360" table:style-name="ce6">
            <text:p>9,360</text:p>
          </table:table-cell>
          <table:table-cell table:number-columns-repeated="16380"/>
        </table:table-row>
        <table:table-row table:style-name="ro2">
          <table:table-cell office:value-type="float" office:value="750" table:style-name="ce4">
            <text:p>750</text:p>
          </table:table-cell>
          <table:table-cell office:value-type="string" table:style-name="ce5">
            <text:p>FIXATOR EXTERNAL UNIVERSAL JT</text:p>
          </table:table-cell>
          <table:table-cell office:value-type="float" office:value="2362.5" table:style-name="ce6">
            <text:p>2,363</text:p>
          </table:table-cell>
          <table:table-cell office:value-type="float" office:value="2362.5" table:style-name="ce6">
            <text:p>2,363</text:p>
          </table:table-cell>
          <table:table-cell table:number-columns-repeated="16380"/>
        </table:table-row>
        <table:table-row table:style-name="ro2">
          <table:table-cell office:value-type="float" office:value="751" table:style-name="ce4">
            <text:p>751</text:p>
          </table:table-cell>
          <table:table-cell office:value-type="string" table:style-name="ce5">
            <text:p>FIXATOR EXTERNAL WASHER</text:p>
          </table:table-cell>
          <table:table-cell office:value-type="float" office:value="365.5" table:style-name="ce6">
            <text:p>366</text:p>
          </table:table-cell>
          <table:table-cell office:value-type="float" office:value="365.5" table:style-name="ce6">
            <text:p>366</text:p>
          </table:table-cell>
          <table:table-cell table:number-columns-repeated="16380"/>
        </table:table-row>
        <table:table-row table:style-name="ro2">
          <table:table-cell office:value-type="float" office:value="752" table:style-name="ce4">
            <text:p>752</text:p>
          </table:table-cell>
          <table:table-cell office:value-type="string" table:style-name="ce5">
            <text:p>FLOURESCENT TITER EA AB</text:p>
          </table:table-cell>
          <table:table-cell office:value-type="float" office:value="209" table:style-name="ce6">
            <text:p>209</text:p>
          </table:table-cell>
          <table:table-cell office:value-type="float" office:value="119.5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753" table:style-name="ce4">
            <text:p>753</text:p>
          </table:table-cell>
          <table:table-cell office:value-type="string" table:style-name="ce5">
            <text:p>FLOW CELL SURF MARKR TC 1ST 1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754" table:style-name="ce4">
            <text:p>754</text:p>
          </table:table-cell>
          <table:table-cell office:value-type="string" table:style-name="ce5">
            <text:p>FLOW CELL SURF MARKR TC ADDL</text:p>
          </table:table-cell>
          <table:table-cell office:value-type="float" office:value="246" table:style-name="ce6">
            <text:p>246</text:p>
          </table:table-cell>
          <table:table-cell office:value-type="float" office:value="140.5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755" table:style-name="ce4">
            <text:p>755</text:p>
          </table:table-cell>
          <table:table-cell office:value-type="string" table:style-name="ce5">
            <text:p>FLOW CYTO CELL CYCLE/DNA ANALYSIS</text:p>
          </table:table-cell>
          <table:table-cell office:value-type="float" office:value="1430" table:style-name="ce6">
            <text:p>1,430</text:p>
          </table:table-cell>
          <table:table-cell office:value-type="float" office:value="817" table:style-name="ce6">
            <text:p>817</text:p>
          </table:table-cell>
          <table:table-cell table:number-columns-repeated="16380"/>
        </table:table-row>
        <table:table-row table:style-name="ro2">
          <table:table-cell office:value-type="float" office:value="756" table:style-name="ce4">
            <text:p>756</text:p>
          </table:table-cell>
          <table:table-cell office:value-type="string" table:style-name="ce5">
            <text:p>FLOW CYTO INTRP 16 + MARKR 1</text:p>
          </table:table-cell>
          <table:table-cell office:value-type="float" office:value="1416" table:style-name="ce6">
            <text:p>1,416</text:p>
          </table:table-cell>
          <table:table-cell office:value-type="float" office:value="809" table:style-name="ce6">
            <text:p>809</text:p>
          </table:table-cell>
          <table:table-cell table:number-columns-repeated="16380"/>
        </table:table-row>
        <table:table-row table:style-name="ro2">
          <table:table-cell office:value-type="float" office:value="757" table:style-name="ce4">
            <text:p>757</text:p>
          </table:table-cell>
          <table:table-cell office:value-type="string" table:style-name="ce5">
            <text:p>FLT3</text:p>
          </table:table-cell>
          <table:table-cell office:value-type="float" office:value="1494.5" table:style-name="ce6">
            <text:p>1,495</text:p>
          </table:table-cell>
          <table:table-cell office:value-type="float" office:value="854" table:style-name="ce6">
            <text:p>854</text:p>
          </table:table-cell>
          <table:table-cell table:number-columns-repeated="16380"/>
        </table:table-row>
        <table:table-row table:style-name="ro2">
          <table:table-cell office:value-type="float" office:value="758" table:style-name="ce4">
            <text:p>758</text:p>
          </table:table-cell>
          <table:table-cell office:value-type="string" table:style-name="ce5">
            <text:p>FLT3 TKD VARIANTS</text:p>
          </table:table-cell>
          <table:table-cell office:value-type="float" office:value="736" table:style-name="ce6">
            <text:p>736</text:p>
          </table:table-cell>
          <table:table-cell office:value-type="float" office:value="420.5" table:style-name="ce6">
            <text:p>421</text:p>
          </table:table-cell>
          <table:table-cell table:number-columns-repeated="16380"/>
        </table:table-row>
        <table:table-row table:style-name="ro2">
          <table:table-cell office:value-type="float" office:value="759" table:style-name="ce4">
            <text:p>759</text:p>
          </table:table-cell>
          <table:table-cell office:value-type="string" table:style-name="ce5">
            <text:p>FLUID MANAGEMENT SYSTEM</text:p>
          </table:table-cell>
          <table:table-cell office:value-type="float" office:value="1234.5" table:style-name="ce6">
            <text:p>1,235</text:p>
          </table:table-cell>
          <table:table-cell office:value-type="float" office:value="1234.5" table:style-name="ce6">
            <text:p>1,235</text:p>
          </table:table-cell>
          <table:table-cell table:number-columns-repeated="16380"/>
        </table:table-row>
        <table:table-row table:style-name="ro2">
          <table:table-cell office:value-type="float" office:value="760" table:style-name="ce4">
            <text:p>760</text:p>
          </table:table-cell>
          <table:table-cell office:value-type="string" table:style-name="ce5">
            <text:p>FLUORESCENT STAIN CHLAMYDIA</text:p>
          </table:table-cell>
          <table:table-cell office:value-type="float" office:value="144.5" table:style-name="ce6">
            <text:p>145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761" table:style-name="ce4">
            <text:p>761</text:p>
          </table:table-cell>
          <table:table-cell office:value-type="string" table:style-name="ce5">
            <text:p>FLUTTER VALVE INITIAL</text:p>
          </table:table-cell>
          <table:table-cell office:value-type="float" office:value="229" table:style-name="ce6">
            <text:p>229</text:p>
          </table:table-cell>
          <table:table-cell office:value-type="float" office:value="229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762" table:style-name="ce4">
            <text:p>762</text:p>
          </table:table-cell>
          <table:table-cell office:value-type="string" table:style-name="ce5">
            <text:p>FLUTTER VALVE RX SUBSEQUENT</text:p>
          </table:table-cell>
          <table:table-cell office:value-type="float" office:value="151.5" table:style-name="ce6">
            <text:p>152</text:p>
          </table:table-cell>
          <table:table-cell office:value-type="float" office:value="151.5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763" table:style-name="ce4">
            <text:p>763</text:p>
          </table:table-cell>
          <table:table-cell office:value-type="string" table:style-name="ce5">
            <text:p>FNA IMMEDIATE EVALUATION</text:p>
          </table:table-cell>
          <table:table-cell office:value-type="float" office:value="905" table:style-name="ce6">
            <text:p>905</text:p>
          </table:table-cell>
          <table:table-cell office:value-type="float" office:value="517" table:style-name="ce6">
            <text:p>517</text:p>
          </table:table-cell>
          <table:table-cell table:number-columns-repeated="16380"/>
        </table:table-row>
        <table:table-row table:style-name="ro2">
          <table:table-cell office:value-type="float" office:value="764" table:style-name="ce4">
            <text:p>764</text:p>
          </table:table-cell>
          <table:table-cell office:value-type="string" table:style-name="ce5">
            <text:p>FNA INTERP AND REPORT</text:p>
          </table:table-cell>
          <table:table-cell office:value-type="float" office:value="423.5" table:style-name="ce6">
            <text:p>424</text:p>
          </table:table-cell>
          <table:table-cell office:value-type="float" office:value="242" table:style-name="ce6">
            <text:p>242</text:p>
          </table:table-cell>
          <table:table-cell table:number-columns-repeated="16380"/>
        </table:table-row>
        <table:table-row table:style-name="ro2">
          <table:table-cell office:value-type="float" office:value="765" table:style-name="ce4">
            <text:p>765</text:p>
          </table:table-cell>
          <table:table-cell office:value-type="string" table:style-name="ce5">
            <text:p>FOLATES RBC</text:p>
          </table:table-cell>
          <table:table-cell office:value-type="float" office:value="210" table:style-name="ce6">
            <text:p>210</text:p>
          </table:table-cell>
          <table:table-cell office:value-type="float" office:value="120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766" table:style-name="ce4">
            <text:p>766</text:p>
          </table:table-cell>
          <table:table-cell office:value-type="string" table:style-name="ce5">
            <text:p>FOLATES SERUM</text:p>
          </table:table-cell>
          <table:table-cell office:value-type="float" office:value="177.5" table:style-name="ce6">
            <text:p>178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767" table:style-name="ce4">
            <text:p>767</text:p>
          </table:table-cell>
          <table:table-cell office:value-type="string" table:style-name="ce5">
            <text:p>FOLLICLE STIMULATING HORMON</text:p>
          </table:table-cell>
          <table:table-cell office:value-type="float" office:value="264.5" table:style-name="ce6">
            <text:p>265</text:p>
          </table:table-cell>
          <table:table-cell office:value-type="float" office:value="151" table:style-name="ce6">
            <text:p>151</text:p>
          </table:table-cell>
          <table:table-cell table:number-columns-repeated="16380"/>
        </table:table-row>
        <table:table-row table:style-name="ro2">
          <table:table-cell office:value-type="float" office:value="768" table:style-name="ce4">
            <text:p>768</text:p>
          </table:table-cell>
          <table:table-cell office:value-type="string" table:style-name="ce5">
            <text:p>FORCEP BIPOLAR MARYLD 420172</text:p>
          </table:table-cell>
          <table:table-cell office:value-type="float" office:value="1253" table:style-name="ce6">
            <text:p>1,253</text:p>
          </table:table-cell>
          <table:table-cell office:value-type="float" office:value="1253" table:style-name="ce6">
            <text:p>1,253</text:p>
          </table:table-cell>
          <table:table-cell table:number-columns-repeated="16380"/>
        </table:table-row>
        <table:table-row table:style-name="ro2">
          <table:table-cell office:value-type="float" office:value="769" table:style-name="ce4">
            <text:p>769</text:p>
          </table:table-cell>
          <table:table-cell office:value-type="string" table:style-name="ce5">
            <text:p>FORCEP BIPOLR FENESTRATD SNGL USE INTUITIVE</text:p>
          </table:table-cell>
          <table:table-cell office:value-type="float" office:value="1347.5" table:style-name="ce6">
            <text:p>1,348</text:p>
          </table:table-cell>
          <table:table-cell office:value-type="float" office:value="1347.5" table:style-name="ce6">
            <text:p>1,348</text:p>
          </table:table-cell>
          <table:table-cell table:number-columns-repeated="16380"/>
        </table:table-row>
        <table:table-row table:style-name="ro2">
          <table:table-cell office:value-type="float" office:value="770" table:style-name="ce4">
            <text:p>770</text:p>
          </table:table-cell>
          <table:table-cell office:value-type="string" table:style-name="ce5">
            <text:p>FORCEP DISP 500</text:p>
          </table:table-cell>
          <table:table-cell office:value-type="float" office:value="1649.5" table:style-name="ce6">
            <text:p>1,650</text:p>
          </table:table-cell>
          <table:table-cell office:value-type="float" office:value="1649.5" table:style-name="ce6">
            <text:p>1,650</text:p>
          </table:table-cell>
          <table:table-cell table:number-columns-repeated="16380"/>
        </table:table-row>
        <table:table-row table:style-name="ro2">
          <table:table-cell office:value-type="float" office:value="771" table:style-name="ce4">
            <text:p>771</text:p>
          </table:table-cell>
          <table:table-cell office:value-type="string" table:style-name="ce5">
            <text:p>FORCEP NONRETRACT 3FRX90 TRICEP</text:p>
          </table:table-cell>
          <table:table-cell office:value-type="float" office:value="1290.5" table:style-name="ce6">
            <text:p>1,291</text:p>
          </table:table-cell>
          <table:table-cell office:value-type="float" office:value="1290.5" table:style-name="ce6">
            <text:p>1,291</text:p>
          </table:table-cell>
          <table:table-cell table:number-columns-repeated="16380"/>
        </table:table-row>
        <table:table-row table:style-name="ro2">
          <table:table-cell office:value-type="float" office:value="772" table:style-name="ce4">
            <text:p>772</text:p>
          </table:table-cell>
          <table:table-cell office:value-type="string" table:style-name="ce5">
            <text:p>FORCEPS DISPOSABLE</text:p>
          </table:table-cell>
          <table:table-cell office:value-type="float" office:value="1837.5" table:style-name="ce6">
            <text:p>1,838</text:p>
          </table:table-cell>
          <table:table-cell office:value-type="float" office:value="1837.5" table:style-name="ce6">
            <text:p>1,838</text:p>
          </table:table-cell>
          <table:table-cell table:number-columns-repeated="16380"/>
        </table:table-row>
        <table:table-row table:style-name="ro2">
          <table:table-cell office:value-type="float" office:value="773" table:style-name="ce4">
            <text:p>773</text:p>
          </table:table-cell>
          <table:table-cell office:value-type="string" table:style-name="ce5">
            <text:p>FRESH FROZEN PLASMA PROC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774" table:style-name="ce4">
            <text:p>774</text:p>
          </table:table-cell>
          <table:table-cell office:value-type="string" table:style-name="ce5">
            <text:p>FROZEN SECTION ADDITIONAL</text:p>
          </table:table-cell>
          <table:table-cell office:value-type="float" office:value="489" table:style-name="ce6">
            <text:p>489</text:p>
          </table:table-cell>
          <table:table-cell office:value-type="float" office:value="279.5" table:style-name="ce6">
            <text:p>280</text:p>
          </table:table-cell>
          <table:table-cell table:number-columns-repeated="16380"/>
        </table:table-row>
        <table:table-row table:style-name="ro2">
          <table:table-cell office:value-type="float" office:value="775" table:style-name="ce4">
            <text:p>775</text:p>
          </table:table-cell>
          <table:table-cell office:value-type="string" table:style-name="ce5">
            <text:p>FROZEN SECTION CONSULT</text:p>
          </table:table-cell>
          <table:table-cell office:value-type="float" office:value="905" table:style-name="ce6">
            <text:p>905</text:p>
          </table:table-cell>
          <table:table-cell office:value-type="float" office:value="517" table:style-name="ce6">
            <text:p>517</text:p>
          </table:table-cell>
          <table:table-cell table:number-columns-repeated="16380"/>
        </table:table-row>
        <table:table-row table:style-name="ro2">
          <table:table-cell office:value-type="float" office:value="776" table:style-name="ce4">
            <text:p>776</text:p>
          </table:table-cell>
          <table:table-cell office:value-type="string" table:style-name="ce5">
            <text:p>FUNGUS NOT ELSEWHERE SPECIFIED</text:p>
          </table:table-cell>
          <table:table-cell office:value-type="float" office:value="165.5" table:style-name="ce6">
            <text:p>166</text:p>
          </table:table-cell>
          <table:table-cell office:value-type="float" office:value="94.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777" table:style-name="ce4">
            <text:p>777</text:p>
          </table:table-cell>
          <table:table-cell office:value-type="string" table:style-name="ce5">
            <text:p>G6PD QUANTITATIVE Q170</text:p>
          </table:table-cell>
          <table:table-cell office:value-type="float" office:value="122.5" table:style-name="ce6">
            <text:p>123</text:p>
          </table:table-cell>
          <table:table-cell office:value-type="float" office:value="70" table:style-name="ce6">
            <text:p>70</text:p>
          </table:table-cell>
          <table:table-cell table:number-columns-repeated="16380"/>
        </table:table-row>
        <table:table-row table:style-name="ro2">
          <table:table-cell office:value-type="float" office:value="778" table:style-name="ce4">
            <text:p>778</text:p>
          </table:table-cell>
          <table:table-cell office:value-type="string" table:style-name="ce5">
            <text:p>GABAPENTIN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779" table:style-name="ce4">
            <text:p>779</text:p>
          </table:table-cell>
          <table:table-cell office:value-type="string" table:style-name="ce5">
            <text:p>GARDNERELLA VAGINALIS DP</text:p>
          </table:table-cell>
          <table:table-cell office:value-type="float" office:value="237" table:style-name="ce6">
            <text:p>237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780" table:style-name="ce4">
            <text:p>780</text:p>
          </table:table-cell>
          <table:table-cell office:value-type="string" table:style-name="ce5">
            <text:p>GAS DILUTION-LUNG VOLUMES</text:p>
          </table:table-cell>
          <table:table-cell office:value-type="float" office:value="393.5" table:style-name="ce6">
            <text:p>394</text:p>
          </table:table-cell>
          <table:table-cell office:value-type="float" office:value="393.5" table:style-name="ce6">
            <text:p>394</text:p>
          </table:table-cell>
          <table:table-cell table:number-columns-repeated="16380"/>
        </table:table-row>
        <table:table-row table:style-name="ro2">
          <table:table-cell office:value-type="float" office:value="781" table:style-name="ce4">
            <text:p>781</text:p>
          </table:table-cell>
          <table:table-cell office:value-type="string" table:style-name="ce5">
            <text:p>GASTRIN</text:p>
          </table:table-cell>
          <table:table-cell office:value-type="float" office:value="214.5" table:style-name="ce6">
            <text:p>215</text:p>
          </table:table-cell>
          <table:table-cell office:value-type="float" office:value="122.5" table:style-name="ce6">
            <text:p>123</text:p>
          </table:table-cell>
          <table:table-cell table:number-columns-repeated="16380"/>
        </table:table-row>
        <table:table-row table:style-name="ro2">
          <table:table-cell office:value-type="float" office:value="782" table:style-name="ce4">
            <text:p>782</text:p>
          </table:table-cell>
          <table:table-cell office:value-type="string" table:style-name="ce5">
            <text:p>GAUZE QUICK CLOT COMBAT 3X4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783" table:style-name="ce4">
            <text:p>783</text:p>
          </table:table-cell>
          <table:table-cell office:value-type="string" table:style-name="ce5">
            <text:p>GCMS QUANTITATIVE</text:p>
          </table:table-cell>
          <table:table-cell office:value-type="float" office:value="352" table:style-name="ce6">
            <text:p>352</text:p>
          </table:table-cell>
          <table:table-cell office:value-type="float" office:value="201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784" table:style-name="ce4">
            <text:p>784</text:p>
          </table:table-cell>
          <table:table-cell office:value-type="string" table:style-name="ce5">
            <text:p>GEL DIFFUSION QUAL</text:p>
          </table:table-cell>
          <table:table-cell office:value-type="float" office:value="146" table:style-name="ce6">
            <text:p>146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785" table:style-name="ce4">
            <text:p>785</text:p>
          </table:table-cell>
          <table:table-cell office:value-type="string" table:style-name="ce5">
            <text:p>GEL SILVA SORB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string" table:style-name="ce5">
            <text:p>GENTAMICIN PEAK</text:p>
          </table:table-cell>
          <table:table-cell office:value-type="float" office:value="290.5" table:style-name="ce6">
            <text:p>291</text:p>
          </table:table-cell>
          <table:table-cell office:value-type="float" office:value="166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string" table:style-name="ce5">
            <text:p>GGT</text:p>
          </table:table-cell>
          <table:table-cell office:value-type="float" office:value="114" table:style-name="ce6">
            <text:p>114</text:p>
          </table:table-cell>
          <table:table-cell office:value-type="float" office:value="65" table:style-name="ce6">
            <text:p>65</text:p>
          </table:table-cell>
          <table:table-cell table:number-columns-repeated="16380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string" table:style-name="ce5">
            <text:p>GI TRACT CAPSULE ENDOSCOPY</text:p>
          </table:table-cell>
          <table:table-cell office:value-type="float" office:value="3343.5" table:style-name="ce6">
            <text:p>3,344</text:p>
          </table:table-cell>
          <table:table-cell office:value-type="float" office:value="3343.5" table:style-name="ce6">
            <text:p>3,344</text:p>
          </table:table-cell>
          <table:table-cell table:number-columns-repeated="16380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string" table:style-name="ce5">
            <text:p>GIARDIA SPECIFIC ANTIGEN EI</text:p>
          </table:table-cell>
          <table:table-cell office:value-type="float" office:value="208.5" table:style-name="ce6">
            <text:p>209</text:p>
          </table:table-cell>
          <table:table-cell office:value-type="float" office:value="119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string" table:style-name="ce5">
            <text:p>GLIDESHEATH SLENDER</text:p>
          </table:table-cell>
          <table:table-cell office:value-type="float" office:value="324.5" table:style-name="ce6">
            <text:p>325</text:p>
          </table:table-cell>
          <table:table-cell office:value-type="float" office:value="324.5" table:style-name="ce6">
            <text:p>325</text:p>
          </table:table-cell>
          <table:table-cell table:number-columns-repeated="16380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string" table:style-name="ce5">
            <text:p>GLIDEWIRE 150CM</text:p>
          </table:table-cell>
          <table:table-cell office:value-type="float" office:value="310" table:style-name="ce6">
            <text:p>310</text:p>
          </table:table-cell>
          <table:table-cell office:value-type="float" office:value="310" table:style-name="ce6">
            <text:p>310</text:p>
          </table:table-cell>
          <table:table-cell table:number-columns-repeated="16380"/>
        </table:table-row>
        <table:table-row table:style-name="ro2">
          <table:table-cell office:value-type="float" office:value="792" table:style-name="ce4">
            <text:p>792</text:p>
          </table:table-cell>
          <table:table-cell office:value-type="string" table:style-name="ce5">
            <text:p>GLIDEWIRE 260CM</text:p>
          </table:table-cell>
          <table:table-cell office:value-type="float" office:value="310" table:style-name="ce6">
            <text:p>310</text:p>
          </table:table-cell>
          <table:table-cell office:value-type="float" office:value="310" table:style-name="ce6">
            <text:p>310</text:p>
          </table:table-cell>
          <table:table-cell table:number-columns-repeated="16380"/>
        </table:table-row>
        <table:table-row table:style-name="ro2">
          <table:table-cell office:value-type="float" office:value="793" table:style-name="ce4">
            <text:p>793</text:p>
          </table:table-cell>
          <table:table-cell office:value-type="string" table:style-name="ce5">
            <text:p>GLUCOSE BLOOD</text:p>
          </table:table-cell>
          <table:table-cell office:value-type="float" office:value="49" table:style-name="ce6">
            <text:p>49</text:p>
          </table:table-cell>
          <table:table-cell office:value-type="float" office:value="28" table:style-name="ce6">
            <text:p>28</text:p>
          </table:table-cell>
          <table:table-cell table:number-columns-repeated="16380"/>
        </table:table-row>
        <table:table-row table:style-name="ro2">
          <table:table-cell office:value-type="float" office:value="794" table:style-name="ce4">
            <text:p>794</text:p>
          </table:table-cell>
          <table:table-cell office:value-type="string" table:style-name="ce5">
            <text:p>GLUCOSE FLUID</text:p>
          </table:table-cell>
          <table:table-cell office:value-type="float" office:value="59.5" table:style-name="ce6">
            <text:p>60</text:p>
          </table:table-cell>
          <table:table-cell office:value-type="float" office:value="34" table:style-name="ce6">
            <text:p>34</text:p>
          </table:table-cell>
          <table:table-cell table:number-columns-repeated="16380"/>
        </table:table-row>
        <table:table-row table:style-name="ro2">
          <table:table-cell office:value-type="float" office:value="795" table:style-name="ce4">
            <text:p>795</text:p>
          </table:table-cell>
          <table:table-cell office:value-type="string" table:style-name="ce5">
            <text:p>GLUCOSE METER BLOOD</text:p>
          </table:table-cell>
          <table:table-cell office:value-type="float" office:value="52.5" table:style-name="ce6">
            <text:p>53</text:p>
          </table:table-cell>
          <table:table-cell office:value-type="float" office:value="30" table:style-name="ce6">
            <text:p>30</text:p>
          </table:table-cell>
          <table:table-cell table:number-columns-repeated="16380"/>
        </table:table-row>
        <table:table-row table:style-name="ro2">
          <table:table-cell office:value-type="float" office:value="796" table:style-name="ce4">
            <text:p>796</text:p>
          </table:table-cell>
          <table:table-cell office:value-type="string" table:style-name="ce5">
            <text:p>GONADOTROPIN CHORIONIC QUAN</text:p>
          </table:table-cell>
          <table:table-cell office:value-type="float" office:value="268.5" table:style-name="ce6">
            <text:p>269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797" table:style-name="ce4">
            <text:p>797</text:p>
          </table:table-cell>
          <table:table-cell office:value-type="string" table:style-name="ce5">
            <text:p>GROWTH HORMONE 4 SAMPLES</text:p>
          </table:table-cell>
          <table:table-cell office:value-type="float" office:value="422.5" table:style-name="ce6">
            <text:p>423</text:p>
          </table:table-cell>
          <table:table-cell office:value-type="float" office:value="241.5" table:style-name="ce6">
            <text:p>242</text:p>
          </table:table-cell>
          <table:table-cell table:number-columns-repeated="16380"/>
        </table:table-row>
        <table:table-row table:style-name="ro2">
          <table:table-cell office:value-type="float" office:value="798" table:style-name="ce4">
            <text:p>798</text:p>
          </table:table-cell>
          <table:table-cell office:value-type="string" table:style-name="ce5">
            <text:p>GUIDE PIN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799" table:style-name="ce4">
            <text:p>799</text:p>
          </table:table-cell>
          <table:table-cell office:value-type="string" table:style-name="ce5">
            <text:p>GUIDE PIN 3.2MM 9IN SMOOTH ZMR</text:p>
          </table:table-cell>
          <table:table-cell office:value-type="float" office:value="470.5" table:style-name="ce6">
            <text:p>471</text:p>
          </table:table-cell>
          <table:table-cell office:value-type="float" office:value="470.5" table:style-name="ce6">
            <text:p>471</text:p>
          </table:table-cell>
          <table:table-cell table:number-columns-repeated="16380"/>
        </table:table-row>
        <table:table-row table:style-name="ro2">
          <table:table-cell office:value-type="float" office:value="800" table:style-name="ce4">
            <text:p>800</text:p>
          </table:table-cell>
          <table:table-cell office:value-type="string" table:style-name="ce5">
            <text:p>GUIDE PIN FLEXIBLE VERSITOMIC</text:p>
          </table:table-cell>
          <table:table-cell office:value-type="float" office:value="1843.5" table:style-name="ce6">
            <text:p>1,844</text:p>
          </table:table-cell>
          <table:table-cell office:value-type="float" office:value="1843.5" table:style-name="ce6">
            <text:p>1,844</text:p>
          </table:table-cell>
          <table:table-cell table:number-columns-repeated="16380"/>
        </table:table-row>
        <table:table-row table:style-name="ro2">
          <table:table-cell office:value-type="float" office:value="801" table:style-name="ce4">
            <text:p>801</text:p>
          </table:table-cell>
          <table:table-cell office:value-type="string" table:style-name="ce5">
            <text:p>GUIDE ROD</text:p>
          </table:table-cell>
          <table:table-cell office:value-type="float" office:value="336.5" table:style-name="ce6">
            <text:p>337</text:p>
          </table:table-cell>
          <table:table-cell office:value-type="float" office:value="336.5" table:style-name="ce6">
            <text:p>337</text:p>
          </table:table-cell>
          <table:table-cell table:number-columns-repeated="16380"/>
        </table:table-row>
        <table:table-row table:style-name="ro2">
          <table:table-cell office:value-type="float" office:value="802" table:style-name="ce4">
            <text:p>802</text:p>
          </table:table-cell>
          <table:table-cell office:value-type="string" table:style-name="ce5">
            <text:p>GUIDELINER CTO</text:p>
          </table:table-cell>
          <table:table-cell office:value-type="float" office:value="2250" table:style-name="ce6">
            <text:p>2,250</text:p>
          </table:table-cell>
          <table:table-cell office:value-type="float" office:value="2250" table:style-name="ce6">
            <text:p>2,250</text:p>
          </table:table-cell>
          <table:table-cell table:number-columns-repeated="16380"/>
        </table:table-row>
        <table:table-row table:style-name="ro2">
          <table:table-cell office:value-type="float" office:value="803" table:style-name="ce4">
            <text:p>803</text:p>
          </table:table-cell>
          <table:table-cell office:value-type="string" table:style-name="ce5">
            <text:p>GUIDEWIRE</text:p>
          </table:table-cell>
          <table:table-cell office:value-type="float" office:value="116" table:style-name="ce6">
            <text:p>116</text:p>
          </table:table-cell>
          <table:table-cell office:value-type="float" office:value="116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804" table:style-name="ce4">
            <text:p>804</text:p>
          </table:table-cell>
          <table:table-cell office:value-type="string" table:style-name="ce5">
            <text:p>GUIDEWIRE 1.1-1.25MM THREAD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805" table:style-name="ce4">
            <text:p>805</text:p>
          </table:table-cell>
          <table:table-cell office:value-type="string" table:style-name="ce5">
            <text:p>GUIDEWIRE 1.37/1.57 BLNT/SHRP</text:p>
          </table:table-cell>
          <table:table-cell office:value-type="float" office:value="877.5" table:style-name="ce6">
            <text:p>878</text:p>
          </table:table-cell>
          <table:table-cell office:value-type="float" office:value="877.5" table:style-name="ce6">
            <text:p>878</text:p>
          </table:table-cell>
          <table:table-cell table:number-columns-repeated="16380"/>
        </table:table-row>
        <table:table-row table:style-name="ro2">
          <table:table-cell office:value-type="float" office:value="806" table:style-name="ce4">
            <text:p>806</text:p>
          </table:table-cell>
          <table:table-cell office:value-type="string" table:style-name="ce5">
            <text:p>GUIDEWIRE 1.4 X 150MM</text:p>
          </table:table-cell>
          <table:table-cell office:value-type="float" office:value="525" table:style-name="ce6">
            <text:p>525</text:p>
          </table:table-cell>
          <table:table-cell office:value-type="float" office:value="525" table:style-name="ce6">
            <text:p>525</text:p>
          </table:table-cell>
          <table:table-cell table:number-columns-repeated="16380"/>
        </table:table-row>
        <table:table-row table:style-name="ro2">
          <table:table-cell office:value-type="float" office:value="807" table:style-name="ce4">
            <text:p>807</text:p>
          </table:table-cell>
          <table:table-cell office:value-type="string" table:style-name="ce5">
            <text:p>GUIDEWIRE 125</text:p>
          </table:table-cell>
          <table:table-cell office:value-type="float" office:value="298" table:style-name="ce6">
            <text:p>298</text:p>
          </table:table-cell>
          <table:table-cell office:value-type="float" office:value="298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808" table:style-name="ce4">
            <text:p>808</text:p>
          </table:table-cell>
          <table:table-cell office:value-type="string" table:style-name="ce5">
            <text:p>GUIDEWIRE 150</text:p>
          </table:table-cell>
          <table:table-cell office:value-type="float" office:value="1442" table:style-name="ce6">
            <text:p>1,442</text:p>
          </table:table-cell>
          <table:table-cell office:value-type="float" office:value="1442" table:style-name="ce6">
            <text:p>1,442</text:p>
          </table:table-cell>
          <table:table-cell table:number-columns-repeated="16380"/>
        </table:table-row>
        <table:table-row table:style-name="ro2">
          <table:table-cell office:value-type="float" office:value="809" table:style-name="ce4">
            <text:p>809</text:p>
          </table:table-cell>
          <table:table-cell office:value-type="string" table:style-name="ce5">
            <text:p>GUIDEWIRE 150CM EXTRA</text:p>
          </table:table-cell>
          <table:table-cell office:value-type="float" office:value="296" table:style-name="ce6">
            <text:p>296</text:p>
          </table:table-cell>
          <table:table-cell office:value-type="float" office:value="296" table:style-name="ce6">
            <text:p>296</text:p>
          </table:table-cell>
          <table:table-cell table:number-columns-repeated="16380"/>
        </table:table-row>
        <table:table-row table:style-name="ro2">
          <table:table-cell office:value-type="float" office:value="810" table:style-name="ce4">
            <text:p>810</text:p>
          </table:table-cell>
          <table:table-cell office:value-type="string" table:style-name="ce5">
            <text:p>GUIDEWIRE 175</text:p>
          </table:table-cell>
          <table:table-cell office:value-type="float" office:value="612.5" table:style-name="ce6">
            <text:p>613</text:p>
          </table:table-cell>
          <table:table-cell office:value-type="float" office:value="612.5" table:style-name="ce6">
            <text:p>613</text:p>
          </table:table-cell>
          <table:table-cell table:number-columns-repeated="16380"/>
        </table:table-row>
        <table:table-row table:style-name="ro2">
          <table:table-cell office:value-type="float" office:value="811" table:style-name="ce4">
            <text:p>811</text:p>
          </table:table-cell>
          <table:table-cell office:value-type="string" table:style-name="ce5">
            <text:p>GUIDEWIRE 200</text:p>
          </table:table-cell>
          <table:table-cell office:value-type="float" office:value="914.5" table:style-name="ce6">
            <text:p>915</text:p>
          </table:table-cell>
          <table:table-cell office:value-type="float" office:value="914.5" table:style-name="ce6">
            <text:p>915</text:p>
          </table:table-cell>
          <table:table-cell table:number-columns-repeated="16380"/>
        </table:table-row>
        <table:table-row table:style-name="ro2">
          <table:table-cell office:value-type="float" office:value="812" table:style-name="ce4">
            <text:p>812</text:p>
          </table:table-cell>
          <table:table-cell office:value-type="string" table:style-name="ce5">
            <text:p>GUIDEWIRE 260CM EXTRA</text:p>
          </table:table-cell>
          <table:table-cell office:value-type="float" office:value="296" table:style-name="ce6">
            <text:p>296</text:p>
          </table:table-cell>
          <table:table-cell office:value-type="float" office:value="296" table:style-name="ce6">
            <text:p>296</text:p>
          </table:table-cell>
          <table:table-cell table:number-columns-repeated="16380"/>
        </table:table-row>
        <table:table-row table:style-name="ro2">
          <table:table-cell office:value-type="float" office:value="813" table:style-name="ce4">
            <text:p>813</text:p>
          </table:table-cell>
          <table:table-cell office:value-type="string" table:style-name="ce5">
            <text:p>GUIDEWIRE 275</text:p>
          </table:table-cell>
          <table:table-cell office:value-type="float" office:value="1290.5" table:style-name="ce6">
            <text:p>1,291</text:p>
          </table:table-cell>
          <table:table-cell office:value-type="float" office:value="1290.5" table:style-name="ce6">
            <text:p>1,291</text:p>
          </table:table-cell>
          <table:table-cell table:number-columns-repeated="16380"/>
        </table:table-row>
        <table:table-row table:style-name="ro2">
          <table:table-cell office:value-type="float" office:value="814" table:style-name="ce4">
            <text:p>814</text:p>
          </table:table-cell>
          <table:table-cell office:value-type="string" table:style-name="ce5">
            <text:p>GUIDEWIRE 3.2 X 300 MM ASNIS III</text:p>
          </table:table-cell>
          <table:table-cell office:value-type="float" office:value="380.5" table:style-name="ce6">
            <text:p>381</text:p>
          </table:table-cell>
          <table:table-cell office:value-type="float" office:value="380.5" table:style-name="ce6">
            <text:p>381</text:p>
          </table:table-cell>
          <table:table-cell table:number-columns-repeated="16380"/>
        </table:table-row>
        <table:table-row table:style-name="ro2">
          <table:table-cell office:value-type="float" office:value="815" table:style-name="ce4">
            <text:p>815</text:p>
          </table:table-cell>
          <table:table-cell office:value-type="string" table:style-name="ce5">
            <text:p>GUIDEWIRE 30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816" table:style-name="ce4">
            <text:p>816</text:p>
          </table:table-cell>
          <table:table-cell office:value-type="string" table:style-name="ce5">
            <text:p>GUIDEWIRE 325</text:p>
          </table:table-cell>
          <table:table-cell office:value-type="float" office:value="1317" table:style-name="ce6">
            <text:p>1,317</text:p>
          </table:table-cell>
          <table:table-cell office:value-type="float" office:value="1317" table:style-name="ce6">
            <text:p>1,317</text:p>
          </table:table-cell>
          <table:table-cell table:number-columns-repeated="16380"/>
        </table:table-row>
        <table:table-row table:style-name="ro2">
          <table:table-cell office:value-type="float" office:value="817" table:style-name="ce4">
            <text:p>817</text:p>
          </table:table-cell>
          <table:table-cell office:value-type="string" table:style-name="ce5">
            <text:p>GUIDEWIRE 3MM ANKLE</text:p>
          </table:table-cell>
          <table:table-cell office:value-type="float" office:value="1406.5" table:style-name="ce6">
            <text:p>1,407</text:p>
          </table:table-cell>
          <table:table-cell office:value-type="float" office:value="1406.5" table:style-name="ce6">
            <text:p>1,407</text:p>
          </table:table-cell>
          <table:table-cell table:number-columns-repeated="16380"/>
        </table:table-row>
        <table:table-row table:style-name="ro2">
          <table:table-cell office:value-type="float" office:value="818" table:style-name="ce4">
            <text:p>818</text:p>
          </table:table-cell>
          <table:table-cell office:value-type="string" table:style-name="ce5">
            <text:p>GUIDEWIRE 40</text:p>
          </table:table-cell>
          <table:table-cell office:value-type="float" office:value="130.5" table:style-name="ce6">
            <text:p>131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819" table:style-name="ce4">
            <text:p>819</text:p>
          </table:table-cell>
          <table:table-cell office:value-type="string" table:style-name="ce5">
            <text:p>GUIDEWIRE 450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820" table:style-name="ce4">
            <text:p>820</text:p>
          </table:table-cell>
          <table:table-cell office:value-type="string" table:style-name="ce5">
            <text:p>GUIDEWIRE 50</text:p>
          </table:table-cell>
          <table:table-cell office:value-type="float" office:value="121.5" table:style-name="ce6">
            <text:p>122</text:p>
          </table:table-cell>
          <table:table-cell office:value-type="float" office:value="121.5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821" table:style-name="ce4">
            <text:p>821</text:p>
          </table:table-cell>
          <table:table-cell office:value-type="string" table:style-name="ce5">
            <text:p>GUIDEWIRE 60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822" table:style-name="ce4">
            <text:p>822</text:p>
          </table:table-cell>
          <table:table-cell office:value-type="string" table:style-name="ce5">
            <text:p>GUIDEWIRE 600</text:p>
          </table:table-cell>
          <table:table-cell office:value-type="float" office:value="1465" table:style-name="ce6">
            <text:p>1,465</text:p>
          </table:table-cell>
          <table:table-cell office:value-type="float" office:value="1465" table:style-name="ce6">
            <text:p>1,465</text:p>
          </table:table-cell>
          <table:table-cell table:number-columns-repeated="16380"/>
        </table:table-row>
        <table:table-row table:style-name="ro2">
          <table:table-cell office:value-type="float" office:value="823" table:style-name="ce4">
            <text:p>823</text:p>
          </table:table-cell>
          <table:table-cell office:value-type="string" table:style-name="ce5">
            <text:p>GUIDEWIRE AMPLATZ</text:p>
          </table:table-cell>
          <table:table-cell office:value-type="float" office:value="300.5" table:style-name="ce6">
            <text:p>301</text:p>
          </table:table-cell>
          <table:table-cell office:value-type="float" office:value="300.5" table:style-name="ce6">
            <text:p>301</text:p>
          </table:table-cell>
          <table:table-cell table:number-columns-repeated="16380"/>
        </table:table-row>
        <table:table-row table:style-name="ro2">
          <table:table-cell office:value-type="float" office:value="824" table:style-name="ce4">
            <text:p>824</text:p>
          </table:table-cell>
          <table:table-cell office:value-type="string" table:style-name="ce5">
            <text:p>GUIDEWIRE ANCHORAGE</text:p>
          </table:table-cell>
          <table:table-cell office:value-type="float" office:value="307.5" table:style-name="ce6">
            <text:p>308</text:p>
          </table:table-cell>
          <table:table-cell office:value-type="float" office:value="307.5" table:style-name="ce6">
            <text:p>308</text:p>
          </table:table-cell>
          <table:table-cell table:number-columns-repeated="16380"/>
        </table:table-row>
        <table:table-row table:style-name="ro2">
          <table:table-cell office:value-type="float" office:value="825" table:style-name="ce4">
            <text:p>825</text:p>
          </table:table-cell>
          <table:table-cell office:value-type="string" table:style-name="ce5">
            <text:p>GUIDEWIRE BABY J GLIDEWIRE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826" table:style-name="ce4">
            <text:p>826</text:p>
          </table:table-cell>
          <table:table-cell office:value-type="string" table:style-name="ce5">
            <text:p>GUIDEWIRE BENTSON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827" table:style-name="ce4">
            <text:p>827</text:p>
          </table:table-cell>
          <table:table-cell office:value-type="string" table:style-name="ce5">
            <text:p>GUIDEWIRE COPE MANDRIL</text:p>
          </table:table-cell>
          <table:table-cell office:value-type="float" office:value="163" table:style-name="ce6">
            <text:p>163</text:p>
          </table:table-cell>
          <table:table-cell office:value-type="float" office:value="163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828" table:style-name="ce4">
            <text:p>828</text:p>
          </table:table-cell>
          <table:table-cell office:value-type="string" table:style-name="ce5">
            <text:p>GUIDEWIRE FIXED CORE WIRE GUIDE STRAIGHT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829" table:style-name="ce4">
            <text:p>829</text:p>
          </table:table-cell>
          <table:table-cell office:value-type="string" table:style-name="ce5">
            <text:p>GUIDEWIRE GLIDE ANGLE</text:p>
          </table:table-cell>
          <table:table-cell office:value-type="float" office:value="881.5" table:style-name="ce6">
            <text:p>882</text:p>
          </table:table-cell>
          <table:table-cell office:value-type="float" office:value="881.5" table:style-name="ce6">
            <text:p>882</text:p>
          </table:table-cell>
          <table:table-cell table:number-columns-repeated="16380"/>
        </table:table-row>
        <table:table-row table:style-name="ro2">
          <table:table-cell office:value-type="float" office:value="830" table:style-name="ce4">
            <text:p>830</text:p>
          </table:table-cell>
          <table:table-cell office:value-type="string" table:style-name="ce5">
            <text:p>GUIDEWIRE GLIDEWIRE ADVANTAGE</text:p>
          </table:table-cell>
          <table:table-cell office:value-type="float" office:value="1219" table:style-name="ce6">
            <text:p>1,219</text:p>
          </table:table-cell>
          <table:table-cell office:value-type="float" office:value="1219" table:style-name="ce6">
            <text:p>1,219</text:p>
          </table:table-cell>
          <table:table-cell table:number-columns-repeated="16380"/>
        </table:table-row>
        <table:table-row table:style-name="ro2">
          <table:table-cell office:value-type="float" office:value="831" table:style-name="ce4">
            <text:p>831</text:p>
          </table:table-cell>
          <table:table-cell office:value-type="string" table:style-name="ce5">
            <text:p>GUIDEWIRE INTERVENTIONAL</text:p>
          </table:table-cell>
          <table:table-cell office:value-type="float" office:value="818.5" table:style-name="ce6">
            <text:p>819</text:p>
          </table:table-cell>
          <table:table-cell office:value-type="float" office:value="818.5" table:style-name="ce6">
            <text:p>819</text:p>
          </table:table-cell>
          <table:table-cell table:number-columns-repeated="16380"/>
        </table:table-row>
        <table:table-row table:style-name="ro2">
          <table:table-cell office:value-type="float" office:value="832" table:style-name="ce4">
            <text:p>832</text:p>
          </table:table-cell>
          <table:table-cell office:value-type="string" table:style-name="ce5">
            <text:p>GUIDEWIRE JOURNEY_FIELDER XT</text:p>
          </table:table-cell>
          <table:table-cell office:value-type="float" office:value="844" table:style-name="ce6">
            <text:p>844</text:p>
          </table:table-cell>
          <table:table-cell office:value-type="float" office:value="844" table:style-name="ce6">
            <text:p>844</text:p>
          </table:table-cell>
          <table:table-cell table:number-columns-repeated="16380"/>
        </table:table-row>
        <table:table-row table:style-name="ro2">
          <table:table-cell office:value-type="float" office:value="833" table:style-name="ce4">
            <text:p>833</text:p>
          </table:table-cell>
          <table:table-cell office:value-type="string" table:style-name="ce5">
            <text:p>GUIDEWIRE LUNDERQUIST 260CM</text:p>
          </table:table-cell>
          <table:table-cell office:value-type="float" office:value="611.5" table:style-name="ce6">
            <text:p>612</text:p>
          </table:table-cell>
          <table:table-cell office:value-type="float" office:value="611.5" table:style-name="ce6">
            <text:p>612</text:p>
          </table:table-cell>
          <table:table-cell table:number-columns-repeated="16380"/>
        </table:table-row>
        <table:table-row table:style-name="ro2">
          <table:table-cell office:value-type="float" office:value="834" table:style-name="ce4">
            <text:p>834</text:p>
          </table:table-cell>
          <table:table-cell office:value-type="string" table:style-name="ce5">
            <text:p>GUIDEWIRE ROADRUNNER</text:p>
          </table:table-cell>
          <table:table-cell office:value-type="float" office:value="551.5" table:style-name="ce6">
            <text:p>552</text:p>
          </table:table-cell>
          <table:table-cell office:value-type="float" office:value="551.5" table:style-name="ce6">
            <text:p>552</text:p>
          </table:table-cell>
          <table:table-cell table:number-columns-repeated="16380"/>
        </table:table-row>
        <table:table-row table:style-name="ro2">
          <table:table-cell office:value-type="float" office:value="835" table:style-name="ce4">
            <text:p>835</text:p>
          </table:table-cell>
          <table:table-cell office:value-type="string" table:style-name="ce5">
            <text:p>GUIDEWIRE SPARTA 190CM</text:p>
          </table:table-cell>
          <table:table-cell office:value-type="float" office:value="594" table:style-name="ce6">
            <text:p>594</text:p>
          </table:table-cell>
          <table:table-cell office:value-type="float" office:value="594" table:style-name="ce6">
            <text:p>594</text:p>
          </table:table-cell>
          <table:table-cell table:number-columns-repeated="16380"/>
        </table:table-row>
        <table:table-row table:style-name="ro2">
          <table:table-cell office:value-type="float" office:value="836" table:style-name="ce4">
            <text:p>836</text:p>
          </table:table-cell>
          <table:table-cell office:value-type="string" table:style-name="ce5">
            <text:p>GUIDEWIRE ST .035 STIFF SHAFT</text:p>
          </table:table-cell>
          <table:table-cell office:value-type="float" office:value="1444" table:style-name="ce6">
            <text:p>1,444</text:p>
          </table:table-cell>
          <table:table-cell office:value-type="float" office:value="1444" table:style-name="ce6">
            <text:p>1,444</text:p>
          </table:table-cell>
          <table:table-cell table:number-columns-repeated="16380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string" table:style-name="ce5">
            <text:p>GUIDEWIRE ST STD .035 3CM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table:number-columns-repeated="16380"/>
        </table:table-row>
        <table:table-row table:style-name="ro2">
          <table:table-cell office:value-type="float" office:value="838" table:style-name="ce4">
            <text:p>838</text:p>
          </table:table-cell>
          <table:table-cell office:value-type="string" table:style-name="ce5">
            <text:p>GUIDEWIRE THREADED 2.0/2.8MM</text:p>
          </table:table-cell>
          <table:table-cell office:value-type="float" office:value="219" table:style-name="ce6">
            <text:p>219</text:p>
          </table:table-cell>
          <table:table-cell office:value-type="float" office:value="219" table:style-name="ce6">
            <text:p>219</text:p>
          </table:table-cell>
          <table:table-cell table:number-columns-repeated="16380"/>
        </table:table-row>
        <table:table-row table:style-name="ro2">
          <table:table-cell office:value-type="float" office:value="839" table:style-name="ce4">
            <text:p>839</text:p>
          </table:table-cell>
          <table:table-cell office:value-type="string" table:style-name="ce5">
            <text:p>GUIDEWIRE XTRA STIFF AMPLATZ</text:p>
          </table:table-cell>
          <table:table-cell office:value-type="float" office:value="123.5" table:style-name="ce6">
            <text:p>124</text:p>
          </table:table-cell>
          <table:table-cell office:value-type="float" office:value="123.5" table:style-name="ce6">
            <text:p>124</text:p>
          </table:table-cell>
          <table:table-cell table:number-columns-repeated="16380"/>
        </table:table-row>
        <table:table-row table:style-name="ro2">
          <table:table-cell office:value-type="float" office:value="840" table:style-name="ce4">
            <text:p>840</text:p>
          </table:table-cell>
          <table:table-cell office:value-type="string" table:style-name="ce5">
            <text:p>H PYLORI ANTIGEN STOOL EIA</text:p>
          </table:table-cell>
          <table:table-cell office:value-type="float" office:value="861" table:style-name="ce6">
            <text:p>861</text:p>
          </table:table-cell>
          <table:table-cell office:value-type="float" office:value="492" table:style-name="ce6">
            <text:p>492</text:p>
          </table:table-cell>
          <table:table-cell table:number-columns-repeated="16380"/>
        </table:table-row>
        <table:table-row table:style-name="ro2">
          <table:table-cell office:value-type="float" office:value="841" table:style-name="ce4">
            <text:p>841</text:p>
          </table:table-cell>
          <table:table-cell office:value-type="string" table:style-name="ce5">
            <text:p>HAND DRILL 10 GAUGE DISP</text:p>
          </table:table-cell>
          <table:table-cell office:value-type="float" office:value="406" table:style-name="ce6">
            <text:p>406</text:p>
          </table:table-cell>
          <table:table-cell office:value-type="float" office:value="406" table:style-name="ce6">
            <text:p>406</text:p>
          </table:table-cell>
          <table:table-cell table:number-columns-repeated="16380"/>
        </table:table-row>
        <table:table-row table:style-name="ro2">
          <table:table-cell office:value-type="float" office:value="842" table:style-name="ce4">
            <text:p>842</text:p>
          </table:table-cell>
          <table:table-cell office:value-type="string" table:style-name="ce5">
            <text:p>HANDPIECE MORCELLATOR MX0100</text:p>
          </table:table-cell>
          <table:table-cell office:value-type="float" office:value="3092.5" table:style-name="ce6">
            <text:p>3,093</text:p>
          </table:table-cell>
          <table:table-cell office:value-type="float" office:value="3092.5" table:style-name="ce6">
            <text:p>3,093</text:p>
          </table:table-cell>
          <table:table-cell table:number-columns-repeated="16380"/>
        </table:table-row>
        <table:table-row table:style-name="ro2">
          <table:table-cell office:value-type="float" office:value="843" table:style-name="ce4">
            <text:p>843</text:p>
          </table:table-cell>
          <table:table-cell office:value-type="string" table:style-name="ce5">
            <text:p>HANDPIECE SET IRRIGATION DISP</text:p>
          </table:table-cell>
          <table:table-cell office:value-type="float" office:value="249" table:style-name="ce6">
            <text:p>249</text:p>
          </table:table-cell>
          <table:table-cell office:value-type="float" office:value="249" table:style-name="ce6">
            <text:p>249</text:p>
          </table:table-cell>
          <table:table-cell table:number-columns-repeated="16380"/>
        </table:table-row>
        <table:table-row table:style-name="ro2">
          <table:table-cell office:value-type="float" office:value="844" table:style-name="ce4">
            <text:p>844</text:p>
          </table:table-cell>
          <table:table-cell office:value-type="string" table:style-name="ce5">
            <text:p>HANDSET ARGONPLUS</text:p>
          </table:table-cell>
          <table:table-cell office:value-type="float" office:value="430.5" table:style-name="ce6">
            <text:p>431</text:p>
          </table:table-cell>
          <table:table-cell office:value-type="float" office:value="430.5" table:style-name="ce6">
            <text:p>431</text:p>
          </table:table-cell>
          <table:table-cell table:number-columns-repeated="16380"/>
        </table:table-row>
        <table:table-row table:style-name="ro2">
          <table:table-cell office:value-type="float" office:value="845" table:style-name="ce4">
            <text:p>845</text:p>
          </table:table-cell>
          <table:table-cell office:value-type="string" table:style-name="ce5">
            <text:p>HAPTOGLOBIN</text:p>
          </table:table-cell>
          <table:table-cell office:value-type="float" office:value="153" table:style-name="ce6">
            <text:p>153</text:p>
          </table:table-cell>
          <table:table-cell office:value-type="float" office:value="87.5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846" table:style-name="ce4">
            <text:p>846</text:p>
          </table:table-cell>
          <table:table-cell office:value-type="string" table:style-name="ce5">
            <text:p>HARMONIC ACE + SHEARS 36CM</text:p>
          </table:table-cell>
          <table:table-cell office:value-type="float" office:value="3651" table:style-name="ce6">
            <text:p>3,651</text:p>
          </table:table-cell>
          <table:table-cell office:value-type="float" office:value="3651" table:style-name="ce6">
            <text:p>3,651</text:p>
          </table:table-cell>
          <table:table-cell table:number-columns-repeated="16380"/>
        </table:table-row>
        <table:table-row table:style-name="ro2">
          <table:table-cell office:value-type="float" office:value="847" table:style-name="ce4">
            <text:p>847</text:p>
          </table:table-cell>
          <table:table-cell office:value-type="string" table:style-name="ce5">
            <text:p>HBV QUANTASURE</text:p>
          </table:table-cell>
          <table:table-cell office:value-type="float" office:value="571.5" table:style-name="ce6">
            <text:p>572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848" table:style-name="ce4">
            <text:p>848</text:p>
          </table:table-cell>
          <table:table-cell office:value-type="string" table:style-name="ce5">
            <text:p>HELIFX APPLIER</text:p>
          </table:table-cell>
          <table:table-cell office:value-type="float" office:value="14358.5" table:style-name="ce6">
            <text:p>14,359</text:p>
          </table:table-cell>
          <table:table-cell office:value-type="float" office:value="14358.5" table:style-name="ce6">
            <text:p>14,359</text:p>
          </table:table-cell>
          <table:table-cell table:number-columns-repeated="16380"/>
        </table:table-row>
        <table:table-row table:style-name="ro2">
          <table:table-cell office:value-type="float" office:value="849" table:style-name="ce4">
            <text:p>849</text:p>
          </table:table-cell>
          <table:table-cell office:value-type="string" table:style-name="ce5">
            <text:p>HELIFX GUIDE</text:p>
          </table:table-cell>
          <table:table-cell office:value-type="float" office:value="5323.5" table:style-name="ce6">
            <text:p>5,324</text:p>
          </table:table-cell>
          <table:table-cell office:value-type="float" office:value="5323.5" table:style-name="ce6">
            <text:p>5,324</text:p>
          </table:table-cell>
          <table:table-cell table:number-columns-repeated="16380"/>
        </table:table-row>
        <table:table-row table:style-name="ro2">
          <table:table-cell office:value-type="float" office:value="850" table:style-name="ce4">
            <text:p>850</text:p>
          </table:table-cell>
          <table:table-cell office:value-type="string" table:style-name="ce5">
            <text:p>HELMINTH NOS</text:p>
          </table:table-cell>
          <table:table-cell office:value-type="float" office:value="252" table:style-name="ce6">
            <text:p>252</text:p>
          </table:table-cell>
          <table:table-cell office:value-type="float" office:value="144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851" table:style-name="ce4">
            <text:p>851</text:p>
          </table:table-cell>
          <table:table-cell office:value-type="string" table:style-name="ce5">
            <text:p>HEMATOCRIT (H/H)</text:p>
          </table:table-cell>
          <table:table-cell office:value-type="float" office:value="36" table:style-name="ce6">
            <text:p>36</text:p>
          </table:table-cell>
          <table:table-cell office:value-type="float" office:value="20.5" table:style-name="ce6">
            <text:p>21</text:p>
          </table:table-cell>
          <table:table-cell table:number-columns-repeated="16380"/>
        </table:table-row>
        <table:table-row table:style-name="ro2">
          <table:table-cell office:value-type="float" office:value="852" table:style-name="ce4">
            <text:p>852</text:p>
          </table:table-cell>
          <table:table-cell office:value-type="string" table:style-name="ce5">
            <text:p>HEMATOCRIT FLUID</text:p>
          </table:table-cell>
          <table:table-cell office:value-type="float" office:value="60.5" table:style-name="ce6">
            <text:p>61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853" table:style-name="ce4">
            <text:p>853</text:p>
          </table:table-cell>
          <table:table-cell office:value-type="string" table:style-name="ce5">
            <text:p>HEMODIALYSIS</text:p>
          </table:table-cell>
          <table:table-cell office:value-type="float" office:value="666.5" table:style-name="ce6">
            <text:p>667</text:p>
          </table:table-cell>
          <table:table-cell office:value-type="float" office:value="666.5" table:style-name="ce6">
            <text:p>667</text:p>
          </table:table-cell>
          <table:table-cell table:number-columns-repeated="16380"/>
        </table:table-row>
        <table:table-row table:style-name="ro2">
          <table:table-cell office:value-type="float" office:value="854" table:style-name="ce4">
            <text:p>854</text:p>
          </table:table-cell>
          <table:table-cell office:value-type="string" table:style-name="ce5">
            <text:p>HEMOGLOBIN (H/H)</text:p>
          </table:table-cell>
          <table:table-cell office:value-type="float" office:value="39.5" table:style-name="ce6">
            <text:p>40</text:p>
          </table:table-cell>
          <table:table-cell office:value-type="float" office:value="22.5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855" table:style-name="ce4">
            <text:p>855</text:p>
          </table:table-cell>
          <table:table-cell office:value-type="string" table:style-name="ce5">
            <text:p>HEMOGLOBIN A1C</text:p>
          </table:table-cell>
          <table:table-cell office:value-type="float" office:value="150.5" table:style-name="ce6">
            <text:p>151</text:p>
          </table:table-cell>
          <table:table-cell office:value-type="float" office:value="86" table:style-name="ce6">
            <text:p>86</text:p>
          </table:table-cell>
          <table:table-cell table:number-columns-repeated="16380"/>
        </table:table-row>
        <table:table-row table:style-name="ro2">
          <table:table-cell office:value-type="float" office:value="856" table:style-name="ce4">
            <text:p>856</text:p>
          </table:table-cell>
          <table:table-cell office:value-type="string" table:style-name="ce5">
            <text:p>HEMOSTATIC AGENT 1-2 ETHICON</text:p>
          </table:table-cell>
          <table:table-cell office:value-type="float" office:value="514.5" table:style-name="ce6">
            <text:p>515</text:p>
          </table:table-cell>
          <table:table-cell office:value-type="float" office:value="514.5" table:style-name="ce6">
            <text:p>515</text:p>
          </table:table-cell>
          <table:table-cell table:number-columns-repeated="16380"/>
        </table:table-row>
        <table:table-row table:style-name="ro2">
          <table:table-cell office:value-type="float" office:value="857" table:style-name="ce4">
            <text:p>857</text:p>
          </table:table-cell>
          <table:table-cell office:value-type="string" table:style-name="ce5">
            <text:p>HEMOSTATIC AGENT 150</text:p>
          </table:table-cell>
          <table:table-cell office:value-type="float" office:value="661" table:style-name="ce6">
            <text:p>661</text:p>
          </table:table-cell>
          <table:table-cell office:value-type="float" office:value="661" table:style-name="ce6">
            <text:p>661</text:p>
          </table:table-cell>
          <table:table-cell table:number-columns-repeated="16380"/>
        </table:table-row>
        <table:table-row table:style-name="ro2">
          <table:table-cell office:value-type="float" office:value="858" table:style-name="ce4">
            <text:p>858</text:p>
          </table:table-cell>
          <table:table-cell office:value-type="string" table:style-name="ce5">
            <text:p>HEMOSTATIC AGENT 2-3 ETHICON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859" table:style-name="ce4">
            <text:p>859</text:p>
          </table:table-cell>
          <table:table-cell office:value-type="string" table:style-name="ce5">
            <text:p>HEMOSTATIC AGENT 400</text:p>
          </table:table-cell>
          <table:table-cell office:value-type="float" office:value="960" table:style-name="ce6">
            <text:p>960</text:p>
          </table:table-cell>
          <table:table-cell office:value-type="float" office:value="960" table:style-name="ce6">
            <text:p>960</text:p>
          </table:table-cell>
          <table:table-cell table:number-columns-repeated="16380"/>
        </table:table-row>
        <table:table-row table:style-name="ro2">
          <table:table-cell office:value-type="float" office:value="860" table:style-name="ce4">
            <text:p>860</text:p>
          </table:table-cell>
          <table:table-cell office:value-type="string" table:style-name="ce5">
            <text:p>HEMOSTATIC AGENT 4-8 ETHICON</text:p>
          </table:table-cell>
          <table:table-cell office:value-type="float" office:value="718.5" table:style-name="ce6">
            <text:p>719</text:p>
          </table:table-cell>
          <table:table-cell office:value-type="float" office:value="718.5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861" table:style-name="ce4">
            <text:p>861</text:p>
          </table:table-cell>
          <table:table-cell office:value-type="string" table:style-name="ce5">
            <text:p>HEMOSTATIC MATRIX FLOSEAL 10ML</text:p>
          </table:table-cell>
          <table:table-cell office:value-type="float" office:value="1476" table:style-name="ce6">
            <text:p>1,476</text:p>
          </table:table-cell>
          <table:table-cell office:value-type="float" office:value="1476" table:style-name="ce6">
            <text:p>1,476</text:p>
          </table:table-cell>
          <table:table-cell table:number-columns-repeated="16380"/>
        </table:table-row>
        <table:table-row table:style-name="ro2">
          <table:table-cell office:value-type="float" office:value="862" table:style-name="ce4">
            <text:p>862</text:p>
          </table:table-cell>
          <table:table-cell office:value-type="string" table:style-name="ce5">
            <text:p>HEMOSTATIC SEALANT</text:p>
          </table:table-cell>
          <table:table-cell office:value-type="float" office:value="408" table:style-name="ce6">
            <text:p>408</text:p>
          </table:table-cell>
          <table:table-cell office:value-type="float" office:value="408" table:style-name="ce6">
            <text:p>408</text:p>
          </table:table-cell>
          <table:table-cell table:number-columns-repeated="16380"/>
        </table:table-row>
        <table:table-row table:style-name="ro2">
          <table:table-cell office:value-type="float" office:value="863" table:style-name="ce4">
            <text:p>863</text:p>
          </table:table-cell>
          <table:table-cell office:value-type="string" table:style-name="ce5">
            <text:p>HEP BE ANTIBODY</text:p>
          </table:table-cell>
          <table:table-cell office:value-type="float" office:value="141" table:style-name="ce6">
            <text:p>14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864" table:style-name="ce4">
            <text:p>864</text:p>
          </table:table-cell>
          <table:table-cell office:value-type="string" table:style-name="ce5">
            <text:p>HEPATIC FUNCTION PANEL</text:p>
          </table:table-cell>
          <table:table-cell office:value-type="float" office:value="200.5" table:style-name="ce6">
            <text:p>201</text:p>
          </table:table-cell>
          <table:table-cell office:value-type="float" office:value="114.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865" table:style-name="ce4">
            <text:p>865</text:p>
          </table:table-cell>
          <table:table-cell office:value-type="string" table:style-name="ce5">
            <text:p>HEPATITIS A AB TOTAL</text:p>
          </table:table-cell>
          <table:table-cell office:value-type="float" office:value="150.5" table:style-name="ce6">
            <text:p>151</text:p>
          </table:table-cell>
          <table:table-cell office:value-type="float" office:value="86" table:style-name="ce6">
            <text:p>86</text:p>
          </table:table-cell>
          <table:table-cell table:number-columns-repeated="16380"/>
        </table:table-row>
        <table:table-row table:style-name="ro2">
          <table:table-cell office:value-type="float" office:value="866" table:style-name="ce4">
            <text:p>866</text:p>
          </table:table-cell>
          <table:table-cell office:value-type="string" table:style-name="ce5">
            <text:p>HEPATITIS B CORE AB IGM</text:p>
          </table:table-cell>
          <table:table-cell office:value-type="float" office:value="173.5" table:style-name="ce6">
            <text:p>174</text:p>
          </table:table-cell>
          <table:table-cell office:value-type="float" office:value="99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867" table:style-name="ce4">
            <text:p>867</text:p>
          </table:table-cell>
          <table:table-cell office:value-type="string" table:style-name="ce5">
            <text:p>HEPATITIS B CORE AB TOTAL</text:p>
          </table:table-cell>
          <table:table-cell office:value-type="float" office:value="183" table:style-name="ce6">
            <text:p>183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868" table:style-name="ce4">
            <text:p>868</text:p>
          </table:table-cell>
          <table:table-cell office:value-type="string" table:style-name="ce5">
            <text:p>HEPATITIS B SURF AB</text:p>
          </table:table-cell>
          <table:table-cell office:value-type="float" office:value="100" table:style-name="ce6">
            <text:p>100</text:p>
          </table:table-cell>
          <table:table-cell office:value-type="float" office:value="57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869" table:style-name="ce4">
            <text:p>869</text:p>
          </table:table-cell>
          <table:table-cell office:value-type="string" table:style-name="ce5">
            <text:p>HEPATITIS B SURF AG</text:p>
          </table:table-cell>
          <table:table-cell office:value-type="float" office:value="139" table:style-name="ce6">
            <text:p>139</text:p>
          </table:table-cell>
          <table:table-cell office:value-type="float" office:value="79.5" table:style-name="ce6">
            <text:p>80</text:p>
          </table:table-cell>
          <table:table-cell table:number-columns-repeated="16380"/>
        </table:table-row>
        <table:table-row table:style-name="ro2">
          <table:table-cell office:value-type="float" office:value="870" table:style-name="ce4">
            <text:p>870</text:p>
          </table:table-cell>
          <table:table-cell office:value-type="string" table:style-name="ce5">
            <text:p>HEPATITIS B SURFACE AG NEUTRAL</text:p>
          </table:table-cell>
          <table:table-cell office:value-type="float" office:value="152.5" table:style-name="ce6">
            <text:p>153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871" table:style-name="ce4">
            <text:p>871</text:p>
          </table:table-cell>
          <table:table-cell office:value-type="string" table:style-name="ce5">
            <text:p>HEPATITIS B VACCINE ADMIN FEE</text:p>
          </table:table-cell>
          <table:table-cell office:value-type="float" office:value="107" table:style-name="ce6">
            <text:p>107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872" table:style-name="ce4">
            <text:p>872</text:p>
          </table:table-cell>
          <table:table-cell office:value-type="string" table:style-name="ce5">
            <text:p>HEPATITIS BE ANTIGEN</text:p>
          </table:table-cell>
          <table:table-cell office:value-type="float" office:value="141" table:style-name="ce6">
            <text:p>14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873" table:style-name="ce4">
            <text:p>873</text:p>
          </table:table-cell>
          <table:table-cell office:value-type="string" table:style-name="ce5">
            <text:p>HEPATITIS C AB</text:p>
          </table:table-cell>
          <table:table-cell office:value-type="float" office:value="202" table:style-name="ce6">
            <text:p>202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874" table:style-name="ce4">
            <text:p>874</text:p>
          </table:table-cell>
          <table:table-cell office:value-type="string" table:style-name="ce5">
            <text:p>HEPATITIS C AMPLIFIED PROBE</text:p>
          </table:table-cell>
          <table:table-cell office:value-type="float" office:value="585.5" table:style-name="ce6">
            <text:p>586</text:p>
          </table:table-cell>
          <table:table-cell office:value-type="float" office:value="334.5" table:style-name="ce6">
            <text:p>335</text:p>
          </table:table-cell>
          <table:table-cell table:number-columns-repeated="16380"/>
        </table:table-row>
        <table:table-row table:style-name="ro2">
          <table:table-cell office:value-type="float" office:value="875" table:style-name="ce4">
            <text:p>875</text:p>
          </table:table-cell>
          <table:table-cell office:value-type="string" table:style-name="ce5">
            <text:p>HEPATITIS C GENOTYPE ANALYSIS</text:p>
          </table:table-cell>
          <table:table-cell office:value-type="float" office:value="2774" table:style-name="ce6">
            <text:p>2,774</text:p>
          </table:table-cell>
          <table:table-cell office:value-type="float" office:value="1585" table:style-name="ce6">
            <text:p>1,585</text:p>
          </table:table-cell>
          <table:table-cell table:number-columns-repeated="16380"/>
        </table:table-row>
        <table:table-row table:style-name="ro2">
          <table:table-cell office:value-type="float" office:value="876" table:style-name="ce4">
            <text:p>876</text:p>
          </table:table-cell>
          <table:table-cell office:value-type="string" table:style-name="ce5">
            <text:p>HEPATITIS C QUANTIFICATION</text:p>
          </table:table-cell>
          <table:table-cell office:value-type="float" office:value="565.5" table:style-name="ce6">
            <text:p>566</text:p>
          </table:table-cell>
          <table:table-cell office:value-type="float" office:value="323" table:style-name="ce6">
            <text:p>323</text:p>
          </table:table-cell>
          <table:table-cell table:number-columns-repeated="16380"/>
        </table:table-row>
        <table:table-row table:style-name="ro2">
          <table:table-cell office:value-type="float" office:value="877" table:style-name="ce4">
            <text:p>877</text:p>
          </table:table-cell>
          <table:table-cell office:value-type="string" table:style-name="ce5">
            <text:p>HERPES SIMPLEX AB TYPE 2</text:p>
          </table:table-cell>
          <table:table-cell office:value-type="float" office:value="246" table:style-name="ce6">
            <text:p>246</text:p>
          </table:table-cell>
          <table:table-cell office:value-type="float" office:value="140.5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878" table:style-name="ce4">
            <text:p>878</text:p>
          </table:table-cell>
          <table:table-cell office:value-type="string" table:style-name="ce5">
            <text:p>HERPES SIMPLEX TYPE 1</text:p>
          </table:table-cell>
          <table:table-cell office:value-type="float" office:value="214.5" table:style-name="ce6">
            <text:p>215</text:p>
          </table:table-cell>
          <table:table-cell office:value-type="float" office:value="122.5" table:style-name="ce6">
            <text:p>123</text:p>
          </table:table-cell>
          <table:table-cell table:number-columns-repeated="16380"/>
        </table:table-row>
        <table:table-row table:style-name="ro2">
          <table:table-cell office:value-type="float" office:value="879" table:style-name="ce4">
            <text:p>879</text:p>
          </table:table-cell>
          <table:table-cell office:value-type="string" table:style-name="ce5">
            <text:p>HERPES SIMPLEX VIRUS AMP PROBE</text:p>
          </table:table-cell>
          <table:table-cell office:value-type="float" office:value="537.5" table:style-name="ce6">
            <text:p>538</text:p>
          </table:table-cell>
          <table:table-cell office:value-type="float" office:value="307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880" table:style-name="ce4">
            <text:p>880</text:p>
          </table:table-cell>
          <table:table-cell office:value-type="string" table:style-name="ce5">
            <text:p>HERPES SIMPLEX VIRUS QUANT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881" table:style-name="ce4">
            <text:p>881</text:p>
          </table:table-cell>
          <table:table-cell office:value-type="string" table:style-name="ce5">
            <text:p>HEXAGONAL PHOSPHOLIPID</text:p>
          </table:table-cell>
          <table:table-cell office:value-type="float" office:value="170.5" table:style-name="ce6">
            <text:p>171</text:p>
          </table:table-cell>
          <table:table-cell office:value-type="float" office:value="97.5" table:style-name="ce6">
            <text:p>98</text:p>
          </table:table-cell>
          <table:table-cell table:number-columns-repeated="16380"/>
        </table:table-row>
        <table:table-row table:style-name="ro2">
          <table:table-cell office:value-type="float" office:value="882" table:style-name="ce4">
            <text:p>882</text:p>
          </table:table-cell>
          <table:table-cell office:value-type="string" table:style-name="ce5">
            <text:p>HFE</text:p>
          </table:table-cell>
          <table:table-cell office:value-type="float" office:value="788.5" table:style-name="ce6">
            <text:p>789</text:p>
          </table:table-cell>
          <table:table-cell office:value-type="float" office:value="450.5" table:style-name="ce6">
            <text:p>451</text:p>
          </table:table-cell>
          <table:table-cell table:number-columns-repeated="16380"/>
        </table:table-row>
        <table:table-row table:style-name="ro2">
          <table:table-cell office:value-type="float" office:value="883" table:style-name="ce4">
            <text:p>883</text:p>
          </table:table-cell>
          <table:table-cell office:value-type="string" table:style-name="ce5">
            <text:p>HISTOPLASMA AG</text:p>
          </table:table-cell>
          <table:table-cell office:value-type="float" office:value="159.5" table:style-name="ce6">
            <text:p>160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884" table:style-name="ce4">
            <text:p>884</text:p>
          </table:table-cell>
          <table:table-cell office:value-type="string" table:style-name="ce5">
            <text:p>HIV 1 ANTIGENS W/HIV 1 &amp; 2 AB</text:p>
          </table:table-cell>
          <table:table-cell office:value-type="float" office:value="291.5" table:style-name="ce6">
            <text:p>292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885" table:style-name="ce4">
            <text:p>885</text:p>
          </table:table-cell>
          <table:table-cell office:value-type="string" table:style-name="ce5">
            <text:p>HIV 1 QUAN</text:p>
          </table:table-cell>
          <table:table-cell office:value-type="float" office:value="2028.5" table:style-name="ce6">
            <text:p>2,029</text:p>
          </table:table-cell>
          <table:table-cell office:value-type="float" office:value="1159" table:style-name="ce6">
            <text:p>1,159</text:p>
          </table:table-cell>
          <table:table-cell table:number-columns-repeated="16380"/>
        </table:table-row>
        <table:table-row table:style-name="ro2">
          <table:table-cell office:value-type="float" office:value="886" table:style-name="ce4">
            <text:p>886</text:p>
          </table:table-cell>
          <table:table-cell office:value-type="string" table:style-name="ce5">
            <text:p>HIV ANTIBODY CONFIRMATORY TEST</text:p>
          </table:table-cell>
          <table:table-cell office:value-type="float" office:value="234.5" table:style-name="ce6">
            <text:p>235</text:p>
          </table:table-cell>
          <table:table-cell office:value-type="float" office:value="134" table:style-name="ce6">
            <text:p>134</text:p>
          </table:table-cell>
          <table:table-cell table:number-columns-repeated="16380"/>
        </table:table-row>
        <table:table-row table:style-name="ro2">
          <table:table-cell office:value-type="float" office:value="887" table:style-name="ce4">
            <text:p>887</text:p>
          </table:table-cell>
          <table:table-cell office:value-type="string" table:style-name="ce5">
            <text:p>HIV1 AG W HIV1 AND 2 AB</text:p>
          </table:table-cell>
          <table:table-cell office:value-type="float" office:value="346.5" table:style-name="ce6">
            <text:p>347</text:p>
          </table:table-cell>
          <table:table-cell office:value-type="float" office:value="198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888" table:style-name="ce4">
            <text:p>888</text:p>
          </table:table-cell>
          <table:table-cell office:value-type="string" table:style-name="ce5">
            <text:p>HIV1 AMP PROBE TECHNIQUE</text:p>
          </table:table-cell>
          <table:table-cell office:value-type="float" office:value="902" table:style-name="ce6">
            <text:p>902</text:p>
          </table:table-cell>
          <table:table-cell office:value-type="float" office:value="515.5" table:style-name="ce6">
            <text:p>516</text:p>
          </table:table-cell>
          <table:table-cell table:number-columns-repeated="16380"/>
        </table:table-row>
        <table:table-row table:style-name="ro2">
          <table:table-cell office:value-type="float" office:value="889" table:style-name="ce4">
            <text:p>889</text:p>
          </table:table-cell>
          <table:table-cell office:value-type="string" table:style-name="ce5">
            <text:p>HLA TYPING DR/DQ</text:p>
          </table:table-cell>
          <table:table-cell office:value-type="float" office:value="376.5" table:style-name="ce6">
            <text:p>377</text:p>
          </table:table-cell>
          <table:table-cell office:value-type="float" office:value="215" table:style-name="ce6">
            <text:p>215</text:p>
          </table:table-cell>
          <table:table-cell table:number-columns-repeated="16380"/>
        </table:table-row>
        <table:table-row table:style-name="ro2">
          <table:table-cell office:value-type="float" office:value="890" table:style-name="ce4">
            <text:p>890</text:p>
          </table:table-cell>
          <table:table-cell office:value-type="string" table:style-name="ce5">
            <text:p>HOLTER SCAN ANALYSIS UP TO 48 HRS</text:p>
          </table:table-cell>
          <table:table-cell office:value-type="float" office:value="579" table:style-name="ce6">
            <text:p>579</text:p>
          </table:table-cell>
          <table:table-cell office:value-type="float" office:value="579" table:style-name="ce6">
            <text:p>579</text:p>
          </table:table-cell>
          <table:table-cell table:number-columns-repeated="16380"/>
        </table:table-row>
        <table:table-row table:style-name="ro2">
          <table:table-cell office:value-type="float" office:value="891" table:style-name="ce4">
            <text:p>891</text:p>
          </table:table-cell>
          <table:table-cell office:value-type="string" table:style-name="ce5">
            <text:p>HOLTER SCAN/REC/HKUP/DISC 48 HR</text:p>
          </table:table-cell>
          <table:table-cell office:value-type="float" office:value="402.5" table:style-name="ce6">
            <text:p>403</text:p>
          </table:table-cell>
          <table:table-cell office:value-type="float" office:value="402.5" table:style-name="ce6">
            <text:p>403</text:p>
          </table:table-cell>
          <table:table-cell table:number-columns-repeated="16380"/>
        </table:table-row>
        <table:table-row table:style-name="ro2">
          <table:table-cell office:value-type="float" office:value="892" table:style-name="ce4">
            <text:p>892</text:p>
          </table:table-cell>
          <table:table-cell office:value-type="string" table:style-name="ce5">
            <text:p>HOMOCYSTEINE</text:p>
          </table:table-cell>
          <table:table-cell office:value-type="float" office:value="269.5" table:style-name="ce6">
            <text:p>270</text:p>
          </table:table-cell>
          <table:table-cell office:value-type="float" office:value="154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893" table:style-name="ce4">
            <text:p>893</text:p>
          </table:table-cell>
          <table:table-cell office:value-type="string" table:style-name="ce5">
            <text:p>HOMOGENIZATION TISSUE</text:p>
          </table:table-cell>
          <table:table-cell office:value-type="float" office:value="95.5" table:style-name="ce6">
            <text:p>96</text:p>
          </table:table-cell>
          <table:table-cell office:value-type="float" office:value="54.5" table:style-name="ce6">
            <text:p>55</text:p>
          </table:table-cell>
          <table:table-cell table:number-columns-repeated="16380"/>
        </table:table-row>
        <table:table-row table:style-name="ro2">
          <table:table-cell office:value-type="float" office:value="894" table:style-name="ce4">
            <text:p>894</text:p>
          </table:table-cell>
          <table:table-cell office:value-type="string" table:style-name="ce5">
            <text:p>HOOK DISSECTING ULTRACISION</text:p>
          </table:table-cell>
          <table:table-cell office:value-type="float" office:value="3446" table:style-name="ce6">
            <text:p>3,446</text:p>
          </table:table-cell>
          <table:table-cell office:value-type="float" office:value="3446" table:style-name="ce6">
            <text:p>3,446</text:p>
          </table:table-cell>
          <table:table-cell table:number-columns-repeated="16380"/>
        </table:table-row>
        <table:table-row table:style-name="ro2">
          <table:table-cell office:value-type="float" office:value="895" table:style-name="ce4">
            <text:p>895</text:p>
          </table:table-cell>
          <table:table-cell office:value-type="string" table:style-name="ce5">
            <text:p>HPV HIGH RISK TYPES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896" table:style-name="ce4">
            <text:p>896</text:p>
          </table:table-cell>
          <table:table-cell office:value-type="string" table:style-name="ce5">
            <text:p>HYDROXYPROGESTERONE 17D</text:p>
          </table:table-cell>
          <table:table-cell office:value-type="float" office:value="329" table:style-name="ce6">
            <text:p>329</text:p>
          </table:table-cell>
          <table:table-cell office:value-type="float" office:value="188" table:style-name="ce6">
            <text:p>188</text:p>
          </table:table-cell>
          <table:table-cell table:number-columns-repeated="16380"/>
        </table:table-row>
        <table:table-row table:style-name="ro2">
          <table:table-cell office:value-type="float" office:value="897" table:style-name="ce4">
            <text:p>897</text:p>
          </table:table-cell>
          <table:table-cell office:value-type="string" table:style-name="ce5">
            <text:p>I AND D ABSC CPLX</text:p>
          </table:table-cell>
          <table:table-cell office:value-type="float" office:value="491.5" table:style-name="ce6">
            <text:p>492</text:p>
          </table:table-cell>
          <table:table-cell office:value-type="float" office:value="491.5" table:style-name="ce6">
            <text:p>492</text:p>
          </table:table-cell>
          <table:table-cell table:number-columns-repeated="16380"/>
        </table:table-row>
        <table:table-row table:style-name="ro2">
          <table:table-cell office:value-type="float" office:value="898" table:style-name="ce4">
            <text:p>898</text:p>
          </table:table-cell>
          <table:table-cell office:value-type="string" table:style-name="ce5">
            <text:p>I AND D ABSCESS SIMPLE</text:p>
          </table:table-cell>
          <table:table-cell office:value-type="float" office:value="429.5" table:style-name="ce6">
            <text:p>430</text:p>
          </table:table-cell>
          <table:table-cell office:value-type="float" office:value="429.5" table:style-name="ce6">
            <text:p>430</text:p>
          </table:table-cell>
          <table:table-cell table:number-columns-repeated="16380"/>
        </table:table-row>
        <table:table-row table:style-name="ro2">
          <table:table-cell office:value-type="float" office:value="899" table:style-name="ce4">
            <text:p>899</text:p>
          </table:table-cell>
          <table:table-cell office:value-type="string" table:style-name="ce5">
            <text:p>I AND D HEMATOMA/SEROMA/FLUID</text:p>
          </table:table-cell>
          <table:table-cell office:value-type="float" office:value="1238.5" table:style-name="ce6">
            <text:p>1,239</text:p>
          </table:table-cell>
          <table:table-cell office:value-type="float" office:value="1238.5" table:style-name="ce6">
            <text:p>1,239</text:p>
          </table:table-cell>
          <table:table-cell table:number-columns-repeated="16380"/>
        </table:table-row>
        <table:table-row table:style-name="ro2">
          <table:table-cell office:value-type="float" office:value="900" table:style-name="ce4">
            <text:p>900</text:p>
          </table:table-cell>
          <table:table-cell office:value-type="string" table:style-name="ce5">
            <text:p>I&amp;D PERIANAL ABSCESS SUPERFICIAL</text:p>
          </table:table-cell>
          <table:table-cell office:value-type="float" office:value="667" table:style-name="ce6">
            <text:p>667</text:p>
          </table:table-cell>
          <table:table-cell office:value-type="float" office:value="667" table:style-name="ce6">
            <text:p>667</text:p>
          </table:table-cell>
          <table:table-cell table:number-columns-repeated="16380"/>
        </table:table-row>
        <table:table-row table:style-name="ro2">
          <table:table-cell office:value-type="float" office:value="901" table:style-name="ce4">
            <text:p>901</text:p>
          </table:table-cell>
          <table:table-cell office:value-type="string" table:style-name="ce5">
            <text:p>IA ANALYTE QUAL SEMI QUAN</text:p>
          </table:table-cell>
          <table:table-cell office:value-type="float" office:value="250.5" table:style-name="ce6">
            <text:p>251</text:p>
          </table:table-cell>
          <table:table-cell office:value-type="float" office:value="143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902" table:style-name="ce4">
            <text:p>902</text:p>
          </table:table-cell>
          <table:table-cell office:value-type="string" table:style-name="ce5">
            <text:p>IA ANALYTE QUAN RIA 1</text:p>
          </table:table-cell>
          <table:table-cell office:value-type="float" office:value="234.5" table:style-name="ce6">
            <text:p>235</text:p>
          </table:table-cell>
          <table:table-cell office:value-type="float" office:value="134" table:style-name="ce6">
            <text:p>134</text:p>
          </table:table-cell>
          <table:table-cell table:number-columns-repeated="16380"/>
        </table:table-row>
        <table:table-row table:style-name="ro2">
          <table:table-cell office:value-type="float" office:value="903" table:style-name="ce4">
            <text:p>903</text:p>
          </table:table-cell>
          <table:table-cell office:value-type="string" table:style-name="ce5">
            <text:p>IA QUANT ANAL NOT SPEC</text:p>
          </table:table-cell>
          <table:table-cell office:value-type="float" office:value="235.5" table:style-name="ce6">
            <text:p>236</text:p>
          </table:table-cell>
          <table:table-cell office:value-type="float" office:value="134.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904" table:style-name="ce4">
            <text:p>904</text:p>
          </table:table-cell>
          <table:table-cell office:value-type="string" table:style-name="ce5">
            <text:p>IDENTIFICATION AEROBIC</text:p>
          </table:table-cell>
          <table:table-cell office:value-type="float" office:value="99" table:style-name="ce6">
            <text:p>99</text:p>
          </table:table-cell>
          <table:table-cell office:value-type="float" office:value="56.5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905" table:style-name="ce4">
            <text:p>905</text:p>
          </table:table-cell>
          <table:table-cell office:value-type="string" table:style-name="ce5">
            <text:p>IDENTIFICATION ANAEROBIC</text:p>
          </table:table-cell>
          <table:table-cell office:value-type="float" office:value="133" table:style-name="ce6">
            <text:p>133</text:p>
          </table:table-cell>
          <table:table-cell office:value-type="float" office:value="76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906" table:style-name="ce4">
            <text:p>906</text:p>
          </table:table-cell>
          <table:table-cell office:value-type="string" table:style-name="ce5">
            <text:p>IDENTIFICATION MOLD</text:p>
          </table:table-cell>
          <table:table-cell office:value-type="float" office:value="131.5" table:style-name="ce6">
            <text:p>132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907" table:style-name="ce4">
            <text:p>907</text:p>
          </table:table-cell>
          <table:table-cell office:value-type="string" table:style-name="ce5">
            <text:p>IDENTIFICATION YEAST</text:p>
          </table:table-cell>
          <table:table-cell office:value-type="float" office:value="126" table:style-name="ce6">
            <text:p>126</text:p>
          </table:table-cell>
          <table:table-cell office:value-type="float" office:value="72" table:style-name="ce6">
            <text:p>72</text:p>
          </table:table-cell>
          <table:table-cell table:number-columns-repeated="16380"/>
        </table:table-row>
        <table:table-row table:style-name="ro2">
          <table:table-cell office:value-type="float" office:value="908" table:style-name="ce4">
            <text:p>908</text:p>
          </table:table-cell>
          <table:table-cell office:value-type="string" table:style-name="ce5">
            <text:p>IGE</text:p>
          </table:table-cell>
          <table:table-cell office:value-type="float" office:value="257.5" table:style-name="ce6">
            <text:p>258</text:p>
          </table:table-cell>
          <table:table-cell office:value-type="float" office:value="147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909" table:style-name="ce4">
            <text:p>909</text:p>
          </table:table-cell>
          <table:table-cell office:value-type="string" table:style-name="ce5">
            <text:p>IGH GENE REARRANGE</text:p>
          </table:table-cell>
          <table:table-cell office:value-type="float" office:value="2663.5" table:style-name="ce6">
            <text:p>2,664</text:p>
          </table:table-cell>
          <table:table-cell office:value-type="float" office:value="1522" table:style-name="ce6">
            <text:p>1,522</text:p>
          </table:table-cell>
          <table:table-cell table:number-columns-repeated="16380"/>
        </table:table-row>
        <table:table-row table:style-name="ro2">
          <table:table-cell office:value-type="float" office:value="910" table:style-name="ce4">
            <text:p>910</text:p>
          </table:table-cell>
          <table:table-cell office:value-type="string" table:style-name="ce5">
            <text:p>IGK REARRANGE</text:p>
          </table:table-cell>
          <table:table-cell office:value-type="float" office:value="4055" table:style-name="ce6">
            <text:p>4,055</text:p>
          </table:table-cell>
          <table:table-cell office:value-type="float" office:value="2317" table:style-name="ce6">
            <text:p>2,317</text:p>
          </table:table-cell>
          <table:table-cell table:number-columns-repeated="16380"/>
        </table:table-row>
        <table:table-row table:style-name="ro2">
          <table:table-cell office:value-type="float" office:value="911" table:style-name="ce4">
            <text:p>911</text:p>
          </table:table-cell>
          <table:table-cell office:value-type="string" table:style-name="ce5">
            <text:p>ILEOSCOPY THRU STOMA</text:p>
          </table:table-cell>
          <table:table-cell office:value-type="float" office:value="1970.5" table:style-name="ce6">
            <text:p>1,971</text:p>
          </table:table-cell>
          <table:table-cell office:value-type="float" office:value="1970.5" table:style-name="ce6">
            <text:p>1,971</text:p>
          </table:table-cell>
          <table:table-cell table:number-columns-repeated="16380"/>
        </table:table-row>
        <table:table-row table:style-name="ro2">
          <table:table-cell office:value-type="float" office:value="912" table:style-name="ce4">
            <text:p>912</text:p>
          </table:table-cell>
          <table:table-cell office:value-type="string" table:style-name="ce5">
            <text:p>ILEOSCOPY THRU STOMA W/BIOPSY</text:p>
          </table:table-cell>
          <table:table-cell office:value-type="float" office:value="2490" table:style-name="ce6">
            <text:p>2,490</text:p>
          </table:table-cell>
          <table:table-cell office:value-type="float" office:value="2490" table:style-name="ce6">
            <text:p>2,490</text:p>
          </table:table-cell>
          <table:table-cell table:number-columns-repeated="16380"/>
        </table:table-row>
        <table:table-row table:style-name="ro2">
          <table:table-cell office:value-type="float" office:value="913" table:style-name="ce4">
            <text:p>913</text:p>
          </table:table-cell>
          <table:table-cell office:value-type="string" table:style-name="ce5">
            <text:p>ILLUMINATOR VERSALIGHT</text:p>
          </table:table-cell>
          <table:table-cell office:value-type="float" office:value="573.5" table:style-name="ce6">
            <text:p>574</text:p>
          </table:table-cell>
          <table:table-cell office:value-type="float" office:value="573.5" table:style-name="ce6">
            <text:p>574</text:p>
          </table:table-cell>
          <table:table-cell table:number-columns-repeated="16380"/>
        </table:table-row>
        <table:table-row table:style-name="ro2">
          <table:table-cell office:value-type="float" office:value="914" table:style-name="ce4">
            <text:p>914</text:p>
          </table:table-cell>
          <table:table-cell office:value-type="string" table:style-name="ce5">
            <text:p>IMMOBILIZER KNEE 70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915" table:style-name="ce4">
            <text:p>915</text:p>
          </table:table-cell>
          <table:table-cell office:value-type="string" table:style-name="ce5">
            <text:p>IMMOBILIZER KNEE OTS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916" table:style-name="ce4">
            <text:p>916</text:p>
          </table:table-cell>
          <table:table-cell office:value-type="string" table:style-name="ce5">
            <text:p>IMMUNO EACH ADDL ANTIBODY STAIN</text:p>
          </table:table-cell>
          <table:table-cell office:value-type="float" office:value="400" table:style-name="ce6">
            <text:p>400</text:p>
          </table:table-cell>
          <table:table-cell office:value-type="float" office:value="228.5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917" table:style-name="ce4">
            <text:p>917</text:p>
          </table:table-cell>
          <table:table-cell office:value-type="string" table:style-name="ce5">
            <text:p>IMMUNO EACH MULTIPLEX ANTIBODY STAIN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918" table:style-name="ce4">
            <text:p>918</text:p>
          </table:table-cell>
          <table:table-cell office:value-type="string" table:style-name="ce5">
            <text:p>IMMUNO FOR TUMOR QUANT CA15</text:p>
          </table:table-cell>
          <table:table-cell office:value-type="float" office:value="252" table:style-name="ce6">
            <text:p>252</text:p>
          </table:table-cell>
          <table:table-cell office:value-type="float" office:value="144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919" table:style-name="ce4">
            <text:p>919</text:p>
          </table:table-cell>
          <table:table-cell office:value-type="string" table:style-name="ce5">
            <text:p>IMMUNOASSAY FOR INF AG AB Q316</text:p>
          </table:table-cell>
          <table:table-cell office:value-type="float" office:value="182" table:style-name="ce6">
            <text:p>182</text:p>
          </table:table-cell>
          <table:table-cell office:value-type="float" office:value="104" table:style-name="ce6">
            <text:p>104</text:p>
          </table:table-cell>
          <table:table-cell table:number-columns-repeated="16380"/>
        </table:table-row>
        <table:table-row table:style-name="ro2">
          <table:table-cell office:value-type="float" office:value="920" table:style-name="ce4">
            <text:p>920</text:p>
          </table:table-cell>
          <table:table-cell office:value-type="string" table:style-name="ce5">
            <text:p>IMMUNOFIXATION W/INTERPRET</text:p>
          </table:table-cell>
          <table:table-cell office:value-type="float" office:value="270.5" table:style-name="ce6">
            <text:p>271</text:p>
          </table:table-cell>
          <table:table-cell office:value-type="float" office:value="154.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921" table:style-name="ce4">
            <text:p>921</text:p>
          </table:table-cell>
          <table:table-cell office:value-type="string" table:style-name="ce5">
            <text:p>IMMUNOGLOBULIN G</text:p>
          </table:table-cell>
          <table:table-cell office:value-type="float" office:value="119" table:style-name="ce6">
            <text:p>119</text:p>
          </table:table-cell>
          <table:table-cell office:value-type="float" office:value="68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922" table:style-name="ce4">
            <text:p>922</text:p>
          </table:table-cell>
          <table:table-cell office:value-type="string" table:style-name="ce5">
            <text:p>IMMUNOGLOBULIN G SUBCLASSES</text:p>
          </table:table-cell>
          <table:table-cell office:value-type="float" office:value="282.5" table:style-name="ce6">
            <text:p>283</text:p>
          </table:table-cell>
          <table:table-cell office:value-type="float" office:value="161.5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923" table:style-name="ce4">
            <text:p>923</text:p>
          </table:table-cell>
          <table:table-cell office:value-type="string" table:style-name="ce5">
            <text:p>IMPLANT ACHILLES TENDON</text:p>
          </table:table-cell>
          <table:table-cell office:value-type="float" office:value="5495.5" table:style-name="ce6">
            <text:p>5,496</text:p>
          </table:table-cell>
          <table:table-cell office:value-type="float" office:value="5495.5" table:style-name="ce6">
            <text:p>5,496</text:p>
          </table:table-cell>
          <table:table-cell table:number-columns-repeated="16380"/>
        </table:table-row>
        <table:table-row table:style-name="ro2">
          <table:table-cell office:value-type="float" office:value="924" table:style-name="ce4">
            <text:p>924</text:p>
          </table:table-cell>
          <table:table-cell office:value-type="string" table:style-name="ce5">
            <text:p>IMPLANT ALLOGRAFT</text:p>
          </table:table-cell>
          <table:table-cell office:value-type="float" office:value="6895" table:style-name="ce6">
            <text:p>6,895</text:p>
          </table:table-cell>
          <table:table-cell office:value-type="float" office:value="6895" table:style-name="ce6">
            <text:p>6,895</text:p>
          </table:table-cell>
          <table:table-cell table:number-columns-repeated="16380"/>
        </table:table-row>
        <table:table-row table:style-name="ro2">
          <table:table-cell office:value-type="float" office:value="925" table:style-name="ce4">
            <text:p>925</text:p>
          </table:table-cell>
          <table:table-cell office:value-type="string" table:style-name="ce5">
            <text:p>IMPLANT ALLOGRAFT BONE</text:p>
          </table:table-cell>
          <table:table-cell office:value-type="float" office:value="2866.5" table:style-name="ce6">
            <text:p>2,867</text:p>
          </table:table-cell>
          <table:table-cell office:value-type="float" office:value="2866.5" table:style-name="ce6">
            <text:p>2,867</text:p>
          </table:table-cell>
          <table:table-cell table:number-columns-repeated="16380"/>
        </table:table-row>
        <table:table-row table:style-name="ro2">
          <table:table-cell office:value-type="float" office:value="926" table:style-name="ce4">
            <text:p>926</text:p>
          </table:table-cell>
          <table:table-cell office:value-type="string" table:style-name="ce5">
            <text:p>IMPLANT ALLOGRAFT SEMITNDNS TNDN</text:p>
          </table:table-cell>
          <table:table-cell office:value-type="float" office:value="5281.5" table:style-name="ce6">
            <text:p>5,282</text:p>
          </table:table-cell>
          <table:table-cell office:value-type="float" office:value="5281.5" table:style-name="ce6">
            <text:p>5,282</text:p>
          </table:table-cell>
          <table:table-cell table:number-columns-repeated="16380"/>
        </table:table-row>
        <table:table-row table:style-name="ro2">
          <table:table-cell office:value-type="float" office:value="927" table:style-name="ce4">
            <text:p>927</text:p>
          </table:table-cell>
          <table:table-cell office:value-type="string" table:style-name="ce5">
            <text:p>IMPLANT ANCHOR</text:p>
          </table:table-cell>
          <table:table-cell office:value-type="float" office:value="1743" table:style-name="ce6">
            <text:p>1,743</text:p>
          </table:table-cell>
          <table:table-cell office:value-type="float" office:value="1743" table:style-name="ce6">
            <text:p>1,743</text:p>
          </table:table-cell>
          <table:table-cell table:number-columns-repeated="16380"/>
        </table:table-row>
        <table:table-row table:style-name="ro2">
          <table:table-cell office:value-type="float" office:value="928" table:style-name="ce4">
            <text:p>928</text:p>
          </table:table-cell>
          <table:table-cell office:value-type="string" table:style-name="ce5">
            <text:p>IMPLANT ANCHOR 375</text:p>
          </table:table-cell>
          <table:table-cell office:value-type="float" office:value="1200" table:style-name="ce6">
            <text:p>1,200</text:p>
          </table:table-cell>
          <table:table-cell office:value-type="float" office:value="1200" table:style-name="ce6">
            <text:p>1,200</text:p>
          </table:table-cell>
          <table:table-cell table:number-columns-repeated="16380"/>
        </table:table-row>
        <table:table-row table:style-name="ro2">
          <table:table-cell office:value-type="float" office:value="929" table:style-name="ce4">
            <text:p>929</text:p>
          </table:table-cell>
          <table:table-cell office:value-type="string" table:style-name="ce5">
            <text:p>IMPLANT ANCHOR 600</text:p>
          </table:table-cell>
          <table:table-cell office:value-type="float" office:value="1109" table:style-name="ce6">
            <text:p>1,109</text:p>
          </table:table-cell>
          <table:table-cell office:value-type="float" office:value="1109" table:style-name="ce6">
            <text:p>1,109</text:p>
          </table:table-cell>
          <table:table-cell table:number-columns-repeated="16380"/>
        </table:table-row>
        <table:table-row table:style-name="ro2">
          <table:table-cell office:value-type="float" office:value="930" table:style-name="ce4">
            <text:p>930</text:p>
          </table:table-cell>
          <table:table-cell office:value-type="string" table:style-name="ce5">
            <text:p>IMPLANT ANCHOR ADVNC KNOTLS HEALX</text:p>
          </table:table-cell>
          <table:table-cell office:value-type="float" office:value="2599" table:style-name="ce6">
            <text:p>2,599</text:p>
          </table:table-cell>
          <table:table-cell office:value-type="float" office:value="2599" table:style-name="ce6">
            <text:p>2,599</text:p>
          </table:table-cell>
          <table:table-cell table:number-columns-repeated="16380"/>
        </table:table-row>
        <table:table-row table:style-name="ro2">
          <table:table-cell office:value-type="float" office:value="931" table:style-name="ce4">
            <text:p>931</text:p>
          </table:table-cell>
          <table:table-cell office:value-type="string" table:style-name="ce5">
            <text:p>IMPLANT ANCHOR KNOTLESS</text:p>
          </table:table-cell>
          <table:table-cell office:value-type="float" office:value="2953" table:style-name="ce6">
            <text:p>2,953</text:p>
          </table:table-cell>
          <table:table-cell office:value-type="float" office:value="2953" table:style-name="ce6">
            <text:p>2,953</text:p>
          </table:table-cell>
          <table:table-cell table:number-columns-repeated="16380"/>
        </table:table-row>
        <table:table-row table:style-name="ro2">
          <table:table-cell office:value-type="float" office:value="932" table:style-name="ce4">
            <text:p>932</text:p>
          </table:table-cell>
          <table:table-cell office:value-type="string" table:style-name="ce5">
            <text:p>IMPLANT ANCHOR SUT SWIVELOCK</text:p>
          </table:table-cell>
          <table:table-cell office:value-type="float" office:value="2284" table:style-name="ce6">
            <text:p>2,284</text:p>
          </table:table-cell>
          <table:table-cell office:value-type="float" office:value="2284" table:style-name="ce6">
            <text:p>2,284</text:p>
          </table:table-cell>
          <table:table-cell table:number-columns-repeated="16380"/>
        </table:table-row>
        <table:table-row table:style-name="ro2">
          <table:table-cell office:value-type="float" office:value="933" table:style-name="ce4">
            <text:p>933</text:p>
          </table:table-cell>
          <table:table-cell office:value-type="string" table:style-name="ce5">
            <text:p>IMPLANT ANCHOR SUTURE</text:p>
          </table:table-cell>
          <table:table-cell office:value-type="float" office:value="1706.5" table:style-name="ce6">
            <text:p>1,707</text:p>
          </table:table-cell>
          <table:table-cell office:value-type="float" office:value="1706.5" table:style-name="ce6">
            <text:p>1,707</text:p>
          </table:table-cell>
          <table:table-cell table:number-columns-repeated="16380"/>
        </table:table-row>
        <table:table-row table:style-name="ro2">
          <table:table-cell office:value-type="float" office:value="934" table:style-name="ce4">
            <text:p>934</text:p>
          </table:table-cell>
          <table:table-cell office:value-type="string" table:style-name="ce5">
            <text:p>IMPLANT ANCHOR SUTURE SWIVELCK</text:p>
          </table:table-cell>
          <table:table-cell office:value-type="float" office:value="2100" table:style-name="ce6">
            <text:p>2,100</text:p>
          </table:table-cell>
          <table:table-cell office:value-type="float" office:value="2100" table:style-name="ce6">
            <text:p>2,100</text:p>
          </table:table-cell>
          <table:table-cell table:number-columns-repeated="16380"/>
        </table:table-row>
        <table:table-row table:style-name="ro2">
          <table:table-cell office:value-type="float" office:value="935" table:style-name="ce4">
            <text:p>935</text:p>
          </table:table-cell>
          <table:table-cell office:value-type="string" table:style-name="ce5">
            <text:p>IMPLANT ANCHOR W/ORTHOCORD</text:p>
          </table:table-cell>
          <table:table-cell office:value-type="float" office:value="2134" table:style-name="ce6">
            <text:p>2,134</text:p>
          </table:table-cell>
          <table:table-cell office:value-type="float" office:value="2134" table:style-name="ce6">
            <text:p>2,134</text:p>
          </table:table-cell>
          <table:table-cell table:number-columns-repeated="16380"/>
        </table:table-row>
        <table:table-row table:style-name="ro2">
          <table:table-cell office:value-type="float" office:value="936" table:style-name="ce4">
            <text:p>936</text:p>
          </table:table-cell>
          <table:table-cell office:value-type="string" table:style-name="ce5">
            <text:p>IMPLANT ANCHOR W/ORTHOCRD HEALX</text:p>
          </table:table-cell>
          <table:table-cell office:value-type="float" office:value="1743" table:style-name="ce6">
            <text:p>1,743</text:p>
          </table:table-cell>
          <table:table-cell office:value-type="float" office:value="1743" table:style-name="ce6">
            <text:p>1,743</text:p>
          </table:table-cell>
          <table:table-cell table:number-columns-repeated="16380"/>
        </table:table-row>
        <table:table-row table:style-name="ro2">
          <table:table-cell office:value-type="float" office:value="937" table:style-name="ce4">
            <text:p>937</text:p>
          </table:table-cell>
          <table:table-cell office:value-type="string" table:style-name="ce5">
            <text:p>IMPLANT BALLOON OBSTETRICAL</text:p>
          </table:table-cell>
          <table:table-cell office:value-type="float" office:value="1375" table:style-name="ce6">
            <text:p>1,375</text:p>
          </table:table-cell>
          <table:table-cell office:value-type="float" office:value="1375" table:style-name="ce6">
            <text:p>1,375</text:p>
          </table:table-cell>
          <table:table-cell table:number-columns-repeated="16380"/>
        </table:table-row>
        <table:table-row table:style-name="ro2">
          <table:table-cell office:value-type="float" office:value="938" table:style-name="ce4">
            <text:p>938</text:p>
          </table:table-cell>
          <table:table-cell office:value-type="string" table:style-name="ce5">
            <text:p>IMPLANT BENGAL STAKBLE CAGE SYS</text:p>
          </table:table-cell>
          <table:table-cell office:value-type="float" office:value="8044" table:style-name="ce6">
            <text:p>8,044</text:p>
          </table:table-cell>
          <table:table-cell office:value-type="float" office:value="8044" table:style-name="ce6">
            <text:p>8,044</text:p>
          </table:table-cell>
          <table:table-cell table:number-columns-repeated="16380"/>
        </table:table-row>
        <table:table-row table:style-name="ro2">
          <table:table-cell office:value-type="float" office:value="939" table:style-name="ce4">
            <text:p>939</text:p>
          </table:table-cell>
          <table:table-cell office:value-type="string" table:style-name="ce5">
            <text:p>IMPLANT BLADE HELICAL TITAN ST</text:p>
          </table:table-cell>
          <table:table-cell office:value-type="float" office:value="2238" table:style-name="ce6">
            <text:p>2,238</text:p>
          </table:table-cell>
          <table:table-cell office:value-type="float" office:value="2238" table:style-name="ce6">
            <text:p>2,238</text:p>
          </table:table-cell>
          <table:table-cell table:number-columns-repeated="16380"/>
        </table:table-row>
        <table:table-row table:style-name="ro2">
          <table:table-cell office:value-type="float" office:value="940" table:style-name="ce4">
            <text:p>940</text:p>
          </table:table-cell>
          <table:table-cell office:value-type="string" table:style-name="ce5">
            <text:p>IMPLANT BLADE HELICAL TITANIUM</text:p>
          </table:table-cell>
          <table:table-cell office:value-type="float" office:value="2069" table:style-name="ce6">
            <text:p>2,069</text:p>
          </table:table-cell>
          <table:table-cell office:value-type="float" office:value="2069" table:style-name="ce6">
            <text:p>2,069</text:p>
          </table:table-cell>
          <table:table-cell table:number-columns-repeated="16380"/>
        </table:table-row>
        <table:table-row table:style-name="ro2">
          <table:table-cell office:value-type="float" office:value="941" table:style-name="ce4">
            <text:p>941</text:p>
          </table:table-cell>
          <table:table-cell office:value-type="string" table:style-name="ce5">
            <text:p>IMPLANT BOLT/NUT 600</text:p>
          </table:table-cell>
          <table:table-cell office:value-type="float" office:value="1352.5" table:style-name="ce6">
            <text:p>1,353</text:p>
          </table:table-cell>
          <table:table-cell office:value-type="float" office:value="1352.5" table:style-name="ce6">
            <text:p>1,353</text:p>
          </table:table-cell>
          <table:table-cell table:number-columns-repeated="16380"/>
        </table:table-row>
        <table:table-row table:style-name="ro2">
          <table:table-cell office:value-type="float" office:value="942" table:style-name="ce4">
            <text:p>942</text:p>
          </table:table-cell>
          <table:table-cell office:value-type="string" table:style-name="ce5">
            <text:p>IMPLANT BONE GFT ILAC CRST WEDG</text:p>
          </table:table-cell>
          <table:table-cell office:value-type="float" office:value="3546.5" table:style-name="ce6">
            <text:p>3,547</text:p>
          </table:table-cell>
          <table:table-cell office:value-type="float" office:value="3546.5" table:style-name="ce6">
            <text:p>3,547</text:p>
          </table:table-cell>
          <table:table-cell table:number-columns-repeated="16380"/>
        </table:table-row>
        <table:table-row table:style-name="ro2">
          <table:table-cell office:value-type="float" office:value="943" table:style-name="ce4">
            <text:p>943</text:p>
          </table:table-cell>
          <table:table-cell office:value-type="string" table:style-name="ce5">
            <text:p>IMPLANT BONE GRAFT SUBT</text:p>
          </table:table-cell>
          <table:table-cell office:value-type="float" office:value="1479.5" table:style-name="ce6">
            <text:p>1,480</text:p>
          </table:table-cell>
          <table:table-cell office:value-type="float" office:value="1479.5" table:style-name="ce6">
            <text:p>1,480</text:p>
          </table:table-cell>
          <table:table-cell table:number-columns-repeated="16380"/>
        </table:table-row>
        <table:table-row table:style-name="ro2">
          <table:table-cell office:value-type="float" office:value="944" table:style-name="ce4">
            <text:p>944</text:p>
          </table:table-cell>
          <table:table-cell office:value-type="string" table:style-name="ce5">
            <text:p>IMPLANT BONE MATRIX</text:p>
          </table:table-cell>
          <table:table-cell office:value-type="float" office:value="2467.5" table:style-name="ce6">
            <text:p>2,468</text:p>
          </table:table-cell>
          <table:table-cell office:value-type="float" office:value="2467.5" table:style-name="ce6">
            <text:p>2,468</text:p>
          </table:table-cell>
          <table:table-cell table:number-columns-repeated="16380"/>
        </table:table-row>
        <table:table-row table:style-name="ro2">
          <table:table-cell office:value-type="float" office:value="945" table:style-name="ce4">
            <text:p>945</text:p>
          </table:table-cell>
          <table:table-cell office:value-type="string" table:style-name="ce5">
            <text:p>IMPLANT BONE MATRIX 5CC</text:p>
          </table:table-cell>
          <table:table-cell office:value-type="float" office:value="6175" table:style-name="ce6">
            <text:p>6,175</text:p>
          </table:table-cell>
          <table:table-cell office:value-type="float" office:value="6175" table:style-name="ce6">
            <text:p>6,175</text:p>
          </table:table-cell>
          <table:table-cell table:number-columns-repeated="16380"/>
        </table:table-row>
        <table:table-row table:style-name="ro2">
          <table:table-cell office:value-type="float" office:value="946" table:style-name="ce4">
            <text:p>946</text:p>
          </table:table-cell>
          <table:table-cell office:value-type="string" table:style-name="ce5">
            <text:p>IMPLANT BONE PLUG 250</text:p>
          </table:table-cell>
          <table:table-cell office:value-type="float" office:value="399" table:style-name="ce6">
            <text:p>399</text:p>
          </table:table-cell>
          <table:table-cell office:value-type="float" office:value="399" table:style-name="ce6">
            <text:p>399</text:p>
          </table:table-cell>
          <table:table-cell table:number-columns-repeated="16380"/>
        </table:table-row>
        <table:table-row table:style-name="ro2">
          <table:table-cell office:value-type="float" office:value="947" table:style-name="ce4">
            <text:p>947</text:p>
          </table:table-cell>
          <table:table-cell office:value-type="string" table:style-name="ce5">
            <text:p>IMPLANT BONE PLUG 500</text:p>
          </table:table-cell>
          <table:table-cell office:value-type="float" office:value="881.5" table:style-name="ce6">
            <text:p>882</text:p>
          </table:table-cell>
          <table:table-cell office:value-type="float" office:value="881.5" table:style-name="ce6">
            <text:p>882</text:p>
          </table:table-cell>
          <table:table-cell table:number-columns-repeated="16380"/>
        </table:table-row>
        <table:table-row table:style-name="ro2">
          <table:table-cell office:value-type="float" office:value="948" table:style-name="ce4">
            <text:p>948</text:p>
          </table:table-cell>
          <table:table-cell office:value-type="string" table:style-name="ce5">
            <text:p>IMPLANT BONE PUTTY 2.5CC</text:p>
          </table:table-cell>
          <table:table-cell office:value-type="float" office:value="1638" table:style-name="ce6">
            <text:p>1,638</text:p>
          </table:table-cell>
          <table:table-cell office:value-type="float" office:value="1638" table:style-name="ce6">
            <text:p>1,638</text:p>
          </table:table-cell>
          <table:table-cell table:number-columns-repeated="16380"/>
        </table:table-row>
        <table:table-row table:style-name="ro2">
          <table:table-cell office:value-type="float" office:value="949" table:style-name="ce4">
            <text:p>949</text:p>
          </table:table-cell>
          <table:table-cell office:value-type="string" table:style-name="ce5">
            <text:p>IMPLANT BONE PUTTY DBX 5CC</text:p>
          </table:table-cell>
          <table:table-cell office:value-type="float" office:value="3008.5" table:style-name="ce6">
            <text:p>3,009</text:p>
          </table:table-cell>
          <table:table-cell office:value-type="float" office:value="3008.5" table:style-name="ce6">
            <text:p>3,009</text:p>
          </table:table-cell>
          <table:table-cell table:number-columns-repeated="16380"/>
        </table:table-row>
        <table:table-row table:style-name="ro2">
          <table:table-cell office:value-type="float" office:value="950" table:style-name="ce4">
            <text:p>950</text:p>
          </table:table-cell>
          <table:table-cell office:value-type="string" table:style-name="ce5">
            <text:p>IMPLANT BONE SCREW</text:p>
          </table:table-cell>
          <table:table-cell office:value-type="float" office:value="531" table:style-name="ce6">
            <text:p>531</text:p>
          </table:table-cell>
          <table:table-cell office:value-type="float" office:value="531" table:style-name="ce6">
            <text:p>531</text:p>
          </table:table-cell>
          <table:table-cell table:number-columns-repeated="16380"/>
        </table:table-row>
        <table:table-row table:style-name="ro2">
          <table:table-cell office:value-type="float" office:value="951" table:style-name="ce4">
            <text:p>951</text:p>
          </table:table-cell>
          <table:table-cell office:value-type="string" table:style-name="ce5">
            <text:p>IMPLANT BONE SOURCE 1400</text:p>
          </table:table-cell>
          <table:table-cell office:value-type="float" office:value="2282.5" table:style-name="ce6">
            <text:p>2,283</text:p>
          </table:table-cell>
          <table:table-cell office:value-type="float" office:value="2282.5" table:style-name="ce6">
            <text:p>2,283</text:p>
          </table:table-cell>
          <table:table-cell table:number-columns-repeated="16380"/>
        </table:table-row>
        <table:table-row table:style-name="ro2">
          <table:table-cell office:value-type="float" office:value="952" table:style-name="ce4">
            <text:p>952</text:p>
          </table:table-cell>
          <table:table-cell office:value-type="string" table:style-name="ce5">
            <text:p>IMPLANT BONE SUBT 10CC STIMULN</text:p>
          </table:table-cell>
          <table:table-cell office:value-type="float" office:value="3900" table:style-name="ce6">
            <text:p>3,900</text:p>
          </table:table-cell>
          <table:table-cell office:value-type="float" office:value="3900" table:style-name="ce6">
            <text:p>3,900</text:p>
          </table:table-cell>
          <table:table-cell table:number-columns-repeated="16380"/>
        </table:table-row>
        <table:table-row table:style-name="ro2">
          <table:table-cell office:value-type="float" office:value="953" table:style-name="ce4">
            <text:p>953</text:p>
          </table:table-cell>
          <table:table-cell office:value-type="string" table:style-name="ce5">
            <text:p>IMPLANT BONE SUBT 20CC STIMULN</text:p>
          </table:table-cell>
          <table:table-cell office:value-type="float" office:value="7475" table:style-name="ce6">
            <text:p>7,475</text:p>
          </table:table-cell>
          <table:table-cell office:value-type="float" office:value="7475" table:style-name="ce6">
            <text:p>7,475</text:p>
          </table:table-cell>
          <table:table-cell table:number-columns-repeated="16380"/>
        </table:table-row>
        <table:table-row table:style-name="ro2">
          <table:table-cell office:value-type="float" office:value="954" table:style-name="ce4">
            <text:p>954</text:p>
          </table:table-cell>
          <table:table-cell office:value-type="string" table:style-name="ce5">
            <text:p>IMPLANT BONE SUBT INJ 10CC STR</text:p>
          </table:table-cell>
          <table:table-cell office:value-type="float" office:value="10376" table:style-name="ce6">
            <text:p>10,376</text:p>
          </table:table-cell>
          <table:table-cell office:value-type="float" office:value="10376" table:style-name="ce6">
            <text:p>10,376</text:p>
          </table:table-cell>
          <table:table-cell table:number-columns-repeated="16380"/>
        </table:table-row>
        <table:table-row table:style-name="ro2">
          <table:table-cell office:value-type="float" office:value="955" table:style-name="ce4">
            <text:p>955</text:p>
          </table:table-cell>
          <table:table-cell office:value-type="string" table:style-name="ce5">
            <text:p>IMPLANT BONE WEDGE LENGTHENING EVANS</text:p>
          </table:table-cell>
          <table:table-cell office:value-type="float" office:value="6760" table:style-name="ce6">
            <text:p>6,760</text:p>
          </table:table-cell>
          <table:table-cell office:value-type="float" office:value="6760" table:style-name="ce6">
            <text:p>6,760</text:p>
          </table:table-cell>
          <table:table-cell table:number-columns-repeated="16380"/>
        </table:table-row>
        <table:table-row table:style-name="ro2">
          <table:table-cell office:value-type="float" office:value="956" table:style-name="ce4">
            <text:p>956</text:p>
          </table:table-cell>
          <table:table-cell office:value-type="string" table:style-name="ce5">
            <text:p>IMPLANT BREAST PROS</text:p>
          </table:table-cell>
          <table:table-cell office:value-type="float" office:value="3806.5" table:style-name="ce6">
            <text:p>3,807</text:p>
          </table:table-cell>
          <table:table-cell office:value-type="float" office:value="3806.5" table:style-name="ce6">
            <text:p>3,807</text:p>
          </table:table-cell>
          <table:table-cell table:number-columns-repeated="16380"/>
        </table:table-row>
        <table:table-row table:style-name="ro2">
          <table:table-cell office:value-type="float" office:value="957" table:style-name="ce4">
            <text:p>957</text:p>
          </table:table-cell>
          <table:table-cell office:value-type="string" table:style-name="ce5">
            <text:p>IMPLANT BREAST PROS MEMORY SHP</text:p>
          </table:table-cell>
          <table:table-cell office:value-type="float" office:value="3575" table:style-name="ce6">
            <text:p>3,575</text:p>
          </table:table-cell>
          <table:table-cell office:value-type="float" office:value="3575" table:style-name="ce6">
            <text:p>3,575</text:p>
          </table:table-cell>
          <table:table-cell table:number-columns-repeated="16380"/>
        </table:table-row>
        <table:table-row table:style-name="ro2">
          <table:table-cell office:value-type="float" office:value="958" table:style-name="ce4">
            <text:p>958</text:p>
          </table:table-cell>
          <table:table-cell office:value-type="string" table:style-name="ce5">
            <text:p>IMPLANT CLAVICLE PIN ASSEMBLY</text:p>
          </table:table-cell>
          <table:table-cell office:value-type="float" office:value="3684" table:style-name="ce6">
            <text:p>3,684</text:p>
          </table:table-cell>
          <table:table-cell office:value-type="float" office:value="3684" table:style-name="ce6">
            <text:p>3,684</text:p>
          </table:table-cell>
          <table:table-cell table:number-columns-repeated="16380"/>
        </table:table-row>
        <table:table-row table:style-name="ro2">
          <table:table-cell office:value-type="float" office:value="959" table:style-name="ce4">
            <text:p>959</text:p>
          </table:table-cell>
          <table:table-cell office:value-type="string" table:style-name="ce5">
            <text:p>IMPLANT CORTCL FIXATN SYS</text:p>
          </table:table-cell>
          <table:table-cell office:value-type="float" office:value="1995" table:style-name="ce6">
            <text:p>1,995</text:p>
          </table:table-cell>
          <table:table-cell office:value-type="float" office:value="1995" table:style-name="ce6">
            <text:p>1,995</text:p>
          </table:table-cell>
          <table:table-cell table:number-columns-repeated="16380"/>
        </table:table-row>
        <table:table-row table:style-name="ro2">
          <table:table-cell office:value-type="float" office:value="960" table:style-name="ce4">
            <text:p>960</text:p>
          </table:table-cell>
          <table:table-cell office:value-type="string" table:style-name="ce5">
            <text:p>IMPLANT DURAMATER</text:p>
          </table:table-cell>
          <table:table-cell office:value-type="float" office:value="1333.5" table:style-name="ce6">
            <text:p>1,334</text:p>
          </table:table-cell>
          <table:table-cell office:value-type="float" office:value="1333.5" table:style-name="ce6">
            <text:p>1,334</text:p>
          </table:table-cell>
          <table:table-cell table:number-columns-repeated="16380"/>
        </table:table-row>
        <table:table-row table:style-name="ro2">
          <table:table-cell office:value-type="float" office:value="961" table:style-name="ce4">
            <text:p>961</text:p>
          </table:table-cell>
          <table:table-cell office:value-type="string" table:style-name="ce5">
            <text:p>IMPLANT EAR TUBE 40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962" table:style-name="ce4">
            <text:p>962</text:p>
          </table:table-cell>
          <table:table-cell office:value-type="string" table:style-name="ce5">
            <text:p>IMPLANT EAR TUBE 60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963" table:style-name="ce4">
            <text:p>963</text:p>
          </table:table-cell>
          <table:table-cell office:value-type="string" table:style-name="ce5">
            <text:p>IMPLANT END CAP 225</text:p>
          </table:table-cell>
          <table:table-cell office:value-type="float" office:value="581.5" table:style-name="ce6">
            <text:p>582</text:p>
          </table:table-cell>
          <table:table-cell office:value-type="float" office:value="581.5" table:style-name="ce6">
            <text:p>582</text:p>
          </table:table-cell>
          <table:table-cell table:number-columns-repeated="16380"/>
        </table:table-row>
        <table:table-row table:style-name="ro2">
          <table:table-cell office:value-type="float" office:value="964" table:style-name="ce4">
            <text:p>964</text:p>
          </table:table-cell>
          <table:table-cell office:value-type="string" table:style-name="ce5">
            <text:p>IMPLANT FALLOPE CLIP FILSHIE</text:p>
          </table:table-cell>
          <table:table-cell office:value-type="float" office:value="495" table:style-name="ce6">
            <text:p>495</text:p>
          </table:table-cell>
          <table:table-cell office:value-type="float" office:value="495" table:style-name="ce6">
            <text:p>495</text:p>
          </table:table-cell>
          <table:table-cell table:number-columns-repeated="16380"/>
        </table:table-row>
        <table:table-row table:style-name="ro2">
          <table:table-cell office:value-type="float" office:value="965" table:style-name="ce4">
            <text:p>965</text:p>
          </table:table-cell>
          <table:table-cell office:value-type="string" table:style-name="ce5">
            <text:p>IMPLANT FEMORAL HEAD</text:p>
          </table:table-cell>
          <table:table-cell office:value-type="float" office:value="3598" table:style-name="ce6">
            <text:p>3,598</text:p>
          </table:table-cell>
          <table:table-cell office:value-type="float" office:value="3598" table:style-name="ce6">
            <text:p>3,598</text:p>
          </table:table-cell>
          <table:table-cell table:number-columns-repeated="16380"/>
        </table:table-row>
        <table:table-row table:style-name="ro2">
          <table:table-cell office:value-type="float" office:value="966" table:style-name="ce4">
            <text:p>966</text:p>
          </table:table-cell>
          <table:table-cell office:value-type="string" table:style-name="ce5">
            <text:p>IMPLANT FEMORAL HEAD 22-36MM</text:p>
          </table:table-cell>
          <table:table-cell office:value-type="float" office:value="3242" table:style-name="ce6">
            <text:p>3,242</text:p>
          </table:table-cell>
          <table:table-cell office:value-type="float" office:value="3242" table:style-name="ce6">
            <text:p>3,242</text:p>
          </table:table-cell>
          <table:table-cell table:number-columns-repeated="16380"/>
        </table:table-row>
        <table:table-row table:style-name="ro2">
          <table:table-cell office:value-type="float" office:value="967" table:style-name="ce4">
            <text:p>967</text:p>
          </table:table-cell>
          <table:table-cell office:value-type="string" table:style-name="ce5">
            <text:p>IMPLANT FEMORAL HEAD 44MM+</text:p>
          </table:table-cell>
          <table:table-cell office:value-type="float" office:value="3940" table:style-name="ce6">
            <text:p>3,940</text:p>
          </table:table-cell>
          <table:table-cell office:value-type="float" office:value="3940" table:style-name="ce6">
            <text:p>3,940</text:p>
          </table:table-cell>
          <table:table-cell table:number-columns-repeated="16380"/>
        </table:table-row>
        <table:table-row table:style-name="ro2">
          <table:table-cell office:value-type="float" office:value="968" table:style-name="ce4">
            <text:p>968</text:p>
          </table:table-cell>
          <table:table-cell office:value-type="string" table:style-name="ce5">
            <text:p>IMPLANT FIXATION CORTICAL</text:p>
          </table:table-cell>
          <table:table-cell office:value-type="float" office:value="2593.5" table:style-name="ce6">
            <text:p>2,594</text:p>
          </table:table-cell>
          <table:table-cell office:value-type="float" office:value="2593.5" table:style-name="ce6">
            <text:p>2,594</text:p>
          </table:table-cell>
          <table:table-cell table:number-columns-repeated="16380"/>
        </table:table-row>
        <table:table-row table:style-name="ro2">
          <table:table-cell office:value-type="float" office:value="969" table:style-name="ce4">
            <text:p>969</text:p>
          </table:table-cell>
          <table:table-cell office:value-type="string" table:style-name="ce5">
            <text:p>IMPLANT GENERATR NEURO SPECTRA</text:p>
          </table:table-cell>
          <table:table-cell office:value-type="float" office:value="59024" table:style-name="ce6">
            <text:p>59,024</text:p>
          </table:table-cell>
          <table:table-cell office:value-type="float" office:value="59024" table:style-name="ce6">
            <text:p>59,024</text:p>
          </table:table-cell>
          <table:table-cell table:number-columns-repeated="16380"/>
        </table:table-row>
        <table:table-row table:style-name="ro2">
          <table:table-cell office:value-type="float" office:value="970" table:style-name="ce4">
            <text:p>970</text:p>
          </table:table-cell>
          <table:table-cell office:value-type="string" table:style-name="ce5">
            <text:p>IMPLANT GENERATR NEUROSTIMULTR</text:p>
          </table:table-cell>
          <table:table-cell office:value-type="float" office:value="50446.5" table:style-name="ce6">
            <text:p>50,447</text:p>
          </table:table-cell>
          <table:table-cell office:value-type="float" office:value="50446.5" table:style-name="ce6">
            <text:p>50,447</text:p>
          </table:table-cell>
          <table:table-cell table:number-columns-repeated="16380"/>
        </table:table-row>
        <table:table-row table:style-name="ro2">
          <table:table-cell office:value-type="float" office:value="971" table:style-name="ce4">
            <text:p>971</text:p>
          </table:table-cell>
          <table:table-cell office:value-type="string" table:style-name="ce5">
            <text:p>IMPLANT GRAFT AXIL-BIFEM</text:p>
          </table:table-cell>
          <table:table-cell office:value-type="float" office:value="5765" table:style-name="ce6">
            <text:p>5,765</text:p>
          </table:table-cell>
          <table:table-cell office:value-type="float" office:value="5765" table:style-name="ce6">
            <text:p>5,765</text:p>
          </table:table-cell>
          <table:table-cell table:number-columns-repeated="16380"/>
        </table:table-row>
        <table:table-row table:style-name="ro2">
          <table:table-cell office:value-type="float" office:value="972" table:style-name="ce4">
            <text:p>972</text:p>
          </table:table-cell>
          <table:table-cell office:value-type="string" table:style-name="ce5">
            <text:p>IMPLANT GRAFT FEMORY ART</text:p>
          </table:table-cell>
          <table:table-cell office:value-type="float" office:value="18944" table:style-name="ce6">
            <text:p>18,944</text:p>
          </table:table-cell>
          <table:table-cell office:value-type="float" office:value="18944" table:style-name="ce6">
            <text:p>18,944</text:p>
          </table:table-cell>
          <table:table-cell table:number-columns-repeated="16380"/>
        </table:table-row>
        <table:table-row table:style-name="ro2">
          <table:table-cell office:value-type="float" office:value="973" table:style-name="ce4">
            <text:p>973</text:p>
          </table:table-cell>
          <table:table-cell office:value-type="string" table:style-name="ce5">
            <text:p>IMPLANT GRAFT HEMASHIELD</text:p>
          </table:table-cell>
          <table:table-cell office:value-type="float" office:value="4833" table:style-name="ce6">
            <text:p>4,833</text:p>
          </table:table-cell>
          <table:table-cell office:value-type="float" office:value="4833" table:style-name="ce6">
            <text:p>4,833</text:p>
          </table:table-cell>
          <table:table-cell table:number-columns-repeated="16380"/>
        </table:table-row>
        <table:table-row table:style-name="ro2">
          <table:table-cell office:value-type="float" office:value="974" table:style-name="ce4">
            <text:p>974</text:p>
          </table:table-cell>
          <table:table-cell office:value-type="string" table:style-name="ce5">
            <text:p>IMPLANT GRAFT VASC</text:p>
          </table:table-cell>
          <table:table-cell office:value-type="float" office:value="2981" table:style-name="ce6">
            <text:p>2,981</text:p>
          </table:table-cell>
          <table:table-cell office:value-type="float" office:value="2981" table:style-name="ce6">
            <text:p>2,981</text:p>
          </table:table-cell>
          <table:table-cell table:number-columns-repeated="16380"/>
        </table:table-row>
        <table:table-row table:style-name="ro2">
          <table:table-cell office:value-type="float" office:value="975" table:style-name="ce4">
            <text:p>975</text:p>
          </table:table-cell>
          <table:table-cell office:value-type="string" table:style-name="ce5">
            <text:p>IMPLANT GRAFT VASC CONTRALT LIMB</text:p>
          </table:table-cell>
          <table:table-cell office:value-type="float" office:value="14659" table:style-name="ce6">
            <text:p>14,659</text:p>
          </table:table-cell>
          <table:table-cell office:value-type="float" office:value="14659" table:style-name="ce6">
            <text:p>14,659</text:p>
          </table:table-cell>
          <table:table-cell table:number-columns-repeated="16380"/>
        </table:table-row>
        <table:table-row table:style-name="ro2">
          <table:table-cell office:value-type="float" office:value="976" table:style-name="ce4">
            <text:p>976</text:p>
          </table:table-cell>
          <table:table-cell office:value-type="string" table:style-name="ce5">
            <text:p>IMPLANT GRAFT VASC STENT ILIAC</text:p>
          </table:table-cell>
          <table:table-cell office:value-type="float" office:value="14054.5" table:style-name="ce6">
            <text:p>14,055</text:p>
          </table:table-cell>
          <table:table-cell office:value-type="float" office:value="14054.5" table:style-name="ce6">
            <text:p>14,055</text:p>
          </table:table-cell>
          <table:table-cell table:number-columns-repeated="16380"/>
        </table:table-row>
        <table:table-row table:style-name="ro2">
          <table:table-cell office:value-type="float" office:value="977" table:style-name="ce4">
            <text:p>977</text:p>
          </table:table-cell>
          <table:table-cell office:value-type="string" table:style-name="ce5">
            <text:p>IMPLANT GRAFT VASC VEIN SAPH</text:p>
          </table:table-cell>
          <table:table-cell office:value-type="float" office:value="23724.5" table:style-name="ce6">
            <text:p>23,725</text:p>
          </table:table-cell>
          <table:table-cell office:value-type="float" office:value="23724.5" table:style-name="ce6">
            <text:p>23,725</text:p>
          </table:table-cell>
          <table:table-cell table:number-columns-repeated="16380"/>
        </table:table-row>
        <table:table-row table:style-name="ro2">
          <table:table-cell office:value-type="float" office:value="978" table:style-name="ce4">
            <text:p>978</text:p>
          </table:table-cell>
          <table:table-cell office:value-type="string" table:style-name="ce5">
            <text:p>IMPLANT GRAFT VASCULAR RINGED</text:p>
          </table:table-cell>
          <table:table-cell office:value-type="float" office:value="4355" table:style-name="ce6">
            <text:p>4,355</text:p>
          </table:table-cell>
          <table:table-cell office:value-type="float" office:value="4355" table:style-name="ce6">
            <text:p>4,355</text:p>
          </table:table-cell>
          <table:table-cell table:number-columns-repeated="16380"/>
        </table:table-row>
        <table:table-row table:style-name="ro2">
          <table:table-cell office:value-type="float" office:value="979" table:style-name="ce4">
            <text:p>979</text:p>
          </table:table-cell>
          <table:table-cell office:value-type="string" table:style-name="ce5">
            <text:p>IMPLANT HALF PIN</text:p>
          </table:table-cell>
          <table:table-cell office:value-type="float" office:value="1178" table:style-name="ce6">
            <text:p>1,178</text:p>
          </table:table-cell>
          <table:table-cell office:value-type="float" office:value="1178" table:style-name="ce6">
            <text:p>1,178</text:p>
          </table:table-cell>
          <table:table-cell table:number-columns-repeated="16380"/>
        </table:table-row>
        <table:table-row table:style-name="ro2">
          <table:table-cell office:value-type="float" office:value="980" table:style-name="ce4">
            <text:p>980</text:p>
          </table:table-cell>
          <table:table-cell office:value-type="string" table:style-name="ce5">
            <text:p>IMPLANT HALF PIN APEX STRYKR</text:p>
          </table:table-cell>
          <table:table-cell office:value-type="float" office:value="516.5" table:style-name="ce6">
            <text:p>517</text:p>
          </table:table-cell>
          <table:table-cell office:value-type="float" office:value="516.5" table:style-name="ce6">
            <text:p>517</text:p>
          </table:table-cell>
          <table:table-cell table:number-columns-repeated="16380"/>
        </table:table-row>
        <table:table-row table:style-name="ro2">
          <table:table-cell office:value-type="float" office:value="981" table:style-name="ce4">
            <text:p>981</text:p>
          </table:table-cell>
          <table:table-cell office:value-type="string" table:style-name="ce5">
            <text:p>IMPLANT HAMMERTOE PHALINX</text:p>
          </table:table-cell>
          <table:table-cell office:value-type="float" office:value="3507" table:style-name="ce6">
            <text:p>3,507</text:p>
          </table:table-cell>
          <table:table-cell office:value-type="float" office:value="3507" table:style-name="ce6">
            <text:p>3,507</text:p>
          </table:table-cell>
          <table:table-cell table:number-columns-repeated="16380"/>
        </table:table-row>
        <table:table-row table:style-name="ro2">
          <table:table-cell office:value-type="float" office:value="982" table:style-name="ce4">
            <text:p>982</text:p>
          </table:table-cell>
          <table:table-cell office:value-type="string" table:style-name="ce5">
            <text:p>IMPLANT HIP ACETAB CUP</text:p>
          </table:table-cell>
          <table:table-cell office:value-type="float" office:value="4250" table:style-name="ce6">
            <text:p>4,250</text:p>
          </table:table-cell>
          <table:table-cell office:value-type="float" office:value="4250" table:style-name="ce6">
            <text:p>4,250</text:p>
          </table:table-cell>
          <table:table-cell table:number-columns-repeated="16380"/>
        </table:table-row>
        <table:table-row table:style-name="ro2">
          <table:table-cell office:value-type="float" office:value="983" table:style-name="ce4">
            <text:p>983</text:p>
          </table:table-cell>
          <table:table-cell office:value-type="string" table:style-name="ce5">
            <text:p>IMPLANT HIP ADAPTOR UNIV V40</text:p>
          </table:table-cell>
          <table:table-cell office:value-type="float" office:value="969" table:style-name="ce6">
            <text:p>969</text:p>
          </table:table-cell>
          <table:table-cell office:value-type="float" office:value="969" table:style-name="ce6">
            <text:p>969</text:p>
          </table:table-cell>
          <table:table-cell table:number-columns-repeated="16380"/>
        </table:table-row>
        <table:table-row table:style-name="ro2">
          <table:table-cell office:value-type="float" office:value="984" table:style-name="ce4">
            <text:p>984</text:p>
          </table:table-cell>
          <table:table-cell office:value-type="string" table:style-name="ce5">
            <text:p>IMPLANT HIP BIPOLR HEAD SELF CTR</text:p>
          </table:table-cell>
          <table:table-cell office:value-type="float" office:value="2205" table:style-name="ce6">
            <text:p>2,205</text:p>
          </table:table-cell>
          <table:table-cell office:value-type="float" office:value="2205" table:style-name="ce6">
            <text:p>2,205</text:p>
          </table:table-cell>
          <table:table-cell table:number-columns-repeated="16380"/>
        </table:table-row>
        <table:table-row table:style-name="ro2">
          <table:table-cell office:value-type="float" office:value="985" table:style-name="ce4">
            <text:p>985</text:p>
          </table:table-cell>
          <table:table-cell office:value-type="string" table:style-name="ce5">
            <text:p>IMPLANT HIP CENTRALZR 8.5-19.0MM</text:p>
          </table:table-cell>
          <table:table-cell office:value-type="float" office:value="529" table:style-name="ce6">
            <text:p>529</text:p>
          </table:table-cell>
          <table:table-cell office:value-type="float" office:value="529" table:style-name="ce6">
            <text:p>529</text:p>
          </table:table-cell>
          <table:table-cell table:number-columns-repeated="16380"/>
        </table:table-row>
        <table:table-row table:style-name="ro2">
          <table:table-cell office:value-type="float" office:value="986" table:style-name="ce4">
            <text:p>986</text:p>
          </table:table-cell>
          <table:table-cell office:value-type="string" table:style-name="ce5">
            <text:p>IMPLANT HIP DISTL POSITIONR 9-20MM</text:p>
          </table:table-cell>
          <table:table-cell office:value-type="float" office:value="296" table:style-name="ce6">
            <text:p>296</text:p>
          </table:table-cell>
          <table:table-cell office:value-type="float" office:value="296" table:style-name="ce6">
            <text:p>296</text:p>
          </table:table-cell>
          <table:table-cell table:number-columns-repeated="16380"/>
        </table:table-row>
        <table:table-row table:style-name="ro2">
          <table:table-cell office:value-type="float" office:value="987" table:style-name="ce4">
            <text:p>987</text:p>
          </table:table-cell>
          <table:table-cell office:value-type="string" table:style-name="ce5">
            <text:p>IMPLANT HIP FEM HEAD 1500</text:p>
          </table:table-cell>
          <table:table-cell office:value-type="float" office:value="1484.5" table:style-name="ce6">
            <text:p>1,485</text:p>
          </table:table-cell>
          <table:table-cell office:value-type="float" office:value="1484.5" table:style-name="ce6">
            <text:p>1,485</text:p>
          </table:table-cell>
          <table:table-cell table:number-columns-repeated="16380"/>
        </table:table-row>
        <table:table-row table:style-name="ro2">
          <table:table-cell office:value-type="float" office:value="988" table:style-name="ce4">
            <text:p>988</text:p>
          </table:table-cell>
          <table:table-cell office:value-type="string" table:style-name="ce5">
            <text:p>IMPLANT HIP HEAD MODULAR</text:p>
          </table:table-cell>
          <table:table-cell office:value-type="float" office:value="1484.5" table:style-name="ce6">
            <text:p>1,485</text:p>
          </table:table-cell>
          <table:table-cell office:value-type="float" office:value="1484.5" table:style-name="ce6">
            <text:p>1,485</text:p>
          </table:table-cell>
          <table:table-cell table:number-columns-repeated="16380"/>
        </table:table-row>
        <table:table-row table:style-name="ro2">
          <table:table-cell office:value-type="float" office:value="989" table:style-name="ce4">
            <text:p>989</text:p>
          </table:table-cell>
          <table:table-cell office:value-type="string" table:style-name="ce5">
            <text:p>IMPLANT HIP LINER ELEVATD/NEUTRL ZIM</text:p>
          </table:table-cell>
          <table:table-cell office:value-type="float" office:value="3575" table:style-name="ce6">
            <text:p>3,575</text:p>
          </table:table-cell>
          <table:table-cell office:value-type="float" office:value="3575" table:style-name="ce6">
            <text:p>3,575</text:p>
          </table:table-cell>
          <table:table-cell table:number-columns-repeated="16380"/>
        </table:table-row>
        <table:table-row table:style-name="ro2">
          <table:table-cell office:value-type="float" office:value="990" table:style-name="ce4">
            <text:p>990</text:p>
          </table:table-cell>
          <table:table-cell office:value-type="string" table:style-name="ce5">
            <text:p>IMPLANT HIP LONGEVITY LINER</text:p>
          </table:table-cell>
          <table:table-cell office:value-type="float" office:value="9871.5" table:style-name="ce6">
            <text:p>9,872</text:p>
          </table:table-cell>
          <table:table-cell office:value-type="float" office:value="9871.5" table:style-name="ce6">
            <text:p>9,872</text:p>
          </table:table-cell>
          <table:table-cell table:number-columns-repeated="16380"/>
        </table:table-row>
        <table:table-row table:style-name="ro2">
          <table:table-cell office:value-type="float" office:value="991" table:style-name="ce4">
            <text:p>991</text:p>
          </table:table-cell>
          <table:table-cell office:value-type="string" table:style-name="ce5">
            <text:p>IMPLANT HIP RESTORTN/TRIDNT</text:p>
          </table:table-cell>
          <table:table-cell office:value-type="float" office:value="5203.5" table:style-name="ce6">
            <text:p>5,204</text:p>
          </table:table-cell>
          <table:table-cell office:value-type="float" office:value="5203.5" table:style-name="ce6">
            <text:p>5,204</text:p>
          </table:table-cell>
          <table:table-cell table:number-columns-repeated="16380"/>
        </table:table-row>
        <table:table-row table:style-name="ro2">
          <table:table-cell office:value-type="float" office:value="992" table:style-name="ce4">
            <text:p>992</text:p>
          </table:table-cell>
          <table:table-cell office:value-type="string" table:style-name="ce5">
            <text:p>IMPLANT HIP STEM ACCOLADE II 0-11</text:p>
          </table:table-cell>
          <table:table-cell office:value-type="float" office:value="7150" table:style-name="ce6">
            <text:p>7,150</text:p>
          </table:table-cell>
          <table:table-cell office:value-type="float" office:value="7150" table:style-name="ce6">
            <text:p>7,150</text:p>
          </table:table-cell>
          <table:table-cell table:number-columns-repeated="16380"/>
        </table:table-row>
        <table:table-row table:style-name="ro2">
          <table:table-cell office:value-type="float" office:value="993" table:style-name="ce4">
            <text:p>993</text:p>
          </table:table-cell>
          <table:table-cell office:value-type="string" table:style-name="ce5">
            <text:p>IMPLANT HIP STEM FX FEMORAL</text:p>
          </table:table-cell>
          <table:table-cell office:value-type="float" office:value="4239.5" table:style-name="ce6">
            <text:p>4,240</text:p>
          </table:table-cell>
          <table:table-cell office:value-type="float" office:value="4239.5" table:style-name="ce6">
            <text:p>4,240</text:p>
          </table:table-cell>
          <table:table-cell table:number-columns-repeated="16380"/>
        </table:table-row>
        <table:table-row table:style-name="ro2">
          <table:table-cell office:value-type="float" office:value="994" table:style-name="ce4">
            <text:p>994</text:p>
          </table:table-cell>
          <table:table-cell office:value-type="string" table:style-name="ce5">
            <text:p>IMPLANT HIP STEM PRESS FIT</text:p>
          </table:table-cell>
          <table:table-cell office:value-type="float" office:value="4239.5" table:style-name="ce6">
            <text:p>4,240</text:p>
          </table:table-cell>
          <table:table-cell office:value-type="float" office:value="4239.5" table:style-name="ce6">
            <text:p>4,240</text:p>
          </table:table-cell>
          <table:table-cell table:number-columns-repeated="16380"/>
        </table:table-row>
        <table:table-row table:style-name="ro2">
          <table:table-cell office:value-type="float" office:value="995" table:style-name="ce4">
            <text:p>995</text:p>
          </table:table-cell>
          <table:table-cell office:value-type="string" table:style-name="ce5">
            <text:p>IMPLANT HIP STEM PRIMARY EXT</text:p>
          </table:table-cell>
          <table:table-cell office:value-type="float" office:value="5866.5" table:style-name="ce6">
            <text:p>5,867</text:p>
          </table:table-cell>
          <table:table-cell office:value-type="float" office:value="5866.5" table:style-name="ce6">
            <text:p>5,867</text:p>
          </table:table-cell>
          <table:table-cell table:number-columns-repeated="16380"/>
        </table:table-row>
        <table:table-row table:style-name="ro2">
          <table:table-cell office:value-type="float" office:value="996" table:style-name="ce4">
            <text:p>996</text:p>
          </table:table-cell>
          <table:table-cell office:value-type="string" table:style-name="ce5">
            <text:p>IMPLANT HIP STEM REST MOD</text:p>
          </table:table-cell>
          <table:table-cell office:value-type="float" office:value="8545.5" table:style-name="ce6">
            <text:p>8,546</text:p>
          </table:table-cell>
          <table:table-cell office:value-type="float" office:value="8545.5" table:style-name="ce6">
            <text:p>8,546</text:p>
          </table:table-cell>
          <table:table-cell table:number-columns-repeated="16380"/>
        </table:table-row>
        <table:table-row table:style-name="ro2">
          <table:table-cell office:value-type="float" office:value="997" table:style-name="ce4">
            <text:p>997</text:p>
          </table:table-cell>
          <table:table-cell office:value-type="string" table:style-name="ce5">
            <text:p>IMPLANT HIP STEM RESTOR MODULR</text:p>
          </table:table-cell>
          <table:table-cell office:value-type="float" office:value="8742.5" table:style-name="ce6">
            <text:p>8,743</text:p>
          </table:table-cell>
          <table:table-cell office:value-type="float" office:value="8742.5" table:style-name="ce6">
            <text:p>8,743</text:p>
          </table:table-cell>
          <table:table-cell table:number-columns-repeated="16380"/>
        </table:table-row>
        <table:table-row table:style-name="ro2">
          <table:table-cell office:value-type="float" office:value="998" table:style-name="ce4">
            <text:p>998</text:p>
          </table:table-cell>
          <table:table-cell office:value-type="string" table:style-name="ce5">
            <text:p>IMPLANT HIP STEM STD/LAT 1-9</text:p>
          </table:table-cell>
          <table:table-cell office:value-type="float" office:value="5866.5" table:style-name="ce6">
            <text:p>5,867</text:p>
          </table:table-cell>
          <table:table-cell office:value-type="float" office:value="5866.5" table:style-name="ce6">
            <text:p>5,867</text:p>
          </table:table-cell>
          <table:table-cell table:number-columns-repeated="16380"/>
        </table:table-row>
        <table:table-row table:style-name="ro2">
          <table:table-cell office:value-type="float" office:value="999" table:style-name="ce4">
            <text:p>999</text:p>
          </table:table-cell>
          <table:table-cell office:value-type="string" table:style-name="ce5">
            <text:p>IMPLANT HIP TAPER STEM</text:p>
          </table:table-cell>
          <table:table-cell office:value-type="float" office:value="5866.5" table:style-name="ce6">
            <text:p>5,867</text:p>
          </table:table-cell>
          <table:table-cell office:value-type="float" office:value="5866.5" table:style-name="ce6">
            <text:p>5,867</text:p>
          </table:table-cell>
          <table:table-cell table:number-columns-repeated="16380"/>
        </table:table-row>
        <table:table-row table:style-name="ro2">
          <table:table-cell office:value-type="float" office:value="1000" table:style-name="ce4">
            <text:p>1000</text:p>
          </table:table-cell>
          <table:table-cell office:value-type="string" table:style-name="ce5">
            <text:p>IMPLANT HIP TOT ACETAB SHELL 38-80MM</text:p>
          </table:table-cell>
          <table:table-cell office:value-type="float" office:value="3640" table:style-name="ce6">
            <text:p>3,640</text:p>
          </table:table-cell>
          <table:table-cell office:value-type="float" office:value="3640" table:style-name="ce6">
            <text:p>3,640</text:p>
          </table:table-cell>
          <table:table-cell table:number-columns-repeated="16380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string" table:style-name="ce5">
            <text:p>IMPLANT HIP TOT FEM HEAD 28-44MM</text:p>
          </table:table-cell>
          <table:table-cell office:value-type="float" office:value="3937.5" table:style-name="ce6">
            <text:p>3,938</text:p>
          </table:table-cell>
          <table:table-cell office:value-type="float" office:value="3937.5" table:style-name="ce6">
            <text:p>3,938</text:p>
          </table:table-cell>
          <table:table-cell table:number-columns-repeated="16380"/>
        </table:table-row>
        <table:table-row table:style-name="ro2">
          <table:table-cell office:value-type="float" office:value="1002" table:style-name="ce4">
            <text:p>1002</text:p>
          </table:table-cell>
          <table:table-cell office:value-type="string" table:style-name="ce5">
            <text:p>IMPLANT HIP TOT FEM HEAD BIOLX</text:p>
          </table:table-cell>
          <table:table-cell office:value-type="float" office:value="6987.5" table:style-name="ce6">
            <text:p>6,988</text:p>
          </table:table-cell>
          <table:table-cell office:value-type="float" office:value="6987.5" table:style-name="ce6">
            <text:p>6,988</text:p>
          </table:table-cell>
          <table:table-cell table:number-columns-repeated="16380"/>
        </table:table-row>
        <table:table-row table:style-name="ro2">
          <table:table-cell office:value-type="float" office:value="1003" table:style-name="ce4">
            <text:p>1003</text:p>
          </table:table-cell>
          <table:table-cell office:value-type="string" table:style-name="ce5">
            <text:p>IMPLANT HIP TOT FEM HEAD DEPUY</text:p>
          </table:table-cell>
          <table:table-cell office:value-type="float" office:value="2536" table:style-name="ce6">
            <text:p>2,536</text:p>
          </table:table-cell>
          <table:table-cell office:value-type="float" office:value="2536" table:style-name="ce6">
            <text:p>2,536</text:p>
          </table:table-cell>
          <table:table-cell table:number-columns-repeated="16380"/>
        </table:table-row>
        <table:table-row table:style-name="ro2">
          <table:table-cell office:value-type="float" office:value="1004" table:style-name="ce4">
            <text:p>1004</text:p>
          </table:table-cell>
          <table:table-cell office:value-type="string" table:style-name="ce5">
            <text:p>IMPLANT HIP TOT STEM CEMENTED</text:p>
          </table:table-cell>
          <table:table-cell office:value-type="float" office:value="4875" table:style-name="ce6">
            <text:p>4,875</text:p>
          </table:table-cell>
          <table:table-cell office:value-type="float" office:value="4875" table:style-name="ce6">
            <text:p>4,875</text:p>
          </table:table-cell>
          <table:table-cell table:number-columns-repeated="16380"/>
        </table:table-row>
        <table:table-row table:style-name="ro2">
          <table:table-cell office:value-type="float" office:value="1005" table:style-name="ce4">
            <text:p>1005</text:p>
          </table:table-cell>
          <table:table-cell office:value-type="string" table:style-name="ce5">
            <text:p>IMPLANT HIP TOT STEM TAPERED</text:p>
          </table:table-cell>
          <table:table-cell office:value-type="float" office:value="8820.5" table:style-name="ce6">
            <text:p>8,821</text:p>
          </table:table-cell>
          <table:table-cell office:value-type="float" office:value="8820.5" table:style-name="ce6">
            <text:p>8,821</text:p>
          </table:table-cell>
          <table:table-cell table:number-columns-repeated="16380"/>
        </table:table-row>
        <table:table-row table:style-name="ro2">
          <table:table-cell office:value-type="float" office:value="1006" table:style-name="ce4">
            <text:p>1006</text:p>
          </table:table-cell>
          <table:table-cell office:value-type="string" table:style-name="ce5">
            <text:p>IMPLANT HUMERAL CUP</text:p>
          </table:table-cell>
          <table:table-cell office:value-type="float" office:value="4875" table:style-name="ce6">
            <text:p>4,875</text:p>
          </table:table-cell>
          <table:table-cell office:value-type="float" office:value="4875" table:style-name="ce6">
            <text:p>4,875</text:p>
          </table:table-cell>
          <table:table-cell table:number-columns-repeated="16380"/>
        </table:table-row>
        <table:table-row table:style-name="ro2">
          <table:table-cell office:value-type="float" office:value="1007" table:style-name="ce4">
            <text:p>1007</text:p>
          </table:table-cell>
          <table:table-cell office:value-type="string" table:style-name="ce5">
            <text:p>IMPLANT HUMERAL INSERT</text:p>
          </table:table-cell>
          <table:table-cell office:value-type="float" office:value="4225" table:style-name="ce6">
            <text:p>4,225</text:p>
          </table:table-cell>
          <table:table-cell office:value-type="float" office:value="4225" table:style-name="ce6">
            <text:p>4,225</text:p>
          </table:table-cell>
          <table:table-cell table:number-columns-repeated="16380"/>
        </table:table-row>
        <table:table-row table:style-name="ro2">
          <table:table-cell office:value-type="float" office:value="1008" table:style-name="ce4">
            <text:p>1008</text:p>
          </table:table-cell>
          <table:table-cell office:value-type="string" table:style-name="ce5">
            <text:p>IMPLANT HUMERAL STEM</text:p>
          </table:table-cell>
          <table:table-cell office:value-type="float" office:value="3649" table:style-name="ce6">
            <text:p>3,649</text:p>
          </table:table-cell>
          <table:table-cell office:value-type="float" office:value="3649" table:style-name="ce6">
            <text:p>3,649</text:p>
          </table:table-cell>
          <table:table-cell table:number-columns-repeated="16380"/>
        </table:table-row>
        <table:table-row table:style-name="ro2">
          <table:table-cell office:value-type="float" office:value="1009" table:style-name="ce4">
            <text:p>1009</text:p>
          </table:table-cell>
          <table:table-cell office:value-type="string" table:style-name="ce5">
            <text:p>IMPLANT KNEE ARTIC SURF 12 26 MM</text:p>
          </table:table-cell>
          <table:table-cell office:value-type="float" office:value="7305" table:style-name="ce6">
            <text:p>7,305</text:p>
          </table:table-cell>
          <table:table-cell office:value-type="float" office:value="7305" table:style-name="ce6">
            <text:p>7,305</text:p>
          </table:table-cell>
          <table:table-cell table:number-columns-repeated="16380"/>
        </table:table-row>
        <table:table-row table:style-name="ro2">
          <table:table-cell office:value-type="float" office:value="1010" table:style-name="ce4">
            <text:p>1010</text:p>
          </table:table-cell>
          <table:table-cell office:value-type="string" table:style-name="ce5">
            <text:p>IMPLANT KNEE ARTICUL SUR 3310</text:p>
          </table:table-cell>
          <table:table-cell office:value-type="float" office:value="5770" table:style-name="ce6">
            <text:p>5,770</text:p>
          </table:table-cell>
          <table:table-cell office:value-type="float" office:value="5770" table:style-name="ce6">
            <text:p>5,770</text:p>
          </table:table-cell>
          <table:table-cell table:number-columns-repeated="16380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string" table:style-name="ce5">
            <text:p>IMPLANT KNEE BEAR BIOMET</text:p>
          </table:table-cell>
          <table:table-cell office:value-type="float" office:value="3937.5" table:style-name="ce6">
            <text:p>3,938</text:p>
          </table:table-cell>
          <table:table-cell office:value-type="float" office:value="3937.5" table:style-name="ce6">
            <text:p>3,938</text:p>
          </table:table-cell>
          <table:table-cell table:number-columns-repeated="16380"/>
        </table:table-row>
        <table:table-row table:style-name="ro2">
          <table:table-cell office:value-type="float" office:value="1012" table:style-name="ce4">
            <text:p>1012</text:p>
          </table:table-cell>
          <table:table-cell office:value-type="string" table:style-name="ce5">
            <text:p>IMPLANT KNEE BUTTON</text:p>
          </table:table-cell>
          <table:table-cell office:value-type="float" office:value="858" table:style-name="ce6">
            <text:p>858</text:p>
          </table:table-cell>
          <table:table-cell office:value-type="float" office:value="858" table:style-name="ce6">
            <text:p>858</text:p>
          </table:table-cell>
          <table:table-cell table:number-columns-repeated="16380"/>
        </table:table-row>
        <table:table-row table:style-name="ro2">
          <table:table-cell office:value-type="float" office:value="1013" table:style-name="ce4">
            <text:p>1013</text:p>
          </table:table-cell>
          <table:table-cell office:value-type="string" table:style-name="ce5">
            <text:p>IMPLANT KNEE EXTENDER 1300</text:p>
          </table:table-cell>
          <table:table-cell office:value-type="float" office:value="3474" table:style-name="ce6">
            <text:p>3,474</text:p>
          </table:table-cell>
          <table:table-cell office:value-type="float" office:value="3474" table:style-name="ce6">
            <text:p>3,474</text:p>
          </table:table-cell>
          <table:table-cell table:number-columns-repeated="16380"/>
        </table:table-row>
        <table:table-row table:style-name="ro2">
          <table:table-cell office:value-type="float" office:value="1014" table:style-name="ce4">
            <text:p>1014</text:p>
          </table:table-cell>
          <table:table-cell office:value-type="string" table:style-name="ce5">
            <text:p>IMPLANT KNEE EXTENDER 1700</text:p>
          </table:table-cell>
          <table:table-cell office:value-type="float" office:value="4163.5" table:style-name="ce6">
            <text:p>4,164</text:p>
          </table:table-cell>
          <table:table-cell office:value-type="float" office:value="4163.5" table:style-name="ce6">
            <text:p>4,164</text:p>
          </table:table-cell>
          <table:table-cell table:number-columns-repeated="16380"/>
        </table:table-row>
        <table:table-row table:style-name="ro2">
          <table:table-cell office:value-type="float" office:value="1015" table:style-name="ce4">
            <text:p>1015</text:p>
          </table:table-cell>
          <table:table-cell office:value-type="string" table:style-name="ce5">
            <text:p>IMPLANT KNEE FEM CEMNT PEG</text:p>
          </table:table-cell>
          <table:table-cell office:value-type="float" office:value="6216.5" table:style-name="ce6">
            <text:p>6,217</text:p>
          </table:table-cell>
          <table:table-cell office:value-type="float" office:value="6216.5" table:style-name="ce6">
            <text:p>6,217</text:p>
          </table:table-cell>
          <table:table-cell table:number-columns-repeated="16380"/>
        </table:table-row>
        <table:table-row table:style-name="ro2">
          <table:table-cell office:value-type="float" office:value="1016" table:style-name="ce4">
            <text:p>1016</text:p>
          </table:table-cell>
          <table:table-cell office:value-type="string" table:style-name="ce5">
            <text:p>IMPLANT KNEE FEM COMP</text:p>
          </table:table-cell>
          <table:table-cell office:value-type="float" office:value="14077.5" table:style-name="ce6">
            <text:p>14,078</text:p>
          </table:table-cell>
          <table:table-cell office:value-type="float" office:value="14077.5" table:style-name="ce6">
            <text:p>14,078</text:p>
          </table:table-cell>
          <table:table-cell table:number-columns-repeated="16380"/>
        </table:table-row>
        <table:table-row table:style-name="ro2">
          <table:table-cell office:value-type="float" office:value="1017" table:style-name="ce4">
            <text:p>1017</text:p>
          </table:table-cell>
          <table:table-cell office:value-type="string" table:style-name="ce5">
            <text:p>IMPLANT KNEE FEM COMP ATTUNE</text:p>
          </table:table-cell>
          <table:table-cell office:value-type="float" office:value="3900" table:style-name="ce6">
            <text:p>3,900</text:p>
          </table:table-cell>
          <table:table-cell office:value-type="float" office:value="3900" table:style-name="ce6">
            <text:p>3,900</text:p>
          </table:table-cell>
          <table:table-cell table:number-columns-repeated="16380"/>
        </table:table-row>
        <table:table-row table:style-name="ro2">
          <table:table-cell office:value-type="float" office:value="1018" table:style-name="ce4">
            <text:p>1018</text:p>
          </table:table-cell>
          <table:table-cell office:value-type="string" table:style-name="ce5">
            <text:p>IMPLANT KNEE FEM INTERLOK BIO</text:p>
          </table:table-cell>
          <table:table-cell office:value-type="float" office:value="5866.5" table:style-name="ce6">
            <text:p>5,867</text:p>
          </table:table-cell>
          <table:table-cell office:value-type="float" office:value="5866.5" table:style-name="ce6">
            <text:p>5,867</text:p>
          </table:table-cell>
          <table:table-cell table:number-columns-repeated="16380"/>
        </table:table-row>
        <table:table-row table:style-name="ro2">
          <table:table-cell office:value-type="float" office:value="1019" table:style-name="ce4">
            <text:p>1019</text:p>
          </table:table-cell>
          <table:table-cell office:value-type="string" table:style-name="ce5">
            <text:p>IMPLANT KNEE FEM POSTERIOR SYS</text:p>
          </table:table-cell>
          <table:table-cell office:value-type="float" office:value="5866.5" table:style-name="ce6">
            <text:p>5,867</text:p>
          </table:table-cell>
          <table:table-cell office:value-type="float" office:value="5866.5" table:style-name="ce6">
            <text:p>5,867</text:p>
          </table:table-cell>
          <table:table-cell table:number-columns-repeated="16380"/>
        </table:table-row>
        <table:table-row table:style-name="ro2">
          <table:table-cell office:value-type="float" office:value="1020" table:style-name="ce4">
            <text:p>1020</text:p>
          </table:table-cell>
          <table:table-cell office:value-type="string" table:style-name="ce5">
            <text:p>IMPLANT KNEE FEM TOTAL</text:p>
          </table:table-cell>
          <table:table-cell office:value-type="float" office:value="17554" table:style-name="ce6">
            <text:p>17,554</text:p>
          </table:table-cell>
          <table:table-cell office:value-type="float" office:value="17554" table:style-name="ce6">
            <text:p>17,554</text:p>
          </table:table-cell>
          <table:table-cell table:number-columns-repeated="16380"/>
        </table:table-row>
        <table:table-row table:style-name="ro2">
          <table:table-cell office:value-type="float" office:value="1021" table:style-name="ce4">
            <text:p>1021</text:p>
          </table:table-cell>
          <table:table-cell office:value-type="string" table:style-name="ce5">
            <text:p>IMPLANT KNEE FEMORAL ADAPTER</text:p>
          </table:table-cell>
          <table:table-cell office:value-type="float" office:value="4798.5" table:style-name="ce6">
            <text:p>4,799</text:p>
          </table:table-cell>
          <table:table-cell office:value-type="float" office:value="4798.5" table:style-name="ce6">
            <text:p>4,799</text:p>
          </table:table-cell>
          <table:table-cell table:number-columns-repeated="16380"/>
        </table:table-row>
        <table:table-row table:style-name="ro2">
          <table:table-cell office:value-type="float" office:value="1022" table:style-name="ce4">
            <text:p>1022</text:p>
          </table:table-cell>
          <table:table-cell office:value-type="string" table:style-name="ce5">
            <text:p>IMPLANT KNEE FEMRL POSTERIOR ATTUNE</text:p>
          </table:table-cell>
          <table:table-cell office:value-type="float" office:value="3900" table:style-name="ce6">
            <text:p>3,900</text:p>
          </table:table-cell>
          <table:table-cell office:value-type="float" office:value="3900" table:style-name="ce6">
            <text:p>3,900</text:p>
          </table:table-cell>
          <table:table-cell table:number-columns-repeated="16380"/>
        </table:table-row>
        <table:table-row table:style-name="ro2">
          <table:table-cell office:value-type="float" office:value="1023" table:style-name="ce4">
            <text:p>1023</text:p>
          </table:table-cell>
          <table:table-cell office:value-type="string" table:style-name="ce5">
            <text:p>IMPLANT KNEE METAL FULL BLK TIB AGMT 10MM</text:p>
          </table:table-cell>
          <table:table-cell office:value-type="float" office:value="15895" table:style-name="ce6">
            <text:p>15,895</text:p>
          </table:table-cell>
          <table:table-cell office:value-type="float" office:value="15895" table:style-name="ce6">
            <text:p>15,895</text:p>
          </table:table-cell>
          <table:table-cell table:number-columns-repeated="16380"/>
        </table:table-row>
        <table:table-row table:style-name="ro2">
          <table:table-cell office:value-type="float" office:value="1024" table:style-name="ce4">
            <text:p>1024</text:p>
          </table:table-cell>
          <table:table-cell office:value-type="string" table:style-name="ce5">
            <text:p>IMPLANT KNEE PAT LCS/PFC SIGMA</text:p>
          </table:table-cell>
          <table:table-cell office:value-type="float" office:value="1837.5" table:style-name="ce6">
            <text:p>1,838</text:p>
          </table:table-cell>
          <table:table-cell office:value-type="float" office:value="1837.5" table:style-name="ce6">
            <text:p>1,838</text:p>
          </table:table-cell>
          <table:table-cell table:number-columns-repeated="16380"/>
        </table:table-row>
        <table:table-row table:style-name="ro2">
          <table:table-cell office:value-type="float" office:value="1025" table:style-name="ce4">
            <text:p>1025</text:p>
          </table:table-cell>
          <table:table-cell office:value-type="string" table:style-name="ce5">
            <text:p>IMPLANT KNEE PATELLA</text:p>
          </table:table-cell>
          <table:table-cell office:value-type="float" office:value="3830" table:style-name="ce6">
            <text:p>3,830</text:p>
          </table:table-cell>
          <table:table-cell office:value-type="float" office:value="3830" table:style-name="ce6">
            <text:p>3,830</text:p>
          </table:table-cell>
          <table:table-cell table:number-columns-repeated="16380"/>
        </table:table-row>
        <table:table-row table:style-name="ro2">
          <table:table-cell office:value-type="float" office:value="1026" table:style-name="ce4">
            <text:p>1026</text:p>
          </table:table-cell>
          <table:table-cell office:value-type="string" table:style-name="ce5">
            <text:p>IMPLANT KNEE PATELLA 1100</text:p>
          </table:table-cell>
          <table:table-cell office:value-type="float" office:value="2625" table:style-name="ce6">
            <text:p>2,625</text:p>
          </table:table-cell>
          <table:table-cell office:value-type="float" office:value="2625" table:style-name="ce6">
            <text:p>2,625</text:p>
          </table:table-cell>
          <table:table-cell table:number-columns-repeated="16380"/>
        </table:table-row>
        <table:table-row table:style-name="ro2">
          <table:table-cell office:value-type="float" office:value="1027" table:style-name="ce4">
            <text:p>1027</text:p>
          </table:table-cell>
          <table:table-cell office:value-type="string" table:style-name="ce5">
            <text:p>IMPLANT KNEE PATELLA 900</text:p>
          </table:table-cell>
          <table:table-cell office:value-type="float" office:value="1496.5" table:style-name="ce6">
            <text:p>1,497</text:p>
          </table:table-cell>
          <table:table-cell office:value-type="float" office:value="1496.5" table:style-name="ce6">
            <text:p>1,497</text:p>
          </table:table-cell>
          <table:table-cell table:number-columns-repeated="16380"/>
        </table:table-row>
        <table:table-row table:style-name="ro2">
          <table:table-cell office:value-type="float" office:value="1028" table:style-name="ce4">
            <text:p>1028</text:p>
          </table:table-cell>
          <table:table-cell office:value-type="string" table:style-name="ce5">
            <text:p>IMPLANT KNEE PATELLA MEDIAL DOME ATTUNE</text:p>
          </table:table-cell>
          <table:table-cell office:value-type="float" office:value="1837.5" table:style-name="ce6">
            <text:p>1,838</text:p>
          </table:table-cell>
          <table:table-cell office:value-type="float" office:value="1837.5" table:style-name="ce6">
            <text:p>1,838</text:p>
          </table:table-cell>
          <table:table-cell table:number-columns-repeated="16380"/>
        </table:table-row>
        <table:table-row table:style-name="ro2">
          <table:table-cell office:value-type="float" office:value="1029" table:style-name="ce4">
            <text:p>1029</text:p>
          </table:table-cell>
          <table:table-cell office:value-type="string" table:style-name="ce5">
            <text:p>IMPLANT KNEE ROT PLATFORM</text:p>
          </table:table-cell>
          <table:table-cell office:value-type="float" office:value="3601.5" table:style-name="ce6">
            <text:p>3,602</text:p>
          </table:table-cell>
          <table:table-cell office:value-type="float" office:value="3601.5" table:style-name="ce6">
            <text:p>3,602</text:p>
          </table:table-cell>
          <table:table-cell table:number-columns-repeated="16380"/>
        </table:table-row>
        <table:table-row table:style-name="ro2">
          <table:table-cell office:value-type="float" office:value="1030" table:style-name="ce4">
            <text:p>1030</text:p>
          </table:table-cell>
          <table:table-cell office:value-type="string" table:style-name="ce5">
            <text:p>IMPLANT KNEE STEM</text:p>
          </table:table-cell>
          <table:table-cell office:value-type="float" office:value="3221.5" table:style-name="ce6">
            <text:p>3,222</text:p>
          </table:table-cell>
          <table:table-cell office:value-type="float" office:value="3221.5" table:style-name="ce6">
            <text:p>3,222</text:p>
          </table:table-cell>
          <table:table-cell table:number-columns-repeated="16380"/>
        </table:table-row>
        <table:table-row table:style-name="ro2">
          <table:table-cell office:value-type="float" office:value="1031" table:style-name="ce4">
            <text:p>1031</text:p>
          </table:table-cell>
          <table:table-cell office:value-type="string" table:style-name="ce5">
            <text:p>IMPLANT KNEE STEM CEMENTD</text:p>
          </table:table-cell>
          <table:table-cell office:value-type="float" office:value="4009" table:style-name="ce6">
            <text:p>4,009</text:p>
          </table:table-cell>
          <table:table-cell office:value-type="float" office:value="4009" table:style-name="ce6">
            <text:p>4,009</text:p>
          </table:table-cell>
          <table:table-cell table:number-columns-repeated="16380"/>
        </table:table-row>
        <table:table-row table:style-name="ro2">
          <table:table-cell office:value-type="float" office:value="1032" table:style-name="ce4">
            <text:p>1032</text:p>
          </table:table-cell>
          <table:table-cell office:value-type="string" table:style-name="ce5">
            <text:p>IMPLANT KNEE STEM EXT STR NEXGN</text:p>
          </table:table-cell>
          <table:table-cell office:value-type="float" office:value="3614.5" table:style-name="ce6">
            <text:p>3,615</text:p>
          </table:table-cell>
          <table:table-cell office:value-type="float" office:value="3614.5" table:style-name="ce6">
            <text:p>3,615</text:p>
          </table:table-cell>
          <table:table-cell table:number-columns-repeated="16380"/>
        </table:table-row>
        <table:table-row table:style-name="ro2">
          <table:table-cell office:value-type="float" office:value="1033" table:style-name="ce4">
            <text:p>1033</text:p>
          </table:table-cell>
          <table:table-cell office:value-type="string" table:style-name="ce5">
            <text:p>IMPLANT KNEE TIB BASE BEARING</text:p>
          </table:table-cell>
          <table:table-cell office:value-type="float" office:value="3575" table:style-name="ce6">
            <text:p>3,575</text:p>
          </table:table-cell>
          <table:table-cell office:value-type="float" office:value="3575" table:style-name="ce6">
            <text:p>3,575</text:p>
          </table:table-cell>
          <table:table-cell table:number-columns-repeated="16380"/>
        </table:table-row>
        <table:table-row table:style-name="ro2">
          <table:table-cell office:value-type="float" office:value="1034" table:style-name="ce4">
            <text:p>1034</text:p>
          </table:table-cell>
          <table:table-cell office:value-type="string" table:style-name="ce5">
            <text:p>IMPLANT KNEE TIB BASE CEMENTD</text:p>
          </table:table-cell>
          <table:table-cell office:value-type="float" office:value="7670" table:style-name="ce6">
            <text:p>7,670</text:p>
          </table:table-cell>
          <table:table-cell office:value-type="float" office:value="7670" table:style-name="ce6">
            <text:p>7,670</text:p>
          </table:table-cell>
          <table:table-cell table:number-columns-repeated="16380"/>
        </table:table-row>
        <table:table-row table:style-name="ro2">
          <table:table-cell office:value-type="float" office:value="1035" table:style-name="ce4">
            <text:p>1035</text:p>
          </table:table-cell>
          <table:table-cell office:value-type="string" table:style-name="ce5">
            <text:p>IMPLANT KNEE TIB BASE PLATFORM ATTUNE</text:p>
          </table:table-cell>
          <table:table-cell office:value-type="float" office:value="3575" table:style-name="ce6">
            <text:p>3,575</text:p>
          </table:table-cell>
          <table:table-cell office:value-type="float" office:value="3575" table:style-name="ce6">
            <text:p>3,575</text:p>
          </table:table-cell>
          <table:table-cell table:number-columns-repeated="16380"/>
        </table:table-row>
        <table:table-row table:style-name="ro2">
          <table:table-cell office:value-type="float" office:value="1036" table:style-name="ce4">
            <text:p>1036</text:p>
          </table:table-cell>
          <table:table-cell office:value-type="string" table:style-name="ce5">
            <text:p>IMPLANT KNEE TIB BASE ROT PLATFORM</text:p>
          </table:table-cell>
          <table:table-cell office:value-type="float" office:value="3612.5" table:style-name="ce6">
            <text:p>3,613</text:p>
          </table:table-cell>
          <table:table-cell office:value-type="float" office:value="3612.5" table:style-name="ce6">
            <text:p>3,613</text:p>
          </table:table-cell>
          <table:table-cell table:number-columns-repeated="16380"/>
        </table:table-row>
        <table:table-row table:style-name="ro2">
          <table:table-cell office:value-type="float" office:value="1037" table:style-name="ce4">
            <text:p>1037</text:p>
          </table:table-cell>
          <table:table-cell office:value-type="string" table:style-name="ce5">
            <text:p>IMPLANT KNEE TIB INSERT 2000</text:p>
          </table:table-cell>
          <table:table-cell office:value-type="float" office:value="6506.5" table:style-name="ce6">
            <text:p>6,507</text:p>
          </table:table-cell>
          <table:table-cell office:value-type="float" office:value="6506.5" table:style-name="ce6">
            <text:p>6,507</text:p>
          </table:table-cell>
          <table:table-cell table:number-columns-repeated="16380"/>
        </table:table-row>
        <table:table-row table:style-name="ro2">
          <table:table-cell office:value-type="float" office:value="1038" table:style-name="ce4">
            <text:p>1038</text:p>
          </table:table-cell>
          <table:table-cell office:value-type="string" table:style-name="ce5">
            <text:p>IMPLANT KNEE TIB INSERT 3000</text:p>
          </table:table-cell>
          <table:table-cell office:value-type="float" office:value="5494" table:style-name="ce6">
            <text:p>5,494</text:p>
          </table:table-cell>
          <table:table-cell office:value-type="float" office:value="5494" table:style-name="ce6">
            <text:p>5,494</text:p>
          </table:table-cell>
          <table:table-cell table:number-columns-repeated="16380"/>
        </table:table-row>
        <table:table-row table:style-name="ro2">
          <table:table-cell office:value-type="float" office:value="1039" table:style-name="ce4">
            <text:p>1039</text:p>
          </table:table-cell>
          <table:table-cell office:value-type="string" table:style-name="ce5">
            <text:p>IMPLANT KNEE TIB INSRT FXD BRNG POST</text:p>
          </table:table-cell>
          <table:table-cell office:value-type="float" office:value="3612.5" table:style-name="ce6">
            <text:p>3,613</text:p>
          </table:table-cell>
          <table:table-cell office:value-type="float" office:value="3612.5" table:style-name="ce6">
            <text:p>3,613</text:p>
          </table:table-cell>
          <table:table-cell table:number-columns-repeated="16380"/>
        </table:table-row>
        <table:table-row table:style-name="ro2">
          <table:table-cell office:value-type="float" office:value="1040" table:style-name="ce4">
            <text:p>1040</text:p>
          </table:table-cell>
          <table:table-cell office:value-type="string" table:style-name="ce5">
            <text:p>IMPLANT KNEE TIB INSRT ROT PLATFORM POST</text:p>
          </table:table-cell>
          <table:table-cell office:value-type="float" office:value="3612.5" table:style-name="ce6">
            <text:p>3,613</text:p>
          </table:table-cell>
          <table:table-cell office:value-type="float" office:value="3612.5" table:style-name="ce6">
            <text:p>3,613</text:p>
          </table:table-cell>
          <table:table-cell table:number-columns-repeated="16380"/>
        </table:table-row>
        <table:table-row table:style-name="ro2">
          <table:table-cell office:value-type="float" office:value="1041" table:style-name="ce4">
            <text:p>1041</text:p>
          </table:table-cell>
          <table:table-cell office:value-type="string" table:style-name="ce5">
            <text:p>IMPLANT KNEE TIB TRAY FINNED</text:p>
          </table:table-cell>
          <table:table-cell office:value-type="float" office:value="2992.5" table:style-name="ce6">
            <text:p>2,993</text:p>
          </table:table-cell>
          <table:table-cell office:value-type="float" office:value="2992.5" table:style-name="ce6">
            <text:p>2,993</text:p>
          </table:table-cell>
          <table:table-cell table:number-columns-repeated="16380"/>
        </table:table-row>
        <table:table-row table:style-name="ro2">
          <table:table-cell office:value-type="float" office:value="1042" table:style-name="ce4">
            <text:p>1042</text:p>
          </table:table-cell>
          <table:table-cell office:value-type="string" table:style-name="ce5">
            <text:p>IMPLANT KNEE TIBIAL BEARING</text:p>
          </table:table-cell>
          <table:table-cell office:value-type="float" office:value="3937.5" table:style-name="ce6">
            <text:p>3,938</text:p>
          </table:table-cell>
          <table:table-cell office:value-type="float" office:value="3937.5" table:style-name="ce6">
            <text:p>3,938</text:p>
          </table:table-cell>
          <table:table-cell table:number-columns-repeated="16380"/>
        </table:table-row>
        <table:table-row table:style-name="ro2">
          <table:table-cell office:value-type="float" office:value="1043" table:style-name="ce4">
            <text:p>1043</text:p>
          </table:table-cell>
          <table:table-cell office:value-type="string" table:style-name="ce5">
            <text:p>IMPLANT KNEE TIBIAL INSERT</text:p>
          </table:table-cell>
          <table:table-cell office:value-type="float" office:value="7432.5" table:style-name="ce6">
            <text:p>7,433</text:p>
          </table:table-cell>
          <table:table-cell office:value-type="float" office:value="7432.5" table:style-name="ce6">
            <text:p>7,433</text:p>
          </table:table-cell>
          <table:table-cell table:number-columns-repeated="16380"/>
        </table:table-row>
        <table:table-row table:style-name="ro2">
          <table:table-cell office:value-type="float" office:value="1044" table:style-name="ce4">
            <text:p>1044</text:p>
          </table:table-cell>
          <table:table-cell office:value-type="string" table:style-name="ce5">
            <text:p>IMPLANT KNEE TIBIAL INSRT ROTATE PLATFRM</text:p>
          </table:table-cell>
          <table:table-cell office:value-type="float" office:value="3612.5" table:style-name="ce6">
            <text:p>3,613</text:p>
          </table:table-cell>
          <table:table-cell office:value-type="float" office:value="3612.5" table:style-name="ce6">
            <text:p>3,613</text:p>
          </table:table-cell>
          <table:table-cell table:number-columns-repeated="16380"/>
        </table:table-row>
        <table:table-row table:style-name="ro2">
          <table:table-cell office:value-type="float" office:value="1045" table:style-name="ce4">
            <text:p>1045</text:p>
          </table:table-cell>
          <table:table-cell office:value-type="string" table:style-name="ce5">
            <text:p>IMPLANT KNEE TIBIAL LOCKNG BAR</text:p>
          </table:table-cell>
          <table:table-cell office:value-type="float" office:value="937.5" table:style-name="ce6">
            <text:p>938</text:p>
          </table:table-cell>
          <table:table-cell office:value-type="float" office:value="937.5" table:style-name="ce6">
            <text:p>938</text:p>
          </table:table-cell>
          <table:table-cell table:number-columns-repeated="16380"/>
        </table:table-row>
        <table:table-row table:style-name="ro2">
          <table:table-cell office:value-type="float" office:value="1046" table:style-name="ce4">
            <text:p>1046</text:p>
          </table:table-cell>
          <table:table-cell office:value-type="string" table:style-name="ce5">
            <text:p>IMPLANT KNEE TIBIAL PLATE 1-6</text:p>
          </table:table-cell>
          <table:table-cell office:value-type="float" office:value="16490.5" table:style-name="ce6">
            <text:p>16,491</text:p>
          </table:table-cell>
          <table:table-cell office:value-type="float" office:value="16490.5" table:style-name="ce6">
            <text:p>16,491</text:p>
          </table:table-cell>
          <table:table-cell table:number-columns-repeated="16380"/>
        </table:table-row>
        <table:table-row table:style-name="ro2">
          <table:table-cell office:value-type="float" office:value="1047" table:style-name="ce4">
            <text:p>1047</text:p>
          </table:table-cell>
          <table:table-cell office:value-type="string" table:style-name="ce5">
            <text:p>IMPLANT KNEE TIBIAL PLATE 2-6</text:p>
          </table:table-cell>
          <table:table-cell office:value-type="float" office:value="13214.5" table:style-name="ce6">
            <text:p>13,215</text:p>
          </table:table-cell>
          <table:table-cell office:value-type="float" office:value="13214.5" table:style-name="ce6">
            <text:p>13,215</text:p>
          </table:table-cell>
          <table:table-cell table:number-columns-repeated="16380"/>
        </table:table-row>
        <table:table-row table:style-name="ro2">
          <table:table-cell office:value-type="float" office:value="1048" table:style-name="ce4">
            <text:p>1048</text:p>
          </table:table-cell>
          <table:table-cell office:value-type="string" table:style-name="ce5">
            <text:p>IMPLANT KNEE TIBIAL TRAY</text:p>
          </table:table-cell>
          <table:table-cell office:value-type="float" office:value="11548" table:style-name="ce6">
            <text:p>11,548</text:p>
          </table:table-cell>
          <table:table-cell office:value-type="float" office:value="11548" table:style-name="ce6">
            <text:p>11,548</text:p>
          </table:table-cell>
          <table:table-cell table:number-columns-repeated="16380"/>
        </table:table-row>
        <table:table-row table:style-name="ro2">
          <table:table-cell office:value-type="float" office:value="1049" table:style-name="ce4">
            <text:p>1049</text:p>
          </table:table-cell>
          <table:table-cell office:value-type="string" table:style-name="ce5">
            <text:p>IMPLANT KNEE TIBIAL TRAY 1800</text:p>
          </table:table-cell>
          <table:table-cell office:value-type="float" office:value="3379" table:style-name="ce6">
            <text:p>3,379</text:p>
          </table:table-cell>
          <table:table-cell office:value-type="float" office:value="3379" table:style-name="ce6">
            <text:p>3,379</text:p>
          </table:table-cell>
          <table:table-cell table:number-columns-repeated="16380"/>
        </table:table-row>
        <table:table-row table:style-name="ro2">
          <table:table-cell office:value-type="float" office:value="1050" table:style-name="ce4">
            <text:p>1050</text:p>
          </table:table-cell>
          <table:table-cell office:value-type="string" table:style-name="ce5">
            <text:p>IMPLANT KNEE TIBIAL TRAY 3253</text:p>
          </table:table-cell>
          <table:table-cell office:value-type="float" office:value="4869.5" table:style-name="ce6">
            <text:p>4,870</text:p>
          </table:table-cell>
          <table:table-cell office:value-type="float" office:value="4869.5" table:style-name="ce6">
            <text:p>4,870</text:p>
          </table:table-cell>
          <table:table-cell table:number-columns-repeated="16380"/>
        </table:table-row>
        <table:table-row table:style-name="ro2">
          <table:table-cell office:value-type="float" office:value="1051" table:style-name="ce4">
            <text:p>1051</text:p>
          </table:table-cell>
          <table:table-cell office:value-type="string" table:style-name="ce5">
            <text:p>IMPLANT KNEE TIBIAL TRAY DEPUY</text:p>
          </table:table-cell>
          <table:table-cell office:value-type="float" office:value="11548" table:style-name="ce6">
            <text:p>11,548</text:p>
          </table:table-cell>
          <table:table-cell office:value-type="float" office:value="11548" table:style-name="ce6">
            <text:p>11,548</text:p>
          </table:table-cell>
          <table:table-cell table:number-columns-repeated="16380"/>
        </table:table-row>
        <table:table-row table:style-name="ro2">
          <table:table-cell office:value-type="float" office:value="1052" table:style-name="ce4">
            <text:p>1052</text:p>
          </table:table-cell>
          <table:table-cell office:value-type="string" table:style-name="ce5">
            <text:p>IMPLANT KNEE TOT ART SURF NEXGN</text:p>
          </table:table-cell>
          <table:table-cell office:value-type="float" office:value="2494" table:style-name="ce6">
            <text:p>2,494</text:p>
          </table:table-cell>
          <table:table-cell office:value-type="float" office:value="2494" table:style-name="ce6">
            <text:p>2,494</text:p>
          </table:table-cell>
          <table:table-cell table:number-columns-repeated="16380"/>
        </table:table-row>
        <table:table-row table:style-name="ro2">
          <table:table-cell office:value-type="float" office:value="1053" table:style-name="ce4">
            <text:p>1053</text:p>
          </table:table-cell>
          <table:table-cell office:value-type="string" table:style-name="ce5">
            <text:p>IMPLANT KNEE TOT ROT HINGE FEM</text:p>
          </table:table-cell>
          <table:table-cell office:value-type="float" office:value="33261.5" table:style-name="ce6">
            <text:p>33,262</text:p>
          </table:table-cell>
          <table:table-cell office:value-type="float" office:value="33261.5" table:style-name="ce6">
            <text:p>33,262</text:p>
          </table:table-cell>
          <table:table-cell table:number-columns-repeated="16380"/>
        </table:table-row>
        <table:table-row table:style-name="ro2">
          <table:table-cell office:value-type="float" office:value="1054" table:style-name="ce4">
            <text:p>1054</text:p>
          </table:table-cell>
          <table:table-cell office:value-type="string" table:style-name="ce5">
            <text:p>IMPLANT KNEE TOTAL FEM COMP ZMR</text:p>
          </table:table-cell>
          <table:table-cell office:value-type="float" office:value="17267.5" table:style-name="ce6">
            <text:p>17,268</text:p>
          </table:table-cell>
          <table:table-cell office:value-type="float" office:value="17267.5" table:style-name="ce6">
            <text:p>17,268</text:p>
          </table:table-cell>
          <table:table-cell table:number-columns-repeated="16380"/>
        </table:table-row>
        <table:table-row table:style-name="ro2">
          <table:table-cell office:value-type="float" office:value="1055" table:style-name="ce4">
            <text:p>1055</text:p>
          </table:table-cell>
          <table:table-cell office:value-type="string" table:style-name="ce5">
            <text:p>IMPLANT MACROPLASTIQUE</text:p>
          </table:table-cell>
          <table:table-cell office:value-type="float" office:value="2599" table:style-name="ce6">
            <text:p>2,599</text:p>
          </table:table-cell>
          <table:table-cell office:value-type="float" office:value="2599" table:style-name="ce6">
            <text:p>2,599</text:p>
          </table:table-cell>
          <table:table-cell table:number-columns-repeated="16380"/>
        </table:table-row>
        <table:table-row table:style-name="ro2">
          <table:table-cell office:value-type="float" office:value="1056" table:style-name="ce4">
            <text:p>1056</text:p>
          </table:table-cell>
          <table:table-cell office:value-type="string" table:style-name="ce5">
            <text:p>IMPLANT MESH</text:p>
          </table:table-cell>
          <table:table-cell office:value-type="float" office:value="3366" table:style-name="ce6">
            <text:p>3,366</text:p>
          </table:table-cell>
          <table:table-cell office:value-type="float" office:value="3366" table:style-name="ce6">
            <text:p>3,366</text:p>
          </table:table-cell>
          <table:table-cell table:number-columns-repeated="16380"/>
        </table:table-row>
        <table:table-row table:style-name="ro2">
          <table:table-cell office:value-type="float" office:value="1057" table:style-name="ce4">
            <text:p>1057</text:p>
          </table:table-cell>
          <table:table-cell office:value-type="string" table:style-name="ce5">
            <text:p>IMPLANT MESH 10X15CM PROGRIP</text:p>
          </table:table-cell>
          <table:table-cell office:value-type="float" office:value="1763.5" table:style-name="ce6">
            <text:p>1,764</text:p>
          </table:table-cell>
          <table:table-cell office:value-type="float" office:value="1763.5" table:style-name="ce6">
            <text:p>1,764</text:p>
          </table:table-cell>
          <table:table-cell table:number-columns-repeated="16380"/>
        </table:table-row>
        <table:table-row table:style-name="ro2">
          <table:table-cell office:value-type="float" office:value="1058" table:style-name="ce4">
            <text:p>1058</text:p>
          </table:table-cell>
          <table:table-cell office:value-type="string" table:style-name="ce5">
            <text:p>IMPLANT MESH EXAIR POSTERIOR</text:p>
          </table:table-cell>
          <table:table-cell office:value-type="float" office:value="5771.5" table:style-name="ce6">
            <text:p>5,772</text:p>
          </table:table-cell>
          <table:table-cell office:value-type="float" office:value="5771.5" table:style-name="ce6">
            <text:p>5,772</text:p>
          </table:table-cell>
          <table:table-cell table:number-columns-repeated="16380"/>
        </table:table-row>
        <table:table-row table:style-name="ro2">
          <table:table-cell office:value-type="float" office:value="1059" table:style-name="ce4">
            <text:p>1059</text:p>
          </table:table-cell>
          <table:table-cell office:value-type="string" table:style-name="ce5">
            <text:p>IMPLANT MESH PARIETENE MACROPRS</text:p>
          </table:table-cell>
          <table:table-cell office:value-type="float" office:value="155" table:style-name="ce6">
            <text:p>155</text:p>
          </table:table-cell>
          <table:table-cell office:value-type="float" office:value="15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1060" table:style-name="ce4">
            <text:p>1060</text:p>
          </table:table-cell>
          <table:table-cell office:value-type="string" table:style-name="ce5">
            <text:p>IMPLANT MESH PARIETEX ANATMICL 6X4 LT RT</text:p>
          </table:table-cell>
          <table:table-cell office:value-type="float" office:value="700" table:style-name="ce6">
            <text:p>700</text:p>
          </table:table-cell>
          <table:table-cell office:value-type="float" office:value="700" table:style-name="ce6">
            <text:p>700</text:p>
          </table:table-cell>
          <table:table-cell table:number-columns-repeated="16380"/>
        </table:table-row>
        <table:table-row table:style-name="ro2">
          <table:table-cell office:value-type="float" office:value="1061" table:style-name="ce4">
            <text:p>1061</text:p>
          </table:table-cell>
          <table:table-cell office:value-type="string" table:style-name="ce5">
            <text:p>IMPLANT MESH PARIETEX VENTRAL PATCH</text:p>
          </table:table-cell>
          <table:table-cell office:value-type="float" office:value="2867.5" table:style-name="ce6">
            <text:p>2,868</text:p>
          </table:table-cell>
          <table:table-cell office:value-type="float" office:value="2867.5" table:style-name="ce6">
            <text:p>2,868</text:p>
          </table:table-cell>
          <table:table-cell table:number-columns-repeated="16380"/>
        </table:table-row>
        <table:table-row table:style-name="ro2">
          <table:table-cell office:value-type="float" office:value="1062" table:style-name="ce4">
            <text:p>1062</text:p>
          </table:table-cell>
          <table:table-cell office:value-type="string" table:style-name="ce5">
            <text:p>IMPLANT MESH PARIETX PLUG&amp;PATCH 6CM</text:p>
          </table:table-cell>
          <table:table-cell office:value-type="float" office:value="619.5" table:style-name="ce6">
            <text:p>620</text:p>
          </table:table-cell>
          <table:table-cell office:value-type="float" office:value="619.5" table:style-name="ce6">
            <text:p>620</text:p>
          </table:table-cell>
          <table:table-cell table:number-columns-repeated="16380"/>
        </table:table-row>
        <table:table-row table:style-name="ro2">
          <table:table-cell office:value-type="float" office:value="1063" table:style-name="ce4">
            <text:p>1063</text:p>
          </table:table-cell>
          <table:table-cell office:value-type="string" table:style-name="ce5">
            <text:p>IMPLANT MESH PARIETX PLUG&amp;PATCH 8CM</text:p>
          </table:table-cell>
          <table:table-cell office:value-type="float" office:value="653" table:style-name="ce6">
            <text:p>653</text:p>
          </table:table-cell>
          <table:table-cell office:value-type="float" office:value="653" table:style-name="ce6">
            <text:p>653</text:p>
          </table:table-cell>
          <table:table-cell table:number-columns-repeated="16380"/>
        </table:table-row>
        <table:table-row table:style-name="ro2">
          <table:table-cell office:value-type="float" office:value="1064" table:style-name="ce4">
            <text:p>1064</text:p>
          </table:table-cell>
          <table:table-cell office:value-type="string" table:style-name="ce5">
            <text:p>IMPLANT MESH PROLENE</text:p>
          </table:table-cell>
          <table:table-cell office:value-type="float" office:value="305" table:style-name="ce6">
            <text:p>305</text:p>
          </table:table-cell>
          <table:table-cell office:value-type="float" office:value="30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1065" table:style-name="ce4">
            <text:p>1065</text:p>
          </table:table-cell>
          <table:table-cell office:value-type="string" table:style-name="ce5">
            <text:p>IMPLANT MESH RESTORELLE</text:p>
          </table:table-cell>
          <table:table-cell office:value-type="float" office:value="3808" table:style-name="ce6">
            <text:p>3,808</text:p>
          </table:table-cell>
          <table:table-cell office:value-type="float" office:value="3808" table:style-name="ce6">
            <text:p>3,808</text:p>
          </table:table-cell>
          <table:table-cell table:number-columns-repeated="16380"/>
        </table:table-row>
        <table:table-row table:style-name="ro2">
          <table:table-cell office:value-type="float" office:value="1066" table:style-name="ce4">
            <text:p>1066</text:p>
          </table:table-cell>
          <table:table-cell office:value-type="string" table:style-name="ce5">
            <text:p>IMPLANT MESH SYMBOTEX</text:p>
          </table:table-cell>
          <table:table-cell office:value-type="float" office:value="1698.5" table:style-name="ce6">
            <text:p>1,699</text:p>
          </table:table-cell>
          <table:table-cell office:value-type="float" office:value="1698.5" table:style-name="ce6">
            <text:p>1,699</text:p>
          </table:table-cell>
          <table:table-cell table:number-columns-repeated="16380"/>
        </table:table-row>
        <table:table-row table:style-name="ro2">
          <table:table-cell office:value-type="float" office:value="1067" table:style-name="ce4">
            <text:p>1067</text:p>
          </table:table-cell>
          <table:table-cell office:value-type="string" table:style-name="ce5">
            <text:p>IMPLANT MESH SYMBOTEX ROUND</text:p>
          </table:table-cell>
          <table:table-cell office:value-type="float" office:value="1362.5" table:style-name="ce6">
            <text:p>1,363</text:p>
          </table:table-cell>
          <table:table-cell office:value-type="float" office:value="1362.5" table:style-name="ce6">
            <text:p>1,363</text:p>
          </table:table-cell>
          <table:table-cell table:number-columns-repeated="16380"/>
        </table:table-row>
        <table:table-row table:style-name="ro2">
          <table:table-cell office:value-type="float" office:value="1068" table:style-name="ce4">
            <text:p>1068</text:p>
          </table:table-cell>
          <table:table-cell office:value-type="string" table:style-name="ce5">
            <text:p>IMPLANT MESH VENTRAL PATCH</text:p>
          </table:table-cell>
          <table:table-cell office:value-type="float" office:value="1863" table:style-name="ce6">
            <text:p>1,863</text:p>
          </table:table-cell>
          <table:table-cell office:value-type="float" office:value="1863" table:style-name="ce6">
            <text:p>1,863</text:p>
          </table:table-cell>
          <table:table-cell table:number-columns-repeated="16380"/>
        </table:table-row>
        <table:table-row table:style-name="ro2">
          <table:table-cell office:value-type="float" office:value="1069" table:style-name="ce4">
            <text:p>1069</text:p>
          </table:table-cell>
          <table:table-cell office:value-type="string" table:style-name="ce5">
            <text:p>IMPLANT NAIL CANN TIB 8-13MM</text:p>
          </table:table-cell>
          <table:table-cell office:value-type="float" office:value="4080" table:style-name="ce6">
            <text:p>4,080</text:p>
          </table:table-cell>
          <table:table-cell office:value-type="float" office:value="4080" table:style-name="ce6">
            <text:p>4,080</text:p>
          </table:table-cell>
          <table:table-cell table:number-columns-repeated="16380"/>
        </table:table-row>
        <table:table-row table:style-name="ro2">
          <table:table-cell office:value-type="float" office:value="1070" table:style-name="ce4">
            <text:p>1070</text:p>
          </table:table-cell>
          <table:table-cell office:value-type="string" table:style-name="ce5">
            <text:p>IMPLANT NAIL FIXATN CANNULATD</text:p>
          </table:table-cell>
          <table:table-cell office:value-type="float" office:value="3814" table:style-name="ce6">
            <text:p>3,814</text:p>
          </table:table-cell>
          <table:table-cell office:value-type="float" office:value="3814" table:style-name="ce6">
            <text:p>3,814</text:p>
          </table:table-cell>
          <table:table-cell table:number-columns-repeated="16380"/>
        </table:table-row>
        <table:table-row table:style-name="ro2">
          <table:table-cell office:value-type="float" office:value="1071" table:style-name="ce4">
            <text:p>1071</text:p>
          </table:table-cell>
          <table:table-cell office:value-type="string" table:style-name="ce5">
            <text:p>IMPLANT NAIL HUMERL MULTILOC</text:p>
          </table:table-cell>
          <table:table-cell office:value-type="float" office:value="4273.5" table:style-name="ce6">
            <text:p>4,274</text:p>
          </table:table-cell>
          <table:table-cell office:value-type="float" office:value="4273.5" table:style-name="ce6">
            <text:p>4,274</text:p>
          </table:table-cell>
          <table:table-cell table:number-columns-repeated="16380"/>
        </table:table-row>
        <table:table-row table:style-name="ro2">
          <table:table-cell office:value-type="float" office:value="1072" table:style-name="ce4">
            <text:p>1072</text:p>
          </table:table-cell>
          <table:table-cell office:value-type="string" table:style-name="ce5">
            <text:p>IMPLANT NAIL RETRO ANTE 9-15MM</text:p>
          </table:table-cell>
          <table:table-cell office:value-type="float" office:value="3561.5" table:style-name="ce6">
            <text:p>3,562</text:p>
          </table:table-cell>
          <table:table-cell office:value-type="float" office:value="3561.5" table:style-name="ce6">
            <text:p>3,562</text:p>
          </table:table-cell>
          <table:table-cell table:number-columns-repeated="16380"/>
        </table:table-row>
        <table:table-row table:style-name="ro2">
          <table:table-cell office:value-type="float" office:value="1073" table:style-name="ce4">
            <text:p>1073</text:p>
          </table:table-cell>
          <table:table-cell office:value-type="string" table:style-name="ce5">
            <text:p>IMPLANT NAIL STRYKER</text:p>
          </table:table-cell>
          <table:table-cell office:value-type="float" office:value="8106" table:style-name="ce6">
            <text:p>8,106</text:p>
          </table:table-cell>
          <table:table-cell office:value-type="float" office:value="8106" table:style-name="ce6">
            <text:p>8,106</text:p>
          </table:table-cell>
          <table:table-cell table:number-columns-repeated="16380"/>
        </table:table-row>
        <table:table-row table:style-name="ro2">
          <table:table-cell office:value-type="float" office:value="1074" table:style-name="ce4">
            <text:p>1074</text:p>
          </table:table-cell>
          <table:table-cell office:value-type="string" table:style-name="ce5">
            <text:p>IMPLANT NAIL TROCH FIX 10-14MM</text:p>
          </table:table-cell>
          <table:table-cell office:value-type="float" office:value="3814" table:style-name="ce6">
            <text:p>3,814</text:p>
          </table:table-cell>
          <table:table-cell office:value-type="float" office:value="3814" table:style-name="ce6">
            <text:p>3,814</text:p>
          </table:table-cell>
          <table:table-cell table:number-columns-repeated="16380"/>
        </table:table-row>
        <table:table-row table:style-name="ro2">
          <table:table-cell office:value-type="float" office:value="1075" table:style-name="ce4">
            <text:p>1075</text:p>
          </table:table-cell>
          <table:table-cell office:value-type="string" table:style-name="ce5">
            <text:p>IMPLANT NAIL TROCH GAMMA3</text:p>
          </table:table-cell>
          <table:table-cell office:value-type="float" office:value="4475.5" table:style-name="ce6">
            <text:p>4,476</text:p>
          </table:table-cell>
          <table:table-cell office:value-type="float" office:value="4475.5" table:style-name="ce6">
            <text:p>4,476</text:p>
          </table:table-cell>
          <table:table-cell table:number-columns-repeated="16380"/>
        </table:table-row>
        <table:table-row table:style-name="ro2">
          <table:table-cell office:value-type="float" office:value="1076" table:style-name="ce4">
            <text:p>1076</text:p>
          </table:table-cell>
          <table:table-cell office:value-type="string" table:style-name="ce5">
            <text:p>IMPLANT NAIL TROCHANTERC 11X180MM</text:p>
          </table:table-cell>
          <table:table-cell office:value-type="float" office:value="3528" table:style-name="ce6">
            <text:p>3,528</text:p>
          </table:table-cell>
          <table:table-cell office:value-type="float" office:value="3528" table:style-name="ce6">
            <text:p>3,528</text:p>
          </table:table-cell>
          <table:table-cell table:number-columns-repeated="16380"/>
        </table:table-row>
        <table:table-row table:style-name="ro2">
          <table:table-cell office:value-type="float" office:value="1077" table:style-name="ce4">
            <text:p>1077</text:p>
          </table:table-cell>
          <table:table-cell office:value-type="string" table:style-name="ce5">
            <text:p>IMPLANT NAIL TROCHANTERIC 10-12MM</text:p>
          </table:table-cell>
          <table:table-cell office:value-type="float" office:value="3790.5" table:style-name="ce6">
            <text:p>3,791</text:p>
          </table:table-cell>
          <table:table-cell office:value-type="float" office:value="3790.5" table:style-name="ce6">
            <text:p>3,791</text:p>
          </table:table-cell>
          <table:table-cell table:number-columns-repeated="16380"/>
        </table:table-row>
        <table:table-row table:style-name="ro2">
          <table:table-cell office:value-type="float" office:value="1078" table:style-name="ce4">
            <text:p>1078</text:p>
          </table:table-cell>
          <table:table-cell office:value-type="string" table:style-name="ce5">
            <text:p>IMPLANT NAIL VALOR</text:p>
          </table:table-cell>
          <table:table-cell office:value-type="float" office:value="9308" table:style-name="ce6">
            <text:p>9,308</text:p>
          </table:table-cell>
          <table:table-cell office:value-type="float" office:value="9308" table:style-name="ce6">
            <text:p>9,308</text:p>
          </table:table-cell>
          <table:table-cell table:number-columns-repeated="16380"/>
        </table:table-row>
        <table:table-row table:style-name="ro2">
          <table:table-cell office:value-type="float" office:value="1079" table:style-name="ce4">
            <text:p>1079</text:p>
          </table:table-cell>
          <table:table-cell office:value-type="string" table:style-name="ce5">
            <text:p>IMPLANT NEURO GEN 2 INTERSTIM</text:p>
          </table:table-cell>
          <table:table-cell office:value-type="float" office:value="34382" table:style-name="ce6">
            <text:p>34,382</text:p>
          </table:table-cell>
          <table:table-cell office:value-type="float" office:value="34382" table:style-name="ce6">
            <text:p>34,382</text:p>
          </table:table-cell>
          <table:table-cell table:number-columns-repeated="16380"/>
        </table:table-row>
        <table:table-row table:style-name="ro2">
          <table:table-cell office:value-type="float" office:value="1080" table:style-name="ce4">
            <text:p>1080</text:p>
          </table:table-cell>
          <table:table-cell office:value-type="string" table:style-name="ce5">
            <text:p>IMPLANT NEURO GEN PRIMEADVANCD MRI</text:p>
          </table:table-cell>
          <table:table-cell office:value-type="float" office:value="37590" table:style-name="ce6">
            <text:p>37,590</text:p>
          </table:table-cell>
          <table:table-cell office:value-type="float" office:value="37590" table:style-name="ce6">
            <text:p>37,590</text:p>
          </table:table-cell>
          <table:table-cell table:number-columns-repeated="16380"/>
        </table:table-row>
        <table:table-row table:style-name="ro2">
          <table:table-cell office:value-type="float" office:value="1081" table:style-name="ce4">
            <text:p>1081</text:p>
          </table:table-cell>
          <table:table-cell office:value-type="string" table:style-name="ce5">
            <text:p>IMPLANT NEUROSTIM ELEC PERC</text:p>
          </table:table-cell>
          <table:table-cell office:value-type="float" office:value="5915" table:style-name="ce6">
            <text:p>5,915</text:p>
          </table:table-cell>
          <table:table-cell office:value-type="float" office:value="5915" table:style-name="ce6">
            <text:p>5,915</text:p>
          </table:table-cell>
          <table:table-cell table:number-columns-repeated="16380"/>
        </table:table-row>
        <table:table-row table:style-name="ro2">
          <table:table-cell office:value-type="float" office:value="1082" table:style-name="ce4">
            <text:p>1082</text:p>
          </table:table-cell>
          <table:table-cell office:value-type="string" table:style-name="ce5">
            <text:p>IMPLANT OSTEOCHONDRL</text:p>
          </table:table-cell>
          <table:table-cell office:value-type="float" office:value="12431.5" table:style-name="ce6">
            <text:p>12,432</text:p>
          </table:table-cell>
          <table:table-cell office:value-type="float" office:value="12431.5" table:style-name="ce6">
            <text:p>12,432</text:p>
          </table:table-cell>
          <table:table-cell table:number-columns-repeated="16380"/>
        </table:table-row>
        <table:table-row table:style-name="ro2">
          <table:table-cell office:value-type="float" office:value="1083" table:style-name="ce4">
            <text:p>1083</text:p>
          </table:table-cell>
          <table:table-cell office:value-type="string" table:style-name="ce5">
            <text:p>IMPLANT PATCH VASC XENOSURE</text:p>
          </table:table-cell>
          <table:table-cell office:value-type="float" office:value="812.5" table:style-name="ce6">
            <text:p>813</text:p>
          </table:table-cell>
          <table:table-cell office:value-type="float" office:value="812.5" table:style-name="ce6">
            <text:p>813</text:p>
          </table:table-cell>
          <table:table-cell table:number-columns-repeated="16380"/>
        </table:table-row>
        <table:table-row table:style-name="ro2">
          <table:table-cell office:value-type="float" office:value="1084" table:style-name="ce4">
            <text:p>1084</text:p>
          </table:table-cell>
          <table:table-cell office:value-type="string" table:style-name="ce5">
            <text:p>IMPLANT PIN 200</text:p>
          </table:table-cell>
          <table:table-cell office:value-type="float" office:value="781" table:style-name="ce6">
            <text:p>781</text:p>
          </table:table-cell>
          <table:table-cell office:value-type="float" office:value="781" table:style-name="ce6">
            <text:p>781</text:p>
          </table:table-cell>
          <table:table-cell table:number-columns-repeated="16380"/>
        </table:table-row>
        <table:table-row table:style-name="ro2">
          <table:table-cell office:value-type="float" office:value="1085" table:style-name="ce4">
            <text:p>1085</text:p>
          </table:table-cell>
          <table:table-cell office:value-type="string" table:style-name="ce5">
            <text:p>IMPLANT PIN 275</text:p>
          </table:table-cell>
          <table:table-cell office:value-type="float" office:value="756" table:style-name="ce6">
            <text:p>756</text:p>
          </table:table-cell>
          <table:table-cell office:value-type="float" office:value="756" table:style-name="ce6">
            <text:p>756</text:p>
          </table:table-cell>
          <table:table-cell table:number-columns-repeated="16380"/>
        </table:table-row>
        <table:table-row table:style-name="ro2">
          <table:table-cell office:value-type="float" office:value="1086" table:style-name="ce4">
            <text:p>1086</text:p>
          </table:table-cell>
          <table:table-cell office:value-type="string" table:style-name="ce5">
            <text:p>IMPLANT PIN 4.0 90-180MM</text:p>
          </table:table-cell>
          <table:table-cell office:value-type="float" office:value="796.5" table:style-name="ce6">
            <text:p>797</text:p>
          </table:table-cell>
          <table:table-cell office:value-type="float" office:value="796.5" table:style-name="ce6">
            <text:p>797</text:p>
          </table:table-cell>
          <table:table-cell table:number-columns-repeated="16380"/>
        </table:table-row>
        <table:table-row table:style-name="ro2">
          <table:table-cell office:value-type="float" office:value="1087" table:style-name="ce4">
            <text:p>1087</text:p>
          </table:table-cell>
          <table:table-cell office:value-type="string" table:style-name="ce5">
            <text:p>IMPLANT PIN DISTRACTOR SYNTHES</text:p>
          </table:table-cell>
          <table:table-cell office:value-type="float" office:value="582" table:style-name="ce6">
            <text:p>582</text:p>
          </table:table-cell>
          <table:table-cell office:value-type="float" office:value="582" table:style-name="ce6">
            <text:p>582</text:p>
          </table:table-cell>
          <table:table-cell table:number-columns-repeated="16380"/>
        </table:table-row>
        <table:table-row table:style-name="ro2">
          <table:table-cell office:value-type="float" office:value="1088" table:style-name="ce4">
            <text:p>1088</text:p>
          </table:table-cell>
          <table:table-cell office:value-type="string" table:style-name="ce5">
            <text:p>IMPLANT PIN STYLE 5/6 229MM ZMR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1089" table:style-name="ce4">
            <text:p>1089</text:p>
          </table:table-cell>
          <table:table-cell office:value-type="string" table:style-name="ce5">
            <text:p>IMPLANT PLATE</text:p>
          </table:table-cell>
          <table:table-cell office:value-type="float" office:value="4138" table:style-name="ce6">
            <text:p>4,138</text:p>
          </table:table-cell>
          <table:table-cell office:value-type="float" office:value="4138" table:style-name="ce6">
            <text:p>4,138</text:p>
          </table:table-cell>
          <table:table-cell table:number-columns-repeated="16380"/>
        </table:table-row>
        <table:table-row table:style-name="ro2">
          <table:table-cell office:value-type="float" office:value="1090" table:style-name="ce4">
            <text:p>1090</text:p>
          </table:table-cell>
          <table:table-cell office:value-type="string" table:style-name="ce5">
            <text:p>IMPLANT PLATE 1/3 7HL</text:p>
          </table:table-cell>
          <table:table-cell office:value-type="float" office:value="711" table:style-name="ce6">
            <text:p>711</text:p>
          </table:table-cell>
          <table:table-cell office:value-type="float" office:value="711" table:style-name="ce6">
            <text:p>711</text:p>
          </table:table-cell>
          <table:table-cell table:number-columns-repeated="16380"/>
        </table:table-row>
        <table:table-row table:style-name="ro2">
          <table:table-cell office:value-type="float" office:value="1091" table:style-name="ce4">
            <text:p>1091</text:p>
          </table:table-cell>
          <table:table-cell office:value-type="string" table:style-name="ce5">
            <text:p>IMPLANT PLATE 100</text:p>
          </table:table-cell>
          <table:table-cell office:value-type="float" office:value="200.5" table:style-name="ce6">
            <text:p>201</text:p>
          </table:table-cell>
          <table:table-cell office:value-type="float" office:value="200.5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1092" table:style-name="ce4">
            <text:p>1092</text:p>
          </table:table-cell>
          <table:table-cell office:value-type="string" table:style-name="ce5">
            <text:p>IMPLANT PLATE 1000</text:p>
          </table:table-cell>
          <table:table-cell office:value-type="float" office:value="4142.5" table:style-name="ce6">
            <text:p>4,143</text:p>
          </table:table-cell>
          <table:table-cell office:value-type="float" office:value="4142.5" table:style-name="ce6">
            <text:p>4,143</text:p>
          </table:table-cell>
          <table:table-cell table:number-columns-repeated="16380"/>
        </table:table-row>
        <table:table-row table:style-name="ro2">
          <table:table-cell office:value-type="float" office:value="1093" table:style-name="ce4">
            <text:p>1093</text:p>
          </table:table-cell>
          <table:table-cell office:value-type="string" table:style-name="ce5">
            <text:p>IMPLANT PLATE 1100</text:p>
          </table:table-cell>
          <table:table-cell office:value-type="float" office:value="3519" table:style-name="ce6">
            <text:p>3,519</text:p>
          </table:table-cell>
          <table:table-cell office:value-type="float" office:value="3519" table:style-name="ce6">
            <text:p>3,519</text:p>
          </table:table-cell>
          <table:table-cell table:number-columns-repeated="16380"/>
        </table:table-row>
        <table:table-row table:style-name="ro2">
          <table:table-cell office:value-type="float" office:value="1094" table:style-name="ce4">
            <text:p>1094</text:p>
          </table:table-cell>
          <table:table-cell office:value-type="string" table:style-name="ce5">
            <text:p>IMPLANT PLATE 1200</text:p>
          </table:table-cell>
          <table:table-cell office:value-type="float" office:value="4953" table:style-name="ce6">
            <text:p>4,953</text:p>
          </table:table-cell>
          <table:table-cell office:value-type="float" office:value="4953" table:style-name="ce6">
            <text:p>4,953</text:p>
          </table:table-cell>
          <table:table-cell table:number-columns-repeated="16380"/>
        </table:table-row>
        <table:table-row table:style-name="ro2">
          <table:table-cell office:value-type="float" office:value="1095" table:style-name="ce4">
            <text:p>1095</text:p>
          </table:table-cell>
          <table:table-cell office:value-type="string" table:style-name="ce5">
            <text:p>IMPLANT PLATE 1300</text:p>
          </table:table-cell>
          <table:table-cell office:value-type="float" office:value="3079.5" table:style-name="ce6">
            <text:p>3,080</text:p>
          </table:table-cell>
          <table:table-cell office:value-type="float" office:value="3079.5" table:style-name="ce6">
            <text:p>3,080</text:p>
          </table:table-cell>
          <table:table-cell table:number-columns-repeated="16380"/>
        </table:table-row>
        <table:table-row table:style-name="ro2">
          <table:table-cell office:value-type="float" office:value="1096" table:style-name="ce4">
            <text:p>1096</text:p>
          </table:table-cell>
          <table:table-cell office:value-type="string" table:style-name="ce5">
            <text:p>IMPLANT PLATE 1500</text:p>
          </table:table-cell>
          <table:table-cell office:value-type="float" office:value="6561" table:style-name="ce6">
            <text:p>6,561</text:p>
          </table:table-cell>
          <table:table-cell office:value-type="float" office:value="6561" table:style-name="ce6">
            <text:p>6,561</text:p>
          </table:table-cell>
          <table:table-cell table:number-columns-repeated="16380"/>
        </table:table-row>
        <table:table-row table:style-name="ro2">
          <table:table-cell office:value-type="float" office:value="1097" table:style-name="ce4">
            <text:p>1097</text:p>
          </table:table-cell>
          <table:table-cell office:value-type="string" table:style-name="ce5">
            <text:p>IMPLANT PLATE 1700</text:p>
          </table:table-cell>
          <table:table-cell office:value-type="float" office:value="3340" table:style-name="ce6">
            <text:p>3,340</text:p>
          </table:table-cell>
          <table:table-cell office:value-type="float" office:value="3340" table:style-name="ce6">
            <text:p>3,340</text:p>
          </table:table-cell>
          <table:table-cell table:number-columns-repeated="16380"/>
        </table:table-row>
        <table:table-row table:style-name="ro2">
          <table:table-cell office:value-type="float" office:value="1098" table:style-name="ce4">
            <text:p>1098</text:p>
          </table:table-cell>
          <table:table-cell office:value-type="string" table:style-name="ce5">
            <text:p>IMPLANT PLATE 1900</text:p>
          </table:table-cell>
          <table:table-cell office:value-type="float" office:value="9899.5" table:style-name="ce6">
            <text:p>9,900</text:p>
          </table:table-cell>
          <table:table-cell office:value-type="float" office:value="9899.5" table:style-name="ce6">
            <text:p>9,900</text:p>
          </table:table-cell>
          <table:table-cell table:number-columns-repeated="16380"/>
        </table:table-row>
        <table:table-row table:style-name="ro2">
          <table:table-cell office:value-type="float" office:value="1099" table:style-name="ce4">
            <text:p>1099</text:p>
          </table:table-cell>
          <table:table-cell office:value-type="string" table:style-name="ce5">
            <text:p>IMPLANT PLATE 2.4/2.7 CLOVRLF T/L FUSN</text:p>
          </table:table-cell>
          <table:table-cell office:value-type="float" office:value="3395.5" table:style-name="ce6">
            <text:p>3,396</text:p>
          </table:table-cell>
          <table:table-cell office:value-type="float" office:value="3395.5" table:style-name="ce6">
            <text:p>3,396</text:p>
          </table:table-cell>
          <table:table-cell table:number-columns-repeated="16380"/>
        </table:table-row>
        <table:table-row table:style-name="ro2">
          <table:table-cell office:value-type="float" office:value="1100" table:style-name="ce4">
            <text:p>1100</text:p>
          </table:table-cell>
          <table:table-cell office:value-type="string" table:style-name="ce5">
            <text:p>IMPLANT PLATE 2.4/2.7 MTP FUSN 0-10DEG</text:p>
          </table:table-cell>
          <table:table-cell office:value-type="float" office:value="3927" table:style-name="ce6">
            <text:p>3,927</text:p>
          </table:table-cell>
          <table:table-cell office:value-type="float" office:value="3927" table:style-name="ce6">
            <text:p>3,927</text:p>
          </table:table-cell>
          <table:table-cell table:number-columns-repeated="16380"/>
        </table:table-row>
        <table:table-row table:style-name="ro2">
          <table:table-cell office:value-type="float" office:value="1101" table:style-name="ce4">
            <text:p>1101</text:p>
          </table:table-cell>
          <table:table-cell office:value-type="string" table:style-name="ce5">
            <text:p>IMPLANT PLATE 2.4/2.7 VA LCP FUSN</text:p>
          </table:table-cell>
          <table:table-cell office:value-type="float" office:value="3806" table:style-name="ce6">
            <text:p>3,806</text:p>
          </table:table-cell>
          <table:table-cell office:value-type="float" office:value="3806" table:style-name="ce6">
            <text:p>3,806</text:p>
          </table:table-cell>
          <table:table-cell table:number-columns-repeated="16380"/>
        </table:table-row>
        <table:table-row table:style-name="ro2">
          <table:table-cell office:value-type="float" office:value="1102" table:style-name="ce4">
            <text:p>1102</text:p>
          </table:table-cell>
          <table:table-cell office:value-type="string" table:style-name="ce5">
            <text:p>IMPLANT PLATE 2.4/2.7/3.5 VA LCP</text:p>
          </table:table-cell>
          <table:table-cell office:value-type="float" office:value="3903.5" table:style-name="ce6">
            <text:p>3,904</text:p>
          </table:table-cell>
          <table:table-cell office:value-type="float" office:value="3903.5" table:style-name="ce6">
            <text:p>3,904</text:p>
          </table:table-cell>
          <table:table-cell table:number-columns-repeated="16380"/>
        </table:table-row>
        <table:table-row table:style-name="ro2">
          <table:table-cell office:value-type="float" office:value="1103" table:style-name="ce4">
            <text:p>1103</text:p>
          </table:table-cell>
          <table:table-cell office:value-type="string" table:style-name="ce5">
            <text:p>IMPLANT PLATE 3.5 LCP PROX TIB</text:p>
          </table:table-cell>
          <table:table-cell office:value-type="float" office:value="3982" table:style-name="ce6">
            <text:p>3,982</text:p>
          </table:table-cell>
          <table:table-cell office:value-type="float" office:value="3982" table:style-name="ce6">
            <text:p>3,982</text:p>
          </table:table-cell>
          <table:table-cell table:number-columns-repeated="16380"/>
        </table:table-row>
        <table:table-row table:style-name="ro2">
          <table:table-cell office:value-type="float" office:value="1104" table:style-name="ce4">
            <text:p>1104</text:p>
          </table:table-cell>
          <table:table-cell office:value-type="string" table:style-name="ce5">
            <text:p>IMPLANT PLATE 300</text:p>
          </table:table-cell>
          <table:table-cell office:value-type="float" office:value="810" table:style-name="ce6">
            <text:p>810</text:p>
          </table:table-cell>
          <table:table-cell office:value-type="float" office:value="810" table:style-name="ce6">
            <text:p>810</text:p>
          </table:table-cell>
          <table:table-cell table:number-columns-repeated="16380"/>
        </table:table-row>
        <table:table-row table:style-name="ro2">
          <table:table-cell office:value-type="float" office:value="1105" table:style-name="ce4">
            <text:p>1105</text:p>
          </table:table-cell>
          <table:table-cell office:value-type="string" table:style-name="ce5">
            <text:p>IMPLANT PLATE 350</text:p>
          </table:table-cell>
          <table:table-cell office:value-type="float" office:value="1337.5" table:style-name="ce6">
            <text:p>1,338</text:p>
          </table:table-cell>
          <table:table-cell office:value-type="float" office:value="1337.5" table:style-name="ce6">
            <text:p>1,338</text:p>
          </table:table-cell>
          <table:table-cell table:number-columns-repeated="16380"/>
        </table:table-row>
        <table:table-row table:style-name="ro2">
          <table:table-cell office:value-type="float" office:value="1106" table:style-name="ce4">
            <text:p>1106</text:p>
          </table:table-cell>
          <table:table-cell office:value-type="string" table:style-name="ce5">
            <text:p>IMPLANT PLATE 3D T/L</text:p>
          </table:table-cell>
          <table:table-cell office:value-type="float" office:value="2469.5" table:style-name="ce6">
            <text:p>2,470</text:p>
          </table:table-cell>
          <table:table-cell office:value-type="float" office:value="2469.5" table:style-name="ce6">
            <text:p>2,470</text:p>
          </table:table-cell>
          <table:table-cell table:number-columns-repeated="16380"/>
        </table:table-row>
        <table:table-row table:style-name="ro2">
          <table:table-cell office:value-type="float" office:value="1107" table:style-name="ce4">
            <text:p>1107</text:p>
          </table:table-cell>
          <table:table-cell office:value-type="string" table:style-name="ce5">
            <text:p>IMPLANT PLATE 4 HOLE STRYKR</text:p>
          </table:table-cell>
          <table:table-cell office:value-type="float" office:value="3332.5" table:style-name="ce6">
            <text:p>3,333</text:p>
          </table:table-cell>
          <table:table-cell office:value-type="float" office:value="3332.5" table:style-name="ce6">
            <text:p>3,333</text:p>
          </table:table-cell>
          <table:table-cell table:number-columns-repeated="16380"/>
        </table:table-row>
        <table:table-row table:style-name="ro2">
          <table:table-cell office:value-type="float" office:value="1108" table:style-name="ce4">
            <text:p>1108</text:p>
          </table:table-cell>
          <table:table-cell office:value-type="string" table:style-name="ce5">
            <text:p>IMPLANT PLATE 450</text:p>
          </table:table-cell>
          <table:table-cell office:value-type="float" office:value="1589.5" table:style-name="ce6">
            <text:p>1,590</text:p>
          </table:table-cell>
          <table:table-cell office:value-type="float" office:value="1589.5" table:style-name="ce6">
            <text:p>1,590</text:p>
          </table:table-cell>
          <table:table-cell table:number-columns-repeated="16380"/>
        </table:table-row>
        <table:table-row table:style-name="ro2">
          <table:table-cell office:value-type="float" office:value="1109" table:style-name="ce4">
            <text:p>1109</text:p>
          </table:table-cell>
          <table:table-cell office:value-type="string" table:style-name="ce5">
            <text:p>IMPLANT PLATE 475</text:p>
          </table:table-cell>
          <table:table-cell office:value-type="float" office:value="1871.5" table:style-name="ce6">
            <text:p>1,872</text:p>
          </table:table-cell>
          <table:table-cell office:value-type="float" office:value="1871.5" table:style-name="ce6">
            <text:p>1,872</text:p>
          </table:table-cell>
          <table:table-cell table:number-columns-repeated="16380"/>
        </table:table-row>
        <table:table-row table:style-name="ro2">
          <table:table-cell office:value-type="float" office:value="1110" table:style-name="ce4">
            <text:p>1110</text:p>
          </table:table-cell>
          <table:table-cell office:value-type="string" table:style-name="ce5">
            <text:p>IMPLANT PLATE 500</text:p>
          </table:table-cell>
          <table:table-cell office:value-type="float" office:value="1827" table:style-name="ce6">
            <text:p>1,827</text:p>
          </table:table-cell>
          <table:table-cell office:value-type="float" office:value="1827" table:style-name="ce6">
            <text:p>1,827</text:p>
          </table:table-cell>
          <table:table-cell table:number-columns-repeated="16380"/>
        </table:table-row>
        <table:table-row table:style-name="ro2">
          <table:table-cell office:value-type="float" office:value="1111" table:style-name="ce4">
            <text:p>1111</text:p>
          </table:table-cell>
          <table:table-cell office:value-type="string" table:style-name="ce5">
            <text:p>IMPLANT PLATE 550</text:p>
          </table:table-cell>
          <table:table-cell office:value-type="float" office:value="1457" table:style-name="ce6">
            <text:p>1,457</text:p>
          </table:table-cell>
          <table:table-cell office:value-type="float" office:value="1457" table:style-name="ce6">
            <text:p>1,457</text:p>
          </table:table-cell>
          <table:table-cell table:number-columns-repeated="16380"/>
        </table:table-row>
        <table:table-row table:style-name="ro2">
          <table:table-cell office:value-type="float" office:value="1112" table:style-name="ce4">
            <text:p>1112</text:p>
          </table:table-cell>
          <table:table-cell office:value-type="string" table:style-name="ce5">
            <text:p>IMPLANT PLATE 650</text:p>
          </table:table-cell>
          <table:table-cell office:value-type="float" office:value="2473" table:style-name="ce6">
            <text:p>2,473</text:p>
          </table:table-cell>
          <table:table-cell office:value-type="float" office:value="2473" table:style-name="ce6">
            <text:p>2,473</text:p>
          </table:table-cell>
          <table:table-cell table:number-columns-repeated="16380"/>
        </table:table-row>
        <table:table-row table:style-name="ro2">
          <table:table-cell office:value-type="float" office:value="1113" table:style-name="ce4">
            <text:p>1113</text:p>
          </table:table-cell>
          <table:table-cell office:value-type="string" table:style-name="ce5">
            <text:p>IMPLANT PLATE 7 HOLE 81MM</text:p>
          </table:table-cell>
          <table:table-cell office:value-type="float" office:value="711" table:style-name="ce6">
            <text:p>711</text:p>
          </table:table-cell>
          <table:table-cell office:value-type="float" office:value="711" table:style-name="ce6">
            <text:p>711</text:p>
          </table:table-cell>
          <table:table-cell table:number-columns-repeated="16380"/>
        </table:table-row>
        <table:table-row table:style-name="ro2">
          <table:table-cell office:value-type="float" office:value="1114" table:style-name="ce4">
            <text:p>1114</text:p>
          </table:table-cell>
          <table:table-cell office:value-type="string" table:style-name="ce5">
            <text:p>IMPLANT PLATE 750</text:p>
          </table:table-cell>
          <table:table-cell office:value-type="float" office:value="1917.5" table:style-name="ce6">
            <text:p>1,918</text:p>
          </table:table-cell>
          <table:table-cell office:value-type="float" office:value="1917.5" table:style-name="ce6">
            <text:p>1,918</text:p>
          </table:table-cell>
          <table:table-cell table:number-columns-repeated="16380"/>
        </table:table-row>
        <table:table-row table:style-name="ro2">
          <table:table-cell office:value-type="float" office:value="1115" table:style-name="ce4">
            <text:p>1115</text:p>
          </table:table-cell>
          <table:table-cell office:value-type="string" table:style-name="ce5">
            <text:p>IMPLANT PLATE 800</text:p>
          </table:table-cell>
          <table:table-cell office:value-type="float" office:value="3199" table:style-name="ce6">
            <text:p>3,199</text:p>
          </table:table-cell>
          <table:table-cell office:value-type="float" office:value="3199" table:style-name="ce6">
            <text:p>3,199</text:p>
          </table:table-cell>
          <table:table-cell table:number-columns-repeated="16380"/>
        </table:table-row>
        <table:table-row table:style-name="ro2">
          <table:table-cell office:value-type="float" office:value="1116" table:style-name="ce4">
            <text:p>1116</text:p>
          </table:table-cell>
          <table:table-cell office:value-type="string" table:style-name="ce5">
            <text:p>IMPLANT PLATE 850</text:p>
          </table:table-cell>
          <table:table-cell office:value-type="float" office:value="3400" table:style-name="ce6">
            <text:p>3,400</text:p>
          </table:table-cell>
          <table:table-cell office:value-type="float" office:value="3400" table:style-name="ce6">
            <text:p>3,400</text:p>
          </table:table-cell>
          <table:table-cell table:number-columns-repeated="16380"/>
        </table:table-row>
        <table:table-row table:style-name="ro2">
          <table:table-cell office:value-type="float" office:value="1117" table:style-name="ce4">
            <text:p>1117</text:p>
          </table:table-cell>
          <table:table-cell office:value-type="string" table:style-name="ce5">
            <text:p>IMPLANT PLATE 900</text:p>
          </table:table-cell>
          <table:table-cell office:value-type="float" office:value="3825" table:style-name="ce6">
            <text:p>3,825</text:p>
          </table:table-cell>
          <table:table-cell office:value-type="float" office:value="3825" table:style-name="ce6">
            <text:p>3,825</text:p>
          </table:table-cell>
          <table:table-cell table:number-columns-repeated="16380"/>
        </table:table-row>
        <table:table-row table:style-name="ro2">
          <table:table-cell office:value-type="float" office:value="1118" table:style-name="ce4">
            <text:p>1118</text:p>
          </table:table-cell>
          <table:table-cell office:value-type="string" table:style-name="ce5">
            <text:p>IMPLANT PLATE ANCHRGE UTILTY ST</text:p>
          </table:table-cell>
          <table:table-cell office:value-type="float" office:value="3797" table:style-name="ce6">
            <text:p>3,797</text:p>
          </table:table-cell>
          <table:table-cell office:value-type="float" office:value="3797" table:style-name="ce6">
            <text:p>3,797</text:p>
          </table:table-cell>
          <table:table-cell table:number-columns-repeated="16380"/>
        </table:table-row>
        <table:table-row table:style-name="ro2">
          <table:table-cell office:value-type="float" office:value="1119" table:style-name="ce4">
            <text:p>1119</text:p>
          </table:table-cell>
          <table:table-cell office:value-type="string" table:style-name="ce5">
            <text:p>IMPLANT PLATE ANT CERV 19-32.5</text:p>
          </table:table-cell>
          <table:table-cell office:value-type="float" office:value="3898" table:style-name="ce6">
            <text:p>3,898</text:p>
          </table:table-cell>
          <table:table-cell office:value-type="float" office:value="3898" table:style-name="ce6">
            <text:p>3,898</text:p>
          </table:table-cell>
          <table:table-cell table:number-columns-repeated="16380"/>
        </table:table-row>
        <table:table-row table:style-name="ro2">
          <table:table-cell office:value-type="float" office:value="1120" table:style-name="ce4">
            <text:p>1120</text:p>
          </table:table-cell>
          <table:table-cell office:value-type="string" table:style-name="ce5">
            <text:p>IMPLANT PLATE CAL SM MED LG</text:p>
          </table:table-cell>
          <table:table-cell office:value-type="float" office:value="3876" table:style-name="ce6">
            <text:p>3,876</text:p>
          </table:table-cell>
          <table:table-cell office:value-type="float" office:value="3876" table:style-name="ce6">
            <text:p>3,876</text:p>
          </table:table-cell>
          <table:table-cell table:number-columns-repeated="16380"/>
        </table:table-row>
        <table:table-row table:style-name="ro2">
          <table:table-cell office:value-type="float" office:value="1121" table:style-name="ce4">
            <text:p>1121</text:p>
          </table:table-cell>
          <table:table-cell office:value-type="string" table:style-name="ce5">
            <text:p>IMPLANT PLATE CHARLOTTE/ORTHOLOC</text:p>
          </table:table-cell>
          <table:table-cell office:value-type="float" office:value="3838.5" table:style-name="ce6">
            <text:p>3,839</text:p>
          </table:table-cell>
          <table:table-cell office:value-type="float" office:value="3838.5" table:style-name="ce6">
            <text:p>3,839</text:p>
          </table:table-cell>
          <table:table-cell table:number-columns-repeated="16380"/>
        </table:table-row>
        <table:table-row table:style-name="ro2">
          <table:table-cell office:value-type="float" office:value="1122" table:style-name="ce4">
            <text:p>1122</text:p>
          </table:table-cell>
          <table:table-cell office:value-type="string" table:style-name="ce5">
            <text:p>IMPLANT PLATE CONDYLR 4.5 8HL DS</text:p>
          </table:table-cell>
          <table:table-cell office:value-type="float" office:value="4181" table:style-name="ce6">
            <text:p>4,181</text:p>
          </table:table-cell>
          <table:table-cell office:value-type="float" office:value="4181" table:style-name="ce6">
            <text:p>4,181</text:p>
          </table:table-cell>
          <table:table-cell table:number-columns-repeated="16380"/>
        </table:table-row>
        <table:table-row table:style-name="ro2">
          <table:table-cell office:value-type="float" office:value="1123" table:style-name="ce4">
            <text:p>1123</text:p>
          </table:table-cell>
          <table:table-cell office:value-type="string" table:style-name="ce5">
            <text:p>IMPLANT PLATE CURVD/COMPRESSN</text:p>
          </table:table-cell>
          <table:table-cell office:value-type="float" office:value="3432.5" table:style-name="ce6">
            <text:p>3,433</text:p>
          </table:table-cell>
          <table:table-cell office:value-type="float" office:value="3432.5" table:style-name="ce6">
            <text:p>3,433</text:p>
          </table:table-cell>
          <table:table-cell table:number-columns-repeated="16380"/>
        </table:table-row>
        <table:table-row table:style-name="ro2">
          <table:table-cell office:value-type="float" office:value="1124" table:style-name="ce4">
            <text:p>1124</text:p>
          </table:table-cell>
          <table:table-cell office:value-type="string" table:style-name="ce5">
            <text:p>IMPLANT PLATE DISTL FIB 6HL</text:p>
          </table:table-cell>
          <table:table-cell office:value-type="float" office:value="2217.5" table:style-name="ce6">
            <text:p>2,218</text:p>
          </table:table-cell>
          <table:table-cell office:value-type="float" office:value="2217.5" table:style-name="ce6">
            <text:p>2,218</text:p>
          </table:table-cell>
          <table:table-cell table:number-columns-repeated="16380"/>
        </table:table-row>
        <table:table-row table:style-name="ro2">
          <table:table-cell office:value-type="float" office:value="1125" table:style-name="ce4">
            <text:p>1125</text:p>
          </table:table-cell>
          <table:table-cell office:value-type="string" table:style-name="ce5">
            <text:p>IMPLANT PLATE DISTL FIBULA 3-6</text:p>
          </table:table-cell>
          <table:table-cell office:value-type="float" office:value="3049" table:style-name="ce6">
            <text:p>3,049</text:p>
          </table:table-cell>
          <table:table-cell office:value-type="float" office:value="3049" table:style-name="ce6">
            <text:p>3,049</text:p>
          </table:table-cell>
          <table:table-cell table:number-columns-repeated="16380"/>
        </table:table-row>
        <table:table-row table:style-name="ro2">
          <table:table-cell office:value-type="float" office:value="1126" table:style-name="ce4">
            <text:p>1126</text:p>
          </table:table-cell>
          <table:table-cell office:value-type="string" table:style-name="ce5">
            <text:p>IMPLANT PLATE DISTL LAT FIBULA</text:p>
          </table:table-cell>
          <table:table-cell office:value-type="float" office:value="3314" table:style-name="ce6">
            <text:p>3,314</text:p>
          </table:table-cell>
          <table:table-cell office:value-type="float" office:value="3314" table:style-name="ce6">
            <text:p>3,314</text:p>
          </table:table-cell>
          <table:table-cell table:number-columns-repeated="16380"/>
        </table:table-row>
        <table:table-row table:style-name="ro2">
          <table:table-cell office:value-type="float" office:value="1127" table:style-name="ce4">
            <text:p>1127</text:p>
          </table:table-cell>
          <table:table-cell office:value-type="string" table:style-name="ce5">
            <text:p>IMPLANT PLATE DISTL LAT FIBULA RT</text:p>
          </table:table-cell>
          <table:table-cell office:value-type="float" office:value="2154.5" table:style-name="ce6">
            <text:p>2,155</text:p>
          </table:table-cell>
          <table:table-cell office:value-type="float" office:value="2154.5" table:style-name="ce6">
            <text:p>2,155</text:p>
          </table:table-cell>
          <table:table-cell table:number-columns-repeated="16380"/>
        </table:table-row>
        <table:table-row table:style-name="ro2">
          <table:table-cell office:value-type="float" office:value="1128" table:style-name="ce4">
            <text:p>1128</text:p>
          </table:table-cell>
          <table:table-cell office:value-type="string" table:style-name="ce5">
            <text:p>IMPLANT PLATE EAGL/SKY LVL 3 4 5</text:p>
          </table:table-cell>
          <table:table-cell office:value-type="float" office:value="3588" table:style-name="ce6">
            <text:p>3,588</text:p>
          </table:table-cell>
          <table:table-cell office:value-type="float" office:value="3588" table:style-name="ce6">
            <text:p>3,588</text:p>
          </table:table-cell>
          <table:table-cell table:number-columns-repeated="16380"/>
        </table:table-row>
        <table:table-row table:style-name="ro2">
          <table:table-cell office:value-type="float" office:value="1129" table:style-name="ce4">
            <text:p>1129</text:p>
          </table:table-cell>
          <table:table-cell office:value-type="string" table:style-name="ce5">
            <text:p>IMPLANT PLATE EAGLE ACP 24-42MM</text:p>
          </table:table-cell>
          <table:table-cell office:value-type="float" office:value="3910" table:style-name="ce6">
            <text:p>3,910</text:p>
          </table:table-cell>
          <table:table-cell office:value-type="float" office:value="3910" table:style-name="ce6">
            <text:p>3,910</text:p>
          </table:table-cell>
          <table:table-cell table:number-columns-repeated="16380"/>
        </table:table-row>
        <table:table-row table:style-name="ro2">
          <table:table-cell office:value-type="float" office:value="1130" table:style-name="ce4">
            <text:p>1130</text:p>
          </table:table-cell>
          <table:table-cell office:value-type="string" table:style-name="ce5">
            <text:p>IMPLANT PLATE FIB 2.7MM</text:p>
          </table:table-cell>
          <table:table-cell office:value-type="float" office:value="3863.5" table:style-name="ce6">
            <text:p>3,864</text:p>
          </table:table-cell>
          <table:table-cell office:value-type="float" office:value="3863.5" table:style-name="ce6">
            <text:p>3,864</text:p>
          </table:table-cell>
          <table:table-cell table:number-columns-repeated="16380"/>
        </table:table-row>
        <table:table-row table:style-name="ro2">
          <table:table-cell office:value-type="float" office:value="1131" table:style-name="ce4">
            <text:p>1131</text:p>
          </table:table-cell>
          <table:table-cell office:value-type="string" table:style-name="ce5">
            <text:p>IMPLANT PLATE LATERL TT FUSN</text:p>
          </table:table-cell>
          <table:table-cell office:value-type="float" office:value="5665" table:style-name="ce6">
            <text:p>5,665</text:p>
          </table:table-cell>
          <table:table-cell office:value-type="float" office:value="5665" table:style-name="ce6">
            <text:p>5,665</text:p>
          </table:table-cell>
          <table:table-cell table:number-columns-repeated="16380"/>
        </table:table-row>
        <table:table-row table:style-name="ro2">
          <table:table-cell office:value-type="float" office:value="1132" table:style-name="ce4">
            <text:p>1132</text:p>
          </table:table-cell>
          <table:table-cell office:value-type="string" table:style-name="ce5">
            <text:p>IMPLANT PLATE LCP 1/3 TUB W/CLR</text:p>
          </table:table-cell>
          <table:table-cell office:value-type="float" office:value="750" table:style-name="ce6">
            <text:p>750</text:p>
          </table:table-cell>
          <table:table-cell office:value-type="float" office:value="750" table:style-name="ce6">
            <text:p>750</text:p>
          </table:table-cell>
          <table:table-cell table:number-columns-repeated="16380"/>
        </table:table-row>
        <table:table-row table:style-name="ro2">
          <table:table-cell office:value-type="float" office:value="1133" table:style-name="ce4">
            <text:p>1133</text:p>
          </table:table-cell>
          <table:table-cell office:value-type="string" table:style-name="ce5">
            <text:p>IMPLANT PLATE LCP CLAVICL 3.5MM</text:p>
          </table:table-cell>
          <table:table-cell office:value-type="float" office:value="3132.5" table:style-name="ce6">
            <text:p>3,133</text:p>
          </table:table-cell>
          <table:table-cell office:value-type="float" office:value="3132.5" table:style-name="ce6">
            <text:p>3,133</text:p>
          </table:table-cell>
          <table:table-cell table:number-columns-repeated="16380"/>
        </table:table-row>
        <table:table-row table:style-name="ro2">
          <table:table-cell office:value-type="float" office:value="1134" table:style-name="ce4">
            <text:p>1134</text:p>
          </table:table-cell>
          <table:table-cell office:value-type="string" table:style-name="ce5">
            <text:p>IMPLANT PLATE LCP CLAVICLE</text:p>
          </table:table-cell>
          <table:table-cell office:value-type="float" office:value="3298.5" table:style-name="ce6">
            <text:p>3,299</text:p>
          </table:table-cell>
          <table:table-cell office:value-type="float" office:value="3298.5" table:style-name="ce6">
            <text:p>3,299</text:p>
          </table:table-cell>
          <table:table-cell table:number-columns-repeated="16380"/>
        </table:table-row>
        <table:table-row table:style-name="ro2">
          <table:table-cell office:value-type="float" office:value="1135" table:style-name="ce4">
            <text:p>1135</text:p>
          </table:table-cell>
          <table:table-cell office:value-type="string" table:style-name="ce5">
            <text:p>IMPLANT PLATE LCP/DCP 4-7HL</text:p>
          </table:table-cell>
          <table:table-cell office:value-type="float" office:value="696" table:style-name="ce6">
            <text:p>696</text:p>
          </table:table-cell>
          <table:table-cell office:value-type="float" office:value="696" table:style-name="ce6">
            <text:p>696</text:p>
          </table:table-cell>
          <table:table-cell table:number-columns-repeated="16380"/>
        </table:table-row>
        <table:table-row table:style-name="ro2">
          <table:table-cell office:value-type="float" office:value="1136" table:style-name="ce4">
            <text:p>1136</text:p>
          </table:table-cell>
          <table:table-cell office:value-type="string" table:style-name="ce5">
            <text:p>IMPLANT PLATE LOCK</text:p>
          </table:table-cell>
          <table:table-cell office:value-type="float" office:value="5023" table:style-name="ce6">
            <text:p>5,023</text:p>
          </table:table-cell>
          <table:table-cell office:value-type="float" office:value="5023" table:style-name="ce6">
            <text:p>5,023</text:p>
          </table:table-cell>
          <table:table-cell table:number-columns-repeated="16380"/>
        </table:table-row>
        <table:table-row table:style-name="ro2">
          <table:table-cell office:value-type="float" office:value="1137" table:style-name="ce4">
            <text:p>1137</text:p>
          </table:table-cell>
          <table:table-cell office:value-type="string" table:style-name="ce5">
            <text:p>IMPLANT PLATE OLECRANON 3HL RT</text:p>
          </table:table-cell>
          <table:table-cell office:value-type="float" office:value="4142.5" table:style-name="ce6">
            <text:p>4,143</text:p>
          </table:table-cell>
          <table:table-cell office:value-type="float" office:value="4142.5" table:style-name="ce6">
            <text:p>4,143</text:p>
          </table:table-cell>
          <table:table-cell table:number-columns-repeated="16380"/>
        </table:table-row>
        <table:table-row table:style-name="ro2">
          <table:table-cell office:value-type="float" office:value="1138" table:style-name="ce4">
            <text:p>1138</text:p>
          </table:table-cell>
          <table:table-cell office:value-type="string" table:style-name="ce5">
            <text:p>IMPLANT PLATE RADIUS/WEDGE 2.4/2.7</text:p>
          </table:table-cell>
          <table:table-cell office:value-type="float" office:value="3209.5" table:style-name="ce6">
            <text:p>3,210</text:p>
          </table:table-cell>
          <table:table-cell office:value-type="float" office:value="3209.5" table:style-name="ce6">
            <text:p>3,210</text:p>
          </table:table-cell>
          <table:table-cell table:number-columns-repeated="16380"/>
        </table:table-row>
        <table:table-row table:style-name="ro2">
          <table:table-cell office:value-type="float" office:value="1139" table:style-name="ce4">
            <text:p>1139</text:p>
          </table:table-cell>
          <table:table-cell office:value-type="string" table:style-name="ce5">
            <text:p>IMPLANT PLATE SKY/UNI 12-40MM</text:p>
          </table:table-cell>
          <table:table-cell office:value-type="float" office:value="3519" table:style-name="ce6">
            <text:p>3,519</text:p>
          </table:table-cell>
          <table:table-cell office:value-type="float" office:value="3519" table:style-name="ce6">
            <text:p>3,519</text:p>
          </table:table-cell>
          <table:table-cell table:number-columns-repeated="16380"/>
        </table:table-row>
        <table:table-row table:style-name="ro2">
          <table:table-cell office:value-type="float" office:value="1140" table:style-name="ce4">
            <text:p>1140</text:p>
          </table:table-cell>
          <table:table-cell office:value-type="string" table:style-name="ce5">
            <text:p>IMPLANT PLATE SMARTLOCK VOLAR</text:p>
          </table:table-cell>
          <table:table-cell office:value-type="float" office:value="3748" table:style-name="ce6">
            <text:p>3,748</text:p>
          </table:table-cell>
          <table:table-cell office:value-type="float" office:value="3748" table:style-name="ce6">
            <text:p>3,748</text:p>
          </table:table-cell>
          <table:table-cell table:number-columns-repeated="16380"/>
        </table:table-row>
        <table:table-row table:style-name="ro2">
          <table:table-cell office:value-type="float" office:value="1141" table:style-name="ce4">
            <text:p>1141</text:p>
          </table:table-cell>
          <table:table-cell office:value-type="string" table:style-name="ce5">
            <text:p>IMPLANT PLATE VA-LCP 2.4/2.7</text:p>
          </table:table-cell>
          <table:table-cell office:value-type="float" office:value="3616" table:style-name="ce6">
            <text:p>3,616</text:p>
          </table:table-cell>
          <table:table-cell office:value-type="float" office:value="3616" table:style-name="ce6">
            <text:p>3,616</text:p>
          </table:table-cell>
          <table:table-cell table:number-columns-repeated="16380"/>
        </table:table-row>
        <table:table-row table:style-name="ro2">
          <table:table-cell office:value-type="float" office:value="1142" table:style-name="ce4">
            <text:p>1142</text:p>
          </table:table-cell>
          <table:table-cell office:value-type="string" table:style-name="ce5">
            <text:p>IMPLANT PLATE VARIAX STRGHT 5-10HL</text:p>
          </table:table-cell>
          <table:table-cell office:value-type="float" office:value="2477" table:style-name="ce6">
            <text:p>2,477</text:p>
          </table:table-cell>
          <table:table-cell office:value-type="float" office:value="2477" table:style-name="ce6">
            <text:p>2,477</text:p>
          </table:table-cell>
          <table:table-cell table:number-columns-repeated="16380"/>
        </table:table-row>
        <table:table-row table:style-name="ro2">
          <table:table-cell office:value-type="float" office:value="1143" table:style-name="ce4">
            <text:p>1143</text:p>
          </table:table-cell>
          <table:table-cell office:value-type="string" table:style-name="ce5">
            <text:p>IMPLANT PLATE WRIST STRAIGHT 2.4MM</text:p>
          </table:table-cell>
          <table:table-cell office:value-type="float" office:value="6084" table:style-name="ce6">
            <text:p>6,084</text:p>
          </table:table-cell>
          <table:table-cell office:value-type="float" office:value="6084" table:style-name="ce6">
            <text:p>6,084</text:p>
          </table:table-cell>
          <table:table-cell table:number-columns-repeated="16380"/>
        </table:table-row>
        <table:table-row table:style-name="ro2">
          <table:table-cell office:value-type="float" office:value="1144" table:style-name="ce4">
            <text:p>1144</text:p>
          </table:table-cell>
          <table:table-cell office:value-type="string" table:style-name="ce5">
            <text:p>IMPLANT PORT POWERPORT 8FR</text:p>
          </table:table-cell>
          <table:table-cell office:value-type="float" office:value="1583.5" table:style-name="ce6">
            <text:p>1,584</text:p>
          </table:table-cell>
          <table:table-cell office:value-type="float" office:value="1583.5" table:style-name="ce6">
            <text:p>1,584</text:p>
          </table:table-cell>
          <table:table-cell table:number-columns-repeated="16380"/>
        </table:table-row>
        <table:table-row table:style-name="ro2">
          <table:table-cell office:value-type="float" office:value="1145" table:style-name="ce4">
            <text:p>1145</text:p>
          </table:table-cell>
          <table:table-cell office:value-type="string" table:style-name="ce5">
            <text:p>IMPLANT PORT POWERPORT TITANUM</text:p>
          </table:table-cell>
          <table:table-cell office:value-type="float" office:value="1774.5" table:style-name="ce6">
            <text:p>1,775</text:p>
          </table:table-cell>
          <table:table-cell office:value-type="float" office:value="1774.5" table:style-name="ce6">
            <text:p>1,775</text:p>
          </table:table-cell>
          <table:table-cell table:number-columns-repeated="16380"/>
        </table:table-row>
        <table:table-row table:style-name="ro2">
          <table:table-cell office:value-type="float" office:value="1146" table:style-name="ce4">
            <text:p>1146</text:p>
          </table:table-cell>
          <table:table-cell office:value-type="string" table:style-name="ce5">
            <text:p>IMPLANT PROSTHESIS PENILE</text:p>
          </table:table-cell>
          <table:table-cell office:value-type="float" office:value="30956.5" table:style-name="ce6">
            <text:p>30,957</text:p>
          </table:table-cell>
          <table:table-cell office:value-type="float" office:value="30956.5" table:style-name="ce6">
            <text:p>30,957</text:p>
          </table:table-cell>
          <table:table-cell table:number-columns-repeated="16380"/>
        </table:table-row>
        <table:table-row table:style-name="ro2">
          <table:table-cell office:value-type="float" office:value="1147" table:style-name="ce4">
            <text:p>1147</text:p>
          </table:table-cell>
          <table:table-cell office:value-type="string" table:style-name="ce5">
            <text:p>IMPLANT PUMP INFUSION MEDTR</text:p>
          </table:table-cell>
          <table:table-cell office:value-type="float" office:value="32029" table:style-name="ce6">
            <text:p>32,029</text:p>
          </table:table-cell>
          <table:table-cell office:value-type="float" office:value="32029" table:style-name="ce6">
            <text:p>32,029</text:p>
          </table:table-cell>
          <table:table-cell table:number-columns-repeated="16380"/>
        </table:table-row>
        <table:table-row table:style-name="ro2">
          <table:table-cell office:value-type="float" office:value="1148" table:style-name="ce4">
            <text:p>1148</text:p>
          </table:table-cell>
          <table:table-cell office:value-type="string" table:style-name="ce5">
            <text:p>IMPLANT RCHRGBL NEUROSTM</text:p>
          </table:table-cell>
          <table:table-cell office:value-type="float" office:value="54714" table:style-name="ce6">
            <text:p>54,714</text:p>
          </table:table-cell>
          <table:table-cell office:value-type="float" office:value="54714" table:style-name="ce6">
            <text:p>54,714</text:p>
          </table:table-cell>
          <table:table-cell table:number-columns-repeated="16380"/>
        </table:table-row>
        <table:table-row table:style-name="ro2">
          <table:table-cell office:value-type="float" office:value="1149" table:style-name="ce4">
            <text:p>1149</text:p>
          </table:table-cell>
          <table:table-cell office:value-type="string" table:style-name="ce5">
            <text:p>IMPLANT RECORDR LOOP</text:p>
          </table:table-cell>
          <table:table-cell office:value-type="float" office:value="17209" table:style-name="ce6">
            <text:p>17,209</text:p>
          </table:table-cell>
          <table:table-cell office:value-type="float" office:value="17209" table:style-name="ce6">
            <text:p>17,209</text:p>
          </table:table-cell>
          <table:table-cell table:number-columns-repeated="16380"/>
        </table:table-row>
        <table:table-row table:style-name="ro2">
          <table:table-cell office:value-type="float" office:value="1150" table:style-name="ce4">
            <text:p>1150</text:p>
          </table:table-cell>
          <table:table-cell office:value-type="string" table:style-name="ce5">
            <text:p>IMPLANT RINGLC BIPOLR CUP</text:p>
          </table:table-cell>
          <table:table-cell office:value-type="float" office:value="3491.5" table:style-name="ce6">
            <text:p>3,492</text:p>
          </table:table-cell>
          <table:table-cell office:value-type="float" office:value="3491.5" table:style-name="ce6">
            <text:p>3,492</text:p>
          </table:table-cell>
          <table:table-cell table:number-columns-repeated="16380"/>
        </table:table-row>
        <table:table-row table:style-name="ro2">
          <table:table-cell office:value-type="float" office:value="1151" table:style-name="ce4">
            <text:p>1151</text:p>
          </table:table-cell>
          <table:table-cell office:value-type="string" table:style-name="ce5">
            <text:p>IMPLANT ROD</text:p>
          </table:table-cell>
          <table:table-cell office:value-type="float" office:value="1574.5" table:style-name="ce6">
            <text:p>1,575</text:p>
          </table:table-cell>
          <table:table-cell office:value-type="float" office:value="1574.5" table:style-name="ce6">
            <text:p>1,575</text:p>
          </table:table-cell>
          <table:table-cell table:number-columns-repeated="16380"/>
        </table:table-row>
        <table:table-row table:style-name="ro2">
          <table:table-cell office:value-type="float" office:value="1152" table:style-name="ce4">
            <text:p>1152</text:p>
          </table:table-cell>
          <table:table-cell office:value-type="string" table:style-name="ce5">
            <text:p>IMPLANT ROD 850</text:p>
          </table:table-cell>
          <table:table-cell office:value-type="float" office:value="1468.5" table:style-name="ce6">
            <text:p>1,469</text:p>
          </table:table-cell>
          <table:table-cell office:value-type="float" office:value="1468.5" table:style-name="ce6">
            <text:p>1,469</text:p>
          </table:table-cell>
          <table:table-cell table:number-columns-repeated="16380"/>
        </table:table-row>
        <table:table-row table:style-name="ro2">
          <table:table-cell office:value-type="float" office:value="1153" table:style-name="ce4">
            <text:p>1153</text:p>
          </table:table-cell>
          <table:table-cell office:value-type="string" table:style-name="ce5">
            <text:p>IMPLANT SCREW</text:p>
          </table:table-cell>
          <table:table-cell office:value-type="float" office:value="1267.5" table:style-name="ce6">
            <text:p>1,268</text:p>
          </table:table-cell>
          <table:table-cell office:value-type="float" office:value="1267.5" table:style-name="ce6">
            <text:p>1,268</text:p>
          </table:table-cell>
          <table:table-cell table:number-columns-repeated="16380"/>
        </table:table-row>
        <table:table-row table:style-name="ro2">
          <table:table-cell office:value-type="float" office:value="1154" table:style-name="ce4">
            <text:p>1154</text:p>
          </table:table-cell>
          <table:table-cell office:value-type="string" table:style-name="ce5">
            <text:p>IMPLANT SCREW 1.5/2.0 COR SELF TAP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1155" table:style-name="ce4">
            <text:p>1155</text:p>
          </table:table-cell>
          <table:table-cell office:value-type="string" table:style-name="ce5">
            <text:p>IMPLANT SCREW 100</text:p>
          </table:table-cell>
          <table:table-cell office:value-type="float" office:value="354" table:style-name="ce6">
            <text:p>354</text:p>
          </table:table-cell>
          <table:table-cell office:value-type="float" office:value="354" table:style-name="ce6">
            <text:p>354</text:p>
          </table:table-cell>
          <table:table-cell table:number-columns-repeated="16380"/>
        </table:table-row>
        <table:table-row table:style-name="ro2">
          <table:table-cell office:value-type="float" office:value="1156" table:style-name="ce4">
            <text:p>1156</text:p>
          </table:table-cell>
          <table:table-cell office:value-type="string" table:style-name="ce5">
            <text:p>IMPLANT SCREW 125</text:p>
          </table:table-cell>
          <table:table-cell office:value-type="float" office:value="442.5" table:style-name="ce6">
            <text:p>443</text:p>
          </table:table-cell>
          <table:table-cell office:value-type="float" office:value="442.5" table:style-name="ce6">
            <text:p>443</text:p>
          </table:table-cell>
          <table:table-cell table:number-columns-repeated="16380"/>
        </table:table-row>
        <table:table-row table:style-name="ro2">
          <table:table-cell office:value-type="float" office:value="1157" table:style-name="ce4">
            <text:p>1157</text:p>
          </table:table-cell>
          <table:table-cell office:value-type="string" table:style-name="ce5">
            <text:p>IMPLANT SCREW 150</text:p>
          </table:table-cell>
          <table:table-cell office:value-type="float" office:value="594" table:style-name="ce6">
            <text:p>594</text:p>
          </table:table-cell>
          <table:table-cell office:value-type="float" office:value="594" table:style-name="ce6">
            <text:p>594</text:p>
          </table:table-cell>
          <table:table-cell table:number-columns-repeated="16380"/>
        </table:table-row>
        <table:table-row table:style-name="ro2">
          <table:table-cell office:value-type="float" office:value="1158" table:style-name="ce4">
            <text:p>1158</text:p>
          </table:table-cell>
          <table:table-cell office:value-type="string" table:style-name="ce5">
            <text:p>IMPLANT SCREW 1675</text:p>
          </table:table-cell>
          <table:table-cell office:value-type="float" office:value="3252" table:style-name="ce6">
            <text:p>3,252</text:p>
          </table:table-cell>
          <table:table-cell office:value-type="float" office:value="3252" table:style-name="ce6">
            <text:p>3,252</text:p>
          </table:table-cell>
          <table:table-cell table:number-columns-repeated="16380"/>
        </table:table-row>
        <table:table-row table:style-name="ro2">
          <table:table-cell office:value-type="float" office:value="1159" table:style-name="ce4">
            <text:p>1159</text:p>
          </table:table-cell>
          <table:table-cell office:value-type="string" table:style-name="ce5">
            <text:p>IMPLANT SCREW 2.0 CORTEX SELF TAP</text:p>
          </table:table-cell>
          <table:table-cell office:value-type="float" office:value="169.5" table:style-name="ce6">
            <text:p>170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1160" table:style-name="ce4">
            <text:p>1160</text:p>
          </table:table-cell>
          <table:table-cell office:value-type="string" table:style-name="ce5">
            <text:p>IMPLANT SCREW 2.4 CORTEX 6-60MM</text:p>
          </table:table-cell>
          <table:table-cell office:value-type="float" office:value="269.5" table:style-name="ce6">
            <text:p>270</text:p>
          </table:table-cell>
          <table:table-cell office:value-type="float" office:value="269.5" table:style-name="ce6">
            <text:p>270</text:p>
          </table:table-cell>
          <table:table-cell table:number-columns-repeated="16380"/>
        </table:table-row>
        <table:table-row table:style-name="ro2">
          <table:table-cell office:value-type="float" office:value="1161" table:style-name="ce4">
            <text:p>1161</text:p>
          </table:table-cell>
          <table:table-cell office:value-type="string" table:style-name="ce5">
            <text:p>IMPLANT SCREW 2.7 COR SELF TAP 10-60</text:p>
          </table:table-cell>
          <table:table-cell office:value-type="float" office:value="184.5" table:style-name="ce6">
            <text:p>185</text:p>
          </table:table-cell>
          <table:table-cell office:value-type="float" office:value="184.5" table:style-name="ce6">
            <text:p>185</text:p>
          </table:table-cell>
          <table:table-cell table:number-columns-repeated="16380"/>
        </table:table-row>
        <table:table-row table:style-name="ro2">
          <table:table-cell office:value-type="float" office:value="1162" table:style-name="ce4">
            <text:p>1162</text:p>
          </table:table-cell>
          <table:table-cell office:value-type="string" table:style-name="ce5">
            <text:p>IMPLANT SCREW 2.7 CORTEX 6-55</text:p>
          </table:table-cell>
          <table:table-cell office:value-type="float" office:value="157.5" table:style-name="ce6">
            <text:p>158</text:p>
          </table:table-cell>
          <table:table-cell office:value-type="float" office:value="157.5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1163" table:style-name="ce4">
            <text:p>1163</text:p>
          </table:table-cell>
          <table:table-cell office:value-type="string" table:style-name="ce5">
            <text:p>IMPLANT SCREW 200</text:p>
          </table:table-cell>
          <table:table-cell office:value-type="float" office:value="619" table:style-name="ce6">
            <text:p>619</text:p>
          </table:table-cell>
          <table:table-cell office:value-type="float" office:value="619" table:style-name="ce6">
            <text:p>619</text:p>
          </table:table-cell>
          <table:table-cell table:number-columns-repeated="16380"/>
        </table:table-row>
        <table:table-row table:style-name="ro2">
          <table:table-cell office:value-type="float" office:value="1164" table:style-name="ce4">
            <text:p>1164</text:p>
          </table:table-cell>
          <table:table-cell office:value-type="string" table:style-name="ce5">
            <text:p>IMPLANT SCREW 225</text:p>
          </table:table-cell>
          <table:table-cell office:value-type="float" office:value="953.5" table:style-name="ce6">
            <text:p>954</text:p>
          </table:table-cell>
          <table:table-cell office:value-type="float" office:value="953.5" table:style-name="ce6">
            <text:p>954</text:p>
          </table:table-cell>
          <table:table-cell table:number-columns-repeated="16380"/>
        </table:table-row>
        <table:table-row table:style-name="ro2">
          <table:table-cell office:value-type="float" office:value="1165" table:style-name="ce4">
            <text:p>1165</text:p>
          </table:table-cell>
          <table:table-cell office:value-type="string" table:style-name="ce5">
            <text:p>IMPLANT SCREW 250</text:p>
          </table:table-cell>
          <table:table-cell office:value-type="float" office:value="474" table:style-name="ce6">
            <text:p>474</text:p>
          </table:table-cell>
          <table:table-cell office:value-type="float" office:value="474" table:style-name="ce6">
            <text:p>474</text:p>
          </table:table-cell>
          <table:table-cell table:number-columns-repeated="16380"/>
        </table:table-row>
        <table:table-row table:style-name="ro2">
          <table:table-cell office:value-type="float" office:value="1166" table:style-name="ce4">
            <text:p>1166</text:p>
          </table:table-cell>
          <table:table-cell office:value-type="string" table:style-name="ce5">
            <text:p>IMPLANT SCREW 275</text:p>
          </table:table-cell>
          <table:table-cell office:value-type="float" office:value="956.5" table:style-name="ce6">
            <text:p>957</text:p>
          </table:table-cell>
          <table:table-cell office:value-type="float" office:value="956.5" table:style-name="ce6">
            <text:p>957</text:p>
          </table:table-cell>
          <table:table-cell table:number-columns-repeated="16380"/>
        </table:table-row>
        <table:table-row table:style-name="ro2">
          <table:table-cell office:value-type="float" office:value="1167" table:style-name="ce4">
            <text:p>1167</text:p>
          </table:table-cell>
          <table:table-cell office:value-type="string" table:style-name="ce5">
            <text:p>IMPLANT SCREW 300</text:p>
          </table:table-cell>
          <table:table-cell office:value-type="float" office:value="1172" table:style-name="ce6">
            <text:p>1,172</text:p>
          </table:table-cell>
          <table:table-cell office:value-type="float" office:value="1172" table:style-name="ce6">
            <text:p>1,172</text:p>
          </table:table-cell>
          <table:table-cell table:number-columns-repeated="16380"/>
        </table:table-row>
        <table:table-row table:style-name="ro2">
          <table:table-cell office:value-type="float" office:value="1168" table:style-name="ce4">
            <text:p>1168</text:p>
          </table:table-cell>
          <table:table-cell office:value-type="string" table:style-name="ce5">
            <text:p>IMPLANT SCREW 315</text:p>
          </table:table-cell>
          <table:table-cell office:value-type="float" office:value="1137.5" table:style-name="ce6">
            <text:p>1,138</text:p>
          </table:table-cell>
          <table:table-cell office:value-type="float" office:value="1137.5" table:style-name="ce6">
            <text:p>1,138</text:p>
          </table:table-cell>
          <table:table-cell table:number-columns-repeated="16380"/>
        </table:table-row>
        <table:table-row table:style-name="ro2">
          <table:table-cell office:value-type="float" office:value="1169" table:style-name="ce4">
            <text:p>1169</text:p>
          </table:table-cell>
          <table:table-cell office:value-type="string" table:style-name="ce5">
            <text:p>IMPLANT SCREW 325</text:p>
          </table:table-cell>
          <table:table-cell office:value-type="float" office:value="1062.5" table:style-name="ce6">
            <text:p>1,063</text:p>
          </table:table-cell>
          <table:table-cell office:value-type="float" office:value="1062.5" table:style-name="ce6">
            <text:p>1,063</text:p>
          </table:table-cell>
          <table:table-cell table:number-columns-repeated="16380"/>
        </table:table-row>
        <table:table-row table:style-name="ro2">
          <table:table-cell office:value-type="float" office:value="1170" table:style-name="ce4">
            <text:p>1170</text:p>
          </table:table-cell>
          <table:table-cell office:value-type="string" table:style-name="ce5">
            <text:p>IMPLANT SCREW 375</text:p>
          </table:table-cell>
          <table:table-cell office:value-type="float" office:value="1382" table:style-name="ce6">
            <text:p>1,382</text:p>
          </table:table-cell>
          <table:table-cell office:value-type="float" office:value="1382" table:style-name="ce6">
            <text:p>1,382</text:p>
          </table:table-cell>
          <table:table-cell table:number-columns-repeated="16380"/>
        </table:table-row>
        <table:table-row table:style-name="ro2">
          <table:table-cell office:value-type="float" office:value="1171" table:style-name="ce4">
            <text:p>1171</text:p>
          </table:table-cell>
          <table:table-cell office:value-type="string" table:style-name="ce5">
            <text:p>IMPLANT SCREW 4.0 CAN 10-72MM</text:p>
          </table:table-cell>
          <table:table-cell office:value-type="float" office:value="1598" table:style-name="ce6">
            <text:p>1,598</text:p>
          </table:table-cell>
          <table:table-cell office:value-type="float" office:value="1598" table:style-name="ce6">
            <text:p>1,598</text:p>
          </table:table-cell>
          <table:table-cell table:number-columns-repeated="16380"/>
        </table:table-row>
        <table:table-row table:style-name="ro2">
          <table:table-cell office:value-type="float" office:value="1172" table:style-name="ce4">
            <text:p>1172</text:p>
          </table:table-cell>
          <table:table-cell office:value-type="string" table:style-name="ce5">
            <text:p>IMPLANT SCREW 4.0 CAN PT 10-60MM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173" table:style-name="ce4">
            <text:p>1173</text:p>
          </table:table-cell>
          <table:table-cell office:value-type="string" table:style-name="ce5">
            <text:p>IMPLANT SCREW 4.0/5.0 LCK 18-100MM</text:p>
          </table:table-cell>
          <table:table-cell office:value-type="float" office:value="945" table:style-name="ce6">
            <text:p>945</text:p>
          </table:table-cell>
          <table:table-cell office:value-type="float" office:value="945" table:style-name="ce6">
            <text:p>945</text:p>
          </table:table-cell>
          <table:table-cell table:number-columns-repeated="16380"/>
        </table:table-row>
        <table:table-row table:style-name="ro2">
          <table:table-cell office:value-type="float" office:value="1174" table:style-name="ce4">
            <text:p>1174</text:p>
          </table:table-cell>
          <table:table-cell office:value-type="string" table:style-name="ce5">
            <text:p>IMPLANT SCREW 4.5 CORTEX 14-72MM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1175" table:style-name="ce4">
            <text:p>1175</text:p>
          </table:table-cell>
          <table:table-cell office:value-type="string" table:style-name="ce5">
            <text:p>IMPLANT SCREW 400</text:p>
          </table:table-cell>
          <table:table-cell office:value-type="float" office:value="1614.5" table:style-name="ce6">
            <text:p>1,615</text:p>
          </table:table-cell>
          <table:table-cell office:value-type="float" office:value="1614.5" table:style-name="ce6">
            <text:p>1,615</text:p>
          </table:table-cell>
          <table:table-cell table:number-columns-repeated="16380"/>
        </table:table-row>
        <table:table-row table:style-name="ro2">
          <table:table-cell office:value-type="float" office:value="1176" table:style-name="ce4">
            <text:p>1176</text:p>
          </table:table-cell>
          <table:table-cell office:value-type="string" table:style-name="ce5">
            <text:p>IMPLANT SCREW 425</text:p>
          </table:table-cell>
          <table:table-cell office:value-type="float" office:value="1251.5" table:style-name="ce6">
            <text:p>1,252</text:p>
          </table:table-cell>
          <table:table-cell office:value-type="float" office:value="1251.5" table:style-name="ce6">
            <text:p>1,252</text:p>
          </table:table-cell>
          <table:table-cell table:number-columns-repeated="16380"/>
        </table:table-row>
        <table:table-row table:style-name="ro2">
          <table:table-cell office:value-type="float" office:value="1177" table:style-name="ce4">
            <text:p>1177</text:p>
          </table:table-cell>
          <table:table-cell office:value-type="string" table:style-name="ce5">
            <text:p>IMPLANT SCREW 450</text:p>
          </table:table-cell>
          <table:table-cell office:value-type="float" office:value="1164.5" table:style-name="ce6">
            <text:p>1,165</text:p>
          </table:table-cell>
          <table:table-cell office:value-type="float" office:value="1164.5" table:style-name="ce6">
            <text:p>1,165</text:p>
          </table:table-cell>
          <table:table-cell table:number-columns-repeated="16380"/>
        </table:table-row>
        <table:table-row table:style-name="ro2">
          <table:table-cell office:value-type="float" office:value="1178" table:style-name="ce4">
            <text:p>1178</text:p>
          </table:table-cell>
          <table:table-cell office:value-type="string" table:style-name="ce5">
            <text:p>IMPLANT SCREW 475</text:p>
          </table:table-cell>
          <table:table-cell office:value-type="float" office:value="1811.5" table:style-name="ce6">
            <text:p>1,812</text:p>
          </table:table-cell>
          <table:table-cell office:value-type="float" office:value="1811.5" table:style-name="ce6">
            <text:p>1,812</text:p>
          </table:table-cell>
          <table:table-cell table:number-columns-repeated="16380"/>
        </table:table-row>
        <table:table-row table:style-name="ro2">
          <table:table-cell office:value-type="float" office:value="1179" table:style-name="ce4">
            <text:p>1179</text:p>
          </table:table-cell>
          <table:table-cell office:value-type="string" table:style-name="ce5">
            <text:p>IMPLANT SCREW 50</text:p>
          </table:table-cell>
          <table:table-cell office:value-type="float" office:value="197.5" table:style-name="ce6">
            <text:p>198</text:p>
          </table:table-cell>
          <table:table-cell office:value-type="float" office:value="197.5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1180" table:style-name="ce4">
            <text:p>1180</text:p>
          </table:table-cell>
          <table:table-cell office:value-type="string" table:style-name="ce5">
            <text:p>IMPLANT SCREW 500</text:p>
          </table:table-cell>
          <table:table-cell office:value-type="float" office:value="2074" table:style-name="ce6">
            <text:p>2,074</text:p>
          </table:table-cell>
          <table:table-cell office:value-type="float" office:value="2074" table:style-name="ce6">
            <text:p>2,074</text:p>
          </table:table-cell>
          <table:table-cell table:number-columns-repeated="16380"/>
        </table:table-row>
        <table:table-row table:style-name="ro2">
          <table:table-cell office:value-type="float" office:value="1181" table:style-name="ce4">
            <text:p>1181</text:p>
          </table:table-cell>
          <table:table-cell office:value-type="string" table:style-name="ce5">
            <text:p>IMPLANT SCREW 550</text:p>
          </table:table-cell>
          <table:table-cell office:value-type="float" office:value="2047.5" table:style-name="ce6">
            <text:p>2,048</text:p>
          </table:table-cell>
          <table:table-cell office:value-type="float" office:value="2047.5" table:style-name="ce6">
            <text:p>2,048</text:p>
          </table:table-cell>
          <table:table-cell table:number-columns-repeated="16380"/>
        </table:table-row>
        <table:table-row table:style-name="ro2">
          <table:table-cell office:value-type="float" office:value="1182" table:style-name="ce4">
            <text:p>1182</text:p>
          </table:table-cell>
          <table:table-cell office:value-type="string" table:style-name="ce5">
            <text:p>IMPLANT SCREW 6.5 CAN BONE 20-80</text:p>
          </table:table-cell>
          <table:table-cell office:value-type="float" office:value="156.5" table:style-name="ce6">
            <text:p>157</text:p>
          </table:table-cell>
          <table:table-cell office:value-type="float" office:value="156.5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1183" table:style-name="ce4">
            <text:p>1183</text:p>
          </table:table-cell>
          <table:table-cell office:value-type="string" table:style-name="ce5">
            <text:p>IMPLANT SCREW 6.5/7.3 20-180MM</text:p>
          </table:table-cell>
          <table:table-cell office:value-type="float" office:value="1071" table:style-name="ce6">
            <text:p>1,071</text:p>
          </table:table-cell>
          <table:table-cell office:value-type="float" office:value="1071" table:style-name="ce6">
            <text:p>1,071</text:p>
          </table:table-cell>
          <table:table-cell table:number-columns-repeated="16380"/>
        </table:table-row>
        <table:table-row table:style-name="ro2">
          <table:table-cell office:value-type="float" office:value="1184" table:style-name="ce4">
            <text:p>1184</text:p>
          </table:table-cell>
          <table:table-cell office:value-type="string" table:style-name="ce5">
            <text:p>IMPLANT SCREW 60</text:p>
          </table:table-cell>
          <table:table-cell office:value-type="float" office:value="202" table:style-name="ce6">
            <text:p>202</text:p>
          </table:table-cell>
          <table:table-cell office:value-type="float" office:value="202" table:style-name="ce6">
            <text:p>202</text:p>
          </table:table-cell>
          <table:table-cell table:number-columns-repeated="16380"/>
        </table:table-row>
        <table:table-row table:style-name="ro2">
          <table:table-cell office:value-type="float" office:value="1185" table:style-name="ce4">
            <text:p>1185</text:p>
          </table:table-cell>
          <table:table-cell office:value-type="string" table:style-name="ce5">
            <text:p>IMPLANT SCREW 600</text:p>
          </table:table-cell>
          <table:table-cell office:value-type="float" office:value="2357.5" table:style-name="ce6">
            <text:p>2,358</text:p>
          </table:table-cell>
          <table:table-cell office:value-type="float" office:value="2357.5" table:style-name="ce6">
            <text:p>2,358</text:p>
          </table:table-cell>
          <table:table-cell table:number-columns-repeated="16380"/>
        </table:table-row>
        <table:table-row table:style-name="ro2">
          <table:table-cell office:value-type="float" office:value="1186" table:style-name="ce4">
            <text:p>1186</text:p>
          </table:table-cell>
          <table:table-cell office:value-type="string" table:style-name="ce5">
            <text:p>IMPLANT SCREW 675</text:p>
          </table:table-cell>
          <table:table-cell office:value-type="float" office:value="1513.5" table:style-name="ce6">
            <text:p>1,514</text:p>
          </table:table-cell>
          <table:table-cell office:value-type="float" office:value="1513.5" table:style-name="ce6">
            <text:p>1,514</text:p>
          </table:table-cell>
          <table:table-cell table:number-columns-repeated="16380"/>
        </table:table-row>
        <table:table-row table:style-name="ro2">
          <table:table-cell office:value-type="float" office:value="1187" table:style-name="ce4">
            <text:p>1187</text:p>
          </table:table-cell>
          <table:table-cell office:value-type="string" table:style-name="ce5">
            <text:p>IMPLANT SCREW 7.0</text:p>
          </table:table-cell>
          <table:table-cell office:value-type="float" office:value="3120" table:style-name="ce6">
            <text:p>3,120</text:p>
          </table:table-cell>
          <table:table-cell office:value-type="float" office:value="3120" table:style-name="ce6">
            <text:p>3,120</text:p>
          </table:table-cell>
          <table:table-cell table:number-columns-repeated="16380"/>
        </table:table-row>
        <table:table-row table:style-name="ro2">
          <table:table-cell office:value-type="float" office:value="1188" table:style-name="ce4">
            <text:p>1188</text:p>
          </table:table-cell>
          <table:table-cell office:value-type="string" table:style-name="ce5">
            <text:p>IMPLANT SCREW 7.0 DARCO/CHAR</text:p>
          </table:table-cell>
          <table:table-cell office:value-type="float" office:value="3416" table:style-name="ce6">
            <text:p>3,416</text:p>
          </table:table-cell>
          <table:table-cell office:value-type="float" office:value="3416" table:style-name="ce6">
            <text:p>3,416</text:p>
          </table:table-cell>
          <table:table-cell table:number-columns-repeated="16380"/>
        </table:table-row>
        <table:table-row table:style-name="ro2">
          <table:table-cell office:value-type="float" office:value="1189" table:style-name="ce4">
            <text:p>1189</text:p>
          </table:table-cell>
          <table:table-cell office:value-type="string" table:style-name="ce5">
            <text:p>IMPLANT SCREW 730</text:p>
          </table:table-cell>
          <table:table-cell office:value-type="float" office:value="1696" table:style-name="ce6">
            <text:p>1,696</text:p>
          </table:table-cell>
          <table:table-cell office:value-type="float" office:value="1696" table:style-name="ce6">
            <text:p>1,696</text:p>
          </table:table-cell>
          <table:table-cell table:number-columns-repeated="16380"/>
        </table:table-row>
        <table:table-row table:style-name="ro2">
          <table:table-cell office:value-type="float" office:value="1190" table:style-name="ce4">
            <text:p>1190</text:p>
          </table:table-cell>
          <table:table-cell office:value-type="string" table:style-name="ce5">
            <text:p>IMPLANT SCREW 750</text:p>
          </table:table-cell>
          <table:table-cell office:value-type="float" office:value="2326" table:style-name="ce6">
            <text:p>2,326</text:p>
          </table:table-cell>
          <table:table-cell office:value-type="float" office:value="2326" table:style-name="ce6">
            <text:p>2,326</text:p>
          </table:table-cell>
          <table:table-cell table:number-columns-repeated="16380"/>
        </table:table-row>
        <table:table-row table:style-name="ro2">
          <table:table-cell office:value-type="float" office:value="1191" table:style-name="ce4">
            <text:p>1191</text:p>
          </table:table-cell>
          <table:table-cell office:value-type="string" table:style-name="ce5">
            <text:p>IMPLANT SCREW 80</text:p>
          </table:table-cell>
          <table:table-cell office:value-type="float" office:value="351.5" table:style-name="ce6">
            <text:p>352</text:p>
          </table:table-cell>
          <table:table-cell office:value-type="float" office:value="351.5" table:style-name="ce6">
            <text:p>352</text:p>
          </table:table-cell>
          <table:table-cell table:number-columns-repeated="16380"/>
        </table:table-row>
        <table:table-row table:style-name="ro2">
          <table:table-cell office:value-type="float" office:value="1192" table:style-name="ce4">
            <text:p>1192</text:p>
          </table:table-cell>
          <table:table-cell office:value-type="string" table:style-name="ce5">
            <text:p>IMPLANT SCREW 850</text:p>
          </table:table-cell>
          <table:table-cell office:value-type="float" office:value="3418.5" table:style-name="ce6">
            <text:p>3,419</text:p>
          </table:table-cell>
          <table:table-cell office:value-type="float" office:value="3418.5" table:style-name="ce6">
            <text:p>3,419</text:p>
          </table:table-cell>
          <table:table-cell table:number-columns-repeated="16380"/>
        </table:table-row>
        <table:table-row table:style-name="ro2">
          <table:table-cell office:value-type="float" office:value="1193" table:style-name="ce4">
            <text:p>1193</text:p>
          </table:table-cell>
          <table:table-cell office:value-type="string" table:style-name="ce5">
            <text:p>IMPLANT SCREW ANCHRGE LCK 10-40</text:p>
          </table:table-cell>
          <table:table-cell office:value-type="float" office:value="1247" table:style-name="ce6">
            <text:p>1,247</text:p>
          </table:table-cell>
          <table:table-cell office:value-type="float" office:value="1247" table:style-name="ce6">
            <text:p>1,247</text:p>
          </table:table-cell>
          <table:table-cell table:number-columns-repeated="16380"/>
        </table:table-row>
        <table:table-row table:style-name="ro2">
          <table:table-cell office:value-type="float" office:value="1194" table:style-name="ce4">
            <text:p>1194</text:p>
          </table:table-cell>
          <table:table-cell office:value-type="string" table:style-name="ce5">
            <text:p>IMPLANT SCREW ANCHRGE STD 10-40</text:p>
          </table:table-cell>
          <table:table-cell office:value-type="float" office:value="857.5" table:style-name="ce6">
            <text:p>858</text:p>
          </table:table-cell>
          <table:table-cell office:value-type="float" office:value="857.5" table:style-name="ce6">
            <text:p>858</text:p>
          </table:table-cell>
          <table:table-cell table:number-columns-repeated="16380"/>
        </table:table-row>
        <table:table-row table:style-name="ro2">
          <table:table-cell office:value-type="float" office:value="1195" table:style-name="ce4">
            <text:p>1195</text:p>
          </table:table-cell>
          <table:table-cell office:value-type="string" table:style-name="ce5">
            <text:p>IMPLANT SCREW AR1926B ARTHREX</text:p>
          </table:table-cell>
          <table:table-cell office:value-type="float" office:value="1890" table:style-name="ce6">
            <text:p>1,890</text:p>
          </table:table-cell>
          <table:table-cell office:value-type="float" office:value="1890" table:style-name="ce6">
            <text:p>1,890</text:p>
          </table:table-cell>
          <table:table-cell table:number-columns-repeated="16380"/>
        </table:table-row>
        <table:table-row table:style-name="ro2">
          <table:table-cell office:value-type="float" office:value="1196" table:style-name="ce4">
            <text:p>1196</text:p>
          </table:table-cell>
          <table:table-cell office:value-type="string" table:style-name="ce5">
            <text:p>IMPLANT SCREW ASNIS MICRO 3.0</text:p>
          </table:table-cell>
          <table:table-cell office:value-type="float" office:value="1325.5" table:style-name="ce6">
            <text:p>1,326</text:p>
          </table:table-cell>
          <table:table-cell office:value-type="float" office:value="1325.5" table:style-name="ce6">
            <text:p>1,326</text:p>
          </table:table-cell>
          <table:table-cell table:number-columns-repeated="16380"/>
        </table:table-row>
        <table:table-row table:style-name="ro2">
          <table:table-cell office:value-type="float" office:value="1197" table:style-name="ce4">
            <text:p>1197</text:p>
          </table:table-cell>
          <table:table-cell office:value-type="string" table:style-name="ce5">
            <text:p>IMPLANT SCREW BONE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table:number-columns-repeated="16380"/>
        </table:table-row>
        <table:table-row table:style-name="ro2">
          <table:table-cell office:value-type="float" office:value="1198" table:style-name="ce4">
            <text:p>1198</text:p>
          </table:table-cell>
          <table:table-cell office:value-type="string" table:style-name="ce5">
            <text:p>IMPLANT SCREW BONE 2.7 8-50MM</text:p>
          </table:table-cell>
          <table:table-cell office:value-type="float" office:value="520.5" table:style-name="ce6">
            <text:p>521</text:p>
          </table:table-cell>
          <table:table-cell office:value-type="float" office:value="520.5" table:style-name="ce6">
            <text:p>521</text:p>
          </table:table-cell>
          <table:table-cell table:number-columns-repeated="16380"/>
        </table:table-row>
        <table:table-row table:style-name="ro2">
          <table:table-cell office:value-type="float" office:value="1199" table:style-name="ce4">
            <text:p>1199</text:p>
          </table:table-cell>
          <table:table-cell office:value-type="string" table:style-name="ce5">
            <text:p>IMPLANT SCREW BONE 3.5 10-70</text:p>
          </table:table-cell>
          <table:table-cell office:value-type="float" office:value="573" table:style-name="ce6">
            <text:p>573</text:p>
          </table:table-cell>
          <table:table-cell office:value-type="float" office:value="573" table:style-name="ce6">
            <text:p>573</text:p>
          </table:table-cell>
          <table:table-cell table:number-columns-repeated="16380"/>
        </table:table-row>
        <table:table-row table:style-name="ro2">
          <table:table-cell office:value-type="float" office:value="1200" table:style-name="ce4">
            <text:p>1200</text:p>
          </table:table-cell>
          <table:table-cell office:value-type="string" table:style-name="ce5">
            <text:p>IMPLANT SCREW BONE 4.5/6.5</text:p>
          </table:table-cell>
          <table:table-cell office:value-type="float" office:value="625" table:style-name="ce6">
            <text:p>625</text:p>
          </table:table-cell>
          <table:table-cell office:value-type="float" office:value="625" table:style-name="ce6">
            <text:p>625</text:p>
          </table:table-cell>
          <table:table-cell table:number-columns-repeated="16380"/>
        </table:table-row>
        <table:table-row table:style-name="ro2">
          <table:table-cell office:value-type="float" office:value="1201" table:style-name="ce4">
            <text:p>1201</text:p>
          </table:table-cell>
          <table:table-cell office:value-type="string" table:style-name="ce5">
            <text:p>IMPLANT SCREW BONE SELF TAP</text:p>
          </table:table-cell>
          <table:table-cell office:value-type="float" office:value="565.5" table:style-name="ce6">
            <text:p>566</text:p>
          </table:table-cell>
          <table:table-cell office:value-type="float" office:value="565.5" table:style-name="ce6">
            <text:p>566</text:p>
          </table:table-cell>
          <table:table-cell table:number-columns-repeated="16380"/>
        </table:table-row>
        <table:table-row table:style-name="ro2">
          <table:table-cell office:value-type="float" office:value="1202" table:style-name="ce4">
            <text:p>1202</text:p>
          </table:table-cell>
          <table:table-cell office:value-type="string" table:style-name="ce5">
            <text:p>IMPLANT SCREW BONE T10 2.7</text:p>
          </table:table-cell>
          <table:table-cell office:value-type="float" office:value="548" table:style-name="ce6">
            <text:p>548</text:p>
          </table:table-cell>
          <table:table-cell office:value-type="float" office:value="548" table:style-name="ce6">
            <text:p>548</text:p>
          </table:table-cell>
          <table:table-cell table:number-columns-repeated="16380"/>
        </table:table-row>
        <table:table-row table:style-name="ro2">
          <table:table-cell office:value-type="float" office:value="1203" table:style-name="ce4">
            <text:p>1203</text:p>
          </table:table-cell>
          <table:table-cell office:value-type="string" table:style-name="ce5">
            <text:p>IMPLANT SCREW BONE T7 10-38MM</text:p>
          </table:table-cell>
          <table:table-cell office:value-type="float" office:value="820" table:style-name="ce6">
            <text:p>820</text:p>
          </table:table-cell>
          <table:table-cell office:value-type="float" office:value="820" table:style-name="ce6">
            <text:p>820</text:p>
          </table:table-cell>
          <table:table-cell table:number-columns-repeated="16380"/>
        </table:table-row>
        <table:table-row table:style-name="ro2">
          <table:table-cell office:value-type="float" office:value="1204" table:style-name="ce4">
            <text:p>1204</text:p>
          </table:table-cell>
          <table:table-cell office:value-type="string" table:style-name="ce5">
            <text:p>IMPLANT SCREW CANC 6.5 25-95MM</text:p>
          </table:table-cell>
          <table:table-cell office:value-type="float" office:value="340" table:style-name="ce6">
            <text:p>340</text:p>
          </table:table-cell>
          <table:table-cell office:value-type="float" office:value="340" table:style-name="ce6">
            <text:p>340</text:p>
          </table:table-cell>
          <table:table-cell table:number-columns-repeated="16380"/>
        </table:table-row>
        <table:table-row table:style-name="ro2">
          <table:table-cell office:value-type="float" office:value="1205" table:style-name="ce4">
            <text:p>1205</text:p>
          </table:table-cell>
          <table:table-cell office:value-type="string" table:style-name="ce5">
            <text:p>IMPLANT SCREW CANN 40-130MM</text:p>
          </table:table-cell>
          <table:table-cell office:value-type="float" office:value="1558" table:style-name="ce6">
            <text:p>1,558</text:p>
          </table:table-cell>
          <table:table-cell office:value-type="float" office:value="1558" table:style-name="ce6">
            <text:p>1,558</text:p>
          </table:table-cell>
          <table:table-cell table:number-columns-repeated="16380"/>
        </table:table-row>
        <table:table-row table:style-name="ro2">
          <table:table-cell office:value-type="float" office:value="1206" table:style-name="ce4">
            <text:p>1206</text:p>
          </table:table-cell>
          <table:table-cell office:value-type="string" table:style-name="ce5">
            <text:p>IMPLANT SCREW CANN 6.5 NONSTERILE</text:p>
          </table:table-cell>
          <table:table-cell office:value-type="float" office:value="1558" table:style-name="ce6">
            <text:p>1,558</text:p>
          </table:table-cell>
          <table:table-cell office:value-type="float" office:value="1558" table:style-name="ce6">
            <text:p>1,558</text:p>
          </table:table-cell>
          <table:table-cell table:number-columns-repeated="16380"/>
        </table:table-row>
        <table:table-row table:style-name="ro2">
          <table:table-cell office:value-type="float" office:value="1207" table:style-name="ce4">
            <text:p>1207</text:p>
          </table:table-cell>
          <table:table-cell office:value-type="string" table:style-name="ce5">
            <text:p>IMPLANT SCREW CANN TITANM/SS</text:p>
          </table:table-cell>
          <table:table-cell office:value-type="float" office:value="1190" table:style-name="ce6">
            <text:p>1,190</text:p>
          </table:table-cell>
          <table:table-cell office:value-type="float" office:value="1190" table:style-name="ce6">
            <text:p>1,190</text:p>
          </table:table-cell>
          <table:table-cell table:number-columns-repeated="16380"/>
        </table:table-row>
        <table:table-row table:style-name="ro2">
          <table:table-cell office:value-type="float" office:value="1208" table:style-name="ce4">
            <text:p>1208</text:p>
          </table:table-cell>
          <table:table-cell office:value-type="string" table:style-name="ce5">
            <text:p>IMPLANT SCREW CANNULATD</text:p>
          </table:table-cell>
          <table:table-cell office:value-type="float" office:value="1142" table:style-name="ce6">
            <text:p>1,142</text:p>
          </table:table-cell>
          <table:table-cell office:value-type="float" office:value="1142" table:style-name="ce6">
            <text:p>1,142</text:p>
          </table:table-cell>
          <table:table-cell table:number-columns-repeated="16380"/>
        </table:table-row>
        <table:table-row table:style-name="ro2">
          <table:table-cell office:value-type="float" office:value="1209" table:style-name="ce4">
            <text:p>1209</text:p>
          </table:table-cell>
          <table:table-cell office:value-type="string" table:style-name="ce5">
            <text:p>IMPLANT SCREW CANNULATD DS</text:p>
          </table:table-cell>
          <table:table-cell office:value-type="float" office:value="1071" table:style-name="ce6">
            <text:p>1,071</text:p>
          </table:table-cell>
          <table:table-cell office:value-type="float" office:value="1071" table:style-name="ce6">
            <text:p>1,071</text:p>
          </table:table-cell>
          <table:table-cell table:number-columns-repeated="16380"/>
        </table:table-row>
        <table:table-row table:style-name="ro2">
          <table:table-cell office:value-type="float" office:value="1210" table:style-name="ce4">
            <text:p>1210</text:p>
          </table:table-cell>
          <table:table-cell office:value-type="string" table:style-name="ce5">
            <text:p>IMPLANT SCREW CLS 13</text:p>
          </table:table-cell>
          <table:table-cell office:value-type="float" office:value="752.5" table:style-name="ce6">
            <text:p>753</text:p>
          </table:table-cell>
          <table:table-cell office:value-type="float" office:value="752.5" table:style-name="ce6">
            <text:p>753</text:p>
          </table:table-cell>
          <table:table-cell table:number-columns-repeated="16380"/>
        </table:table-row>
        <table:table-row table:style-name="ro2">
          <table:table-cell office:value-type="float" office:value="1211" table:style-name="ce4">
            <text:p>1211</text:p>
          </table:table-cell>
          <table:table-cell office:value-type="string" table:style-name="ce5">
            <text:p>IMPLANT SCREW CLS 17</text:p>
          </table:table-cell>
          <table:table-cell office:value-type="float" office:value="1062.5" table:style-name="ce6">
            <text:p>1,063</text:p>
          </table:table-cell>
          <table:table-cell office:value-type="float" office:value="1062.5" table:style-name="ce6">
            <text:p>1,063</text:p>
          </table:table-cell>
          <table:table-cell table:number-columns-repeated="16380"/>
        </table:table-row>
        <table:table-row table:style-name="ro2">
          <table:table-cell office:value-type="float" office:value="1212" table:style-name="ce4">
            <text:p>1212</text:p>
          </table:table-cell>
          <table:table-cell office:value-type="string" table:style-name="ce5">
            <text:p>IMPLANT SCREW CLS 2</text:p>
          </table:table-cell>
          <table:table-cell office:value-type="float" office:value="169" table:style-name="ce6">
            <text:p>169</text:p>
          </table:table-cell>
          <table:table-cell office:value-type="float" office:value="169" table:style-name="ce6">
            <text:p>169</text:p>
          </table:table-cell>
          <table:table-cell table:number-columns-repeated="16380"/>
        </table:table-row>
        <table:table-row table:style-name="ro2">
          <table:table-cell office:value-type="float" office:value="1213" table:style-name="ce4">
            <text:p>1213</text:p>
          </table:table-cell>
          <table:table-cell office:value-type="string" table:style-name="ce5">
            <text:p>IMPLANT SCREW CLS 3</text:p>
          </table:table-cell>
          <table:table-cell office:value-type="float" office:value="246.5" table:style-name="ce6">
            <text:p>247</text:p>
          </table:table-cell>
          <table:table-cell office:value-type="float" office:value="246.5" table:style-name="ce6">
            <text:p>247</text:p>
          </table:table-cell>
          <table:table-cell table:number-columns-repeated="16380"/>
        </table:table-row>
        <table:table-row table:style-name="ro2">
          <table:table-cell office:value-type="float" office:value="1214" table:style-name="ce4">
            <text:p>1214</text:p>
          </table:table-cell>
          <table:table-cell office:value-type="string" table:style-name="ce5">
            <text:p>IMPLANT SCREW CLS 6</text:p>
          </table:table-cell>
          <table:table-cell office:value-type="float" office:value="428" table:style-name="ce6">
            <text:p>428</text:p>
          </table:table-cell>
          <table:table-cell office:value-type="float" office:value="428" table:style-name="ce6">
            <text:p>428</text:p>
          </table:table-cell>
          <table:table-cell table:number-columns-repeated="16380"/>
        </table:table-row>
        <table:table-row table:style-name="ro2">
          <table:table-cell office:value-type="float" office:value="1215" table:style-name="ce4">
            <text:p>1215</text:p>
          </table:table-cell>
          <table:table-cell office:value-type="string" table:style-name="ce5">
            <text:p>IMPLANT SCREW CLS 8</text:p>
          </table:table-cell>
          <table:table-cell office:value-type="float" office:value="519" table:style-name="ce6">
            <text:p>519</text:p>
          </table:table-cell>
          <table:table-cell office:value-type="float" office:value="519" table:style-name="ce6">
            <text:p>519</text:p>
          </table:table-cell>
          <table:table-cell table:number-columns-repeated="16380"/>
        </table:table-row>
        <table:table-row table:style-name="ro2">
          <table:table-cell office:value-type="float" office:value="1216" table:style-name="ce4">
            <text:p>1216</text:p>
          </table:table-cell>
          <table:table-cell office:value-type="string" table:style-name="ce5">
            <text:p>IMPLANT SCREW CLS 9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1217" table:style-name="ce4">
            <text:p>1217</text:p>
          </table:table-cell>
          <table:table-cell office:value-type="string" table:style-name="ce5">
            <text:p>IMPLANT SCREW CORTCL 3.5X30-34</text:p>
          </table:table-cell>
          <table:table-cell office:value-type="float" office:value="238" table:style-name="ce6">
            <text:p>238</text:p>
          </table:table-cell>
          <table:table-cell office:value-type="float" office:value="238" table:style-name="ce6">
            <text:p>238</text:p>
          </table:table-cell>
          <table:table-cell table:number-columns-repeated="16380"/>
        </table:table-row>
        <table:table-row table:style-name="ro2">
          <table:table-cell office:value-type="float" office:value="1218" table:style-name="ce4">
            <text:p>1218</text:p>
          </table:table-cell>
          <table:table-cell office:value-type="string" table:style-name="ce5">
            <text:p>IMPLANT SCREW CORTEX SELF TAP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1219" table:style-name="ce4">
            <text:p>1219</text:p>
          </table:table-cell>
          <table:table-cell office:value-type="string" table:style-name="ce5">
            <text:p>IMPLANT SCREW EAGL/SKY/UNI 10-26</text:p>
          </table:table-cell>
          <table:table-cell office:value-type="float" office:value="1328.5" table:style-name="ce6">
            <text:p>1,329</text:p>
          </table:table-cell>
          <table:table-cell office:value-type="float" office:value="1328.5" table:style-name="ce6">
            <text:p>1,329</text:p>
          </table:table-cell>
          <table:table-cell table:number-columns-repeated="16380"/>
        </table:table-row>
        <table:table-row table:style-name="ro2">
          <table:table-cell office:value-type="float" office:value="1220" table:style-name="ce4">
            <text:p>1220</text:p>
          </table:table-cell>
          <table:table-cell office:value-type="string" table:style-name="ce5">
            <text:p>IMPLANT SCREW EXPEDIUM</text:p>
          </table:table-cell>
          <table:table-cell office:value-type="float" office:value="4292" table:style-name="ce6">
            <text:p>4,292</text:p>
          </table:table-cell>
          <table:table-cell office:value-type="float" office:value="4292" table:style-name="ce6">
            <text:p>4,292</text:p>
          </table:table-cell>
          <table:table-cell table:number-columns-repeated="16380"/>
        </table:table-row>
        <table:table-row table:style-name="ro2">
          <table:table-cell office:value-type="float" office:value="1221" table:style-name="ce4">
            <text:p>1221</text:p>
          </table:table-cell>
          <table:table-cell office:value-type="string" table:style-name="ce5">
            <text:p>IMPLANT SCREW FIXATION</text:p>
          </table:table-cell>
          <table:table-cell office:value-type="float" office:value="1963" table:style-name="ce6">
            <text:p>1,963</text:p>
          </table:table-cell>
          <table:table-cell office:value-type="float" office:value="1963" table:style-name="ce6">
            <text:p>1,963</text:p>
          </table:table-cell>
          <table:table-cell table:number-columns-repeated="16380"/>
        </table:table-row>
        <table:table-row table:style-name="ro2">
          <table:table-cell office:value-type="float" office:value="1222" table:style-name="ce4">
            <text:p>1222</text:p>
          </table:table-cell>
          <table:table-cell office:value-type="string" table:style-name="ce5">
            <text:p>IMPLANT SCREW FIXOS/SNAPOFF</text:p>
          </table:table-cell>
          <table:table-cell office:value-type="float" office:value="1922" table:style-name="ce6">
            <text:p>1,922</text:p>
          </table:table-cell>
          <table:table-cell office:value-type="float" office:value="1922" table:style-name="ce6">
            <text:p>1,922</text:p>
          </table:table-cell>
          <table:table-cell table:number-columns-repeated="16380"/>
        </table:table-row>
        <table:table-row table:style-name="ro2">
          <table:table-cell office:value-type="float" office:value="1223" table:style-name="ce4">
            <text:p>1223</text:p>
          </table:table-cell>
          <table:table-cell office:value-type="string" table:style-name="ce5">
            <text:p>IMPLANT SCREW LCK</text:p>
          </table:table-cell>
          <table:table-cell office:value-type="float" office:value="1406.5" table:style-name="ce6">
            <text:p>1,407</text:p>
          </table:table-cell>
          <table:table-cell office:value-type="float" office:value="1406.5" table:style-name="ce6">
            <text:p>1,407</text:p>
          </table:table-cell>
          <table:table-cell table:number-columns-repeated="16380"/>
        </table:table-row>
        <table:table-row table:style-name="ro2">
          <table:table-cell office:value-type="float" office:value="1224" table:style-name="ce4">
            <text:p>1224</text:p>
          </table:table-cell>
          <table:table-cell office:value-type="string" table:style-name="ce5">
            <text:p>IMPLANT SCREW LCK 10-95MM STRYKR</text:p>
          </table:table-cell>
          <table:table-cell office:value-type="float" office:value="1137.5" table:style-name="ce6">
            <text:p>1,138</text:p>
          </table:table-cell>
          <table:table-cell office:value-type="float" office:value="1137.5" table:style-name="ce6">
            <text:p>1,138</text:p>
          </table:table-cell>
          <table:table-cell table:number-columns-repeated="16380"/>
        </table:table-row>
        <table:table-row table:style-name="ro2">
          <table:table-cell office:value-type="float" office:value="1225" table:style-name="ce4">
            <text:p>1225</text:p>
          </table:table-cell>
          <table:table-cell office:value-type="string" table:style-name="ce5">
            <text:p>IMPLANT SCREW LCK 4.5 WM</text:p>
          </table:table-cell>
          <table:table-cell office:value-type="float" office:value="1400" table:style-name="ce6">
            <text:p>1,400</text:p>
          </table:table-cell>
          <table:table-cell office:value-type="float" office:value="1400" table:style-name="ce6">
            <text:p>1,400</text:p>
          </table:table-cell>
          <table:table-cell table:number-columns-repeated="16380"/>
        </table:table-row>
        <table:table-row table:style-name="ro2">
          <table:table-cell office:value-type="float" office:value="1226" table:style-name="ce4">
            <text:p>1226</text:p>
          </table:table-cell>
          <table:table-cell office:value-type="string" table:style-name="ce5">
            <text:p>IMPLANT SCREW LCK CROSSPIN 2.3</text:p>
          </table:table-cell>
          <table:table-cell office:value-type="float" office:value="632" table:style-name="ce6">
            <text:p>632</text:p>
          </table:table-cell>
          <table:table-cell office:value-type="float" office:value="632" table:style-name="ce6">
            <text:p>632</text:p>
          </table:table-cell>
          <table:table-cell table:number-columns-repeated="16380"/>
        </table:table-row>
        <table:table-row table:style-name="ro2">
          <table:table-cell office:value-type="float" office:value="1227" table:style-name="ce4">
            <text:p>1227</text:p>
          </table:table-cell>
          <table:table-cell office:value-type="string" table:style-name="ce5">
            <text:p>IMPLANT SCREW LCK STRDRV</text:p>
          </table:table-cell>
          <table:table-cell office:value-type="float" office:value="483" table:style-name="ce6">
            <text:p>483</text:p>
          </table:table-cell>
          <table:table-cell office:value-type="float" office:value="483" table:style-name="ce6">
            <text:p>483</text:p>
          </table:table-cell>
          <table:table-cell table:number-columns-repeated="16380"/>
        </table:table-row>
        <table:table-row table:style-name="ro2">
          <table:table-cell office:value-type="float" office:value="1228" table:style-name="ce4">
            <text:p>1228</text:p>
          </table:table-cell>
          <table:table-cell office:value-type="string" table:style-name="ce5">
            <text:p>IMPLANT SCREW LCK T7 8-50MM</text:p>
          </table:table-cell>
          <table:table-cell office:value-type="float" office:value="1137.5" table:style-name="ce6">
            <text:p>1,138</text:p>
          </table:table-cell>
          <table:table-cell office:value-type="float" office:value="1137.5" table:style-name="ce6">
            <text:p>1,138</text:p>
          </table:table-cell>
          <table:table-cell table:number-columns-repeated="16380"/>
        </table:table-row>
        <table:table-row table:style-name="ro2">
          <table:table-cell office:value-type="float" office:value="1229" table:style-name="ce4">
            <text:p>1229</text:p>
          </table:table-cell>
          <table:table-cell office:value-type="string" table:style-name="ce5">
            <text:p>IMPLANT SCREW LOCK</text:p>
          </table:table-cell>
          <table:table-cell office:value-type="float" office:value="643" table:style-name="ce6">
            <text:p>643</text:p>
          </table:table-cell>
          <table:table-cell office:value-type="float" office:value="643" table:style-name="ce6">
            <text:p>643</text:p>
          </table:table-cell>
          <table:table-cell table:number-columns-repeated="16380"/>
        </table:table-row>
        <table:table-row table:style-name="ro2">
          <table:table-cell office:value-type="float" office:value="1230" table:style-name="ce4">
            <text:p>1230</text:p>
          </table:table-cell>
          <table:table-cell office:value-type="string" table:style-name="ce5">
            <text:p>IMPLANT SCREW LOCK 4.0/5.0/6.0</text:p>
          </table:table-cell>
          <table:table-cell office:value-type="float" office:value="924" table:style-name="ce6">
            <text:p>924</text:p>
          </table:table-cell>
          <table:table-cell office:value-type="float" office:value="924" table:style-name="ce6">
            <text:p>924</text:p>
          </table:table-cell>
          <table:table-cell table:number-columns-repeated="16380"/>
        </table:table-row>
        <table:table-row table:style-name="ro2">
          <table:table-cell office:value-type="float" office:value="1231" table:style-name="ce4">
            <text:p>1231</text:p>
          </table:table-cell>
          <table:table-cell office:value-type="string" table:style-name="ce5">
            <text:p>IMPLANT SCREW LOCK SELF TAP 3.5</text:p>
          </table:table-cell>
          <table:table-cell office:value-type="float" office:value="519" table:style-name="ce6">
            <text:p>519</text:p>
          </table:table-cell>
          <table:table-cell office:value-type="float" office:value="519" table:style-name="ce6">
            <text:p>519</text:p>
          </table:table-cell>
          <table:table-cell table:number-columns-repeated="16380"/>
        </table:table-row>
        <table:table-row table:style-name="ro2">
          <table:table-cell office:value-type="float" office:value="1232" table:style-name="ce4">
            <text:p>1232</text:p>
          </table:table-cell>
          <table:table-cell office:value-type="string" table:style-name="ce5">
            <text:p>IMPLANT SCREW LOCK SELFTAP 5.0</text:p>
          </table:table-cell>
          <table:table-cell office:value-type="float" office:value="603" table:style-name="ce6">
            <text:p>603</text:p>
          </table:table-cell>
          <table:table-cell office:value-type="float" office:value="603" table:style-name="ce6">
            <text:p>603</text:p>
          </table:table-cell>
          <table:table-cell table:number-columns-repeated="16380"/>
        </table:table-row>
        <table:table-row table:style-name="ro2">
          <table:table-cell office:value-type="float" office:value="1233" table:style-name="ce4">
            <text:p>1233</text:p>
          </table:table-cell>
          <table:table-cell office:value-type="string" table:style-name="ce5">
            <text:p>IMPLANT SCREW LOCK T10 3.5</text:p>
          </table:table-cell>
          <table:table-cell office:value-type="float" office:value="1096" table:style-name="ce6">
            <text:p>1,096</text:p>
          </table:table-cell>
          <table:table-cell office:value-type="float" office:value="1096" table:style-name="ce6">
            <text:p>1,096</text:p>
          </table:table-cell>
          <table:table-cell table:number-columns-repeated="16380"/>
        </table:table-row>
        <table:table-row table:style-name="ro2">
          <table:table-cell office:value-type="float" office:value="1234" table:style-name="ce4">
            <text:p>1234</text:p>
          </table:table-cell>
          <table:table-cell office:value-type="string" table:style-name="ce5">
            <text:p>IMPLANT SCREW LOCKING</text:p>
          </table:table-cell>
          <table:table-cell office:value-type="float" office:value="362.5" table:style-name="ce6">
            <text:p>363</text:p>
          </table:table-cell>
          <table:table-cell office:value-type="float" office:value="362.5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1235" table:style-name="ce4">
            <text:p>1235</text:p>
          </table:table-cell>
          <table:table-cell office:value-type="string" table:style-name="ce5">
            <text:p>IMPLANT SCREW LOCKING 4.0/5.0</text:p>
          </table:table-cell>
          <table:table-cell office:value-type="float" office:value="1286.5" table:style-name="ce6">
            <text:p>1,287</text:p>
          </table:table-cell>
          <table:table-cell office:value-type="float" office:value="1286.5" table:style-name="ce6">
            <text:p>1,287</text:p>
          </table:table-cell>
          <table:table-cell table:number-columns-repeated="16380"/>
        </table:table-row>
        <table:table-row table:style-name="ro2">
          <table:table-cell office:value-type="float" office:value="1236" table:style-name="ce4">
            <text:p>1236</text:p>
          </table:table-cell>
          <table:table-cell office:value-type="string" table:style-name="ce5">
            <text:p>IMPLANT SCREW MICRO ASNIS</text:p>
          </table:table-cell>
          <table:table-cell office:value-type="float" office:value="1325.5" table:style-name="ce6">
            <text:p>1,326</text:p>
          </table:table-cell>
          <table:table-cell office:value-type="float" office:value="1325.5" table:style-name="ce6">
            <text:p>1,326</text:p>
          </table:table-cell>
          <table:table-cell table:number-columns-repeated="16380"/>
        </table:table-row>
        <table:table-row table:style-name="ro2">
          <table:table-cell office:value-type="float" office:value="1237" table:style-name="ce4">
            <text:p>1237</text:p>
          </table:table-cell>
          <table:table-cell office:value-type="string" table:style-name="ce5">
            <text:p>IMPLANT SCREW MILAGRO TAPERD</text:p>
          </table:table-cell>
          <table:table-cell office:value-type="float" office:value="1900.5" table:style-name="ce6">
            <text:p>1,901</text:p>
          </table:table-cell>
          <table:table-cell office:value-type="float" office:value="1900.5" table:style-name="ce6">
            <text:p>1,901</text:p>
          </table:table-cell>
          <table:table-cell table:number-columns-repeated="16380"/>
        </table:table-row>
        <table:table-row table:style-name="ro2">
          <table:table-cell office:value-type="float" office:value="1238" table:style-name="ce4">
            <text:p>1238</text:p>
          </table:table-cell>
          <table:table-cell office:value-type="string" table:style-name="ce5">
            <text:p>IMPLANT SCREW PLATE GAP RESTOR</text:p>
          </table:table-cell>
          <table:table-cell office:value-type="float" office:value="831.5" table:style-name="ce6">
            <text:p>832</text:p>
          </table:table-cell>
          <table:table-cell office:value-type="float" office:value="831.5" table:style-name="ce6">
            <text:p>832</text:p>
          </table:table-cell>
          <table:table-cell table:number-columns-repeated="16380"/>
        </table:table-row>
        <table:table-row table:style-name="ro2">
          <table:table-cell office:value-type="float" office:value="1239" table:style-name="ce4">
            <text:p>1239</text:p>
          </table:table-cell>
          <table:table-cell office:value-type="string" table:style-name="ce5">
            <text:p>IMPLANT SCREW POLYAXIAL</text:p>
          </table:table-cell>
          <table:table-cell office:value-type="float" office:value="3557.5" table:style-name="ce6">
            <text:p>3,558</text:p>
          </table:table-cell>
          <table:table-cell office:value-type="float" office:value="3557.5" table:style-name="ce6">
            <text:p>3,558</text:p>
          </table:table-cell>
          <table:table-cell table:number-columns-repeated="16380"/>
        </table:table-row>
        <table:table-row table:style-name="ro2">
          <table:table-cell office:value-type="float" office:value="1240" table:style-name="ce4">
            <text:p>1240</text:p>
          </table:table-cell>
          <table:table-cell office:value-type="string" table:style-name="ce5">
            <text:p>IMPLANT SCREW SF DRILL SCHANZ</text:p>
          </table:table-cell>
          <table:table-cell office:value-type="float" office:value="783" table:style-name="ce6">
            <text:p>783</text:p>
          </table:table-cell>
          <table:table-cell office:value-type="float" office:value="783" table:style-name="ce6">
            <text:p>783</text:p>
          </table:table-cell>
          <table:table-cell table:number-columns-repeated="16380"/>
        </table:table-row>
        <table:table-row table:style-name="ro2">
          <table:table-cell office:value-type="float" office:value="1241" table:style-name="ce4">
            <text:p>1241</text:p>
          </table:table-cell>
          <table:table-cell office:value-type="string" table:style-name="ce5">
            <text:p>IMPLANT SCREW SGL/INNER</text:p>
          </table:table-cell>
          <table:table-cell office:value-type="float" office:value="581.5" table:style-name="ce6">
            <text:p>582</text:p>
          </table:table-cell>
          <table:table-cell office:value-type="float" office:value="581.5" table:style-name="ce6">
            <text:p>582</text:p>
          </table:table-cell>
          <table:table-cell table:number-columns-repeated="16380"/>
        </table:table-row>
        <table:table-row table:style-name="ro2">
          <table:table-cell office:value-type="float" office:value="1242" table:style-name="ce4">
            <text:p>1242</text:p>
          </table:table-cell>
          <table:table-cell office:value-type="string" table:style-name="ce5">
            <text:p>IMPLANT SCREW SLF TAP 2.7 8-70MM</text:p>
          </table:table-cell>
          <table:table-cell office:value-type="float" office:value="442.5" table:style-name="ce6">
            <text:p>443</text:p>
          </table:table-cell>
          <table:table-cell office:value-type="float" office:value="442.5" table:style-name="ce6">
            <text:p>443</text:p>
          </table:table-cell>
          <table:table-cell table:number-columns-repeated="16380"/>
        </table:table-row>
        <table:table-row table:style-name="ro2">
          <table:table-cell office:value-type="float" office:value="1243" table:style-name="ce4">
            <text:p>1243</text:p>
          </table:table-cell>
          <table:table-cell office:value-type="string" table:style-name="ce5">
            <text:p>IMPLANT SCREW SNAP OFF 11-17MM</text:p>
          </table:table-cell>
          <table:table-cell office:value-type="float" office:value="6878.5" table:style-name="ce6">
            <text:p>6,879</text:p>
          </table:table-cell>
          <table:table-cell office:value-type="float" office:value="6878.5" table:style-name="ce6">
            <text:p>6,879</text:p>
          </table:table-cell>
          <table:table-cell table:number-columns-repeated="16380"/>
        </table:table-row>
        <table:table-row table:style-name="ro2">
          <table:table-cell office:value-type="float" office:value="1244" table:style-name="ce4">
            <text:p>1244</text:p>
          </table:table-cell>
          <table:table-cell office:value-type="string" table:style-name="ce5">
            <text:p>IMPLANT SCREW SPINAL BONE</text:p>
          </table:table-cell>
          <table:table-cell office:value-type="float" office:value="3418.5" table:style-name="ce6">
            <text:p>3,419</text:p>
          </table:table-cell>
          <table:table-cell office:value-type="float" office:value="3418.5" table:style-name="ce6">
            <text:p>3,419</text:p>
          </table:table-cell>
          <table:table-cell table:number-columns-repeated="16380"/>
        </table:table-row>
        <table:table-row table:style-name="ro2">
          <table:table-cell office:value-type="float" office:value="1245" table:style-name="ce4">
            <text:p>1245</text:p>
          </table:table-cell>
          <table:table-cell office:value-type="string" table:style-name="ce5">
            <text:p>IMPLANT SCREW T2 CONDYL 5MM</text:p>
          </table:table-cell>
          <table:table-cell office:value-type="float" office:value="1387" table:style-name="ce6">
            <text:p>1,387</text:p>
          </table:table-cell>
          <table:table-cell office:value-type="float" office:value="1387" table:style-name="ce6">
            <text:p>1,387</text:p>
          </table:table-cell>
          <table:table-cell table:number-columns-repeated="16380"/>
        </table:table-row>
        <table:table-row table:style-name="ro2">
          <table:table-cell office:value-type="float" office:value="1246" table:style-name="ce4">
            <text:p>1246</text:p>
          </table:table-cell>
          <table:table-cell office:value-type="string" table:style-name="ce5">
            <text:p>IMPLANT SCREW T2 LCK/COMP</text:p>
          </table:table-cell>
          <table:table-cell office:value-type="float" office:value="1352" table:style-name="ce6">
            <text:p>1,352</text:p>
          </table:table-cell>
          <table:table-cell office:value-type="float" office:value="1352" table:style-name="ce6">
            <text:p>1,352</text:p>
          </table:table-cell>
          <table:table-cell table:number-columns-repeated="16380"/>
        </table:table-row>
        <table:table-row table:style-name="ro2">
          <table:table-cell office:value-type="float" office:value="1247" table:style-name="ce4">
            <text:p>1247</text:p>
          </table:table-cell>
          <table:table-cell office:value-type="string" table:style-name="ce5">
            <text:p>IMPLANT SCREW TI LCK 4.0/5.0MM</text:p>
          </table:table-cell>
          <table:table-cell office:value-type="float" office:value="744" table:style-name="ce6">
            <text:p>744</text:p>
          </table:table-cell>
          <table:table-cell office:value-type="float" office:value="744" table:style-name="ce6">
            <text:p>744</text:p>
          </table:table-cell>
          <table:table-cell table:number-columns-repeated="16380"/>
        </table:table-row>
        <table:table-row table:style-name="ro2">
          <table:table-cell office:value-type="float" office:value="1248" table:style-name="ce4">
            <text:p>1248</text:p>
          </table:table-cell>
          <table:table-cell office:value-type="string" table:style-name="ce5">
            <text:p>IMPLANT SCREW VA 2.7 T8 STARDRV</text:p>
          </table:table-cell>
          <table:table-cell office:value-type="float" office:value="489" table:style-name="ce6">
            <text:p>489</text:p>
          </table:table-cell>
          <table:table-cell office:value-type="float" office:value="489" table:style-name="ce6">
            <text:p>489</text:p>
          </table:table-cell>
          <table:table-cell table:number-columns-repeated="16380"/>
        </table:table-row>
        <table:table-row table:style-name="ro2">
          <table:table-cell office:value-type="float" office:value="1249" table:style-name="ce4">
            <text:p>1249</text:p>
          </table:table-cell>
          <table:table-cell office:value-type="string" table:style-name="ce5">
            <text:p>IMPLANT SCREW VA LOCKING 5DEG</text:p>
          </table:table-cell>
          <table:table-cell office:value-type="float" office:value="1519" table:style-name="ce6">
            <text:p>1,519</text:p>
          </table:table-cell>
          <table:table-cell office:value-type="float" office:value="1519" table:style-name="ce6">
            <text:p>1,519</text:p>
          </table:table-cell>
          <table:table-cell table:number-columns-repeated="16380"/>
        </table:table-row>
        <table:table-row table:style-name="ro2">
          <table:table-cell office:value-type="float" office:value="1250" table:style-name="ce4">
            <text:p>1250</text:p>
          </table:table-cell>
          <table:table-cell office:value-type="string" table:style-name="ce5">
            <text:p>IMPLANT SHOULDER GLENOD BASEPLT</text:p>
          </table:table-cell>
          <table:table-cell office:value-type="float" office:value="5310.5" table:style-name="ce6">
            <text:p>5,311</text:p>
          </table:table-cell>
          <table:table-cell office:value-type="float" office:value="5310.5" table:style-name="ce6">
            <text:p>5,311</text:p>
          </table:table-cell>
          <table:table-cell table:number-columns-repeated="16380"/>
        </table:table-row>
        <table:table-row table:style-name="ro2">
          <table:table-cell office:value-type="float" office:value="1251" table:style-name="ce4">
            <text:p>1251</text:p>
          </table:table-cell>
          <table:table-cell office:value-type="string" table:style-name="ce5">
            <text:p>IMPLANT SHOULDER GLENOSPHERE</text:p>
          </table:table-cell>
          <table:table-cell office:value-type="float" office:value="8450" table:style-name="ce6">
            <text:p>8,450</text:p>
          </table:table-cell>
          <table:table-cell office:value-type="float" office:value="8450" table:style-name="ce6">
            <text:p>8,450</text:p>
          </table:table-cell>
          <table:table-cell table:number-columns-repeated="16380"/>
        </table:table-row>
        <table:table-row table:style-name="ro2">
          <table:table-cell office:value-type="float" office:value="1252" table:style-name="ce4">
            <text:p>1252</text:p>
          </table:table-cell>
          <table:table-cell office:value-type="string" table:style-name="ce5">
            <text:p>IMPLANT SHOULDER HUM STEM</text:p>
          </table:table-cell>
          <table:table-cell office:value-type="float" office:value="5200" table:style-name="ce6">
            <text:p>5,200</text:p>
          </table:table-cell>
          <table:table-cell office:value-type="float" office:value="5200" table:style-name="ce6">
            <text:p>5,200</text:p>
          </table:table-cell>
          <table:table-cell table:number-columns-repeated="16380"/>
        </table:table-row>
        <table:table-row table:style-name="ro2">
          <table:table-cell office:value-type="float" office:value="1253" table:style-name="ce4">
            <text:p>1253</text:p>
          </table:table-cell>
          <table:table-cell office:value-type="string" table:style-name="ce5">
            <text:p>IMPLANT SHOULDER HUMERAL INSRT</text:p>
          </table:table-cell>
          <table:table-cell office:value-type="float" office:value="4225" table:style-name="ce6">
            <text:p>4,225</text:p>
          </table:table-cell>
          <table:table-cell office:value-type="float" office:value="4225" table:style-name="ce6">
            <text:p>4,225</text:p>
          </table:table-cell>
          <table:table-cell table:number-columns-repeated="16380"/>
        </table:table-row>
        <table:table-row table:style-name="ro2">
          <table:table-cell office:value-type="float" office:value="1254" table:style-name="ce4">
            <text:p>1254</text:p>
          </table:table-cell>
          <table:table-cell office:value-type="string" table:style-name="ce5">
            <text:p>IMPLANT SHOULDER HUMERAL STEM</text:p>
          </table:table-cell>
          <table:table-cell office:value-type="float" office:value="5200" table:style-name="ce6">
            <text:p>5,200</text:p>
          </table:table-cell>
          <table:table-cell office:value-type="float" office:value="5200" table:style-name="ce6">
            <text:p>5,200</text:p>
          </table:table-cell>
          <table:table-cell table:number-columns-repeated="16380"/>
        </table:table-row>
        <table:table-row table:style-name="ro2">
          <table:table-cell office:value-type="float" office:value="1255" table:style-name="ce4">
            <text:p>1255</text:p>
          </table:table-cell>
          <table:table-cell office:value-type="string" table:style-name="ce5">
            <text:p>IMPLANT SHOULDER HUMRL BEARING</text:p>
          </table:table-cell>
          <table:table-cell office:value-type="float" office:value="3705" table:style-name="ce6">
            <text:p>3,705</text:p>
          </table:table-cell>
          <table:table-cell office:value-type="float" office:value="3705" table:style-name="ce6">
            <text:p>3,705</text:p>
          </table:table-cell>
          <table:table-cell table:number-columns-repeated="16380"/>
        </table:table-row>
        <table:table-row table:style-name="ro2">
          <table:table-cell office:value-type="float" office:value="1256" table:style-name="ce4">
            <text:p>1256</text:p>
          </table:table-cell>
          <table:table-cell office:value-type="string" table:style-name="ce5">
            <text:p>IMPLANT SHOULDER STEM BIPOLR UHR</text:p>
          </table:table-cell>
          <table:table-cell office:value-type="float" office:value="2362.5" table:style-name="ce6">
            <text:p>2,363</text:p>
          </table:table-cell>
          <table:table-cell office:value-type="float" office:value="2362.5" table:style-name="ce6">
            <text:p>2,363</text:p>
          </table:table-cell>
          <table:table-cell table:number-columns-repeated="16380"/>
        </table:table-row>
        <table:table-row table:style-name="ro2">
          <table:table-cell office:value-type="float" office:value="1257" table:style-name="ce4">
            <text:p>1257</text:p>
          </table:table-cell>
          <table:table-cell office:value-type="string" table:style-name="ce5">
            <text:p>IMPLANT SINUS DISSLVBL</text:p>
          </table:table-cell>
          <table:table-cell office:value-type="float" office:value="3937.5" table:style-name="ce6">
            <text:p>3,938</text:p>
          </table:table-cell>
          <table:table-cell office:value-type="float" office:value="3937.5" table:style-name="ce6">
            <text:p>3,938</text:p>
          </table:table-cell>
          <table:table-cell table:number-columns-repeated="16380"/>
        </table:table-row>
        <table:table-row table:style-name="ro2">
          <table:table-cell office:value-type="float" office:value="1258" table:style-name="ce4">
            <text:p>1258</text:p>
          </table:table-cell>
          <table:table-cell office:value-type="string" table:style-name="ce5">
            <text:p>IMPLANT SPINAL CAGE CLYD MEDTR</text:p>
          </table:table-cell>
          <table:table-cell office:value-type="float" office:value="10725" table:style-name="ce6">
            <text:p>10,725</text:p>
          </table:table-cell>
          <table:table-cell office:value-type="float" office:value="10725" table:style-name="ce6">
            <text:p>10,725</text:p>
          </table:table-cell>
          <table:table-cell table:number-columns-repeated="16380"/>
        </table:table-row>
        <table:table-row table:style-name="ro2">
          <table:table-cell office:value-type="float" office:value="1259" table:style-name="ce4">
            <text:p>1259</text:p>
          </table:table-cell>
          <table:table-cell office:value-type="string" table:style-name="ce5">
            <text:p>IMPLANT SPINAL PLATE 28 - 46MM</text:p>
          </table:table-cell>
          <table:table-cell office:value-type="float" office:value="3755" table:style-name="ce6">
            <text:p>3,755</text:p>
          </table:table-cell>
          <table:table-cell office:value-type="float" office:value="3755" table:style-name="ce6">
            <text:p>3,755</text:p>
          </table:table-cell>
          <table:table-cell table:number-columns-repeated="16380"/>
        </table:table-row>
        <table:table-row table:style-name="ro2">
          <table:table-cell office:value-type="float" office:value="1260" table:style-name="ce4">
            <text:p>1260</text:p>
          </table:table-cell>
          <table:table-cell office:value-type="string" table:style-name="ce5">
            <text:p>IMPLANT SPINAL PLATE CERV ANT 2LVL</text:p>
          </table:table-cell>
          <table:table-cell office:value-type="float" office:value="3680" table:style-name="ce6">
            <text:p>3,680</text:p>
          </table:table-cell>
          <table:table-cell office:value-type="float" office:value="3680" table:style-name="ce6">
            <text:p>3,680</text:p>
          </table:table-cell>
          <table:table-cell table:number-columns-repeated="16380"/>
        </table:table-row>
        <table:table-row table:style-name="ro2">
          <table:table-cell office:value-type="float" office:value="1261" table:style-name="ce4">
            <text:p>1261</text:p>
          </table:table-cell>
          <table:table-cell office:value-type="string" table:style-name="ce5">
            <text:p>IMPLANT SPINAL PLATE VECTRA 1LVL</text:p>
          </table:table-cell>
          <table:table-cell office:value-type="float" office:value="3359.5" table:style-name="ce6">
            <text:p>3,360</text:p>
          </table:table-cell>
          <table:table-cell office:value-type="float" office:value="3359.5" table:style-name="ce6">
            <text:p>3,360</text:p>
          </table:table-cell>
          <table:table-cell table:number-columns-repeated="16380"/>
        </table:table-row>
        <table:table-row table:style-name="ro2">
          <table:table-cell office:value-type="float" office:value="1262" table:style-name="ce4">
            <text:p>1262</text:p>
          </table:table-cell>
          <table:table-cell office:value-type="string" table:style-name="ce5">
            <text:p>IMPLANT SPINAL ROD 3.5-6.0MM</text:p>
          </table:table-cell>
          <table:table-cell office:value-type="float" office:value="1150" table:style-name="ce6">
            <text:p>1,150</text:p>
          </table:table-cell>
          <table:table-cell office:value-type="float" office:value="1150" table:style-name="ce6">
            <text:p>1,150</text:p>
          </table:table-cell>
          <table:table-cell table:number-columns-repeated="16380"/>
        </table:table-row>
        <table:table-row table:style-name="ro2">
          <table:table-cell office:value-type="float" office:value="1263" table:style-name="ce4">
            <text:p>1263</text:p>
          </table:table-cell>
          <table:table-cell office:value-type="string" table:style-name="ce5">
            <text:p>IMPLANT SPINAL ROD SEXTANT</text:p>
          </table:table-cell>
          <table:table-cell office:value-type="float" office:value="1407.5" table:style-name="ce6">
            <text:p>1,408</text:p>
          </table:table-cell>
          <table:table-cell office:value-type="float" office:value="1407.5" table:style-name="ce6">
            <text:p>1,408</text:p>
          </table:table-cell>
          <table:table-cell table:number-columns-repeated="16380"/>
        </table:table-row>
        <table:table-row table:style-name="ro2">
          <table:table-cell office:value-type="float" office:value="1264" table:style-name="ce4">
            <text:p>1264</text:p>
          </table:table-cell>
          <table:table-cell office:value-type="string" table:style-name="ce5">
            <text:p>IMPLANT SPINAL ROD VIPER/MIS</text:p>
          </table:table-cell>
          <table:table-cell office:value-type="float" office:value="1587" table:style-name="ce6">
            <text:p>1,587</text:p>
          </table:table-cell>
          <table:table-cell office:value-type="float" office:value="1587" table:style-name="ce6">
            <text:p>1,587</text:p>
          </table:table-cell>
          <table:table-cell table:number-columns-repeated="16380"/>
        </table:table-row>
        <table:table-row table:style-name="ro2">
          <table:table-cell office:value-type="float" office:value="1265" table:style-name="ce4">
            <text:p>1265</text:p>
          </table:table-cell>
          <table:table-cell office:value-type="string" table:style-name="ce5">
            <text:p>IMPLANT SPINAL SCREW</text:p>
          </table:table-cell>
          <table:table-cell office:value-type="float" office:value="4387.5" table:style-name="ce6">
            <text:p>4,388</text:p>
          </table:table-cell>
          <table:table-cell office:value-type="float" office:value="4387.5" table:style-name="ce6">
            <text:p>4,388</text:p>
          </table:table-cell>
          <table:table-cell table:number-columns-repeated="16380"/>
        </table:table-row>
        <table:table-row table:style-name="ro2">
          <table:table-cell office:value-type="float" office:value="1266" table:style-name="ce4">
            <text:p>1266</text:p>
          </table:table-cell>
          <table:table-cell office:value-type="string" table:style-name="ce5">
            <text:p>IMPLANT SPINAL SET SCREW MEDTR</text:p>
          </table:table-cell>
          <table:table-cell office:value-type="float" office:value="515.5" table:style-name="ce6">
            <text:p>516</text:p>
          </table:table-cell>
          <table:table-cell office:value-type="float" office:value="515.5" table:style-name="ce6">
            <text:p>516</text:p>
          </table:table-cell>
          <table:table-cell table:number-columns-repeated="16380"/>
        </table:table-row>
        <table:table-row table:style-name="ro2">
          <table:table-cell office:value-type="float" office:value="1267" table:style-name="ce4">
            <text:p>1267</text:p>
          </table:table-cell>
          <table:table-cell office:value-type="string" table:style-name="ce5">
            <text:p>IMPLANT SPINAL SPACR CALIBER</text:p>
          </table:table-cell>
          <table:table-cell office:value-type="float" office:value="16250" table:style-name="ce6">
            <text:p>16,250</text:p>
          </table:table-cell>
          <table:table-cell office:value-type="float" office:value="16250" table:style-name="ce6">
            <text:p>16,250</text:p>
          </table:table-cell>
          <table:table-cell table:number-columns-repeated="16380"/>
        </table:table-row>
        <table:table-row table:style-name="ro2">
          <table:table-cell office:value-type="float" office:value="1268" table:style-name="ce4">
            <text:p>1268</text:p>
          </table:table-cell>
          <table:table-cell office:value-type="string" table:style-name="ce5">
            <text:p>IMPLANT SPINAL SPACR MEDTR</text:p>
          </table:table-cell>
          <table:table-cell office:value-type="float" office:value="3790" table:style-name="ce6">
            <text:p>3,790</text:p>
          </table:table-cell>
          <table:table-cell office:value-type="float" office:value="3790" table:style-name="ce6">
            <text:p>3,790</text:p>
          </table:table-cell>
          <table:table-cell table:number-columns-repeated="16380"/>
        </table:table-row>
        <table:table-row table:style-name="ro2">
          <table:table-cell office:value-type="float" office:value="1269" table:style-name="ce4">
            <text:p>1269</text:p>
          </table:table-cell>
          <table:table-cell office:value-type="string" table:style-name="ce5">
            <text:p>IMPLANT SPINAL STIMULATR</text:p>
          </table:table-cell>
          <table:table-cell office:value-type="float" office:value="51000" table:style-name="ce6">
            <text:p>51,000</text:p>
          </table:table-cell>
          <table:table-cell office:value-type="float" office:value="51000" table:style-name="ce6">
            <text:p>51,000</text:p>
          </table:table-cell>
          <table:table-cell table:number-columns-repeated="16380"/>
        </table:table-row>
        <table:table-row table:style-name="ro2">
          <table:table-cell office:value-type="float" office:value="1270" table:style-name="ce4">
            <text:p>1270</text:p>
          </table:table-cell>
          <table:table-cell office:value-type="string" table:style-name="ce5">
            <text:p>IMPLANT SPINE EXPND INTERBODY DEV</text:p>
          </table:table-cell>
          <table:table-cell office:value-type="float" office:value="14700" table:style-name="ce6">
            <text:p>14,700</text:p>
          </table:table-cell>
          <table:table-cell office:value-type="float" office:value="14700" table:style-name="ce6">
            <text:p>14,700</text:p>
          </table:table-cell>
          <table:table-cell table:number-columns-repeated="16380"/>
        </table:table-row>
        <table:table-row table:style-name="ro2">
          <table:table-cell office:value-type="float" office:value="1271" table:style-name="ce4">
            <text:p>1271</text:p>
          </table:table-cell>
          <table:table-cell office:value-type="string" table:style-name="ce5">
            <text:p>IMPLANT STENT GRAFT</text:p>
          </table:table-cell>
          <table:table-cell office:value-type="float" office:value="30149.5" table:style-name="ce6">
            <text:p>30,150</text:p>
          </table:table-cell>
          <table:table-cell office:value-type="float" office:value="30149.5" table:style-name="ce6">
            <text:p>30,150</text:p>
          </table:table-cell>
          <table:table-cell table:number-columns-repeated="16380"/>
        </table:table-row>
        <table:table-row table:style-name="ro2">
          <table:table-cell office:value-type="float" office:value="1272" table:style-name="ce4">
            <text:p>1272</text:p>
          </table:table-cell>
          <table:table-cell office:value-type="string" table:style-name="ce5">
            <text:p>IMPLANT SYS LIGAMENT REPAIR</text:p>
          </table:table-cell>
          <table:table-cell office:value-type="float" office:value="3494" table:style-name="ce6">
            <text:p>3,494</text:p>
          </table:table-cell>
          <table:table-cell office:value-type="float" office:value="3494" table:style-name="ce6">
            <text:p>3,494</text:p>
          </table:table-cell>
          <table:table-cell table:number-columns-repeated="16380"/>
        </table:table-row>
        <table:table-row table:style-name="ro2">
          <table:table-cell office:value-type="float" office:value="1273" table:style-name="ce4">
            <text:p>1273</text:p>
          </table:table-cell>
          <table:table-cell office:value-type="string" table:style-name="ce5">
            <text:p>IMPLANT SYSTEM BIOCOMPOSITE ACHILLES</text:p>
          </table:table-cell>
          <table:table-cell office:value-type="float" office:value="6484" table:style-name="ce6">
            <text:p>6,484</text:p>
          </table:table-cell>
          <table:table-cell office:value-type="float" office:value="6484" table:style-name="ce6">
            <text:p>6,484</text:p>
          </table:table-cell>
          <table:table-cell table:number-columns-repeated="16380"/>
        </table:table-row>
        <table:table-row table:style-name="ro2">
          <table:table-cell office:value-type="float" office:value="1274" table:style-name="ce4">
            <text:p>1274</text:p>
          </table:table-cell>
          <table:table-cell office:value-type="string" table:style-name="ce5">
            <text:p>IMPLANT TIB BASEPLATE</text:p>
          </table:table-cell>
          <table:table-cell office:value-type="float" office:value="7785" table:style-name="ce6">
            <text:p>7,785</text:p>
          </table:table-cell>
          <table:table-cell office:value-type="float" office:value="7785" table:style-name="ce6">
            <text:p>7,785</text:p>
          </table:table-cell>
          <table:table-cell table:number-columns-repeated="16380"/>
        </table:table-row>
        <table:table-row table:style-name="ro2">
          <table:table-cell office:value-type="float" office:value="1275" table:style-name="ce4">
            <text:p>1275</text:p>
          </table:table-cell>
          <table:table-cell office:value-type="string" table:style-name="ce5">
            <text:p>IMPLANT TIBIAL BEARING EPOLY</text:p>
          </table:table-cell>
          <table:table-cell office:value-type="float" office:value="4062.5" table:style-name="ce6">
            <text:p>4,063</text:p>
          </table:table-cell>
          <table:table-cell office:value-type="float" office:value="4062.5" table:style-name="ce6">
            <text:p>4,063</text:p>
          </table:table-cell>
          <table:table-cell table:number-columns-repeated="16380"/>
        </table:table-row>
        <table:table-row table:style-name="ro2">
          <table:table-cell office:value-type="float" office:value="1276" table:style-name="ce4">
            <text:p>1276</text:p>
          </table:table-cell>
          <table:table-cell office:value-type="string" table:style-name="ce5">
            <text:p>IMPLANT TISS BIO A SYN</text:p>
          </table:table-cell>
          <table:table-cell office:value-type="float" office:value="2515" table:style-name="ce6">
            <text:p>2,515</text:p>
          </table:table-cell>
          <table:table-cell office:value-type="float" office:value="2515" table:style-name="ce6">
            <text:p>2,515</text:p>
          </table:table-cell>
          <table:table-cell table:number-columns-repeated="16380"/>
        </table:table-row>
        <table:table-row table:style-name="ro2">
          <table:table-cell office:value-type="float" office:value="1277" table:style-name="ce4">
            <text:p>1277</text:p>
          </table:table-cell>
          <table:table-cell office:value-type="string" table:style-name="ce5">
            <text:p>IMPLANT TISS EXPANDR CPX4 W/TAB</text:p>
          </table:table-cell>
          <table:table-cell office:value-type="float" office:value="3900" table:style-name="ce6">
            <text:p>3,900</text:p>
          </table:table-cell>
          <table:table-cell office:value-type="float" office:value="3900" table:style-name="ce6">
            <text:p>3,900</text:p>
          </table:table-cell>
          <table:table-cell table:number-columns-repeated="16380"/>
        </table:table-row>
        <table:table-row table:style-name="ro2">
          <table:table-cell office:value-type="float" office:value="1278" table:style-name="ce4">
            <text:p>1278</text:p>
          </table:table-cell>
          <table:table-cell office:value-type="string" table:style-name="ce5">
            <text:p>IMPLANT TISSUE COTTON WEDGE</text:p>
          </table:table-cell>
          <table:table-cell office:value-type="float" office:value="5265" table:style-name="ce6">
            <text:p>5,265</text:p>
          </table:table-cell>
          <table:table-cell office:value-type="float" office:value="5265" table:style-name="ce6">
            <text:p>5,265</text:p>
          </table:table-cell>
          <table:table-cell table:number-columns-repeated="16380"/>
        </table:table-row>
        <table:table-row table:style-name="ro2">
          <table:table-cell office:value-type="float" office:value="1279" table:style-name="ce4">
            <text:p>1279</text:p>
          </table:table-cell>
          <table:table-cell office:value-type="string" table:style-name="ce5">
            <text:p>IMPLANT TISSUE EXPANDER</text:p>
          </table:table-cell>
          <table:table-cell office:value-type="float" office:value="3737.5" table:style-name="ce6">
            <text:p>3,738</text:p>
          </table:table-cell>
          <table:table-cell office:value-type="float" office:value="3737.5" table:style-name="ce6">
            <text:p>3,738</text:p>
          </table:table-cell>
          <table:table-cell table:number-columns-repeated="16380"/>
        </table:table-row>
        <table:table-row table:style-name="ro2">
          <table:table-cell office:value-type="float" office:value="1280" table:style-name="ce4">
            <text:p>1280</text:p>
          </table:table-cell>
          <table:table-cell office:value-type="string" table:style-name="ce5">
            <text:p>IMPLANT TISSUE EXPANDR MENTR</text:p>
          </table:table-cell>
          <table:table-cell office:value-type="float" office:value="5250" table:style-name="ce6">
            <text:p>5,250</text:p>
          </table:table-cell>
          <table:table-cell office:value-type="float" office:value="5250" table:style-name="ce6">
            <text:p>5,250</text:p>
          </table:table-cell>
          <table:table-cell table:number-columns-repeated="16380"/>
        </table:table-row>
        <table:table-row table:style-name="ro2">
          <table:table-cell office:value-type="float" office:value="1281" table:style-name="ce4">
            <text:p>1281</text:p>
          </table:table-cell>
          <table:table-cell office:value-type="string" table:style-name="ce5">
            <text:p>IMPLANT TNDN GRACILIS</text:p>
          </table:table-cell>
          <table:table-cell office:value-type="float" office:value="3656.5" table:style-name="ce6">
            <text:p>3,657</text:p>
          </table:table-cell>
          <table:table-cell office:value-type="float" office:value="3656.5" table:style-name="ce6">
            <text:p>3,657</text:p>
          </table:table-cell>
          <table:table-cell table:number-columns-repeated="16380"/>
        </table:table-row>
        <table:table-row table:style-name="ro2">
          <table:table-cell office:value-type="float" office:value="1282" table:style-name="ce4">
            <text:p>1282</text:p>
          </table:table-cell>
          <table:table-cell office:value-type="string" table:style-name="ce5">
            <text:p>IMPLANT TNDN SEMITNDNS</text:p>
          </table:table-cell>
          <table:table-cell office:value-type="float" office:value="3916.5" table:style-name="ce6">
            <text:p>3,917</text:p>
          </table:table-cell>
          <table:table-cell office:value-type="float" office:value="3916.5" table:style-name="ce6">
            <text:p>3,917</text:p>
          </table:table-cell>
          <table:table-cell table:number-columns-repeated="16380"/>
        </table:table-row>
        <table:table-row table:style-name="ro2">
          <table:table-cell office:value-type="float" office:value="1283" table:style-name="ce4">
            <text:p>1283</text:p>
          </table:table-cell>
          <table:table-cell office:value-type="string" table:style-name="ce5">
            <text:p>IMPLANT TNDN SEMITNDNS SHRT</text:p>
          </table:table-cell>
          <table:table-cell office:value-type="float" office:value="3918.5" table:style-name="ce6">
            <text:p>3,919</text:p>
          </table:table-cell>
          <table:table-cell office:value-type="float" office:value="3918.5" table:style-name="ce6">
            <text:p>3,919</text:p>
          </table:table-cell>
          <table:table-cell table:number-columns-repeated="16380"/>
        </table:table-row>
        <table:table-row table:style-name="ro2">
          <table:table-cell office:value-type="float" office:value="1284" table:style-name="ce4">
            <text:p>1284</text:p>
          </table:table-cell>
          <table:table-cell office:value-type="string" table:style-name="ce5">
            <text:p>IMPLANT WIRE COMP THREAD</text:p>
          </table:table-cell>
          <table:table-cell office:value-type="float" office:value="251" table:style-name="ce6">
            <text:p>251</text:p>
          </table:table-cell>
          <table:table-cell office:value-type="float" office:value="251" table:style-name="ce6">
            <text:p>251</text:p>
          </table:table-cell>
          <table:table-cell table:number-columns-repeated="16380"/>
        </table:table-row>
        <table:table-row table:style-name="ro2">
          <table:table-cell office:value-type="float" office:value="1285" table:style-name="ce4">
            <text:p>1285</text:p>
          </table:table-cell>
          <table:table-cell office:value-type="string" table:style-name="ce5">
            <text:p>INC/REPL SPINE NSTIM PG/RCVR</text:p>
          </table:table-cell>
          <table:table-cell office:value-type="float" office:value="6929" table:style-name="ce6">
            <text:p>6,929</text:p>
          </table:table-cell>
          <table:table-cell office:value-type="float" office:value="6929" table:style-name="ce6">
            <text:p>6,929</text:p>
          </table:table-cell>
          <table:table-cell table:number-columns-repeated="16380"/>
        </table:table-row>
        <table:table-row table:style-name="ro2">
          <table:table-cell office:value-type="float" office:value="1286" table:style-name="ce4">
            <text:p>1286</text:p>
          </table:table-cell>
          <table:table-cell office:value-type="string" table:style-name="ce5">
            <text:p>INCISION/REMOVAL FOREIGN BODY</text:p>
          </table:table-cell>
          <table:table-cell office:value-type="float" office:value="385.5" table:style-name="ce6">
            <text:p>386</text:p>
          </table:table-cell>
          <table:table-cell office:value-type="float" office:value="385.5" table:style-name="ce6">
            <text:p>386</text:p>
          </table:table-cell>
          <table:table-cell table:number-columns-repeated="16380"/>
        </table:table-row>
        <table:table-row table:style-name="ro2">
          <table:table-cell office:value-type="float" office:value="1287" table:style-name="ce4">
            <text:p>1287</text:p>
          </table:table-cell>
          <table:table-cell office:value-type="string" table:style-name="ce5">
            <text:p>INDEFLATOR</text:p>
          </table:table-cell>
          <table:table-cell office:value-type="float" office:value="647" table:style-name="ce6">
            <text:p>647</text:p>
          </table:table-cell>
          <table:table-cell office:value-type="float" office:value="647" table:style-name="ce6">
            <text:p>647</text:p>
          </table:table-cell>
          <table:table-cell table:number-columns-repeated="16380"/>
        </table:table-row>
        <table:table-row table:style-name="ro2">
          <table:table-cell office:value-type="float" office:value="1288" table:style-name="ce4">
            <text:p>1288</text:p>
          </table:table-cell>
          <table:table-cell office:value-type="string" table:style-name="ce5">
            <text:p>INFECT AGENT ANTIGEN DET</text:p>
          </table:table-cell>
          <table:table-cell office:value-type="float" office:value="152.5" table:style-name="ce6">
            <text:p>153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1289" table:style-name="ce4">
            <text:p>1289</text:p>
          </table:table-cell>
          <table:table-cell office:value-type="string" table:style-name="ce5">
            <text:p>INFECT AGENT DET AMP PROBE</text:p>
          </table:table-cell>
          <table:table-cell office:value-type="float" office:value="1116.5" table:style-name="ce6">
            <text:p>1,117</text:p>
          </table:table-cell>
          <table:table-cell office:value-type="float" office:value="638" table:style-name="ce6">
            <text:p>638</text:p>
          </table:table-cell>
          <table:table-cell table:number-columns-repeated="16380"/>
        </table:table-row>
        <table:table-row table:style-name="ro2">
          <table:table-cell office:value-type="float" office:value="1290" table:style-name="ce4">
            <text:p>1290</text:p>
          </table:table-cell>
          <table:table-cell office:value-type="string" table:style-name="ce5">
            <text:p>INFLATOR</text:p>
          </table:table-cell>
          <table:table-cell office:value-type="float" office:value="384.5" table:style-name="ce6">
            <text:p>385</text:p>
          </table:table-cell>
          <table:table-cell office:value-type="float" office:value="384.5" table:style-name="ce6">
            <text:p>385</text:p>
          </table:table-cell>
          <table:table-cell table:number-columns-repeated="16380"/>
        </table:table-row>
        <table:table-row table:style-name="ro2">
          <table:table-cell office:value-type="float" office:value="1291" table:style-name="ce4">
            <text:p>1291</text:p>
          </table:table-cell>
          <table:table-cell office:value-type="string" table:style-name="ce5">
            <text:p>INFLATOR W/GAUG ENCORE 26 DISP</text:p>
          </table:table-cell>
          <table:table-cell office:value-type="float" office:value="290" table:style-name="ce6">
            <text:p>290</text:p>
          </table:table-cell>
          <table:table-cell office:value-type="float" office:value="290" table:style-name="ce6">
            <text:p>290</text:p>
          </table:table-cell>
          <table:table-cell table:number-columns-repeated="16380"/>
        </table:table-row>
        <table:table-row table:style-name="ro2">
          <table:table-cell office:value-type="float" office:value="1292" table:style-name="ce4">
            <text:p>1292</text:p>
          </table:table-cell>
          <table:table-cell office:value-type="string" table:style-name="ce5">
            <text:p>INFLUENZA ANTIGEN RAPID</text:p>
          </table:table-cell>
          <table:table-cell office:value-type="float" office:value="159.5" table:style-name="ce6">
            <text:p>160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1293" table:style-name="ce4">
            <text:p>1293</text:p>
          </table:table-cell>
          <table:table-cell office:value-type="string" table:style-name="ce5">
            <text:p>INFLUENZA DNA AMP PROBE</text:p>
          </table:table-cell>
          <table:table-cell office:value-type="float" office:value="841" table:style-name="ce6">
            <text:p>841</text:p>
          </table:table-cell>
          <table:table-cell office:value-type="float" office:value="480.5" table:style-name="ce6">
            <text:p>481</text:p>
          </table:table-cell>
          <table:table-cell table:number-columns-repeated="16380"/>
        </table:table-row>
        <table:table-row table:style-name="ro2">
          <table:table-cell office:value-type="float" office:value="1294" table:style-name="ce4">
            <text:p>1294</text:p>
          </table:table-cell>
          <table:table-cell office:value-type="string" table:style-name="ce5">
            <text:p>INHIBIN A</text:p>
          </table:table-cell>
          <table:table-cell office:value-type="float" office:value="189" table:style-name="ce6">
            <text:p>189</text:p>
          </table:table-cell>
          <table:table-cell office:value-type="float" office:value="108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1295" table:style-name="ce4">
            <text:p>1295</text:p>
          </table:table-cell>
          <table:table-cell office:value-type="string" table:style-name="ce5">
            <text:p>INJ AORTOGRAM</text:p>
          </table:table-cell>
          <table:table-cell office:value-type="float" office:value="1011.5" table:style-name="ce6">
            <text:p>1,012</text:p>
          </table:table-cell>
          <table:table-cell office:value-type="float" office:value="1011.5" table:style-name="ce6">
            <text:p>1,012</text:p>
          </table:table-cell>
          <table:table-cell table:number-columns-repeated="16380"/>
        </table:table-row>
        <table:table-row table:style-name="ro2">
          <table:table-cell office:value-type="float" office:value="1296" table:style-name="ce4">
            <text:p>1296</text:p>
          </table:table-cell>
          <table:table-cell office:value-type="string" table:style-name="ce5">
            <text:p>INJ SPINAL MYELOGRAM/CT</text:p>
          </table:table-cell>
          <table:table-cell office:value-type="float" office:value="917.5" table:style-name="ce6">
            <text:p>918</text:p>
          </table:table-cell>
          <table:table-cell office:value-type="float" office:value="917.5" table:style-name="ce6">
            <text:p>918</text:p>
          </table:table-cell>
          <table:table-cell table:number-columns-repeated="16380"/>
        </table:table-row>
        <table:table-row table:style-name="ro2">
          <table:table-cell office:value-type="float" office:value="1297" table:style-name="ce4">
            <text:p>1297</text:p>
          </table:table-cell>
          <table:table-cell office:value-type="string" table:style-name="ce5">
            <text:p>INJECT THORACIC CATH CONTINUOUS</text:p>
          </table:table-cell>
          <table:table-cell office:value-type="float" office:value="1447.5" table:style-name="ce6">
            <text:p>1,448</text:p>
          </table:table-cell>
          <table:table-cell office:value-type="float" office:value="1447.5" table:style-name="ce6">
            <text:p>1,448</text:p>
          </table:table-cell>
          <table:table-cell table:number-columns-repeated="16380"/>
        </table:table-row>
        <table:table-row table:style-name="ro2">
          <table:table-cell office:value-type="float" office:value="1298" table:style-name="ce4">
            <text:p>1298</text:p>
          </table:table-cell>
          <table:table-cell office:value-type="string" table:style-name="ce5">
            <text:p>INJECT VACCINE/TOXOID EA ADDL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80"/>
        </table:table-row>
        <table:table-row table:style-name="ro2">
          <table:table-cell office:value-type="float" office:value="1299" table:style-name="ce4">
            <text:p>1299</text:p>
          </table:table-cell>
          <table:table-cell office:value-type="string" table:style-name="ce5">
            <text:p>INJECT VACCINE/TOXOID FIRST</text:p>
          </table:table-cell>
          <table:table-cell office:value-type="float" office:value="107" table:style-name="ce6">
            <text:p>107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1300" table:style-name="ce4">
            <text:p>1300</text:p>
          </table:table-cell>
          <table:table-cell office:value-type="string" table:style-name="ce5">
            <text:p>INJECTION IM/SUBQ/ANTIBIOTICS</text:p>
          </table:table-cell>
          <table:table-cell office:value-type="float" office:value="107" table:style-name="ce6">
            <text:p>107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1301" table:style-name="ce4">
            <text:p>1301</text:p>
          </table:table-cell>
          <table:table-cell office:value-type="string" table:style-name="ce5">
            <text:p>INJECTION IV EA ADDL DRUG</text:p>
          </table:table-cell>
          <table:table-cell office:value-type="float" office:value="160.5" table:style-name="ce6">
            <text:p>161</text:p>
          </table:table-cell>
          <table:table-cell office:value-type="float" office:value="160.5" table:style-name="ce6">
            <text:p>161</text:p>
          </table:table-cell>
          <table:table-cell table:number-columns-repeated="16380"/>
        </table:table-row>
        <table:table-row table:style-name="ro2">
          <table:table-cell office:value-type="float" office:value="1302" table:style-name="ce4">
            <text:p>1302</text:p>
          </table:table-cell>
          <table:table-cell office:value-type="string" table:style-name="ce5">
            <text:p>INJECTION IV EA ADDL SAME DRUG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1303" table:style-name="ce4">
            <text:p>1303</text:p>
          </table:table-cell>
          <table:table-cell office:value-type="string" table:style-name="ce5">
            <text:p>INJECTION IV PUSH INITIAL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1304" table:style-name="ce4">
            <text:p>1304</text:p>
          </table:table-cell>
          <table:table-cell office:value-type="string" table:style-name="ce5">
            <text:p>INSERT BLADDER CATH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1305" table:style-name="ce4">
            <text:p>1305</text:p>
          </table:table-cell>
          <table:table-cell office:value-type="string" table:style-name="ce5">
            <text:p>INSERT CATH PLEURAL</text:p>
          </table:table-cell>
          <table:table-cell office:value-type="float" office:value="4142" table:style-name="ce6">
            <text:p>4,142</text:p>
          </table:table-cell>
          <table:table-cell office:value-type="float" office:value="4142" table:style-name="ce6">
            <text:p>4,142</text:p>
          </table:table-cell>
          <table:table-cell table:number-columns-repeated="16380"/>
        </table:table-row>
        <table:table-row table:style-name="ro2">
          <table:table-cell office:value-type="float" office:value="1306" table:style-name="ce4">
            <text:p>1306</text:p>
          </table:table-cell>
          <table:table-cell office:value-type="string" table:style-name="ce5">
            <text:p>INSERT PACEMAKER TEMP W/O CATH</text:p>
          </table:table-cell>
          <table:table-cell office:value-type="float" office:value="5232" table:style-name="ce6">
            <text:p>5,232</text:p>
          </table:table-cell>
          <table:table-cell office:value-type="float" office:value="5232" table:style-name="ce6">
            <text:p>5,232</text:p>
          </table:table-cell>
          <table:table-cell table:number-columns-repeated="16380"/>
        </table:table-row>
        <table:table-row table:style-name="ro2">
          <table:table-cell office:value-type="float" office:value="1307" table:style-name="ce4">
            <text:p>1307</text:p>
          </table:table-cell>
          <table:table-cell office:value-type="string" table:style-name="ce5">
            <text:p>INSERT SNGL ELCTRD PACEMAKER/DEFIB</text:p>
          </table:table-cell>
          <table:table-cell office:value-type="float" office:value="4638" table:style-name="ce6">
            <text:p>4,638</text:p>
          </table:table-cell>
          <table:table-cell office:value-type="float" office:value="4638" table:style-name="ce6">
            <text:p>4,638</text:p>
          </table:table-cell>
          <table:table-cell table:number-columns-repeated="16380"/>
        </table:table-row>
        <table:table-row table:style-name="ro2">
          <table:table-cell office:value-type="float" office:value="1308" table:style-name="ce4">
            <text:p>1308</text:p>
          </table:table-cell>
          <table:table-cell office:value-type="string" table:style-name="ce5">
            <text:p>INSERT TEMP BLADDER CATH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1309" table:style-name="ce4">
            <text:p>1309</text:p>
          </table:table-cell>
          <table:table-cell office:value-type="string" table:style-name="ce5">
            <text:p>INSERT/REPLC DEFIB SNGL/DUAL</text:p>
          </table:table-cell>
          <table:table-cell office:value-type="float" office:value="12600" table:style-name="ce6">
            <text:p>12,600</text:p>
          </table:table-cell>
          <table:table-cell office:value-type="float" office:value="12600" table:style-name="ce6">
            <text:p>12,600</text:p>
          </table:table-cell>
          <table:table-cell table:number-columns-repeated="16380"/>
        </table:table-row>
        <table:table-row table:style-name="ro2">
          <table:table-cell office:value-type="float" office:value="1310" table:style-name="ce4">
            <text:p>1310</text:p>
          </table:table-cell>
          <table:table-cell office:value-type="string" table:style-name="ce5">
            <text:p>INSERTION IABP PERC</text:p>
          </table:table-cell>
          <table:table-cell office:value-type="float" office:value="7549" table:style-name="ce6">
            <text:p>7,549</text:p>
          </table:table-cell>
          <table:table-cell office:value-type="float" office:value="7549" table:style-name="ce6">
            <text:p>7,549</text:p>
          </table:table-cell>
          <table:table-cell table:number-columns-repeated="16380"/>
        </table:table-row>
        <table:table-row table:style-name="ro2">
          <table:table-cell office:value-type="float" office:value="1311" table:style-name="ce4">
            <text:p>1311</text:p>
          </table:table-cell>
          <table:table-cell office:value-type="string" table:style-name="ce5">
            <text:p>INSERTION PACEMAKER DUAL</text:p>
          </table:table-cell>
          <table:table-cell office:value-type="float" office:value="13648.5" table:style-name="ce6">
            <text:p>13,649</text:p>
          </table:table-cell>
          <table:table-cell office:value-type="float" office:value="13648.5" table:style-name="ce6">
            <text:p>13,649</text:p>
          </table:table-cell>
          <table:table-cell table:number-columns-repeated="16380"/>
        </table:table-row>
        <table:table-row table:style-name="ro2">
          <table:table-cell office:value-type="float" office:value="1312" table:style-name="ce4">
            <text:p>1312</text:p>
          </table:table-cell>
          <table:table-cell office:value-type="string" table:style-name="ce5">
            <text:p>INSERTION PACEMAKER SNGL ATRIAL</text:p>
          </table:table-cell>
          <table:table-cell office:value-type="float" office:value="11835.5" table:style-name="ce6">
            <text:p>11,836</text:p>
          </table:table-cell>
          <table:table-cell office:value-type="float" office:value="11835.5" table:style-name="ce6">
            <text:p>11,836</text:p>
          </table:table-cell>
          <table:table-cell table:number-columns-repeated="16380"/>
        </table:table-row>
        <table:table-row table:style-name="ro2">
          <table:table-cell office:value-type="float" office:value="1313" table:style-name="ce4">
            <text:p>1313</text:p>
          </table:table-cell>
          <table:table-cell office:value-type="string" table:style-name="ce5">
            <text:p>INSERTION PACEMAKER SNGL VNTRCL</text:p>
          </table:table-cell>
          <table:table-cell office:value-type="float" office:value="12602" table:style-name="ce6">
            <text:p>12,602</text:p>
          </table:table-cell>
          <table:table-cell office:value-type="float" office:value="12602" table:style-name="ce6">
            <text:p>12,602</text:p>
          </table:table-cell>
          <table:table-cell table:number-columns-repeated="16380"/>
        </table:table-row>
        <table:table-row table:style-name="ro2">
          <table:table-cell office:value-type="float" office:value="1314" table:style-name="ce4">
            <text:p>1314</text:p>
          </table:table-cell>
          <table:table-cell office:value-type="string" table:style-name="ce5">
            <text:p>INSITU HYBRID ANALYZE 25-99</text:p>
          </table:table-cell>
          <table:table-cell office:value-type="float" office:value="456" table:style-name="ce6">
            <text:p>456</text:p>
          </table:table-cell>
          <table:table-cell office:value-type="float" office:value="260.5" table:style-name="ce6">
            <text:p>261</text:p>
          </table:table-cell>
          <table:table-cell table:number-columns-repeated="16380"/>
        </table:table-row>
        <table:table-row table:style-name="ro2">
          <table:table-cell office:value-type="float" office:value="1315" table:style-name="ce4">
            <text:p>1315</text:p>
          </table:table-cell>
          <table:table-cell office:value-type="string" table:style-name="ce5">
            <text:p>INSITU HYBRIDIZATION FISH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1316" table:style-name="ce4">
            <text:p>1316</text:p>
          </table:table-cell>
          <table:table-cell office:value-type="string" table:style-name="ce5">
            <text:p>INSTILLATION BLADDER ANTICARC</text:p>
          </table:table-cell>
          <table:table-cell office:value-type="float" office:value="506.5" table:style-name="ce6">
            <text:p>507</text:p>
          </table:table-cell>
          <table:table-cell office:value-type="float" office:value="506.5" table:style-name="ce6">
            <text:p>507</text:p>
          </table:table-cell>
          <table:table-cell table:number-columns-repeated="16380"/>
        </table:table-row>
        <table:table-row table:style-name="ro2">
          <table:table-cell office:value-type="float" office:value="1317" table:style-name="ce4">
            <text:p>1317</text:p>
          </table:table-cell>
          <table:table-cell office:value-type="string" table:style-name="ce5">
            <text:p>INSTRUMENT ENSEAL DISP</text:p>
          </table:table-cell>
          <table:table-cell office:value-type="float" office:value="3396" table:style-name="ce6">
            <text:p>3,396</text:p>
          </table:table-cell>
          <table:table-cell office:value-type="float" office:value="3396" table:style-name="ce6">
            <text:p>3,396</text:p>
          </table:table-cell>
          <table:table-cell table:number-columns-repeated="16380"/>
        </table:table-row>
        <table:table-row table:style-name="ro2">
          <table:table-cell office:value-type="float" office:value="1318" table:style-name="ce4">
            <text:p>1318</text:p>
          </table:table-cell>
          <table:table-cell office:value-type="string" table:style-name="ce5">
            <text:p>INSTRUMENT ENSEAL TRIO PTC</text:p>
          </table:table-cell>
          <table:table-cell office:value-type="float" office:value="2646" table:style-name="ce6">
            <text:p>2,646</text:p>
          </table:table-cell>
          <table:table-cell office:value-type="float" office:value="2646" table:style-name="ce6">
            <text:p>2,646</text:p>
          </table:table-cell>
          <table:table-cell table:number-columns-repeated="16380"/>
        </table:table-row>
        <table:table-row table:style-name="ro2">
          <table:table-cell office:value-type="float" office:value="1319" table:style-name="ce4">
            <text:p>1319</text:p>
          </table:table-cell>
          <table:table-cell office:value-type="string" table:style-name="ce5">
            <text:p>INSULIN</text:p>
          </table:table-cell>
          <table:table-cell office:value-type="float" office:value="139" table:style-name="ce6">
            <text:p>139</text:p>
          </table:table-cell>
          <table:table-cell office:value-type="float" office:value="79.5" table:style-name="ce6">
            <text:p>80</text:p>
          </table:table-cell>
          <table:table-cell table:number-columns-repeated="16380"/>
        </table:table-row>
        <table:table-row table:style-name="ro2">
          <table:table-cell office:value-type="float" office:value="1320" table:style-name="ce4">
            <text:p>1320</text:p>
          </table:table-cell>
          <table:table-cell office:value-type="string" table:style-name="ce5">
            <text:p>INSULIN FREE</text:p>
          </table:table-cell>
          <table:table-cell office:value-type="float" office:value="156.5" table:style-name="ce6">
            <text:p>157</text:p>
          </table:table-cell>
          <table:table-cell office:value-type="float" office:value="89.5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1321" table:style-name="ce4">
            <text:p>1321</text:p>
          </table:table-cell>
          <table:table-cell office:value-type="string" table:style-name="ce5">
            <text:p>INTEGRA BMWD PER 1 SQ CM_125</text:p>
          </table:table-cell>
          <table:table-cell office:value-type="float" office:value="185.5" table:style-name="ce6">
            <text:p>186</text:p>
          </table:table-cell>
          <table:table-cell office:value-type="float" office:value="185.5" table:style-name="ce6">
            <text:p>186</text:p>
          </table:table-cell>
          <table:table-cell table:number-columns-repeated="16380"/>
        </table:table-row>
        <table:table-row table:style-name="ro2">
          <table:table-cell office:value-type="float" office:value="1322" table:style-name="ce4">
            <text:p>1322</text:p>
          </table:table-cell>
          <table:table-cell office:value-type="string" table:style-name="ce5">
            <text:p>INTEGRA BMWD PER 1 SQ CM_25</text:p>
          </table:table-cell>
          <table:table-cell office:value-type="float" office:value="570" table:style-name="ce6">
            <text:p>570</text:p>
          </table:table-cell>
          <table:table-cell office:value-type="float" office:value="570" table:style-name="ce6">
            <text:p>570</text:p>
          </table:table-cell>
          <table:table-cell table:number-columns-repeated="16380"/>
        </table:table-row>
        <table:table-row table:style-name="ro2">
          <table:table-cell office:value-type="float" office:value="1323" table:style-name="ce4">
            <text:p>1323</text:p>
          </table:table-cell>
          <table:table-cell office:value-type="string" table:style-name="ce5">
            <text:p>INTERPHASE IN SITU HYBRID 100-300</text:p>
          </table:table-cell>
          <table:table-cell office:value-type="float" office:value="501.5" table:style-name="ce6">
            <text:p>502</text:p>
          </table:table-cell>
          <table:table-cell office:value-type="float" office:value="286.5" table:style-name="ce6">
            <text:p>287</text:p>
          </table:table-cell>
          <table:table-cell table:number-columns-repeated="16380"/>
        </table:table-row>
        <table:table-row table:style-name="ro2">
          <table:table-cell office:value-type="float" office:value="1324" table:style-name="ce4">
            <text:p>1324</text:p>
          </table:table-cell>
          <table:table-cell office:value-type="string" table:style-name="ce5">
            <text:p>INTRAVAS FLW VELOCTY RAD EA AD</text:p>
          </table:table-cell>
          <table:table-cell office:value-type="float" office:value="861.5" table:style-name="ce6">
            <text:p>862</text:p>
          </table:table-cell>
          <table:table-cell office:value-type="float" office:value="861.5" table:style-name="ce6">
            <text:p>862</text:p>
          </table:table-cell>
          <table:table-cell table:number-columns-repeated="16380"/>
        </table:table-row>
        <table:table-row table:style-name="ro2">
          <table:table-cell office:value-type="float" office:value="1325" table:style-name="ce4">
            <text:p>1325</text:p>
          </table:table-cell>
          <table:table-cell office:value-type="string" table:style-name="ce5">
            <text:p>INTRAVAS FLW VELOCTY RAD INIT</text:p>
          </table:table-cell>
          <table:table-cell office:value-type="float" office:value="1021.5" table:style-name="ce6">
            <text:p>1,022</text:p>
          </table:table-cell>
          <table:table-cell office:value-type="float" office:value="1021.5" table:style-name="ce6">
            <text:p>1,022</text:p>
          </table:table-cell>
          <table:table-cell table:number-columns-repeated="16380"/>
        </table:table-row>
        <table:table-row table:style-name="ro2">
          <table:table-cell office:value-type="float" office:value="1326" table:style-name="ce4">
            <text:p>1326</text:p>
          </table:table-cell>
          <table:table-cell office:value-type="string" table:style-name="ce5">
            <text:p>INTRAVAS US OR OCT CORONARY EA ADD</text:p>
          </table:table-cell>
          <table:table-cell office:value-type="float" office:value="1441.5" table:style-name="ce6">
            <text:p>1,442</text:p>
          </table:table-cell>
          <table:table-cell office:value-type="float" office:value="1441.5" table:style-name="ce6">
            <text:p>1,442</text:p>
          </table:table-cell>
          <table:table-cell table:number-columns-repeated="16380"/>
        </table:table-row>
        <table:table-row table:style-name="ro2">
          <table:table-cell office:value-type="float" office:value="1327" table:style-name="ce4">
            <text:p>1327</text:p>
          </table:table-cell>
          <table:table-cell office:value-type="string" table:style-name="ce5">
            <text:p>INTRAVAS US OR OCT VESSEL CORONARY INIT</text:p>
          </table:table-cell>
          <table:table-cell office:value-type="float" office:value="2684.5" table:style-name="ce6">
            <text:p>2,685</text:p>
          </table:table-cell>
          <table:table-cell office:value-type="float" office:value="2684.5" table:style-name="ce6">
            <text:p>2,685</text:p>
          </table:table-cell>
          <table:table-cell table:number-columns-repeated="16380"/>
        </table:table-row>
        <table:table-row table:style-name="ro2">
          <table:table-cell office:value-type="float" office:value="1328" table:style-name="ce4">
            <text:p>1328</text:p>
          </table:table-cell>
          <table:table-cell office:value-type="string" table:style-name="ce5">
            <text:p>INTRO NEEDLE/CATH VEIN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1329" table:style-name="ce4">
            <text:p>1329</text:p>
          </table:table-cell>
          <table:table-cell office:value-type="string" table:style-name="ce5">
            <text:p>INTRODCR ACCUSTICK II W/RO MAR</text:p>
          </table:table-cell>
          <table:table-cell office:value-type="float" office:value="495" table:style-name="ce6">
            <text:p>495</text:p>
          </table:table-cell>
          <table:table-cell office:value-type="float" office:value="495" table:style-name="ce6">
            <text:p>495</text:p>
          </table:table-cell>
          <table:table-cell table:number-columns-repeated="16380"/>
        </table:table-row>
        <table:table-row table:style-name="ro2">
          <table:table-cell office:value-type="float" office:value="1330" table:style-name="ce4">
            <text:p>1330</text:p>
          </table:table-cell>
          <table:table-cell office:value-type="string" table:style-name="ce5">
            <text:p>INTRODUCER PEEL AWAY SET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table:number-columns-repeated="16380"/>
        </table:table-row>
        <table:table-row table:style-name="ro2">
          <table:table-cell office:value-type="float" office:value="1331" table:style-name="ce4">
            <text:p>1331</text:p>
          </table:table-cell>
          <table:table-cell office:value-type="string" table:style-name="ce5">
            <text:p>INTRODUCER SHEATH</text:p>
          </table:table-cell>
          <table:table-cell office:value-type="float" office:value="1250" table:style-name="ce6">
            <text:p>1,250</text:p>
          </table:table-cell>
          <table:table-cell office:value-type="float" office:value="1250" table:style-name="ce6">
            <text:p>1,250</text:p>
          </table:table-cell>
          <table:table-cell table:number-columns-repeated="16380"/>
        </table:table-row>
        <table:table-row table:style-name="ro2">
          <table:table-cell office:value-type="float" office:value="1332" table:style-name="ce4">
            <text:p>1332</text:p>
          </table:table-cell>
          <table:table-cell office:value-type="string" table:style-name="ce5">
            <text:p>INTRODUCER SHEATH PINNACLE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1333" table:style-name="ce4">
            <text:p>1333</text:p>
          </table:table-cell>
          <table:table-cell office:value-type="string" table:style-name="ce5">
            <text:p>INTRODUCER SYS 13CM SAFESHEATH HEMO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1334" table:style-name="ce4">
            <text:p>1334</text:p>
          </table:table-cell>
          <table:table-cell office:value-type="string" table:style-name="ce5">
            <text:p>INTRODUCER SYS 23CM SAFESHEATH HEMO</text:p>
          </table:table-cell>
          <table:table-cell office:value-type="float" office:value="225" table:style-name="ce6">
            <text:p>225</text:p>
          </table:table-cell>
          <table:table-cell office:value-type="float" office:value="225" table:style-name="ce6">
            <text:p>225</text:p>
          </table:table-cell>
          <table:table-cell table:number-columns-repeated="16380"/>
        </table:table-row>
        <table:table-row table:style-name="ro2">
          <table:table-cell office:value-type="float" office:value="1335" table:style-name="ce4">
            <text:p>1335</text:p>
          </table:table-cell>
          <table:table-cell office:value-type="string" table:style-name="ce5">
            <text:p>INTRODUCER TAUT</text:p>
          </table:table-cell>
          <table:table-cell office:value-type="float" office:value="267" table:style-name="ce6">
            <text:p>267</text:p>
          </table:table-cell>
          <table:table-cell office:value-type="float" office:value="267" table:style-name="ce6">
            <text:p>267</text:p>
          </table:table-cell>
          <table:table-cell table:number-columns-repeated="16380"/>
        </table:table-row>
        <table:table-row table:style-name="ro2">
          <table:table-cell office:value-type="float" office:value="1336" table:style-name="ce4">
            <text:p>1336</text:p>
          </table:table-cell>
          <table:table-cell office:value-type="string" table:style-name="ce5">
            <text:p>INTUBATION ENDOTRACHEAL</text:p>
          </table:table-cell>
          <table:table-cell office:value-type="float" office:value="636.5" table:style-name="ce6">
            <text:p>637</text:p>
          </table:table-cell>
          <table:table-cell office:value-type="float" office:value="636.5" table:style-name="ce6">
            <text:p>637</text:p>
          </table:table-cell>
          <table:table-cell table:number-columns-repeated="16380"/>
        </table:table-row>
        <table:table-row table:style-name="ro2">
          <table:table-cell office:value-type="float" office:value="1337" table:style-name="ce4">
            <text:p>1337</text:p>
          </table:table-cell>
          <table:table-cell office:value-type="string" table:style-name="ce5">
            <text:p>IRON</text:p>
          </table:table-cell>
          <table:table-cell office:value-type="float" office:value="84" table:style-name="ce6">
            <text:p>84</text:p>
          </table:table-cell>
          <table:table-cell office:value-type="float" office:value="48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1338" table:style-name="ce4">
            <text:p>1338</text:p>
          </table:table-cell>
          <table:table-cell office:value-type="string" table:style-name="ce5">
            <text:p>IRON BINDING CAPACITY UNSAT</text:p>
          </table:table-cell>
          <table:table-cell office:value-type="float" office:value="107" table:style-name="ce6">
            <text:p>107</text:p>
          </table:table-cell>
          <table:table-cell office:value-type="float" office:value="61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1339" table:style-name="ce4">
            <text:p>1339</text:p>
          </table:table-cell>
          <table:table-cell office:value-type="string" table:style-name="ce5">
            <text:p>IRRAD LEUKORED PHER PLTS PR</text:p>
          </table:table-cell>
          <table:table-cell office:value-type="float" office:value="1237.5" table:style-name="ce6">
            <text:p>1,238</text:p>
          </table:table-cell>
          <table:table-cell office:value-type="float" office:value="1237.5" table:style-name="ce6">
            <text:p>1,238</text:p>
          </table:table-cell>
          <table:table-cell table:number-columns-repeated="16380"/>
        </table:table-row>
        <table:table-row table:style-name="ro2">
          <table:table-cell office:value-type="float" office:value="1340" table:style-name="ce4">
            <text:p>1340</text:p>
          </table:table-cell>
          <table:table-cell office:value-type="string" table:style-name="ce5">
            <text:p>IRRADIATED LEUKORED RBCS PR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1341" table:style-name="ce4">
            <text:p>1341</text:p>
          </table:table-cell>
          <table:table-cell office:value-type="string" table:style-name="ce5">
            <text:p>IRRADIATION BLOOD PRODUCT</text:p>
          </table:table-cell>
          <table:table-cell office:value-type="float" office:value="283.5" table:style-name="ce6">
            <text:p>284</text:p>
          </table:table-cell>
          <table:table-cell office:value-type="float" office:value="162" table:style-name="ce6">
            <text:p>162</text:p>
          </table:table-cell>
          <table:table-cell table:number-columns-repeated="16380"/>
        </table:table-row>
        <table:table-row table:style-name="ro2">
          <table:table-cell office:value-type="float" office:value="1342" table:style-name="ce4">
            <text:p>1342</text:p>
          </table:table-cell>
          <table:table-cell office:value-type="string" table:style-name="ce5">
            <text:p>IRRIGATION SET NORMOTHERM 200</text:p>
          </table:table-cell>
          <table:table-cell office:value-type="float" office:value="265" table:style-name="ce6">
            <text:p>265</text:p>
          </table:table-cell>
          <table:table-cell office:value-type="float" office:value="265" table:style-name="ce6">
            <text:p>265</text:p>
          </table:table-cell>
          <table:table-cell table:number-columns-repeated="16380"/>
        </table:table-row>
        <table:table-row table:style-name="ro2">
          <table:table-cell office:value-type="float" office:value="1343" table:style-name="ce4">
            <text:p>1343</text:p>
          </table:table-cell>
          <table:table-cell office:value-type="string" table:style-name="ce5">
            <text:p>IRRIGATION SUCTION TIP 60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1344" table:style-name="ce4">
            <text:p>1344</text:p>
          </table:table-cell>
          <table:table-cell office:value-type="string" table:style-name="ce5">
            <text:p>IRRIGATION TUBING W/O TIP STRY</text:p>
          </table:table-cell>
          <table:table-cell office:value-type="float" office:value="325" table:style-name="ce6">
            <text:p>325</text:p>
          </table:table-cell>
          <table:table-cell office:value-type="float" office:value="325" table:style-name="ce6">
            <text:p>325</text:p>
          </table:table-cell>
          <table:table-cell table:number-columns-repeated="16380"/>
        </table:table-row>
        <table:table-row table:style-name="ro2">
          <table:table-cell office:value-type="float" office:value="1345" table:style-name="ce4">
            <text:p>1345</text:p>
          </table:table-cell>
          <table:table-cell office:value-type="string" table:style-name="ce5">
            <text:p>IRRIGATOR HYDRO-SURG PLUS</text:p>
          </table:table-cell>
          <table:table-cell office:value-type="float" office:value="494.5" table:style-name="ce6">
            <text:p>495</text:p>
          </table:table-cell>
          <table:table-cell office:value-type="float" office:value="494.5" table:style-name="ce6">
            <text:p>495</text:p>
          </table:table-cell>
          <table:table-cell table:number-columns-repeated="16380"/>
        </table:table-row>
        <table:table-row table:style-name="ro2">
          <table:table-cell office:value-type="float" office:value="1346" table:style-name="ce4">
            <text:p>1346</text:p>
          </table:table-cell>
          <table:table-cell office:value-type="string" table:style-name="ce5">
            <text:p>IRRIGATOR SUCTION</text:p>
          </table:table-cell>
          <table:table-cell office:value-type="float" office:value="180" table:style-name="ce6">
            <text:p>180</text:p>
          </table:table-cell>
          <table:table-cell office:value-type="float" office:value="180" table:style-name="ce6">
            <text:p>180</text:p>
          </table:table-cell>
          <table:table-cell table:number-columns-repeated="16380"/>
        </table:table-row>
        <table:table-row table:style-name="ro2">
          <table:table-cell office:value-type="float" office:value="1347" table:style-name="ce4">
            <text:p>1347</text:p>
          </table:table-cell>
          <table:table-cell office:value-type="string" table:style-name="ce5">
            <text:p>IRRIGATOR SUCTION 100</text:p>
          </table:table-cell>
          <table:table-cell office:value-type="float" office:value="268.5" table:style-name="ce6">
            <text:p>269</text:p>
          </table:table-cell>
          <table:table-cell office:value-type="float" office:value="268.5" table:style-name="ce6">
            <text:p>269</text:p>
          </table:table-cell>
          <table:table-cell table:number-columns-repeated="16380"/>
        </table:table-row>
        <table:table-row table:style-name="ro2">
          <table:table-cell office:value-type="float" office:value="1348" table:style-name="ce4">
            <text:p>1348</text:p>
          </table:table-cell>
          <table:table-cell office:value-type="string" table:style-name="ce5">
            <text:p>IRRIGATOR SUCTION 75</text:p>
          </table:table-cell>
          <table:table-cell office:value-type="float" office:value="201.5" table:style-name="ce6">
            <text:p>202</text:p>
          </table:table-cell>
          <table:table-cell office:value-type="float" office:value="201.5" table:style-name="ce6">
            <text:p>202</text:p>
          </table:table-cell>
          <table:table-cell table:number-columns-repeated="16380"/>
        </table:table-row>
        <table:table-row table:style-name="ro2">
          <table:table-cell office:value-type="float" office:value="1349" table:style-name="ce4">
            <text:p>1349</text:p>
          </table:table-cell>
          <table:table-cell office:value-type="string" table:style-name="ce5">
            <text:p>IRRIGATR/SUCTN STRYKEFLOW</text:p>
          </table:table-cell>
          <table:table-cell office:value-type="float" office:value="452" table:style-name="ce6">
            <text:p>452</text:p>
          </table:table-cell>
          <table:table-cell office:value-type="float" office:value="452" table:style-name="ce6">
            <text:p>452</text:p>
          </table:table-cell>
          <table:table-cell table:number-columns-repeated="16380"/>
        </table:table-row>
        <table:table-row table:style-name="ro2">
          <table:table-cell office:value-type="float" office:value="1350" table:style-name="ce4">
            <text:p>1350</text:p>
          </table:table-cell>
          <table:table-cell office:value-type="string" table:style-name="ce5">
            <text:p>IV CHEMO EA ADD HR</text:p>
          </table:table-cell>
          <table:table-cell office:value-type="float" office:value="257" table:style-name="ce6">
            <text:p>257</text:p>
          </table:table-cell>
          <table:table-cell office:value-type="float" office:value="257" table:style-name="ce6">
            <text:p>257</text:p>
          </table:table-cell>
          <table:table-cell table:number-columns-repeated="16380"/>
        </table:table-row>
        <table:table-row table:style-name="ro2">
          <table:table-cell office:value-type="float" office:value="1351" table:style-name="ce4">
            <text:p>1351</text:p>
          </table:table-cell>
          <table:table-cell office:value-type="string" table:style-name="ce5">
            <text:p>IV CHEMO EA ADD SEQ TO 1 HR</text:p>
          </table:table-cell>
          <table:table-cell office:value-type="float" office:value="563" table:style-name="ce6">
            <text:p>563</text:p>
          </table:table-cell>
          <table:table-cell office:value-type="float" office:value="563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1352" table:style-name="ce4">
            <text:p>1352</text:p>
          </table:table-cell>
          <table:table-cell office:value-type="string" table:style-name="ce5">
            <text:p>IV CHEMO INIT TO 1 HR</text:p>
          </table:table-cell>
          <table:table-cell office:value-type="float" office:value="1173" table:style-name="ce6">
            <text:p>1,173</text:p>
          </table:table-cell>
          <table:table-cell office:value-type="float" office:value="1173" table:style-name="ce6">
            <text:p>1,173</text:p>
          </table:table-cell>
          <table:table-cell table:number-columns-repeated="16380"/>
        </table:table-row>
        <table:table-row table:style-name="ro2">
          <table:table-cell office:value-type="float" office:value="1353" table:style-name="ce4">
            <text:p>1353</text:p>
          </table:table-cell>
          <table:table-cell office:value-type="string" table:style-name="ce5">
            <text:p>IV CHEMO PUSH EA ADD DRUG</text:p>
          </table:table-cell>
          <table:table-cell office:value-type="float" office:value="524" table:style-name="ce6">
            <text:p>524</text:p>
          </table:table-cell>
          <table:table-cell office:value-type="float" office:value="524" table:style-name="ce6">
            <text:p>524</text:p>
          </table:table-cell>
          <table:table-cell table:number-columns-repeated="16380"/>
        </table:table-row>
        <table:table-row table:style-name="ro2">
          <table:table-cell office:value-type="float" office:value="1354" table:style-name="ce4">
            <text:p>1354</text:p>
          </table:table-cell>
          <table:table-cell office:value-type="string" table:style-name="ce5">
            <text:p>IV CHEMO PUSH SGL OR INIT DRUG</text:p>
          </table:table-cell>
          <table:table-cell office:value-type="float" office:value="1322" table:style-name="ce6">
            <text:p>1,322</text:p>
          </table:table-cell>
          <table:table-cell office:value-type="float" office:value="1322" table:style-name="ce6">
            <text:p>1,322</text:p>
          </table:table-cell>
          <table:table-cell table:number-columns-repeated="16380"/>
        </table:table-row>
        <table:table-row table:style-name="ro2">
          <table:table-cell office:value-type="float" office:value="1355" table:style-name="ce4">
            <text:p>1355</text:p>
          </table:table-cell>
          <table:table-cell office:value-type="string" table:style-name="ce5">
            <text:p>IV HYD EA ADD HR</text:p>
          </table:table-cell>
          <table:table-cell office:value-type="float" office:value="121" table:style-name="ce6">
            <text:p>121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1356" table:style-name="ce4">
            <text:p>1356</text:p>
          </table:table-cell>
          <table:table-cell office:value-type="string" table:style-name="ce5">
            <text:p>IV HYD INIT 31 MIN-60 MIN</text:p>
          </table:table-cell>
          <table:table-cell office:value-type="float" office:value="410.5" table:style-name="ce6">
            <text:p>411</text:p>
          </table:table-cell>
          <table:table-cell office:value-type="float" office:value="410.5" table:style-name="ce6">
            <text:p>411</text:p>
          </table:table-cell>
          <table:table-cell table:number-columns-repeated="16380"/>
        </table:table-row>
        <table:table-row table:style-name="ro2">
          <table:table-cell office:value-type="float" office:value="1357" table:style-name="ce4">
            <text:p>1357</text:p>
          </table:table-cell>
          <table:table-cell office:value-type="string" table:style-name="ce5">
            <text:p>IV TX CONCURRENT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1358" table:style-name="ce4">
            <text:p>1358</text:p>
          </table:table-cell>
          <table:table-cell office:value-type="string" table:style-name="ce5">
            <text:p>IV TX EA ADD HR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1359" table:style-name="ce4">
            <text:p>1359</text:p>
          </table:table-cell>
          <table:table-cell office:value-type="string" table:style-name="ce5">
            <text:p>IV TX INIT TO 1 HR</text:p>
          </table:table-cell>
          <table:table-cell office:value-type="float" office:value="434" table:style-name="ce6">
            <text:p>434</text:p>
          </table:table-cell>
          <table:table-cell office:value-type="float" office:value="434" table:style-name="ce6">
            <text:p>434</text:p>
          </table:table-cell>
          <table:table-cell table:number-columns-repeated="16380"/>
        </table:table-row>
        <table:table-row table:style-name="ro2">
          <table:table-cell office:value-type="float" office:value="1360" table:style-name="ce4">
            <text:p>1360</text:p>
          </table:table-cell>
          <table:table-cell office:value-type="string" table:style-name="ce5">
            <text:p>IV TX SEQ TO 1 HR</text:p>
          </table:table-cell>
          <table:table-cell office:value-type="float" office:value="234.5" table:style-name="ce6">
            <text:p>235</text:p>
          </table:table-cell>
          <table:table-cell office:value-type="float" office:value="234.5" table:style-name="ce6">
            <text:p>235</text:p>
          </table:table-cell>
          <table:table-cell table:number-columns-repeated="16380"/>
        </table:table-row>
        <table:table-row table:style-name="ro2">
          <table:table-cell office:value-type="float" office:value="1361" table:style-name="ce4">
            <text:p>1361</text:p>
          </table:table-cell>
          <table:table-cell office:value-type="string" table:style-name="ce5">
            <text:p>JAK2</text:p>
          </table:table-cell>
          <table:table-cell office:value-type="float" office:value="1105" table:style-name="ce6">
            <text:p>1,105</text:p>
          </table:table-cell>
          <table:table-cell office:value-type="float" office:value="631.5" table:style-name="ce6">
            <text:p>632</text:p>
          </table:table-cell>
          <table:table-cell table:number-columns-repeated="16380"/>
        </table:table-row>
        <table:table-row table:style-name="ro2">
          <table:table-cell office:value-type="float" office:value="1362" table:style-name="ce4">
            <text:p>1362</text:p>
          </table:table-cell>
          <table:table-cell office:value-type="string" table:style-name="ce5">
            <text:p>JOINT PATELLA TOTAL</text:p>
          </table:table-cell>
          <table:table-cell office:value-type="float" office:value="1496.5" table:style-name="ce6">
            <text:p>1,497</text:p>
          </table:table-cell>
          <table:table-cell office:value-type="float" office:value="1496.5" table:style-name="ce6">
            <text:p>1,497</text:p>
          </table:table-cell>
          <table:table-cell table:number-columns-repeated="16380"/>
        </table:table-row>
        <table:table-row table:style-name="ro2">
          <table:table-cell office:value-type="float" office:value="1363" table:style-name="ce4">
            <text:p>1363</text:p>
          </table:table-cell>
          <table:table-cell office:value-type="string" table:style-name="ce5">
            <text:p>KETONE BODY(S) QUAL</text:p>
          </table:table-cell>
          <table:table-cell office:value-type="float" office:value="102.5" table:style-name="ce6">
            <text:p>103</text:p>
          </table:table-cell>
          <table:table-cell office:value-type="float" office:value="58.5" table:style-name="ce6">
            <text:p>59</text:p>
          </table:table-cell>
          <table:table-cell table:number-columns-repeated="16380"/>
        </table:table-row>
        <table:table-row table:style-name="ro2">
          <table:table-cell office:value-type="float" office:value="1364" table:style-name="ce4">
            <text:p>1364</text:p>
          </table:table-cell>
          <table:table-cell office:value-type="string" table:style-name="ce5">
            <text:p>KETONE BODY(S) QUANT</text:p>
          </table:table-cell>
          <table:table-cell office:value-type="float" office:value="132" table:style-name="ce6">
            <text:p>132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1365" table:style-name="ce4">
            <text:p>1365</text:p>
          </table:table-cell>
          <table:table-cell office:value-type="string" table:style-name="ce5">
            <text:p>KIT ACCESRY 3ARM DISP INTUITIVE</text:p>
          </table:table-cell>
          <table:table-cell office:value-type="float" office:value="1323.5" table:style-name="ce6">
            <text:p>1,324</text:p>
          </table:table-cell>
          <table:table-cell office:value-type="float" office:value="1323.5" table:style-name="ce6">
            <text:p>1,324</text:p>
          </table:table-cell>
          <table:table-cell table:number-columns-repeated="16380"/>
        </table:table-row>
        <table:table-row table:style-name="ro2">
          <table:table-cell office:value-type="float" office:value="1366" table:style-name="ce4">
            <text:p>1366</text:p>
          </table:table-cell>
          <table:table-cell office:value-type="string" table:style-name="ce5">
            <text:p>KIT ACCESS</text:p>
          </table:table-cell>
          <table:table-cell office:value-type="float" office:value="937.5" table:style-name="ce6">
            <text:p>938</text:p>
          </table:table-cell>
          <table:table-cell office:value-type="float" office:value="937.5" table:style-name="ce6">
            <text:p>938</text:p>
          </table:table-cell>
          <table:table-cell table:number-columns-repeated="16380"/>
        </table:table-row>
        <table:table-row table:style-name="ro2">
          <table:table-cell office:value-type="float" office:value="1367" table:style-name="ce4">
            <text:p>1367</text:p>
          </table:table-cell>
          <table:table-cell office:value-type="string" table:style-name="ce5">
            <text:p>KIT ACCESSORY ELBOW</text:p>
          </table:table-cell>
          <table:table-cell office:value-type="float" office:value="1620.5" table:style-name="ce6">
            <text:p>1,621</text:p>
          </table:table-cell>
          <table:table-cell office:value-type="float" office:value="1620.5" table:style-name="ce6">
            <text:p>1,621</text:p>
          </table:table-cell>
          <table:table-cell table:number-columns-repeated="16380"/>
        </table:table-row>
        <table:table-row table:style-name="ro2">
          <table:table-cell office:value-type="float" office:value="1368" table:style-name="ce4">
            <text:p>1368</text:p>
          </table:table-cell>
          <table:table-cell office:value-type="string" table:style-name="ce5">
            <text:p>KIT ACL DISP MITEK 232300</text:p>
          </table:table-cell>
          <table:table-cell office:value-type="float" office:value="2609.5" table:style-name="ce6">
            <text:p>2,610</text:p>
          </table:table-cell>
          <table:table-cell office:value-type="float" office:value="2609.5" table:style-name="ce6">
            <text:p>2,610</text:p>
          </table:table-cell>
          <table:table-cell table:number-columns-repeated="16380"/>
        </table:table-row>
        <table:table-row table:style-name="ro2">
          <table:table-cell office:value-type="float" office:value="1369" table:style-name="ce4">
            <text:p>1369</text:p>
          </table:table-cell>
          <table:table-cell office:value-type="string" table:style-name="ce5">
            <text:p>KIT ACUTE MYELOID LEUKEMIA</text:p>
          </table:table-cell>
          <table:table-cell office:value-type="float" office:value="2914" table:style-name="ce6">
            <text:p>2,914</text:p>
          </table:table-cell>
          <table:table-cell office:value-type="float" office:value="166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1370" table:style-name="ce4">
            <text:p>1370</text:p>
          </table:table-cell>
          <table:table-cell office:value-type="string" table:style-name="ce5">
            <text:p>KIT ARTERIAL LINE 20GA X 5</text:p>
          </table:table-cell>
          <table:table-cell office:value-type="float" office:value="169.5" table:style-name="ce6">
            <text:p>170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1371" table:style-name="ce4">
            <text:p>1371</text:p>
          </table:table-cell>
          <table:table-cell office:value-type="string" table:style-name="ce5">
            <text:p>KIT ASSEMBLY TITAN</text:p>
          </table:table-cell>
          <table:table-cell office:value-type="float" office:value="2198" table:style-name="ce6">
            <text:p>2,198</text:p>
          </table:table-cell>
          <table:table-cell office:value-type="float" office:value="2198" table:style-name="ce6">
            <text:p>2,198</text:p>
          </table:table-cell>
          <table:table-cell table:number-columns-repeated="16380"/>
        </table:table-row>
        <table:table-row table:style-name="ro2">
          <table:table-cell office:value-type="float" office:value="1372" table:style-name="ce4">
            <text:p>1372</text:p>
          </table:table-cell>
          <table:table-cell office:value-type="string" table:style-name="ce5">
            <text:p>KIT BIOPSY</text:p>
          </table:table-cell>
          <table:table-cell office:value-type="float" office:value="480" table:style-name="ce6">
            <text:p>480</text:p>
          </table:table-cell>
          <table:table-cell office:value-type="float" office:value="480" table:style-name="ce6">
            <text:p>480</text:p>
          </table:table-cell>
          <table:table-cell table:number-columns-repeated="16380"/>
        </table:table-row>
        <table:table-row table:style-name="ro2">
          <table:table-cell office:value-type="float" office:value="1373" table:style-name="ce4">
            <text:p>1373</text:p>
          </table:table-cell>
          <table:table-cell office:value-type="string" table:style-name="ce5">
            <text:p>KIT BIOTENODESIS AR1530DS</text:p>
          </table:table-cell>
          <table:table-cell office:value-type="float" office:value="1250" table:style-name="ce6">
            <text:p>1,250</text:p>
          </table:table-cell>
          <table:table-cell office:value-type="float" office:value="1250" table:style-name="ce6">
            <text:p>1,250</text:p>
          </table:table-cell>
          <table:table-cell table:number-columns-repeated="16380"/>
        </table:table-row>
        <table:table-row table:style-name="ro2">
          <table:table-cell office:value-type="float" office:value="1374" table:style-name="ce4">
            <text:p>1374</text:p>
          </table:table-cell>
          <table:table-cell office:value-type="string" table:style-name="ce5">
            <text:p>KIT BIOTENODESIS AR1676DS</text:p>
          </table:table-cell>
          <table:table-cell office:value-type="float" office:value="1219" table:style-name="ce6">
            <text:p>1,219</text:p>
          </table:table-cell>
          <table:table-cell office:value-type="float" office:value="1219" table:style-name="ce6">
            <text:p>1,219</text:p>
          </table:table-cell>
          <table:table-cell table:number-columns-repeated="16380"/>
        </table:table-row>
        <table:table-row table:style-name="ro2">
          <table:table-cell office:value-type="float" office:value="1375" table:style-name="ce4">
            <text:p>1375</text:p>
          </table:table-cell>
          <table:table-cell office:value-type="string" table:style-name="ce5">
            <text:p>KIT BLLN CATH NEPHROSTOMY</text:p>
          </table:table-cell>
          <table:table-cell office:value-type="float" office:value="1412" table:style-name="ce6">
            <text:p>1,412</text:p>
          </table:table-cell>
          <table:table-cell office:value-type="float" office:value="1412" table:style-name="ce6">
            <text:p>1,412</text:p>
          </table:table-cell>
          <table:table-cell table:number-columns-repeated="16380"/>
        </table:table-row>
        <table:table-row table:style-name="ro2">
          <table:table-cell office:value-type="float" office:value="1376" table:style-name="ce4">
            <text:p>1376</text:p>
          </table:table-cell>
          <table:table-cell office:value-type="string" table:style-name="ce5">
            <text:p>KIT BONE BIOPSY IVAS 10G 5IN</text:p>
          </table:table-cell>
          <table:table-cell office:value-type="float" office:value="455" table:style-name="ce6">
            <text:p>455</text:p>
          </table:table-cell>
          <table:table-cell office:value-type="float" office:value="455" table:style-name="ce6">
            <text:p>455</text:p>
          </table:table-cell>
          <table:table-cell table:number-columns-repeated="16380"/>
        </table:table-row>
        <table:table-row table:style-name="ro2">
          <table:table-cell office:value-type="float" office:value="1377" table:style-name="ce4">
            <text:p>1377</text:p>
          </table:table-cell>
          <table:table-cell office:value-type="string" table:style-name="ce5">
            <text:p>KIT BONE MARROW ASPIRATION</text:p>
          </table:table-cell>
          <table:table-cell office:value-type="float" office:value="654" table:style-name="ce6">
            <text:p>654</text:p>
          </table:table-cell>
          <table:table-cell office:value-type="float" office:value="654" table:style-name="ce6">
            <text:p>654</text:p>
          </table:table-cell>
          <table:table-cell table:number-columns-repeated="16380"/>
        </table:table-row>
        <table:table-row table:style-name="ro2">
          <table:table-cell office:value-type="float" office:value="1378" table:style-name="ce4">
            <text:p>1378</text:p>
          </table:table-cell>
          <table:table-cell office:value-type="string" table:style-name="ce5">
            <text:p>KIT BONE PREP</text:p>
          </table:table-cell>
          <table:table-cell office:value-type="float" office:value="3045" table:style-name="ce6">
            <text:p>3,045</text:p>
          </table:table-cell>
          <table:table-cell office:value-type="float" office:value="3045" table:style-name="ce6">
            <text:p>3,045</text:p>
          </table:table-cell>
          <table:table-cell table:number-columns-repeated="16380"/>
        </table:table-row>
        <table:table-row table:style-name="ro2">
          <table:table-cell office:value-type="float" office:value="1379" table:style-name="ce4">
            <text:p>1379</text:p>
          </table:table-cell>
          <table:table-cell office:value-type="string" table:style-name="ce5">
            <text:p>KIT CARPAL LIGAMNT ECTRA II</text:p>
          </table:table-cell>
          <table:table-cell office:value-type="float" office:value="1328.5" table:style-name="ce6">
            <text:p>1,329</text:p>
          </table:table-cell>
          <table:table-cell office:value-type="float" office:value="1328.5" table:style-name="ce6">
            <text:p>1,329</text:p>
          </table:table-cell>
          <table:table-cell table:number-columns-repeated="16380"/>
        </table:table-row>
        <table:table-row table:style-name="ro2">
          <table:table-cell office:value-type="float" office:value="1380" table:style-name="ce4">
            <text:p>1380</text:p>
          </table:table-cell>
          <table:table-cell office:value-type="string" table:style-name="ce5">
            <text:p>KIT CATH FLEX NECK EXT LNG TRM</text:p>
          </table:table-cell>
          <table:table-cell office:value-type="float" office:value="2557" table:style-name="ce6">
            <text:p>2,557</text:p>
          </table:table-cell>
          <table:table-cell office:value-type="float" office:value="2557" table:style-name="ce6">
            <text:p>2,557</text:p>
          </table:table-cell>
          <table:table-cell table:number-columns-repeated="16380"/>
        </table:table-row>
        <table:table-row table:style-name="ro2">
          <table:table-cell office:value-type="float" office:value="1381" table:style-name="ce4">
            <text:p>1381</text:p>
          </table:table-cell>
          <table:table-cell office:value-type="string" table:style-name="ce5">
            <text:p>KIT CATH PLEURAL PLEURX</text:p>
          </table:table-cell>
          <table:table-cell office:value-type="float" office:value="3019" table:style-name="ce6">
            <text:p>3,019</text:p>
          </table:table-cell>
          <table:table-cell office:value-type="float" office:value="3019" table:style-name="ce6">
            <text:p>3,019</text:p>
          </table:table-cell>
          <table:table-cell table:number-columns-repeated="16380"/>
        </table:table-row>
        <table:table-row table:style-name="ro2">
          <table:table-cell office:value-type="float" office:value="1382" table:style-name="ce4">
            <text:p>1382</text:p>
          </table:table-cell>
          <table:table-cell office:value-type="string" table:style-name="ce5">
            <text:p>KIT CENT LINE LG BORE 3L 12FR</text:p>
          </table:table-cell>
          <table:table-cell office:value-type="float" office:value="633" table:style-name="ce6">
            <text:p>633</text:p>
          </table:table-cell>
          <table:table-cell office:value-type="float" office:value="633" table:style-name="ce6">
            <text:p>633</text:p>
          </table:table-cell>
          <table:table-cell table:number-columns-repeated="16380"/>
        </table:table-row>
        <table:table-row table:style-name="ro2">
          <table:table-cell office:value-type="float" office:value="1383" table:style-name="ce4">
            <text:p>1383</text:p>
          </table:table-cell>
          <table:table-cell office:value-type="string" table:style-name="ce5">
            <text:p>KIT CLOSESURE INLET CTI-512N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1384" table:style-name="ce4">
            <text:p>1384</text:p>
          </table:table-cell>
          <table:table-cell office:value-type="string" table:style-name="ce5">
            <text:p>KIT CLOSESURE INLET CTXL</text:p>
          </table:table-cell>
          <table:table-cell office:value-type="float" office:value="937.5" table:style-name="ce6">
            <text:p>938</text:p>
          </table:table-cell>
          <table:table-cell office:value-type="float" office:value="937.5" table:style-name="ce6">
            <text:p>938</text:p>
          </table:table-cell>
          <table:table-cell table:number-columns-repeated="16380"/>
        </table:table-row>
        <table:table-row table:style-name="ro2">
          <table:table-cell office:value-type="float" office:value="1385" table:style-name="ce4">
            <text:p>1385</text:p>
          </table:table-cell>
          <table:table-cell office:value-type="string" table:style-name="ce5">
            <text:p>KIT DUPLOJECT SPRAY 10ML</text:p>
          </table:table-cell>
          <table:table-cell office:value-type="float" office:value="2250" table:style-name="ce6">
            <text:p>2,250</text:p>
          </table:table-cell>
          <table:table-cell office:value-type="float" office:value="2250" table:style-name="ce6">
            <text:p>2,250</text:p>
          </table:table-cell>
          <table:table-cell table:number-columns-repeated="16380"/>
        </table:table-row>
        <table:table-row table:style-name="ro2">
          <table:table-cell office:value-type="float" office:value="1386" table:style-name="ce4">
            <text:p>1386</text:p>
          </table:table-cell>
          <table:table-cell office:value-type="string" table:style-name="ce5">
            <text:p>KIT ESOPHAGEAL INFRAVISION</text:p>
          </table:table-cell>
          <table:table-cell office:value-type="float" office:value="1169" table:style-name="ce6">
            <text:p>1,169</text:p>
          </table:table-cell>
          <table:table-cell office:value-type="float" office:value="1169" table:style-name="ce6">
            <text:p>1,169</text:p>
          </table:table-cell>
          <table:table-cell table:number-columns-repeated="16380"/>
        </table:table-row>
        <table:table-row table:style-name="ro2">
          <table:table-cell office:value-type="float" office:value="1387" table:style-name="ce4">
            <text:p>1387</text:p>
          </table:table-cell>
          <table:table-cell office:value-type="string" table:style-name="ce5">
            <text:p>KIT FEMORAL 450</text:p>
          </table:table-cell>
          <table:table-cell office:value-type="float" office:value="627" table:style-name="ce6">
            <text:p>627</text:p>
          </table:table-cell>
          <table:table-cell office:value-type="float" office:value="627" table:style-name="ce6">
            <text:p>627</text:p>
          </table:table-cell>
          <table:table-cell table:number-columns-repeated="16380"/>
        </table:table-row>
        <table:table-row table:style-name="ro2">
          <table:table-cell office:value-type="float" office:value="1388" table:style-name="ce4">
            <text:p>1388</text:p>
          </table:table-cell>
          <table:table-cell office:value-type="string" table:style-name="ce5">
            <text:p>KIT GASTROSTOMY SAFETY PEG 20FR</text:p>
          </table:table-cell>
          <table:table-cell office:value-type="float" office:value="344.5" table:style-name="ce6">
            <text:p>345</text:p>
          </table:table-cell>
          <table:table-cell office:value-type="float" office:value="344.5" table:style-name="ce6">
            <text:p>345</text:p>
          </table:table-cell>
          <table:table-cell table:number-columns-repeated="16380"/>
        </table:table-row>
        <table:table-row table:style-name="ro2">
          <table:table-cell office:value-type="float" office:value="1389" table:style-name="ce4">
            <text:p>1389</text:p>
          </table:table-cell>
          <table:table-cell office:value-type="string" table:style-name="ce5">
            <text:p>KIT HEMOSTATIC MATRX SURGIFLO</text:p>
          </table:table-cell>
          <table:table-cell office:value-type="float" office:value="1044" table:style-name="ce6">
            <text:p>1,044</text:p>
          </table:table-cell>
          <table:table-cell office:value-type="float" office:value="1044" table:style-name="ce6">
            <text:p>1,044</text:p>
          </table:table-cell>
          <table:table-cell table:number-columns-repeated="16380"/>
        </table:table-row>
        <table:table-row table:style-name="ro2">
          <table:table-cell office:value-type="float" office:value="1390" table:style-name="ce4">
            <text:p>1390</text:p>
          </table:table-cell>
          <table:table-cell office:value-type="string" table:style-name="ce5">
            <text:p>KIT IABP ARROW ADDITIONAL</text:p>
          </table:table-cell>
          <table:table-cell office:value-type="float" office:value="2532" table:style-name="ce6">
            <text:p>2,532</text:p>
          </table:table-cell>
          <table:table-cell office:value-type="float" office:value="2532" table:style-name="ce6">
            <text:p>2,532</text:p>
          </table:table-cell>
          <table:table-cell table:number-columns-repeated="16380"/>
        </table:table-row>
        <table:table-row table:style-name="ro2">
          <table:table-cell office:value-type="float" office:value="1391" table:style-name="ce4">
            <text:p>1391</text:p>
          </table:table-cell>
          <table:table-cell office:value-type="string" table:style-name="ce5">
            <text:p>KIT IVAS 10GAUGE 10/15/20MM</text:p>
          </table:table-cell>
          <table:table-cell office:value-type="float" office:value="4250" table:style-name="ce6">
            <text:p>4,250</text:p>
          </table:table-cell>
          <table:table-cell office:value-type="float" office:value="4250" table:style-name="ce6">
            <text:p>4,250</text:p>
          </table:table-cell>
          <table:table-cell table:number-columns-repeated="16380"/>
        </table:table-row>
        <table:table-row table:style-name="ro2">
          <table:table-cell office:value-type="float" office:value="1392" table:style-name="ce4">
            <text:p>1392</text:p>
          </table:table-cell>
          <table:table-cell office:value-type="string" table:style-name="ce5">
            <text:p>KIT LAPAROSCOPIC ADV D HELP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1393" table:style-name="ce4">
            <text:p>1393</text:p>
          </table:table-cell>
          <table:table-cell office:value-type="string" table:style-name="ce5">
            <text:p>KIT LAPAROSCOPY APPLIED MED</text:p>
          </table:table-cell>
          <table:table-cell office:value-type="float" office:value="2284" table:style-name="ce6">
            <text:p>2,284</text:p>
          </table:table-cell>
          <table:table-cell office:value-type="float" office:value="2284" table:style-name="ce6">
            <text:p>2,284</text:p>
          </table:table-cell>
          <table:table-cell table:number-columns-repeated="16380"/>
        </table:table-row>
        <table:table-row table:style-name="ro2">
          <table:table-cell office:value-type="float" office:value="1394" table:style-name="ce4">
            <text:p>1394</text:p>
          </table:table-cell>
          <table:table-cell office:value-type="string" table:style-name="ce5">
            <text:p>KIT LEAD</text:p>
          </table:table-cell>
          <table:table-cell office:value-type="float" office:value="2835" table:style-name="ce6">
            <text:p>2,835</text:p>
          </table:table-cell>
          <table:table-cell office:value-type="float" office:value="2835" table:style-name="ce6">
            <text:p>2,835</text:p>
          </table:table-cell>
          <table:table-cell table:number-columns-repeated="16380"/>
        </table:table-row>
        <table:table-row table:style-name="ro2">
          <table:table-cell office:value-type="float" office:value="1395" table:style-name="ce4">
            <text:p>1395</text:p>
          </table:table-cell>
          <table:table-cell office:value-type="string" table:style-name="ce5">
            <text:p>KIT NEPHROSTOMY</text:p>
          </table:table-cell>
          <table:table-cell office:value-type="float" office:value="924" table:style-name="ce6">
            <text:p>924</text:p>
          </table:table-cell>
          <table:table-cell office:value-type="float" office:value="924" table:style-name="ce6">
            <text:p>924</text:p>
          </table:table-cell>
          <table:table-cell table:number-columns-repeated="16380"/>
        </table:table-row>
        <table:table-row table:style-name="ro2">
          <table:table-cell office:value-type="float" office:value="1396" table:style-name="ce4">
            <text:p>1396</text:p>
          </table:table-cell>
          <table:table-cell office:value-type="string" table:style-name="ce5">
            <text:p>KIT NEWBORN SCREEN PKU</text:p>
          </table:table-cell>
          <table:table-cell office:value-type="float" office:value="487.5" table:style-name="ce6">
            <text:p>488</text:p>
          </table:table-cell>
          <table:table-cell office:value-type="float" office:value="487.5" table:style-name="ce6">
            <text:p>488</text:p>
          </table:table-cell>
          <table:table-cell table:number-columns-repeated="16380"/>
        </table:table-row>
        <table:table-row table:style-name="ro2">
          <table:table-cell office:value-type="float" office:value="1397" table:style-name="ce4">
            <text:p>1397</text:p>
          </table:table-cell>
          <table:table-cell office:value-type="string" table:style-name="ce5">
            <text:p>KIT PERICARDIAL FLUID ASPIRATN</text:p>
          </table:table-cell>
          <table:table-cell office:value-type="float" office:value="719" table:style-name="ce6">
            <text:p>719</text:p>
          </table:table-cell>
          <table:table-cell office:value-type="float" office:value="719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1398" table:style-name="ce4">
            <text:p>1398</text:p>
          </table:table-cell>
          <table:table-cell office:value-type="string" table:style-name="ce5">
            <text:p>KIT PICC 4F</text:p>
          </table:table-cell>
          <table:table-cell office:value-type="float" office:value="1546.5" table:style-name="ce6">
            <text:p>1,547</text:p>
          </table:table-cell>
          <table:table-cell office:value-type="float" office:value="1546.5" table:style-name="ce6">
            <text:p>1,547</text:p>
          </table:table-cell>
          <table:table-cell table:number-columns-repeated="16380"/>
        </table:table-row>
        <table:table-row table:style-name="ro2">
          <table:table-cell office:value-type="float" office:value="1399" table:style-name="ce4">
            <text:p>1399</text:p>
          </table:table-cell>
          <table:table-cell office:value-type="string" table:style-name="ce5">
            <text:p>KIT PICC 5F</text:p>
          </table:table-cell>
          <table:table-cell office:value-type="float" office:value="1640.5" table:style-name="ce6">
            <text:p>1,641</text:p>
          </table:table-cell>
          <table:table-cell office:value-type="float" office:value="1640.5" table:style-name="ce6">
            <text:p>1,641</text:p>
          </table:table-cell>
          <table:table-cell table:number-columns-repeated="16380"/>
        </table:table-row>
        <table:table-row table:style-name="ro2">
          <table:table-cell office:value-type="float" office:value="1400" table:style-name="ce4">
            <text:p>1400</text:p>
          </table:table-cell>
          <table:table-cell office:value-type="string" table:style-name="ce5">
            <text:p>KIT PICC LINE DRESSING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1401" table:style-name="ce4">
            <text:p>1401</text:p>
          </table:table-cell>
          <table:table-cell office:value-type="string" table:style-name="ce5">
            <text:p>KIT PNEUMOTHORAX</text:p>
          </table:table-cell>
          <table:table-cell office:value-type="float" office:value="584" table:style-name="ce6">
            <text:p>584</text:p>
          </table:table-cell>
          <table:table-cell office:value-type="float" office:value="584" table:style-name="ce6">
            <text:p>584</text:p>
          </table:table-cell>
          <table:table-cell table:number-columns-repeated="16380"/>
        </table:table-row>
        <table:table-row table:style-name="ro2">
          <table:table-cell office:value-type="float" office:value="1402" table:style-name="ce4">
            <text:p>1402</text:p>
          </table:table-cell>
          <table:table-cell office:value-type="string" table:style-name="ce5">
            <text:p>KIT PREVENA INCISION MGNT</text:p>
          </table:table-cell>
          <table:table-cell office:value-type="float" office:value="2599" table:style-name="ce6">
            <text:p>2,599</text:p>
          </table:table-cell>
          <table:table-cell office:value-type="float" office:value="2599" table:style-name="ce6">
            <text:p>2,599</text:p>
          </table:table-cell>
          <table:table-cell table:number-columns-repeated="16380"/>
        </table:table-row>
        <table:table-row table:style-name="ro2">
          <table:table-cell office:value-type="float" office:value="1403" table:style-name="ce4">
            <text:p>1403</text:p>
          </table:table-cell>
          <table:table-cell office:value-type="string" table:style-name="ce5">
            <text:p>KIT REPAIR TIGHTROPE SYNDESMOS</text:p>
          </table:table-cell>
          <table:table-cell office:value-type="float" office:value="2756.5" table:style-name="ce6">
            <text:p>2,757</text:p>
          </table:table-cell>
          <table:table-cell office:value-type="float" office:value="2756.5" table:style-name="ce6">
            <text:p>2,757</text:p>
          </table:table-cell>
          <table:table-cell table:number-columns-repeated="16380"/>
        </table:table-row>
        <table:table-row table:style-name="ro2">
          <table:table-cell office:value-type="float" office:value="1404" table:style-name="ce4">
            <text:p>1404</text:p>
          </table:table-cell>
          <table:table-cell office:value-type="string" table:style-name="ce5">
            <text:p>KIT SCREW REVERSE TORQUE</text:p>
          </table:table-cell>
          <table:table-cell office:value-type="float" office:value="1562.5" table:style-name="ce6">
            <text:p>1,563</text:p>
          </table:table-cell>
          <table:table-cell office:value-type="float" office:value="1562.5" table:style-name="ce6">
            <text:p>1,563</text:p>
          </table:table-cell>
          <table:table-cell table:number-columns-repeated="16380"/>
        </table:table-row>
        <table:table-row table:style-name="ro2">
          <table:table-cell office:value-type="float" office:value="1405" table:style-name="ce4">
            <text:p>1405</text:p>
          </table:table-cell>
          <table:table-cell office:value-type="string" table:style-name="ce5">
            <text:p>KIT SINUPLASTY</text:p>
          </table:table-cell>
          <table:table-cell office:value-type="float" office:value="6337.5" table:style-name="ce6">
            <text:p>6,338</text:p>
          </table:table-cell>
          <table:table-cell office:value-type="float" office:value="6337.5" table:style-name="ce6">
            <text:p>6,338</text:p>
          </table:table-cell>
          <table:table-cell table:number-columns-repeated="16380"/>
        </table:table-row>
        <table:table-row table:style-name="ro2">
          <table:table-cell office:value-type="float" office:value="1406" table:style-name="ce4">
            <text:p>1406</text:p>
          </table:table-cell>
          <table:table-cell office:value-type="string" table:style-name="ce5">
            <text:p>KIT SMALL JOINT DISP</text:p>
          </table:table-cell>
          <table:table-cell office:value-type="float" office:value="906.5" table:style-name="ce6">
            <text:p>907</text:p>
          </table:table-cell>
          <table:table-cell office:value-type="float" office:value="906.5" table:style-name="ce6">
            <text:p>907</text:p>
          </table:table-cell>
          <table:table-cell table:number-columns-repeated="16380"/>
        </table:table-row>
        <table:table-row table:style-name="ro2">
          <table:table-cell office:value-type="float" office:value="1407" table:style-name="ce4">
            <text:p>1407</text:p>
          </table:table-cell>
          <table:table-cell office:value-type="string" table:style-name="ce5">
            <text:p>KIT TUNNELING TOOL</text:p>
          </table:table-cell>
          <table:table-cell office:value-type="float" office:value="844" table:style-name="ce6">
            <text:p>844</text:p>
          </table:table-cell>
          <table:table-cell office:value-type="float" office:value="844" table:style-name="ce6">
            <text:p>844</text:p>
          </table:table-cell>
          <table:table-cell table:number-columns-repeated="16380"/>
        </table:table-row>
        <table:table-row table:style-name="ro2">
          <table:table-cell office:value-type="float" office:value="1408" table:style-name="ce4">
            <text:p>1408</text:p>
          </table:table-cell>
          <table:table-cell office:value-type="string" table:style-name="ce5">
            <text:p>KIT URETERAL INFRAVISION</text:p>
          </table:table-cell>
          <table:table-cell office:value-type="float" office:value="1535" table:style-name="ce6">
            <text:p>1,535</text:p>
          </table:table-cell>
          <table:table-cell office:value-type="float" office:value="1535" table:style-name="ce6">
            <text:p>1,535</text:p>
          </table:table-cell>
          <table:table-cell table:number-columns-repeated="16380"/>
        </table:table-row>
        <table:table-row table:style-name="ro2">
          <table:table-cell office:value-type="float" office:value="1409" table:style-name="ce4">
            <text:p>1409</text:p>
          </table:table-cell>
          <table:table-cell office:value-type="string" table:style-name="ce5">
            <text:p>KIT WRIST TRIAX MONOTUBE</text:p>
          </table:table-cell>
          <table:table-cell office:value-type="float" office:value="5180.5" table:style-name="ce6">
            <text:p>5,181</text:p>
          </table:table-cell>
          <table:table-cell office:value-type="float" office:value="5180.5" table:style-name="ce6">
            <text:p>5,181</text:p>
          </table:table-cell>
          <table:table-cell table:number-columns-repeated="16380"/>
        </table:table-row>
        <table:table-row table:style-name="ro2">
          <table:table-cell office:value-type="float" office:value="1410" table:style-name="ce4">
            <text:p>1410</text:p>
          </table:table-cell>
          <table:table-cell office:value-type="string" table:style-name="ce5">
            <text:p>KLEIHAUER BETKE TEST</text:p>
          </table:table-cell>
          <table:table-cell office:value-type="float" office:value="737" table:style-name="ce6">
            <text:p>737</text:p>
          </table:table-cell>
          <table:table-cell office:value-type="float" office:value="421" table:style-name="ce6">
            <text:p>421</text:p>
          </table:table-cell>
          <table:table-cell table:number-columns-repeated="16380"/>
        </table:table-row>
        <table:table-row table:style-name="ro2">
          <table:table-cell office:value-type="float" office:value="1411" table:style-name="ce4">
            <text:p>1411</text:p>
          </table:table-cell>
          <table:table-cell office:value-type="string" table:style-name="ce5">
            <text:p>KNIFE TUIP 24FR ACMI</text:p>
          </table:table-cell>
          <table:table-cell office:value-type="float" office:value="481.5" table:style-name="ce6">
            <text:p>482</text:p>
          </table:table-cell>
          <table:table-cell office:value-type="float" office:value="481.5" table:style-name="ce6">
            <text:p>482</text:p>
          </table:table-cell>
          <table:table-cell table:number-columns-repeated="16380"/>
        </table:table-row>
        <table:table-row table:style-name="ro2">
          <table:table-cell office:value-type="float" office:value="1412" table:style-name="ce4">
            <text:p>1412</text:p>
          </table:table-cell>
          <table:table-cell office:value-type="string" table:style-name="ce5">
            <text:p>KNOT PUSHER/CUTTER/CANNULA</text:p>
          </table:table-cell>
          <table:table-cell office:value-type="float" office:value="971.5" table:style-name="ce6">
            <text:p>972</text:p>
          </table:table-cell>
          <table:table-cell office:value-type="float" office:value="971.5" table:style-name="ce6">
            <text:p>972</text:p>
          </table:table-cell>
          <table:table-cell table:number-columns-repeated="16380"/>
        </table:table-row>
        <table:table-row table:style-name="ro2">
          <table:table-cell office:value-type="float" office:value="1413" table:style-name="ce4">
            <text:p>1413</text:p>
          </table:table-cell>
          <table:table-cell office:value-type="string" table:style-name="ce5">
            <text:p>KRAS</text:p>
          </table:table-cell>
          <table:table-cell office:value-type="float" office:value="1745" table:style-name="ce6">
            <text:p>1,745</text:p>
          </table:table-cell>
          <table:table-cell office:value-type="float" office:value="997" table:style-name="ce6">
            <text:p>997</text:p>
          </table:table-cell>
          <table:table-cell table:number-columns-repeated="16380"/>
        </table:table-row>
        <table:table-row table:style-name="ro2">
          <table:table-cell office:value-type="float" office:value="1414" table:style-name="ce4">
            <text:p>1414</text:p>
          </table:table-cell>
          <table:table-cell office:value-type="string" table:style-name="ce5">
            <text:p>KRAS GENE ANALYSIS ADDL</text:p>
          </table:table-cell>
          <table:table-cell office:value-type="float" office:value="1745" table:style-name="ce6">
            <text:p>1,745</text:p>
          </table:table-cell>
          <table:table-cell office:value-type="float" office:value="997" table:style-name="ce6">
            <text:p>997</text:p>
          </table:table-cell>
          <table:table-cell table:number-columns-repeated="16380"/>
        </table:table-row>
        <table:table-row table:style-name="ro2">
          <table:table-cell office:value-type="float" office:value="1415" table:style-name="ce4">
            <text:p>1415</text:p>
          </table:table-cell>
          <table:table-cell office:value-type="string" table:style-name="ce5">
            <text:p>LACTIC ACID</text:p>
          </table:table-cell>
          <table:table-cell office:value-type="float" office:value="145.5" table:style-name="ce6">
            <text:p>146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1416" table:style-name="ce4">
            <text:p>1416</text:p>
          </table:table-cell>
          <table:table-cell office:value-type="string" table:style-name="ce5">
            <text:p>LACTOFERRIN FECAL QUAL</text:p>
          </table:table-cell>
          <table:table-cell office:value-type="float" office:value="247.5" table:style-name="ce6">
            <text:p>248</text:p>
          </table:table-cell>
          <table:table-cell office:value-type="float" office:value="141.5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1417" table:style-name="ce4">
            <text:p>1417</text:p>
          </table:table-cell>
          <table:table-cell office:value-type="string" table:style-name="ce5">
            <text:p>LACTOFERRIN QUAN</text:p>
          </table:table-cell>
          <table:table-cell office:value-type="float" office:value="490" table:style-name="ce6">
            <text:p>490</text:p>
          </table:table-cell>
          <table:table-cell office:value-type="float" office:value="280" table:style-name="ce6">
            <text:p>280</text:p>
          </table:table-cell>
          <table:table-cell table:number-columns-repeated="16380"/>
        </table:table-row>
        <table:table-row table:style-name="ro2">
          <table:table-cell office:value-type="float" office:value="1418" table:style-name="ce4">
            <text:p>1418</text:p>
          </table:table-cell>
          <table:table-cell office:value-type="string" table:style-name="ce5">
            <text:p>LAMBDA BY INSITU HYBRIDIZAT</text:p>
          </table:table-cell>
          <table:table-cell office:value-type="float" office:value="905" table:style-name="ce6">
            <text:p>905</text:p>
          </table:table-cell>
          <table:table-cell office:value-type="float" office:value="517" table:style-name="ce6">
            <text:p>517</text:p>
          </table:table-cell>
          <table:table-cell table:number-columns-repeated="16380"/>
        </table:table-row>
        <table:table-row table:style-name="ro2">
          <table:table-cell office:value-type="float" office:value="1419" table:style-name="ce4">
            <text:p>1419</text:p>
          </table:table-cell>
          <table:table-cell office:value-type="string" table:style-name="ce5">
            <text:p>LAMOTRIGINE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1420" table:style-name="ce4">
            <text:p>1420</text:p>
          </table:table-cell>
          <table:table-cell office:value-type="string" table:style-name="ce5">
            <text:p>LAP SYS ALEXIS W/KII FIOS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1421" table:style-name="ce4">
            <text:p>1421</text:p>
          </table:table-cell>
          <table:table-cell office:value-type="string" table:style-name="ce5">
            <text:p>LASER FIBER ACCUMAX 1000MC</text:p>
          </table:table-cell>
          <table:table-cell office:value-type="float" office:value="3706.5" table:style-name="ce6">
            <text:p>3,707</text:p>
          </table:table-cell>
          <table:table-cell office:value-type="float" office:value="3706.5" table:style-name="ce6">
            <text:p>3,707</text:p>
          </table:table-cell>
          <table:table-cell table:number-columns-repeated="16380"/>
        </table:table-row>
        <table:table-row table:style-name="ro2">
          <table:table-cell office:value-type="float" office:value="1422" table:style-name="ce4">
            <text:p>1422</text:p>
          </table:table-cell>
          <table:table-cell office:value-type="string" table:style-name="ce5">
            <text:p>LASER FIBER ACCUMAX 550MC</text:p>
          </table:table-cell>
          <table:table-cell office:value-type="float" office:value="2211" table:style-name="ce6">
            <text:p>2,211</text:p>
          </table:table-cell>
          <table:table-cell office:value-type="float" office:value="2211" table:style-name="ce6">
            <text:p>2,211</text:p>
          </table:table-cell>
          <table:table-cell table:number-columns-repeated="16380"/>
        </table:table-row>
        <table:table-row table:style-name="ro2">
          <table:table-cell office:value-type="float" office:value="1423" table:style-name="ce4">
            <text:p>1423</text:p>
          </table:table-cell>
          <table:table-cell office:value-type="string" table:style-name="ce5">
            <text:p>LASER FIBER HOLMIUM 1000 ASSEM</text:p>
          </table:table-cell>
          <table:table-cell office:value-type="float" office:value="4250" table:style-name="ce6">
            <text:p>4,250</text:p>
          </table:table-cell>
          <table:table-cell office:value-type="float" office:value="4250" table:style-name="ce6">
            <text:p>4,250</text:p>
          </table:table-cell>
          <table:table-cell table:number-columns-repeated="16380"/>
        </table:table-row>
        <table:table-row table:style-name="ro2">
          <table:table-cell office:value-type="float" office:value="1424" table:style-name="ce4">
            <text:p>1424</text:p>
          </table:table-cell>
          <table:table-cell office:value-type="string" table:style-name="ce5">
            <text:p>LASER FIBER HOLMIUM 200</text:p>
          </table:table-cell>
          <table:table-cell office:value-type="float" office:value="2280.5" table:style-name="ce6">
            <text:p>2,281</text:p>
          </table:table-cell>
          <table:table-cell office:value-type="float" office:value="2280.5" table:style-name="ce6">
            <text:p>2,281</text:p>
          </table:table-cell>
          <table:table-cell table:number-columns-repeated="16380"/>
        </table:table-row>
        <table:table-row table:style-name="ro2">
          <table:table-cell office:value-type="float" office:value="1425" table:style-name="ce4">
            <text:p>1425</text:p>
          </table:table-cell>
          <table:table-cell office:value-type="string" table:style-name="ce5">
            <text:p>LASER FIBER HOLMIUM 200 ACCUMX</text:p>
          </table:table-cell>
          <table:table-cell office:value-type="float" office:value="2003.5" table:style-name="ce6">
            <text:p>2,004</text:p>
          </table:table-cell>
          <table:table-cell office:value-type="float" office:value="2003.5" table:style-name="ce6">
            <text:p>2,004</text:p>
          </table:table-cell>
          <table:table-cell table:number-columns-repeated="16380"/>
        </table:table-row>
        <table:table-row table:style-name="ro2">
          <table:table-cell office:value-type="float" office:value="1426" table:style-name="ce4">
            <text:p>1426</text:p>
          </table:table-cell>
          <table:table-cell office:value-type="string" table:style-name="ce5">
            <text:p>LASER FIBER HOLMIUM 200 ASSEMB</text:p>
          </table:table-cell>
          <table:table-cell office:value-type="float" office:value="2362.5" table:style-name="ce6">
            <text:p>2,363</text:p>
          </table:table-cell>
          <table:table-cell office:value-type="float" office:value="2362.5" table:style-name="ce6">
            <text:p>2,363</text:p>
          </table:table-cell>
          <table:table-cell table:number-columns-repeated="16380"/>
        </table:table-row>
        <table:table-row table:style-name="ro2">
          <table:table-cell office:value-type="float" office:value="1427" table:style-name="ce4">
            <text:p>1427</text:p>
          </table:table-cell>
          <table:table-cell office:value-type="string" table:style-name="ce5">
            <text:p>LD</text:p>
          </table:table-cell>
          <table:table-cell office:value-type="float" office:value="83" table:style-name="ce6">
            <text:p>83</text:p>
          </table:table-cell>
          <table:table-cell office:value-type="float" office:value="47.5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1428" table:style-name="ce4">
            <text:p>1428</text:p>
          </table:table-cell>
          <table:table-cell office:value-type="string" table:style-name="ce5">
            <text:p>LDL DIRECT</text:p>
          </table:table-cell>
          <table:table-cell office:value-type="float" office:value="227.5" table:style-name="ce6">
            <text:p>228</text:p>
          </table:table-cell>
          <table:table-cell office:value-type="float" office:value="130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1429" table:style-name="ce4">
            <text:p>1429</text:p>
          </table:table-cell>
          <table:table-cell office:value-type="string" table:style-name="ce5">
            <text:p>LEAD</text:p>
          </table:table-cell>
          <table:table-cell office:value-type="float" office:value="316" table:style-name="ce6">
            <text:p>316</text:p>
          </table:table-cell>
          <table:table-cell office:value-type="float" office:value="180.5" table:style-name="ce6">
            <text:p>181</text:p>
          </table:table-cell>
          <table:table-cell table:number-columns-repeated="16380"/>
        </table:table-row>
        <table:table-row table:style-name="ro2">
          <table:table-cell office:value-type="float" office:value="1430" table:style-name="ce4">
            <text:p>1430</text:p>
          </table:table-cell>
          <table:table-cell office:value-type="string" table:style-name="ce5">
            <text:p>LEAD BS ENDOTAK RELIANCE 4SITE GORE DUAL COIL</text:p>
          </table:table-cell>
          <table:table-cell office:value-type="float" office:value="15112.5" table:style-name="ce6">
            <text:p>15,113</text:p>
          </table:table-cell>
          <table:table-cell office:value-type="float" office:value="15112.5" table:style-name="ce6">
            <text:p>15,113</text:p>
          </table:table-cell>
          <table:table-cell table:number-columns-repeated="16380"/>
        </table:table-row>
        <table:table-row table:style-name="ro2">
          <table:table-cell office:value-type="float" office:value="1431" table:style-name="ce4">
            <text:p>1431</text:p>
          </table:table-cell>
          <table:table-cell office:value-type="string" table:style-name="ce5">
            <text:p>LEAD BS INGEVITY</text:p>
          </table:table-cell>
          <table:table-cell office:value-type="float" office:value="869" table:style-name="ce6">
            <text:p>869</text:p>
          </table:table-cell>
          <table:table-cell office:value-type="float" office:value="869" table:style-name="ce6">
            <text:p>869</text:p>
          </table:table-cell>
          <table:table-cell table:number-columns-repeated="16380"/>
        </table:table-row>
        <table:table-row table:style-name="ro2">
          <table:table-cell office:value-type="float" office:value="1432" table:style-name="ce4">
            <text:p>1432</text:p>
          </table:table-cell>
          <table:table-cell office:value-type="string" table:style-name="ce5">
            <text:p>LEAD GUID FINELINE 4456-52</text:p>
          </table:table-cell>
          <table:table-cell office:value-type="float" office:value="3719" table:style-name="ce6">
            <text:p>3,719</text:p>
          </table:table-cell>
          <table:table-cell office:value-type="float" office:value="3719" table:style-name="ce6">
            <text:p>3,719</text:p>
          </table:table-cell>
          <table:table-cell table:number-columns-repeated="16380"/>
        </table:table-row>
        <table:table-row table:style-name="ro2">
          <table:table-cell office:value-type="float" office:value="1433" table:style-name="ce4">
            <text:p>1433</text:p>
          </table:table-cell>
          <table:table-cell office:value-type="string" table:style-name="ce5">
            <text:p>LEAD NEUROSTIMULATOR</text:p>
          </table:table-cell>
          <table:table-cell office:value-type="float" office:value="6500" table:style-name="ce6">
            <text:p>6,500</text:p>
          </table:table-cell>
          <table:table-cell office:value-type="float" office:value="6500" table:style-name="ce6">
            <text:p>6,500</text:p>
          </table:table-cell>
          <table:table-cell table:number-columns-repeated="16380"/>
        </table:table-row>
        <table:table-row table:style-name="ro2">
          <table:table-cell office:value-type="float" office:value="1434" table:style-name="ce4">
            <text:p>1434</text:p>
          </table:table-cell>
          <table:table-cell office:value-type="string" table:style-name="ce5">
            <text:p>LEAD PERCUTNS GENERATR NEUROSTIM</text:p>
          </table:table-cell>
          <table:table-cell office:value-type="float" office:value="5483" table:style-name="ce6">
            <text:p>5,483</text:p>
          </table:table-cell>
          <table:table-cell office:value-type="float" office:value="5483" table:style-name="ce6">
            <text:p>5,483</text:p>
          </table:table-cell>
          <table:table-cell table:number-columns-repeated="16380"/>
        </table:table-row>
        <table:table-row table:style-name="ro2">
          <table:table-cell office:value-type="float" office:value="1435" table:style-name="ce4">
            <text:p>1435</text:p>
          </table:table-cell>
          <table:table-cell office:value-type="string" table:style-name="ce5">
            <text:p>LEGIONELLA AB TOTAL IMMUNOG</text:p>
          </table:table-cell>
          <table:table-cell office:value-type="float" office:value="186.5" table:style-name="ce6">
            <text:p>187</text:p>
          </table:table-cell>
          <table:table-cell office:value-type="float" office:value="106.5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1436" table:style-name="ce4">
            <text:p>1436</text:p>
          </table:table-cell>
          <table:table-cell office:value-type="string" table:style-name="ce5">
            <text:p>LENS MORGAN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1437" table:style-name="ce4">
            <text:p>1437</text:p>
          </table:table-cell>
          <table:table-cell office:value-type="string" table:style-name="ce5">
            <text:p>LEUKO POOR PC</text:p>
          </table:table-cell>
          <table:table-cell office:value-type="float" office:value="537.5" table:style-name="ce6">
            <text:p>538</text:p>
          </table:table-cell>
          <table:table-cell office:value-type="float" office:value="537.5" table:style-name="ce6">
            <text:p>538</text:p>
          </table:table-cell>
          <table:table-cell table:number-columns-repeated="16380"/>
        </table:table-row>
        <table:table-row table:style-name="ro2">
          <table:table-cell office:value-type="float" office:value="1438" table:style-name="ce4">
            <text:p>1438</text:p>
          </table:table-cell>
          <table:table-cell office:value-type="string" table:style-name="ce5">
            <text:p>LEUKO REDUCED RBCS PROC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table:number-columns-repeated="16380"/>
        </table:table-row>
        <table:table-row table:style-name="ro2">
          <table:table-cell office:value-type="float" office:value="1439" table:style-name="ce4">
            <text:p>1439</text:p>
          </table:table-cell>
          <table:table-cell office:value-type="string" table:style-name="ce5">
            <text:p>LEUKOCYTE COUNT FECAL</text:p>
          </table:table-cell>
          <table:table-cell office:value-type="float" office:value="63" table:style-name="ce6">
            <text:p>63</text:p>
          </table:table-cell>
          <table:table-cell office:value-type="float" office:value="36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1440" table:style-name="ce4">
            <text:p>1440</text:p>
          </table:table-cell>
          <table:table-cell office:value-type="string" table:style-name="ce5">
            <text:p>LEUKORED PHER PLTS PROC</text:p>
          </table:table-cell>
          <table:table-cell office:value-type="float" office:value="1212.5" table:style-name="ce6">
            <text:p>1,213</text:p>
          </table:table-cell>
          <table:table-cell office:value-type="float" office:value="1212.5" table:style-name="ce6">
            <text:p>1,213</text:p>
          </table:table-cell>
          <table:table-cell table:number-columns-repeated="16380"/>
        </table:table-row>
        <table:table-row table:style-name="ro2">
          <table:table-cell office:value-type="float" office:value="1441" table:style-name="ce4">
            <text:p>1441</text:p>
          </table:table-cell>
          <table:table-cell office:value-type="string" table:style-name="ce5">
            <text:p>LEVEL 4 W/ADDITIONAL SERVICE</text:p>
          </table:table-cell>
          <table:table-cell office:value-type="float" office:value="1443.5" table:style-name="ce6">
            <text:p>1,444</text:p>
          </table:table-cell>
          <table:table-cell office:value-type="float" office:value="1443.5" table:style-name="ce6">
            <text:p>1,444</text:p>
          </table:table-cell>
          <table:table-cell table:number-columns-repeated="16380"/>
        </table:table-row>
        <table:table-row table:style-name="ro2">
          <table:table-cell office:value-type="float" office:value="1442" table:style-name="ce4">
            <text:p>1442</text:p>
          </table:table-cell>
          <table:table-cell office:value-type="string" table:style-name="ce5">
            <text:p>LEVEL 5 W/ADDITIONAL SERVICE</text:p>
          </table:table-cell>
          <table:table-cell office:value-type="float" office:value="2536.5" table:style-name="ce6">
            <text:p>2,537</text:p>
          </table:table-cell>
          <table:table-cell office:value-type="float" office:value="2536.5" table:style-name="ce6">
            <text:p>2,537</text:p>
          </table:table-cell>
          <table:table-cell table:number-columns-repeated="16380"/>
        </table:table-row>
        <table:table-row table:style-name="ro2">
          <table:table-cell office:value-type="float" office:value="1443" table:style-name="ce4">
            <text:p>1443</text:p>
          </table:table-cell>
          <table:table-cell office:value-type="string" table:style-name="ce5">
            <text:p>LEVITIRACEM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1444" table:style-name="ce4">
            <text:p>1444</text:p>
          </table:table-cell>
          <table:table-cell office:value-type="string" table:style-name="ce5">
            <text:p>LIGATE HEMORR INTERNAL MULTI</text:p>
          </table:table-cell>
          <table:table-cell office:value-type="float" office:value="2734" table:style-name="ce6">
            <text:p>2,734</text:p>
          </table:table-cell>
          <table:table-cell office:value-type="float" office:value="2734" table:style-name="ce6">
            <text:p>2,734</text:p>
          </table:table-cell>
          <table:table-cell table:number-columns-repeated="16380"/>
        </table:table-row>
        <table:table-row table:style-name="ro2">
          <table:table-cell office:value-type="float" office:value="1445" table:style-name="ce4">
            <text:p>1445</text:p>
          </table:table-cell>
          <table:table-cell office:value-type="string" table:style-name="ce5">
            <text:p>LIGATION OF HEMORRHOID(S)</text:p>
          </table:table-cell>
          <table:table-cell office:value-type="float" office:value="667" table:style-name="ce6">
            <text:p>667</text:p>
          </table:table-cell>
          <table:table-cell office:value-type="float" office:value="667" table:style-name="ce6">
            <text:p>667</text:p>
          </table:table-cell>
          <table:table-cell table:number-columns-repeated="16380"/>
        </table:table-row>
        <table:table-row table:style-name="ro2">
          <table:table-cell office:value-type="float" office:value="1446" table:style-name="ce4">
            <text:p>1446</text:p>
          </table:table-cell>
          <table:table-cell office:value-type="string" table:style-name="ce5">
            <text:p>LINER HUMRL REV 38-46MM</text:p>
          </table:table-cell>
          <table:table-cell office:value-type="float" office:value="3400" table:style-name="ce6">
            <text:p>3,400</text:p>
          </table:table-cell>
          <table:table-cell office:value-type="float" office:value="3400" table:style-name="ce6">
            <text:p>3,400</text:p>
          </table:table-cell>
          <table:table-cell table:number-columns-repeated="16380"/>
        </table:table-row>
        <table:table-row table:style-name="ro2">
          <table:table-cell office:value-type="float" office:value="1447" table:style-name="ce4">
            <text:p>1447</text:p>
          </table:table-cell>
          <table:table-cell office:value-type="string" table:style-name="ce5">
            <text:p>LIPASE</text:p>
          </table:table-cell>
          <table:table-cell office:value-type="float" office:value="104" table:style-name="ce6">
            <text:p>104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1448" table:style-name="ce4">
            <text:p>1448</text:p>
          </table:table-cell>
          <table:table-cell office:value-type="string" table:style-name="ce5">
            <text:p>LIPID PROFILE 1</text:p>
          </table:table-cell>
          <table:table-cell office:value-type="float" office:value="163" table:style-name="ce6">
            <text:p>163</text:p>
          </table:table-cell>
          <table:table-cell office:value-type="float" office:value="93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1449" table:style-name="ce4">
            <text:p>1449</text:p>
          </table:table-cell>
          <table:table-cell office:value-type="string" table:style-name="ce5">
            <text:p>LIPOPROTEIN A Q231</text:p>
          </table:table-cell>
          <table:table-cell office:value-type="float" office:value="380.5" table:style-name="ce6">
            <text:p>381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1450" table:style-name="ce4">
            <text:p>1450</text:p>
          </table:table-cell>
          <table:table-cell office:value-type="string" table:style-name="ce5">
            <text:p>LITHIUM</text:p>
          </table:table-cell>
          <table:table-cell office:value-type="float" office:value="81.5" table:style-name="ce6">
            <text:p>82</text:p>
          </table:table-cell>
          <table:table-cell office:value-type="float" office:value="46.5" table:style-name="ce6">
            <text:p>47</text:p>
          </table:table-cell>
          <table:table-cell table:number-columns-repeated="16380"/>
        </table:table-row>
        <table:table-row table:style-name="ro2">
          <table:table-cell office:value-type="float" office:value="1451" table:style-name="ce4">
            <text:p>1451</text:p>
          </table:table-cell>
          <table:table-cell office:value-type="string" table:style-name="ce5">
            <text:p>LONG ACTING THYROID STIM HORM</text:p>
          </table:table-cell>
          <table:table-cell office:value-type="float" office:value="691.5" table:style-name="ce6">
            <text:p>692</text:p>
          </table:table-cell>
          <table:table-cell office:value-type="float" office:value="395" table:style-name="ce6">
            <text:p>395</text:p>
          </table:table-cell>
          <table:table-cell table:number-columns-repeated="16380"/>
        </table:table-row>
        <table:table-row table:style-name="ro2">
          <table:table-cell office:value-type="float" office:value="1452" table:style-name="ce4">
            <text:p>1452</text:p>
          </table:table-cell>
          <table:table-cell office:value-type="string" table:style-name="ce5">
            <text:p>LOOP LINA</text:p>
          </table:table-cell>
          <table:table-cell office:value-type="float" office:value="1837.5" table:style-name="ce6">
            <text:p>1,838</text:p>
          </table:table-cell>
          <table:table-cell office:value-type="float" office:value="1837.5" table:style-name="ce6">
            <text:p>1,838</text:p>
          </table:table-cell>
          <table:table-cell table:number-columns-repeated="16380"/>
        </table:table-row>
        <table:table-row table:style-name="ro2">
          <table:table-cell office:value-type="float" office:value="1453" table:style-name="ce4">
            <text:p>1453</text:p>
          </table:table-cell>
          <table:table-cell office:value-type="string" table:style-name="ce5">
            <text:p>LUBRICANT ROTOGLIDE 1 BOTTLE</text:p>
          </table:table-cell>
          <table:table-cell office:value-type="float" office:value="544" table:style-name="ce6">
            <text:p>544</text:p>
          </table:table-cell>
          <table:table-cell office:value-type="float" office:value="544" table:style-name="ce6">
            <text:p>544</text:p>
          </table:table-cell>
          <table:table-cell table:number-columns-repeated="16380"/>
        </table:table-row>
        <table:table-row table:style-name="ro2">
          <table:table-cell office:value-type="float" office:value="1454" table:style-name="ce4">
            <text:p>1454</text:p>
          </table:table-cell>
          <table:table-cell office:value-type="string" table:style-name="ce5">
            <text:p>LUTEINIZING HORMONE</text:p>
          </table:table-cell>
          <table:table-cell office:value-type="float" office:value="243.5" table:style-name="ce6">
            <text:p>244</text:p>
          </table:table-cell>
          <table:table-cell office:value-type="float" office:value="139" table:style-name="ce6">
            <text:p>139</text:p>
          </table:table-cell>
          <table:table-cell table:number-columns-repeated="16380"/>
        </table:table-row>
        <table:table-row table:style-name="ro2">
          <table:table-cell office:value-type="float" office:value="1455" table:style-name="ce4">
            <text:p>1455</text:p>
          </table:table-cell>
          <table:table-cell office:value-type="string" table:style-name="ce5">
            <text:p>LYME DISEASE AB TOTAL IMMUN</text:p>
          </table:table-cell>
          <table:table-cell office:value-type="float" office:value="208.5" table:style-name="ce6">
            <text:p>209</text:p>
          </table:table-cell>
          <table:table-cell office:value-type="float" office:value="119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1456" table:style-name="ce4">
            <text:p>1456</text:p>
          </table:table-cell>
          <table:table-cell office:value-type="string" table:style-name="ce5">
            <text:p>LYME DISEASE WESTERN BLOT</text:p>
          </table:table-cell>
          <table:table-cell office:value-type="float" office:value="486.5" table:style-name="ce6">
            <text:p>487</text:p>
          </table:table-cell>
          <table:table-cell office:value-type="float" office:value="278" table:style-name="ce6">
            <text:p>278</text:p>
          </table:table-cell>
          <table:table-cell table:number-columns-repeated="16380"/>
        </table:table-row>
        <table:table-row table:style-name="ro2">
          <table:table-cell office:value-type="float" office:value="1457" table:style-name="ce4">
            <text:p>1457</text:p>
          </table:table-cell>
          <table:table-cell office:value-type="string" table:style-name="ce5">
            <text:p>MACROSCOPIC EXAM ARTHROPOD</text:p>
          </table:table-cell>
          <table:table-cell office:value-type="float" office:value="144.5" table:style-name="ce6">
            <text:p>145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1458" table:style-name="ce4">
            <text:p>1458</text:p>
          </table:table-cell>
          <table:table-cell office:value-type="string" table:style-name="ce5">
            <text:p>MACROSCOPIC EXAM PARASITE</text:p>
          </table:table-cell>
          <table:table-cell office:value-type="float" office:value="70" table:style-name="ce6">
            <text:p>70</text:p>
          </table:table-cell>
          <table:table-cell office:value-type="float" office:value="40" table:style-name="ce6">
            <text:p>40</text:p>
          </table:table-cell>
          <table:table-cell table:number-columns-repeated="16380"/>
        </table:table-row>
        <table:table-row table:style-name="ro2">
          <table:table-cell office:value-type="float" office:value="1459" table:style-name="ce4">
            <text:p>1459</text:p>
          </table:table-cell>
          <table:table-cell office:value-type="string" table:style-name="ce5">
            <text:p>MAGNESIUM</text:p>
          </table:table-cell>
          <table:table-cell office:value-type="float" office:value="102.5" table:style-name="ce6">
            <text:p>103</text:p>
          </table:table-cell>
          <table:table-cell office:value-type="float" office:value="58.5" table:style-name="ce6">
            <text:p>59</text:p>
          </table:table-cell>
          <table:table-cell table:number-columns-repeated="16380"/>
        </table:table-row>
        <table:table-row table:style-name="ro2">
          <table:table-cell office:value-type="float" office:value="1460" table:style-name="ce4">
            <text:p>1460</text:p>
          </table:table-cell>
          <table:table-cell office:value-type="string" table:style-name="ce5">
            <text:p>MALARIA SMEAR</text:p>
          </table:table-cell>
          <table:table-cell office:value-type="float" office:value="97" table:style-name="ce6">
            <text:p>97</text:p>
          </table:table-cell>
          <table:table-cell office:value-type="float" office:value="55.5" table:style-name="ce6">
            <text:p>56</text:p>
          </table:table-cell>
          <table:table-cell table:number-columns-repeated="16380"/>
        </table:table-row>
        <table:table-row table:style-name="ro2">
          <table:table-cell office:value-type="float" office:value="1461" table:style-name="ce4">
            <text:p>1461</text:p>
          </table:table-cell>
          <table:table-cell office:value-type="string" table:style-name="ce5">
            <text:p>MAM BREAST BX STEREO ADDL LT</text:p>
          </table:table-cell>
          <table:table-cell office:value-type="float" office:value="989.5" table:style-name="ce6">
            <text:p>990</text:p>
          </table:table-cell>
          <table:table-cell office:value-type="float" office:value="989.5" table:style-name="ce6">
            <text:p>990</text:p>
          </table:table-cell>
          <table:table-cell table:number-columns-repeated="16380"/>
        </table:table-row>
        <table:table-row table:style-name="ro2">
          <table:table-cell office:value-type="float" office:value="1462" table:style-name="ce4">
            <text:p>1462</text:p>
          </table:table-cell>
          <table:table-cell office:value-type="string" table:style-name="ce5">
            <text:p>MAM BREAST BX STEREO LT</text:p>
          </table:table-cell>
          <table:table-cell office:value-type="float" office:value="4335.5" table:style-name="ce6">
            <text:p>4,336</text:p>
          </table:table-cell>
          <table:table-cell office:value-type="float" office:value="4335.5" table:style-name="ce6">
            <text:p>4,336</text:p>
          </table:table-cell>
          <table:table-cell table:number-columns-repeated="16380"/>
        </table:table-row>
        <table:table-row table:style-name="ro2">
          <table:table-cell office:value-type="float" office:value="1463" table:style-name="ce4">
            <text:p>1463</text:p>
          </table:table-cell>
          <table:table-cell office:value-type="string" table:style-name="ce5">
            <text:p>MAM DIAGNOSTIC BILAT</text:p>
          </table:table-cell>
          <table:table-cell office:value-type="float" office:value="592.5" table:style-name="ce6">
            <text:p>593</text:p>
          </table:table-cell>
          <table:table-cell office:value-type="float" office:value="592.5" table:style-name="ce6">
            <text:p>593</text:p>
          </table:table-cell>
          <table:table-cell table:number-columns-repeated="16380"/>
        </table:table-row>
        <table:table-row table:style-name="ro2">
          <table:table-cell office:value-type="float" office:value="1464" table:style-name="ce4">
            <text:p>1464</text:p>
          </table:table-cell>
          <table:table-cell office:value-type="string" table:style-name="ce5">
            <text:p>MAM DIAGNOSTIC UNI LT</text:p>
          </table:table-cell>
          <table:table-cell office:value-type="float" office:value="464" table:style-name="ce6">
            <text:p>464</text:p>
          </table:table-cell>
          <table:table-cell office:value-type="float" office:value="464" table:style-name="ce6">
            <text:p>464</text:p>
          </table:table-cell>
          <table:table-cell table:number-columns-repeated="16380"/>
        </table:table-row>
        <table:table-row table:style-name="ro2">
          <table:table-cell office:value-type="float" office:value="1465" table:style-name="ce4">
            <text:p>1465</text:p>
          </table:table-cell>
          <table:table-cell office:value-type="string" table:style-name="ce5">
            <text:p>MAM INJ DUCTOGRAM/GALACTOGR</text:p>
          </table:table-cell>
          <table:table-cell office:value-type="float" office:value="392.5" table:style-name="ce6">
            <text:p>393</text:p>
          </table:table-cell>
          <table:table-cell office:value-type="float" office:value="392.5" table:style-name="ce6">
            <text:p>393</text:p>
          </table:table-cell>
          <table:table-cell table:number-columns-repeated="16380"/>
        </table:table-row>
        <table:table-row table:style-name="ro2">
          <table:table-cell office:value-type="float" office:value="1466" table:style-name="ce4">
            <text:p>1466</text:p>
          </table:table-cell>
          <table:table-cell office:value-type="string" table:style-name="ce5">
            <text:p>MAM MAMMARY DUCT/GALACT SIN</text:p>
          </table:table-cell>
          <table:table-cell office:value-type="float" office:value="961" table:style-name="ce6">
            <text:p>961</text:p>
          </table:table-cell>
          <table:table-cell office:value-type="float" office:value="961" table:style-name="ce6">
            <text:p>961</text:p>
          </table:table-cell>
          <table:table-cell table:number-columns-repeated="16380"/>
        </table:table-row>
        <table:table-row table:style-name="ro2">
          <table:table-cell office:value-type="float" office:value="1467" table:style-name="ce4">
            <text:p>1467</text:p>
          </table:table-cell>
          <table:table-cell office:value-type="string" table:style-name="ce5">
            <text:p>MAM PLC DEVICE LT</text:p>
          </table:table-cell>
          <table:table-cell office:value-type="float" office:value="1172.5" table:style-name="ce6">
            <text:p>1,173</text:p>
          </table:table-cell>
          <table:table-cell office:value-type="float" office:value="1172.5" table:style-name="ce6">
            <text:p>1,173</text:p>
          </table:table-cell>
          <table:table-cell table:number-columns-repeated="16380"/>
        </table:table-row>
        <table:table-row table:style-name="ro2">
          <table:table-cell office:value-type="float" office:value="1468" table:style-name="ce4">
            <text:p>1468</text:p>
          </table:table-cell>
          <table:table-cell office:value-type="string" table:style-name="ce5">
            <text:p>MAM SCREEN BILAT</text:p>
          </table:table-cell>
          <table:table-cell office:value-type="float" office:value="490.5" table:style-name="ce6">
            <text:p>491</text:p>
          </table:table-cell>
          <table:table-cell office:value-type="float" office:value="490.5" table:style-name="ce6">
            <text:p>491</text:p>
          </table:table-cell>
          <table:table-cell table:number-columns-repeated="16380"/>
        </table:table-row>
        <table:table-row table:style-name="ro2">
          <table:table-cell office:value-type="float" office:value="1469" table:style-name="ce4">
            <text:p>1469</text:p>
          </table:table-cell>
          <table:table-cell office:value-type="string" table:style-name="ce5">
            <text:p>MAM SURG SPECIMEN</text:p>
          </table:table-cell>
          <table:table-cell office:value-type="float" office:value="1759.5" table:style-name="ce6">
            <text:p>1,760</text:p>
          </table:table-cell>
          <table:table-cell office:value-type="float" office:value="1005.5" table:style-name="ce6">
            <text:p>1,006</text:p>
          </table:table-cell>
          <table:table-cell table:number-columns-repeated="16380"/>
        </table:table-row>
        <table:table-row table:style-name="ro2">
          <table:table-cell office:value-type="float" office:value="1470" table:style-name="ce4">
            <text:p>1470</text:p>
          </table:table-cell>
          <table:table-cell office:value-type="string" table:style-name="ce5">
            <text:p>MANIPULATOR</text:p>
          </table:table-cell>
          <table:table-cell office:value-type="float" office:value="698.5" table:style-name="ce6">
            <text:p>699</text:p>
          </table:table-cell>
          <table:table-cell office:value-type="float" office:value="698.5" table:style-name="ce6">
            <text:p>699</text:p>
          </table:table-cell>
          <table:table-cell table:number-columns-repeated="16380"/>
        </table:table-row>
        <table:table-row table:style-name="ro2">
          <table:table-cell office:value-type="float" office:value="1471" table:style-name="ce4">
            <text:p>1471</text:p>
          </table:table-cell>
          <table:table-cell office:value-type="string" table:style-name="ce5">
            <text:p>MATRIX BONE OSTEOCEL 5CC</text:p>
          </table:table-cell>
          <table:table-cell office:value-type="float" office:value="7579" table:style-name="ce6">
            <text:p>7,579</text:p>
          </table:table-cell>
          <table:table-cell office:value-type="float" office:value="7579" table:style-name="ce6">
            <text:p>7,579</text:p>
          </table:table-cell>
          <table:table-cell table:number-columns-repeated="16380"/>
        </table:table-row>
        <table:table-row table:style-name="ro2">
          <table:table-cell office:value-type="float" office:value="1472" table:style-name="ce4">
            <text:p>1472</text:p>
          </table:table-cell>
          <table:table-cell office:value-type="string" table:style-name="ce5">
            <text:p>MERCURY QUAN</text:p>
          </table:table-cell>
          <table:table-cell office:value-type="float" office:value="581" table:style-name="ce6">
            <text:p>581</text:p>
          </table:table-cell>
          <table:table-cell office:value-type="float" office:value="332" table:style-name="ce6">
            <text:p>332</text:p>
          </table:table-cell>
          <table:table-cell table:number-columns-repeated="16380"/>
        </table:table-row>
        <table:table-row table:style-name="ro2">
          <table:table-cell office:value-type="float" office:value="1473" table:style-name="ce4">
            <text:p>1473</text:p>
          </table:table-cell>
          <table:table-cell office:value-type="string" table:style-name="ce5">
            <text:p>METABOLIC PANEL CAL IONIZED</text:p>
          </table:table-cell>
          <table:table-cell office:value-type="float" office:value="228.5" table:style-name="ce6">
            <text:p>229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1474" table:style-name="ce4">
            <text:p>1474</text:p>
          </table:table-cell>
          <table:table-cell office:value-type="string" table:style-name="ce5">
            <text:p>METANEPHRIINES Q430</text:p>
          </table:table-cell>
          <table:table-cell office:value-type="float" office:value="240.5" table:style-name="ce6">
            <text:p>241</text:p>
          </table:table-cell>
          <table:table-cell office:value-type="float" office:value="137.5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1475" table:style-name="ce4">
            <text:p>1475</text:p>
          </table:table-cell>
          <table:table-cell office:value-type="string" table:style-name="ce5">
            <text:p>METHEMOGLOBIN</text:p>
          </table:table-cell>
          <table:table-cell office:value-type="float" office:value="108.5" table:style-name="ce6">
            <text:p>109</text:p>
          </table:table-cell>
          <table:table-cell office:value-type="float" office:value="62" table:style-name="ce6">
            <text:p>62</text:p>
          </table:table-cell>
          <table:table-cell table:number-columns-repeated="16380"/>
        </table:table-row>
        <table:table-row table:style-name="ro2">
          <table:table-cell office:value-type="float" office:value="1476" table:style-name="ce4">
            <text:p>1476</text:p>
          </table:table-cell>
          <table:table-cell office:value-type="string" table:style-name="ce5">
            <text:p>MIC SENSITIVITY</text:p>
          </table:table-cell>
          <table:table-cell office:value-type="float" office:value="106" table:style-name="ce6">
            <text:p>106</text:p>
          </table:table-cell>
          <table:table-cell office:value-type="float" office:value="60.5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1477" table:style-name="ce4">
            <text:p>1477</text:p>
          </table:table-cell>
          <table:table-cell office:value-type="string" table:style-name="ce5">
            <text:p>MICRO MARK CLIP</text:p>
          </table:table-cell>
          <table:table-cell office:value-type="float" office:value="750" table:style-name="ce6">
            <text:p>750</text:p>
          </table:table-cell>
          <table:table-cell office:value-type="float" office:value="750" table:style-name="ce6">
            <text:p>750</text:p>
          </table:table-cell>
          <table:table-cell table:number-columns-repeated="16380"/>
        </table:table-row>
        <table:table-row table:style-name="ro2">
          <table:table-cell office:value-type="float" office:value="1478" table:style-name="ce4">
            <text:p>1478</text:p>
          </table:table-cell>
          <table:table-cell office:value-type="string" table:style-name="ce5">
            <text:p>MICROALBUMIN URINE</text:p>
          </table:table-cell>
          <table:table-cell office:value-type="float" office:value="89.5" table:style-name="ce6">
            <text:p>90</text:p>
          </table:table-cell>
          <table:table-cell office:value-type="float" office:value="51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1479" table:style-name="ce4">
            <text:p>1479</text:p>
          </table:table-cell>
          <table:table-cell office:value-type="string" table:style-name="ce5">
            <text:p>MINI TIGHTROPE</text:p>
          </table:table-cell>
          <table:table-cell office:value-type="float" office:value="3176.5" table:style-name="ce6">
            <text:p>3,177</text:p>
          </table:table-cell>
          <table:table-cell office:value-type="float" office:value="3176.5" table:style-name="ce6">
            <text:p>3,177</text:p>
          </table:table-cell>
          <table:table-cell table:number-columns-repeated="16380"/>
        </table:table-row>
        <table:table-row table:style-name="ro2">
          <table:table-cell office:value-type="float" office:value="1480" table:style-name="ce4">
            <text:p>1480</text:p>
          </table:table-cell>
          <table:table-cell office:value-type="string" table:style-name="ce5">
            <text:p>MOD SED &lt; AGE 5 INTL 15 MIN W OTHER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1481" table:style-name="ce4">
            <text:p>1481</text:p>
          </table:table-cell>
          <table:table-cell office:value-type="string" table:style-name="ce5">
            <text:p>MOD SED &lt; AGE 5 INT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1482" table:style-name="ce4">
            <text:p>1482</text:p>
          </table:table-cell>
          <table:table-cell office:value-type="string" table:style-name="ce5">
            <text:p>MOD SED &gt; AGE 5 INTL 15 MIN W OTHER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1483" table:style-name="ce4">
            <text:p>1483</text:p>
          </table:table-cell>
          <table:table-cell office:value-type="string" table:style-name="ce5">
            <text:p>MOD SED &gt; AGE 5 INT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1484" table:style-name="ce4">
            <text:p>1484</text:p>
          </table:table-cell>
          <table:table-cell office:value-type="string" table:style-name="ce5">
            <text:p>MOD SED EACH ADDL 15 MIN W OTHER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1485" table:style-name="ce4">
            <text:p>1485</text:p>
          </table:table-cell>
          <table:table-cell office:value-type="string" table:style-name="ce5">
            <text:p>MOD SED EACH ADD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1486" table:style-name="ce4">
            <text:p>1486</text:p>
          </table:table-cell>
          <table:table-cell office:value-type="string" table:style-name="ce5">
            <text:p>MOLE PATH LEVEL 5</text:p>
          </table:table-cell>
          <table:table-cell office:value-type="float" office:value="2102" table:style-name="ce6">
            <text:p>2,102</text:p>
          </table:table-cell>
          <table:table-cell office:value-type="float" office:value="1201" table:style-name="ce6">
            <text:p>1,201</text:p>
          </table:table-cell>
          <table:table-cell table:number-columns-repeated="16380"/>
        </table:table-row>
        <table:table-row table:style-name="ro2">
          <table:table-cell office:value-type="float" office:value="1487" table:style-name="ce4">
            <text:p>1487</text:p>
          </table:table-cell>
          <table:table-cell office:value-type="string" table:style-name="ce5">
            <text:p>MOLE PATH LEVEL 7</text:p>
          </table:table-cell>
          <table:table-cell office:value-type="float" office:value="9377.5" table:style-name="ce6">
            <text:p>9,378</text:p>
          </table:table-cell>
          <table:table-cell office:value-type="float" office:value="5358.5" table:style-name="ce6">
            <text:p>5,359</text:p>
          </table:table-cell>
          <table:table-cell table:number-columns-repeated="16380"/>
        </table:table-row>
        <table:table-row table:style-name="ro2">
          <table:table-cell office:value-type="float" office:value="1488" table:style-name="ce4">
            <text:p>1488</text:p>
          </table:table-cell>
          <table:table-cell office:value-type="string" table:style-name="ce5">
            <text:p>MOLECULAR CYTOGENETICS FISH</text:p>
          </table:table-cell>
          <table:table-cell office:value-type="float" office:value="377" table:style-name="ce6">
            <text:p>377</text:p>
          </table:table-cell>
          <table:table-cell office:value-type="float" office:value="215.5" table:style-name="ce6">
            <text:p>216</text:p>
          </table:table-cell>
          <table:table-cell table:number-columns-repeated="16380"/>
        </table:table-row>
        <table:table-row table:style-name="ro2">
          <table:table-cell office:value-type="float" office:value="1489" table:style-name="ce4">
            <text:p>1489</text:p>
          </table:table-cell>
          <table:table-cell office:value-type="string" table:style-name="ce5">
            <text:p>MOLECULAR PATH LEVEL 4</text:p>
          </table:table-cell>
          <table:table-cell office:value-type="float" office:value="2102" table:style-name="ce6">
            <text:p>2,102</text:p>
          </table:table-cell>
          <table:table-cell office:value-type="float" office:value="1201" table:style-name="ce6">
            <text:p>1,201</text:p>
          </table:table-cell>
          <table:table-cell table:number-columns-repeated="16380"/>
        </table:table-row>
        <table:table-row table:style-name="ro2">
          <table:table-cell office:value-type="float" office:value="1490" table:style-name="ce4">
            <text:p>1490</text:p>
          </table:table-cell>
          <table:table-cell office:value-type="string" table:style-name="ce5">
            <text:p>MONO TEST</text:p>
          </table:table-cell>
          <table:table-cell office:value-type="float" office:value="264.5" table:style-name="ce6">
            <text:p>265</text:p>
          </table:table-cell>
          <table:table-cell office:value-type="float" office:value="151" table:style-name="ce6">
            <text:p>151</text:p>
          </table:table-cell>
          <table:table-cell table:number-columns-repeated="16380"/>
        </table:table-row>
        <table:table-row table:style-name="ro2">
          <table:table-cell office:value-type="float" office:value="1491" table:style-name="ce4">
            <text:p>1491</text:p>
          </table:table-cell>
          <table:table-cell office:value-type="string" table:style-name="ce5">
            <text:p>MORPHOMETRIC ANALYSIS EA MULTIPLEX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1492" table:style-name="ce4">
            <text:p>1492</text:p>
          </table:table-cell>
          <table:table-cell office:value-type="string" table:style-name="ce5">
            <text:p>MOTILITY STUDY ESOPHAGUS</text:p>
          </table:table-cell>
          <table:table-cell office:value-type="float" office:value="1456.5" table:style-name="ce6">
            <text:p>1,457</text:p>
          </table:table-cell>
          <table:table-cell office:value-type="float" office:value="1456.5" table:style-name="ce6">
            <text:p>1,457</text:p>
          </table:table-cell>
          <table:table-cell table:number-columns-repeated="16380"/>
        </table:table-row>
        <table:table-row table:style-name="ro2">
          <table:table-cell office:value-type="float" office:value="1493" table:style-name="ce4">
            <text:p>1493</text:p>
          </table:table-cell>
          <table:table-cell office:value-type="string" table:style-name="ce5">
            <text:p>MRA ABDOMEN W AND W/O CONTRAST</text:p>
          </table:table-cell>
          <table:table-cell office:value-type="float" office:value="5903" table:style-name="ce6">
            <text:p>5,903</text:p>
          </table:table-cell>
          <table:table-cell office:value-type="float" office:value="3373" table:style-name="ce6">
            <text:p>3,373</text:p>
          </table:table-cell>
          <table:table-cell table:number-columns-repeated="16380"/>
        </table:table-row>
        <table:table-row table:style-name="ro2">
          <table:table-cell office:value-type="float" office:value="1494" table:style-name="ce4">
            <text:p>1494</text:p>
          </table:table-cell>
          <table:table-cell office:value-type="string" table:style-name="ce5">
            <text:p>MRA CHEST W AND W/O CONTRAST</text:p>
          </table:table-cell>
          <table:table-cell office:value-type="float" office:value="5014.5" table:style-name="ce6">
            <text:p>5,015</text:p>
          </table:table-cell>
          <table:table-cell office:value-type="float" office:value="2865.5" table:style-name="ce6">
            <text:p>2,866</text:p>
          </table:table-cell>
          <table:table-cell table:number-columns-repeated="16380"/>
        </table:table-row>
        <table:table-row table:style-name="ro2">
          <table:table-cell office:value-type="float" office:value="1495" table:style-name="ce4">
            <text:p>1495</text:p>
          </table:table-cell>
          <table:table-cell office:value-type="string" table:style-name="ce5">
            <text:p>MRA HEAD W/O CONT</text:p>
          </table:table-cell>
          <table:table-cell office:value-type="float" office:value="4553.5" table:style-name="ce6">
            <text:p>4,554</text:p>
          </table:table-cell>
          <table:table-cell office:value-type="float" office:value="2602" table:style-name="ce6">
            <text:p>2,602</text:p>
          </table:table-cell>
          <table:table-cell table:number-columns-repeated="16380"/>
        </table:table-row>
        <table:table-row table:style-name="ro2">
          <table:table-cell office:value-type="float" office:value="1496" table:style-name="ce4">
            <text:p>1496</text:p>
          </table:table-cell>
          <table:table-cell office:value-type="string" table:style-name="ce5">
            <text:p>MRA LOW EXT W AND W/O CONT RT</text:p>
          </table:table-cell>
          <table:table-cell office:value-type="float" office:value="6834" table:style-name="ce6">
            <text:p>6,834</text:p>
          </table:table-cell>
          <table:table-cell office:value-type="float" office:value="3905" table:style-name="ce6">
            <text:p>3,905</text:p>
          </table:table-cell>
          <table:table-cell table:number-columns-repeated="16380"/>
        </table:table-row>
        <table:table-row table:style-name="ro2">
          <table:table-cell office:value-type="float" office:value="1497" table:style-name="ce4">
            <text:p>1497</text:p>
          </table:table-cell>
          <table:table-cell office:value-type="string" table:style-name="ce5">
            <text:p>MRA NECK W AND W/O CONT</text:p>
          </table:table-cell>
          <table:table-cell office:value-type="float" office:value="6428" table:style-name="ce6">
            <text:p>6,428</text:p>
          </table:table-cell>
          <table:table-cell office:value-type="float" office:value="3673" table:style-name="ce6">
            <text:p>3,673</text:p>
          </table:table-cell>
          <table:table-cell table:number-columns-repeated="16380"/>
        </table:table-row>
        <table:table-row table:style-name="ro2">
          <table:table-cell office:value-type="float" office:value="1498" table:style-name="ce4">
            <text:p>1498</text:p>
          </table:table-cell>
          <table:table-cell office:value-type="string" table:style-name="ce5">
            <text:p>MRA NECK W/O CONT</text:p>
          </table:table-cell>
          <table:table-cell office:value-type="float" office:value="3287.5" table:style-name="ce6">
            <text:p>3,288</text:p>
          </table:table-cell>
          <table:table-cell office:value-type="float" office:value="1878.5" table:style-name="ce6">
            <text:p>1,879</text:p>
          </table:table-cell>
          <table:table-cell table:number-columns-repeated="16380"/>
        </table:table-row>
        <table:table-row table:style-name="ro2">
          <table:table-cell office:value-type="float" office:value="1499" table:style-name="ce4">
            <text:p>1499</text:p>
          </table:table-cell>
          <table:table-cell office:value-type="string" table:style-name="ce5">
            <text:p>MRA UP EXT W AND WO CONT LT</text:p>
          </table:table-cell>
          <table:table-cell office:value-type="float" office:value="5858" table:style-name="ce6">
            <text:p>5,858</text:p>
          </table:table-cell>
          <table:table-cell office:value-type="float" office:value="3347.5" table:style-name="ce6">
            <text:p>3,348</text:p>
          </table:table-cell>
          <table:table-cell table:number-columns-repeated="16380"/>
        </table:table-row>
        <table:table-row table:style-name="ro2">
          <table:table-cell office:value-type="float" office:value="1500" table:style-name="ce4">
            <text:p>1500</text:p>
          </table:table-cell>
          <table:table-cell office:value-type="string" table:style-name="ce5">
            <text:p>MRI ABDOMEN W AND W/O CONTRAST</text:p>
          </table:table-cell>
          <table:table-cell office:value-type="float" office:value="9134" table:style-name="ce6">
            <text:p>9,134</text:p>
          </table:table-cell>
          <table:table-cell office:value-type="float" office:value="5219.5" table:style-name="ce6">
            <text:p>5,220</text:p>
          </table:table-cell>
          <table:table-cell table:number-columns-repeated="16380"/>
        </table:table-row>
        <table:table-row table:style-name="ro2">
          <table:table-cell office:value-type="float" office:value="1501" table:style-name="ce4">
            <text:p>1501</text:p>
          </table:table-cell>
          <table:table-cell office:value-type="string" table:style-name="ce5">
            <text:p>MRI ABDOMEN W/O CONTRAST</text:p>
          </table:table-cell>
          <table:table-cell office:value-type="float" office:value="4094" table:style-name="ce6">
            <text:p>4,094</text:p>
          </table:table-cell>
          <table:table-cell office:value-type="float" office:value="2339.5" table:style-name="ce6">
            <text:p>2,340</text:p>
          </table:table-cell>
          <table:table-cell table:number-columns-repeated="16380"/>
        </table:table-row>
        <table:table-row table:style-name="ro2">
          <table:table-cell office:value-type="float" office:value="1502" table:style-name="ce4">
            <text:p>1502</text:p>
          </table:table-cell>
          <table:table-cell office:value-type="string" table:style-name="ce5">
            <text:p>MRI BRAIN W AND W/O CONTRAST</text:p>
          </table:table-cell>
          <table:table-cell office:value-type="float" office:value="9191" table:style-name="ce6">
            <text:p>9,191</text:p>
          </table:table-cell>
          <table:table-cell office:value-type="float" office:value="5252" table:style-name="ce6">
            <text:p>5,252</text:p>
          </table:table-cell>
          <table:table-cell table:number-columns-repeated="16380"/>
        </table:table-row>
        <table:table-row table:style-name="ro2">
          <table:table-cell office:value-type="float" office:value="1503" table:style-name="ce4">
            <text:p>1503</text:p>
          </table:table-cell>
          <table:table-cell office:value-type="string" table:style-name="ce5">
            <text:p>MRI BRAIN W/CONTRAST</text:p>
          </table:table-cell>
          <table:table-cell office:value-type="float" office:value="5327" table:style-name="ce6">
            <text:p>5,327</text:p>
          </table:table-cell>
          <table:table-cell office:value-type="float" office:value="3044" table:style-name="ce6">
            <text:p>3,044</text:p>
          </table:table-cell>
          <table:table-cell table:number-columns-repeated="16380"/>
        </table:table-row>
        <table:table-row table:style-name="ro2">
          <table:table-cell office:value-type="float" office:value="1504" table:style-name="ce4">
            <text:p>1504</text:p>
          </table:table-cell>
          <table:table-cell office:value-type="string" table:style-name="ce5">
            <text:p>MRI BRAIN W/O CONTRAST</text:p>
          </table:table-cell>
          <table:table-cell office:value-type="float" office:value="3967.5" table:style-name="ce6">
            <text:p>3,968</text:p>
          </table:table-cell>
          <table:table-cell office:value-type="float" office:value="2267" table:style-name="ce6">
            <text:p>2,267</text:p>
          </table:table-cell>
          <table:table-cell table:number-columns-repeated="16380"/>
        </table:table-row>
        <table:table-row table:style-name="ro2">
          <table:table-cell office:value-type="float" office:value="1505" table:style-name="ce4">
            <text:p>1505</text:p>
          </table:table-cell>
          <table:table-cell office:value-type="string" table:style-name="ce5">
            <text:p>MRI BREAST BX LT</text:p>
          </table:table-cell>
          <table:table-cell office:value-type="float" office:value="3537" table:style-name="ce6">
            <text:p>3,537</text:p>
          </table:table-cell>
          <table:table-cell office:value-type="float" office:value="3537" table:style-name="ce6">
            <text:p>3,537</text:p>
          </table:table-cell>
          <table:table-cell table:number-columns-repeated="16380"/>
        </table:table-row>
        <table:table-row table:style-name="ro2">
          <table:table-cell office:value-type="float" office:value="1506" table:style-name="ce4">
            <text:p>1506</text:p>
          </table:table-cell>
          <table:table-cell office:value-type="string" table:style-name="ce5">
            <text:p>MRI CARD MORANDFUN WANDWO CON</text:p>
          </table:table-cell>
          <table:table-cell office:value-type="float" office:value="6700" table:style-name="ce6">
            <text:p>6,700</text:p>
          </table:table-cell>
          <table:table-cell office:value-type="float" office:value="3828.5" table:style-name="ce6">
            <text:p>3,829</text:p>
          </table:table-cell>
          <table:table-cell table:number-columns-repeated="16380"/>
        </table:table-row>
        <table:table-row table:style-name="ro2">
          <table:table-cell office:value-type="float" office:value="1507" table:style-name="ce4">
            <text:p>1507</text:p>
          </table:table-cell>
          <table:table-cell office:value-type="string" table:style-name="ce5">
            <text:p>MRI CARD MORP AND FUNC WO CONT</text:p>
          </table:table-cell>
          <table:table-cell office:value-type="float" office:value="4483.5" table:style-name="ce6">
            <text:p>4,484</text:p>
          </table:table-cell>
          <table:table-cell office:value-type="float" office:value="2562" table:style-name="ce6">
            <text:p>2,562</text:p>
          </table:table-cell>
          <table:table-cell table:number-columns-repeated="16380"/>
        </table:table-row>
        <table:table-row table:style-name="ro2">
          <table:table-cell office:value-type="float" office:value="1508" table:style-name="ce4">
            <text:p>1508</text:p>
          </table:table-cell>
          <table:table-cell office:value-type="string" table:style-name="ce5">
            <text:p>MRI CHEST W AND W/O CONTRAST</text:p>
          </table:table-cell>
          <table:table-cell office:value-type="float" office:value="8311" table:style-name="ce6">
            <text:p>8,311</text:p>
          </table:table-cell>
          <table:table-cell office:value-type="float" office:value="4749" table:style-name="ce6">
            <text:p>4,749</text:p>
          </table:table-cell>
          <table:table-cell table:number-columns-repeated="16380"/>
        </table:table-row>
        <table:table-row table:style-name="ro2">
          <table:table-cell office:value-type="float" office:value="1509" table:style-name="ce4">
            <text:p>1509</text:p>
          </table:table-cell>
          <table:table-cell office:value-type="string" table:style-name="ce5">
            <text:p>MRI CHEST W/O CONTRAST</text:p>
          </table:table-cell>
          <table:table-cell office:value-type="float" office:value="4244.5" table:style-name="ce6">
            <text:p>4,245</text:p>
          </table:table-cell>
          <table:table-cell office:value-type="float" office:value="2425.5" table:style-name="ce6">
            <text:p>2,426</text:p>
          </table:table-cell>
          <table:table-cell table:number-columns-repeated="16380"/>
        </table:table-row>
        <table:table-row table:style-name="ro2">
          <table:table-cell office:value-type="float" office:value="1510" table:style-name="ce4">
            <text:p>1510</text:p>
          </table:table-cell>
          <table:table-cell office:value-type="string" table:style-name="ce5">
            <text:p>MRI C-SPINE W AND W/O CONTRAST</text:p>
          </table:table-cell>
          <table:table-cell office:value-type="float" office:value="9719.5" table:style-name="ce6">
            <text:p>9,720</text:p>
          </table:table-cell>
          <table:table-cell office:value-type="float" office:value="5554" table:style-name="ce6">
            <text:p>5,554</text:p>
          </table:table-cell>
          <table:table-cell table:number-columns-repeated="16380"/>
        </table:table-row>
        <table:table-row table:style-name="ro2">
          <table:table-cell office:value-type="float" office:value="1511" table:style-name="ce4">
            <text:p>1511</text:p>
          </table:table-cell>
          <table:table-cell office:value-type="string" table:style-name="ce5">
            <text:p>MRI C-SPINE W/CONTRAST</text:p>
          </table:table-cell>
          <table:table-cell office:value-type="float" office:value="5882.5" table:style-name="ce6">
            <text:p>5,883</text:p>
          </table:table-cell>
          <table:table-cell office:value-type="float" office:value="3361.5" table:style-name="ce6">
            <text:p>3,362</text:p>
          </table:table-cell>
          <table:table-cell table:number-columns-repeated="16380"/>
        </table:table-row>
        <table:table-row table:style-name="ro2">
          <table:table-cell office:value-type="float" office:value="1512" table:style-name="ce4">
            <text:p>1512</text:p>
          </table:table-cell>
          <table:table-cell office:value-type="string" table:style-name="ce5">
            <text:p>MRI C-SPINE W/O CONTRAST</text:p>
          </table:table-cell>
          <table:table-cell office:value-type="float" office:value="4553.5" table:style-name="ce6">
            <text:p>4,554</text:p>
          </table:table-cell>
          <table:table-cell office:value-type="float" office:value="2602" table:style-name="ce6">
            <text:p>2,602</text:p>
          </table:table-cell>
          <table:table-cell table:number-columns-repeated="16380"/>
        </table:table-row>
        <table:table-row table:style-name="ro2">
          <table:table-cell office:value-type="float" office:value="1513" table:style-name="ce4">
            <text:p>1513</text:p>
          </table:table-cell>
          <table:table-cell office:value-type="string" table:style-name="ce5">
            <text:p>MRI LOW EXT JNT W/CONTRAST RT</text:p>
          </table:table-cell>
          <table:table-cell office:value-type="float" office:value="5023.5" table:style-name="ce6">
            <text:p>5,024</text:p>
          </table:table-cell>
          <table:table-cell office:value-type="float" office:value="2870.5" table:style-name="ce6">
            <text:p>2,871</text:p>
          </table:table-cell>
          <table:table-cell table:number-columns-repeated="16380"/>
        </table:table-row>
        <table:table-row table:style-name="ro2">
          <table:table-cell office:value-type="float" office:value="1514" table:style-name="ce4">
            <text:p>1514</text:p>
          </table:table-cell>
          <table:table-cell office:value-type="string" table:style-name="ce5">
            <text:p>MRI LOW EXT JNT W/O CONT RT</text:p>
          </table:table-cell>
          <table:table-cell office:value-type="float" office:value="4482" table:style-name="ce6">
            <text:p>4,482</text:p>
          </table:table-cell>
          <table:table-cell office:value-type="float" office:value="2561" table:style-name="ce6">
            <text:p>2,561</text:p>
          </table:table-cell>
          <table:table-cell table:number-columns-repeated="16380"/>
        </table:table-row>
        <table:table-row table:style-name="ro2">
          <table:table-cell office:value-type="float" office:value="1515" table:style-name="ce4">
            <text:p>1515</text:p>
          </table:table-cell>
          <table:table-cell office:value-type="string" table:style-name="ce5">
            <text:p>MRI LOW EXT W AND WO CONT LT</text:p>
          </table:table-cell>
          <table:table-cell office:value-type="float" office:value="6468" table:style-name="ce6">
            <text:p>6,468</text:p>
          </table:table-cell>
          <table:table-cell office:value-type="float" office:value="3696" table:style-name="ce6">
            <text:p>3,696</text:p>
          </table:table-cell>
          <table:table-cell table:number-columns-repeated="16380"/>
        </table:table-row>
        <table:table-row table:style-name="ro2">
          <table:table-cell office:value-type="float" office:value="1516" table:style-name="ce4">
            <text:p>1516</text:p>
          </table:table-cell>
          <table:table-cell office:value-type="string" table:style-name="ce5">
            <text:p>MRI LOW EXT W/O CONTRAST LT</text:p>
          </table:table-cell>
          <table:table-cell office:value-type="float" office:value="4482" table:style-name="ce6">
            <text:p>4,482</text:p>
          </table:table-cell>
          <table:table-cell office:value-type="float" office:value="2561" table:style-name="ce6">
            <text:p>2,561</text:p>
          </table:table-cell>
          <table:table-cell table:number-columns-repeated="16380"/>
        </table:table-row>
        <table:table-row table:style-name="ro2">
          <table:table-cell office:value-type="float" office:value="1517" table:style-name="ce4">
            <text:p>1517</text:p>
          </table:table-cell>
          <table:table-cell office:value-type="string" table:style-name="ce5">
            <text:p>MRI LOWEXTJNT W AND WO CONT LT</text:p>
          </table:table-cell>
          <table:table-cell office:value-type="float" office:value="8525" table:style-name="ce6">
            <text:p>8,525</text:p>
          </table:table-cell>
          <table:table-cell office:value-type="float" office:value="4871.5" table:style-name="ce6">
            <text:p>4,872</text:p>
          </table:table-cell>
          <table:table-cell table:number-columns-repeated="16380"/>
        </table:table-row>
        <table:table-row table:style-name="ro2">
          <table:table-cell office:value-type="float" office:value="1518" table:style-name="ce4">
            <text:p>1518</text:p>
          </table:table-cell>
          <table:table-cell office:value-type="string" table:style-name="ce5">
            <text:p>MRI L-SPINE W AND W/O CONTRAST</text:p>
          </table:table-cell>
          <table:table-cell office:value-type="float" office:value="8974" table:style-name="ce6">
            <text:p>8,974</text:p>
          </table:table-cell>
          <table:table-cell office:value-type="float" office:value="5128" table:style-name="ce6">
            <text:p>5,128</text:p>
          </table:table-cell>
          <table:table-cell table:number-columns-repeated="16380"/>
        </table:table-row>
        <table:table-row table:style-name="ro2">
          <table:table-cell office:value-type="float" office:value="1519" table:style-name="ce4">
            <text:p>1519</text:p>
          </table:table-cell>
          <table:table-cell office:value-type="string" table:style-name="ce5">
            <text:p>MRI L-SPINE W/CONTRAST</text:p>
          </table:table-cell>
          <table:table-cell office:value-type="float" office:value="5370" table:style-name="ce6">
            <text:p>5,370</text:p>
          </table:table-cell>
          <table:table-cell office:value-type="float" office:value="3068.5" table:style-name="ce6">
            <text:p>3,069</text:p>
          </table:table-cell>
          <table:table-cell table:number-columns-repeated="16380"/>
        </table:table-row>
        <table:table-row table:style-name="ro2">
          <table:table-cell office:value-type="float" office:value="1520" table:style-name="ce4">
            <text:p>1520</text:p>
          </table:table-cell>
          <table:table-cell office:value-type="string" table:style-name="ce5">
            <text:p>MRI L-SPINE W/O CONTRAST</text:p>
          </table:table-cell>
          <table:table-cell office:value-type="float" office:value="4993" table:style-name="ce6">
            <text:p>4,993</text:p>
          </table:table-cell>
          <table:table-cell office:value-type="float" office:value="2853" table:style-name="ce6">
            <text:p>2,853</text:p>
          </table:table-cell>
          <table:table-cell table:number-columns-repeated="16380"/>
        </table:table-row>
        <table:table-row table:style-name="ro2">
          <table:table-cell office:value-type="float" office:value="1521" table:style-name="ce4">
            <text:p>1521</text:p>
          </table:table-cell>
          <table:table-cell office:value-type="string" table:style-name="ce5">
            <text:p>MRI ORBIT/FACE/NECK W/CONTR</text:p>
          </table:table-cell>
          <table:table-cell office:value-type="float" office:value="5971" table:style-name="ce6">
            <text:p>5,971</text:p>
          </table:table-cell>
          <table:table-cell office:value-type="float" office:value="3412" table:style-name="ce6">
            <text:p>3,412</text:p>
          </table:table-cell>
          <table:table-cell table:number-columns-repeated="16380"/>
        </table:table-row>
        <table:table-row table:style-name="ro2">
          <table:table-cell office:value-type="float" office:value="1522" table:style-name="ce4">
            <text:p>1522</text:p>
          </table:table-cell>
          <table:table-cell office:value-type="string" table:style-name="ce5">
            <text:p>MRI ORBIT/FACE/NECK W/O CON</text:p>
          </table:table-cell>
          <table:table-cell office:value-type="float" office:value="4482" table:style-name="ce6">
            <text:p>4,482</text:p>
          </table:table-cell>
          <table:table-cell office:value-type="float" office:value="2561" table:style-name="ce6">
            <text:p>2,561</text:p>
          </table:table-cell>
          <table:table-cell table:number-columns-repeated="16380"/>
        </table:table-row>
        <table:table-row table:style-name="ro2">
          <table:table-cell office:value-type="float" office:value="1523" table:style-name="ce4">
            <text:p>1523</text:p>
          </table:table-cell>
          <table:table-cell office:value-type="string" table:style-name="ce5">
            <text:p>MRI ORBITFACENECK W AND WO CON</text:p>
          </table:table-cell>
          <table:table-cell office:value-type="float" office:value="8295" table:style-name="ce6">
            <text:p>8,295</text:p>
          </table:table-cell>
          <table:table-cell office:value-type="float" office:value="4740" table:style-name="ce6">
            <text:p>4,740</text:p>
          </table:table-cell>
          <table:table-cell table:number-columns-repeated="16380"/>
        </table:table-row>
        <table:table-row table:style-name="ro2">
          <table:table-cell office:value-type="float" office:value="1524" table:style-name="ce4">
            <text:p>1524</text:p>
          </table:table-cell>
          <table:table-cell office:value-type="string" table:style-name="ce5">
            <text:p>MRI PELVIS W AND W/O CONTRAST</text:p>
          </table:table-cell>
          <table:table-cell office:value-type="float" office:value="9150" table:style-name="ce6">
            <text:p>9,150</text:p>
          </table:table-cell>
          <table:table-cell office:value-type="float" office:value="5228.5" table:style-name="ce6">
            <text:p>5,229</text:p>
          </table:table-cell>
          <table:table-cell table:number-columns-repeated="16380"/>
        </table:table-row>
        <table:table-row table:style-name="ro2">
          <table:table-cell office:value-type="float" office:value="1525" table:style-name="ce4">
            <text:p>1525</text:p>
          </table:table-cell>
          <table:table-cell office:value-type="string" table:style-name="ce5">
            <text:p>MRI PELVIS W/O CONTRAST</text:p>
          </table:table-cell>
          <table:table-cell office:value-type="float" office:value="4881" table:style-name="ce6">
            <text:p>4,881</text:p>
          </table:table-cell>
          <table:table-cell office:value-type="float" office:value="2789" table:style-name="ce6">
            <text:p>2,789</text:p>
          </table:table-cell>
          <table:table-cell table:number-columns-repeated="16380"/>
        </table:table-row>
        <table:table-row table:style-name="ro2">
          <table:table-cell office:value-type="float" office:value="1526" table:style-name="ce4">
            <text:p>1526</text:p>
          </table:table-cell>
          <table:table-cell office:value-type="string" table:style-name="ce5">
            <text:p>MRI T-SPINE W AND W/O CONTRAST</text:p>
          </table:table-cell>
          <table:table-cell office:value-type="float" office:value="9519" table:style-name="ce6">
            <text:p>9,519</text:p>
          </table:table-cell>
          <table:table-cell office:value-type="float" office:value="5439.5" table:style-name="ce6">
            <text:p>5,440</text:p>
          </table:table-cell>
          <table:table-cell table:number-columns-repeated="16380"/>
        </table:table-row>
        <table:table-row table:style-name="ro2">
          <table:table-cell office:value-type="float" office:value="1527" table:style-name="ce4">
            <text:p>1527</text:p>
          </table:table-cell>
          <table:table-cell office:value-type="string" table:style-name="ce5">
            <text:p>MRI T-SPINE W/CONTRAST</text:p>
          </table:table-cell>
          <table:table-cell office:value-type="float" office:value="5488" table:style-name="ce6">
            <text:p>5,488</text:p>
          </table:table-cell>
          <table:table-cell office:value-type="float" office:value="3136" table:style-name="ce6">
            <text:p>3,136</text:p>
          </table:table-cell>
          <table:table-cell table:number-columns-repeated="16380"/>
        </table:table-row>
        <table:table-row table:style-name="ro2">
          <table:table-cell office:value-type="float" office:value="1528" table:style-name="ce4">
            <text:p>1528</text:p>
          </table:table-cell>
          <table:table-cell office:value-type="string" table:style-name="ce5">
            <text:p>MRI T-SPINE W/O CONTRAST</text:p>
          </table:table-cell>
          <table:table-cell office:value-type="float" office:value="4989.5" table:style-name="ce6">
            <text:p>4,990</text:p>
          </table:table-cell>
          <table:table-cell office:value-type="float" office:value="2851" table:style-name="ce6">
            <text:p>2,851</text:p>
          </table:table-cell>
          <table:table-cell table:number-columns-repeated="16380"/>
        </table:table-row>
        <table:table-row table:style-name="ro2">
          <table:table-cell office:value-type="float" office:value="1529" table:style-name="ce4">
            <text:p>1529</text:p>
          </table:table-cell>
          <table:table-cell office:value-type="string" table:style-name="ce5">
            <text:p>MRI UP EXT JNT W/CONTRAST RT</text:p>
          </table:table-cell>
          <table:table-cell office:value-type="float" office:value="5383" table:style-name="ce6">
            <text:p>5,383</text:p>
          </table:table-cell>
          <table:table-cell office:value-type="float" office:value="3076" table:style-name="ce6">
            <text:p>3,076</text:p>
          </table:table-cell>
          <table:table-cell table:number-columns-repeated="16380"/>
        </table:table-row>
        <table:table-row table:style-name="ro2">
          <table:table-cell office:value-type="float" office:value="1530" table:style-name="ce4">
            <text:p>1530</text:p>
          </table:table-cell>
          <table:table-cell office:value-type="string" table:style-name="ce5">
            <text:p>MRI UP EXT JNT W/O CONTRAST RT</text:p>
          </table:table-cell>
          <table:table-cell office:value-type="float" office:value="4482" table:style-name="ce6">
            <text:p>4,482</text:p>
          </table:table-cell>
          <table:table-cell office:value-type="float" office:value="2561" table:style-name="ce6">
            <text:p>2,561</text:p>
          </table:table-cell>
          <table:table-cell table:number-columns-repeated="16380"/>
        </table:table-row>
        <table:table-row table:style-name="ro2">
          <table:table-cell office:value-type="float" office:value="1531" table:style-name="ce4">
            <text:p>1531</text:p>
          </table:table-cell>
          <table:table-cell office:value-type="string" table:style-name="ce5">
            <text:p>MRI UP EXT W AND WO CONT RT</text:p>
          </table:table-cell>
          <table:table-cell office:value-type="float" office:value="5990.5" table:style-name="ce6">
            <text:p>5,991</text:p>
          </table:table-cell>
          <table:table-cell office:value-type="float" office:value="3423" table:style-name="ce6">
            <text:p>3,423</text:p>
          </table:table-cell>
          <table:table-cell table:number-columns-repeated="16380"/>
        </table:table-row>
        <table:table-row table:style-name="ro2">
          <table:table-cell office:value-type="float" office:value="1532" table:style-name="ce4">
            <text:p>1532</text:p>
          </table:table-cell>
          <table:table-cell office:value-type="string" table:style-name="ce5">
            <text:p>MRI UP EXT W/O CONTRAST RT</text:p>
          </table:table-cell>
          <table:table-cell office:value-type="float" office:value="4485.5" table:style-name="ce6">
            <text:p>4,486</text:p>
          </table:table-cell>
          <table:table-cell office:value-type="float" office:value="2563" table:style-name="ce6">
            <text:p>2,563</text:p>
          </table:table-cell>
          <table:table-cell table:number-columns-repeated="16380"/>
        </table:table-row>
        <table:table-row table:style-name="ro2">
          <table:table-cell office:value-type="float" office:value="1533" table:style-name="ce4">
            <text:p>1533</text:p>
          </table:table-cell>
          <table:table-cell office:value-type="string" table:style-name="ce5">
            <text:p>MRI UP EXTJNT W AND WO CONT RT</text:p>
          </table:table-cell>
          <table:table-cell office:value-type="float" office:value="9209.5" table:style-name="ce6">
            <text:p>9,210</text:p>
          </table:table-cell>
          <table:table-cell office:value-type="float" office:value="5262.5" table:style-name="ce6">
            <text:p>5,263</text:p>
          </table:table-cell>
          <table:table-cell table:number-columns-repeated="16380"/>
        </table:table-row>
        <table:table-row table:style-name="ro2">
          <table:table-cell office:value-type="float" office:value="1534" table:style-name="ce4">
            <text:p>1534</text:p>
          </table:table-cell>
          <table:table-cell office:value-type="string" table:style-name="ce5">
            <text:p>MRV HEAD W AND W/O CONT</text:p>
          </table:table-cell>
          <table:table-cell office:value-type="float" office:value="6847" table:style-name="ce6">
            <text:p>6,847</text:p>
          </table:table-cell>
          <table:table-cell office:value-type="float" office:value="3912.5" table:style-name="ce6">
            <text:p>3,913</text:p>
          </table:table-cell>
          <table:table-cell table:number-columns-repeated="16380"/>
        </table:table-row>
        <table:table-row table:style-name="ro2">
          <table:table-cell office:value-type="float" office:value="1535" table:style-name="ce4">
            <text:p>1535</text:p>
          </table:table-cell>
          <table:table-cell office:value-type="string" table:style-name="ce5">
            <text:p>MTHFR</text:p>
          </table:table-cell>
          <table:table-cell office:value-type="float" office:value="527.5" table:style-name="ce6">
            <text:p>528</text:p>
          </table:table-cell>
          <table:table-cell office:value-type="float" office:value="301.5" table:style-name="ce6">
            <text:p>302</text:p>
          </table:table-cell>
          <table:table-cell table:number-columns-repeated="16380"/>
        </table:table-row>
        <table:table-row table:style-name="ro2">
          <table:table-cell office:value-type="float" office:value="1536" table:style-name="ce4">
            <text:p>1536</text:p>
          </table:table-cell>
          <table:table-cell office:value-type="string" table:style-name="ce5">
            <text:p>MULTIPLE SLEEP LATENCY</text:p>
          </table:table-cell>
          <table:table-cell office:value-type="float" office:value="3425" table:style-name="ce6">
            <text:p>3,425</text:p>
          </table:table-cell>
          <table:table-cell office:value-type="float" office:value="3425" table:style-name="ce6">
            <text:p>3,425</text:p>
          </table:table-cell>
          <table:table-cell table:number-columns-repeated="16380"/>
        </table:table-row>
        <table:table-row table:style-name="ro2">
          <table:table-cell office:value-type="float" office:value="1537" table:style-name="ce4">
            <text:p>1537</text:p>
          </table:table-cell>
          <table:table-cell office:value-type="string" table:style-name="ce5">
            <text:p>MUMPS ANTIBODY IGG</text:p>
          </table:table-cell>
          <table:table-cell office:value-type="float" office:value="194.5" table:style-name="ce6">
            <text:p>195</text:p>
          </table:table-cell>
          <table:table-cell office:value-type="float" office:value="111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1538" table:style-name="ce4">
            <text:p>1538</text:p>
          </table:table-cell>
          <table:table-cell office:value-type="string" table:style-name="ce5">
            <text:p>MYCOBACT TUBERC DIRECT PROBE</text:p>
          </table:table-cell>
          <table:table-cell office:value-type="float" office:value="261" table:style-name="ce6">
            <text:p>261</text:p>
          </table:table-cell>
          <table:table-cell office:value-type="float" office:value="149" table:style-name="ce6">
            <text:p>149</text:p>
          </table:table-cell>
          <table:table-cell table:number-columns-repeated="16380"/>
        </table:table-row>
        <table:table-row table:style-name="ro2">
          <table:table-cell office:value-type="float" office:value="1539" table:style-name="ce4">
            <text:p>1539</text:p>
          </table:table-cell>
          <table:table-cell office:value-type="string" table:style-name="ce5">
            <text:p>MYCOBACTERIA DIRECT PROBE</text:p>
          </table:table-cell>
          <table:table-cell office:value-type="float" office:value="266" table:style-name="ce6">
            <text:p>266</text:p>
          </table:table-cell>
          <table:table-cell office:value-type="float" office:value="152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1540" table:style-name="ce4">
            <text:p>1540</text:p>
          </table:table-cell>
          <table:table-cell office:value-type="string" table:style-name="ce5">
            <text:p>MYCOBACTERIA SPECIES AMP PROBE</text:p>
          </table:table-cell>
          <table:table-cell office:value-type="float" office:value="446.5" table:style-name="ce6">
            <text:p>447</text:p>
          </table:table-cell>
          <table:table-cell office:value-type="float" office:value="255" table:style-name="ce6">
            <text:p>255</text:p>
          </table:table-cell>
          <table:table-cell table:number-columns-repeated="16380"/>
        </table:table-row>
        <table:table-row table:style-name="ro2">
          <table:table-cell office:value-type="float" office:value="1541" table:style-name="ce4">
            <text:p>1541</text:p>
          </table:table-cell>
          <table:table-cell office:value-type="string" table:style-name="ce5">
            <text:p>MYCOBACTERIAL IDENTIFICATION</text:p>
          </table:table-cell>
          <table:table-cell office:value-type="float" office:value="142" table:style-name="ce6">
            <text:p>142</text:p>
          </table:table-cell>
          <table:table-cell office:value-type="float" office:value="81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1542" table:style-name="ce4">
            <text:p>1542</text:p>
          </table:table-cell>
          <table:table-cell office:value-type="string" table:style-name="ce5">
            <text:p>MYCOBACTERIUM TUBERCULO BY</text:p>
          </table:table-cell>
          <table:table-cell office:value-type="float" office:value="680" table:style-name="ce6">
            <text:p>680</text:p>
          </table:table-cell>
          <table:table-cell office:value-type="float" office:value="388.5" table:style-name="ce6">
            <text:p>389</text:p>
          </table:table-cell>
          <table:table-cell table:number-columns-repeated="16380"/>
        </table:table-row>
        <table:table-row table:style-name="ro2">
          <table:table-cell office:value-type="float" office:value="1543" table:style-name="ce4">
            <text:p>1543</text:p>
          </table:table-cell>
          <table:table-cell office:value-type="string" table:style-name="ce5">
            <text:p>MYCOPLASMA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1544" table:style-name="ce4">
            <text:p>1544</text:p>
          </table:table-cell>
          <table:table-cell office:value-type="string" table:style-name="ce5">
            <text:p>MYELIN BASIC PROTEIN CSF</text:p>
          </table:table-cell>
          <table:table-cell office:value-type="float" office:value="391" table:style-name="ce6">
            <text:p>391</text:p>
          </table:table-cell>
          <table:table-cell office:value-type="float" office:value="223.5" table:style-name="ce6">
            <text:p>224</text:p>
          </table:table-cell>
          <table:table-cell table:number-columns-repeated="16380"/>
        </table:table-row>
        <table:table-row table:style-name="ro2">
          <table:table-cell office:value-type="float" office:value="1545" table:style-name="ce4">
            <text:p>1545</text:p>
          </table:table-cell>
          <table:table-cell office:value-type="string" table:style-name="ce5">
            <text:p>MYELOGRAM C-SPINE</text:p>
          </table:table-cell>
          <table:table-cell office:value-type="float" office:value="3457.5" table:style-name="ce6">
            <text:p>3,458</text:p>
          </table:table-cell>
          <table:table-cell office:value-type="float" office:value="1975.5" table:style-name="ce6">
            <text:p>1,976</text:p>
          </table:table-cell>
          <table:table-cell table:number-columns-repeated="16380"/>
        </table:table-row>
        <table:table-row table:style-name="ro2">
          <table:table-cell office:value-type="float" office:value="1546" table:style-name="ce4">
            <text:p>1546</text:p>
          </table:table-cell>
          <table:table-cell office:value-type="string" table:style-name="ce5">
            <text:p>MYELOGRAM LUMBOSACRAL</text:p>
          </table:table-cell>
          <table:table-cell office:value-type="float" office:value="3340.5" table:style-name="ce6">
            <text:p>3,341</text:p>
          </table:table-cell>
          <table:table-cell office:value-type="float" office:value="1909" table:style-name="ce6">
            <text:p>1,909</text:p>
          </table:table-cell>
          <table:table-cell table:number-columns-repeated="16380"/>
        </table:table-row>
        <table:table-row table:style-name="ro2">
          <table:table-cell office:value-type="float" office:value="1547" table:style-name="ce4">
            <text:p>1547</text:p>
          </table:table-cell>
          <table:table-cell office:value-type="string" table:style-name="ce5">
            <text:p>MYOGLOBIN SO</text:p>
          </table:table-cell>
          <table:table-cell office:value-type="float" office:value="157.5" table:style-name="ce6">
            <text:p>158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1548" table:style-name="ce4">
            <text:p>1548</text:p>
          </table:table-cell>
          <table:table-cell office:value-type="string" table:style-name="ce5">
            <text:p>NEEDLE AND SUTURE CAPTURE 1ST PASS</text:p>
          </table:table-cell>
          <table:table-cell office:value-type="float" office:value="781.5" table:style-name="ce6">
            <text:p>782</text:p>
          </table:table-cell>
          <table:table-cell office:value-type="float" office:value="781.5" table:style-name="ce6">
            <text:p>782</text:p>
          </table:table-cell>
          <table:table-cell table:number-columns-repeated="16380"/>
        </table:table-row>
        <table:table-row table:style-name="ro2">
          <table:table-cell office:value-type="float" office:value="1549" table:style-name="ce4">
            <text:p>1549</text:p>
          </table:table-cell>
          <table:table-cell office:value-type="string" table:style-name="ce5">
            <text:p>NEEDLE ARTERIAL SMART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1550" table:style-name="ce4">
            <text:p>1550</text:p>
          </table:table-cell>
          <table:table-cell office:value-type="string" table:style-name="ce5">
            <text:p>NEEDLE BIOPSY 90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1551" table:style-name="ce4">
            <text:p>1551</text:p>
          </table:table-cell>
          <table:table-cell office:value-type="string" table:style-name="ce5">
            <text:p>NEEDLE DEFLUX 159042</text:p>
          </table:table-cell>
          <table:table-cell office:value-type="float" office:value="290" table:style-name="ce6">
            <text:p>290</text:p>
          </table:table-cell>
          <table:table-cell office:value-type="float" office:value="290" table:style-name="ce6">
            <text:p>290</text:p>
          </table:table-cell>
          <table:table-cell table:number-columns-repeated="16380"/>
        </table:table-row>
        <table:table-row table:style-name="ro2">
          <table:table-cell office:value-type="float" office:value="1552" table:style-name="ce4">
            <text:p>1552</text:p>
          </table:table-cell>
          <table:table-cell office:value-type="string" table:style-name="ce5">
            <text:p>NEEDLE DELIVRY SYS FASTFIX</text:p>
          </table:table-cell>
          <table:table-cell office:value-type="float" office:value="2491.5" table:style-name="ce6">
            <text:p>2,492</text:p>
          </table:table-cell>
          <table:table-cell office:value-type="float" office:value="2491.5" table:style-name="ce6">
            <text:p>2,492</text:p>
          </table:table-cell>
          <table:table-cell table:number-columns-repeated="16380"/>
        </table:table-row>
        <table:table-row table:style-name="ro2">
          <table:table-cell office:value-type="float" office:value="1553" table:style-name="ce4">
            <text:p>1553</text:p>
          </table:table-cell>
          <table:table-cell office:value-type="string" table:style-name="ce5">
            <text:p>NEEDLE EZ I/O ALL SIZES</text:p>
          </table:table-cell>
          <table:table-cell office:value-type="float" office:value="675" table:style-name="ce6">
            <text:p>675</text:p>
          </table:table-cell>
          <table:table-cell office:value-type="float" office:value="675" table:style-name="ce6">
            <text:p>675</text:p>
          </table:table-cell>
          <table:table-cell table:number-columns-repeated="16380"/>
        </table:table-row>
        <table:table-row table:style-name="ro2">
          <table:table-cell office:value-type="float" office:value="1554" table:style-name="ce4">
            <text:p>1554</text:p>
          </table:table-cell>
          <table:table-cell office:value-type="string" table:style-name="ce5">
            <text:p>NEEDLE INSUFFLATION</text:p>
          </table:table-cell>
          <table:table-cell office:value-type="float" office:value="321.5" table:style-name="ce6">
            <text:p>322</text:p>
          </table:table-cell>
          <table:table-cell office:value-type="float" office:value="321.5" table:style-name="ce6">
            <text:p>322</text:p>
          </table:table-cell>
          <table:table-cell table:number-columns-repeated="16380"/>
        </table:table-row>
        <table:table-row table:style-name="ro2">
          <table:table-cell office:value-type="float" office:value="1555" table:style-name="ce4">
            <text:p>1555</text:p>
          </table:table-cell>
          <table:table-cell office:value-type="string" table:style-name="ce5">
            <text:p>NEEDLE PEDICLE NIM-SPINE</text:p>
          </table:table-cell>
          <table:table-cell office:value-type="float" office:value="384.5" table:style-name="ce6">
            <text:p>385</text:p>
          </table:table-cell>
          <table:table-cell office:value-type="float" office:value="384.5" table:style-name="ce6">
            <text:p>385</text:p>
          </table:table-cell>
          <table:table-cell table:number-columns-repeated="16380"/>
        </table:table-row>
        <table:table-row table:style-name="ro2">
          <table:table-cell office:value-type="float" office:value="1556" table:style-name="ce4">
            <text:p>1556</text:p>
          </table:table-cell>
          <table:table-cell office:value-type="string" table:style-name="ce5">
            <text:p>NEEDLE VERESS/INSUFFLATION 100</text:p>
          </table:table-cell>
          <table:table-cell office:value-type="float" office:value="384" table:style-name="ce6">
            <text:p>384</text:p>
          </table:table-cell>
          <table:table-cell office:value-type="float" office:value="384" table:style-name="ce6">
            <text:p>384</text:p>
          </table:table-cell>
          <table:table-cell table:number-columns-repeated="16380"/>
        </table:table-row>
        <table:table-row table:style-name="ro2">
          <table:table-cell office:value-type="float" office:value="1557" table:style-name="ce4">
            <text:p>1557</text:p>
          </table:table-cell>
          <table:table-cell office:value-type="string" table:style-name="ce5">
            <text:p>NEEDLE VERESS/INSUFFLATION 125</text:p>
          </table:table-cell>
          <table:table-cell office:value-type="float" office:value="518.5" table:style-name="ce6">
            <text:p>519</text:p>
          </table:table-cell>
          <table:table-cell office:value-type="float" office:value="518.5" table:style-name="ce6">
            <text:p>519</text:p>
          </table:table-cell>
          <table:table-cell table:number-columns-repeated="16380"/>
        </table:table-row>
        <table:table-row table:style-name="ro2">
          <table:table-cell office:value-type="float" office:value="1558" table:style-name="ce4">
            <text:p>1558</text:p>
          </table:table-cell>
          <table:table-cell office:value-type="string" table:style-name="ce5">
            <text:p>NEG PRESS WOUND THRPY &lt;50 SQ CM DME</text:p>
          </table:table-cell>
          <table:table-cell office:value-type="float" office:value="560.5" table:style-name="ce6">
            <text:p>561</text:p>
          </table:table-cell>
          <table:table-cell office:value-type="float" office:value="320.5" table:style-name="ce6">
            <text:p>321</text:p>
          </table:table-cell>
          <table:table-cell table:number-columns-repeated="16380"/>
        </table:table-row>
        <table:table-row table:style-name="ro2">
          <table:table-cell office:value-type="float" office:value="1559" table:style-name="ce4">
            <text:p>1559</text:p>
          </table:table-cell>
          <table:table-cell office:value-type="string" table:style-name="ce5">
            <text:p>NEG PRESS WOUND THRPY &lt;50 SQ CM NON DME</text:p>
          </table:table-cell>
          <table:table-cell office:value-type="float" office:value="1072.5" table:style-name="ce6">
            <text:p>1,073</text:p>
          </table:table-cell>
          <table:table-cell office:value-type="float" office:value="613" table:style-name="ce6">
            <text:p>613</text:p>
          </table:table-cell>
          <table:table-cell table:number-columns-repeated="16380"/>
        </table:table-row>
        <table:table-row table:style-name="ro2">
          <table:table-cell office:value-type="float" office:value="1560" table:style-name="ce4">
            <text:p>1560</text:p>
          </table:table-cell>
          <table:table-cell office:value-type="string" table:style-name="ce5">
            <text:p>NEG PRESS WOUND THRPY &gt;50 SQ CM DME</text:p>
          </table:table-cell>
          <table:table-cell office:value-type="float" office:value="606" table:style-name="ce6">
            <text:p>606</text:p>
          </table:table-cell>
          <table:table-cell office:value-type="float" office:value="346.5" table:style-name="ce6">
            <text:p>347</text:p>
          </table:table-cell>
          <table:table-cell table:number-columns-repeated="16380"/>
        </table:table-row>
        <table:table-row table:style-name="ro2">
          <table:table-cell office:value-type="float" office:value="1561" table:style-name="ce4">
            <text:p>1561</text:p>
          </table:table-cell>
          <table:table-cell office:value-type="string" table:style-name="ce5">
            <text:p>NEISSERIA GONNORRHOEAE AMP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1562" table:style-name="ce4">
            <text:p>1562</text:p>
          </table:table-cell>
          <table:table-cell office:value-type="string" table:style-name="ce5">
            <text:p>NEPHELOMETRY NOT ELSEWHERE SPEC</text:p>
          </table:table-cell>
          <table:table-cell office:value-type="float" office:value="165.5" table:style-name="ce6">
            <text:p>166</text:p>
          </table:table-cell>
          <table:table-cell office:value-type="float" office:value="94.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1563" table:style-name="ce4">
            <text:p>1563</text:p>
          </table:table-cell>
          <table:table-cell office:value-type="string" table:style-name="ce5">
            <text:p>NEUROMEND PER .5CM_4MMX2.5CM</text:p>
          </table:table-cell>
          <table:table-cell office:value-type="float" office:value="1695" table:style-name="ce6">
            <text:p>1,695</text:p>
          </table:table-cell>
          <table:table-cell office:value-type="float" office:value="1695" table:style-name="ce6">
            <text:p>1,695</text:p>
          </table:table-cell>
          <table:table-cell table:number-columns-repeated="16380"/>
        </table:table-row>
        <table:table-row table:style-name="ro2">
          <table:table-cell office:value-type="float" office:value="1564" table:style-name="ce4">
            <text:p>1564</text:p>
          </table:table-cell>
          <table:table-cell office:value-type="string" table:style-name="ce5">
            <text:p>NM BONE 3 PHASE</text:p>
          </table:table-cell>
          <table:table-cell office:value-type="float" office:value="4265" table:style-name="ce6">
            <text:p>4,265</text:p>
          </table:table-cell>
          <table:table-cell office:value-type="float" office:value="2437" table:style-name="ce6">
            <text:p>2,437</text:p>
          </table:table-cell>
          <table:table-cell table:number-columns-repeated="16380"/>
        </table:table-row>
        <table:table-row table:style-name="ro2">
          <table:table-cell office:value-type="float" office:value="1565" table:style-name="ce4">
            <text:p>1565</text:p>
          </table:table-cell>
          <table:table-cell office:value-type="string" table:style-name="ce5">
            <text:p>NM BONE OR JOINT IMG LTD</text:p>
          </table:table-cell>
          <table:table-cell office:value-type="float" office:value="2913" table:style-name="ce6">
            <text:p>2,913</text:p>
          </table:table-cell>
          <table:table-cell office:value-type="float" office:value="1664.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1566" table:style-name="ce4">
            <text:p>1566</text:p>
          </table:table-cell>
          <table:table-cell office:value-type="string" table:style-name="ce5">
            <text:p>NM BONE SPECT</text:p>
          </table:table-cell>
          <table:table-cell office:value-type="float" office:value="3524.5" table:style-name="ce6">
            <text:p>3,525</text:p>
          </table:table-cell>
          <table:table-cell office:value-type="float" office:value="2014" table:style-name="ce6">
            <text:p>2,014</text:p>
          </table:table-cell>
          <table:table-cell table:number-columns-repeated="16380"/>
        </table:table-row>
        <table:table-row table:style-name="ro2">
          <table:table-cell office:value-type="float" office:value="1567" table:style-name="ce4">
            <text:p>1567</text:p>
          </table:table-cell>
          <table:table-cell office:value-type="string" table:style-name="ce5">
            <text:p>NM BONE WHOLE BODY</text:p>
          </table:table-cell>
          <table:table-cell office:value-type="float" office:value="3877" table:style-name="ce6">
            <text:p>3,877</text:p>
          </table:table-cell>
          <table:table-cell office:value-type="float" office:value="2215.5" table:style-name="ce6">
            <text:p>2,216</text:p>
          </table:table-cell>
          <table:table-cell table:number-columns-repeated="16380"/>
        </table:table-row>
        <table:table-row table:style-name="ro2">
          <table:table-cell office:value-type="float" office:value="1568" table:style-name="ce4">
            <text:p>1568</text:p>
          </table:table-cell>
          <table:table-cell office:value-type="string" table:style-name="ce5">
            <text:p>NM BRAIN DATSCAN</text:p>
          </table:table-cell>
          <table:table-cell office:value-type="float" office:value="10186" table:style-name="ce6">
            <text:p>10,186</text:p>
          </table:table-cell>
          <table:table-cell office:value-type="float" office:value="5820.5" table:style-name="ce6">
            <text:p>5,821</text:p>
          </table:table-cell>
          <table:table-cell table:number-columns-repeated="16380"/>
        </table:table-row>
        <table:table-row table:style-name="ro2">
          <table:table-cell office:value-type="float" office:value="1569" table:style-name="ce4">
            <text:p>1569</text:p>
          </table:table-cell>
          <table:table-cell office:value-type="string" table:style-name="ce5">
            <text:p>NM CARD MULTI REST OR STRESS</text:p>
          </table:table-cell>
          <table:table-cell office:value-type="float" office:value="10186" table:style-name="ce6">
            <text:p>10,186</text:p>
          </table:table-cell>
          <table:table-cell office:value-type="float" office:value="5820.5" table:style-name="ce6">
            <text:p>5,821</text:p>
          </table:table-cell>
          <table:table-cell table:number-columns-repeated="16380"/>
        </table:table-row>
        <table:table-row table:style-name="ro2">
          <table:table-cell office:value-type="float" office:value="1570" table:style-name="ce4">
            <text:p>1570</text:p>
          </table:table-cell>
          <table:table-cell office:value-type="string" table:style-name="ce5">
            <text:p>NM CARD SINGLE REST OR STRESS</text:p>
          </table:table-cell>
          <table:table-cell office:value-type="float" office:value="8080" table:style-name="ce6">
            <text:p>8,080</text:p>
          </table:table-cell>
          <table:table-cell office:value-type="float" office:value="4617" table:style-name="ce6">
            <text:p>4,617</text:p>
          </table:table-cell>
          <table:table-cell table:number-columns-repeated="16380"/>
        </table:table-row>
        <table:table-row table:style-name="ro2">
          <table:table-cell office:value-type="float" office:value="1571" table:style-name="ce4">
            <text:p>1571</text:p>
          </table:table-cell>
          <table:table-cell office:value-type="string" table:style-name="ce5">
            <text:p>NM CARDIAC SHUNT DETECTION</text:p>
          </table:table-cell>
          <table:table-cell office:value-type="float" office:value="2913" table:style-name="ce6">
            <text:p>2,913</text:p>
          </table:table-cell>
          <table:table-cell office:value-type="float" office:value="1664.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1572" table:style-name="ce4">
            <text:p>1572</text:p>
          </table:table-cell>
          <table:table-cell office:value-type="string" table:style-name="ce5">
            <text:p>NM CISTERNOGRAM</text:p>
          </table:table-cell>
          <table:table-cell office:value-type="float" office:value="3864" table:style-name="ce6">
            <text:p>3,864</text:p>
          </table:table-cell>
          <table:table-cell office:value-type="float" office:value="2208" table:style-name="ce6">
            <text:p>2,208</text:p>
          </table:table-cell>
          <table:table-cell table:number-columns-repeated="16380"/>
        </table:table-row>
        <table:table-row table:style-name="ro2">
          <table:table-cell office:value-type="float" office:value="1573" table:style-name="ce4">
            <text:p>1573</text:p>
          </table:table-cell>
          <table:table-cell office:value-type="string" table:style-name="ce5">
            <text:p>NM GASTRIC EMPTYING</text:p>
          </table:table-cell>
          <table:table-cell office:value-type="float" office:value="4518.5" table:style-name="ce6">
            <text:p>4,519</text:p>
          </table:table-cell>
          <table:table-cell office:value-type="float" office:value="2582" table:style-name="ce6">
            <text:p>2,582</text:p>
          </table:table-cell>
          <table:table-cell table:number-columns-repeated="16380"/>
        </table:table-row>
        <table:table-row table:style-name="ro2">
          <table:table-cell office:value-type="float" office:value="1574" table:style-name="ce4">
            <text:p>1574</text:p>
          </table:table-cell>
          <table:table-cell office:value-type="string" table:style-name="ce5">
            <text:p>NM GI BLOOD LOSS</text:p>
          </table:table-cell>
          <table:table-cell office:value-type="float" office:value="2913" table:style-name="ce6">
            <text:p>2,913</text:p>
          </table:table-cell>
          <table:table-cell office:value-type="float" office:value="1664.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1575" table:style-name="ce4">
            <text:p>1575</text:p>
          </table:table-cell>
          <table:table-cell office:value-type="string" table:style-name="ce5">
            <text:p>NM HEPATOBILIARY W PHARMACOLOGIC</text:p>
          </table:table-cell>
          <table:table-cell office:value-type="float" office:value="5933.5" table:style-name="ce6">
            <text:p>5,934</text:p>
          </table:table-cell>
          <table:table-cell office:value-type="float" office:value="3390.5" table:style-name="ce6">
            <text:p>3,391</text:p>
          </table:table-cell>
          <table:table-cell table:number-columns-repeated="16380"/>
        </table:table-row>
        <table:table-row table:style-name="ro2">
          <table:table-cell office:value-type="float" office:value="1576" table:style-name="ce4">
            <text:p>1576</text:p>
          </table:table-cell>
          <table:table-cell office:value-type="string" table:style-name="ce5">
            <text:p>NM HEPATOBILIARY WO PHARMACOLOGIC</text:p>
          </table:table-cell>
          <table:table-cell office:value-type="float" office:value="4818" table:style-name="ce6">
            <text:p>4,818</text:p>
          </table:table-cell>
          <table:table-cell office:value-type="float" office:value="2753" table:style-name="ce6">
            <text:p>2,753</text:p>
          </table:table-cell>
          <table:table-cell table:number-columns-repeated="16380"/>
        </table:table-row>
        <table:table-row table:style-name="ro2">
          <table:table-cell office:value-type="float" office:value="1577" table:style-name="ce4">
            <text:p>1577</text:p>
          </table:table-cell>
          <table:table-cell office:value-type="string" table:style-name="ce5">
            <text:p>NM INJ SENTINEL NODE ID</text:p>
          </table:table-cell>
          <table:table-cell office:value-type="float" office:value="788" table:style-name="ce6">
            <text:p>788</text:p>
          </table:table-cell>
          <table:table-cell office:value-type="float" office:value="788" table:style-name="ce6">
            <text:p>788</text:p>
          </table:table-cell>
          <table:table-cell table:number-columns-repeated="16380"/>
        </table:table-row>
        <table:table-row table:style-name="ro2">
          <table:table-cell office:value-type="float" office:value="1578" table:style-name="ce4">
            <text:p>1578</text:p>
          </table:table-cell>
          <table:table-cell office:value-type="string" table:style-name="ce5">
            <text:p>NM INTESTINE IMAGING</text:p>
          </table:table-cell>
          <table:table-cell office:value-type="float" office:value="3432.5" table:style-name="ce6">
            <text:p>3,433</text:p>
          </table:table-cell>
          <table:table-cell office:value-type="float" office:value="1961.5" table:style-name="ce6">
            <text:p>1,962</text:p>
          </table:table-cell>
          <table:table-cell table:number-columns-repeated="16380"/>
        </table:table-row>
        <table:table-row table:style-name="ro2">
          <table:table-cell office:value-type="float" office:value="1579" table:style-name="ce4">
            <text:p>1579</text:p>
          </table:table-cell>
          <table:table-cell office:value-type="string" table:style-name="ce5">
            <text:p>NM KID WFLOW AND FUNC SGL WRX</text:p>
          </table:table-cell>
          <table:table-cell office:value-type="float" office:value="3204.5" table:style-name="ce6">
            <text:p>3,205</text:p>
          </table:table-cell>
          <table:table-cell office:value-type="float" office:value="1831" table:style-name="ce6">
            <text:p>1,831</text:p>
          </table:table-cell>
          <table:table-cell table:number-columns-repeated="16380"/>
        </table:table-row>
        <table:table-row table:style-name="ro2">
          <table:table-cell office:value-type="float" office:value="1580" table:style-name="ce4">
            <text:p>1580</text:p>
          </table:table-cell>
          <table:table-cell office:value-type="string" table:style-name="ce5">
            <text:p>NM KIDNEY SCAN WFLOW AND FUNCT</text:p>
          </table:table-cell>
          <table:table-cell office:value-type="float" office:value="4251" table:style-name="ce6">
            <text:p>4,251</text:p>
          </table:table-cell>
          <table:table-cell office:value-type="float" office:value="2429" table:style-name="ce6">
            <text:p>2,429</text:p>
          </table:table-cell>
          <table:table-cell table:number-columns-repeated="16380"/>
        </table:table-row>
        <table:table-row table:style-name="ro2">
          <table:table-cell office:value-type="float" office:value="1581" table:style-name="ce4">
            <text:p>1581</text:p>
          </table:table-cell>
          <table:table-cell office:value-type="string" table:style-name="ce5">
            <text:p>NM LIVER SPECT</text:p>
          </table:table-cell>
          <table:table-cell office:value-type="float" office:value="3246.5" table:style-name="ce6">
            <text:p>3,247</text:p>
          </table:table-cell>
          <table:table-cell office:value-type="float" office:value="1855" table:style-name="ce6">
            <text:p>1,855</text:p>
          </table:table-cell>
          <table:table-cell table:number-columns-repeated="16380"/>
        </table:table-row>
        <table:table-row table:style-name="ro2">
          <table:table-cell office:value-type="float" office:value="1582" table:style-name="ce4">
            <text:p>1582</text:p>
          </table:table-cell>
          <table:table-cell office:value-type="string" table:style-name="ce5">
            <text:p>NM LOC INFLAMMATORY PROCESS WB</text:p>
          </table:table-cell>
          <table:table-cell office:value-type="float" office:value="10671.5" table:style-name="ce6">
            <text:p>10,672</text:p>
          </table:table-cell>
          <table:table-cell office:value-type="float" office:value="6098" table:style-name="ce6">
            <text:p>6,098</text:p>
          </table:table-cell>
          <table:table-cell table:number-columns-repeated="16380"/>
        </table:table-row>
        <table:table-row table:style-name="ro2">
          <table:table-cell office:value-type="float" office:value="1583" table:style-name="ce4">
            <text:p>1583</text:p>
          </table:table-cell>
          <table:table-cell office:value-type="string" table:style-name="ce5">
            <text:p>NM LUNG QUANT SPLIT FUNC PERF</text:p>
          </table:table-cell>
          <table:table-cell office:value-type="float" office:value="3467" table:style-name="ce6">
            <text:p>3,467</text:p>
          </table:table-cell>
          <table:table-cell office:value-type="float" office:value="1981" table:style-name="ce6">
            <text:p>1,981</text:p>
          </table:table-cell>
          <table:table-cell table:number-columns-repeated="16380"/>
        </table:table-row>
        <table:table-row table:style-name="ro2">
          <table:table-cell office:value-type="float" office:value="1584" table:style-name="ce4">
            <text:p>1584</text:p>
          </table:table-cell>
          <table:table-cell office:value-type="string" table:style-name="ce5">
            <text:p>NM LUNG QUANT SPLIT FUNC W VENT</text:p>
          </table:table-cell>
          <table:table-cell office:value-type="float" office:value="3864" table:style-name="ce6">
            <text:p>3,864</text:p>
          </table:table-cell>
          <table:table-cell office:value-type="float" office:value="2208" table:style-name="ce6">
            <text:p>2,208</text:p>
          </table:table-cell>
          <table:table-cell table:number-columns-repeated="16380"/>
        </table:table-row>
        <table:table-row table:style-name="ro2">
          <table:table-cell office:value-type="float" office:value="1585" table:style-name="ce4">
            <text:p>1585</text:p>
          </table:table-cell>
          <table:table-cell office:value-type="string" table:style-name="ce5">
            <text:p>NM LUNG VENT AND PERFUSION IMG</text:p>
          </table:table-cell>
          <table:table-cell office:value-type="float" office:value="3864" table:style-name="ce6">
            <text:p>3,864</text:p>
          </table:table-cell>
          <table:table-cell office:value-type="float" office:value="2208" table:style-name="ce6">
            <text:p>2,208</text:p>
          </table:table-cell>
          <table:table-cell table:number-columns-repeated="16380"/>
        </table:table-row>
        <table:table-row table:style-name="ro2">
          <table:table-cell office:value-type="float" office:value="1586" table:style-name="ce4">
            <text:p>1586</text:p>
          </table:table-cell>
          <table:table-cell office:value-type="string" table:style-name="ce5">
            <text:p>NM LYMPH SYSTEM</text:p>
          </table:table-cell>
          <table:table-cell office:value-type="float" office:value="2913" table:style-name="ce6">
            <text:p>2,913</text:p>
          </table:table-cell>
          <table:table-cell office:value-type="float" office:value="1664.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1587" table:style-name="ce4">
            <text:p>1587</text:p>
          </table:table-cell>
          <table:table-cell office:value-type="string" table:style-name="ce5">
            <text:p>NM PARATHYROID</text:p>
          </table:table-cell>
          <table:table-cell office:value-type="float" office:value="3213" table:style-name="ce6">
            <text:p>3,213</text:p>
          </table:table-cell>
          <table:table-cell office:value-type="float" office:value="1836" table:style-name="ce6">
            <text:p>1,836</text:p>
          </table:table-cell>
          <table:table-cell table:number-columns-repeated="16380"/>
        </table:table-row>
        <table:table-row table:style-name="ro2">
          <table:table-cell office:value-type="float" office:value="1588" table:style-name="ce4">
            <text:p>1588</text:p>
          </table:table-cell>
          <table:table-cell office:value-type="string" table:style-name="ce5">
            <text:p>NM PARATHYROID W SPECT</text:p>
          </table:table-cell>
          <table:table-cell office:value-type="float" office:value="3534" table:style-name="ce6">
            <text:p>3,534</text:p>
          </table:table-cell>
          <table:table-cell office:value-type="float" office:value="2019.5" table:style-name="ce6">
            <text:p>2,020</text:p>
          </table:table-cell>
          <table:table-cell table:number-columns-repeated="16380"/>
        </table:table-row>
        <table:table-row table:style-name="ro2">
          <table:table-cell office:value-type="float" office:value="1589" table:style-name="ce4">
            <text:p>1589</text:p>
          </table:table-cell>
          <table:table-cell office:value-type="string" table:style-name="ce5">
            <text:p>NM PARATHYROID W SPECT CT</text:p>
          </table:table-cell>
          <table:table-cell office:value-type="float" office:value="3864" table:style-name="ce6">
            <text:p>3,864</text:p>
          </table:table-cell>
          <table:table-cell office:value-type="float" office:value="2208" table:style-name="ce6">
            <text:p>2,208</text:p>
          </table:table-cell>
          <table:table-cell table:number-columns-repeated="16380"/>
        </table:table-row>
        <table:table-row table:style-name="ro2">
          <table:table-cell office:value-type="float" office:value="1590" table:style-name="ce4">
            <text:p>1590</text:p>
          </table:table-cell>
          <table:table-cell office:value-type="string" table:style-name="ce5">
            <text:p>NM RADIOPHARM THERAPY ORAL</text:p>
          </table:table-cell>
          <table:table-cell office:value-type="float" office:value="2382" table:style-name="ce6">
            <text:p>2,382</text:p>
          </table:table-cell>
          <table:table-cell office:value-type="float" office:value="1361" table:style-name="ce6">
            <text:p>1,361</text:p>
          </table:table-cell>
          <table:table-cell table:number-columns-repeated="16380"/>
        </table:table-row>
        <table:table-row table:style-name="ro2">
          <table:table-cell office:value-type="float" office:value="1591" table:style-name="ce4">
            <text:p>1591</text:p>
          </table:table-cell>
          <table:table-cell office:value-type="string" table:style-name="ce5">
            <text:p>NM THY CA IMAGES WB</text:p>
          </table:table-cell>
          <table:table-cell office:value-type="float" office:value="4205.5" table:style-name="ce6">
            <text:p>4,206</text:p>
          </table:table-cell>
          <table:table-cell office:value-type="float" office:value="2403" table:style-name="ce6">
            <text:p>2,403</text:p>
          </table:table-cell>
          <table:table-cell table:number-columns-repeated="16380"/>
        </table:table-row>
        <table:table-row table:style-name="ro2">
          <table:table-cell office:value-type="float" office:value="1592" table:style-name="ce4">
            <text:p>1592</text:p>
          </table:table-cell>
          <table:table-cell office:value-type="string" table:style-name="ce5">
            <text:p>NM THYROID SCAN</text:p>
          </table:table-cell>
          <table:table-cell office:value-type="float" office:value="2913" table:style-name="ce6">
            <text:p>2,913</text:p>
          </table:table-cell>
          <table:table-cell office:value-type="float" office:value="1664.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1593" table:style-name="ce4">
            <text:p>1593</text:p>
          </table:table-cell>
          <table:table-cell office:value-type="string" table:style-name="ce5">
            <text:p>NM THYROID SCAN W/UPTAKE MU</text:p>
          </table:table-cell>
          <table:table-cell office:value-type="float" office:value="4440.5" table:style-name="ce6">
            <text:p>4,441</text:p>
          </table:table-cell>
          <table:table-cell office:value-type="float" office:value="2537.5" table:style-name="ce6">
            <text:p>2,538</text:p>
          </table:table-cell>
          <table:table-cell table:number-columns-repeated="16380"/>
        </table:table-row>
        <table:table-row table:style-name="ro2">
          <table:table-cell office:value-type="float" office:value="1594" table:style-name="ce4">
            <text:p>1594</text:p>
          </table:table-cell>
          <table:table-cell office:value-type="string" table:style-name="ce5">
            <text:p>NM THYROID UPTAKE MULTI</text:p>
          </table:table-cell>
          <table:table-cell office:value-type="float" office:value="2913" table:style-name="ce6">
            <text:p>2,913</text:p>
          </table:table-cell>
          <table:table-cell office:value-type="float" office:value="1664.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1595" table:style-name="ce4">
            <text:p>1595</text:p>
          </table:table-cell>
          <table:table-cell office:value-type="string" table:style-name="ce5">
            <text:p>NPM1</text:p>
          </table:table-cell>
          <table:table-cell office:value-type="float" office:value="2182.5" table:style-name="ce6">
            <text:p>2,183</text:p>
          </table:table-cell>
          <table:table-cell office:value-type="float" office:value="1247" table:style-name="ce6">
            <text:p>1,247</text:p>
          </table:table-cell>
          <table:table-cell table:number-columns-repeated="16380"/>
        </table:table-row>
        <table:table-row table:style-name="ro2">
          <table:table-cell office:value-type="float" office:value="1596" table:style-name="ce4">
            <text:p>1596</text:p>
          </table:table-cell>
          <table:table-cell office:value-type="string" table:style-name="ce5">
            <text:p>NRAS GENE ALALYSIS</text:p>
          </table:table-cell>
          <table:table-cell office:value-type="float" office:value="2615.5" table:style-name="ce6">
            <text:p>2,616</text:p>
          </table:table-cell>
          <table:table-cell office:value-type="float" office:value="1494.5" table:style-name="ce6">
            <text:p>1,495</text:p>
          </table:table-cell>
          <table:table-cell table:number-columns-repeated="16380"/>
        </table:table-row>
        <table:table-row table:style-name="ro2">
          <table:table-cell office:value-type="float" office:value="1597" table:style-name="ce4">
            <text:p>1597</text:p>
          </table:table-cell>
          <table:table-cell office:value-type="string" table:style-name="ce5">
            <text:p>Observation - Direct Admit</text:p>
          </table:table-cell>
          <table:table-cell office:value-type="float" office:value="154" table:style-name="ce6">
            <text:p>154</text:p>
          </table:table-cell>
          <table:table-cell office:value-type="float" office:value="154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1598" table:style-name="ce4">
            <text:p>1598</text:p>
          </table:table-cell>
          <table:table-cell office:value-type="string" table:style-name="ce5">
            <text:p>OBTURATOR 8MM BLADELESS</text:p>
          </table:table-cell>
          <table:table-cell office:value-type="float" office:value="3150" table:style-name="ce6">
            <text:p>3,150</text:p>
          </table:table-cell>
          <table:table-cell office:value-type="float" office:value="3150" table:style-name="ce6">
            <text:p>3,150</text:p>
          </table:table-cell>
          <table:table-cell table:number-columns-repeated="16380"/>
        </table:table-row>
        <table:table-row table:style-name="ro2">
          <table:table-cell office:value-type="float" office:value="1599" table:style-name="ce4">
            <text:p>1599</text:p>
          </table:table-cell>
          <table:table-cell office:value-type="string" table:style-name="ce5">
            <text:p>OBTURATOR BLADELESS 8MM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1600" table:style-name="ce4">
            <text:p>1600</text:p>
          </table:table-cell>
          <table:table-cell office:value-type="string" table:style-name="ce5">
            <text:p>OCCULT BLOOD STOOL SINGLE S</text:p>
          </table:table-cell>
          <table:table-cell office:value-type="float" office:value="47.5" table:style-name="ce6">
            <text:p>48</text:p>
          </table:table-cell>
          <table:table-cell office:value-type="float" office:value="27" table:style-name="ce6">
            <text:p>27</text:p>
          </table:table-cell>
          <table:table-cell table:number-columns-repeated="16380"/>
        </table:table-row>
        <table:table-row table:style-name="ro2">
          <table:table-cell office:value-type="float" office:value="1601" table:style-name="ce4">
            <text:p>1601</text:p>
          </table:table-cell>
          <table:table-cell office:value-type="string" table:style-name="ce5">
            <text:p>OLIGOCLONAL IMMUNOGLOB BAND</text:p>
          </table:table-cell>
          <table:table-cell office:value-type="float" office:value="468" table:style-name="ce6">
            <text:p>468</text:p>
          </table:table-cell>
          <table:table-cell office:value-type="float" office:value="267.5" table:style-name="ce6">
            <text:p>268</text:p>
          </table:table-cell>
          <table:table-cell table:number-columns-repeated="16380"/>
        </table:table-row>
        <table:table-row table:style-name="ro2">
          <table:table-cell office:value-type="float" office:value="1602" table:style-name="ce4">
            <text:p>1602</text:p>
          </table:table-cell>
          <table:table-cell office:value-type="string" table:style-name="ce5">
            <text:p>OR - Lvl 1 - 1st 30 Min</text:p>
          </table:table-cell>
          <table:table-cell office:value-type="float" office:value="3759" table:style-name="ce6">
            <text:p>3,759</text:p>
          </table:table-cell>
          <table:table-cell office:value-type="float" office:value="3759" table:style-name="ce6">
            <text:p>3,759</text:p>
          </table:table-cell>
          <table:table-cell table:number-columns-repeated="16380"/>
        </table:table-row>
        <table:table-row table:style-name="ro2">
          <table:table-cell office:value-type="float" office:value="1603" table:style-name="ce4">
            <text:p>1603</text:p>
          </table:table-cell>
          <table:table-cell office:value-type="string" table:style-name="ce5">
            <text:p>OR - Lvl 1 - Add Min</text:p>
          </table:table-cell>
          <table:table-cell office:value-type="float" office:value="82.5" table:style-name="ce6">
            <text:p>83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1604" table:style-name="ce4">
            <text:p>1604</text:p>
          </table:table-cell>
          <table:table-cell office:value-type="string" table:style-name="ce5">
            <text:p>OR - Lvl 2 - 1st 30 Min</text:p>
          </table:table-cell>
          <table:table-cell office:value-type="float" office:value="4702.5" table:style-name="ce6">
            <text:p>4,703</text:p>
          </table:table-cell>
          <table:table-cell office:value-type="float" office:value="4702.5" table:style-name="ce6">
            <text:p>4,703</text:p>
          </table:table-cell>
          <table:table-cell table:number-columns-repeated="16380"/>
        </table:table-row>
        <table:table-row table:style-name="ro2">
          <table:table-cell office:value-type="float" office:value="1605" table:style-name="ce4">
            <text:p>1605</text:p>
          </table:table-cell>
          <table:table-cell office:value-type="string" table:style-name="ce5">
            <text:p>OR - Lvl 2 - Add Min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1606" table:style-name="ce4">
            <text:p>1606</text:p>
          </table:table-cell>
          <table:table-cell office:value-type="string" table:style-name="ce5">
            <text:p>OR - Lvl 3 - 1st 30 Min</text:p>
          </table:table-cell>
          <table:table-cell office:value-type="float" office:value="5883" table:style-name="ce6">
            <text:p>5,883</text:p>
          </table:table-cell>
          <table:table-cell office:value-type="float" office:value="5883" table:style-name="ce6">
            <text:p>5,883</text:p>
          </table:table-cell>
          <table:table-cell table:number-columns-repeated="16380"/>
        </table:table-row>
        <table:table-row table:style-name="ro2">
          <table:table-cell office:value-type="float" office:value="1607" table:style-name="ce4">
            <text:p>1607</text:p>
          </table:table-cell>
          <table:table-cell office:value-type="string" table:style-name="ce5">
            <text:p>OR - Lvl 3 - Add Min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1608" table:style-name="ce4">
            <text:p>1608</text:p>
          </table:table-cell>
          <table:table-cell office:value-type="string" table:style-name="ce5">
            <text:p>OR - Lvl 4 - 1st 60 Min</text:p>
          </table:table-cell>
          <table:table-cell office:value-type="float" office:value="14030.5" table:style-name="ce6">
            <text:p>14,031</text:p>
          </table:table-cell>
          <table:table-cell office:value-type="float" office:value="14030.5" table:style-name="ce6">
            <text:p>14,031</text:p>
          </table:table-cell>
          <table:table-cell table:number-columns-repeated="16380"/>
        </table:table-row>
        <table:table-row table:style-name="ro2">
          <table:table-cell office:value-type="float" office:value="1609" table:style-name="ce4">
            <text:p>1609</text:p>
          </table:table-cell>
          <table:table-cell office:value-type="string" table:style-name="ce5">
            <text:p>OR - Lvl 4 - Add Min</text:p>
          </table:table-cell>
          <table:table-cell office:value-type="float" office:value="167" table:style-name="ce6">
            <text:p>167</text:p>
          </table:table-cell>
          <table:table-cell office:value-type="float" office:value="167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1610" table:style-name="ce4">
            <text:p>1610</text:p>
          </table:table-cell>
          <table:table-cell office:value-type="string" table:style-name="ce5">
            <text:p>OR - Lvl 5 - 1st 60 Min</text:p>
          </table:table-cell>
          <table:table-cell office:value-type="float" office:value="17545.5" table:style-name="ce6">
            <text:p>17,546</text:p>
          </table:table-cell>
          <table:table-cell office:value-type="float" office:value="17545.5" table:style-name="ce6">
            <text:p>17,546</text:p>
          </table:table-cell>
          <table:table-cell table:number-columns-repeated="16380"/>
        </table:table-row>
        <table:table-row table:style-name="ro2">
          <table:table-cell office:value-type="float" office:value="1611" table:style-name="ce4">
            <text:p>1611</text:p>
          </table:table-cell>
          <table:table-cell office:value-type="string" table:style-name="ce5">
            <text:p>OR - Lvl 5 - Add Min</text:p>
          </table:table-cell>
          <table:table-cell office:value-type="float" office:value="174.5" table:style-name="ce6">
            <text:p>17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1612" table:style-name="ce4">
            <text:p>1612</text:p>
          </table:table-cell>
          <table:table-cell office:value-type="string" table:style-name="ce5">
            <text:p>ORGANIC ACID SINGLE QUAN</text:p>
          </table:table-cell>
          <table:table-cell office:value-type="float" office:value="272" table:style-name="ce6">
            <text:p>272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1613" table:style-name="ce4">
            <text:p>1613</text:p>
          </table:table-cell>
          <table:table-cell office:value-type="string" table:style-name="ce5">
            <text:p>OSMOLALITY</text:p>
          </table:table-cell>
          <table:table-cell office:value-type="float" office:value="121" table:style-name="ce6">
            <text:p>121</text:p>
          </table:table-cell>
          <table:table-cell office:value-type="float" office:value="69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1614" table:style-name="ce4">
            <text:p>1614</text:p>
          </table:table-cell>
          <table:table-cell office:value-type="string" table:style-name="ce5">
            <text:p>OSMOLALITY URINE</text:p>
          </table:table-cell>
          <table:table-cell office:value-type="float" office:value="84" table:style-name="ce6">
            <text:p>84</text:p>
          </table:table-cell>
          <table:table-cell office:value-type="float" office:value="48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1615" table:style-name="ce4">
            <text:p>1615</text:p>
          </table:table-cell>
          <table:table-cell office:value-type="string" table:style-name="ce5">
            <text:p>OSTEOTOME FLEX DISP</text:p>
          </table:table-cell>
          <table:table-cell office:value-type="float" office:value="1449" table:style-name="ce6">
            <text:p>1,449</text:p>
          </table:table-cell>
          <table:table-cell office:value-type="float" office:value="1449" table:style-name="ce6">
            <text:p>1,449</text:p>
          </table:table-cell>
          <table:table-cell table:number-columns-repeated="16380"/>
        </table:table-row>
        <table:table-row table:style-name="ro2">
          <table:table-cell office:value-type="float" office:value="1616" table:style-name="ce4">
            <text:p>1616</text:p>
          </table:table-cell>
          <table:table-cell office:value-type="string" table:style-name="ce5">
            <text:p>OT ADL 15 MIN</text:p>
          </table:table-cell>
          <table:table-cell office:value-type="float" office:value="167.5" table:style-name="ce6">
            <text:p>168</text:p>
          </table:table-cell>
          <table:table-cell office:value-type="float" office:value="95.5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1617" table:style-name="ce4">
            <text:p>1617</text:p>
          </table:table-cell>
          <table:table-cell office:value-type="string" table:style-name="ce5">
            <text:p>OT EVAL COMPLEX</text:p>
          </table:table-cell>
          <table:table-cell office:value-type="float" office:value="460.5" table:style-name="ce6">
            <text:p>461</text:p>
          </table:table-cell>
          <table:table-cell office:value-type="float" office:value="263" table:style-name="ce6">
            <text:p>263</text:p>
          </table:table-cell>
          <table:table-cell table:number-columns-repeated="16380"/>
        </table:table-row>
        <table:table-row table:style-name="ro2">
          <table:table-cell office:value-type="float" office:value="1618" table:style-name="ce4">
            <text:p>1618</text:p>
          </table:table-cell>
          <table:table-cell office:value-type="string" table:style-name="ce5">
            <text:p>OT EVAL LOW</text:p>
          </table:table-cell>
          <table:table-cell office:value-type="float" office:value="373" table:style-name="ce6">
            <text:p>373</text:p>
          </table:table-cell>
          <table:table-cell office:value-type="float" office:value="213" table:style-name="ce6">
            <text:p>213</text:p>
          </table:table-cell>
          <table:table-cell table:number-columns-repeated="16380"/>
        </table:table-row>
        <table:table-row table:style-name="ro2">
          <table:table-cell office:value-type="float" office:value="1619" table:style-name="ce4">
            <text:p>1619</text:p>
          </table:table-cell>
          <table:table-cell office:value-type="string" table:style-name="ce5">
            <text:p>OT EVAL MODERATE</text:p>
          </table:table-cell>
          <table:table-cell office:value-type="float" office:value="414.5" table:style-name="ce6">
            <text:p>415</text:p>
          </table:table-cell>
          <table:table-cell office:value-type="float" office:value="237" table:style-name="ce6">
            <text:p>237</text:p>
          </table:table-cell>
          <table:table-cell table:number-columns-repeated="16380"/>
        </table:table-row>
        <table:table-row table:style-name="ro2">
          <table:table-cell office:value-type="float" office:value="1620" table:style-name="ce4">
            <text:p>1620</text:p>
          </table:table-cell>
          <table:table-cell office:value-type="string" table:style-name="ce5">
            <text:p>OT FLUIDOTHERAPY</text:p>
          </table:table-cell>
          <table:table-cell office:value-type="float" office:value="129" table:style-name="ce6">
            <text:p>129</text:p>
          </table:table-cell>
          <table:table-cell office:value-type="float" office:value="73.5" table:style-name="ce6">
            <text:p>74</text:p>
          </table:table-cell>
          <table:table-cell table:number-columns-repeated="16380"/>
        </table:table-row>
        <table:table-row table:style-name="ro2">
          <table:table-cell office:value-type="float" office:value="1621" table:style-name="ce4">
            <text:p>1621</text:p>
          </table:table-cell>
          <table:table-cell office:value-type="string" table:style-name="ce5">
            <text:p>OT NEUROMUSCULAR RE-ED 15 MIN</text:p>
          </table:table-cell>
          <table:table-cell office:value-type="float" office:value="198" table:style-name="ce6">
            <text:p>198</text:p>
          </table:table-cell>
          <table:table-cell office:value-type="float" office:value="113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1622" table:style-name="ce4">
            <text:p>1622</text:p>
          </table:table-cell>
          <table:table-cell office:value-type="string" table:style-name="ce5">
            <text:p>OT ORTHO/PROSTH CHECK 15 MIN SUBSEQ</text:p>
          </table:table-cell>
          <table:table-cell office:value-type="float" office:value="211.5" table:style-name="ce6">
            <text:p>212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1623" table:style-name="ce4">
            <text:p>1623</text:p>
          </table:table-cell>
          <table:table-cell office:value-type="string" table:style-name="ce5">
            <text:p>OT ORTHOTIC FIT/TRAIN 15 MIN INITIAL</text:p>
          </table:table-cell>
          <table:table-cell office:value-type="float" office:value="199" table:style-name="ce6">
            <text:p>199</text:p>
          </table:table-cell>
          <table:table-cell office:value-type="float" office:value="113.5" table:style-name="ce6">
            <text:p>114</text:p>
          </table:table-cell>
          <table:table-cell table:number-columns-repeated="16380"/>
        </table:table-row>
        <table:table-row table:style-name="ro2">
          <table:table-cell office:value-type="float" office:value="1624" table:style-name="ce4">
            <text:p>1624</text:p>
          </table:table-cell>
          <table:table-cell office:value-type="string" table:style-name="ce5">
            <text:p>OT PARAFFIN BATH</text:p>
          </table:table-cell>
          <table:table-cell office:value-type="float" office:value="59.5" table:style-name="ce6">
            <text:p>60</text:p>
          </table:table-cell>
          <table:table-cell office:value-type="float" office:value="34" table:style-name="ce6">
            <text:p>34</text:p>
          </table:table-cell>
          <table:table-cell table:number-columns-repeated="16380"/>
        </table:table-row>
        <table:table-row table:style-name="ro2">
          <table:table-cell office:value-type="float" office:value="1625" table:style-name="ce4">
            <text:p>1625</text:p>
          </table:table-cell>
          <table:table-cell office:value-type="string" table:style-name="ce5">
            <text:p>OT RE-EVAL</text:p>
          </table:table-cell>
          <table:table-cell office:value-type="float" office:value="247" table:style-name="ce6">
            <text:p>247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1626" table:style-name="ce4">
            <text:p>1626</text:p>
          </table:table-cell>
          <table:table-cell office:value-type="string" table:style-name="ce5">
            <text:p>OT SENSORY INTEGRATION 15 MIN</text:p>
          </table:table-cell>
          <table:table-cell office:value-type="float" office:value="139" table:style-name="ce6">
            <text:p>139</text:p>
          </table:table-cell>
          <table:table-cell office:value-type="float" office:value="79.5" table:style-name="ce6">
            <text:p>80</text:p>
          </table:table-cell>
          <table:table-cell table:number-columns-repeated="16380"/>
        </table:table-row>
        <table:table-row table:style-name="ro2">
          <table:table-cell office:value-type="float" office:value="1627" table:style-name="ce4">
            <text:p>1627</text:p>
          </table:table-cell>
          <table:table-cell office:value-type="string" table:style-name="ce5">
            <text:p>OVA AND PARASITE</text:p>
          </table:table-cell>
          <table:table-cell office:value-type="float" office:value="169" table:style-name="ce6">
            <text:p>169</text:p>
          </table:table-cell>
          <table:table-cell office:value-type="float" office:value="96.5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1628" table:style-name="ce4">
            <text:p>1628</text:p>
          </table:table-cell>
          <table:table-cell office:value-type="string" table:style-name="ce5">
            <text:p>OXCABAZEPINE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1629" table:style-name="ce4">
            <text:p>1629</text:p>
          </table:table-cell>
          <table:table-cell office:value-type="string" table:style-name="ce5">
            <text:p>OXIMETRY DAILY</text:p>
          </table:table-cell>
          <table:table-cell office:value-type="float" office:value="485" table:style-name="ce6">
            <text:p>485</text:p>
          </table:table-cell>
          <table:table-cell office:value-type="float" office:value="485" table:style-name="ce6">
            <text:p>485</text:p>
          </table:table-cell>
          <table:table-cell table:number-columns-repeated="16380"/>
        </table:table-row>
        <table:table-row table:style-name="ro2">
          <table:table-cell office:value-type="float" office:value="1630" table:style-name="ce4">
            <text:p>1630</text:p>
          </table:table-cell>
          <table:table-cell office:value-type="string" table:style-name="ce5">
            <text:p>OXIMETRY OVERNIGHT</text:p>
          </table:table-cell>
          <table:table-cell office:value-type="float" office:value="533.5" table:style-name="ce6">
            <text:p>534</text:p>
          </table:table-cell>
          <table:table-cell office:value-type="float" office:value="533.5" table:style-name="ce6">
            <text:p>534</text:p>
          </table:table-cell>
          <table:table-cell table:number-columns-repeated="16380"/>
        </table:table-row>
        <table:table-row table:style-name="ro2">
          <table:table-cell office:value-type="float" office:value="1631" table:style-name="ce4">
            <text:p>1631</text:p>
          </table:table-cell>
          <table:table-cell office:value-type="string" table:style-name="ce5">
            <text:p>PACK ARTHROSCOPY AVID MEDICAL</text:p>
          </table:table-cell>
          <table:table-cell office:value-type="float" office:value="535" table:style-name="ce6">
            <text:p>535</text:p>
          </table:table-cell>
          <table:table-cell office:value-type="float" office:value="535" table:style-name="ce6">
            <text:p>535</text:p>
          </table:table-cell>
          <table:table-cell table:number-columns-repeated="16380"/>
        </table:table-row>
        <table:table-row table:style-name="ro2">
          <table:table-cell office:value-type="float" office:value="1632" table:style-name="ce4">
            <text:p>1632</text:p>
          </table:table-cell>
          <table:table-cell office:value-type="string" table:style-name="ce5">
            <text:p>PACK C SECTION ADMIT</text:p>
          </table:table-cell>
          <table:table-cell office:value-type="float" office:value="265" table:style-name="ce6">
            <text:p>265</text:p>
          </table:table-cell>
          <table:table-cell office:value-type="float" office:value="265" table:style-name="ce6">
            <text:p>265</text:p>
          </table:table-cell>
          <table:table-cell table:number-columns-repeated="16380"/>
        </table:table-row>
        <table:table-row table:style-name="ro2">
          <table:table-cell office:value-type="float" office:value="1633" table:style-name="ce4">
            <text:p>1633</text:p>
          </table:table-cell>
          <table:table-cell office:value-type="string" table:style-name="ce5">
            <text:p>PACK CAROTID</text:p>
          </table:table-cell>
          <table:table-cell office:value-type="float" office:value="478" table:style-name="ce6">
            <text:p>478</text:p>
          </table:table-cell>
          <table:table-cell office:value-type="float" office:value="478" table:style-name="ce6">
            <text:p>478</text:p>
          </table:table-cell>
          <table:table-cell table:number-columns-repeated="16380"/>
        </table:table-row>
        <table:table-row table:style-name="ro2">
          <table:table-cell office:value-type="float" office:value="1634" table:style-name="ce4">
            <text:p>1634</text:p>
          </table:table-cell>
          <table:table-cell office:value-type="string" table:style-name="ce5">
            <text:p>PACK DIALYSIS ACCESS</text:p>
          </table:table-cell>
          <table:table-cell office:value-type="float" office:value="573" table:style-name="ce6">
            <text:p>573</text:p>
          </table:table-cell>
          <table:table-cell office:value-type="float" office:value="573" table:style-name="ce6">
            <text:p>573</text:p>
          </table:table-cell>
          <table:table-cell table:number-columns-repeated="16380"/>
        </table:table-row>
        <table:table-row table:style-name="ro2">
          <table:table-cell office:value-type="float" office:value="1635" table:style-name="ce4">
            <text:p>1635</text:p>
          </table:table-cell>
          <table:table-cell office:value-type="string" table:style-name="ce5">
            <text:p>PACK GYN ABDOMINAL ACCESSORY</text:p>
          </table:table-cell>
          <table:table-cell office:value-type="float" office:value="302.5" table:style-name="ce6">
            <text:p>303</text:p>
          </table:table-cell>
          <table:table-cell office:value-type="float" office:value="302.5" table:style-name="ce6">
            <text:p>303</text:p>
          </table:table-cell>
          <table:table-cell table:number-columns-repeated="16380"/>
        </table:table-row>
        <table:table-row table:style-name="ro2">
          <table:table-cell office:value-type="float" office:value="1636" table:style-name="ce4">
            <text:p>1636</text:p>
          </table:table-cell>
          <table:table-cell office:value-type="string" table:style-name="ce5">
            <text:p>PACK GYN LAPAROSCOPY MEDLINE</text:p>
          </table:table-cell>
          <table:table-cell office:value-type="float" office:value="777.5" table:style-name="ce6">
            <text:p>778</text:p>
          </table:table-cell>
          <table:table-cell office:value-type="float" office:value="777.5" table:style-name="ce6">
            <text:p>778</text:p>
          </table:table-cell>
          <table:table-cell table:number-columns-repeated="16380"/>
        </table:table-row>
        <table:table-row table:style-name="ro2">
          <table:table-cell office:value-type="float" office:value="1637" table:style-name="ce4">
            <text:p>1637</text:p>
          </table:table-cell>
          <table:table-cell office:value-type="string" table:style-name="ce5">
            <text:p>PACK KNEE ARTHROSCOPY</text:p>
          </table:table-cell>
          <table:table-cell office:value-type="float" office:value="382.5" table:style-name="ce6">
            <text:p>383</text:p>
          </table:table-cell>
          <table:table-cell office:value-type="float" office:value="382.5" table:style-name="ce6">
            <text:p>383</text:p>
          </table:table-cell>
          <table:table-cell table:number-columns-repeated="16380"/>
        </table:table-row>
        <table:table-row table:style-name="ro2">
          <table:table-cell office:value-type="float" office:value="1638" table:style-name="ce4">
            <text:p>1638</text:p>
          </table:table-cell>
          <table:table-cell office:value-type="string" table:style-name="ce5">
            <text:p>PACK LABOR DELIVERY</text:p>
          </table:table-cell>
          <table:table-cell office:value-type="float" office:value="170.5" table:style-name="ce6">
            <text:p>171</text:p>
          </table:table-cell>
          <table:table-cell office:value-type="float" office:value="170.5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1639" table:style-name="ce4">
            <text:p>1639</text:p>
          </table:table-cell>
          <table:table-cell office:value-type="string" table:style-name="ce5">
            <text:p>PACK LITHOTOMY MAJOR/LAVH ACCE</text:p>
          </table:table-cell>
          <table:table-cell office:value-type="float" office:value="209" table:style-name="ce6">
            <text:p>209</text:p>
          </table:table-cell>
          <table:table-cell office:value-type="float" office:value="209" table:style-name="ce6">
            <text:p>209</text:p>
          </table:table-cell>
          <table:table-cell table:number-columns-repeated="16380"/>
        </table:table-row>
        <table:table-row table:style-name="ro2">
          <table:table-cell office:value-type="float" office:value="1640" table:style-name="ce4">
            <text:p>1640</text:p>
          </table:table-cell>
          <table:table-cell office:value-type="string" table:style-name="ce5">
            <text:p>PACK PACEMAKER</text:p>
          </table:table-cell>
          <table:table-cell office:value-type="float" office:value="398.5" table:style-name="ce6">
            <text:p>399</text:p>
          </table:table-cell>
          <table:table-cell office:value-type="float" office:value="398.5" table:style-name="ce6">
            <text:p>399</text:p>
          </table:table-cell>
          <table:table-cell table:number-columns-repeated="16380"/>
        </table:table-row>
        <table:table-row table:style-name="ro2">
          <table:table-cell office:value-type="float" office:value="1641" table:style-name="ce4">
            <text:p>1641</text:p>
          </table:table-cell>
          <table:table-cell office:value-type="string" table:style-name="ce5">
            <text:p>PACK PIN ATTUNE</text:p>
          </table:table-cell>
          <table:table-cell office:value-type="float" office:value="1415.5" table:style-name="ce6">
            <text:p>1,416</text:p>
          </table:table-cell>
          <table:table-cell office:value-type="float" office:value="1415.5" table:style-name="ce6">
            <text:p>1,416</text:p>
          </table:table-cell>
          <table:table-cell table:number-columns-repeated="16380"/>
        </table:table-row>
        <table:table-row table:style-name="ro2">
          <table:table-cell office:value-type="float" office:value="1642" table:style-name="ce4">
            <text:p>1642</text:p>
          </table:table-cell>
          <table:table-cell office:value-type="string" table:style-name="ce5">
            <text:p>PACK PLASTIC ACCESSORY</text:p>
          </table:table-cell>
          <table:table-cell office:value-type="float" office:value="617" table:style-name="ce6">
            <text:p>617</text:p>
          </table:table-cell>
          <table:table-cell office:value-type="float" office:value="617" table:style-name="ce6">
            <text:p>617</text:p>
          </table:table-cell>
          <table:table-cell table:number-columns-repeated="16380"/>
        </table:table-row>
        <table:table-row table:style-name="ro2">
          <table:table-cell office:value-type="float" office:value="1643" table:style-name="ce4">
            <text:p>1643</text:p>
          </table:table-cell>
          <table:table-cell office:value-type="string" table:style-name="ce5">
            <text:p>PACK SHOULDER ARTHROSCOPY</text:p>
          </table:table-cell>
          <table:table-cell office:value-type="float" office:value="520.5" table:style-name="ce6">
            <text:p>521</text:p>
          </table:table-cell>
          <table:table-cell office:value-type="float" office:value="520.5" table:style-name="ce6">
            <text:p>521</text:p>
          </table:table-cell>
          <table:table-cell table:number-columns-repeated="16380"/>
        </table:table-row>
        <table:table-row table:style-name="ro2">
          <table:table-cell office:value-type="float" office:value="1644" table:style-name="ce4">
            <text:p>1644</text:p>
          </table:table-cell>
          <table:table-cell office:value-type="string" table:style-name="ce5">
            <text:p>PACK SPINE</text:p>
          </table:table-cell>
          <table:table-cell office:value-type="float" office:value="645" table:style-name="ce6">
            <text:p>645</text:p>
          </table:table-cell>
          <table:table-cell office:value-type="float" office:value="645" table:style-name="ce6">
            <text:p>645</text:p>
          </table:table-cell>
          <table:table-cell table:number-columns-repeated="16380"/>
        </table:table-row>
        <table:table-row table:style-name="ro2">
          <table:table-cell office:value-type="float" office:value="1645" table:style-name="ce4">
            <text:p>1645</text:p>
          </table:table-cell>
          <table:table-cell office:value-type="string" table:style-name="ce5">
            <text:p>PACK SPINE ANTERIOR</text:p>
          </table:table-cell>
          <table:table-cell office:value-type="float" office:value="535.5" table:style-name="ce6">
            <text:p>536</text:p>
          </table:table-cell>
          <table:table-cell office:value-type="float" office:value="535.5" table:style-name="ce6">
            <text:p>536</text:p>
          </table:table-cell>
          <table:table-cell table:number-columns-repeated="16380"/>
        </table:table-row>
        <table:table-row table:style-name="ro2">
          <table:table-cell office:value-type="float" office:value="1646" table:style-name="ce4">
            <text:p>1646</text:p>
          </table:table-cell>
          <table:table-cell office:value-type="string" table:style-name="ce5">
            <text:p>PACK SPINE POSTERIOR</text:p>
          </table:table-cell>
          <table:table-cell office:value-type="float" office:value="495.5" table:style-name="ce6">
            <text:p>496</text:p>
          </table:table-cell>
          <table:table-cell office:value-type="float" office:value="495.5" table:style-name="ce6">
            <text:p>496</text:p>
          </table:table-cell>
          <table:table-cell table:number-columns-repeated="16380"/>
        </table:table-row>
        <table:table-row table:style-name="ro2">
          <table:table-cell office:value-type="float" office:value="1647" table:style-name="ce4">
            <text:p>1647</text:p>
          </table:table-cell>
          <table:table-cell office:value-type="string" table:style-name="ce5">
            <text:p>PACK VASCULAR PERIPHERAL</text:p>
          </table:table-cell>
          <table:table-cell office:value-type="float" office:value="1219.5" table:style-name="ce6">
            <text:p>1,220</text:p>
          </table:table-cell>
          <table:table-cell office:value-type="float" office:value="1219.5" table:style-name="ce6">
            <text:p>1,220</text:p>
          </table:table-cell>
          <table:table-cell table:number-columns-repeated="16380"/>
        </table:table-row>
        <table:table-row table:style-name="ro2">
          <table:table-cell office:value-type="float" office:value="1648" table:style-name="ce4">
            <text:p>1648</text:p>
          </table:table-cell>
          <table:table-cell office:value-type="string" table:style-name="ce5">
            <text:p>PACU - Phase I Lvl 1 - 1st 15 Min</text:p>
          </table:table-cell>
          <table:table-cell office:value-type="float" office:value="542.5" table:style-name="ce6">
            <text:p>543</text:p>
          </table:table-cell>
          <table:table-cell office:value-type="float" office:value="542.5" table:style-name="ce6">
            <text:p>543</text:p>
          </table:table-cell>
          <table:table-cell table:number-columns-repeated="16380"/>
        </table:table-row>
        <table:table-row table:style-name="ro2">
          <table:table-cell office:value-type="float" office:value="1649" table:style-name="ce4">
            <text:p>1649</text:p>
          </table:table-cell>
          <table:table-cell office:value-type="string" table:style-name="ce5">
            <text:p>PACU - Phase I Lvl 1 - Add Mi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1650" table:style-name="ce4">
            <text:p>1650</text:p>
          </table:table-cell>
          <table:table-cell office:value-type="string" table:style-name="ce5">
            <text:p>PACU - Phase I Lvl 2 - 1st 15 Min</text:p>
          </table:table-cell>
          <table:table-cell office:value-type="float" office:value="1077.5" table:style-name="ce6">
            <text:p>1,078</text:p>
          </table:table-cell>
          <table:table-cell office:value-type="float" office:value="1077.5" table:style-name="ce6">
            <text:p>1,078</text:p>
          </table:table-cell>
          <table:table-cell table:number-columns-repeated="16380"/>
        </table:table-row>
        <table:table-row table:style-name="ro2">
          <table:table-cell office:value-type="float" office:value="1651" table:style-name="ce4">
            <text:p>1651</text:p>
          </table:table-cell>
          <table:table-cell office:value-type="string" table:style-name="ce5">
            <text:p>PACU - Phase I Lvl 2 - Add Mi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1652" table:style-name="ce4">
            <text:p>1652</text:p>
          </table:table-cell>
          <table:table-cell office:value-type="string" table:style-name="ce5">
            <text:p>PACU - Phase I Lvl 3 - 1st 60 Min</text:p>
          </table:table-cell>
          <table:table-cell office:value-type="float" office:value="3222" table:style-name="ce6">
            <text:p>3,222</text:p>
          </table:table-cell>
          <table:table-cell office:value-type="float" office:value="3222" table:style-name="ce6">
            <text:p>3,222</text:p>
          </table:table-cell>
          <table:table-cell table:number-columns-repeated="16380"/>
        </table:table-row>
        <table:table-row table:style-name="ro2">
          <table:table-cell office:value-type="float" office:value="1653" table:style-name="ce4">
            <text:p>1653</text:p>
          </table:table-cell>
          <table:table-cell office:value-type="string" table:style-name="ce5">
            <text:p>PACU - Phase I Lvl 3 - Add Min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1654" table:style-name="ce4">
            <text:p>1654</text:p>
          </table:table-cell>
          <table:table-cell office:value-type="string" table:style-name="ce5">
            <text:p>PACU - Phase II Lvl 1 - 1st 15 Min</text:p>
          </table:table-cell>
          <table:table-cell office:value-type="float" office:value="372.5" table:style-name="ce6">
            <text:p>373</text:p>
          </table:table-cell>
          <table:table-cell office:value-type="float" office:value="372.5" table:style-name="ce6">
            <text:p>373</text:p>
          </table:table-cell>
          <table:table-cell table:number-columns-repeated="16380"/>
        </table:table-row>
        <table:table-row table:style-name="ro2">
          <table:table-cell office:value-type="float" office:value="1655" table:style-name="ce4">
            <text:p>1655</text:p>
          </table:table-cell>
          <table:table-cell office:value-type="string" table:style-name="ce5">
            <text:p>PACU - Phase II Lvl 1 - Add Mi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number-columns-repeated="16380"/>
        </table:table-row>
        <table:table-row table:style-name="ro2">
          <table:table-cell office:value-type="float" office:value="1656" table:style-name="ce4">
            <text:p>1656</text:p>
          </table:table-cell>
          <table:table-cell office:value-type="string" table:style-name="ce5">
            <text:p>PACU - Phase II Lvl 2 - 1st 15 Min</text:p>
          </table:table-cell>
          <table:table-cell office:value-type="float" office:value="492.5" table:style-name="ce6">
            <text:p>493</text:p>
          </table:table-cell>
          <table:table-cell office:value-type="float" office:value="492.5" table:style-name="ce6">
            <text:p>493</text:p>
          </table:table-cell>
          <table:table-cell table:number-columns-repeated="16380"/>
        </table:table-row>
        <table:table-row table:style-name="ro2">
          <table:table-cell office:value-type="float" office:value="1657" table:style-name="ce4">
            <text:p>1657</text:p>
          </table:table-cell>
          <table:table-cell office:value-type="string" table:style-name="ce5">
            <text:p>PACU - Phase II Lvl 2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1658" table:style-name="ce4">
            <text:p>1658</text:p>
          </table:table-cell>
          <table:table-cell office:value-type="string" table:style-name="ce5">
            <text:p>PACU - Phase II Lvl 3 - 1st 60 Min</text:p>
          </table:table-cell>
          <table:table-cell office:value-type="float" office:value="1953.5" table:style-name="ce6">
            <text:p>1,954</text:p>
          </table:table-cell>
          <table:table-cell office:value-type="float" office:value="1953.5" table:style-name="ce6">
            <text:p>1,954</text:p>
          </table:table-cell>
          <table:table-cell table:number-columns-repeated="16380"/>
        </table:table-row>
        <table:table-row table:style-name="ro2">
          <table:table-cell office:value-type="float" office:value="1659" table:style-name="ce4">
            <text:p>1659</text:p>
          </table:table-cell>
          <table:table-cell office:value-type="string" table:style-name="ce5">
            <text:p>PACU - Phase II Lvl 3 - Add Mi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table:number-columns-repeated="16380"/>
        </table:table-row>
        <table:table-row table:style-name="ro2">
          <table:table-cell office:value-type="float" office:value="1660" table:style-name="ce4">
            <text:p>1660</text:p>
          </table:table-cell>
          <table:table-cell office:value-type="string" table:style-name="ce5">
            <text:p>PAD BED CHECK SENSOR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1661" table:style-name="ce4">
            <text:p>1661</text:p>
          </table:table-cell>
          <table:table-cell office:value-type="string" table:style-name="ce5">
            <text:p>PAD CT5000 COLD/HEAT THERAPY</text:p>
          </table:table-cell>
          <table:table-cell office:value-type="float" office:value="417" table:style-name="ce6">
            <text:p>417</text:p>
          </table:table-cell>
          <table:table-cell office:value-type="float" office:value="417" table:style-name="ce6">
            <text:p>417</text:p>
          </table:table-cell>
          <table:table-cell table:number-columns-repeated="16380"/>
        </table:table-row>
        <table:table-row table:style-name="ro2">
          <table:table-cell office:value-type="float" office:value="1662" table:style-name="ce4">
            <text:p>1662</text:p>
          </table:table-cell>
          <table:table-cell office:value-type="string" table:style-name="ce5">
            <text:p>PAD DEFIB 1STEP ADLT CPR</text:p>
          </table:table-cell>
          <table:table-cell office:value-type="float" office:value="464" table:style-name="ce6">
            <text:p>464</text:p>
          </table:table-cell>
          <table:table-cell office:value-type="float" office:value="464" table:style-name="ce6">
            <text:p>464</text:p>
          </table:table-cell>
          <table:table-cell table:number-columns-repeated="16380"/>
        </table:table-row>
        <table:table-row table:style-name="ro2">
          <table:table-cell office:value-type="float" office:value="1663" table:style-name="ce4">
            <text:p>1663</text:p>
          </table:table-cell>
          <table:table-cell office:value-type="string" table:style-name="ce5">
            <text:p>PAD DEFIBRILLATOR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1664" table:style-name="ce4">
            <text:p>1664</text:p>
          </table:table-cell>
          <table:table-cell office:value-type="string" table:style-name="ce5">
            <text:p>PAD KNEE COLD THERAPY</text:p>
          </table:table-cell>
          <table:table-cell office:value-type="float" office:value="417.5" table:style-name="ce6">
            <text:p>418</text:p>
          </table:table-cell>
          <table:table-cell office:value-type="float" office:value="417.5" table:style-name="ce6">
            <text:p>418</text:p>
          </table:table-cell>
          <table:table-cell table:number-columns-repeated="16380"/>
        </table:table-row>
        <table:table-row table:style-name="ro2">
          <table:table-cell office:value-type="float" office:value="1665" table:style-name="ce4">
            <text:p>1665</text:p>
          </table:table-cell>
          <table:table-cell office:value-type="string" table:style-name="ce5">
            <text:p>PAD SEQ COMP KNEE ALL SZ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1666" table:style-name="ce4">
            <text:p>1666</text:p>
          </table:table-cell>
          <table:table-cell office:value-type="string" table:style-name="ce5">
            <text:p>PAD SEQ COMP THIGH TEAR AWAY</text:p>
          </table:table-cell>
          <table:table-cell office:value-type="float" office:value="290" table:style-name="ce6">
            <text:p>290</text:p>
          </table:table-cell>
          <table:table-cell office:value-type="float" office:value="290" table:style-name="ce6">
            <text:p>290</text:p>
          </table:table-cell>
          <table:table-cell table:number-columns-repeated="16380"/>
        </table:table-row>
        <table:table-row table:style-name="ro2">
          <table:table-cell office:value-type="float" office:value="1667" table:style-name="ce4">
            <text:p>1667</text:p>
          </table:table-cell>
          <table:table-cell office:value-type="string" table:style-name="ce5">
            <text:p>PAD WHEELCHAIR SENSOR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1668" table:style-name="ce4">
            <text:p>1668</text:p>
          </table:table-cell>
          <table:table-cell office:value-type="string" table:style-name="ce5">
            <text:p>PAIN MGNT ACTIONBLOCK</text:p>
          </table:table-cell>
          <table:table-cell office:value-type="float" office:value="985" table:style-name="ce6">
            <text:p>985</text:p>
          </table:table-cell>
          <table:table-cell office:value-type="float" office:value="985" table:style-name="ce6">
            <text:p>985</text:p>
          </table:table-cell>
          <table:table-cell table:number-columns-repeated="16380"/>
        </table:table-row>
        <table:table-row table:style-name="ro2">
          <table:table-cell office:value-type="float" office:value="1669" table:style-name="ce4">
            <text:p>1669</text:p>
          </table:table-cell>
          <table:table-cell office:value-type="string" table:style-name="ce5">
            <text:p>PAP THIN PREP IMAGING</text:p>
          </table:table-cell>
          <table:table-cell office:value-type="float" office:value="359" table:style-name="ce6">
            <text:p>359</text:p>
          </table:table-cell>
          <table:table-cell office:value-type="float" office:value="205" table:style-name="ce6">
            <text:p>205</text:p>
          </table:table-cell>
          <table:table-cell table:number-columns-repeated="16380"/>
        </table:table-row>
        <table:table-row table:style-name="ro2">
          <table:table-cell office:value-type="float" office:value="1670" table:style-name="ce4">
            <text:p>1670</text:p>
          </table:table-cell>
          <table:table-cell office:value-type="string" table:style-name="ce5">
            <text:p>PARATHYROID HORMONE INTACT</text:p>
          </table:table-cell>
          <table:table-cell office:value-type="float" office:value="499" table:style-name="ce6">
            <text:p>499</text:p>
          </table:table-cell>
          <table:table-cell office:value-type="float" office:value="285" table:style-name="ce6">
            <text:p>285</text:p>
          </table:table-cell>
          <table:table-cell table:number-columns-repeated="16380"/>
        </table:table-row>
        <table:table-row table:style-name="ro2">
          <table:table-cell office:value-type="float" office:value="1671" table:style-name="ce4">
            <text:p>1671</text:p>
          </table:table-cell>
          <table:table-cell office:value-type="string" table:style-name="ce5">
            <text:p>PARING/CUTTING LESION SINGLE</text:p>
          </table:table-cell>
          <table:table-cell office:value-type="float" office:value="184" table:style-name="ce6">
            <text:p>184</text:p>
          </table:table-cell>
          <table:table-cell office:value-type="float" office:value="184" table:style-name="ce6">
            <text:p>184</text:p>
          </table:table-cell>
          <table:table-cell table:number-columns-repeated="16380"/>
        </table:table-row>
        <table:table-row table:style-name="ro2">
          <table:table-cell office:value-type="float" office:value="1672" table:style-name="ce4">
            <text:p>1672</text:p>
          </table:table-cell>
          <table:table-cell office:value-type="string" table:style-name="ce5">
            <text:p>PARTICLE AGGLUTINATION EA</text:p>
          </table:table-cell>
          <table:table-cell office:value-type="float" office:value="124.5" table:style-name="ce6">
            <text:p>125</text:p>
          </table:table-cell>
          <table:table-cell office:value-type="float" office:value="71" table:style-name="ce6">
            <text:p>71</text:p>
          </table:table-cell>
          <table:table-cell table:number-columns-repeated="16380"/>
        </table:table-row>
        <table:table-row table:style-name="ro2">
          <table:table-cell office:value-type="float" office:value="1673" table:style-name="ce4">
            <text:p>1673</text:p>
          </table:table-cell>
          <table:table-cell office:value-type="string" table:style-name="ce5">
            <text:p>PARVOVIRUS</text:p>
          </table:table-cell>
          <table:table-cell office:value-type="float" office:value="458.5" table:style-name="ce6">
            <text:p>459</text:p>
          </table:table-cell>
          <table:table-cell office:value-type="float" office:value="262" table:style-name="ce6">
            <text:p>262</text:p>
          </table:table-cell>
          <table:table-cell table:number-columns-repeated="16380"/>
        </table:table-row>
        <table:table-row table:style-name="ro2">
          <table:table-cell office:value-type="float" office:value="1674" table:style-name="ce4">
            <text:p>1674</text:p>
          </table:table-cell>
          <table:table-cell office:value-type="string" table:style-name="ce5">
            <text:p>PASSING PIN DRILL TIP 2.4X15</text:p>
          </table:table-cell>
          <table:table-cell office:value-type="float" office:value="737.5" table:style-name="ce6">
            <text:p>738</text:p>
          </table:table-cell>
          <table:table-cell office:value-type="float" office:value="737.5" table:style-name="ce6">
            <text:p>738</text:p>
          </table:table-cell>
          <table:table-cell table:number-columns-repeated="16380"/>
        </table:table-row>
        <table:table-row table:style-name="ro2">
          <table:table-cell office:value-type="float" office:value="1675" table:style-name="ce4">
            <text:p>1675</text:p>
          </table:table-cell>
          <table:table-cell office:value-type="string" table:style-name="ce5">
            <text:p>PATCH SYVEK NT</text:p>
          </table:table-cell>
          <table:table-cell office:value-type="float" office:value="563" table:style-name="ce6">
            <text:p>563</text:p>
          </table:table-cell>
          <table:table-cell office:value-type="float" office:value="563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1676" table:style-name="ce4">
            <text:p>1676</text:p>
          </table:table-cell>
          <table:table-cell office:value-type="string" table:style-name="ce5">
            <text:p>PATH INTERP</text:p>
          </table:table-cell>
          <table:table-cell office:value-type="float" office:value="210" table:style-name="ce6">
            <text:p>210</text:p>
          </table:table-cell>
          <table:table-cell office:value-type="float" office:value="120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1677" table:style-name="ce4">
            <text:p>1677</text:p>
          </table:table-cell>
          <table:table-cell office:value-type="string" table:style-name="ce5">
            <text:p>PATIENT PROGRAMR INTRSTIM 3037</text:p>
          </table:table-cell>
          <table:table-cell office:value-type="float" office:value="3790" table:style-name="ce6">
            <text:p>3,790</text:p>
          </table:table-cell>
          <table:table-cell office:value-type="float" office:value="3790" table:style-name="ce6">
            <text:p>3,790</text:p>
          </table:table-cell>
          <table:table-cell table:number-columns-repeated="16380"/>
        </table:table-row>
        <table:table-row table:style-name="ro2">
          <table:table-cell office:value-type="float" office:value="1678" table:style-name="ce4">
            <text:p>1678</text:p>
          </table:table-cell>
          <table:table-cell office:value-type="string" table:style-name="ce5">
            <text:p>PCI AMI DES INCL</text:p>
          </table:table-cell>
          <table:table-cell office:value-type="float" office:value="23857" table:style-name="ce6">
            <text:p>23,857</text:p>
          </table:table-cell>
          <table:table-cell office:value-type="float" office:value="23857" table:style-name="ce6">
            <text:p>23,857</text:p>
          </table:table-cell>
          <table:table-cell table:number-columns-repeated="16380"/>
        </table:table-row>
        <table:table-row table:style-name="ro2">
          <table:table-cell office:value-type="float" office:value="1679" table:style-name="ce4">
            <text:p>1679</text:p>
          </table:table-cell>
          <table:table-cell office:value-type="string" table:style-name="ce5">
            <text:p>PCI CTO MAJOR</text:p>
          </table:table-cell>
          <table:table-cell office:value-type="float" office:value="23857" table:style-name="ce6">
            <text:p>23,857</text:p>
          </table:table-cell>
          <table:table-cell office:value-type="float" office:value="23857" table:style-name="ce6">
            <text:p>23,857</text:p>
          </table:table-cell>
          <table:table-cell table:number-columns-repeated="16380"/>
        </table:table-row>
        <table:table-row table:style-name="ro2">
          <table:table-cell office:value-type="float" office:value="1680" table:style-name="ce4">
            <text:p>1680</text:p>
          </table:table-cell>
          <table:table-cell office:value-type="string" table:style-name="ce5">
            <text:p>PCI GRAFT INCL STENT DES</text:p>
          </table:table-cell>
          <table:table-cell office:value-type="float" office:value="23857" table:style-name="ce6">
            <text:p>23,857</text:p>
          </table:table-cell>
          <table:table-cell office:value-type="float" office:value="23857" table:style-name="ce6">
            <text:p>23,857</text:p>
          </table:table-cell>
          <table:table-cell table:number-columns-repeated="16380"/>
        </table:table-row>
        <table:table-row table:style-name="ro2">
          <table:table-cell office:value-type="float" office:value="1681" table:style-name="ce4">
            <text:p>1681</text:p>
          </table:table-cell>
          <table:table-cell office:value-type="string" table:style-name="ce5">
            <text:p>PCM BS ACCOLADE DR L301</text:p>
          </table:table-cell>
          <table:table-cell office:value-type="float" office:value="15275" table:style-name="ce6">
            <text:p>15,275</text:p>
          </table:table-cell>
          <table:table-cell office:value-type="float" office:value="15275" table:style-name="ce6">
            <text:p>15,275</text:p>
          </table:table-cell>
          <table:table-cell table:number-columns-repeated="16380"/>
        </table:table-row>
        <table:table-row table:style-name="ro2">
          <table:table-cell office:value-type="float" office:value="1682" table:style-name="ce4">
            <text:p>1682</text:p>
          </table:table-cell>
          <table:table-cell office:value-type="string" table:style-name="ce5">
            <text:p>PCM BS ACCOLADE DR MRI</text:p>
          </table:table-cell>
          <table:table-cell office:value-type="float" office:value="17387.5" table:style-name="ce6">
            <text:p>17,388</text:p>
          </table:table-cell>
          <table:table-cell office:value-type="float" office:value="17387.5" table:style-name="ce6">
            <text:p>17,388</text:p>
          </table:table-cell>
          <table:table-cell table:number-columns-repeated="16380"/>
        </table:table-row>
        <table:table-row table:style-name="ro2">
          <table:table-cell office:value-type="float" office:value="1683" table:style-name="ce4">
            <text:p>1683</text:p>
          </table:table-cell>
          <table:table-cell office:value-type="string" table:style-name="ce5">
            <text:p>PCM BS ACCOLADE SR MRI</text:p>
          </table:table-cell>
          <table:table-cell office:value-type="float" office:value="15275" table:style-name="ce6">
            <text:p>15,275</text:p>
          </table:table-cell>
          <table:table-cell office:value-type="float" office:value="15275" table:style-name="ce6">
            <text:p>15,275</text:p>
          </table:table-cell>
          <table:table-cell table:number-columns-repeated="16380"/>
        </table:table-row>
        <table:table-row table:style-name="ro2">
          <table:table-cell office:value-type="float" office:value="1684" table:style-name="ce4">
            <text:p>1684</text:p>
          </table:table-cell>
          <table:table-cell office:value-type="string" table:style-name="ce5">
            <text:p>PCM MEDTR ADVISA DR MRI A2DR01</text:p>
          </table:table-cell>
          <table:table-cell office:value-type="float" office:value="16250" table:style-name="ce6">
            <text:p>16,250</text:p>
          </table:table-cell>
          <table:table-cell office:value-type="float" office:value="16250" table:style-name="ce6">
            <text:p>16,250</text:p>
          </table:table-cell>
          <table:table-cell table:number-columns-repeated="16380"/>
        </table:table-row>
        <table:table-row table:style-name="ro2">
          <table:table-cell office:value-type="float" office:value="1685" table:style-name="ce4">
            <text:p>1685</text:p>
          </table:table-cell>
          <table:table-cell office:value-type="string" table:style-name="ce5">
            <text:p>PCM MEDTRONIC AZURE XT DR MRI</text:p>
          </table:table-cell>
          <table:table-cell office:value-type="float" office:value="13975" table:style-name="ce6">
            <text:p>13,975</text:p>
          </table:table-cell>
          <table:table-cell office:value-type="float" office:value="13975" table:style-name="ce6">
            <text:p>13,975</text:p>
          </table:table-cell>
          <table:table-cell table:number-columns-repeated="16380"/>
        </table:table-row>
        <table:table-row table:style-name="ro2">
          <table:table-cell office:value-type="float" office:value="1686" table:style-name="ce4">
            <text:p>1686</text:p>
          </table:table-cell>
          <table:table-cell office:value-type="string" table:style-name="ce5">
            <text:p>PCM MT ADVISA SR MRI</text:p>
          </table:table-cell>
          <table:table-cell office:value-type="float" office:value="13325" table:style-name="ce6">
            <text:p>13,325</text:p>
          </table:table-cell>
          <table:table-cell office:value-type="float" office:value="13325" table:style-name="ce6">
            <text:p>13,325</text:p>
          </table:table-cell>
          <table:table-cell table:number-columns-repeated="16380"/>
        </table:table-row>
        <table:table-row table:style-name="ro2">
          <table:table-cell office:value-type="float" office:value="1687" table:style-name="ce4">
            <text:p>1687</text:p>
          </table:table-cell>
          <table:table-cell office:value-type="string" table:style-name="ce5">
            <text:p>PCM SYS BS ACCOLADE DR 2 LEAD 8H32</text:p>
          </table:table-cell>
          <table:table-cell office:value-type="float" office:value="17550" table:style-name="ce6">
            <text:p>17,550</text:p>
          </table:table-cell>
          <table:table-cell office:value-type="float" office:value="17550" table:style-name="ce6">
            <text:p>17,550</text:p>
          </table:table-cell>
          <table:table-cell table:number-columns-repeated="16380"/>
        </table:table-row>
        <table:table-row table:style-name="ro2">
          <table:table-cell office:value-type="float" office:value="1688" table:style-name="ce4">
            <text:p>1688</text:p>
          </table:table-cell>
          <table:table-cell office:value-type="string" table:style-name="ce5">
            <text:p>PCM SYS BS ACCOLADE DR EL 2 LEAD 8H52</text:p>
          </table:table-cell>
          <table:table-cell office:value-type="float" office:value="17550" table:style-name="ce6">
            <text:p>17,550</text:p>
          </table:table-cell>
          <table:table-cell office:value-type="float" office:value="17550" table:style-name="ce6">
            <text:p>17,550</text:p>
          </table:table-cell>
          <table:table-cell table:number-columns-repeated="16380"/>
        </table:table-row>
        <table:table-row table:style-name="ro2">
          <table:table-cell office:value-type="float" office:value="1689" table:style-name="ce4">
            <text:p>1689</text:p>
          </table:table-cell>
          <table:table-cell office:value-type="string" table:style-name="ce5">
            <text:p>PCM SYS BS ACCOLADE SR 1 LEAD 8H42</text:p>
          </table:table-cell>
          <table:table-cell office:value-type="float" office:value="14300" table:style-name="ce6">
            <text:p>14,300</text:p>
          </table:table-cell>
          <table:table-cell office:value-type="float" office:value="14300" table:style-name="ce6">
            <text:p>14,300</text:p>
          </table:table-cell>
          <table:table-cell table:number-columns-repeated="16380"/>
        </table:table-row>
        <table:table-row table:style-name="ro2">
          <table:table-cell office:value-type="float" office:value="1690" table:style-name="ce4">
            <text:p>1690</text:p>
          </table:table-cell>
          <table:table-cell office:value-type="string" table:style-name="ce5">
            <text:p>PCM SYS MEDTR AZURE XT DR MRI</text:p>
          </table:table-cell>
          <table:table-cell office:value-type="float" office:value="16575" table:style-name="ce6">
            <text:p>16,575</text:p>
          </table:table-cell>
          <table:table-cell office:value-type="float" office:value="16575" table:style-name="ce6">
            <text:p>16,575</text:p>
          </table:table-cell>
          <table:table-cell table:number-columns-repeated="16380"/>
        </table:table-row>
        <table:table-row table:style-name="ro2">
          <table:table-cell office:value-type="float" office:value="1691" table:style-name="ce4">
            <text:p>1691</text:p>
          </table:table-cell>
          <table:table-cell office:value-type="string" table:style-name="ce5">
            <text:p>PDGFRA GENE ANALYSIS</text:p>
          </table:table-cell>
          <table:table-cell office:value-type="float" office:value="2914" table:style-name="ce6">
            <text:p>2,914</text:p>
          </table:table-cell>
          <table:table-cell office:value-type="float" office:value="166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1692" table:style-name="ce4">
            <text:p>1692</text:p>
          </table:table-cell>
          <table:table-cell office:value-type="string" table:style-name="ce5">
            <text:p>PERICARDIOCENTESIS INITIAL</text:p>
          </table:table-cell>
          <table:table-cell office:value-type="float" office:value="868" table:style-name="ce6">
            <text:p>868</text:p>
          </table:table-cell>
          <table:table-cell office:value-type="float" office:value="868" table:style-name="ce6">
            <text:p>868</text:p>
          </table:table-cell>
          <table:table-cell table:number-columns-repeated="16380"/>
        </table:table-row>
        <table:table-row table:style-name="ro2">
          <table:table-cell office:value-type="float" office:value="1693" table:style-name="ce4">
            <text:p>1693</text:p>
          </table:table-cell>
          <table:table-cell office:value-type="string" table:style-name="ce5">
            <text:p>PET/CT SKULL BASE TO MID-TH</text:p>
          </table:table-cell>
          <table:table-cell office:value-type="float" office:value="16102" table:style-name="ce6">
            <text:p>16,102</text:p>
          </table:table-cell>
          <table:table-cell office:value-type="float" office:value="9201" table:style-name="ce6">
            <text:p>9,201</text:p>
          </table:table-cell>
          <table:table-cell table:number-columns-repeated="16380"/>
        </table:table-row>
        <table:table-row table:style-name="ro2">
          <table:table-cell office:value-type="float" office:value="1694" table:style-name="ce4">
            <text:p>1694</text:p>
          </table:table-cell>
          <table:table-cell office:value-type="string" table:style-name="ce5">
            <text:p>PET/CT WHOLE BODY</text:p>
          </table:table-cell>
          <table:table-cell office:value-type="float" office:value="16292.5" table:style-name="ce6">
            <text:p>16,293</text:p>
          </table:table-cell>
          <table:table-cell office:value-type="float" office:value="9310" table:style-name="ce6">
            <text:p>9,310</text:p>
          </table:table-cell>
          <table:table-cell table:number-columns-repeated="16380"/>
        </table:table-row>
        <table:table-row table:style-name="ro2">
          <table:table-cell office:value-type="float" office:value="1695" table:style-name="ce4">
            <text:p>1695</text:p>
          </table:table-cell>
          <table:table-cell office:value-type="string" table:style-name="ce5">
            <text:p>PH FLUID</text:p>
          </table:table-cell>
          <table:table-cell office:value-type="float" office:value="37.5" table:style-name="ce6">
            <text:p>38</text:p>
          </table:table-cell>
          <table:table-cell office:value-type="float" office:value="21.5" table:style-name="ce6">
            <text:p>22</text:p>
          </table:table-cell>
          <table:table-cell table:number-columns-repeated="16380"/>
        </table:table-row>
        <table:table-row table:style-name="ro2">
          <table:table-cell office:value-type="float" office:value="1696" table:style-name="ce4">
            <text:p>1696</text:p>
          </table:table-cell>
          <table:table-cell office:value-type="string" table:style-name="ce5">
            <text:p>PHENOBARBITAL</text:p>
          </table:table-cell>
          <table:table-cell office:value-type="float" office:value="150.5" table:style-name="ce6">
            <text:p>151</text:p>
          </table:table-cell>
          <table:table-cell office:value-type="float" office:value="86" table:style-name="ce6">
            <text:p>86</text:p>
          </table:table-cell>
          <table:table-cell table:number-columns-repeated="16380"/>
        </table:table-row>
        <table:table-row table:style-name="ro2">
          <table:table-cell office:value-type="float" office:value="1697" table:style-name="ce4">
            <text:p>1697</text:p>
          </table:table-cell>
          <table:table-cell office:value-type="string" table:style-name="ce5">
            <text:p>PHENYTOIN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1698" table:style-name="ce4">
            <text:p>1698</text:p>
          </table:table-cell>
          <table:table-cell office:value-type="string" table:style-name="ce5">
            <text:p>PHENYTOIN/DILANTIN FREE</text:p>
          </table:table-cell>
          <table:table-cell office:value-type="float" office:value="167" table:style-name="ce6">
            <text:p>167</text:p>
          </table:table-cell>
          <table:table-cell office:value-type="float" office:value="95.5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1699" table:style-name="ce4">
            <text:p>1699</text:p>
          </table:table-cell>
          <table:table-cell office:value-type="string" table:style-name="ce5">
            <text:p>PHLEBOTOMY THERAPEUTIC</text:p>
          </table:table-cell>
          <table:table-cell office:value-type="float" office:value="229" table:style-name="ce6">
            <text:p>229</text:p>
          </table:table-cell>
          <table:table-cell office:value-type="float" office:value="229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1700" table:style-name="ce4">
            <text:p>1700</text:p>
          </table:table-cell>
          <table:table-cell office:value-type="string" table:style-name="ce5">
            <text:p>PHOSPHORUS</text:p>
          </table:table-cell>
          <table:table-cell office:value-type="float" office:value="58.5" table:style-name="ce6">
            <text:p>59</text:p>
          </table:table-cell>
          <table:table-cell office:value-type="float" office:value="33.5" table:style-name="ce6">
            <text:p>34</text:p>
          </table:table-cell>
          <table:table-cell table:number-columns-repeated="16380"/>
        </table:table-row>
        <table:table-row table:style-name="ro2">
          <table:table-cell office:value-type="float" office:value="1701" table:style-name="ce4">
            <text:p>1701</text:p>
          </table:table-cell>
          <table:table-cell office:value-type="string" table:style-name="ce5">
            <text:p>PILLOW ABDUCTION 125</text:p>
          </table:table-cell>
          <table:table-cell office:value-type="float" office:value="163" table:style-name="ce6">
            <text:p>163</text:p>
          </table:table-cell>
          <table:table-cell office:value-type="float" office:value="163" table:style-name="ce6">
            <text:p>163</text:p>
          </table:table-cell>
          <table:table-cell table:number-columns-repeated="16380"/>
        </table:table-row>
        <table:table-row table:style-name="ro2">
          <table:table-cell office:value-type="float" office:value="1702" table:style-name="ce4">
            <text:p>1702</text:p>
          </table:table-cell>
          <table:table-cell office:value-type="string" table:style-name="ce5">
            <text:p>PILLOW ABDUCTION 80</text:p>
          </table:table-cell>
          <table:table-cell office:value-type="float" office:value="134" table:style-name="ce6">
            <text:p>134</text:p>
          </table:table-cell>
          <table:table-cell office:value-type="float" office:value="134" table:style-name="ce6">
            <text:p>134</text:p>
          </table:table-cell>
          <table:table-cell table:number-columns-repeated="16380"/>
        </table:table-row>
        <table:table-row table:style-name="ro2">
          <table:table-cell office:value-type="float" office:value="1703" table:style-name="ce4">
            <text:p>1703</text:p>
          </table:table-cell>
          <table:table-cell office:value-type="string" table:style-name="ce5">
            <text:p>PIN BALL 20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1704" table:style-name="ce4">
            <text:p>1704</text:p>
          </table:table-cell>
          <table:table-cell office:value-type="string" table:style-name="ce5">
            <text:p>PIN TEMP 2.0 THREADED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1705" table:style-name="ce4">
            <text:p>1705</text:p>
          </table:table-cell>
          <table:table-cell office:value-type="string" table:style-name="ce5">
            <text:p>PINCH GRAFT SM DEFECT TO 2 CM</text:p>
          </table:table-cell>
          <table:table-cell office:value-type="float" office:value="1495" table:style-name="ce6">
            <text:p>1,495</text:p>
          </table:table-cell>
          <table:table-cell office:value-type="float" office:value="1495" table:style-name="ce6">
            <text:p>1,495</text:p>
          </table:table-cell>
          <table:table-cell table:number-columns-repeated="16380"/>
        </table:table-row>
        <table:table-row table:style-name="ro2">
          <table:table-cell office:value-type="float" office:value="1706" table:style-name="ce4">
            <text:p>1706</text:p>
          </table:table-cell>
          <table:table-cell office:value-type="string" table:style-name="ce5">
            <text:p>PLACE CV CATH PERC AGE 5+</text:p>
          </table:table-cell>
          <table:table-cell office:value-type="float" office:value="1947" table:style-name="ce6">
            <text:p>1,947</text:p>
          </table:table-cell>
          <table:table-cell office:value-type="float" office:value="1947" table:style-name="ce6">
            <text:p>1,947</text:p>
          </table:table-cell>
          <table:table-cell table:number-columns-repeated="16380"/>
        </table:table-row>
        <table:table-row table:style-name="ro2">
          <table:table-cell office:value-type="float" office:value="1707" table:style-name="ce4">
            <text:p>1707</text:p>
          </table:table-cell>
          <table:table-cell office:value-type="string" table:style-name="ce5">
            <text:p>PLATELET AB HEPARIN INDUCED</text:p>
          </table:table-cell>
          <table:table-cell office:value-type="float" office:value="328" table:style-name="ce6">
            <text:p>328</text:p>
          </table:table-cell>
          <table:table-cell office:value-type="float" office:value="187.5" table:style-name="ce6">
            <text:p>188</text:p>
          </table:table-cell>
          <table:table-cell table:number-columns-repeated="16380"/>
        </table:table-row>
        <table:table-row table:style-name="ro2">
          <table:table-cell office:value-type="float" office:value="1708" table:style-name="ce4">
            <text:p>1708</text:p>
          </table:table-cell>
          <table:table-cell office:value-type="string" table:style-name="ce5">
            <text:p>PLATELET AGGREGATION EA AGE</text:p>
          </table:table-cell>
          <table:table-cell office:value-type="float" office:value="261" table:style-name="ce6">
            <text:p>261</text:p>
          </table:table-cell>
          <table:table-cell office:value-type="float" office:value="149" table:style-name="ce6">
            <text:p>149</text:p>
          </table:table-cell>
          <table:table-cell table:number-columns-repeated="16380"/>
        </table:table-row>
        <table:table-row table:style-name="ro2">
          <table:table-cell office:value-type="float" office:value="1709" table:style-name="ce4">
            <text:p>1709</text:p>
          </table:table-cell>
          <table:table-cell office:value-type="string" table:style-name="ce5">
            <text:p>PLATELET COUNT AUTO</text:p>
          </table:table-cell>
          <table:table-cell office:value-type="float" office:value="107" table:style-name="ce6">
            <text:p>107</text:p>
          </table:table-cell>
          <table:table-cell office:value-type="float" office:value="61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1710" table:style-name="ce4">
            <text:p>1710</text:p>
          </table:table-cell>
          <table:table-cell office:value-type="string" table:style-name="ce5">
            <text:p>PLATELET NEUTRALIZATION</text:p>
          </table:table-cell>
          <table:table-cell office:value-type="float" office:value="247" table:style-name="ce6">
            <text:p>247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1711" table:style-name="ce4">
            <text:p>1711</text:p>
          </table:table-cell>
          <table:table-cell office:value-type="string" table:style-name="ce5">
            <text:p>PLATFORM ACCESS GELPOINT ADV</text:p>
          </table:table-cell>
          <table:table-cell office:value-type="float" office:value="2494" table:style-name="ce6">
            <text:p>2,494</text:p>
          </table:table-cell>
          <table:table-cell office:value-type="float" office:value="2494" table:style-name="ce6">
            <text:p>2,494</text:p>
          </table:table-cell>
          <table:table-cell table:number-columns-repeated="16380"/>
        </table:table-row>
        <table:table-row table:style-name="ro2">
          <table:table-cell office:value-type="float" office:value="1712" table:style-name="ce4">
            <text:p>1712</text:p>
          </table:table-cell>
          <table:table-cell office:value-type="string" table:style-name="ce5">
            <text:p>PLEDGETTES TEFLON 20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1713" table:style-name="ce4">
            <text:p>1713</text:p>
          </table:table-cell>
          <table:table-cell office:value-type="string" table:style-name="ce5">
            <text:p>PLETH LUNG VOLUME AND AWR</text:p>
          </table:table-cell>
          <table:table-cell office:value-type="float" office:value="552" table:style-name="ce6">
            <text:p>552</text:p>
          </table:table-cell>
          <table:table-cell office:value-type="float" office:value="552" table:style-name="ce6">
            <text:p>552</text:p>
          </table:table-cell>
          <table:table-cell table:number-columns-repeated="16380"/>
        </table:table-row>
        <table:table-row table:style-name="ro2">
          <table:table-cell office:value-type="float" office:value="1714" table:style-name="ce4">
            <text:p>1714</text:p>
          </table:table-cell>
          <table:table-cell office:value-type="string" table:style-name="ce5">
            <text:p>PNEUMOCOCCAL VACCINE ADMIN FEE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1715" table:style-name="ce4">
            <text:p>1715</text:p>
          </table:table-cell>
          <table:table-cell office:value-type="string" table:style-name="ce5">
            <text:p>PNEUMOCYSTIS CARINII</text:p>
          </table:table-cell>
          <table:table-cell office:value-type="float" office:value="293" table:style-name="ce6">
            <text:p>293</text:p>
          </table:table-cell>
          <table:table-cell office:value-type="float" office:value="167.5" table:style-name="ce6">
            <text:p>168</text:p>
          </table:table-cell>
          <table:table-cell table:number-columns-repeated="16380"/>
        </table:table-row>
        <table:table-row table:style-name="ro2">
          <table:table-cell office:value-type="float" office:value="1716" table:style-name="ce4">
            <text:p>1716</text:p>
          </table:table-cell>
          <table:table-cell office:value-type="string" table:style-name="ce5">
            <text:p>POLYSOMNOGRAM 4+ PAR W/CPAP</text:p>
          </table:table-cell>
          <table:table-cell office:value-type="float" office:value="3508.5" table:style-name="ce6">
            <text:p>3,509</text:p>
          </table:table-cell>
          <table:table-cell office:value-type="float" office:value="3508.5" table:style-name="ce6">
            <text:p>3,509</text:p>
          </table:table-cell>
          <table:table-cell table:number-columns-repeated="16380"/>
        </table:table-row>
        <table:table-row table:style-name="ro2">
          <table:table-cell office:value-type="float" office:value="1717" table:style-name="ce4">
            <text:p>1717</text:p>
          </table:table-cell>
          <table:table-cell office:value-type="string" table:style-name="ce5">
            <text:p>PORPHOBILINOGEN URINE QUAN</text:p>
          </table:table-cell>
          <table:table-cell office:value-type="float" office:value="177" table:style-name="ce6">
            <text:p>177</text:p>
          </table:table-cell>
          <table:table-cell office:value-type="float" office:value="101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1718" table:style-name="ce4">
            <text:p>1718</text:p>
          </table:table-cell>
          <table:table-cell office:value-type="string" table:style-name="ce5">
            <text:p>PORPHYRINS 24 HOUR URINE</text:p>
          </table:table-cell>
          <table:table-cell office:value-type="float" office:value="499.5" table:style-name="ce6">
            <text:p>500</text:p>
          </table:table-cell>
          <table:table-cell office:value-type="float" office:value="285.5" table:style-name="ce6">
            <text:p>286</text:p>
          </table:table-cell>
          <table:table-cell table:number-columns-repeated="16380"/>
        </table:table-row>
        <table:table-row table:style-name="ro2">
          <table:table-cell office:value-type="float" office:value="1719" table:style-name="ce4">
            <text:p>1719</text:p>
          </table:table-cell>
          <table:table-cell office:value-type="string" table:style-name="ce5">
            <text:p>PORT VENOUS ACCESS SYS P.A.S.</text:p>
          </table:table-cell>
          <table:table-cell office:value-type="float" office:value="849" table:style-name="ce6">
            <text:p>849</text:p>
          </table:table-cell>
          <table:table-cell office:value-type="float" office:value="849" table:style-name="ce6">
            <text:p>849</text:p>
          </table:table-cell>
          <table:table-cell table:number-columns-repeated="16380"/>
        </table:table-row>
        <table:table-row table:style-name="ro2">
          <table:table-cell office:value-type="float" office:value="1720" table:style-name="ce4">
            <text:p>1720</text:p>
          </table:table-cell>
          <table:table-cell office:value-type="string" table:style-name="ce5">
            <text:p>POTASSIUM</text:p>
          </table:table-cell>
          <table:table-cell office:value-type="float" office:value="68.5" table:style-name="ce6">
            <text:p>69</text:p>
          </table:table-cell>
          <table:table-cell office:value-type="float" office:value="39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1721" table:style-name="ce4">
            <text:p>1721</text:p>
          </table:table-cell>
          <table:table-cell office:value-type="string" table:style-name="ce5">
            <text:p>POTASSIUM URINE</text:p>
          </table:table-cell>
          <table:table-cell office:value-type="float" office:value="54.5" table:style-name="ce6">
            <text:p>55</text:p>
          </table:table-cell>
          <table:table-cell office:value-type="float" office:value="31" table:style-name="ce6">
            <text:p>31</text:p>
          </table:table-cell>
          <table:table-cell table:number-columns-repeated="16380"/>
        </table:table-row>
        <table:table-row table:style-name="ro2">
          <table:table-cell office:value-type="float" office:value="1722" table:style-name="ce4">
            <text:p>1722</text:p>
          </table:table-cell>
          <table:table-cell office:value-type="string" table:style-name="ce5">
            <text:p>POUCH ETHICON 225</text:p>
          </table:table-cell>
          <table:table-cell office:value-type="float" office:value="406" table:style-name="ce6">
            <text:p>406</text:p>
          </table:table-cell>
          <table:table-cell office:value-type="float" office:value="406" table:style-name="ce6">
            <text:p>406</text:p>
          </table:table-cell>
          <table:table-cell table:number-columns-repeated="16380"/>
        </table:table-row>
        <table:table-row table:style-name="ro2">
          <table:table-cell office:value-type="float" office:value="1723" table:style-name="ce4">
            <text:p>1723</text:p>
          </table:table-cell>
          <table:table-cell office:value-type="string" table:style-name="ce5">
            <text:p>PRE ALBUMIN</text:p>
          </table:table-cell>
          <table:table-cell office:value-type="float" office:value="177.5" table:style-name="ce6">
            <text:p>178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1724" table:style-name="ce4">
            <text:p>1724</text:p>
          </table:table-cell>
          <table:table-cell office:value-type="string" table:style-name="ce5">
            <text:p>PRESSURE WIRE 3 SENSOR RADI</text:p>
          </table:table-cell>
          <table:table-cell office:value-type="float" office:value="6168.5" table:style-name="ce6">
            <text:p>6,169</text:p>
          </table:table-cell>
          <table:table-cell office:value-type="float" office:value="6168.5" table:style-name="ce6">
            <text:p>6,169</text:p>
          </table:table-cell>
          <table:table-cell table:number-columns-repeated="16380"/>
        </table:table-row>
        <table:table-row table:style-name="ro2">
          <table:table-cell office:value-type="float" office:value="1725" table:style-name="ce4">
            <text:p>1725</text:p>
          </table:table-cell>
          <table:table-cell office:value-type="string" table:style-name="ce5">
            <text:p>PRIMATRIX <text:s/>PER 1 SQ CM_16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1726" table:style-name="ce4">
            <text:p>1726</text:p>
          </table:table-cell>
          <table:table-cell office:value-type="string" table:style-name="ce5">
            <text:p>PRIMATRIX <text:s/>PER 1 SQ CM_4</text:p>
          </table:table-cell>
          <table:table-cell office:value-type="float" office:value="125" table:style-name="ce6">
            <text:p>125</text:p>
          </table:table-cell>
          <table:table-cell office:value-type="float" office:value="12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1727" table:style-name="ce4">
            <text:p>1727</text:p>
          </table:table-cell>
          <table:table-cell office:value-type="string" table:style-name="ce5">
            <text:p>PRIMIDONE</text:p>
          </table:table-cell>
          <table:table-cell office:value-type="float" office:value="201.5" table:style-name="ce6">
            <text:p>202</text:p>
          </table:table-cell>
          <table:table-cell office:value-type="float" office:value="11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1728" table:style-name="ce4">
            <text:p>1728</text:p>
          </table:table-cell>
          <table:table-cell office:value-type="string" table:style-name="ce5">
            <text:p>PRO INSULIN</text:p>
          </table:table-cell>
          <table:table-cell office:value-type="float" office:value="240.5" table:style-name="ce6">
            <text:p>241</text:p>
          </table:table-cell>
          <table:table-cell office:value-type="float" office:value="137.5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1729" table:style-name="ce4">
            <text:p>1729</text:p>
          </table:table-cell>
          <table:table-cell office:value-type="string" table:style-name="ce5">
            <text:p>PROBE ELECTROSURGICAL 2025</text:p>
          </table:table-cell>
          <table:table-cell office:value-type="float" office:value="4680" table:style-name="ce6">
            <text:p>4,680</text:p>
          </table:table-cell>
          <table:table-cell office:value-type="float" office:value="4680" table:style-name="ce6">
            <text:p>4,680</text:p>
          </table:table-cell>
          <table:table-cell table:number-columns-repeated="16380"/>
        </table:table-row>
        <table:table-row table:style-name="ro2">
          <table:table-cell office:value-type="float" office:value="1730" table:style-name="ce4">
            <text:p>1730</text:p>
          </table:table-cell>
          <table:table-cell office:value-type="string" table:style-name="ce5">
            <text:p>PROBE PEDICLE X-PAK</text:p>
          </table:table-cell>
          <table:table-cell office:value-type="float" office:value="483.5" table:style-name="ce6">
            <text:p>484</text:p>
          </table:table-cell>
          <table:table-cell office:value-type="float" office:value="483.5" table:style-name="ce6">
            <text:p>484</text:p>
          </table:table-cell>
          <table:table-cell table:number-columns-repeated="16380"/>
        </table:table-row>
        <table:table-row table:style-name="ro2">
          <table:table-cell office:value-type="float" office:value="1731" table:style-name="ce4">
            <text:p>1731</text:p>
          </table:table-cell>
          <table:table-cell office:value-type="string" table:style-name="ce5">
            <text:p>PROCALCITONIN</text:p>
          </table:table-cell>
          <table:table-cell office:value-type="float" office:value="324.5" table:style-name="ce6">
            <text:p>325</text:p>
          </table:table-cell>
          <table:table-cell office:value-type="float" office:value="185.5" table:style-name="ce6">
            <text:p>186</text:p>
          </table:table-cell>
          <table:table-cell table:number-columns-repeated="16380"/>
        </table:table-row>
        <table:table-row table:style-name="ro2">
          <table:table-cell office:value-type="float" office:value="1732" table:style-name="ce4">
            <text:p>1732</text:p>
          </table:table-cell>
          <table:table-cell office:value-type="string" table:style-name="ce5">
            <text:p>PROGESTERONE</text:p>
          </table:table-cell>
          <table:table-cell office:value-type="float" office:value="286" table:style-name="ce6">
            <text:p>286</text:p>
          </table:table-cell>
          <table:table-cell office:value-type="float" office:value="163.5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1733" table:style-name="ce4">
            <text:p>1733</text:p>
          </table:table-cell>
          <table:table-cell office:value-type="string" table:style-name="ce5">
            <text:p>PROLACTIN</text:p>
          </table:table-cell>
          <table:table-cell office:value-type="float" office:value="235.5" table:style-name="ce6">
            <text:p>236</text:p>
          </table:table-cell>
          <table:table-cell office:value-type="float" office:value="134.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1734" table:style-name="ce4">
            <text:p>1734</text:p>
          </table:table-cell>
          <table:table-cell office:value-type="string" table:style-name="ce5">
            <text:p>PROSTATE BIOPSY</text:p>
          </table:table-cell>
          <table:table-cell office:value-type="float" office:value="3055.5" table:style-name="ce6">
            <text:p>3,056</text:p>
          </table:table-cell>
          <table:table-cell office:value-type="float" office:value="1746" table:style-name="ce6">
            <text:p>1,746</text:p>
          </table:table-cell>
          <table:table-cell table:number-columns-repeated="16380"/>
        </table:table-row>
        <table:table-row table:style-name="ro2">
          <table:table-cell office:value-type="float" office:value="1735" table:style-name="ce4">
            <text:p>1735</text:p>
          </table:table-cell>
          <table:table-cell office:value-type="string" table:style-name="ce5">
            <text:p>PROSTATE SPECIFIC AG TOTAL</text:p>
          </table:table-cell>
          <table:table-cell office:value-type="float" office:value="223" table:style-name="ce6">
            <text:p>223</text:p>
          </table:table-cell>
          <table:table-cell office:value-type="float" office:value="127.5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1736" table:style-name="ce4">
            <text:p>1736</text:p>
          </table:table-cell>
          <table:table-cell office:value-type="string" table:style-name="ce5">
            <text:p>PROTEIN C ACTIVITY</text:p>
          </table:table-cell>
          <table:table-cell office:value-type="float" office:value="640.5" table:style-name="ce6">
            <text:p>641</text:p>
          </table:table-cell>
          <table:table-cell office:value-type="float" office:value="366" table:style-name="ce6">
            <text:p>366</text:p>
          </table:table-cell>
          <table:table-cell table:number-columns-repeated="16380"/>
        </table:table-row>
        <table:table-row table:style-name="ro2">
          <table:table-cell office:value-type="float" office:value="1737" table:style-name="ce4">
            <text:p>1737</text:p>
          </table:table-cell>
          <table:table-cell office:value-type="string" table:style-name="ce5">
            <text:p>PROTEIN C ANTIGEN</text:p>
          </table:table-cell>
          <table:table-cell office:value-type="float" office:value="681.5" table:style-name="ce6">
            <text:p>682</text:p>
          </table:table-cell>
          <table:table-cell office:value-type="float" office:value="389.5" table:style-name="ce6">
            <text:p>390</text:p>
          </table:table-cell>
          <table:table-cell table:number-columns-repeated="16380"/>
        </table:table-row>
        <table:table-row table:style-name="ro2">
          <table:table-cell office:value-type="float" office:value="1738" table:style-name="ce4">
            <text:p>1738</text:p>
          </table:table-cell>
          <table:table-cell office:value-type="string" table:style-name="ce5">
            <text:p>PROTEIN ELECT 24HR W/O INTE</text:p>
          </table:table-cell>
          <table:table-cell office:value-type="float" office:value="216" table:style-name="ce6">
            <text:p>216</text:p>
          </table:table-cell>
          <table:table-cell office:value-type="float" office:value="123.5" table:style-name="ce6">
            <text:p>124</text:p>
          </table:table-cell>
          <table:table-cell table:number-columns-repeated="16380"/>
        </table:table-row>
        <table:table-row table:style-name="ro2">
          <table:table-cell office:value-type="float" office:value="1739" table:style-name="ce4">
            <text:p>1739</text:p>
          </table:table-cell>
          <table:table-cell office:value-type="string" table:style-name="ce5">
            <text:p>PROTEIN ELECT W/O INTERPRET</text:p>
          </table:table-cell>
          <table:table-cell office:value-type="float" office:value="131.5" table:style-name="ce6">
            <text:p>132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1740" table:style-name="ce4">
            <text:p>1740</text:p>
          </table:table-cell>
          <table:table-cell office:value-type="string" table:style-name="ce5">
            <text:p>PROTEIN S AG FREE</text:p>
          </table:table-cell>
          <table:table-cell office:value-type="float" office:value="296.5" table:style-name="ce6">
            <text:p>297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1741" table:style-name="ce4">
            <text:p>1741</text:p>
          </table:table-cell>
          <table:table-cell office:value-type="string" table:style-name="ce5">
            <text:p>PROTEIN S AG TOTAL</text:p>
          </table:table-cell>
          <table:table-cell office:value-type="float" office:value="352" table:style-name="ce6">
            <text:p>352</text:p>
          </table:table-cell>
          <table:table-cell office:value-type="float" office:value="201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1742" table:style-name="ce4">
            <text:p>1742</text:p>
          </table:table-cell>
          <table:table-cell office:value-type="string" table:style-name="ce5">
            <text:p>PROTEIN TOTAL OTHER SOURCE</text:p>
          </table:table-cell>
          <table:table-cell office:value-type="float" office:value="72.5" table:style-name="ce6">
            <text:p>73</text:p>
          </table:table-cell>
          <table:table-cell office:value-type="float" office:value="41.5" table:style-name="ce6">
            <text:p>42</text:p>
          </table:table-cell>
          <table:table-cell table:number-columns-repeated="16380"/>
        </table:table-row>
        <table:table-row table:style-name="ro2">
          <table:table-cell office:value-type="float" office:value="1743" table:style-name="ce4">
            <text:p>1743</text:p>
          </table:table-cell>
          <table:table-cell office:value-type="string" table:style-name="ce5">
            <text:p>PROTEIN TOTAL SERUM</text:p>
          </table:table-cell>
          <table:table-cell office:value-type="float" office:value="51.5" table:style-name="ce6">
            <text:p>52</text:p>
          </table:table-cell>
          <table:table-cell office:value-type="float" office:value="29.5" table:style-name="ce6">
            <text:p>30</text:p>
          </table:table-cell>
          <table:table-cell table:number-columns-repeated="16380"/>
        </table:table-row>
        <table:table-row table:style-name="ro2">
          <table:table-cell office:value-type="float" office:value="1744" table:style-name="ce4">
            <text:p>1744</text:p>
          </table:table-cell>
          <table:table-cell office:value-type="string" table:style-name="ce5">
            <text:p>PROTEIN TOTAL URINE</text:p>
          </table:table-cell>
          <table:table-cell office:value-type="float" office:value="172.5" table:style-name="ce6">
            <text:p>173</text:p>
          </table:table-cell>
          <table:table-cell office:value-type="float" office:value="98.5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1745" table:style-name="ce4">
            <text:p>1745</text:p>
          </table:table-cell>
          <table:table-cell office:value-type="string" table:style-name="ce5">
            <text:p>PSG (SLEEP STAGING) 4+ PARAMET</text:p>
          </table:table-cell>
          <table:table-cell office:value-type="float" office:value="3077" table:style-name="ce6">
            <text:p>3,077</text:p>
          </table:table-cell>
          <table:table-cell office:value-type="float" office:value="3077" table:style-name="ce6">
            <text:p>3,077</text:p>
          </table:table-cell>
          <table:table-cell table:number-columns-repeated="16380"/>
        </table:table-row>
        <table:table-row table:style-name="ro2">
          <table:table-cell office:value-type="float" office:value="1746" table:style-name="ce4">
            <text:p>1746</text:p>
          </table:table-cell>
          <table:table-cell office:value-type="string" table:style-name="ce5">
            <text:p>PT</text:p>
          </table:table-cell>
          <table:table-cell office:value-type="float" office:value="51" table:style-name="ce6">
            <text:p>51</text:p>
          </table:table-cell>
          <table:table-cell office:value-type="float" office:value="29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1747" table:style-name="ce4">
            <text:p>1747</text:p>
          </table:table-cell>
          <table:table-cell office:value-type="string" table:style-name="ce5">
            <text:p>PT AQUATIC THERAPY/EXER 15 MIN</text:p>
          </table:table-cell>
          <table:table-cell office:value-type="float" office:value="204.5" table:style-name="ce6">
            <text:p>205</text:p>
          </table:table-cell>
          <table:table-cell office:value-type="float" office:value="117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1748" table:style-name="ce4">
            <text:p>1748</text:p>
          </table:table-cell>
          <table:table-cell office:value-type="string" table:style-name="ce5">
            <text:p>PT E-STIM ATTENDED 15 MIN</text:p>
          </table:table-cell>
          <table:table-cell office:value-type="float" office:value="140.5" table:style-name="ce6">
            <text:p>141</text:p>
          </table:table-cell>
          <table:table-cell office:value-type="float" office:value="80.5" table:style-name="ce6">
            <text:p>81</text:p>
          </table:table-cell>
          <table:table-cell table:number-columns-repeated="16380"/>
        </table:table-row>
        <table:table-row table:style-name="ro2">
          <table:table-cell office:value-type="float" office:value="1749" table:style-name="ce4">
            <text:p>1749</text:p>
          </table:table-cell>
          <table:table-cell office:value-type="string" table:style-name="ce5">
            <text:p>PT E-STIM UNATTENDED</text:p>
          </table:table-cell>
          <table:table-cell office:value-type="float" office:value="105" table:style-name="ce6">
            <text:p>105</text:p>
          </table:table-cell>
          <table:table-cell office:value-type="float" office:value="60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1750" table:style-name="ce4">
            <text:p>1750</text:p>
          </table:table-cell>
          <table:table-cell office:value-type="string" table:style-name="ce5">
            <text:p>PT EVAL COMPLEX</text:p>
          </table:table-cell>
          <table:table-cell office:value-type="float" office:value="428" table:style-name="ce6">
            <text:p>428</text:p>
          </table:table-cell>
          <table:table-cell office:value-type="float" office:value="244.5" table:style-name="ce6">
            <text:p>245</text:p>
          </table:table-cell>
          <table:table-cell table:number-columns-repeated="16380"/>
        </table:table-row>
        <table:table-row table:style-name="ro2">
          <table:table-cell office:value-type="float" office:value="1751" table:style-name="ce4">
            <text:p>1751</text:p>
          </table:table-cell>
          <table:table-cell office:value-type="string" table:style-name="ce5">
            <text:p>PT EVAL LOW</text:p>
          </table:table-cell>
          <table:table-cell office:value-type="float" office:value="385" table:style-name="ce6">
            <text:p>385</text:p>
          </table:table-cell>
          <table:table-cell office:value-type="float" office:value="220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1752" table:style-name="ce4">
            <text:p>1752</text:p>
          </table:table-cell>
          <table:table-cell office:value-type="string" table:style-name="ce5">
            <text:p>PT EVAL MODERATE</text:p>
          </table:table-cell>
          <table:table-cell office:value-type="float" office:value="385" table:style-name="ce6">
            <text:p>385</text:p>
          </table:table-cell>
          <table:table-cell office:value-type="float" office:value="220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1753" table:style-name="ce4">
            <text:p>1753</text:p>
          </table:table-cell>
          <table:table-cell office:value-type="string" table:style-name="ce5">
            <text:p>PT EXERCISE THERAPEUTIC 15 MIN</text:p>
          </table:table-cell>
          <table:table-cell office:value-type="float" office:value="220" table:style-name="ce6">
            <text:p>220</text:p>
          </table:table-cell>
          <table:table-cell office:value-type="float" office:value="125.5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1754" table:style-name="ce4">
            <text:p>1754</text:p>
          </table:table-cell>
          <table:table-cell office:value-type="string" table:style-name="ce5">
            <text:p>PT GAIT TRAINING 15 MIN</text:p>
          </table:table-cell>
          <table:table-cell office:value-type="float" office:value="135.5" table:style-name="ce6">
            <text:p>136</text:p>
          </table:table-cell>
          <table:table-cell office:value-type="float" office:value="77.5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1755" table:style-name="ce4">
            <text:p>1755</text:p>
          </table:table-cell>
          <table:table-cell office:value-type="string" table:style-name="ce5">
            <text:p>PT IONTOPHORESIS 15 MIN</text:p>
          </table:table-cell>
          <table:table-cell office:value-type="float" office:value="188.5" table:style-name="ce6">
            <text:p>189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1756" table:style-name="ce4">
            <text:p>1756</text:p>
          </table:table-cell>
          <table:table-cell office:value-type="string" table:style-name="ce5">
            <text:p>PT MANUAL TX JNT MOB/STM 15 MN</text:p>
          </table:table-cell>
          <table:table-cell office:value-type="float" office:value="228.5" table:style-name="ce6">
            <text:p>229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1757" table:style-name="ce4">
            <text:p>1757</text:p>
          </table:table-cell>
          <table:table-cell office:value-type="string" table:style-name="ce5">
            <text:p>PT MASSAGE 15 MIN</text:p>
          </table:table-cell>
          <table:table-cell office:value-type="float" office:value="125.5" table:style-name="ce6">
            <text:p>126</text:p>
          </table:table-cell>
          <table:table-cell office:value-type="float" office:value="71.5" table:style-name="ce6">
            <text:p>72</text:p>
          </table:table-cell>
          <table:table-cell table:number-columns-repeated="16380"/>
        </table:table-row>
        <table:table-row table:style-name="ro2">
          <table:table-cell office:value-type="float" office:value="1758" table:style-name="ce4">
            <text:p>1758</text:p>
          </table:table-cell>
          <table:table-cell office:value-type="string" table:style-name="ce5">
            <text:p>PT RE-EVAL</text:p>
          </table:table-cell>
          <table:table-cell office:value-type="float" office:value="262" table:style-name="ce6">
            <text:p>262</text:p>
          </table:table-cell>
          <table:table-cell office:value-type="float" office:value="149.5" table:style-name="ce6">
            <text:p>150</text:p>
          </table:table-cell>
          <table:table-cell table:number-columns-repeated="16380"/>
        </table:table-row>
        <table:table-row table:style-name="ro2">
          <table:table-cell office:value-type="float" office:value="1759" table:style-name="ce4">
            <text:p>1759</text:p>
          </table:table-cell>
          <table:table-cell office:value-type="string" table:style-name="ce5">
            <text:p>PT THERAPEUTIC ACTIVITY 15 MIN</text:p>
          </table:table-cell>
          <table:table-cell office:value-type="float" office:value="166" table:style-name="ce6">
            <text:p>166</text:p>
          </table:table-cell>
          <table:table-cell office:value-type="float" office:value="9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1760" table:style-name="ce4">
            <text:p>1760</text:p>
          </table:table-cell>
          <table:table-cell office:value-type="string" table:style-name="ce5">
            <text:p>PT THERAPEUTIC PROCEDURE GROUP</text:p>
          </table:table-cell>
          <table:table-cell office:value-type="float" office:value="175.5" table:style-name="ce6">
            <text:p>176</text:p>
          </table:table-cell>
          <table:table-cell office:value-type="float" office:value="100.5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1761" table:style-name="ce4">
            <text:p>1761</text:p>
          </table:table-cell>
          <table:table-cell office:value-type="string" table:style-name="ce5">
            <text:p>PT TRACTION MECHANICAL</text:p>
          </table:table-cell>
          <table:table-cell office:value-type="float" office:value="100" table:style-name="ce6">
            <text:p>100</text:p>
          </table:table-cell>
          <table:table-cell office:value-type="float" office:value="57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1762" table:style-name="ce4">
            <text:p>1762</text:p>
          </table:table-cell>
          <table:table-cell office:value-type="string" table:style-name="ce5">
            <text:p>PT ULTRASOUND 15 MIN</text:p>
          </table:table-cell>
          <table:table-cell office:value-type="float" office:value="121.5" table:style-name="ce6">
            <text:p>122</text:p>
          </table:table-cell>
          <table:table-cell office:value-type="float" office:value="69.5" table:style-name="ce6">
            <text:p>70</text:p>
          </table:table-cell>
          <table:table-cell table:number-columns-repeated="16380"/>
        </table:table-row>
        <table:table-row table:style-name="ro2">
          <table:table-cell office:value-type="float" office:value="1763" table:style-name="ce4">
            <text:p>1763</text:p>
          </table:table-cell>
          <table:table-cell office:value-type="string" table:style-name="ce5">
            <text:p>PT VASOPNEUMATIC TREATMENT</text:p>
          </table:table-cell>
          <table:table-cell office:value-type="float" office:value="107.5" table:style-name="ce6">
            <text:p>108</text:p>
          </table:table-cell>
          <table:table-cell office:value-type="float" office:value="61.5" table:style-name="ce6">
            <text:p>62</text:p>
          </table:table-cell>
          <table:table-cell table:number-columns-repeated="16380"/>
        </table:table-row>
        <table:table-row table:style-name="ro2">
          <table:table-cell office:value-type="float" office:value="1764" table:style-name="ce4">
            <text:p>1764</text:p>
          </table:table-cell>
          <table:table-cell office:value-type="string" table:style-name="ce5">
            <text:p>PT WORK HARDENING 1ST 2 HRS</text:p>
          </table:table-cell>
          <table:table-cell office:value-type="float" office:value="905.5" table:style-name="ce6">
            <text:p>906</text:p>
          </table:table-cell>
          <table:table-cell office:value-type="float" office:value="517.5" table:style-name="ce6">
            <text:p>518</text:p>
          </table:table-cell>
          <table:table-cell table:number-columns-repeated="16380"/>
        </table:table-row>
        <table:table-row table:style-name="ro2">
          <table:table-cell office:value-type="float" office:value="1765" table:style-name="ce4">
            <text:p>1765</text:p>
          </table:table-cell>
          <table:table-cell office:value-type="string" table:style-name="ce5">
            <text:p>PTCA EA ADDL BRANCH</text:p>
          </table:table-cell>
          <table:table-cell office:value-type="float" office:value="4312" table:style-name="ce6">
            <text:p>4,312</text:p>
          </table:table-cell>
          <table:table-cell office:value-type="float" office:value="4312" table:style-name="ce6">
            <text:p>4,312</text:p>
          </table:table-cell>
          <table:table-cell table:number-columns-repeated="16380"/>
        </table:table-row>
        <table:table-row table:style-name="ro2">
          <table:table-cell office:value-type="float" office:value="1766" table:style-name="ce4">
            <text:p>1766</text:p>
          </table:table-cell>
          <table:table-cell office:value-type="string" table:style-name="ce5">
            <text:p>PTCA SINGLE MAJOR ART/BR</text:p>
          </table:table-cell>
          <table:table-cell office:value-type="float" office:value="11481.5" table:style-name="ce6">
            <text:p>11,482</text:p>
          </table:table-cell>
          <table:table-cell office:value-type="float" office:value="11481.5" table:style-name="ce6">
            <text:p>11,482</text:p>
          </table:table-cell>
          <table:table-cell table:number-columns-repeated="16380"/>
        </table:table-row>
        <table:table-row table:style-name="ro2">
          <table:table-cell office:value-type="float" office:value="1767" table:style-name="ce4">
            <text:p>1767</text:p>
          </table:table-cell>
          <table:table-cell office:value-type="string" table:style-name="ce5">
            <text:p>PTT</text:p>
          </table:table-cell>
          <table:table-cell office:value-type="float" office:value="73.5" table:style-name="ce6">
            <text:p>74</text:p>
          </table:table-cell>
          <table:table-cell office:value-type="float" office:value="42" table:style-name="ce6">
            <text:p>42</text:p>
          </table:table-cell>
          <table:table-cell table:number-columns-repeated="16380"/>
        </table:table-row>
        <table:table-row table:style-name="ro2">
          <table:table-cell office:value-type="float" office:value="1768" table:style-name="ce4">
            <text:p>1768</text:p>
          </table:table-cell>
          <table:table-cell office:value-type="string" table:style-name="ce5">
            <text:p>PULM REHAB EXER/MONIT PER SESS</text:p>
          </table:table-cell>
          <table:table-cell office:value-type="float" office:value="146" table:style-name="ce6">
            <text:p>146</text:p>
          </table:table-cell>
          <table:table-cell office:value-type="float" office:value="146" table:style-name="ce6">
            <text:p>146</text:p>
          </table:table-cell>
          <table:table-cell table:number-columns-repeated="16380"/>
        </table:table-row>
        <table:table-row table:style-name="ro2">
          <table:table-cell office:value-type="float" office:value="1769" table:style-name="ce4">
            <text:p>1769</text:p>
          </table:table-cell>
          <table:table-cell office:value-type="string" table:style-name="ce5">
            <text:p>PULSEVAC PLUS FAN SPRAY</text:p>
          </table:table-cell>
          <table:table-cell office:value-type="float" office:value="256.5" table:style-name="ce6">
            <text:p>257</text:p>
          </table:table-cell>
          <table:table-cell office:value-type="float" office:value="256.5" table:style-name="ce6">
            <text:p>257</text:p>
          </table:table-cell>
          <table:table-cell table:number-columns-repeated="16380"/>
        </table:table-row>
        <table:table-row table:style-name="ro2">
          <table:table-cell office:value-type="float" office:value="1770" table:style-name="ce4">
            <text:p>1770</text:p>
          </table:table-cell>
          <table:table-cell office:value-type="string" table:style-name="ce5">
            <text:p>QUICK CLOT 4 X 4 XRAY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1771" table:style-name="ce4">
            <text:p>1771</text:p>
          </table:table-cell>
          <table:table-cell office:value-type="string" table:style-name="ce5">
            <text:p>R&amp;B - Detox</text:p>
          </table:table-cell>
          <table:table-cell office:value-type="float" office:value="3652" table:style-name="ce6">
            <text:p>3,652</text:p>
          </table:table-cell>
          <table:table-cell office:value-type="float" office:value="3652" table:style-name="ce6">
            <text:p>3,652</text:p>
          </table:table-cell>
          <table:table-cell table:number-columns-repeated="16380"/>
        </table:table-row>
        <table:table-row table:style-name="ro2">
          <table:table-cell office:value-type="float" office:value="1772" table:style-name="ce4">
            <text:p>1772</text:p>
          </table:table-cell>
          <table:table-cell office:value-type="string" table:style-name="ce5">
            <text:p>R&amp;B - ICU</text:p>
          </table:table-cell>
          <table:table-cell office:value-type="float" office:value="4119" table:style-name="ce6">
            <text:p>4,119</text:p>
          </table:table-cell>
          <table:table-cell office:value-type="float" office:value="4119" table:style-name="ce6">
            <text:p>4,119</text:p>
          </table:table-cell>
          <table:table-cell table:number-columns-repeated="16380"/>
        </table:table-row>
        <table:table-row table:style-name="ro2">
          <table:table-cell office:value-type="float" office:value="1773" table:style-name="ce4">
            <text:p>1773</text:p>
          </table:table-cell>
          <table:table-cell office:value-type="string" table:style-name="ce5">
            <text:p>R&amp;B - Intermediate ICU</text:p>
          </table:table-cell>
          <table:table-cell office:value-type="float" office:value="2288" table:style-name="ce6">
            <text:p>2,288</text:p>
          </table:table-cell>
          <table:table-cell office:value-type="float" office:value="2288" table:style-name="ce6">
            <text:p>2,288</text:p>
          </table:table-cell>
          <table:table-cell table:number-columns-repeated="16380"/>
        </table:table-row>
        <table:table-row table:style-name="ro2">
          <table:table-cell office:value-type="float" office:value="1774" table:style-name="ce4">
            <text:p>1774</text:p>
          </table:table-cell>
          <table:table-cell office:value-type="string" table:style-name="ce5">
            <text:p>R&amp;B - Med/Surg</text:p>
          </table:table-cell>
          <table:table-cell office:value-type="float" office:value="1605" table:style-name="ce6">
            <text:p>1,605</text:p>
          </table:table-cell>
          <table:table-cell office:value-type="float" office:value="1605" table:style-name="ce6">
            <text:p>1,605</text:p>
          </table:table-cell>
          <table:table-cell table:number-columns-repeated="16380"/>
        </table:table-row>
        <table:table-row table:style-name="ro2">
          <table:table-cell office:value-type="float" office:value="1775" table:style-name="ce4">
            <text:p>1775</text:p>
          </table:table-cell>
          <table:table-cell office:value-type="string" table:style-name="ce5">
            <text:p>R&amp;B - Nursery Level I</text:p>
          </table:table-cell>
          <table:table-cell office:value-type="float" office:value="1744" table:style-name="ce6">
            <text:p>1,744</text:p>
          </table:table-cell>
          <table:table-cell office:value-type="float" office:value="1744" table:style-name="ce6">
            <text:p>1,744</text:p>
          </table:table-cell>
          <table:table-cell table:number-columns-repeated="16380"/>
        </table:table-row>
        <table:table-row table:style-name="ro2">
          <table:table-cell office:value-type="float" office:value="1776" table:style-name="ce4">
            <text:p>1776</text:p>
          </table:table-cell>
          <table:table-cell office:value-type="string" table:style-name="ce5">
            <text:p>R&amp;B - Psych</text:p>
          </table:table-cell>
          <table:table-cell office:value-type="float" office:value="2634" table:style-name="ce6">
            <text:p>2,634</text:p>
          </table:table-cell>
          <table:table-cell office:value-type="float" office:value="2634" table:style-name="ce6">
            <text:p>2,634</text:p>
          </table:table-cell>
          <table:table-cell table:number-columns-repeated="16380"/>
        </table:table-row>
        <table:table-row table:style-name="ro2">
          <table:table-cell office:value-type="float" office:value="1777" table:style-name="ce4">
            <text:p>1777</text:p>
          </table:table-cell>
          <table:table-cell office:value-type="string" table:style-name="ce5">
            <text:p>R&amp;B - Psych ITU</text:p>
          </table:table-cell>
          <table:table-cell office:value-type="float" office:value="1938" table:style-name="ce6">
            <text:p>1,938</text:p>
          </table:table-cell>
          <table:table-cell office:value-type="float" office:value="1938" table:style-name="ce6">
            <text:p>1,938</text:p>
          </table:table-cell>
          <table:table-cell table:number-columns-repeated="16380"/>
        </table:table-row>
        <table:table-row table:style-name="ro2">
          <table:table-cell office:value-type="float" office:value="1778" table:style-name="ce4">
            <text:p>1778</text:p>
          </table:table-cell>
          <table:table-cell office:value-type="string" table:style-name="ce5">
            <text:p>RAPID PLASMA REAGIN</text:p>
          </table:table-cell>
          <table:table-cell office:value-type="float" office:value="63" table:style-name="ce6">
            <text:p>63</text:p>
          </table:table-cell>
          <table:table-cell office:value-type="float" office:value="36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1779" table:style-name="ce4">
            <text:p>1779</text:p>
          </table:table-cell>
          <table:table-cell office:value-type="string" table:style-name="ce5">
            <text:p>RAPID PLASMA REAGIN TITER</text:p>
          </table:table-cell>
          <table:table-cell office:value-type="float" office:value="69" table:style-name="ce6">
            <text:p>69</text:p>
          </table:table-cell>
          <table:table-cell office:value-type="float" office:value="39.5" table:style-name="ce6">
            <text:p>40</text:p>
          </table:table-cell>
          <table:table-cell table:number-columns-repeated="16380"/>
        </table:table-row>
        <table:table-row table:style-name="ro2">
          <table:table-cell office:value-type="float" office:value="1780" table:style-name="ce4">
            <text:p>1780</text:p>
          </table:table-cell>
          <table:table-cell office:value-type="string" table:style-name="ce5">
            <text:p>RBC ANTIGENS NOT ABO/RH EAC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1781" table:style-name="ce4">
            <text:p>1781</text:p>
          </table:table-cell>
          <table:table-cell office:value-type="string" table:style-name="ce5">
            <text:p>RBC FRAGILITY INCUBATED</text:p>
          </table:table-cell>
          <table:table-cell office:value-type="float" office:value="163" table:style-name="ce6">
            <text:p>163</text:p>
          </table:table-cell>
          <table:table-cell office:value-type="float" office:value="93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1782" table:style-name="ce4">
            <text:p>1782</text:p>
          </table:table-cell>
          <table:table-cell office:value-type="string" table:style-name="ce5">
            <text:p>REAMER/DRILL</text:p>
          </table:table-cell>
          <table:table-cell office:value-type="float" office:value="1365" table:style-name="ce6">
            <text:p>1,365</text:p>
          </table:table-cell>
          <table:table-cell office:value-type="float" office:value="1365" table:style-name="ce6">
            <text:p>1,365</text:p>
          </table:table-cell>
          <table:table-cell table:number-columns-repeated="16380"/>
        </table:table-row>
        <table:table-row table:style-name="ro2">
          <table:table-cell office:value-type="float" office:value="1783" table:style-name="ce4">
            <text:p>1783</text:p>
          </table:table-cell>
          <table:table-cell office:value-type="string" table:style-name="ce5">
            <text:p>REMOTE 30 DAY EVENT RECORDER</text:p>
          </table:table-cell>
          <table:table-cell office:value-type="float" office:value="254" table:style-name="ce6">
            <text:p>254</text:p>
          </table:table-cell>
          <table:table-cell office:value-type="float" office:value="254" table:style-name="ce6">
            <text:p>254</text:p>
          </table:table-cell>
          <table:table-cell table:number-columns-repeated="16380"/>
        </table:table-row>
        <table:table-row table:style-name="ro2">
          <table:table-cell office:value-type="float" office:value="1784" table:style-name="ce4">
            <text:p>1784</text:p>
          </table:table-cell>
          <table:table-cell office:value-type="string" table:style-name="ce5">
            <text:p>REMOTE KIT GENERATR NEUROSTIM</text:p>
          </table:table-cell>
          <table:table-cell office:value-type="float" office:value="3949" table:style-name="ce6">
            <text:p>3,949</text:p>
          </table:table-cell>
          <table:table-cell office:value-type="float" office:value="3949" table:style-name="ce6">
            <text:p>3,949</text:p>
          </table:table-cell>
          <table:table-cell table:number-columns-repeated="16380"/>
        </table:table-row>
        <table:table-row table:style-name="ro2">
          <table:table-cell office:value-type="float" office:value="1785" table:style-name="ce4">
            <text:p>1785</text:p>
          </table:table-cell>
          <table:table-cell office:value-type="string" table:style-name="ce5">
            <text:p>REMOVAL FECAL IMPACTION/ANESTHESIA</text:p>
          </table:table-cell>
          <table:table-cell office:value-type="float" office:value="1676" table:style-name="ce6">
            <text:p>1,676</text:p>
          </table:table-cell>
          <table:table-cell office:value-type="float" office:value="1676" table:style-name="ce6">
            <text:p>1,676</text:p>
          </table:table-cell>
          <table:table-cell table:number-columns-repeated="16380"/>
        </table:table-row>
        <table:table-row table:style-name="ro2">
          <table:table-cell office:value-type="float" office:value="1786" table:style-name="ce4">
            <text:p>1786</text:p>
          </table:table-cell>
          <table:table-cell office:value-type="string" table:style-name="ce5">
            <text:p>REMOVE CERUMEN VIA IRRIGATION</text:p>
          </table:table-cell>
          <table:table-cell office:value-type="float" office:value="169" table:style-name="ce6">
            <text:p>169</text:p>
          </table:table-cell>
          <table:table-cell office:value-type="float" office:value="169" table:style-name="ce6">
            <text:p>169</text:p>
          </table:table-cell>
          <table:table-cell table:number-columns-repeated="16380"/>
        </table:table-row>
        <table:table-row table:style-name="ro2">
          <table:table-cell office:value-type="float" office:value="1787" table:style-name="ce4">
            <text:p>1787</text:p>
          </table:table-cell>
          <table:table-cell office:value-type="string" table:style-name="ce5">
            <text:p>REMOVE PACEMAKER GEN ONLY</text:p>
          </table:table-cell>
          <table:table-cell office:value-type="float" office:value="3316" table:style-name="ce6">
            <text:p>3,316</text:p>
          </table:table-cell>
          <table:table-cell office:value-type="float" office:value="3316" table:style-name="ce6">
            <text:p>3,316</text:p>
          </table:table-cell>
          <table:table-cell table:number-columns-repeated="16380"/>
        </table:table-row>
        <table:table-row table:style-name="ro2">
          <table:table-cell office:value-type="float" office:value="1788" table:style-name="ce4">
            <text:p>1788</text:p>
          </table:table-cell>
          <table:table-cell office:value-type="string" table:style-name="ce5">
            <text:p>REMOVE SKIN TAG &lt;15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1789" table:style-name="ce4">
            <text:p>1789</text:p>
          </table:table-cell>
          <table:table-cell office:value-type="string" table:style-name="ce5">
            <text:p>REMOVE SPINE ELTRD PERQ ARAY</text:p>
          </table:table-cell>
          <table:table-cell office:value-type="float" office:value="3014" table:style-name="ce6">
            <text:p>3,014</text:p>
          </table:table-cell>
          <table:table-cell office:value-type="float" office:value="3014" table:style-name="ce6">
            <text:p>3,014</text:p>
          </table:table-cell>
          <table:table-cell table:number-columns-repeated="16380"/>
        </table:table-row>
        <table:table-row table:style-name="ro2">
          <table:table-cell office:value-type="float" office:value="1790" table:style-name="ce4">
            <text:p>1790</text:p>
          </table:table-cell>
          <table:table-cell office:value-type="string" table:style-name="ce5">
            <text:p>REMOVE/REPLC DEFIB GEN DUAL</text:p>
          </table:table-cell>
          <table:table-cell office:value-type="float" office:value="16280.5" table:style-name="ce6">
            <text:p>16,281</text:p>
          </table:table-cell>
          <table:table-cell office:value-type="float" office:value="16280.5" table:style-name="ce6">
            <text:p>16,281</text:p>
          </table:table-cell>
          <table:table-cell table:number-columns-repeated="16380"/>
        </table:table-row>
        <table:table-row table:style-name="ro2">
          <table:table-cell office:value-type="float" office:value="1791" table:style-name="ce4">
            <text:p>1791</text:p>
          </table:table-cell>
          <table:table-cell office:value-type="string" table:style-name="ce5">
            <text:p>REMOVE/REPLC DEFIB GEN SNGL</text:p>
          </table:table-cell>
          <table:table-cell office:value-type="float" office:value="15602" table:style-name="ce6">
            <text:p>15,602</text:p>
          </table:table-cell>
          <table:table-cell office:value-type="float" office:value="15602" table:style-name="ce6">
            <text:p>15,602</text:p>
          </table:table-cell>
          <table:table-cell table:number-columns-repeated="16380"/>
        </table:table-row>
        <table:table-row table:style-name="ro2">
          <table:table-cell office:value-type="float" office:value="1792" table:style-name="ce4">
            <text:p>1792</text:p>
          </table:table-cell>
          <table:table-cell office:value-type="string" table:style-name="ce5">
            <text:p>REMOVE/REPLC PACEMAKER GEN DUAL</text:p>
          </table:table-cell>
          <table:table-cell office:value-type="float" office:value="13436" table:style-name="ce6">
            <text:p>13,436</text:p>
          </table:table-cell>
          <table:table-cell office:value-type="float" office:value="13436" table:style-name="ce6">
            <text:p>13,436</text:p>
          </table:table-cell>
          <table:table-cell table:number-columns-repeated="16380"/>
        </table:table-row>
        <table:table-row table:style-name="ro2">
          <table:table-cell office:value-type="float" office:value="1793" table:style-name="ce4">
            <text:p>1793</text:p>
          </table:table-cell>
          <table:table-cell office:value-type="string" table:style-name="ce5">
            <text:p>REMOVE/REPLC PACEMAKER GEN SNGL</text:p>
          </table:table-cell>
          <table:table-cell office:value-type="float" office:value="12955.5" table:style-name="ce6">
            <text:p>12,956</text:p>
          </table:table-cell>
          <table:table-cell office:value-type="float" office:value="12955.5" table:style-name="ce6">
            <text:p>12,956</text:p>
          </table:table-cell>
          <table:table-cell table:number-columns-repeated="16380"/>
        </table:table-row>
        <table:table-row table:style-name="ro2">
          <table:table-cell office:value-type="float" office:value="1794" table:style-name="ce4">
            <text:p>1794</text:p>
          </table:table-cell>
          <table:table-cell office:value-type="string" table:style-name="ce5">
            <text:p>RENAL FUNCTION PANEL</text:p>
          </table:table-cell>
          <table:table-cell office:value-type="float" office:value="106" table:style-name="ce6">
            <text:p>106</text:p>
          </table:table-cell>
          <table:table-cell office:value-type="float" office:value="60.5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1795" table:style-name="ce4">
            <text:p>1795</text:p>
          </table:table-cell>
          <table:table-cell office:value-type="string" table:style-name="ce5">
            <text:p>RENIN</text:p>
          </table:table-cell>
          <table:table-cell office:value-type="float" office:value="267" table:style-name="ce6">
            <text:p>267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1796" table:style-name="ce4">
            <text:p>1796</text:p>
          </table:table-cell>
          <table:table-cell office:value-type="string" table:style-name="ce5">
            <text:p>REPOSITION PACEMAKER/DEFIB ELCTRD</text:p>
          </table:table-cell>
          <table:table-cell office:value-type="float" office:value="3049" table:style-name="ce6">
            <text:p>3,049</text:p>
          </table:table-cell>
          <table:table-cell office:value-type="float" office:value="3049" table:style-name="ce6">
            <text:p>3,049</text:p>
          </table:table-cell>
          <table:table-cell table:number-columns-repeated="16380"/>
        </table:table-row>
        <table:table-row table:style-name="ro2">
          <table:table-cell office:value-type="float" office:value="1797" table:style-name="ce4">
            <text:p>1797</text:p>
          </table:table-cell>
          <table:table-cell office:value-type="string" table:style-name="ce5">
            <text:p>RESERVOIR TITAN</text:p>
          </table:table-cell>
          <table:table-cell office:value-type="float" office:value="4597.5" table:style-name="ce6">
            <text:p>4,598</text:p>
          </table:table-cell>
          <table:table-cell office:value-type="float" office:value="4597.5" table:style-name="ce6">
            <text:p>4,598</text:p>
          </table:table-cell>
          <table:table-cell table:number-columns-repeated="16380"/>
        </table:table-row>
        <table:table-row table:style-name="ro2">
          <table:table-cell office:value-type="float" office:value="1798" table:style-name="ce4">
            <text:p>1798</text:p>
          </table:table-cell>
          <table:table-cell office:value-type="string" table:style-name="ce5">
            <text:p>RESERVOIR/DRAIN WOUND 20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1799" table:style-name="ce4">
            <text:p>1799</text:p>
          </table:table-cell>
          <table:table-cell office:value-type="string" table:style-name="ce5">
            <text:p>RESERVOIR/DRAIN WOUND 70</text:p>
          </table:table-cell>
          <table:table-cell office:value-type="float" office:value="236" table:style-name="ce6">
            <text:p>236</text:p>
          </table:table-cell>
          <table:table-cell office:value-type="float" office:value="236" table:style-name="ce6">
            <text:p>236</text:p>
          </table:table-cell>
          <table:table-cell table:number-columns-repeated="16380"/>
        </table:table-row>
        <table:table-row table:style-name="ro2">
          <table:table-cell office:value-type="float" office:value="1800" table:style-name="ce4">
            <text:p>1800</text:p>
          </table:table-cell>
          <table:table-cell office:value-type="string" table:style-name="ce5">
            <text:p>RESERVOIR/DRAIN WOUND 90</text:p>
          </table:table-cell>
          <table:table-cell office:value-type="float" office:value="362.5" table:style-name="ce6">
            <text:p>363</text:p>
          </table:table-cell>
          <table:table-cell office:value-type="float" office:value="362.5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1801" table:style-name="ce4">
            <text:p>1801</text:p>
          </table:table-cell>
          <table:table-cell office:value-type="string" table:style-name="ce5">
            <text:p>RESP FCN THERAPY/15 MIN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1802" table:style-name="ce4">
            <text:p>1802</text:p>
          </table:table-cell>
          <table:table-cell office:value-type="string" table:style-name="ce5">
            <text:p>RESP FCN/STRENGH GROUP</text:p>
          </table:table-cell>
          <table:table-cell office:value-type="float" office:value="125" table:style-name="ce6">
            <text:p>125</text:p>
          </table:table-cell>
          <table:table-cell office:value-type="float" office:value="12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1803" table:style-name="ce4">
            <text:p>1803</text:p>
          </table:table-cell>
          <table:table-cell office:value-type="string" table:style-name="ce5">
            <text:p>RESPIRATORY VIRUS</text:p>
          </table:table-cell>
          <table:table-cell office:value-type="float" office:value="4913" table:style-name="ce6">
            <text:p>4,913</text:p>
          </table:table-cell>
          <table:table-cell office:value-type="float" office:value="2807.5" table:style-name="ce6">
            <text:p>2,808</text:p>
          </table:table-cell>
          <table:table-cell table:number-columns-repeated="16380"/>
        </table:table-row>
        <table:table-row table:style-name="ro2">
          <table:table-cell office:value-type="float" office:value="1804" table:style-name="ce4">
            <text:p>1804</text:p>
          </table:table-cell>
          <table:table-cell office:value-type="string" table:style-name="ce5">
            <text:p>RETAINER VISCERA MED</text:p>
          </table:table-cell>
          <table:table-cell office:value-type="float" office:value="167.5" table:style-name="ce6">
            <text:p>168</text:p>
          </table:table-cell>
          <table:table-cell office:value-type="float" office:value="167.5" table:style-name="ce6">
            <text:p>168</text:p>
          </table:table-cell>
          <table:table-cell table:number-columns-repeated="16380"/>
        </table:table-row>
        <table:table-row table:style-name="ro2">
          <table:table-cell office:value-type="float" office:value="1805" table:style-name="ce4">
            <text:p>1805</text:p>
          </table:table-cell>
          <table:table-cell office:value-type="string" table:style-name="ce5">
            <text:p>RETICULOCYTE COUNT AUTOM</text:p>
          </table:table-cell>
          <table:table-cell office:value-type="float" office:value="122.5" table:style-name="ce6">
            <text:p>123</text:p>
          </table:table-cell>
          <table:table-cell office:value-type="float" office:value="70" table:style-name="ce6">
            <text:p>70</text:p>
          </table:table-cell>
          <table:table-cell table:number-columns-repeated="16380"/>
        </table:table-row>
        <table:table-row table:style-name="ro2">
          <table:table-cell office:value-type="float" office:value="1806" table:style-name="ce4">
            <text:p>1806</text:p>
          </table:table-cell>
          <table:table-cell office:value-type="string" table:style-name="ce5">
            <text:p>RETRACTOR C-SECTION LRG/XLRG</text:p>
          </table:table-cell>
          <table:table-cell office:value-type="float" office:value="312" table:style-name="ce6">
            <text:p>312</text:p>
          </table:table-cell>
          <table:table-cell office:value-type="float" office:value="312" table:style-name="ce6">
            <text:p>312</text:p>
          </table:table-cell>
          <table:table-cell table:number-columns-repeated="16380"/>
        </table:table-row>
        <table:table-row table:style-name="ro2">
          <table:table-cell office:value-type="float" office:value="1807" table:style-name="ce4">
            <text:p>1807</text:p>
          </table:table-cell>
          <table:table-cell office:value-type="string" table:style-name="ce5">
            <text:p>RETRACTOR DISP</text:p>
          </table:table-cell>
          <table:table-cell office:value-type="float" office:value="1167" table:style-name="ce6">
            <text:p>1,167</text:p>
          </table:table-cell>
          <table:table-cell office:value-type="float" office:value="1167" table:style-name="ce6">
            <text:p>1,167</text:p>
          </table:table-cell>
          <table:table-cell table:number-columns-repeated="16380"/>
        </table:table-row>
        <table:table-row table:style-name="ro2">
          <table:table-cell office:value-type="float" office:value="1808" table:style-name="ce4">
            <text:p>1808</text:p>
          </table:table-cell>
          <table:table-cell office:value-type="string" table:style-name="ce5">
            <text:p>RETRACTOR ENDOSCOPIC 325</text:p>
          </table:table-cell>
          <table:table-cell office:value-type="float" office:value="1331.5" table:style-name="ce6">
            <text:p>1,332</text:p>
          </table:table-cell>
          <table:table-cell office:value-type="float" office:value="1331.5" table:style-name="ce6">
            <text:p>1,332</text:p>
          </table:table-cell>
          <table:table-cell table:number-columns-repeated="16380"/>
        </table:table-row>
        <table:table-row table:style-name="ro2">
          <table:table-cell office:value-type="float" office:value="1809" table:style-name="ce4">
            <text:p>1809</text:p>
          </table:table-cell>
          <table:table-cell office:value-type="string" table:style-name="ce5">
            <text:p>RETRACTOR LAPAROSCOPIC PADDLE</text:p>
          </table:table-cell>
          <table:table-cell office:value-type="float" office:value="1790" table:style-name="ce6">
            <text:p>1,790</text:p>
          </table:table-cell>
          <table:table-cell office:value-type="float" office:value="1790" table:style-name="ce6">
            <text:p>1,790</text:p>
          </table:table-cell>
          <table:table-cell table:number-columns-repeated="16380"/>
        </table:table-row>
        <table:table-row table:style-name="ro2">
          <table:table-cell office:value-type="float" office:value="1810" table:style-name="ce4">
            <text:p>1810</text:p>
          </table:table-cell>
          <table:table-cell office:value-type="string" table:style-name="ce5">
            <text:p>RETRACTOR PANNICULUS TRAXI</text:p>
          </table:table-cell>
          <table:table-cell office:value-type="float" office:value="489.5" table:style-name="ce6">
            <text:p>490</text:p>
          </table:table-cell>
          <table:table-cell office:value-type="float" office:value="489.5" table:style-name="ce6">
            <text:p>490</text:p>
          </table:table-cell>
          <table:table-cell table:number-columns-repeated="16380"/>
        </table:table-row>
        <table:table-row table:style-name="ro2">
          <table:table-cell office:value-type="float" office:value="1811" table:style-name="ce4">
            <text:p>1811</text:p>
          </table:table-cell>
          <table:table-cell office:value-type="string" table:style-name="ce5">
            <text:p>RETRACTOR/PROTCTR WND ALEXIS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1812" table:style-name="ce4">
            <text:p>1812</text:p>
          </table:table-cell>
          <table:table-cell office:value-type="string" table:style-name="ce5">
            <text:p>RETRACTOR/PROTCTR WND LRG ALEXIS</text:p>
          </table:table-cell>
          <table:table-cell office:value-type="float" office:value="312" table:style-name="ce6">
            <text:p>312</text:p>
          </table:table-cell>
          <table:table-cell office:value-type="float" office:value="312" table:style-name="ce6">
            <text:p>312</text:p>
          </table:table-cell>
          <table:table-cell table:number-columns-repeated="16380"/>
        </table:table-row>
        <table:table-row table:style-name="ro2">
          <table:table-cell office:value-type="float" office:value="1813" table:style-name="ce4">
            <text:p>1813</text:p>
          </table:table-cell>
          <table:table-cell office:value-type="string" table:style-name="ce5">
            <text:p>RETRACTOR/PROTCTR WND XSM/SM ALEXIS</text:p>
          </table:table-cell>
          <table:table-cell office:value-type="float" office:value="257.5" table:style-name="ce6">
            <text:p>258</text:p>
          </table:table-cell>
          <table:table-cell office:value-type="float" office:value="257.5" table:style-name="ce6">
            <text:p>258</text:p>
          </table:table-cell>
          <table:table-cell table:number-columns-repeated="16380"/>
        </table:table-row>
        <table:table-row table:style-name="ro2">
          <table:table-cell office:value-type="float" office:value="1814" table:style-name="ce4">
            <text:p>1814</text:p>
          </table:table-cell>
          <table:table-cell office:value-type="string" table:style-name="ce5">
            <text:p>REV OR REM IMPL SPINAL NS PG OR RECEIVER</text:p>
          </table:table-cell>
          <table:table-cell office:value-type="float" office:value="4474" table:style-name="ce6">
            <text:p>4,474</text:p>
          </table:table-cell>
          <table:table-cell office:value-type="float" office:value="4474" table:style-name="ce6">
            <text:p>4,474</text:p>
          </table:table-cell>
          <table:table-cell table:number-columns-repeated="16380"/>
        </table:table-row>
        <table:table-row table:style-name="ro2">
          <table:table-cell office:value-type="float" office:value="1815" table:style-name="ce4">
            <text:p>1815</text:p>
          </table:table-cell>
          <table:table-cell office:value-type="string" table:style-name="ce5">
            <text:p>REVISION POCKET PACEMAKER</text:p>
          </table:table-cell>
          <table:table-cell office:value-type="float" office:value="2655" table:style-name="ce6">
            <text:p>2,655</text:p>
          </table:table-cell>
          <table:table-cell office:value-type="float" office:value="2655" table:style-name="ce6">
            <text:p>2,655</text:p>
          </table:table-cell>
          <table:table-cell table:number-columns-repeated="16380"/>
        </table:table-row>
        <table:table-row table:style-name="ro2">
          <table:table-cell office:value-type="float" office:value="1816" table:style-name="ce4">
            <text:p>1816</text:p>
          </table:table-cell>
          <table:table-cell office:value-type="string" table:style-name="ce5">
            <text:p>RHEUMATOID FACTOR QUANT</text:p>
          </table:table-cell>
          <table:table-cell office:value-type="float" office:value="86" table:style-name="ce6">
            <text:p>86</text:p>
          </table:table-cell>
          <table:table-cell office:value-type="float" office:value="49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1817" table:style-name="ce4">
            <text:p>1817</text:p>
          </table:table-cell>
          <table:table-cell office:value-type="string" table:style-name="ce5">
            <text:p>ROD BRIDGING CARBON FIBER</text:p>
          </table:table-cell>
          <table:table-cell office:value-type="float" office:value="1557.5" table:style-name="ce6">
            <text:p>1,558</text:p>
          </table:table-cell>
          <table:table-cell office:value-type="float" office:value="1557.5" table:style-name="ce6">
            <text:p>1,558</text:p>
          </table:table-cell>
          <table:table-cell table:number-columns-repeated="16380"/>
        </table:table-row>
        <table:table-row table:style-name="ro2">
          <table:table-cell office:value-type="float" office:value="1818" table:style-name="ce4">
            <text:p>1818</text:p>
          </table:table-cell>
          <table:table-cell office:value-type="string" table:style-name="ce5">
            <text:p>ROD CARBON FIBER 11MMX450MM</text:p>
          </table:table-cell>
          <table:table-cell office:value-type="float" office:value="1182" table:style-name="ce6">
            <text:p>1,182</text:p>
          </table:table-cell>
          <table:table-cell office:value-type="float" office:value="1182" table:style-name="ce6">
            <text:p>1,182</text:p>
          </table:table-cell>
          <table:table-cell table:number-columns-repeated="16380"/>
        </table:table-row>
        <table:table-row table:style-name="ro2">
          <table:table-cell office:value-type="float" office:value="1819" table:style-name="ce4">
            <text:p>1819</text:p>
          </table:table-cell>
          <table:table-cell office:value-type="string" table:style-name="ce5">
            <text:p>ROD REAM BALLTIP 650MM</text:p>
          </table:table-cell>
          <table:table-cell office:value-type="float" office:value="504" table:style-name="ce6">
            <text:p>504</text:p>
          </table:table-cell>
          <table:table-cell office:value-type="float" office:value="504" table:style-name="ce6">
            <text:p>504</text:p>
          </table:table-cell>
          <table:table-cell table:number-columns-repeated="16380"/>
        </table:table-row>
        <table:table-row table:style-name="ro2">
          <table:table-cell office:value-type="float" office:value="1820" table:style-name="ce4">
            <text:p>1820</text:p>
          </table:table-cell>
          <table:table-cell office:value-type="string" table:style-name="ce5">
            <text:p>ROD REAM BALLTIP 950MM</text:p>
          </table:table-cell>
          <table:table-cell office:value-type="float" office:value="474" table:style-name="ce6">
            <text:p>474</text:p>
          </table:table-cell>
          <table:table-cell office:value-type="float" office:value="474" table:style-name="ce6">
            <text:p>474</text:p>
          </table:table-cell>
          <table:table-cell table:number-columns-repeated="16380"/>
        </table:table-row>
        <table:table-row table:style-name="ro2">
          <table:table-cell office:value-type="float" office:value="1821" table:style-name="ce4">
            <text:p>1821</text:p>
          </table:table-cell>
          <table:table-cell office:value-type="string" table:style-name="ce5">
            <text:p>ROD TO ROD COUPLING</text:p>
          </table:table-cell>
          <table:table-cell office:value-type="float" office:value="2039.5" table:style-name="ce6">
            <text:p>2,040</text:p>
          </table:table-cell>
          <table:table-cell office:value-type="float" office:value="2039.5" table:style-name="ce6">
            <text:p>2,040</text:p>
          </table:table-cell>
          <table:table-cell table:number-columns-repeated="16380"/>
        </table:table-row>
        <table:table-row table:style-name="ro2">
          <table:table-cell office:value-type="float" office:value="1822" table:style-name="ce4">
            <text:p>1822</text:p>
          </table:table-cell>
          <table:table-cell office:value-type="string" table:style-name="ce5">
            <text:p>ROTABLATOR ROTALINK</text:p>
          </table:table-cell>
          <table:table-cell office:value-type="float" office:value="6952" table:style-name="ce6">
            <text:p>6,952</text:p>
          </table:table-cell>
          <table:table-cell office:value-type="float" office:value="6952" table:style-name="ce6">
            <text:p>6,952</text:p>
          </table:table-cell>
          <table:table-cell table:number-columns-repeated="16380"/>
        </table:table-row>
        <table:table-row table:style-name="ro2">
          <table:table-cell office:value-type="float" office:value="1823" table:style-name="ce4">
            <text:p>1823</text:p>
          </table:table-cell>
          <table:table-cell office:value-type="string" table:style-name="ce5">
            <text:p>ROTAVIRUS ANTIGEN EIA</text:p>
          </table:table-cell>
          <table:table-cell office:value-type="float" office:value="146" table:style-name="ce6">
            <text:p>146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824" table:style-name="ce4">
            <text:p>1824</text:p>
          </table:table-cell>
          <table:table-cell office:value-type="string" table:style-name="ce5">
            <text:p>ROTOBLATOR BURR</text:p>
          </table:table-cell>
          <table:table-cell office:value-type="float" office:value="6618" table:style-name="ce6">
            <text:p>6,618</text:p>
          </table:table-cell>
          <table:table-cell office:value-type="float" office:value="6618" table:style-name="ce6">
            <text:p>6,618</text:p>
          </table:table-cell>
          <table:table-cell table:number-columns-repeated="16380"/>
        </table:table-row>
        <table:table-row table:style-name="ro2">
          <table:table-cell office:value-type="float" office:value="1825" table:style-name="ce4">
            <text:p>1825</text:p>
          </table:table-cell>
          <table:table-cell office:value-type="string" table:style-name="ce5">
            <text:p>RSV AG DIRECT OPTICAL</text:p>
          </table:table-cell>
          <table:table-cell office:value-type="float" office:value="146" table:style-name="ce6">
            <text:p>146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826" table:style-name="ce4">
            <text:p>1826</text:p>
          </table:table-cell>
          <table:table-cell office:value-type="string" table:style-name="ce5">
            <text:p>RUBELLA ANTIBODY IGG</text:p>
          </table:table-cell>
          <table:table-cell office:value-type="float" office:value="225" table:style-name="ce6">
            <text:p>225</text:p>
          </table:table-cell>
          <table:table-cell office:value-type="float" office:value="128.5" table:style-name="ce6">
            <text:p>129</text:p>
          </table:table-cell>
          <table:table-cell table:number-columns-repeated="16380"/>
        </table:table-row>
        <table:table-row table:style-name="ro2">
          <table:table-cell office:value-type="float" office:value="1827" table:style-name="ce4">
            <text:p>1827</text:p>
          </table:table-cell>
          <table:table-cell office:value-type="string" table:style-name="ce5">
            <text:p>RUBEOLA ANTIBODY QUAN IGG</text:p>
          </table:table-cell>
          <table:table-cell office:value-type="float" office:value="253" table:style-name="ce6">
            <text:p>253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1828" table:style-name="ce4">
            <text:p>1828</text:p>
          </table:table-cell>
          <table:table-cell office:value-type="string" table:style-name="ce5">
            <text:p>RUSSELL VIPER VENOM TIME DILUT</text:p>
          </table:table-cell>
          <table:table-cell office:value-type="float" office:value="318.5" table:style-name="ce6">
            <text:p>319</text:p>
          </table:table-cell>
          <table:table-cell office:value-type="float" office:value="182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1829" table:style-name="ce4">
            <text:p>1829</text:p>
          </table:table-cell>
          <table:table-cell office:value-type="string" table:style-name="ce5">
            <text:p>RUSSELL VIPER VENOM UNDILUTED</text:p>
          </table:table-cell>
          <table:table-cell office:value-type="float" office:value="129.5" table:style-name="ce6">
            <text:p>130</text:p>
          </table:table-cell>
          <table:table-cell office:value-type="float" office:value="74" table:style-name="ce6">
            <text:p>74</text:p>
          </table:table-cell>
          <table:table-cell table:number-columns-repeated="16380"/>
        </table:table-row>
        <table:table-row table:style-name="ro2">
          <table:table-cell office:value-type="float" office:value="1830" table:style-name="ce4">
            <text:p>1830</text:p>
          </table:table-cell>
          <table:table-cell office:value-type="string" table:style-name="ce5">
            <text:p>SAFESHEATH II PP PEELAWAY 13CM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1831" table:style-name="ce4">
            <text:p>1831</text:p>
          </table:table-cell>
          <table:table-cell office:value-type="string" table:style-name="ce5">
            <text:p>SAFESHEATH II PP PEELAWAY 23CM</text:p>
          </table:table-cell>
          <table:table-cell office:value-type="float" office:value="225" table:style-name="ce6">
            <text:p>225</text:p>
          </table:table-cell>
          <table:table-cell office:value-type="float" office:value="225" table:style-name="ce6">
            <text:p>225</text:p>
          </table:table-cell>
          <table:table-cell table:number-columns-repeated="16380"/>
        </table:table-row>
        <table:table-row table:style-name="ro2">
          <table:table-cell office:value-type="float" office:value="1832" table:style-name="ce4">
            <text:p>1832</text:p>
          </table:table-cell>
          <table:table-cell office:value-type="string" table:style-name="ce5">
            <text:p>SCD KNEE MED KENDALL</text:p>
          </table:table-cell>
          <table:table-cell office:value-type="float" office:value="130.5" table:style-name="ce6">
            <text:p>131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1833" table:style-name="ce4">
            <text:p>1833</text:p>
          </table:table-cell>
          <table:table-cell office:value-type="string" table:style-name="ce5">
            <text:p>SCISSORS CURVD MONOPOLR 420179</text:p>
          </table:table-cell>
          <table:table-cell office:value-type="float" office:value="1126.5" table:style-name="ce6">
            <text:p>1,127</text:p>
          </table:table-cell>
          <table:table-cell office:value-type="float" office:value="1126.5" table:style-name="ce6">
            <text:p>1,127</text:p>
          </table:table-cell>
          <table:table-cell table:number-columns-repeated="16380"/>
        </table:table-row>
        <table:table-row table:style-name="ro2">
          <table:table-cell office:value-type="float" office:value="1834" table:style-name="ce4">
            <text:p>1834</text:p>
          </table:table-cell>
          <table:table-cell office:value-type="string" table:style-name="ce5">
            <text:p>SCISSORS LAP DISP APPLIED MED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1835" table:style-name="ce4">
            <text:p>1835</text:p>
          </table:table-cell>
          <table:table-cell office:value-type="string" table:style-name="ce5">
            <text:p>SCULP CEMENT DISP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1836" table:style-name="ce4">
            <text:p>1836</text:p>
          </table:table-cell>
          <table:table-cell office:value-type="string" table:style-name="ce5">
            <text:p>SEAL CANNULA</text:p>
          </table:table-cell>
          <table:table-cell office:value-type="float" office:value="290" table:style-name="ce6">
            <text:p>290</text:p>
          </table:table-cell>
          <table:table-cell office:value-type="float" office:value="290" table:style-name="ce6">
            <text:p>290</text:p>
          </table:table-cell>
          <table:table-cell table:number-columns-repeated="16380"/>
        </table:table-row>
        <table:table-row table:style-name="ro2">
          <table:table-cell office:value-type="float" office:value="1837" table:style-name="ce4">
            <text:p>1837</text:p>
          </table:table-cell>
          <table:table-cell office:value-type="string" table:style-name="ce5">
            <text:p>SEAL CANNULA DISP INTUITIVE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1838" table:style-name="ce4">
            <text:p>1838</text:p>
          </table:table-cell>
          <table:table-cell office:value-type="string" table:style-name="ce5">
            <text:p>SEALER BIPOLAR AQUAMANTYS</text:p>
          </table:table-cell>
          <table:table-cell office:value-type="float" office:value="2356" table:style-name="ce6">
            <text:p>2,356</text:p>
          </table:table-cell>
          <table:table-cell office:value-type="float" office:value="2356" table:style-name="ce6">
            <text:p>2,356</text:p>
          </table:table-cell>
          <table:table-cell table:number-columns-repeated="16380"/>
        </table:table-row>
        <table:table-row table:style-name="ro2">
          <table:table-cell office:value-type="float" office:value="1839" table:style-name="ce4">
            <text:p>1839</text:p>
          </table:table-cell>
          <table:table-cell office:value-type="string" table:style-name="ce5">
            <text:p>SEALER TISSUE ENSEAL G2 SUPER</text:p>
          </table:table-cell>
          <table:table-cell office:value-type="float" office:value="2866.5" table:style-name="ce6">
            <text:p>2,867</text:p>
          </table:table-cell>
          <table:table-cell office:value-type="float" office:value="2866.5" table:style-name="ce6">
            <text:p>2,867</text:p>
          </table:table-cell>
          <table:table-cell table:number-columns-repeated="16380"/>
        </table:table-row>
        <table:table-row table:style-name="ro2">
          <table:table-cell office:value-type="float" office:value="1840" table:style-name="ce4">
            <text:p>1840</text:p>
          </table:table-cell>
          <table:table-cell office:value-type="string" table:style-name="ce5">
            <text:p>SEALER VESSEL ENDOWRIST ONE</text:p>
          </table:table-cell>
          <table:table-cell office:value-type="float" office:value="3124" table:style-name="ce6">
            <text:p>3,124</text:p>
          </table:table-cell>
          <table:table-cell office:value-type="float" office:value="3124" table:style-name="ce6">
            <text:p>3,124</text:p>
          </table:table-cell>
          <table:table-cell table:number-columns-repeated="16380"/>
        </table:table-row>
        <table:table-row table:style-name="ro2">
          <table:table-cell office:value-type="float" office:value="1841" table:style-name="ce4">
            <text:p>1841</text:p>
          </table:table-cell>
          <table:table-cell office:value-type="string" table:style-name="ce5">
            <text:p>SEDIMENTATION RATE WESTERGR</text:p>
          </table:table-cell>
          <table:table-cell office:value-type="float" office:value="73.5" table:style-name="ce6">
            <text:p>74</text:p>
          </table:table-cell>
          <table:table-cell office:value-type="float" office:value="42" table:style-name="ce6">
            <text:p>42</text:p>
          </table:table-cell>
          <table:table-cell table:number-columns-repeated="16380"/>
        </table:table-row>
        <table:table-row table:style-name="ro2">
          <table:table-cell office:value-type="float" office:value="1842" table:style-name="ce4">
            <text:p>1842</text:p>
          </table:table-cell>
          <table:table-cell office:value-type="string" table:style-name="ce5">
            <text:p>SENSOR FLOTRAC CARDIAC OUTPUT</text:p>
          </table:table-cell>
          <table:table-cell office:value-type="float" office:value="1315" table:style-name="ce6">
            <text:p>1,315</text:p>
          </table:table-cell>
          <table:table-cell office:value-type="float" office:value="1315" table:style-name="ce6">
            <text:p>1,315</text:p>
          </table:table-cell>
          <table:table-cell table:number-columns-repeated="16380"/>
        </table:table-row>
        <table:table-row table:style-name="ro2">
          <table:table-cell office:value-type="float" office:value="1843" table:style-name="ce4">
            <text:p>1843</text:p>
          </table:table-cell>
          <table:table-cell office:value-type="string" table:style-name="ce5">
            <text:p>SEROTONIN</text:p>
          </table:table-cell>
          <table:table-cell office:value-type="float" office:value="292.5" table:style-name="ce6">
            <text:p>293</text:p>
          </table:table-cell>
          <table:table-cell office:value-type="float" office:value="167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1844" table:style-name="ce4">
            <text:p>1844</text:p>
          </table:table-cell>
          <table:table-cell office:value-type="string" table:style-name="ce5">
            <text:p>SERPINA1 GENE ANALYSIS COMMON VARIANTS</text:p>
          </table:table-cell>
          <table:table-cell office:value-type="float" office:value="574" table:style-name="ce6">
            <text:p>574</text:p>
          </table:table-cell>
          <table:table-cell office:value-type="float" office:value="328" table:style-name="ce6">
            <text:p>328</text:p>
          </table:table-cell>
          <table:table-cell table:number-columns-repeated="16380"/>
        </table:table-row>
        <table:table-row table:style-name="ro2">
          <table:table-cell office:value-type="float" office:value="1845" table:style-name="ce4">
            <text:p>1845</text:p>
          </table:table-cell>
          <table:table-cell office:value-type="string" table:style-name="ce5">
            <text:p>SET 11397 SECONDARY PB VENTED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table:number-columns-repeated="16380"/>
        </table:table-row>
        <table:table-row table:style-name="ro2">
          <table:table-cell office:value-type="float" office:value="1846" table:style-name="ce4">
            <text:p>1846</text:p>
          </table:table-cell>
          <table:table-cell office:value-type="string" table:style-name="ce5">
            <text:p>SET 4620 EXT SET 20 INCHES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table:number-columns-repeated="16380"/>
        </table:table-row>
        <table:table-row table:style-name="ro2">
          <table:table-cell office:value-type="float" office:value="1847" table:style-name="ce4">
            <text:p>1847</text:p>
          </table:table-cell>
          <table:table-cell office:value-type="string" table:style-name="ce5">
            <text:p>SET 6460 MICROBORE</text:p>
          </table:table-cell>
          <table:table-cell office:value-type="float" office:value="19.5" table:style-name="ce6">
            <text:p>20</text:p>
          </table:table-cell>
          <table:table-cell office:value-type="float" office:value="19.5" table:style-name="ce6">
            <text:p>20</text:p>
          </table:table-cell>
          <table:table-cell table:number-columns-repeated="16380"/>
        </table:table-row>
        <table:table-row table:style-name="ro2">
          <table:table-cell office:value-type="float" office:value="1848" table:style-name="ce4">
            <text:p>1848</text:p>
          </table:table-cell>
          <table:table-cell office:value-type="string" table:style-name="ce5">
            <text:p>SET DIAL-A-FLO EXT CLAVE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1849" table:style-name="ce4">
            <text:p>1849</text:p>
          </table:table-cell>
          <table:table-cell office:value-type="string" table:style-name="ce5">
            <text:p>SET HANDPIECE SURGILAV</text:p>
          </table:table-cell>
          <table:table-cell office:value-type="float" office:value="337" table:style-name="ce6">
            <text:p>337</text:p>
          </table:table-cell>
          <table:table-cell office:value-type="float" office:value="337" table:style-name="ce6">
            <text:p>337</text:p>
          </table:table-cell>
          <table:table-cell table:number-columns-repeated="16380"/>
        </table:table-row>
        <table:table-row table:style-name="ro2">
          <table:table-cell office:value-type="float" office:value="1850" table:style-name="ce4">
            <text:p>1850</text:p>
          </table:table-cell>
          <table:table-cell office:value-type="string" table:style-name="ce5">
            <text:p>SET INTRODUCER</text:p>
          </table:table-cell>
          <table:table-cell office:value-type="float" office:value="335" table:style-name="ce6">
            <text:p>335</text:p>
          </table:table-cell>
          <table:table-cell office:value-type="float" office:value="335" table:style-name="ce6">
            <text:p>335</text:p>
          </table:table-cell>
          <table:table-cell table:number-columns-repeated="16380"/>
        </table:table-row>
        <table:table-row table:style-name="ro2">
          <table:table-cell office:value-type="float" office:value="1851" table:style-name="ce4">
            <text:p>1851</text:p>
          </table:table-cell>
          <table:table-cell office:value-type="string" table:style-name="ce5">
            <text:p>SET INTRODUCER MICROPUNCTURE</text:p>
          </table:table-cell>
          <table:table-cell office:value-type="float" office:value="197.5" table:style-name="ce6">
            <text:p>198</text:p>
          </table:table-cell>
          <table:table-cell office:value-type="float" office:value="197.5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1852" table:style-name="ce4">
            <text:p>1852</text:p>
          </table:table-cell>
          <table:table-cell office:value-type="string" table:style-name="ce5">
            <text:p>SET IRRIGATION TUBE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1853" table:style-name="ce4">
            <text:p>1853</text:p>
          </table:table-cell>
          <table:table-cell office:value-type="string" table:style-name="ce5">
            <text:p>SET IRRIGATION TUR 4 LEAD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table:number-columns-repeated="16380"/>
        </table:table-row>
        <table:table-row table:style-name="ro2">
          <table:table-cell office:value-type="float" office:value="1854" table:style-name="ce4">
            <text:p>1854</text:p>
          </table:table-cell>
          <table:table-cell office:value-type="string" table:style-name="ce5">
            <text:p>SET MICRO PUNCTURE</text:p>
          </table:table-cell>
          <table:table-cell office:value-type="float" office:value="160" table:style-name="ce6">
            <text:p>160</text:p>
          </table:table-cell>
          <table:table-cell office:value-type="float" office:value="160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1855" table:style-name="ce4">
            <text:p>1855</text:p>
          </table:table-cell>
          <table:table-cell office:value-type="string" table:style-name="ce5">
            <text:p>SET MICRO TERUMO</text:p>
          </table:table-cell>
          <table:table-cell office:value-type="float" office:value="304.5" table:style-name="ce6">
            <text:p>305</text:p>
          </table:table-cell>
          <table:table-cell office:value-type="float" office:value="304.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1856" table:style-name="ce4">
            <text:p>1856</text:p>
          </table:table-cell>
          <table:table-cell office:value-type="string" table:style-name="ce5">
            <text:p>SET MICROBORE EXT 8IN CLAVE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table:number-columns-repeated="16380"/>
        </table:table-row>
        <table:table-row table:style-name="ro2">
          <table:table-cell office:value-type="float" office:value="1857" table:style-name="ce4">
            <text:p>1857</text:p>
          </table:table-cell>
          <table:table-cell office:value-type="string" table:style-name="ce5">
            <text:p>SET MICROPUNCTURE</text:p>
          </table:table-cell>
          <table:table-cell office:value-type="float" office:value="422.5" table:style-name="ce6">
            <text:p>423</text:p>
          </table:table-cell>
          <table:table-cell office:value-type="float" office:value="422.5" table:style-name="ce6">
            <text:p>423</text:p>
          </table:table-cell>
          <table:table-cell table:number-columns-repeated="16380"/>
        </table:table-row>
        <table:table-row table:style-name="ro2">
          <table:table-cell office:value-type="float" office:value="1858" table:style-name="ce4">
            <text:p>1858</text:p>
          </table:table-cell>
          <table:table-cell office:value-type="string" table:style-name="ce5">
            <text:p>SET MICROPUNCTURE ACCESS W/ECHOTIP</text:p>
          </table:table-cell>
          <table:table-cell office:value-type="float" office:value="335.5" table:style-name="ce6">
            <text:p>336</text:p>
          </table:table-cell>
          <table:table-cell office:value-type="float" office:value="335.5" table:style-name="ce6">
            <text:p>336</text:p>
          </table:table-cell>
          <table:table-cell table:number-columns-repeated="16380"/>
        </table:table-row>
        <table:table-row table:style-name="ro2">
          <table:table-cell office:value-type="float" office:value="1859" table:style-name="ce4">
            <text:p>1859</text:p>
          </table:table-cell>
          <table:table-cell office:value-type="string" table:style-name="ce5">
            <text:p>SET PCA 3559</text:p>
          </table:table-cell>
          <table:table-cell office:value-type="float" office:value="36.5" table:style-name="ce6">
            <text:p>37</text:p>
          </table:table-cell>
          <table:table-cell office:value-type="float" office:value="36.5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1860" table:style-name="ce4">
            <text:p>1860</text:p>
          </table:table-cell>
          <table:table-cell office:value-type="string" table:style-name="ce5">
            <text:p>SET PCA PUMP ALARIS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table:number-columns-repeated="16380"/>
        </table:table-row>
        <table:table-row table:style-name="ro2">
          <table:table-cell office:value-type="float" office:value="1861" table:style-name="ce4">
            <text:p>1861</text:p>
          </table:table-cell>
          <table:table-cell office:value-type="string" table:style-name="ce5">
            <text:p>SET PRIMARY 1Y CLAVE</text:p>
          </table:table-cell>
          <table:table-cell office:value-type="float" office:value="19.5" table:style-name="ce6">
            <text:p>20</text:p>
          </table:table-cell>
          <table:table-cell office:value-type="float" office:value="19.5" table:style-name="ce6">
            <text:p>20</text:p>
          </table:table-cell>
          <table:table-cell table:number-columns-repeated="16380"/>
        </table:table-row>
        <table:table-row table:style-name="ro2">
          <table:table-cell office:value-type="float" office:value="1862" table:style-name="ce4">
            <text:p>1862</text:p>
          </table:table-cell>
          <table:table-cell office:value-type="string" table:style-name="ce5">
            <text:p>SET PRIMARY 3Y CLAVE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table:number-columns-repeated="16380"/>
        </table:table-row>
        <table:table-row table:style-name="ro2">
          <table:table-cell office:value-type="float" office:value="1863" table:style-name="ce4">
            <text:p>1863</text:p>
          </table:table-cell>
          <table:table-cell office:value-type="string" table:style-name="ce5">
            <text:p>SET PRIMARY MICRO CLAVE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number-columns-repeated="16380"/>
        </table:table-row>
        <table:table-row table:style-name="ro2">
          <table:table-cell office:value-type="float" office:value="1864" table:style-name="ce4">
            <text:p>1864</text:p>
          </table:table-cell>
          <table:table-cell office:value-type="string" table:style-name="ce5">
            <text:p>SET PRIMARY PLUM CLAVE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1865" table:style-name="ce4">
            <text:p>1865</text:p>
          </table:table-cell>
          <table:table-cell office:value-type="string" table:style-name="ce5">
            <text:p>SET PRIMARY W/CHECK VALV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table:number-columns-repeated="16380"/>
        </table:table-row>
        <table:table-row table:style-name="ro2">
          <table:table-cell office:value-type="float" office:value="1866" table:style-name="ce4">
            <text:p>1866</text:p>
          </table:table-cell>
          <table:table-cell office:value-type="string" table:style-name="ce5">
            <text:p>SET PROBE LITHOTRIPTOR DISP</text:p>
          </table:table-cell>
          <table:table-cell office:value-type="float" office:value="5830.5" table:style-name="ce6">
            <text:p>5,831</text:p>
          </table:table-cell>
          <table:table-cell office:value-type="float" office:value="5830.5" table:style-name="ce6">
            <text:p>5,831</text:p>
          </table:table-cell>
          <table:table-cell table:number-columns-repeated="16380"/>
        </table:table-row>
        <table:table-row table:style-name="ro2">
          <table:table-cell office:value-type="float" office:value="1867" table:style-name="ce4">
            <text:p>1867</text:p>
          </table:table-cell>
          <table:table-cell office:value-type="string" table:style-name="ce5">
            <text:p>SET PUMP LOW SORBING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1868" table:style-name="ce4">
            <text:p>1868</text:p>
          </table:table-cell>
          <table:table-cell office:value-type="string" table:style-name="ce5">
            <text:p>SET PUMP SYRINGE MODULE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table:number-columns-repeated="16380"/>
        </table:table-row>
        <table:table-row table:style-name="ro2">
          <table:table-cell office:value-type="float" office:value="1869" table:style-name="ce4">
            <text:p>1869</text:p>
          </table:table-cell>
          <table:table-cell office:value-type="string" table:style-name="ce5">
            <text:p>SET PUMP W/FILTER CHECK VALVE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table:number-columns-repeated="16380"/>
        </table:table-row>
        <table:table-row table:style-name="ro2">
          <table:table-cell office:value-type="float" office:value="1870" table:style-name="ce4">
            <text:p>1870</text:p>
          </table:table-cell>
          <table:table-cell office:value-type="string" table:style-name="ce5">
            <text:p>SEX HORMONE BINDING GLOBULIN Q</text:p>
          </table:table-cell>
          <table:table-cell office:value-type="float" office:value="263.5" table:style-name="ce6">
            <text:p>264</text:p>
          </table:table-cell>
          <table:table-cell office:value-type="float" office:value="150.5" table:style-name="ce6">
            <text:p>151</text:p>
          </table:table-cell>
          <table:table-cell table:number-columns-repeated="16380"/>
        </table:table-row>
        <table:table-row table:style-name="ro2">
          <table:table-cell office:value-type="float" office:value="1871" table:style-name="ce4">
            <text:p>1871</text:p>
          </table:table-cell>
          <table:table-cell office:value-type="string" table:style-name="ce5">
            <text:p>SHEARS COAGULATING 850</text:p>
          </table:table-cell>
          <table:table-cell office:value-type="float" office:value="1835.5" table:style-name="ce6">
            <text:p>1,836</text:p>
          </table:table-cell>
          <table:table-cell office:value-type="float" office:value="1835.5" table:style-name="ce6">
            <text:p>1,836</text:p>
          </table:table-cell>
          <table:table-cell table:number-columns-repeated="16380"/>
        </table:table-row>
        <table:table-row table:style-name="ro2">
          <table:table-cell office:value-type="float" office:value="1872" table:style-name="ce4">
            <text:p>1872</text:p>
          </table:table-cell>
          <table:table-cell office:value-type="string" table:style-name="ce5">
            <text:p>SHEARS COAGULATING HARMONIC</text:p>
          </table:table-cell>
          <table:table-cell office:value-type="float" office:value="2579.5" table:style-name="ce6">
            <text:p>2,580</text:p>
          </table:table-cell>
          <table:table-cell office:value-type="float" office:value="2579.5" table:style-name="ce6">
            <text:p>2,580</text:p>
          </table:table-cell>
          <table:table-cell table:number-columns-repeated="16380"/>
        </table:table-row>
        <table:table-row table:style-name="ro2">
          <table:table-cell office:value-type="float" office:value="1873" table:style-name="ce4">
            <text:p>1873</text:p>
          </table:table-cell>
          <table:table-cell office:value-type="string" table:style-name="ce5">
            <text:p>SHEARS CURVD ACE HARMONIC 36CM</text:p>
          </table:table-cell>
          <table:table-cell office:value-type="float" office:value="1198" table:style-name="ce6">
            <text:p>1,198</text:p>
          </table:table-cell>
          <table:table-cell office:value-type="float" office:value="1198" table:style-name="ce6">
            <text:p>1,198</text:p>
          </table:table-cell>
          <table:table-cell table:number-columns-repeated="16380"/>
        </table:table-row>
        <table:table-row table:style-name="ro2">
          <table:table-cell office:value-type="float" office:value="1874" table:style-name="ce4">
            <text:p>1874</text:p>
          </table:table-cell>
          <table:table-cell office:value-type="string" table:style-name="ce5">
            <text:p>SHEARS CURVED COAG HARMONIC</text:p>
          </table:table-cell>
          <table:table-cell office:value-type="float" office:value="1777.5" table:style-name="ce6">
            <text:p>1,778</text:p>
          </table:table-cell>
          <table:table-cell office:value-type="float" office:value="1777.5" table:style-name="ce6">
            <text:p>1,778</text:p>
          </table:table-cell>
          <table:table-cell table:number-columns-repeated="16380"/>
        </table:table-row>
        <table:table-row table:style-name="ro2">
          <table:table-cell office:value-type="float" office:value="1875" table:style-name="ce4">
            <text:p>1875</text:p>
          </table:table-cell>
          <table:table-cell office:value-type="string" table:style-name="ce5">
            <text:p>SHEARS HARMONIC FOCUS CRVD</text:p>
          </table:table-cell>
          <table:table-cell office:value-type="float" office:value="1198" table:style-name="ce6">
            <text:p>1,198</text:p>
          </table:table-cell>
          <table:table-cell office:value-type="float" office:value="1198" table:style-name="ce6">
            <text:p>1,198</text:p>
          </table:table-cell>
          <table:table-cell table:number-columns-repeated="16380"/>
        </table:table-row>
        <table:table-row table:style-name="ro2">
          <table:table-cell office:value-type="float" office:value="1876" table:style-name="ce4">
            <text:p>1876</text:p>
          </table:table-cell>
          <table:table-cell office:value-type="string" table:style-name="ce5">
            <text:p>SHEATH ANSEL GUIDING</text:p>
          </table:table-cell>
          <table:table-cell office:value-type="float" office:value="428" table:style-name="ce6">
            <text:p>428</text:p>
          </table:table-cell>
          <table:table-cell office:value-type="float" office:value="428" table:style-name="ce6">
            <text:p>428</text:p>
          </table:table-cell>
          <table:table-cell table:number-columns-repeated="16380"/>
        </table:table-row>
        <table:table-row table:style-name="ro2">
          <table:table-cell office:value-type="float" office:value="1877" table:style-name="ce4">
            <text:p>1877</text:p>
          </table:table-cell>
          <table:table-cell office:value-type="string" table:style-name="ce5">
            <text:p>SHEATH AVANTI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table:number-columns-repeated="16380"/>
        </table:table-row>
        <table:table-row table:style-name="ro2">
          <table:table-cell office:value-type="float" office:value="1878" table:style-name="ce4">
            <text:p>1878</text:p>
          </table:table-cell>
          <table:table-cell office:value-type="string" table:style-name="ce5">
            <text:p>SHEATH CORDIS 7FR 55CM</text:p>
          </table:table-cell>
          <table:table-cell office:value-type="float" office:value="355.5" table:style-name="ce6">
            <text:p>356</text:p>
          </table:table-cell>
          <table:table-cell office:value-type="float" office:value="355.5" table:style-name="ce6">
            <text:p>356</text:p>
          </table:table-cell>
          <table:table-cell table:number-columns-repeated="16380"/>
        </table:table-row>
        <table:table-row table:style-name="ro2">
          <table:table-cell office:value-type="float" office:value="1879" table:style-name="ce4">
            <text:p>1879</text:p>
          </table:table-cell>
          <table:table-cell office:value-type="string" table:style-name="ce5">
            <text:p>SHEATH DAIG FAST CATH</text:p>
          </table:table-cell>
          <table:table-cell office:value-type="float" office:value="344" table:style-name="ce6">
            <text:p>344</text:p>
          </table:table-cell>
          <table:table-cell office:value-type="float" office:value="344" table:style-name="ce6">
            <text:p>344</text:p>
          </table:table-cell>
          <table:table-cell table:number-columns-repeated="16380"/>
        </table:table-row>
        <table:table-row table:style-name="ro2">
          <table:table-cell office:value-type="float" office:value="1880" table:style-name="ce4">
            <text:p>1880</text:p>
          </table:table-cell>
          <table:table-cell office:value-type="string" table:style-name="ce5">
            <text:p>SHEATH DESTINATION</text:p>
          </table:table-cell>
          <table:table-cell office:value-type="float" office:value="517" table:style-name="ce6">
            <text:p>517</text:p>
          </table:table-cell>
          <table:table-cell office:value-type="float" office:value="517" table:style-name="ce6">
            <text:p>517</text:p>
          </table:table-cell>
          <table:table-cell table:number-columns-repeated="16380"/>
        </table:table-row>
        <table:table-row table:style-name="ro2">
          <table:table-cell office:value-type="float" office:value="1881" table:style-name="ce4">
            <text:p>1881</text:p>
          </table:table-cell>
          <table:table-cell office:value-type="string" table:style-name="ce5">
            <text:p>SHEATH FLEXOR CHECK FLO INTROD</text:p>
          </table:table-cell>
          <table:table-cell office:value-type="float" office:value="327" table:style-name="ce6">
            <text:p>327</text:p>
          </table:table-cell>
          <table:table-cell office:value-type="float" office:value="327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1882" table:style-name="ce4">
            <text:p>1882</text:p>
          </table:table-cell>
          <table:table-cell office:value-type="string" table:style-name="ce5">
            <text:p>SHEATH INTRODUCER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1883" table:style-name="ce4">
            <text:p>1883</text:p>
          </table:table-cell>
          <table:table-cell office:value-type="string" table:style-name="ce5">
            <text:p>SHEATH INTRODUCER 60</text:p>
          </table:table-cell>
          <table:table-cell office:value-type="float" office:value="290" table:style-name="ce6">
            <text:p>290</text:p>
          </table:table-cell>
          <table:table-cell office:value-type="float" office:value="290" table:style-name="ce6">
            <text:p>290</text:p>
          </table:table-cell>
          <table:table-cell table:number-columns-repeated="16380"/>
        </table:table-row>
        <table:table-row table:style-name="ro2">
          <table:table-cell office:value-type="float" office:value="1884" table:style-name="ce4">
            <text:p>1884</text:p>
          </table:table-cell>
          <table:table-cell office:value-type="string" table:style-name="ce5">
            <text:p>SHEATH INTRODUCER CORDIS</text:p>
          </table:table-cell>
          <table:table-cell office:value-type="float" office:value="417" table:style-name="ce6">
            <text:p>417</text:p>
          </table:table-cell>
          <table:table-cell office:value-type="float" office:value="417" table:style-name="ce6">
            <text:p>417</text:p>
          </table:table-cell>
          <table:table-cell table:number-columns-repeated="16380"/>
        </table:table-row>
        <table:table-row table:style-name="ro2">
          <table:table-cell office:value-type="float" office:value="1885" table:style-name="ce4">
            <text:p>1885</text:p>
          </table:table-cell>
          <table:table-cell office:value-type="string" table:style-name="ce5">
            <text:p>SHEATH KIT ARROW AK-09810</text:p>
          </table:table-cell>
          <table:table-cell office:value-type="float" office:value="182" table:style-name="ce6">
            <text:p>182</text:p>
          </table:table-cell>
          <table:table-cell office:value-type="float" office:value="182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1886" table:style-name="ce4">
            <text:p>1886</text:p>
          </table:table-cell>
          <table:table-cell office:value-type="string" table:style-name="ce5">
            <text:p>SHEATH PERFORMER INTRODUCER</text:p>
          </table:table-cell>
          <table:table-cell office:value-type="float" office:value="823" table:style-name="ce6">
            <text:p>823</text:p>
          </table:table-cell>
          <table:table-cell office:value-type="float" office:value="823" table:style-name="ce6">
            <text:p>823</text:p>
          </table:table-cell>
          <table:table-cell table:number-columns-repeated="16380"/>
        </table:table-row>
        <table:table-row table:style-name="ro2">
          <table:table-cell office:value-type="float" office:value="1887" table:style-name="ce4">
            <text:p>1887</text:p>
          </table:table-cell>
          <table:table-cell office:value-type="string" table:style-name="ce5">
            <text:p>SHEATH RADIAL TERUMO 5FR/6FR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1888" table:style-name="ce4">
            <text:p>1888</text:p>
          </table:table-cell>
          <table:table-cell office:value-type="string" table:style-name="ce5">
            <text:p>SHEATH STEERABLE</text:p>
          </table:table-cell>
          <table:table-cell office:value-type="float" office:value="3019" table:style-name="ce6">
            <text:p>3,019</text:p>
          </table:table-cell>
          <table:table-cell office:value-type="float" office:value="3019" table:style-name="ce6">
            <text:p>3,019</text:p>
          </table:table-cell>
          <table:table-cell table:number-columns-repeated="16380"/>
        </table:table-row>
        <table:table-row table:style-name="ro2">
          <table:table-cell office:value-type="float" office:value="1889" table:style-name="ce4">
            <text:p>1889</text:p>
          </table:table-cell>
          <table:table-cell office:value-type="string" table:style-name="ce5">
            <text:p>SHEATH URETERAL 13/15FR 36CM</text:p>
          </table:table-cell>
          <table:table-cell office:value-type="float" office:value="643.5" table:style-name="ce6">
            <text:p>644</text:p>
          </table:table-cell>
          <table:table-cell office:value-type="float" office:value="643.5" table:style-name="ce6">
            <text:p>644</text:p>
          </table:table-cell>
          <table:table-cell table:number-columns-repeated="16380"/>
        </table:table-row>
        <table:table-row table:style-name="ro2">
          <table:table-cell office:value-type="float" office:value="1890" table:style-name="ce4">
            <text:p>1890</text:p>
          </table:table-cell>
          <table:table-cell office:value-type="string" table:style-name="ce5">
            <text:p>SHEATH URETERAL ACCESS AQUAGID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1891" table:style-name="ce4">
            <text:p>1891</text:p>
          </table:table-cell>
          <table:table-cell office:value-type="string" table:style-name="ce5">
            <text:p>SHEATH URETERAL ACCESS NAVIG</text:p>
          </table:table-cell>
          <table:table-cell office:value-type="float" office:value="686" table:style-name="ce6">
            <text:p>686</text:p>
          </table:table-cell>
          <table:table-cell office:value-type="float" office:value="686" table:style-name="ce6">
            <text:p>686</text:p>
          </table:table-cell>
          <table:table-cell table:number-columns-repeated="16380"/>
        </table:table-row>
        <table:table-row table:style-name="ro2">
          <table:table-cell office:value-type="float" office:value="1892" table:style-name="ce4">
            <text:p>1892</text:p>
          </table:table-cell>
          <table:table-cell office:value-type="string" table:style-name="ce5">
            <text:p>SHEATH URETERL ACCESS NAVIGATR</text:p>
          </table:table-cell>
          <table:table-cell office:value-type="float" office:value="707.5" table:style-name="ce6">
            <text:p>708</text:p>
          </table:table-cell>
          <table:table-cell office:value-type="float" office:value="707.5" table:style-name="ce6">
            <text:p>708</text:p>
          </table:table-cell>
          <table:table-cell table:number-columns-repeated="16380"/>
        </table:table-row>
        <table:table-row table:style-name="ro2">
          <table:table-cell office:value-type="float" office:value="1893" table:style-name="ce4">
            <text:p>1893</text:p>
          </table:table-cell>
          <table:table-cell office:value-type="string" table:style-name="ce5">
            <text:p>SHEET REPLACEMENT AIR TAP</text:p>
          </table:table-cell>
          <table:table-cell office:value-type="float" office:value="890.5" table:style-name="ce6">
            <text:p>891</text:p>
          </table:table-cell>
          <table:table-cell office:value-type="float" office:value="890.5" table:style-name="ce6">
            <text:p>891</text:p>
          </table:table-cell>
          <table:table-cell table:number-columns-repeated="16380"/>
        </table:table-row>
        <table:table-row table:style-name="ro2">
          <table:table-cell office:value-type="float" office:value="1894" table:style-name="ce4">
            <text:p>1894</text:p>
          </table:table-cell>
          <table:table-cell office:value-type="string" table:style-name="ce5">
            <text:p>SHELL ACETAB TRITANIUM</text:p>
          </table:table-cell>
          <table:table-cell office:value-type="float" office:value="10127" table:style-name="ce6">
            <text:p>10,127</text:p>
          </table:table-cell>
          <table:table-cell office:value-type="float" office:value="10127" table:style-name="ce6">
            <text:p>10,127</text:p>
          </table:table-cell>
          <table:table-cell table:number-columns-repeated="16380"/>
        </table:table-row>
        <table:table-row table:style-name="ro2">
          <table:table-cell office:value-type="float" office:value="1895" table:style-name="ce4">
            <text:p>1895</text:p>
          </table:table-cell>
          <table:table-cell office:value-type="string" table:style-name="ce5">
            <text:p>SHELL VIAL W/STAIN</text:p>
          </table:table-cell>
          <table:table-cell office:value-type="float" office:value="237" table:style-name="ce6">
            <text:p>237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1896" table:style-name="ce4">
            <text:p>1896</text:p>
          </table:table-cell>
          <table:table-cell office:value-type="string" table:style-name="ce5">
            <text:p>SHOE CAST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table:number-columns-repeated="16380"/>
        </table:table-row>
        <table:table-row table:style-name="ro2">
          <table:table-cell office:value-type="float" office:value="1897" table:style-name="ce4">
            <text:p>1897</text:p>
          </table:table-cell>
          <table:table-cell office:value-type="string" table:style-name="ce5">
            <text:p>SHOE FRACTURE ALL SIZES</text:p>
          </table:table-cell>
          <table:table-cell office:value-type="float" office:value="282.5" table:style-name="ce6">
            <text:p>283</text:p>
          </table:table-cell>
          <table:table-cell office:value-type="float" office:value="282.5" table:style-name="ce6">
            <text:p>283</text:p>
          </table:table-cell>
          <table:table-cell table:number-columns-repeated="16380"/>
        </table:table-row>
        <table:table-row table:style-name="ro2">
          <table:table-cell office:value-type="float" office:value="1898" table:style-name="ce4">
            <text:p>1898</text:p>
          </table:table-cell>
          <table:table-cell office:value-type="string" table:style-name="ce5">
            <text:p>SHUNT CAROTID 60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1899" table:style-name="ce4">
            <text:p>1899</text:p>
          </table:table-cell>
          <table:table-cell office:value-type="string" table:style-name="ce5">
            <text:p>SIDEARM ADAPTOR TUOHY-BORST</text:p>
          </table:table-cell>
          <table:table-cell office:value-type="float" office:value="82.5" table:style-name="ce6">
            <text:p>83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1900" table:style-name="ce4">
            <text:p>1900</text:p>
          </table:table-cell>
          <table:table-cell office:value-type="string" table:style-name="ce5">
            <text:p>SIGMOID W/ BAND LIGATION</text:p>
          </table:table-cell>
          <table:table-cell office:value-type="float" office:value="2683" table:style-name="ce6">
            <text:p>2,683</text:p>
          </table:table-cell>
          <table:table-cell office:value-type="float" office:value="2683" table:style-name="ce6">
            <text:p>2,683</text:p>
          </table:table-cell>
          <table:table-cell table:number-columns-repeated="16380"/>
        </table:table-row>
        <table:table-row table:style-name="ro2">
          <table:table-cell office:value-type="float" office:value="1901" table:style-name="ce4">
            <text:p>1901</text:p>
          </table:table-cell>
          <table:table-cell office:value-type="string" table:style-name="ce5">
            <text:p>SIGMOIDOSCOPY</text:p>
          </table:table-cell>
          <table:table-cell office:value-type="float" office:value="1486.5" table:style-name="ce6">
            <text:p>1,487</text:p>
          </table:table-cell>
          <table:table-cell office:value-type="float" office:value="1486.5" table:style-name="ce6">
            <text:p>1,487</text:p>
          </table:table-cell>
          <table:table-cell table:number-columns-repeated="16380"/>
        </table:table-row>
        <table:table-row table:style-name="ro2">
          <table:table-cell office:value-type="float" office:value="1902" table:style-name="ce4">
            <text:p>1902</text:p>
          </table:table-cell>
          <table:table-cell office:value-type="string" table:style-name="ce5">
            <text:p>SIGMOIDOSCOPY W/ABLATION</text:p>
          </table:table-cell>
          <table:table-cell office:value-type="float" office:value="3344.5" table:style-name="ce6">
            <text:p>3,345</text:p>
          </table:table-cell>
          <table:table-cell office:value-type="float" office:value="3344.5" table:style-name="ce6">
            <text:p>3,345</text:p>
          </table:table-cell>
          <table:table-cell table:number-columns-repeated="16380"/>
        </table:table-row>
        <table:table-row table:style-name="ro2">
          <table:table-cell office:value-type="float" office:value="1903" table:style-name="ce4">
            <text:p>1903</text:p>
          </table:table-cell>
          <table:table-cell office:value-type="string" table:style-name="ce5">
            <text:p>SIGMOIDOSCOPY W/BALLOON DIL</text:p>
          </table:table-cell>
          <table:table-cell office:value-type="float" office:value="2042.5" table:style-name="ce6">
            <text:p>2,043</text:p>
          </table:table-cell>
          <table:table-cell office:value-type="float" office:value="2042.5" table:style-name="ce6">
            <text:p>2,043</text:p>
          </table:table-cell>
          <table:table-cell table:number-columns-repeated="16380"/>
        </table:table-row>
        <table:table-row table:style-name="ro2">
          <table:table-cell office:value-type="float" office:value="1904" table:style-name="ce4">
            <text:p>1904</text:p>
          </table:table-cell>
          <table:table-cell office:value-type="string" table:style-name="ce5">
            <text:p>SIGMOIDOSCOPY W/BIOPSY</text:p>
          </table:table-cell>
          <table:table-cell office:value-type="float" office:value="1903.5" table:style-name="ce6">
            <text:p>1,904</text:p>
          </table:table-cell>
          <table:table-cell office:value-type="float" office:value="1903.5" table:style-name="ce6">
            <text:p>1,904</text:p>
          </table:table-cell>
          <table:table-cell table:number-columns-repeated="16380"/>
        </table:table-row>
        <table:table-row table:style-name="ro2">
          <table:table-cell office:value-type="float" office:value="1905" table:style-name="ce4">
            <text:p>1905</text:p>
          </table:table-cell>
          <table:table-cell office:value-type="string" table:style-name="ce5">
            <text:p>SIGMOIDOSCOPY W/CONTROL BLEED</text:p>
          </table:table-cell>
          <table:table-cell office:value-type="float" office:value="2600.5" table:style-name="ce6">
            <text:p>2,601</text:p>
          </table:table-cell>
          <table:table-cell office:value-type="float" office:value="2600.5" table:style-name="ce6">
            <text:p>2,601</text:p>
          </table:table-cell>
          <table:table-cell table:number-columns-repeated="16380"/>
        </table:table-row>
        <table:table-row table:style-name="ro2">
          <table:table-cell office:value-type="float" office:value="1906" table:style-name="ce4">
            <text:p>1906</text:p>
          </table:table-cell>
          <table:table-cell office:value-type="string" table:style-name="ce5">
            <text:p>SIGMOIDOSCOPY W/REMOVE BYSNARE</text:p>
          </table:table-cell>
          <table:table-cell office:value-type="float" office:value="2316.5" table:style-name="ce6">
            <text:p>2,317</text:p>
          </table:table-cell>
          <table:table-cell office:value-type="float" office:value="2316.5" table:style-name="ce6">
            <text:p>2,317</text:p>
          </table:table-cell>
          <table:table-cell table:number-columns-repeated="16380"/>
        </table:table-row>
        <table:table-row table:style-name="ro2">
          <table:table-cell office:value-type="float" office:value="1907" table:style-name="ce4">
            <text:p>1907</text:p>
          </table:table-cell>
          <table:table-cell office:value-type="string" table:style-name="ce5">
            <text:p>SLEEVE 12MM APPLIED MEDICAL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1908" table:style-name="ce4">
            <text:p>1908</text:p>
          </table:table-cell>
          <table:table-cell office:value-type="string" table:style-name="ce5">
            <text:p>SLEEVE 5MM ENDOPATH</text:p>
          </table:table-cell>
          <table:table-cell office:value-type="float" office:value="206.5" table:style-name="ce6">
            <text:p>207</text:p>
          </table:table-cell>
          <table:table-cell office:value-type="float" office:value="206.5" table:style-name="ce6">
            <text:p>207</text:p>
          </table:table-cell>
          <table:table-cell table:number-columns-repeated="16380"/>
        </table:table-row>
        <table:table-row table:style-name="ro2">
          <table:table-cell office:value-type="float" office:value="1909" table:style-name="ce4">
            <text:p>1909</text:p>
          </table:table-cell>
          <table:table-cell office:value-type="string" table:style-name="ce5">
            <text:p>SLEEVE OUTER PROTECTION STER</text:p>
          </table:table-cell>
          <table:table-cell office:value-type="float" office:value="483.5" table:style-name="ce6">
            <text:p>484</text:p>
          </table:table-cell>
          <table:table-cell office:value-type="float" office:value="483.5" table:style-name="ce6">
            <text:p>484</text:p>
          </table:table-cell>
          <table:table-cell table:number-columns-repeated="16380"/>
        </table:table-row>
        <table:table-row table:style-name="ro2">
          <table:table-cell office:value-type="float" office:value="1910" table:style-name="ce4">
            <text:p>1910</text:p>
          </table:table-cell>
          <table:table-cell office:value-type="string" table:style-name="ce5">
            <text:p>SLEEVE SCD ALL SIZES</text:p>
          </table:table-cell>
          <table:table-cell office:value-type="float" office:value="315.5" table:style-name="ce6">
            <text:p>316</text:p>
          </table:table-cell>
          <table:table-cell office:value-type="float" office:value="315.5" table:style-name="ce6">
            <text:p>316</text:p>
          </table:table-cell>
          <table:table-cell table:number-columns-repeated="16380"/>
        </table:table-row>
        <table:table-row table:style-name="ro2">
          <table:table-cell office:value-type="float" office:value="1911" table:style-name="ce4">
            <text:p>1911</text:p>
          </table:table-cell>
          <table:table-cell office:value-type="string" table:style-name="ce5">
            <text:p>SLEEVE SCD LARGE KAMBIA</text:p>
          </table:table-cell>
          <table:table-cell office:value-type="float" office:value="338.5" table:style-name="ce6">
            <text:p>339</text:p>
          </table:table-cell>
          <table:table-cell office:value-type="float" office:value="338.5" table:style-name="ce6">
            <text:p>339</text:p>
          </table:table-cell>
          <table:table-cell table:number-columns-repeated="16380"/>
        </table:table-row>
        <table:table-row table:style-name="ro2">
          <table:table-cell office:value-type="float" office:value="1912" table:style-name="ce4">
            <text:p>1912</text:p>
          </table:table-cell>
          <table:table-cell office:value-type="string" table:style-name="ce5">
            <text:p>SLEEVE SCD MED KAMBIA</text:p>
          </table:table-cell>
          <table:table-cell office:value-type="float" office:value="302" table:style-name="ce6">
            <text:p>302</text:p>
          </table:table-cell>
          <table:table-cell office:value-type="float" office:value="302" table:style-name="ce6">
            <text:p>302</text:p>
          </table:table-cell>
          <table:table-cell table:number-columns-repeated="16380"/>
        </table:table-row>
        <table:table-row table:style-name="ro2">
          <table:table-cell office:value-type="float" office:value="1913" table:style-name="ce4">
            <text:p>1913</text:p>
          </table:table-cell>
          <table:table-cell office:value-type="string" table:style-name="ce5">
            <text:p>SLEEVE SCD SMALL KAMBIA</text:p>
          </table:table-cell>
          <table:table-cell office:value-type="float" office:value="291" table:style-name="ce6">
            <text:p>291</text:p>
          </table:table-cell>
          <table:table-cell office:value-type="float" office:value="291" table:style-name="ce6">
            <text:p>291</text:p>
          </table:table-cell>
          <table:table-cell table:number-columns-repeated="16380"/>
        </table:table-row>
        <table:table-row table:style-name="ro2">
          <table:table-cell office:value-type="float" office:value="1914" table:style-name="ce4">
            <text:p>1914</text:p>
          </table:table-cell>
          <table:table-cell office:value-type="string" table:style-name="ce5">
            <text:p>SLING SYS SGL INCISION ALTIS</text:p>
          </table:table-cell>
          <table:table-cell office:value-type="float" office:value="3981.5" table:style-name="ce6">
            <text:p>3,982</text:p>
          </table:table-cell>
          <table:table-cell office:value-type="float" office:value="3981.5" table:style-name="ce6">
            <text:p>3,982</text:p>
          </table:table-cell>
          <table:table-cell table:number-columns-repeated="16380"/>
        </table:table-row>
        <table:table-row table:style-name="ro2">
          <table:table-cell office:value-type="float" office:value="1915" table:style-name="ce4">
            <text:p>1915</text:p>
          </table:table-cell>
          <table:table-cell office:value-type="string" table:style-name="ce5">
            <text:p>SLING ULTRA III DONJOY</text:p>
          </table:table-cell>
          <table:table-cell office:value-type="float" office:value="366" table:style-name="ce6">
            <text:p>366</text:p>
          </table:table-cell>
          <table:table-cell office:value-type="float" office:value="366" table:style-name="ce6">
            <text:p>366</text:p>
          </table:table-cell>
          <table:table-cell table:number-columns-repeated="16380"/>
        </table:table-row>
        <table:table-row table:style-name="ro2">
          <table:table-cell office:value-type="float" office:value="1916" table:style-name="ce4">
            <text:p>1916</text:p>
          </table:table-cell>
          <table:table-cell office:value-type="string" table:style-name="ce5">
            <text:p>SM INTEST ENDO</text:p>
          </table:table-cell>
          <table:table-cell office:value-type="float" office:value="1747" table:style-name="ce6">
            <text:p>1,747</text:p>
          </table:table-cell>
          <table:table-cell office:value-type="float" office:value="1747" table:style-name="ce6">
            <text:p>1,747</text:p>
          </table:table-cell>
          <table:table-cell table:number-columns-repeated="16380"/>
        </table:table-row>
        <table:table-row table:style-name="ro2">
          <table:table-cell office:value-type="float" office:value="1917" table:style-name="ce4">
            <text:p>1917</text:p>
          </table:table-cell>
          <table:table-cell office:value-type="string" table:style-name="ce5">
            <text:p>SM INTEST ENDO W/BIOPSY</text:p>
          </table:table-cell>
          <table:table-cell office:value-type="float" office:value="1929" table:style-name="ce6">
            <text:p>1,929</text:p>
          </table:table-cell>
          <table:table-cell office:value-type="float" office:value="1929" table:style-name="ce6">
            <text:p>1,929</text:p>
          </table:table-cell>
          <table:table-cell table:number-columns-repeated="16380"/>
        </table:table-row>
        <table:table-row table:style-name="ro2">
          <table:table-cell office:value-type="float" office:value="1918" table:style-name="ce4">
            <text:p>1918</text:p>
          </table:table-cell>
          <table:table-cell office:value-type="string" table:style-name="ce5">
            <text:p>SM INTEST ENDO W/CONTROL BLEED</text:p>
          </table:table-cell>
          <table:table-cell office:value-type="float" office:value="2922.5" table:style-name="ce6">
            <text:p>2,923</text:p>
          </table:table-cell>
          <table:table-cell office:value-type="float" office:value="2922.5" table:style-name="ce6">
            <text:p>2,923</text:p>
          </table:table-cell>
          <table:table-cell table:number-columns-repeated="16380"/>
        </table:table-row>
        <table:table-row table:style-name="ro2">
          <table:table-cell office:value-type="float" office:value="1919" table:style-name="ce4">
            <text:p>1919</text:p>
          </table:table-cell>
          <table:table-cell office:value-type="string" table:style-name="ce5">
            <text:p>SMEAR AFB/FLUORO STAIN</text:p>
          </table:table-cell>
          <table:table-cell office:value-type="float" office:value="88.5" table:style-name="ce6">
            <text:p>89</text:p>
          </table:table-cell>
          <table:table-cell office:value-type="float" office:value="50.5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1920" table:style-name="ce4">
            <text:p>1920</text:p>
          </table:table-cell>
          <table:table-cell office:value-type="string" table:style-name="ce5">
            <text:p>SMEAR PRIMARY SOURCE</text:p>
          </table:table-cell>
          <table:table-cell office:value-type="float" office:value="65.5" table:style-name="ce6">
            <text:p>66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1921" table:style-name="ce4">
            <text:p>1921</text:p>
          </table:table-cell>
          <table:table-cell office:value-type="string" table:style-name="ce5">
            <text:p>SMOKING CESSATION COUNSEL &gt;10</text:p>
          </table:table-cell>
          <table:table-cell office:value-type="float" office:value="146.5" table:style-name="ce6">
            <text:p>147</text:p>
          </table:table-cell>
          <table:table-cell office:value-type="float" office:value="146.5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1922" table:style-name="ce4">
            <text:p>1922</text:p>
          </table:table-cell>
          <table:table-cell office:value-type="string" table:style-name="ce5">
            <text:p>SMOKING CESSATION COUNSEL 3-10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1923" table:style-name="ce4">
            <text:p>1923</text:p>
          </table:table-cell>
          <table:table-cell office:value-type="string" table:style-name="ce5">
            <text:p>SODIUM FLUID</text:p>
          </table:table-cell>
          <table:table-cell office:value-type="float" office:value="84" table:style-name="ce6">
            <text:p>84</text:p>
          </table:table-cell>
          <table:table-cell office:value-type="float" office:value="48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1924" table:style-name="ce4">
            <text:p>1924</text:p>
          </table:table-cell>
          <table:table-cell office:value-type="string" table:style-name="ce5">
            <text:p>SODIUM ISTAT</text:p>
          </table:table-cell>
          <table:table-cell office:value-type="float" office:value="65.5" table:style-name="ce6">
            <text:p>66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1925" table:style-name="ce4">
            <text:p>1925</text:p>
          </table:table-cell>
          <table:table-cell office:value-type="string" table:style-name="ce5">
            <text:p>SODIUM URINE</text:p>
          </table:table-cell>
          <table:table-cell office:value-type="float" office:value="60.5" table:style-name="ce6">
            <text:p>61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1926" table:style-name="ce4">
            <text:p>1926</text:p>
          </table:table-cell>
          <table:table-cell office:value-type="string" table:style-name="ce5">
            <text:p>SOLUTION NXSTAGE PURE FLOW DIALYSATE</text:p>
          </table:table-cell>
          <table:table-cell office:value-type="float" office:value="172" table:style-name="ce6">
            <text:p>172</text:p>
          </table:table-cell>
          <table:table-cell office:value-type="float" office:value="172" table:style-name="ce6">
            <text:p>172</text:p>
          </table:table-cell>
          <table:table-cell table:number-columns-repeated="16380"/>
        </table:table-row>
        <table:table-row table:style-name="ro2">
          <table:table-cell office:value-type="float" office:value="1927" table:style-name="ce4">
            <text:p>1927</text:p>
          </table:table-cell>
          <table:table-cell office:value-type="string" table:style-name="ce5">
            <text:p>SOMATOMEDIN</text:p>
          </table:table-cell>
          <table:table-cell office:value-type="float" office:value="444.5" table:style-name="ce6">
            <text:p>445</text:p>
          </table:table-cell>
          <table:table-cell office:value-type="float" office:value="254" table:style-name="ce6">
            <text:p>254</text:p>
          </table:table-cell>
          <table:table-cell table:number-columns-repeated="16380"/>
        </table:table-row>
        <table:table-row table:style-name="ro2">
          <table:table-cell office:value-type="float" office:value="1928" table:style-name="ce4">
            <text:p>1928</text:p>
          </table:table-cell>
          <table:table-cell office:value-type="string" table:style-name="ce5">
            <text:p>SP ANGIOGRAM EACH ADDL VESS</text:p>
          </table:table-cell>
          <table:table-cell office:value-type="float" office:value="2197.5" table:style-name="ce6">
            <text:p>2,198</text:p>
          </table:table-cell>
          <table:table-cell office:value-type="float" office:value="1255.5" table:style-name="ce6">
            <text:p>1,256</text:p>
          </table:table-cell>
          <table:table-cell table:number-columns-repeated="16380"/>
        </table:table-row>
        <table:table-row table:style-name="ro2">
          <table:table-cell office:value-type="float" office:value="1929" table:style-name="ce4">
            <text:p>1929</text:p>
          </table:table-cell>
          <table:table-cell office:value-type="string" table:style-name="ce5">
            <text:p>SP ANGIOGRAPH EXTRM S AND I UNI LT</text:p>
          </table:table-cell>
          <table:table-cell office:value-type="float" office:value="13595" table:style-name="ce6">
            <text:p>13,595</text:p>
          </table:table-cell>
          <table:table-cell office:value-type="float" office:value="7768.5" table:style-name="ce6">
            <text:p>7,769</text:p>
          </table:table-cell>
          <table:table-cell table:number-columns-repeated="16380"/>
        </table:table-row>
        <table:table-row table:style-name="ro2">
          <table:table-cell office:value-type="float" office:value="1930" table:style-name="ce4">
            <text:p>1930</text:p>
          </table:table-cell>
          <table:table-cell office:value-type="string" table:style-name="ce5">
            <text:p>SP ANGIOGRAPHY EXT S AND I BIL</text:p>
          </table:table-cell>
          <table:table-cell office:value-type="float" office:value="14954.5" table:style-name="ce6">
            <text:p>14,955</text:p>
          </table:table-cell>
          <table:table-cell office:value-type="float" office:value="8545.5" table:style-name="ce6">
            <text:p>8,546</text:p>
          </table:table-cell>
          <table:table-cell table:number-columns-repeated="16380"/>
        </table:table-row>
        <table:table-row table:style-name="ro2">
          <table:table-cell office:value-type="float" office:value="1931" table:style-name="ce4">
            <text:p>1931</text:p>
          </table:table-cell>
          <table:table-cell office:value-type="string" table:style-name="ce5">
            <text:p>SP AORTOGRAM ABDOMINAL W/SE</text:p>
          </table:table-cell>
          <table:table-cell office:value-type="float" office:value="14275" table:style-name="ce6">
            <text:p>14,275</text:p>
          </table:table-cell>
          <table:table-cell office:value-type="float" office:value="8157" table:style-name="ce6">
            <text:p>8,157</text:p>
          </table:table-cell>
          <table:table-cell table:number-columns-repeated="16380"/>
        </table:table-row>
        <table:table-row table:style-name="ro2">
          <table:table-cell office:value-type="float" office:value="1932" table:style-name="ce4">
            <text:p>1932</text:p>
          </table:table-cell>
          <table:table-cell office:value-type="string" table:style-name="ce5">
            <text:p>SP AORTOGRAM THORACIC W/SER</text:p>
          </table:table-cell>
          <table:table-cell office:value-type="float" office:value="14462" table:style-name="ce6">
            <text:p>14,462</text:p>
          </table:table-cell>
          <table:table-cell office:value-type="float" office:value="8264" table:style-name="ce6">
            <text:p>8,264</text:p>
          </table:table-cell>
          <table:table-cell table:number-columns-repeated="16380"/>
        </table:table-row>
        <table:table-row table:style-name="ro2">
          <table:table-cell office:value-type="float" office:value="1933" table:style-name="ce4">
            <text:p>1933</text:p>
          </table:table-cell>
          <table:table-cell office:value-type="string" table:style-name="ce5">
            <text:p>SP CATH 1ST RENAL UNI W IMG LT</text:p>
          </table:table-cell>
          <table:table-cell office:value-type="float" office:value="4524" table:style-name="ce6">
            <text:p>4,524</text:p>
          </table:table-cell>
          <table:table-cell office:value-type="float" office:value="4524" table:style-name="ce6">
            <text:p>4,524</text:p>
          </table:table-cell>
          <table:table-cell table:number-columns-repeated="16380"/>
        </table:table-row>
        <table:table-row table:style-name="ro2">
          <table:table-cell office:value-type="float" office:value="1934" table:style-name="ce4">
            <text:p>1934</text:p>
          </table:table-cell>
          <table:table-cell office:value-type="string" table:style-name="ce5">
            <text:p>SP CATH ASH</text:p>
          </table:table-cell>
          <table:table-cell office:value-type="float" office:value="2022" table:style-name="ce6">
            <text:p>2,022</text:p>
          </table:table-cell>
          <table:table-cell office:value-type="float" office:value="2022" table:style-name="ce6">
            <text:p>2,022</text:p>
          </table:table-cell>
          <table:table-cell table:number-columns-repeated="16380"/>
        </table:table-row>
        <table:table-row table:style-name="ro2">
          <table:table-cell office:value-type="float" office:value="1935" table:style-name="ce4">
            <text:p>1935</text:p>
          </table:table-cell>
          <table:table-cell office:value-type="string" table:style-name="ce5">
            <text:p>SP CATH PLACE ABD/PEL/LWR 3</text:p>
          </table:table-cell>
          <table:table-cell office:value-type="float" office:value="1148" table:style-name="ce6">
            <text:p>1,148</text:p>
          </table:table-cell>
          <table:table-cell office:value-type="float" office:value="1148" table:style-name="ce6">
            <text:p>1,148</text:p>
          </table:table-cell>
          <table:table-cell table:number-columns-repeated="16380"/>
        </table:table-row>
        <table:table-row table:style-name="ro2">
          <table:table-cell office:value-type="float" office:value="1936" table:style-name="ce4">
            <text:p>1936</text:p>
          </table:table-cell>
          <table:table-cell office:value-type="string" table:style-name="ce5">
            <text:p>SP CENTRAL TUNNELD W/O PORT 5+</text:p>
          </table:table-cell>
          <table:table-cell office:value-type="float" office:value="1853.5" table:style-name="ce6">
            <text:p>1,854</text:p>
          </table:table-cell>
          <table:table-cell office:value-type="float" office:value="1853.5" table:style-name="ce6">
            <text:p>1,854</text:p>
          </table:table-cell>
          <table:table-cell table:number-columns-repeated="16380"/>
        </table:table-row>
        <table:table-row table:style-name="ro2">
          <table:table-cell office:value-type="float" office:value="1937" table:style-name="ce4">
            <text:p>1937</text:p>
          </table:table-cell>
          <table:table-cell office:value-type="string" table:style-name="ce5">
            <text:p>SP CENTRAL TUNNELED PORT 5+</text:p>
          </table:table-cell>
          <table:table-cell office:value-type="float" office:value="4055" table:style-name="ce6">
            <text:p>4,055</text:p>
          </table:table-cell>
          <table:table-cell office:value-type="float" office:value="4055" table:style-name="ce6">
            <text:p>4,055</text:p>
          </table:table-cell>
          <table:table-cell table:number-columns-repeated="16380"/>
        </table:table-row>
        <table:table-row table:style-name="ro2">
          <table:table-cell office:value-type="float" office:value="1938" table:style-name="ce4">
            <text:p>1938</text:p>
          </table:table-cell>
          <table:table-cell office:value-type="string" table:style-name="ce5">
            <text:p>SP CHANGE TUBE/DRAINAGE CAT</text:p>
          </table:table-cell>
          <table:table-cell office:value-type="float" office:value="851" table:style-name="ce6">
            <text:p>851</text:p>
          </table:table-cell>
          <table:table-cell office:value-type="float" office:value="486.5" table:style-name="ce6">
            <text:p>487</text:p>
          </table:table-cell>
          <table:table-cell table:number-columns-repeated="16380"/>
        </table:table-row>
        <table:table-row table:style-name="ro2">
          <table:table-cell office:value-type="float" office:value="1939" table:style-name="ce4">
            <text:p>1939</text:p>
          </table:table-cell>
          <table:table-cell office:value-type="string" table:style-name="ce5">
            <text:p>SP DX BONE MARROW BX &amp; ASPIR</text:p>
          </table:table-cell>
          <table:table-cell office:value-type="float" office:value="1387" table:style-name="ce6">
            <text:p>1,387</text:p>
          </table:table-cell>
          <table:table-cell office:value-type="float" office:value="1387" table:style-name="ce6">
            <text:p>1,387</text:p>
          </table:table-cell>
          <table:table-cell table:number-columns-repeated="16380"/>
        </table:table-row>
        <table:table-row table:style-name="ro2">
          <table:table-cell office:value-type="float" office:value="1940" table:style-name="ce4">
            <text:p>1940</text:p>
          </table:table-cell>
          <table:table-cell office:value-type="string" table:style-name="ce5">
            <text:p>SP EXCH BIL DRAIN CATH W CHOLANG/IMG/S&amp;I</text:p>
          </table:table-cell>
          <table:table-cell office:value-type="float" office:value="4442.5" table:style-name="ce6">
            <text:p>4,443</text:p>
          </table:table-cell>
          <table:table-cell office:value-type="float" office:value="4442.5" table:style-name="ce6">
            <text:p>4,443</text:p>
          </table:table-cell>
          <table:table-cell table:number-columns-repeated="16380"/>
        </table:table-row>
        <table:table-row table:style-name="ro2">
          <table:table-cell office:value-type="float" office:value="1941" table:style-name="ce4">
            <text:p>1941</text:p>
          </table:table-cell>
          <table:table-cell office:value-type="string" table:style-name="ce5">
            <text:p>SP EXCHANGE DRAINAGE CATH</text:p>
          </table:table-cell>
          <table:table-cell office:value-type="float" office:value="2055.5" table:style-name="ce6">
            <text:p>2,056</text:p>
          </table:table-cell>
          <table:table-cell office:value-type="float" office:value="2055.5" table:style-name="ce6">
            <text:p>2,056</text:p>
          </table:table-cell>
          <table:table-cell table:number-columns-repeated="16380"/>
        </table:table-row>
        <table:table-row table:style-name="ro2">
          <table:table-cell office:value-type="float" office:value="1942" table:style-name="ce4">
            <text:p>1942</text:p>
          </table:table-cell>
          <table:table-cell office:value-type="string" table:style-name="ce5">
            <text:p>SP FLUORO GUID CVA PLC/REM</text:p>
          </table:table-cell>
          <table:table-cell office:value-type="float" office:value="614.5" table:style-name="ce6">
            <text:p>615</text:p>
          </table:table-cell>
          <table:table-cell office:value-type="float" office:value="351" table:style-name="ce6">
            <text:p>351</text:p>
          </table:table-cell>
          <table:table-cell table:number-columns-repeated="16380"/>
        </table:table-row>
        <table:table-row table:style-name="ro2">
          <table:table-cell office:value-type="float" office:value="1943" table:style-name="ce4">
            <text:p>1943</text:p>
          </table:table-cell>
          <table:table-cell office:value-type="string" table:style-name="ce5">
            <text:p>SP INFUSE ART THROMBOL INT S&amp;I</text:p>
          </table:table-cell>
          <table:table-cell office:value-type="float" office:value="3421" table:style-name="ce6">
            <text:p>3,421</text:p>
          </table:table-cell>
          <table:table-cell office:value-type="float" office:value="3421" table:style-name="ce6">
            <text:p>3,421</text:p>
          </table:table-cell>
          <table:table-cell table:number-columns-repeated="16380"/>
        </table:table-row>
        <table:table-row table:style-name="ro2">
          <table:table-cell office:value-type="float" office:value="1944" table:style-name="ce4">
            <text:p>1944</text:p>
          </table:table-cell>
          <table:table-cell office:value-type="string" table:style-name="ce5">
            <text:p>SP INJ INTERLAMINAR LUMB/SACRL W IMG</text:p>
          </table:table-cell>
          <table:table-cell office:value-type="float" office:value="1532" table:style-name="ce6">
            <text:p>1,532</text:p>
          </table:table-cell>
          <table:table-cell office:value-type="float" office:value="1532" table:style-name="ce6">
            <text:p>1,532</text:p>
          </table:table-cell>
          <table:table-cell table:number-columns-repeated="16380"/>
        </table:table-row>
        <table:table-row table:style-name="ro2">
          <table:table-cell office:value-type="float" office:value="1945" table:style-name="ce4">
            <text:p>1945</text:p>
          </table:table-cell>
          <table:table-cell office:value-type="string" table:style-name="ce5">
            <text:p>SP INJ VENOGRAM</text:p>
          </table:table-cell>
          <table:table-cell office:value-type="float" office:value="381" table:style-name="ce6">
            <text:p>381</text:p>
          </table:table-cell>
          <table:table-cell office:value-type="float" office:value="381" table:style-name="ce6">
            <text:p>381</text:p>
          </table:table-cell>
          <table:table-cell table:number-columns-repeated="16380"/>
        </table:table-row>
        <table:table-row table:style-name="ro2">
          <table:table-cell office:value-type="float" office:value="1946" table:style-name="ce4">
            <text:p>1946</text:p>
          </table:table-cell>
          <table:table-cell office:value-type="string" table:style-name="ce5">
            <text:p>SP INTRO CATH AORTA</text:p>
          </table:table-cell>
          <table:table-cell office:value-type="float" office:value="997.5" table:style-name="ce6">
            <text:p>998</text:p>
          </table:table-cell>
          <table:table-cell office:value-type="float" office:value="997.5" table:style-name="ce6">
            <text:p>998</text:p>
          </table:table-cell>
          <table:table-cell table:number-columns-repeated="16380"/>
        </table:table-row>
        <table:table-row table:style-name="ro2">
          <table:table-cell office:value-type="float" office:value="1947" table:style-name="ce4">
            <text:p>1947</text:p>
          </table:table-cell>
          <table:table-cell office:value-type="string" table:style-name="ce5">
            <text:p>SP INTRO CATH DIALYSIS CIRCUIT</text:p>
          </table:table-cell>
          <table:table-cell office:value-type="float" office:value="8762" table:style-name="ce6">
            <text:p>8,762</text:p>
          </table:table-cell>
          <table:table-cell office:value-type="float" office:value="8762" table:style-name="ce6">
            <text:p>8,762</text:p>
          </table:table-cell>
          <table:table-cell table:number-columns-repeated="16380"/>
        </table:table-row>
        <table:table-row table:style-name="ro2">
          <table:table-cell office:value-type="float" office:value="1948" table:style-name="ce4">
            <text:p>1948</text:p>
          </table:table-cell>
          <table:table-cell office:value-type="string" table:style-name="ce5">
            <text:p>SP IVC FILTER PLACE W IMG</text:p>
          </table:table-cell>
          <table:table-cell office:value-type="float" office:value="10871" table:style-name="ce6">
            <text:p>10,871</text:p>
          </table:table-cell>
          <table:table-cell office:value-type="float" office:value="10871" table:style-name="ce6">
            <text:p>10,871</text:p>
          </table:table-cell>
          <table:table-cell table:number-columns-repeated="16380"/>
        </table:table-row>
        <table:table-row table:style-name="ro2">
          <table:table-cell office:value-type="float" office:value="1949" table:style-name="ce4">
            <text:p>1949</text:p>
          </table:table-cell>
          <table:table-cell office:value-type="string" table:style-name="ce5">
            <text:p>SP PICC W/PORT REMOVAL</text:p>
          </table:table-cell>
          <table:table-cell office:value-type="float" office:value="2516" table:style-name="ce6">
            <text:p>2,516</text:p>
          </table:table-cell>
          <table:table-cell office:value-type="float" office:value="2516" table:style-name="ce6">
            <text:p>2,516</text:p>
          </table:table-cell>
          <table:table-cell table:number-columns-repeated="16380"/>
        </table:table-row>
        <table:table-row table:style-name="ro2">
          <table:table-cell office:value-type="float" office:value="1950" table:style-name="ce4">
            <text:p>1950</text:p>
          </table:table-cell>
          <table:table-cell office:value-type="string" table:style-name="ce5">
            <text:p>SP PLACEMENT OCCLUSIVE DEVI</text:p>
          </table:table-cell>
          <table:table-cell office:value-type="float" office:value="121.5" table:style-name="ce6">
            <text:p>122</text:p>
          </table:table-cell>
          <table:table-cell office:value-type="float" office:value="121.5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1951" table:style-name="ce4">
            <text:p>1951</text:p>
          </table:table-cell>
          <table:table-cell office:value-type="string" table:style-name="ce5">
            <text:p>SP PLC NEPHROURET CATH W NEPH/URETGRM IMG/S&amp;I NEW</text:p>
          </table:table-cell>
          <table:table-cell office:value-type="float" office:value="1459.5" table:style-name="ce6">
            <text:p>1,460</text:p>
          </table:table-cell>
          <table:table-cell office:value-type="float" office:value="1459.5" table:style-name="ce6">
            <text:p>1,460</text:p>
          </table:table-cell>
          <table:table-cell table:number-columns-repeated="16380"/>
        </table:table-row>
        <table:table-row table:style-name="ro2">
          <table:table-cell office:value-type="float" office:value="1952" table:style-name="ce4">
            <text:p>1952</text:p>
          </table:table-cell>
          <table:table-cell office:value-type="string" table:style-name="ce5">
            <text:p>SP PLC URET STENT NEPH/URETGRM IMG/S&amp;I NEW W CATH</text:p>
          </table:table-cell>
          <table:table-cell office:value-type="float" office:value="6018" table:style-name="ce6">
            <text:p>6,018</text:p>
          </table:table-cell>
          <table:table-cell office:value-type="float" office:value="6018" table:style-name="ce6">
            <text:p>6,018</text:p>
          </table:table-cell>
          <table:table-cell table:number-columns-repeated="16380"/>
        </table:table-row>
        <table:table-row table:style-name="ro2">
          <table:table-cell office:value-type="float" office:value="1953" table:style-name="ce4">
            <text:p>1953</text:p>
          </table:table-cell>
          <table:table-cell office:value-type="string" table:style-name="ce5">
            <text:p>SP PLC URET STENT NEPH/URETGRM IMG/S&amp;I NEW WO CATH</text:p>
          </table:table-cell>
          <table:table-cell office:value-type="float" office:value="4712.5" table:style-name="ce6">
            <text:p>4,713</text:p>
          </table:table-cell>
          <table:table-cell office:value-type="float" office:value="4712.5" table:style-name="ce6">
            <text:p>4,713</text:p>
          </table:table-cell>
          <table:table-cell table:number-columns-repeated="16380"/>
        </table:table-row>
        <table:table-row table:style-name="ro2">
          <table:table-cell office:value-type="float" office:value="1954" table:style-name="ce4">
            <text:p>1954</text:p>
          </table:table-cell>
          <table:table-cell office:value-type="string" table:style-name="ce5">
            <text:p>SP PLC URET STENT W NEPH/URETGRM IMG/S&amp;I EXIST TRC</text:p>
          </table:table-cell>
          <table:table-cell office:value-type="float" office:value="5535" table:style-name="ce6">
            <text:p>5,535</text:p>
          </table:table-cell>
          <table:table-cell office:value-type="float" office:value="5535" table:style-name="ce6">
            <text:p>5,535</text:p>
          </table:table-cell>
          <table:table-cell table:number-columns-repeated="16380"/>
        </table:table-row>
        <table:table-row table:style-name="ro2">
          <table:table-cell office:value-type="float" office:value="1955" table:style-name="ce4">
            <text:p>1955</text:p>
          </table:table-cell>
          <table:table-cell office:value-type="string" table:style-name="ce5">
            <text:p>SP REM CATH CV TNL W/O PORT</text:p>
          </table:table-cell>
          <table:table-cell office:value-type="float" office:value="939.5" table:style-name="ce6">
            <text:p>940</text:p>
          </table:table-cell>
          <table:table-cell office:value-type="float" office:value="939.5" table:style-name="ce6">
            <text:p>940</text:p>
          </table:table-cell>
          <table:table-cell table:number-columns-repeated="16380"/>
        </table:table-row>
        <table:table-row table:style-name="ro2">
          <table:table-cell office:value-type="float" office:value="1956" table:style-name="ce4">
            <text:p>1956</text:p>
          </table:table-cell>
          <table:table-cell office:value-type="string" table:style-name="ce5">
            <text:p>SP REMOVAL NEPHROSTOMY TUBE</text:p>
          </table:table-cell>
          <table:table-cell office:value-type="float" office:value="536" table:style-name="ce6">
            <text:p>536</text:p>
          </table:table-cell>
          <table:table-cell office:value-type="float" office:value="536" table:style-name="ce6">
            <text:p>536</text:p>
          </table:table-cell>
          <table:table-cell table:number-columns-repeated="16380"/>
        </table:table-row>
        <table:table-row table:style-name="ro2">
          <table:table-cell office:value-type="float" office:value="1957" table:style-name="ce4">
            <text:p>1957</text:p>
          </table:table-cell>
          <table:table-cell office:value-type="string" table:style-name="ce5">
            <text:p>SP REMOVAL PLEURAL CATH W/CUF</text:p>
          </table:table-cell>
          <table:table-cell office:value-type="float" office:value="585" table:style-name="ce6">
            <text:p>585</text:p>
          </table:table-cell>
          <table:table-cell office:value-type="float" office:value="585" table:style-name="ce6">
            <text:p>585</text:p>
          </table:table-cell>
          <table:table-cell table:number-columns-repeated="16380"/>
        </table:table-row>
        <table:table-row table:style-name="ro2">
          <table:table-cell office:value-type="float" office:value="1958" table:style-name="ce4">
            <text:p>1958</text:p>
          </table:table-cell>
          <table:table-cell office:value-type="string" table:style-name="ce5">
            <text:p>SP REMOVAL/REPLACE EXT URET</text:p>
          </table:table-cell>
          <table:table-cell office:value-type="float" office:value="1459.5" table:style-name="ce6">
            <text:p>1,460</text:p>
          </table:table-cell>
          <table:table-cell office:value-type="float" office:value="1459.5" table:style-name="ce6">
            <text:p>1,460</text:p>
          </table:table-cell>
          <table:table-cell table:number-columns-repeated="16380"/>
        </table:table-row>
        <table:table-row table:style-name="ro2">
          <table:table-cell office:value-type="float" office:value="1959" table:style-name="ce4">
            <text:p>1959</text:p>
          </table:table-cell>
          <table:table-cell office:value-type="string" table:style-name="ce5">
            <text:p>SP REPLACEMENT TUNNELED CVC</text:p>
          </table:table-cell>
          <table:table-cell office:value-type="float" office:value="2395" table:style-name="ce6">
            <text:p>2,395</text:p>
          </table:table-cell>
          <table:table-cell office:value-type="float" office:value="2395" table:style-name="ce6">
            <text:p>2,395</text:p>
          </table:table-cell>
          <table:table-cell table:number-columns-repeated="16380"/>
        </table:table-row>
        <table:table-row table:style-name="ro2">
          <table:table-cell office:value-type="float" office:value="1960" table:style-name="ce4">
            <text:p>1960</text:p>
          </table:table-cell>
          <table:table-cell office:value-type="string" table:style-name="ce5">
            <text:p>SP REVASC FEM/POP STENT ANG LT</text:p>
          </table:table-cell>
          <table:table-cell office:value-type="float" office:value="18810.5" table:style-name="ce6">
            <text:p>18,811</text:p>
          </table:table-cell>
          <table:table-cell office:value-type="float" office:value="18810.5" table:style-name="ce6">
            <text:p>18,811</text:p>
          </table:table-cell>
          <table:table-cell table:number-columns-repeated="16380"/>
        </table:table-row>
        <table:table-row table:style-name="ro2">
          <table:table-cell office:value-type="float" office:value="1961" table:style-name="ce4">
            <text:p>1961</text:p>
          </table:table-cell>
          <table:table-cell office:value-type="string" table:style-name="ce5">
            <text:p>SP REVASC ILIAC UNI INTL W ANGIO</text:p>
          </table:table-cell>
          <table:table-cell office:value-type="float" office:value="9083.5" table:style-name="ce6">
            <text:p>9,084</text:p>
          </table:table-cell>
          <table:table-cell office:value-type="float" office:value="9083.5" table:style-name="ce6">
            <text:p>9,084</text:p>
          </table:table-cell>
          <table:table-cell table:number-columns-repeated="16380"/>
        </table:table-row>
        <table:table-row table:style-name="ro2">
          <table:table-cell office:value-type="float" office:value="1962" table:style-name="ce4">
            <text:p>1962</text:p>
          </table:table-cell>
          <table:table-cell office:value-type="string" table:style-name="ce5">
            <text:p>SP REVASC ILIAC UNI W STENT ANGIO</text:p>
          </table:table-cell>
          <table:table-cell office:value-type="float" office:value="11875" table:style-name="ce6">
            <text:p>11,875</text:p>
          </table:table-cell>
          <table:table-cell office:value-type="float" office:value="11875" table:style-name="ce6">
            <text:p>11,875</text:p>
          </table:table-cell>
          <table:table-cell table:number-columns-repeated="16380"/>
        </table:table-row>
        <table:table-row table:style-name="ro2">
          <table:table-cell office:value-type="float" office:value="1963" table:style-name="ce4">
            <text:p>1963</text:p>
          </table:table-cell>
          <table:table-cell office:value-type="string" table:style-name="ce5">
            <text:p>SP TRANSCATH STENT ART W S&amp;I</text:p>
          </table:table-cell>
          <table:table-cell office:value-type="float" office:value="9197.5" table:style-name="ce6">
            <text:p>9,198</text:p>
          </table:table-cell>
          <table:table-cell office:value-type="float" office:value="9197.5" table:style-name="ce6">
            <text:p>9,198</text:p>
          </table:table-cell>
          <table:table-cell table:number-columns-repeated="16380"/>
        </table:table-row>
        <table:table-row table:style-name="ro2">
          <table:table-cell office:value-type="float" office:value="1964" table:style-name="ce4">
            <text:p>1964</text:p>
          </table:table-cell>
          <table:table-cell office:value-type="string" table:style-name="ce5">
            <text:p>SP VENOGRAM EXTREMITY BILAT</text:p>
          </table:table-cell>
          <table:table-cell office:value-type="float" office:value="3674.5" table:style-name="ce6">
            <text:p>3,675</text:p>
          </table:table-cell>
          <table:table-cell office:value-type="float" office:value="2099.5" table:style-name="ce6">
            <text:p>2,100</text:p>
          </table:table-cell>
          <table:table-cell table:number-columns-repeated="16380"/>
        </table:table-row>
        <table:table-row table:style-name="ro2">
          <table:table-cell office:value-type="float" office:value="1965" table:style-name="ce4">
            <text:p>1965</text:p>
          </table:table-cell>
          <table:table-cell office:value-type="string" table:style-name="ce5">
            <text:p>SPECIAL STAIN GROUP 1</text:p>
          </table:table-cell>
          <table:table-cell office:value-type="float" office:value="423.5" table:style-name="ce6">
            <text:p>424</text:p>
          </table:table-cell>
          <table:table-cell office:value-type="float" office:value="242" table:style-name="ce6">
            <text:p>242</text:p>
          </table:table-cell>
          <table:table-cell table:number-columns-repeated="16380"/>
        </table:table-row>
        <table:table-row table:style-name="ro2">
          <table:table-cell office:value-type="float" office:value="1966" table:style-name="ce4">
            <text:p>1966</text:p>
          </table:table-cell>
          <table:table-cell office:value-type="string" table:style-name="ce5">
            <text:p>SPECIAL STAIN GROUP 2</text:p>
          </table:table-cell>
          <table:table-cell office:value-type="float" office:value="554" table:style-name="ce6">
            <text:p>554</text:p>
          </table:table-cell>
          <table:table-cell office:value-type="float" office:value="316.5" table:style-name="ce6">
            <text:p>317</text:p>
          </table:table-cell>
          <table:table-cell table:number-columns-repeated="16380"/>
        </table:table-row>
        <table:table-row table:style-name="ro2">
          <table:table-cell office:value-type="float" office:value="1967" table:style-name="ce4">
            <text:p>1967</text:p>
          </table:table-cell>
          <table:table-cell office:value-type="string" table:style-name="ce5">
            <text:p>SPECIAL STAIN IMMUNOPEROX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1968" table:style-name="ce4">
            <text:p>1968</text:p>
          </table:table-cell>
          <table:table-cell office:value-type="string" table:style-name="ce5">
            <text:p>SPECIFIC GRAVITY FLUID</text:p>
          </table:table-cell>
          <table:table-cell office:value-type="float" office:value="36" table:style-name="ce6">
            <text:p>36</text:p>
          </table:table-cell>
          <table:table-cell office:value-type="float" office:value="20.5" table:style-name="ce6">
            <text:p>21</text:p>
          </table:table-cell>
          <table:table-cell table:number-columns-repeated="16380"/>
        </table:table-row>
        <table:table-row table:style-name="ro2">
          <table:table-cell office:value-type="float" office:value="1969" table:style-name="ce4">
            <text:p>1969</text:p>
          </table:table-cell>
          <table:table-cell office:value-type="string" table:style-name="ce5">
            <text:p>SPECIMEN COLLECTION CATH</text:p>
          </table:table-cell>
          <table:table-cell office:value-type="float" office:value="46.5" table:style-name="ce6">
            <text:p>47</text:p>
          </table:table-cell>
          <table:table-cell office:value-type="float" office:value="46.5" table:style-name="ce6">
            <text:p>47</text:p>
          </table:table-cell>
          <table:table-cell table:number-columns-repeated="16380"/>
        </table:table-row>
        <table:table-row table:style-name="ro2">
          <table:table-cell office:value-type="float" office:value="1970" table:style-name="ce4">
            <text:p>1970</text:p>
          </table:table-cell>
          <table:table-cell office:value-type="string" table:style-name="ce5">
            <text:p>SPECIMEN RETRIEVAL SYS INZII</text:p>
          </table:table-cell>
          <table:table-cell office:value-type="float" office:value="937.5" table:style-name="ce6">
            <text:p>938</text:p>
          </table:table-cell>
          <table:table-cell office:value-type="float" office:value="937.5" table:style-name="ce6">
            <text:p>938</text:p>
          </table:table-cell>
          <table:table-cell table:number-columns-repeated="16380"/>
        </table:table-row>
        <table:table-row table:style-name="ro2">
          <table:table-cell office:value-type="float" office:value="1971" table:style-name="ce4">
            <text:p>1971</text:p>
          </table:table-cell>
          <table:table-cell office:value-type="string" table:style-name="ce5">
            <text:p>SPECIMEN RETRIEVAL SYSTEM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1972" table:style-name="ce4">
            <text:p>1972</text:p>
          </table:table-cell>
          <table:table-cell office:value-type="string" table:style-name="ce5">
            <text:p>SPECTROPHOTOMETRY ANAL NOS</text:p>
          </table:table-cell>
          <table:table-cell office:value-type="float" office:value="272" table:style-name="ce6">
            <text:p>272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1973" table:style-name="ce4">
            <text:p>1973</text:p>
          </table:table-cell>
          <table:table-cell office:value-type="string" table:style-name="ce5">
            <text:p>SPEEDTRAP GRAFT SYS</text:p>
          </table:table-cell>
          <table:table-cell office:value-type="float" office:value="625" table:style-name="ce6">
            <text:p>625</text:p>
          </table:table-cell>
          <table:table-cell office:value-type="float" office:value="625" table:style-name="ce6">
            <text:p>625</text:p>
          </table:table-cell>
          <table:table-cell table:number-columns-repeated="16380"/>
        </table:table-row>
        <table:table-row table:style-name="ro2">
          <table:table-cell office:value-type="float" office:value="1974" table:style-name="ce4">
            <text:p>1974</text:p>
          </table:table-cell>
          <table:table-cell office:value-type="string" table:style-name="ce5">
            <text:p>SPIROME PFT PRE AND POST BRON</text:p>
          </table:table-cell>
          <table:table-cell office:value-type="float" office:value="628" table:style-name="ce6">
            <text:p>628</text:p>
          </table:table-cell>
          <table:table-cell office:value-type="float" office:value="628" table:style-name="ce6">
            <text:p>628</text:p>
          </table:table-cell>
          <table:table-cell table:number-columns-repeated="16380"/>
        </table:table-row>
        <table:table-row table:style-name="ro2">
          <table:table-cell office:value-type="float" office:value="1975" table:style-name="ce4">
            <text:p>1975</text:p>
          </table:table-cell>
          <table:table-cell office:value-type="string" table:style-name="ce5">
            <text:p>SPIROMETRY/PFT BASIC</text:p>
          </table:table-cell>
          <table:table-cell office:value-type="float" office:value="413.5" table:style-name="ce6">
            <text:p>414</text:p>
          </table:table-cell>
          <table:table-cell office:value-type="float" office:value="413.5" table:style-name="ce6">
            <text:p>414</text:p>
          </table:table-cell>
          <table:table-cell table:number-columns-repeated="16380"/>
        </table:table-row>
        <table:table-row table:style-name="ro2">
          <table:table-cell office:value-type="float" office:value="1976" table:style-name="ce4">
            <text:p>1976</text:p>
          </table:table-cell>
          <table:table-cell office:value-type="string" table:style-name="ce5">
            <text:p>SPIROMETRY/PFT CHALLENGE</text:p>
          </table:table-cell>
          <table:table-cell office:value-type="float" office:value="1763" table:style-name="ce6">
            <text:p>1,763</text:p>
          </table:table-cell>
          <table:table-cell office:value-type="float" office:value="1763" table:style-name="ce6">
            <text:p>1,763</text:p>
          </table:table-cell>
          <table:table-cell table:number-columns-repeated="16380"/>
        </table:table-row>
        <table:table-row table:style-name="ro2">
          <table:table-cell office:value-type="float" office:value="1977" table:style-name="ce4">
            <text:p>1977</text:p>
          </table:table-cell>
          <table:table-cell office:value-type="string" table:style-name="ce5">
            <text:p>SPLINT ANKLE STIRRUP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1978" table:style-name="ce4">
            <text:p>1978</text:p>
          </table:table-cell>
          <table:table-cell office:value-type="string" table:style-name="ce5">
            <text:p>SPLINT NASAL 100</text:p>
          </table:table-cell>
          <table:table-cell office:value-type="float" office:value="355.5" table:style-name="ce6">
            <text:p>356</text:p>
          </table:table-cell>
          <table:table-cell office:value-type="float" office:value="355.5" table:style-name="ce6">
            <text:p>356</text:p>
          </table:table-cell>
          <table:table-cell table:number-columns-repeated="16380"/>
        </table:table-row>
        <table:table-row table:style-name="ro2">
          <table:table-cell office:value-type="float" office:value="1979" table:style-name="ce4">
            <text:p>1979</text:p>
          </table:table-cell>
          <table:table-cell office:value-type="string" table:style-name="ce5">
            <text:p>SPLINT NASAL 125</text:p>
          </table:table-cell>
          <table:table-cell office:value-type="float" office:value="391.5" table:style-name="ce6">
            <text:p>392</text:p>
          </table:table-cell>
          <table:table-cell office:value-type="float" office:value="391.5" table:style-name="ce6">
            <text:p>392</text:p>
          </table:table-cell>
          <table:table-cell table:number-columns-repeated="16380"/>
        </table:table-row>
        <table:table-row table:style-name="ro2">
          <table:table-cell office:value-type="float" office:value="1980" table:style-name="ce4">
            <text:p>1980</text:p>
          </table:table-cell>
          <table:table-cell office:value-type="string" table:style-name="ce5">
            <text:p>SPLINT NASAL 50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1981" table:style-name="ce4">
            <text:p>1981</text:p>
          </table:table-cell>
          <table:table-cell office:value-type="string" table:style-name="ce5">
            <text:p>SPLINT PLASTER ARM LONG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1982" table:style-name="ce4">
            <text:p>1982</text:p>
          </table:table-cell>
          <table:table-cell office:value-type="string" table:style-name="ce5">
            <text:p>SPLINT PLASTER LEG LONG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table:number-columns-repeated="16380"/>
        </table:table-row>
        <table:table-row table:style-name="ro2">
          <table:table-cell office:value-type="float" office:value="1983" table:style-name="ce4">
            <text:p>1983</text:p>
          </table:table-cell>
          <table:table-cell office:value-type="string" table:style-name="ce5">
            <text:p>SPLINT PLASTER LEG SHORT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1984" table:style-name="ce4">
            <text:p>1984</text:p>
          </table:table-cell>
          <table:table-cell office:value-type="string" table:style-name="ce5">
            <text:p>SPLINT WRIST THUMB OTS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1985" table:style-name="ce4">
            <text:p>1985</text:p>
          </table:table-cell>
          <table:table-cell office:value-type="string" table:style-name="ce5">
            <text:p>SPONGE OSTEO COLLAGEA SCAFFOLD 10CC</text:p>
          </table:table-cell>
          <table:table-cell office:value-type="float" office:value="3900" table:style-name="ce6">
            <text:p>3,900</text:p>
          </table:table-cell>
          <table:table-cell office:value-type="float" office:value="3900" table:style-name="ce6">
            <text:p>3,900</text:p>
          </table:table-cell>
          <table:table-cell table:number-columns-repeated="16380"/>
        </table:table-row>
        <table:table-row table:style-name="ro2">
          <table:table-cell office:value-type="float" office:value="1986" table:style-name="ce4">
            <text:p>1986</text:p>
          </table:table-cell>
          <table:table-cell office:value-type="string" table:style-name="ce5">
            <text:p>ST MOD BARIUM SWALLOW 31-60MIN</text:p>
          </table:table-cell>
          <table:table-cell office:value-type="float" office:value="256" table:style-name="ce6">
            <text:p>256</text:p>
          </table:table-cell>
          <table:table-cell office:value-type="float" office:value="146.5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1987" table:style-name="ce4">
            <text:p>1987</text:p>
          </table:table-cell>
          <table:table-cell office:value-type="string" table:style-name="ce5">
            <text:p>ST SWALLOW EVAL 31-60 MIN</text:p>
          </table:table-cell>
          <table:table-cell office:value-type="float" office:value="406.5" table:style-name="ce6">
            <text:p>407</text:p>
          </table:table-cell>
          <table:table-cell office:value-type="float" office:value="232.5" table:style-name="ce6">
            <text:p>233</text:p>
          </table:table-cell>
          <table:table-cell table:number-columns-repeated="16380"/>
        </table:table-row>
        <table:table-row table:style-name="ro2">
          <table:table-cell office:value-type="float" office:value="1988" table:style-name="ce4">
            <text:p>1988</text:p>
          </table:table-cell>
          <table:table-cell office:value-type="string" table:style-name="ce5">
            <text:p>ST SWALLOW TREATMENT 0-30 MIN</text:p>
          </table:table-cell>
          <table:table-cell office:value-type="float" office:value="408.5" table:style-name="ce6">
            <text:p>409</text:p>
          </table:table-cell>
          <table:table-cell office:value-type="float" office:value="233.5" table:style-name="ce6">
            <text:p>234</text:p>
          </table:table-cell>
          <table:table-cell table:number-columns-repeated="16380"/>
        </table:table-row>
        <table:table-row table:style-name="ro2">
          <table:table-cell office:value-type="float" office:value="1989" table:style-name="ce4">
            <text:p>1989</text:p>
          </table:table-cell>
          <table:table-cell office:value-type="string" table:style-name="ce5">
            <text:p>ST TREATMENT 31-60 MIN</text:p>
          </table:table-cell>
          <table:table-cell office:value-type="float" office:value="376.5" table:style-name="ce6">
            <text:p>377</text:p>
          </table:table-cell>
          <table:table-cell office:value-type="float" office:value="215" table:style-name="ce6">
            <text:p>215</text:p>
          </table:table-cell>
          <table:table-cell table:number-columns-repeated="16380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string" table:style-name="ce5">
            <text:p>STAPH AUREUS METHICILLIN RESIST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string" table:style-name="ce5">
            <text:p>STAPLE EASYCLIP</text:p>
          </table:table-cell>
          <table:table-cell office:value-type="float" office:value="3730.5" table:style-name="ce6">
            <text:p>3,731</text:p>
          </table:table-cell>
          <table:table-cell office:value-type="float" office:value="3730.5" table:style-name="ce6">
            <text:p>3,731</text:p>
          </table:table-cell>
          <table:table-cell table:number-columns-repeated="16380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string" table:style-name="ce5">
            <text:p>STAPLE EASYCLIP FIXATION</text:p>
          </table:table-cell>
          <table:table-cell office:value-type="float" office:value="3863" table:style-name="ce6">
            <text:p>3,863</text:p>
          </table:table-cell>
          <table:table-cell office:value-type="float" office:value="3863" table:style-name="ce6">
            <text:p>3,863</text:p>
          </table:table-cell>
          <table:table-cell table:number-columns-repeated="16380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string" table:style-name="ce5">
            <text:p>STAPLE EASYCLIP FIXATION 20/25MM</text:p>
          </table:table-cell>
          <table:table-cell office:value-type="float" office:value="4740" table:style-name="ce6">
            <text:p>4,740</text:p>
          </table:table-cell>
          <table:table-cell office:value-type="float" office:value="4740" table:style-name="ce6">
            <text:p>4,740</text:p>
          </table:table-cell>
          <table:table-cell table:number-columns-repeated="16380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string" table:style-name="ce5">
            <text:p>STAPLE RELOAD 175</text:p>
          </table:table-cell>
          <table:table-cell office:value-type="float" office:value="424" table:style-name="ce6">
            <text:p>424</text:p>
          </table:table-cell>
          <table:table-cell office:value-type="float" office:value="424" table:style-name="ce6">
            <text:p>424</text:p>
          </table:table-cell>
          <table:table-cell table:number-columns-repeated="16380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string" table:style-name="ce5">
            <text:p>STAPLE RELOAD 225</text:p>
          </table:table-cell>
          <table:table-cell office:value-type="float" office:value="514" table:style-name="ce6">
            <text:p>514</text:p>
          </table:table-cell>
          <table:table-cell office:value-type="float" office:value="514" table:style-name="ce6">
            <text:p>514</text:p>
          </table:table-cell>
          <table:table-cell table:number-columns-repeated="16380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string" table:style-name="ce5">
            <text:p>STAPLE RELOAD 250</text:p>
          </table:table-cell>
          <table:table-cell office:value-type="float" office:value="672.5" table:style-name="ce6">
            <text:p>673</text:p>
          </table:table-cell>
          <table:table-cell office:value-type="float" office:value="672.5" table:style-name="ce6">
            <text:p>673</text:p>
          </table:table-cell>
          <table:table-cell table:number-columns-repeated="16380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string" table:style-name="ce5">
            <text:p>STAPLE RELOAD 275</text:p>
          </table:table-cell>
          <table:table-cell office:value-type="float" office:value="841.5" table:style-name="ce6">
            <text:p>842</text:p>
          </table:table-cell>
          <table:table-cell office:value-type="float" office:value="841.5" table:style-name="ce6">
            <text:p>842</text:p>
          </table:table-cell>
          <table:table-cell table:number-columns-repeated="16380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string" table:style-name="ce5">
            <text:p>STAPLE RELOAD 300</text:p>
          </table:table-cell>
          <table:table-cell office:value-type="float" office:value="841.5" table:style-name="ce6">
            <text:p>842</text:p>
          </table:table-cell>
          <table:table-cell office:value-type="float" office:value="841.5" table:style-name="ce6">
            <text:p>842</text:p>
          </table:table-cell>
          <table:table-cell table:number-columns-repeated="16380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string" table:style-name="ce5">
            <text:p>STAPLE RELOAD 500</text:p>
          </table:table-cell>
          <table:table-cell office:value-type="float" office:value="841.5" table:style-name="ce6">
            <text:p>842</text:p>
          </table:table-cell>
          <table:table-cell office:value-type="float" office:value="841.5" table:style-name="ce6">
            <text:p>842</text:p>
          </table:table-cell>
          <table:table-cell table:number-columns-repeated="16380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string" table:style-name="ce5">
            <text:p>STAPLE RELOAD ECR60 ETHICON</text:p>
          </table:table-cell>
          <table:table-cell office:value-type="float" office:value="918" table:style-name="ce6">
            <text:p>918</text:p>
          </table:table-cell>
          <table:table-cell office:value-type="float" office:value="918" table:style-name="ce6">
            <text:p>918</text:p>
          </table:table-cell>
          <table:table-cell table:number-columns-repeated="16380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string" table:style-name="ce5">
            <text:p>STAPLER 175</text:p>
          </table:table-cell>
          <table:table-cell office:value-type="float" office:value="82.5" table:style-name="ce6">
            <text:p>83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string" table:style-name="ce5">
            <text:p>STAPLER 200</text:p>
          </table:table-cell>
          <table:table-cell office:value-type="float" office:value="1529" table:style-name="ce6">
            <text:p>1,529</text:p>
          </table:table-cell>
          <table:table-cell office:value-type="float" office:value="1529" table:style-name="ce6">
            <text:p>1,529</text:p>
          </table:table-cell>
          <table:table-cell table:number-columns-repeated="16380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string" table:style-name="ce5">
            <text:p>STAPLER 275</text:p>
          </table:table-cell>
          <table:table-cell office:value-type="float" office:value="618.5" table:style-name="ce6">
            <text:p>619</text:p>
          </table:table-cell>
          <table:table-cell office:value-type="float" office:value="618.5" table:style-name="ce6">
            <text:p>619</text:p>
          </table:table-cell>
          <table:table-cell table:number-columns-repeated="16380"/>
        </table:table-row>
        <table:table-row table:style-name="ro2">
          <table:table-cell office:value-type="float" office:value="2004" table:style-name="ce4">
            <text:p>2004</text:p>
          </table:table-cell>
          <table:table-cell office:value-type="string" table:style-name="ce5">
            <text:p>STAPLER 300</text:p>
          </table:table-cell>
          <table:table-cell office:value-type="float" office:value="587" table:style-name="ce6">
            <text:p>587</text:p>
          </table:table-cell>
          <table:table-cell office:value-type="float" office:value="587" table:style-name="ce6">
            <text:p>587</text:p>
          </table:table-cell>
          <table:table-cell table:number-columns-repeated="16380"/>
        </table:table-row>
        <table:table-row table:style-name="ro2">
          <table:table-cell office:value-type="float" office:value="2005" table:style-name="ce4">
            <text:p>2005</text:p>
          </table:table-cell>
          <table:table-cell office:value-type="string" table:style-name="ce5">
            <text:p>STAPLER 40</text:p>
          </table:table-cell>
          <table:table-cell office:value-type="float" office:value="869" table:style-name="ce6">
            <text:p>869</text:p>
          </table:table-cell>
          <table:table-cell office:value-type="float" office:value="869" table:style-name="ce6">
            <text:p>869</text:p>
          </table:table-cell>
          <table:table-cell table:number-columns-repeated="16380"/>
        </table:table-row>
        <table:table-row table:style-name="ro2">
          <table:table-cell office:value-type="float" office:value="2006" table:style-name="ce4">
            <text:p>2006</text:p>
          </table:table-cell>
          <table:table-cell office:value-type="string" table:style-name="ce5">
            <text:p>STAPLER 450</text:p>
          </table:table-cell>
          <table:table-cell office:value-type="float" office:value="959" table:style-name="ce6">
            <text:p>959</text:p>
          </table:table-cell>
          <table:table-cell office:value-type="float" office:value="959" table:style-name="ce6">
            <text:p>959</text:p>
          </table:table-cell>
          <table:table-cell table:number-columns-repeated="16380"/>
        </table:table-row>
        <table:table-row table:style-name="ro2">
          <table:table-cell office:value-type="float" office:value="2007" table:style-name="ce4">
            <text:p>2007</text:p>
          </table:table-cell>
          <table:table-cell office:value-type="string" table:style-name="ce5">
            <text:p>STAPLER 550</text:p>
          </table:table-cell>
          <table:table-cell office:value-type="float" office:value="2090" table:style-name="ce6">
            <text:p>2,090</text:p>
          </table:table-cell>
          <table:table-cell office:value-type="float" office:value="2090" table:style-name="ce6">
            <text:p>2,090</text:p>
          </table:table-cell>
          <table:table-cell table:number-columns-repeated="16380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string" table:style-name="ce5">
            <text:p>STAPLER 600</text:p>
          </table:table-cell>
          <table:table-cell office:value-type="float" office:value="1392.5" table:style-name="ce6">
            <text:p>1,393</text:p>
          </table:table-cell>
          <table:table-cell office:value-type="float" office:value="1392.5" table:style-name="ce6">
            <text:p>1,393</text:p>
          </table:table-cell>
          <table:table-cell table:number-columns-repeated="16380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string" table:style-name="ce5">
            <text:p>STAPLER 700</text:p>
          </table:table-cell>
          <table:table-cell office:value-type="float" office:value="2361.5" table:style-name="ce6">
            <text:p>2,362</text:p>
          </table:table-cell>
          <table:table-cell office:value-type="float" office:value="2361.5" table:style-name="ce6">
            <text:p>2,362</text:p>
          </table:table-cell>
          <table:table-cell table:number-columns-repeated="16380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string" table:style-name="ce5">
            <text:p>STAPLER AND CUTTER EC60</text:p>
          </table:table-cell>
          <table:table-cell office:value-type="float" office:value="3295" table:style-name="ce6">
            <text:p>3,295</text:p>
          </table:table-cell>
          <table:table-cell office:value-type="float" office:value="3295" table:style-name="ce6">
            <text:p>3,295</text:p>
          </table:table-cell>
          <table:table-cell table:number-columns-repeated="16380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string" table:style-name="ce5">
            <text:p>STAPLER ENDOSCOPIC CURVD</text:p>
          </table:table-cell>
          <table:table-cell office:value-type="float" office:value="1716" table:style-name="ce6">
            <text:p>1,716</text:p>
          </table:table-cell>
          <table:table-cell office:value-type="float" office:value="1716" table:style-name="ce6">
            <text:p>1,716</text:p>
          </table:table-cell>
          <table:table-cell table:number-columns-repeated="16380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string" table:style-name="ce5">
            <text:p>STAPLER LINEAR CUTTER 75MM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number-columns-repeated="16380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string" table:style-name="ce5">
            <text:p>STAPLER RELOAD 75MM ETHICON</text:p>
          </table:table-cell>
          <table:table-cell office:value-type="float" office:value="608" table:style-name="ce6">
            <text:p>608</text:p>
          </table:table-cell>
          <table:table-cell office:value-type="float" office:value="608" table:style-name="ce6">
            <text:p>608</text:p>
          </table:table-cell>
          <table:table-cell table:number-columns-repeated="16380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string" table:style-name="ce5">
            <text:p>STAPLER RELOAD LINEAR</text:p>
          </table:table-cell>
          <table:table-cell office:value-type="float" office:value="1016" table:style-name="ce6">
            <text:p>1,016</text:p>
          </table:table-cell>
          <table:table-cell office:value-type="float" office:value="1016" table:style-name="ce6">
            <text:p>1,016</text:p>
          </table:table-cell>
          <table:table-cell table:number-columns-repeated="16380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string" table:style-name="ce5">
            <text:p>STAPLER RELOAD LINEAR WHITE</text:p>
          </table:table-cell>
          <table:table-cell office:value-type="float" office:value="901" table:style-name="ce6">
            <text:p>901</text:p>
          </table:table-cell>
          <table:table-cell office:value-type="float" office:value="901" table:style-name="ce6">
            <text:p>901</text:p>
          </table:table-cell>
          <table:table-cell table:number-columns-repeated="16380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string" table:style-name="ce5">
            <text:p>STENT COOK URETERAL</text:p>
          </table:table-cell>
          <table:table-cell office:value-type="float" office:value="677" table:style-name="ce6">
            <text:p>677</text:p>
          </table:table-cell>
          <table:table-cell office:value-type="float" office:value="677" table:style-name="ce6">
            <text:p>677</text:p>
          </table:table-cell>
          <table:table-cell table:number-columns-repeated="16380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string" table:style-name="ce5">
            <text:p>STENT CORONARY GUID VISION</text:p>
          </table:table-cell>
          <table:table-cell office:value-type="float" office:value="3412.5" table:style-name="ce6">
            <text:p>3,413</text:p>
          </table:table-cell>
          <table:table-cell office:value-type="float" office:value="3412.5" table:style-name="ce6">
            <text:p>3,413</text:p>
          </table:table-cell>
          <table:table-cell table:number-columns-repeated="16380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string" table:style-name="ce5">
            <text:p>STENT DES EA ADDL BR</text:p>
          </table:table-cell>
          <table:table-cell office:value-type="float" office:value="9995" table:style-name="ce6">
            <text:p>9,995</text:p>
          </table:table-cell>
          <table:table-cell office:value-type="float" office:value="9995" table:style-name="ce6">
            <text:p>9,995</text:p>
          </table:table-cell>
          <table:table-cell table:number-columns-repeated="16380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string" table:style-name="ce5">
            <text:p>STENT DES INCL DCRA</text:p>
          </table:table-cell>
          <table:table-cell office:value-type="float" office:value="36531.5" table:style-name="ce6">
            <text:p>36,532</text:p>
          </table:table-cell>
          <table:table-cell office:value-type="float" office:value="36531.5" table:style-name="ce6">
            <text:p>36,532</text:p>
          </table:table-cell>
          <table:table-cell table:number-columns-repeated="16380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string" table:style-name="ce5">
            <text:p>STENT DES MAJOR ART/BR</text:p>
          </table:table-cell>
          <table:table-cell office:value-type="float" office:value="23857" table:style-name="ce6">
            <text:p>23,857</text:p>
          </table:table-cell>
          <table:table-cell office:value-type="float" office:value="23857" table:style-name="ce6">
            <text:p>23,857</text:p>
          </table:table-cell>
          <table:table-cell table:number-columns-repeated="16380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string" table:style-name="ce5">
            <text:p>STENT DRUG ELUTING EA ADDL</text:p>
          </table:table-cell>
          <table:table-cell office:value-type="float" office:value="7394" table:style-name="ce6">
            <text:p>7,394</text:p>
          </table:table-cell>
          <table:table-cell office:value-type="float" office:value="7394" table:style-name="ce6">
            <text:p>7,394</text:p>
          </table:table-cell>
          <table:table-cell table:number-columns-repeated="16380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5">
            <text:p>STENT ENDURANT II</text:p>
          </table:table-cell>
          <table:table-cell office:value-type="float" office:value="30149.5" table:style-name="ce6">
            <text:p>30,150</text:p>
          </table:table-cell>
          <table:table-cell office:value-type="float" office:value="30149.5" table:style-name="ce6">
            <text:p>30,150</text:p>
          </table:table-cell>
          <table:table-cell table:number-columns-repeated="16380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STENT EVERFLEX</text:p>
          </table:table-cell>
          <table:table-cell office:value-type="float" office:value="4950.5" table:style-name="ce6">
            <text:p>4,951</text:p>
          </table:table-cell>
          <table:table-cell office:value-type="float" office:value="4950.5" table:style-name="ce6">
            <text:p>4,951</text:p>
          </table:table-cell>
          <table:table-cell table:number-columns-repeated="16380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STENT FORMULA 414 RX RENAL BALLOON EXPANDABLE</text:p>
          </table:table-cell>
          <table:table-cell office:value-type="float" office:value="3933.5" table:style-name="ce6">
            <text:p>3,934</text:p>
          </table:table-cell>
          <table:table-cell office:value-type="float" office:value="3933.5" table:style-name="ce6">
            <text:p>3,934</text:p>
          </table:table-cell>
          <table:table-cell table:number-columns-repeated="16380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TENT GRAFT SYS ENDURANT</text:p>
          </table:table-cell>
          <table:table-cell office:value-type="float" office:value="30149.5" table:style-name="ce6">
            <text:p>30,150</text:p>
          </table:table-cell>
          <table:table-cell office:value-type="float" office:value="30149.5" table:style-name="ce6">
            <text:p>30,150</text:p>
          </table:table-cell>
          <table:table-cell table:number-columns-repeated="16380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string" table:style-name="ce5">
            <text:p>STENT PIGTAIL URETERAL</text:p>
          </table:table-cell>
          <table:table-cell office:value-type="float" office:value="4051.5" table:style-name="ce6">
            <text:p>4,052</text:p>
          </table:table-cell>
          <table:table-cell office:value-type="float" office:value="4051.5" table:style-name="ce6">
            <text:p>4,052</text:p>
          </table:table-cell>
          <table:table-cell table:number-columns-repeated="16380"/>
        </table:table-row>
        <table:table-row table:style-name="ro2">
          <table:table-cell office:value-type="float" office:value="2027" table:style-name="ce4">
            <text:p>2027</text:p>
          </table:table-cell>
          <table:table-cell office:value-type="string" table:style-name="ce5">
            <text:p>STENT PROTEGE</text:p>
          </table:table-cell>
          <table:table-cell office:value-type="float" office:value="4320" table:style-name="ce6">
            <text:p>4,320</text:p>
          </table:table-cell>
          <table:table-cell office:value-type="float" office:value="4320" table:style-name="ce6">
            <text:p>4,320</text:p>
          </table:table-cell>
          <table:table-cell table:number-columns-repeated="16380"/>
        </table:table-row>
        <table:table-row table:style-name="ro2">
          <table:table-cell office:value-type="float" office:value="2028" table:style-name="ce4">
            <text:p>2028</text:p>
          </table:table-cell>
          <table:table-cell office:value-type="string" table:style-name="ce5">
            <text:p>STENT RX PLASTIC</text:p>
          </table:table-cell>
          <table:table-cell office:value-type="float" office:value="1140" table:style-name="ce6">
            <text:p>1,140</text:p>
          </table:table-cell>
          <table:table-cell office:value-type="float" office:value="1140" table:style-name="ce6">
            <text:p>1,140</text:p>
          </table:table-cell>
          <table:table-cell table:number-columns-repeated="16380"/>
        </table:table-row>
        <table:table-row table:style-name="ro2">
          <table:table-cell office:value-type="float" office:value="2029" table:style-name="ce4">
            <text:p>2029</text:p>
          </table:table-cell>
          <table:table-cell office:value-type="string" table:style-name="ce5">
            <text:p>STENT SYSTEM ABBOTT VASCULAR</text:p>
          </table:table-cell>
          <table:table-cell office:value-type="float" office:value="3705" table:style-name="ce6">
            <text:p>3,705</text:p>
          </table:table-cell>
          <table:table-cell office:value-type="float" office:value="3705" table:style-name="ce6">
            <text:p>3,705</text:p>
          </table:table-cell>
          <table:table-cell table:number-columns-repeated="16380"/>
        </table:table-row>
        <table:table-row table:style-name="ro2">
          <table:table-cell office:value-type="float" office:value="2030" table:style-name="ce4">
            <text:p>2030</text:p>
          </table:table-cell>
          <table:table-cell office:value-type="string" table:style-name="ce5">
            <text:p>STENT URETERAL CONTOUR 4.8-8F</text:p>
          </table:table-cell>
          <table:table-cell office:value-type="float" office:value="712.5" table:style-name="ce6">
            <text:p>713</text:p>
          </table:table-cell>
          <table:table-cell office:value-type="float" office:value="712.5" table:style-name="ce6">
            <text:p>713</text:p>
          </table:table-cell>
          <table:table-cell table:number-columns-repeated="16380"/>
        </table:table-row>
        <table:table-row table:style-name="ro2">
          <table:table-cell office:value-type="float" office:value="2031" table:style-name="ce4">
            <text:p>2031</text:p>
          </table:table-cell>
          <table:table-cell office:value-type="string" table:style-name="ce5">
            <text:p>STENT URETERAL/URETHRAL 225</text:p>
          </table:table-cell>
          <table:table-cell office:value-type="float" office:value="1217.5" table:style-name="ce6">
            <text:p>1,218</text:p>
          </table:table-cell>
          <table:table-cell office:value-type="float" office:value="1217.5" table:style-name="ce6">
            <text:p>1,218</text:p>
          </table:table-cell>
          <table:table-cell table:number-columns-repeated="16380"/>
        </table:table-row>
        <table:table-row table:style-name="ro2">
          <table:table-cell office:value-type="float" office:value="2032" table:style-name="ce4">
            <text:p>2032</text:p>
          </table:table-cell>
          <table:table-cell office:value-type="string" table:style-name="ce5">
            <text:p>STENT URETERAL/URETHRAL 375</text:p>
          </table:table-cell>
          <table:table-cell office:value-type="float" office:value="691" table:style-name="ce6">
            <text:p>691</text:p>
          </table:table-cell>
          <table:table-cell office:value-type="float" office:value="691" table:style-name="ce6">
            <text:p>691</text:p>
          </table:table-cell>
          <table:table-cell table:number-columns-repeated="16380"/>
        </table:table-row>
        <table:table-row table:style-name="ro2">
          <table:table-cell office:value-type="float" office:value="2033" table:style-name="ce4">
            <text:p>2033</text:p>
          </table:table-cell>
          <table:table-cell office:value-type="string" table:style-name="ce5">
            <text:p>STENT URETERL</text:p>
          </table:table-cell>
          <table:table-cell office:value-type="float" office:value="712.5" table:style-name="ce6">
            <text:p>713</text:p>
          </table:table-cell>
          <table:table-cell office:value-type="float" office:value="712.5" table:style-name="ce6">
            <text:p>713</text:p>
          </table:table-cell>
          <table:table-cell table:number-columns-repeated="16380"/>
        </table:table-row>
        <table:table-row table:style-name="ro2">
          <table:table-cell office:value-type="float" office:value="2034" table:style-name="ce4">
            <text:p>2034</text:p>
          </table:table-cell>
          <table:table-cell office:value-type="string" table:style-name="ce5">
            <text:p>STENT URETERL CONTOUR VL 7FR</text:p>
          </table:table-cell>
          <table:table-cell office:value-type="float" office:value="691" table:style-name="ce6">
            <text:p>691</text:p>
          </table:table-cell>
          <table:table-cell office:value-type="float" office:value="691" table:style-name="ce6">
            <text:p>691</text:p>
          </table:table-cell>
          <table:table-cell table:number-columns-repeated="16380"/>
        </table:table-row>
        <table:table-row table:style-name="ro2">
          <table:table-cell office:value-type="float" office:value="2035" table:style-name="ce4">
            <text:p>2035</text:p>
          </table:table-cell>
          <table:table-cell office:value-type="string" table:style-name="ce5">
            <text:p>STENT ZILVER 635</text:p>
          </table:table-cell>
          <table:table-cell office:value-type="float" office:value="3412.5" table:style-name="ce6">
            <text:p>3,413</text:p>
          </table:table-cell>
          <table:table-cell office:value-type="float" office:value="3412.5" table:style-name="ce6">
            <text:p>3,413</text:p>
          </table:table-cell>
          <table:table-cell table:number-columns-repeated="16380"/>
        </table:table-row>
        <table:table-row table:style-name="ro2">
          <table:table-cell office:value-type="float" office:value="2036" table:style-name="ce4">
            <text:p>2036</text:p>
          </table:table-cell>
          <table:table-cell office:value-type="string" table:style-name="ce5">
            <text:p>STENT ZILVER FLEX</text:p>
          </table:table-cell>
          <table:table-cell office:value-type="float" office:value="4550" table:style-name="ce6">
            <text:p>4,550</text:p>
          </table:table-cell>
          <table:table-cell office:value-type="float" office:value="4550" table:style-name="ce6">
            <text:p>4,550</text:p>
          </table:table-cell>
          <table:table-cell table:number-columns-repeated="16380"/>
        </table:table-row>
        <table:table-row table:style-name="ro2">
          <table:table-cell office:value-type="float" office:value="2037" table:style-name="ce4">
            <text:p>2037</text:p>
          </table:table-cell>
          <table:table-cell office:value-type="string" table:style-name="ce5">
            <text:p>STIMULATOR NERVE 125</text:p>
          </table:table-cell>
          <table:table-cell office:value-type="float" office:value="508" table:style-name="ce6">
            <text:p>508</text:p>
          </table:table-cell>
          <table:table-cell office:value-type="float" office:value="508" table:style-name="ce6">
            <text:p>508</text:p>
          </table:table-cell>
          <table:table-cell table:number-columns-repeated="16380"/>
        </table:table-row>
        <table:table-row table:style-name="ro2">
          <table:table-cell office:value-type="float" office:value="2038" table:style-name="ce4">
            <text:p>2038</text:p>
          </table:table-cell>
          <table:table-cell office:value-type="string" table:style-name="ce5">
            <text:p>STRAP ANKLE 175</text:p>
          </table:table-cell>
          <table:table-cell office:value-type="float" office:value="356.5" table:style-name="ce6">
            <text:p>357</text:p>
          </table:table-cell>
          <table:table-cell office:value-type="float" office:value="356.5" table:style-name="ce6">
            <text:p>357</text:p>
          </table:table-cell>
          <table:table-cell table:number-columns-repeated="16380"/>
        </table:table-row>
        <table:table-row table:style-name="ro2">
          <table:table-cell office:value-type="float" office:value="2039" table:style-name="ce4">
            <text:p>2039</text:p>
          </table:table-cell>
          <table:table-cell office:value-type="string" table:style-name="ce5">
            <text:p>STRAPPING UNNA BOOT</text:p>
          </table:table-cell>
          <table:table-cell office:value-type="float" office:value="189" table:style-name="ce6">
            <text:p>189</text:p>
          </table:table-cell>
          <table:table-cell office:value-type="float" office:value="189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2040" table:style-name="ce4">
            <text:p>2040</text:p>
          </table:table-cell>
          <table:table-cell office:value-type="string" table:style-name="ce5">
            <text:p>STREP GRP A SCREEN IMMUNOAS</text:p>
          </table:table-cell>
          <table:table-cell office:value-type="float" office:value="164.5" table:style-name="ce6">
            <text:p>165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2041" table:style-name="ce4">
            <text:p>2041</text:p>
          </table:table-cell>
          <table:table-cell office:value-type="string" table:style-name="ce5">
            <text:p>STREPTOLYSIN-O ANTIBODY</text:p>
          </table:table-cell>
          <table:table-cell office:value-type="float" office:value="217" table:style-name="ce6">
            <text:p>217</text:p>
          </table:table-cell>
          <table:table-cell office:value-type="float" office:value="124" table:style-name="ce6">
            <text:p>124</text:p>
          </table:table-cell>
          <table:table-cell table:number-columns-repeated="16380"/>
        </table:table-row>
        <table:table-row table:style-name="ro2">
          <table:table-cell office:value-type="float" office:value="2042" table:style-name="ce4">
            <text:p>2042</text:p>
          </table:table-cell>
          <table:table-cell office:value-type="string" table:style-name="ce5">
            <text:p>STRESS TEST CARDIOVASCULAR</text:p>
          </table:table-cell>
          <table:table-cell office:value-type="float" office:value="1019.5" table:style-name="ce6">
            <text:p>1,020</text:p>
          </table:table-cell>
          <table:table-cell office:value-type="float" office:value="1019.5" table:style-name="ce6">
            <text:p>1,020</text:p>
          </table:table-cell>
          <table:table-cell table:number-columns-repeated="16380"/>
        </table:table-row>
        <table:table-row table:style-name="ro2">
          <table:table-cell office:value-type="float" office:value="2043" table:style-name="ce4">
            <text:p>2043</text:p>
          </table:table-cell>
          <table:table-cell office:value-type="string" table:style-name="ce5">
            <text:p>SUGARS SINGLE QUAL EA</text:p>
          </table:table-cell>
          <table:table-cell office:value-type="float" office:value="125" table:style-name="ce6">
            <text:p>125</text:p>
          </table:table-cell>
          <table:table-cell office:value-type="float" office:value="71.5" table:style-name="ce6">
            <text:p>72</text:p>
          </table:table-cell>
          <table:table-cell table:number-columns-repeated="16380"/>
        </table:table-row>
        <table:table-row table:style-name="ro2">
          <table:table-cell office:value-type="float" office:value="2044" table:style-name="ce4">
            <text:p>2044</text:p>
          </table:table-cell>
          <table:table-cell office:value-type="string" table:style-name="ce5">
            <text:p>SUPPLIES A-LINE W/O FLOTRAC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table:number-columns-repeated="16380"/>
        </table:table-row>
        <table:table-row table:style-name="ro2">
          <table:table-cell office:value-type="float" office:value="2045" table:style-name="ce4">
            <text:p>2045</text:p>
          </table:table-cell>
          <table:table-cell office:value-type="string" table:style-name="ce5">
            <text:p>SUPPLIES CENTRAL LINE</text:p>
          </table:table-cell>
          <table:table-cell office:value-type="float" office:value="276" table:style-name="ce6">
            <text:p>276</text:p>
          </table:table-cell>
          <table:table-cell office:value-type="float" office:value="276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2046" table:style-name="ce4">
            <text:p>2046</text:p>
          </table:table-cell>
          <table:table-cell office:value-type="string" table:style-name="ce5">
            <text:p>SUPPLIES EMERGENT INTUBATION</text:p>
          </table:table-cell>
          <table:table-cell office:value-type="float" office:value="440" table:style-name="ce6">
            <text:p>440</text:p>
          </table:table-cell>
          <table:table-cell office:value-type="float" office:value="440" table:style-name="ce6">
            <text:p>440</text:p>
          </table:table-cell>
          <table:table-cell table:number-columns-repeated="16380"/>
        </table:table-row>
        <table:table-row table:style-name="ro2">
          <table:table-cell office:value-type="float" office:value="2047" table:style-name="ce4">
            <text:p>2047</text:p>
          </table:table-cell>
          <table:table-cell office:value-type="string" table:style-name="ce5">
            <text:p>SUPPLIES EPIDURAL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048" table:style-name="ce4">
            <text:p>2048</text:p>
          </table:table-cell>
          <table:table-cell office:value-type="string" table:style-name="ce5">
            <text:p>SUPPLIES EPIDURAL PAIN CONTROL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2049" table:style-name="ce4">
            <text:p>2049</text:p>
          </table:table-cell>
          <table:table-cell office:value-type="string" table:style-name="ce5">
            <text:p>SUPPLIES GENERAL ETT/OPEN HRT</text:p>
          </table:table-cell>
          <table:table-cell office:value-type="float" office:value="254" table:style-name="ce6">
            <text:p>254</text:p>
          </table:table-cell>
          <table:table-cell office:value-type="float" office:value="254" table:style-name="ce6">
            <text:p>254</text:p>
          </table:table-cell>
          <table:table-cell table:number-columns-repeated="16380"/>
        </table:table-row>
        <table:table-row table:style-name="ro2">
          <table:table-cell office:value-type="float" office:value="2050" table:style-name="ce4">
            <text:p>2050</text:p>
          </table:table-cell>
          <table:table-cell office:value-type="string" table:style-name="ce5">
            <text:p>SUPPLIES GENERAL W/LMA</text:p>
          </table:table-cell>
          <table:table-cell office:value-type="float" office:value="113" table:style-name="ce6">
            <text:p>113</text:p>
          </table:table-cell>
          <table:table-cell office:value-type="float" office:value="113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2051" table:style-name="ce4">
            <text:p>2051</text:p>
          </table:table-cell>
          <table:table-cell office:value-type="string" table:style-name="ce5">
            <text:p>SUPPLIES GENERAL W/REG/SPINAL/EPIDRL</text:p>
          </table:table-cell>
          <table:table-cell office:value-type="float" office:value="358" table:style-name="ce6">
            <text:p>358</text:p>
          </table:table-cell>
          <table:table-cell office:value-type="float" office:value="358" table:style-name="ce6">
            <text:p>358</text:p>
          </table:table-cell>
          <table:table-cell table:number-columns-repeated="16380"/>
        </table:table-row>
        <table:table-row table:style-name="ro2">
          <table:table-cell office:value-type="float" office:value="2052" table:style-name="ce4">
            <text:p>2052</text:p>
          </table:table-cell>
          <table:table-cell office:value-type="string" table:style-name="ce5">
            <text:p>SUPPLIES HEMODYNAMIC MONITORING</text:p>
          </table:table-cell>
          <table:table-cell office:value-type="float" office:value="985.5" table:style-name="ce6">
            <text:p>986</text:p>
          </table:table-cell>
          <table:table-cell office:value-type="float" office:value="985.5" table:style-name="ce6">
            <text:p>986</text:p>
          </table:table-cell>
          <table:table-cell table:number-columns-repeated="16380"/>
        </table:table-row>
        <table:table-row table:style-name="ro2">
          <table:table-cell office:value-type="float" office:value="2053" table:style-name="ce4">
            <text:p>2053</text:p>
          </table:table-cell>
          <table:table-cell office:value-type="string" table:style-name="ce5">
            <text:p>SUPPLIES MAC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2054" table:style-name="ce4">
            <text:p>2054</text:p>
          </table:table-cell>
          <table:table-cell office:value-type="string" table:style-name="ce5">
            <text:p>SUPPLIES MAC/TIVA W/REG/SPINAL/EPIDRL</text:p>
          </table:table-cell>
          <table:table-cell office:value-type="float" office:value="170.5" table:style-name="ce6">
            <text:p>171</text:p>
          </table:table-cell>
          <table:table-cell office:value-type="float" office:value="170.5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2055" table:style-name="ce4">
            <text:p>2055</text:p>
          </table:table-cell>
          <table:table-cell office:value-type="string" table:style-name="ce5">
            <text:p>SUPPLIES SPINAL</text:p>
          </table:table-cell>
          <table:table-cell office:value-type="float" office:value="119" table:style-name="ce6">
            <text:p>119</text:p>
          </table:table-cell>
          <table:table-cell office:value-type="float" office:value="119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2056" table:style-name="ce4">
            <text:p>2056</text:p>
          </table:table-cell>
          <table:table-cell office:value-type="string" table:style-name="ce5">
            <text:p>SUPPLIES TIVA</text:p>
          </table:table-cell>
          <table:table-cell office:value-type="float" office:value="94.5" table:style-name="ce6">
            <text:p>95</text:p>
          </table:table-cell>
          <table:table-cell office:value-type="float" office:value="94.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2057" table:style-name="ce4">
            <text:p>2057</text:p>
          </table:table-cell>
          <table:table-cell office:value-type="string" table:style-name="ce5">
            <text:p>SUPPORT ANKLE LACE UP OTS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2058" table:style-name="ce4">
            <text:p>2058</text:p>
          </table:table-cell>
          <table:table-cell office:value-type="string" table:style-name="ce5">
            <text:p>SUPPORT MAMMARY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2059" table:style-name="ce4">
            <text:p>2059</text:p>
          </table:table-cell>
          <table:table-cell office:value-type="string" table:style-name="ce5">
            <text:p>SURG PATH DECALCIFICATION</text:p>
          </table:table-cell>
          <table:table-cell office:value-type="float" office:value="82.5" table:style-name="ce6">
            <text:p>83</text:p>
          </table:table-cell>
          <table:table-cell office:value-type="float" office:value="47" table:style-name="ce6">
            <text:p>47</text:p>
          </table:table-cell>
          <table:table-cell table:number-columns-repeated="16380"/>
        </table:table-row>
        <table:table-row table:style-name="ro2">
          <table:table-cell office:value-type="float" office:value="2060" table:style-name="ce4">
            <text:p>2060</text:p>
          </table:table-cell>
          <table:table-cell office:value-type="string" table:style-name="ce5">
            <text:p>SURG PATH LEVEL 1 GROSS ONL</text:p>
          </table:table-cell>
          <table:table-cell office:value-type="float" office:value="271.5" table:style-name="ce6">
            <text:p>272</text:p>
          </table:table-cell>
          <table:table-cell office:value-type="float" office:value="15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2061" table:style-name="ce4">
            <text:p>2061</text:p>
          </table:table-cell>
          <table:table-cell office:value-type="string" table:style-name="ce5">
            <text:p>SURG PATH LEVEL 2 GR/MICRO</text:p>
          </table:table-cell>
          <table:table-cell office:value-type="float" office:value="420" table:style-name="ce6">
            <text:p>420</text:p>
          </table:table-cell>
          <table:table-cell office:value-type="float" office:value="240" table:style-name="ce6">
            <text:p>240</text:p>
          </table:table-cell>
          <table:table-cell table:number-columns-repeated="16380"/>
        </table:table-row>
        <table:table-row table:style-name="ro2">
          <table:table-cell office:value-type="float" office:value="2062" table:style-name="ce4">
            <text:p>2062</text:p>
          </table:table-cell>
          <table:table-cell office:value-type="string" table:style-name="ce5">
            <text:p>SURG PATH LEVEL 3 GR/MICRO</text:p>
          </table:table-cell>
          <table:table-cell office:value-type="float" office:value="520" table:style-name="ce6">
            <text:p>520</text:p>
          </table:table-cell>
          <table:table-cell office:value-type="float" office:value="297" table:style-name="ce6">
            <text:p>297</text:p>
          </table:table-cell>
          <table:table-cell table:number-columns-repeated="16380"/>
        </table:table-row>
        <table:table-row table:style-name="ro2">
          <table:table-cell office:value-type="float" office:value="2063" table:style-name="ce4">
            <text:p>2063</text:p>
          </table:table-cell>
          <table:table-cell office:value-type="string" table:style-name="ce5">
            <text:p>SURG PATH LEVEL 4 GR/MICRO</text:p>
          </table:table-cell>
          <table:table-cell office:value-type="float" office:value="650" table:style-name="ce6">
            <text:p>650</text:p>
          </table:table-cell>
          <table:table-cell office:value-type="float" office:value="371.5" table:style-name="ce6">
            <text:p>372</text:p>
          </table:table-cell>
          <table:table-cell table:number-columns-repeated="16380"/>
        </table:table-row>
        <table:table-row table:style-name="ro2">
          <table:table-cell office:value-type="float" office:value="2064" table:style-name="ce4">
            <text:p>2064</text:p>
          </table:table-cell>
          <table:table-cell office:value-type="string" table:style-name="ce5">
            <text:p>SURG PATH LEVEL 5 GR/MICRO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2065" table:style-name="ce4">
            <text:p>2065</text:p>
          </table:table-cell>
          <table:table-cell office:value-type="string" table:style-name="ce5">
            <text:p>SURG PATH LEVEL 6 GR/MICRO</text:p>
          </table:table-cell>
          <table:table-cell office:value-type="float" office:value="3894.5" table:style-name="ce6">
            <text:p>3,895</text:p>
          </table:table-cell>
          <table:table-cell office:value-type="float" office:value="2225.5" table:style-name="ce6">
            <text:p>2,226</text:p>
          </table:table-cell>
          <table:table-cell table:number-columns-repeated="16380"/>
        </table:table-row>
        <table:table-row table:style-name="ro2">
          <table:table-cell office:value-type="float" office:value="2066" table:style-name="ce4">
            <text:p>2066</text:p>
          </table:table-cell>
          <table:table-cell office:value-type="string" table:style-name="ce5">
            <text:p>SUSEPTIBILITY STUDIES</text:p>
          </table:table-cell>
          <table:table-cell office:value-type="float" office:value="61.5" table:style-name="ce6">
            <text:p>62</text:p>
          </table:table-cell>
          <table:table-cell office:value-type="float" office:value="3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2067" table:style-name="ce4">
            <text:p>2067</text:p>
          </table:table-cell>
          <table:table-cell office:value-type="string" table:style-name="ce5">
            <text:p>SUSPENSORIES SUPPORT 30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2068" table:style-name="ce4">
            <text:p>2068</text:p>
          </table:table-cell>
          <table:table-cell office:value-type="string" table:style-name="ce5">
            <text:p>SUTURE</text:p>
          </table:table-cell>
          <table:table-cell office:value-type="float" office:value="191.5" table:style-name="ce6">
            <text:p>192</text:p>
          </table:table-cell>
          <table:table-cell office:value-type="float" office:value="191.5" table:style-name="ce6">
            <text:p>192</text:p>
          </table:table-cell>
          <table:table-cell table:number-columns-repeated="16380"/>
        </table:table-row>
        <table:table-row table:style-name="ro2">
          <table:table-cell office:value-type="float" office:value="2069" table:style-name="ce4">
            <text:p>2069</text:p>
          </table:table-cell>
          <table:table-cell office:value-type="string" table:style-name="ce5">
            <text:p>SUTURE 125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2070" table:style-name="ce4">
            <text:p>2070</text:p>
          </table:table-cell>
          <table:table-cell office:value-type="string" table:style-name="ce5">
            <text:p>SUTURE 15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2071" table:style-name="ce4">
            <text:p>2071</text:p>
          </table:table-cell>
          <table:table-cell office:value-type="string" table:style-name="ce5">
            <text:p>SUTURE 2 ARTHREX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2072" table:style-name="ce4">
            <text:p>2072</text:p>
          </table:table-cell>
          <table:table-cell office:value-type="string" table:style-name="ce5">
            <text:p>SUTURE 25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2073" table:style-name="ce4">
            <text:p>2073</text:p>
          </table:table-cell>
          <table:table-cell office:value-type="string" table:style-name="ce5">
            <text:p>SUTURE 30</text:p>
          </table:table-cell>
          <table:table-cell office:value-type="float" office:value="101.5" table:style-name="ce6">
            <text:p>102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2074" table:style-name="ce4">
            <text:p>2074</text:p>
          </table:table-cell>
          <table:table-cell office:value-type="string" table:style-name="ce5">
            <text:p>SUTURE 40</text:p>
          </table:table-cell>
          <table:table-cell office:value-type="float" office:value="158" table:style-name="ce6">
            <text:p>158</text:p>
          </table:table-cell>
          <table:table-cell office:value-type="float" office:value="158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2075" table:style-name="ce4">
            <text:p>2075</text:p>
          </table:table-cell>
          <table:table-cell office:value-type="string" table:style-name="ce5">
            <text:p>SUTURE 50</text:p>
          </table:table-cell>
          <table:table-cell office:value-type="float" office:value="154.5" table:style-name="ce6">
            <text:p>155</text:p>
          </table:table-cell>
          <table:table-cell office:value-type="float" office:value="154.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2076" table:style-name="ce4">
            <text:p>2076</text:p>
          </table:table-cell>
          <table:table-cell office:value-type="string" table:style-name="ce5">
            <text:p>SUTURE 60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2077" table:style-name="ce4">
            <text:p>2077</text:p>
          </table:table-cell>
          <table:table-cell office:value-type="string" table:style-name="ce5">
            <text:p>SUTURE 70</text:p>
          </table:table-cell>
          <table:table-cell office:value-type="float" office:value="278" table:style-name="ce6">
            <text:p>278</text:p>
          </table:table-cell>
          <table:table-cell office:value-type="float" office:value="278" table:style-name="ce6">
            <text:p>278</text:p>
          </table:table-cell>
          <table:table-cell table:number-columns-repeated="16380"/>
        </table:table-row>
        <table:table-row table:style-name="ro2">
          <table:table-cell office:value-type="float" office:value="2078" table:style-name="ce4">
            <text:p>2078</text:p>
          </table:table-cell>
          <table:table-cell office:value-type="string" table:style-name="ce5">
            <text:p>SUTURE 80</text:p>
          </table:table-cell>
          <table:table-cell office:value-type="float" office:value="316" table:style-name="ce6">
            <text:p>316</text:p>
          </table:table-cell>
          <table:table-cell office:value-type="float" office:value="316" table:style-name="ce6">
            <text:p>316</text:p>
          </table:table-cell>
          <table:table-cell table:number-columns-repeated="16380"/>
        </table:table-row>
        <table:table-row table:style-name="ro2">
          <table:table-cell office:value-type="float" office:value="2079" table:style-name="ce4">
            <text:p>2079</text:p>
          </table:table-cell>
          <table:table-cell office:value-type="string" table:style-name="ce5">
            <text:p>SUTURE ANCHOR W/SWIVELCK 4.75X22MM</text:p>
          </table:table-cell>
          <table:table-cell office:value-type="float" office:value="2189.5" table:style-name="ce6">
            <text:p>2,190</text:p>
          </table:table-cell>
          <table:table-cell office:value-type="float" office:value="2189.5" table:style-name="ce6">
            <text:p>2,190</text:p>
          </table:table-cell>
          <table:table-cell table:number-columns-repeated="16380"/>
        </table:table-row>
        <table:table-row table:style-name="ro2">
          <table:table-cell office:value-type="float" office:value="2080" table:style-name="ce4">
            <text:p>2080</text:p>
          </table:table-cell>
          <table:table-cell office:value-type="string" table:style-name="ce5">
            <text:p>SUTURE BOOT 50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2081" table:style-name="ce4">
            <text:p>2081</text:p>
          </table:table-cell>
          <table:table-cell office:value-type="string" table:style-name="ce5">
            <text:p>SUTURE CLIP ABSORB XC200 LAPRA</text:p>
          </table:table-cell>
          <table:table-cell office:value-type="float" office:value="505.5" table:style-name="ce6">
            <text:p>506</text:p>
          </table:table-cell>
          <table:table-cell office:value-type="float" office:value="505.5" table:style-name="ce6">
            <text:p>506</text:p>
          </table:table-cell>
          <table:table-cell table:number-columns-repeated="16380"/>
        </table:table-row>
        <table:table-row table:style-name="ro2">
          <table:table-cell office:value-type="float" office:value="2082" table:style-name="ce4">
            <text:p>2082</text:p>
          </table:table-cell>
          <table:table-cell office:value-type="string" table:style-name="ce5">
            <text:p>SUTURE DEVICE SGL</text:p>
          </table:table-cell>
          <table:table-cell office:value-type="float" office:value="2100" table:style-name="ce6">
            <text:p>2,100</text:p>
          </table:table-cell>
          <table:table-cell office:value-type="float" office:value="2100" table:style-name="ce6">
            <text:p>2,100</text:p>
          </table:table-cell>
          <table:table-cell table:number-columns-repeated="16380"/>
        </table:table-row>
        <table:table-row table:style-name="ro2">
          <table:table-cell office:value-type="float" office:value="2083" table:style-name="ce4">
            <text:p>2083</text:p>
          </table:table-cell>
          <table:table-cell office:value-type="string" table:style-name="ce5">
            <text:p>SUTURE LASSO ARTHREX</text:p>
          </table:table-cell>
          <table:table-cell office:value-type="float" office:value="875" table:style-name="ce6">
            <text:p>875</text:p>
          </table:table-cell>
          <table:table-cell office:value-type="float" office:value="875" table:style-name="ce6">
            <text:p>875</text:p>
          </table:table-cell>
          <table:table-cell table:number-columns-repeated="16380"/>
        </table:table-row>
        <table:table-row table:style-name="ro2">
          <table:table-cell office:value-type="float" office:value="2084" table:style-name="ce4">
            <text:p>2084</text:p>
          </table:table-cell>
          <table:table-cell office:value-type="string" table:style-name="ce5">
            <text:p>SUTURE MAXBRAID</text:p>
          </table:table-cell>
          <table:table-cell office:value-type="float" office:value="186.5" table:style-name="ce6">
            <text:p>187</text:p>
          </table:table-cell>
          <table:table-cell office:value-type="float" office:value="186.5" table:style-name="ce6">
            <text:p>187</text:p>
          </table:table-cell>
          <table:table-cell table:number-columns-repeated="16380"/>
        </table:table-row>
        <table:table-row table:style-name="ro2">
          <table:table-cell office:value-type="float" office:value="2085" table:style-name="ce4">
            <text:p>2085</text:p>
          </table:table-cell>
          <table:table-cell office:value-type="string" table:style-name="ce5">
            <text:p>SUTURE ORTHOCORD VIOLET/BLUE</text:p>
          </table:table-cell>
          <table:table-cell office:value-type="float" office:value="327" table:style-name="ce6">
            <text:p>327</text:p>
          </table:table-cell>
          <table:table-cell office:value-type="float" office:value="327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2086" table:style-name="ce4">
            <text:p>2086</text:p>
          </table:table-cell>
          <table:table-cell office:value-type="string" table:style-name="ce5">
            <text:p>SUTURE PASSER 225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2087" table:style-name="ce4">
            <text:p>2087</text:p>
          </table:table-cell>
          <table:table-cell office:value-type="string" table:style-name="ce5">
            <text:p>SUTURE PASSER RP360</text:p>
          </table:table-cell>
          <table:table-cell office:value-type="float" office:value="1184.5" table:style-name="ce6">
            <text:p>1,185</text:p>
          </table:table-cell>
          <table:table-cell office:value-type="float" office:value="1184.5" table:style-name="ce6">
            <text:p>1,185</text:p>
          </table:table-cell>
          <table:table-cell table:number-columns-repeated="16380"/>
        </table:table-row>
        <table:table-row table:style-name="ro2">
          <table:table-cell office:value-type="float" office:value="2088" table:style-name="ce4">
            <text:p>2088</text:p>
          </table:table-cell>
          <table:table-cell office:value-type="string" table:style-name="ce5">
            <text:p>SUTURE PROLENE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2089" table:style-name="ce4">
            <text:p>2089</text:p>
          </table:table-cell>
          <table:table-cell office:value-type="string" table:style-name="ce5">
            <text:p>SUTURE RETRIEVER HEWSON</text:p>
          </table:table-cell>
          <table:table-cell office:value-type="float" office:value="688" table:style-name="ce6">
            <text:p>688</text:p>
          </table:table-cell>
          <table:table-cell office:value-type="float" office:value="688" table:style-name="ce6">
            <text:p>688</text:p>
          </table:table-cell>
          <table:table-cell table:number-columns-repeated="16380"/>
        </table:table-row>
        <table:table-row table:style-name="ro2">
          <table:table-cell office:value-type="float" office:value="2090" table:style-name="ce4">
            <text:p>2090</text:p>
          </table:table-cell>
          <table:table-cell office:value-type="string" table:style-name="ce5">
            <text:p>SUTURE WIRE STEEL ZMR</text:p>
          </table:table-cell>
          <table:table-cell office:value-type="float" office:value="199" table:style-name="ce6">
            <text:p>199</text:p>
          </table:table-cell>
          <table:table-cell office:value-type="float" office:value="199" table:style-name="ce6">
            <text:p>199</text:p>
          </table:table-cell>
          <table:table-cell table:number-columns-repeated="16380"/>
        </table:table-row>
        <table:table-row table:style-name="ro2">
          <table:table-cell office:value-type="float" office:value="2091" table:style-name="ce4">
            <text:p>2091</text:p>
          </table:table-cell>
          <table:table-cell office:value-type="string" table:style-name="ce5">
            <text:p>SUTURETAPE</text:p>
          </table:table-cell>
          <table:table-cell office:value-type="float" office:value="254" table:style-name="ce6">
            <text:p>254</text:p>
          </table:table-cell>
          <table:table-cell office:value-type="float" office:value="254" table:style-name="ce6">
            <text:p>254</text:p>
          </table:table-cell>
          <table:table-cell table:number-columns-repeated="16380"/>
        </table:table-row>
        <table:table-row table:style-name="ro2">
          <table:table-cell office:value-type="float" office:value="2092" table:style-name="ce4">
            <text:p>2092</text:p>
          </table:table-cell>
          <table:table-cell office:value-type="string" table:style-name="ce5">
            <text:p>SYS BONE CEMENT</text:p>
          </table:table-cell>
          <table:table-cell office:value-type="float" office:value="3754" table:style-name="ce6">
            <text:p>3,754</text:p>
          </table:table-cell>
          <table:table-cell office:value-type="float" office:value="3754" table:style-name="ce6">
            <text:p>3,754</text:p>
          </table:table-cell>
          <table:table-cell table:number-columns-repeated="16380"/>
        </table:table-row>
        <table:table-row table:style-name="ro2">
          <table:table-cell office:value-type="float" office:value="2093" table:style-name="ce4">
            <text:p>2093</text:p>
          </table:table-cell>
          <table:table-cell office:value-type="string" table:style-name="ce5">
            <text:p>SYS BONE CEMNT W/O NDL VERTAPLX HV</text:p>
          </table:table-cell>
          <table:table-cell office:value-type="float" office:value="3294" table:style-name="ce6">
            <text:p>3,294</text:p>
          </table:table-cell>
          <table:table-cell office:value-type="float" office:value="3294" table:style-name="ce6">
            <text:p>3,294</text:p>
          </table:table-cell>
          <table:table-cell table:number-columns-repeated="16380"/>
        </table:table-row>
        <table:table-row table:style-name="ro2">
          <table:table-cell office:value-type="float" office:value="2094" table:style-name="ce4">
            <text:p>2094</text:p>
          </table:table-cell>
          <table:table-cell office:value-type="string" table:style-name="ce5">
            <text:p>SYS MOBILE AIR TRANSFER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2095" table:style-name="ce4">
            <text:p>2095</text:p>
          </table:table-cell>
          <table:table-cell office:value-type="string" table:style-name="ce5">
            <text:p>SYSTEM AIR TAP</text:p>
          </table:table-cell>
          <table:table-cell office:value-type="float" office:value="1075" table:style-name="ce6">
            <text:p>1,075</text:p>
          </table:table-cell>
          <table:table-cell office:value-type="float" office:value="1075" table:style-name="ce6">
            <text:p>1,075</text:p>
          </table:table-cell>
          <table:table-cell table:number-columns-repeated="16380"/>
        </table:table-row>
        <table:table-row table:style-name="ro2">
          <table:table-cell office:value-type="float" office:value="2096" table:style-name="ce4">
            <text:p>2096</text:p>
          </table:table-cell>
          <table:table-cell office:value-type="string" table:style-name="ce5">
            <text:p>SYSTEM BONE CEMENT MIXING STRY</text:p>
          </table:table-cell>
          <table:table-cell office:value-type="float" office:value="880" table:style-name="ce6">
            <text:p>880</text:p>
          </table:table-cell>
          <table:table-cell office:value-type="float" office:value="880" table:style-name="ce6">
            <text:p>880</text:p>
          </table:table-cell>
          <table:table-cell table:number-columns-repeated="16380"/>
        </table:table-row>
        <table:table-row table:style-name="ro2">
          <table:table-cell office:value-type="float" office:value="2097" table:style-name="ce4">
            <text:p>2097</text:p>
          </table:table-cell>
          <table:table-cell office:value-type="string" table:style-name="ce5">
            <text:p>SYSTEM BONE CEMNT VERTAPLX HV</text:p>
          </table:table-cell>
          <table:table-cell office:value-type="float" office:value="5037.5" table:style-name="ce6">
            <text:p>5,038</text:p>
          </table:table-cell>
          <table:table-cell office:value-type="float" office:value="5037.5" table:style-name="ce6">
            <text:p>5,038</text:p>
          </table:table-cell>
          <table:table-cell table:number-columns-repeated="16380"/>
        </table:table-row>
        <table:table-row table:style-name="ro2">
          <table:table-cell office:value-type="float" office:value="2098" table:style-name="ce4">
            <text:p>2098</text:p>
          </table:table-cell>
          <table:table-cell office:value-type="string" table:style-name="ce5">
            <text:p>SYSTEM BOWEL MANAGEMENT</text:p>
          </table:table-cell>
          <table:table-cell office:value-type="float" office:value="869" table:style-name="ce6">
            <text:p>869</text:p>
          </table:table-cell>
          <table:table-cell office:value-type="float" office:value="869" table:style-name="ce6">
            <text:p>869</text:p>
          </table:table-cell>
          <table:table-cell table:number-columns-repeated="16380"/>
        </table:table-row>
        <table:table-row table:style-name="ro2">
          <table:table-cell office:value-type="float" office:value="2099" table:style-name="ce4">
            <text:p>2099</text:p>
          </table:table-cell>
          <table:table-cell office:value-type="string" table:style-name="ce5">
            <text:p>SYSTEM ENDOANCHOR HELIFX</text:p>
          </table:table-cell>
          <table:table-cell office:value-type="float" office:value="5723.5" table:style-name="ce6">
            <text:p>5,724</text:p>
          </table:table-cell>
          <table:table-cell office:value-type="float" office:value="5723.5" table:style-name="ce6">
            <text:p>5,724</text:p>
          </table:table-cell>
          <table:table-cell table:number-columns-repeated="16380"/>
        </table:table-row>
        <table:table-row table:style-name="ro2">
          <table:table-cell office:value-type="float" office:value="2100" table:style-name="ce4">
            <text:p>2100</text:p>
          </table:table-cell>
          <table:table-cell office:value-type="string" table:style-name="ce5">
            <text:p>SYSTEM ILLUMINATION QUAD MAST</text:p>
          </table:table-cell>
          <table:table-cell office:value-type="float" office:value="1710" table:style-name="ce6">
            <text:p>1,710</text:p>
          </table:table-cell>
          <table:table-cell office:value-type="float" office:value="1710" table:style-name="ce6">
            <text:p>1,710</text:p>
          </table:table-cell>
          <table:table-cell table:number-columns-repeated="16380"/>
        </table:table-row>
        <table:table-row table:style-name="ro2">
          <table:table-cell office:value-type="float" office:value="2101" table:style-name="ce4">
            <text:p>2101</text:p>
          </table:table-cell>
          <table:table-cell office:value-type="string" table:style-name="ce5">
            <text:p>SYSTEM IMPLANT MINI TIGHTROPE 1.1MM</text:p>
          </table:table-cell>
          <table:table-cell office:value-type="float" office:value="2756.5" table:style-name="ce6">
            <text:p>2,757</text:p>
          </table:table-cell>
          <table:table-cell office:value-type="float" office:value="2756.5" table:style-name="ce6">
            <text:p>2,757</text:p>
          </table:table-cell>
          <table:table-cell table:number-columns-repeated="16380"/>
        </table:table-row>
        <table:table-row table:style-name="ro2">
          <table:table-cell office:value-type="float" office:value="2102" table:style-name="ce4">
            <text:p>2102</text:p>
          </table:table-cell>
          <table:table-cell office:value-type="string" table:style-name="ce5">
            <text:p>SYSTEM IMPLANT REPAIR DISTAL BICEPS</text:p>
          </table:table-cell>
          <table:table-cell office:value-type="float" office:value="3612.5" table:style-name="ce6">
            <text:p>3,613</text:p>
          </table:table-cell>
          <table:table-cell office:value-type="float" office:value="3612.5" table:style-name="ce6">
            <text:p>3,613</text:p>
          </table:table-cell>
          <table:table-cell table:number-columns-repeated="16380"/>
        </table:table-row>
        <table:table-row table:style-name="ro2">
          <table:table-cell office:value-type="float" office:value="2103" table:style-name="ce4">
            <text:p>2103</text:p>
          </table:table-cell>
          <table:table-cell office:value-type="string" table:style-name="ce5">
            <text:p>SYSTEM MALE SLING ADVANCE</text:p>
          </table:table-cell>
          <table:table-cell office:value-type="float" office:value="12300" table:style-name="ce6">
            <text:p>12,300</text:p>
          </table:table-cell>
          <table:table-cell office:value-type="float" office:value="12300" table:style-name="ce6">
            <text:p>12,300</text:p>
          </table:table-cell>
          <table:table-cell table:number-columns-repeated="16380"/>
        </table:table-row>
        <table:table-row table:style-name="ro2">
          <table:table-cell office:value-type="float" office:value="2104" table:style-name="ce4">
            <text:p>2104</text:p>
          </table:table-cell>
          <table:table-cell office:value-type="string" table:style-name="ce5">
            <text:p>SYSTEM PORT CLOSR CARTR/THOM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number-columns-repeated="16380"/>
        </table:table-row>
        <table:table-row table:style-name="ro2">
          <table:table-cell office:value-type="float" office:value="2105" table:style-name="ce4">
            <text:p>2105</text:p>
          </table:table-cell>
          <table:table-cell office:value-type="string" table:style-name="ce5">
            <text:p>SYSTEM SPINE SEALANT DURASEAL</text:p>
          </table:table-cell>
          <table:table-cell office:value-type="float" office:value="3657.5" table:style-name="ce6">
            <text:p>3,658</text:p>
          </table:table-cell>
          <table:table-cell office:value-type="float" office:value="3657.5" table:style-name="ce6">
            <text:p>3,658</text:p>
          </table:table-cell>
          <table:table-cell table:number-columns-repeated="16380"/>
        </table:table-row>
        <table:table-row table:style-name="ro2">
          <table:table-cell office:value-type="float" office:value="2106" table:style-name="ce4">
            <text:p>2106</text:p>
          </table:table-cell>
          <table:table-cell office:value-type="string" table:style-name="ce5">
            <text:p>SYSTEM TACKER 1000</text:p>
          </table:table-cell>
          <table:table-cell office:value-type="float" office:value="1372" table:style-name="ce6">
            <text:p>1,372</text:p>
          </table:table-cell>
          <table:table-cell office:value-type="float" office:value="1372" table:style-name="ce6">
            <text:p>1,372</text:p>
          </table:table-cell>
          <table:table-cell table:number-columns-repeated="16380"/>
        </table:table-row>
        <table:table-row table:style-name="ro2">
          <table:table-cell office:value-type="float" office:value="2107" table:style-name="ce4">
            <text:p>2107</text:p>
          </table:table-cell>
          <table:table-cell office:value-type="string" table:style-name="ce5">
            <text:p>SYSTEM TURN AND POSITION XXL</text:p>
          </table:table-cell>
          <table:table-cell office:value-type="float" office:value="1444" table:style-name="ce6">
            <text:p>1,444</text:p>
          </table:table-cell>
          <table:table-cell office:value-type="float" office:value="1444" table:style-name="ce6">
            <text:p>1,444</text:p>
          </table:table-cell>
          <table:table-cell table:number-columns-repeated="16380"/>
        </table:table-row>
        <table:table-row table:style-name="ro2">
          <table:table-cell office:value-type="float" office:value="2108" table:style-name="ce4">
            <text:p>2108</text:p>
          </table:table-cell>
          <table:table-cell office:value-type="string" table:style-name="ce5">
            <text:p>T CELLS ABSOLUTE CD4 CD8</text:p>
          </table:table-cell>
          <table:table-cell office:value-type="float" office:value="568" table:style-name="ce6">
            <text:p>568</text:p>
          </table:table-cell>
          <table:table-cell office:value-type="float" office:value="324.5" table:style-name="ce6">
            <text:p>325</text:p>
          </table:table-cell>
          <table:table-cell table:number-columns-repeated="16380"/>
        </table:table-row>
        <table:table-row table:style-name="ro2">
          <table:table-cell office:value-type="float" office:value="2109" table:style-name="ce4">
            <text:p>2109</text:p>
          </table:table-cell>
          <table:table-cell office:value-type="string" table:style-name="ce5">
            <text:p>T CELLS ABSOLUTE CD4 COUNT</text:p>
          </table:table-cell>
          <table:table-cell office:value-type="float" office:value="622" table:style-name="ce6">
            <text:p>622</text:p>
          </table:table-cell>
          <table:table-cell office:value-type="float" office:value="355.5" table:style-name="ce6">
            <text:p>356</text:p>
          </table:table-cell>
          <table:table-cell table:number-columns-repeated="16380"/>
        </table:table-row>
        <table:table-row table:style-name="ro2">
          <table:table-cell office:value-type="float" office:value="2110" table:style-name="ce4">
            <text:p>2110</text:p>
          </table:table-cell>
          <table:table-cell office:value-type="string" table:style-name="ce5">
            <text:p>T CELLS TOTAL COUNT</text:p>
          </table:table-cell>
          <table:table-cell office:value-type="float" office:value="456" table:style-name="ce6">
            <text:p>456</text:p>
          </table:table-cell>
          <table:table-cell office:value-type="float" office:value="260.5" table:style-name="ce6">
            <text:p>261</text:p>
          </table:table-cell>
          <table:table-cell table:number-columns-repeated="16380"/>
        </table:table-row>
        <table:table-row table:style-name="ro2">
          <table:table-cell office:value-type="float" office:value="2111" table:style-name="ce4">
            <text:p>2111</text:p>
          </table:table-cell>
          <table:table-cell office:value-type="string" table:style-name="ce5">
            <text:p>T3 FREE</text:p>
          </table:table-cell>
          <table:table-cell office:value-type="float" office:value="213.5" table:style-name="ce6">
            <text:p>214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2112" table:style-name="ce4">
            <text:p>2112</text:p>
          </table:table-cell>
          <table:table-cell office:value-type="string" table:style-name="ce5">
            <text:p>T3 REVERSE</text:p>
          </table:table-cell>
          <table:table-cell office:value-type="float" office:value="191.5" table:style-name="ce6">
            <text:p>192</text:p>
          </table:table-cell>
          <table:table-cell office:value-type="float" office:value="109.5" table:style-name="ce6">
            <text:p>110</text:p>
          </table:table-cell>
          <table:table-cell table:number-columns-repeated="16380"/>
        </table:table-row>
        <table:table-row table:style-name="ro2">
          <table:table-cell office:value-type="float" office:value="2113" table:style-name="ce4">
            <text:p>2113</text:p>
          </table:table-cell>
          <table:table-cell office:value-type="string" table:style-name="ce5">
            <text:p>T3 UPTAKE</text:p>
          </table:table-cell>
          <table:table-cell office:value-type="float" office:value="79.5" table:style-name="ce6">
            <text:p>80</text:p>
          </table:table-cell>
          <table:table-cell office:value-type="float" office:value="45.5" table:style-name="ce6">
            <text:p>46</text:p>
          </table:table-cell>
          <table:table-cell table:number-columns-repeated="16380"/>
        </table:table-row>
        <table:table-row table:style-name="ro2">
          <table:table-cell office:value-type="float" office:value="2114" table:style-name="ce4">
            <text:p>2114</text:p>
          </table:table-cell>
          <table:table-cell office:value-type="string" table:style-name="ce5">
            <text:p>TACROLIMUS</text:p>
          </table:table-cell>
          <table:table-cell office:value-type="float" office:value="570.5" table:style-name="ce6">
            <text:p>571</text:p>
          </table:table-cell>
          <table:table-cell office:value-type="float" office:value="326" table:style-name="ce6">
            <text:p>326</text:p>
          </table:table-cell>
          <table:table-cell table:number-columns-repeated="16380"/>
        </table:table-row>
        <table:table-row table:style-name="ro2">
          <table:table-cell office:value-type="float" office:value="2115" table:style-name="ce4">
            <text:p>2115</text:p>
          </table:table-cell>
          <table:table-cell office:value-type="string" table:style-name="ce5">
            <text:p>TAPE CAST 3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table:number-columns-repeated="16380"/>
        </table:table-row>
        <table:table-row table:style-name="ro2">
          <table:table-cell office:value-type="float" office:value="2116" table:style-name="ce4">
            <text:p>2116</text:p>
          </table:table-cell>
          <table:table-cell office:value-type="string" table:style-name="ce5">
            <text:p>TAPE FIBER/TIGER ARTHREX</text:p>
          </table:table-cell>
          <table:table-cell office:value-type="float" office:value="362.5" table:style-name="ce6">
            <text:p>363</text:p>
          </table:table-cell>
          <table:table-cell office:value-type="float" office:value="362.5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2117" table:style-name="ce4">
            <text:p>2117</text:p>
          </table:table-cell>
          <table:table-cell office:value-type="string" table:style-name="ce5">
            <text:p>TB TEST ALL MEDIATED IMMUN</text:p>
          </table:table-cell>
          <table:table-cell office:value-type="float" office:value="748" table:style-name="ce6">
            <text:p>748</text:p>
          </table:table-cell>
          <table:table-cell office:value-type="float" office:value="427.5" table:style-name="ce6">
            <text:p>428</text:p>
          </table:table-cell>
          <table:table-cell table:number-columns-repeated="16380"/>
        </table:table-row>
        <table:table-row table:style-name="ro2">
          <table:table-cell office:value-type="float" office:value="2118" table:style-name="ce4">
            <text:p>2118</text:p>
          </table:table-cell>
          <table:table-cell office:value-type="string" table:style-name="ce5">
            <text:p>TEMP EXTERNAL PACING</text:p>
          </table:table-cell>
          <table:table-cell office:value-type="float" office:value="1168.5" table:style-name="ce6">
            <text:p>1,169</text:p>
          </table:table-cell>
          <table:table-cell office:value-type="float" office:value="1168.5" table:style-name="ce6">
            <text:p>1,169</text:p>
          </table:table-cell>
          <table:table-cell table:number-columns-repeated="16380"/>
        </table:table-row>
        <table:table-row table:style-name="ro2">
          <table:table-cell office:value-type="float" office:value="2119" table:style-name="ce4">
            <text:p>2119</text:p>
          </table:table-cell>
          <table:table-cell office:value-type="string" table:style-name="ce5">
            <text:p>TEMPLATE IPG</text:p>
          </table:table-cell>
          <table:table-cell office:value-type="float" office:value="844" table:style-name="ce6">
            <text:p>844</text:p>
          </table:table-cell>
          <table:table-cell office:value-type="float" office:value="844" table:style-name="ce6">
            <text:p>844</text:p>
          </table:table-cell>
          <table:table-cell table:number-columns-repeated="16380"/>
        </table:table-row>
        <table:table-row table:style-name="ro2">
          <table:table-cell office:value-type="float" office:value="2120" table:style-name="ce4">
            <text:p>2120</text:p>
          </table:table-cell>
          <table:table-cell office:value-type="string" table:style-name="ce5">
            <text:p>TESTOSTERONE FREE</text:p>
          </table:table-cell>
          <table:table-cell office:value-type="float" office:value="336" table:style-name="ce6">
            <text:p>336</text:p>
          </table:table-cell>
          <table:table-cell office:value-type="float" office:value="192" table:style-name="ce6">
            <text:p>192</text:p>
          </table:table-cell>
          <table:table-cell table:number-columns-repeated="16380"/>
        </table:table-row>
        <table:table-row table:style-name="ro2">
          <table:table-cell office:value-type="float" office:value="2121" table:style-name="ce4">
            <text:p>2121</text:p>
          </table:table-cell>
          <table:table-cell office:value-type="string" table:style-name="ce5">
            <text:p>TESTOSTERONE TOTAL OTHER</text:p>
          </table:table-cell>
          <table:table-cell office:value-type="float" office:value="555.5" table:style-name="ce6">
            <text:p>556</text:p>
          </table:table-cell>
          <table:table-cell office:value-type="float" office:value="317.5" table:style-name="ce6">
            <text:p>318</text:p>
          </table:table-cell>
          <table:table-cell table:number-columns-repeated="16380"/>
        </table:table-row>
        <table:table-row table:style-name="ro2">
          <table:table-cell office:value-type="float" office:value="2122" table:style-name="ce4">
            <text:p>2122</text:p>
          </table:table-cell>
          <table:table-cell office:value-type="string" table:style-name="ce5">
            <text:p>THEOPHYLLINE</text:p>
          </table:table-cell>
          <table:table-cell office:value-type="float" office:value="172.5" table:style-name="ce6">
            <text:p>173</text:p>
          </table:table-cell>
          <table:table-cell office:value-type="float" office:value="98.5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2123" table:style-name="ce4">
            <text:p>2123</text:p>
          </table:table-cell>
          <table:table-cell office:value-type="string" table:style-name="ce5">
            <text:p>THIAMINE VITAMIN B1</text:p>
          </table:table-cell>
          <table:table-cell office:value-type="float" office:value="257.5" table:style-name="ce6">
            <text:p>258</text:p>
          </table:table-cell>
          <table:table-cell office:value-type="float" office:value="147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2124" table:style-name="ce4">
            <text:p>2124</text:p>
          </table:table-cell>
          <table:table-cell office:value-type="string" table:style-name="ce5">
            <text:p>THROMBIN TIME PLASMA</text:p>
          </table:table-cell>
          <table:table-cell office:value-type="float" office:value="86" table:style-name="ce6">
            <text:p>86</text:p>
          </table:table-cell>
          <table:table-cell office:value-type="float" office:value="49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2125" table:style-name="ce4">
            <text:p>2125</text:p>
          </table:table-cell>
          <table:table-cell office:value-type="string" table:style-name="ce5">
            <text:p>THYROGLOBULIN QUANTITATIVE</text:p>
          </table:table-cell>
          <table:table-cell office:value-type="float" office:value="219.5" table:style-name="ce6">
            <text:p>220</text:p>
          </table:table-cell>
          <table:table-cell office:value-type="float" office:value="125.5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2126" table:style-name="ce4">
            <text:p>2126</text:p>
          </table:table-cell>
          <table:table-cell office:value-type="string" table:style-name="ce5">
            <text:p>THYROID ANTIBODIES</text:p>
          </table:table-cell>
          <table:table-cell office:value-type="float" office:value="193.5" table:style-name="ce6">
            <text:p>194</text:p>
          </table:table-cell>
          <table:table-cell office:value-type="float" office:value="110.5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2127" table:style-name="ce4">
            <text:p>2127</text:p>
          </table:table-cell>
          <table:table-cell office:value-type="string" table:style-name="ce5">
            <text:p>THYROID MICROSOMAL ANTIBODIES</text:p>
          </table:table-cell>
          <table:table-cell office:value-type="float" office:value="186.5" table:style-name="ce6">
            <text:p>187</text:p>
          </table:table-cell>
          <table:table-cell office:value-type="float" office:value="106.5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2128" table:style-name="ce4">
            <text:p>2128</text:p>
          </table:table-cell>
          <table:table-cell office:value-type="string" table:style-name="ce5">
            <text:p>THYROID STIMULATING HORMONE</text:p>
          </table:table-cell>
          <table:table-cell office:value-type="float" office:value="204" table:style-name="ce6">
            <text:p>204</text:p>
          </table:table-cell>
          <table:table-cell office:value-type="float" office:value="116.5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2129" table:style-name="ce4">
            <text:p>2129</text:p>
          </table:table-cell>
          <table:table-cell office:value-type="string" table:style-name="ce5">
            <text:p>THYROXINE</text:p>
          </table:table-cell>
          <table:table-cell office:value-type="float" office:value="87.5" table:style-name="ce6">
            <text:p>88</text:p>
          </table:table-cell>
          <table:table-cell office:value-type="float" office:value="50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2130" table:style-name="ce4">
            <text:p>2130</text:p>
          </table:table-cell>
          <table:table-cell office:value-type="string" table:style-name="ce5">
            <text:p>THYROXINE BINDING GLOBULIN</text:p>
          </table:table-cell>
          <table:table-cell office:value-type="float" office:value="225" table:style-name="ce6">
            <text:p>225</text:p>
          </table:table-cell>
          <table:table-cell office:value-type="float" office:value="128.5" table:style-name="ce6">
            <text:p>129</text:p>
          </table:table-cell>
          <table:table-cell table:number-columns-repeated="16380"/>
        </table:table-row>
        <table:table-row table:style-name="ro2">
          <table:table-cell office:value-type="float" office:value="2131" table:style-name="ce4">
            <text:p>2131</text:p>
          </table:table-cell>
          <table:table-cell office:value-type="string" table:style-name="ce5">
            <text:p>THYROXINE FREE</text:p>
          </table:table-cell>
          <table:table-cell office:value-type="float" office:value="128" table:style-name="ce6">
            <text:p>128</text:p>
          </table:table-cell>
          <table:table-cell office:value-type="float" office:value="73" table:style-name="ce6">
            <text:p>73</text:p>
          </table:table-cell>
          <table:table-cell table:number-columns-repeated="16380"/>
        </table:table-row>
        <table:table-row table:style-name="ro2">
          <table:table-cell office:value-type="float" office:value="2132" table:style-name="ce4">
            <text:p>2132</text:p>
          </table:table-cell>
          <table:table-cell office:value-type="string" table:style-name="ce5">
            <text:p>TIGHTROPE SYNDESMOS TITANIUM</text:p>
          </table:table-cell>
          <table:table-cell office:value-type="float" office:value="4485" table:style-name="ce6">
            <text:p>4,485</text:p>
          </table:table-cell>
          <table:table-cell office:value-type="float" office:value="4485" table:style-name="ce6">
            <text:p>4,485</text:p>
          </table:table-cell>
          <table:table-cell table:number-columns-repeated="16380"/>
        </table:table-row>
        <table:table-row table:style-name="ro2">
          <table:table-cell office:value-type="float" office:value="2133" table:style-name="ce4">
            <text:p>2133</text:p>
          </table:table-cell>
          <table:table-cell office:value-type="string" table:style-name="ce5">
            <text:p>TILT TABLE EVAL</text:p>
          </table:table-cell>
          <table:table-cell office:value-type="float" office:value="1443" table:style-name="ce6">
            <text:p>1,443</text:p>
          </table:table-cell>
          <table:table-cell office:value-type="float" office:value="1443" table:style-name="ce6">
            <text:p>1,443</text:p>
          </table:table-cell>
          <table:table-cell table:number-columns-repeated="16380"/>
        </table:table-row>
        <table:table-row table:style-name="ro2">
          <table:table-cell office:value-type="float" office:value="2134" table:style-name="ce4">
            <text:p>2134</text:p>
          </table:table-cell>
          <table:table-cell office:value-type="string" table:style-name="ce5">
            <text:p>TIP SACRO</text:p>
          </table:table-cell>
          <table:table-cell office:value-type="float" office:value="572" table:style-name="ce6">
            <text:p>572</text:p>
          </table:table-cell>
          <table:table-cell office:value-type="float" office:value="572" table:style-name="ce6">
            <text:p>572</text:p>
          </table:table-cell>
          <table:table-cell table:number-columns-repeated="16380"/>
        </table:table-row>
        <table:table-row table:style-name="ro2">
          <table:table-cell office:value-type="float" office:value="2135" table:style-name="ce4">
            <text:p>2135</text:p>
          </table:table-cell>
          <table:table-cell office:value-type="string" table:style-name="ce5">
            <text:p>TIP UTERINE MANIPULATER DISP</text:p>
          </table:table-cell>
          <table:table-cell office:value-type="float" office:value="397.5" table:style-name="ce6">
            <text:p>398</text:p>
          </table:table-cell>
          <table:table-cell office:value-type="float" office:value="397.5" table:style-name="ce6">
            <text:p>398</text:p>
          </table:table-cell>
          <table:table-cell table:number-columns-repeated="16380"/>
        </table:table-row>
        <table:table-row table:style-name="ro2">
          <table:table-cell office:value-type="float" office:value="2136" table:style-name="ce4">
            <text:p>2136</text:p>
          </table:table-cell>
          <table:table-cell office:value-type="string" table:style-name="ce5">
            <text:p>TIP UTERINE MANIPULATR RUMI II</text:p>
          </table:table-cell>
          <table:table-cell office:value-type="float" office:value="591" table:style-name="ce6">
            <text:p>591</text:p>
          </table:table-cell>
          <table:table-cell office:value-type="float" office:value="591" table:style-name="ce6">
            <text:p>591</text:p>
          </table:table-cell>
          <table:table-cell table:number-columns-repeated="16380"/>
        </table:table-row>
        <table:table-row table:style-name="ro2">
          <table:table-cell office:value-type="float" office:value="2137" table:style-name="ce4">
            <text:p>2137</text:p>
          </table:table-cell>
          <table:table-cell office:value-type="string" table:style-name="ce5">
            <text:p>TISS CULT NEOPL BM BLD CELLS Q</text:p>
          </table:table-cell>
          <table:table-cell office:value-type="float" office:value="2791.5" table:style-name="ce6">
            <text:p>2,792</text:p>
          </table:table-cell>
          <table:table-cell office:value-type="float" office:value="1595" table:style-name="ce6">
            <text:p>1,595</text:p>
          </table:table-cell>
          <table:table-cell table:number-columns-repeated="16380"/>
        </table:table-row>
        <table:table-row table:style-name="ro2">
          <table:table-cell office:value-type="float" office:value="2138" table:style-name="ce4">
            <text:p>2138</text:p>
          </table:table-cell>
          <table:table-cell office:value-type="string" table:style-name="ce5">
            <text:p>TISSUE CULT NON-NEOPLAST</text:p>
          </table:table-cell>
          <table:table-cell office:value-type="float" office:value="636" table:style-name="ce6">
            <text:p>636</text:p>
          </table:table-cell>
          <table:table-cell office:value-type="float" office:value="363.5" table:style-name="ce6">
            <text:p>364</text:p>
          </table:table-cell>
          <table:table-cell table:number-columns-repeated="16380"/>
        </table:table-row>
        <table:table-row table:style-name="ro2">
          <table:table-cell office:value-type="float" office:value="2139" table:style-name="ce4">
            <text:p>2139</text:p>
          </table:table-cell>
          <table:table-cell office:value-type="string" table:style-name="ce5">
            <text:p>TISSUE CULT SKIN NON NEOPLAST</text:p>
          </table:table-cell>
          <table:table-cell office:value-type="float" office:value="1503.5" table:style-name="ce6">
            <text:p>1,504</text:p>
          </table:table-cell>
          <table:table-cell office:value-type="float" office:value="859" table:style-name="ce6">
            <text:p>859</text:p>
          </table:table-cell>
          <table:table-cell table:number-columns-repeated="16380"/>
        </table:table-row>
        <table:table-row table:style-name="ro2">
          <table:table-cell office:value-type="float" office:value="2140" table:style-name="ce4">
            <text:p>2140</text:p>
          </table:table-cell>
          <table:table-cell office:value-type="string" table:style-name="ce5">
            <text:p>TISSUE CULTURE AMNIOTIC FLUID</text:p>
          </table:table-cell>
          <table:table-cell office:value-type="float" office:value="695" table:style-name="ce6">
            <text:p>695</text:p>
          </table:table-cell>
          <table:table-cell office:value-type="float" office:value="397" table:style-name="ce6">
            <text:p>397</text:p>
          </table:table-cell>
          <table:table-cell table:number-columns-repeated="16380"/>
        </table:table-row>
        <table:table-row table:style-name="ro2">
          <table:table-cell office:value-type="float" office:value="2141" table:style-name="ce4">
            <text:p>2141</text:p>
          </table:table-cell>
          <table:table-cell office:value-type="string" table:style-name="ce5">
            <text:p>TOGA W/PEEL-AWAY</text:p>
          </table:table-cell>
          <table:table-cell office:value-type="float" office:value="301" table:style-name="ce6">
            <text:p>301</text:p>
          </table:table-cell>
          <table:table-cell office:value-type="float" office:value="301" table:style-name="ce6">
            <text:p>301</text:p>
          </table:table-cell>
          <table:table-cell table:number-columns-repeated="16380"/>
        </table:table-row>
        <table:table-row table:style-name="ro2">
          <table:table-cell office:value-type="float" office:value="2142" table:style-name="ce4">
            <text:p>2142</text:p>
          </table:table-cell>
          <table:table-cell office:value-type="string" table:style-name="ce5">
            <text:p>TOPIRAMATE</text:p>
          </table:table-cell>
          <table:table-cell office:value-type="float" office:value="145.5" table:style-name="ce6">
            <text:p>146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2143" table:style-name="ce4">
            <text:p>2143</text:p>
          </table:table-cell>
          <table:table-cell office:value-type="string" table:style-name="ce5">
            <text:p>TOURNIQUET CUFF SGL 30-44 INCH</text:p>
          </table:table-cell>
          <table:table-cell office:value-type="float" office:value="174.5" table:style-name="ce6">
            <text:p>17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144" table:style-name="ce4">
            <text:p>2144</text:p>
          </table:table-cell>
          <table:table-cell office:value-type="string" table:style-name="ce5">
            <text:p>TRANSDUCER MONITOR</text:p>
          </table:table-cell>
          <table:table-cell office:value-type="float" office:value="544" table:style-name="ce6">
            <text:p>544</text:p>
          </table:table-cell>
          <table:table-cell office:value-type="float" office:value="544" table:style-name="ce6">
            <text:p>544</text:p>
          </table:table-cell>
          <table:table-cell table:number-columns-repeated="16380"/>
        </table:table-row>
        <table:table-row table:style-name="ro2">
          <table:table-cell office:value-type="float" office:value="2145" table:style-name="ce4">
            <text:p>2145</text:p>
          </table:table-cell>
          <table:table-cell office:value-type="string" table:style-name="ce5">
            <text:p>TRANSDUCER SAFESET</text:p>
          </table:table-cell>
          <table:table-cell office:value-type="float" office:value="146.5" table:style-name="ce6">
            <text:p>147</text:p>
          </table:table-cell>
          <table:table-cell office:value-type="float" office:value="146.5" table:style-name="ce6">
            <text:p>147</text:p>
          </table:table-cell>
          <table:table-cell table:number-columns-repeated="16380"/>
        </table:table-row>
        <table:table-row table:style-name="ro2">
          <table:table-cell office:value-type="float" office:value="2146" table:style-name="ce4">
            <text:p>2146</text:p>
          </table:table-cell>
          <table:table-cell office:value-type="string" table:style-name="ce5">
            <text:p>TRANSFERRIN</text:p>
          </table:table-cell>
          <table:table-cell office:value-type="float" office:value="156" table:style-name="ce6">
            <text:p>156</text:p>
          </table:table-cell>
          <table:table-cell office:value-type="float" office:value="89" table:style-name="ce6">
            <text:p>89</text:p>
          </table:table-cell>
          <table:table-cell table:number-columns-repeated="16380"/>
        </table:table-row>
        <table:table-row table:style-name="ro2">
          <table:table-cell office:value-type="float" office:value="2147" table:style-name="ce4">
            <text:p>2147</text:p>
          </table:table-cell>
          <table:table-cell office:value-type="string" table:style-name="ce5">
            <text:p>TRANSFUSE BLOOD/COMPONENT 4 HR</text:p>
          </table:table-cell>
          <table:table-cell office:value-type="float" office:value="1939" table:style-name="ce6">
            <text:p>1,939</text:p>
          </table:table-cell>
          <table:table-cell office:value-type="float" office:value="1108" table:style-name="ce6">
            <text:p>1,108</text:p>
          </table:table-cell>
          <table:table-cell table:number-columns-repeated="16380"/>
        </table:table-row>
        <table:table-row table:style-name="ro2">
          <table:table-cell office:value-type="float" office:value="2148" table:style-name="ce4">
            <text:p>2148</text:p>
          </table:table-cell>
          <table:table-cell office:value-type="string" table:style-name="ce5">
            <text:p>Trauma - Full Activation</text:p>
          </table:table-cell>
          <table:table-cell office:value-type="float" office:value="8606" table:style-name="ce6">
            <text:p>8,606</text:p>
          </table:table-cell>
          <table:table-cell office:value-type="float" office:value="8606" table:style-name="ce6">
            <text:p>8,606</text:p>
          </table:table-cell>
          <table:table-cell table:number-columns-repeated="16380"/>
        </table:table-row>
        <table:table-row table:style-name="ro2">
          <table:table-cell office:value-type="float" office:value="2149" table:style-name="ce4">
            <text:p>2149</text:p>
          </table:table-cell>
          <table:table-cell office:value-type="string" table:style-name="ce5">
            <text:p>Trauma - Partial Activation</text:p>
          </table:table-cell>
          <table:table-cell office:value-type="float" office:value="5737.5" table:style-name="ce6">
            <text:p>5,738</text:p>
          </table:table-cell>
          <table:table-cell office:value-type="float" office:value="5737.5" table:style-name="ce6">
            <text:p>5,738</text:p>
          </table:table-cell>
          <table:table-cell table:number-columns-repeated="16380"/>
        </table:table-row>
        <table:table-row table:style-name="ro2">
          <table:table-cell office:value-type="float" office:value="2150" table:style-name="ce4">
            <text:p>2150</text:p>
          </table:table-cell>
          <table:table-cell office:value-type="string" table:style-name="ce5">
            <text:p>TRAY CATH FOLEY SILV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2151" table:style-name="ce4">
            <text:p>2151</text:p>
          </table:table-cell>
          <table:table-cell office:value-type="string" table:style-name="ce5">
            <text:p>TRAY CATH FOLEY W/BAG 40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2152" table:style-name="ce4">
            <text:p>2152</text:p>
          </table:table-cell>
          <table:table-cell office:value-type="string" table:style-name="ce5">
            <text:p>TRAY DIALYSIS 12FR 15CM CVD</text:p>
          </table:table-cell>
          <table:table-cell office:value-type="float" office:value="1214.5" table:style-name="ce6">
            <text:p>1,215</text:p>
          </table:table-cell>
          <table:table-cell office:value-type="float" office:value="1214.5" table:style-name="ce6">
            <text:p>1,215</text:p>
          </table:table-cell>
          <table:table-cell table:number-columns-repeated="16380"/>
        </table:table-row>
        <table:table-row table:style-name="ro2">
          <table:table-cell office:value-type="float" office:value="2153" table:style-name="ce4">
            <text:p>2153</text:p>
          </table:table-cell>
          <table:table-cell office:value-type="string" table:style-name="ce5">
            <text:p>TRAY DIALYSIS 12FR 15CM STR</text:p>
          </table:table-cell>
          <table:table-cell office:value-type="float" office:value="1207" table:style-name="ce6">
            <text:p>1,207</text:p>
          </table:table-cell>
          <table:table-cell office:value-type="float" office:value="1207" table:style-name="ce6">
            <text:p>1,207</text:p>
          </table:table-cell>
          <table:table-cell table:number-columns-repeated="16380"/>
        </table:table-row>
        <table:table-row table:style-name="ro2">
          <table:table-cell office:value-type="float" office:value="2154" table:style-name="ce4">
            <text:p>2154</text:p>
          </table:table-cell>
          <table:table-cell office:value-type="string" table:style-name="ce5">
            <text:p>TRAY DIALYSIS 12FR 20CM CVD</text:p>
          </table:table-cell>
          <table:table-cell office:value-type="float" office:value="1214.5" table:style-name="ce6">
            <text:p>1,215</text:p>
          </table:table-cell>
          <table:table-cell office:value-type="float" office:value="1214.5" table:style-name="ce6">
            <text:p>1,215</text:p>
          </table:table-cell>
          <table:table-cell table:number-columns-repeated="16380"/>
        </table:table-row>
        <table:table-row table:style-name="ro2">
          <table:table-cell office:value-type="float" office:value="2155" table:style-name="ce4">
            <text:p>2155</text:p>
          </table:table-cell>
          <table:table-cell office:value-type="string" table:style-name="ce5">
            <text:p>TRAY DIALYSIS 12FR 20CM STR</text:p>
          </table:table-cell>
          <table:table-cell office:value-type="float" office:value="1216" table:style-name="ce6">
            <text:p>1,216</text:p>
          </table:table-cell>
          <table:table-cell office:value-type="float" office:value="1216" table:style-name="ce6">
            <text:p>1,216</text:p>
          </table:table-cell>
          <table:table-cell table:number-columns-repeated="16380"/>
        </table:table-row>
        <table:table-row table:style-name="ro2">
          <table:table-cell office:value-type="float" office:value="2156" table:style-name="ce4">
            <text:p>2156</text:p>
          </table:table-cell>
          <table:table-cell office:value-type="string" table:style-name="ce5">
            <text:p>TRAY DIALYSIS 12FR 24CM STR</text:p>
          </table:table-cell>
          <table:table-cell office:value-type="float" office:value="1206.5" table:style-name="ce6">
            <text:p>1,207</text:p>
          </table:table-cell>
          <table:table-cell office:value-type="float" office:value="1206.5" table:style-name="ce6">
            <text:p>1,207</text:p>
          </table:table-cell>
          <table:table-cell table:number-columns-repeated="16380"/>
        </table:table-row>
        <table:table-row table:style-name="ro2">
          <table:table-cell office:value-type="float" office:value="2157" table:style-name="ce4">
            <text:p>2157</text:p>
          </table:table-cell>
          <table:table-cell office:value-type="string" table:style-name="ce5">
            <text:p>TRAY EPIDURAL CONTINU PERIFIX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158" table:style-name="ce4">
            <text:p>2158</text:p>
          </table:table-cell>
          <table:table-cell office:value-type="string" table:style-name="ce5">
            <text:p>TRAY EPIDURAL W/FLEXTIP CATH</text:p>
          </table:table-cell>
          <table:table-cell office:value-type="float" office:value="238" table:style-name="ce6">
            <text:p>238</text:p>
          </table:table-cell>
          <table:table-cell office:value-type="float" office:value="238" table:style-name="ce6">
            <text:p>238</text:p>
          </table:table-cell>
          <table:table-cell table:number-columns-repeated="16380"/>
        </table:table-row>
        <table:table-row table:style-name="ro2">
          <table:table-cell office:value-type="float" office:value="2159" table:style-name="ce4">
            <text:p>2159</text:p>
          </table:table-cell>
          <table:table-cell office:value-type="string" table:style-name="ce5">
            <text:p>TRAY FOLEY URINEMETER SURESTEP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2160" table:style-name="ce4">
            <text:p>2160</text:p>
          </table:table-cell>
          <table:table-cell office:value-type="string" table:style-name="ce5">
            <text:p>TRAY FOLEY W/STATLOCK SURESTEP</text:p>
          </table:table-cell>
          <table:table-cell office:value-type="float" office:value="111" table:style-name="ce6">
            <text:p>111</text:p>
          </table:table-cell>
          <table:table-cell office:value-type="float" office:value="111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2161" table:style-name="ce4">
            <text:p>2161</text:p>
          </table:table-cell>
          <table:table-cell office:value-type="string" table:style-name="ce5">
            <text:p>TRAY LUMBAR PUNCTURE PED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2162" table:style-name="ce4">
            <text:p>2162</text:p>
          </table:table-cell>
          <table:table-cell office:value-type="string" table:style-name="ce5">
            <text:p>TRAY PARACENTESIS</text:p>
          </table:table-cell>
          <table:table-cell office:value-type="float" office:value="464.5" table:style-name="ce6">
            <text:p>465</text:p>
          </table:table-cell>
          <table:table-cell office:value-type="float" office:value="464.5" table:style-name="ce6">
            <text:p>465</text:p>
          </table:table-cell>
          <table:table-cell table:number-columns-repeated="16380"/>
        </table:table-row>
        <table:table-row table:style-name="ro2">
          <table:table-cell office:value-type="float" office:value="2163" table:style-name="ce4">
            <text:p>2163</text:p>
          </table:table-cell>
          <table:table-cell office:value-type="string" table:style-name="ce5">
            <text:p>TRAY PICC 4FR SL</text:p>
          </table:table-cell>
          <table:table-cell office:value-type="float" office:value="1322" table:style-name="ce6">
            <text:p>1,322</text:p>
          </table:table-cell>
          <table:table-cell office:value-type="float" office:value="1322" table:style-name="ce6">
            <text:p>1,322</text:p>
          </table:table-cell>
          <table:table-cell table:number-columns-repeated="16380"/>
        </table:table-row>
        <table:table-row table:style-name="ro2">
          <table:table-cell office:value-type="float" office:value="2164" table:style-name="ce4">
            <text:p>2164</text:p>
          </table:table-cell>
          <table:table-cell office:value-type="string" table:style-name="ce5">
            <text:p>TRAY PICC 5FR DL</text:p>
          </table:table-cell>
          <table:table-cell office:value-type="float" office:value="1161" table:style-name="ce6">
            <text:p>1,161</text:p>
          </table:table-cell>
          <table:table-cell office:value-type="float" office:value="1161" table:style-name="ce6">
            <text:p>1,161</text:p>
          </table:table-cell>
          <table:table-cell table:number-columns-repeated="16380"/>
        </table:table-row>
        <table:table-row table:style-name="ro2">
          <table:table-cell office:value-type="float" office:value="2165" table:style-name="ce4">
            <text:p>2165</text:p>
          </table:table-cell>
          <table:table-cell office:value-type="string" table:style-name="ce5">
            <text:p>TRAY PICC 5FR DL SHERLOCK</text:p>
          </table:table-cell>
          <table:table-cell office:value-type="float" office:value="1858.5" table:style-name="ce6">
            <text:p>1,859</text:p>
          </table:table-cell>
          <table:table-cell office:value-type="float" office:value="1858.5" table:style-name="ce6">
            <text:p>1,859</text:p>
          </table:table-cell>
          <table:table-cell table:number-columns-repeated="16380"/>
        </table:table-row>
        <table:table-row table:style-name="ro2">
          <table:table-cell office:value-type="float" office:value="2166" table:style-name="ce4">
            <text:p>2166</text:p>
          </table:table-cell>
          <table:table-cell office:value-type="string" table:style-name="ce5">
            <text:p>TRAY PICC 5FR TL SHERLOCK</text:p>
          </table:table-cell>
          <table:table-cell office:value-type="float" office:value="1701" table:style-name="ce6">
            <text:p>1,701</text:p>
          </table:table-cell>
          <table:table-cell office:value-type="float" office:value="1701" table:style-name="ce6">
            <text:p>1,701</text:p>
          </table:table-cell>
          <table:table-cell table:number-columns-repeated="16380"/>
        </table:table-row>
        <table:table-row table:style-name="ro2">
          <table:table-cell office:value-type="float" office:value="2167" table:style-name="ce4">
            <text:p>2167</text:p>
          </table:table-cell>
          <table:table-cell office:value-type="string" table:style-name="ce5">
            <text:p>TRAY PICC 6FR TL</text:p>
          </table:table-cell>
          <table:table-cell office:value-type="float" office:value="4250" table:style-name="ce6">
            <text:p>4,250</text:p>
          </table:table-cell>
          <table:table-cell office:value-type="float" office:value="4250" table:style-name="ce6">
            <text:p>4,250</text:p>
          </table:table-cell>
          <table:table-cell table:number-columns-repeated="16380"/>
        </table:table-row>
        <table:table-row table:style-name="ro2">
          <table:table-cell office:value-type="float" office:value="2168" table:style-name="ce4">
            <text:p>2168</text:p>
          </table:table-cell>
          <table:table-cell office:value-type="string" table:style-name="ce5">
            <text:p>TRAY PICC INSERTION SL</text:p>
          </table:table-cell>
          <table:table-cell office:value-type="float" office:value="1322" table:style-name="ce6">
            <text:p>1,322</text:p>
          </table:table-cell>
          <table:table-cell office:value-type="float" office:value="1322" table:style-name="ce6">
            <text:p>1,322</text:p>
          </table:table-cell>
          <table:table-cell table:number-columns-repeated="16380"/>
        </table:table-row>
        <table:table-row table:style-name="ro2">
          <table:table-cell office:value-type="float" office:value="2169" table:style-name="ce4">
            <text:p>2169</text:p>
          </table:table-cell>
          <table:table-cell office:value-type="string" table:style-name="ce5">
            <text:p>TRAY PICC INSERTION TRIPLE LUM</text:p>
          </table:table-cell>
          <table:table-cell office:value-type="float" office:value="1312.5" table:style-name="ce6">
            <text:p>1,313</text:p>
          </table:table-cell>
          <table:table-cell office:value-type="float" office:value="1312.5" table:style-name="ce6">
            <text:p>1,313</text:p>
          </table:table-cell>
          <table:table-cell table:number-columns-repeated="16380"/>
        </table:table-row>
        <table:table-row table:style-name="ro2">
          <table:table-cell office:value-type="float" office:value="2170" table:style-name="ce4">
            <text:p>2170</text:p>
          </table:table-cell>
          <table:table-cell office:value-type="string" table:style-name="ce5">
            <text:p>TRAY THORA PARA</text:p>
          </table:table-cell>
          <table:table-cell office:value-type="float" office:value="339" table:style-name="ce6">
            <text:p>339</text:p>
          </table:table-cell>
          <table:table-cell office:value-type="float" office:value="339" table:style-name="ce6">
            <text:p>339</text:p>
          </table:table-cell>
          <table:table-cell table:number-columns-repeated="16380"/>
        </table:table-row>
        <table:table-row table:style-name="ro2">
          <table:table-cell office:value-type="float" office:value="2171" table:style-name="ce4">
            <text:p>2171</text:p>
          </table:table-cell>
          <table:table-cell office:value-type="string" table:style-name="ce5">
            <text:p>TRAY THORACENTESIS</text:p>
          </table:table-cell>
          <table:table-cell office:value-type="float" office:value="178" table:style-name="ce6">
            <text:p>178</text:p>
          </table:table-cell>
          <table:table-cell office:value-type="float" office:value="178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2172" table:style-name="ce4">
            <text:p>2172</text:p>
          </table:table-cell>
          <table:table-cell office:value-type="string" table:style-name="ce5">
            <text:p>TRAY UROLOGY 475</text:p>
          </table:table-cell>
          <table:table-cell office:value-type="float" office:value="1398.5" table:style-name="ce6">
            <text:p>1,399</text:p>
          </table:table-cell>
          <table:table-cell office:value-type="float" office:value="1398.5" table:style-name="ce6">
            <text:p>1,399</text:p>
          </table:table-cell>
          <table:table-cell table:number-columns-repeated="16380"/>
        </table:table-row>
        <table:table-row table:style-name="ro2">
          <table:table-cell office:value-type="float" office:value="2173" table:style-name="ce4">
            <text:p>2173</text:p>
          </table:table-cell>
          <table:table-cell office:value-type="string" table:style-name="ce5">
            <text:p>TRAY VENOUS CATHETER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table:number-columns-repeated="16380"/>
        </table:table-row>
        <table:table-row table:style-name="ro2">
          <table:table-cell office:value-type="float" office:value="2174" table:style-name="ce4">
            <text:p>2174</text:p>
          </table:table-cell>
          <table:table-cell office:value-type="string" table:style-name="ce5">
            <text:p>TRB T CELL AG BETA</text:p>
          </table:table-cell>
          <table:table-cell office:value-type="float" office:value="2516.5" table:style-name="ce6">
            <text:p>2,517</text:p>
          </table:table-cell>
          <table:table-cell office:value-type="float" office:value="1438" table:style-name="ce6">
            <text:p>1,438</text:p>
          </table:table-cell>
          <table:table-cell table:number-columns-repeated="16380"/>
        </table:table-row>
        <table:table-row table:style-name="ro2">
          <table:table-cell office:value-type="float" office:value="2175" table:style-name="ce4">
            <text:p>2175</text:p>
          </table:table-cell>
          <table:table-cell office:value-type="string" table:style-name="ce5">
            <text:p>TREPONEMA PALLIDUM AB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2176" table:style-name="ce4">
            <text:p>2176</text:p>
          </table:table-cell>
          <table:table-cell office:value-type="string" table:style-name="ce5">
            <text:p>TRG T CELL AG GAMMA</text:p>
          </table:table-cell>
          <table:table-cell office:value-type="float" office:value="2427.5" table:style-name="ce6">
            <text:p>2,428</text:p>
          </table:table-cell>
          <table:table-cell office:value-type="float" office:value="1387" table:style-name="ce6">
            <text:p>1,387</text:p>
          </table:table-cell>
          <table:table-cell table:number-columns-repeated="16380"/>
        </table:table-row>
        <table:table-row table:style-name="ro2">
          <table:table-cell office:value-type="float" office:value="2177" table:style-name="ce4">
            <text:p>2177</text:p>
          </table:table-cell>
          <table:table-cell office:value-type="string" table:style-name="ce5">
            <text:p>TRICHOMONAS VAGINALIS DP</text:p>
          </table:table-cell>
          <table:table-cell office:value-type="float" office:value="237" table:style-name="ce6">
            <text:p>237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178" table:style-name="ce4">
            <text:p>2178</text:p>
          </table:table-cell>
          <table:table-cell office:value-type="string" table:style-name="ce5">
            <text:p>TRIGLYCERIDE</text:p>
          </table:table-cell>
          <table:table-cell office:value-type="float" office:value="98" table:style-name="ce6">
            <text:p>98</text:p>
          </table:table-cell>
          <table:table-cell office:value-type="float" office:value="56" table:style-name="ce6">
            <text:p>56</text:p>
          </table:table-cell>
          <table:table-cell table:number-columns-repeated="16380"/>
        </table:table-row>
        <table:table-row table:style-name="ro2">
          <table:table-cell office:value-type="float" office:value="2179" table:style-name="ce4">
            <text:p>2179</text:p>
          </table:table-cell>
          <table:table-cell office:value-type="string" table:style-name="ce5">
            <text:p>TRIIODOTHYRONINE (T-3) TOTA</text:p>
          </table:table-cell>
          <table:table-cell office:value-type="float" office:value="172.5" table:style-name="ce6">
            <text:p>173</text:p>
          </table:table-cell>
          <table:table-cell office:value-type="float" office:value="98.5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2180" table:style-name="ce4">
            <text:p>2180</text:p>
          </table:table-cell>
          <table:table-cell office:value-type="string" table:style-name="ce5">
            <text:p>TRIMMING NAILS NONDYSTROPHIC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181" table:style-name="ce4">
            <text:p>2181</text:p>
          </table:table-cell>
          <table:table-cell office:value-type="string" table:style-name="ce5">
            <text:p>TROCAR 125</text:p>
          </table:table-cell>
          <table:table-cell office:value-type="float" office:value="717" table:style-name="ce6">
            <text:p>717</text:p>
          </table:table-cell>
          <table:table-cell office:value-type="float" office:value="717" table:style-name="ce6">
            <text:p>717</text:p>
          </table:table-cell>
          <table:table-cell table:number-columns-repeated="16380"/>
        </table:table-row>
        <table:table-row table:style-name="ro2">
          <table:table-cell office:value-type="float" office:value="2182" table:style-name="ce4">
            <text:p>2182</text:p>
          </table:table-cell>
          <table:table-cell office:value-type="string" table:style-name="ce5">
            <text:p>TROCAR 150</text:p>
          </table:table-cell>
          <table:table-cell office:value-type="float" office:value="492" table:style-name="ce6">
            <text:p>492</text:p>
          </table:table-cell>
          <table:table-cell office:value-type="float" office:value="492" table:style-name="ce6">
            <text:p>492</text:p>
          </table:table-cell>
          <table:table-cell table:number-columns-repeated="16380"/>
        </table:table-row>
        <table:table-row table:style-name="ro2">
          <table:table-cell office:value-type="float" office:value="2183" table:style-name="ce4">
            <text:p>2183</text:p>
          </table:table-cell>
          <table:table-cell office:value-type="string" table:style-name="ce5">
            <text:p>TROCAR 200</text:p>
          </table:table-cell>
          <table:table-cell office:value-type="float" office:value="949" table:style-name="ce6">
            <text:p>949</text:p>
          </table:table-cell>
          <table:table-cell office:value-type="float" office:value="949" table:style-name="ce6">
            <text:p>949</text:p>
          </table:table-cell>
          <table:table-cell table:number-columns-repeated="16380"/>
        </table:table-row>
        <table:table-row table:style-name="ro2">
          <table:table-cell office:value-type="float" office:value="2184" table:style-name="ce4">
            <text:p>2184</text:p>
          </table:table-cell>
          <table:table-cell office:value-type="string" table:style-name="ce5">
            <text:p>TROCAR 225</text:p>
          </table:table-cell>
          <table:table-cell office:value-type="float" office:value="1087.5" table:style-name="ce6">
            <text:p>1,088</text:p>
          </table:table-cell>
          <table:table-cell office:value-type="float" office:value="1087.5" table:style-name="ce6">
            <text:p>1,088</text:p>
          </table:table-cell>
          <table:table-cell table:number-columns-repeated="16380"/>
        </table:table-row>
        <table:table-row table:style-name="ro2">
          <table:table-cell office:value-type="float" office:value="2185" table:style-name="ce4">
            <text:p>2185</text:p>
          </table:table-cell>
          <table:table-cell office:value-type="string" table:style-name="ce5">
            <text:p>TROCAR 90</text:p>
          </table:table-cell>
          <table:table-cell office:value-type="float" office:value="210.5" table:style-name="ce6">
            <text:p>211</text:p>
          </table:table-cell>
          <table:table-cell office:value-type="float" office:value="210.5" table:style-name="ce6">
            <text:p>211</text:p>
          </table:table-cell>
          <table:table-cell table:number-columns-repeated="16380"/>
        </table:table-row>
        <table:table-row table:style-name="ro2">
          <table:table-cell office:value-type="float" office:value="2186" table:style-name="ce4">
            <text:p>2186</text:p>
          </table:table-cell>
          <table:table-cell office:value-type="string" table:style-name="ce5">
            <text:p>TROCAR BALLOON GELPORT</text:p>
          </table:table-cell>
          <table:table-cell office:value-type="float" office:value="210.5" table:style-name="ce6">
            <text:p>211</text:p>
          </table:table-cell>
          <table:table-cell office:value-type="float" office:value="210.5" table:style-name="ce6">
            <text:p>211</text:p>
          </table:table-cell>
          <table:table-cell table:number-columns-repeated="16380"/>
        </table:table-row>
        <table:table-row table:style-name="ro2">
          <table:table-cell office:value-type="float" office:value="2187" table:style-name="ce4">
            <text:p>2187</text:p>
          </table:table-cell>
          <table:table-cell office:value-type="string" table:style-name="ce5">
            <text:p>TROCAR BLADED 11/12MM APPLIED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number-columns-repeated="16380"/>
        </table:table-row>
        <table:table-row table:style-name="ro2">
          <table:table-cell office:value-type="float" office:value="2188" table:style-name="ce4">
            <text:p>2188</text:p>
          </table:table-cell>
          <table:table-cell office:value-type="string" table:style-name="ce5">
            <text:p>TROCAR BLADED 5MM APPLIED M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2189" table:style-name="ce4">
            <text:p>2189</text:p>
          </table:table-cell>
          <table:table-cell office:value-type="string" table:style-name="ce5">
            <text:p>TROCAR BLADELESS XCEL 12MM ETH</text:p>
          </table:table-cell>
          <table:table-cell office:value-type="float" office:value="1019" table:style-name="ce6">
            <text:p>1,019</text:p>
          </table:table-cell>
          <table:table-cell office:value-type="float" office:value="1019" table:style-name="ce6">
            <text:p>1,019</text:p>
          </table:table-cell>
          <table:table-cell table:number-columns-repeated="16380"/>
        </table:table-row>
        <table:table-row table:style-name="ro2">
          <table:table-cell office:value-type="float" office:value="2190" table:style-name="ce4">
            <text:p>2190</text:p>
          </table:table-cell>
          <table:table-cell office:value-type="string" table:style-name="ce5">
            <text:p>TROCAR BLLN AND INFLATION 532</text:p>
          </table:table-cell>
          <table:table-cell office:value-type="float" office:value="1300.5" table:style-name="ce6">
            <text:p>1,301</text:p>
          </table:table-cell>
          <table:table-cell office:value-type="float" office:value="1300.5" table:style-name="ce6">
            <text:p>1,301</text:p>
          </table:table-cell>
          <table:table-cell table:number-columns-repeated="16380"/>
        </table:table-row>
        <table:table-row table:style-name="ro2">
          <table:table-cell office:value-type="float" office:value="2191" table:style-name="ce4">
            <text:p>2191</text:p>
          </table:table-cell>
          <table:table-cell office:value-type="string" table:style-name="ce5">
            <text:p>TROCAR CHEST TUBE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2192" table:style-name="ce4">
            <text:p>2192</text:p>
          </table:table-cell>
          <table:table-cell office:value-type="string" table:style-name="ce5">
            <text:p>TROCAR NONBLAD W/HAND 12X100</text:p>
          </table:table-cell>
          <table:table-cell office:value-type="float" office:value="243" table:style-name="ce6">
            <text:p>243</text:p>
          </table:table-cell>
          <table:table-cell office:value-type="float" office:value="243" table:style-name="ce6">
            <text:p>243</text:p>
          </table:table-cell>
          <table:table-cell table:number-columns-repeated="16380"/>
        </table:table-row>
        <table:table-row table:style-name="ro2">
          <table:table-cell office:value-type="float" office:value="2193" table:style-name="ce4">
            <text:p>2193</text:p>
          </table:table-cell>
          <table:table-cell office:value-type="string" table:style-name="ce5">
            <text:p>TROCAR NONBLADED 15MM APPLIED</text:p>
          </table:table-cell>
          <table:table-cell office:value-type="float" office:value="402" table:style-name="ce6">
            <text:p>402</text:p>
          </table:table-cell>
          <table:table-cell office:value-type="float" office:value="402" table:style-name="ce6">
            <text:p>402</text:p>
          </table:table-cell>
          <table:table-cell table:number-columns-repeated="16380"/>
        </table:table-row>
        <table:table-row table:style-name="ro2">
          <table:table-cell office:value-type="float" office:value="2194" table:style-name="ce4">
            <text:p>2194</text:p>
          </table:table-cell>
          <table:table-cell office:value-type="string" table:style-name="ce5">
            <text:p>TROCAR NONBLADED 5MM APPLI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2195" table:style-name="ce4">
            <text:p>2195</text:p>
          </table:table-cell>
          <table:table-cell office:value-type="string" table:style-name="ce5">
            <text:p>TROCAR NONBLADED 5X150MM APPLI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2196" table:style-name="ce4">
            <text:p>2196</text:p>
          </table:table-cell>
          <table:table-cell office:value-type="string" table:style-name="ce5">
            <text:p>TROCAR NONBLADED APPLIED MED</text:p>
          </table:table-cell>
          <table:table-cell office:value-type="float" office:value="216.5" table:style-name="ce6">
            <text:p>217</text:p>
          </table:table-cell>
          <table:table-cell office:value-type="float" office:value="216.5" table:style-name="ce6">
            <text:p>217</text:p>
          </table:table-cell>
          <table:table-cell table:number-columns-repeated="16380"/>
        </table:table-row>
        <table:table-row table:style-name="ro2">
          <table:table-cell office:value-type="float" office:value="2197" table:style-name="ce4">
            <text:p>2197</text:p>
          </table:table-cell>
          <table:table-cell office:value-type="string" table:style-name="ce5">
            <text:p>TROCAR NONBLADED FIOS APPLI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2198" table:style-name="ce4">
            <text:p>2198</text:p>
          </table:table-cell>
          <table:table-cell office:value-type="string" table:style-name="ce5">
            <text:p>TROPONIN I</text:p>
          </table:table-cell>
          <table:table-cell office:value-type="float" office:value="120" table:style-name="ce6">
            <text:p>120</text:p>
          </table:table-cell>
          <table:table-cell office:value-type="float" office:value="68.5" table:style-name="ce6">
            <text:p>69</text:p>
          </table:table-cell>
          <table:table-cell table:number-columns-repeated="16380"/>
        </table:table-row>
        <table:table-row table:style-name="ro2">
          <table:table-cell office:value-type="float" office:value="2199" table:style-name="ce4">
            <text:p>2199</text:p>
          </table:table-cell>
          <table:table-cell office:value-type="string" table:style-name="ce5">
            <text:p>TUBE CONNECTING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2200" table:style-name="ce4">
            <text:p>2200</text:p>
          </table:table-cell>
          <table:table-cell office:value-type="string" table:style-name="ce5">
            <text:p>TUBE FEEDING 60</text:p>
          </table:table-cell>
          <table:table-cell office:value-type="float" office:value="226.5" table:style-name="ce6">
            <text:p>227</text:p>
          </table:table-cell>
          <table:table-cell office:value-type="float" office:value="226.5" table:style-name="ce6">
            <text:p>227</text:p>
          </table:table-cell>
          <table:table-cell table:number-columns-repeated="16380"/>
        </table:table-row>
        <table:table-row table:style-name="ro2">
          <table:table-cell office:value-type="float" office:value="2201" table:style-name="ce4">
            <text:p>2201</text:p>
          </table:table-cell>
          <table:table-cell office:value-type="string" table:style-name="ce5">
            <text:p>TUBE FEEDING ALL SIZES</text:p>
          </table:table-cell>
          <table:table-cell office:value-type="float" office:value="111" table:style-name="ce6">
            <text:p>111</text:p>
          </table:table-cell>
          <table:table-cell office:value-type="float" office:value="111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2202" table:style-name="ce4">
            <text:p>2202</text:p>
          </table:table-cell>
          <table:table-cell office:value-type="string" table:style-name="ce5">
            <text:p>TUBE GASTROSTOMY</text:p>
          </table:table-cell>
          <table:table-cell office:value-type="float" office:value="219" table:style-name="ce6">
            <text:p>219</text:p>
          </table:table-cell>
          <table:table-cell office:value-type="float" office:value="219" table:style-name="ce6">
            <text:p>219</text:p>
          </table:table-cell>
          <table:table-cell table:number-columns-repeated="16380"/>
        </table:table-row>
        <table:table-row table:style-name="ro2">
          <table:table-cell office:value-type="float" office:value="2203" table:style-name="ce4">
            <text:p>2203</text:p>
          </table:table-cell>
          <table:table-cell office:value-type="string" table:style-name="ce5">
            <text:p>TUBE TRACH 100</text:p>
          </table:table-cell>
          <table:table-cell office:value-type="float" office:value="196.5" table:style-name="ce6">
            <text:p>197</text:p>
          </table:table-cell>
          <table:table-cell office:value-type="float" office:value="196.5" table:style-name="ce6">
            <text:p>197</text:p>
          </table:table-cell>
          <table:table-cell table:number-columns-repeated="16380"/>
        </table:table-row>
        <table:table-row table:style-name="ro2">
          <table:table-cell office:value-type="float" office:value="2204" table:style-name="ce4">
            <text:p>2204</text:p>
          </table:table-cell>
          <table:table-cell office:value-type="string" table:style-name="ce5">
            <text:p>TUBE TRACH 150</text:p>
          </table:table-cell>
          <table:table-cell office:value-type="float" office:value="429" table:style-name="ce6">
            <text:p>429</text:p>
          </table:table-cell>
          <table:table-cell office:value-type="float" office:value="429" table:style-name="ce6">
            <text:p>429</text:p>
          </table:table-cell>
          <table:table-cell table:number-columns-repeated="16380"/>
        </table:table-row>
        <table:table-row table:style-name="ro2">
          <table:table-cell office:value-type="float" office:value="2205" table:style-name="ce4">
            <text:p>2205</text:p>
          </table:table-cell>
          <table:table-cell office:value-type="string" table:style-name="ce5">
            <text:p>TUBE TRACH SHILEY DCT ALL SIZE</text:p>
          </table:table-cell>
          <table:table-cell office:value-type="float" office:value="244.5" table:style-name="ce6">
            <text:p>245</text:p>
          </table:table-cell>
          <table:table-cell office:value-type="float" office:value="244.5" table:style-name="ce6">
            <text:p>245</text:p>
          </table:table-cell>
          <table:table-cell table:number-columns-repeated="16380"/>
        </table:table-row>
        <table:table-row table:style-name="ro2">
          <table:table-cell office:value-type="float" office:value="2206" table:style-name="ce4">
            <text:p>2206</text:p>
          </table:table-cell>
          <table:table-cell office:value-type="string" table:style-name="ce5">
            <text:p>TUBE TRACHEOSOFT XLT SHILEY</text:p>
          </table:table-cell>
          <table:table-cell office:value-type="float" office:value="451.5" table:style-name="ce6">
            <text:p>452</text:p>
          </table:table-cell>
          <table:table-cell office:value-type="float" office:value="451.5" table:style-name="ce6">
            <text:p>452</text:p>
          </table:table-cell>
          <table:table-cell table:number-columns-repeated="16380"/>
        </table:table-row>
        <table:table-row table:style-name="ro2">
          <table:table-cell office:value-type="float" office:value="2207" table:style-name="ce4">
            <text:p>2207</text:p>
          </table:table-cell>
          <table:table-cell office:value-type="string" table:style-name="ce5">
            <text:p>TUBING ARTHROSCOPY AR6410</text:p>
          </table:table-cell>
          <table:table-cell office:value-type="float" office:value="442.5" table:style-name="ce6">
            <text:p>443</text:p>
          </table:table-cell>
          <table:table-cell office:value-type="float" office:value="442.5" table:style-name="ce6">
            <text:p>443</text:p>
          </table:table-cell>
          <table:table-cell table:number-columns-repeated="16380"/>
        </table:table-row>
        <table:table-row table:style-name="ro2">
          <table:table-cell office:value-type="float" office:value="2208" table:style-name="ce4">
            <text:p>2208</text:p>
          </table:table-cell>
          <table:table-cell office:value-type="string" table:style-name="ce5">
            <text:p>TUBING INFLOW FMS VUE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2209" table:style-name="ce4">
            <text:p>2209</text:p>
          </table:table-cell>
          <table:table-cell office:value-type="string" table:style-name="ce5">
            <text:p>TUBING INSUFFLATOR 70</text:p>
          </table:table-cell>
          <table:table-cell office:value-type="float" office:value="285.5" table:style-name="ce6">
            <text:p>286</text:p>
          </table:table-cell>
          <table:table-cell office:value-type="float" office:value="285.5" table:style-name="ce6">
            <text:p>286</text:p>
          </table:table-cell>
          <table:table-cell table:number-columns-repeated="16380"/>
        </table:table-row>
        <table:table-row table:style-name="ro2">
          <table:table-cell office:value-type="float" office:value="2210" table:style-name="ce4">
            <text:p>2210</text:p>
          </table:table-cell>
          <table:table-cell office:value-type="string" table:style-name="ce5">
            <text:p>TUBING INSUFFLATOR HEATED PNEUMOSURE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2211" table:style-name="ce4">
            <text:p>2211</text:p>
          </table:table-cell>
          <table:table-cell office:value-type="string" table:style-name="ce5">
            <text:p>UA AUTO W/MICRO</text:p>
          </table:table-cell>
          <table:table-cell office:value-type="float" office:value="67.5" table:style-name="ce6">
            <text:p>68</text:p>
          </table:table-cell>
          <table:table-cell office:value-type="float" office:value="38.5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2212" table:style-name="ce4">
            <text:p>2212</text:p>
          </table:table-cell>
          <table:table-cell office:value-type="string" table:style-name="ce5">
            <text:p>UNATTENDED SLEEP STUDY TYPE III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2213" table:style-name="ce4">
            <text:p>2213</text:p>
          </table:table-cell>
          <table:table-cell office:value-type="string" table:style-name="ce5">
            <text:p>UPR/LXTR ART STDY 3+ LVLS</text:p>
          </table:table-cell>
          <table:table-cell office:value-type="float" office:value="555.5" table:style-name="ce6">
            <text:p>556</text:p>
          </table:table-cell>
          <table:table-cell office:value-type="float" office:value="555.5" table:style-name="ce6">
            <text:p>556</text:p>
          </table:table-cell>
          <table:table-cell table:number-columns-repeated="16380"/>
        </table:table-row>
        <table:table-row table:style-name="ro2">
          <table:table-cell office:value-type="float" office:value="2214" table:style-name="ce4">
            <text:p>2214</text:p>
          </table:table-cell>
          <table:table-cell office:value-type="string" table:style-name="ce5">
            <text:p>UREA NITROGEN CLEARANCE</text:p>
          </table:table-cell>
          <table:table-cell office:value-type="float" office:value="51" table:style-name="ce6">
            <text:p>51</text:p>
          </table:table-cell>
          <table:table-cell office:value-type="float" office:value="29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2215" table:style-name="ce4">
            <text:p>2215</text:p>
          </table:table-cell>
          <table:table-cell office:value-type="string" table:style-name="ce5">
            <text:p>UREA NITROGEN ISTAT</text:p>
          </table:table-cell>
          <table:table-cell office:value-type="float" office:value="49" table:style-name="ce6">
            <text:p>49</text:p>
          </table:table-cell>
          <table:table-cell office:value-type="float" office:value="28" table:style-name="ce6">
            <text:p>28</text:p>
          </table:table-cell>
          <table:table-cell table:number-columns-repeated="16380"/>
        </table:table-row>
        <table:table-row table:style-name="ro2">
          <table:table-cell office:value-type="float" office:value="2216" table:style-name="ce4">
            <text:p>2216</text:p>
          </table:table-cell>
          <table:table-cell office:value-type="string" table:style-name="ce5">
            <text:p>UREA NITROGEN URINE</text:p>
          </table:table-cell>
          <table:table-cell office:value-type="float" office:value="65" table:style-name="ce6">
            <text:p>65</text:p>
          </table:table-cell>
          <table:table-cell office:value-type="float" office:value="37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2217" table:style-name="ce4">
            <text:p>2217</text:p>
          </table:table-cell>
          <table:table-cell office:value-type="string" table:style-name="ce5">
            <text:p>URIC ACID BLOOD</text:p>
          </table:table-cell>
          <table:table-cell office:value-type="float" office:value="296.5" table:style-name="ce6">
            <text:p>297</text:p>
          </table:table-cell>
          <table:table-cell office:value-type="float" office:value="169.5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2218" table:style-name="ce4">
            <text:p>2218</text:p>
          </table:table-cell>
          <table:table-cell office:value-type="string" table:style-name="ce5">
            <text:p>URIC ACID URINE</text:p>
          </table:table-cell>
          <table:table-cell office:value-type="float" office:value="87.5" table:style-name="ce6">
            <text:p>88</text:p>
          </table:table-cell>
          <table:table-cell office:value-type="float" office:value="50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2219" table:style-name="ce4">
            <text:p>2219</text:p>
          </table:table-cell>
          <table:table-cell office:value-type="string" table:style-name="ce5">
            <text:p>URINALYSIS WITHOUT MICROSCO</text:p>
          </table:table-cell>
          <table:table-cell office:value-type="float" office:value="50" table:style-name="ce6">
            <text:p>50</text:p>
          </table:table-cell>
          <table:table-cell office:value-type="float" office:value="28.5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2220" table:style-name="ce4">
            <text:p>2220</text:p>
          </table:table-cell>
          <table:table-cell office:value-type="string" table:style-name="ce5">
            <text:p>URINE CULT BACT COLONY CNT</text:p>
          </table:table-cell>
          <table:table-cell office:value-type="float" office:value="99" table:style-name="ce6">
            <text:p>99</text:p>
          </table:table-cell>
          <table:table-cell office:value-type="float" office:value="56.5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2221" table:style-name="ce4">
            <text:p>2221</text:p>
          </table:table-cell>
          <table:table-cell office:value-type="string" table:style-name="ce5">
            <text:p>URINE CULT W/PRESUMPT IDISOL</text:p>
          </table:table-cell>
          <table:table-cell office:value-type="float" office:value="99" table:style-name="ce6">
            <text:p>99</text:p>
          </table:table-cell>
          <table:table-cell office:value-type="float" office:value="56.5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2222" table:style-name="ce4">
            <text:p>2222</text:p>
          </table:table-cell>
          <table:table-cell office:value-type="string" table:style-name="ce5">
            <text:p>URINE PREGNANCY TEST</text:p>
          </table:table-cell>
          <table:table-cell office:value-type="float" office:value="128" table:style-name="ce6">
            <text:p>128</text:p>
          </table:table-cell>
          <table:table-cell office:value-type="float" office:value="73" table:style-name="ce6">
            <text:p>73</text:p>
          </table:table-cell>
          <table:table-cell table:number-columns-repeated="16380"/>
        </table:table-row>
        <table:table-row table:style-name="ro2">
          <table:table-cell office:value-type="float" office:value="2223" table:style-name="ce4">
            <text:p>2223</text:p>
          </table:table-cell>
          <table:table-cell office:value-type="string" table:style-name="ce5">
            <text:p>URINEMETER W/CATH FOLEY SILVER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2224" table:style-name="ce4">
            <text:p>2224</text:p>
          </table:table-cell>
          <table:table-cell office:value-type="string" table:style-name="ce5">
            <text:p>US ABD PARACENTESIS W GUIDE</text:p>
          </table:table-cell>
          <table:table-cell office:value-type="float" office:value="1946.5" table:style-name="ce6">
            <text:p>1,947</text:p>
          </table:table-cell>
          <table:table-cell office:value-type="float" office:value="1946.5" table:style-name="ce6">
            <text:p>1,947</text:p>
          </table:table-cell>
          <table:table-cell table:number-columns-repeated="16380"/>
        </table:table-row>
        <table:table-row table:style-name="ro2">
          <table:table-cell office:value-type="float" office:value="2225" table:style-name="ce4">
            <text:p>2225</text:p>
          </table:table-cell>
          <table:table-cell office:value-type="string" table:style-name="ce5">
            <text:p>US ABDOMEN</text:p>
          </table:table-cell>
          <table:table-cell office:value-type="float" office:value="1779" table:style-name="ce6">
            <text:p>1,779</text:p>
          </table:table-cell>
          <table:table-cell office:value-type="float" office:value="1016.5" table:style-name="ce6">
            <text:p>1,017</text:p>
          </table:table-cell>
          <table:table-cell table:number-columns-repeated="16380"/>
        </table:table-row>
        <table:table-row table:style-name="ro2">
          <table:table-cell office:value-type="float" office:value="2226" table:style-name="ce4">
            <text:p>2226</text:p>
          </table:table-cell>
          <table:table-cell office:value-type="string" table:style-name="ce5">
            <text:p>US ABDOMEN LIMITED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number-columns-repeated="16380"/>
        </table:table-row>
        <table:table-row table:style-name="ro2">
          <table:table-cell office:value-type="float" office:value="2227" table:style-name="ce4">
            <text:p>2227</text:p>
          </table:table-cell>
          <table:table-cell office:value-type="string" table:style-name="ce5">
            <text:p>US AORTA SCREENING</text:p>
          </table:table-cell>
          <table:table-cell office:value-type="float" office:value="988" table:style-name="ce6">
            <text:p>988</text:p>
          </table:table-cell>
          <table:table-cell office:value-type="float" office:value="564.5" table:style-name="ce6">
            <text:p>565</text:p>
          </table:table-cell>
          <table:table-cell table:number-columns-repeated="16380"/>
        </table:table-row>
        <table:table-row table:style-name="ro2">
          <table:table-cell office:value-type="float" office:value="2228" table:style-name="ce4">
            <text:p>2228</text:p>
          </table:table-cell>
          <table:table-cell office:value-type="string" table:style-name="ce5">
            <text:p>US ARTHROCENTESIS INTERM JNT W US GUIDE</text:p>
          </table:table-cell>
          <table:table-cell office:value-type="float" office:value="1431.5" table:style-name="ce6">
            <text:p>1,432</text:p>
          </table:table-cell>
          <table:table-cell office:value-type="float" office:value="1431.5" table:style-name="ce6">
            <text:p>1,432</text:p>
          </table:table-cell>
          <table:table-cell table:number-columns-repeated="16380"/>
        </table:table-row>
        <table:table-row table:style-name="ro2">
          <table:table-cell office:value-type="float" office:value="2229" table:style-name="ce4">
            <text:p>2229</text:p>
          </table:table-cell>
          <table:table-cell office:value-type="string" table:style-name="ce5">
            <text:p>US ARTHROCENTESIS MAJOR JNT W US GUIDE</text:p>
          </table:table-cell>
          <table:table-cell office:value-type="float" office:value="945.5" table:style-name="ce6">
            <text:p>946</text:p>
          </table:table-cell>
          <table:table-cell office:value-type="float" office:value="945.5" table:style-name="ce6">
            <text:p>946</text:p>
          </table:table-cell>
          <table:table-cell table:number-columns-repeated="16380"/>
        </table:table-row>
        <table:table-row table:style-name="ro2">
          <table:table-cell office:value-type="float" office:value="2230" table:style-name="ce4">
            <text:p>2230</text:p>
          </table:table-cell>
          <table:table-cell office:value-type="string" table:style-name="ce5">
            <text:p>US ASPIRAT BREAST CYST EA A</text:p>
          </table:table-cell>
          <table:table-cell office:value-type="float" office:value="608" table:style-name="ce6">
            <text:p>608</text:p>
          </table:table-cell>
          <table:table-cell office:value-type="float" office:value="608" table:style-name="ce6">
            <text:p>608</text:p>
          </table:table-cell>
          <table:table-cell table:number-columns-repeated="16380"/>
        </table:table-row>
        <table:table-row table:style-name="ro2">
          <table:table-cell office:value-type="float" office:value="2231" table:style-name="ce4">
            <text:p>2231</text:p>
          </table:table-cell>
          <table:table-cell office:value-type="string" table:style-name="ce5">
            <text:p>US ASPIRATION CYST BREAST RT</text:p>
          </table:table-cell>
          <table:table-cell office:value-type="float" office:value="744.5" table:style-name="ce6">
            <text:p>745</text:p>
          </table:table-cell>
          <table:table-cell office:value-type="float" office:value="744.5" table:style-name="ce6">
            <text:p>745</text:p>
          </table:table-cell>
          <table:table-cell table:number-columns-repeated="16380"/>
        </table:table-row>
        <table:table-row table:style-name="ro2">
          <table:table-cell office:value-type="float" office:value="2232" table:style-name="ce4">
            <text:p>2232</text:p>
          </table:table-cell>
          <table:table-cell office:value-type="string" table:style-name="ce5">
            <text:p>US BIOPHYS PROF W/O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number-columns-repeated="16380"/>
        </table:table-row>
        <table:table-row table:style-name="ro2">
          <table:table-cell office:value-type="float" office:value="2233" table:style-name="ce4">
            <text:p>2233</text:p>
          </table:table-cell>
          <table:table-cell office:value-type="string" table:style-name="ce5">
            <text:p>US BIOPSY LIVER NEEDLE PERC</text:p>
          </table:table-cell>
          <table:table-cell office:value-type="float" office:value="1980.5" table:style-name="ce6">
            <text:p>1,981</text:p>
          </table:table-cell>
          <table:table-cell office:value-type="float" office:value="1980.5" table:style-name="ce6">
            <text:p>1,981</text:p>
          </table:table-cell>
          <table:table-cell table:number-columns-repeated="16380"/>
        </table:table-row>
        <table:table-row table:style-name="ro2">
          <table:table-cell office:value-type="float" office:value="2234" table:style-name="ce4">
            <text:p>2234</text:p>
          </table:table-cell>
          <table:table-cell office:value-type="string" table:style-name="ce5">
            <text:p>US BIOPSY MUSCLE NEEDLE</text:p>
          </table:table-cell>
          <table:table-cell office:value-type="float" office:value="1892.5" table:style-name="ce6">
            <text:p>1,893</text:p>
          </table:table-cell>
          <table:table-cell office:value-type="float" office:value="1892.5" table:style-name="ce6">
            <text:p>1,893</text:p>
          </table:table-cell>
          <table:table-cell table:number-columns-repeated="16380"/>
        </table:table-row>
        <table:table-row table:style-name="ro2">
          <table:table-cell office:value-type="float" office:value="2235" table:style-name="ce4">
            <text:p>2235</text:p>
          </table:table-cell>
          <table:table-cell office:value-type="string" table:style-name="ce5">
            <text:p>US BIOPSY SALIVARY GLAND L</text:p>
          </table:table-cell>
          <table:table-cell office:value-type="float" office:value="995.5" table:style-name="ce6">
            <text:p>996</text:p>
          </table:table-cell>
          <table:table-cell office:value-type="float" office:value="995.5" table:style-name="ce6">
            <text:p>996</text:p>
          </table:table-cell>
          <table:table-cell table:number-columns-repeated="16380"/>
        </table:table-row>
        <table:table-row table:style-name="ro2">
          <table:table-cell office:value-type="float" office:value="2236" table:style-name="ce4">
            <text:p>2236</text:p>
          </table:table-cell>
          <table:table-cell office:value-type="string" table:style-name="ce5">
            <text:p>US BREAST BX ADDL LT</text:p>
          </table:table-cell>
          <table:table-cell office:value-type="float" office:value="613.5" table:style-name="ce6">
            <text:p>614</text:p>
          </table:table-cell>
          <table:table-cell office:value-type="float" office:value="613.5" table:style-name="ce6">
            <text:p>614</text:p>
          </table:table-cell>
          <table:table-cell table:number-columns-repeated="16380"/>
        </table:table-row>
        <table:table-row table:style-name="ro2">
          <table:table-cell office:value-type="float" office:value="2237" table:style-name="ce4">
            <text:p>2237</text:p>
          </table:table-cell>
          <table:table-cell office:value-type="string" table:style-name="ce5">
            <text:p>US BREAST BX LT</text:p>
          </table:table-cell>
          <table:table-cell office:value-type="float" office:value="3832.5" table:style-name="ce6">
            <text:p>3,833</text:p>
          </table:table-cell>
          <table:table-cell office:value-type="float" office:value="3832.5" table:style-name="ce6">
            <text:p>3,833</text:p>
          </table:table-cell>
          <table:table-cell table:number-columns-repeated="16380"/>
        </table:table-row>
        <table:table-row table:style-name="ro2">
          <table:table-cell office:value-type="float" office:value="2238" table:style-name="ce4">
            <text:p>2238</text:p>
          </table:table-cell>
          <table:table-cell office:value-type="string" table:style-name="ce5">
            <text:p>US BREAST UNILAT COMPLETE LT</text:p>
          </table:table-cell>
          <table:table-cell office:value-type="float" office:value="1075.5" table:style-name="ce6">
            <text:p>1,076</text:p>
          </table:table-cell>
          <table:table-cell office:value-type="float" office:value="614.5" table:style-name="ce6">
            <text:p>615</text:p>
          </table:table-cell>
          <table:table-cell table:number-columns-repeated="16380"/>
        </table:table-row>
        <table:table-row table:style-name="ro2">
          <table:table-cell office:value-type="float" office:value="2239" table:style-name="ce4">
            <text:p>2239</text:p>
          </table:table-cell>
          <table:table-cell office:value-type="string" table:style-name="ce5">
            <text:p>US BREAST UNILAT LIMITED LT</text:p>
          </table:table-cell>
          <table:table-cell office:value-type="float" office:value="807.5" table:style-name="ce6">
            <text:p>808</text:p>
          </table:table-cell>
          <table:table-cell office:value-type="float" office:value="461.5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2240" table:style-name="ce4">
            <text:p>2240</text:p>
          </table:table-cell>
          <table:table-cell office:value-type="string" table:style-name="ce5">
            <text:p>US BX/EXC LYMPH NODE(S) SUPE L</text:p>
          </table:table-cell>
          <table:table-cell office:value-type="float" office:value="1239.5" table:style-name="ce6">
            <text:p>1,240</text:p>
          </table:table-cell>
          <table:table-cell office:value-type="float" office:value="1239.5" table:style-name="ce6">
            <text:p>1,240</text:p>
          </table:table-cell>
          <table:table-cell table:number-columns-repeated="16380"/>
        </table:table-row>
        <table:table-row table:style-name="ro2">
          <table:table-cell office:value-type="float" office:value="2241" table:style-name="ce4">
            <text:p>2241</text:p>
          </table:table-cell>
          <table:table-cell office:value-type="string" table:style-name="ce5">
            <text:p>US CHEST</text:p>
          </table:table-cell>
          <table:table-cell office:value-type="float" office:value="1057" table:style-name="ce6">
            <text:p>1,057</text:p>
          </table:table-cell>
          <table:table-cell office:value-type="float" office:value="604" table:style-name="ce6">
            <text:p>604</text:p>
          </table:table-cell>
          <table:table-cell table:number-columns-repeated="16380"/>
        </table:table-row>
        <table:table-row table:style-name="ro2">
          <table:table-cell office:value-type="float" office:value="2242" table:style-name="ce4">
            <text:p>2242</text:p>
          </table:table-cell>
          <table:table-cell office:value-type="string" table:style-name="ce5">
            <text:p>US ENCEPHALOGRAM</text:p>
          </table:table-cell>
          <table:table-cell office:value-type="float" office:value="1306.5" table:style-name="ce6">
            <text:p>1,307</text:p>
          </table:table-cell>
          <table:table-cell office:value-type="float" office:value="746.5" table:style-name="ce6">
            <text:p>747</text:p>
          </table:table-cell>
          <table:table-cell table:number-columns-repeated="16380"/>
        </table:table-row>
        <table:table-row table:style-name="ro2">
          <table:table-cell office:value-type="float" office:value="2243" table:style-name="ce4">
            <text:p>2243</text:p>
          </table:table-cell>
          <table:table-cell office:value-type="string" table:style-name="ce5">
            <text:p>US EXTREMITY NONVASC LIMIT LT</text:p>
          </table:table-cell>
          <table:table-cell office:value-type="float" office:value="807.5" table:style-name="ce6">
            <text:p>808</text:p>
          </table:table-cell>
          <table:table-cell office:value-type="float" office:value="461.5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2244" table:style-name="ce4">
            <text:p>2244</text:p>
          </table:table-cell>
          <table:table-cell office:value-type="string" table:style-name="ce5">
            <text:p>US EXTREMITY SHOULDER RT</text:p>
          </table:table-cell>
          <table:table-cell office:value-type="float" office:value="1346.5" table:style-name="ce6">
            <text:p>1,347</text:p>
          </table:table-cell>
          <table:table-cell office:value-type="float" office:value="769.5" table:style-name="ce6">
            <text:p>770</text:p>
          </table:table-cell>
          <table:table-cell table:number-columns-repeated="16380"/>
        </table:table-row>
        <table:table-row table:style-name="ro2">
          <table:table-cell office:value-type="float" office:value="2245" table:style-name="ce4">
            <text:p>2245</text:p>
          </table:table-cell>
          <table:table-cell office:value-type="string" table:style-name="ce5">
            <text:p>US FOLLOW UP</text:p>
          </table:table-cell>
          <table:table-cell office:value-type="float" office:value="807.5" table:style-name="ce6">
            <text:p>808</text:p>
          </table:table-cell>
          <table:table-cell office:value-type="float" office:value="461.5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2246" table:style-name="ce4">
            <text:p>2246</text:p>
          </table:table-cell>
          <table:table-cell office:value-type="string" table:style-name="ce5">
            <text:p>US GUIDANCE NEEDLE PLACEMEN</text:p>
          </table:table-cell>
          <table:table-cell office:value-type="float" office:value="2454.5" table:style-name="ce6">
            <text:p>2,455</text:p>
          </table:table-cell>
          <table:table-cell office:value-type="float" office:value="1402.5" table:style-name="ce6">
            <text:p>1,403</text:p>
          </table:table-cell>
          <table:table-cell table:number-columns-repeated="16380"/>
        </table:table-row>
        <table:table-row table:style-name="ro2">
          <table:table-cell office:value-type="float" office:value="2247" table:style-name="ce4">
            <text:p>2247</text:p>
          </table:table-cell>
          <table:table-cell office:value-type="string" table:style-name="ce5">
            <text:p>US GUIDANCE VASCULAR ACCESS</text:p>
          </table:table-cell>
          <table:table-cell office:value-type="float" office:value="228.5" table:style-name="ce6">
            <text:p>229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2248" table:style-name="ce4">
            <text:p>2248</text:p>
          </table:table-cell>
          <table:table-cell office:value-type="string" table:style-name="ce5">
            <text:p>US INSERT INTRAPERI CATH COMP</text:p>
          </table:table-cell>
          <table:table-cell office:value-type="float" office:value="4886.5" table:style-name="ce6">
            <text:p>4,887</text:p>
          </table:table-cell>
          <table:table-cell office:value-type="float" office:value="4886.5" table:style-name="ce6">
            <text:p>4,887</text:p>
          </table:table-cell>
          <table:table-cell table:number-columns-repeated="16380"/>
        </table:table-row>
        <table:table-row table:style-name="ro2">
          <table:table-cell office:value-type="float" office:value="2249" table:style-name="ce4">
            <text:p>2249</text:p>
          </table:table-cell>
          <table:table-cell office:value-type="string" table:style-name="ce5">
            <text:p>US PELVIS NON OB</text:p>
          </table:table-cell>
          <table:table-cell office:value-type="float" office:value="1496.5" table:style-name="ce6">
            <text:p>1,497</text:p>
          </table:table-cell>
          <table:table-cell office:value-type="float" office:value="855" table:style-name="ce6">
            <text:p>855</text:p>
          </table:table-cell>
          <table:table-cell table:number-columns-repeated="16380"/>
        </table:table-row>
        <table:table-row table:style-name="ro2">
          <table:table-cell office:value-type="float" office:value="2250" table:style-name="ce4">
            <text:p>2250</text:p>
          </table:table-cell>
          <table:table-cell office:value-type="string" table:style-name="ce5">
            <text:p>US PELVIS NON OB LIMITED</text:p>
          </table:table-cell>
          <table:table-cell office:value-type="float" office:value="982" table:style-name="ce6">
            <text:p>982</text:p>
          </table:table-cell>
          <table:table-cell office:value-type="float" office:value="561" table:style-name="ce6">
            <text:p>561</text:p>
          </table:table-cell>
          <table:table-cell table:number-columns-repeated="16380"/>
        </table:table-row>
        <table:table-row table:style-name="ro2">
          <table:table-cell office:value-type="float" office:value="2251" table:style-name="ce4">
            <text:p>2251</text:p>
          </table:table-cell>
          <table:table-cell office:value-type="string" table:style-name="ce5">
            <text:p>US PLC DEVICE ADDL LT</text:p>
          </table:table-cell>
          <table:table-cell office:value-type="float" office:value="167" table:style-name="ce6">
            <text:p>167</text:p>
          </table:table-cell>
          <table:table-cell office:value-type="float" office:value="167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2252" table:style-name="ce4">
            <text:p>2252</text:p>
          </table:table-cell>
          <table:table-cell office:value-type="string" table:style-name="ce5">
            <text:p>US PLC DEVICE LT</text:p>
          </table:table-cell>
          <table:table-cell office:value-type="float" office:value="1030" table:style-name="ce6">
            <text:p>1,030</text:p>
          </table:table-cell>
          <table:table-cell office:value-type="float" office:value="1030" table:style-name="ce6">
            <text:p>1,030</text:p>
          </table:table-cell>
          <table:table-cell table:number-columns-repeated="16380"/>
        </table:table-row>
        <table:table-row table:style-name="ro2">
          <table:table-cell office:value-type="float" office:value="2253" table:style-name="ce4">
            <text:p>2253</text:p>
          </table:table-cell>
          <table:table-cell office:value-type="string" table:style-name="ce5">
            <text:p>US PLC SOFT TISSUE DEVICE W IMG FIRST LESION</text:p>
          </table:table-cell>
          <table:table-cell office:value-type="float" office:value="533.5" table:style-name="ce6">
            <text:p>534</text:p>
          </table:table-cell>
          <table:table-cell office:value-type="float" office:value="533.5" table:style-name="ce6">
            <text:p>534</text:p>
          </table:table-cell>
          <table:table-cell table:number-columns-repeated="16380"/>
        </table:table-row>
        <table:table-row table:style-name="ro2">
          <table:table-cell office:value-type="float" office:value="2254" table:style-name="ce4">
            <text:p>2254</text:p>
          </table:table-cell>
          <table:table-cell office:value-type="string" table:style-name="ce5">
            <text:p>US PLEURAL DRAIN W GUIDE LT</text:p>
          </table:table-cell>
          <table:table-cell office:value-type="float" office:value="1525.5" table:style-name="ce6">
            <text:p>1,526</text:p>
          </table:table-cell>
          <table:table-cell office:value-type="float" office:value="1525.5" table:style-name="ce6">
            <text:p>1,526</text:p>
          </table:table-cell>
          <table:table-cell table:number-columns-repeated="16380"/>
        </table:table-row>
        <table:table-row table:style-name="ro2">
          <table:table-cell office:value-type="float" office:value="2255" table:style-name="ce4">
            <text:p>2255</text:p>
          </table:table-cell>
          <table:table-cell office:value-type="string" table:style-name="ce5">
            <text:p>US PREG COMP SIZE/DATE</text:p>
          </table:table-cell>
          <table:table-cell office:value-type="float" office:value="1710.5" table:style-name="ce6">
            <text:p>1,711</text:p>
          </table:table-cell>
          <table:table-cell office:value-type="float" office:value="977.5" table:style-name="ce6">
            <text:p>978</text:p>
          </table:table-cell>
          <table:table-cell table:number-columns-repeated="16380"/>
        </table:table-row>
        <table:table-row table:style-name="ro2">
          <table:table-cell office:value-type="float" office:value="2256" table:style-name="ce4">
            <text:p>2256</text:p>
          </table:table-cell>
          <table:table-cell office:value-type="string" table:style-name="ce5">
            <text:p>US PREGNANCY DIAGNOSIS TA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number-columns-repeated="16380"/>
        </table:table-row>
        <table:table-row table:style-name="ro2">
          <table:table-cell office:value-type="float" office:value="2257" table:style-name="ce4">
            <text:p>2257</text:p>
          </table:table-cell>
          <table:table-cell office:value-type="string" table:style-name="ce5">
            <text:p>US PREGNANCY FOLLOW UP</text:p>
          </table:table-cell>
          <table:table-cell office:value-type="float" office:value="807.5" table:style-name="ce6">
            <text:p>808</text:p>
          </table:table-cell>
          <table:table-cell office:value-type="float" office:value="461.5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2258" table:style-name="ce4">
            <text:p>2258</text:p>
          </table:table-cell>
          <table:table-cell office:value-type="string" table:style-name="ce5">
            <text:p>US PREGNANCY LIMITED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number-columns-repeated="16380"/>
        </table:table-row>
        <table:table-row table:style-name="ro2">
          <table:table-cell office:value-type="float" office:value="2259" table:style-name="ce4">
            <text:p>2259</text:p>
          </table:table-cell>
          <table:table-cell office:value-type="string" table:style-name="ce5">
            <text:p>US PREGNANCY TRANSVAGINAL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number-columns-repeated="16380"/>
        </table:table-row>
        <table:table-row table:style-name="ro2">
          <table:table-cell office:value-type="float" office:value="2260" table:style-name="ce4">
            <text:p>2260</text:p>
          </table:table-cell>
          <table:table-cell office:value-type="string" table:style-name="ce5">
            <text:p>US PUNCT ASP ABSC/HEMA/CYST</text:p>
          </table:table-cell>
          <table:table-cell office:value-type="float" office:value="408" table:style-name="ce6">
            <text:p>408</text:p>
          </table:table-cell>
          <table:table-cell office:value-type="float" office:value="408" table:style-name="ce6">
            <text:p>408</text:p>
          </table:table-cell>
          <table:table-cell table:number-columns-repeated="16380"/>
        </table:table-row>
        <table:table-row table:style-name="ro2">
          <table:table-cell office:value-type="float" office:value="2261" table:style-name="ce4">
            <text:p>2261</text:p>
          </table:table-cell>
          <table:table-cell office:value-type="string" table:style-name="ce5">
            <text:p>US RENAL COMPLETE</text:p>
          </table:table-cell>
          <table:table-cell office:value-type="float" office:value="1480.5" table:style-name="ce6">
            <text:p>1,481</text:p>
          </table:table-cell>
          <table:table-cell office:value-type="float" office:value="846" table:style-name="ce6">
            <text:p>846</text:p>
          </table:table-cell>
          <table:table-cell table:number-columns-repeated="16380"/>
        </table:table-row>
        <table:table-row table:style-name="ro2">
          <table:table-cell office:value-type="float" office:value="2262" table:style-name="ce4">
            <text:p>2262</text:p>
          </table:table-cell>
          <table:table-cell office:value-type="string" table:style-name="ce5">
            <text:p>US RENAL LIMITED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number-columns-repeated="16380"/>
        </table:table-row>
        <table:table-row table:style-name="ro2">
          <table:table-cell office:value-type="float" office:value="2263" table:style-name="ce4">
            <text:p>2263</text:p>
          </table:table-cell>
          <table:table-cell office:value-type="string" table:style-name="ce5">
            <text:p>US SCROTUM</text:p>
          </table:table-cell>
          <table:table-cell office:value-type="float" office:value="1495.5" table:style-name="ce6">
            <text:p>1,496</text:p>
          </table:table-cell>
          <table:table-cell office:value-type="float" office:value="854.5" table:style-name="ce6">
            <text:p>855</text:p>
          </table:table-cell>
          <table:table-cell table:number-columns-repeated="16380"/>
        </table:table-row>
        <table:table-row table:style-name="ro2">
          <table:table-cell office:value-type="float" office:value="2264" table:style-name="ce4">
            <text:p>2264</text:p>
          </table:table-cell>
          <table:table-cell office:value-type="string" table:style-name="ce5">
            <text:p>US SOFT TISSUE HEAD/NECK</text:p>
          </table:table-cell>
          <table:table-cell office:value-type="float" office:value="1438.5" table:style-name="ce6">
            <text:p>1,439</text:p>
          </table:table-cell>
          <table:table-cell office:value-type="float" office:value="822" table:style-name="ce6">
            <text:p>822</text:p>
          </table:table-cell>
          <table:table-cell table:number-columns-repeated="16380"/>
        </table:table-row>
        <table:table-row table:style-name="ro2">
          <table:table-cell office:value-type="float" office:value="2265" table:style-name="ce4">
            <text:p>2265</text:p>
          </table:table-cell>
          <table:table-cell office:value-type="string" table:style-name="ce5">
            <text:p>US SPINAL CANAL</text:p>
          </table:table-cell>
          <table:table-cell office:value-type="float" office:value="935.5" table:style-name="ce6">
            <text:p>936</text:p>
          </table:table-cell>
          <table:table-cell office:value-type="float" office:value="534.5" table:style-name="ce6">
            <text:p>535</text:p>
          </table:table-cell>
          <table:table-cell table:number-columns-repeated="16380"/>
        </table:table-row>
        <table:table-row table:style-name="ro2">
          <table:table-cell office:value-type="float" office:value="2266" table:style-name="ce4">
            <text:p>2266</text:p>
          </table:table-cell>
          <table:table-cell office:value-type="string" table:style-name="ce5">
            <text:p>US THORACENTESIS W GUIDE RT</text:p>
          </table:table-cell>
          <table:table-cell office:value-type="float" office:value="1114.5" table:style-name="ce6">
            <text:p>1,115</text:p>
          </table:table-cell>
          <table:table-cell office:value-type="float" office:value="1114.5" table:style-name="ce6">
            <text:p>1,115</text:p>
          </table:table-cell>
          <table:table-cell table:number-columns-repeated="16380"/>
        </table:table-row>
        <table:table-row table:style-name="ro2">
          <table:table-cell office:value-type="float" office:value="2267" table:style-name="ce4">
            <text:p>2267</text:p>
          </table:table-cell>
          <table:table-cell office:value-type="string" table:style-name="ce5">
            <text:p>US TRANSVAGINAL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number-columns-repeated="16380"/>
        </table:table-row>
        <table:table-row table:style-name="ro2">
          <table:table-cell office:value-type="float" office:value="2268" table:style-name="ce4">
            <text:p>2268</text:p>
          </table:table-cell>
          <table:table-cell office:value-type="string" table:style-name="ce5">
            <text:p>VACUUM LINE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2269" table:style-name="ce4">
            <text:p>2269</text:p>
          </table:table-cell>
          <table:table-cell office:value-type="string" table:style-name="ce5">
            <text:p>VAG DELIVERY AFTER CESARIAN</text:p>
          </table:table-cell>
          <table:table-cell office:value-type="float" office:value="4222" table:style-name="ce6">
            <text:p>4,222</text:p>
          </table:table-cell>
          <table:table-cell office:value-type="float" office:value="4222" table:style-name="ce6">
            <text:p>4,222</text:p>
          </table:table-cell>
          <table:table-cell table:number-columns-repeated="16380"/>
        </table:table-row>
        <table:table-row table:style-name="ro2">
          <table:table-cell office:value-type="float" office:value="2270" table:style-name="ce4">
            <text:p>2270</text:p>
          </table:table-cell>
          <table:table-cell office:value-type="string" table:style-name="ce5">
            <text:p>VALPROIC ACID</text:p>
          </table:table-cell>
          <table:table-cell office:value-type="float" office:value="164.5" table:style-name="ce6">
            <text:p>165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2271" table:style-name="ce4">
            <text:p>2271</text:p>
          </table:table-cell>
          <table:table-cell office:value-type="string" table:style-name="ce5">
            <text:p>VALVE CONTROL COPILOT</text:p>
          </table:table-cell>
          <table:table-cell office:value-type="float" office:value="444.5" table:style-name="ce6">
            <text:p>445</text:p>
          </table:table-cell>
          <table:table-cell office:value-type="float" office:value="444.5" table:style-name="ce6">
            <text:p>445</text:p>
          </table:table-cell>
          <table:table-cell table:number-columns-repeated="16380"/>
        </table:table-row>
        <table:table-row table:style-name="ro2">
          <table:table-cell office:value-type="float" office:value="2272" table:style-name="ce4">
            <text:p>2272</text:p>
          </table:table-cell>
          <table:table-cell office:value-type="string" table:style-name="ce5">
            <text:p>VALVE PASSEY MUIR</text:p>
          </table:table-cell>
          <table:table-cell office:value-type="float" office:value="506" table:style-name="ce6">
            <text:p>506</text:p>
          </table:table-cell>
          <table:table-cell office:value-type="float" office:value="506" table:style-name="ce6">
            <text:p>506</text:p>
          </table:table-cell>
          <table:table-cell table:number-columns-repeated="16380"/>
        </table:table-row>
        <table:table-row table:style-name="ro2">
          <table:table-cell office:value-type="float" office:value="2273" table:style-name="ce4">
            <text:p>2273</text:p>
          </table:table-cell>
          <table:table-cell office:value-type="string" table:style-name="ce5">
            <text:p>VALVULOTOME</text:p>
          </table:table-cell>
          <table:table-cell office:value-type="float" office:value="6107" table:style-name="ce6">
            <text:p>6,107</text:p>
          </table:table-cell>
          <table:table-cell office:value-type="float" office:value="6107" table:style-name="ce6">
            <text:p>6,107</text:p>
          </table:table-cell>
          <table:table-cell table:number-columns-repeated="16380"/>
        </table:table-row>
        <table:table-row table:style-name="ro2">
          <table:table-cell office:value-type="float" office:value="2274" table:style-name="ce4">
            <text:p>2274</text:p>
          </table:table-cell>
          <table:table-cell office:value-type="string" table:style-name="ce5">
            <text:p>VANCOMYCIN TROUGH</text:p>
          </table:table-cell>
          <table:table-cell office:value-type="float" office:value="164.5" table:style-name="ce6">
            <text:p>165</text:p>
          </table:table-cell>
          <table:table-cell office:value-type="float" office:value="94" table:style-name="ce6">
            <text:p>94</text:p>
          </table:table-cell>
          <table:table-cell table:number-columns-repeated="16380"/>
        </table:table-row>
        <table:table-row table:style-name="ro2">
          <table:table-cell office:value-type="float" office:value="2275" table:style-name="ce4">
            <text:p>2275</text:p>
          </table:table-cell>
          <table:table-cell office:value-type="string" table:style-name="ce5">
            <text:p>VANILLYLMANDELIC ACID 24 HR</text:p>
          </table:table-cell>
          <table:table-cell office:value-type="float" office:value="198" table:style-name="ce6">
            <text:p>198</text:p>
          </table:table-cell>
          <table:table-cell office:value-type="float" office:value="113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2276" table:style-name="ce4">
            <text:p>2276</text:p>
          </table:table-cell>
          <table:table-cell office:value-type="string" table:style-name="ce5">
            <text:p>VARICELLA ZOSTER AB IGM</text:p>
          </table:table-cell>
          <table:table-cell office:value-type="float" office:value="301" table:style-name="ce6">
            <text:p>301</text:p>
          </table:table-cell>
          <table:table-cell office:value-type="float" office:value="172" table:style-name="ce6">
            <text:p>172</text:p>
          </table:table-cell>
          <table:table-cell table:number-columns-repeated="16380"/>
        </table:table-row>
        <table:table-row table:style-name="ro2">
          <table:table-cell office:value-type="float" office:value="2277" table:style-name="ce4">
            <text:p>2277</text:p>
          </table:table-cell>
          <table:table-cell office:value-type="string" table:style-name="ce5">
            <text:p>VASCULAR CLOSURE DEVICE ANGIOSEAL</text:p>
          </table:table-cell>
          <table:table-cell office:value-type="float" office:value="1362.5" table:style-name="ce6">
            <text:p>1,363</text:p>
          </table:table-cell>
          <table:table-cell office:value-type="float" office:value="1362.5" table:style-name="ce6">
            <text:p>1,363</text:p>
          </table:table-cell>
          <table:table-cell table:number-columns-repeated="16380"/>
        </table:table-row>
        <table:table-row table:style-name="ro2">
          <table:table-cell office:value-type="float" office:value="2278" table:style-name="ce4">
            <text:p>2278</text:p>
          </table:table-cell>
          <table:table-cell office:value-type="string" table:style-name="ce5">
            <text:p>VASCULAR CLOSURE DEVICE PERCLOSE</text:p>
          </table:table-cell>
          <table:table-cell office:value-type="float" office:value="1444" table:style-name="ce6">
            <text:p>1,444</text:p>
          </table:table-cell>
          <table:table-cell office:value-type="float" office:value="1444" table:style-name="ce6">
            <text:p>1,444</text:p>
          </table:table-cell>
          <table:table-cell table:number-columns-repeated="16380"/>
        </table:table-row>
        <table:table-row table:style-name="ro2">
          <table:table-cell office:value-type="float" office:value="2279" table:style-name="ce4">
            <text:p>2279</text:p>
          </table:table-cell>
          <table:table-cell office:value-type="string" table:style-name="ce5">
            <text:p>VASOACTIVE INTESTINAL PEPTI</text:p>
          </table:table-cell>
          <table:table-cell office:value-type="float" office:value="427" table:style-name="ce6">
            <text:p>427</text:p>
          </table:table-cell>
          <table:table-cell office:value-type="float" office:value="244" table:style-name="ce6">
            <text:p>244</text:p>
          </table:table-cell>
          <table:table-cell table:number-columns-repeated="16380"/>
        </table:table-row>
        <table:table-row table:style-name="ro2">
          <table:table-cell office:value-type="float" office:value="2280" table:style-name="ce4">
            <text:p>2280</text:p>
          </table:table-cell>
          <table:table-cell office:value-type="string" table:style-name="ce5">
            <text:p>VENIPUNCTURE</text:p>
          </table:table-cell>
          <table:table-cell office:value-type="float" office:value="41" table:style-name="ce6">
            <text:p>41</text:p>
          </table:table-cell>
          <table:table-cell office:value-type="float" office:value="23.5" table:style-name="ce6">
            <text:p>24</text:p>
          </table:table-cell>
          <table:table-cell table:number-columns-repeated="16380"/>
        </table:table-row>
        <table:table-row table:style-name="ro2">
          <table:table-cell office:value-type="float" office:value="2281" table:style-name="ce4">
            <text:p>2281</text:p>
          </table:table-cell>
          <table:table-cell office:value-type="string" table:style-name="ce5">
            <text:p>VENTILATOR INITIAL DAILY</text:p>
          </table:table-cell>
          <table:table-cell office:value-type="float" office:value="1831.5" table:style-name="ce6">
            <text:p>1,832</text:p>
          </table:table-cell>
          <table:table-cell office:value-type="float" office:value="1831.5" table:style-name="ce6">
            <text:p>1,832</text:p>
          </table:table-cell>
          <table:table-cell table:number-columns-repeated="16380"/>
        </table:table-row>
        <table:table-row table:style-name="ro2">
          <table:table-cell office:value-type="float" office:value="2282" table:style-name="ce4">
            <text:p>2282</text:p>
          </table:table-cell>
          <table:table-cell office:value-type="string" table:style-name="ce5">
            <text:p>VENTILATOR SUBSEQUENT DAILY</text:p>
          </table:table-cell>
          <table:table-cell office:value-type="float" office:value="1582" table:style-name="ce6">
            <text:p>1,582</text:p>
          </table:table-cell>
          <table:table-cell office:value-type="float" office:value="1582" table:style-name="ce6">
            <text:p>1,582</text:p>
          </table:table-cell>
          <table:table-cell table:number-columns-repeated="16380"/>
        </table:table-row>
        <table:table-row table:style-name="ro2">
          <table:table-cell office:value-type="float" office:value="2283" table:style-name="ce4">
            <text:p>2283</text:p>
          </table:table-cell>
          <table:table-cell office:value-type="string" table:style-name="ce5">
            <text:p>VEST CHEST WALL OSCILLATE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number-columns-repeated="16380"/>
        </table:table-row>
        <table:table-row table:style-name="ro2">
          <table:table-cell office:value-type="float" office:value="2284" table:style-name="ce4">
            <text:p>2284</text:p>
          </table:table-cell>
          <table:table-cell office:value-type="string" table:style-name="ce5">
            <text:p>VIRUS ISOLATIOIN BY NONIMMUNO</text:p>
          </table:table-cell>
          <table:table-cell office:value-type="float" office:value="573" table:style-name="ce6">
            <text:p>573</text:p>
          </table:table-cell>
          <table:table-cell office:value-type="float" office:value="327.5" table:style-name="ce6">
            <text:p>328</text:p>
          </table:table-cell>
          <table:table-cell table:number-columns-repeated="16380"/>
        </table:table-row>
        <table:table-row table:style-name="ro2">
          <table:table-cell office:value-type="float" office:value="2285" table:style-name="ce4">
            <text:p>2285</text:p>
          </table:table-cell>
          <table:table-cell office:value-type="string" table:style-name="ce5">
            <text:p>VISIT OP ESTAB LEVEL 1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table:number-columns-repeated="16380"/>
        </table:table-row>
        <table:table-row table:style-name="ro2">
          <table:table-cell office:value-type="float" office:value="2286" table:style-name="ce4">
            <text:p>2286</text:p>
          </table:table-cell>
          <table:table-cell office:value-type="string" table:style-name="ce5">
            <text:p>VISIT OP ESTAB LEVEL 2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2287" table:style-name="ce4">
            <text:p>2287</text:p>
          </table:table-cell>
          <table:table-cell office:value-type="string" table:style-name="ce5">
            <text:p>VISIT OP ESTAB LEVEL 3 L AND D</text:p>
          </table:table-cell>
          <table:table-cell office:value-type="float" office:value="142" table:style-name="ce6">
            <text:p>142</text:p>
          </table:table-cell>
          <table:table-cell office:value-type="float" office:value="142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2288" table:style-name="ce4">
            <text:p>2288</text:p>
          </table:table-cell>
          <table:table-cell office:value-type="string" table:style-name="ce5">
            <text:p>VISIT OP ESTAB LEVEL 4 L AND D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2289" table:style-name="ce4">
            <text:p>2289</text:p>
          </table:table-cell>
          <table:table-cell office:value-type="string" table:style-name="ce5">
            <text:p>VISIT OP ESTAB LEVEL 5 ADDL SERV L AND D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2290" table:style-name="ce4">
            <text:p>2290</text:p>
          </table:table-cell>
          <table:table-cell office:value-type="string" table:style-name="ce5">
            <text:p>VISIT OP NEW LEVEL 3 L AND D</text:p>
          </table:table-cell>
          <table:table-cell office:value-type="float" office:value="294.5" table:style-name="ce6">
            <text:p>295</text:p>
          </table:table-cell>
          <table:table-cell office:value-type="float" office:value="294.5" table:style-name="ce6">
            <text:p>295</text:p>
          </table:table-cell>
          <table:table-cell table:number-columns-repeated="16380"/>
        </table:table-row>
        <table:table-row table:style-name="ro2">
          <table:table-cell office:value-type="float" office:value="2291" table:style-name="ce4">
            <text:p>2291</text:p>
          </table:table-cell>
          <table:table-cell office:value-type="string" table:style-name="ce5">
            <text:p>VISIT OP NEW LEVEL 4 L AND D</text:p>
          </table:table-cell>
          <table:table-cell office:value-type="float" office:value="497" table:style-name="ce6">
            <text:p>497</text:p>
          </table:table-cell>
          <table:table-cell office:value-type="float" office:value="497" table:style-name="ce6">
            <text:p>497</text:p>
          </table:table-cell>
          <table:table-cell table:number-columns-repeated="16380"/>
        </table:table-row>
        <table:table-row table:style-name="ro2">
          <table:table-cell office:value-type="float" office:value="2292" table:style-name="ce4">
            <text:p>2292</text:p>
          </table:table-cell>
          <table:table-cell office:value-type="string" table:style-name="ce5">
            <text:p>VITAMIN B12</text:p>
          </table:table-cell>
          <table:table-cell office:value-type="float" office:value="183" table:style-name="ce6">
            <text:p>183</text:p>
          </table:table-cell>
          <table:table-cell office:value-type="float" office:value="104.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2293" table:style-name="ce4">
            <text:p>2293</text:p>
          </table:table-cell>
          <table:table-cell office:value-type="string" table:style-name="ce5">
            <text:p>VITAMIN B6</text:p>
          </table:table-cell>
          <table:table-cell office:value-type="float" office:value="409.5" table:style-name="ce6">
            <text:p>410</text:p>
          </table:table-cell>
          <table:table-cell office:value-type="float" office:value="234" table:style-name="ce6">
            <text:p>234</text:p>
          </table:table-cell>
          <table:table-cell table:number-columns-repeated="16380"/>
        </table:table-row>
        <table:table-row table:style-name="ro2">
          <table:table-cell office:value-type="float" office:value="2294" table:style-name="ce4">
            <text:p>2294</text:p>
          </table:table-cell>
          <table:table-cell office:value-type="string" table:style-name="ce5">
            <text:p>VITAMIN D1-25 DIHYDROXY</text:p>
          </table:table-cell>
          <table:table-cell office:value-type="float" office:value="485.5" table:style-name="ce6">
            <text:p>486</text:p>
          </table:table-cell>
          <table:table-cell office:value-type="float" office:value="277.5" table:style-name="ce6">
            <text:p>278</text:p>
          </table:table-cell>
          <table:table-cell table:number-columns-repeated="16380"/>
        </table:table-row>
        <table:table-row table:style-name="ro2">
          <table:table-cell office:value-type="float" office:value="2295" table:style-name="ce4">
            <text:p>2295</text:p>
          </table:table-cell>
          <table:table-cell office:value-type="string" table:style-name="ce5">
            <text:p>VITAMIN D3 25-OH HYDROXY</text:p>
          </table:table-cell>
          <table:table-cell office:value-type="float" office:value="364" table:style-name="ce6">
            <text:p>364</text:p>
          </table:table-cell>
          <table:table-cell office:value-type="float" office:value="208" table:style-name="ce6">
            <text:p>208</text:p>
          </table:table-cell>
          <table:table-cell table:number-columns-repeated="16380"/>
        </table:table-row>
        <table:table-row table:style-name="ro2">
          <table:table-cell office:value-type="float" office:value="2296" table:style-name="ce4">
            <text:p>2296</text:p>
          </table:table-cell>
          <table:table-cell office:value-type="string" table:style-name="ce5">
            <text:p>VON WILLEBRAND FACTOR MULTI</text:p>
          </table:table-cell>
          <table:table-cell office:value-type="float" office:value="615" table:style-name="ce6">
            <text:p>615</text:p>
          </table:table-cell>
          <table:table-cell office:value-type="float" office:value="351.5" table:style-name="ce6">
            <text:p>352</text:p>
          </table:table-cell>
          <table:table-cell table:number-columns-repeated="16380"/>
        </table:table-row>
        <table:table-row table:style-name="ro2">
          <table:table-cell office:value-type="float" office:value="2297" table:style-name="ce4">
            <text:p>2297</text:p>
          </table:table-cell>
          <table:table-cell office:value-type="string" table:style-name="ce5">
            <text:p>VWF PROTEASE ACTIVITY W/REFLEX</text:p>
          </table:table-cell>
          <table:table-cell office:value-type="float" office:value="278.5" table:style-name="ce6">
            <text:p>279</text:p>
          </table:table-cell>
          <table:table-cell office:value-type="float" office:value="159" table:style-name="ce6">
            <text:p>159</text:p>
          </table:table-cell>
          <table:table-cell table:number-columns-repeated="16380"/>
        </table:table-row>
        <table:table-row table:style-name="ro2">
          <table:table-cell office:value-type="float" office:value="2298" table:style-name="ce4">
            <text:p>2298</text:p>
          </table:table-cell>
          <table:table-cell office:value-type="string" table:style-name="ce5">
            <text:p>WASHER 13MM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2299" table:style-name="ce4">
            <text:p>2299</text:p>
          </table:table-cell>
          <table:table-cell office:value-type="string" table:style-name="ce5">
            <text:p>WASHER 4.0 TITANIUM</text:p>
          </table:table-cell>
          <table:table-cell office:value-type="float" office:value="228.5" table:style-name="ce6">
            <text:p>229</text:p>
          </table:table-cell>
          <table:table-cell office:value-type="float" office:value="228.5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2300" table:style-name="ce4">
            <text:p>2300</text:p>
          </table:table-cell>
          <table:table-cell office:value-type="string" table:style-name="ce5">
            <text:p>WASHER 7.0MM</text:p>
          </table:table-cell>
          <table:table-cell office:value-type="float" office:value="122" table:style-name="ce6">
            <text:p>122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2301" table:style-name="ce4">
            <text:p>2301</text:p>
          </table:table-cell>
          <table:table-cell office:value-type="string" table:style-name="ce5">
            <text:p>WASHER ASNIS 6.5/8.0MM</text:p>
          </table:table-cell>
          <table:table-cell office:value-type="float" office:value="319.5" table:style-name="ce6">
            <text:p>320</text:p>
          </table:table-cell>
          <table:table-cell office:value-type="float" office:value="319.5" table:style-name="ce6">
            <text:p>320</text:p>
          </table:table-cell>
          <table:table-cell table:number-columns-repeated="16380"/>
        </table:table-row>
        <table:table-row table:style-name="ro2">
          <table:table-cell office:value-type="float" office:value="2302" table:style-name="ce4">
            <text:p>2302</text:p>
          </table:table-cell>
          <table:table-cell office:value-type="string" table:style-name="ce5">
            <text:p>WASHER ASNIS III 4.5/6.5/8.0</text:p>
          </table:table-cell>
          <table:table-cell office:value-type="float" office:value="535" table:style-name="ce6">
            <text:p>535</text:p>
          </table:table-cell>
          <table:table-cell office:value-type="float" office:value="535" table:style-name="ce6">
            <text:p>535</text:p>
          </table:table-cell>
          <table:table-cell table:number-columns-repeated="16380"/>
        </table:table-row>
        <table:table-row table:style-name="ro2">
          <table:table-cell office:value-type="float" office:value="2303" table:style-name="ce4">
            <text:p>2303</text:p>
          </table:table-cell>
          <table:table-cell office:value-type="string" table:style-name="ce5">
            <text:p>WAVEGUIDE W/YANKAUER EIGR</text:p>
          </table:table-cell>
          <table:table-cell office:value-type="float" office:value="1444" table:style-name="ce6">
            <text:p>1,444</text:p>
          </table:table-cell>
          <table:table-cell office:value-type="float" office:value="1444" table:style-name="ce6">
            <text:p>1,444</text:p>
          </table:table-cell>
          <table:table-cell table:number-columns-repeated="16380"/>
        </table:table-row>
        <table:table-row table:style-name="ro2">
          <table:table-cell office:value-type="float" office:value="2304" table:style-name="ce4">
            <text:p>2304</text:p>
          </table:table-cell>
          <table:table-cell office:value-type="string" table:style-name="ce5">
            <text:p>WBC COUNT AUTO</text:p>
          </table:table-cell>
          <table:table-cell office:value-type="float" office:value="51" table:style-name="ce6">
            <text:p>51</text:p>
          </table:table-cell>
          <table:table-cell office:value-type="float" office:value="29" table:style-name="ce6">
            <text:p>29</text:p>
          </table:table-cell>
          <table:table-cell table:number-columns-repeated="16380"/>
        </table:table-row>
        <table:table-row table:style-name="ro2">
          <table:table-cell office:value-type="float" office:value="2305" table:style-name="ce4">
            <text:p>2305</text:p>
          </table:table-cell>
          <table:table-cell office:value-type="string" table:style-name="ce5">
            <text:p>WBC WITH DIFF AUTO</text:p>
          </table:table-cell>
          <table:table-cell office:value-type="float" office:value="93.5" table:style-name="ce6">
            <text:p>94</text:p>
          </table:table-cell>
          <table:table-cell office:value-type="float" office:value="53.5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2306" table:style-name="ce4">
            <text:p>2306</text:p>
          </table:table-cell>
          <table:table-cell office:value-type="string" table:style-name="ce5">
            <text:p>WEST NILE VIRUS AB 36597</text:p>
          </table:table-cell>
          <table:table-cell office:value-type="float" office:value="189" table:style-name="ce6">
            <text:p>189</text:p>
          </table:table-cell>
          <table:table-cell office:value-type="float" office:value="108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2307" table:style-name="ce4">
            <text:p>2307</text:p>
          </table:table-cell>
          <table:table-cell office:value-type="string" table:style-name="ce5">
            <text:p>WEST NILE VIRUS IGM</text:p>
          </table:table-cell>
          <table:table-cell office:value-type="float" office:value="205" table:style-name="ce6">
            <text:p>205</text:p>
          </table:table-cell>
          <table:table-cell office:value-type="float" office:value="117" table:style-name="ce6">
            <text:p>117</text:p>
          </table:table-cell>
          <table:table-cell table:number-columns-repeated="16380"/>
        </table:table-row>
        <table:table-row table:style-name="ro2">
          <table:table-cell office:value-type="float" office:value="2308" table:style-name="ce4">
            <text:p>2308</text:p>
          </table:table-cell>
          <table:table-cell office:value-type="string" table:style-name="ce5">
            <text:p>WET PREP YEAS TRIC CLUE CEL</text:p>
          </table:table-cell>
          <table:table-cell office:value-type="float" office:value="173.5" table:style-name="ce6">
            <text:p>174</text:p>
          </table:table-cell>
          <table:table-cell office:value-type="float" office:value="99" table:style-name="ce6">
            <text:p>99</text:p>
          </table:table-cell>
          <table:table-cell table:number-columns-repeated="16380"/>
        </table:table-row>
        <table:table-row table:style-name="ro2">
          <table:table-cell office:value-type="float" office:value="2309" table:style-name="ce4">
            <text:p>2309</text:p>
          </table:table-cell>
          <table:table-cell office:value-type="string" table:style-name="ce5">
            <text:p>WIRE 175</text:p>
          </table:table-cell>
          <table:table-cell office:value-type="float" office:value="407.5" table:style-name="ce6">
            <text:p>408</text:p>
          </table:table-cell>
          <table:table-cell office:value-type="float" office:value="407.5" table:style-name="ce6">
            <text:p>408</text:p>
          </table:table-cell>
          <table:table-cell table:number-columns-repeated="16380"/>
        </table:table-row>
        <table:table-row table:style-name="ro2">
          <table:table-cell office:value-type="float" office:value="2310" table:style-name="ce4">
            <text:p>2310</text:p>
          </table:table-cell>
          <table:table-cell office:value-type="string" table:style-name="ce5">
            <text:p>WIRE 275</text:p>
          </table:table-cell>
          <table:table-cell office:value-type="float" office:value="862" table:style-name="ce6">
            <text:p>862</text:p>
          </table:table-cell>
          <table:table-cell office:value-type="float" office:value="862" table:style-name="ce6">
            <text:p>862</text:p>
          </table:table-cell>
          <table:table-cell table:number-columns-repeated="16380"/>
        </table:table-row>
        <table:table-row table:style-name="ro2">
          <table:table-cell office:value-type="float" office:value="2311" table:style-name="ce4">
            <text:p>2311</text:p>
          </table:table-cell>
          <table:table-cell office:value-type="string" table:style-name="ce5">
            <text:p>WIRE 30</text:p>
          </table:table-cell>
          <table:table-cell office:value-type="float" office:value="210.5" table:style-name="ce6">
            <text:p>211</text:p>
          </table:table-cell>
          <table:table-cell office:value-type="float" office:value="210.5" table:style-name="ce6">
            <text:p>211</text:p>
          </table:table-cell>
          <table:table-cell table:number-columns-repeated="16380"/>
        </table:table-row>
        <table:table-row table:style-name="ro2">
          <table:table-cell office:value-type="float" office:value="2312" table:style-name="ce4">
            <text:p>2312</text:p>
          </table:table-cell>
          <table:table-cell office:value-type="string" table:style-name="ce5">
            <text:p>WIRE 40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2313" table:style-name="ce4">
            <text:p>2313</text:p>
          </table:table-cell>
          <table:table-cell office:value-type="string" table:style-name="ce5">
            <text:p>WIRE 50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2314" table:style-name="ce4">
            <text:p>2314</text:p>
          </table:table-cell>
          <table:table-cell office:value-type="string" table:style-name="ce5">
            <text:p>WIRE 60</text:p>
          </table:table-cell>
          <table:table-cell office:value-type="float" office:value="173" table:style-name="ce6">
            <text:p>173</text:p>
          </table:table-cell>
          <table:table-cell office:value-type="float" office:value="173" table:style-name="ce6">
            <text:p>173</text:p>
          </table:table-cell>
          <table:table-cell table:number-columns-repeated="16380"/>
        </table:table-row>
        <table:table-row table:style-name="ro2">
          <table:table-cell office:value-type="float" office:value="2315" table:style-name="ce4">
            <text:p>2315</text:p>
          </table:table-cell>
          <table:table-cell office:value-type="string" table:style-name="ce5">
            <text:p>WIRE K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2316" table:style-name="ce4">
            <text:p>2316</text:p>
          </table:table-cell>
          <table:table-cell office:value-type="string" table:style-name="ce5">
            <text:p>WIRE K 1.2MM</text:p>
          </table:table-cell>
          <table:table-cell office:value-type="float" office:value="297" table:style-name="ce6">
            <text:p>297</text:p>
          </table:table-cell>
          <table:table-cell office:value-type="float" office:value="297" table:style-name="ce6">
            <text:p>297</text:p>
          </table:table-cell>
          <table:table-cell table:number-columns-repeated="16380"/>
        </table:table-row>
        <table:table-row table:style-name="ro2">
          <table:table-cell office:value-type="float" office:value="2317" table:style-name="ce4">
            <text:p>2317</text:p>
          </table:table-cell>
          <table:table-cell office:value-type="string" table:style-name="ce5">
            <text:p>WIRE K 2.0MM 0.8X100MM STRYKR</text:p>
          </table:table-cell>
          <table:table-cell office:value-type="float" office:value="304.5" table:style-name="ce6">
            <text:p>305</text:p>
          </table:table-cell>
          <table:table-cell office:value-type="float" office:value="304.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2318" table:style-name="ce4">
            <text:p>2318</text:p>
          </table:table-cell>
          <table:table-cell office:value-type="string" table:style-name="ce5">
            <text:p>WIRE K 2.0MM ZMR</text:p>
          </table:table-cell>
          <table:table-cell office:value-type="float" office:value="172" table:style-name="ce6">
            <text:p>172</text:p>
          </table:table-cell>
          <table:table-cell office:value-type="float" office:value="172" table:style-name="ce6">
            <text:p>172</text:p>
          </table:table-cell>
          <table:table-cell table:number-columns-repeated="16380"/>
        </table:table-row>
        <table:table-row table:style-name="ro2">
          <table:table-cell office:value-type="float" office:value="2319" table:style-name="ce4">
            <text:p>2319</text:p>
          </table:table-cell>
          <table:table-cell office:value-type="string" table:style-name="ce5">
            <text:p>WIRE K 3.2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table:number-columns-repeated="16380"/>
        </table:table-row>
        <table:table-row table:style-name="ro2">
          <table:table-cell office:value-type="float" office:value="2320" table:style-name="ce4">
            <text:p>2320</text:p>
          </table:table-cell>
          <table:table-cell office:value-type="string" table:style-name="ce5">
            <text:p>WIRE K WRIGHT MEDICAL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2321" table:style-name="ce4">
            <text:p>2321</text:p>
          </table:table-cell>
          <table:table-cell office:value-type="string" table:style-name="ce5">
            <text:p>WIRE LEAD DISPOSABL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2322" table:style-name="ce4">
            <text:p>2322</text:p>
          </table:table-cell>
          <table:table-cell office:value-type="string" table:style-name="ce5">
            <text:p>WIRE LOCALIZATION DOUBLE HOOK</text:p>
          </table:table-cell>
          <table:table-cell office:value-type="float" office:value="347.5" table:style-name="ce6">
            <text:p>348</text:p>
          </table:table-cell>
          <table:table-cell office:value-type="float" office:value="347.5" table:style-name="ce6">
            <text:p>348</text:p>
          </table:table-cell>
          <table:table-cell table:number-columns-repeated="16380"/>
        </table:table-row>
        <table:table-row table:style-name="ro2">
          <table:table-cell office:value-type="float" office:value="2323" table:style-name="ce4">
            <text:p>2323</text:p>
          </table:table-cell>
          <table:table-cell office:value-type="string" table:style-name="ce5">
            <text:p>WIRE LOCALIZATION SINGLE HOOK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table:number-columns-repeated="16380"/>
        </table:table-row>
        <table:table-row table:style-name="ro2">
          <table:table-cell office:value-type="float" office:value="2324" table:style-name="ce4">
            <text:p>2324</text:p>
          </table:table-cell>
          <table:table-cell office:value-type="string" table:style-name="ce5">
            <text:p>WIRE ORTHOPEDIC 16-26 GAUGE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table:number-columns-repeated="16380"/>
        </table:table-row>
        <table:table-row table:style-name="ro2">
          <table:table-cell office:value-type="float" office:value="2325" table:style-name="ce4">
            <text:p>2325</text:p>
          </table:table-cell>
          <table:table-cell office:value-type="string" table:style-name="ce5">
            <text:p>WIRE PACING BIPOLAR BARD</text:p>
          </table:table-cell>
          <table:table-cell office:value-type="float" office:value="881.5" table:style-name="ce6">
            <text:p>882</text:p>
          </table:table-cell>
          <table:table-cell office:value-type="float" office:value="881.5" table:style-name="ce6">
            <text:p>882</text:p>
          </table:table-cell>
          <table:table-cell table:number-columns-repeated="16380"/>
        </table:table-row>
        <table:table-row table:style-name="ro2">
          <table:table-cell office:value-type="float" office:value="2326" table:style-name="ce4">
            <text:p>2326</text:p>
          </table:table-cell>
          <table:table-cell office:value-type="string" table:style-name="ce5">
            <text:p>WIRE PACING SINGLE EDWARDS</text:p>
          </table:table-cell>
          <table:table-cell office:value-type="float" office:value="697" table:style-name="ce6">
            <text:p>697</text:p>
          </table:table-cell>
          <table:table-cell office:value-type="float" office:value="697" table:style-name="ce6">
            <text:p>697</text:p>
          </table:table-cell>
          <table:table-cell table:number-columns-repeated="16380"/>
        </table:table-row>
        <table:table-row table:style-name="ro2">
          <table:table-cell office:value-type="float" office:value="2327" table:style-name="ce4">
            <text:p>2327</text:p>
          </table:table-cell>
          <table:table-cell office:value-type="string" table:style-name="ce5">
            <text:p>WRAP BACK</text:p>
          </table:table-cell>
          <table:table-cell office:value-type="float" office:value="289.5" table:style-name="ce6">
            <text:p>290</text:p>
          </table:table-cell>
          <table:table-cell office:value-type="float" office:value="289.5" table:style-name="ce6">
            <text:p>290</text:p>
          </table:table-cell>
          <table:table-cell table:number-columns-repeated="16380"/>
        </table:table-row>
        <table:table-row table:style-name="ro2">
          <table:table-cell office:value-type="float" office:value="2328" table:style-name="ce4">
            <text:p>2328</text:p>
          </table:table-cell>
          <table:table-cell office:value-type="string" table:style-name="ce5">
            <text:p>WRAP COMPRESSION HIP</text:p>
          </table:table-cell>
          <table:table-cell office:value-type="float" office:value="188.5" table:style-name="ce6">
            <text:p>189</text:p>
          </table:table-cell>
          <table:table-cell office:value-type="float" office:value="188.5" table:style-name="ce6">
            <text:p>189</text:p>
          </table:table-cell>
          <table:table-cell table:number-columns-repeated="16380"/>
        </table:table-row>
        <table:table-row table:style-name="ro2">
          <table:table-cell office:value-type="float" office:value="2329" table:style-name="ce4">
            <text:p>2329</text:p>
          </table:table-cell>
          <table:table-cell office:value-type="string" table:style-name="ce5">
            <text:p>WRAP HIP</text:p>
          </table:table-cell>
          <table:table-cell office:value-type="float" office:value="236" table:style-name="ce6">
            <text:p>236</text:p>
          </table:table-cell>
          <table:table-cell office:value-type="float" office:value="236" table:style-name="ce6">
            <text:p>236</text:p>
          </table:table-cell>
          <table:table-cell table:number-columns-repeated="16380"/>
        </table:table-row>
        <table:table-row table:style-name="ro2">
          <table:table-cell office:value-type="float" office:value="2330" table:style-name="ce4">
            <text:p>2330</text:p>
          </table:table-cell>
          <table:table-cell office:value-type="string" table:style-name="ce5">
            <text:p>WRAP KNEE</text:p>
          </table:table-cell>
          <table:table-cell office:value-type="float" office:value="200.5" table:style-name="ce6">
            <text:p>201</text:p>
          </table:table-cell>
          <table:table-cell office:value-type="float" office:value="200.5" table:style-name="ce6">
            <text:p>201</text:p>
          </table:table-cell>
          <table:table-cell table:number-columns-repeated="16380"/>
        </table:table-row>
        <table:table-row table:style-name="ro2">
          <table:table-cell office:value-type="float" office:value="2331" table:style-name="ce4">
            <text:p>2331</text:p>
          </table:table-cell>
          <table:table-cell office:value-type="string" table:style-name="ce5">
            <text:p>WRENCH TORQUE BIDIRECT 2 ORNG</text:p>
          </table:table-cell>
          <table:table-cell office:value-type="float" office:value="362.5" table:style-name="ce6">
            <text:p>363</text:p>
          </table:table-cell>
          <table:table-cell office:value-type="float" office:value="362.5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2332" table:style-name="ce4">
            <text:p>2332</text:p>
          </table:table-cell>
          <table:table-cell office:value-type="string" table:style-name="ce5">
            <text:p>XR ABDOMEN AP ONLY (KUB)</text:p>
          </table:table-cell>
          <table:table-cell office:value-type="float" office:value="169.5" table:style-name="ce6">
            <text:p>170</text:p>
          </table:table-cell>
          <table:table-cell office:value-type="float" office:value="97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2333" table:style-name="ce4">
            <text:p>2333</text:p>
          </table:table-cell>
          <table:table-cell office:value-type="string" table:style-name="ce5">
            <text:p>XR ABDOMEN AP/DECUB OR ERECT</text:p>
          </table:table-cell>
          <table:table-cell office:value-type="float" office:value="223" table:style-name="ce6">
            <text:p>223</text:p>
          </table:table-cell>
          <table:table-cell office:value-type="float" office:value="127.5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2334" table:style-name="ce4">
            <text:p>2334</text:p>
          </table:table-cell>
          <table:table-cell office:value-type="string" table:style-name="ce5">
            <text:p>XR ABDOMEN AP/DECUB/ERECT/C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335" table:style-name="ce4">
            <text:p>2335</text:p>
          </table:table-cell>
          <table:table-cell office:value-type="string" table:style-name="ce5">
            <text:p>XR ABDOMEN AP/OBLIQUE/CONE</text:p>
          </table:table-cell>
          <table:table-cell office:value-type="float" office:value="353" table:style-name="ce6">
            <text:p>353</text:p>
          </table:table-cell>
          <table:table-cell office:value-type="float" office:value="201.5" table:style-name="ce6">
            <text:p>202</text:p>
          </table:table-cell>
          <table:table-cell table:number-columns-repeated="16380"/>
        </table:table-row>
        <table:table-row table:style-name="ro2">
          <table:table-cell office:value-type="float" office:value="2336" table:style-name="ce4">
            <text:p>2336</text:p>
          </table:table-cell>
          <table:table-cell office:value-type="string" table:style-name="ce5">
            <text:p>XR AC JOINTS BILAT</text:p>
          </table:table-cell>
          <table:table-cell office:value-type="float" office:value="327.5" table:style-name="ce6">
            <text:p>328</text:p>
          </table:table-cell>
          <table:table-cell office:value-type="float" office:value="187" table:style-name="ce6">
            <text:p>187</text:p>
          </table:table-cell>
          <table:table-cell table:number-columns-repeated="16380"/>
        </table:table-row>
        <table:table-row table:style-name="ro2">
          <table:table-cell office:value-type="float" office:value="2337" table:style-name="ce4">
            <text:p>2337</text:p>
          </table:table-cell>
          <table:table-cell office:value-type="string" table:style-name="ce5">
            <text:p>XR ANKLE 2 VIEWS RT</text:p>
          </table:table-cell>
          <table:table-cell office:value-type="float" office:value="360.5" table:style-name="ce6">
            <text:p>361</text:p>
          </table:table-cell>
          <table:table-cell office:value-type="float" office:value="206" table:style-name="ce6">
            <text:p>206</text:p>
          </table:table-cell>
          <table:table-cell table:number-columns-repeated="16380"/>
        </table:table-row>
        <table:table-row table:style-name="ro2">
          <table:table-cell office:value-type="float" office:value="2338" table:style-name="ce4">
            <text:p>2338</text:p>
          </table:table-cell>
          <table:table-cell office:value-type="string" table:style-name="ce5">
            <text:p>XR ANKLE COMPLETE 3+ VIEWS RT</text:p>
          </table:table-cell>
          <table:table-cell office:value-type="float" office:value="384.5" table:style-name="ce6">
            <text:p>385</text:p>
          </table:table-cell>
          <table:table-cell office:value-type="float" office:value="219.5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2339" table:style-name="ce4">
            <text:p>2339</text:p>
          </table:table-cell>
          <table:table-cell office:value-type="string" table:style-name="ce5">
            <text:p>XR ARTHROCENTESIS MAJOR JOINT</text:p>
          </table:table-cell>
          <table:table-cell office:value-type="float" office:value="428.5" table:style-name="ce6">
            <text:p>429</text:p>
          </table:table-cell>
          <table:table-cell office:value-type="float" office:value="428.5" table:style-name="ce6">
            <text:p>429</text:p>
          </table:table-cell>
          <table:table-cell table:number-columns-repeated="16380"/>
        </table:table-row>
        <table:table-row table:style-name="ro2">
          <table:table-cell office:value-type="float" office:value="2340" table:style-name="ce4">
            <text:p>2340</text:p>
          </table:table-cell>
          <table:table-cell office:value-type="string" table:style-name="ce5">
            <text:p>XR ARTHROCENTESIS SM JOINT</text:p>
          </table:table-cell>
          <table:table-cell office:value-type="float" office:value="366.5" table:style-name="ce6">
            <text:p>367</text:p>
          </table:table-cell>
          <table:table-cell office:value-type="float" office:value="366.5" table:style-name="ce6">
            <text:p>367</text:p>
          </table:table-cell>
          <table:table-cell table:number-columns-repeated="16380"/>
        </table:table-row>
        <table:table-row table:style-name="ro2">
          <table:table-cell office:value-type="float" office:value="2341" table:style-name="ce4">
            <text:p>2341</text:p>
          </table:table-cell>
          <table:table-cell office:value-type="string" table:style-name="ce5">
            <text:p>XR ARTHROGRAM SHOULDER RT</text:p>
          </table:table-cell>
          <table:table-cell office:value-type="float" office:value="1759.5" table:style-name="ce6">
            <text:p>1,760</text:p>
          </table:table-cell>
          <table:table-cell office:value-type="float" office:value="1005.5" table:style-name="ce6">
            <text:p>1,006</text:p>
          </table:table-cell>
          <table:table-cell table:number-columns-repeated="16380"/>
        </table:table-row>
        <table:table-row table:style-name="ro2">
          <table:table-cell office:value-type="float" office:value="2342" table:style-name="ce4">
            <text:p>2342</text:p>
          </table:table-cell>
          <table:table-cell office:value-type="string" table:style-name="ce5">
            <text:p>XR BONE AGE STUDIES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343" table:style-name="ce4">
            <text:p>2343</text:p>
          </table:table-cell>
          <table:table-cell office:value-type="string" table:style-name="ce5">
            <text:p>XR BONE DENSITY STUDY AXIAL</text:p>
          </table:table-cell>
          <table:table-cell office:value-type="float" office:value="637.5" table:style-name="ce6">
            <text:p>638</text:p>
          </table:table-cell>
          <table:table-cell office:value-type="float" office:value="364.5" table:style-name="ce6">
            <text:p>365</text:p>
          </table:table-cell>
          <table:table-cell table:number-columns-repeated="16380"/>
        </table:table-row>
        <table:table-row table:style-name="ro2">
          <table:table-cell office:value-type="float" office:value="2344" table:style-name="ce4">
            <text:p>2344</text:p>
          </table:table-cell>
          <table:table-cell office:value-type="string" table:style-name="ce5">
            <text:p>XR BONE LENGTH STUDIES</text:p>
          </table:table-cell>
          <table:table-cell office:value-type="float" office:value="555" table:style-name="ce6">
            <text:p>555</text:p>
          </table:table-cell>
          <table:table-cell office:value-type="float" office:value="317" table:style-name="ce6">
            <text:p>317</text:p>
          </table:table-cell>
          <table:table-cell table:number-columns-repeated="16380"/>
        </table:table-row>
        <table:table-row table:style-name="ro2">
          <table:table-cell office:value-type="float" office:value="2345" table:style-name="ce4">
            <text:p>2345</text:p>
          </table:table-cell>
          <table:table-cell office:value-type="string" table:style-name="ce5">
            <text:p>XR BONE SURVEY COMPLETE</text:p>
          </table:table-cell>
          <table:table-cell office:value-type="float" office:value="1109.5" table:style-name="ce6">
            <text:p>1,110</text:p>
          </table:table-cell>
          <table:table-cell office:value-type="float" office:value="634" table:style-name="ce6">
            <text:p>634</text:p>
          </table:table-cell>
          <table:table-cell table:number-columns-repeated="16380"/>
        </table:table-row>
        <table:table-row table:style-name="ro2">
          <table:table-cell office:value-type="float" office:value="2346" table:style-name="ce4">
            <text:p>2346</text:p>
          </table:table-cell>
          <table:table-cell office:value-type="string" table:style-name="ce5">
            <text:p>XR BONE SURVEY INFANT</text:p>
          </table:table-cell>
          <table:table-cell office:value-type="float" office:value="584" table:style-name="ce6">
            <text:p>584</text:p>
          </table:table-cell>
          <table:table-cell office:value-type="float" office:value="333.5" table:style-name="ce6">
            <text:p>334</text:p>
          </table:table-cell>
          <table:table-cell table:number-columns-repeated="16380"/>
        </table:table-row>
        <table:table-row table:style-name="ro2">
          <table:table-cell office:value-type="float" office:value="2347" table:style-name="ce4">
            <text:p>2347</text:p>
          </table:table-cell>
          <table:table-cell office:value-type="string" table:style-name="ce5">
            <text:p>XR CALCANEUS 2+ VIEWS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348" table:style-name="ce4">
            <text:p>2348</text:p>
          </table:table-cell>
          <table:table-cell office:value-type="string" table:style-name="ce5">
            <text:p>XR CATH/INTRODUCTION SALINE</text:p>
          </table:table-cell>
          <table:table-cell office:value-type="float" office:value="747" table:style-name="ce6">
            <text:p>747</text:p>
          </table:table-cell>
          <table:table-cell office:value-type="float" office:value="747" table:style-name="ce6">
            <text:p>747</text:p>
          </table:table-cell>
          <table:table-cell table:number-columns-repeated="16380"/>
        </table:table-row>
        <table:table-row table:style-name="ro2">
          <table:table-cell office:value-type="float" office:value="2349" table:style-name="ce4">
            <text:p>2349</text:p>
          </table:table-cell>
          <table:table-cell office:value-type="string" table:style-name="ce5">
            <text:p>XR CHEST 1 VIEW</text:p>
          </table:table-cell>
          <table:table-cell office:value-type="float" office:value="160" table:style-name="ce6">
            <text:p>160</text:p>
          </table:table-cell>
          <table:table-cell office:value-type="float" office:value="91.5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2350" table:style-name="ce4">
            <text:p>2350</text:p>
          </table:table-cell>
          <table:table-cell office:value-type="string" table:style-name="ce5">
            <text:p>XR CHEST 2 VIEWS</text:p>
          </table:table-cell>
          <table:table-cell office:value-type="float" office:value="293" table:style-name="ce6">
            <text:p>293</text:p>
          </table:table-cell>
          <table:table-cell office:value-type="float" office:value="167.5" table:style-name="ce6">
            <text:p>168</text:p>
          </table:table-cell>
          <table:table-cell table:number-columns-repeated="16380"/>
        </table:table-row>
        <table:table-row table:style-name="ro2">
          <table:table-cell office:value-type="float" office:value="2351" table:style-name="ce4">
            <text:p>2351</text:p>
          </table:table-cell>
          <table:table-cell office:value-type="string" table:style-name="ce5">
            <text:p>XR CHEST 3 VIEW</text:p>
          </table:table-cell>
          <table:table-cell office:value-type="float" office:value="574" table:style-name="ce6">
            <text:p>574</text:p>
          </table:table-cell>
          <table:table-cell office:value-type="float" office:value="328" table:style-name="ce6">
            <text:p>328</text:p>
          </table:table-cell>
          <table:table-cell table:number-columns-repeated="16380"/>
        </table:table-row>
        <table:table-row table:style-name="ro2">
          <table:table-cell office:value-type="float" office:value="2352" table:style-name="ce4">
            <text:p>2352</text:p>
          </table:table-cell>
          <table:table-cell office:value-type="string" table:style-name="ce5">
            <text:p>XR CHEST W/2 OBLIQUES</text:p>
          </table:table-cell>
          <table:table-cell office:value-type="float" office:value="590.5" table:style-name="ce6">
            <text:p>591</text:p>
          </table:table-cell>
          <table:table-cell office:value-type="float" office:value="337.5" table:style-name="ce6">
            <text:p>338</text:p>
          </table:table-cell>
          <table:table-cell table:number-columns-repeated="16380"/>
        </table:table-row>
        <table:table-row table:style-name="ro2">
          <table:table-cell office:value-type="float" office:value="2353" table:style-name="ce4">
            <text:p>2353</text:p>
          </table:table-cell>
          <table:table-cell office:value-type="string" table:style-name="ce5">
            <text:p>XR CHOLANGIOGRAM INTRAOP</text:p>
          </table:table-cell>
          <table:table-cell office:value-type="float" office:value="436" table:style-name="ce6">
            <text:p>436</text:p>
          </table:table-cell>
          <table:table-cell office:value-type="float" office:value="249" table:style-name="ce6">
            <text:p>249</text:p>
          </table:table-cell>
          <table:table-cell table:number-columns-repeated="16380"/>
        </table:table-row>
        <table:table-row table:style-name="ro2">
          <table:table-cell office:value-type="float" office:value="2354" table:style-name="ce4">
            <text:p>2354</text:p>
          </table:table-cell>
          <table:table-cell office:value-type="string" table:style-name="ce5">
            <text:p>XR CLAVICLE COMPLETE RT</text:p>
          </table:table-cell>
          <table:table-cell office:value-type="float" office:value="459" table:style-name="ce6">
            <text:p>459</text:p>
          </table:table-cell>
          <table:table-cell office:value-type="float" office:value="262.5" table:style-name="ce6">
            <text:p>263</text:p>
          </table:table-cell>
          <table:table-cell table:number-columns-repeated="16380"/>
        </table:table-row>
        <table:table-row table:style-name="ro2">
          <table:table-cell office:value-type="float" office:value="2355" table:style-name="ce4">
            <text:p>2355</text:p>
          </table:table-cell>
          <table:table-cell office:value-type="string" table:style-name="ce5">
            <text:p>XR COLON BARIUM ENEMA W/AIR</text:p>
          </table:table-cell>
          <table:table-cell office:value-type="float" office:value="2055.5" table:style-name="ce6">
            <text:p>2,056</text:p>
          </table:table-cell>
          <table:table-cell office:value-type="float" office:value="1174.5" table:style-name="ce6">
            <text:p>1,175</text:p>
          </table:table-cell>
          <table:table-cell table:number-columns-repeated="16380"/>
        </table:table-row>
        <table:table-row table:style-name="ro2">
          <table:table-cell office:value-type="float" office:value="2356" table:style-name="ce4">
            <text:p>2356</text:p>
          </table:table-cell>
          <table:table-cell office:value-type="string" table:style-name="ce5">
            <text:p>XR COLON W/WATER SOLUABLE C</text:p>
          </table:table-cell>
          <table:table-cell office:value-type="float" office:value="1453.5" table:style-name="ce6">
            <text:p>1,454</text:p>
          </table:table-cell>
          <table:table-cell office:value-type="float" office:value="830.5" table:style-name="ce6">
            <text:p>831</text:p>
          </table:table-cell>
          <table:table-cell table:number-columns-repeated="16380"/>
        </table:table-row>
        <table:table-row table:style-name="ro2">
          <table:table-cell office:value-type="float" office:value="2357" table:style-name="ce4">
            <text:p>2357</text:p>
          </table:table-cell>
          <table:table-cell office:value-type="string" table:style-name="ce5">
            <text:p>XR CONTRAS INJ EVAL CV ACC DEV</text:p>
          </table:table-cell>
          <table:table-cell office:value-type="float" office:value="249.5" table:style-name="ce6">
            <text:p>250</text:p>
          </table:table-cell>
          <table:table-cell office:value-type="float" office:value="249.5" table:style-name="ce6">
            <text:p>250</text:p>
          </table:table-cell>
          <table:table-cell table:number-columns-repeated="16380"/>
        </table:table-row>
        <table:table-row table:style-name="ro2">
          <table:table-cell office:value-type="float" office:value="2358" table:style-name="ce4">
            <text:p>2358</text:p>
          </table:table-cell>
          <table:table-cell office:value-type="string" table:style-name="ce5">
            <text:p>XR C-SPINE 2 OR 3 VIEWS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number-columns-repeated="16380"/>
        </table:table-row>
        <table:table-row table:style-name="ro2">
          <table:table-cell office:value-type="float" office:value="2359" table:style-name="ce4">
            <text:p>2359</text:p>
          </table:table-cell>
          <table:table-cell office:value-type="string" table:style-name="ce5">
            <text:p>XR C-SPINE 4 OR 5 VIEWS</text:p>
          </table:table-cell>
          <table:table-cell office:value-type="float" office:value="971.5" table:style-name="ce6">
            <text:p>972</text:p>
          </table:table-cell>
          <table:table-cell office:value-type="float" office:value="555" table:style-name="ce6">
            <text:p>555</text:p>
          </table:table-cell>
          <table:table-cell table:number-columns-repeated="16380"/>
        </table:table-row>
        <table:table-row table:style-name="ro2">
          <table:table-cell office:value-type="float" office:value="2360" table:style-name="ce4">
            <text:p>2360</text:p>
          </table:table-cell>
          <table:table-cell office:value-type="string" table:style-name="ce5">
            <text:p>XR C-SPINE 6+ VIEWS</text:p>
          </table:table-cell>
          <table:table-cell office:value-type="float" office:value="1694" table:style-name="ce6">
            <text:p>1,694</text:p>
          </table:table-cell>
          <table:table-cell office:value-type="float" office:value="968" table:style-name="ce6">
            <text:p>968</text:p>
          </table:table-cell>
          <table:table-cell table:number-columns-repeated="16380"/>
        </table:table-row>
        <table:table-row table:style-name="ro2">
          <table:table-cell office:value-type="float" office:value="2361" table:style-name="ce4">
            <text:p>2361</text:p>
          </table:table-cell>
          <table:table-cell office:value-type="string" table:style-name="ce5">
            <text:p>XR CYSTOGRAM 3+ VIEWS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number-columns-repeated="16380"/>
        </table:table-row>
        <table:table-row table:style-name="ro2">
          <table:table-cell office:value-type="float" office:value="2362" table:style-name="ce4">
            <text:p>2362</text:p>
          </table:table-cell>
          <table:table-cell office:value-type="string" table:style-name="ce5">
            <text:p>XR CYSTOURETHROGRAM RETRO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number-columns-repeated="16380"/>
        </table:table-row>
        <table:table-row table:style-name="ro2">
          <table:table-cell office:value-type="float" office:value="2363" table:style-name="ce4">
            <text:p>2363</text:p>
          </table:table-cell>
          <table:table-cell office:value-type="string" table:style-name="ce5">
            <text:p>XR CYSTOURETHROGRAM VOIDING</text:p>
          </table:table-cell>
          <table:table-cell office:value-type="float" office:value="1759.5" table:style-name="ce6">
            <text:p>1,760</text:p>
          </table:table-cell>
          <table:table-cell office:value-type="float" office:value="1005.5" table:style-name="ce6">
            <text:p>1,006</text:p>
          </table:table-cell>
          <table:table-cell table:number-columns-repeated="16380"/>
        </table:table-row>
        <table:table-row table:style-name="ro2">
          <table:table-cell office:value-type="float" office:value="2364" table:style-name="ce4">
            <text:p>2364</text:p>
          </table:table-cell>
          <table:table-cell office:value-type="string" table:style-name="ce5">
            <text:p>XR ELBOW 2 VIEWS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365" table:style-name="ce4">
            <text:p>2365</text:p>
          </table:table-cell>
          <table:table-cell office:value-type="string" table:style-name="ce5">
            <text:p>XR ELBOW COMPLETE 3+ VIEWS RT</text:p>
          </table:table-cell>
          <table:table-cell office:value-type="float" office:value="338" table:style-name="ce6">
            <text:p>338</text:p>
          </table:table-cell>
          <table:table-cell office:value-type="float" office:value="193" table:style-name="ce6">
            <text:p>193</text:p>
          </table:table-cell>
          <table:table-cell table:number-columns-repeated="16380"/>
        </table:table-row>
        <table:table-row table:style-name="ro2">
          <table:table-cell office:value-type="float" office:value="2366" table:style-name="ce4">
            <text:p>2366</text:p>
          </table:table-cell>
          <table:table-cell office:value-type="string" table:style-name="ce5">
            <text:p>XR ERCP</text:p>
          </table:table-cell>
          <table:table-cell office:value-type="float" office:value="1246.5" table:style-name="ce6">
            <text:p>1,247</text:p>
          </table:table-cell>
          <table:table-cell office:value-type="float" office:value="712.5" table:style-name="ce6">
            <text:p>713</text:p>
          </table:table-cell>
          <table:table-cell table:number-columns-repeated="16380"/>
        </table:table-row>
        <table:table-row table:style-name="ro2">
          <table:table-cell office:value-type="float" office:value="2367" table:style-name="ce4">
            <text:p>2367</text:p>
          </table:table-cell>
          <table:table-cell office:value-type="string" table:style-name="ce5">
            <text:p>XR ERCP BILIARY ONLY</text:p>
          </table:table-cell>
          <table:table-cell office:value-type="float" office:value="947.5" table:style-name="ce6">
            <text:p>948</text:p>
          </table:table-cell>
          <table:table-cell office:value-type="float" office:value="541.5" table:style-name="ce6">
            <text:p>542</text:p>
          </table:table-cell>
          <table:table-cell table:number-columns-repeated="16380"/>
        </table:table-row>
        <table:table-row table:style-name="ro2">
          <table:table-cell office:value-type="float" office:value="2368" table:style-name="ce4">
            <text:p>2368</text:p>
          </table:table-cell>
          <table:table-cell office:value-type="string" table:style-name="ce5">
            <text:p>XR ESOPHAGUS</text:p>
          </table:table-cell>
          <table:table-cell office:value-type="float" office:value="551" table:style-name="ce6">
            <text:p>551</text:p>
          </table:table-cell>
          <table:table-cell office:value-type="float" office:value="315" table:style-name="ce6">
            <text:p>315</text:p>
          </table:table-cell>
          <table:table-cell table:number-columns-repeated="16380"/>
        </table:table-row>
        <table:table-row table:style-name="ro2">
          <table:table-cell office:value-type="float" office:value="2369" table:style-name="ce4">
            <text:p>2369</text:p>
          </table:table-cell>
          <table:table-cell office:value-type="string" table:style-name="ce5">
            <text:p>XR EXCH NEPH CATH W NEPH OR URETGRM W IMG/S&amp;I</text:p>
          </table:table-cell>
          <table:table-cell office:value-type="float" office:value="2486.5" table:style-name="ce6">
            <text:p>2,487</text:p>
          </table:table-cell>
          <table:table-cell office:value-type="float" office:value="2486.5" table:style-name="ce6">
            <text:p>2,487</text:p>
          </table:table-cell>
          <table:table-cell table:number-columns-repeated="16380"/>
        </table:table-row>
        <table:table-row table:style-name="ro2">
          <table:table-cell office:value-type="float" office:value="2370" table:style-name="ce4">
            <text:p>2370</text:p>
          </table:table-cell>
          <table:table-cell office:value-type="string" table:style-name="ce5">
            <text:p>XR EYE FOREIGN BODY LT</text:p>
          </table:table-cell>
          <table:table-cell office:value-type="float" office:value="534" table:style-name="ce6">
            <text:p>534</text:p>
          </table:table-cell>
          <table:table-cell office:value-type="float" office:value="30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2371" table:style-name="ce4">
            <text:p>2371</text:p>
          </table:table-cell>
          <table:table-cell office:value-type="string" table:style-name="ce5">
            <text:p>XR FACIAL BONES &lt; 3 VIEWS</text:p>
          </table:table-cell>
          <table:table-cell office:value-type="float" office:value="641.5" table:style-name="ce6">
            <text:p>642</text:p>
          </table:table-cell>
          <table:table-cell office:value-type="float" office:value="366.5" table:style-name="ce6">
            <text:p>367</text:p>
          </table:table-cell>
          <table:table-cell table:number-columns-repeated="16380"/>
        </table:table-row>
        <table:table-row table:style-name="ro2">
          <table:table-cell office:value-type="float" office:value="2372" table:style-name="ce4">
            <text:p>2372</text:p>
          </table:table-cell>
          <table:table-cell office:value-type="string" table:style-name="ce5">
            <text:p>XR FACIAL BONES COMPLETE 3+</text:p>
          </table:table-cell>
          <table:table-cell office:value-type="float" office:value="705.5" table:style-name="ce6">
            <text:p>706</text:p>
          </table:table-cell>
          <table:table-cell office:value-type="float" office:value="403" table:style-name="ce6">
            <text:p>403</text:p>
          </table:table-cell>
          <table:table-cell table:number-columns-repeated="16380"/>
        </table:table-row>
        <table:table-row table:style-name="ro2">
          <table:table-cell office:value-type="float" office:value="2373" table:style-name="ce4">
            <text:p>2373</text:p>
          </table:table-cell>
          <table:table-cell office:value-type="string" table:style-name="ce5">
            <text:p>XR FEMUR 1 VW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374" table:style-name="ce4">
            <text:p>2374</text:p>
          </table:table-cell>
          <table:table-cell office:value-type="string" table:style-name="ce5">
            <text:p>XR FEMUR 2 VW LT</text:p>
          </table:table-cell>
          <table:table-cell office:value-type="float" office:value="366" table:style-name="ce6">
            <text:p>366</text:p>
          </table:table-cell>
          <table:table-cell office:value-type="float" office:value="209" table:style-name="ce6">
            <text:p>209</text:p>
          </table:table-cell>
          <table:table-cell table:number-columns-repeated="16380"/>
        </table:table-row>
        <table:table-row table:style-name="ro2">
          <table:table-cell office:value-type="float" office:value="2375" table:style-name="ce4">
            <text:p>2375</text:p>
          </table:table-cell>
          <table:table-cell office:value-type="string" table:style-name="ce5">
            <text:p>XR FINGER RIGHT HAND THUMB</text:p>
          </table:table-cell>
          <table:table-cell office:value-type="float" office:value="403" table:style-name="ce6">
            <text:p>403</text:p>
          </table:table-cell>
          <table:table-cell office:value-type="float" office:value="230.5" table:style-name="ce6">
            <text:p>231</text:p>
          </table:table-cell>
          <table:table-cell table:number-columns-repeated="16380"/>
        </table:table-row>
        <table:table-row table:style-name="ro2">
          <table:table-cell office:value-type="float" office:value="2376" table:style-name="ce4">
            <text:p>2376</text:p>
          </table:table-cell>
          <table:table-cell office:value-type="string" table:style-name="ce5">
            <text:p>XR FLUORO &lt; 1 HR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number-columns-repeated="16380"/>
        </table:table-row>
        <table:table-row table:style-name="ro2">
          <table:table-cell office:value-type="float" office:value="2377" table:style-name="ce4">
            <text:p>2377</text:p>
          </table:table-cell>
          <table:table-cell office:value-type="string" table:style-name="ce5">
            <text:p>XR FLUORO GUID SPINE INJECT</text:p>
          </table:table-cell>
          <table:table-cell office:value-type="float" office:value="537.5" table:style-name="ce6">
            <text:p>538</text:p>
          </table:table-cell>
          <table:table-cell office:value-type="float" office:value="307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2378" table:style-name="ce4">
            <text:p>2378</text:p>
          </table:table-cell>
          <table:table-cell office:value-type="string" table:style-name="ce5">
            <text:p>XR FLUORO GUIDANCE NEEDLE P</text:p>
          </table:table-cell>
          <table:table-cell office:value-type="float" office:value="942.5" table:style-name="ce6">
            <text:p>943</text:p>
          </table:table-cell>
          <table:table-cell office:value-type="float" office:value="538.5" table:style-name="ce6">
            <text:p>539</text:p>
          </table:table-cell>
          <table:table-cell table:number-columns-repeated="16380"/>
        </table:table-row>
        <table:table-row table:style-name="ro2">
          <table:table-cell office:value-type="float" office:value="2379" table:style-name="ce4">
            <text:p>2379</text:p>
          </table:table-cell>
          <table:table-cell office:value-type="string" table:style-name="ce5">
            <text:p>XR FOOT 2 VIEWS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380" table:style-name="ce4">
            <text:p>2380</text:p>
          </table:table-cell>
          <table:table-cell office:value-type="string" table:style-name="ce5">
            <text:p>XR FOOT COMPLETE 3+ VIEWS LT</text:p>
          </table:table-cell>
          <table:table-cell office:value-type="float" office:value="346" table:style-name="ce6">
            <text:p>346</text:p>
          </table:table-cell>
          <table:table-cell office:value-type="float" office:value="197.5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2381" table:style-name="ce4">
            <text:p>2381</text:p>
          </table:table-cell>
          <table:table-cell office:value-type="string" table:style-name="ce5">
            <text:p>XR FOREARM 2 VIEWS LT</text:p>
          </table:table-cell>
          <table:table-cell office:value-type="float" office:value="480.5" table:style-name="ce6">
            <text:p>481</text:p>
          </table:table-cell>
          <table:table-cell office:value-type="float" office:value="274.5" table:style-name="ce6">
            <text:p>275</text:p>
          </table:table-cell>
          <table:table-cell table:number-columns-repeated="16380"/>
        </table:table-row>
        <table:table-row table:style-name="ro2">
          <table:table-cell office:value-type="float" office:value="2382" table:style-name="ce4">
            <text:p>2382</text:p>
          </table:table-cell>
          <table:table-cell office:value-type="string" table:style-name="ce5">
            <text:p>XR HAND COMPLETE 3+ VIEWS RT</text:p>
          </table:table-cell>
          <table:table-cell office:value-type="float" office:value="555" table:style-name="ce6">
            <text:p>555</text:p>
          </table:table-cell>
          <table:table-cell office:value-type="float" office:value="317" table:style-name="ce6">
            <text:p>317</text:p>
          </table:table-cell>
          <table:table-cell table:number-columns-repeated="16380"/>
        </table:table-row>
        <table:table-row table:style-name="ro2">
          <table:table-cell office:value-type="float" office:value="2383" table:style-name="ce4">
            <text:p>2383</text:p>
          </table:table-cell>
          <table:table-cell office:value-type="string" table:style-name="ce5">
            <text:p>XR HAND LIMITED 2 VIEWS LT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384" table:style-name="ce4">
            <text:p>2384</text:p>
          </table:table-cell>
          <table:table-cell office:value-type="string" table:style-name="ce5">
            <text:p>XR HIP BILAT [&amp; PELVIS IF PERFORMED] 2 VW</text:p>
          </table:table-cell>
          <table:table-cell office:value-type="float" office:value="555" table:style-name="ce6">
            <text:p>555</text:p>
          </table:table-cell>
          <table:table-cell office:value-type="float" office:value="317" table:style-name="ce6">
            <text:p>317</text:p>
          </table:table-cell>
          <table:table-cell table:number-columns-repeated="16380"/>
        </table:table-row>
        <table:table-row table:style-name="ro2">
          <table:table-cell office:value-type="float" office:value="2385" table:style-name="ce4">
            <text:p>2385</text:p>
          </table:table-cell>
          <table:table-cell office:value-type="string" table:style-name="ce5">
            <text:p>XR HIP BILAT [&amp; PELVIS IF PERFORMED] 3 OR 4 VW</text:p>
          </table:table-cell>
          <table:table-cell office:value-type="float" office:value="801" table:style-name="ce6">
            <text:p>801</text:p>
          </table:table-cell>
          <table:table-cell office:value-type="float" office:value="457.5" table:style-name="ce6">
            <text:p>458</text:p>
          </table:table-cell>
          <table:table-cell table:number-columns-repeated="16380"/>
        </table:table-row>
        <table:table-row table:style-name="ro2">
          <table:table-cell office:value-type="float" office:value="2386" table:style-name="ce4">
            <text:p>2386</text:p>
          </table:table-cell>
          <table:table-cell office:value-type="string" table:style-name="ce5">
            <text:p>XR HIP BILAT [&amp; PELVIS IF PERFORMED] 5+ VW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number-columns-repeated="16380"/>
        </table:table-row>
        <table:table-row table:style-name="ro2">
          <table:table-cell office:value-type="float" office:value="2387" table:style-name="ce4">
            <text:p>2387</text:p>
          </table:table-cell>
          <table:table-cell office:value-type="string" table:style-name="ce5">
            <text:p>XR HIP UNI [&amp; PELVIS IF PERFORMED] 1 VW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388" table:style-name="ce4">
            <text:p>2388</text:p>
          </table:table-cell>
          <table:table-cell office:value-type="string" table:style-name="ce5">
            <text:p>XR HIP UNI [&amp; PELVIS IF PERFORMED] 2 OR 3 VW RT</text:p>
          </table:table-cell>
          <table:table-cell office:value-type="float" office:value="408.5" table:style-name="ce6">
            <text:p>409</text:p>
          </table:table-cell>
          <table:table-cell office:value-type="float" office:value="233.5" table:style-name="ce6">
            <text:p>234</text:p>
          </table:table-cell>
          <table:table-cell table:number-columns-repeated="16380"/>
        </table:table-row>
        <table:table-row table:style-name="ro2">
          <table:table-cell office:value-type="float" office:value="2389" table:style-name="ce4">
            <text:p>2389</text:p>
          </table:table-cell>
          <table:table-cell office:value-type="string" table:style-name="ce5">
            <text:p>XR HIP UNI [&amp; PELVIS IF PERFORMED] 4+ VW RT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390" table:style-name="ce4">
            <text:p>2390</text:p>
          </table:table-cell>
          <table:table-cell office:value-type="string" table:style-name="ce5">
            <text:p>XR HUMERUS 2+ VIEWS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391" table:style-name="ce4">
            <text:p>2391</text:p>
          </table:table-cell>
          <table:table-cell office:value-type="string" table:style-name="ce5">
            <text:p>XR HYSTEROSALPINGOGRAM</text:p>
          </table:table-cell>
          <table:table-cell office:value-type="float" office:value="1759.5" table:style-name="ce6">
            <text:p>1,760</text:p>
          </table:table-cell>
          <table:table-cell office:value-type="float" office:value="1005.5" table:style-name="ce6">
            <text:p>1,006</text:p>
          </table:table-cell>
          <table:table-cell table:number-columns-repeated="16380"/>
        </table:table-row>
        <table:table-row table:style-name="ro2">
          <table:table-cell office:value-type="float" office:value="2392" table:style-name="ce4">
            <text:p>2392</text:p>
          </table:table-cell>
          <table:table-cell office:value-type="string" table:style-name="ce5">
            <text:p>XR INJ ANTEGR NEPH/URETGRM COMP W IMG/S&amp;I EXIST</text:p>
          </table:table-cell>
          <table:table-cell office:value-type="float" office:value="766" table:style-name="ce6">
            <text:p>766</text:p>
          </table:table-cell>
          <table:table-cell office:value-type="float" office:value="766" table:style-name="ce6">
            <text:p>766</text:p>
          </table:table-cell>
          <table:table-cell table:number-columns-repeated="16380"/>
        </table:table-row>
        <table:table-row table:style-name="ro2">
          <table:table-cell office:value-type="float" office:value="2393" table:style-name="ce4">
            <text:p>2393</text:p>
          </table:table-cell>
          <table:table-cell office:value-type="string" table:style-name="ce5">
            <text:p>XR INJ ARTHROGRAM ANKLE</text:p>
          </table:table-cell>
          <table:table-cell office:value-type="float" office:value="319.5" table:style-name="ce6">
            <text:p>320</text:p>
          </table:table-cell>
          <table:table-cell office:value-type="float" office:value="319.5" table:style-name="ce6">
            <text:p>320</text:p>
          </table:table-cell>
          <table:table-cell table:number-columns-repeated="16380"/>
        </table:table-row>
        <table:table-row table:style-name="ro2">
          <table:table-cell office:value-type="float" office:value="2394" table:style-name="ce4">
            <text:p>2394</text:p>
          </table:table-cell>
          <table:table-cell office:value-type="string" table:style-name="ce5">
            <text:p>XR INJ ARTHROGRAM ELBOW</text:p>
          </table:table-cell>
          <table:table-cell office:value-type="float" office:value="498.5" table:style-name="ce6">
            <text:p>499</text:p>
          </table:table-cell>
          <table:table-cell office:value-type="float" office:value="498.5" table:style-name="ce6">
            <text:p>499</text:p>
          </table:table-cell>
          <table:table-cell table:number-columns-repeated="16380"/>
        </table:table-row>
        <table:table-row table:style-name="ro2">
          <table:table-cell office:value-type="float" office:value="2395" table:style-name="ce4">
            <text:p>2395</text:p>
          </table:table-cell>
          <table:table-cell office:value-type="string" table:style-name="ce5">
            <text:p>XR INJ ARTHROGRAM HIP</text:p>
          </table:table-cell>
          <table:table-cell office:value-type="float" office:value="610.5" table:style-name="ce6">
            <text:p>611</text:p>
          </table:table-cell>
          <table:table-cell office:value-type="float" office:value="610.5" table:style-name="ce6">
            <text:p>611</text:p>
          </table:table-cell>
          <table:table-cell table:number-columns-repeated="16380"/>
        </table:table-row>
        <table:table-row table:style-name="ro2">
          <table:table-cell office:value-type="float" office:value="2396" table:style-name="ce4">
            <text:p>2396</text:p>
          </table:table-cell>
          <table:table-cell office:value-type="string" table:style-name="ce5">
            <text:p>XR INJ ARTHROGRAM SHOULDER</text:p>
          </table:table-cell>
          <table:table-cell office:value-type="float" office:value="676.5" table:style-name="ce6">
            <text:p>677</text:p>
          </table:table-cell>
          <table:table-cell office:value-type="float" office:value="676.5" table:style-name="ce6">
            <text:p>677</text:p>
          </table:table-cell>
          <table:table-cell table:number-columns-repeated="16380"/>
        </table:table-row>
        <table:table-row table:style-name="ro2">
          <table:table-cell office:value-type="float" office:value="2397" table:style-name="ce4">
            <text:p>2397</text:p>
          </table:table-cell>
          <table:table-cell office:value-type="string" table:style-name="ce5">
            <text:p>XR INJ ARTHROGRAM WRIST</text:p>
          </table:table-cell>
          <table:table-cell office:value-type="float" office:value="513" table:style-name="ce6">
            <text:p>513</text:p>
          </table:table-cell>
          <table:table-cell office:value-type="float" office:value="513" table:style-name="ce6">
            <text:p>513</text:p>
          </table:table-cell>
          <table:table-cell table:number-columns-repeated="16380"/>
        </table:table-row>
        <table:table-row table:style-name="ro2">
          <table:table-cell office:value-type="float" office:value="2398" table:style-name="ce4">
            <text:p>2398</text:p>
          </table:table-cell>
          <table:table-cell office:value-type="string" table:style-name="ce5">
            <text:p>XR INJ CYSTOGRAM</text:p>
          </table:table-cell>
          <table:table-cell office:value-type="float" office:value="1221.5" table:style-name="ce6">
            <text:p>1,222</text:p>
          </table:table-cell>
          <table:table-cell office:value-type="float" office:value="1221.5" table:style-name="ce6">
            <text:p>1,222</text:p>
          </table:table-cell>
          <table:table-cell table:number-columns-repeated="16380"/>
        </table:table-row>
        <table:table-row table:style-name="ro2">
          <table:table-cell office:value-type="float" office:value="2399" table:style-name="ce4">
            <text:p>2399</text:p>
          </table:table-cell>
          <table:table-cell office:value-type="string" table:style-name="ce5">
            <text:p>XR INJ URETHROCYSTOGRAM RET</text:p>
          </table:table-cell>
          <table:table-cell office:value-type="float" office:value="545.5" table:style-name="ce6">
            <text:p>546</text:p>
          </table:table-cell>
          <table:table-cell office:value-type="float" office:value="545.5" table:style-name="ce6">
            <text:p>546</text:p>
          </table:table-cell>
          <table:table-cell table:number-columns-repeated="16380"/>
        </table:table-row>
        <table:table-row table:style-name="ro2">
          <table:table-cell office:value-type="float" office:value="2400" table:style-name="ce4">
            <text:p>2400</text:p>
          </table:table-cell>
          <table:table-cell office:value-type="string" table:style-name="ce5">
            <text:p>XR INTRO LONG GI TUBE</text:p>
          </table:table-cell>
          <table:table-cell office:value-type="float" office:value="578.5" table:style-name="ce6">
            <text:p>579</text:p>
          </table:table-cell>
          <table:table-cell office:value-type="float" office:value="330.5" table:style-name="ce6">
            <text:p>331</text:p>
          </table:table-cell>
          <table:table-cell table:number-columns-repeated="16380"/>
        </table:table-row>
        <table:table-row table:style-name="ro2">
          <table:table-cell office:value-type="float" office:value="2401" table:style-name="ce4">
            <text:p>2401</text:p>
          </table:table-cell>
          <table:table-cell office:value-type="string" table:style-name="ce5">
            <text:p>XR INTRODUCTION LONG GI TUBE</text:p>
          </table:table-cell>
          <table:table-cell office:value-type="float" office:value="685" table:style-name="ce6">
            <text:p>685</text:p>
          </table:table-cell>
          <table:table-cell office:value-type="float" office:value="685" table:style-name="ce6">
            <text:p>685</text:p>
          </table:table-cell>
          <table:table-cell table:number-columns-repeated="16380"/>
        </table:table-row>
        <table:table-row table:style-name="ro2">
          <table:table-cell office:value-type="float" office:value="2402" table:style-name="ce4">
            <text:p>2402</text:p>
          </table:table-cell>
          <table:table-cell office:value-type="string" table:style-name="ce5">
            <text:p>XR JOINT SURVEY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403" table:style-name="ce4">
            <text:p>2403</text:p>
          </table:table-cell>
          <table:table-cell office:value-type="string" table:style-name="ce5">
            <text:p>XR KNEE &lt;3 VIEWS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404" table:style-name="ce4">
            <text:p>2404</text:p>
          </table:table-cell>
          <table:table-cell office:value-type="string" table:style-name="ce5">
            <text:p>XR KNEE 3 VIEWS LT</text:p>
          </table:table-cell>
          <table:table-cell office:value-type="float" office:value="352.5" table:style-name="ce6">
            <text:p>353</text:p>
          </table:table-cell>
          <table:table-cell office:value-type="float" office:value="201.5" table:style-name="ce6">
            <text:p>202</text:p>
          </table:table-cell>
          <table:table-cell table:number-columns-repeated="16380"/>
        </table:table-row>
        <table:table-row table:style-name="ro2">
          <table:table-cell office:value-type="float" office:value="2405" table:style-name="ce4">
            <text:p>2405</text:p>
          </table:table-cell>
          <table:table-cell office:value-type="string" table:style-name="ce5">
            <text:p>XR KNEE AP STANDING BILAT</text:p>
          </table:table-cell>
          <table:table-cell office:value-type="float" office:value="428" table:style-name="ce6">
            <text:p>428</text:p>
          </table:table-cell>
          <table:table-cell office:value-type="float" office:value="244.5" table:style-name="ce6">
            <text:p>245</text:p>
          </table:table-cell>
          <table:table-cell table:number-columns-repeated="16380"/>
        </table:table-row>
        <table:table-row table:style-name="ro2">
          <table:table-cell office:value-type="float" office:value="2406" table:style-name="ce4">
            <text:p>2406</text:p>
          </table:table-cell>
          <table:table-cell office:value-type="string" table:style-name="ce5">
            <text:p>XR KNEE COMPLETE 4+ VIEWS RT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407" table:style-name="ce4">
            <text:p>2407</text:p>
          </table:table-cell>
          <table:table-cell office:value-type="string" table:style-name="ce5">
            <text:p>XR L SPINE FLEX/EXT ONLY</text:p>
          </table:table-cell>
          <table:table-cell office:value-type="float" office:value="693" table:style-name="ce6">
            <text:p>693</text:p>
          </table:table-cell>
          <table:table-cell office:value-type="float" office:value="396" table:style-name="ce6">
            <text:p>396</text:p>
          </table:table-cell>
          <table:table-cell table:number-columns-repeated="16380"/>
        </table:table-row>
        <table:table-row table:style-name="ro2">
          <table:table-cell office:value-type="float" office:value="2408" table:style-name="ce4">
            <text:p>2408</text:p>
          </table:table-cell>
          <table:table-cell office:value-type="string" table:style-name="ce5">
            <text:p>XR LOW EXT INFANT 2+ VI LT</text:p>
          </table:table-cell>
          <table:table-cell office:value-type="float" office:value="376" table:style-name="ce6">
            <text:p>376</text:p>
          </table:table-cell>
          <table:table-cell office:value-type="float" office:value="215" table:style-name="ce6">
            <text:p>215</text:p>
          </table:table-cell>
          <table:table-cell table:number-columns-repeated="16380"/>
        </table:table-row>
        <table:table-row table:style-name="ro2">
          <table:table-cell office:value-type="float" office:value="2409" table:style-name="ce4">
            <text:p>2409</text:p>
          </table:table-cell>
          <table:table-cell office:value-type="string" table:style-name="ce5">
            <text:p>XR L-SPINE 2 OR 3 VIEWS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number-columns-repeated="16380"/>
        </table:table-row>
        <table:table-row table:style-name="ro2">
          <table:table-cell office:value-type="float" office:value="2410" table:style-name="ce4">
            <text:p>2410</text:p>
          </table:table-cell>
          <table:table-cell office:value-type="string" table:style-name="ce5">
            <text:p>XR L-SPINE 4 OR 5 <text:s/>VIEWS</text:p>
          </table:table-cell>
          <table:table-cell office:value-type="float" office:value="971.5" table:style-name="ce6">
            <text:p>972</text:p>
          </table:table-cell>
          <table:table-cell office:value-type="float" office:value="555" table:style-name="ce6">
            <text:p>555</text:p>
          </table:table-cell>
          <table:table-cell table:number-columns-repeated="16380"/>
        </table:table-row>
        <table:table-row table:style-name="ro2">
          <table:table-cell office:value-type="float" office:value="2411" table:style-name="ce4">
            <text:p>2411</text:p>
          </table:table-cell>
          <table:table-cell office:value-type="string" table:style-name="ce5">
            <text:p>XR L-SPINE COMPLETE W/BENDI</text:p>
          </table:table-cell>
          <table:table-cell office:value-type="float" office:value="1212" table:style-name="ce6">
            <text:p>1,212</text:p>
          </table:table-cell>
          <table:table-cell office:value-type="float" office:value="692.5" table:style-name="ce6">
            <text:p>693</text:p>
          </table:table-cell>
          <table:table-cell table:number-columns-repeated="16380"/>
        </table:table-row>
        <table:table-row table:style-name="ro2">
          <table:table-cell office:value-type="float" office:value="2412" table:style-name="ce4">
            <text:p>2412</text:p>
          </table:table-cell>
          <table:table-cell office:value-type="string" table:style-name="ce5">
            <text:p>XR MANDIBLE &lt; 4 VIEWS</text:p>
          </table:table-cell>
          <table:table-cell office:value-type="float" office:value="543.5" table:style-name="ce6">
            <text:p>544</text:p>
          </table:table-cell>
          <table:table-cell office:value-type="float" office:value="310.5" table:style-name="ce6">
            <text:p>311</text:p>
          </table:table-cell>
          <table:table-cell table:number-columns-repeated="16380"/>
        </table:table-row>
        <table:table-row table:style-name="ro2">
          <table:table-cell office:value-type="float" office:value="2413" table:style-name="ce4">
            <text:p>2413</text:p>
          </table:table-cell>
          <table:table-cell office:value-type="string" table:style-name="ce5">
            <text:p>XR MANDIBLE COMPLETE 4+ VIE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number-columns-repeated="16380"/>
        </table:table-row>
        <table:table-row table:style-name="ro2">
          <table:table-cell office:value-type="float" office:value="2414" table:style-name="ce4">
            <text:p>2414</text:p>
          </table:table-cell>
          <table:table-cell office:value-type="string" table:style-name="ce5">
            <text:p>XR MYELOGRAM VIA LBAR INJ W S&amp;I CERVICAL</text:p>
          </table:table-cell>
          <table:table-cell office:value-type="float" office:value="1709" table:style-name="ce6">
            <text:p>1,709</text:p>
          </table:table-cell>
          <table:table-cell office:value-type="float" office:value="1709" table:style-name="ce6">
            <text:p>1,709</text:p>
          </table:table-cell>
          <table:table-cell table:number-columns-repeated="16380"/>
        </table:table-row>
        <table:table-row table:style-name="ro2">
          <table:table-cell office:value-type="float" office:value="2415" table:style-name="ce4">
            <text:p>2415</text:p>
          </table:table-cell>
          <table:table-cell office:value-type="string" table:style-name="ce5">
            <text:p>XR MYELOGRAM VIA LBAR INJ W S&amp;I LUMBOSACRAL</text:p>
          </table:table-cell>
          <table:table-cell office:value-type="float" office:value="1675" table:style-name="ce6">
            <text:p>1,675</text:p>
          </table:table-cell>
          <table:table-cell office:value-type="float" office:value="1675" table:style-name="ce6">
            <text:p>1,675</text:p>
          </table:table-cell>
          <table:table-cell table:number-columns-repeated="16380"/>
        </table:table-row>
        <table:table-row table:style-name="ro2">
          <table:table-cell office:value-type="float" office:value="2416" table:style-name="ce4">
            <text:p>2416</text:p>
          </table:table-cell>
          <table:table-cell office:value-type="string" table:style-name="ce5">
            <text:p>XR NASAL BONES COMPLETE 3+</text:p>
          </table:table-cell>
          <table:table-cell office:value-type="float" office:value="593.5" table:style-name="ce6">
            <text:p>594</text:p>
          </table:table-cell>
          <table:table-cell office:value-type="float" office:value="339" table:style-name="ce6">
            <text:p>339</text:p>
          </table:table-cell>
          <table:table-cell table:number-columns-repeated="16380"/>
        </table:table-row>
        <table:table-row table:style-name="ro2">
          <table:table-cell office:value-type="float" office:value="2417" table:style-name="ce4">
            <text:p>2417</text:p>
          </table:table-cell>
          <table:table-cell office:value-type="string" table:style-name="ce5">
            <text:p>XR NASO/ORO GASTRIC TUBE PLACE</text:p>
          </table:table-cell>
          <table:table-cell office:value-type="float" office:value="627.5" table:style-name="ce6">
            <text:p>628</text:p>
          </table:table-cell>
          <table:table-cell office:value-type="float" office:value="627.5" table:style-name="ce6">
            <text:p>628</text:p>
          </table:table-cell>
          <table:table-cell table:number-columns-repeated="16380"/>
        </table:table-row>
        <table:table-row table:style-name="ro2">
          <table:table-cell office:value-type="float" office:value="2418" table:style-name="ce4">
            <text:p>2418</text:p>
          </table:table-cell>
          <table:table-cell office:value-type="string" table:style-name="ce5">
            <text:p>XR NECK SOFT TISSUE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419" table:style-name="ce4">
            <text:p>2419</text:p>
          </table:table-cell>
          <table:table-cell office:value-type="string" table:style-name="ce5">
            <text:p>XR NOSE TO RECTUM FB 1VW CH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number-columns-repeated="16380"/>
        </table:table-row>
        <table:table-row table:style-name="ro2">
          <table:table-cell office:value-type="float" office:value="2420" table:style-name="ce4">
            <text:p>2420</text:p>
          </table:table-cell>
          <table:table-cell office:value-type="string" table:style-name="ce5">
            <text:p>XR ORBITS COMPLETE 4+ VIEWS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421" table:style-name="ce4">
            <text:p>2421</text:p>
          </table:table-cell>
          <table:table-cell office:value-type="string" table:style-name="ce5">
            <text:p>XR PELVIS 1 OR 2 VIEWS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422" table:style-name="ce4">
            <text:p>2422</text:p>
          </table:table-cell>
          <table:table-cell office:value-type="string" table:style-name="ce5">
            <text:p>XR PELVIS COMPLETE 3+ VIEWS</text:p>
          </table:table-cell>
          <table:table-cell office:value-type="float" office:value="590" table:style-name="ce6">
            <text:p>590</text:p>
          </table:table-cell>
          <table:table-cell office:value-type="float" office:value="337" table:style-name="ce6">
            <text:p>337</text:p>
          </table:table-cell>
          <table:table-cell table:number-columns-repeated="16380"/>
        </table:table-row>
        <table:table-row table:style-name="ro2">
          <table:table-cell office:value-type="float" office:value="2423" table:style-name="ce4">
            <text:p>2423</text:p>
          </table:table-cell>
          <table:table-cell office:value-type="string" table:style-name="ce5">
            <text:p>XR PUNCTURE SPINAL LUMBAR D</text:p>
          </table:table-cell>
          <table:table-cell office:value-type="float" office:value="1772.5" table:style-name="ce6">
            <text:p>1,773</text:p>
          </table:table-cell>
          <table:table-cell office:value-type="float" office:value="1772.5" table:style-name="ce6">
            <text:p>1,773</text:p>
          </table:table-cell>
          <table:table-cell table:number-columns-repeated="16380"/>
        </table:table-row>
        <table:table-row table:style-name="ro2">
          <table:table-cell office:value-type="float" office:value="2424" table:style-name="ce4">
            <text:p>2424</text:p>
          </table:table-cell>
          <table:table-cell office:value-type="string" table:style-name="ce5">
            <text:p>XR RIBS BILAT 3+ VIEWS</text:p>
          </table:table-cell>
          <table:table-cell office:value-type="float" office:value="897" table:style-name="ce6">
            <text:p>897</text:p>
          </table:table-cell>
          <table:table-cell office:value-type="float" office:value="512.5" table:style-name="ce6">
            <text:p>513</text:p>
          </table:table-cell>
          <table:table-cell table:number-columns-repeated="16380"/>
        </table:table-row>
        <table:table-row table:style-name="ro2">
          <table:table-cell office:value-type="float" office:value="2425" table:style-name="ce4">
            <text:p>2425</text:p>
          </table:table-cell>
          <table:table-cell office:value-type="string" table:style-name="ce5">
            <text:p>XR RIBS BILAT W/CHEST 4+ VI</text:p>
          </table:table-cell>
          <table:table-cell office:value-type="float" office:value="1901.5" table:style-name="ce6">
            <text:p>1,902</text:p>
          </table:table-cell>
          <table:table-cell office:value-type="float" office:value="1086.5" table:style-name="ce6">
            <text:p>1,087</text:p>
          </table:table-cell>
          <table:table-cell table:number-columns-repeated="16380"/>
        </table:table-row>
        <table:table-row table:style-name="ro2">
          <table:table-cell office:value-type="float" office:value="2426" table:style-name="ce4">
            <text:p>2426</text:p>
          </table:table-cell>
          <table:table-cell office:value-type="string" table:style-name="ce5">
            <text:p>XR RIBS UNILAT 2 VIEWS RT</text:p>
          </table:table-cell>
          <table:table-cell office:value-type="float" office:value="534" table:style-name="ce6">
            <text:p>534</text:p>
          </table:table-cell>
          <table:table-cell office:value-type="float" office:value="30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2427" table:style-name="ce4">
            <text:p>2427</text:p>
          </table:table-cell>
          <table:table-cell office:value-type="string" table:style-name="ce5">
            <text:p>XR RIBS UNILAT W/CHEST 3+ V RT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number-columns-repeated="16380"/>
        </table:table-row>
        <table:table-row table:style-name="ro2">
          <table:table-cell office:value-type="float" office:value="2428" table:style-name="ce4">
            <text:p>2428</text:p>
          </table:table-cell>
          <table:table-cell office:value-type="string" table:style-name="ce5">
            <text:p>XR SACRUM/COCCYX 2+ VIEWS</text:p>
          </table:table-cell>
          <table:table-cell office:value-type="float" office:value="619.5" table:style-name="ce6">
            <text:p>620</text:p>
          </table:table-cell>
          <table:table-cell office:value-type="float" office:value="354" table:style-name="ce6">
            <text:p>354</text:p>
          </table:table-cell>
          <table:table-cell table:number-columns-repeated="16380"/>
        </table:table-row>
        <table:table-row table:style-name="ro2">
          <table:table-cell office:value-type="float" office:value="2429" table:style-name="ce4">
            <text:p>2429</text:p>
          </table:table-cell>
          <table:table-cell office:value-type="string" table:style-name="ce5">
            <text:p>XR SCAPULA COMPLETE LT</text:p>
          </table:table-cell>
          <table:table-cell office:value-type="float" office:value="501.5" table:style-name="ce6">
            <text:p>502</text:p>
          </table:table-cell>
          <table:table-cell office:value-type="float" office:value="286.5" table:style-name="ce6">
            <text:p>287</text:p>
          </table:table-cell>
          <table:table-cell table:number-columns-repeated="16380"/>
        </table:table-row>
        <table:table-row table:style-name="ro2">
          <table:table-cell office:value-type="float" office:value="2430" table:style-name="ce4">
            <text:p>2430</text:p>
          </table:table-cell>
          <table:table-cell office:value-type="string" table:style-name="ce5">
            <text:p>XR SHOULDER 1 VIEW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431" table:style-name="ce4">
            <text:p>2431</text:p>
          </table:table-cell>
          <table:table-cell office:value-type="string" table:style-name="ce5">
            <text:p>XR SHOULDER COMPL 2+ VIEWS RT</text:p>
          </table:table-cell>
          <table:table-cell office:value-type="float" office:value="325.5" table:style-name="ce6">
            <text:p>326</text:p>
          </table:table-cell>
          <table:table-cell office:value-type="float" office:value="186" table:style-name="ce6">
            <text:p>186</text:p>
          </table:table-cell>
          <table:table-cell table:number-columns-repeated="16380"/>
        </table:table-row>
        <table:table-row table:style-name="ro2">
          <table:table-cell office:value-type="float" office:value="2432" table:style-name="ce4">
            <text:p>2432</text:p>
          </table:table-cell>
          <table:table-cell office:value-type="string" table:style-name="ce5">
            <text:p>XR SI JOINTS &lt; 3 VIEWS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433" table:style-name="ce4">
            <text:p>2433</text:p>
          </table:table-cell>
          <table:table-cell office:value-type="string" table:style-name="ce5">
            <text:p>XR SI JOINTS 3+ VIEWS</text:p>
          </table:table-cell>
          <table:table-cell office:value-type="float" office:value="614.5" table:style-name="ce6">
            <text:p>615</text:p>
          </table:table-cell>
          <table:table-cell office:value-type="float" office:value="351" table:style-name="ce6">
            <text:p>351</text:p>
          </table:table-cell>
          <table:table-cell table:number-columns-repeated="16380"/>
        </table:table-row>
        <table:table-row table:style-name="ro2">
          <table:table-cell office:value-type="float" office:value="2434" table:style-name="ce4">
            <text:p>2434</text:p>
          </table:table-cell>
          <table:table-cell office:value-type="string" table:style-name="ce5">
            <text:p>XR SINUSES COMPLETE 3+ VIEW</text:p>
          </table:table-cell>
          <table:table-cell office:value-type="float" office:value="734.5" table:style-name="ce6">
            <text:p>735</text:p>
          </table:table-cell>
          <table:table-cell office:value-type="float" office:value="419.5" table:style-name="ce6">
            <text:p>420</text:p>
          </table:table-cell>
          <table:table-cell table:number-columns-repeated="16380"/>
        </table:table-row>
        <table:table-row table:style-name="ro2">
          <table:table-cell office:value-type="float" office:value="2435" table:style-name="ce4">
            <text:p>2435</text:p>
          </table:table-cell>
          <table:table-cell office:value-type="string" table:style-name="ce5">
            <text:p>XR SINUSES LIMITED &lt; 3 VIEW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436" table:style-name="ce4">
            <text:p>2436</text:p>
          </table:table-cell>
          <table:table-cell office:value-type="string" table:style-name="ce5">
            <text:p>XR SKULL &lt; 4 VIEWS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number-columns-repeated="16380"/>
        </table:table-row>
        <table:table-row table:style-name="ro2">
          <table:table-cell office:value-type="float" office:value="2437" table:style-name="ce4">
            <text:p>2437</text:p>
          </table:table-cell>
          <table:table-cell office:value-type="string" table:style-name="ce5">
            <text:p>XR SKULL COMPLETE 4+ VIEWS</text:p>
          </table:table-cell>
          <table:table-cell office:value-type="float" office:value="554" table:style-name="ce6">
            <text:p>554</text:p>
          </table:table-cell>
          <table:table-cell office:value-type="float" office:value="316.5" table:style-name="ce6">
            <text:p>317</text:p>
          </table:table-cell>
          <table:table-cell table:number-columns-repeated="16380"/>
        </table:table-row>
        <table:table-row table:style-name="ro2">
          <table:table-cell office:value-type="float" office:value="2438" table:style-name="ce4">
            <text:p>2438</text:p>
          </table:table-cell>
          <table:table-cell office:value-type="string" table:style-name="ce5">
            <text:p>XR SM BOWEL</text:p>
          </table:table-cell>
          <table:table-cell office:value-type="float" office:value="1030.5" table:style-name="ce6">
            <text:p>1,031</text:p>
          </table:table-cell>
          <table:table-cell office:value-type="float" office:value="589" table:style-name="ce6">
            <text:p>589</text:p>
          </table:table-cell>
          <table:table-cell table:number-columns-repeated="16380"/>
        </table:table-row>
        <table:table-row table:style-name="ro2">
          <table:table-cell office:value-type="float" office:value="2439" table:style-name="ce4">
            <text:p>2439</text:p>
          </table:table-cell>
          <table:table-cell office:value-type="string" table:style-name="ce5">
            <text:p>XR SPINAL PUNCTURE THERAP</text:p>
          </table:table-cell>
          <table:table-cell office:value-type="float" office:value="768.5" table:style-name="ce6">
            <text:p>769</text:p>
          </table:table-cell>
          <table:table-cell office:value-type="float" office:value="768.5" table:style-name="ce6">
            <text:p>769</text:p>
          </table:table-cell>
          <table:table-cell table:number-columns-repeated="16380"/>
        </table:table-row>
        <table:table-row table:style-name="ro2">
          <table:table-cell office:value-type="float" office:value="2440" table:style-name="ce4">
            <text:p>2440</text:p>
          </table:table-cell>
          <table:table-cell office:value-type="string" table:style-name="ce5">
            <text:p>XR SPINE ENTIRE T-L 1 VW</text:p>
          </table:table-cell>
          <table:table-cell office:value-type="float" office:value="534" table:style-name="ce6">
            <text:p>534</text:p>
          </table:table-cell>
          <table:table-cell office:value-type="float" office:value="30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2441" table:style-name="ce4">
            <text:p>2441</text:p>
          </table:table-cell>
          <table:table-cell office:value-type="string" table:style-name="ce5">
            <text:p>XR SPINE ENTIRE T-L 2 OR 3 VW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number-columns-repeated="16380"/>
        </table:table-row>
        <table:table-row table:style-name="ro2">
          <table:table-cell office:value-type="float" office:value="2442" table:style-name="ce4">
            <text:p>2442</text:p>
          </table:table-cell>
          <table:table-cell office:value-type="string" table:style-name="ce5">
            <text:p>XR STERNUM 2+ VIEWS</text:p>
          </table:table-cell>
          <table:table-cell office:value-type="float" office:value="601" table:style-name="ce6">
            <text:p>601</text:p>
          </table:table-cell>
          <table:table-cell office:value-type="float" office:value="343.5" table:style-name="ce6">
            <text:p>344</text:p>
          </table:table-cell>
          <table:table-cell table:number-columns-repeated="16380"/>
        </table:table-row>
        <table:table-row table:style-name="ro2">
          <table:table-cell office:value-type="float" office:value="2443" table:style-name="ce4">
            <text:p>2443</text:p>
          </table:table-cell>
          <table:table-cell office:value-type="string" table:style-name="ce5">
            <text:p>XR SWALLOWING FUNCTION</text:p>
          </table:table-cell>
          <table:table-cell office:value-type="float" office:value="537" table:style-name="ce6">
            <text:p>537</text:p>
          </table:table-cell>
          <table:table-cell office:value-type="float" office:value="307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2444" table:style-name="ce4">
            <text:p>2444</text:p>
          </table:table-cell>
          <table:table-cell office:value-type="string" table:style-name="ce5">
            <text:p>XR TEMPOROMANDIBULAR JOINT BIL</text:p>
          </table:table-cell>
          <table:table-cell office:value-type="float" office:value="521" table:style-name="ce6">
            <text:p>521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2445" table:style-name="ce4">
            <text:p>2445</text:p>
          </table:table-cell>
          <table:table-cell office:value-type="string" table:style-name="ce5">
            <text:p>XR TIBIA/FIBULA 2 VIEWS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number-columns-repeated="16380"/>
        </table:table-row>
        <table:table-row table:style-name="ro2">
          <table:table-cell office:value-type="float" office:value="2446" table:style-name="ce4">
            <text:p>2446</text:p>
          </table:table-cell>
          <table:table-cell office:value-type="string" table:style-name="ce5">
            <text:p>XR T-L SPINE JUNCTION 2 VIEWS</text:p>
          </table:table-cell>
          <table:table-cell office:value-type="float" office:value="534" table:style-name="ce6">
            <text:p>534</text:p>
          </table:table-cell>
          <table:table-cell office:value-type="float" office:value="305" table:style-name="ce6">
            <text:p>305</text:p>
          </table:table-cell>
          <table:table-cell table:number-columns-repeated="16380"/>
        </table:table-row>
        <table:table-row table:style-name="ro2">
          <table:table-cell office:value-type="float" office:value="2447" table:style-name="ce4">
            <text:p>2447</text:p>
          </table:table-cell>
          <table:table-cell office:value-type="string" table:style-name="ce5">
            <text:p>XR TOE RIGHT FOOT GREAT</text:p>
          </table:table-cell>
          <table:table-cell office:value-type="float" office:value="344.5" table:style-name="ce6">
            <text:p>345</text:p>
          </table:table-cell>
          <table:table-cell office:value-type="float" office:value="197" table:style-name="ce6">
            <text:p>197</text:p>
          </table:table-cell>
          <table:table-cell table:number-columns-repeated="16380"/>
        </table:table-row>
        <table:table-row table:style-name="ro2">
          <table:table-cell office:value-type="float" office:value="2448" table:style-name="ce4">
            <text:p>2448</text:p>
          </table:table-cell>
          <table:table-cell office:value-type="string" table:style-name="ce5">
            <text:p>XR T-SPINE 2 VIEWS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number-columns-repeated="16380" table:style-name="ce3"/>
        </table:table-row>
        <table:table-row table:style-name="ro2">
          <table:table-cell office:value-type="float" office:value="2449" table:style-name="ce4">
            <text:p>2449</text:p>
          </table:table-cell>
          <table:table-cell office:value-type="string" table:style-name="ce5">
            <text:p>XR T-SPINE 3 VIEWS</text:p>
          </table:table-cell>
          <table:table-cell office:value-type="float" office:value="971.5" table:style-name="ce6">
            <text:p>972</text:p>
          </table:table-cell>
          <table:table-cell office:value-type="float" office:value="555" table:style-name="ce6">
            <text:p>555</text:p>
          </table:table-cell>
          <table:table-cell table:number-columns-repeated="16380" table:style-name="ce3"/>
        </table:table-row>
        <table:table-row table:style-name="ro2">
          <table:table-cell office:value-type="float" office:value="2450" table:style-name="ce4">
            <text:p>2450</text:p>
          </table:table-cell>
          <table:table-cell office:value-type="string" table:style-name="ce5">
            <text:p>XR T-SPINE 4+ VIEWS</text:p>
          </table:table-cell>
          <table:table-cell office:value-type="float" office:value="1208.5" table:style-name="ce6">
            <text:p>1,209</text:p>
          </table:table-cell>
          <table:table-cell office:value-type="float" office:value="690.5" table:style-name="ce6">
            <text:p>691</text:p>
          </table:table-cell>
          <table:table-cell table:number-columns-repeated="16380" table:style-name="ce3"/>
        </table:table-row>
        <table:table-row table:style-name="ro2">
          <table:table-cell office:value-type="float" office:value="2451" table:style-name="ce4">
            <text:p>2451</text:p>
          </table:table-cell>
          <table:table-cell office:value-type="string" table:style-name="ce5">
            <text:p>XR UGI W/AIR CONTRAST W/KUB</text:p>
          </table:table-cell>
          <table:table-cell office:value-type="float" office:value="850.5" table:style-name="ce6">
            <text:p>851</text:p>
          </table:table-cell>
          <table:table-cell office:value-type="float" office:value="486" table:style-name="ce6">
            <text:p>486</text:p>
          </table:table-cell>
          <table:table-cell table:number-columns-repeated="16380" table:style-name="ce3"/>
        </table:table-row>
        <table:table-row table:style-name="ro2">
          <table:table-cell office:value-type="float" office:value="2452" table:style-name="ce4">
            <text:p>2452</text:p>
          </table:table-cell>
          <table:table-cell office:value-type="string" table:style-name="ce5">
            <text:p>XR UGI W/AIR CONTRAST W/O K</text:p>
          </table:table-cell>
          <table:table-cell office:value-type="float" office:value="836.5" table:style-name="ce6">
            <text:p>837</text:p>
          </table:table-cell>
          <table:table-cell office:value-type="float" office:value="478" table:style-name="ce6">
            <text:p>478</text:p>
          </table:table-cell>
          <table:table-cell table:number-columns-repeated="16380" table:style-name="ce3"/>
        </table:table-row>
        <table:table-row table:style-name="ro2">
          <table:table-cell office:value-type="float" office:value="2453" table:style-name="ce4">
            <text:p>2453</text:p>
          </table:table-cell>
          <table:table-cell office:value-type="string" table:style-name="ce5">
            <text:p>XR UGI W/AIR CONTRAST W/SM</text:p>
          </table:table-cell>
          <table:table-cell office:value-type="float" office:value="1734" table:style-name="ce6">
            <text:p>1,734</text:p>
          </table:table-cell>
          <table:table-cell office:value-type="float" office:value="991" table:style-name="ce6">
            <text:p>991</text:p>
          </table:table-cell>
          <table:table-cell table:number-columns-repeated="16380" table:style-name="ce3"/>
        </table:table-row>
        <table:table-row table:style-name="ro2">
          <table:table-cell office:value-type="float" office:value="2454" table:style-name="ce4">
            <text:p>2454</text:p>
          </table:table-cell>
          <table:table-cell office:value-type="string" table:style-name="ce5">
            <text:p>XR UGI W/KUB</text:p>
          </table:table-cell>
          <table:table-cell office:value-type="float" office:value="774.5" table:style-name="ce6">
            <text:p>775</text:p>
          </table:table-cell>
          <table:table-cell office:value-type="float" office:value="442.5" table:style-name="ce6">
            <text:p>443</text:p>
          </table:table-cell>
          <table:table-cell table:number-columns-repeated="16380" table:style-name="ce3"/>
        </table:table-row>
        <table:table-row table:style-name="ro2">
          <table:table-cell office:value-type="float" office:value="2455" table:style-name="ce4">
            <text:p>2455</text:p>
          </table:table-cell>
          <table:table-cell office:value-type="string" table:style-name="ce5">
            <text:p>XR UGI W/O KUB</text:p>
          </table:table-cell>
          <table:table-cell office:value-type="float" office:value="740" table:style-name="ce6">
            <text:p>740</text:p>
          </table:table-cell>
          <table:table-cell office:value-type="float" office:value="423" table:style-name="ce6">
            <text:p>423</text:p>
          </table:table-cell>
          <table:table-cell table:number-columns-repeated="16380" table:style-name="ce3"/>
        </table:table-row>
        <table:table-row table:style-name="ro2">
          <table:table-cell office:value-type="float" office:value="2456" table:style-name="ce4">
            <text:p>2456</text:p>
          </table:table-cell>
          <table:table-cell office:value-type="string" table:style-name="ce5">
            <text:p>XR UGI W/SM BOWEL</text:p>
          </table:table-cell>
          <table:table-cell office:value-type="float" office:value="1077.5" table:style-name="ce6">
            <text:p>1,078</text:p>
          </table:table-cell>
          <table:table-cell office:value-type="float" office:value="615.5" table:style-name="ce6">
            <text:p>616</text:p>
          </table:table-cell>
          <table:table-cell table:number-columns-repeated="16380" table:style-name="ce3"/>
        </table:table-row>
        <table:table-row table:style-name="ro2">
          <table:table-cell office:value-type="float" office:value="2457" table:style-name="ce4">
            <text:p>2457</text:p>
          </table:table-cell>
          <table:table-cell office:value-type="string" table:style-name="ce5">
            <text:p>XR UROGRAM RETROGRADE</text:p>
          </table:table-cell>
          <table:table-cell office:value-type="float" office:value="1759.5" table:style-name="ce6">
            <text:p>1,760</text:p>
          </table:table-cell>
          <table:table-cell office:value-type="float" office:value="1005.5" table:style-name="ce6">
            <text:p>1,006</text:p>
          </table:table-cell>
          <table:table-cell table:number-columns-repeated="16380" table:style-name="ce3"/>
        </table:table-row>
        <table:table-row table:style-name="ro2">
          <table:table-cell office:value-type="float" office:value="2458" table:style-name="ce4">
            <text:p>2458</text:p>
          </table:table-cell>
          <table:table-cell office:value-type="string" table:style-name="ce5">
            <text:p>XR UROGRAM W/NEPHROTOMOGRAM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number-columns-repeated="16380" table:style-name="ce3"/>
        </table:table-row>
        <table:table-row table:style-name="ro2">
          <table:table-cell office:value-type="float" office:value="2459" table:style-name="ce4">
            <text:p>2459</text:p>
          </table:table-cell>
          <table:table-cell office:value-type="string" table:style-name="ce5">
            <text:p>XR WRIST 2 VIEWS LT</text:p>
          </table:table-cell>
          <table:table-cell office:value-type="float" office:value="380" table:style-name="ce6">
            <text:p>380</text:p>
          </table:table-cell>
          <table:table-cell office:value-type="float" office:value="217" table:style-name="ce6">
            <text:p>217</text:p>
          </table:table-cell>
          <table:table-cell table:number-columns-repeated="16380" table:style-name="ce3"/>
        </table:table-row>
        <table:table-row table:style-name="ro2">
          <table:table-cell office:value-type="float" office:value="2460" table:style-name="ce4">
            <text:p>2460</text:p>
          </table:table-cell>
          <table:table-cell office:value-type="string" table:style-name="ce5">
            <text:p>XR WRIST COMPLETE 3+ VIEWS RT</text:p>
          </table:table-cell>
          <table:table-cell office:value-type="float" office:value="418" table:style-name="ce6">
            <text:p>418</text:p>
          </table:table-cell>
          <table:table-cell office:value-type="float" office:value="239" table:style-name="ce6">
            <text:p>239</text:p>
          </table:table-cell>
          <table:table-cell table:number-columns-repeated="16380" table:style-name="ce3"/>
        </table:table-row>
        <table:table-row table:style-name="ro2">
          <table:table-cell office:value-type="float" office:value="2461" table:style-name="ce4">
            <text:p>2461</text:p>
          </table:table-cell>
          <table:table-cell office:value-type="string" table:style-name="ce5">
            <text:p>ZINC</text:p>
          </table:table-cell>
          <table:table-cell office:value-type="float" office:value="142" table:style-name="ce6">
            <text:p>142</text:p>
          </table:table-cell>
          <table:table-cell office:value-type="float" office:value="81" table:style-name="ce6">
            <text:p>81</text:p>
          </table:table-cell>
          <table:table-cell table:number-columns-repeated="16380" table:style-name="ce3"/>
        </table:table-row>
        <table:table-row table:style-name="ro2">
          <table:table-cell office:value-type="float" office:value="2462" table:style-name="ce4">
            <text:p>2462</text:p>
          </table:table-cell>
          <table:table-cell office:value-type="string" table:style-name="ce5">
            <text:p>ZONISAMIDE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 table:style-name="ce3"/>
        </table:table-row>
        <table:table-row table:style-name="ro3">
          <table:table-cell office:value-type="float" office:value="2463" table:style-name="ce4">
            <text:p>2463</text:p>
          </table:table-cell>
          <table:table-cell office:value-type="string" table:style-name="ce5">
            <text:p>ACETAMINOPHEN 650 MG/20.3 ML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4" table:style-name="ce4">
            <text:p>2464</text:p>
          </table:table-cell>
          <table:table-cell office:value-type="string" table:style-name="ce5">
            <text:p>ACETAMINOPHE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5" table:style-name="ce4">
            <text:p>2465</text:p>
          </table:table-cell>
          <table:table-cell office:value-type="string" table:style-name="ce5">
            <text:p>ACETAMINOPHEN 5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6" table:style-name="ce4">
            <text:p>2466</text:p>
          </table:table-cell>
          <table:table-cell office:value-type="string" table:style-name="ce5">
            <text:p>ACETAMINOPHEN 12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7" table:style-name="ce4">
            <text:p>2467</text:p>
          </table:table-cell>
          <table:table-cell office:value-type="string" table:style-name="ce5">
            <text:p>ACETAMINOPHEN 65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8" table:style-name="ce4">
            <text:p>2468</text:p>
          </table:table-cell>
          <table:table-cell office:value-type="string" table:style-name="ce5">
            <text:p>ACETAZOLAMIDE 25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69" table:style-name="ce4">
            <text:p>2469</text:p>
          </table:table-cell>
          <table:table-cell office:value-type="string" table:style-name="ce5">
            <text:p>ACETAZOLAMIDE 500 MG SOLUTION FOR INJECTION</text:p>
          </table:table-cell>
          <table:table-cell office:value-type="float" office:value="265.5" table:style-name="ce6">
            <text:p>266</text:p>
          </table:table-cell>
          <table:table-cell office:value-type="float" office:value="265.5" table:style-name="ce6">
            <text:p>2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0" table:style-name="ce4">
            <text:p>2470</text:p>
          </table:table-cell>
          <table:table-cell office:value-type="string" table:style-name="ce5">
            <text:p>ACETYLCYSTEINE 100 MG/ML (10 %) SOLUTION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1" table:style-name="ce4">
            <text:p>2471</text:p>
          </table:table-cell>
          <table:table-cell office:value-type="string" table:style-name="ce5">
            <text:p>ACETYLCYSTEINE 200 MG/ML (20 %) SOLUT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2" table:style-name="ce4">
            <text:p>2472</text:p>
          </table:table-cell>
          <table:table-cell office:value-type="string" table:style-name="ce5">
            <text:p>MELOXICAM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3" table:style-name="ce4">
            <text:p>2473</text:p>
          </table:table-cell>
          <table:table-cell office:value-type="string" table:style-name="ce5">
            <text:p>ALBUTEROL SULFATE 2 MG/5 ML SYRUP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4" table:style-name="ce4">
            <text:p>2474</text:p>
          </table:table-cell>
          <table:table-cell office:value-type="string" table:style-name="ce5">
            <text:p>ALBUTEROL SULFATE 2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5" table:style-name="ce4">
            <text:p>2475</text:p>
          </table:table-cell>
          <table:table-cell office:value-type="string" table:style-name="ce5">
            <text:p>ETONOGESTREL 68 MG SUBDERMAL IMPLANT</text:p>
          </table:table-cell>
          <table:table-cell office:value-type="float" office:value="3934.5" table:style-name="ce6">
            <text:p>3,935</text:p>
          </table:table-cell>
          <table:table-cell office:value-type="float" office:value="3934.5" table:style-name="ce6">
            <text:p>3,9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6" table:style-name="ce4">
            <text:p>2476</text:p>
          </table:table-cell>
          <table:table-cell office:value-type="string" table:style-name="ce5">
            <text:p>ALLOPURINOL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7" table:style-name="ce4">
            <text:p>2477</text:p>
          </table:table-cell>
          <table:table-cell office:value-type="string" table:style-name="ce5">
            <text:p>ALLOPURINOL 300 MG TABLET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8" table:style-name="ce4">
            <text:p>2478</text:p>
          </table:table-cell>
          <table:table-cell office:value-type="string" table:style-name="ce5">
            <text:p>ALPRAZOLAM 0.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79" table:style-name="ce4">
            <text:p>2479</text:p>
          </table:table-cell>
          <table:table-cell office:value-type="string" table:style-name="ce5">
            <text:p>ALPRAZOL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0" table:style-name="ce4">
            <text:p>2480</text:p>
          </table:table-cell>
          <table:table-cell office:value-type="string" table:style-name="ce5">
            <text:p>ALPRAZOLAM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1" table:style-name="ce4">
            <text:p>2481</text:p>
          </table:table-cell>
          <table:table-cell office:value-type="string" table:style-name="ce5">
            <text:p>ALUMINUM HYDROXIDE GEL 320 MG/5 ML ORAL SUSPENS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2" table:style-name="ce4">
            <text:p>2482</text:p>
          </table:table-cell>
          <table:table-cell office:value-type="string" table:style-name="ce5">
            <text:p>AMANTADINE HCL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3" table:style-name="ce4">
            <text:p>2483</text:p>
          </table:table-cell>
          <table:table-cell office:value-type="string" table:style-name="ce5">
            <text:p>VALPROIC ACID (AS SODIUM SALT) 250 MG/5 ML (5 ML)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4" table:style-name="ce4">
            <text:p>2484</text:p>
          </table:table-cell>
          <table:table-cell office:value-type="string" table:style-name="ce5">
            <text:p>AMILO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5" table:style-name="ce4">
            <text:p>2485</text:p>
          </table:table-cell>
          <table:table-cell office:value-type="string" table:style-name="ce5">
            <text:p>AMINOCAPROIC ACID 250 MG/ML INTRAVENOUS SOLUTION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6" table:style-name="ce4">
            <text:p>2486</text:p>
          </table:table-cell>
          <table:table-cell office:value-type="string" table:style-name="ce5">
            <text:p>AMITRIPTYL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7" table:style-name="ce4">
            <text:p>2487</text:p>
          </table:table-cell>
          <table:table-cell office:value-type="string" table:style-name="ce5">
            <text:p>AMITRIPTYL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8" table:style-name="ce4">
            <text:p>2488</text:p>
          </table:table-cell>
          <table:table-cell office:value-type="string" table:style-name="ce5">
            <text:p>AMITRIPTYL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89" table:style-name="ce4">
            <text:p>2489</text:p>
          </table:table-cell>
          <table:table-cell office:value-type="string" table:style-name="ce5">
            <text:p>AMOXI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0" table:style-name="ce4">
            <text:p>2490</text:p>
          </table:table-cell>
          <table:table-cell office:value-type="string" table:style-name="ce5">
            <text:p>AMOXICILL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1" table:style-name="ce4">
            <text:p>2491</text:p>
          </table:table-cell>
          <table:table-cell office:value-type="string" table:style-name="ce5">
            <text:p>AMOXICILLIN 250 MG/5 ML ORAL SUSPENS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2" table:style-name="ce4">
            <text:p>2492</text:p>
          </table:table-cell>
          <table:table-cell office:value-type="string" table:style-name="ce5">
            <text:p>AMPHOTERICIN B 50 MG SOLUTION FOR INJECTION</text:p>
          </table:table-cell>
          <table:table-cell office:value-type="float" office:value="302.5" table:style-name="ce6">
            <text:p>303</text:p>
          </table:table-cell>
          <table:table-cell office:value-type="float" office:value="302.5" table:style-name="ce6">
            <text:p>3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3" table:style-name="ce4">
            <text:p>2493</text:p>
          </table:table-cell>
          <table:table-cell office:value-type="string" table:style-name="ce5">
            <text:p>AMPICILLIN 1 GRAM SOLUTION FOR INJEC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4" table:style-name="ce4">
            <text:p>2494</text:p>
          </table:table-cell>
          <table:table-cell office:value-type="string" table:style-name="ce5">
            <text:p>AMPICILLIN 250 MG SOLUTION FOR INJEC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5" table:style-name="ce4">
            <text:p>2495</text:p>
          </table:table-cell>
          <table:table-cell office:value-type="string" table:style-name="ce5">
            <text:p>AMPICILLIN 500 MG SOLUTION FOR INJEC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6" table:style-name="ce4">
            <text:p>2496</text:p>
          </table:table-cell>
          <table:table-cell office:value-type="string" table:style-name="ce5">
            <text:p>CRRT ELECTROLYTE PROTOC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7" table:style-name="ce4">
            <text:p>2497</text:p>
          </table:table-cell>
          <table:table-cell office:value-type="string" table:style-name="ce5">
            <text:p>ASCORBIC ACID (VITAMIN C)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8" table:style-name="ce4">
            <text:p>2498</text:p>
          </table:table-cell>
          <table:table-cell office:value-type="string" table:style-name="ce5">
            <text:p>ASPIRIN 81 MG CHEWABLE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499" table:style-name="ce4">
            <text:p>2499</text:p>
          </table:table-cell>
          <table:table-cell office:value-type="string" table:style-name="ce5">
            <text:p>ASPIRI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0" table:style-name="ce4">
            <text:p>2500</text:p>
          </table:table-cell>
          <table:table-cell office:value-type="string" table:style-name="ce5">
            <text:p>ASPIRIN 30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1" table:style-name="ce4">
            <text:p>2501</text:p>
          </table:table-cell>
          <table:table-cell office:value-type="string" table:style-name="ce5">
            <text:p>ASPIRIN 600 MG RECTAL SUPPOSITORY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2" table:style-name="ce4">
            <text:p>2502</text:p>
          </table:table-cell>
          <table:table-cell office:value-type="string" table:style-name="ce5">
            <text:p>ATENOLO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3" table:style-name="ce4">
            <text:p>2503</text:p>
          </table:table-cell>
          <table:table-cell office:value-type="string" table:style-name="ce5">
            <text:p>ATENOL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4" table:style-name="ce4">
            <text:p>2504</text:p>
          </table:table-cell>
          <table:table-cell office:value-type="string" table:style-name="ce5">
            <text:p>ATROPINE 0.1 MG/ML INJECTION SYRINGE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5" table:style-name="ce4">
            <text:p>2505</text:p>
          </table:table-cell>
          <table:table-cell office:value-type="string" table:style-name="ce5">
            <text:p>ATROPINE 0.4 MG/ML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6" table:style-name="ce4">
            <text:p>2506</text:p>
          </table:table-cell>
          <table:table-cell office:value-type="string" table:style-name="ce5">
            <text:p>ATROPINE 1 % EYE OINTMENT</text:p>
          </table:table-cell>
          <table:table-cell office:value-type="float" office:value="209.5" table:style-name="ce6">
            <text:p>210</text:p>
          </table:table-cell>
          <table:table-cell office:value-type="float" office:value="209.5" table:style-name="ce6">
            <text:p>2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7" table:style-name="ce4">
            <text:p>2507</text:p>
          </table:table-cell>
          <table:table-cell office:value-type="string" table:style-name="ce5">
            <text:p>ATROPINE 1 % EYE DROPS</text:p>
          </table:table-cell>
          <table:table-cell office:value-type="float" office:value="301.5" table:style-name="ce6">
            <text:p>302</text:p>
          </table:table-cell>
          <table:table-cell office:value-type="float" office:value="301.5" table:style-name="ce6">
            <text:p>3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8" table:style-name="ce4">
            <text:p>2508</text:p>
          </table:table-cell>
          <table:table-cell office:value-type="string" table:style-name="ce5">
            <text:p>BACITRACIN 500 UNIT/GRAM TOPICAL OINTMEN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09" table:style-name="ce4">
            <text:p>2509</text:p>
          </table:table-cell>
          <table:table-cell office:value-type="string" table:style-name="ce5">
            <text:p>BACITRACIN 50,000 UNIT INTRAMUSCULAR SOLUTION</text:p>
          </table:table-cell>
          <table:table-cell office:value-type="float" office:value="57" table:style-name="ce6">
            <text:p>57</text:p>
          </table:table-cell>
          <table:table-cell office:value-type="float" office:value="57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0" table:style-name="ce4">
            <text:p>2510</text:p>
          </table:table-cell>
          <table:table-cell office:value-type="string" table:style-name="ce5">
            <text:p>BACITRACIN 500 UNIT/GRAM EYE OINTMENT</text:p>
          </table:table-cell>
          <table:table-cell office:value-type="float" office:value="680.5" table:style-name="ce6">
            <text:p>681</text:p>
          </table:table-cell>
          <table:table-cell office:value-type="float" office:value="680.5" table:style-name="ce6">
            <text:p>6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1" table:style-name="ce4">
            <text:p>2511</text:p>
          </table:table-cell>
          <table:table-cell office:value-type="string" table:style-name="ce5">
            <text:p>NEOMYCIN-BACITRACN ZN-POLYMYX 3.5 MG-400 UNIT-5,000 UNIT/GRAM TOP OINT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2" table:style-name="ce4">
            <text:p>2512</text:p>
          </table:table-cell>
          <table:table-cell office:value-type="string" table:style-name="ce5">
            <text:p>BACITRACIN-POLYMYXIN B 500 UNIT-10,000 UNIT/GRAM EYE OINTMENT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3" table:style-name="ce4">
            <text:p>2513</text:p>
          </table:table-cell>
          <table:table-cell office:value-type="string" table:style-name="ce5">
            <text:p>BACLO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4" table:style-name="ce4">
            <text:p>2514</text:p>
          </table:table-cell>
          <table:table-cell office:value-type="string" table:style-name="ce5">
            <text:p>BENZONAT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5" table:style-name="ce4">
            <text:p>2515</text:p>
          </table:table-cell>
          <table:table-cell office:value-type="string" table:style-name="ce5">
            <text:p>TRANEXAMIC ACID 2 G IN NS 100 ML (LOADABLE MIXTURE)</text:p>
          </table:table-cell>
          <table:table-cell office:value-type="float" office:value="298" table:style-name="ce6">
            <text:p>298</text:p>
          </table:table-cell>
          <table:table-cell office:value-type="float" office:value="298" table:style-name="ce6">
            <text:p>2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6" table:style-name="ce4">
            <text:p>2516</text:p>
          </table:table-cell>
          <table:table-cell office:value-type="string" table:style-name="ce5">
            <text:p>RIFAXIMIN 550 MG TABLET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7" table:style-name="ce4">
            <text:p>2517</text:p>
          </table:table-cell>
          <table:table-cell office:value-type="string" table:style-name="ce5">
            <text:p>BETHANECHOL CHLORID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8" table:style-name="ce4">
            <text:p>2518</text:p>
          </table:table-cell>
          <table:table-cell office:value-type="string" table:style-name="ce5">
            <text:p>BETHANECHOL CHLOR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19" table:style-name="ce4">
            <text:p>2519</text:p>
          </table:table-cell>
          <table:table-cell office:value-type="string" table:style-name="ce5">
            <text:p>BISACODYL 1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0" table:style-name="ce4">
            <text:p>2520</text:p>
          </table:table-cell>
          <table:table-cell office:value-type="string" table:style-name="ce5">
            <text:p>BUPIVACAINE (PF) 0.75 % (7.5 MG/ML) INJECTION SOLUTION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1" table:style-name="ce4">
            <text:p>2521</text:p>
          </table:table-cell>
          <table:table-cell office:value-type="string" table:style-name="ce5">
            <text:p>INSULIN REGULAR HUMAN U-500 "CONCENTRATE" 500 UNIT/ML(3 ML) SUBCUT PEN</text:p>
          </table:table-cell>
          <table:table-cell office:value-type="float" office:value="1846.5" table:style-name="ce6">
            <text:p>1,847</text:p>
          </table:table-cell>
          <table:table-cell office:value-type="float" office:value="1846.5" table:style-name="ce6">
            <text:p>1,8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2" table:style-name="ce4">
            <text:p>2522</text:p>
          </table:table-cell>
          <table:table-cell office:value-type="string" table:style-name="ce5">
            <text:p>CAFFEINE-SODIUM BENZOATE 250 MG/ML(125 MG/ML CAFFEINE) INJECTION SOLN</text:p>
          </table:table-cell>
          <table:table-cell office:value-type="float" office:value="196" table:style-name="ce6">
            <text:p>196</text:p>
          </table:table-cell>
          <table:table-cell office:value-type="float" office:value="196" table:style-name="ce6">
            <text:p>1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3" table:style-name="ce4">
            <text:p>2523</text:p>
          </table:table-cell>
          <table:table-cell office:value-type="string" table:style-name="ce5">
            <text:p>CALAMINE 8 %-ZINC OXIDE 8 % LO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4" table:style-name="ce4">
            <text:p>2524</text:p>
          </table:table-cell>
          <table:table-cell office:value-type="string" table:style-name="ce5">
            <text:p>CALCIUM CARBONATE 600 MG CALCIUM (1,500 MG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5" table:style-name="ce4">
            <text:p>2525</text:p>
          </table:table-cell>
          <table:table-cell office:value-type="string" table:style-name="ce5">
            <text:p>CALCIUM GLUCONATE 100 MG/ML (10 %) INTRAVENOUS SOLUTION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6" table:style-name="ce4">
            <text:p>2526</text:p>
          </table:table-cell>
          <table:table-cell office:value-type="string" table:style-name="ce5">
            <text:p>APREPITANT 7.2 MG/ML INTRAVENOUS EMULSION</text:p>
          </table:table-cell>
          <table:table-cell office:value-type="float" office:value="1760" table:style-name="ce6">
            <text:p>1,760</text:p>
          </table:table-cell>
          <table:table-cell office:value-type="float" office:value="1760" table:style-name="ce6">
            <text:p>1,7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7" table:style-name="ce4">
            <text:p>2527</text:p>
          </table:table-cell>
          <table:table-cell office:value-type="string" table:style-name="ce5">
            <text:p>CARBAMAZEPINE 10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8" table:style-name="ce4">
            <text:p>2528</text:p>
          </table:table-cell>
          <table:table-cell office:value-type="string" table:style-name="ce5">
            <text:p>CARBAMAZEPINE 200 MG/10 ML ORAL SUSPENS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29" table:style-name="ce4">
            <text:p>2529</text:p>
          </table:table-cell>
          <table:table-cell office:value-type="string" table:style-name="ce5">
            <text:p>CARBAMAZEP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0" table:style-name="ce4">
            <text:p>2530</text:p>
          </table:table-cell>
          <table:table-cell office:value-type="string" table:style-name="ce5">
            <text:p>CARBAMIDE PEROXIDE 6.5 % EAR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1" table:style-name="ce4">
            <text:p>2531</text:p>
          </table:table-cell>
          <table:table-cell office:value-type="string" table:style-name="ce5">
            <text:p>DARUNAVIR ETHANOLATE 800 MG TABLET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2" table:style-name="ce4">
            <text:p>2532</text:p>
          </table:table-cell>
          <table:table-cell office:value-type="string" table:style-name="ce5">
            <text:p>CEFAZOLIN 1 GRAM SOLUTION FOR INJEC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3" table:style-name="ce4">
            <text:p>2533</text:p>
          </table:table-cell>
          <table:table-cell office:value-type="string" table:style-name="ce5">
            <text:p>CEFAZOLIN 500 MG SOLUTION FOR INJEC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4" table:style-name="ce4">
            <text:p>2534</text:p>
          </table:table-cell>
          <table:table-cell office:value-type="string" table:style-name="ce5">
            <text:p>CEFUROXIME SODIUM 750 MG SOLUTION FOR INJECTIO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5" table:style-name="ce4">
            <text:p>2535</text:p>
          </table:table-cell>
          <table:table-cell office:value-type="string" table:style-name="ce5">
            <text:p>CHLORDIAZEPOXID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6" table:style-name="ce4">
            <text:p>2536</text:p>
          </table:table-cell>
          <table:table-cell office:value-type="string" table:style-name="ce5">
            <text:p>CHLORDIAZEPOXID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7" table:style-name="ce4">
            <text:p>2537</text:p>
          </table:table-cell>
          <table:table-cell office:value-type="string" table:style-name="ce5">
            <text:p>CHLORDIAZEPOXID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8" table:style-name="ce4">
            <text:p>2538</text:p>
          </table:table-cell>
          <table:table-cell office:value-type="string" table:style-name="ce5">
            <text:p>CHLOROPROCAINE (PF) 30 MG/ML (3 %) INJECTION SOLUTION</text:p>
          </table:table-cell>
          <table:table-cell office:value-type="float" office:value="285" table:style-name="ce6">
            <text:p>285</text:p>
          </table:table-cell>
          <table:table-cell office:value-type="float" office:value="285" table:style-name="ce6">
            <text:p>2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39" table:style-name="ce4">
            <text:p>2539</text:p>
          </table:table-cell>
          <table:table-cell office:value-type="string" table:style-name="ce5">
            <text:p>CHLORPROMAZINE 25 MG/ML INJECTION SOLUTION</text:p>
          </table:table-cell>
          <table:table-cell office:value-type="float" office:value="170" table:style-name="ce6">
            <text:p>170</text:p>
          </table:table-cell>
          <table:table-cell office:value-type="float" office:value="170" table:style-name="ce6">
            <text:p>1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0" table:style-name="ce4">
            <text:p>2540</text:p>
          </table:table-cell>
          <table:table-cell office:value-type="string" table:style-name="ce5">
            <text:p>CHLORPROMAZINE 1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1" table:style-name="ce4">
            <text:p>2541</text:p>
          </table:table-cell>
          <table:table-cell office:value-type="string" table:style-name="ce5">
            <text:p>CHLORPROMAZINE 25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2" table:style-name="ce4">
            <text:p>2542</text:p>
          </table:table-cell>
          <table:table-cell office:value-type="string" table:style-name="ce5">
            <text:p>CHLORPROMAZINE 50 MG TABLET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3" table:style-name="ce4">
            <text:p>2543</text:p>
          </table:table-cell>
          <table:table-cell office:value-type="string" table:style-name="ce5">
            <text:p>CYANOCOBALAMIN (VIT B-12) 5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4" table:style-name="ce4">
            <text:p>2544</text:p>
          </table:table-cell>
          <table:table-cell office:value-type="string" table:style-name="ce5">
            <text:p>CLINDAMYCIN HCL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5" table:style-name="ce4">
            <text:p>2545</text:p>
          </table:table-cell>
          <table:table-cell office:value-type="string" table:style-name="ce5">
            <text:p>HEPARIN (PORCINE) 25,000 UNIT/500 ML IN 0.45 % SODIUM CHLORIDE IV SOLN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6" table:style-name="ce4">
            <text:p>2546</text:p>
          </table:table-cell>
          <table:table-cell office:value-type="string" table:style-name="ce5">
            <text:p>CLONIDINE HCL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7" table:style-name="ce4">
            <text:p>2547</text:p>
          </table:table-cell>
          <table:table-cell office:value-type="string" table:style-name="ce5">
            <text:p>CLONIDINE HCL 0.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8" table:style-name="ce4">
            <text:p>2548</text:p>
          </table:table-cell>
          <table:table-cell office:value-type="string" table:style-name="ce5">
            <text:p>CEFTAZIDIME (FORTAZ) 9 MG/0.4 ML INTRVITREOUS INJECTION</text:p>
          </table:table-cell>
          <table:table-cell office:value-type="float" office:value="133.5" table:style-name="ce6">
            <text:p>134</text:p>
          </table:table-cell>
          <table:table-cell office:value-type="float" office:value="133.5" table:style-name="ce6">
            <text:p>1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49" table:style-name="ce4">
            <text:p>2549</text:p>
          </table:table-cell>
          <table:table-cell office:value-type="string" table:style-name="ce5">
            <text:p>LACTATED RINGERS IV SOLP 5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0" table:style-name="ce4">
            <text:p>2550</text:p>
          </table:table-cell>
          <table:table-cell office:value-type="string" table:style-name="ce5">
            <text:p>COCAINE 4 % TOPICAL SOLUTION</text:p>
          </table:table-cell>
          <table:table-cell office:value-type="float" office:value="1590" table:style-name="ce6">
            <text:p>1,590</text:p>
          </table:table-cell>
          <table:table-cell office:value-type="float" office:value="1590" table:style-name="ce6">
            <text:p>1,5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1" table:style-name="ce4">
            <text:p>2551</text:p>
          </table:table-cell>
          <table:table-cell office:value-type="string" table:style-name="ce5">
            <text:p>VALRUBICIN 40 MG/ML INTRAVESICAL SOLUTION</text:p>
          </table:table-cell>
          <table:table-cell office:value-type="float" office:value="5317" table:style-name="ce6">
            <text:p>5,317</text:p>
          </table:table-cell>
          <table:table-cell office:value-type="float" office:value="5317" table:style-name="ce6">
            <text:p>5,3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2" table:style-name="ce4">
            <text:p>2552</text:p>
          </table:table-cell>
          <table:table-cell office:value-type="string" table:style-name="ce5">
            <text:p>CYANOCOBALAMIN (VIT B-12) 1,000 MC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3" table:style-name="ce4">
            <text:p>2553</text:p>
          </table:table-cell>
          <table:table-cell office:value-type="string" table:style-name="ce5">
            <text:p>NICOTINE (POLACRILEX) 2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4" table:style-name="ce4">
            <text:p>2554</text:p>
          </table:table-cell>
          <table:table-cell office:value-type="string" table:style-name="ce5">
            <text:p>CYCLOBENZAPR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5" table:style-name="ce4">
            <text:p>2555</text:p>
          </table:table-cell>
          <table:table-cell office:value-type="string" table:style-name="ce5">
            <text:p>CYCLOPENTOLATE 1 % EYE DROPS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6" table:style-name="ce4">
            <text:p>2556</text:p>
          </table:table-cell>
          <table:table-cell office:value-type="string" table:style-name="ce5">
            <text:p>CYPROHEPTA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7" table:style-name="ce4">
            <text:p>2557</text:p>
          </table:table-cell>
          <table:table-cell office:value-type="string" table:style-name="ce5">
            <text:p>DAPS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8" table:style-name="ce4">
            <text:p>2558</text:p>
          </table:table-cell>
          <table:table-cell office:value-type="string" table:style-name="ce5">
            <text:p>DESIPRAM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59" table:style-name="ce4">
            <text:p>2559</text:p>
          </table:table-cell>
          <table:table-cell office:value-type="string" table:style-name="ce5">
            <text:p>DESIP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0" table:style-name="ce4">
            <text:p>2560</text:p>
          </table:table-cell>
          <table:table-cell office:value-type="string" table:style-name="ce5">
            <text:p>DEXAMETHASONE 0.5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1" table:style-name="ce4">
            <text:p>2561</text:p>
          </table:table-cell>
          <table:table-cell office:value-type="string" table:style-name="ce5">
            <text:p>DEXAMETHASONE 0.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2" table:style-name="ce4">
            <text:p>2562</text:p>
          </table:table-cell>
          <table:table-cell office:value-type="string" table:style-name="ce5">
            <text:p>DEXAMETHASO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3" table:style-name="ce4">
            <text:p>2563</text:p>
          </table:table-cell>
          <table:table-cell office:value-type="string" table:style-name="ce5">
            <text:p>DEXAMETHASONE 4 MG/ML INJECTION SOLUT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4" table:style-name="ce4">
            <text:p>2564</text:p>
          </table:table-cell>
          <table:table-cell office:value-type="string" table:style-name="ce5">
            <text:p>DEXTROSE 25 % IN WATER (D25W) INTRAVENOUS SYRING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5" table:style-name="ce4">
            <text:p>2565</text:p>
          </table:table-cell>
          <table:table-cell office:value-type="string" table:style-name="ce5">
            <text:p>DEXTROSE 5 % IN WATER (D5W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6" table:style-name="ce4">
            <text:p>2566</text:p>
          </table:table-cell>
          <table:table-cell office:value-type="string" table:style-name="ce5">
            <text:p>DEXTROSE 50 % IN WATER (D50W) INTRAVENOUS SYRINGE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7" table:style-name="ce4">
            <text:p>2567</text:p>
          </table:table-cell>
          <table:table-cell office:value-type="string" table:style-name="ce5">
            <text:p>DEXTROSE 70 % IN WATER (D70W) INTRAVENOUS SOLUTION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8" table:style-name="ce4">
            <text:p>2568</text:p>
          </table:table-cell>
          <table:table-cell office:value-type="string" table:style-name="ce5">
            <text:p>DIAZEPAM 5 MG/5 ML (1 MG/ML, 5 ML) ORAL SOLUTION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69" table:style-name="ce4">
            <text:p>2569</text:p>
          </table:table-cell>
          <table:table-cell office:value-type="string" table:style-name="ce5">
            <text:p>DIAZEPAM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0" table:style-name="ce4">
            <text:p>2570</text:p>
          </table:table-cell>
          <table:table-cell office:value-type="string" table:style-name="ce5">
            <text:p>DIAZEPA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1" table:style-name="ce4">
            <text:p>2571</text:p>
          </table:table-cell>
          <table:table-cell office:value-type="string" table:style-name="ce5">
            <text:p>DIBUCAINE 1 % TOPICAL OINTMENT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2" table:style-name="ce4">
            <text:p>2572</text:p>
          </table:table-cell>
          <table:table-cell office:value-type="string" table:style-name="ce5">
            <text:p>DICLOXA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3" table:style-name="ce4">
            <text:p>2573</text:p>
          </table:table-cell>
          <table:table-cell office:value-type="string" table:style-name="ce5">
            <text:p>DICYCLOMINE 10 MG/ML INTRAMUSCULAR SOLUTION</text:p>
          </table:table-cell>
          <table:table-cell office:value-type="float" office:value="372" table:style-name="ce6">
            <text:p>372</text:p>
          </table:table-cell>
          <table:table-cell office:value-type="float" office:value="372" table:style-name="ce6">
            <text:p>3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4" table:style-name="ce4">
            <text:p>2574</text:p>
          </table:table-cell>
          <table:table-cell office:value-type="string" table:style-name="ce5">
            <text:p>DICYCLOM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5" table:style-name="ce4">
            <text:p>2575</text:p>
          </table:table-cell>
          <table:table-cell office:value-type="string" table:style-name="ce5">
            <text:p>DICYCLOM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6" table:style-name="ce4">
            <text:p>2576</text:p>
          </table:table-cell>
          <table:table-cell office:value-type="string" table:style-name="ce5">
            <text:p>MICONAZOLE NITRATE 200 MG VAGINAL SUPPOSITORY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7" table:style-name="ce4">
            <text:p>2577</text:p>
          </table:table-cell>
          <table:table-cell office:value-type="string" table:style-name="ce5">
            <text:p>DIGOXIN 0.25 MG/5 ML (5 ML) ORAL SOLUT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8" table:style-name="ce4">
            <text:p>2578</text:p>
          </table:table-cell>
          <table:table-cell office:value-type="string" table:style-name="ce5">
            <text:p>DIGOXIN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79" table:style-name="ce4">
            <text:p>2579</text:p>
          </table:table-cell>
          <table:table-cell office:value-type="string" table:style-name="ce5">
            <text:p>DIGOXIN 2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0" table:style-name="ce4">
            <text:p>2580</text:p>
          </table:table-cell>
          <table:table-cell office:value-type="string" table:style-name="ce5">
            <text:p>DILTIAZEM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1" table:style-name="ce4">
            <text:p>2581</text:p>
          </table:table-cell>
          <table:table-cell office:value-type="string" table:style-name="ce5">
            <text:p>DILTIAZEM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2" table:style-name="ce4">
            <text:p>2582</text:p>
          </table:table-cell>
          <table:table-cell office:value-type="string" table:style-name="ce5">
            <text:p>DIPHENHYDRAMINE-ZINC ACETATE 2 %-0.1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3" table:style-name="ce4">
            <text:p>2583</text:p>
          </table:table-cell>
          <table:table-cell office:value-type="string" table:style-name="ce5">
            <text:p>DIPHENHYDRAMINE 5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4" table:style-name="ce4">
            <text:p>2584</text:p>
          </table:table-cell>
          <table:table-cell office:value-type="string" table:style-name="ce5">
            <text:p>DIPHENHYDRAMINE 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5" table:style-name="ce4">
            <text:p>2585</text:p>
          </table:table-cell>
          <table:table-cell office:value-type="string" table:style-name="ce5">
            <text:p>DIPHENHYDRAMINE 12.5 MG/5 ML ORAL ELIXIR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6" table:style-name="ce4">
            <text:p>2586</text:p>
          </table:table-cell>
          <table:table-cell office:value-type="string" table:style-name="ce5">
            <text:p>DIPHENHYD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7" table:style-name="ce4">
            <text:p>2587</text:p>
          </table:table-cell>
          <table:table-cell office:value-type="string" table:style-name="ce5">
            <text:p>DIPHENOXYLATE-ATROPINE 2.5 MG-0.0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8" table:style-name="ce4">
            <text:p>2588</text:p>
          </table:table-cell>
          <table:table-cell office:value-type="string" table:style-name="ce5">
            <text:p>TETANUS AND DIPHTHERIA TOX (PF) 5 LF UNIT-2 LF UNIT/0.5 ML IM SUSP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89" table:style-name="ce4">
            <text:p>2589</text:p>
          </table:table-cell>
          <table:table-cell office:value-type="string" table:style-name="ce5">
            <text:p>DIPYRIDAMOL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0" table:style-name="ce4">
            <text:p>2590</text:p>
          </table:table-cell>
          <table:table-cell office:value-type="string" table:style-name="ce5">
            <text:p>DISOPYRAMIDE PHOSPH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1" table:style-name="ce4">
            <text:p>2591</text:p>
          </table:table-cell>
          <table:table-cell office:value-type="string" table:style-name="ce5">
            <text:p>DISOPYRAMIDE PHOSPHAT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2" table:style-name="ce4">
            <text:p>2592</text:p>
          </table:table-cell>
          <table:table-cell office:value-type="string" table:style-name="ce5">
            <text:p>DOCUSATE SODIUM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3" table:style-name="ce4">
            <text:p>2593</text:p>
          </table:table-cell>
          <table:table-cell office:value-type="string" table:style-name="ce5">
            <text:p>DOCUSATE SODIUM 50 MG/5 ML ORAL LIQUID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4" table:style-name="ce4">
            <text:p>2594</text:p>
          </table:table-cell>
          <table:table-cell office:value-type="string" table:style-name="ce5">
            <text:p>DOPAMINE 200 MG/5 ML (40 MG/ML) INTRAVENOUS SOLU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5" table:style-name="ce4">
            <text:p>2595</text:p>
          </table:table-cell>
          <table:table-cell office:value-type="string" table:style-name="ce5">
            <text:p>DOXEPIN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6" table:style-name="ce4">
            <text:p>2596</text:p>
          </table:table-cell>
          <table:table-cell office:value-type="string" table:style-name="ce5">
            <text:p>DOXEPIN 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7" table:style-name="ce4">
            <text:p>2597</text:p>
          </table:table-cell>
          <table:table-cell office:value-type="string" table:style-name="ce5">
            <text:p>DOXEPIN 10 MG/ML ORAL CONCENTRAT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8" table:style-name="ce4">
            <text:p>2598</text:p>
          </table:table-cell>
          <table:table-cell office:value-type="string" table:style-name="ce5">
            <text:p>DOXORUBICIN 50 MG/25 ML INTRAVENOUS SOLUTION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599" table:style-name="ce4">
            <text:p>2599</text:p>
          </table:table-cell>
          <table:table-cell office:value-type="string" table:style-name="ce5">
            <text:p>DOXYCYCLINE HYCLATE 100 MG INTRAVENOUS POWDER FOR SOLUTION</text:p>
          </table:table-cell>
          <table:table-cell office:value-type="float" office:value="197" table:style-name="ce6">
            <text:p>197</text:p>
          </table:table-cell>
          <table:table-cell office:value-type="float" office:value="197" table:style-name="ce6">
            <text:p>1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0" table:style-name="ce4">
            <text:p>2600</text:p>
          </table:table-cell>
          <table:table-cell office:value-type="string" table:style-name="ce5">
            <text:p>DOXYCYCLINE HYCL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1" table:style-name="ce4">
            <text:p>2601</text:p>
          </table:table-cell>
          <table:table-cell office:value-type="string" table:style-name="ce5">
            <text:p>DROPERIDOL 2.5 MG/ML INJECTION SOLUTION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2" table:style-name="ce4">
            <text:p>2602</text:p>
          </table:table-cell>
          <table:table-cell office:value-type="string" table:style-name="ce5">
            <text:p>EPINEPHRINE 0.1 MG/ML INJECTION SYRINGE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3" table:style-name="ce4">
            <text:p>2603</text:p>
          </table:table-cell>
          <table:table-cell office:value-type="string" table:style-name="ce5">
            <text:p>EPINEPHRINE 1 MG/ML INJECTION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4" table:style-name="ce4">
            <text:p>2604</text:p>
          </table:table-cell>
          <table:table-cell office:value-type="string" table:style-name="ce5">
            <text:p>ERYTHROMYCIN 5 MG/GRAM (0.5 %) EYE OINTMENT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5" table:style-name="ce4">
            <text:p>2605</text:p>
          </table:table-cell>
          <table:table-cell office:value-type="string" table:style-name="ce5">
            <text:p>VANCOMYCIN 5 GRAM INTRAVENOUS SOLUTION</text:p>
          </table:table-cell>
          <table:table-cell office:value-type="float" office:value="270" table:style-name="ce6">
            <text:p>270</text:p>
          </table:table-cell>
          <table:table-cell office:value-type="float" office:value="270" table:style-name="ce6">
            <text:p>2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6" table:style-name="ce4">
            <text:p>2606</text:p>
          </table:table-cell>
          <table:table-cell office:value-type="string" table:style-name="ce5">
            <text:p>ERYTHROMYCIN ETHYLSUCCINATE 200 MG/5 ML ORAL POWDER FOR SUSPENSION</text:p>
          </table:table-cell>
          <table:table-cell office:value-type="float" office:value="456.5" table:style-name="ce6">
            <text:p>457</text:p>
          </table:table-cell>
          <table:table-cell office:value-type="float" office:value="456.5" table:style-name="ce6">
            <text:p>4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7" table:style-name="ce4">
            <text:p>2607</text:p>
          </table:table-cell>
          <table:table-cell office:value-type="string" table:style-name="ce5">
            <text:p>NEBIVOLOL 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8" table:style-name="ce4">
            <text:p>2608</text:p>
          </table:table-cell>
          <table:table-cell office:value-type="string" table:style-name="ce5">
            <text:p>FENTANYL (PF) 50 MCG/ML INJECTION SOLUTION</text:p>
          </table:table-cell>
          <table:table-cell office:value-type="float" office:value="448.5" table:style-name="ce6">
            <text:p>449</text:p>
          </table:table-cell>
          <table:table-cell office:value-type="float" office:value="448.5" table:style-name="ce6">
            <text:p>4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09" table:style-name="ce4">
            <text:p>2609</text:p>
          </table:table-cell>
          <table:table-cell office:value-type="string" table:style-name="ce5">
            <text:p>FERRIC SUBSULFATE (BULK) 20 TO 22 GRAM/100 M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0" table:style-name="ce4">
            <text:p>2610</text:p>
          </table:table-cell>
          <table:table-cell office:value-type="string" table:style-name="ce5">
            <text:p>FERROUS SULFATE 300 MG (60 MG IRON)/5 ML ORAL LIQUI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1" table:style-name="ce4">
            <text:p>2611</text:p>
          </table:table-cell>
          <table:table-cell office:value-type="string" table:style-name="ce5">
            <text:p>FERROUS SULFATE 325 MG (65 MG IRON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2" table:style-name="ce4">
            <text:p>2612</text:p>
          </table:table-cell>
          <table:table-cell office:value-type="string" table:style-name="ce5">
            <text:p>FLUOCINONIDE 0.05 % TOPICAL CREAM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3" table:style-name="ce4">
            <text:p>2613</text:p>
          </table:table-cell>
          <table:table-cell office:value-type="string" table:style-name="ce5">
            <text:p>FLUOCINONIDE 0.05 % TOPICAL OINTMENT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4" table:style-name="ce4">
            <text:p>2614</text:p>
          </table:table-cell>
          <table:table-cell office:value-type="string" table:style-name="ce5">
            <text:p>FLUOROMETHOLONE 0.1 % EYE DROPS,SUSPENSION</text:p>
          </table:table-cell>
          <table:table-cell office:value-type="float" office:value="771" table:style-name="ce6">
            <text:p>771</text:p>
          </table:table-cell>
          <table:table-cell office:value-type="float" office:value="771" table:style-name="ce6">
            <text:p>7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5" table:style-name="ce4">
            <text:p>2615</text:p>
          </table:table-cell>
          <table:table-cell office:value-type="string" table:style-name="ce5">
            <text:p>SMOG ENEMA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6" table:style-name="ce4">
            <text:p>2616</text:p>
          </table:table-cell>
          <table:table-cell office:value-type="string" table:style-name="ce5">
            <text:p>FOLIC ACID 5 MG/ML INJECTION SOLUTION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7" table:style-name="ce4">
            <text:p>2617</text:p>
          </table:table-cell>
          <table:table-cell office:value-type="string" table:style-name="ce5">
            <text:p>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8" table:style-name="ce4">
            <text:p>2618</text:p>
          </table:table-cell>
          <table:table-cell office:value-type="string" table:style-name="ce5">
            <text:p>FUROSEMIDE 1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19" table:style-name="ce4">
            <text:p>2619</text:p>
          </table:table-cell>
          <table:table-cell office:value-type="string" table:style-name="ce5">
            <text:p>FUROSEMIDE 40 MG/5 ML (8 MG/ML) OR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0" table:style-name="ce4">
            <text:p>2620</text:p>
          </table:table-cell>
          <table:table-cell office:value-type="string" table:style-name="ce5">
            <text:p>FURO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1" table:style-name="ce4">
            <text:p>2621</text:p>
          </table:table-cell>
          <table:table-cell office:value-type="string" table:style-name="ce5">
            <text:p>FUROSEMIDE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2" table:style-name="ce4">
            <text:p>2622</text:p>
          </table:table-cell>
          <table:table-cell office:value-type="string" table:style-name="ce5">
            <text:p>FUROSEMIDE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3" table:style-name="ce4">
            <text:p>2623</text:p>
          </table:table-cell>
          <table:table-cell office:value-type="string" table:style-name="ce5">
            <text:p>GEMFIBROZIL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4" table:style-name="ce4">
            <text:p>2624</text:p>
          </table:table-cell>
          <table:table-cell office:value-type="string" table:style-name="ce5">
            <text:p>NICARDIPINE 25 MG/10 ML INTRAVENOUS SOLUTION</text:p>
          </table:table-cell>
          <table:table-cell office:value-type="float" office:value="223.5" table:style-name="ce6">
            <text:p>224</text:p>
          </table:table-cell>
          <table:table-cell office:value-type="float" office:value="223.5" table:style-name="ce6">
            <text:p>2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5" table:style-name="ce4">
            <text:p>2625</text:p>
          </table:table-cell>
          <table:table-cell office:value-type="string" table:style-name="ce5">
            <text:p>GENTAMICIN 40 MG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6" table:style-name="ce4">
            <text:p>2626</text:p>
          </table:table-cell>
          <table:table-cell office:value-type="string" table:style-name="ce5">
            <text:p>GENTAMICIN 0.3 % (3 MG/GRAM) EYE OINTMENT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7" table:style-name="ce4">
            <text:p>2627</text:p>
          </table:table-cell>
          <table:table-cell office:value-type="string" table:style-name="ce5">
            <text:p>GENTAMICIN 0.3 % EYE DROPS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8" table:style-name="ce4">
            <text:p>2628</text:p>
          </table:table-cell>
          <table:table-cell office:value-type="string" table:style-name="ce5">
            <text:p>GLYBU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29" table:style-name="ce4">
            <text:p>2629</text:p>
          </table:table-cell>
          <table:table-cell office:value-type="string" table:style-name="ce5">
            <text:p>GLYCERIN (CHILD) RECTAL SUPPOSITORY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0" table:style-name="ce4">
            <text:p>2630</text:p>
          </table:table-cell>
          <table:table-cell office:value-type="string" table:style-name="ce5">
            <text:p>GUAIFENESIN 100 MG/5 ML ORAL LIQUI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1" table:style-name="ce4">
            <text:p>2631</text:p>
          </table:table-cell>
          <table:table-cell office:value-type="string" table:style-name="ce5">
            <text:p>HALOPERIDOL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2" table:style-name="ce4">
            <text:p>2632</text:p>
          </table:table-cell>
          <table:table-cell office:value-type="string" table:style-name="ce5">
            <text:p>HALOPERIDOL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3" table:style-name="ce4">
            <text:p>2633</text:p>
          </table:table-cell>
          <table:table-cell office:value-type="string" table:style-name="ce5">
            <text:p>HALOPERIDOL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4" table:style-name="ce4">
            <text:p>2634</text:p>
          </table:table-cell>
          <table:table-cell office:value-type="string" table:style-name="ce5">
            <text:p>HALOPERIDO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5" table:style-name="ce4">
            <text:p>2635</text:p>
          </table:table-cell>
          <table:table-cell office:value-type="string" table:style-name="ce5">
            <text:p>HALOPERIDOL LACTATE 5 MG/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6" table:style-name="ce4">
            <text:p>2636</text:p>
          </table:table-cell>
          <table:table-cell office:value-type="string" table:style-name="ce5">
            <text:p>HALOPERIDOL 2 MG/ML ORAL CONCENTRAT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7" table:style-name="ce4">
            <text:p>2637</text:p>
          </table:table-cell>
          <table:table-cell office:value-type="string" table:style-name="ce5">
            <text:p>HYDROXYUREA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8" table:style-name="ce4">
            <text:p>2638</text:p>
          </table:table-cell>
          <table:table-cell office:value-type="string" table:style-name="ce5">
            <text:p>HYDRALAZINE 20 MG/ML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39" table:style-name="ce4">
            <text:p>2639</text:p>
          </table:table-cell>
          <table:table-cell office:value-type="string" table:style-name="ce5">
            <text:p>HYDRALA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0" table:style-name="ce4">
            <text:p>2640</text:p>
          </table:table-cell>
          <table:table-cell office:value-type="string" table:style-name="ce5">
            <text:p>HYDRAL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1" table:style-name="ce4">
            <text:p>2641</text:p>
          </table:table-cell>
          <table:table-cell office:value-type="string" table:style-name="ce5">
            <text:p>HYDRALAZ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2" table:style-name="ce4">
            <text:p>2642</text:p>
          </table:table-cell>
          <table:table-cell office:value-type="string" table:style-name="ce5">
            <text:p>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3" table:style-name="ce4">
            <text:p>2643</text:p>
          </table:table-cell>
          <table:table-cell office:value-type="string" table:style-name="ce5">
            <text:p>SUGAMMADEX 100 MG/ML INTRAVENOUS SOLUTION</text:p>
          </table:table-cell>
          <table:table-cell office:value-type="float" office:value="1218.75" table:style-name="ce6">
            <text:p>1,219</text:p>
          </table:table-cell>
          <table:table-cell office:value-type="float" office:value="1218.75" table:style-name="ce6">
            <text:p>1,2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4" table:style-name="ce4">
            <text:p>2644</text:p>
          </table:table-cell>
          <table:table-cell office:value-type="string" table:style-name="ce5">
            <text:p>HYDROCODONE-HOMATROPINE 5 MG-1.5 MG/5 ML SYRUP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5" table:style-name="ce4">
            <text:p>2645</text:p>
          </table:table-cell>
          <table:table-cell office:value-type="string" table:style-name="ce5">
            <text:p>PHENYLEPHRINE 0.25 %-MINERAL OIL 14 %-PETROLATM 74.9 % RECTAL OINTMENT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6" table:style-name="ce4">
            <text:p>2646</text:p>
          </table:table-cell>
          <table:table-cell office:value-type="string" table:style-name="ce5">
            <text:p>HYDROCORTISONE 1 % LOTION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7" table:style-name="ce4">
            <text:p>2647</text:p>
          </table:table-cell>
          <table:table-cell office:value-type="string" table:style-name="ce5">
            <text:p>HYDROCORTISONE 1 % TOPICAL OINTMENT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8" table:style-name="ce4">
            <text:p>2648</text:p>
          </table:table-cell>
          <table:table-cell office:value-type="string" table:style-name="ce5">
            <text:p>HYDROCORTISO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49" table:style-name="ce4">
            <text:p>2649</text:p>
          </table:table-cell>
          <table:table-cell office:value-type="string" table:style-name="ce5">
            <text:p>HYDROCORTISONE ACETATE 25 MG RECTAL SUPPOSITORY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0" table:style-name="ce4">
            <text:p>2650</text:p>
          </table:table-cell>
          <table:table-cell office:value-type="string" table:style-name="ce5">
            <text:p>HYDROMORPHONE 2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1" table:style-name="ce4">
            <text:p>2651</text:p>
          </table:table-cell>
          <table:table-cell office:value-type="string" table:style-name="ce5">
            <text:p>HYDROXYZINE HCL 10 MG/5 ML ORAL SOLUTIO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2" table:style-name="ce4">
            <text:p>2652</text:p>
          </table:table-cell>
          <table:table-cell office:value-type="string" table:style-name="ce5">
            <text:p>HYDROXYZINE HC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3" table:style-name="ce4">
            <text:p>2653</text:p>
          </table:table-cell>
          <table:table-cell office:value-type="string" table:style-name="ce5">
            <text:p>HYDROXYZINE HC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4" table:style-name="ce4">
            <text:p>2654</text:p>
          </table:table-cell>
          <table:table-cell office:value-type="string" table:style-name="ce5">
            <text:p>HYDROXYZINE PAMOAT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5" table:style-name="ce4">
            <text:p>2655</text:p>
          </table:table-cell>
          <table:table-cell office:value-type="string" table:style-name="ce5">
            <text:p>HYOSCYAMINE 0.125 MG/ML ORAL DROPS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6" table:style-name="ce4">
            <text:p>2656</text:p>
          </table:table-cell>
          <table:table-cell office:value-type="string" table:style-name="ce5">
            <text:p>IBUPROFEN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7" table:style-name="ce4">
            <text:p>2657</text:p>
          </table:table-cell>
          <table:table-cell office:value-type="string" table:style-name="ce5">
            <text:p>IBUPROFEN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8" table:style-name="ce4">
            <text:p>2658</text:p>
          </table:table-cell>
          <table:table-cell office:value-type="string" table:style-name="ce5">
            <text:p>IBUPROFEN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59" table:style-name="ce4">
            <text:p>2659</text:p>
          </table:table-cell>
          <table:table-cell office:value-type="string" table:style-name="ce5">
            <text:p>IMIPRAM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0" table:style-name="ce4">
            <text:p>2660</text:p>
          </table:table-cell>
          <table:table-cell office:value-type="string" table:style-name="ce5">
            <text:p>IMIP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1" table:style-name="ce4">
            <text:p>2661</text:p>
          </table:table-cell>
          <table:table-cell office:value-type="string" table:style-name="ce5">
            <text:p>IMIPRAM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2" table:style-name="ce4">
            <text:p>2662</text:p>
          </table:table-cell>
          <table:table-cell office:value-type="string" table:style-name="ce5">
            <text:p>CLINDAMYCIN 150 MG/ML INJECTION SOLUTION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3" table:style-name="ce4">
            <text:p>2663</text:p>
          </table:table-cell>
          <table:table-cell office:value-type="string" table:style-name="ce5">
            <text:p>INDOMETHACIN 25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4" table:style-name="ce4">
            <text:p>2664</text:p>
          </table:table-cell>
          <table:table-cell office:value-type="string" table:style-name="ce5">
            <text:p>NEBIVOLOL 10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5" table:style-name="ce4">
            <text:p>2665</text:p>
          </table:table-cell>
          <table:table-cell office:value-type="string" table:style-name="ce5">
            <text:p>NATALIZUMAB 300 MG/15 ML INTRAVENOUS SOLUTION</text:p>
          </table:table-cell>
          <table:table-cell office:value-type="float" office:value="25228" table:style-name="ce6">
            <text:p>25,228</text:p>
          </table:table-cell>
          <table:table-cell office:value-type="float" office:value="25228" table:style-name="ce6">
            <text:p>25,2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6" table:style-name="ce4">
            <text:p>2666</text:p>
          </table:table-cell>
          <table:table-cell office:value-type="string" table:style-name="ce5">
            <text:p>ISONIAZID 50 MG/5 ML ORAL SOLU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7" table:style-name="ce4">
            <text:p>2667</text:p>
          </table:table-cell>
          <table:table-cell office:value-type="string" table:style-name="ce5">
            <text:p>ISONIAZID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8" table:style-name="ce4">
            <text:p>2668</text:p>
          </table:table-cell>
          <table:table-cell office:value-type="string" table:style-name="ce5">
            <text:p>NITROPRUSSIDE 50 MG/100 ML (0.5 MG/ML) IN 0.9% SODIUM CHLORIDE IV SOLN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69" table:style-name="ce4">
            <text:p>2669</text:p>
          </table:table-cell>
          <table:table-cell office:value-type="string" table:style-name="ce5">
            <text:p>ISOSORBIDE DINITR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0" table:style-name="ce4">
            <text:p>2670</text:p>
          </table:table-cell>
          <table:table-cell office:value-type="string" table:style-name="ce5">
            <text:p>ISOSORBIDE DI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1" table:style-name="ce4">
            <text:p>2671</text:p>
          </table:table-cell>
          <table:table-cell office:value-type="string" table:style-name="ce5">
            <text:p>ISOSORBIDE DINITR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2" table:style-name="ce4">
            <text:p>2672</text:p>
          </table:table-cell>
          <table:table-cell office:value-type="string" table:style-name="ce5">
            <text:p>KETAMINE 50 MG/ML INJECTION SOLUT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3" table:style-name="ce4">
            <text:p>2673</text:p>
          </table:table-cell>
          <table:table-cell office:value-type="string" table:style-name="ce5">
            <text:p>LACTATED RINGERS INTRAVENOUS SOLUTION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4" table:style-name="ce4">
            <text:p>2674</text:p>
          </table:table-cell>
          <table:table-cell office:value-type="string" table:style-name="ce5">
            <text:p>AMPICILLIN-SULBACTAM (UNASYN) 3 G IN NS 100 ML (SMARTEZ DEVICE)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5" table:style-name="ce4">
            <text:p>2675</text:p>
          </table:table-cell>
          <table:table-cell office:value-type="string" table:style-name="ce5">
            <text:p>LEUCOVORIN CALCIUM 100 MG SOLUTION FOR INJECTION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6" table:style-name="ce4">
            <text:p>2676</text:p>
          </table:table-cell>
          <table:table-cell office:value-type="string" table:style-name="ce5">
            <text:p>LEVOTHYROXINE 100 MCG INTRAVENOUS SOLUTION</text:p>
          </table:table-cell>
          <table:table-cell office:value-type="float" office:value="830.5" table:style-name="ce6">
            <text:p>831</text:p>
          </table:table-cell>
          <table:table-cell office:value-type="float" office:value="830.5" table:style-name="ce6">
            <text:p>8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7" table:style-name="ce4">
            <text:p>2677</text:p>
          </table:table-cell>
          <table:table-cell office:value-type="string" table:style-name="ce5">
            <text:p>LEVOTHYROX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8" table:style-name="ce4">
            <text:p>2678</text:p>
          </table:table-cell>
          <table:table-cell office:value-type="string" table:style-name="ce5">
            <text:p>LEVOTHYROXINE 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79" table:style-name="ce4">
            <text:p>2679</text:p>
          </table:table-cell>
          <table:table-cell office:value-type="string" table:style-name="ce5">
            <text:p>LEVOTHYROXINE 7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0" table:style-name="ce4">
            <text:p>2680</text:p>
          </table:table-cell>
          <table:table-cell office:value-type="string" table:style-name="ce5">
            <text:p>LEVOTHYROXINE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1" table:style-name="ce4">
            <text:p>2681</text:p>
          </table:table-cell>
          <table:table-cell office:value-type="string" table:style-name="ce5">
            <text:p>LEVOTHYROXINE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2" table:style-name="ce4">
            <text:p>2682</text:p>
          </table:table-cell>
          <table:table-cell office:value-type="string" table:style-name="ce5">
            <text:p>LEVOTHYROXINE 1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3" table:style-name="ce4">
            <text:p>2683</text:p>
          </table:table-cell>
          <table:table-cell office:value-type="string" table:style-name="ce5">
            <text:p>LEVOTHYROXINE 2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4" table:style-name="ce4">
            <text:p>2684</text:p>
          </table:table-cell>
          <table:table-cell office:value-type="string" table:style-name="ce5">
            <text:p>LIDOCAINE 2 % MUCOSAL JELLY IN APPLICATOR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5" table:style-name="ce4">
            <text:p>2685</text:p>
          </table:table-cell>
          <table:table-cell office:value-type="string" table:style-name="ce5">
            <text:p>LIDOCAINE 4 % (40 MG/ML) MUCOSAL SOLUTION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6" table:style-name="ce4">
            <text:p>2686</text:p>
          </table:table-cell>
          <table:table-cell office:value-type="string" table:style-name="ce5">
            <text:p>LIDOCAINE (PF) 15 MG/ML (1.5 %) INJECTION SOLUTION</text:p>
          </table:table-cell>
          <table:table-cell office:value-type="float" office:value="97" table:style-name="ce6">
            <text:p>97</text:p>
          </table:table-cell>
          <table:table-cell office:value-type="float" office:value="97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7" table:style-name="ce4">
            <text:p>2687</text:p>
          </table:table-cell>
          <table:table-cell office:value-type="string" table:style-name="ce5">
            <text:p>LIDOCAINE (PF) 40 MG/ML (4 %) INJECTION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8" table:style-name="ce4">
            <text:p>2688</text:p>
          </table:table-cell>
          <table:table-cell office:value-type="string" table:style-name="ce5">
            <text:p>LISINOPRI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89" table:style-name="ce4">
            <text:p>2689</text:p>
          </table:table-cell>
          <table:table-cell office:value-type="string" table:style-name="ce5">
            <text:p>LITHIUM CARBONATE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0" table:style-name="ce4">
            <text:p>2690</text:p>
          </table:table-cell>
          <table:table-cell office:value-type="string" table:style-name="ce5">
            <text:p>LITHIUM CITRATE 8 MEQ/5 ML (5 ML)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1" table:style-name="ce4">
            <text:p>2691</text:p>
          </table:table-cell>
          <table:table-cell office:value-type="string" table:style-name="ce5">
            <text:p>LOPERAMIDE 2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2" table:style-name="ce4">
            <text:p>2692</text:p>
          </table:table-cell>
          <table:table-cell office:value-type="string" table:style-name="ce5">
            <text:p>LOPERAMIDE 1 MG/5 ML ORAL LIQUID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3" table:style-name="ce4">
            <text:p>2693</text:p>
          </table:table-cell>
          <table:table-cell office:value-type="string" table:style-name="ce5">
            <text:p>LORAZEP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4" table:style-name="ce4">
            <text:p>2694</text:p>
          </table:table-cell>
          <table:table-cell office:value-type="string" table:style-name="ce5">
            <text:p>LORAZEPAM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5" table:style-name="ce4">
            <text:p>2695</text:p>
          </table:table-cell>
          <table:table-cell office:value-type="string" table:style-name="ce5">
            <text:p>LORAZEPAM 2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6" table:style-name="ce4">
            <text:p>2696</text:p>
          </table:table-cell>
          <table:table-cell office:value-type="string" table:style-name="ce5">
            <text:p>MAGNESIUM CITRATE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7" table:style-name="ce4">
            <text:p>2697</text:p>
          </table:table-cell>
          <table:table-cell office:value-type="string" table:style-name="ce5">
            <text:p>MAGNESIUM SULFATE 4 MEQ/ML (50 %) INJECTION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8" table:style-name="ce4">
            <text:p>2698</text:p>
          </table:table-cell>
          <table:table-cell office:value-type="string" table:style-name="ce5">
            <text:p>MANNITOL 20 % INTRAVENOUS SOLUTION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699" table:style-name="ce4">
            <text:p>2699</text:p>
          </table:table-cell>
          <table:table-cell office:value-type="string" table:style-name="ce5">
            <text:p>MANNITOL 25 % INTRAVENOUS SOLUTION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0" table:style-name="ce4">
            <text:p>2700</text:p>
          </table:table-cell>
          <table:table-cell office:value-type="string" table:style-name="ce5">
            <text:p>MEDROXYPROGESTERO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1" table:style-name="ce4">
            <text:p>2701</text:p>
          </table:table-cell>
          <table:table-cell office:value-type="string" table:style-name="ce5">
            <text:p>MEDROXYPROGESTERO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2" table:style-name="ce4">
            <text:p>2702</text:p>
          </table:table-cell>
          <table:table-cell office:value-type="string" table:style-name="ce5">
            <text:p>CLINDAMYCIN 900 MG/50 ML IN 5 % DEXTROSE INTRAVENOUS PIGGYBACK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3" table:style-name="ce4">
            <text:p>2703</text:p>
          </table:table-cell>
          <table:table-cell office:value-type="string" table:style-name="ce5">
            <text:p>MIRACLE CREAM CNRVMC <text:s/>90 GM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4" table:style-name="ce4">
            <text:p>2704</text:p>
          </table:table-cell>
          <table:table-cell office:value-type="string" table:style-name="ce5">
            <text:p>METHAD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5" table:style-name="ce4">
            <text:p>2705</text:p>
          </table:table-cell>
          <table:table-cell office:value-type="string" table:style-name="ce5">
            <text:p>METHA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6" table:style-name="ce4">
            <text:p>2706</text:p>
          </table:table-cell>
          <table:table-cell office:value-type="string" table:style-name="ce5">
            <text:p>METHOTREXATE SODIUM 2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7" table:style-name="ce4">
            <text:p>2707</text:p>
          </table:table-cell>
          <table:table-cell office:value-type="string" table:style-name="ce5">
            <text:p>METHYL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8" table:style-name="ce4">
            <text:p>2708</text:p>
          </table:table-cell>
          <table:table-cell office:value-type="string" table:style-name="ce5">
            <text:p>METHYLENE BLUE (ANTIDOTE) 1 % (10 MG/ML) INTRAVENOUS SOLUTION</text:p>
          </table:table-cell>
          <table:table-cell office:value-type="float" office:value="205" table:style-name="ce6">
            <text:p>205</text:p>
          </table:table-cell>
          <table:table-cell office:value-type="float" office:value="20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09" table:style-name="ce4">
            <text:p>2709</text:p>
          </table:table-cell>
          <table:table-cell office:value-type="string" table:style-name="ce5">
            <text:p>METHYLPHENIDATE 10 MG TABLET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0" table:style-name="ce4">
            <text:p>2710</text:p>
          </table:table-cell>
          <table:table-cell office:value-type="string" table:style-name="ce5">
            <text:p>METHYLPHENIDATE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1" table:style-name="ce4">
            <text:p>2711</text:p>
          </table:table-cell>
          <table:table-cell office:value-type="string" table:style-name="ce5">
            <text:p>METHYLPREDNISOLONE 4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2" table:style-name="ce4">
            <text:p>2712</text:p>
          </table:table-cell>
          <table:table-cell office:value-type="string" table:style-name="ce5">
            <text:p>METHYLPREDNISOLONE ACETATE 40 MG/ML SUSPENSION FOR INJEC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3" table:style-name="ce4">
            <text:p>2713</text:p>
          </table:table-cell>
          <table:table-cell office:value-type="string" table:style-name="ce5">
            <text:p>METHYLPREDNISOLONE ACETATE 80 MG/ML SUSPENSION FOR INJECTION</text:p>
          </table:table-cell>
          <table:table-cell office:value-type="float" office:value="137" table:style-name="ce6">
            <text:p>137</text:p>
          </table:table-cell>
          <table:table-cell office:value-type="float" office:value="137" table:style-name="ce6">
            <text:p>1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4" table:style-name="ce4">
            <text:p>2714</text:p>
          </table:table-cell>
          <table:table-cell office:value-type="string" table:style-name="ce5">
            <text:p>METOCLOPRAMIDE 5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5" table:style-name="ce4">
            <text:p>2715</text:p>
          </table:table-cell>
          <table:table-cell office:value-type="string" table:style-name="ce5">
            <text:p>METOCLOPRAMID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6" table:style-name="ce4">
            <text:p>2716</text:p>
          </table:table-cell>
          <table:table-cell office:value-type="string" table:style-name="ce5">
            <text:p>METOCLOPRAM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7" table:style-name="ce4">
            <text:p>2717</text:p>
          </table:table-cell>
          <table:table-cell office:value-type="string" table:style-name="ce5">
            <text:p>METOPROLOL TARTRATE 5 MG/5 ML INTRAVENOUS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8" table:style-name="ce4">
            <text:p>2718</text:p>
          </table:table-cell>
          <table:table-cell office:value-type="string" table:style-name="ce5">
            <text:p>METOPROLOL TARTRAT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19" table:style-name="ce4">
            <text:p>2719</text:p>
          </table:table-cell>
          <table:table-cell office:value-type="string" table:style-name="ce5">
            <text:p>METOPROLOL TARTRAT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0" table:style-name="ce4">
            <text:p>2720</text:p>
          </table:table-cell>
          <table:table-cell office:value-type="string" table:style-name="ce5">
            <text:p>METRONIDAZOL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1" table:style-name="ce4">
            <text:p>2721</text:p>
          </table:table-cell>
          <table:table-cell office:value-type="string" table:style-name="ce5">
            <text:p>METRONIDAZOL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2" table:style-name="ce4">
            <text:p>2722</text:p>
          </table:table-cell>
          <table:table-cell office:value-type="string" table:style-name="ce5">
            <text:p>METRONIDAZOLE 500 MG/100 ML-SODIUM CHLORIDE(ISO) INTRAVENOUS PIGGYBACK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3" table:style-name="ce4">
            <text:p>2723</text:p>
          </table:table-cell>
          <table:table-cell office:value-type="string" table:style-name="ce5">
            <text:p>MICONAZOLE NITRATE 2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4" table:style-name="ce4">
            <text:p>2724</text:p>
          </table:table-cell>
          <table:table-cell office:value-type="string" table:style-name="ce5">
            <text:p>MICONAZOLE NITRATE 2 % VAGINAL CREAM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5" table:style-name="ce4">
            <text:p>2725</text:p>
          </table:table-cell>
          <table:table-cell office:value-type="string" table:style-name="ce5">
            <text:p>HYDROMORPHONE IN NS 25 MG/25 ML IJ PCA (OPIOID TOLERANT)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6" table:style-name="ce4">
            <text:p>2726</text:p>
          </table:table-cell>
          <table:table-cell office:value-type="string" table:style-name="ce5">
            <text:p>MINOXIDI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7" table:style-name="ce4">
            <text:p>2727</text:p>
          </table:table-cell>
          <table:table-cell office:value-type="string" table:style-name="ce5">
            <text:p>MINOXIDIL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8" table:style-name="ce4">
            <text:p>2728</text:p>
          </table:table-cell>
          <table:table-cell office:value-type="string" table:style-name="ce5">
            <text:p>VENLAFAX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29" table:style-name="ce4">
            <text:p>2729</text:p>
          </table:table-cell>
          <table:table-cell office:value-type="string" table:style-name="ce5">
            <text:p>MORPHINE 2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0" table:style-name="ce4">
            <text:p>2730</text:p>
          </table:table-cell>
          <table:table-cell office:value-type="string" table:style-name="ce5">
            <text:p>MORPHINE 10 MG/5 ML ORAL SOLU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1" table:style-name="ce4">
            <text:p>2731</text:p>
          </table:table-cell>
          <table:table-cell office:value-type="string" table:style-name="ce5">
            <text:p>NADOLOL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2" table:style-name="ce4">
            <text:p>2732</text:p>
          </table:table-cell>
          <table:table-cell office:value-type="string" table:style-name="ce5">
            <text:p>NAFCILLIN 1 GRAM SOLUTION FOR INJECTION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3" table:style-name="ce4">
            <text:p>2733</text:p>
          </table:table-cell>
          <table:table-cell office:value-type="string" table:style-name="ce5">
            <text:p>NALBUPHINE 10 MG/ML INJECTION SOLUTION</text:p>
          </table:table-cell>
          <table:table-cell office:value-type="float" office:value="44.5" table:style-name="ce6">
            <text:p>45</text:p>
          </table:table-cell>
          <table:table-cell office:value-type="float" office:value="44.5" table:style-name="ce6">
            <text:p>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4" table:style-name="ce4">
            <text:p>2734</text:p>
          </table:table-cell>
          <table:table-cell office:value-type="string" table:style-name="ce5">
            <text:p>MEGESTROL 10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5" table:style-name="ce4">
            <text:p>2735</text:p>
          </table:table-cell>
          <table:table-cell office:value-type="string" table:style-name="ce5">
            <text:p>NAPROXEN 2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6" table:style-name="ce4">
            <text:p>2736</text:p>
          </table:table-cell>
          <table:table-cell office:value-type="string" table:style-name="ce5">
            <text:p>NAPROXEN 37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7" table:style-name="ce4">
            <text:p>2737</text:p>
          </table:table-cell>
          <table:table-cell office:value-type="string" table:style-name="ce5">
            <text:p>NAPROXEN 5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8" table:style-name="ce4">
            <text:p>2738</text:p>
          </table:table-cell>
          <table:table-cell office:value-type="string" table:style-name="ce5">
            <text:p>NEOMY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39" table:style-name="ce4">
            <text:p>2739</text:p>
          </table:table-cell>
          <table:table-cell office:value-type="string" table:style-name="ce5">
            <text:p>AZATHIOPRINE 12.5 MG PO TAB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0" table:style-name="ce4">
            <text:p>2740</text:p>
          </table:table-cell>
          <table:table-cell office:value-type="string" table:style-name="ce5">
            <text:p>AZATHIOPRINE 25 MG PO TAB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1" table:style-name="ce4">
            <text:p>2741</text:p>
          </table:table-cell>
          <table:table-cell office:value-type="string" table:style-name="ce5">
            <text:p>NIACIN ER 500 MG TABLET,EXTENDED RELEASE 24 HR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2" table:style-name="ce4">
            <text:p>2742</text:p>
          </table:table-cell>
          <table:table-cell office:value-type="string" table:style-name="ce5">
            <text:p>NIFEDIP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3" table:style-name="ce4">
            <text:p>2743</text:p>
          </table:table-cell>
          <table:table-cell office:value-type="string" table:style-name="ce5">
            <text:p>NITROGLYCERIN 50 MG/10 ML (5 MG/ML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4" table:style-name="ce4">
            <text:p>2744</text:p>
          </table:table-cell>
          <table:table-cell office:value-type="string" table:style-name="ce5">
            <text:p>NITROGLYCERIN ER 2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5" table:style-name="ce4">
            <text:p>2745</text:p>
          </table:table-cell>
          <table:table-cell office:value-type="string" table:style-name="ce5">
            <text:p>NITROGLYCERIN ER 6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6" table:style-name="ce4">
            <text:p>2746</text:p>
          </table:table-cell>
          <table:table-cell office:value-type="string" table:style-name="ce5">
            <text:p>NORTRIPTYL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7" table:style-name="ce4">
            <text:p>2747</text:p>
          </table:table-cell>
          <table:table-cell office:value-type="string" table:style-name="ce5">
            <text:p>NORTRIPTYLIN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8" table:style-name="ce4">
            <text:p>2748</text:p>
          </table:table-cell>
          <table:table-cell office:value-type="string" table:style-name="ce5">
            <text:p>NYSTATIN 100,000 UNIT/GRAM TOPICAL CREAM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49" table:style-name="ce4">
            <text:p>2749</text:p>
          </table:table-cell>
          <table:table-cell office:value-type="string" table:style-name="ce5">
            <text:p>NYSTATIN 100,000 UNIT/GRAM TOPICAL OINTMENT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0" table:style-name="ce4">
            <text:p>2750</text:p>
          </table:table-cell>
          <table:table-cell office:value-type="string" table:style-name="ce5">
            <text:p>NYSTATIN 100,000 UNIT/ML ORAL SUSPENS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1" table:style-name="ce4">
            <text:p>2751</text:p>
          </table:table-cell>
          <table:table-cell office:value-type="string" table:style-name="ce5">
            <text:p>ORPHENADRINE CITRATE 30 MG/ML INJECTION SOLUTION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2" table:style-name="ce4">
            <text:p>2752</text:p>
          </table:table-cell>
          <table:table-cell office:value-type="string" table:style-name="ce5">
            <text:p>OXAZEPAM 10 MG CAPSULE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3" table:style-name="ce4">
            <text:p>2753</text:p>
          </table:table-cell>
          <table:table-cell office:value-type="string" table:style-name="ce5">
            <text:p>OXAZEPAM 15 MG CAPSULE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4" table:style-name="ce4">
            <text:p>2754</text:p>
          </table:table-cell>
          <table:table-cell office:value-type="string" table:style-name="ce5">
            <text:p>OXAZEPAM 30 MG CAPSULE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5" table:style-name="ce4">
            <text:p>2755</text:p>
          </table:table-cell>
          <table:table-cell office:value-type="string" table:style-name="ce5">
            <text:p>CEFAZOLIN 10 GRAM SOLUTION FOR INJECTION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6" table:style-name="ce4">
            <text:p>2756</text:p>
          </table:table-cell>
          <table:table-cell office:value-type="string" table:style-name="ce5">
            <text:p>OXYCODONE-ACETAMINOPHEN 5 MG-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7" table:style-name="ce4">
            <text:p>2757</text:p>
          </table:table-cell>
          <table:table-cell office:value-type="string" table:style-name="ce5">
            <text:p>OXYMETAZOLINE 0.05 % NASAL SPRA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8" table:style-name="ce4">
            <text:p>2758</text:p>
          </table:table-cell>
          <table:table-cell office:value-type="string" table:style-name="ce5">
            <text:p>OXYTOCIN 10 UNIT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59" table:style-name="ce4">
            <text:p>2759</text:p>
          </table:table-cell>
          <table:table-cell office:value-type="string" table:style-name="ce5">
            <text:p>INSULIN PROTOCOL: BEDTIME CORRECTIVE COVERA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0" table:style-name="ce4">
            <text:p>2760</text:p>
          </table:table-cell>
          <table:table-cell office:value-type="string" table:style-name="ce5">
            <text:p>PAPAVERINE 30 MG/ML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1" table:style-name="ce4">
            <text:p>2761</text:p>
          </table:table-cell>
          <table:table-cell office:value-type="string" table:style-name="ce5">
            <text:p>PENICILLIN G POTASSIUM 5 MILLION UNIT SOLUTION FOR INJECTION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2" table:style-name="ce4">
            <text:p>2762</text:p>
          </table:table-cell>
          <table:table-cell office:value-type="string" table:style-name="ce5">
            <text:p>PENICILLIN V POTASSIUM 250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3" table:style-name="ce4">
            <text:p>2763</text:p>
          </table:table-cell>
          <table:table-cell office:value-type="string" table:style-name="ce5">
            <text:p>PENICILLIN V POTASSIU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4" table:style-name="ce4">
            <text:p>2764</text:p>
          </table:table-cell>
          <table:table-cell office:value-type="string" table:style-name="ce5">
            <text:p>PERPHENAZINE 2 MG TABLET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5" table:style-name="ce4">
            <text:p>2765</text:p>
          </table:table-cell>
          <table:table-cell office:value-type="string" table:style-name="ce5">
            <text:p>PERPHENAZINE 4 MG TABLET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6" table:style-name="ce4">
            <text:p>2766</text:p>
          </table:table-cell>
          <table:table-cell office:value-type="string" table:style-name="ce5">
            <text:p>PHENAZOPYRID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7" table:style-name="ce4">
            <text:p>2767</text:p>
          </table:table-cell>
          <table:table-cell office:value-type="string" table:style-name="ce5">
            <text:p>PHENAZOPYRIDINE 20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8" table:style-name="ce4">
            <text:p>2768</text:p>
          </table:table-cell>
          <table:table-cell office:value-type="string" table:style-name="ce5">
            <text:p>SODIUM CHLORIDE 3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69" table:style-name="ce4">
            <text:p>2769</text:p>
          </table:table-cell>
          <table:table-cell office:value-type="string" table:style-name="ce5">
            <text:p>PHENOBARBITAL 32.4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0" table:style-name="ce4">
            <text:p>2770</text:p>
          </table:table-cell>
          <table:table-cell office:value-type="string" table:style-name="ce5">
            <text:p>ACETAMINOPHEN (OFIRMEV) INJECTABLE</text:p>
          </table:table-cell>
          <table:table-cell office:value-type="float" office:value="335" table:style-name="ce6">
            <text:p>335</text:p>
          </table:table-cell>
          <table:table-cell office:value-type="float" office:value="335" table:style-name="ce6">
            <text:p>3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1" table:style-name="ce4">
            <text:p>2771</text:p>
          </table:table-cell>
          <table:table-cell office:value-type="string" table:style-name="ce5">
            <text:p>PHENOBARB-HYOSCY-ATROPINE-SCOP 16.2 MG-0.1037 MG-0.0194 MG/5 ML ELIXIR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2" table:style-name="ce4">
            <text:p>2772</text:p>
          </table:table-cell>
          <table:table-cell office:value-type="string" table:style-name="ce5">
            <text:p>PHENYLEPHRINE 10 MG/ML INJECTION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3" table:style-name="ce4">
            <text:p>2773</text:p>
          </table:table-cell>
          <table:table-cell office:value-type="string" table:style-name="ce5">
            <text:p>PHENYLEPHRINE 2.5 % EYE DROPS</text:p>
          </table:table-cell>
          <table:table-cell office:value-type="float" office:value="849" table:style-name="ce6">
            <text:p>849</text:p>
          </table:table-cell>
          <table:table-cell office:value-type="float" office:value="849" table:style-name="ce6">
            <text:p>8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4" table:style-name="ce4">
            <text:p>2774</text:p>
          </table:table-cell>
          <table:table-cell office:value-type="string" table:style-name="ce5">
            <text:p>PHENYTOIN SODIUM 50 MG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5" table:style-name="ce4">
            <text:p>2775</text:p>
          </table:table-cell>
          <table:table-cell office:value-type="string" table:style-name="ce5">
            <text:p>PHYSOSTIGMINE 1 MG/ML INJECTION SOLUTION</text:p>
          </table:table-cell>
          <table:table-cell office:value-type="float" office:value="139.5" table:style-name="ce6">
            <text:p>140</text:p>
          </table:table-cell>
          <table:table-cell office:value-type="float" office:value="139.5" table:style-name="ce6">
            <text:p>1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6" table:style-name="ce4">
            <text:p>2776</text:p>
          </table:table-cell>
          <table:table-cell office:value-type="string" table:style-name="ce5">
            <text:p>PHYTONADIONE (VITAMIN K1) 1 MG/0.5 ML INJECTION SYRING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7" table:style-name="ce4">
            <text:p>2777</text:p>
          </table:table-cell>
          <table:table-cell office:value-type="string" table:style-name="ce5">
            <text:p>PILOCARPINE 1 % EYE DROPS</text:p>
          </table:table-cell>
          <table:table-cell office:value-type="float" office:value="555.5" table:style-name="ce6">
            <text:p>556</text:p>
          </table:table-cell>
          <table:table-cell office:value-type="float" office:value="555.5" table:style-name="ce6">
            <text:p>5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8" table:style-name="ce4">
            <text:p>2778</text:p>
          </table:table-cell>
          <table:table-cell office:value-type="string" table:style-name="ce5">
            <text:p>PILOCARPINE 2 % EYE DROPS</text:p>
          </table:table-cell>
          <table:table-cell office:value-type="float" office:value="558.5" table:style-name="ce6">
            <text:p>559</text:p>
          </table:table-cell>
          <table:table-cell office:value-type="float" office:value="558.5" table:style-name="ce6">
            <text:p>5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79" table:style-name="ce4">
            <text:p>2779</text:p>
          </table:table-cell>
          <table:table-cell office:value-type="string" table:style-name="ce5">
            <text:p>PILOCARPINE 4 % EYE DROPS</text:p>
          </table:table-cell>
          <table:table-cell office:value-type="float" office:value="752.5" table:style-name="ce6">
            <text:p>753</text:p>
          </table:table-cell>
          <table:table-cell office:value-type="float" office:value="752.5" table:style-name="ce6">
            <text:p>7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0" table:style-name="ce4">
            <text:p>2780</text:p>
          </table:table-cell>
          <table:table-cell office:value-type="string" table:style-name="ce5">
            <text:p>INSULIN PROTOCOL: DIABETIC KETOACIDOS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1" table:style-name="ce4">
            <text:p>2781</text:p>
          </table:table-cell>
          <table:table-cell office:value-type="string" table:style-name="ce5">
            <text:p>BUPIVACAINE (PF) 0.5 % (5 MG/ML) IJ SOLN, 30 ML VIAL FOR ANES ONLY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2" table:style-name="ce4">
            <text:p>2782</text:p>
          </table:table-cell>
          <table:table-cell office:value-type="string" table:style-name="ce5">
            <text:p>PINDOLO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3" table:style-name="ce4">
            <text:p>2783</text:p>
          </table:table-cell>
          <table:table-cell office:value-type="string" table:style-name="ce5">
            <text:p>FLUOROURACIL 500 MG/10 ML INTRAVENOUS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4" table:style-name="ce4">
            <text:p>2784</text:p>
          </table:table-cell>
          <table:table-cell office:value-type="string" table:style-name="ce5">
            <text:p>POLYMYXIN B SULFATE 500,000 UNIT SOLUTION FOR INJECTION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5" table:style-name="ce4">
            <text:p>2785</text:p>
          </table:table-cell>
          <table:table-cell office:value-type="string" table:style-name="ce5">
            <text:p>POTASSIUM ACETATE 2 MEQ/ML INTRAVENOUS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6" table:style-name="ce4">
            <text:p>2786</text:p>
          </table:table-cell>
          <table:table-cell office:value-type="string" table:style-name="ce5">
            <text:p>POTASSIUM CHLORIDE 10 MEQ/100ML IN STERILE WATER INTRAVENOUS PIGGYBACK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7" table:style-name="ce4">
            <text:p>2787</text:p>
          </table:table-cell>
          <table:table-cell office:value-type="string" table:style-name="ce5">
            <text:p>POTASSIUM CHLORIDE 20 MEQ/15 ML ORAL LIQUID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8" table:style-name="ce4">
            <text:p>2788</text:p>
          </table:table-cell>
          <table:table-cell office:value-type="string" table:style-name="ce5">
            <text:p>POTASSIUM PHOSPHATES-MBASIC AND DIBASIC 3 MMOL/ML INTRAVENOUS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89" table:style-name="ce4">
            <text:p>2789</text:p>
          </table:table-cell>
          <table:table-cell office:value-type="string" table:style-name="ce5">
            <text:p>POVIDONE-IODINE 10 % TOPICAL OINTMEN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0" table:style-name="ce4">
            <text:p>2790</text:p>
          </table:table-cell>
          <table:table-cell office:value-type="string" table:style-name="ce5">
            <text:p>PREDNISONE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1" table:style-name="ce4">
            <text:p>2791</text:p>
          </table:table-cell>
          <table:table-cell office:value-type="string" table:style-name="ce5">
            <text:p>PREDNIS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2" table:style-name="ce4">
            <text:p>2792</text:p>
          </table:table-cell>
          <table:table-cell office:value-type="string" table:style-name="ce5">
            <text:p>PREDNISONE 2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3" table:style-name="ce4">
            <text:p>2793</text:p>
          </table:table-cell>
          <table:table-cell office:value-type="string" table:style-name="ce5">
            <text:p>PREDNIS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4" table:style-name="ce4">
            <text:p>2794</text:p>
          </table:table-cell>
          <table:table-cell office:value-type="string" table:style-name="ce5">
            <text:p>PRIMIDON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5" table:style-name="ce4">
            <text:p>2795</text:p>
          </table:table-cell>
          <table:table-cell office:value-type="string" table:style-name="ce5">
            <text:p>PROBENECID 500 MG TABLET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6" table:style-name="ce4">
            <text:p>2796</text:p>
          </table:table-cell>
          <table:table-cell office:value-type="string" table:style-name="ce5">
            <text:p>LACTULOSE 20 GRAM/30 ML ORAL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7" table:style-name="ce4">
            <text:p>2797</text:p>
          </table:table-cell>
          <table:table-cell office:value-type="string" table:style-name="ce5">
            <text:p>PROCHLORPERAZINE MALE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8" table:style-name="ce4">
            <text:p>2798</text:p>
          </table:table-cell>
          <table:table-cell office:value-type="string" table:style-name="ce5">
            <text:p>PROCHLORPERAZINE MALE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799" table:style-name="ce4">
            <text:p>2799</text:p>
          </table:table-cell>
          <table:table-cell office:value-type="string" table:style-name="ce5">
            <text:p>PROMETHAZINE 2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0" table:style-name="ce4">
            <text:p>2800</text:p>
          </table:table-cell>
          <table:table-cell office:value-type="string" table:style-name="ce5">
            <text:p>PROMETHAZINE 6.25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1" table:style-name="ce4">
            <text:p>2801</text:p>
          </table:table-cell>
          <table:table-cell office:value-type="string" table:style-name="ce5">
            <text:p>PROMETH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2" table:style-name="ce4">
            <text:p>2802</text:p>
          </table:table-cell>
          <table:table-cell office:value-type="string" table:style-name="ce5">
            <text:p>LIDOCAINE 0.9 % BUFFERED WITH 8.4 % SODIUM BICARB (1 ML) INJ SYRINGE</text:p>
          </table:table-cell>
          <table:table-cell office:value-type="float" office:value="63.5" table:style-name="ce6">
            <text:p>64</text:p>
          </table:table-cell>
          <table:table-cell office:value-type="float" office:value="63.5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3" table:style-name="ce4">
            <text:p>2803</text:p>
          </table:table-cell>
          <table:table-cell office:value-type="string" table:style-name="ce5">
            <text:p>LEVONORGESTREL 20 MCG/24 HR (5 YEARS) INTRAUTERINE DEVICE</text:p>
          </table:table-cell>
          <table:table-cell office:value-type="float" office:value="3691" table:style-name="ce6">
            <text:p>3,691</text:p>
          </table:table-cell>
          <table:table-cell office:value-type="float" office:value="3691" table:style-name="ce6">
            <text:p>3,6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4" table:style-name="ce4">
            <text:p>2804</text:p>
          </table:table-cell>
          <table:table-cell office:value-type="string" table:style-name="ce5">
            <text:p>PROPARACAINE 0.5 % EYE DROPS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5" table:style-name="ce4">
            <text:p>2805</text:p>
          </table:table-cell>
          <table:table-cell office:value-type="string" table:style-name="ce5">
            <text:p>LIPASE-PROTEASE-AMYLASE 6,000-19,000-30,000 UNIT CAPSULE,DELAYED RE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6" table:style-name="ce4">
            <text:p>2806</text:p>
          </table:table-cell>
          <table:table-cell office:value-type="string" table:style-name="ce5">
            <text:p>PROPRANOLO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7" table:style-name="ce4">
            <text:p>2807</text:p>
          </table:table-cell>
          <table:table-cell office:value-type="string" table:style-name="ce5">
            <text:p>PROPRANOL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8" table:style-name="ce4">
            <text:p>2808</text:p>
          </table:table-cell>
          <table:table-cell office:value-type="string" table:style-name="ce5">
            <text:p>PROPRANOLOL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09" table:style-name="ce4">
            <text:p>2809</text:p>
          </table:table-cell>
          <table:table-cell office:value-type="string" table:style-name="ce5">
            <text:p>PROPYLTHIOURACI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0" table:style-name="ce4">
            <text:p>2810</text:p>
          </table:table-cell>
          <table:table-cell office:value-type="string" table:style-name="ce5">
            <text:p>PROTAMINE 10 MG/ML INTRAVENOUS SOLU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1" table:style-name="ce4">
            <text:p>2811</text:p>
          </table:table-cell>
          <table:table-cell office:value-type="string" table:style-name="ce5">
            <text:p>PAMIDRONATE 30 MG/10 ML (3 MG/ML) INTRAVENOUS SOLUTION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2" table:style-name="ce4">
            <text:p>2812</text:p>
          </table:table-cell>
          <table:table-cell office:value-type="string" table:style-name="ce5">
            <text:p>PSEUDOEPHEDRINE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3" table:style-name="ce4">
            <text:p>2813</text:p>
          </table:table-cell>
          <table:table-cell office:value-type="string" table:style-name="ce5">
            <text:p>PYRAZINAMIDE 500 MG TABLE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4" table:style-name="ce4">
            <text:p>2814</text:p>
          </table:table-cell>
          <table:table-cell office:value-type="string" table:style-name="ce5">
            <text:p>PYRIDOXINE (VITAMIN B6) 100 MG/ML INJECTION SOLUTION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5" table:style-name="ce4">
            <text:p>2815</text:p>
          </table:table-cell>
          <table:table-cell office:value-type="string" table:style-name="ce5">
            <text:p>PYRIDOXINE (VITAMIN B6)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6" table:style-name="ce4">
            <text:p>2816</text:p>
          </table:table-cell>
          <table:table-cell office:value-type="string" table:style-name="ce5">
            <text:p>HEPARIN PROTOCOL FOR VTE (PE &amp; DV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7" table:style-name="ce4">
            <text:p>2817</text:p>
          </table:table-cell>
          <table:table-cell office:value-type="string" table:style-name="ce5">
            <text:p>SENNOSIDES-DOCUSATE SODIUM 8.6 MG-50 MG TAB (BULK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8" table:style-name="ce4">
            <text:p>2818</text:p>
          </table:table-cell>
          <table:table-cell office:value-type="string" table:style-name="ce5">
            <text:p>BARIUM SULFATE 40 % (W/V), 30% (W/W) ORAL PAST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19" table:style-name="ce4">
            <text:p>2819</text:p>
          </table:table-cell>
          <table:table-cell office:value-type="string" table:style-name="ce5">
            <text:p>OCTREOTIDE ACETATE 200 MCG/ML INJECTION SOLUTION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0" table:style-name="ce4">
            <text:p>2820</text:p>
          </table:table-cell>
          <table:table-cell office:value-type="string" table:style-name="ce5">
            <text:p>SILVER SULFADIAZINE 1 % TOPICAL CREAM</text:p>
          </table:table-cell>
          <table:table-cell office:value-type="float" office:value="408" table:style-name="ce6">
            <text:p>408</text:p>
          </table:table-cell>
          <table:table-cell office:value-type="float" office:value="408" table:style-name="ce6">
            <text:p>4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1" table:style-name="ce4">
            <text:p>2821</text:p>
          </table:table-cell>
          <table:table-cell office:value-type="string" table:style-name="ce5">
            <text:p>SIMETHICONE 8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2" table:style-name="ce4">
            <text:p>2822</text:p>
          </table:table-cell>
          <table:table-cell office:value-type="string" table:style-name="ce5">
            <text:p>SIMETHICONE 40 MG/0.6 ML ORAL DROPS,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3" table:style-name="ce4">
            <text:p>2823</text:p>
          </table:table-cell>
          <table:table-cell office:value-type="string" table:style-name="ce5">
            <text:p>SIMPLE SYRUP</text:p>
          </table:table-cell>
          <table:table-cell office:value-type="float" office:value="1.5" table:style-name="ce6">
            <text:p>2</text:p>
          </table:table-cell>
          <table:table-cell office:value-type="float" office:value="1.5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4" table:style-name="ce4">
            <text:p>2824</text:p>
          </table:table-cell>
          <table:table-cell office:value-type="string" table:style-name="ce5">
            <text:p>SODIUM ACETATE 2 MEQ/ML INTRAVENOUS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5" table:style-name="ce4">
            <text:p>2825</text:p>
          </table:table-cell>
          <table:table-cell office:value-type="string" table:style-name="ce5">
            <text:p>SODIUM BICARBONATE 1 MEQ/ML (8.4 %) INTRAVENOUS SOLUTION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6" table:style-name="ce4">
            <text:p>2826</text:p>
          </table:table-cell>
          <table:table-cell office:value-type="string" table:style-name="ce5">
            <text:p>SODIUM BICARBONATE 6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7" table:style-name="ce4">
            <text:p>2827</text:p>
          </table:table-cell>
          <table:table-cell office:value-type="string" table:style-name="ce5">
            <text:p>SODIUM CHLORIDE 0.45 %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8" table:style-name="ce4">
            <text:p>2828</text:p>
          </table:table-cell>
          <table:table-cell office:value-type="string" table:style-name="ce5">
            <text:p>SODIUM CHLORIDE 0.9 %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29" table:style-name="ce4">
            <text:p>2829</text:p>
          </table:table-cell>
          <table:table-cell office:value-type="string" table:style-name="ce5">
            <text:p>SODIUM CHLORIDE 3 % INTRAVENOUS INJECTION SOLUTION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0" table:style-name="ce4">
            <text:p>2830</text:p>
          </table:table-cell>
          <table:table-cell office:value-type="string" table:style-name="ce5">
            <text:p>SODIUM CHLORIDE 4 MEQ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1" table:style-name="ce4">
            <text:p>2831</text:p>
          </table:table-cell>
          <table:table-cell office:value-type="string" table:style-name="ce5">
            <text:p>SODIUM CHLORIDE 0.9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2" table:style-name="ce4">
            <text:p>2832</text:p>
          </table:table-cell>
          <table:table-cell office:value-type="string" table:style-name="ce5">
            <text:p>SODIUM CHLORIDE 5 % EYE OINTMEN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3" table:style-name="ce4">
            <text:p>2833</text:p>
          </table:table-cell>
          <table:table-cell office:value-type="string" table:style-name="ce5">
            <text:p>SODIUM CHLORIDE 5 % EYE DROPS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4" table:style-name="ce4">
            <text:p>2834</text:p>
          </table:table-cell>
          <table:table-cell office:value-type="string" table:style-name="ce5">
            <text:p>SODIUM PHOSPHATE 3 MMOL/ML INTRAVENOUS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5" table:style-name="ce4">
            <text:p>2835</text:p>
          </table:table-cell>
          <table:table-cell office:value-type="string" table:style-name="ce5">
            <text:p>SULFACETAMIDE SODIUM 10 % EYE DROPS</text:p>
          </table:table-cell>
          <table:table-cell office:value-type="float" office:value="257" table:style-name="ce6">
            <text:p>257</text:p>
          </table:table-cell>
          <table:table-cell office:value-type="float" office:value="257" table:style-name="ce6">
            <text:p>2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6" table:style-name="ce4">
            <text:p>2836</text:p>
          </table:table-cell>
          <table:table-cell office:value-type="string" table:style-name="ce5">
            <text:p>SODIUM THIOSULFATE 12.5 GRAM/50 ML (250 MG/ML) INTRAVENOUS SOLUTION</text:p>
          </table:table-cell>
          <table:table-cell office:value-type="float" office:value="622" table:style-name="ce6">
            <text:p>622</text:p>
          </table:table-cell>
          <table:table-cell office:value-type="float" office:value="622" table:style-name="ce6">
            <text:p>6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7" table:style-name="ce4">
            <text:p>2837</text:p>
          </table:table-cell>
          <table:table-cell office:value-type="string" table:style-name="ce5">
            <text:p>SORBITOL 70 %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8" table:style-name="ce4">
            <text:p>2838</text:p>
          </table:table-cell>
          <table:table-cell office:value-type="string" table:style-name="ce5">
            <text:p>SORBITOL-MANNITOL 2.7 G-0.54 G/100 ML URETHRAL SOLUTION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39" table:style-name="ce4">
            <text:p>2839</text:p>
          </table:table-cell>
          <table:table-cell office:value-type="string" table:style-name="ce5">
            <text:p>SPIRONOLACT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0" table:style-name="ce4">
            <text:p>2840</text:p>
          </table:table-cell>
          <table:table-cell office:value-type="string" table:style-name="ce5">
            <text:p>WATER FOR IRRIGATION, STERILE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1" table:style-name="ce4">
            <text:p>2841</text:p>
          </table:table-cell>
          <table:table-cell office:value-type="string" table:style-name="ce5">
            <text:p>SUCCINYLCHOLINE CHLORIDE 20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2" table:style-name="ce4">
            <text:p>2842</text:p>
          </table:table-cell>
          <table:table-cell office:value-type="string" table:style-name="ce5">
            <text:p>SULFAMETHOXAZOLE 800 MG-TRIMETHOPRIM 1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3" table:style-name="ce4">
            <text:p>2843</text:p>
          </table:table-cell>
          <table:table-cell office:value-type="string" table:style-name="ce5">
            <text:p>PARENTERAL AMINO ACID 10 % COMBINATION NO.2 INTRAVENOUS SOLUTION</text:p>
          </table:table-cell>
          <table:table-cell office:value-type="float" office:value="119.5" table:style-name="ce6">
            <text:p>120</text:p>
          </table:table-cell>
          <table:table-cell office:value-type="float" office:value="119.5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4" table:style-name="ce4">
            <text:p>2844</text:p>
          </table:table-cell>
          <table:table-cell office:value-type="string" table:style-name="ce5">
            <text:p>SULFAMETHOXAZOLE 400 MG-TRIMETHOPRIM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5" table:style-name="ce4">
            <text:p>2845</text:p>
          </table:table-cell>
          <table:table-cell office:value-type="string" table:style-name="ce5">
            <text:p>SULFASALAZINE 50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6" table:style-name="ce4">
            <text:p>2846</text:p>
          </table:table-cell>
          <table:table-cell office:value-type="string" table:style-name="ce5">
            <text:p>FENTANYL (PF) 50 MCG/ML IJ SOLN 20 ML (FOR ANES ONLY)<text:s/>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7" table:style-name="ce4">
            <text:p>2847</text:p>
          </table:table-cell>
          <table:table-cell office:value-type="string" table:style-name="ce5">
            <text:p>TAMOXI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8" table:style-name="ce4">
            <text:p>2848</text:p>
          </table:table-cell>
          <table:table-cell office:value-type="string" table:style-name="ce5">
            <text:p>ROSUVASTATIN 20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49" table:style-name="ce4">
            <text:p>2849</text:p>
          </table:table-cell>
          <table:table-cell office:value-type="string" table:style-name="ce5">
            <text:p>TEMAZEPAM 1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0" table:style-name="ce4">
            <text:p>2850</text:p>
          </table:table-cell>
          <table:table-cell office:value-type="string" table:style-name="ce5">
            <text:p>TESTOSTERONE CYPIONATE 200 MG/ML INTRAMUSCULAR OIL</text:p>
          </table:table-cell>
          <table:table-cell office:value-type="float" office:value="332" table:style-name="ce6">
            <text:p>332</text:p>
          </table:table-cell>
          <table:table-cell office:value-type="float" office:value="332" table:style-name="ce6">
            <text:p>3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1" table:style-name="ce4">
            <text:p>2851</text:p>
          </table:table-cell>
          <table:table-cell office:value-type="string" table:style-name="ce5">
            <text:p>TETRACAINE HCL (PF) 0.5 % EYE DROPS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2" table:style-name="ce4">
            <text:p>2852</text:p>
          </table:table-cell>
          <table:table-cell office:value-type="string" table:style-name="ce5">
            <text:p>ATAZANAVIR 200 MG CAPSULE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3" table:style-name="ce4">
            <text:p>2853</text:p>
          </table:table-cell>
          <table:table-cell office:value-type="string" table:style-name="ce5">
            <text:p>THIAMINE HCL (VITAMIN B1) 100 MG/ML INJECTION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4" table:style-name="ce4">
            <text:p>2854</text:p>
          </table:table-cell>
          <table:table-cell office:value-type="string" table:style-name="ce5">
            <text:p>THIAMINE MONONITRATE (VITAMIN B1)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5" table:style-name="ce4">
            <text:p>2855</text:p>
          </table:table-cell>
          <table:table-cell office:value-type="string" table:style-name="ce5">
            <text:p>LEVETIRACETAM 500 MG/100 ML IN SODIUM CHLORIDE (ISO-OSM) IV PIGGYBACK</text:p>
          </table:table-cell>
          <table:table-cell office:value-type="float" office:value="329" table:style-name="ce6">
            <text:p>329</text:p>
          </table:table-cell>
          <table:table-cell office:value-type="float" office:value="329" table:style-name="ce6">
            <text:p>3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6" table:style-name="ce4">
            <text:p>2856</text:p>
          </table:table-cell>
          <table:table-cell office:value-type="string" table:style-name="ce5">
            <text:p>TOBRAMYCIN 40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7" table:style-name="ce4">
            <text:p>2857</text:p>
          </table:table-cell>
          <table:table-cell office:value-type="string" table:style-name="ce5">
            <text:p>FLUPHENAZI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8" table:style-name="ce4">
            <text:p>2858</text:p>
          </table:table-cell>
          <table:table-cell office:value-type="string" table:style-name="ce5">
            <text:p>TRAZODO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59" table:style-name="ce4">
            <text:p>2859</text:p>
          </table:table-cell>
          <table:table-cell office:value-type="string" table:style-name="ce5">
            <text:p>TRAZODO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0" table:style-name="ce4">
            <text:p>2860</text:p>
          </table:table-cell>
          <table:table-cell office:value-type="string" table:style-name="ce5">
            <text:p>TRAZO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1" table:style-name="ce4">
            <text:p>2861</text:p>
          </table:table-cell>
          <table:table-cell office:value-type="string" table:style-name="ce5">
            <text:p>TRIAMCINOLONE ACETONIDE 0.1 % TOPICAL CREAM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2" table:style-name="ce4">
            <text:p>2862</text:p>
          </table:table-cell>
          <table:table-cell office:value-type="string" table:style-name="ce5">
            <text:p>TRIAMCINOLONE ACETONIDE 0.1 % TOPICAL OINTMEN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3" table:style-name="ce4">
            <text:p>2863</text:p>
          </table:table-cell>
          <table:table-cell office:value-type="string" table:style-name="ce5">
            <text:p>TRIAMCINOLONE ACETONIDE 0.1 % DENTAL PASTE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4" table:style-name="ce4">
            <text:p>2864</text:p>
          </table:table-cell>
          <table:table-cell office:value-type="string" table:style-name="ce5">
            <text:p>TRIFLUOPERAZINE 1 MG TABL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5" table:style-name="ce4">
            <text:p>2865</text:p>
          </table:table-cell>
          <table:table-cell office:value-type="string" table:style-name="ce5">
            <text:p>TRIFLUOPERAZINE 5 MG TABLE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6" table:style-name="ce4">
            <text:p>2866</text:p>
          </table:table-cell>
          <table:table-cell office:value-type="string" table:style-name="ce5">
            <text:p>TRIHEXYPHENIDYL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7" table:style-name="ce4">
            <text:p>2867</text:p>
          </table:table-cell>
          <table:table-cell office:value-type="string" table:style-name="ce5">
            <text:p>HYDROMORPHONE (DILAUDID) 25 MG/25 ML PCA (COMFORT CARE OPIOID NAIVE)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8" table:style-name="ce4">
            <text:p>2868</text:p>
          </table:table-cell>
          <table:table-cell office:value-type="string" table:style-name="ce5">
            <text:p>IOVERSOL 320 MG IODINE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69" table:style-name="ce4">
            <text:p>2869</text:p>
          </table:table-cell>
          <table:table-cell office:value-type="string" table:style-name="ce5">
            <text:p>TROPICAMIDE 0.5 % EYE DROPS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0" table:style-name="ce4">
            <text:p>2870</text:p>
          </table:table-cell>
          <table:table-cell office:value-type="string" table:style-name="ce5">
            <text:p>TROPICAMIDE 1 % EYE DROPS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1" table:style-name="ce4">
            <text:p>2871</text:p>
          </table:table-cell>
          <table:table-cell office:value-type="string" table:style-name="ce5">
            <text:p>AMIKACIN 500 MG/2 ML INJECTION SOLUTION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2" table:style-name="ce4">
            <text:p>2872</text:p>
          </table:table-cell>
          <table:table-cell office:value-type="string" table:style-name="ce5">
            <text:p>VALPROIC ACID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3" table:style-name="ce4">
            <text:p>2873</text:p>
          </table:table-cell>
          <table:table-cell office:value-type="string" table:style-name="ce5">
            <text:p>VANCOMYCIN 1,000 MG INTRAVENOUS INJECTION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4" table:style-name="ce4">
            <text:p>2874</text:p>
          </table:table-cell>
          <table:table-cell office:value-type="string" table:style-name="ce5">
            <text:p>VANCOMYCIN 500 MG INTRAVENOUS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5" table:style-name="ce4">
            <text:p>2875</text:p>
          </table:table-cell>
          <table:table-cell office:value-type="string" table:style-name="ce5">
            <text:p>VASOPRESSIN 20 UNIT/ML INTRAVENOUS SOLUTION</text:p>
          </table:table-cell>
          <table:table-cell office:value-type="float" office:value="916.5" table:style-name="ce6">
            <text:p>917</text:p>
          </table:table-cell>
          <table:table-cell office:value-type="float" office:value="916.5" table:style-name="ce6">
            <text:p>9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6" table:style-name="ce4">
            <text:p>2876</text:p>
          </table:table-cell>
          <table:table-cell office:value-type="string" table:style-name="ce5">
            <text:p>VERAPAMIL 2.5 MG/ML INTRAVENOUS SOLUTION</text:p>
          </table:table-cell>
          <table:table-cell office:value-type="float" office:value="321" table:style-name="ce6">
            <text:p>321</text:p>
          </table:table-cell>
          <table:table-cell office:value-type="float" office:value="321" table:style-name="ce6">
            <text:p>3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7" table:style-name="ce4">
            <text:p>2877</text:p>
          </table:table-cell>
          <table:table-cell office:value-type="string" table:style-name="ce5">
            <text:p>VERAPAMIL 1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8" table:style-name="ce4">
            <text:p>2878</text:p>
          </table:table-cell>
          <table:table-cell office:value-type="string" table:style-name="ce5">
            <text:p>VERAPAMI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79" table:style-name="ce4">
            <text:p>2879</text:p>
          </table:table-cell>
          <table:table-cell office:value-type="string" table:style-name="ce5">
            <text:p>VINBLASTINE 1 MG/ML INTRAVENOUS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0" table:style-name="ce4">
            <text:p>2880</text:p>
          </table:table-cell>
          <table:table-cell office:value-type="string" table:style-name="ce5">
            <text:p>VINCRISTINE 1 MG/ML INTRAVENOUS SOLUTION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1" table:style-name="ce4">
            <text:p>2881</text:p>
          </table:table-cell>
          <table:table-cell office:value-type="string" table:style-name="ce5">
            <text:p>WARFAR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2" table:style-name="ce4">
            <text:p>2882</text:p>
          </table:table-cell>
          <table:table-cell office:value-type="string" table:style-name="ce5">
            <text:p>WARFAR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3" table:style-name="ce4">
            <text:p>2883</text:p>
          </table:table-cell>
          <table:table-cell office:value-type="string" table:style-name="ce5">
            <text:p>WARFARIN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4" table:style-name="ce4">
            <text:p>2884</text:p>
          </table:table-cell>
          <table:table-cell office:value-type="string" table:style-name="ce5">
            <text:p>WARFARIN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5" table:style-name="ce4">
            <text:p>2885</text:p>
          </table:table-cell>
          <table:table-cell office:value-type="string" table:style-name="ce5">
            <text:p>WARFARIN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6" table:style-name="ce4">
            <text:p>2886</text:p>
          </table:table-cell>
          <table:table-cell office:value-type="string" table:style-name="ce5">
            <text:p>ZINC OXIDE 20 % TOPIC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7" table:style-name="ce4">
            <text:p>2887</text:p>
          </table:table-cell>
          <table:table-cell office:value-type="string" table:style-name="ce5">
            <text:p>ZINC SULFATE 1 MG/ML INTRAVENOUS SOLUTION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8" table:style-name="ce4">
            <text:p>2888</text:p>
          </table:table-cell>
          <table:table-cell office:value-type="string" table:style-name="ce5">
            <text:p>BUTALBITAL-ACETAMINOPHEN-CAFFEINE 50 MG-325 MG-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89" table:style-name="ce4">
            <text:p>2889</text:p>
          </table:table-cell>
          <table:table-cell office:value-type="string" table:style-name="ce5">
            <text:p>ACETIC ACID 0.25 % IRRIGATION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0" table:style-name="ce4">
            <text:p>2890</text:p>
          </table:table-cell>
          <table:table-cell office:value-type="string" table:style-name="ce5">
            <text:p>ACYCLOVIR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1" table:style-name="ce4">
            <text:p>2891</text:p>
          </table:table-cell>
          <table:table-cell office:value-type="string" table:style-name="ce5">
            <text:p>ACYCLOVIR 200 MG/5 ML ORAL SUSPENSION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2" table:style-name="ce4">
            <text:p>2892</text:p>
          </table:table-cell>
          <table:table-cell office:value-type="string" table:style-name="ce5">
            <text:p>ACYCLOVIR 8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3" table:style-name="ce4">
            <text:p>2893</text:p>
          </table:table-cell>
          <table:table-cell office:value-type="string" table:style-name="ce5">
            <text:p>ADENOSINE 3 MG/ML INTRAVENOUS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4" table:style-name="ce4">
            <text:p>2894</text:p>
          </table:table-cell>
          <table:table-cell office:value-type="string" table:style-name="ce5">
            <text:p>ALBUMIN, HUMAN 25 % INTRAVENOUS SOLUTION</text:p>
          </table:table-cell>
          <table:table-cell office:value-type="float" office:value="360.5" table:style-name="ce6">
            <text:p>361</text:p>
          </table:table-cell>
          <table:table-cell office:value-type="float" office:value="360.5" table:style-name="ce6">
            <text:p>3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5" table:style-name="ce4">
            <text:p>2895</text:p>
          </table:table-cell>
          <table:table-cell office:value-type="string" table:style-name="ce5">
            <text:p>ALBUMIN, HUMAN 5 % INTRAVENOUS SOLUTION</text:p>
          </table:table-cell>
          <table:table-cell office:value-type="float" office:value="410.5" table:style-name="ce6">
            <text:p>411</text:p>
          </table:table-cell>
          <table:table-cell office:value-type="float" office:value="410.5" table:style-name="ce6">
            <text:p>4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6" table:style-name="ce4">
            <text:p>2896</text:p>
          </table:table-cell>
          <table:table-cell office:value-type="string" table:style-name="ce5">
            <text:p>ALPROSTADIL 500 MCG/ML INJECTION SOLUTION</text:p>
          </table:table-cell>
          <table:table-cell office:value-type="float" office:value="907" table:style-name="ce6">
            <text:p>907</text:p>
          </table:table-cell>
          <table:table-cell office:value-type="float" office:value="907" table:style-name="ce6">
            <text:p>9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7" table:style-name="ce4">
            <text:p>2897</text:p>
          </table:table-cell>
          <table:table-cell office:value-type="string" table:style-name="ce5">
            <text:p>AMIODARONE 50 MG/ML INTRAVENOUS SOLUTION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8" table:style-name="ce4">
            <text:p>2898</text:p>
          </table:table-cell>
          <table:table-cell office:value-type="string" table:style-name="ce5">
            <text:p>AMIODARO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899" table:style-name="ce4">
            <text:p>2899</text:p>
          </table:table-cell>
          <table:table-cell office:value-type="string" table:style-name="ce5">
            <text:p>GASTROGRAFIN PLUS SALINE FOR GASTROGRAFIN CHALLENGE</text:p>
          </table:table-cell>
          <table:table-cell office:value-type="float" office:value="198.5" table:style-name="ce6">
            <text:p>199</text:p>
          </table:table-cell>
          <table:table-cell office:value-type="float" office:value="198.5" table:style-name="ce6">
            <text:p>1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0" table:style-name="ce4">
            <text:p>2900</text:p>
          </table:table-cell>
          <table:table-cell office:value-type="string" table:style-name="ce5">
            <text:p>AZATHIOPRINE 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1" table:style-name="ce4">
            <text:p>2901</text:p>
          </table:table-cell>
          <table:table-cell office:value-type="string" table:style-name="ce5">
            <text:p>BETAXOLOL 0.5 % EYE DROPS</text:p>
          </table:table-cell>
          <table:table-cell office:value-type="float" office:value="338.5" table:style-name="ce6">
            <text:p>339</text:p>
          </table:table-cell>
          <table:table-cell office:value-type="float" office:value="338.5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2" table:style-name="ce4">
            <text:p>2902</text:p>
          </table:table-cell>
          <table:table-cell office:value-type="string" table:style-name="ce5">
            <text:p>BUMETANIDE 0.25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3" table:style-name="ce4">
            <text:p>2903</text:p>
          </table:table-cell>
          <table:table-cell office:value-type="string" table:style-name="ce5">
            <text:p>BUMETANID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4" table:style-name="ce4">
            <text:p>2904</text:p>
          </table:table-cell>
          <table:table-cell office:value-type="string" table:style-name="ce5">
            <text:p>BUMETANID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5" table:style-name="ce4">
            <text:p>2905</text:p>
          </table:table-cell>
          <table:table-cell office:value-type="string" table:style-name="ce5">
            <text:p>BUPIVACAINE (PF) 0.75 % (7.5 MG/ML) IN 8.25 % DEXTROSE INJECTION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6" table:style-name="ce4">
            <text:p>2906</text:p>
          </table:table-cell>
          <table:table-cell office:value-type="string" table:style-name="ce5">
            <text:p>BUPROPION HC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7" table:style-name="ce4">
            <text:p>2907</text:p>
          </table:table-cell>
          <table:table-cell office:value-type="string" table:style-name="ce5">
            <text:p>BUPROPION HCL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8" table:style-name="ce4">
            <text:p>2908</text:p>
          </table:table-cell>
          <table:table-cell office:value-type="string" table:style-name="ce5">
            <text:p>BUSPIRO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09" table:style-name="ce4">
            <text:p>2909</text:p>
          </table:table-cell>
          <table:table-cell office:value-type="string" table:style-name="ce5">
            <text:p>BUSPIR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0" table:style-name="ce4">
            <text:p>2910</text:p>
          </table:table-cell>
          <table:table-cell office:value-type="string" table:style-name="ce5">
            <text:p>CALCITRIOL 0.25 MC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1" table:style-name="ce4">
            <text:p>2911</text:p>
          </table:table-cell>
          <table:table-cell office:value-type="string" table:style-name="ce5">
            <text:p>CALCIUM CARBONATE 200 MG CALCIUM (500 MG)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2" table:style-name="ce4">
            <text:p>2912</text:p>
          </table:table-cell>
          <table:table-cell office:value-type="string" table:style-name="ce5">
            <text:p>CAPTOPRI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3" table:style-name="ce4">
            <text:p>2913</text:p>
          </table:table-cell>
          <table:table-cell office:value-type="string" table:style-name="ce5">
            <text:p>CAPTOPRI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4" table:style-name="ce4">
            <text:p>2914</text:p>
          </table:table-cell>
          <table:table-cell office:value-type="string" table:style-name="ce5">
            <text:p>CAPTOPRIL 5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5" table:style-name="ce4">
            <text:p>2915</text:p>
          </table:table-cell>
          <table:table-cell office:value-type="string" table:style-name="ce5">
            <text:p>CARBIDOPA 10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6" table:style-name="ce4">
            <text:p>2916</text:p>
          </table:table-cell>
          <table:table-cell office:value-type="string" table:style-name="ce5">
            <text:p>CARBIDOPA 25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7" table:style-name="ce4">
            <text:p>2917</text:p>
          </table:table-cell>
          <table:table-cell office:value-type="string" table:style-name="ce5">
            <text:p>CARBIDOPA 25 MG-LEVO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8" table:style-name="ce4">
            <text:p>2918</text:p>
          </table:table-cell>
          <table:table-cell office:value-type="string" table:style-name="ce5">
            <text:p>OMALIZUMAB 150 MG SUBCUTANEOUS SOLUTION</text:p>
          </table:table-cell>
          <table:table-cell office:value-type="float" office:value="4370.5" table:style-name="ce6">
            <text:p>4,371</text:p>
          </table:table-cell>
          <table:table-cell office:value-type="float" office:value="4370.5" table:style-name="ce6">
            <text:p>4,3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19" table:style-name="ce4">
            <text:p>2919</text:p>
          </table:table-cell>
          <table:table-cell office:value-type="string" table:style-name="ce5">
            <text:p>CARBOPLATIN 10 MG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0" table:style-name="ce4">
            <text:p>2920</text:p>
          </table:table-cell>
          <table:table-cell office:value-type="string" table:style-name="ce5">
            <text:p>CEFOTAXIME 1 GRAM SOLUTION FOR INJECTION</text:p>
          </table:table-cell>
          <table:table-cell office:value-type="float" office:value="33.5" table:style-name="ce6">
            <text:p>34</text:p>
          </table:table-cell>
          <table:table-cell office:value-type="float" office:value="33.5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1" table:style-name="ce4">
            <text:p>2921</text:p>
          </table:table-cell>
          <table:table-cell office:value-type="string" table:style-name="ce5">
            <text:p>CEFTRIAXONE 250 MG SOLUTION FOR INJEC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2" table:style-name="ce4">
            <text:p>2922</text:p>
          </table:table-cell>
          <table:table-cell office:value-type="string" table:style-name="ce5">
            <text:p>CEFTRIAXONE 500 MG SOLUTION FOR INJEC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3" table:style-name="ce4">
            <text:p>2923</text:p>
          </table:table-cell>
          <table:table-cell office:value-type="string" table:style-name="ce5">
            <text:p>PARENTERAL AMINO ACID 10 % COMBINATION NO.4 INTRAVENOUS SOLUTION</text:p>
          </table:table-cell>
          <table:table-cell office:value-type="float" office:value="251.5" table:style-name="ce6">
            <text:p>252</text:p>
          </table:table-cell>
          <table:table-cell office:value-type="float" office:value="251.5" table:style-name="ce6">
            <text:p>2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4" table:style-name="ce4">
            <text:p>2924</text:p>
          </table:table-cell>
          <table:table-cell office:value-type="string" table:style-name="ce5">
            <text:p>CEFUROXIME AXETI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5" table:style-name="ce4">
            <text:p>2925</text:p>
          </table:table-cell>
          <table:table-cell office:value-type="string" table:style-name="ce5">
            <text:p>CEFUROXIME AXETIL 50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6" table:style-name="ce4">
            <text:p>2926</text:p>
          </table:table-cell>
          <table:table-cell office:value-type="string" table:style-name="ce5">
            <text:p>CEPHALEX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7" table:style-name="ce4">
            <text:p>2927</text:p>
          </table:table-cell>
          <table:table-cell office:value-type="string" table:style-name="ce5">
            <text:p>CEPHALEX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8" table:style-name="ce4">
            <text:p>2928</text:p>
          </table:table-cell>
          <table:table-cell office:value-type="string" table:style-name="ce5">
            <text:p>CEPHALEXIN 250 MG/5 ML ORAL SUSPENS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29" table:style-name="ce4">
            <text:p>2929</text:p>
          </table:table-cell>
          <table:table-cell office:value-type="string" table:style-name="ce5">
            <text:p>CHLORHEXIDINE GLUCONATE 0.12 % MOUTHWASH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0" table:style-name="ce4">
            <text:p>2930</text:p>
          </table:table-cell>
          <table:table-cell office:value-type="string" table:style-name="ce5">
            <text:p>CIPROFLOXACIN 0.3 % EYE DROPS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1" table:style-name="ce4">
            <text:p>2931</text:p>
          </table:table-cell>
          <table:table-cell office:value-type="string" table:style-name="ce5">
            <text:p>CISPLATIN 1 MG/ML INTRAVENOUS SOLUTION</text:p>
          </table:table-cell>
          <table:table-cell office:value-type="float" office:value="72.5" table:style-name="ce6">
            <text:p>73</text:p>
          </table:table-cell>
          <table:table-cell office:value-type="float" office:value="72.5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2" table:style-name="ce4">
            <text:p>2932</text:p>
          </table:table-cell>
          <table:table-cell office:value-type="string" table:style-name="ce5">
            <text:p>CLARITHROMY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3" table:style-name="ce4">
            <text:p>2933</text:p>
          </table:table-cell>
          <table:table-cell office:value-type="string" table:style-name="ce5">
            <text:p>GRANISETRON HCL 1 MG/ML (1 ML) INTRAVENOUS SOLUTION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4" table:style-name="ce4">
            <text:p>2934</text:p>
          </table:table-cell>
          <table:table-cell office:value-type="string" table:style-name="ce5">
            <text:p>CLINDAMYCIN 300 MG/50 ML IN 5 % DEXTROSE INTRAVENOUS PIGGYBACK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5" table:style-name="ce4">
            <text:p>2935</text:p>
          </table:table-cell>
          <table:table-cell office:value-type="string" table:style-name="ce5">
            <text:p>CLOBETASOL 0.05 % TOPICAL CREAM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6" table:style-name="ce4">
            <text:p>2936</text:p>
          </table:table-cell>
          <table:table-cell office:value-type="string" table:style-name="ce5">
            <text:p>CLOBETASOL 0.05 % TOPICAL OINTMEN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7" table:style-name="ce4">
            <text:p>2937</text:p>
          </table:table-cell>
          <table:table-cell office:value-type="string" table:style-name="ce5">
            <text:p>CLOMIPRAMINE 25 MG CAPSULE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8" table:style-name="ce4">
            <text:p>2938</text:p>
          </table:table-cell>
          <table:table-cell office:value-type="string" table:style-name="ce5">
            <text:p>CLONAZEPAM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39" table:style-name="ce4">
            <text:p>2939</text:p>
          </table:table-cell>
          <table:table-cell office:value-type="string" table:style-name="ce5">
            <text:p>CLONAZEPAM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0" table:style-name="ce4">
            <text:p>2940</text:p>
          </table:table-cell>
          <table:table-cell office:value-type="string" table:style-name="ce5">
            <text:p>CLOTRIMAZOLE 10 MG TROCH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1" table:style-name="ce4">
            <text:p>2941</text:p>
          </table:table-cell>
          <table:table-cell office:value-type="string" table:style-name="ce5">
            <text:p>CLOZAPINE 100 MG TABLET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2" table:style-name="ce4">
            <text:p>2942</text:p>
          </table:table-cell>
          <table:table-cell office:value-type="string" table:style-name="ce5">
            <text:p>CLOZAPINE 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3" table:style-name="ce4">
            <text:p>2943</text:p>
          </table:table-cell>
          <table:table-cell office:value-type="string" table:style-name="ce5">
            <text:p>MIDAZOLAM (PF) 5 MG/ML INJECTION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4" table:style-name="ce4">
            <text:p>2944</text:p>
          </table:table-cell>
          <table:table-cell office:value-type="string" table:style-name="ce5">
            <text:p>DEXAMETHASONE SODIUM PHOSP 4 MG/ML 5ML IJ SOLN (FOR ANESTH USE ONLY)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5" table:style-name="ce4">
            <text:p>2945</text:p>
          </table:table-cell>
          <table:table-cell office:value-type="string" table:style-name="ce5">
            <text:p>CYCLOSPORINE 250 MG/5 ML INTRAVENOUS SOLUTION</text:p>
          </table:table-cell>
          <table:table-cell office:value-type="float" office:value="149.5" table:style-name="ce6">
            <text:p>150</text:p>
          </table:table-cell>
          <table:table-cell office:value-type="float" office:value="149.5" table:style-name="ce6">
            <text:p>1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6" table:style-name="ce4">
            <text:p>2946</text:p>
          </table:table-cell>
          <table:table-cell office:value-type="string" table:style-name="ce5">
            <text:p>CYCLOSPORINE 100 MG CAPSULE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7" table:style-name="ce4">
            <text:p>2947</text:p>
          </table:table-cell>
          <table:table-cell office:value-type="string" table:style-name="ce5">
            <text:p>CYCLOSPORINE 25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8" table:style-name="ce4">
            <text:p>2948</text:p>
          </table:table-cell>
          <table:table-cell office:value-type="string" table:style-name="ce5">
            <text:p>DANTROLEN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49" table:style-name="ce4">
            <text:p>2949</text:p>
          </table:table-cell>
          <table:table-cell office:value-type="string" table:style-name="ce5">
            <text:p>DEFEROXAMINE 500 MG SOLUTION FOR INJEC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0" table:style-name="ce4">
            <text:p>2950</text:p>
          </table:table-cell>
          <table:table-cell office:value-type="string" table:style-name="ce5">
            <text:p>DESMOPRESSIN 4 MCG/ML INJECTION SOLUTION</text:p>
          </table:table-cell>
          <table:table-cell office:value-type="float" office:value="925.5" table:style-name="ce6">
            <text:p>926</text:p>
          </table:table-cell>
          <table:table-cell office:value-type="float" office:value="925.5" table:style-name="ce6">
            <text:p>9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1" table:style-name="ce4">
            <text:p>2951</text:p>
          </table:table-cell>
          <table:table-cell office:value-type="string" table:style-name="ce5">
            <text:p>DEXTROSE 5 % AND LACTATED RINGERS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2" table:style-name="ce4">
            <text:p>2952</text:p>
          </table:table-cell>
          <table:table-cell office:value-type="string" table:style-name="ce5">
            <text:p>DIHYDROERGOTAMINE 1 MG/ML INJECTION SOLUTION</text:p>
          </table:table-cell>
          <table:table-cell office:value-type="float" office:value="808.5" table:style-name="ce6">
            <text:p>809</text:p>
          </table:table-cell>
          <table:table-cell office:value-type="float" office:value="808.5" table:style-name="ce6">
            <text:p>8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3" table:style-name="ce4">
            <text:p>2953</text:p>
          </table:table-cell>
          <table:table-cell office:value-type="string" table:style-name="ce5">
            <text:p>DILTIAZEM 5 MG/ML INTRAVENOUS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4" table:style-name="ce4">
            <text:p>2954</text:p>
          </table:table-cell>
          <table:table-cell office:value-type="string" table:style-name="ce5">
            <text:p>DIMETHYL SULFOXIDE 50 % INTRAVESICAL SOLUTION</text:p>
          </table:table-cell>
          <table:table-cell office:value-type="float" office:value="2655" table:style-name="ce6">
            <text:p>2,655</text:p>
          </table:table-cell>
          <table:table-cell office:value-type="float" office:value="2655" table:style-name="ce6">
            <text:p>2,6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5" table:style-name="ce4">
            <text:p>2955</text:p>
          </table:table-cell>
          <table:table-cell office:value-type="string" table:style-name="ce5">
            <text:p>DOXAZOSIN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6" table:style-name="ce4">
            <text:p>2956</text:p>
          </table:table-cell>
          <table:table-cell office:value-type="string" table:style-name="ce5">
            <text:p>DOXAZOSIN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7" table:style-name="ce4">
            <text:p>2957</text:p>
          </table:table-cell>
          <table:table-cell office:value-type="string" table:style-name="ce5">
            <text:p>ENALAPRIL MALE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8" table:style-name="ce4">
            <text:p>2958</text:p>
          </table:table-cell>
          <table:table-cell office:value-type="string" table:style-name="ce5">
            <text:p>ENALAPRIL MALEAT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59" table:style-name="ce4">
            <text:p>2959</text:p>
          </table:table-cell>
          <table:table-cell office:value-type="string" table:style-name="ce5">
            <text:p>ENALAPRIL MALE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0" table:style-name="ce4">
            <text:p>2960</text:p>
          </table:table-cell>
          <table:table-cell office:value-type="string" table:style-name="ce5">
            <text:p>ENALAPRILAT 1.25 MG/ML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1" table:style-name="ce4">
            <text:p>2961</text:p>
          </table:table-cell>
          <table:table-cell office:value-type="string" table:style-name="ce5">
            <text:p>ESMOLOL 100 MG/10 ML (10 MG/ML) INTRAVENOUS SOLUTION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2" table:style-name="ce4">
            <text:p>2962</text:p>
          </table:table-cell>
          <table:table-cell office:value-type="string" table:style-name="ce5">
            <text:p>REVERSAL OF LIFE THREATENING BLEEDING PROTOCOL CMC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3" table:style-name="ce4">
            <text:p>2963</text:p>
          </table:table-cell>
          <table:table-cell office:value-type="string" table:style-name="ce5">
            <text:p>ESTRADIOL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4" table:style-name="ce4">
            <text:p>2964</text:p>
          </table:table-cell>
          <table:table-cell office:value-type="string" table:style-name="ce5">
            <text:p>ETHAMBUTOL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5" table:style-name="ce4">
            <text:p>2965</text:p>
          </table:table-cell>
          <table:table-cell office:value-type="string" table:style-name="ce5">
            <text:p>ETOPOSIDE 20 MG/ML INTRAVENOUS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6" table:style-name="ce4">
            <text:p>2966</text:p>
          </table:table-cell>
          <table:table-cell office:value-type="string" table:style-name="ce5">
            <text:p>FAMOTID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7" table:style-name="ce4">
            <text:p>2967</text:p>
          </table:table-cell>
          <table:table-cell office:value-type="string" table:style-name="ce5">
            <text:p>FINASTE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8" table:style-name="ce4">
            <text:p>2968</text:p>
          </table:table-cell>
          <table:table-cell office:value-type="string" table:style-name="ce5">
            <text:p>MEMANTINE 5 MG TABLET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69" table:style-name="ce4">
            <text:p>2969</text:p>
          </table:table-cell>
          <table:table-cell office:value-type="string" table:style-name="ce5">
            <text:p>FLUCONAZOL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0" table:style-name="ce4">
            <text:p>2970</text:p>
          </table:table-cell>
          <table:table-cell office:value-type="string" table:style-name="ce5">
            <text:p>FLUCONAZOLE 200 MG/100 ML IN SOD. CHLORIDE (ISO) INTRAVENOUS PIGGYBACK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1" table:style-name="ce4">
            <text:p>2971</text:p>
          </table:table-cell>
          <table:table-cell office:value-type="string" table:style-name="ce5">
            <text:p>FLUCONAZOLE 400 MG/200 ML IN SOD. CHLORIDE(ISO) INTRAVENOUS PIGGYBACK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2" table:style-name="ce4">
            <text:p>2972</text:p>
          </table:table-cell>
          <table:table-cell office:value-type="string" table:style-name="ce5">
            <text:p>FLUDROCORTISONE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3" table:style-name="ce4">
            <text:p>2973</text:p>
          </table:table-cell>
          <table:table-cell office:value-type="string" table:style-name="ce5">
            <text:p>FLUMAZENIL 0.1 MG/ML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4" table:style-name="ce4">
            <text:p>2974</text:p>
          </table:table-cell>
          <table:table-cell office:value-type="string" table:style-name="ce5">
            <text:p>FLUOXETINE 2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5" table:style-name="ce4">
            <text:p>2975</text:p>
          </table:table-cell>
          <table:table-cell office:value-type="string" table:style-name="ce5">
            <text:p>DOBUTAMINE 250 MG/20 ML (12.5 MG/ML) INTRAVENOUS SOLUTION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6" table:style-name="ce4">
            <text:p>2976</text:p>
          </table:table-cell>
          <table:table-cell office:value-type="string" table:style-name="ce5">
            <text:p>FLURBIPROFEN 0.03 % EYE DROPS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7" table:style-name="ce4">
            <text:p>2977</text:p>
          </table:table-cell>
          <table:table-cell office:value-type="string" table:style-name="ce5">
            <text:p>FLUVOXAM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8" table:style-name="ce4">
            <text:p>2978</text:p>
          </table:table-cell>
          <table:table-cell office:value-type="string" table:style-name="ce5">
            <text:p>RFP 402 (0K, 3CA, 35HCO3) DIALYSIS SOL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79" table:style-name="ce4">
            <text:p>2979</text:p>
          </table:table-cell>
          <table:table-cell office:value-type="string" table:style-name="ce5">
            <text:p>GLIPIZ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0" table:style-name="ce4">
            <text:p>2980</text:p>
          </table:table-cell>
          <table:table-cell office:value-type="string" table:style-name="ce5">
            <text:p>HALOPERIDOL DECANOATE 50 MG/ML INTRAMUSCULAR SOLUTION</text:p>
          </table:table-cell>
          <table:table-cell office:value-type="float" office:value="311.5" table:style-name="ce6">
            <text:p>312</text:p>
          </table:table-cell>
          <table:table-cell office:value-type="float" office:value="311.5" table:style-name="ce6">
            <text:p>3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1" table:style-name="ce4">
            <text:p>2981</text:p>
          </table:table-cell>
          <table:table-cell office:value-type="string" table:style-name="ce5">
            <text:p>HEPARIN (PORCINE) 5,000 UNIT/ML INJECTION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2" table:style-name="ce4">
            <text:p>2982</text:p>
          </table:table-cell>
          <table:table-cell office:value-type="string" table:style-name="ce5">
            <text:p>DOBUTAMINE 1,000 MG/250 ML(4,000 MCG/ML) IN 5 % DEXTROSE IV</text:p>
          </table:table-cell>
          <table:table-cell office:value-type="float" office:value="184.5" table:style-name="ce6">
            <text:p>185</text:p>
          </table:table-cell>
          <table:table-cell office:value-type="float" office:value="184.5" table:style-name="ce6">
            <text:p>1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3" table:style-name="ce4">
            <text:p>2983</text:p>
          </table:table-cell>
          <table:table-cell office:value-type="string" table:style-name="ce5">
            <text:p>HYDROXYCHLOROQU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4" table:style-name="ce4">
            <text:p>2984</text:p>
          </table:table-cell>
          <table:table-cell office:value-type="string" table:style-name="ce5">
            <text:p>HYOSCYAMINE ER 0.375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5" table:style-name="ce4">
            <text:p>2985</text:p>
          </table:table-cell>
          <table:table-cell office:value-type="string" table:style-name="ce5">
            <text:p>IBUPROFEN 100 MG/5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6" table:style-name="ce4">
            <text:p>2986</text:p>
          </table:table-cell>
          <table:table-cell office:value-type="string" table:style-name="ce5">
            <text:p>IFOSFAMIDE 1 GRAM INTRAVENOUS SOLUTION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7" table:style-name="ce4">
            <text:p>2987</text:p>
          </table:table-cell>
          <table:table-cell office:value-type="string" table:style-name="ce5">
            <text:p>BACITRACIN ZINC 500 UNIT/GRAM TOPICAL PACK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8" table:style-name="ce4">
            <text:p>2988</text:p>
          </table:table-cell>
          <table:table-cell office:value-type="string" table:style-name="ce5">
            <text:p>ISOSORBIDE MONO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89" table:style-name="ce4">
            <text:p>2989</text:p>
          </table:table-cell>
          <table:table-cell office:value-type="string" table:style-name="ce5">
            <text:p>KETOCONAZOLE 2 % TOPICAL CREAM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0" table:style-name="ce4">
            <text:p>2990</text:p>
          </table:table-cell>
          <table:table-cell office:value-type="string" table:style-name="ce5">
            <text:p>KETOROLAC 60 MG/2 ML INTRAMUSCULAR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1" table:style-name="ce4">
            <text:p>2991</text:p>
          </table:table-cell>
          <table:table-cell office:value-type="string" table:style-name="ce5">
            <text:p>KETOROLAC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2" table:style-name="ce4">
            <text:p>2992</text:p>
          </table:table-cell>
          <table:table-cell office:value-type="string" table:style-name="ce5">
            <text:p>LABETALOL 5 MG/ML INTRAVENOUS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3" table:style-name="ce4">
            <text:p>2993</text:p>
          </table:table-cell>
          <table:table-cell office:value-type="string" table:style-name="ce5">
            <text:p>LABETALOL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4" table:style-name="ce4">
            <text:p>2994</text:p>
          </table:table-cell>
          <table:table-cell office:value-type="string" table:style-name="ce5">
            <text:p>LEVOBUNOLOL 0.5 % EYE DROPS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5" table:style-name="ce4">
            <text:p>2995</text:p>
          </table:table-cell>
          <table:table-cell office:value-type="string" table:style-name="ce5">
            <text:p>LEVOTHYROXINE 88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6" table:style-name="ce4">
            <text:p>2996</text:p>
          </table:table-cell>
          <table:table-cell office:value-type="string" table:style-name="ce5">
            <text:p>LEVOTHYROXINE 112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7" table:style-name="ce4">
            <text:p>2997</text:p>
          </table:table-cell>
          <table:table-cell office:value-type="string" table:style-name="ce5">
            <text:p>LIDOCAINE-EPINEPHRINE (PF) 2 %-1:200,000 INJECTION SOLUTION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8" table:style-name="ce4">
            <text:p>2998</text:p>
          </table:table-cell>
          <table:table-cell office:value-type="string" table:style-name="ce5">
            <text:p>LISINOPRI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2999" table:style-name="ce4">
            <text:p>2999</text:p>
          </table:table-cell>
          <table:table-cell office:value-type="string" table:style-name="ce5">
            <text:p>LISINOPR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0" table:style-name="ce4">
            <text:p>3000</text:p>
          </table:table-cell>
          <table:table-cell office:value-type="string" table:style-name="ce5">
            <text:p>LITHIUM CARBONATE ER 3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1" table:style-name="ce4">
            <text:p>3001</text:p>
          </table:table-cell>
          <table:table-cell office:value-type="string" table:style-name="ce5">
            <text:p>LITHIUM CARBONATE ER 45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2" table:style-name="ce4">
            <text:p>3002</text:p>
          </table:table-cell>
          <table:table-cell office:value-type="string" table:style-name="ce5">
            <text:p>LORATAD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3" table:style-name="ce4">
            <text:p>3003</text:p>
          </table:table-cell>
          <table:table-cell office:value-type="string" table:style-name="ce5">
            <text:p>LORAZEPAM 2 MG/ML INJECTION SOLUTION</text:p>
          </table:table-cell>
          <table:table-cell office:value-type="float" office:value="70.5" table:style-name="ce6">
            <text:p>71</text:p>
          </table:table-cell>
          <table:table-cell office:value-type="float" office:value="70.5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4" table:style-name="ce4">
            <text:p>3004</text:p>
          </table:table-cell>
          <table:table-cell office:value-type="string" table:style-name="ce5">
            <text:p>MAGNESIUM OXIDE 400 MG (241.3 MG MAGNESIUM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5" table:style-name="ce4">
            <text:p>3005</text:p>
          </table:table-cell>
          <table:table-cell office:value-type="string" table:style-name="ce5">
            <text:p>MEGESTROL 400 MG/10 ML (10 ML) ORAL SUSPENS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6" table:style-name="ce4">
            <text:p>3006</text:p>
          </table:table-cell>
          <table:table-cell office:value-type="string" table:style-name="ce5">
            <text:p>MESALAMINE 4 GRAM/60 ML ENEMA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7" table:style-name="ce4">
            <text:p>3007</text:p>
          </table:table-cell>
          <table:table-cell office:value-type="string" table:style-name="ce5">
            <text:p>MESNA 100 MG/ML INTRAVENOUS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8" table:style-name="ce4">
            <text:p>3008</text:p>
          </table:table-cell>
          <table:table-cell office:value-type="string" table:style-name="ce5">
            <text:p>METFORM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09" table:style-name="ce4">
            <text:p>3009</text:p>
          </table:table-cell>
          <table:table-cell office:value-type="string" table:style-name="ce5">
            <text:p>METHYLPREDNISOLONE SOD SUCC (PF) 40 MG/ML SOLUTION FOR INJECTION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0" table:style-name="ce4">
            <text:p>3010</text:p>
          </table:table-cell>
          <table:table-cell office:value-type="string" table:style-name="ce5">
            <text:p>METOLAZO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1" table:style-name="ce4">
            <text:p>3011</text:p>
          </table:table-cell>
          <table:table-cell office:value-type="string" table:style-name="ce5">
            <text:p>METOLAZ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2" table:style-name="ce4">
            <text:p>3012</text:p>
          </table:table-cell>
          <table:table-cell office:value-type="string" table:style-name="ce5">
            <text:p>MEXILETIN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3" table:style-name="ce4">
            <text:p>3013</text:p>
          </table:table-cell>
          <table:table-cell office:value-type="string" table:style-name="ce5">
            <text:p>MEXILETINE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4" table:style-name="ce4">
            <text:p>3014</text:p>
          </table:table-cell>
          <table:table-cell office:value-type="string" table:style-name="ce5">
            <text:p>PROPOFOL 10 MG/ML IV EMUL 20ML SYR INF (MCG/KG/MIN) ANES USE ONLY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5" table:style-name="ce4">
            <text:p>3015</text:p>
          </table:table-cell>
          <table:table-cell office:value-type="string" table:style-name="ce5">
            <text:p>MIDAZOLAM (PF) 1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6" table:style-name="ce4">
            <text:p>3016</text:p>
          </table:table-cell>
          <table:table-cell office:value-type="string" table:style-name="ce5">
            <text:p>MIDAZOLAM 5 MG/ML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7" table:style-name="ce4">
            <text:p>3017</text:p>
          </table:table-cell>
          <table:table-cell office:value-type="string" table:style-name="ce5">
            <text:p>MIDODR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8" table:style-name="ce4">
            <text:p>3018</text:p>
          </table:table-cell>
          <table:table-cell office:value-type="string" table:style-name="ce5">
            <text:p>MISOPROSTOL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19" table:style-name="ce4">
            <text:p>3019</text:p>
          </table:table-cell>
          <table:table-cell office:value-type="string" table:style-name="ce5">
            <text:p>MITOMYCIN 20 MG INTRAVENOUS SOLUTION</text:p>
          </table:table-cell>
          <table:table-cell office:value-type="float" office:value="1656.5" table:style-name="ce6">
            <text:p>1,657</text:p>
          </table:table-cell>
          <table:table-cell office:value-type="float" office:value="1656.5" table:style-name="ce6">
            <text:p>1,6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0" table:style-name="ce4">
            <text:p>3020</text:p>
          </table:table-cell>
          <table:table-cell office:value-type="string" table:style-name="ce5">
            <text:p>MITOMYCIN 5 MG INTRAVENOUS SOLUTION</text:p>
          </table:table-cell>
          <table:table-cell office:value-type="float" office:value="638" table:style-name="ce6">
            <text:p>638</text:p>
          </table:table-cell>
          <table:table-cell office:value-type="float" office:value="638" table:style-name="ce6">
            <text:p>6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1" table:style-name="ce4">
            <text:p>3021</text:p>
          </table:table-cell>
          <table:table-cell office:value-type="string" table:style-name="ce5">
            <text:p>BARIUM SULFATE 7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2" table:style-name="ce4">
            <text:p>3022</text:p>
          </table:table-cell>
          <table:table-cell office:value-type="string" table:style-name="ce5">
            <text:p>MORPHINE CONCENTRATE 100 MG/5 ML (20 MG/ML) ORAL SOLUTION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3" table:style-name="ce4">
            <text:p>3023</text:p>
          </table:table-cell>
          <table:table-cell office:value-type="string" table:style-name="ce5">
            <text:p>MUPIROCIN 2 % TOPICAL OINTMENT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4" table:style-name="ce4">
            <text:p>3024</text:p>
          </table:table-cell>
          <table:table-cell office:value-type="string" table:style-name="ce5">
            <text:p>NORETHINDRONE (CONTRACEPTIVE) 0.3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5" table:style-name="ce4">
            <text:p>3025</text:p>
          </table:table-cell>
          <table:table-cell office:value-type="string" table:style-name="ce5">
            <text:p>NALTREX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6" table:style-name="ce4">
            <text:p>3026</text:p>
          </table:table-cell>
          <table:table-cell office:value-type="string" table:style-name="ce5">
            <text:p>MEPOLIZUMAB 100 MG SUBCUTANEOUS SOLUTION</text:p>
          </table:table-cell>
          <table:table-cell office:value-type="float" office:value="13390" table:style-name="ce6">
            <text:p>13,390</text:p>
          </table:table-cell>
          <table:table-cell office:value-type="float" office:value="13390" table:style-name="ce6">
            <text:p>13,3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7" table:style-name="ce4">
            <text:p>3027</text:p>
          </table:table-cell>
          <table:table-cell office:value-type="string" table:style-name="ce5">
            <text:p>NICOTINE (POLACRILEX) 2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8" table:style-name="ce4">
            <text:p>3028</text:p>
          </table:table-cell>
          <table:table-cell office:value-type="string" table:style-name="ce5">
            <text:p>NIFEDIPINE ER 3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29" table:style-name="ce4">
            <text:p>3029</text:p>
          </table:table-cell>
          <table:table-cell office:value-type="string" table:style-name="ce5">
            <text:p>NIFEDIPINE ER 6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0" table:style-name="ce4">
            <text:p>3030</text:p>
          </table:table-cell>
          <table:table-cell office:value-type="string" table:style-name="ce5">
            <text:p>NITROFURANTOIN MONOHYDRATE/MACROCRYSTALS 100 MG CAPSUL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1" table:style-name="ce4">
            <text:p>3031</text:p>
          </table:table-cell>
          <table:table-cell office:value-type="string" table:style-name="ce5">
            <text:p>NOREPINEPHRINE BITARTRATE 1 MG/ML INTRAVENOUS SOLUTION</text:p>
          </table:table-cell>
          <table:table-cell office:value-type="float" office:value="72.5" table:style-name="ce6">
            <text:p>73</text:p>
          </table:table-cell>
          <table:table-cell office:value-type="float" office:value="72.5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2" table:style-name="ce4">
            <text:p>3032</text:p>
          </table:table-cell>
          <table:table-cell office:value-type="string" table:style-name="ce5">
            <text:p>OXYBUTYNIN CHLORIDE 5 MG/5 ML SYRUP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3" table:style-name="ce4">
            <text:p>3033</text:p>
          </table:table-cell>
          <table:table-cell office:value-type="string" table:style-name="ce5">
            <text:p>OXYCODONE 20 MG/ML ORAL CONCENTRATE</text:p>
          </table:table-cell>
          <table:table-cell office:value-type="float" office:value="1440" table:style-name="ce6">
            <text:p>1,440</text:p>
          </table:table-cell>
          <table:table-cell office:value-type="float" office:value="1440" table:style-name="ce6">
            <text:p>1,4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4" table:style-name="ce4">
            <text:p>3034</text:p>
          </table:table-cell>
          <table:table-cell office:value-type="string" table:style-name="ce5">
            <text:p>OXYCODONE 5 MG/5 ML ORAL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5" table:style-name="ce4">
            <text:p>3035</text:p>
          </table:table-cell>
          <table:table-cell office:value-type="string" table:style-name="ce5">
            <text:p>OXYCO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6" table:style-name="ce4">
            <text:p>3036</text:p>
          </table:table-cell>
          <table:table-cell office:value-type="string" table:style-name="ce5">
            <text:p>ADENOSINE (ADENOSCAN) 1 MG IN NS 100 ML FOR CATH LAB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7" table:style-name="ce4">
            <text:p>3037</text:p>
          </table:table-cell>
          <table:table-cell office:value-type="string" table:style-name="ce5">
            <text:p>PAROXET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8" table:style-name="ce4">
            <text:p>3038</text:p>
          </table:table-cell>
          <table:table-cell office:value-type="string" table:style-name="ce5">
            <text:p>PERMETHRIN 5 % TOPICAL CREAM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39" table:style-name="ce4">
            <text:p>3039</text:p>
          </table:table-cell>
          <table:table-cell office:value-type="string" table:style-name="ce5">
            <text:p>PERMETHRIN 1 % TOPICAL LIQUID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0" table:style-name="ce4">
            <text:p>3040</text:p>
          </table:table-cell>
          <table:table-cell office:value-type="string" table:style-name="ce5">
            <text:p>PHENTOLAMINE 5 MG INJECTION SOLUTION</text:p>
          </table:table-cell>
          <table:table-cell office:value-type="float" office:value="388.5" table:style-name="ce6">
            <text:p>389</text:p>
          </table:table-cell>
          <table:table-cell office:value-type="float" office:value="388.5" table:style-name="ce6">
            <text:p>3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1" table:style-name="ce4">
            <text:p>3041</text:p>
          </table:table-cell>
          <table:table-cell office:value-type="string" table:style-name="ce5">
            <text:p>POTASSIUM CHLORIDE 20 MEQ/100ML IN STERILE WATER INTRAVENOUS PIGGYBACK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2" table:style-name="ce4">
            <text:p>3042</text:p>
          </table:table-cell>
          <table:table-cell office:value-type="string" table:style-name="ce5">
            <text:p>PRA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3" table:style-name="ce4">
            <text:p>3043</text:p>
          </table:table-cell>
          <table:table-cell office:value-type="string" table:style-name="ce5">
            <text:p>PRAVASTATIN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4" table:style-name="ce4">
            <text:p>3044</text:p>
          </table:table-cell>
          <table:table-cell office:value-type="string" table:style-name="ce5">
            <text:p>PRIMI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5" table:style-name="ce4">
            <text:p>3045</text:p>
          </table:table-cell>
          <table:table-cell office:value-type="string" table:style-name="ce5">
            <text:p>PROCHLORPERAZINE 25 MG RECTAL SUPPOSITORY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6" table:style-name="ce4">
            <text:p>3046</text:p>
          </table:table-cell>
          <table:table-cell office:value-type="string" table:style-name="ce5">
            <text:p>PROMETHAZINE 12.5 MG RECTAL SUPPOSITORY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7" table:style-name="ce4">
            <text:p>3047</text:p>
          </table:table-cell>
          <table:table-cell office:value-type="string" table:style-name="ce5">
            <text:p>PROMETHAZINE 25 MG RECTAL SUPPOSITORY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8" table:style-name="ce4">
            <text:p>3048</text:p>
          </table:table-cell>
          <table:table-cell office:value-type="string" table:style-name="ce5">
            <text:p>PROPAFENO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49" table:style-name="ce4">
            <text:p>3049</text:p>
          </table:table-cell>
          <table:table-cell office:value-type="string" table:style-name="ce5">
            <text:p>LIPASE-PROTEASE-AMYLASE 12,000-38,000-60,000 UNIT CAPSULE,DELAYED RE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0" table:style-name="ce4">
            <text:p>3050</text:p>
          </table:table-cell>
          <table:table-cell office:value-type="string" table:style-name="ce5">
            <text:p>PYRIDOSTIGMINE BROMID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1" table:style-name="ce4">
            <text:p>3051</text:p>
          </table:table-cell>
          <table:table-cell office:value-type="string" table:style-name="ce5">
            <text:p>RANITIDI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2" table:style-name="ce4">
            <text:p>3052</text:p>
          </table:table-cell>
          <table:table-cell office:value-type="string" table:style-name="ce5">
            <text:p>RIFAMPIN 600 MG INTRAVENOUS SOLUTION</text:p>
          </table:table-cell>
          <table:table-cell office:value-type="float" office:value="817.5" table:style-name="ce6">
            <text:p>818</text:p>
          </table:table-cell>
          <table:table-cell office:value-type="float" office:value="817.5" table:style-name="ce6">
            <text:p>8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3" table:style-name="ce4">
            <text:p>3053</text:p>
          </table:table-cell>
          <table:table-cell office:value-type="string" table:style-name="ce5">
            <text:p>RIFAMP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4" table:style-name="ce4">
            <text:p>3054</text:p>
          </table:table-cell>
          <table:table-cell office:value-type="string" table:style-name="ce5">
            <text:p>SENNOSIDES 8.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5" table:style-name="ce4">
            <text:p>3055</text:p>
          </table:table-cell>
          <table:table-cell office:value-type="string" table:style-name="ce5">
            <text:p>SERTRAL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6" table:style-name="ce4">
            <text:p>3056</text:p>
          </table:table-cell>
          <table:table-cell office:value-type="string" table:style-name="ce5">
            <text:p>SERTRAL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7" table:style-name="ce4">
            <text:p>3057</text:p>
          </table:table-cell>
          <table:table-cell office:value-type="string" table:style-name="ce5">
            <text:p>PRA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8" table:style-name="ce4">
            <text:p>3058</text:p>
          </table:table-cell>
          <table:table-cell office:value-type="string" table:style-name="ce5">
            <text:p>VANCOMYCIN 1000 MG IN NS 250 ML (SMARTEZ DEVICE)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59" table:style-name="ce4">
            <text:p>3059</text:p>
          </table:table-cell>
          <table:table-cell office:value-type="string" table:style-name="ce5">
            <text:p>CLINDAMYCIN 75 MG/5 ML ORAL SOLUTION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0" table:style-name="ce4">
            <text:p>3060</text:p>
          </table:table-cell>
          <table:table-cell office:value-type="string" table:style-name="ce5">
            <text:p>SODIUM CHLORIDE 0.9 % IRRIGATION SOLUTION</text:p>
          </table:table-cell>
          <table:table-cell office:value-type="float" office:value="70.5" table:style-name="ce6">
            <text:p>71</text:p>
          </table:table-cell>
          <table:table-cell office:value-type="float" office:value="70.5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1" table:style-name="ce4">
            <text:p>3061</text:p>
          </table:table-cell>
          <table:table-cell office:value-type="string" table:style-name="ce5">
            <text:p>SOTALO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2" table:style-name="ce4">
            <text:p>3062</text:p>
          </table:table-cell>
          <table:table-cell office:value-type="string" table:style-name="ce5">
            <text:p>PRAZOSIN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3" table:style-name="ce4">
            <text:p>3063</text:p>
          </table:table-cell>
          <table:table-cell office:value-type="string" table:style-name="ce5">
            <text:p>SUCRALFAT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4" table:style-name="ce4">
            <text:p>3064</text:p>
          </table:table-cell>
          <table:table-cell office:value-type="string" table:style-name="ce5">
            <text:p>SUFENTANIL CITRATE 50 MCG/ML INTRAVENOUS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5" table:style-name="ce4">
            <text:p>3065</text:p>
          </table:table-cell>
          <table:table-cell office:value-type="string" table:style-name="ce5">
            <text:p>TEMAZEPAM 7.5 MG CAPSULE</text:p>
          </table:table-cell>
          <table:table-cell office:value-type="float" office:value="56" table:style-name="ce6">
            <text:p>56</text:p>
          </table:table-cell>
          <table:table-cell office:value-type="float" office:value="56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6" table:style-name="ce4">
            <text:p>3066</text:p>
          </table:table-cell>
          <table:table-cell office:value-type="string" table:style-name="ce5">
            <text:p>TERBUTALINE 1 MG/ML SUBCUTANEOUS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7" table:style-name="ce4">
            <text:p>3067</text:p>
          </table:table-cell>
          <table:table-cell office:value-type="string" table:style-name="ce5">
            <text:p>TERBUTAL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8" table:style-name="ce4">
            <text:p>3068</text:p>
          </table:table-cell>
          <table:table-cell office:value-type="string" table:style-name="ce5">
            <text:p>LEV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69" table:style-name="ce4">
            <text:p>3069</text:p>
          </table:table-cell>
          <table:table-cell office:value-type="string" table:style-name="ce5">
            <text:p>LEVOFLOXACIN 250 MG/50 ML IN 5 % DEXTROSE INTRAVENOUS PIGGYBACK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0" table:style-name="ce4">
            <text:p>3070</text:p>
          </table:table-cell>
          <table:table-cell office:value-type="string" table:style-name="ce5">
            <text:p>TETRACAINE HCL (PF) 1 % (10 MG/ML) INJECTION SOLUTION</text:p>
          </table:table-cell>
          <table:table-cell office:value-type="float" office:value="337.5" table:style-name="ce6">
            <text:p>338</text:p>
          </table:table-cell>
          <table:table-cell office:value-type="float" office:value="337.5" table:style-name="ce6">
            <text:p>3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1" table:style-name="ce4">
            <text:p>3071</text:p>
          </table:table-cell>
          <table:table-cell office:value-type="string" table:style-name="ce5">
            <text:p>TIMOLOL MALEATE 0.25 % EYE DROPS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2" table:style-name="ce4">
            <text:p>3072</text:p>
          </table:table-cell>
          <table:table-cell office:value-type="string" table:style-name="ce5">
            <text:p>TIMOLOL MALEATE 0.5 % EYE DROPS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3" table:style-name="ce4">
            <text:p>3073</text:p>
          </table:table-cell>
          <table:table-cell office:value-type="string" table:style-name="ce5">
            <text:p>TOBRAMYCIN 1.2 GRAM SOLUTION FOR INJECTION</text:p>
          </table:table-cell>
          <table:table-cell office:value-type="float" office:value="2484.5" table:style-name="ce6">
            <text:p>2,485</text:p>
          </table:table-cell>
          <table:table-cell office:value-type="float" office:value="2484.5" table:style-name="ce6">
            <text:p>2,4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4" table:style-name="ce4">
            <text:p>3074</text:p>
          </table:table-cell>
          <table:table-cell office:value-type="string" table:style-name="ce5">
            <text:p>BENZOCAINE 20 % MUCOSAL SPRAY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5" table:style-name="ce4">
            <text:p>3075</text:p>
          </table:table-cell>
          <table:table-cell office:value-type="string" table:style-name="ce5">
            <text:p>URSODIOL 300 MG CAPSULE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6" table:style-name="ce4">
            <text:p>3076</text:p>
          </table:table-cell>
          <table:table-cell office:value-type="string" table:style-name="ce5">
            <text:p>VECURONIUM BROMIDE 10 MG INTRAVENOUS SOLUTION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7" table:style-name="ce4">
            <text:p>3077</text:p>
          </table:table-cell>
          <table:table-cell office:value-type="string" table:style-name="ce5">
            <text:p>WARFARIN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8" table:style-name="ce4">
            <text:p>3078</text:p>
          </table:table-cell>
          <table:table-cell office:value-type="string" table:style-name="ce5">
            <text:p>ZIDOVUDINE 100 MG CAPSUL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79" table:style-name="ce4">
            <text:p>3079</text:p>
          </table:table-cell>
          <table:table-cell office:value-type="string" table:style-name="ce5">
            <text:p>MECLIZINE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0" table:style-name="ce4">
            <text:p>3080</text:p>
          </table:table-cell>
          <table:table-cell office:value-type="string" table:style-name="ce5">
            <text:p>MECLI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1" table:style-name="ce4">
            <text:p>3081</text:p>
          </table:table-cell>
          <table:table-cell office:value-type="string" table:style-name="ce5">
            <text:p>KETAMINE 10 MG/ML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2" table:style-name="ce4">
            <text:p>3082</text:p>
          </table:table-cell>
          <table:table-cell office:value-type="string" table:style-name="ce5">
            <text:p>THEOPHYLLINE ER 300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3" table:style-name="ce4">
            <text:p>3083</text:p>
          </table:table-cell>
          <table:table-cell office:value-type="string" table:style-name="ce5">
            <text:p>IPRATROPIUM BROMIDE 0.02 % SOLUTION FOR INHAL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4" table:style-name="ce4">
            <text:p>3084</text:p>
          </table:table-cell>
          <table:table-cell office:value-type="string" table:style-name="ce5">
            <text:p>CLARITHROMYCIN 250 MG/5 ML ORAL SUSPENS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5" table:style-name="ce4">
            <text:p>3085</text:p>
          </table:table-cell>
          <table:table-cell office:value-type="string" table:style-name="ce5">
            <text:p>VERAPAMIL ER (SR) 24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6" table:style-name="ce4">
            <text:p>3086</text:p>
          </table:table-cell>
          <table:table-cell office:value-type="string" table:style-name="ce5">
            <text:p>VERAPAMIL ER (SR) 12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7" table:style-name="ce4">
            <text:p>3087</text:p>
          </table:table-cell>
          <table:table-cell office:value-type="string" table:style-name="ce5">
            <text:p>OXYBUTYNIN CHLO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8" table:style-name="ce4">
            <text:p>3088</text:p>
          </table:table-cell>
          <table:table-cell office:value-type="string" table:style-name="ce5">
            <text:p>BISACODYL 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89" table:style-name="ce4">
            <text:p>3089</text:p>
          </table:table-cell>
          <table:table-cell office:value-type="string" table:style-name="ce5">
            <text:p>POTASSIUM CHLORIDE 10 MEQ/50 ML IN STERILE WATER INTRAVENOUS PIGGYBACK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0" table:style-name="ce4">
            <text:p>3090</text:p>
          </table:table-cell>
          <table:table-cell office:value-type="string" table:style-name="ce5">
            <text:p>ASPIRIN 3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1" table:style-name="ce4">
            <text:p>3091</text:p>
          </table:table-cell>
          <table:table-cell office:value-type="string" table:style-name="ce5">
            <text:p>ONDANSETRON HCL 2 MG/ML INTRAVENOUS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2" table:style-name="ce4">
            <text:p>3092</text:p>
          </table:table-cell>
          <table:table-cell office:value-type="string" table:style-name="ce5">
            <text:p>AMIODARONE 360 MG/200 ML (1.8 MG/ML) IN DEXTROSE, ISO-OSMOTIC IV</text:p>
          </table:table-cell>
          <table:table-cell office:value-type="float" office:value="224.5" table:style-name="ce6">
            <text:p>225</text:p>
          </table:table-cell>
          <table:table-cell office:value-type="float" office:value="224.5" table:style-name="ce6">
            <text:p>2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3" table:style-name="ce4">
            <text:p>3093</text:p>
          </table:table-cell>
          <table:table-cell office:value-type="string" table:style-name="ce5">
            <text:p>ASPIRIN 81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4" table:style-name="ce4">
            <text:p>3094</text:p>
          </table:table-cell>
          <table:table-cell office:value-type="string" table:style-name="ce5">
            <text:p>HAEMOPHILUS B POLYSACCHARID CONJ-TETANUS TOX(PF) 10 MCG/0.5 ML IM SOLN</text:p>
          </table:table-cell>
          <table:table-cell office:value-type="float" office:value="65" table:style-name="ce6">
            <text:p>65</text:p>
          </table:table-cell>
          <table:table-cell office:value-type="float" office:value="6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5" table:style-name="ce4">
            <text:p>3095</text:p>
          </table:table-cell>
          <table:table-cell office:value-type="string" table:style-name="ce5">
            <text:p>FLUCONAZOLE 40 MG/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6" table:style-name="ce4">
            <text:p>3096</text:p>
          </table:table-cell>
          <table:table-cell office:value-type="string" table:style-name="ce5">
            <text:p>MEROPENEM 500 MG INTRAVENOUS SOLUTION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7" table:style-name="ce4">
            <text:p>3097</text:p>
          </table:table-cell>
          <table:table-cell office:value-type="string" table:style-name="ce5">
            <text:p>VITAMIN B COMPLEX-VITAMIN C-FOLIC ACID 0.8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8" table:style-name="ce4">
            <text:p>3098</text:p>
          </table:table-cell>
          <table:table-cell office:value-type="string" table:style-name="ce5">
            <text:p>MULTIVITAMIN,TX-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099" table:style-name="ce4">
            <text:p>3099</text:p>
          </table:table-cell>
          <table:table-cell office:value-type="string" table:style-name="ce5">
            <text:p>VERAPAMIL ER (SR) 18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0" table:style-name="ce4">
            <text:p>3100</text:p>
          </table:table-cell>
          <table:table-cell office:value-type="string" table:style-name="ce5">
            <text:p>FLUORESCEIN 0.25 %-PROPARACAINE 0.5 % EYE DROPS</text:p>
          </table:table-cell>
          <table:table-cell office:value-type="float" office:value="414" table:style-name="ce6">
            <text:p>414</text:p>
          </table:table-cell>
          <table:table-cell office:value-type="float" office:value="414" table:style-name="ce6">
            <text:p>4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1" table:style-name="ce4">
            <text:p>3101</text:p>
          </table:table-cell>
          <table:table-cell office:value-type="string" table:style-name="ce5">
            <text:p>TRAMAD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2" table:style-name="ce4">
            <text:p>3102</text:p>
          </table:table-cell>
          <table:table-cell office:value-type="string" table:style-name="ce5">
            <text:p>METFORMIN 8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3" table:style-name="ce4">
            <text:p>3103</text:p>
          </table:table-cell>
          <table:table-cell office:value-type="string" table:style-name="ce5">
            <text:p>LEVOFLOXACIN IV PEDIATRIC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4" table:style-name="ce4">
            <text:p>3104</text:p>
          </table:table-cell>
          <table:table-cell office:value-type="string" table:style-name="ce5">
            <text:p>TIZANI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5" table:style-name="ce4">
            <text:p>3105</text:p>
          </table:table-cell>
          <table:table-cell office:value-type="string" table:style-name="ce5">
            <text:p>DOPAMINE 800 MG/500 ML (1,600 MCG/ML) IN 5 % DEXTROSE INTRAVENOUS SOLN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6" table:style-name="ce4">
            <text:p>3106</text:p>
          </table:table-cell>
          <table:table-cell office:value-type="string" table:style-name="ce5">
            <text:p>DOPAMINE 800 MG/250 ML (3,200 MCG/ML) IN 5 % DEXTROSE INTRAVENOUS SOLN</text:p>
          </table:table-cell>
          <table:table-cell office:value-type="float" office:value="157.5" table:style-name="ce6">
            <text:p>158</text:p>
          </table:table-cell>
          <table:table-cell office:value-type="float" office:value="157.5" table:style-name="ce6">
            <text:p>1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7" table:style-name="ce4">
            <text:p>3107</text:p>
          </table:table-cell>
          <table:table-cell office:value-type="string" table:style-name="ce5">
            <text:p>HEPARIN (PORCINE) 25,000 UNIT/500 ML (50 UNIT/ML) IN DEXTROSE 5 % IV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8" table:style-name="ce4">
            <text:p>3108</text:p>
          </table:table-cell>
          <table:table-cell office:value-type="string" table:style-name="ce5">
            <text:p>POTASSIUM CHLORIDE 20 MEQ/L IN D5-0.9 % SODIUM CHLORID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09" table:style-name="ce4">
            <text:p>3109</text:p>
          </table:table-cell>
          <table:table-cell office:value-type="string" table:style-name="ce5">
            <text:p>POTASSIUM CHLORIDE 40 MEQ/L IN D5-0.9 % SODIUM CHLORIDE INTRAVENOUS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0" table:style-name="ce4">
            <text:p>3110</text:p>
          </table:table-cell>
          <table:table-cell office:value-type="string" table:style-name="ce5">
            <text:p>POTASSIUM CHLORIDE 1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1" table:style-name="ce4">
            <text:p>3111</text:p>
          </table:table-cell>
          <table:table-cell office:value-type="string" table:style-name="ce5">
            <text:p>POTASSIUM CHLORIDE 20 MEQ/L IN DEXTROSE 5 %-0.2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2" table:style-name="ce4">
            <text:p>3112</text:p>
          </table:table-cell>
          <table:table-cell office:value-type="string" table:style-name="ce5">
            <text:p>POTASSIUM CHLORIDE 20 MEQ/L IN DEXTROSE 5 %-0.45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3" table:style-name="ce4">
            <text:p>3113</text:p>
          </table:table-cell>
          <table:table-cell office:value-type="string" table:style-name="ce5">
            <text:p>POTASSIUM CHLORIDE 30 MEQ/L IN DEXTROSE 5 %-0.45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4" table:style-name="ce4">
            <text:p>3114</text:p>
          </table:table-cell>
          <table:table-cell office:value-type="string" table:style-name="ce5">
            <text:p>POTASSIUM CHLORIDE 4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5" table:style-name="ce4">
            <text:p>3115</text:p>
          </table:table-cell>
          <table:table-cell office:value-type="string" table:style-name="ce5">
            <text:p>LIDOCAINE-EPINEPHRINE 0.5 %-1:200,000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6" table:style-name="ce4">
            <text:p>3116</text:p>
          </table:table-cell>
          <table:table-cell office:value-type="string" table:style-name="ce5">
            <text:p>POTASSIUM CHLORIDE 20 MEQ/L IN 5 % DEXTROSE INTRAVENOUS SOLUTION</text:p>
          </table:table-cell>
          <table:table-cell office:value-type="float" office:value="30.5" table:style-name="ce6">
            <text:p>31</text:p>
          </table:table-cell>
          <table:table-cell office:value-type="float" office:value="30.5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7" table:style-name="ce4">
            <text:p>3117</text:p>
          </table:table-cell>
          <table:table-cell office:value-type="string" table:style-name="ce5">
            <text:p>THROMBIN (BOVINE) 5,000 UNIT TOPICAL SOLUTION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8" table:style-name="ce4">
            <text:p>3118</text:p>
          </table:table-cell>
          <table:table-cell office:value-type="string" table:style-name="ce5">
            <text:p>GLYCERIN (ADULT)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19" table:style-name="ce4">
            <text:p>3119</text:p>
          </table:table-cell>
          <table:table-cell office:value-type="string" table:style-name="ce5">
            <text:p>DEXTROMETHORPHAN-GUAIFENESIN 30 MG-600 MG TABLET EXTENDED RELEASE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0" table:style-name="ce4">
            <text:p>3120</text:p>
          </table:table-cell>
          <table:table-cell office:value-type="string" table:style-name="ce5">
            <text:p>DICLOFENAC SODIUM 5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1" table:style-name="ce4">
            <text:p>3121</text:p>
          </table:table-cell>
          <table:table-cell office:value-type="string" table:style-name="ce5">
            <text:p>DICLOFENAC SODIUM 7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2" table:style-name="ce4">
            <text:p>3122</text:p>
          </table:table-cell>
          <table:table-cell office:value-type="string" table:style-name="ce5">
            <text:p>SODIUM CITRATE-CITRIC ACID 500 MG-334 MG/5 ML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3" table:style-name="ce4">
            <text:p>3123</text:p>
          </table:table-cell>
          <table:table-cell office:value-type="string" table:style-name="ce5">
            <text:p>METOPROLOL TARTRATE(LOPRESSOR) SUSP <text:s/>10 MG/ML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4" table:style-name="ce4">
            <text:p>3124</text:p>
          </table:table-cell>
          <table:table-cell office:value-type="string" table:style-name="ce5">
            <text:p>AZITHROMYCIN 20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5" table:style-name="ce4">
            <text:p>3125</text:p>
          </table:table-cell>
          <table:table-cell office:value-type="string" table:style-name="ce5">
            <text:p>DEXTROMETHORPHAN-GUAIFENESIN 10 MG-100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6" table:style-name="ce4">
            <text:p>3126</text:p>
          </table:table-cell>
          <table:table-cell office:value-type="string" table:style-name="ce5">
            <text:p>HEPARIN (PORCINE) (PF) 1,000 UNIT/500 ML IN 0.9 % SODIUM CHLORIDE IV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7" table:style-name="ce4">
            <text:p>3127</text:p>
          </table:table-cell>
          <table:table-cell office:value-type="string" table:style-name="ce5">
            <text:p>MORPHINE (PF) 1 MG/ML INJECTION SOLUTION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8" table:style-name="ce4">
            <text:p>3128</text:p>
          </table:table-cell>
          <table:table-cell office:value-type="string" table:style-name="ce5">
            <text:p>MORPHINE 4 MG/ML INJECTION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29" table:style-name="ce4">
            <text:p>3129</text:p>
          </table:table-cell>
          <table:table-cell office:value-type="string" table:style-name="ce5">
            <text:p>DEXTROSE 5 % AND 0.45 % SODIUM CHLORIDE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0" table:style-name="ce4">
            <text:p>3130</text:p>
          </table:table-cell>
          <table:table-cell office:value-type="string" table:style-name="ce5">
            <text:p>DEXTROSE 5 % AND 0.2 % SODIUM CHLORIDE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1" table:style-name="ce4">
            <text:p>3131</text:p>
          </table:table-cell>
          <table:table-cell office:value-type="string" table:style-name="ce5">
            <text:p>DEXTROSE 5 % AND 0.9 % SODIUM CHLORIDE INTRAVENOUS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2" table:style-name="ce4">
            <text:p>3132</text:p>
          </table:table-cell>
          <table:table-cell office:value-type="string" table:style-name="ce5">
            <text:p>LIDOCAINE 1 %-EPINEPHRINE 1:100,000 INJECTION SOLUTION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3" table:style-name="ce4">
            <text:p>3133</text:p>
          </table:table-cell>
          <table:table-cell office:value-type="string" table:style-name="ce5">
            <text:p>BIVALIRUDIN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4" table:style-name="ce4">
            <text:p>3134</text:p>
          </table:table-cell>
          <table:table-cell office:value-type="string" table:style-name="ce5">
            <text:p>VANCOMYCIN 50 MG/ML ORAL SOLUTION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5" table:style-name="ce4">
            <text:p>3135</text:p>
          </table:table-cell>
          <table:table-cell office:value-type="string" table:style-name="ce5">
            <text:p>POTASSIUM CHLORIDE 20 MEQ/L-LACTATED RINGERS-5 % DEXTROS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6" table:style-name="ce4">
            <text:p>3136</text:p>
          </table:table-cell>
          <table:table-cell office:value-type="string" table:style-name="ce5">
            <text:p>CALCIUM CHLORIDE 100 MG/ML (10 %) INTRAVENOUS SOLUTION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7" table:style-name="ce4">
            <text:p>3137</text:p>
          </table:table-cell>
          <table:table-cell office:value-type="string" table:style-name="ce5">
            <text:p>DESMOPRESSIN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8" table:style-name="ce4">
            <text:p>3138</text:p>
          </table:table-cell>
          <table:table-cell office:value-type="string" table:style-name="ce5">
            <text:p>IPRATROPIUM BROMIDE 0.03 % NASAL SPRAY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39" table:style-name="ce4">
            <text:p>3139</text:p>
          </table:table-cell>
          <table:table-cell office:value-type="string" table:style-name="ce5">
            <text:p>IPRATROPIUM BROMIDE 42 MCG (0.06 %) NASAL SPRAY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0" table:style-name="ce4">
            <text:p>3140</text:p>
          </table:table-cell>
          <table:table-cell office:value-type="string" table:style-name="ce5">
            <text:p>FLUTICASONE 50 MCG/ACTUATION NASAL SPRAY,SUSPENS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1" table:style-name="ce4">
            <text:p>3141</text:p>
          </table:table-cell>
          <table:table-cell office:value-type="string" table:style-name="ce5">
            <text:p>GLIMEPIRIDE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2" table:style-name="ce4">
            <text:p>3142</text:p>
          </table:table-cell>
          <table:table-cell office:value-type="string" table:style-name="ce5">
            <text:p>GLIMEPIRID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3" table:style-name="ce4">
            <text:p>3143</text:p>
          </table:table-cell>
          <table:table-cell office:value-type="string" table:style-name="ce5">
            <text:p>POTASSIUM CHLORIDE 2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4" table:style-name="ce4">
            <text:p>3144</text:p>
          </table:table-cell>
          <table:table-cell office:value-type="string" table:style-name="ce5">
            <text:p>POTASSIUM CHLORIDE 4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5" table:style-name="ce4">
            <text:p>3145</text:p>
          </table:table-cell>
          <table:table-cell office:value-type="string" table:style-name="ce5">
            <text:p>RANITIDINE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6" table:style-name="ce4">
            <text:p>3146</text:p>
          </table:table-cell>
          <table:table-cell office:value-type="string" table:style-name="ce5">
            <text:p>HYOSCYAMINE 0.125 MG SUBLINGUAL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7" table:style-name="ce4">
            <text:p>3147</text:p>
          </table:table-cell>
          <table:table-cell office:value-type="string" table:style-name="ce5">
            <text:p>SELEGILIN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8" table:style-name="ce4">
            <text:p>3148</text:p>
          </table:table-cell>
          <table:table-cell office:value-type="string" table:style-name="ce5">
            <text:p>HEPARIN, PORCINE (PF) 10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49" table:style-name="ce4">
            <text:p>3149</text:p>
          </table:table-cell>
          <table:table-cell office:value-type="string" table:style-name="ce5">
            <text:p>BUSPIRO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0" table:style-name="ce4">
            <text:p>3150</text:p>
          </table:table-cell>
          <table:table-cell office:value-type="string" table:style-name="ce5">
            <text:p>MIRTAZAPINE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1" table:style-name="ce4">
            <text:p>3151</text:p>
          </table:table-cell>
          <table:table-cell office:value-type="string" table:style-name="ce5">
            <text:p>MIRTAZAPI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2" table:style-name="ce4">
            <text:p>3152</text:p>
          </table:table-cell>
          <table:table-cell office:value-type="string" table:style-name="ce5">
            <text:p>TOR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3" table:style-name="ce4">
            <text:p>3153</text:p>
          </table:table-cell>
          <table:table-cell office:value-type="string" table:style-name="ce5">
            <text:p>TORSEMID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4" table:style-name="ce4">
            <text:p>3154</text:p>
          </table:table-cell>
          <table:table-cell office:value-type="string" table:style-name="ce5">
            <text:p>GABAPENTIN 4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5" table:style-name="ce4">
            <text:p>3155</text:p>
          </table:table-cell>
          <table:table-cell office:value-type="string" table:style-name="ce5">
            <text:p>GABAPENT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6" table:style-name="ce4">
            <text:p>3156</text:p>
          </table:table-cell>
          <table:table-cell office:value-type="string" table:style-name="ce5">
            <text:p>GABAPENTIN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7" table:style-name="ce4">
            <text:p>3157</text:p>
          </table:table-cell>
          <table:table-cell office:value-type="string" table:style-name="ce5">
            <text:p>BUPROPION HCL SR 10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8" table:style-name="ce4">
            <text:p>3158</text:p>
          </table:table-cell>
          <table:table-cell office:value-type="string" table:style-name="ce5">
            <text:p>BUPROPION HCL SR 15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59" table:style-name="ce4">
            <text:p>3159</text:p>
          </table:table-cell>
          <table:table-cell office:value-type="string" table:style-name="ce5">
            <text:p>ACETAMINOPHEN 80 MG/0.8 ML ORAL DROPS,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0" table:style-name="ce4">
            <text:p>3160</text:p>
          </table:table-cell>
          <table:table-cell office:value-type="string" table:style-name="ce5">
            <text:p>DEXAMETHASONE SODIUM PHOSPHATE (PF) 10 MG/ML INJECTION SOLU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1" table:style-name="ce4">
            <text:p>3161</text:p>
          </table:table-cell>
          <table:table-cell office:value-type="string" table:style-name="ce5">
            <text:p>SODIUM NITROPRUSSIDE 25 MG/ML INTRAVENOUS SOLUTION</text:p>
          </table:table-cell>
          <table:table-cell office:value-type="float" office:value="2776" table:style-name="ce6">
            <text:p>2,776</text:p>
          </table:table-cell>
          <table:table-cell office:value-type="float" office:value="2776" table:style-name="ce6">
            <text:p>2,7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2" table:style-name="ce4">
            <text:p>3162</text:p>
          </table:table-cell>
          <table:table-cell office:value-type="string" table:style-name="ce5">
            <text:p>WARFARIN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3" table:style-name="ce4">
            <text:p>3163</text:p>
          </table:table-cell>
          <table:table-cell office:value-type="string" table:style-name="ce5">
            <text:p>NEOMYCIN-POLYMYXIN-DEXAMETH 3.5 MG/ML-10,000 UNIT/ML-0.1% EYE DROPS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4" table:style-name="ce4">
            <text:p>3164</text:p>
          </table:table-cell>
          <table:table-cell office:value-type="string" table:style-name="ce5">
            <text:p>NEOMYCIN 3.5 MG/G-POLYMYXIN B 10,000 UNIT/G-DEXAMETH 0.1 % EYE OINT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5" table:style-name="ce4">
            <text:p>3165</text:p>
          </table:table-cell>
          <table:table-cell office:value-type="string" table:style-name="ce5">
            <text:p>HEPARIN, PORCINE (PF) 1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6" table:style-name="ce4">
            <text:p>3166</text:p>
          </table:table-cell>
          <table:table-cell office:value-type="string" table:style-name="ce5">
            <text:p>PHENYLEPHRINE 10 % EYE DROPS</text:p>
          </table:table-cell>
          <table:table-cell office:value-type="float" office:value="452.5" table:style-name="ce6">
            <text:p>453</text:p>
          </table:table-cell>
          <table:table-cell office:value-type="float" office:value="452.5" table:style-name="ce6">
            <text:p>4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7" table:style-name="ce4">
            <text:p>3167</text:p>
          </table:table-cell>
          <table:table-cell office:value-type="string" table:style-name="ce5">
            <text:p>MEDROXYPROGESTERONE 150 MG/ML INTRAMUSCULAR SUSPENSION</text:p>
          </table:table-cell>
          <table:table-cell office:value-type="float" office:value="522.5" table:style-name="ce6">
            <text:p>523</text:p>
          </table:table-cell>
          <table:table-cell office:value-type="float" office:value="522.5" table:style-name="ce6">
            <text:p>5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8" table:style-name="ce4">
            <text:p>3168</text:p>
          </table:table-cell>
          <table:table-cell office:value-type="string" table:style-name="ce5">
            <text:p>ETOMIDATE 2 MG/ML INTRAVENOUS SOLUTION</text:p>
          </table:table-cell>
          <table:table-cell office:value-type="float" office:value="74" table:style-name="ce6">
            <text:p>74</text:p>
          </table:table-cell>
          <table:table-cell office:value-type="float" office:value="74" table:style-name="ce6">
            <text:p>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69" table:style-name="ce4">
            <text:p>3169</text:p>
          </table:table-cell>
          <table:table-cell office:value-type="string" table:style-name="ce5">
            <text:p>PEDIATRIC MULTIVITAMIN-IRON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0" table:style-name="ce4">
            <text:p>3170</text:p>
          </table:table-cell>
          <table:table-cell office:value-type="string" table:style-name="ce5">
            <text:p>VALPROATE SODIUM 500 MG/5 ML (100 MG/ML) INTRAVENOUS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1" table:style-name="ce4">
            <text:p>3171</text:p>
          </table:table-cell>
          <table:table-cell office:value-type="string" table:style-name="ce5">
            <text:p>MORPHINE ER 100 MG TABLET,EXTENDED RELEASE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2" table:style-name="ce4">
            <text:p>3172</text:p>
          </table:table-cell>
          <table:table-cell office:value-type="string" table:style-name="ce5">
            <text:p>MORPHINE ER 15 MG TABLET,EXTENDED RELEAS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3" table:style-name="ce4">
            <text:p>3173</text:p>
          </table:table-cell>
          <table:table-cell office:value-type="string" table:style-name="ce5">
            <text:p>MORPHINE ER 30 MG TABLET,EXTENDED RELEAS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4" table:style-name="ce4">
            <text:p>3174</text:p>
          </table:table-cell>
          <table:table-cell office:value-type="string" table:style-name="ce5">
            <text:p>AZITHROMY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5" table:style-name="ce4">
            <text:p>3175</text:p>
          </table:table-cell>
          <table:table-cell office:value-type="string" table:style-name="ce5">
            <text:p>LEVOCARNITINE 200 MG/ML INTRAVENOUS SOLUTION</text:p>
          </table:table-cell>
          <table:table-cell office:value-type="float" office:value="453" table:style-name="ce6">
            <text:p>453</text:p>
          </table:table-cell>
          <table:table-cell office:value-type="float" office:value="453" table:style-name="ce6">
            <text:p>4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6" table:style-name="ce4">
            <text:p>3176</text:p>
          </table:table-cell>
          <table:table-cell office:value-type="string" table:style-name="ce5">
            <text:p>CITALOPRAM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7" table:style-name="ce4">
            <text:p>3177</text:p>
          </table:table-cell>
          <table:table-cell office:value-type="string" table:style-name="ce5">
            <text:p>AZITHROMYCIN 500 MG INTRAVENOUS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8" table:style-name="ce4">
            <text:p>3178</text:p>
          </table:table-cell>
          <table:table-cell office:value-type="string" table:style-name="ce5">
            <text:p>PENTOXIFYLLINE ER 4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79" table:style-name="ce4">
            <text:p>3179</text:p>
          </table:table-cell>
          <table:table-cell office:value-type="string" table:style-name="ce5">
            <text:p>WARFARIN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0" table:style-name="ce4">
            <text:p>3180</text:p>
          </table:table-cell>
          <table:table-cell office:value-type="string" table:style-name="ce5">
            <text:p>LIDOCAINE (PF) 100 MG/5 ML (2 %) INTRAVENOUS SYRINGE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1" table:style-name="ce4">
            <text:p>3181</text:p>
          </table:table-cell>
          <table:table-cell office:value-type="string" table:style-name="ce5">
            <text:p>FEXOFENADIN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2" table:style-name="ce4">
            <text:p>3182</text:p>
          </table:table-cell>
          <table:table-cell office:value-type="string" table:style-name="ce5">
            <text:p>ACETIC ACID (BULK) 5 % LIQUID</text:p>
          </table:table-cell>
          <table:table-cell office:value-type="float" office:value="233" table:style-name="ce6">
            <text:p>233</text:p>
          </table:table-cell>
          <table:table-cell office:value-type="float" office:value="233" table:style-name="ce6">
            <text:p>2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3" table:style-name="ce4">
            <text:p>3183</text:p>
          </table:table-cell>
          <table:table-cell office:value-type="string" table:style-name="ce5">
            <text:p>FENOLDOPAM 10 MG/ML INTRAVENOUS SOLUTION</text:p>
          </table:table-cell>
          <table:table-cell office:value-type="float" office:value="2744.5" table:style-name="ce6">
            <text:p>2,745</text:p>
          </table:table-cell>
          <table:table-cell office:value-type="float" office:value="2744.5" table:style-name="ce6">
            <text:p>2,7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4" table:style-name="ce4">
            <text:p>3184</text:p>
          </table:table-cell>
          <table:table-cell office:value-type="string" table:style-name="ce5">
            <text:p>DIMETHYL SULFOXIDE-EXTRAVASATION TOPICAL (DMSO;RIMSO-50)</text:p>
          </table:table-cell>
          <table:table-cell office:value-type="float" office:value="2655" table:style-name="ce6">
            <text:p>2,655</text:p>
          </table:table-cell>
          <table:table-cell office:value-type="float" office:value="2655" table:style-name="ce6">
            <text:p>2,6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5" table:style-name="ce4">
            <text:p>3185</text:p>
          </table:table-cell>
          <table:table-cell office:value-type="string" table:style-name="ce5">
            <text:p>FENTANYL (PF) 50 MCG/ML IJ SOLN 2 ML (FOR ANES ONLY)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6" table:style-name="ce4">
            <text:p>3186</text:p>
          </table:table-cell>
          <table:table-cell office:value-type="string" table:style-name="ce5">
            <text:p>KETOROLAC 15 MG/ML INJECTION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7" table:style-name="ce4">
            <text:p>3187</text:p>
          </table:table-cell>
          <table:table-cell office:value-type="string" table:style-name="ce5">
            <text:p>KETOROLAC 30 MG/ML (1 ML)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8" table:style-name="ce4">
            <text:p>3188</text:p>
          </table:table-cell>
          <table:table-cell office:value-type="string" table:style-name="ce5">
            <text:p>SULFAMETHOXAZOLE 200 MG-TRIMETHOPRIM 40 MG/5 ML ORAL SUSPENS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89" table:style-name="ce4">
            <text:p>3189</text:p>
          </table:table-cell>
          <table:table-cell office:value-type="string" table:style-name="ce5">
            <text:p>HYDROCODONE 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0" table:style-name="ce4">
            <text:p>3190</text:p>
          </table:table-cell>
          <table:table-cell office:value-type="string" table:style-name="ce5">
            <text:p>AMOXICILLIN 250 MG-POTASSIUM CLAVULANATE 125 MG TABLET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1" table:style-name="ce4">
            <text:p>3191</text:p>
          </table:table-cell>
          <table:table-cell office:value-type="string" table:style-name="ce5">
            <text:p>ACYCLOVIR SODIUM 50 MG/ML INTRAVENOUS SOLUTION</text:p>
          </table:table-cell>
          <table:table-cell office:value-type="float" office:value="71.5" table:style-name="ce6">
            <text:p>72</text:p>
          </table:table-cell>
          <table:table-cell office:value-type="float" office:value="71.5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2" table:style-name="ce4">
            <text:p>3192</text:p>
          </table:table-cell>
          <table:table-cell office:value-type="string" table:style-name="ce5">
            <text:p>INSULIN ASPART U-100 <text:s/>100 UNIT/ML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3" table:style-name="ce4">
            <text:p>3193</text:p>
          </table:table-cell>
          <table:table-cell office:value-type="string" table:style-name="ce5">
            <text:p>MIDAZOLAM 10 MG/5 ML (2 MG/ML) SYRUP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4" table:style-name="ce4">
            <text:p>3194</text:p>
          </table:table-cell>
          <table:table-cell office:value-type="string" table:style-name="ce5">
            <text:p>ANTIVENIN LATRODECTUS MACTANS 6,000 UNIT SOLUTION FOR INJECTION</text:p>
          </table:table-cell>
          <table:table-cell office:value-type="float" office:value="364.5" table:style-name="ce6">
            <text:p>365</text:p>
          </table:table-cell>
          <table:table-cell office:value-type="float" office:value="364.5" table:style-name="ce6">
            <text:p>3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5" table:style-name="ce4">
            <text:p>3195</text:p>
          </table:table-cell>
          <table:table-cell office:value-type="string" table:style-name="ce5">
            <text:p>ISOSORBIDE MONONITRATE ER 6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6" table:style-name="ce4">
            <text:p>3196</text:p>
          </table:table-cell>
          <table:table-cell office:value-type="string" table:style-name="ce5">
            <text:p>METFORMIN 1,0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7" table:style-name="ce4">
            <text:p>3197</text:p>
          </table:table-cell>
          <table:table-cell office:value-type="string" table:style-name="ce5">
            <text:p>CILOSTAZ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8" table:style-name="ce4">
            <text:p>3198</text:p>
          </table:table-cell>
          <table:table-cell office:value-type="string" table:style-name="ce5">
            <text:p>ISOSORBIDE MONONITRAT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199" table:style-name="ce4">
            <text:p>3199</text:p>
          </table:table-cell>
          <table:table-cell office:value-type="string" table:style-name="ce5">
            <text:p>DIGOXIN 100 MCG/ML INJECTION SOLUTION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0" table:style-name="ce4">
            <text:p>3200</text:p>
          </table:table-cell>
          <table:table-cell office:value-type="string" table:style-name="ce5">
            <text:p>BELLADONNA ALKALOIDS-OPIUM 16.2 MG-60 MG RECTAL SUPPOSITORY</text:p>
          </table:table-cell>
          <table:table-cell office:value-type="float" office:value="47" table:style-name="ce6">
            <text:p>47</text:p>
          </table:table-cell>
          <table:table-cell office:value-type="float" office:value="47" table:style-name="ce6">
            <text:p>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1" table:style-name="ce4">
            <text:p>3201</text:p>
          </table:table-cell>
          <table:table-cell office:value-type="string" table:style-name="ce5">
            <text:p>POLYETHYLENE GLYCOL 3350 17 GRAM/DOSE ORAL POWDER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2" table:style-name="ce4">
            <text:p>3202</text:p>
          </table:table-cell>
          <table:table-cell office:value-type="string" table:style-name="ce5">
            <text:p>CIPROFLOXA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3" table:style-name="ce4">
            <text:p>3203</text:p>
          </table:table-cell>
          <table:table-cell office:value-type="string" table:style-name="ce5">
            <text:p>CIPR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4" table:style-name="ce4">
            <text:p>3204</text:p>
          </table:table-cell>
          <table:table-cell office:value-type="string" table:style-name="ce5">
            <text:p>OCTREOTIDE ACETATE 50 MCG/ML INJECTION SOLUTION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5" table:style-name="ce4">
            <text:p>3205</text:p>
          </table:table-cell>
          <table:table-cell office:value-type="string" table:style-name="ce5">
            <text:p>TRANEXAMIC ACID 1 G IN NS 100 ML (LOADABLE MIXTURE)</text:p>
          </table:table-cell>
          <table:table-cell office:value-type="float" office:value="375" table:style-name="ce6">
            <text:p>375</text:p>
          </table:table-cell>
          <table:table-cell office:value-type="float" office:value="375" table:style-name="ce6">
            <text:p>3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6" table:style-name="ce4">
            <text:p>3206</text:p>
          </table:table-cell>
          <table:table-cell office:value-type="string" table:style-name="ce5">
            <text:p>HETASTARCH 6 % IN 0.9 % SODIUM CHLORIDE INTRAVENOUS SOLUTION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7" table:style-name="ce4">
            <text:p>3207</text:p>
          </table:table-cell>
          <table:table-cell office:value-type="string" table:style-name="ce5">
            <text:p>CEFAZOLIN 1 G/50 ML NS (LOADABLE MIXTURE)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8" table:style-name="ce4">
            <text:p>3208</text:p>
          </table:table-cell>
          <table:table-cell office:value-type="string" table:style-name="ce5">
            <text:p>POLYETHYLENE GLYCOL 3350 17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09" table:style-name="ce4">
            <text:p>3209</text:p>
          </table:table-cell>
          <table:table-cell office:value-type="string" table:style-name="ce5">
            <text:p>PHENOBARBITAL SODIUM 130 MG/ML INJECTION SOLUTION</text:p>
          </table:table-cell>
          <table:table-cell office:value-type="float" office:value="521.5" table:style-name="ce6">
            <text:p>522</text:p>
          </table:table-cell>
          <table:table-cell office:value-type="float" office:value="521.5" table:style-name="ce6">
            <text:p>5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0" table:style-name="ce4">
            <text:p>3210</text:p>
          </table:table-cell>
          <table:table-cell office:value-type="string" table:style-name="ce5">
            <text:p>CARBIDOPA ER 50 MG-LEVODOPA 2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1" table:style-name="ce4">
            <text:p>3211</text:p>
          </table:table-cell>
          <table:table-cell office:value-type="string" table:style-name="ce5">
            <text:p>VITAMINS A AND D-WHITE PETROLATUM-LANOLIN TOPICAL OINTMEN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2" table:style-name="ce4">
            <text:p>3212</text:p>
          </table:table-cell>
          <table:table-cell office:value-type="string" table:style-name="ce5">
            <text:p>MILRINONE 1 MG/ML INTRAVENOUS SOLUTION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3" table:style-name="ce4">
            <text:p>3213</text:p>
          </table:table-cell>
          <table:table-cell office:value-type="string" table:style-name="ce5">
            <text:p>MINERAL OIL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4" table:style-name="ce4">
            <text:p>3214</text:p>
          </table:table-cell>
          <table:table-cell office:value-type="string" table:style-name="ce5">
            <text:p>PENTAMIDINE 300 MG SOLUTION FOR INJECTION</text:p>
          </table:table-cell>
          <table:table-cell office:value-type="float" office:value="932" table:style-name="ce6">
            <text:p>932</text:p>
          </table:table-cell>
          <table:table-cell office:value-type="float" office:value="932" table:style-name="ce6">
            <text:p>9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5" table:style-name="ce4">
            <text:p>3215</text:p>
          </table:table-cell>
          <table:table-cell office:value-type="string" table:style-name="ce5">
            <text:p>NITROGLYCERIN 0.1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6" table:style-name="ce4">
            <text:p>3216</text:p>
          </table:table-cell>
          <table:table-cell office:value-type="string" table:style-name="ce5">
            <text:p>NITROGLYCERIN 0.2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7" table:style-name="ce4">
            <text:p>3217</text:p>
          </table:table-cell>
          <table:table-cell office:value-type="string" table:style-name="ce5">
            <text:p>NITROGLYCERIN 0.4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8" table:style-name="ce4">
            <text:p>3218</text:p>
          </table:table-cell>
          <table:table-cell office:value-type="string" table:style-name="ce5">
            <text:p>NITROGLYCERIN 0.6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19" table:style-name="ce4">
            <text:p>3219</text:p>
          </table:table-cell>
          <table:table-cell office:value-type="string" table:style-name="ce5">
            <text:p>FELODIPINE ER 2.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0" table:style-name="ce4">
            <text:p>3220</text:p>
          </table:table-cell>
          <table:table-cell office:value-type="string" table:style-name="ce5">
            <text:p>FELODIPINE ER 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1" table:style-name="ce4">
            <text:p>3221</text:p>
          </table:table-cell>
          <table:table-cell office:value-type="string" table:style-name="ce5">
            <text:p>ROSUVASTATIN 5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2" table:style-name="ce4">
            <text:p>3222</text:p>
          </table:table-cell>
          <table:table-cell office:value-type="string" table:style-name="ce5">
            <text:p>SODIUM CHLORIDE 0.9 %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3" table:style-name="ce4">
            <text:p>3223</text:p>
          </table:table-cell>
          <table:table-cell office:value-type="string" table:style-name="ce5">
            <text:p>NICOTINE 7 MG/24 HR DAILY TRANSDERMAL PATCH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4" table:style-name="ce4">
            <text:p>3224</text:p>
          </table:table-cell>
          <table:table-cell office:value-type="string" table:style-name="ce5">
            <text:p>NICOTINE 14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5" table:style-name="ce4">
            <text:p>3225</text:p>
          </table:table-cell>
          <table:table-cell office:value-type="string" table:style-name="ce5">
            <text:p>NICOTINE 21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6" table:style-name="ce4">
            <text:p>3226</text:p>
          </table:table-cell>
          <table:table-cell office:value-type="string" table:style-name="ce5">
            <text:p>FENTANYL 25 MCG/HR TRANSDERMAL PATCH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7" table:style-name="ce4">
            <text:p>3227</text:p>
          </table:table-cell>
          <table:table-cell office:value-type="string" table:style-name="ce5">
            <text:p>FENTANYL 50 MCG/HR TRANSDERMAL PATCH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8" table:style-name="ce4">
            <text:p>3228</text:p>
          </table:table-cell>
          <table:table-cell office:value-type="string" table:style-name="ce5">
            <text:p>FENTANYL 75 MCG/HR TRANSDERMAL PATCH</text:p>
          </table:table-cell>
          <table:table-cell office:value-type="float" office:value="118" table:style-name="ce6">
            <text:p>118</text:p>
          </table:table-cell>
          <table:table-cell office:value-type="float" office:value="118" table:style-name="ce6">
            <text:p>1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29" table:style-name="ce4">
            <text:p>3229</text:p>
          </table:table-cell>
          <table:table-cell office:value-type="string" table:style-name="ce5">
            <text:p>FENTANYL 100 MCG/HR TRANSDERMAL PATCH</text:p>
          </table:table-cell>
          <table:table-cell office:value-type="float" office:value="146" table:style-name="ce6">
            <text:p>146</text:p>
          </table:table-cell>
          <table:table-cell office:value-type="float" office:value="146" table:style-name="ce6">
            <text:p>1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0" table:style-name="ce4">
            <text:p>3230</text:p>
          </table:table-cell>
          <table:table-cell office:value-type="string" table:style-name="ce5">
            <text:p>OXYCODONE ER 10 MG TABLET,CRUSH RESISTANT,EXTENDED RELEASE 12 HR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1" table:style-name="ce4">
            <text:p>3231</text:p>
          </table:table-cell>
          <table:table-cell office:value-type="string" table:style-name="ce5">
            <text:p>OXYCODONE ER 20 MG TABLET,CRUSH RESISTANT,EXTENDED RELEASE 12 HR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2" table:style-name="ce4">
            <text:p>3232</text:p>
          </table:table-cell>
          <table:table-cell office:value-type="string" table:style-name="ce5">
            <text:p>OXYCODONE ER 40 MG TABLET,CRUSH RESISTANT,EXTENDED RELEASE 12 HR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3" table:style-name="ce4">
            <text:p>3233</text:p>
          </table:table-cell>
          <table:table-cell office:value-type="string" table:style-name="ce5">
            <text:p>OXYCODONE ER 80 MG TABLET,CRUSH RESISTANT,EXTENDED RELEASE 12 HR</text:p>
          </table:table-cell>
          <table:table-cell office:value-type="float" office:value="226" table:style-name="ce6">
            <text:p>226</text:p>
          </table:table-cell>
          <table:table-cell office:value-type="float" office:value="226" table:style-name="ce6">
            <text:p>2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4" table:style-name="ce4">
            <text:p>3234</text:p>
          </table:table-cell>
          <table:table-cell office:value-type="string" table:style-name="ce5">
            <text:p>POLYVINYL ALCOHOL 1.4 % EYE DROPS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5" table:style-name="ce4">
            <text:p>3235</text:p>
          </table:table-cell>
          <table:table-cell office:value-type="string" table:style-name="ce5">
            <text:p>SODIUM POLYSTYRENE SULFONATE 15 GRAM/60 ML ORAL SUSPENS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6" table:style-name="ce4">
            <text:p>3236</text:p>
          </table:table-cell>
          <table:table-cell office:value-type="string" table:style-name="ce5">
            <text:p>SOD POLYSTYRENE SULFONATE 30 GRAM-SORBITOL 40 GRAM/120 ML ENEMA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7" table:style-name="ce4">
            <text:p>3237</text:p>
          </table:table-cell>
          <table:table-cell office:value-type="string" table:style-name="ce5">
            <text:p>THYROID (PORK)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8" table:style-name="ce4">
            <text:p>3238</text:p>
          </table:table-cell>
          <table:table-cell office:value-type="string" table:style-name="ce5">
            <text:p>WATER FOR INJECTION, STERILE INTRAVENOUS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39" table:style-name="ce4">
            <text:p>3239</text:p>
          </table:table-cell>
          <table:table-cell office:value-type="string" table:style-name="ce5">
            <text:p>ESTRADIOL 0.05 MG/24 HR WEEKLY TRANSDERMAL PATCH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0" table:style-name="ce4">
            <text:p>3240</text:p>
          </table:table-cell>
          <table:table-cell office:value-type="string" table:style-name="ce5">
            <text:p>ESTRADIOL 0.1 MG/24 HR WEEKLY TRANSDERMAL PATCH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1" table:style-name="ce4">
            <text:p>3241</text:p>
          </table:table-cell>
          <table:table-cell office:value-type="string" table:style-name="ce5">
            <text:p>INSULIN PROTOCOL : CONTINUOUS INFU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2" table:style-name="ce4">
            <text:p>3242</text:p>
          </table:table-cell>
          <table:table-cell office:value-type="string" table:style-name="ce5">
            <text:p>LEVETIRACETA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3" table:style-name="ce4">
            <text:p>3243</text:p>
          </table:table-cell>
          <table:table-cell office:value-type="string" table:style-name="ce5">
            <text:p>NEOMYCIN-POLYMYXIN-HYDROCORT 3.5 MG-10,000 UNIT/ML-1 % EAR DROPS,SUSP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4" table:style-name="ce4">
            <text:p>3244</text:p>
          </table:table-cell>
          <table:table-cell office:value-type="string" table:style-name="ce5">
            <text:p>HYDROCORTISONE 2.5 % TOPICAL CREAM WITH PERINEAL APPLICATOR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5" table:style-name="ce4">
            <text:p>3245</text:p>
          </table:table-cell>
          <table:table-cell office:value-type="string" table:style-name="ce5">
            <text:p>CYCLOSPORINE MODIFIED 25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6" table:style-name="ce4">
            <text:p>3246</text:p>
          </table:table-cell>
          <table:table-cell office:value-type="string" table:style-name="ce5">
            <text:p>CYCLOSPORINE MODIFIED 100 MG CAPSULE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7" table:style-name="ce4">
            <text:p>3247</text:p>
          </table:table-cell>
          <table:table-cell office:value-type="string" table:style-name="ce5">
            <text:p>CYCLOPHOSPHAMIDE 1 GRAM INTRAVENOUS SOLUTION</text:p>
          </table:table-cell>
          <table:table-cell office:value-type="float" office:value="2529.5" table:style-name="ce6">
            <text:p>2,530</text:p>
          </table:table-cell>
          <table:table-cell office:value-type="float" office:value="2529.5" table:style-name="ce6">
            <text:p>2,5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8" table:style-name="ce4">
            <text:p>3248</text:p>
          </table:table-cell>
          <table:table-cell office:value-type="string" table:style-name="ce5">
            <text:p>CYCLOPHOSPHAMIDE 500 MG INTRAVENOUS SOLUTION</text:p>
          </table:table-cell>
          <table:table-cell office:value-type="float" office:value="1167.5" table:style-name="ce6">
            <text:p>1,168</text:p>
          </table:table-cell>
          <table:table-cell office:value-type="float" office:value="1167.5" table:style-name="ce6">
            <text:p>1,1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49" table:style-name="ce4">
            <text:p>3249</text:p>
          </table:table-cell>
          <table:table-cell office:value-type="string" table:style-name="ce5">
            <text:p>ARGATROBAN 100 MG/ML INTRAVENOUS SOLUTION</text:p>
          </table:table-cell>
          <table:table-cell office:value-type="float" office:value="6309.5" table:style-name="ce6">
            <text:p>6,310</text:p>
          </table:table-cell>
          <table:table-cell office:value-type="float" office:value="6309.5" table:style-name="ce6">
            <text:p>6,3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0" table:style-name="ce4">
            <text:p>3250</text:p>
          </table:table-cell>
          <table:table-cell office:value-type="string" table:style-name="ce5">
            <text:p>METFORMIN ER 50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1" table:style-name="ce4">
            <text:p>3251</text:p>
          </table:table-cell>
          <table:table-cell office:value-type="string" table:style-name="ce5">
            <text:p>DILTIAZEM CD 12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2" table:style-name="ce4">
            <text:p>3252</text:p>
          </table:table-cell>
          <table:table-cell office:value-type="string" table:style-name="ce5">
            <text:p>DILTIAZEM CD 18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3" table:style-name="ce4">
            <text:p>3253</text:p>
          </table:table-cell>
          <table:table-cell office:value-type="string" table:style-name="ce5">
            <text:p>DILTIAZEM CD 24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4" table:style-name="ce4">
            <text:p>3254</text:p>
          </table:table-cell>
          <table:table-cell office:value-type="string" table:style-name="ce5">
            <text:p>DILTIAZEM CD 30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5" table:style-name="ce4">
            <text:p>3255</text:p>
          </table:table-cell>
          <table:table-cell office:value-type="string" table:style-name="ce5">
            <text:p>PREDNISOLONE SODIUM PHOSPHATE 15 MG/5 ML (3 MG/ML) ORAL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6" table:style-name="ce4">
            <text:p>3256</text:p>
          </table:table-cell>
          <table:table-cell office:value-type="string" table:style-name="ce5">
            <text:p>PROPRANOLOL 1 MG/ML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7" table:style-name="ce4">
            <text:p>3257</text:p>
          </table:table-cell>
          <table:table-cell office:value-type="string" table:style-name="ce5">
            <text:p>CLOTRIMAZOLE-BETAMETHASONE 1 %-0.05 % TOPICAL CREAM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8" table:style-name="ce4">
            <text:p>3258</text:p>
          </table:table-cell>
          <table:table-cell office:value-type="string" table:style-name="ce5">
            <text:p>MIRTAZAPINE 15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59" table:style-name="ce4">
            <text:p>3259</text:p>
          </table:table-cell>
          <table:table-cell office:value-type="string" table:style-name="ce5">
            <text:p>SODIUM CHLORIDE 0.65 % NASAL SPRAY AEROSO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0" table:style-name="ce4">
            <text:p>3260</text:p>
          </table:table-cell>
          <table:table-cell office:value-type="string" table:style-name="ce5">
            <text:p>VANCOMYCIN 5 MG/ 0.5 ML INTRAVITREOUS INJEC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1" table:style-name="ce4">
            <text:p>3261</text:p>
          </table:table-cell>
          <table:table-cell office:value-type="string" table:style-name="ce5">
            <text:p>FENTANYL (PF) 2 MCG/ML-BUPIVACAINE 0.125 %-NACL INJECTION SOLUTION</text:p>
          </table:table-cell>
          <table:table-cell office:value-type="float" office:value="150" table:style-name="ce6">
            <text:p>150</text:p>
          </table:table-cell>
          <table:table-cell office:value-type="float" office:value="150" table:style-name="ce6">
            <text:p>1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2" table:style-name="ce4">
            <text:p>3262</text:p>
          </table:table-cell>
          <table:table-cell office:value-type="string" table:style-name="ce5">
            <text:p>PACLITAXEL 6 MG/ML CONCENTRATE,INTRAVENOUS</text:p>
          </table:table-cell>
          <table:table-cell office:value-type="float" office:value="440.5" table:style-name="ce6">
            <text:p>441</text:p>
          </table:table-cell>
          <table:table-cell office:value-type="float" office:value="440.5" table:style-name="ce6">
            <text:p>4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3" table:style-name="ce4">
            <text:p>3263</text:p>
          </table:table-cell>
          <table:table-cell office:value-type="string" table:style-name="ce5">
            <text:p>OXYCODONE-ACETAMINOPHEN 7.5 MG-325 MG TABL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4" table:style-name="ce4">
            <text:p>3264</text:p>
          </table:table-cell>
          <table:table-cell office:value-type="string" table:style-name="ce5">
            <text:p>OXYCODONE-ACETAMINOPHEN 10 MG-325 MG TABLET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5" table:style-name="ce4">
            <text:p>3265</text:p>
          </table:table-cell>
          <table:table-cell office:value-type="string" table:style-name="ce5">
            <text:p>DEXTROAMPHETAMINE-AMPHETAMINE 10 MG TABLET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6" table:style-name="ce4">
            <text:p>3266</text:p>
          </table:table-cell>
          <table:table-cell office:value-type="string" table:style-name="ce5">
            <text:p>AMPICILLIN-SULBACTAM 1.5 GRAM SOLUTION FOR INJECTION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7" table:style-name="ce4">
            <text:p>3267</text:p>
          </table:table-cell>
          <table:table-cell office:value-type="string" table:style-name="ce5">
            <text:p>MILRINONE 20 MG/100 ML(200 MCG/ML) IN 5 % DEXTROSE INTRAVENOUS PIGGYBK</text:p>
          </table:table-cell>
          <table:table-cell office:value-type="float" office:value="209" table:style-name="ce6">
            <text:p>209</text:p>
          </table:table-cell>
          <table:table-cell office:value-type="float" office:value="209" table:style-name="ce6">
            <text:p>2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8" table:style-name="ce4">
            <text:p>3268</text:p>
          </table:table-cell>
          <table:table-cell office:value-type="string" table:style-name="ce5">
            <text:p>AMOXICILLIN 500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69" table:style-name="ce4">
            <text:p>3269</text:p>
          </table:table-cell>
          <table:table-cell office:value-type="string" table:style-name="ce5">
            <text:p>AMOXICILLIN 875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0" table:style-name="ce4">
            <text:p>3270</text:p>
          </table:table-cell>
          <table:table-cell office:value-type="string" table:style-name="ce5">
            <text:p>AMOXICILLIN 400 MG-POTASSIUM CLAVULANATE 57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1" table:style-name="ce4">
            <text:p>3271</text:p>
          </table:table-cell>
          <table:table-cell office:value-type="string" table:style-name="ce5">
            <text:p>IRON DEXTRAN 50 MG/ML INJECTION SOLUTION</text:p>
          </table:table-cell>
          <table:table-cell office:value-type="float" office:value="339.5" table:style-name="ce6">
            <text:p>340</text:p>
          </table:table-cell>
          <table:table-cell office:value-type="float" office:value="339.5" table:style-name="ce6">
            <text:p>3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2" table:style-name="ce4">
            <text:p>3272</text:p>
          </table:table-cell>
          <table:table-cell office:value-type="string" table:style-name="ce5">
            <text:p>NAFCILLIN 2 GRAM SOLUTION FOR INJECTION</text:p>
          </table:table-cell>
          <table:table-cell office:value-type="float" office:value="162" table:style-name="ce6">
            <text:p>162</text:p>
          </table:table-cell>
          <table:table-cell office:value-type="float" office:value="162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3" table:style-name="ce4">
            <text:p>3273</text:p>
          </table:table-cell>
          <table:table-cell office:value-type="string" table:style-name="ce5">
            <text:p>LEVETIRACETAM 500 MG/5 ML (5 ML) ORAL SOLU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4" table:style-name="ce4">
            <text:p>3274</text:p>
          </table:table-cell>
          <table:table-cell office:value-type="string" table:style-name="ce5">
            <text:p>MORPHINE ORAL SOLN 0.2 MG/0.5 ML NEONATAL SYRINGE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5" table:style-name="ce4">
            <text:p>3275</text:p>
          </table:table-cell>
          <table:table-cell office:value-type="string" table:style-name="ce5">
            <text:p>PSEUDOEPHEDRINE ER 12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6" table:style-name="ce4">
            <text:p>3276</text:p>
          </table:table-cell>
          <table:table-cell office:value-type="string" table:style-name="ce5">
            <text:p>POTASSIUM CHLORIDE ER 20 MEQ TABLET,EXTENDED RELEASE(PART/CRYST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7" table:style-name="ce4">
            <text:p>3277</text:p>
          </table:table-cell>
          <table:table-cell office:value-type="string" table:style-name="ce5">
            <text:p>POTASSIUM CHLORIDE 20 MEQ/L IN 0.45 % SODIUM CHLORIDE INTRAVENOUS SOLN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8" table:style-name="ce4">
            <text:p>3278</text:p>
          </table:table-cell>
          <table:table-cell office:value-type="string" table:style-name="ce5">
            <text:p>THEOPHYLLINE ER 400 MG TABLET,EXTENDED RELEASE 24 HR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79" table:style-name="ce4">
            <text:p>3279</text:p>
          </table:table-cell>
          <table:table-cell office:value-type="string" table:style-name="ce5">
            <text:p>THEOPHYLLINE ER 600 MG TABLET,EXTENDED RELEASE 24 HR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0" table:style-name="ce4">
            <text:p>3280</text:p>
          </table:table-cell>
          <table:table-cell office:value-type="string" table:style-name="ce5">
            <text:p>ZONISAMIDE 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1" table:style-name="ce4">
            <text:p>3281</text:p>
          </table:table-cell>
          <table:table-cell office:value-type="string" table:style-name="ce5">
            <text:p>BALANCED SALT SOLUTION COMBINATION NO.2 INTRAOCULAR IRRIGATION</text:p>
          </table:table-cell>
          <table:table-cell office:value-type="float" office:value="36.5" table:style-name="ce6">
            <text:p>37</text:p>
          </table:table-cell>
          <table:table-cell office:value-type="float" office:value="36.5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2" table:style-name="ce4">
            <text:p>3282</text:p>
          </table:table-cell>
          <table:table-cell office:value-type="string" table:style-name="ce5">
            <text:p>SELENIUM SULFIDE 2.5 % LOTION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3" table:style-name="ce4">
            <text:p>3283</text:p>
          </table:table-cell>
          <table:table-cell office:value-type="string" table:style-name="ce5">
            <text:p>METOPROLOL TARTR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4" table:style-name="ce4">
            <text:p>3284</text:p>
          </table:table-cell>
          <table:table-cell office:value-type="string" table:style-name="ce5">
            <text:p>GLIPIZIDE ER 2.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5" table:style-name="ce4">
            <text:p>3285</text:p>
          </table:table-cell>
          <table:table-cell office:value-type="string" table:style-name="ce5">
            <text:p>GLIPIZIDE ER 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6" table:style-name="ce4">
            <text:p>3286</text:p>
          </table:table-cell>
          <table:table-cell office:value-type="string" table:style-name="ce5">
            <text:p>NIFEDIPINE ER 90 MG TABLET,EXTENDED RELEAS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7" table:style-name="ce4">
            <text:p>3287</text:p>
          </table:table-cell>
          <table:table-cell office:value-type="string" table:style-name="ce5">
            <text:p>FECAL MICROBIOTA PREPARATION (FMT-250) RECTAL LIQUID</text:p>
          </table:table-cell>
          <table:table-cell office:value-type="float" office:value="970" table:style-name="ce6">
            <text:p>970</text:p>
          </table:table-cell>
          <table:table-cell office:value-type="float" office:value="970" table:style-name="ce6">
            <text:p>9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8" table:style-name="ce4">
            <text:p>3288</text:p>
          </table:table-cell>
          <table:table-cell office:value-type="string" table:style-name="ce5">
            <text:p>HYPROMELLOSE 2.5 % EYE DROPS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89" table:style-name="ce4">
            <text:p>3289</text:p>
          </table:table-cell>
          <table:table-cell office:value-type="string" table:style-name="ce5">
            <text:p>GUAIFENESIN ER 600 MG TABLET, EXTENDED RELEASE 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0" table:style-name="ce4">
            <text:p>3290</text:p>
          </table:table-cell>
          <table:table-cell office:value-type="string" table:style-name="ce5">
            <text:p>PROPRANOLOL ER 60 MG CAPSULE,24 HR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1" table:style-name="ce4">
            <text:p>3291</text:p>
          </table:table-cell>
          <table:table-cell office:value-type="string" table:style-name="ce5">
            <text:p>PROPRANOLOL ER 80 MG CAPSULE,24 HR,EXTENDED RELEAS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2" table:style-name="ce4">
            <text:p>3292</text:p>
          </table:table-cell>
          <table:table-cell office:value-type="string" table:style-name="ce5">
            <text:p>LACTULOSE 10 GRAM/15 ML ORAL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3" table:style-name="ce4">
            <text:p>3293</text:p>
          </table:table-cell>
          <table:table-cell office:value-type="string" table:style-name="ce5">
            <text:p>PIPERACILLIN-TAZOBACTAM 2.25 GRAM INTRAVENOUS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4" table:style-name="ce4">
            <text:p>3294</text:p>
          </table:table-cell>
          <table:table-cell office:value-type="string" table:style-name="ce5">
            <text:p>ALUMINUM-MAG HYDROXIDE-SIMETHICONE 200 MG-200 MG-20 MG/5 ML ORAL SUS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5" table:style-name="ce4">
            <text:p>3295</text:p>
          </table:table-cell>
          <table:table-cell office:value-type="string" table:style-name="ce5">
            <text:p>FLUOXETINE 20 MG/5 ML (4 MG/ML)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6" table:style-name="ce4">
            <text:p>3296</text:p>
          </table:table-cell>
          <table:table-cell office:value-type="string" table:style-name="ce5">
            <text:p>NEOMYCIN-BACITRACIN-POLYMYXN 3.5 MG-400 UNIT-10,000 UNIT/GRAM EYE OINT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7" table:style-name="ce4">
            <text:p>3297</text:p>
          </table:table-cell>
          <table:table-cell office:value-type="string" table:style-name="ce5">
            <text:p>NYSTATIN 100,000 UNIT/GRAM TOPICAL POWDER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8" table:style-name="ce4">
            <text:p>3298</text:p>
          </table:table-cell>
          <table:table-cell office:value-type="string" table:style-name="ce5">
            <text:p>ALBUTEROL SULFATE HFA 90 MCG/ACTUATION AEROSOL INHALER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299" table:style-name="ce4">
            <text:p>3299</text:p>
          </table:table-cell>
          <table:table-cell office:value-type="string" table:style-name="ce5">
            <text:p>SENNOSIDES 8.6 MG-DOCUSATE SODIUM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0" table:style-name="ce4">
            <text:p>3300</text:p>
          </table:table-cell>
          <table:table-cell office:value-type="string" table:style-name="ce5">
            <text:p>LIDOCAINE 5 % TOPICAL OINTMENT</text:p>
          </table:table-cell>
          <table:table-cell office:value-type="float" office:value="841" table:style-name="ce6">
            <text:p>841</text:p>
          </table:table-cell>
          <table:table-cell office:value-type="float" office:value="841" table:style-name="ce6">
            <text:p>8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1" table:style-name="ce4">
            <text:p>3301</text:p>
          </table:table-cell>
          <table:table-cell office:value-type="string" table:style-name="ce5">
            <text:p>DICYCLOMINE 10 MG/5 ML ORAL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2" table:style-name="ce4">
            <text:p>3302</text:p>
          </table:table-cell>
          <table:table-cell office:value-type="string" table:style-name="ce5">
            <text:p>ERYTHROMYCIN LACTOBIONATE 500 MG INTRAVENOUS SOLUTION</text:p>
          </table:table-cell>
          <table:table-cell office:value-type="float" office:value="584" table:style-name="ce6">
            <text:p>584</text:p>
          </table:table-cell>
          <table:table-cell office:value-type="float" office:value="584" table:style-name="ce6">
            <text:p>5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3" table:style-name="ce4">
            <text:p>3303</text:p>
          </table:table-cell>
          <table:table-cell office:value-type="string" table:style-name="ce5">
            <text:p>NEOMYCIN 40 MG-POLYMYXIN B 200,000 UNIT/ML GU IRRIGATION SOLUTION</text:p>
          </table:table-cell>
          <table:table-cell office:value-type="float" office:value="89.5" table:style-name="ce6">
            <text:p>90</text:p>
          </table:table-cell>
          <table:table-cell office:value-type="float" office:value="89.5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4" table:style-name="ce4">
            <text:p>3304</text:p>
          </table:table-cell>
          <table:table-cell office:value-type="string" table:style-name="ce5">
            <text:p>RANITIDINE 15 MG/ML SYRUP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5" table:style-name="ce4">
            <text:p>3305</text:p>
          </table:table-cell>
          <table:table-cell office:value-type="string" table:style-name="ce5">
            <text:p>BENZOCAINE 10 % MUCOSAL GEL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6" table:style-name="ce4">
            <text:p>3306</text:p>
          </table:table-cell>
          <table:table-cell office:value-type="string" table:style-name="ce5">
            <text:p>CALFACTANT 35 MG/ML IN 0.9% SODIUM CHLORIDE INTRATRACHEAL SUSPENSION</text:p>
          </table:table-cell>
          <table:table-cell office:value-type="float" office:value="1864.5" table:style-name="ce6">
            <text:p>1,865</text:p>
          </table:table-cell>
          <table:table-cell office:value-type="float" office:value="1864.5" table:style-name="ce6">
            <text:p>1,8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7" table:style-name="ce4">
            <text:p>3307</text:p>
          </table:table-cell>
          <table:table-cell office:value-type="string" table:style-name="ce5">
            <text:p>LOSARTAN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8" table:style-name="ce4">
            <text:p>3308</text:p>
          </table:table-cell>
          <table:table-cell office:value-type="string" table:style-name="ce5">
            <text:p>QUETIAP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09" table:style-name="ce4">
            <text:p>3309</text:p>
          </table:table-cell>
          <table:table-cell office:value-type="string" table:style-name="ce5">
            <text:p>CELECOXIB 200 MG CAPSULE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0" table:style-name="ce4">
            <text:p>3310</text:p>
          </table:table-cell>
          <table:table-cell office:value-type="string" table:style-name="ce5">
            <text:p>TOLTERODINE ER 2 MG CAPSULE,EXTENDED RELEASE 24 HR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1" table:style-name="ce4">
            <text:p>3311</text:p>
          </table:table-cell>
          <table:table-cell office:value-type="string" table:style-name="ce5">
            <text:p>HYDROCORTIS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2" table:style-name="ce4">
            <text:p>3312</text:p>
          </table:table-cell>
          <table:table-cell office:value-type="string" table:style-name="ce5">
            <text:p>PIPERACILLIN-TAZOBACTAM 4.5 GRAM INTRAVENOUS SOLUTION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3" table:style-name="ce4">
            <text:p>3313</text:p>
          </table:table-cell>
          <table:table-cell office:value-type="string" table:style-name="ce5">
            <text:p>NITROGLYCERIN 2 MG IN D5W 20 ML SYRINGE LOADABLE MIXTURE FOR CATH LAB USE ONLY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4" table:style-name="ce4">
            <text:p>3314</text:p>
          </table:table-cell>
          <table:table-cell office:value-type="string" table:style-name="ce5">
            <text:p>MEPERIDINE (PF) 25 MG/ML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5" table:style-name="ce4">
            <text:p>3315</text:p>
          </table:table-cell>
          <table:table-cell office:value-type="string" table:style-name="ce5">
            <text:p>PRAMIPEX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6" table:style-name="ce4">
            <text:p>3316</text:p>
          </table:table-cell>
          <table:table-cell office:value-type="string" table:style-name="ce5">
            <text:p>LIOTHYRONINE 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7" table:style-name="ce4">
            <text:p>3317</text:p>
          </table:table-cell>
          <table:table-cell office:value-type="string" table:style-name="ce5">
            <text:p>RIVASTIGMINE 1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8" table:style-name="ce4">
            <text:p>3318</text:p>
          </table:table-cell>
          <table:table-cell office:value-type="string" table:style-name="ce5">
            <text:p>LATANOPROST 0.005 % EYE DROPS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19" table:style-name="ce4">
            <text:p>3319</text:p>
          </table:table-cell>
          <table:table-cell office:value-type="string" table:style-name="ce5">
            <text:p>MEGESTR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0" table:style-name="ce4">
            <text:p>3320</text:p>
          </table:table-cell>
          <table:table-cell office:value-type="string" table:style-name="ce5">
            <text:p>METHIMAZOL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1" table:style-name="ce4">
            <text:p>3321</text:p>
          </table:table-cell>
          <table:table-cell office:value-type="string" table:style-name="ce5">
            <text:p>DEXMEDETOMIDINE IN 0.9 % NS 400 MCG/100 ML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2" table:style-name="ce4">
            <text:p>3322</text:p>
          </table:table-cell>
          <table:table-cell office:value-type="string" table:style-name="ce5">
            <text:p>MONTELUKAST 5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3" table:style-name="ce4">
            <text:p>3323</text:p>
          </table:table-cell>
          <table:table-cell office:value-type="string" table:style-name="ce5">
            <text:p>PIOGLITAZO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4" table:style-name="ce4">
            <text:p>3324</text:p>
          </table:table-cell>
          <table:table-cell office:value-type="string" table:style-name="ce5">
            <text:p>ATORVASTATIN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5" table:style-name="ce4">
            <text:p>3325</text:p>
          </table:table-cell>
          <table:table-cell office:value-type="string" table:style-name="ce5">
            <text:p>TIROFIBAN 250 MCG/ML CONCENTRATE,INTRAVENOUS</text:p>
          </table:table-cell>
          <table:table-cell office:value-type="float" office:value="2356" table:style-name="ce6">
            <text:p>2,356</text:p>
          </table:table-cell>
          <table:table-cell office:value-type="float" office:value="2356" table:style-name="ce6">
            <text:p>2,3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6" table:style-name="ce4">
            <text:p>3326</text:p>
          </table:table-cell>
          <table:table-cell office:value-type="string" table:style-name="ce5">
            <text:p>PARENTERAL AMINO ACID 8.5 % COMBINATION NO.3 INTRAVENOUS SOLUTION</text:p>
          </table:table-cell>
          <table:table-cell office:value-type="float" office:value="84.5" table:style-name="ce6">
            <text:p>85</text:p>
          </table:table-cell>
          <table:table-cell office:value-type="float" office:value="84.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7" table:style-name="ce4">
            <text:p>3327</text:p>
          </table:table-cell>
          <table:table-cell office:value-type="string" table:style-name="ce5">
            <text:p>TUBERCULIN PPD 5 TUB. UNIT/0.1 ML INTRADERMAL INJECTION SOLUTION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8" table:style-name="ce4">
            <text:p>3328</text:p>
          </table:table-cell>
          <table:table-cell office:value-type="string" table:style-name="ce5">
            <text:p>MESALAMINE CR 250 MG CAPSULE,CONTROLL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29" table:style-name="ce4">
            <text:p>3329</text:p>
          </table:table-cell>
          <table:table-cell office:value-type="string" table:style-name="ce5">
            <text:p>HYDROMORPHONE 1 MG/ML ORAL LIQUID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0" table:style-name="ce4">
            <text:p>3330</text:p>
          </table:table-cell>
          <table:table-cell office:value-type="string" table:style-name="ce5">
            <text:p>ASPIRIN 25 MG-DIPYRIDAMOLE 200 MG CAPSULE,EXT.RELEASE 12 HR MULTIPHAS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1" table:style-name="ce4">
            <text:p>3331</text:p>
          </table:table-cell>
          <table:table-cell office:value-type="string" table:style-name="ce5">
            <text:p>ATORVASTATIN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2" table:style-name="ce4">
            <text:p>3332</text:p>
          </table:table-cell>
          <table:table-cell office:value-type="string" table:style-name="ce5">
            <text:p>REMIFENTANIL 1 MG INTRAVENOUS SOLUTION</text:p>
          </table:table-cell>
          <table:table-cell office:value-type="float" office:value="530.5" table:style-name="ce6">
            <text:p>531</text:p>
          </table:table-cell>
          <table:table-cell office:value-type="float" office:value="530.5" table:style-name="ce6">
            <text:p>5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3" table:style-name="ce4">
            <text:p>3333</text:p>
          </table:table-cell>
          <table:table-cell office:value-type="string" table:style-name="ce5">
            <text:p>OXCARBAZEPI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4" table:style-name="ce4">
            <text:p>3334</text:p>
          </table:table-cell>
          <table:table-cell office:value-type="string" table:style-name="ce5">
            <text:p>CARVEDILO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5" table:style-name="ce4">
            <text:p>3335</text:p>
          </table:table-cell>
          <table:table-cell office:value-type="string" table:style-name="ce5">
            <text:p>VENLAFAXINE ER 37.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6" table:style-name="ce4">
            <text:p>3336</text:p>
          </table:table-cell>
          <table:table-cell office:value-type="string" table:style-name="ce5">
            <text:p>CARVEDILOL 6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7" table:style-name="ce4">
            <text:p>3337</text:p>
          </table:table-cell>
          <table:table-cell office:value-type="string" table:style-name="ce5">
            <text:p>VENLAFAXINE ER 7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8" table:style-name="ce4">
            <text:p>3338</text:p>
          </table:table-cell>
          <table:table-cell office:value-type="string" table:style-name="ce5">
            <text:p>INTERFERON ALFA-2B 50 MILLION UNIT (1 ML) SOLUTION FOR INJECTION</text:p>
          </table:table-cell>
          <table:table-cell office:value-type="float" office:value="5022" table:style-name="ce6">
            <text:p>5,022</text:p>
          </table:table-cell>
          <table:table-cell office:value-type="float" office:value="5022" table:style-name="ce6">
            <text:p>5,0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39" table:style-name="ce4">
            <text:p>3339</text:p>
          </table:table-cell>
          <table:table-cell office:value-type="string" table:style-name="ce5">
            <text:p>ATOR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0" table:style-name="ce4">
            <text:p>3340</text:p>
          </table:table-cell>
          <table:table-cell office:value-type="string" table:style-name="ce5">
            <text:p>MAR MESSAGE - INSULIN U5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1" table:style-name="ce4">
            <text:p>3341</text:p>
          </table:table-cell>
          <table:table-cell office:value-type="string" table:style-name="ce5">
            <text:p>CARVEDILO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2" table:style-name="ce4">
            <text:p>3342</text:p>
          </table:table-cell>
          <table:table-cell office:value-type="string" table:style-name="ce5">
            <text:p>ROPINIR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3" table:style-name="ce4">
            <text:p>3343</text:p>
          </table:table-cell>
          <table:table-cell office:value-type="string" table:style-name="ce5">
            <text:p>DONEPEZ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4" table:style-name="ce4">
            <text:p>3344</text:p>
          </table:table-cell>
          <table:table-cell office:value-type="string" table:style-name="ce5">
            <text:p>FLUCYTOSINE 250 MG CAPSULE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5" table:style-name="ce4">
            <text:p>3345</text:p>
          </table:table-cell>
          <table:table-cell office:value-type="string" table:style-name="ce5">
            <text:p>CEFEPIME 1 GRAM SOLUTION FOR INJECTION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6" table:style-name="ce4">
            <text:p>3346</text:p>
          </table:table-cell>
          <table:table-cell office:value-type="string" table:style-name="ce5">
            <text:p>CLONIDINE 0.1 MG/24 HR WEEKLY TRANSDERMAL PATCH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7" table:style-name="ce4">
            <text:p>3347</text:p>
          </table:table-cell>
          <table:table-cell office:value-type="string" table:style-name="ce5">
            <text:p>MORPHINE 50 MG/ML INTRAVENOUS SOLUTION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8" table:style-name="ce4">
            <text:p>3348</text:p>
          </table:table-cell>
          <table:table-cell office:value-type="string" table:style-name="ce5">
            <text:p>QUETIAPINE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49" table:style-name="ce4">
            <text:p>3349</text:p>
          </table:table-cell>
          <table:table-cell office:value-type="string" table:style-name="ce5">
            <text:p>FAT EMULSION 20 % INTRAVENOUS</text:p>
          </table:table-cell>
          <table:table-cell office:value-type="float" office:value="248.5" table:style-name="ce6">
            <text:p>249</text:p>
          </table:table-cell>
          <table:table-cell office:value-type="float" office:value="248.5" table:style-name="ce6">
            <text:p>2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0" table:style-name="ce4">
            <text:p>3350</text:p>
          </table:table-cell>
          <table:table-cell office:value-type="string" table:style-name="ce5">
            <text:p>LEVOFLOXACIN 500 MG/100 ML IN 5 % DEXTROSE INTRAVENOUS PIGGYBACK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1" table:style-name="ce4">
            <text:p>3351</text:p>
          </table:table-cell>
          <table:table-cell office:value-type="string" table:style-name="ce5">
            <text:p>DIVALPROEX 25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2" table:style-name="ce4">
            <text:p>3352</text:p>
          </table:table-cell>
          <table:table-cell office:value-type="string" table:style-name="ce5">
            <text:p>PHYTONADIONE (VITAMIN K1) 10 MG/ML INJECTION SOLUTION</text:p>
          </table:table-cell>
          <table:table-cell office:value-type="float" office:value="339" table:style-name="ce6">
            <text:p>339</text:p>
          </table:table-cell>
          <table:table-cell office:value-type="float" office:value="339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3" table:style-name="ce4">
            <text:p>3353</text:p>
          </table:table-cell>
          <table:table-cell office:value-type="string" table:style-name="ce5">
            <text:p>BENZOCAINE 20 % TOPICAL OINTMENT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4" table:style-name="ce4">
            <text:p>3354</text:p>
          </table:table-cell>
          <table:table-cell office:value-type="string" table:style-name="ce5">
            <text:p>CETIRI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5" table:style-name="ce4">
            <text:p>3355</text:p>
          </table:table-cell>
          <table:table-cell office:value-type="string" table:style-name="ce5">
            <text:p>ATOR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6" table:style-name="ce4">
            <text:p>3356</text:p>
          </table:table-cell>
          <table:table-cell office:value-type="string" table:style-name="ce5">
            <text:p>DANTROLENE 20 MG INTRAVENOUS SOLUTION</text:p>
          </table:table-cell>
          <table:table-cell office:value-type="float" office:value="647.5" table:style-name="ce6">
            <text:p>648</text:p>
          </table:table-cell>
          <table:table-cell office:value-type="float" office:value="647.5" table:style-name="ce6">
            <text:p>6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7" table:style-name="ce4">
            <text:p>3357</text:p>
          </table:table-cell>
          <table:table-cell office:value-type="string" table:style-name="ce5">
            <text:p>CLONIDINE 0.2 MG/24 HR WEEKLY TRANSDERMAL PATCH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8" table:style-name="ce4">
            <text:p>3358</text:p>
          </table:table-cell>
          <table:table-cell office:value-type="string" table:style-name="ce5">
            <text:p>AZITHROMYCIN (ZITHROMAX) 500 MG IN NS 250 ML SMARTEZ DEVIC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59" table:style-name="ce4">
            <text:p>3359</text:p>
          </table:table-cell>
          <table:table-cell office:value-type="string" table:style-name="ce5">
            <text:p>ACETAZOLAMIDE ER 500 MG CAPSULE,EXTENDED RELEASE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0" table:style-name="ce4">
            <text:p>3360</text:p>
          </table:table-cell>
          <table:table-cell office:value-type="string" table:style-name="ce5">
            <text:p>METOPROLOL SUCCINATE ER 5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1" table:style-name="ce4">
            <text:p>3361</text:p>
          </table:table-cell>
          <table:table-cell office:value-type="string" table:style-name="ce5">
            <text:p>MULTIVITAMIN-IRON 9 MG-FOLIC ACID 400 MCG-CALCIUM AND 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2" table:style-name="ce4">
            <text:p>3362</text:p>
          </table:table-cell>
          <table:table-cell office:value-type="string" table:style-name="ce5">
            <text:p>LIOTHYRON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3" table:style-name="ce4">
            <text:p>3363</text:p>
          </table:table-cell>
          <table:table-cell office:value-type="string" table:style-name="ce5">
            <text:p>LEVETIRACETAM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4" table:style-name="ce4">
            <text:p>3364</text:p>
          </table:table-cell>
          <table:table-cell office:value-type="string" table:style-name="ce5">
            <text:p>ONABOTULINUMTOXINA 100 UNIT SOLUTION FOR INJECTION</text:p>
          </table:table-cell>
          <table:table-cell office:value-type="float" office:value="2790" table:style-name="ce6">
            <text:p>2,790</text:p>
          </table:table-cell>
          <table:table-cell office:value-type="float" office:value="2790" table:style-name="ce6">
            <text:p>2,7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5" table:style-name="ce4">
            <text:p>3365</text:p>
          </table:table-cell>
          <table:table-cell office:value-type="string" table:style-name="ce5">
            <text:p>TENECTEPLASE 50 MG INTRAVENOUS KIT</text:p>
          </table:table-cell>
          <table:table-cell office:value-type="float" office:value="21356" table:style-name="ce6">
            <text:p>21,356</text:p>
          </table:table-cell>
          <table:table-cell office:value-type="float" office:value="21356" table:style-name="ce6">
            <text:p>21,3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6" table:style-name="ce4">
            <text:p>3366</text:p>
          </table:table-cell>
          <table:table-cell office:value-type="string" table:style-name="ce5">
            <text:p>AMOXICILLIN 250 MG-POTASSIUM CLAVULANATE 62.5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7" table:style-name="ce4">
            <text:p>3367</text:p>
          </table:table-cell>
          <table:table-cell office:value-type="string" table:style-name="ce5">
            <text:p>TOLTERODINE ER 4 MG CAPSULE,EXTENDED RELEASE 24 HR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8" table:style-name="ce4">
            <text:p>3368</text:p>
          </table:table-cell>
          <table:table-cell office:value-type="string" table:style-name="ce5">
            <text:p>CYCLOPHOSPHAMIDE 25 MG CAPSULE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69" table:style-name="ce4">
            <text:p>3369</text:p>
          </table:table-cell>
          <table:table-cell office:value-type="string" table:style-name="ce5">
            <text:p>HYALURONIDASE, HUMAN RECOMBINANT 150 UNIT/ML INJECTION SOLUTION</text:p>
          </table:table-cell>
          <table:table-cell office:value-type="float" office:value="450.5" table:style-name="ce6">
            <text:p>451</text:p>
          </table:table-cell>
          <table:table-cell office:value-type="float" office:value="450.5" table:style-name="ce6">
            <text:p>4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0" table:style-name="ce4">
            <text:p>3370</text:p>
          </table:table-cell>
          <table:table-cell office:value-type="string" table:style-name="ce5">
            <text:p>MYCOPHENOLATE MOFETIL 250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1" table:style-name="ce4">
            <text:p>3371</text:p>
          </table:table-cell>
          <table:table-cell office:value-type="string" table:style-name="ce5">
            <text:p>WARFARIN <text:s/>0.5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2" table:style-name="ce4">
            <text:p>3372</text:p>
          </table:table-cell>
          <table:table-cell office:value-type="string" table:style-name="ce5">
            <text:p>EPINEPHRINE 0.15 MG/0.3 ML INJECTION,AUTO-INJECTOR</text:p>
          </table:table-cell>
          <table:table-cell office:value-type="float" office:value="550.5" table:style-name="ce6">
            <text:p>551</text:p>
          </table:table-cell>
          <table:table-cell office:value-type="float" office:value="550.5" table:style-name="ce6">
            <text:p>5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3" table:style-name="ce4">
            <text:p>3373</text:p>
          </table:table-cell>
          <table:table-cell office:value-type="string" table:style-name="ce5">
            <text:p>PHENELZI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4" table:style-name="ce4">
            <text:p>3374</text:p>
          </table:table-cell>
          <table:table-cell office:value-type="string" table:style-name="ce5">
            <text:p>METHACHOLINE CHLORIDE 100 MG SOLUTION FOR INHALATION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5" table:style-name="ce4">
            <text:p>3375</text:p>
          </table:table-cell>
          <table:table-cell office:value-type="string" table:style-name="ce5">
            <text:p>DONEPEZI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6" table:style-name="ce4">
            <text:p>3376</text:p>
          </table:table-cell>
          <table:table-cell office:value-type="string" table:style-name="ce5">
            <text:p>ETHANOLAMINE OLEATE 5 % INTRAVENOUS SOLUTION</text:p>
          </table:table-cell>
          <table:table-cell office:value-type="float" office:value="2079" table:style-name="ce6">
            <text:p>2,079</text:p>
          </table:table-cell>
          <table:table-cell office:value-type="float" office:value="2079" table:style-name="ce6">
            <text:p>2,0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7" table:style-name="ce4">
            <text:p>3377</text:p>
          </table:table-cell>
          <table:table-cell office:value-type="string" table:style-name="ce5">
            <text:p>CARBAMAZEPINE ER 100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8" table:style-name="ce4">
            <text:p>3378</text:p>
          </table:table-cell>
          <table:table-cell office:value-type="string" table:style-name="ce5">
            <text:p>PIPERACILLIN-TAZOBACTAM 3.375 GRAM INTRAVENOUS SOLU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79" table:style-name="ce4">
            <text:p>3379</text:p>
          </table:table-cell>
          <table:table-cell office:value-type="string" table:style-name="ce5">
            <text:p>DINOPROSTONE 20 MG VAGINAL SUPPOSITORY</text:p>
          </table:table-cell>
          <table:table-cell office:value-type="float" office:value="9255.5" table:style-name="ce6">
            <text:p>9,256</text:p>
          </table:table-cell>
          <table:table-cell office:value-type="float" office:value="9255.5" table:style-name="ce6">
            <text:p>9,2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0" table:style-name="ce4">
            <text:p>3380</text:p>
          </table:table-cell>
          <table:table-cell office:value-type="string" table:style-name="ce5">
            <text:p>INSULIN PROTOCOL: LANTUS OR LEVEMIR BAS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1" table:style-name="ce4">
            <text:p>3381</text:p>
          </table:table-cell>
          <table:table-cell office:value-type="string" table:style-name="ce5">
            <text:p>ESMOLOL 2,500 MG/250 ML (10 MG/ML) IN SODIUM CHLORIDE (ISO-OSMOTIC) IV</text:p>
          </table:table-cell>
          <table:table-cell office:value-type="float" office:value="1511.5" table:style-name="ce6">
            <text:p>1,512</text:p>
          </table:table-cell>
          <table:table-cell office:value-type="float" office:value="1511.5" table:style-name="ce6">
            <text:p>1,5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2" table:style-name="ce4">
            <text:p>3382</text:p>
          </table:table-cell>
          <table:table-cell office:value-type="string" table:style-name="ce5">
            <text:p>CIPROFLOXACIN 400 MG/200 ML IN 5 % DEXTROSE INTRAVENOUS PIGGYBACK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3" table:style-name="ce4">
            <text:p>3383</text:p>
          </table:table-cell>
          <table:table-cell office:value-type="string" table:style-name="ce5">
            <text:p>METOPROLOL SUCCINATE ER 10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4" table:style-name="ce4">
            <text:p>3384</text:p>
          </table:table-cell>
          <table:table-cell office:value-type="string" table:style-name="ce5">
            <text:p>DEXTROSE 40 % ORAL GEL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5" table:style-name="ce4">
            <text:p>3385</text:p>
          </table:table-cell>
          <table:table-cell office:value-type="string" table:style-name="ce5">
            <text:p>PSYLLIUM HUSK (ASPARTAME) 3.4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6" table:style-name="ce4">
            <text:p>3386</text:p>
          </table:table-cell>
          <table:table-cell office:value-type="string" table:style-name="ce5">
            <text:p>CISATRACURIUM CONCENTRATE 10 MG/ML (ICU USE ONLY) INTRAVENOUS SOLUTION</text:p>
          </table:table-cell>
          <table:table-cell office:value-type="float" office:value="1166" table:style-name="ce6">
            <text:p>1,166</text:p>
          </table:table-cell>
          <table:table-cell office:value-type="float" office:value="1166" table:style-name="ce6">
            <text:p>1,16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7" table:style-name="ce4">
            <text:p>3387</text:p>
          </table:table-cell>
          <table:table-cell office:value-type="string" table:style-name="ce5">
            <text:p>EMOLLIENT COMBINATION NO.108 LO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8" table:style-name="ce4">
            <text:p>3388</text:p>
          </table:table-cell>
          <table:table-cell office:value-type="string" table:style-name="ce5">
            <text:p>OLANZA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89" table:style-name="ce4">
            <text:p>3389</text:p>
          </table:table-cell>
          <table:table-cell office:value-type="string" table:style-name="ce5">
            <text:p>AMINO ACID 4.25 % IN 10 % DEXTROSE INTRAVENOUS SOLUTION</text:p>
          </table:table-cell>
          <table:table-cell office:value-type="float" office:value="310" table:style-name="ce6">
            <text:p>310</text:p>
          </table:table-cell>
          <table:table-cell office:value-type="float" office:value="310" table:style-name="ce6">
            <text:p>3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0" table:style-name="ce4">
            <text:p>3390</text:p>
          </table:table-cell>
          <table:table-cell office:value-type="string" table:style-name="ce5">
            <text:p>FENOFIBRATE MICRONIZED 134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1" table:style-name="ce4">
            <text:p>3391</text:p>
          </table:table-cell>
          <table:table-cell office:value-type="string" table:style-name="ce5">
            <text:p>INDOMETHACIN 50 MG RECTAL SUPPOSITORY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2" table:style-name="ce4">
            <text:p>3392</text:p>
          </table:table-cell>
          <table:table-cell office:value-type="string" table:style-name="ce5">
            <text:p>PROPOFOL 10 MG/ML IV EMUL 20ML SYRINGE (FOR ANES USE ONLY)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3" table:style-name="ce4">
            <text:p>3393</text:p>
          </table:table-cell>
          <table:table-cell office:value-type="string" table:style-name="ce5">
            <text:p>FLUORESCEIN 500 MG/5 ML (10 %) INTRAVENOUS SOLUTION</text:p>
          </table:table-cell>
          <table:table-cell office:value-type="float" office:value="453" table:style-name="ce6">
            <text:p>453</text:p>
          </table:table-cell>
          <table:table-cell office:value-type="float" office:value="453" table:style-name="ce6">
            <text:p>4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4" table:style-name="ce4">
            <text:p>3394</text:p>
          </table:table-cell>
          <table:table-cell office:value-type="string" table:style-name="ce5">
            <text:p>BALANCED B-100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5" table:style-name="ce4">
            <text:p>3395</text:p>
          </table:table-cell>
          <table:table-cell office:value-type="string" table:style-name="ce5">
            <text:p>DRONABINOL 2.5 MG CAPSULE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6" table:style-name="ce4">
            <text:p>3396</text:p>
          </table:table-cell>
          <table:table-cell office:value-type="string" table:style-name="ce5">
            <text:p>ACETAMINOPHEN 1,000 MG/100 ML (10 MG/ML) INTRAVENOUS SOLUTION</text:p>
          </table:table-cell>
          <table:table-cell office:value-type="float" office:value="321" table:style-name="ce6">
            <text:p>321</text:p>
          </table:table-cell>
          <table:table-cell office:value-type="float" office:value="321" table:style-name="ce6">
            <text:p>3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7" table:style-name="ce4">
            <text:p>3397</text:p>
          </table:table-cell>
          <table:table-cell office:value-type="string" table:style-name="ce5">
            <text:p>INSULIN PROTOCOL: DECISION TRE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8" table:style-name="ce4">
            <text:p>3398</text:p>
          </table:table-cell>
          <table:table-cell office:value-type="string" table:style-name="ce5">
            <text:p>VENLAFAXINE ER 15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399" table:style-name="ce4">
            <text:p>3399</text:p>
          </table:table-cell>
          <table:table-cell office:value-type="string" table:style-name="ce5">
            <text:p>SUMATRIPTAN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0" table:style-name="ce4">
            <text:p>3400</text:p>
          </table:table-cell>
          <table:table-cell office:value-type="string" table:style-name="ce5">
            <text:p>ADENOSINE (DIAGNOSTIC) 3 MG/ML INTRAVENOUS SOLUTION</text:p>
          </table:table-cell>
          <table:table-cell office:value-type="float" office:value="882" table:style-name="ce6">
            <text:p>882</text:p>
          </table:table-cell>
          <table:table-cell office:value-type="float" office:value="882" table:style-name="ce6">
            <text:p>8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1" table:style-name="ce4">
            <text:p>3401</text:p>
          </table:table-cell>
          <table:table-cell office:value-type="string" table:style-name="ce5">
            <text:p>DESVENLAFAXINE SUCCINATE ER 50 MG TABLET,EXTENDED RELEASE 24 HR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2" table:style-name="ce4">
            <text:p>3402</text:p>
          </table:table-cell>
          <table:table-cell office:value-type="string" table:style-name="ce5">
            <text:p>METHYLERGONOVINE 0.2 MG TABLET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3" table:style-name="ce4">
            <text:p>3403</text:p>
          </table:table-cell>
          <table:table-cell office:value-type="string" table:style-name="ce5">
            <text:p>TBO-FILGRASTIM 480 MCG/0.8 ML SUBCUTANEOUS SYRINGE</text:p>
          </table:table-cell>
          <table:table-cell office:value-type="float" office:value="2538.5" table:style-name="ce6">
            <text:p>2,539</text:p>
          </table:table-cell>
          <table:table-cell office:value-type="float" office:value="2538.5" table:style-name="ce6">
            <text:p>2,5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4" table:style-name="ce4">
            <text:p>3404</text:p>
          </table:table-cell>
          <table:table-cell office:value-type="string" table:style-name="ce5">
            <text:p>VALSARTAN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5" table:style-name="ce4">
            <text:p>3405</text:p>
          </table:table-cell>
          <table:table-cell office:value-type="string" table:style-name="ce5">
            <text:p>MAGIC MOUTHWASH W/O LIDOCAINE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6" table:style-name="ce4">
            <text:p>3406</text:p>
          </table:table-cell>
          <table:table-cell office:value-type="string" table:style-name="ce5">
            <text:p>LIDOCAINE 4 % TOPICAL CREAM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7" table:style-name="ce4">
            <text:p>3407</text:p>
          </table:table-cell>
          <table:table-cell office:value-type="string" table:style-name="ce5">
            <text:p>TOBRAMYCIN-DEXAMETHASONE 0.3 %-0.1 % EYE OINTMENT</text:p>
          </table:table-cell>
          <table:table-cell office:value-type="float" office:value="1363" table:style-name="ce6">
            <text:p>1,363</text:p>
          </table:table-cell>
          <table:table-cell office:value-type="float" office:value="1363" table:style-name="ce6">
            <text:p>1,3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8" table:style-name="ce4">
            <text:p>3408</text:p>
          </table:table-cell>
          <table:table-cell office:value-type="string" table:style-name="ce5">
            <text:p>OLANZAP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09" table:style-name="ce4">
            <text:p>3409</text:p>
          </table:table-cell>
          <table:table-cell office:value-type="string" table:style-name="ce5">
            <text:p>TBO-FILGRASTIM 300 MCG/0.5 ML SUBCUTANEOUS SYRINGE</text:p>
          </table:table-cell>
          <table:table-cell office:value-type="float" office:value="1588" table:style-name="ce6">
            <text:p>1,588</text:p>
          </table:table-cell>
          <table:table-cell office:value-type="float" office:value="1588" table:style-name="ce6">
            <text:p>1,58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0" table:style-name="ce4">
            <text:p>3410</text:p>
          </table:table-cell>
          <table:table-cell office:value-type="string" table:style-name="ce5">
            <text:p>TOPIRAM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1" table:style-name="ce4">
            <text:p>3411</text:p>
          </table:table-cell>
          <table:table-cell office:value-type="string" table:style-name="ce5">
            <text:p>DIMERCAPROL 100 MG/ML INTRAMUSCULAR SOLUTION</text:p>
          </table:table-cell>
          <table:table-cell office:value-type="float" office:value="1044" table:style-name="ce6">
            <text:p>1,044</text:p>
          </table:table-cell>
          <table:table-cell office:value-type="float" office:value="1044" table:style-name="ce6">
            <text:p>1,0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2" table:style-name="ce4">
            <text:p>3412</text:p>
          </table:table-cell>
          <table:table-cell office:value-type="string" table:style-name="ce5">
            <text:p>ROCURONIUM 10 MG/ML INTRAVENOUS SOLUTION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3" table:style-name="ce4">
            <text:p>3413</text:p>
          </table:table-cell>
          <table:table-cell office:value-type="string" table:style-name="ce5">
            <text:p>ROPIVACAINE (PF) 5 MG/ML (0.5 %) INJECTION SOLUTION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4" table:style-name="ce4">
            <text:p>3414</text:p>
          </table:table-cell>
          <table:table-cell office:value-type="string" table:style-name="ce5">
            <text:p>RISPERIDON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5" table:style-name="ce4">
            <text:p>3415</text:p>
          </table:table-cell>
          <table:table-cell office:value-type="string" table:style-name="ce5">
            <text:p>ERYTHROMYCIN 250 MG TABLET,DELAYED RELEASE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6" table:style-name="ce4">
            <text:p>3416</text:p>
          </table:table-cell>
          <table:table-cell office:value-type="string" table:style-name="ce5">
            <text:p>AMLODI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7" table:style-name="ce4">
            <text:p>3417</text:p>
          </table:table-cell>
          <table:table-cell office:value-type="string" table:style-name="ce5">
            <text:p>IVIG ADMINISTRATION RECOMMENDATION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8" table:style-name="ce4">
            <text:p>3418</text:p>
          </table:table-cell>
          <table:table-cell office:value-type="string" table:style-name="ce5">
            <text:p>PHENYTOIN SODIUM EXTENDED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19" table:style-name="ce4">
            <text:p>3419</text:p>
          </table:table-cell>
          <table:table-cell office:value-type="string" table:style-name="ce5">
            <text:p>PHENYTOIN 5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0" table:style-name="ce4">
            <text:p>3420</text:p>
          </table:table-cell>
          <table:table-cell office:value-type="string" table:style-name="ce5">
            <text:p>CLOPIDOGREL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1" table:style-name="ce4">
            <text:p>3421</text:p>
          </table:table-cell>
          <table:table-cell office:value-type="string" table:style-name="ce5">
            <text:p>GELATIN ABSORBABLE 100 TOPICAL SPONGE</text:p>
          </table:table-cell>
          <table:table-cell office:value-type="float" office:value="267" table:style-name="ce6">
            <text:p>267</text:p>
          </table:table-cell>
          <table:table-cell office:value-type="float" office:value="267" table:style-name="ce6">
            <text:p>2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2" table:style-name="ce4">
            <text:p>3422</text:p>
          </table:table-cell>
          <table:table-cell office:value-type="string" table:style-name="ce5">
            <text:p>SULFAMETHOXAZOLE 400 MG-TRIMETHOPRIM 80 MG/5 ML INTRAVENOUS SOLUTION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3" table:style-name="ce4">
            <text:p>3423</text:p>
          </table:table-cell>
          <table:table-cell office:value-type="string" table:style-name="ce5">
            <text:p>AMLODI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4" table:style-name="ce4">
            <text:p>3424</text:p>
          </table:table-cell>
          <table:table-cell office:value-type="string" table:style-name="ce5">
            <text:p>FONDAPARINUX 2.5 MG/0.5 ML SUBCUTANEOUS SOLUTION SYRINGE</text:p>
          </table:table-cell>
          <table:table-cell office:value-type="float" office:value="175" table:style-name="ce6">
            <text:p>175</text:p>
          </table:table-cell>
          <table:table-cell office:value-type="float" office:value="175" table:style-name="ce6">
            <text:p>1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5" table:style-name="ce4">
            <text:p>3425</text:p>
          </table:table-cell>
          <table:table-cell office:value-type="string" table:style-name="ce5">
            <text:p>DIVALPROEX 50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6" table:style-name="ce4">
            <text:p>3426</text:p>
          </table:table-cell>
          <table:table-cell office:value-type="string" table:style-name="ce5">
            <text:p>RFP 401 (4K, 3CA, 35HCO3) DIALYSIS SOL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7" table:style-name="ce4">
            <text:p>3427</text:p>
          </table:table-cell>
          <table:table-cell office:value-type="string" table:style-name="ce5">
            <text:p>VALACYCLOVIR 50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8" table:style-name="ce4">
            <text:p>3428</text:p>
          </table:table-cell>
          <table:table-cell office:value-type="string" table:style-name="ce5">
            <text:p>OLANZA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29" table:style-name="ce4">
            <text:p>3429</text:p>
          </table:table-cell>
          <table:table-cell office:value-type="string" table:style-name="ce5">
            <text:p>OLANZAPINE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0" table:style-name="ce4">
            <text:p>3430</text:p>
          </table:table-cell>
          <table:table-cell office:value-type="string" table:style-name="ce5">
            <text:p>INDIGOTINDISULFONATE SODIUM 8 MG/ML (0.8 %) INJECTION SOLUTION</text:p>
          </table:table-cell>
          <table:table-cell office:value-type="float" office:value="309.5" table:style-name="ce6">
            <text:p>310</text:p>
          </table:table-cell>
          <table:table-cell office:value-type="float" office:value="309.5" table:style-name="ce6">
            <text:p>3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1" table:style-name="ce4">
            <text:p>3431</text:p>
          </table:table-cell>
          <table:table-cell office:value-type="string" table:style-name="ce5">
            <text:p>QUETIAP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2" table:style-name="ce4">
            <text:p>3432</text:p>
          </table:table-cell>
          <table:table-cell office:value-type="string" table:style-name="ce5">
            <text:p>DEXAMETHASONE 1 MG/ML DROPS (CONCENTRATE)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3" table:style-name="ce4">
            <text:p>3433</text:p>
          </table:table-cell>
          <table:table-cell office:value-type="string" table:style-name="ce5">
            <text:p>RISPERIDONE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4" table:style-name="ce4">
            <text:p>3434</text:p>
          </table:table-cell>
          <table:table-cell office:value-type="string" table:style-name="ce5">
            <text:p>CHONDROITIN-SOD HYALURON 3 %-4 %(0.35 ML)1 %(0.4 ML)INTRAOCULAR SYRING</text:p>
          </table:table-cell>
          <table:table-cell office:value-type="float" office:value="783.5" table:style-name="ce6">
            <text:p>784</text:p>
          </table:table-cell>
          <table:table-cell office:value-type="float" office:value="783.5" table:style-name="ce6">
            <text:p>7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5" table:style-name="ce4">
            <text:p>3435</text:p>
          </table:table-cell>
          <table:table-cell office:value-type="string" table:style-name="ce5">
            <text:p>SINCALIDE 5 MCG SOLUTION FOR INJECTION</text:p>
          </table:table-cell>
          <table:table-cell office:value-type="float" office:value="826.5" table:style-name="ce6">
            <text:p>827</text:p>
          </table:table-cell>
          <table:table-cell office:value-type="float" office:value="826.5" table:style-name="ce6">
            <text:p>8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6" table:style-name="ce4">
            <text:p>3436</text:p>
          </table:table-cell>
          <table:table-cell office:value-type="string" table:style-name="ce5">
            <text:p>PRENATAL VITAMIN WITH CALCIUM NO.72-IRON 27 MG-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7" table:style-name="ce4">
            <text:p>3437</text:p>
          </table:table-cell>
          <table:table-cell office:value-type="string" table:style-name="ce5">
            <text:p>SILDENAFIL (ANTIHYPERTENSIVE)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8" table:style-name="ce4">
            <text:p>3438</text:p>
          </table:table-cell>
          <table:table-cell office:value-type="string" table:style-name="ce5">
            <text:p>CARVEDILOL 3.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39" table:style-name="ce4">
            <text:p>3439</text:p>
          </table:table-cell>
          <table:table-cell office:value-type="string" table:style-name="ce5">
            <text:p>FLUORESCEIN 1 MG EYE STRIPS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0" table:style-name="ce4">
            <text:p>3440</text:p>
          </table:table-cell>
          <table:table-cell office:value-type="string" table:style-name="ce5">
            <text:p>LAMOTRIG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1" table:style-name="ce4">
            <text:p>3441</text:p>
          </table:table-cell>
          <table:table-cell office:value-type="string" table:style-name="ce5">
            <text:p>MELATONIN 3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2" table:style-name="ce4">
            <text:p>3442</text:p>
          </table:table-cell>
          <table:table-cell office:value-type="string" table:style-name="ce5">
            <text:p>ROPIVACAINE (PF) 2 MG/ML (0.2 %) INJECTION SOLUTION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3" table:style-name="ce4">
            <text:p>3443</text:p>
          </table:table-cell>
          <table:table-cell office:value-type="string" table:style-name="ce5">
            <text:p>DISULFIRAM 25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4" table:style-name="ce4">
            <text:p>3444</text:p>
          </table:table-cell>
          <table:table-cell office:value-type="string" table:style-name="ce5">
            <text:p>PARICALCITOL 2 MCG/ML INTRAVENOUS SOLUTION</text:p>
          </table:table-cell>
          <table:table-cell office:value-type="float" office:value="55.5" table:style-name="ce6">
            <text:p>56</text:p>
          </table:table-cell>
          <table:table-cell office:value-type="float" office:value="55.5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5" table:style-name="ce4">
            <text:p>3445</text:p>
          </table:table-cell>
          <table:table-cell office:value-type="string" table:style-name="ce5">
            <text:p>TL201 MCI - THALLIUM INJECTION</text:p>
          </table:table-cell>
          <table:table-cell office:value-type="float" office:value="740.5" table:style-name="ce6">
            <text:p>741</text:p>
          </table:table-cell>
          <table:table-cell office:value-type="float" office:value="740.5" table:style-name="ce6">
            <text:p>7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6" table:style-name="ce4">
            <text:p>3446</text:p>
          </table:table-cell>
          <table:table-cell office:value-type="string" table:style-name="ce5">
            <text:p>KETOROLAC 0.5 % EYE DROPS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7" table:style-name="ce4">
            <text:p>3447</text:p>
          </table:table-cell>
          <table:table-cell office:value-type="string" table:style-name="ce5">
            <text:p>WATER FOR INJECTION, STERILE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8" table:style-name="ce4">
            <text:p>3448</text:p>
          </table:table-cell>
          <table:table-cell office:value-type="string" table:style-name="ce5">
            <text:p>SODIUM CITRATE 4% 5 ML VIAL</text:p>
          </table:table-cell>
          <table:table-cell office:value-type="float" office:value="94" table:style-name="ce6">
            <text:p>94</text:p>
          </table:table-cell>
          <table:table-cell office:value-type="float" office:value="94" table:style-name="ce6">
            <text:p>9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49" table:style-name="ce4">
            <text:p>3449</text:p>
          </table:table-cell>
          <table:table-cell office:value-type="string" table:style-name="ce5">
            <text:p>RISPERIDONE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0" table:style-name="ce4">
            <text:p>3450</text:p>
          </table:table-cell>
          <table:table-cell office:value-type="string" table:style-name="ce5">
            <text:p>LAMIVUDINE 150 MG-ZIDOVUDINE 300 MG TABLET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1" table:style-name="ce4">
            <text:p>3451</text:p>
          </table:table-cell>
          <table:table-cell office:value-type="string" table:style-name="ce5">
            <text:p>METHYLERGONOVINE 0.2 MG/ML (1 ML) INJECTION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2" table:style-name="ce4">
            <text:p>3452</text:p>
          </table:table-cell>
          <table:table-cell office:value-type="string" table:style-name="ce5">
            <text:p>BETAMETHASONE ACETATE AND SODIUM PHOS 6 MG/ML SUSPENSION FOR INJECTION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3" table:style-name="ce4">
            <text:p>3453</text:p>
          </table:table-cell>
          <table:table-cell office:value-type="string" table:style-name="ce5">
            <text:p>MESALAMINE 400 MG CAPSULE (WITH DELAYED RELEASE TABLETS INSIDE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4" table:style-name="ce4">
            <text:p>3454</text:p>
          </table:table-cell>
          <table:table-cell office:value-type="string" table:style-name="ce5">
            <text:p>TETANUS IMMUNE GLOBULIN (PF) 250 UNIT INTRAMUSCULAR SYRINGE</text:p>
          </table:table-cell>
          <table:table-cell office:value-type="float" office:value="2839.5" table:style-name="ce6">
            <text:p>2,840</text:p>
          </table:table-cell>
          <table:table-cell office:value-type="float" office:value="2839.5" table:style-name="ce6">
            <text:p>2,8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5" table:style-name="ce4">
            <text:p>3455</text:p>
          </table:table-cell>
          <table:table-cell office:value-type="string" table:style-name="ce5">
            <text:p>TERBINAFINE HC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6" table:style-name="ce4">
            <text:p>3456</text:p>
          </table:table-cell>
          <table:table-cell office:value-type="string" table:style-name="ce5">
            <text:p>CEFTRIAXONE 1 GRAM SOLUTION FOR INJEC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7" table:style-name="ce4">
            <text:p>3457</text:p>
          </table:table-cell>
          <table:table-cell office:value-type="string" table:style-name="ce5">
            <text:p>POTASSIUM IODIDE 1 GRAM/ML OR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8" table:style-name="ce4">
            <text:p>3458</text:p>
          </table:table-cell>
          <table:table-cell office:value-type="string" table:style-name="ce5">
            <text:p>SUMATRIPTAN 6 MG/0.5 ML SUBCUTANEOUS SOLUTION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59" table:style-name="ce4">
            <text:p>3459</text:p>
          </table:table-cell>
          <table:table-cell office:value-type="string" table:style-name="ce5">
            <text:p>ALTEPLASE 100 MG INTRAVENOUS SOLUTION</text:p>
          </table:table-cell>
          <table:table-cell office:value-type="float" office:value="18017.5" table:style-name="ce6">
            <text:p>18,018</text:p>
          </table:table-cell>
          <table:table-cell office:value-type="float" office:value="18017.5" table:style-name="ce6">
            <text:p>18,0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0" table:style-name="ce4">
            <text:p>3460</text:p>
          </table:table-cell>
          <table:table-cell office:value-type="string" table:style-name="ce5">
            <text:p>ZIPRASIDONE 20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1" table:style-name="ce4">
            <text:p>3461</text:p>
          </table:table-cell>
          <table:table-cell office:value-type="string" table:style-name="ce5">
            <text:p>HYOSCYAMINE 0.5 MG/ML INJECTION SOLUTION</text:p>
          </table:table-cell>
          <table:table-cell office:value-type="float" office:value="514" table:style-name="ce6">
            <text:p>514</text:p>
          </table:table-cell>
          <table:table-cell office:value-type="float" office:value="514" table:style-name="ce6">
            <text:p>5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2" table:style-name="ce4">
            <text:p>3462</text:p>
          </table:table-cell>
          <table:table-cell office:value-type="string" table:style-name="ce5">
            <text:p>EPOETIN ALFA 20,000 UNIT/ML INJECTION SOLUTION</text:p>
          </table:table-cell>
          <table:table-cell office:value-type="float" office:value="2703.5" table:style-name="ce6">
            <text:p>2,704</text:p>
          </table:table-cell>
          <table:table-cell office:value-type="float" office:value="2703.5" table:style-name="ce6">
            <text:p>2,7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3" table:style-name="ce4">
            <text:p>3463</text:p>
          </table:table-cell>
          <table:table-cell office:value-type="string" table:style-name="ce5">
            <text:p>LIDOCAINE-EPINEPHRINE (PF) 1.5 %-1:200,000 IJ SOLN (ANES NO CHARGE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4" table:style-name="ce4">
            <text:p>3464</text:p>
          </table:table-cell>
          <table:table-cell office:value-type="string" table:style-name="ce5">
            <text:p>MODAFINIL 200 MG TABLET</text:p>
          </table:table-cell>
          <table:table-cell office:value-type="float" office:value="217.5" table:style-name="ce6">
            <text:p>218</text:p>
          </table:table-cell>
          <table:table-cell office:value-type="float" office:value="217.5" table:style-name="ce6">
            <text:p>2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5" table:style-name="ce4">
            <text:p>3465</text:p>
          </table:table-cell>
          <table:table-cell office:value-type="string" table:style-name="ce5">
            <text:p>MAGNESIUM HYDROXIDE 400 MG/5 ML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6" table:style-name="ce4">
            <text:p>3466</text:p>
          </table:table-cell>
          <table:table-cell office:value-type="string" table:style-name="ce5">
            <text:p>PEDIATRIC MULTIVITAMINS-IRON ORAL SYRINGE (PEDS/NICU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7" table:style-name="ce4">
            <text:p>3467</text:p>
          </table:table-cell>
          <table:table-cell office:value-type="string" table:style-name="ce5">
            <text:p>TAMSULOSIN 0.4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8" table:style-name="ce4">
            <text:p>3468</text:p>
          </table:table-cell>
          <table:table-cell office:value-type="string" table:style-name="ce5">
            <text:p>LINEZOLID 600 MG TABLET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69" table:style-name="ce4">
            <text:p>3469</text:p>
          </table:table-cell>
          <table:table-cell office:value-type="string" table:style-name="ce5">
            <text:p>THEOPHYLLINE 80 MG/15 ML ORAL ELIXIR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0" table:style-name="ce4">
            <text:p>3470</text:p>
          </table:table-cell>
          <table:table-cell office:value-type="string" table:style-name="ce5">
            <text:p>ROPINIR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1" table:style-name="ce4">
            <text:p>3471</text:p>
          </table:table-cell>
          <table:table-cell office:value-type="string" table:style-name="ce5">
            <text:p>RISPERIDONE MICROSPHERES 12.5 MG/2 ML INTRAMUSCULAR SYRINGE</text:p>
          </table:table-cell>
          <table:table-cell office:value-type="float" office:value="1184.5" table:style-name="ce6">
            <text:p>1,185</text:p>
          </table:table-cell>
          <table:table-cell office:value-type="float" office:value="1184.5" table:style-name="ce6">
            <text:p>1,1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2" table:style-name="ce4">
            <text:p>3472</text:p>
          </table:table-cell>
          <table:table-cell office:value-type="string" table:style-name="ce5">
            <text:p>RISPERIDONE 1 MG/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3" table:style-name="ce4">
            <text:p>3473</text:p>
          </table:table-cell>
          <table:table-cell office:value-type="string" table:style-name="ce5">
            <text:p>HEPATITIS B IMMUNE GLOBULIN GREATR THAN 312 UNIT/ML INTRAMUSCULAR SOLN</text:p>
          </table:table-cell>
          <table:table-cell office:value-type="float" office:value="1035.5" table:style-name="ce6">
            <text:p>1,036</text:p>
          </table:table-cell>
          <table:table-cell office:value-type="float" office:value="1035.5" table:style-name="ce6">
            <text:p>1,0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4" table:style-name="ce4">
            <text:p>3474</text:p>
          </table:table-cell>
          <table:table-cell office:value-type="string" table:style-name="ce5">
            <text:p>CALCITONIN (SALMON) 200 UNIT/ACTUATION NASAL SPRAY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5" table:style-name="ce4">
            <text:p>3475</text:p>
          </table:table-cell>
          <table:table-cell office:value-type="string" table:style-name="ce5">
            <text:p>VITAMIN E (DL, ACETATE) 2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6" table:style-name="ce4">
            <text:p>3476</text:p>
          </table:table-cell>
          <table:table-cell office:value-type="string" table:style-name="ce5">
            <text:p>FOMEPIZOLE 1 GRAM/ML INTRAVENOUS SOLUTION</text:p>
          </table:table-cell>
          <table:table-cell office:value-type="float" office:value="3029" table:style-name="ce6">
            <text:p>3,029</text:p>
          </table:table-cell>
          <table:table-cell office:value-type="float" office:value="3029" table:style-name="ce6">
            <text:p>3,0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7" table:style-name="ce4">
            <text:p>3477</text:p>
          </table:table-cell>
          <table:table-cell office:value-type="string" table:style-name="ce5">
            <text:p>AMLODIP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8" table:style-name="ce4">
            <text:p>3478</text:p>
          </table:table-cell>
          <table:table-cell office:value-type="string" table:style-name="ce5">
            <text:p>SODIUM HYALURONATE 10 MG/ML INTRAOCULAR SYRINGE</text:p>
          </table:table-cell>
          <table:table-cell office:value-type="float" office:value="785" table:style-name="ce6">
            <text:p>785</text:p>
          </table:table-cell>
          <table:table-cell office:value-type="float" office:value="785" table:style-name="ce6">
            <text:p>7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79" table:style-name="ce4">
            <text:p>3479</text:p>
          </table:table-cell>
          <table:table-cell office:value-type="string" table:style-name="ce5">
            <text:p>BIVALIRUDIN 250 MG INTRAVENOUS SOLUTION</text:p>
          </table:table-cell>
          <table:table-cell office:value-type="float" office:value="7845.5" table:style-name="ce6">
            <text:p>7,846</text:p>
          </table:table-cell>
          <table:table-cell office:value-type="float" office:value="7845.5" table:style-name="ce6">
            <text:p>7,8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0" table:style-name="ce4">
            <text:p>3480</text:p>
          </table:table-cell>
          <table:table-cell office:value-type="string" table:style-name="ce5">
            <text:p>HYDROMORPHONE 3 MCG/ML + BUPIV 0.0625% IN NS LOADABLE EPIDURAL</text:p>
          </table:table-cell>
          <table:table-cell office:value-type="float" office:value="330" table:style-name="ce6">
            <text:p>330</text:p>
          </table:table-cell>
          <table:table-cell office:value-type="float" office:value="330" table:style-name="ce6">
            <text:p>3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1" table:style-name="ce4">
            <text:p>3481</text:p>
          </table:table-cell>
          <table:table-cell office:value-type="string" table:style-name="ce5">
            <text:p>TRIAMCINOLONE ACETONIDE 40 MG/ML SUSPENSION FOR INJECTION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2" table:style-name="ce4">
            <text:p>3482</text:p>
          </table:table-cell>
          <table:table-cell office:value-type="string" table:style-name="ce5">
            <text:p>INSULIN ASPART U-100 <text:s/>100 UNIT/ML SUBCUTANEOUS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3" table:style-name="ce4">
            <text:p>3483</text:p>
          </table:table-cell>
          <table:table-cell office:value-type="string" table:style-name="ce5">
            <text:p>GELATIN ABSORBABLE IMPLANT FILM</text:p>
          </table:table-cell>
          <table:table-cell office:value-type="float" office:value="8637.5" table:style-name="ce6">
            <text:p>8,638</text:p>
          </table:table-cell>
          <table:table-cell office:value-type="float" office:value="8637.5" table:style-name="ce6">
            <text:p>8,6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4" table:style-name="ce4">
            <text:p>3484</text:p>
          </table:table-cell>
          <table:table-cell office:value-type="string" table:style-name="ce5">
            <text:p>ROPINIROLE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5" table:style-name="ce4">
            <text:p>3485</text:p>
          </table:table-cell>
          <table:table-cell office:value-type="string" table:style-name="ce5">
            <text:p>ALBUTEROL SULFATE 2.5 MG/3 ML (0.083 %)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6" table:style-name="ce4">
            <text:p>3486</text:p>
          </table:table-cell>
          <table:table-cell office:value-type="string" table:style-name="ce5">
            <text:p>OSELTAMIVIR 75 MG CAPSULE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7" table:style-name="ce4">
            <text:p>3487</text:p>
          </table:table-cell>
          <table:table-cell office:value-type="string" table:style-name="ce5">
            <text:p>CALCIUM ACETATE-ALUMINUM 952 MG-1,347 MG TOPICAL POWDER IN PACK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8" table:style-name="ce4">
            <text:p>3488</text:p>
          </table:table-cell>
          <table:table-cell office:value-type="string" table:style-name="ce5">
            <text:p>CONJUGATED ESTROGENS 0.625 MG/GRAM VAGINAL CREAM</text:p>
          </table:table-cell>
          <table:table-cell office:value-type="float" office:value="645.5" table:style-name="ce6">
            <text:p>646</text:p>
          </table:table-cell>
          <table:table-cell office:value-type="float" office:value="645.5" table:style-name="ce6">
            <text:p>6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89" table:style-name="ce4">
            <text:p>3489</text:p>
          </table:table-cell>
          <table:table-cell office:value-type="string" table:style-name="ce5">
            <text:p>SIROLIMUS 0.5 MG TABLET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0" table:style-name="ce4">
            <text:p>3490</text:p>
          </table:table-cell>
          <table:table-cell office:value-type="string" table:style-name="ce5">
            <text:p>DICLOFENAC 0.1 % EYE DROPS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1" table:style-name="ce4">
            <text:p>3491</text:p>
          </table:table-cell>
          <table:table-cell office:value-type="string" table:style-name="ce5">
            <text:p>CROTALIDAE POLYVAL IMMUNE FAB SOLUTION FOR INJECTION</text:p>
          </table:table-cell>
          <table:table-cell office:value-type="float" office:value="12090" table:style-name="ce6">
            <text:p>12,090</text:p>
          </table:table-cell>
          <table:table-cell office:value-type="float" office:value="12090" table:style-name="ce6">
            <text:p>12,0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2" table:style-name="ce4">
            <text:p>3492</text:p>
          </table:table-cell>
          <table:table-cell office:value-type="string" table:style-name="ce5">
            <text:p>BISMUTH SUBSALICYLATE 262 MG/15 ML ORAL SUSPENS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3" table:style-name="ce4">
            <text:p>3493</text:p>
          </table:table-cell>
          <table:table-cell office:value-type="string" table:style-name="ce5">
            <text:p>CISATRACURIUM 2 MG/ML INTRAVENOUS SOLUTION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4" table:style-name="ce4">
            <text:p>3494</text:p>
          </table:table-cell>
          <table:table-cell office:value-type="string" table:style-name="ce5">
            <text:p>ROPINIROL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5" table:style-name="ce4">
            <text:p>3495</text:p>
          </table:table-cell>
          <table:table-cell office:value-type="string" table:style-name="ce5">
            <text:p>HYDROCORTISONE 1 %-PRAMOXINE 1 % RECTAL FOAM</text:p>
          </table:table-cell>
          <table:table-cell office:value-type="float" office:value="211" table:style-name="ce6">
            <text:p>211</text:p>
          </table:table-cell>
          <table:table-cell office:value-type="float" office:value="211" table:style-name="ce6">
            <text:p>2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6" table:style-name="ce4">
            <text:p>3496</text:p>
          </table:table-cell>
          <table:table-cell office:value-type="string" table:style-name="ce5">
            <text:p>CYCLOPENTOLATE 2 % EYE DROPS</text:p>
          </table:table-cell>
          <table:table-cell office:value-type="float" office:value="110.5" table:style-name="ce6">
            <text:p>111</text:p>
          </table:table-cell>
          <table:table-cell office:value-type="float" office:value="110.5" table:style-name="ce6">
            <text:p>1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7" table:style-name="ce4">
            <text:p>3497</text:p>
          </table:table-cell>
          <table:table-cell office:value-type="string" table:style-name="ce5">
            <text:p>RAMIPRIL 2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8" table:style-name="ce4">
            <text:p>3498</text:p>
          </table:table-cell>
          <table:table-cell office:value-type="string" table:style-name="ce5">
            <text:p>MEROPENEM 1 GRAM INTRAVENOUS SOLUTION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499" table:style-name="ce4">
            <text:p>3499</text:p>
          </table:table-cell>
          <table:table-cell office:value-type="string" table:style-name="ce5">
            <text:p>INSULIN U-100 REGULAR HUMAN 100 UNIT/ML INJECTION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0" table:style-name="ce4">
            <text:p>3500</text:p>
          </table:table-cell>
          <table:table-cell office:value-type="string" table:style-name="ce5">
            <text:p>INFLIXIMAB 100 MG INTRAVENOUS SOLUTION</text:p>
          </table:table-cell>
          <table:table-cell office:value-type="float" office:value="4592" table:style-name="ce6">
            <text:p>4,592</text:p>
          </table:table-cell>
          <table:table-cell office:value-type="float" office:value="4592" table:style-name="ce6">
            <text:p>4,5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1" table:style-name="ce4">
            <text:p>3501</text:p>
          </table:table-cell>
          <table:table-cell office:value-type="string" table:style-name="ce5">
            <text:p>MORPHINE 4 MG/ML INTRAVENOUS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2" table:style-name="ce4">
            <text:p>3502</text:p>
          </table:table-cell>
          <table:table-cell office:value-type="string" table:style-name="ce5">
            <text:p>POVIDONE-IODINE 5 % EYE SOLUTION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3" table:style-name="ce4">
            <text:p>3503</text:p>
          </table:table-cell>
          <table:table-cell office:value-type="string" table:style-name="ce5">
            <text:p>ISOSULFAN BLUE 1 % SUBCUTANEOUS SOLUTION</text:p>
          </table:table-cell>
          <table:table-cell office:value-type="float" office:value="1997.5" table:style-name="ce6">
            <text:p>1,998</text:p>
          </table:table-cell>
          <table:table-cell office:value-type="float" office:value="1997.5" table:style-name="ce6">
            <text:p>1,9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4" table:style-name="ce4">
            <text:p>3504</text:p>
          </table:table-cell>
          <table:table-cell office:value-type="string" table:style-name="ce5">
            <text:p>POLYMYXIN B SULFATE 10,000 UNIT-TRIMETHOPRIM 1 MG/ML EYE DROPS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5" table:style-name="ce4">
            <text:p>3505</text:p>
          </table:table-cell>
          <table:table-cell office:value-type="string" table:style-name="ce5">
            <text:p>FERROUS SULFATE 15 MG IRON (75 MG)/ML ORAL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6" table:style-name="ce4">
            <text:p>3506</text:p>
          </table:table-cell>
          <table:table-cell office:value-type="string" table:style-name="ce5">
            <text:p>CARBACHOL 0.01 % INTRAOCULAR SOLUTION</text:p>
          </table:table-cell>
          <table:table-cell office:value-type="float" office:value="178.5" table:style-name="ce6">
            <text:p>179</text:p>
          </table:table-cell>
          <table:table-cell office:value-type="float" office:value="178.5" table:style-name="ce6">
            <text:p>1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7" table:style-name="ce4">
            <text:p>3507</text:p>
          </table:table-cell>
          <table:table-cell office:value-type="string" table:style-name="ce5">
            <text:p>HEPARIN (PORCINE) IN NACL (PF) 2000 UNIT/1000 ML IV SOLP (CATH LAB)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8" table:style-name="ce4">
            <text:p>3508</text:p>
          </table:table-cell>
          <table:table-cell office:value-type="string" table:style-name="ce5">
            <text:p>PREGABALIN 100 MG CAPSULE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09" table:style-name="ce4">
            <text:p>3509</text:p>
          </table:table-cell>
          <table:table-cell office:value-type="string" table:style-name="ce5">
            <text:p>LEVOFLOXACIN 750 MG/150 ML IN 5 % DEXTROSE INTRAVENOUS PIGGYBACK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0" table:style-name="ce4">
            <text:p>3510</text:p>
          </table:table-cell>
          <table:table-cell office:value-type="string" table:style-name="ce5">
            <text:p>IRON SUCROSE 100 MG IRON/5 ML INTRAVENOUS SOLUTION</text:p>
          </table:table-cell>
          <table:table-cell office:value-type="float" office:value="347" table:style-name="ce6">
            <text:p>347</text:p>
          </table:table-cell>
          <table:table-cell office:value-type="float" office:value="347" table:style-name="ce6">
            <text:p>3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1" table:style-name="ce4">
            <text:p>3511</text:p>
          </table:table-cell>
          <table:table-cell office:value-type="string" table:style-name="ce5">
            <text:p>HOLD METFORMIN (GLUCOPHAGE) MESSAGE - PATIENT HAS RECEIVED CONTRAS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2" table:style-name="ce4">
            <text:p>3512</text:p>
          </table:table-cell>
          <table:table-cell office:value-type="string" table:style-name="ce5">
            <text:p>FLUTICASONE 44 MCG/ACTUATION HFA AEROSOL INHALER</text:p>
          </table:table-cell>
          <table:table-cell office:value-type="float" office:value="281.5" table:style-name="ce6">
            <text:p>282</text:p>
          </table:table-cell>
          <table:table-cell office:value-type="float" office:value="281.5" table:style-name="ce6">
            <text:p>2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3" table:style-name="ce4">
            <text:p>3513</text:p>
          </table:table-cell>
          <table:table-cell office:value-type="string" table:style-name="ce5">
            <text:p>CONJUGATED ESTROGENS 0.625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4" table:style-name="ce4">
            <text:p>3514</text:p>
          </table:table-cell>
          <table:table-cell office:value-type="string" table:style-name="ce5">
            <text:p>LOSARTAN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5" table:style-name="ce4">
            <text:p>3515</text:p>
          </table:table-cell>
          <table:table-cell office:value-type="string" table:style-name="ce5">
            <text:p>DIGOXIN IMMUNE FAB 40 MG INTRAVENOUS SOLUTION</text:p>
          </table:table-cell>
          <table:table-cell office:value-type="float" office:value="12003" table:style-name="ce6">
            <text:p>12,003</text:p>
          </table:table-cell>
          <table:table-cell office:value-type="float" office:value="12003" table:style-name="ce6">
            <text:p>12,0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6" table:style-name="ce4">
            <text:p>3516</text:p>
          </table:table-cell>
          <table:table-cell office:value-type="string" table:style-name="ce5">
            <text:p>ALTEPLASE (ACTIVASE)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7" table:style-name="ce4">
            <text:p>3517</text:p>
          </table:table-cell>
          <table:table-cell office:value-type="string" table:style-name="ce5">
            <text:p>CALCIUM POLYCARBOPHIL 6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8" table:style-name="ce4">
            <text:p>3518</text:p>
          </table:table-cell>
          <table:table-cell office:value-type="string" table:style-name="ce5">
            <text:p>SALMETEROL 50 MCG/DOSE BLISTER POWDER FOR INHALATION</text:p>
          </table:table-cell>
          <table:table-cell office:value-type="float" office:value="352" table:style-name="ce6">
            <text:p>352</text:p>
          </table:table-cell>
          <table:table-cell office:value-type="float" office:value="352" table:style-name="ce6">
            <text:p>3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19" table:style-name="ce4">
            <text:p>3519</text:p>
          </table:table-cell>
          <table:table-cell office:value-type="string" table:style-name="ce5">
            <text:p>OLANZAPINE 10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0" table:style-name="ce4">
            <text:p>3520</text:p>
          </table:table-cell>
          <table:table-cell office:value-type="string" table:style-name="ce5">
            <text:p>DINOPROSTONE ER 10 MG VAGINAL INSERT,CONTROLLED RELEASE</text:p>
          </table:table-cell>
          <table:table-cell office:value-type="float" office:value="2112" table:style-name="ce6">
            <text:p>2,112</text:p>
          </table:table-cell>
          <table:table-cell office:value-type="float" office:value="2112" table:style-name="ce6">
            <text:p>2,1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1" table:style-name="ce4">
            <text:p>3521</text:p>
          </table:table-cell>
          <table:table-cell office:value-type="string" table:style-name="ce5">
            <text:p>PANTOPRAZOLE 4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2" table:style-name="ce4">
            <text:p>3522</text:p>
          </table:table-cell>
          <table:table-cell office:value-type="string" table:style-name="ce5">
            <text:p>PRALIDOXIME 1 GRAM SOLUTION FOR INJECTION</text:p>
          </table:table-cell>
          <table:table-cell office:value-type="float" office:value="810" table:style-name="ce6">
            <text:p>810</text:p>
          </table:table-cell>
          <table:table-cell office:value-type="float" office:value="810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3" table:style-name="ce4">
            <text:p>3523</text:p>
          </table:table-cell>
          <table:table-cell office:value-type="string" table:style-name="ce5">
            <text:p>CHOLECALCIFEROL (VITAMIN D3) 1,0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4" table:style-name="ce4">
            <text:p>3524</text:p>
          </table:table-cell>
          <table:table-cell office:value-type="string" table:style-name="ce5">
            <text:p>NITROGLYCERIN 400 MCG/SPRAY TRANSLINGUAL</text:p>
          </table:table-cell>
          <table:table-cell office:value-type="float" office:value="285.5" table:style-name="ce6">
            <text:p>286</text:p>
          </table:table-cell>
          <table:table-cell office:value-type="float" office:value="285.5" table:style-name="ce6">
            <text:p>2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5" table:style-name="ce4">
            <text:p>3525</text:p>
          </table:table-cell>
          <table:table-cell office:value-type="string" table:style-name="ce5">
            <text:p>MUPIROCIN 2 % TOPICAL CREAM</text:p>
          </table:table-cell>
          <table:table-cell office:value-type="float" office:value="502" table:style-name="ce6">
            <text:p>502</text:p>
          </table:table-cell>
          <table:table-cell office:value-type="float" office:value="502" table:style-name="ce6">
            <text:p>5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6" table:style-name="ce4">
            <text:p>3526</text:p>
          </table:table-cell>
          <table:table-cell office:value-type="string" table:style-name="ce5">
            <text:p>GLUCAGON (HUMAN RECOMBINANT) 1 MG/ML SOLUTION FOR INJECTION</text:p>
          </table:table-cell>
          <table:table-cell office:value-type="float" office:value="992" table:style-name="ce6">
            <text:p>992</text:p>
          </table:table-cell>
          <table:table-cell office:value-type="float" office:value="992" table:style-name="ce6">
            <text:p>9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7" table:style-name="ce4">
            <text:p>3527</text:p>
          </table:table-cell>
          <table:table-cell office:value-type="string" table:style-name="ce5">
            <text:p>RISPERIDONE 2 MG DISINTEGRATIN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8" table:style-name="ce4">
            <text:p>3528</text:p>
          </table:table-cell>
          <table:table-cell office:value-type="string" table:style-name="ce5">
            <text:p>ACETYLCHOLINE CHLORIDE 1 % (10 MG/ML) INTRAOCULAR KIT</text:p>
          </table:table-cell>
          <table:table-cell office:value-type="float" office:value="553" table:style-name="ce6">
            <text:p>553</text:p>
          </table:table-cell>
          <table:table-cell office:value-type="float" office:value="553" table:style-name="ce6">
            <text:p>5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29" table:style-name="ce4">
            <text:p>3529</text:p>
          </table:table-cell>
          <table:table-cell office:value-type="string" table:style-name="ce5">
            <text:p>OXYBUTYNIN CHLORIDE ER 5 MG TABLET,EXTENDED RELEASE 24 HR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0" table:style-name="ce4">
            <text:p>3530</text:p>
          </table:table-cell>
          <table:table-cell office:value-type="string" table:style-name="ce5">
            <text:p>PRAMIPEX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1" table:style-name="ce4">
            <text:p>3531</text:p>
          </table:table-cell>
          <table:table-cell office:value-type="string" table:style-name="ce5">
            <text:p>MAGNESIUM SULFATE 4 GRAM/100 ML (4 %) IN WATER INTRAVENOUS PIGGYBACK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2" table:style-name="ce4">
            <text:p>3532</text:p>
          </table:table-cell>
          <table:table-cell office:value-type="string" table:style-name="ce5">
            <text:p>CHLOROTHIAZIDE SODIUM 500 MG INTRAVENOUS SOLUTION</text:p>
          </table:table-cell>
          <table:table-cell office:value-type="float" office:value="934.5" table:style-name="ce6">
            <text:p>935</text:p>
          </table:table-cell>
          <table:table-cell office:value-type="float" office:value="934.5" table:style-name="ce6">
            <text:p>9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3" table:style-name="ce4">
            <text:p>3533</text:p>
          </table:table-cell>
          <table:table-cell office:value-type="string" table:style-name="ce5">
            <text:p>BUDESONIDE 0.25 MG/2 ML SUSPENSION FOR NEBULIZATION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4" table:style-name="ce4">
            <text:p>3534</text:p>
          </table:table-cell>
          <table:table-cell office:value-type="string" table:style-name="ce5">
            <text:p>FLUPHENAZ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5" table:style-name="ce4">
            <text:p>3535</text:p>
          </table:table-cell>
          <table:table-cell office:value-type="string" table:style-name="ce5">
            <text:p>LIDOCAINE 2 % MUCOS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6" table:style-name="ce4">
            <text:p>3536</text:p>
          </table:table-cell>
          <table:table-cell office:value-type="string" table:style-name="ce5">
            <text:p>BUDESONIDE 0.5 MG/2 ML SUSPENSION FOR NEBULIZATION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7" table:style-name="ce4">
            <text:p>3537</text:p>
          </table:table-cell>
          <table:table-cell office:value-type="string" table:style-name="ce5">
            <text:p>RALOXIFENE 60 MG TABLET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8" table:style-name="ce4">
            <text:p>3538</text:p>
          </table:table-cell>
          <table:table-cell office:value-type="string" table:style-name="ce5">
            <text:p>CALENDULA CREAM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39" table:style-name="ce4">
            <text:p>3539</text:p>
          </table:table-cell>
          <table:table-cell office:value-type="string" table:style-name="ce5">
            <text:p>NEOMYCIN-POLYMYXIN-HYDROCORT 3.5 MG/G-10,000 UNIT/G-0.5 %TOPICAL CREAM</text:p>
          </table:table-cell>
          <table:table-cell office:value-type="float" office:value="698.5" table:style-name="ce6">
            <text:p>699</text:p>
          </table:table-cell>
          <table:table-cell office:value-type="float" office:value="698.5" table:style-name="ce6">
            <text:p>6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0" table:style-name="ce4">
            <text:p>3540</text:p>
          </table:table-cell>
          <table:table-cell office:value-type="string" table:style-name="ce5">
            <text:p>CHONDROITIN-SOD HYALURON 4 %-3 % (40 MG-30 MG/ML) INTRAOCULAR SYRINGE</text:p>
          </table:table-cell>
          <table:table-cell office:value-type="float" office:value="568.5" table:style-name="ce6">
            <text:p>569</text:p>
          </table:table-cell>
          <table:table-cell office:value-type="float" office:value="568.5" table:style-name="ce6">
            <text:p>5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1" table:style-name="ce4">
            <text:p>3541</text:p>
          </table:table-cell>
          <table:table-cell office:value-type="string" table:style-name="ce5">
            <text:p>NITROGLYCERIN 2 % TRANSDERM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2" table:style-name="ce4">
            <text:p>3542</text:p>
          </table:table-cell>
          <table:table-cell office:value-type="string" table:style-name="ce5">
            <text:p>SODIUM DI- AND MONOPHOSPHATE-POTASSIUM PHOS MONOBASIC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3" table:style-name="ce4">
            <text:p>3543</text:p>
          </table:table-cell>
          <table:table-cell office:value-type="string" table:style-name="ce5">
            <text:p>DEXTROAMPHETAMINE-AMPHETAMINE ER 10 MG 24HR CAPSULE,EXTEND RELEAS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4" table:style-name="ce4">
            <text:p>3544</text:p>
          </table:table-cell>
          <table:table-cell office:value-type="string" table:style-name="ce5">
            <text:p>MONTELUKAST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5" table:style-name="ce4">
            <text:p>3545</text:p>
          </table:table-cell>
          <table:table-cell office:value-type="string" table:style-name="ce5">
            <text:p>ZINC OXIDE-COD LIVER OIL 40 % TOPICAL PASTE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6" table:style-name="ce4">
            <text:p>3546</text:p>
          </table:table-cell>
          <table:table-cell office:value-type="string" table:style-name="ce5">
            <text:p>HEPATITIS B VIRUS VACCINE RECOMB (PF) 10 MCG/0.5 ML IM SYRINGE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7" table:style-name="ce4">
            <text:p>3547</text:p>
          </table:table-cell>
          <table:table-cell office:value-type="string" table:style-name="ce5">
            <text:p>CLONIDINE 0.3 MG/24 HR WEEKLY TRANSDERMAL PATCH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8" table:style-name="ce4">
            <text:p>3548</text:p>
          </table:table-cell>
          <table:table-cell office:value-type="string" table:style-name="ce5">
            <text:p>PENICILLIN G BENZATHINE 600,000 UNIT/ML INTRAMUSCULAR SYRINGE</text:p>
          </table:table-cell>
          <table:table-cell office:value-type="float" office:value="541.5" table:style-name="ce6">
            <text:p>542</text:p>
          </table:table-cell>
          <table:table-cell office:value-type="float" office:value="541.5" table:style-name="ce6">
            <text:p>5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49" table:style-name="ce4">
            <text:p>3549</text:p>
          </table:table-cell>
          <table:table-cell office:value-type="string" table:style-name="ce5">
            <text:p>ZOLPIDE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0" table:style-name="ce4">
            <text:p>3550</text:p>
          </table:table-cell>
          <table:table-cell office:value-type="string" table:style-name="ce5">
            <text:p>ZIPRASIDONE 40 MG CAPSULE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1" table:style-name="ce4">
            <text:p>3551</text:p>
          </table:table-cell>
          <table:table-cell office:value-type="string" table:style-name="ce5">
            <text:p>METOPROLOL SUCCINATE ER 2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2" table:style-name="ce4">
            <text:p>3552</text:p>
          </table:table-cell>
          <table:table-cell office:value-type="string" table:style-name="ce5">
            <text:p>RIFAMPIN (RIFADIN) SUSPENSION 25 MG/ML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3" table:style-name="ce4">
            <text:p>3553</text:p>
          </table:table-cell>
          <table:table-cell office:value-type="string" table:style-name="ce5">
            <text:p>GELATIN ABSORBABLE 12 MM-7 MM TOPICAL SPONGE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4" table:style-name="ce4">
            <text:p>3554</text:p>
          </table:table-cell>
          <table:table-cell office:value-type="string" table:style-name="ce5">
            <text:p>WARFARIN <text:s/>1.25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5" table:style-name="ce4">
            <text:p>3555</text:p>
          </table:table-cell>
          <table:table-cell office:value-type="string" table:style-name="ce5">
            <text:p>AZTREONAM 1 GRAM SOLUTION FOR INJECTION</text:p>
          </table:table-cell>
          <table:table-cell office:value-type="float" office:value="332.5" table:style-name="ce6">
            <text:p>333</text:p>
          </table:table-cell>
          <table:table-cell office:value-type="float" office:value="332.5" table:style-name="ce6">
            <text:p>3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6" table:style-name="ce4">
            <text:p>3556</text:p>
          </table:table-cell>
          <table:table-cell office:value-type="string" table:style-name="ce5">
            <text:p>AZELASTINE 137 MCG (0.1 %) NASAL SPRAY AEROSOL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7" table:style-name="ce4">
            <text:p>3557</text:p>
          </table:table-cell>
          <table:table-cell office:value-type="string" table:style-name="ce5">
            <text:p>IPRATROPIUM 20 MCG-ALBUTEROL 100 MCG/ACTUATION MIST FOR INHALATION</text:p>
          </table:table-cell>
          <table:table-cell office:value-type="float" office:value="506.5" table:style-name="ce6">
            <text:p>507</text:p>
          </table:table-cell>
          <table:table-cell office:value-type="float" office:value="506.5" table:style-name="ce6">
            <text:p>5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8" table:style-name="ce4">
            <text:p>3558</text:p>
          </table:table-cell>
          <table:table-cell office:value-type="string" table:style-name="ce5">
            <text:p>PENICILLIN G BENZATHINE,PROCAIN 900,000 UNIT-300K UNIT/2 ML IM SYRINGE</text:p>
          </table:table-cell>
          <table:table-cell office:value-type="float" office:value="561.5" table:style-name="ce6">
            <text:p>562</text:p>
          </table:table-cell>
          <table:table-cell office:value-type="float" office:value="561.5" table:style-name="ce6">
            <text:p>5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59" table:style-name="ce4">
            <text:p>3559</text:p>
          </table:table-cell>
          <table:table-cell office:value-type="string" table:style-name="ce5">
            <text:p>EPINEPHRINE 0.3 MG/0.3 ML INJECTION, AUTO-INJECTOR</text:p>
          </table:table-cell>
          <table:table-cell office:value-type="float" office:value="1083" table:style-name="ce6">
            <text:p>1,083</text:p>
          </table:table-cell>
          <table:table-cell office:value-type="float" office:value="1083" table:style-name="ce6">
            <text:p>1,08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0" table:style-name="ce4">
            <text:p>3560</text:p>
          </table:table-cell>
          <table:table-cell office:value-type="string" table:style-name="ce5">
            <text:p>RFP 456 (4K, 0CA, 25HCO3) DIALYSIS SOL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1" table:style-name="ce4">
            <text:p>3561</text:p>
          </table:table-cell>
          <table:table-cell office:value-type="string" table:style-name="ce5">
            <text:p>PROCAINAMIDE 500 MG/ML INJECTION SOLUTION</text:p>
          </table:table-cell>
          <table:table-cell office:value-type="float" office:value="582.5" table:style-name="ce6">
            <text:p>583</text:p>
          </table:table-cell>
          <table:table-cell office:value-type="float" office:value="582.5" table:style-name="ce6">
            <text:p>58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2" table:style-name="ce4">
            <text:p>3562</text:p>
          </table:table-cell>
          <table:table-cell office:value-type="string" table:style-name="ce5">
            <text:p>CEFTAZIDIME 1 GRAM SOLUTION FOR INJECTION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3" table:style-name="ce4">
            <text:p>3563</text:p>
          </table:table-cell>
          <table:table-cell office:value-type="string" table:style-name="ce5">
            <text:p>LEVONORGESTREL 1.5 MG TABLET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4" table:style-name="ce4">
            <text:p>3564</text:p>
          </table:table-cell>
          <table:table-cell office:value-type="string" table:style-name="ce5">
            <text:p>TRIAMCINOLONE ACETONIDE 10 MG/ML SUSPENSION FOR INJECTION</text:p>
          </table:table-cell>
          <table:table-cell office:value-type="float" office:value="154.5" table:style-name="ce6">
            <text:p>155</text:p>
          </table:table-cell>
          <table:table-cell office:value-type="float" office:value="154.5" table:style-name="ce6">
            <text:p>1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5" table:style-name="ce4">
            <text:p>3565</text:p>
          </table:table-cell>
          <table:table-cell office:value-type="string" table:style-name="ce5">
            <text:p>PRASUGREL 10 MG TABLE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6" table:style-name="ce4">
            <text:p>3566</text:p>
          </table:table-cell>
          <table:table-cell office:value-type="string" table:style-name="ce5">
            <text:p>FLU VACCINE QS 2018-19(6 MOS UP)(PF)60 MCG(15 MCGX4)/0.5 ML IM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7" table:style-name="ce4">
            <text:p>3567</text:p>
          </table:table-cell>
          <table:table-cell office:value-type="string" table:style-name="ce5">
            <text:p>DEXTROSE 5 % IN WATER (D5W) INTRAVENOUS PIGGYBACK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8" table:style-name="ce4">
            <text:p>3568</text:p>
          </table:table-cell>
          <table:table-cell office:value-type="string" table:style-name="ce5">
            <text:p>SEPSIS PHASE 1 PROTOC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69" table:style-name="ce4">
            <text:p>3569</text:p>
          </table:table-cell>
          <table:table-cell office:value-type="string" table:style-name="ce5">
            <text:p>SCOPOLAMINE 1 MG OVER 3 DAYS TRANSDERMAL PATCH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0" table:style-name="ce4">
            <text:p>3570</text:p>
          </table:table-cell>
          <table:table-cell office:value-type="string" table:style-name="ce5">
            <text:p>HYDROCODONE 10 MG-CHLORPHENIRAMINE 8 MG/5 ML ORAL SUSP EXTEND.REL 12HR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1" table:style-name="ce4">
            <text:p>3571</text:p>
          </table:table-cell>
          <table:table-cell office:value-type="string" table:style-name="ce5">
            <text:p>METHOHEXITAL 500 MG SOLUTION FOR INJECTION</text:p>
          </table:table-cell>
          <table:table-cell office:value-type="float" office:value="590" table:style-name="ce6">
            <text:p>590</text:p>
          </table:table-cell>
          <table:table-cell office:value-type="float" office:value="590" table:style-name="ce6">
            <text:p>5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2" table:style-name="ce4">
            <text:p>3572</text:p>
          </table:table-cell>
          <table:table-cell office:value-type="string" table:style-name="ce5">
            <text:p>IBUTILIDE FUMARATE 0.1 MG/ML INTRAVENOUS SOLUTION</text:p>
          </table:table-cell>
          <table:table-cell office:value-type="float" office:value="387.5" table:style-name="ce6">
            <text:p>388</text:p>
          </table:table-cell>
          <table:table-cell office:value-type="float" office:value="387.5" table:style-name="ce6">
            <text:p>38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3" table:style-name="ce4">
            <text:p>3573</text:p>
          </table:table-cell>
          <table:table-cell office:value-type="string" table:style-name="ce5">
            <text:p>NALOXONE 0.4 MG/ML INJECTION SOLUTION</text:p>
          </table:table-cell>
          <table:table-cell office:value-type="float" office:value="1200.5" table:style-name="ce6">
            <text:p>1,201</text:p>
          </table:table-cell>
          <table:table-cell office:value-type="float" office:value="1200.5" table:style-name="ce6">
            <text:p>1,2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4" table:style-name="ce4">
            <text:p>3574</text:p>
          </table:table-cell>
          <table:table-cell office:value-type="string" table:style-name="ce5">
            <text:p>CELECOXIB 100 MG CAPSULE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5" table:style-name="ce4">
            <text:p>3575</text:p>
          </table:table-cell>
          <table:table-cell office:value-type="string" table:style-name="ce5">
            <text:p>DEXTRAN 40 10 % IN 5 % DEXTROSE INTRAVENOUS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6" table:style-name="ce4">
            <text:p>3576</text:p>
          </table:table-cell>
          <table:table-cell office:value-type="string" table:style-name="ce5">
            <text:p>ZIPRASIDONE 60 MG CAPSULE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7" table:style-name="ce4">
            <text:p>3577</text:p>
          </table:table-cell>
          <table:table-cell office:value-type="string" table:style-name="ce5">
            <text:p>APRACLONIDINE 1 % EYE DROPS IN A DROPPERETTE</text:p>
          </table:table-cell>
          <table:table-cell office:value-type="float" office:value="364.5" table:style-name="ce6">
            <text:p>365</text:p>
          </table:table-cell>
          <table:table-cell office:value-type="float" office:value="364.5" table:style-name="ce6">
            <text:p>3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8" table:style-name="ce4">
            <text:p>3578</text:p>
          </table:table-cell>
          <table:table-cell office:value-type="string" table:style-name="ce5">
            <text:p>TOPIRAMAT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79" table:style-name="ce4">
            <text:p>3579</text:p>
          </table:table-cell>
          <table:table-cell office:value-type="string" table:style-name="ce5">
            <text:p>EPOETIN ALFA 10,000 UNIT/ML INJECTION SOLUTION</text:p>
          </table:table-cell>
          <table:table-cell office:value-type="float" office:value="853" table:style-name="ce6">
            <text:p>853</text:p>
          </table:table-cell>
          <table:table-cell office:value-type="float" office:value="853" table:style-name="ce6">
            <text:p>8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0" table:style-name="ce4">
            <text:p>3580</text:p>
          </table:table-cell>
          <table:table-cell office:value-type="string" table:style-name="ce5">
            <text:p>DIVALPROEX 125 MG CAPSULE,DELAYED RELEASE SPRINK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1" table:style-name="ce4">
            <text:p>3581</text:p>
          </table:table-cell>
          <table:table-cell office:value-type="string" table:style-name="ce5">
            <text:p>BUPIVACAINE LIPOSOME(PF) 1.3 %(13.3 MG/ML) SUSPENSION FOR INFILTRATION</text:p>
          </table:table-cell>
          <table:table-cell office:value-type="float" office:value="2362.5" table:style-name="ce6">
            <text:p>2,363</text:p>
          </table:table-cell>
          <table:table-cell office:value-type="float" office:value="2362.5" table:style-name="ce6">
            <text:p>2,36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2" table:style-name="ce4">
            <text:p>3582</text:p>
          </table:table-cell>
          <table:table-cell office:value-type="string" table:style-name="ce5">
            <text:p>RITUXIMAB 10 MG/ML CONCENTRATE,INTRAVENOUS</text:p>
          </table:table-cell>
          <table:table-cell office:value-type="float" office:value="3119.5" table:style-name="ce6">
            <text:p>3,120</text:p>
          </table:table-cell>
          <table:table-cell office:value-type="float" office:value="3119.5" table:style-name="ce6">
            <text:p>3,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3" table:style-name="ce4">
            <text:p>3583</text:p>
          </table:table-cell>
          <table:table-cell office:value-type="string" table:style-name="ce5">
            <text:p>RISPERIDO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4" table:style-name="ce4">
            <text:p>3584</text:p>
          </table:table-cell>
          <table:table-cell office:value-type="string" table:style-name="ce5">
            <text:p>INDOCYANINE GREEN 25 MG SOLUTION FOR INJECTION</text:p>
          </table:table-cell>
          <table:table-cell office:value-type="float" office:value="716" table:style-name="ce6">
            <text:p>716</text:p>
          </table:table-cell>
          <table:table-cell office:value-type="float" office:value="716" table:style-name="ce6">
            <text:p>7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5" table:style-name="ce4">
            <text:p>3585</text:p>
          </table:table-cell>
          <table:table-cell office:value-type="string" table:style-name="ce5">
            <text:p>ALTEPLASE 2 MG INTRA-CATHETER SOLUTION</text:p>
          </table:table-cell>
          <table:table-cell office:value-type="float" office:value="978" table:style-name="ce6">
            <text:p>978</text:p>
          </table:table-cell>
          <table:table-cell office:value-type="float" office:value="978" table:style-name="ce6">
            <text:p>9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6" table:style-name="ce4">
            <text:p>3586</text:p>
          </table:table-cell>
          <table:table-cell office:value-type="string" table:style-name="ce5">
            <text:p>NAPHAZOLINE 0.025 %-PHENIRAMINE 0.3 % EYE DROPS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7" table:style-name="ce4">
            <text:p>3587</text:p>
          </table:table-cell>
          <table:table-cell office:value-type="string" table:style-name="ce5">
            <text:p>COLESTIPOL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8" table:style-name="ce4">
            <text:p>3588</text:p>
          </table:table-cell>
          <table:table-cell office:value-type="string" table:style-name="ce5">
            <text:p>TACROLIMUS 1 MG CAPSUL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89" table:style-name="ce4">
            <text:p>3589</text:p>
          </table:table-cell>
          <table:table-cell office:value-type="string" table:style-name="ce5">
            <text:p>CALCIUM GLUCONATE 1 G/50 ML NS LOADABLE MIXTURE</text:p>
          </table:table-cell>
          <table:table-cell office:value-type="float" office:value="108.5" table:style-name="ce6">
            <text:p>109</text:p>
          </table:table-cell>
          <table:table-cell office:value-type="float" office:value="108.5" table:style-name="ce6">
            <text:p>1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0" table:style-name="ce4">
            <text:p>3590</text:p>
          </table:table-cell>
          <table:table-cell office:value-type="string" table:style-name="ce5">
            <text:p>GADOBUTROL 15 MMOL/1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1" table:style-name="ce4">
            <text:p>3591</text:p>
          </table:table-cell>
          <table:table-cell office:value-type="string" table:style-name="ce5">
            <text:p>HYDROXOCOBALAMIN 5 GRAM INTRAVENOUS SOLUTION</text:p>
          </table:table-cell>
          <table:table-cell office:value-type="float" office:value="3750" table:style-name="ce6">
            <text:p>3,750</text:p>
          </table:table-cell>
          <table:table-cell office:value-type="float" office:value="3750" table:style-name="ce6">
            <text:p>3,7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2" table:style-name="ce4">
            <text:p>3592</text:p>
          </table:table-cell>
          <table:table-cell office:value-type="string" table:style-name="ce5">
            <text:p>FERROUS FUM 110 MG IRON-B12-INT.FACTOR-VIT C-FOLIC ACID 0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3" table:style-name="ce4">
            <text:p>3593</text:p>
          </table:table-cell>
          <table:table-cell office:value-type="string" table:style-name="ce5">
            <text:p>LAMOTRIG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4" table:style-name="ce4">
            <text:p>3594</text:p>
          </table:table-cell>
          <table:table-cell office:value-type="string" table:style-name="ce5">
            <text:p>DARUNAVIR ETHANOLATE 600 MG TABLET</text:p>
          </table:table-cell>
          <table:table-cell office:value-type="float" office:value="40" table:style-name="ce6">
            <text:p>40</text:p>
          </table:table-cell>
          <table:table-cell office:value-type="float" office:value="40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5" table:style-name="ce4">
            <text:p>3595</text:p>
          </table:table-cell>
          <table:table-cell office:value-type="string" table:style-name="ce5">
            <text:p>RAMIPRIL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6" table:style-name="ce4">
            <text:p>3596</text:p>
          </table:table-cell>
          <table:table-cell office:value-type="string" table:style-name="ce5">
            <text:p>PNEUMOCOCCAL 23 POLYVALENT VACCINE 25 MCG/0.5 ML INJECTION SOLUTION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7" table:style-name="ce4">
            <text:p>3597</text:p>
          </table:table-cell>
          <table:table-cell office:value-type="string" table:style-name="ce5">
            <text:p>RISPERIDON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8" table:style-name="ce4">
            <text:p>3598</text:p>
          </table:table-cell>
          <table:table-cell office:value-type="string" table:style-name="ce5">
            <text:p>FLUTICASONE 110 MCG/ACTUATION HFA AEROSOL INHALER</text:p>
          </table:table-cell>
          <table:table-cell office:value-type="float" office:value="376.5" table:style-name="ce6">
            <text:p>377</text:p>
          </table:table-cell>
          <table:table-cell office:value-type="float" office:value="376.5" table:style-name="ce6">
            <text:p>3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599" table:style-name="ce4">
            <text:p>3599</text:p>
          </table:table-cell>
          <table:table-cell office:value-type="string" table:style-name="ce5">
            <text:p>ZIDOVUDINE 10 MG/ML INTRAVENOUS SOLUTION</text:p>
          </table:table-cell>
          <table:table-cell office:value-type="float" office:value="330.5" table:style-name="ce6">
            <text:p>331</text:p>
          </table:table-cell>
          <table:table-cell office:value-type="float" office:value="330.5" table:style-name="ce6">
            <text:p>3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0" table:style-name="ce4">
            <text:p>3600</text:p>
          </table:table-cell>
          <table:table-cell office:value-type="string" table:style-name="ce5">
            <text:p>SODIUM HYPOCHLORITE 0.12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1" table:style-name="ce4">
            <text:p>3601</text:p>
          </table:table-cell>
          <table:table-cell office:value-type="string" table:style-name="ce5">
            <text:p>CONJUGATED ESTROGENS 25 MG SOLUTION FOR INJECTION</text:p>
          </table:table-cell>
          <table:table-cell office:value-type="float" office:value="1556" table:style-name="ce6">
            <text:p>1,556</text:p>
          </table:table-cell>
          <table:table-cell office:value-type="float" office:value="1556" table:style-name="ce6">
            <text:p>1,5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2" table:style-name="ce4">
            <text:p>3602</text:p>
          </table:table-cell>
          <table:table-cell office:value-type="string" table:style-name="ce5">
            <text:p>VANCOMYCIN 1 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3" table:style-name="ce4">
            <text:p>3603</text:p>
          </table:table-cell>
          <table:table-cell office:value-type="string" table:style-name="ce5">
            <text:p>BIVALIRUDIN (ANGIOMAX) 250 MG IN 50 ML NS LOADABLE MIXTURE FOR CATHLAB</text:p>
          </table:table-cell>
          <table:table-cell office:value-type="float" office:value="7888" table:style-name="ce6">
            <text:p>7,888</text:p>
          </table:table-cell>
          <table:table-cell office:value-type="float" office:value="7888" table:style-name="ce6">
            <text:p>7,88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4" table:style-name="ce4">
            <text:p>3604</text:p>
          </table:table-cell>
          <table:table-cell office:value-type="string" table:style-name="ce5">
            <text:p>CONJUGATED ESTROGENS 0.3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5" table:style-name="ce4">
            <text:p>3605</text:p>
          </table:table-cell>
          <table:table-cell office:value-type="string" table:style-name="ce5">
            <text:p>CARBOPROST TROMETHAMINE 250 MCG/ML INTRAMUSCULAR SOLUTION</text:p>
          </table:table-cell>
          <table:table-cell office:value-type="float" office:value="1651" table:style-name="ce6">
            <text:p>1,651</text:p>
          </table:table-cell>
          <table:table-cell office:value-type="float" office:value="1651" table:style-name="ce6">
            <text:p>1,6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6" table:style-name="ce4">
            <text:p>3606</text:p>
          </table:table-cell>
          <table:table-cell office:value-type="string" table:style-name="ce5">
            <text:p>PHYTONADIONE (VITAMIN K1) 5 MG TABLET</text:p>
          </table:table-cell>
          <table:table-cell office:value-type="float" office:value="549" table:style-name="ce6">
            <text:p>549</text:p>
          </table:table-cell>
          <table:table-cell office:value-type="float" office:value="549" table:style-name="ce6">
            <text:p>5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7" table:style-name="ce4">
            <text:p>3607</text:p>
          </table:table-cell>
          <table:table-cell office:value-type="string" table:style-name="ce5">
            <text:p>TOBRAMYCIN 0.3 %-DEXAMETHASONE 0.1 % EYE DROPS,SUSPENSION</text:p>
          </table:table-cell>
          <table:table-cell office:value-type="float" office:value="526" table:style-name="ce6">
            <text:p>526</text:p>
          </table:table-cell>
          <table:table-cell office:value-type="float" office:value="526" table:style-name="ce6">
            <text:p>5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8" table:style-name="ce4">
            <text:p>3608</text:p>
          </table:table-cell>
          <table:table-cell office:value-type="string" table:style-name="ce5">
            <text:p>OLANZAPINE 5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09" table:style-name="ce4">
            <text:p>3609</text:p>
          </table:table-cell>
          <table:table-cell office:value-type="string" table:style-name="ce5">
            <text:p>VALSARTAN 1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0" table:style-name="ce4">
            <text:p>3610</text:p>
          </table:table-cell>
          <table:table-cell office:value-type="string" table:style-name="ce5">
            <text:p>DILTIAZEM (CARDIZEM) SUSPENSION 12 MG/ML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1" table:style-name="ce4">
            <text:p>3611</text:p>
          </table:table-cell>
          <table:table-cell office:value-type="string" table:style-name="ce5">
            <text:p>CALCITONIN (SALMON) 200 UNIT/ML INJECTION SOLUTION</text:p>
          </table:table-cell>
          <table:table-cell office:value-type="float" office:value="4267.5" table:style-name="ce6">
            <text:p>4,268</text:p>
          </table:table-cell>
          <table:table-cell office:value-type="float" office:value="4267.5" table:style-name="ce6">
            <text:p>4,2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2" table:style-name="ce4">
            <text:p>3612</text:p>
          </table:table-cell>
          <table:table-cell office:value-type="string" table:style-name="ce5">
            <text:p>CIPROFLOXACIN IN 5 % DEXTROSE 200 MG/100 ML IV (MIXTURE)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3" table:style-name="ce4">
            <text:p>3613</text:p>
          </table:table-cell>
          <table:table-cell office:value-type="string" table:style-name="ce5">
            <text:p><text:s/>TC 99M TILMANOCEPT</text:p>
          </table:table-cell>
          <table:table-cell office:value-type="float" office:value="3652.5" table:style-name="ce6">
            <text:p>3,653</text:p>
          </table:table-cell>
          <table:table-cell office:value-type="float" office:value="3652.5" table:style-name="ce6">
            <text:p>3,6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4" table:style-name="ce4">
            <text:p>3614</text:p>
          </table:table-cell>
          <table:table-cell office:value-type="string" table:style-name="ce5">
            <text:p>AMIKA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5" table:style-name="ce4">
            <text:p>3615</text:p>
          </table:table-cell>
          <table:table-cell office:value-type="string" table:style-name="ce5">
            <text:p>PIPERACILLIN/TAZOBACTAM 3.375 GM IVPB NS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6" table:style-name="ce4">
            <text:p>3616</text:p>
          </table:table-cell>
          <table:table-cell office:value-type="string" table:style-name="ce5">
            <text:p>SODIUM HYPOCHLORITE 0.2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7" table:style-name="ce4">
            <text:p>3617</text:p>
          </table:table-cell>
          <table:table-cell office:value-type="string" table:style-name="ce5">
            <text:p>SODIUM HYPOCHLORITE 0.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8" table:style-name="ce4">
            <text:p>3618</text:p>
          </table:table-cell>
          <table:table-cell office:value-type="string" table:style-name="ce5">
            <text:p>PAROXET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19" table:style-name="ce4">
            <text:p>3619</text:p>
          </table:table-cell>
          <table:table-cell office:value-type="string" table:style-name="ce5">
            <text:p>PREDNISOLONE ACETATE 1 % EYE DROPS,SUSPENSION</text:p>
          </table:table-cell>
          <table:table-cell office:value-type="float" office:value="398" table:style-name="ce6">
            <text:p>398</text:p>
          </table:table-cell>
          <table:table-cell office:value-type="float" office:value="398" table:style-name="ce6">
            <text:p>3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0" table:style-name="ce4">
            <text:p>3620</text:p>
          </table:table-cell>
          <table:table-cell office:value-type="string" table:style-name="ce5">
            <text:p>ACTIVATED CHARCOAL 25 GRAM ORAL SUSPENS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1" table:style-name="ce4">
            <text:p>3621</text:p>
          </table:table-cell>
          <table:table-cell office:value-type="string" table:style-name="ce5">
            <text:p>ERTAPENEM 1 G IN 50ML NS LOADABLE MIXTURE</text:p>
          </table:table-cell>
          <table:table-cell office:value-type="float" office:value="857.5" table:style-name="ce6">
            <text:p>858</text:p>
          </table:table-cell>
          <table:table-cell office:value-type="float" office:value="857.5" table:style-name="ce6">
            <text:p>8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2" table:style-name="ce4">
            <text:p>3622</text:p>
          </table:table-cell>
          <table:table-cell office:value-type="string" table:style-name="ce5">
            <text:p>ENOXAPARIN 30 MG/0.3 ML SUBCUTANEOUS SYRINGE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3" table:style-name="ce4">
            <text:p>3623</text:p>
          </table:table-cell>
          <table:table-cell office:value-type="string" table:style-name="ce5">
            <text:p>ENOXAPARIN 60 MG/0.6 ML SUBCUTANEOUS SYRINGE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4" table:style-name="ce4">
            <text:p>3624</text:p>
          </table:table-cell>
          <table:table-cell office:value-type="string" table:style-name="ce5">
            <text:p>ENOXAPARIN 80 MG/0.8 ML SUBCUTANEOUS SYRINGE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5" table:style-name="ce4">
            <text:p>3625</text:p>
          </table:table-cell>
          <table:table-cell office:value-type="string" table:style-name="ce5">
            <text:p>ENOXAPARIN 100 MG/ML SUBCUTANEOUS SYRINGE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6" table:style-name="ce4">
            <text:p>3626</text:p>
          </table:table-cell>
          <table:table-cell office:value-type="string" table:style-name="ce5">
            <text:p>ENOXAPARIN 40 MG/0.4 ML SUBCUTANEOUS SYRINGE</text:p>
          </table:table-cell>
          <table:table-cell office:value-type="float" office:value="55.5" table:style-name="ce6">
            <text:p>56</text:p>
          </table:table-cell>
          <table:table-cell office:value-type="float" office:value="55.5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7" table:style-name="ce4">
            <text:p>3627</text:p>
          </table:table-cell>
          <table:table-cell office:value-type="string" table:style-name="ce5">
            <text:p>DEXTROAMPHETAMINE-AMPHETAMINE ER 15 MG 24HR CAPSULE,EXTEND RELEASE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8" table:style-name="ce4">
            <text:p>3628</text:p>
          </table:table-cell>
          <table:table-cell office:value-type="string" table:style-name="ce5">
            <text:p>DIGOXIN 250 MCG/ML INJECTION SOLUTION</text:p>
          </table:table-cell>
          <table:table-cell office:value-type="float" office:value="244.5" table:style-name="ce6">
            <text:p>245</text:p>
          </table:table-cell>
          <table:table-cell office:value-type="float" office:value="244.5" table:style-name="ce6">
            <text:p>24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29" table:style-name="ce4">
            <text:p>3629</text:p>
          </table:table-cell>
          <table:table-cell office:value-type="string" table:style-name="ce5">
            <text:p>VIT A 1,000 UNIT-C 200 MG-E 60 UNIT-LUTEIN 2 MG AND 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0" table:style-name="ce4">
            <text:p>3630</text:p>
          </table:table-cell>
          <table:table-cell office:value-type="string" table:style-name="ce5">
            <text:p>RABIES VACCINE,HUMAN DIPLOID (PF) 2.5 UNIT INTRAMUSCULAR SOLUTION</text:p>
          </table:table-cell>
          <table:table-cell office:value-type="float" office:value="669.5" table:style-name="ce6">
            <text:p>670</text:p>
          </table:table-cell>
          <table:table-cell office:value-type="float" office:value="669.5" table:style-name="ce6">
            <text:p>6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1" table:style-name="ce4">
            <text:p>3631</text:p>
          </table:table-cell>
          <table:table-cell office:value-type="string" table:style-name="ce5">
            <text:p>CALCIUM CHLORIDE 100 MG/ML (10 %) INTRAVENOUS SYRINGE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2" table:style-name="ce4">
            <text:p>3632</text:p>
          </table:table-cell>
          <table:table-cell office:value-type="string" table:style-name="ce5">
            <text:p>ZIPRASIDONE 20 MG/ML (FINAL CONCENTRATION) INTRAMUSCULAR SOLUTION</text:p>
          </table:table-cell>
          <table:table-cell office:value-type="float" office:value="421" table:style-name="ce6">
            <text:p>421</text:p>
          </table:table-cell>
          <table:table-cell office:value-type="float" office:value="421" table:style-name="ce6">
            <text:p>4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3" table:style-name="ce4">
            <text:p>3633</text:p>
          </table:table-cell>
          <table:table-cell office:value-type="string" table:style-name="ce5">
            <text:p>DEXTROSE 10 % IN WATER (D10W)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4" table:style-name="ce4">
            <text:p>3634</text:p>
          </table:table-cell>
          <table:table-cell office:value-type="string" table:style-name="ce5">
            <text:p>LINEZOLID IN 5% DEXTROSE IN WATER 600 MG/300 ML INTRAVENOUS PIGGYBACK</text:p>
          </table:table-cell>
          <table:table-cell office:value-type="float" office:value="511" table:style-name="ce6">
            <text:p>511</text:p>
          </table:table-cell>
          <table:table-cell office:value-type="float" office:value="511" table:style-name="ce6">
            <text:p>5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5" table:style-name="ce4">
            <text:p>3635</text:p>
          </table:table-cell>
          <table:table-cell office:value-type="string" table:style-name="ce5">
            <text:p>DIAZEPAM 5 MG/ML INJECTION SYRINGE</text:p>
          </table:table-cell>
          <table:table-cell office:value-type="float" office:value="212.5" table:style-name="ce6">
            <text:p>213</text:p>
          </table:table-cell>
          <table:table-cell office:value-type="float" office:value="212.5" table:style-name="ce6">
            <text:p>2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6" table:style-name="ce4">
            <text:p>3636</text:p>
          </table:table-cell>
          <table:table-cell office:value-type="string" table:style-name="ce5">
            <text:p>SODIUM BICARBONATE 4.2 % (0.5 MEQ/ML) INTRAVENOUS SYRINGE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7" table:style-name="ce4">
            <text:p>3637</text:p>
          </table:table-cell>
          <table:table-cell office:value-type="string" table:style-name="ce5">
            <text:p>SODIUM BICARBONATE 8.4 % (1 MEQ/ML) INTRAVENOUS SYRINGE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8" table:style-name="ce4">
            <text:p>3638</text:p>
          </table:table-cell>
          <table:table-cell office:value-type="string" table:style-name="ce5">
            <text:p>SODIUM CHLORIDE 0.9 % INJECTION SYRIN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39" table:style-name="ce4">
            <text:p>3639</text:p>
          </table:table-cell>
          <table:table-cell office:value-type="string" table:style-name="ce5">
            <text:p>MORPHINE 30 MG/30 ML (1 MG/ML) INTRAVENOUS PCA SYRINGE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0" table:style-name="ce4">
            <text:p>3640</text:p>
          </table:table-cell>
          <table:table-cell office:value-type="string" table:style-name="ce5">
            <text:p>MORPHINE 10 MG/ML INTRAVENOUS SYRINGE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1" table:style-name="ce4">
            <text:p>3641</text:p>
          </table:table-cell>
          <table:table-cell office:value-type="string" table:style-name="ce5">
            <text:p>MORPHINE 4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2" table:style-name="ce4">
            <text:p>3642</text:p>
          </table:table-cell>
          <table:table-cell office:value-type="string" table:style-name="ce5">
            <text:p>FENOFIBRATE MICRONIZED 67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3" table:style-name="ce4">
            <text:p>3643</text:p>
          </table:table-cell>
          <table:table-cell office:value-type="string" table:style-name="ce5">
            <text:p>IMMUNE GLOB,GAMM(IGG) 10 %-PRO-IGA 0 TO 50 MCG/ML INTRAVENOUS SOLUTION</text:p>
          </table:table-cell>
          <table:table-cell office:value-type="float" office:value="2887.5" table:style-name="ce6">
            <text:p>2,888</text:p>
          </table:table-cell>
          <table:table-cell office:value-type="float" office:value="2887.5" table:style-name="ce6">
            <text:p>2,88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4" table:style-name="ce4">
            <text:p>3644</text:p>
          </table:table-cell>
          <table:table-cell office:value-type="string" table:style-name="ce5">
            <text:p>PENICILLIN G BENZATHINE 1,200,000 UNIT/2 ML INTRAMUSCULAR SYRINGE</text:p>
          </table:table-cell>
          <table:table-cell office:value-type="float" office:value="900" table:style-name="ce6">
            <text:p>900</text:p>
          </table:table-cell>
          <table:table-cell office:value-type="float" office:value="900" table:style-name="ce6">
            <text:p>9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5" table:style-name="ce4">
            <text:p>3645</text:p>
          </table:table-cell>
          <table:table-cell office:value-type="string" table:style-name="ce5">
            <text:p>PENICILLIN G BENZATHINE AND PROCAINE 1,200,000 UNIT/2 ML IM SYRINGE</text:p>
          </table:table-cell>
          <table:table-cell office:value-type="float" office:value="752.5" table:style-name="ce6">
            <text:p>753</text:p>
          </table:table-cell>
          <table:table-cell office:value-type="float" office:value="752.5" table:style-name="ce6">
            <text:p>7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6" table:style-name="ce4">
            <text:p>3646</text:p>
          </table:table-cell>
          <table:table-cell office:value-type="string" table:style-name="ce5">
            <text:p>OSELTAMIVIR 6 MG/ML ORAL SUSPENSIO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7" table:style-name="ce4">
            <text:p>3647</text:p>
          </table:table-cell>
          <table:table-cell office:value-type="string" table:style-name="ce5">
            <text:p>LABETALOL 20 MG/4 ML (5 MG/ML) INTRAVENOUS SYRINGE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8" table:style-name="ce4">
            <text:p>3648</text:p>
          </table:table-cell>
          <table:table-cell office:value-type="string" table:style-name="ce5">
            <text:p>ESCITALOPRAM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49" table:style-name="ce4">
            <text:p>3649</text:p>
          </table:table-cell>
          <table:table-cell office:value-type="string" table:style-name="ce5">
            <text:p>ESCITALOPRAM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0" table:style-name="ce4">
            <text:p>3650</text:p>
          </table:table-cell>
          <table:table-cell office:value-type="string" table:style-name="ce5">
            <text:p>VALSARTAN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1" table:style-name="ce4">
            <text:p>3651</text:p>
          </table:table-cell>
          <table:table-cell office:value-type="string" table:style-name="ce5">
            <text:p>BALANCED SALT SOLUTION NON-SURGICAL NO.3 EYE WASH</text:p>
          </table:table-cell>
          <table:table-cell office:value-type="float" office:value="390" table:style-name="ce6">
            <text:p>390</text:p>
          </table:table-cell>
          <table:table-cell office:value-type="float" office:value="390" table:style-name="ce6">
            <text:p>3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2" table:style-name="ce4">
            <text:p>3652</text:p>
          </table:table-cell>
          <table:table-cell office:value-type="string" table:style-name="ce5">
            <text:p>METAXALONE 800 MG TABLET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3" table:style-name="ce4">
            <text:p>3653</text:p>
          </table:table-cell>
          <table:table-cell office:value-type="string" table:style-name="ce5">
            <text:p>DOCETAXEL 80 MG/4 ML (20 MG/ML) INTRAVENOUS SOLUTION</text:p>
          </table:table-cell>
          <table:table-cell office:value-type="float" office:value="752" table:style-name="ce6">
            <text:p>752</text:p>
          </table:table-cell>
          <table:table-cell office:value-type="float" office:value="752" table:style-name="ce6">
            <text:p>7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4" table:style-name="ce4">
            <text:p>3654</text:p>
          </table:table-cell>
          <table:table-cell office:value-type="string" table:style-name="ce5">
            <text:p>EZETIMIBE 10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5" table:style-name="ce4">
            <text:p>3655</text:p>
          </table:table-cell>
          <table:table-cell office:value-type="string" table:style-name="ce5">
            <text:p>DUTASTERIDE 0.5 MG CAPSULE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6" table:style-name="ce4">
            <text:p>3656</text:p>
          </table:table-cell>
          <table:table-cell office:value-type="string" table:style-name="ce5">
            <text:p>BENZOCAINE-MENTHOL 20 %-0.5 % TOPICAL AEROSOL</text:p>
          </table:table-cell>
          <table:table-cell office:value-type="float" office:value="308" table:style-name="ce6">
            <text:p>308</text:p>
          </table:table-cell>
          <table:table-cell office:value-type="float" office:value="308" table:style-name="ce6">
            <text:p>3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7" table:style-name="ce4">
            <text:p>3657</text:p>
          </table:table-cell>
          <table:table-cell office:value-type="string" table:style-name="ce5">
            <text:p>ARIPIPRAZOLE 10 MG TABLET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8" table:style-name="ce4">
            <text:p>3658</text:p>
          </table:table-cell>
          <table:table-cell office:value-type="string" table:style-name="ce5">
            <text:p>ARIPIPRAZOLE 15 MG TABLET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59" table:style-name="ce4">
            <text:p>3659</text:p>
          </table:table-cell>
          <table:table-cell office:value-type="string" table:style-name="ce5">
            <text:p>ARIPIPRAZOLE 30 MG TABLET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0" table:style-name="ce4">
            <text:p>3660</text:p>
          </table:table-cell>
          <table:table-cell office:value-type="string" table:style-name="ce5">
            <text:p>PARENTERAL AMINO ACID 10 % COMBINATION NO.6 INTRAVENOUS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1" table:style-name="ce4">
            <text:p>3661</text:p>
          </table:table-cell>
          <table:table-cell office:value-type="string" table:style-name="ce5">
            <text:p>ATOMOXETINE 25 MG CAPSULE</text:p>
          </table:table-cell>
          <table:table-cell office:value-type="float" office:value="19.5" table:style-name="ce6">
            <text:p>20</text:p>
          </table:table-cell>
          <table:table-cell office:value-type="float" office:value="19.5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2" table:style-name="ce4">
            <text:p>3662</text:p>
          </table:table-cell>
          <table:table-cell office:value-type="string" table:style-name="ce5">
            <text:p>ATOMOXETINE 40 MG CAPSULE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3" table:style-name="ce4">
            <text:p>3663</text:p>
          </table:table-cell>
          <table:table-cell office:value-type="string" table:style-name="ce5">
            <text:p>METHYLPREDNISOLONE SOD SUCC (PF) 125 MG/2 ML SOLUTION FOR INJEC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4" table:style-name="ce4">
            <text:p>3664</text:p>
          </table:table-cell>
          <table:table-cell office:value-type="string" table:style-name="ce5">
            <text:p>METHYLPREDNISOLONE SOD SUCC (PF) 1,000 MG/8 ML INTRAVENOUS SOLUTION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5" table:style-name="ce4">
            <text:p>3665</text:p>
          </table:table-cell>
          <table:table-cell office:value-type="string" table:style-name="ce5">
            <text:p>HYDROCORTISONE SODIUM SUCCINATE 100 MG SOLUTION FOR INJECTION</text:p>
          </table:table-cell>
          <table:table-cell office:value-type="float" office:value="78.5" table:style-name="ce6">
            <text:p>79</text:p>
          </table:table-cell>
          <table:table-cell office:value-type="float" office:value="78.5" table:style-name="ce6">
            <text:p>7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6" table:style-name="ce4">
            <text:p>3666</text:p>
          </table:table-cell>
          <table:table-cell office:value-type="string" table:style-name="ce5">
            <text:p>NOREPINEPHRINE INFUSION 4MG/250ML LOADABLE MIXTURE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7" table:style-name="ce4">
            <text:p>3667</text:p>
          </table:table-cell>
          <table:table-cell office:value-type="string" table:style-name="ce5">
            <text:p>BUPRENORPHINE 2 MG-NALOXONE 0.5 MG SUBLINGUAL TABLET</text:p>
          </table:table-cell>
          <table:table-cell office:value-type="float" office:value="33.5" table:style-name="ce6">
            <text:p>34</text:p>
          </table:table-cell>
          <table:table-cell office:value-type="float" office:value="33.5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8" table:style-name="ce4">
            <text:p>3668</text:p>
          </table:table-cell>
          <table:table-cell office:value-type="string" table:style-name="ce5">
            <text:p>BUPRENORPHINE 8 MG-NALOXONE 2 MG SUBLINGUAL TABLET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69" table:style-name="ce4">
            <text:p>3669</text:p>
          </table:table-cell>
          <table:table-cell office:value-type="string" table:style-name="ce5">
            <text:p>BUPRENORPHINE HCL 2 MG SUBLINGUAL TABLET</text:p>
          </table:table-cell>
          <table:table-cell office:value-type="float" office:value="47" table:style-name="ce6">
            <text:p>47</text:p>
          </table:table-cell>
          <table:table-cell office:value-type="float" office:value="47" table:style-name="ce6">
            <text:p>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0" table:style-name="ce4">
            <text:p>3670</text:p>
          </table:table-cell>
          <table:table-cell office:value-type="string" table:style-name="ce5">
            <text:p>BUPRENORPHINE HCL 8 MG SUBLINGUAL TABLET</text:p>
          </table:table-cell>
          <table:table-cell office:value-type="float" office:value="84.5" table:style-name="ce6">
            <text:p>85</text:p>
          </table:table-cell>
          <table:table-cell office:value-type="float" office:value="84.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1" table:style-name="ce4">
            <text:p>3671</text:p>
          </table:table-cell>
          <table:table-cell office:value-type="string" table:style-name="ce5">
            <text:p>METHOTREXATE SODIUM (PF) 25 MG/ML INJECTION SOLUTION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2" table:style-name="ce4">
            <text:p>3672</text:p>
          </table:table-cell>
          <table:table-cell office:value-type="string" table:style-name="ce5">
            <text:p>AGALSIDASE BETA 5 MG INTRAVENOUS SOLUTION</text:p>
          </table:table-cell>
          <table:table-cell office:value-type="float" office:value="3361.5" table:style-name="ce6">
            <text:p>3,362</text:p>
          </table:table-cell>
          <table:table-cell office:value-type="float" office:value="3361.5" table:style-name="ce6">
            <text:p>3,3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3" table:style-name="ce4">
            <text:p>3673</text:p>
          </table:table-cell>
          <table:table-cell office:value-type="string" table:style-name="ce5">
            <text:p>ESMOLOL 2,000 MG/100 ML (20 MG/ML) IN SODIUM CHLORIDE (ISO-OSMOTIC) IV</text:p>
          </table:table-cell>
          <table:table-cell office:value-type="float" office:value="1628.5" table:style-name="ce6">
            <text:p>1,629</text:p>
          </table:table-cell>
          <table:table-cell office:value-type="float" office:value="1628.5" table:style-name="ce6">
            <text:p>1,6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4" table:style-name="ce4">
            <text:p>3674</text:p>
          </table:table-cell>
          <table:table-cell office:value-type="string" table:style-name="ce5">
            <text:p>MOXIFLOXACIN 0.5 % EYE DROPS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5" table:style-name="ce4">
            <text:p>3675</text:p>
          </table:table-cell>
          <table:table-cell office:value-type="string" table:style-name="ce5">
            <text:p>BUPIVACAINE-EPINEPHRINE (PF) 0.5 %-1:200,000 INJECTION SOLUTION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6" table:style-name="ce4">
            <text:p>3676</text:p>
          </table:table-cell>
          <table:table-cell office:value-type="string" table:style-name="ce5">
            <text:p>BUPIVACAINE-EPINEPHRINE (PF) 0.25 %-1:200,000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7" table:style-name="ce4">
            <text:p>3677</text:p>
          </table:table-cell>
          <table:table-cell office:value-type="string" table:style-name="ce5">
            <text:p>BUPIVACAINE (PF) 0.25 % (2.5 MG/ML) INJECTION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8" table:style-name="ce4">
            <text:p>3678</text:p>
          </table:table-cell>
          <table:table-cell office:value-type="string" table:style-name="ce5">
            <text:p>BUPIVACAINE (PF) 0.5 % (5 MG/ML) INJECTION SOLUTION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79" table:style-name="ce4">
            <text:p>3679</text:p>
          </table:table-cell>
          <table:table-cell office:value-type="string" table:style-name="ce5">
            <text:p>SIMETHICONE <text:s/>80 MG PO CHEW BULK BOTT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0" table:style-name="ce4">
            <text:p>3680</text:p>
          </table:table-cell>
          <table:table-cell office:value-type="string" table:style-name="ce5">
            <text:p>PHENOL 1.4 % MUCOSAL AEROSOL SPRAY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1" table:style-name="ce4">
            <text:p>3681</text:p>
          </table:table-cell>
          <table:table-cell office:value-type="string" table:style-name="ce5">
            <text:p>PHENYLEPHRINE 0.25 % NASAL SPRAY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2" table:style-name="ce4">
            <text:p>3682</text:p>
          </table:table-cell>
          <table:table-cell office:value-type="string" table:style-name="ce5">
            <text:p>PHENYLEPHRINE 0.5 % NASAL SPRAY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3" table:style-name="ce4">
            <text:p>3683</text:p>
          </table:table-cell>
          <table:table-cell office:value-type="string" table:style-name="ce5">
            <text:p>LANSOPRAZOLE 30 MG DELAYED RELEASE,DISINTEGRATING TABLET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4" table:style-name="ce4">
            <text:p>3684</text:p>
          </table:table-cell>
          <table:table-cell office:value-type="string" table:style-name="ce5">
            <text:p>LANSOPRAZOLE 15 MG DELAYED RELEASE,DISINTEGRATING TABLE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5" table:style-name="ce4">
            <text:p>3685</text:p>
          </table:table-cell>
          <table:table-cell office:value-type="string" table:style-name="ce5">
            <text:p>NEOMYCIN-BACITRACN ZN-POLYMYXN 3.5 MG-400 UNIT-5,000 UNIT TOP OINT PK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6" table:style-name="ce4">
            <text:p>3686</text:p>
          </table:table-cell>
          <table:table-cell office:value-type="string" table:style-name="ce5">
            <text:p>CLONIDINE (PF) 1,000 MCG/10 ML (100 MCG/ML) EPIDURAL SOLUTION</text:p>
          </table:table-cell>
          <table:table-cell office:value-type="float" office:value="394" table:style-name="ce6">
            <text:p>394</text:p>
          </table:table-cell>
          <table:table-cell office:value-type="float" office:value="394" table:style-name="ce6">
            <text:p>39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7" table:style-name="ce4">
            <text:p>3687</text:p>
          </table:table-cell>
          <table:table-cell office:value-type="string" table:style-name="ce5">
            <text:p>POTASSIUM CHLORIDE 2 MEQ/ML INTRAVENOUS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8" table:style-name="ce4">
            <text:p>3688</text:p>
          </table:table-cell>
          <table:table-cell office:value-type="string" table:style-name="ce5">
            <text:p>CIPROFLOXACIN 0.3 %-DEXAMETHASONE 0.1 % EAR DROPS,SUSPENSION</text:p>
          </table:table-cell>
          <table:table-cell office:value-type="float" office:value="358" table:style-name="ce6">
            <text:p>358</text:p>
          </table:table-cell>
          <table:table-cell office:value-type="float" office:value="358" table:style-name="ce6">
            <text:p>3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89" table:style-name="ce4">
            <text:p>3689</text:p>
          </table:table-cell>
          <table:table-cell office:value-type="string" table:style-name="ce5">
            <text:p>CHOLESTYRAMINE-ASPARTAME 4 GRAM ORAL POWDER FOR SUSP IN A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0" table:style-name="ce4">
            <text:p>3690</text:p>
          </table:table-cell>
          <table:table-cell office:value-type="string" table:style-name="ce5">
            <text:p>BARIUM SULFATE 0.1 % (W/V), 0.1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1" table:style-name="ce4">
            <text:p>3691</text:p>
          </table:table-cell>
          <table:table-cell office:value-type="string" table:style-name="ce5">
            <text:p>AMINOPHYLLINE 500 MG/20 ML INTRAVENOUS SOLUTION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2" table:style-name="ce4">
            <text:p>3692</text:p>
          </table:table-cell>
          <table:table-cell office:value-type="string" table:style-name="ce5">
            <text:p>BUPROPION HCL XL 150 MG 24 HR TABLET, 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3" table:style-name="ce4">
            <text:p>3693</text:p>
          </table:table-cell>
          <table:table-cell office:value-type="string" table:style-name="ce5">
            <text:p>RISPERIDONE MICROSPHERES 25 MG/2 ML INTRAMUSCULAR SYRINGE</text:p>
          </table:table-cell>
          <table:table-cell office:value-type="float" office:value="2368" table:style-name="ce6">
            <text:p>2,368</text:p>
          </table:table-cell>
          <table:table-cell office:value-type="float" office:value="2368" table:style-name="ce6">
            <text:p>2,3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4" table:style-name="ce4">
            <text:p>3694</text:p>
          </table:table-cell>
          <table:table-cell office:value-type="string" table:style-name="ce5">
            <text:p>RISPERIDONE MICROSPHERES 37.5 MG/2 ML INTRAMUSCULAR SYRINGE</text:p>
          </table:table-cell>
          <table:table-cell office:value-type="float" office:value="3552" table:style-name="ce6">
            <text:p>3,552</text:p>
          </table:table-cell>
          <table:table-cell office:value-type="float" office:value="3552" table:style-name="ce6">
            <text:p>3,5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5" table:style-name="ce4">
            <text:p>3695</text:p>
          </table:table-cell>
          <table:table-cell office:value-type="string" table:style-name="ce5">
            <text:p>RISPERIDONE MICROSPHERES 50 MG/2 ML INTRAMUSCULAR SYRINGE</text:p>
          </table:table-cell>
          <table:table-cell office:value-type="float" office:value="3157" table:style-name="ce6">
            <text:p>3,157</text:p>
          </table:table-cell>
          <table:table-cell office:value-type="float" office:value="3157" table:style-name="ce6">
            <text:p>3,1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6" table:style-name="ce4">
            <text:p>3696</text:p>
          </table:table-cell>
          <table:table-cell office:value-type="string" table:style-name="ce5">
            <text:p>INSULIN PUMP (PT'S OWN) USING ASPART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7" table:style-name="ce4">
            <text:p>3697</text:p>
          </table:table-cell>
          <table:table-cell office:value-type="string" table:style-name="ce5">
            <text:p>ACETIC ACID 5% (FOR CLINICS)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8" table:style-name="ce4">
            <text:p>3698</text:p>
          </table:table-cell>
          <table:table-cell office:value-type="string" table:style-name="ce5">
            <text:p>DOBUTAMINE 500 MG/250 ML (2,000 MCG/ML) IN 5 % DEXTROSE IV</text:p>
          </table:table-cell>
          <table:table-cell office:value-type="float" office:value="153" table:style-name="ce6">
            <text:p>153</text:p>
          </table:table-cell>
          <table:table-cell office:value-type="float" office:value="153" table:style-name="ce6">
            <text:p>1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699" table:style-name="ce4">
            <text:p>3699</text:p>
          </table:table-cell>
          <table:table-cell office:value-type="string" table:style-name="ce5">
            <text:p>SODIUM CHLORIDE-ALOE VERA NASAL GEL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0" table:style-name="ce4">
            <text:p>3700</text:p>
          </table:table-cell>
          <table:table-cell office:value-type="string" table:style-name="ce5">
            <text:p>CINACALCET 30 MG TABLET</text:p>
          </table:table-cell>
          <table:table-cell office:value-type="float" office:value="280" table:style-name="ce6">
            <text:p>280</text:p>
          </table:table-cell>
          <table:table-cell office:value-type="float" office:value="280" table:style-name="ce6">
            <text:p>2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1" table:style-name="ce4">
            <text:p>3701</text:p>
          </table:table-cell>
          <table:table-cell office:value-type="string" table:style-name="ce5">
            <text:p>OLANZAPINE 10 MG INTRAMUSCULAR SOLUTION</text:p>
          </table:table-cell>
          <table:table-cell office:value-type="float" office:value="336" table:style-name="ce6">
            <text:p>336</text:p>
          </table:table-cell>
          <table:table-cell office:value-type="float" office:value="336" table:style-name="ce6">
            <text:p>3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2" table:style-name="ce4">
            <text:p>3702</text:p>
          </table:table-cell>
          <table:table-cell office:value-type="string" table:style-name="ce5">
            <text:p>ACETYLCYSTEINE 200 MG/ML (20 %) INTRAVENOUS SOLUTION</text:p>
          </table:table-cell>
          <table:table-cell office:value-type="float" office:value="933.5" table:style-name="ce6">
            <text:p>934</text:p>
          </table:table-cell>
          <table:table-cell office:value-type="float" office:value="933.5" table:style-name="ce6">
            <text:p>9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3" table:style-name="ce4">
            <text:p>3703</text:p>
          </table:table-cell>
          <table:table-cell office:value-type="string" table:style-name="ce5">
            <text:p>RACEPINEPHRINE 2.25 % SOLUTION FOR NEBULIZA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4" table:style-name="ce4">
            <text:p>3704</text:p>
          </table:table-cell>
          <table:table-cell office:value-type="string" table:style-name="ce5">
            <text:p>ALBUTEROL SULFATE CONCENTRATE 2.5 MG/0.5 ML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5" table:style-name="ce4">
            <text:p>3705</text:p>
          </table:table-cell>
          <table:table-cell office:value-type="string" table:style-name="ce5">
            <text:p>IODINE STRONG (LUGOLS) 5 %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6" table:style-name="ce4">
            <text:p>3706</text:p>
          </table:table-cell>
          <table:table-cell office:value-type="string" table:style-name="ce5">
            <text:p>RIFAXIMIN 200 MG TABLET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7" table:style-name="ce4">
            <text:p>3707</text:p>
          </table:table-cell>
          <table:table-cell office:value-type="string" table:style-name="ce5">
            <text:p>DILTIAZEM 125 MG/125 ML NS (LOADABLE MIXTURE)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8" table:style-name="ce4">
            <text:p>3708</text:p>
          </table:table-cell>
          <table:table-cell office:value-type="string" table:style-name="ce5">
            <text:p>CALCIUM ACETATE 667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09" table:style-name="ce4">
            <text:p>3709</text:p>
          </table:table-cell>
          <table:table-cell office:value-type="string" table:style-name="ce5">
            <text:p>ACAMPROSATE 333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0" table:style-name="ce4">
            <text:p>3710</text:p>
          </table:table-cell>
          <table:table-cell office:value-type="string" table:style-name="ce5">
            <text:p>DULOXETINE 30 MG CAPSULE,DELAYED RELEAS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1" table:style-name="ce4">
            <text:p>3711</text:p>
          </table:table-cell>
          <table:table-cell office:value-type="string" table:style-name="ce5">
            <text:p>DULOXETINE 60 MG CAPSULE,DELAYED RELEAS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2" table:style-name="ce4">
            <text:p>3712</text:p>
          </table:table-cell>
          <table:table-cell office:value-type="string" table:style-name="ce5">
            <text:p>CANDIDA ALBICANS SKIN TEST FDA STANDARD INTRADERMAL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3" table:style-name="ce4">
            <text:p>3713</text:p>
          </table:table-cell>
          <table:table-cell office:value-type="string" table:style-name="ce5">
            <text:p>BECLOMETHASONE DIPROP 40 MCG/ACTUATION HFA BREATH ACTIVATED AEROSOL</text:p>
          </table:table-cell>
          <table:table-cell office:value-type="float" office:value="1153" table:style-name="ce6">
            <text:p>1,153</text:p>
          </table:table-cell>
          <table:table-cell office:value-type="float" office:value="1153" table:style-name="ce6">
            <text:p>1,1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4" table:style-name="ce4">
            <text:p>3714</text:p>
          </table:table-cell>
          <table:table-cell office:value-type="string" table:style-name="ce5">
            <text:p>INSULIN LISPRO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5" table:style-name="ce4">
            <text:p>3715</text:p>
          </table:table-cell>
          <table:table-cell office:value-type="string" table:style-name="ce5">
            <text:p>OMEGA-3 ACID ETHYL ESTERS 1 GRAM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6" table:style-name="ce4">
            <text:p>3716</text:p>
          </table:table-cell>
          <table:table-cell office:value-type="string" table:style-name="ce5">
            <text:p>OXYTOCIN 20 UNIT/1000 ML IN 0.9 % SODIUM CHLORIDE INTRAVENOUS</text:p>
          </table:table-cell>
          <table:table-cell office:value-type="float" office:value="70.5" table:style-name="ce6">
            <text:p>71</text:p>
          </table:table-cell>
          <table:table-cell office:value-type="float" office:value="70.5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7" table:style-name="ce4">
            <text:p>3717</text:p>
          </table:table-cell>
          <table:table-cell office:value-type="string" table:style-name="ce5">
            <text:p>ELECTROLYTE-R INTRAVENOUS SOLUTION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8" table:style-name="ce4">
            <text:p>3718</text:p>
          </table:table-cell>
          <table:table-cell office:value-type="string" table:style-name="ce5">
            <text:p>FENTANYL 12 MCG/HR TRANSDERMAL PATCH</text:p>
          </table:table-cell>
          <table:table-cell office:value-type="float" office:value="167.5" table:style-name="ce6">
            <text:p>168</text:p>
          </table:table-cell>
          <table:table-cell office:value-type="float" office:value="167.5" table:style-name="ce6">
            <text:p>1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19" table:style-name="ce4">
            <text:p>3719</text:p>
          </table:table-cell>
          <table:table-cell office:value-type="string" table:style-name="ce5">
            <text:p>PARICALCITOL 1 MCG CAPSULE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0" table:style-name="ce4">
            <text:p>3720</text:p>
          </table:table-cell>
          <table:table-cell office:value-type="string" table:style-name="ce5">
            <text:p>BUPRENORPHINE HCL 0.3 MG/ML INJECTION SOLUTION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1" table:style-name="ce4">
            <text:p>3721</text:p>
          </table:table-cell>
          <table:table-cell office:value-type="string" table:style-name="ce5">
            <text:p>INSULIN REGULAR 100 UNITS/ML VIAL FOR PUMP REFIL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2" table:style-name="ce4">
            <text:p>3722</text:p>
          </table:table-cell>
          <table:table-cell office:value-type="string" table:style-name="ce5">
            <text:p>PREGABALIN 25 MG CAPSULE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3" table:style-name="ce4">
            <text:p>3723</text:p>
          </table:table-cell>
          <table:table-cell office:value-type="string" table:style-name="ce5">
            <text:p>PREGABALIN 50 MG CAPSULE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4" table:style-name="ce4">
            <text:p>3724</text:p>
          </table:table-cell>
          <table:table-cell office:value-type="string" table:style-name="ce5">
            <text:p>PREGABALIN 75 MG CAPSULE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5" table:style-name="ce4">
            <text:p>3725</text:p>
          </table:table-cell>
          <table:table-cell office:value-type="string" table:style-name="ce5">
            <text:p>MORPHINE 30 MG/30 ML PCA (COMFORT CARE OPIOID NAIVE)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6" table:style-name="ce4">
            <text:p>3726</text:p>
          </table:table-cell>
          <table:table-cell office:value-type="string" table:style-name="ce5">
            <text:p>MORPHINE 30 MG/30 ML (1 MG/ML) IV SPCA OPIOID TOLERANT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7" table:style-name="ce4">
            <text:p>3727</text:p>
          </table:table-cell>
          <table:table-cell office:value-type="string" table:style-name="ce5">
            <text:p>MORPHINE 30 MG/30 ML PED PCA (&gt;6 MONTHS, &gt;10KG)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8" table:style-name="ce4">
            <text:p>3728</text:p>
          </table:table-cell>
          <table:table-cell office:value-type="string" table:style-name="ce5">
            <text:p>ACETAMINOPHEN 160 MG/5 ML (5 ML)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29" table:style-name="ce4">
            <text:p>3729</text:p>
          </table:table-cell>
          <table:table-cell office:value-type="string" table:style-name="ce5">
            <text:p>LOPINAVIR-RITONAVIR 200 MG-50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0" table:style-name="ce4">
            <text:p>3730</text:p>
          </table:table-cell>
          <table:table-cell office:value-type="string" table:style-name="ce5">
            <text:p>BRIMONIDINE 0.2 % EYE DROPS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1" table:style-name="ce4">
            <text:p>3731</text:p>
          </table:table-cell>
          <table:table-cell office:value-type="string" table:style-name="ce5">
            <text:p>RHO(D) IMMUNE GLOBULIN 1,500 UNIT (300 MCG)/2 ML INJECTION SYRINGE</text:p>
          </table:table-cell>
          <table:table-cell office:value-type="float" office:value="755" table:style-name="ce6">
            <text:p>755</text:p>
          </table:table-cell>
          <table:table-cell office:value-type="float" office:value="755" table:style-name="ce6">
            <text:p>7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2" table:style-name="ce4">
            <text:p>3732</text:p>
          </table:table-cell>
          <table:table-cell office:value-type="string" table:style-name="ce5">
            <text:p>RANOLAZINE ER 500 MG TABLET,EXTENDED RELEASE,12 HR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3" table:style-name="ce4">
            <text:p>3733</text:p>
          </table:table-cell>
          <table:table-cell office:value-type="string" table:style-name="ce5">
            <text:p>WHITE PETROLATUM-MINERAL OIL 83 %-15 % EYE OINTMENT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4" table:style-name="ce4">
            <text:p>3734</text:p>
          </table:table-cell>
          <table:table-cell office:value-type="string" table:style-name="ce5">
            <text:p>SELEGILINE 6 MG/24 HR TRANSDERMAL 24 HOUR PATCH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5" table:style-name="ce4">
            <text:p>3735</text:p>
          </table:table-cell>
          <table:table-cell office:value-type="string" table:style-name="ce5">
            <text:p>SELEGILINE 9 MG/24 HR TRANSDERMAL 24 HOUR PATCH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6" table:style-name="ce4">
            <text:p>3736</text:p>
          </table:table-cell>
          <table:table-cell office:value-type="string" table:style-name="ce5">
            <text:p>SACCHAROMYCES BOULARDII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7" table:style-name="ce4">
            <text:p>3737</text:p>
          </table:table-cell>
          <table:table-cell office:value-type="string" table:style-name="ce5">
            <text:p>LIDOCAINE (PF) 20 MG/ML (2 %)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8" table:style-name="ce4">
            <text:p>3738</text:p>
          </table:table-cell>
          <table:table-cell office:value-type="string" table:style-name="ce5">
            <text:p>GI COCKTAIL WITH DICYCLOMIN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39" table:style-name="ce4">
            <text:p>3739</text:p>
          </table:table-cell>
          <table:table-cell office:value-type="string" table:style-name="ce5">
            <text:p>LIDOCAINE (PF) 5 MG/ML (0.5 %) INJECTION SOLUTION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0" table:style-name="ce4">
            <text:p>3740</text:p>
          </table:table-cell>
          <table:table-cell office:value-type="string" table:style-name="ce5">
            <text:p>LIDOCAINE (PF) 4 MG/ML (0.4 %) IN 5 % DEXTROSE INTRAVENOUS SOLUTION</text:p>
          </table:table-cell>
          <table:table-cell office:value-type="float" office:value="73.5" table:style-name="ce6">
            <text:p>74</text:p>
          </table:table-cell>
          <table:table-cell office:value-type="float" office:value="73.5" table:style-name="ce6">
            <text:p>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1" table:style-name="ce4">
            <text:p>3741</text:p>
          </table:table-cell>
          <table:table-cell office:value-type="string" table:style-name="ce5">
            <text:p>VARENICLINE 1 MG TABLET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2" table:style-name="ce4">
            <text:p>3742</text:p>
          </table:table-cell>
          <table:table-cell office:value-type="string" table:style-name="ce5">
            <text:p>VARENICLINE 0.5 MG TABLET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3" table:style-name="ce4">
            <text:p>3743</text:p>
          </table:table-cell>
          <table:table-cell office:value-type="string" table:style-name="ce5">
            <text:p>LIDOCAINE 4 % LARYNGOTRACHEAL SOLUTION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4" table:style-name="ce4">
            <text:p>3744</text:p>
          </table:table-cell>
          <table:table-cell office:value-type="string" table:style-name="ce5">
            <text:p>GLYCERIN 99.5 % TOPIC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5" table:style-name="ce4">
            <text:p>3745</text:p>
          </table:table-cell>
          <table:table-cell office:value-type="string" table:style-name="ce5">
            <text:p>ZINC SULFATE 220 MG (50 MG)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6" table:style-name="ce4">
            <text:p>3746</text:p>
          </table:table-cell>
          <table:table-cell office:value-type="string" table:style-name="ce5">
            <text:p>METHYL SALICYLATE-MENTHOL 30 %-10 % TOPICAL CREAM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7" table:style-name="ce4">
            <text:p>3747</text:p>
          </table:table-cell>
          <table:table-cell office:value-type="string" table:style-name="ce5">
            <text:p>ONDANSETRON HCL (PF) 4 MG/2 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8" table:style-name="ce4">
            <text:p>3748</text:p>
          </table:table-cell>
          <table:table-cell office:value-type="string" table:style-name="ce5">
            <text:p>CALCIUM CARBONATE 600 MG (1,500 MG)-VITAMIN D3 4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49" table:style-name="ce4">
            <text:p>3749</text:p>
          </table:table-cell>
          <table:table-cell office:value-type="string" table:style-name="ce5">
            <text:p>EPINEPHRINE HCL (PF) 1 MG/ML (1 ML) INJECTION SOLUTION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0" table:style-name="ce4">
            <text:p>3750</text:p>
          </table:table-cell>
          <table:table-cell office:value-type="string" table:style-name="ce5">
            <text:p>INSULIN ASPART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1" table:style-name="ce4">
            <text:p>3751</text:p>
          </table:table-cell>
          <table:table-cell office:value-type="string" table:style-name="ce5">
            <text:p>SILVER NITRATE APPLICATORS 75 %-25 % TOPICAL STICK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2" table:style-name="ce4">
            <text:p>3752</text:p>
          </table:table-cell>
          <table:table-cell office:value-type="string" table:style-name="ce5">
            <text:p>TICAGRELOR 90 MG TABLET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3" table:style-name="ce4">
            <text:p>3753</text:p>
          </table:table-cell>
          <table:table-cell office:value-type="string" table:style-name="ce5">
            <text:p>PEG 3350-ELECTROLYTES 236 GRAM-22.74 GRAM-6.74 GRAM-5.86 GRAM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4" table:style-name="ce4">
            <text:p>3754</text:p>
          </table:table-cell>
          <table:table-cell office:value-type="string" table:style-name="ce5">
            <text:p>NEOMYCIN 1.75 MG-POLYMYXIN 10,000 UNIT-GRAMICIDIN 0.025MG/ML EYE DROPS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5" table:style-name="ce4">
            <text:p>3755</text:p>
          </table:table-cell>
          <table:table-cell office:value-type="string" table:style-name="ce5">
            <text:p>BENZOIN-ALOE VERA-STORAX-TOLU BALSAM 10 %-2 %-8 %-4 % TOPICAL TINCTUR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6" table:style-name="ce4">
            <text:p>3756</text:p>
          </table:table-cell>
          <table:table-cell office:value-type="string" table:style-name="ce5">
            <text:p>HYDROMORPHONE 1 MG/ML INJECTION SYRINGE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7" table:style-name="ce4">
            <text:p>3757</text:p>
          </table:table-cell>
          <table:table-cell office:value-type="string" table:style-name="ce5">
            <text:p>INSULIN GLARGINE (U-100) 100 UNIT/ML (3 ML) SUBCUTANEOUS PEN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8" table:style-name="ce4">
            <text:p>3758</text:p>
          </table:table-cell>
          <table:table-cell office:value-type="string" table:style-name="ce5">
            <text:p>VENLAFAX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59" table:style-name="ce4">
            <text:p>3759</text:p>
          </table:table-cell>
          <table:table-cell office:value-type="string" table:style-name="ce5">
            <text:p>GENTAMICIN SULFATE (PEDIATRIC) (PF) 20 MG/2 ML INJECTION SOLUTION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0" table:style-name="ce4">
            <text:p>3760</text:p>
          </table:table-cell>
          <table:table-cell office:value-type="string" table:style-name="ce5">
            <text:p>FAMOTIDINE (PF) 20 MG/2 ML INTRAVENOUS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1" table:style-name="ce4">
            <text:p>3761</text:p>
          </table:table-cell>
          <table:table-cell office:value-type="string" table:style-name="ce5">
            <text:p>MAGNESIUM SULFATE 2 GRAM/50 ML (4 %) IN WATER INTRAVENOUS PIGGYBACK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2" table:style-name="ce4">
            <text:p>3762</text:p>
          </table:table-cell>
          <table:table-cell office:value-type="string" table:style-name="ce5">
            <text:p>FLUTICASONE 2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3" table:style-name="ce4">
            <text:p>3763</text:p>
          </table:table-cell>
          <table:table-cell office:value-type="string" table:style-name="ce5">
            <text:p>SEVELAMER CARBONATE 800 MG TABLET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4" table:style-name="ce4">
            <text:p>3764</text:p>
          </table:table-cell>
          <table:table-cell office:value-type="string" table:style-name="ce5">
            <text:p>SEPSIS PHASE 2 PROTOC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5" table:style-name="ce4">
            <text:p>3765</text:p>
          </table:table-cell>
          <table:table-cell office:value-type="string" table:style-name="ce5">
            <text:p>MAGNESIUM SULFATE 20 GRAM/500 ML (4 %) IN WATER INTRAVENOUS SOLUTION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6" table:style-name="ce4">
            <text:p>3766</text:p>
          </table:table-cell>
          <table:table-cell office:value-type="string" table:style-name="ce5">
            <text:p>CLOPIDOGREL 300 MG TABLET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7" table:style-name="ce4">
            <text:p>3767</text:p>
          </table:table-cell>
          <table:table-cell office:value-type="string" table:style-name="ce5">
            <text:p>TETANUS,DIPHTHERIA TOXOID PED (PF) 5 LF UNIT-25 LF UNIT/0.5 ML IM SUSP</text:p>
          </table:table-cell>
          <table:table-cell office:value-type="float" office:value="558" table:style-name="ce6">
            <text:p>558</text:p>
          </table:table-cell>
          <table:table-cell office:value-type="float" office:value="558" table:style-name="ce6">
            <text:p>5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8" table:style-name="ce4">
            <text:p>3768</text:p>
          </table:table-cell>
          <table:table-cell office:value-type="string" table:style-name="ce5">
            <text:p>FOSPHENYTOIN 100 MG PE/2 ML INJECTION SOLUTION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69" table:style-name="ce4">
            <text:p>3769</text:p>
          </table:table-cell>
          <table:table-cell office:value-type="string" table:style-name="ce5">
            <text:p>FOSPHENYTOIN 500 MG PE/10 ML INJECTION SOLUTION</text:p>
          </table:table-cell>
          <table:table-cell office:value-type="float" office:value="294.5" table:style-name="ce6">
            <text:p>295</text:p>
          </table:table-cell>
          <table:table-cell office:value-type="float" office:value="294.5" table:style-name="ce6">
            <text:p>2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0" table:style-name="ce4">
            <text:p>3770</text:p>
          </table:table-cell>
          <table:table-cell office:value-type="string" table:style-name="ce5">
            <text:p>BCG LIVE 50 MG INTRAVESICAL SUSPENSION</text:p>
          </table:table-cell>
          <table:table-cell office:value-type="float" office:value="725.5" table:style-name="ce6">
            <text:p>726</text:p>
          </table:table-cell>
          <table:table-cell office:value-type="float" office:value="725.5" table:style-name="ce6">
            <text:p>7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1" table:style-name="ce4">
            <text:p>3771</text:p>
          </table:table-cell>
          <table:table-cell office:value-type="string" table:style-name="ce5">
            <text:p>COSYNTROPIN 0.25 MG SOLUTION FOR INJECTION</text:p>
          </table:table-cell>
          <table:table-cell office:value-type="float" office:value="1547" table:style-name="ce6">
            <text:p>1,547</text:p>
          </table:table-cell>
          <table:table-cell office:value-type="float" office:value="1547" table:style-name="ce6">
            <text:p>1,5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2" table:style-name="ce4">
            <text:p>3772</text:p>
          </table:table-cell>
          <table:table-cell office:value-type="string" table:style-name="ce5">
            <text:p>MENINGOC VAC A,C,Y,W-135 DIP (PF) 4 MCG/0.5 ML INTRAMUSCULAR SOLUTION</text:p>
          </table:table-cell>
          <table:table-cell office:value-type="float" office:value="321.5" table:style-name="ce6">
            <text:p>322</text:p>
          </table:table-cell>
          <table:table-cell office:value-type="float" office:value="321.5" table:style-name="ce6">
            <text:p>3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3" table:style-name="ce4">
            <text:p>3773</text:p>
          </table:table-cell>
          <table:table-cell office:value-type="string" table:style-name="ce5">
            <text:p>MEASLES,MUMPS,RUBELLA VACCINE LIVE(PF)1,000-12,500TCID50/0.5 ML SUBCUT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4" table:style-name="ce4">
            <text:p>3774</text:p>
          </table:table-cell>
          <table:table-cell office:value-type="string" table:style-name="ce5">
            <text:p>CETIRIZINE 1 MG/ML OR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5" table:style-name="ce4">
            <text:p>3775</text:p>
          </table:table-cell>
          <table:table-cell office:value-type="string" table:style-name="ce5">
            <text:p>PHENYTOIN 100 MG/4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6" table:style-name="ce4">
            <text:p>3776</text:p>
          </table:table-cell>
          <table:table-cell office:value-type="string" table:style-name="ce5">
            <text:p>HEPATITIS B VIRUS VACCINE RECOMB (PF) 5 MCG/0.5 ML INTRAMUSCULAR SUSP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7" table:style-name="ce4">
            <text:p>3777</text:p>
          </table:table-cell>
          <table:table-cell office:value-type="string" table:style-name="ce5">
            <text:p>REGADENOSON 0.4 MG/5 ML INTRAVENOUS SYRINGE</text:p>
          </table:table-cell>
          <table:table-cell office:value-type="float" office:value="1504" table:style-name="ce6">
            <text:p>1,504</text:p>
          </table:table-cell>
          <table:table-cell office:value-type="float" office:value="1504" table:style-name="ce6">
            <text:p>1,5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8" table:style-name="ce4">
            <text:p>3778</text:p>
          </table:table-cell>
          <table:table-cell office:value-type="string" table:style-name="ce5">
            <text:p>PROPOFOL 10 MG/ML IV EMUL 20ML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79" table:style-name="ce4">
            <text:p>3779</text:p>
          </table:table-cell>
          <table:table-cell office:value-type="string" table:style-name="ce5">
            <text:p>LACOSAMIDE 200 MG TABLET</text:p>
          </table:table-cell>
          <table:table-cell office:value-type="float" office:value="171.5" table:style-name="ce6">
            <text:p>172</text:p>
          </table:table-cell>
          <table:table-cell office:value-type="float" office:value="171.5" table:style-name="ce6">
            <text:p>1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0" table:style-name="ce4">
            <text:p>3780</text:p>
          </table:table-cell>
          <table:table-cell office:value-type="string" table:style-name="ce5">
            <text:p>AMIODARONE 150 MG IN 100 ML D5W LOADABLE MIXTURE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1" table:style-name="ce4">
            <text:p>3781</text:p>
          </table:table-cell>
          <table:table-cell office:value-type="string" table:style-name="ce5">
            <text:p>KIT FOR THE PREPARATION OF GA-68-DOTATATE 40 MCG INTRAVENOUS SOLN</text:p>
          </table:table-cell>
          <table:table-cell office:value-type="float" office:value="14691" table:style-name="ce6">
            <text:p>14,691</text:p>
          </table:table-cell>
          <table:table-cell office:value-type="float" office:value="14691" table:style-name="ce6">
            <text:p>14,6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2" table:style-name="ce4">
            <text:p>3782</text:p>
          </table:table-cell>
          <table:table-cell office:value-type="string" table:style-name="ce5">
            <text:p>ONDANSETRON HCL 4 MG/5 ML ORAL SOLU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3" table:style-name="ce4">
            <text:p>3783</text:p>
          </table:table-cell>
          <table:table-cell office:value-type="string" table:style-name="ce5">
            <text:p>ERGOCALCIFEROL (VITAMIN D2) 50,0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4" table:style-name="ce4">
            <text:p>3784</text:p>
          </table:table-cell>
          <table:table-cell office:value-type="string" table:style-name="ce5">
            <text:p>METRONIDAZOLE IV PEDIATRIC (MIXTURE)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5" table:style-name="ce4">
            <text:p>3785</text:p>
          </table:table-cell>
          <table:table-cell office:value-type="string" table:style-name="ce5">
            <text:p>CEFTAZIDIME 2 GRAM SOLUTION FOR INJECTION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6" table:style-name="ce4">
            <text:p>3786</text:p>
          </table:table-cell>
          <table:table-cell office:value-type="string" table:style-name="ce5">
            <text:p>SUCCINYLCHOLINE CHLORIDE 100 MG/5 ML (20 MG/ML) INTRAVENOUS SYRINGE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7" table:style-name="ce4">
            <text:p>3787</text:p>
          </table:table-cell>
          <table:table-cell office:value-type="string" table:style-name="ce5">
            <text:p>TPN MESSAGE - THIS PATIENT IS ON TPN/LIPIDS PER PHARMAC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8" table:style-name="ce4">
            <text:p>3788</text:p>
          </table:table-cell>
          <table:table-cell office:value-type="string" table:style-name="ce5">
            <text:p>PPN MESSAGE - THIS PATIENT IS ON PPN/LIPIDS PER PHARMACY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89" table:style-name="ce4">
            <text:p>3789</text:p>
          </table:table-cell>
          <table:table-cell office:value-type="string" table:style-name="ce5">
            <text:p>METHYLNALTREXONE 12 MG/0.6 ML SUBCUTANEOUS SOLUTION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0" table:style-name="ce4">
            <text:p>3790</text:p>
          </table:table-cell>
          <table:table-cell office:value-type="string" table:style-name="ce5">
            <text:p>ARIPIPRAZOLE 5 MG TABLET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1" table:style-name="ce4">
            <text:p>3791</text:p>
          </table:table-cell>
          <table:table-cell office:value-type="string" table:style-name="ce5">
            <text:p>HYDROMORPHONE 2 MG/ML INJECTION SYRINGE</text:p>
          </table:table-cell>
          <table:table-cell office:value-type="float" office:value="51.5" table:style-name="ce6">
            <text:p>52</text:p>
          </table:table-cell>
          <table:table-cell office:value-type="float" office:value="51.5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2" table:style-name="ce4">
            <text:p>3792</text:p>
          </table:table-cell>
          <table:table-cell office:value-type="string" table:style-name="ce5">
            <text:p>CHOLECYSTOKININ (CCK) IN 50 ML NS IVPB</text:p>
          </table:table-cell>
          <table:table-cell office:value-type="float" office:value="700" table:style-name="ce6">
            <text:p>700</text:p>
          </table:table-cell>
          <table:table-cell office:value-type="float" office:value="700" table:style-name="ce6">
            <text:p>7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3" table:style-name="ce4">
            <text:p>3793</text:p>
          </table:table-cell>
          <table:table-cell office:value-type="string" table:style-name="ce5">
            <text:p>METHYLPREDNISOLONE 16 MG TABLET</text:p>
          </table:table-cell>
          <table:table-cell office:value-type="float" office:value="29" table:style-name="ce6">
            <text:p>29</text:p>
          </table:table-cell>
          <table:table-cell office:value-type="float" office:value="29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4" table:style-name="ce4">
            <text:p>3794</text:p>
          </table:table-cell>
          <table:table-cell office:value-type="string" table:style-name="ce5">
            <text:p>L.E.T(LIDOCAINE/EPI/TETRA)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5" table:style-name="ce4">
            <text:p>3795</text:p>
          </table:table-cell>
          <table:table-cell office:value-type="string" table:style-name="ce5">
            <text:p>ONDANSETRON 4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6" table:style-name="ce4">
            <text:p>3796</text:p>
          </table:table-cell>
          <table:table-cell office:value-type="string" table:style-name="ce5">
            <text:p>NICARDIPINE 20 MG/200 ML IN SODIUM CHLORIDE(ISO) INTRAVENOUS PIGGYBACK</text:p>
          </table:table-cell>
          <table:table-cell office:value-type="float" office:value="809.5" table:style-name="ce6">
            <text:p>810</text:p>
          </table:table-cell>
          <table:table-cell office:value-type="float" office:value="809.5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7" table:style-name="ce4">
            <text:p>3797</text:p>
          </table:table-cell>
          <table:table-cell office:value-type="string" table:style-name="ce5">
            <text:p>RABIES IMMUNE GLOBULIN (PF) 150 UNIT/ML INTRAMUSCULAR SOLUTION</text:p>
          </table:table-cell>
          <table:table-cell office:value-type="float" office:value="1812" table:style-name="ce6">
            <text:p>1,812</text:p>
          </table:table-cell>
          <table:table-cell office:value-type="float" office:value="1812" table:style-name="ce6">
            <text:p>1,8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8" table:style-name="ce4">
            <text:p>3798</text:p>
          </table:table-cell>
          <table:table-cell office:value-type="string" table:style-name="ce5">
            <text:p>DIPH,PERTUS(ACEL),TET PEDI (PF) 25 LF UNIT-58 MCG-10 LF/0.5ML IM SUSP</text:p>
          </table:table-cell>
          <table:table-cell office:value-type="float" office:value="296" table:style-name="ce6">
            <text:p>296</text:p>
          </table:table-cell>
          <table:table-cell office:value-type="float" office:value="296" table:style-name="ce6">
            <text:p>29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799" table:style-name="ce4">
            <text:p>3799</text:p>
          </table:table-cell>
          <table:table-cell office:value-type="string" table:style-name="ce5">
            <text:p>GLYCOPYRROLATE 0.2 MG/ML IJ SOLN 2 ML VIAL (FOR ANES USE ONLY)</text:p>
          </table:table-cell>
          <table:table-cell office:value-type="float" office:value="197" table:style-name="ce6">
            <text:p>197</text:p>
          </table:table-cell>
          <table:table-cell office:value-type="float" office:value="197" table:style-name="ce6">
            <text:p>1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0" table:style-name="ce4">
            <text:p>3800</text:p>
          </table:table-cell>
          <table:table-cell office:value-type="string" table:style-name="ce5">
            <text:p>PHENYLEPHRINE IN 0.9% NACL(PF) 50 MG/250 ML (200 MCG/ML) IV SOLN(CATH LAB ONLY)</text:p>
          </table:table-cell>
          <table:table-cell office:value-type="float" office:value="176.5" table:style-name="ce6">
            <text:p>177</text:p>
          </table:table-cell>
          <table:table-cell office:value-type="float" office:value="176.5" table:style-name="ce6">
            <text:p>1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1" table:style-name="ce4">
            <text:p>3801</text:p>
          </table:table-cell>
          <table:table-cell office:value-type="string" table:style-name="ce5">
            <text:p>METRONIDAZOLE IN SODIUM CHLORIDE 250 MG/50 ML IVPB (MIXTURE)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2" table:style-name="ce4">
            <text:p>3802</text:p>
          </table:table-cell>
          <table:table-cell office:value-type="string" table:style-name="ce5">
            <text:p>PROPOFOL 10 MG/ML INTRAVENOUS EMULSION</text:p>
          </table:table-cell>
          <table:table-cell office:value-type="float" office:value="143" table:style-name="ce6">
            <text:p>143</text:p>
          </table:table-cell>
          <table:table-cell office:value-type="float" office:value="143" table:style-name="ce6">
            <text:p>1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3" table:style-name="ce4">
            <text:p>3803</text:p>
          </table:table-cell>
          <table:table-cell office:value-type="string" table:style-name="ce5">
            <text:p>CAMPHOR-PHENOL-PETROLATUM,HYDROPHILIC TOPICAL OINTMEN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4" table:style-name="ce4">
            <text:p>3804</text:p>
          </table:table-cell>
          <table:table-cell office:value-type="string" table:style-name="ce5">
            <text:p>BEE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5" table:style-name="ce4">
            <text:p>3805</text:p>
          </table:table-cell>
          <table:table-cell office:value-type="string" table:style-name="ce5">
            <text:p>DICLOFENAC 1 % TOPICAL GEL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6" table:style-name="ce4">
            <text:p>3806</text:p>
          </table:table-cell>
          <table:table-cell office:value-type="string" table:style-name="ce5">
            <text:p>DINOPROSTONE 3.3MG/10ML VAGINAL GEL</text:p>
          </table:table-cell>
          <table:table-cell office:value-type="float" office:value="2881" table:style-name="ce6">
            <text:p>2,881</text:p>
          </table:table-cell>
          <table:table-cell office:value-type="float" office:value="2881" table:style-name="ce6">
            <text:p>2,8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7" table:style-name="ce4">
            <text:p>3807</text:p>
          </table:table-cell>
          <table:table-cell office:value-type="string" table:style-name="ce5">
            <text:p>HYDROMORPHONE IN NS 25 MG/25 ML IJ PCA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8" table:style-name="ce4">
            <text:p>3808</text:p>
          </table:table-cell>
          <table:table-cell office:value-type="string" table:style-name="ce5">
            <text:p>HYDROXYZINE HCL 50 MG/ML INTRAMUSCULAR SOLUTION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09" table:style-name="ce4">
            <text:p>3809</text:p>
          </table:table-cell>
          <table:table-cell office:value-type="string" table:style-name="ce5">
            <text:p>MAGIC MOUTHWASH <text:s/>90 ML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0" table:style-name="ce4">
            <text:p>3810</text:p>
          </table:table-cell>
          <table:table-cell office:value-type="string" table:style-name="ce5">
            <text:p>MAGIC MOUTHWASH W/ NYSTATIN 120 ML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1" table:style-name="ce4">
            <text:p>3811</text:p>
          </table:table-cell>
          <table:table-cell office:value-type="string" table:style-name="ce5">
            <text:p>LIDOCAINE 2 % MUCOSAL JELL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2" table:style-name="ce4">
            <text:p>3812</text:p>
          </table:table-cell>
          <table:table-cell office:value-type="string" table:style-name="ce5">
            <text:p>METOCLOPRAMIDE 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3" table:style-name="ce4">
            <text:p>3813</text:p>
          </table:table-cell>
          <table:table-cell office:value-type="string" table:style-name="ce5">
            <text:p>METRONIDAZOLE(FLAGYL) SUSPENSION 50 MG/ML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4" table:style-name="ce4">
            <text:p>3814</text:p>
          </table:table-cell>
          <table:table-cell office:value-type="string" table:style-name="ce5">
            <text:p>MULTIVITAMIN WITH FOLIC ACID 4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5" table:style-name="ce4">
            <text:p>3815</text:p>
          </table:table-cell>
          <table:table-cell office:value-type="string" table:style-name="ce5">
            <text:p>ZOLEDRONIC ACID 5 MG/100 ML IN MANNITOL 5 %-WATER INTRAVENOUS PIGGYBCK</text:p>
          </table:table-cell>
          <table:table-cell office:value-type="float" office:value="2920.5" table:style-name="ce6">
            <text:p>2,921</text:p>
          </table:table-cell>
          <table:table-cell office:value-type="float" office:value="2920.5" table:style-name="ce6">
            <text:p>2,9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6" table:style-name="ce4">
            <text:p>3816</text:p>
          </table:table-cell>
          <table:table-cell office:value-type="string" table:style-name="ce5">
            <text:p>IOFLUPANE I 123 5 MCI/2.5 ML (185 MBQ/2.5 ML) INTRAVENOUS SOLUTION</text:p>
          </table:table-cell>
          <table:table-cell office:value-type="float" office:value="11200" table:style-name="ce6">
            <text:p>11,200</text:p>
          </table:table-cell>
          <table:table-cell office:value-type="float" office:value="11200" table:style-name="ce6">
            <text:p>11,2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7" table:style-name="ce4">
            <text:p>3817</text:p>
          </table:table-cell>
          <table:table-cell office:value-type="string" table:style-name="ce5">
            <text:p>WIN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8" table:style-name="ce4">
            <text:p>3818</text:p>
          </table:table-cell>
          <table:table-cell office:value-type="string" table:style-name="ce5">
            <text:p>WARFARIN 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19" table:style-name="ce4">
            <text:p>3819</text:p>
          </table:table-cell>
          <table:table-cell office:value-type="string" table:style-name="ce5">
            <text:p>BREAST MILK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0" table:style-name="ce4">
            <text:p>3820</text:p>
          </table:table-cell>
          <table:table-cell office:value-type="string" table:style-name="ce5">
            <text:p>TOOT SWEET 24% ORAL LIQUID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1" table:style-name="ce4">
            <text:p>3821</text:p>
          </table:table-cell>
          <table:table-cell office:value-type="string" table:style-name="ce5">
            <text:p>PANTOPRAZOLE 40 MG INTRAVENOUS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2" table:style-name="ce4">
            <text:p>3822</text:p>
          </table:table-cell>
          <table:table-cell office:value-type="string" table:style-name="ce5">
            <text:p>SOLIFENACIN 10 MG TABLET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3" table:style-name="ce4">
            <text:p>3823</text:p>
          </table:table-cell>
          <table:table-cell office:value-type="string" table:style-name="ce5">
            <text:p>NEOSTIGMINE METHYLSULFATE 1 MG/ML INTRAVENOUS SOLUTIO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4" table:style-name="ce4">
            <text:p>3824</text:p>
          </table:table-cell>
          <table:table-cell office:value-type="string" table:style-name="ce5">
            <text:p>INSULIN NPH ISOPHANE U-100 HUMAN 100 UNIT/ML (3 ML) SUBCUTANEOUS PEN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5" table:style-name="ce4">
            <text:p>3825</text:p>
          </table:table-cell>
          <table:table-cell office:value-type="string" table:style-name="ce5">
            <text:p>NITROGLYCERIN 0.4 MG SUBLINGUAL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6" table:style-name="ce4">
            <text:p>3826</text:p>
          </table:table-cell>
          <table:table-cell office:value-type="string" table:style-name="ce5">
            <text:p>MINERAL OIL ENEMA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7" table:style-name="ce4">
            <text:p>3827</text:p>
          </table:table-cell>
          <table:table-cell office:value-type="string" table:style-name="ce5">
            <text:p>INSULIN PROTOCOL: HYPOGLYCEMIA<text:s/>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8" table:style-name="ce4">
            <text:p>3828</text:p>
          </table:table-cell>
          <table:table-cell office:value-type="string" table:style-name="ce5">
            <text:p>ULTRABAG/DIANEAL DEXTROSE 2.5 %-LOW CALCIUM 2.5 MEQ-LOW MAG 0.5 MEQ/L</text:p>
          </table:table-cell>
          <table:table-cell office:value-type="float" office:value="276" table:style-name="ce6">
            <text:p>276</text:p>
          </table:table-cell>
          <table:table-cell office:value-type="float" office:value="276" table:style-name="ce6">
            <text:p>2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29" table:style-name="ce4">
            <text:p>3829</text:p>
          </table:table-cell>
          <table:table-cell office:value-type="string" table:style-name="ce5">
            <text:p>THROMBIN(HUMAN)-FIBRINOGEN-APROTININ SYN-CALCIUM 10 ML TOPICAL SYRINGE</text:p>
          </table:table-cell>
          <table:table-cell office:value-type="float" office:value="3000.5" table:style-name="ce6">
            <text:p>3,001</text:p>
          </table:table-cell>
          <table:table-cell office:value-type="float" office:value="3000.5" table:style-name="ce6">
            <text:p>3,0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0" table:style-name="ce4">
            <text:p>3830</text:p>
          </table:table-cell>
          <table:table-cell office:value-type="string" table:style-name="ce5">
            <text:p>PROCAINAMIDE INFUSION 1G/250ML NS LOADABLE MIXTURE</text:p>
          </table:table-cell>
          <table:table-cell office:value-type="float" office:value="597.5" table:style-name="ce6">
            <text:p>598</text:p>
          </table:table-cell>
          <table:table-cell office:value-type="float" office:value="597.5" table:style-name="ce6">
            <text:p>5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1" table:style-name="ce4">
            <text:p>3831</text:p>
          </table:table-cell>
          <table:table-cell office:value-type="string" table:style-name="ce5">
            <text:p>IPRATROPIUM-ALBUTEROL 0.5 MG-3 MG(2.5 MG BASE)/3 ML NEBULIZATION SOL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2" table:style-name="ce4">
            <text:p>3832</text:p>
          </table:table-cell>
          <table:table-cell office:value-type="string" table:style-name="ce5">
            <text:p>AMPICILLIN 1G/5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3" table:style-name="ce4">
            <text:p>3833</text:p>
          </table:table-cell>
          <table:table-cell office:value-type="string" table:style-name="ce5">
            <text:p>AMPICILLIN 2 G/100 ML NS LOADABLE MIXTURE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4" table:style-name="ce4">
            <text:p>3834</text:p>
          </table:table-cell>
          <table:table-cell office:value-type="string" table:style-name="ce5">
            <text:p>CEFEPIME 2 GRAM SOLUTION FOR INJECTION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5" table:style-name="ce4">
            <text:p>3835</text:p>
          </table:table-cell>
          <table:table-cell office:value-type="string" table:style-name="ce5">
            <text:p>METHADONE 5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6" table:style-name="ce4">
            <text:p>3836</text:p>
          </table:table-cell>
          <table:table-cell office:value-type="string" table:style-name="ce5">
            <text:p>IOHEXOL 350 MG/ML ORAL USE IV SOLN</text:p>
          </table:table-cell>
          <table:table-cell office:value-type="float" office:value="1.5" table:style-name="ce6">
            <text:p>2</text:p>
          </table:table-cell>
          <table:table-cell office:value-type="float" office:value="1.5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7" table:style-name="ce4">
            <text:p>3837</text:p>
          </table:table-cell>
          <table:table-cell office:value-type="string" table:style-name="ce5">
            <text:p>LACOSAMIDE 50 MG TABLET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8" table:style-name="ce4">
            <text:p>3838</text:p>
          </table:table-cell>
          <table:table-cell office:value-type="string" table:style-name="ce5">
            <text:p>POTASSIUM CHLORIDE ER 10 MEQ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39" table:style-name="ce4">
            <text:p>3839</text:p>
          </table:table-cell>
          <table:table-cell office:value-type="string" table:style-name="ce5">
            <text:p>INSULIN ASPART 100 UNITS/ML VIAL FOR PUMP REFILL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0" table:style-name="ce4">
            <text:p>3840</text:p>
          </table:table-cell>
          <table:table-cell office:value-type="string" table:style-name="ce5">
            <text:p>LEVOFLOXA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1" table:style-name="ce4">
            <text:p>3841</text:p>
          </table:table-cell>
          <table:table-cell office:value-type="string" table:style-name="ce5">
            <text:p>SHERRY(DRY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2" table:style-name="ce4">
            <text:p>3842</text:p>
          </table:table-cell>
          <table:table-cell office:value-type="string" table:style-name="ce5">
            <text:p>GI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3" table:style-name="ce4">
            <text:p>3843</text:p>
          </table:table-cell>
          <table:table-cell office:value-type="string" table:style-name="ce5">
            <text:p>VODK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4" table:style-name="ce4">
            <text:p>3844</text:p>
          </table:table-cell>
          <table:table-cell office:value-type="string" table:style-name="ce5">
            <text:p>ACETAMINOPHEN 325MG TABLET BOTTLE (BULK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5" table:style-name="ce4">
            <text:p>3845</text:p>
          </table:table-cell>
          <table:table-cell office:value-type="string" table:style-name="ce5">
            <text:p>IBUPROFEN 200MG TABLET BOTTLE (BULK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6" table:style-name="ce4">
            <text:p>3846</text:p>
          </table:table-cell>
          <table:table-cell office:value-type="string" table:style-name="ce5">
            <text:p>BREEZA FOR NEUTRAL ABDOMINAL/PELVIC IMAGING 500 ML BOTTL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7" table:style-name="ce4">
            <text:p>3847</text:p>
          </table:table-cell>
          <table:table-cell office:value-type="string" table:style-name="ce5">
            <text:p>OLOPATADINE 0.1 % EYE DROPS</text:p>
          </table:table-cell>
          <table:table-cell office:value-type="float" office:value="439" table:style-name="ce6">
            <text:p>439</text:p>
          </table:table-cell>
          <table:table-cell office:value-type="float" office:value="439" table:style-name="ce6">
            <text:p>4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8" table:style-name="ce4">
            <text:p>3848</text:p>
          </table:table-cell>
          <table:table-cell office:value-type="string" table:style-name="ce5">
            <text:p>IOVERSOL 320 MG IODINE/ML INTRAVENOUS SYRING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49" table:style-name="ce4">
            <text:p>3849</text:p>
          </table:table-cell>
          <table:table-cell office:value-type="string" table:style-name="ce5">
            <text:p>IOTHALAMATE MEGLUMINE 60 % INJECTION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0" table:style-name="ce4">
            <text:p>3850</text:p>
          </table:table-cell>
          <table:table-cell office:value-type="string" table:style-name="ce5">
            <text:p>BARIUM SULFATE 60 % ORAL CREA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1" table:style-name="ce4">
            <text:p>3851</text:p>
          </table:table-cell>
          <table:table-cell office:value-type="string" table:style-name="ce5">
            <text:p>BARIUM SULFATE 98 %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2" table:style-name="ce4">
            <text:p>3852</text:p>
          </table:table-cell>
          <table:table-cell office:value-type="string" table:style-name="ce5">
            <text:p>BARIUM SULFATE 92% PO SUS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3" table:style-name="ce4">
            <text:p>3853</text:p>
          </table:table-cell>
          <table:table-cell office:value-type="string" table:style-name="ce5">
            <text:p>DIATRIZOATE MEGLUMINE-DIATRIZOATE SODIUM 66 %-10 % ORAL SOLUT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4" table:style-name="ce4">
            <text:p>3854</text:p>
          </table:table-cell>
          <table:table-cell office:value-type="string" table:style-name="ce5">
            <text:p>RITONAVIR 100 MG TABLET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5" table:style-name="ce4">
            <text:p>3855</text:p>
          </table:table-cell>
          <table:table-cell office:value-type="string" table:style-name="ce5">
            <text:p>GADOBENATE DIMEGLUMINE 529 MG/ML(0.1 MMOL/0.2 ML) INTRAVENOUS SOLUTION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6" table:style-name="ce4">
            <text:p>3856</text:p>
          </table:table-cell>
          <table:table-cell office:value-type="string" table:style-name="ce5">
            <text:p>OCTREOTIDE ACETATE 500 MCG/ML INJECTION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7" table:style-name="ce4">
            <text:p>3857</text:p>
          </table:table-cell>
          <table:table-cell office:value-type="string" table:style-name="ce5">
            <text:p>IODIXANOL 320 MG IODINE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8" table:style-name="ce4">
            <text:p>3858</text:p>
          </table:table-cell>
          <table:table-cell office:value-type="string" table:style-name="ce5">
            <text:p>IOHEXOL 180 MG IODINE/ML INTRATHECAL SOLU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59" table:style-name="ce4">
            <text:p>3859</text:p>
          </table:table-cell>
          <table:table-cell office:value-type="string" table:style-name="ce5">
            <text:p>PALIPERIDONE PALMITATE 117 MG/0.75 ML INTRAMUSCULAR SYRINGE</text:p>
          </table:table-cell>
          <table:table-cell office:value-type="float" office:value="4646" table:style-name="ce6">
            <text:p>4,646</text:p>
          </table:table-cell>
          <table:table-cell office:value-type="float" office:value="4646" table:style-name="ce6">
            <text:p>4,6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0" table:style-name="ce4">
            <text:p>3860</text:p>
          </table:table-cell>
          <table:table-cell office:value-type="string" table:style-name="ce5">
            <text:p>PALIPERIDONE PALMITATE 156 MG/ML INTRAMUSCULAR SYRINGE</text:p>
          </table:table-cell>
          <table:table-cell office:value-type="float" office:value="6194.5" table:style-name="ce6">
            <text:p>6,195</text:p>
          </table:table-cell>
          <table:table-cell office:value-type="float" office:value="6194.5" table:style-name="ce6">
            <text:p>6,1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1" table:style-name="ce4">
            <text:p>3861</text:p>
          </table:table-cell>
          <table:table-cell office:value-type="string" table:style-name="ce5">
            <text:p>IOTHALAMATE MEGLUMINE 17.2 % URETHRAL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2" table:style-name="ce4">
            <text:p>3862</text:p>
          </table:table-cell>
          <table:table-cell office:value-type="string" table:style-name="ce5">
            <text:p>PALIPERIDONE PALMITATE 234 MG/1.5 ML INTRAMUSCULAR SYRINGE</text:p>
          </table:table-cell>
          <table:table-cell office:value-type="float" office:value="9291.5" table:style-name="ce6">
            <text:p>9,292</text:p>
          </table:table-cell>
          <table:table-cell office:value-type="float" office:value="9291.5" table:style-name="ce6">
            <text:p>9,2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3" table:style-name="ce4">
            <text:p>3863</text:p>
          </table:table-cell>
          <table:table-cell office:value-type="string" table:style-name="ce5">
            <text:p>CLINDAMYCIN 600 MG/50 ML IN 5 % DEXTROSE INTRAVENOUS PIGGYBACK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4" table:style-name="ce4">
            <text:p>3864</text:p>
          </table:table-cell>
          <table:table-cell office:value-type="string" table:style-name="ce5">
            <text:p>IOVERSOL 350 MG IODINE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5" table:style-name="ce4">
            <text:p>3865</text:p>
          </table:table-cell>
          <table:table-cell office:value-type="string" table:style-name="ce5">
            <text:p>IOVERSOL 350 MG IODINE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6" table:style-name="ce4">
            <text:p>3866</text:p>
          </table:table-cell>
          <table:table-cell office:value-type="string" table:style-name="ce5">
            <text:p>GLYCOPYRROLATE 0.2 MG/ML INJECTION SOLUTION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7" table:style-name="ce4">
            <text:p>3867</text:p>
          </table:table-cell>
          <table:table-cell office:value-type="string" table:style-name="ce5">
            <text:p>HEPARIN (PORCINE) 1,000 UNIT/ML INJECTION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8" table:style-name="ce4">
            <text:p>3868</text:p>
          </table:table-cell>
          <table:table-cell office:value-type="string" table:style-name="ce5">
            <text:p>QUETIAP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69" table:style-name="ce4">
            <text:p>3869</text:p>
          </table:table-cell>
          <table:table-cell office:value-type="string" table:style-name="ce5">
            <text:p>IOHEXOL 300 MG IODINE/ML INTRAVENOUS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0" table:style-name="ce4">
            <text:p>3870</text:p>
          </table:table-cell>
          <table:table-cell office:value-type="string" table:style-name="ce5">
            <text:p>LACTATED RINGERS IRRIGATION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1" table:style-name="ce4">
            <text:p>3871</text:p>
          </table:table-cell>
          <table:table-cell office:value-type="string" table:style-name="ce5">
            <text:p>PEDIATRIC MULTIVITAMINS ORAL SYRINGE (PEDS/NICU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2" table:style-name="ce4">
            <text:p>3872</text:p>
          </table:table-cell>
          <table:table-cell office:value-type="string" table:style-name="ce5">
            <text:p>MISOPROSTOL 50 MCG PO TAB (0.5 TABLET-NRV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3" table:style-name="ce4">
            <text:p>3873</text:p>
          </table:table-cell>
          <table:table-cell office:value-type="string" table:style-name="ce5">
            <text:p>NURSING MAR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4" table:style-name="ce4">
            <text:p>3874</text:p>
          </table:table-cell>
          <table:table-cell office:value-type="string" table:style-name="ce5">
            <text:p>SITAGLIPTIN 50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5" table:style-name="ce4">
            <text:p>3875</text:p>
          </table:table-cell>
          <table:table-cell office:value-type="string" table:style-name="ce5">
            <text:p>HYDROMORPHONE (PF) 1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6" table:style-name="ce4">
            <text:p>3876</text:p>
          </table:table-cell>
          <table:table-cell office:value-type="string" table:style-name="ce5">
            <text:p>INSULIN PROTOCOL : CORRECTIVE COVER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7" table:style-name="ce4">
            <text:p>3877</text:p>
          </table:table-cell>
          <table:table-cell office:value-type="string" table:style-name="ce5">
            <text:p>DIANEAL WITH 1.5% DEXTROSE LOW CALCIUM 2.5 MEQ/L-MAGNESIUM 0.5 MEQ/L</text:p>
          </table:table-cell>
          <table:table-cell office:value-type="float" office:value="202.5" table:style-name="ce6">
            <text:p>203</text:p>
          </table:table-cell>
          <table:table-cell office:value-type="float" office:value="202.5" table:style-name="ce6">
            <text:p>2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8" table:style-name="ce4">
            <text:p>3878</text:p>
          </table:table-cell>
          <table:table-cell office:value-type="string" table:style-name="ce5">
            <text:p>DIANEAL WITH 4.25 % DEXTROSE CALCIUM 2.5 MEQ/L-MAGNESIUM 0.5 MEQ/L</text:p>
          </table:table-cell>
          <table:table-cell office:value-type="float" office:value="276" table:style-name="ce6">
            <text:p>276</text:p>
          </table:table-cell>
          <table:table-cell office:value-type="float" office:value="276" table:style-name="ce6">
            <text:p>27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79" table:style-name="ce4">
            <text:p>3879</text:p>
          </table:table-cell>
          <table:table-cell office:value-type="string" table:style-name="ce5">
            <text:p>TOBRA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0" table:style-name="ce4">
            <text:p>3880</text:p>
          </table:table-cell>
          <table:table-cell office:value-type="string" table:style-name="ce5">
            <text:p>VANCO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1" table:style-name="ce4">
            <text:p>3881</text:p>
          </table:table-cell>
          <table:table-cell office:value-type="string" table:style-name="ce5">
            <text:p>GENTAMI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2" table:style-name="ce4">
            <text:p>3882</text:p>
          </table:table-cell>
          <table:table-cell office:value-type="string" table:style-name="ce5">
            <text:p>ZANAMIVIR 5 MG/ACTUATION BLISTER POWDER FOR INHALATION</text:p>
          </table:table-cell>
          <table:table-cell office:value-type="float" office:value="164" table:style-name="ce6">
            <text:p>164</text:p>
          </table:table-cell>
          <table:table-cell office:value-type="float" office:value="164" table:style-name="ce6">
            <text:p>16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3" table:style-name="ce4">
            <text:p>3883</text:p>
          </table:table-cell>
          <table:table-cell office:value-type="string" table:style-name="ce5">
            <text:p>METRONIDAZOLE IN SODIUM CHLORIDE 1000 MG/200 ML IVPB (MIXTURE)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4" table:style-name="ce4">
            <text:p>3884</text:p>
          </table:table-cell>
          <table:table-cell office:value-type="string" table:style-name="ce5">
            <text:p>PHENOBARBITAL 20 MG/5 ML (4 MG/ML) ORAL ELIXIR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5" table:style-name="ce4">
            <text:p>3885</text:p>
          </table:table-cell>
          <table:table-cell office:value-type="string" table:style-name="ce5">
            <text:p>LACTOBACILLUS RHAMNOSUS GG 10 BILLION CELL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6" table:style-name="ce4">
            <text:p>3886</text:p>
          </table:table-cell>
          <table:table-cell office:value-type="string" table:style-name="ce5">
            <text:p>RISPERIDONE 1 MG DISINTEGRATIN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7" table:style-name="ce4">
            <text:p>3887</text:p>
          </table:table-cell>
          <table:table-cell office:value-type="string" table:style-name="ce5">
            <text:p>DULOXETINE 20 MG CAPSULE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8" table:style-name="ce4">
            <text:p>3888</text:p>
          </table:table-cell>
          <table:table-cell office:value-type="string" table:style-name="ce5">
            <text:p>COLLAGENASE CLOSTRIDIUM HISTOLYTICUM 250 UNIT/GRAM TOPICAL OINTMENT</text:p>
          </table:table-cell>
          <table:table-cell office:value-type="float" office:value="394" table:style-name="ce6">
            <text:p>394</text:p>
          </table:table-cell>
          <table:table-cell office:value-type="float" office:value="394" table:style-name="ce6">
            <text:p>39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89" table:style-name="ce4">
            <text:p>3889</text:p>
          </table:table-cell>
          <table:table-cell office:value-type="string" table:style-name="ce5">
            <text:p>RISPERIDONE 0.5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0" table:style-name="ce4">
            <text:p>3890</text:p>
          </table:table-cell>
          <table:table-cell office:value-type="string" table:style-name="ce5">
            <text:p>RADIOPAQUE PVC MARKERS-BARIUM SULFATE 24 MARKERS CAPSULE</text:p>
          </table:table-cell>
          <table:table-cell office:value-type="float" office:value="1221" table:style-name="ce6">
            <text:p>1,221</text:p>
          </table:table-cell>
          <table:table-cell office:value-type="float" office:value="1221" table:style-name="ce6">
            <text:p>1,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1" table:style-name="ce4">
            <text:p>3891</text:p>
          </table:table-cell>
          <table:table-cell office:value-type="string" table:style-name="ce5">
            <text:p>LEUCOVORIN CALCIUM 5 MG TABLET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2" table:style-name="ce4">
            <text:p>3892</text:p>
          </table:table-cell>
          <table:table-cell office:value-type="string" table:style-name="ce5">
            <text:p>HEPARIN PROTOCOL FOR ACUTE CORONARY SYNDRO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3" table:style-name="ce4">
            <text:p>3893</text:p>
          </table:table-cell>
          <table:table-cell office:value-type="string" table:style-name="ce5">
            <text:p>NORFLURANE-PENTAFLUOROPROPANE TOPICAL SPRAY</text:p>
          </table:table-cell>
          <table:table-cell office:value-type="float" office:value="313.5" table:style-name="ce6">
            <text:p>314</text:p>
          </table:table-cell>
          <table:table-cell office:value-type="float" office:value="313.5" table:style-name="ce6">
            <text:p>3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4" table:style-name="ce4">
            <text:p>3894</text:p>
          </table:table-cell>
          <table:table-cell office:value-type="string" table:style-name="ce5">
            <text:p>RFP 400 (2K, 3CA, 35HCO3) DIALYSIS SOL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5" table:style-name="ce4">
            <text:p>3895</text:p>
          </table:table-cell>
          <table:table-cell office:value-type="string" table:style-name="ce5">
            <text:p>INSULIN DETEMIR (U-100) 100 UNIT/ML (3 ML) SUBCUTANEOUS PEN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6" table:style-name="ce4">
            <text:p>3896</text:p>
          </table:table-cell>
          <table:table-cell office:value-type="string" table:style-name="ce5">
            <text:p>FLUOXET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7" table:style-name="ce4">
            <text:p>3897</text:p>
          </table:table-cell>
          <table:table-cell office:value-type="string" table:style-name="ce5">
            <text:p>BUDESONIDE-FORMOTEROL HFA 80 MCG-4.5 MCG/ACTUATION AEROSOL INHALER</text:p>
          </table:table-cell>
          <table:table-cell office:value-type="float" office:value="253.5" table:style-name="ce6">
            <text:p>254</text:p>
          </table:table-cell>
          <table:table-cell office:value-type="float" office:value="253.5" table:style-name="ce6">
            <text:p>2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8" table:style-name="ce4">
            <text:p>3898</text:p>
          </table:table-cell>
          <table:table-cell office:value-type="string" table:style-name="ce5">
            <text:p>BUDESONIDE-FORMOTEROL HFA 160 MCG-4.5 MCG/ACTUATION AEROSOL INHALER</text:p>
          </table:table-cell>
          <table:table-cell office:value-type="float" office:value="267.5" table:style-name="ce6">
            <text:p>268</text:p>
          </table:table-cell>
          <table:table-cell office:value-type="float" office:value="267.5" table:style-name="ce6">
            <text:p>2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899" table:style-name="ce4">
            <text:p>3899</text:p>
          </table:table-cell>
          <table:table-cell office:value-type="string" table:style-name="ce5">
            <text:p>PHENYLEPHRINE 1 MG/10 ML (100 MCG/ML) IN 0.9 % SOD.CHLORIDE IV SYRINGE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0" table:style-name="ce4">
            <text:p>3900</text:p>
          </table:table-cell>
          <table:table-cell office:value-type="string" table:style-name="ce5">
            <text:p>DEXTROSE 50 % IN WATER (D50W)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1" table:style-name="ce4">
            <text:p>3901</text:p>
          </table:table-cell>
          <table:table-cell office:value-type="string" table:style-name="ce5">
            <text:p>DRONEDARONE 400 MG TABLE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2" table:style-name="ce4">
            <text:p>3902</text:p>
          </table:table-cell>
          <table:table-cell office:value-type="string" table:style-name="ce5">
            <text:p>LITHIUM CARBONATE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3" table:style-name="ce4">
            <text:p>3903</text:p>
          </table:table-cell>
          <table:table-cell office:value-type="string" table:style-name="ce5">
            <text:p>MORPHINE 10 MG/ML INTRAVENOUS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4" table:style-name="ce4">
            <text:p>3904</text:p>
          </table:table-cell>
          <table:table-cell office:value-type="string" table:style-name="ce5">
            <text:p>COLCHICINE 0.6 MG TABLET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5" table:style-name="ce4">
            <text:p>3905</text:p>
          </table:table-cell>
          <table:table-cell office:value-type="string" table:style-name="ce5">
            <text:p>BARIUM SULFATE 40 % (W/V) ORAL POWDE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6" table:style-name="ce4">
            <text:p>3906</text:p>
          </table:table-cell>
          <table:table-cell office:value-type="string" table:style-name="ce5">
            <text:p>DORZOLAMIDE 2 % EYE DROPS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7" table:style-name="ce4">
            <text:p>3907</text:p>
          </table:table-cell>
          <table:table-cell office:value-type="string" table:style-name="ce5">
            <text:p>NITROGLYCERIN 25 MG/250 ML (100 MCG/ML) IN 5 % DEXTROSE <text:s/>INTRAVENOUS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8" table:style-name="ce4">
            <text:p>3908</text:p>
          </table:table-cell>
          <table:table-cell office:value-type="string" table:style-name="ce5">
            <text:p>DABIGATRAN ETEXILATE 75 MG CAPSULE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09" table:style-name="ce4">
            <text:p>3909</text:p>
          </table:table-cell>
          <table:table-cell office:value-type="string" table:style-name="ce5">
            <text:p>DABIGATRAN ETEXILATE 150 MG CAPSULE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0" table:style-name="ce4">
            <text:p>3910</text:p>
          </table:table-cell>
          <table:table-cell office:value-type="string" table:style-name="ce5">
            <text:p>LEVETIRACETAM 500 MG/5 ML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1" table:style-name="ce4">
            <text:p>3911</text:p>
          </table:table-cell>
          <table:table-cell office:value-type="string" table:style-name="ce5">
            <text:p>LEVETIRACETAM 1,500 MG/100 ML IN SODIUM CHLORIDE(ISO-OSM) IV PIGGYBACK</text:p>
          </table:table-cell>
          <table:table-cell office:value-type="float" office:value="356" table:style-name="ce6">
            <text:p>356</text:p>
          </table:table-cell>
          <table:table-cell office:value-type="float" office:value="356" table:style-name="ce6">
            <text:p>3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2" table:style-name="ce4">
            <text:p>3912</text:p>
          </table:table-cell>
          <table:table-cell office:value-type="string" table:style-name="ce5">
            <text:p>PHENOBARBITAL SODIUM 65 MG/ML INJECTION SOLUTION</text:p>
          </table:table-cell>
          <table:table-cell office:value-type="float" office:value="141.5" table:style-name="ce6">
            <text:p>142</text:p>
          </table:table-cell>
          <table:table-cell office:value-type="float" office:value="141.5" table:style-name="ce6">
            <text:p>1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3" table:style-name="ce4">
            <text:p>3913</text:p>
          </table:table-cell>
          <table:table-cell office:value-type="string" table:style-name="ce5">
            <text:p>ALTEPLASE CATHETER INFUSION ALGORITH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4" table:style-name="ce4">
            <text:p>3914</text:p>
          </table:table-cell>
          <table:table-cell office:value-type="string" table:style-name="ce5">
            <text:p>BARIUM SULFATE 96 % (W/W)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5" table:style-name="ce4">
            <text:p>3915</text:p>
          </table:table-cell>
          <table:table-cell office:value-type="string" table:style-name="ce5">
            <text:p>SOD BICARB-CITRIC AC-SIMETH 2.21 GRAM-1.53 GRAM/4 GRAM GRANULES EFFERV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6" table:style-name="ce4">
            <text:p>3916</text:p>
          </table:table-cell>
          <table:table-cell office:value-type="string" table:style-name="ce5">
            <text:p>GADOXETATE 2.5 MMOL/10 ML (181.43 MG/ML) INTRAVENOUS SOLUTION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7" table:style-name="ce4">
            <text:p>3917</text:p>
          </table:table-cell>
          <table:table-cell office:value-type="string" table:style-name="ce5">
            <text:p>BARIUM SULFATE 40 % (W/V), 29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8" table:style-name="ce4">
            <text:p>3918</text:p>
          </table:table-cell>
          <table:table-cell office:value-type="string" table:style-name="ce5">
            <text:p>IOHEXOL 350 MG/ML IV SOLN</text:p>
          </table:table-cell>
          <table:table-cell office:value-type="float" office:value="1.5" table:style-name="ce6">
            <text:p>2</text:p>
          </table:table-cell>
          <table:table-cell office:value-type="float" office:value="1.5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19" table:style-name="ce4">
            <text:p>3919</text:p>
          </table:table-cell>
          <table:table-cell office:value-type="string" table:style-name="ce5">
            <text:p>CRRT CITRATE PROTOCOL (CNRV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0" table:style-name="ce4">
            <text:p>3920</text:p>
          </table:table-cell>
          <table:table-cell office:value-type="string" table:style-name="ce5">
            <text:p>BARIUM SULFATE 40 % (W/V), 30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1" table:style-name="ce4">
            <text:p>3921</text:p>
          </table:table-cell>
          <table:table-cell office:value-type="string" table:style-name="ce5">
            <text:p>GADOBUTROL 10 MMOL/10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2" table:style-name="ce4">
            <text:p>3922</text:p>
          </table:table-cell>
          <table:table-cell office:value-type="string" table:style-name="ce5">
            <text:p>GADOBUTROL 7.5 MMOL/7.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3" table:style-name="ce4">
            <text:p>3923</text:p>
          </table:table-cell>
          <table:table-cell office:value-type="string" table:style-name="ce5">
            <text:p>CEFEPIME 1 G/50 ML NS (LOADABLE MIXTURE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4" table:style-name="ce4">
            <text:p>3924</text:p>
          </table:table-cell>
          <table:table-cell office:value-type="string" table:style-name="ce5">
            <text:p>CEFEPIME 2 G/50 ML NS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5" table:style-name="ce4">
            <text:p>3925</text:p>
          </table:table-cell>
          <table:table-cell office:value-type="string" table:style-name="ce5">
            <text:p>SOLIFENACIN 5 MG TABLET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6" table:style-name="ce4">
            <text:p>3926</text:p>
          </table:table-cell>
          <table:table-cell office:value-type="string" table:style-name="ce5">
            <text:p>ESTRADIOL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7" table:style-name="ce4">
            <text:p>3927</text:p>
          </table:table-cell>
          <table:table-cell office:value-type="string" table:style-name="ce5">
            <text:p>TOLVAPTAN 15 MG TABLET</text:p>
          </table:table-cell>
          <table:table-cell office:value-type="float" office:value="669" table:style-name="ce6">
            <text:p>669</text:p>
          </table:table-cell>
          <table:table-cell office:value-type="float" office:value="669" table:style-name="ce6">
            <text:p>6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8" table:style-name="ce4">
            <text:p>3928</text:p>
          </table:table-cell>
          <table:table-cell office:value-type="string" table:style-name="ce5">
            <text:p>TOLVAPTAN 30 MG TABLET</text:p>
          </table:table-cell>
          <table:table-cell office:value-type="float" office:value="669" table:style-name="ce6">
            <text:p>669</text:p>
          </table:table-cell>
          <table:table-cell office:value-type="float" office:value="669" table:style-name="ce6">
            <text:p>6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29" table:style-name="ce4">
            <text:p>3929</text:p>
          </table:table-cell>
          <table:table-cell office:value-type="string" table:style-name="ce5">
            <text:p>ALVIMOPAN 12 MG CAPSULE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0" table:style-name="ce4">
            <text:p>3930</text:p>
          </table:table-cell>
          <table:table-cell office:value-type="string" table:style-name="ce5">
            <text:p>INSULIN ASPAR PROT-INSULIN ASPART 100 UNIT/ML (70-30)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1" table:style-name="ce4">
            <text:p>3931</text:p>
          </table:table-cell>
          <table:table-cell office:value-type="string" table:style-name="ce5">
            <text:p>CARILION CLINIC OPIOID PAIN GUIDELINES LINK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2" table:style-name="ce4">
            <text:p>3932</text:p>
          </table:table-cell>
          <table:table-cell office:value-type="string" table:style-name="ce5">
            <text:p>FIDAXOMICIN 200 MG TABLET</text:p>
          </table:table-cell>
          <table:table-cell office:value-type="float" office:value="312.5" table:style-name="ce6">
            <text:p>313</text:p>
          </table:table-cell>
          <table:table-cell office:value-type="float" office:value="312.5" table:style-name="ce6">
            <text:p>3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3" table:style-name="ce4">
            <text:p>3933</text:p>
          </table:table-cell>
          <table:table-cell office:value-type="string" table:style-name="ce5">
            <text:p>BUDESONIDE DR - ER 3 MG CAPSULE,DELAYED,EXTENDED RELEAS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4" table:style-name="ce4">
            <text:p>3934</text:p>
          </table:table-cell>
          <table:table-cell office:value-type="string" table:style-name="ce5">
            <text:p>WARFARIN 10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5" table:style-name="ce4">
            <text:p>3935</text:p>
          </table:table-cell>
          <table:table-cell office:value-type="string" table:style-name="ce5">
            <text:p>NEOSTIGMINE 1 MG/ML SYRINGE</text:p>
          </table:table-cell>
          <table:table-cell office:value-type="float" office:value="139.5" table:style-name="ce6">
            <text:p>140</text:p>
          </table:table-cell>
          <table:table-cell office:value-type="float" office:value="139.5" table:style-name="ce6">
            <text:p>1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6" table:style-name="ce4">
            <text:p>3936</text:p>
          </table:table-cell>
          <table:table-cell office:value-type="string" table:style-name="ce5">
            <text:p>FDG 10 ML SYRINGE</text:p>
          </table:table-cell>
          <table:table-cell office:value-type="float" office:value="1050" table:style-name="ce6">
            <text:p>1,050</text:p>
          </table:table-cell>
          <table:table-cell office:value-type="float" office:value="1050" table:style-name="ce6">
            <text:p>1,0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7" table:style-name="ce4">
            <text:p>3937</text:p>
          </table:table-cell>
          <table:table-cell office:value-type="string" table:style-name="ce5">
            <text:p>FDG 3ML SYRINGE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8" table:style-name="ce4">
            <text:p>3938</text:p>
          </table:table-cell>
          <table:table-cell office:value-type="string" table:style-name="ce5">
            <text:p>FDG 5 ML SYRINGE</text:p>
          </table:table-cell>
          <table:table-cell office:value-type="float" office:value="1050" table:style-name="ce6">
            <text:p>1,050</text:p>
          </table:table-cell>
          <table:table-cell office:value-type="float" office:value="1050" table:style-name="ce6">
            <text:p>1,0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39" table:style-name="ce4">
            <text:p>3939</text:p>
          </table:table-cell>
          <table:table-cell office:value-type="string" table:style-name="ce5">
            <text:p>GA67 INJECTION</text:p>
          </table:table-cell>
          <table:table-cell office:value-type="float" office:value="472" table:style-name="ce6">
            <text:p>472</text:p>
          </table:table-cell>
          <table:table-cell office:value-type="float" office:value="472" table:style-name="ce6">
            <text:p>4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0" table:style-name="ce4">
            <text:p>3940</text:p>
          </table:table-cell>
          <table:table-cell office:value-type="string" table:style-name="ce5">
            <text:p>IOBENGUANE SULFATE I-123 10 MCI/5 ML (370 MBQ/5 ML) INTRAVENOUS SOLN</text:p>
          </table:table-cell>
          <table:table-cell office:value-type="float" office:value="989" table:style-name="ce6">
            <text:p>989</text:p>
          </table:table-cell>
          <table:table-cell office:value-type="float" office:value="989" table:style-name="ce6">
            <text:p>9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1" table:style-name="ce4">
            <text:p>3941</text:p>
          </table:table-cell>
          <table:table-cell office:value-type="string" table:style-name="ce5">
            <text:p>SODIUM IODIDE-123 7.4 MBQ (200 MICROCI) CAPSUL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2" table:style-name="ce4">
            <text:p>3942</text:p>
          </table:table-cell>
          <table:table-cell office:value-type="string" table:style-name="ce5">
            <text:p>I-131 MIBG INJEC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3" table:style-name="ce4">
            <text:p>3943</text:p>
          </table:table-cell>
          <table:table-cell office:value-type="string" table:style-name="ce5">
            <text:p>IN111 OXYQUINOLINE SOLUTION</text:p>
          </table:table-cell>
          <table:table-cell office:value-type="float" office:value="2748" table:style-name="ce6">
            <text:p>2,748</text:p>
          </table:table-cell>
          <table:table-cell office:value-type="float" office:value="2748" table:style-name="ce6">
            <text:p>2,7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4" table:style-name="ce4">
            <text:p>3944</text:p>
          </table:table-cell>
          <table:table-cell office:value-type="string" table:style-name="ce5">
            <text:p>PENTETATE INDIUM DISODIUM IN-111 1.5 MCI/1.5 ML INTRATHECAL SOLUTION</text:p>
          </table:table-cell>
          <table:table-cell office:value-type="float" office:value="5984" table:style-name="ce6">
            <text:p>5,984</text:p>
          </table:table-cell>
          <table:table-cell office:value-type="float" office:value="5984" table:style-name="ce6">
            <text:p>5,98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5" table:style-name="ce4">
            <text:p>3945</text:p>
          </table:table-cell>
          <table:table-cell office:value-type="string" table:style-name="ce5">
            <text:p>INDIUM 111-PENTETREOTIDE 3 MCI/ML-10 MCG INTRAVENOUS KIT</text:p>
          </table:table-cell>
          <table:table-cell office:value-type="float" office:value="3849.5" table:style-name="ce6">
            <text:p>3,850</text:p>
          </table:table-cell>
          <table:table-cell office:value-type="float" office:value="3849.5" table:style-name="ce6">
            <text:p>3,8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6" table:style-name="ce4">
            <text:p>3946</text:p>
          </table:table-cell>
          <table:table-cell office:value-type="string" table:style-name="ce5">
            <text:p>INDIUM IN-111 OXYQUINOLINE 1 MCI/ML (37 MBQ/ML)(1 ML) INTRAVENOUS SOLN</text:p>
          </table:table-cell>
          <table:table-cell office:value-type="float" office:value="5637.5" table:style-name="ce6">
            <text:p>5,638</text:p>
          </table:table-cell>
          <table:table-cell office:value-type="float" office:value="5637.5" table:style-name="ce6">
            <text:p>5,6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7" table:style-name="ce4">
            <text:p>3947</text:p>
          </table:table-cell>
          <table:table-cell office:value-type="string" table:style-name="ce5">
            <text:p>KIT FOR INDIUM-111-IBRITUMOMAB 3.2 MG/2 ML INTRAVENOUS</text:p>
          </table:table-cell>
          <table:table-cell office:value-type="float" office:value="5589" table:style-name="ce6">
            <text:p>5,589</text:p>
          </table:table-cell>
          <table:table-cell office:value-type="float" office:value="5589" table:style-name="ce6">
            <text:p>5,5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8" table:style-name="ce4">
            <text:p>3948</text:p>
          </table:table-cell>
          <table:table-cell office:value-type="string" table:style-name="ce5">
            <text:p>SODIUM IODIDE-131 (I-131) 250 MCI/0.25 ML ORAL KIT</text:p>
          </table:table-cell>
          <table:table-cell office:value-type="float" office:value="9300" table:style-name="ce6">
            <text:p>9,300</text:p>
          </table:table-cell>
          <table:table-cell office:value-type="float" office:value="9300" table:style-name="ce6">
            <text:p>9,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49" table:style-name="ce4">
            <text:p>3949</text:p>
          </table:table-cell>
          <table:table-cell office:value-type="string" table:style-name="ce5">
            <text:p>ISOTOPE I-131 DX (PER MILLICURIE)</text:p>
          </table:table-cell>
          <table:table-cell office:value-type="float" office:value="295" table:style-name="ce6">
            <text:p>295</text:p>
          </table:table-cell>
          <table:table-cell office:value-type="float" office:value="295" table:style-name="ce6">
            <text:p>29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0" table:style-name="ce4">
            <text:p>3950</text:p>
          </table:table-cell>
          <table:table-cell office:value-type="string" table:style-name="ce5">
            <text:p>ISOTOPE I-131 THERAPY (PER MILLICURIE)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1" table:style-name="ce4">
            <text:p>3951</text:p>
          </table:table-cell>
          <table:table-cell office:value-type="string" table:style-name="ce5">
            <text:p>ISOTOPE SODIUM PERTECH</text:p>
          </table:table-cell>
          <table:table-cell office:value-type="float" office:value="210" table:style-name="ce6">
            <text:p>210</text:p>
          </table:table-cell>
          <table:table-cell office:value-type="float" office:value="210" table:style-name="ce6">
            <text:p>2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2" table:style-name="ce4">
            <text:p>3952</text:p>
          </table:table-cell>
          <table:table-cell office:value-type="string" table:style-name="ce5">
            <text:p>SODIUM FLUORIDE F-18 10 ML SYRINGE</text:p>
          </table:table-cell>
          <table:table-cell office:value-type="float" office:value="1093" table:style-name="ce6">
            <text:p>1,093</text:p>
          </table:table-cell>
          <table:table-cell office:value-type="float" office:value="1093" table:style-name="ce6">
            <text:p>1,0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3" table:style-name="ce4">
            <text:p>3953</text:p>
          </table:table-cell>
          <table:table-cell office:value-type="string" table:style-name="ce5">
            <text:p>SODIUM FLUORIDE F-18 3ML SYRINGE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4" table:style-name="ce4">
            <text:p>3954</text:p>
          </table:table-cell>
          <table:table-cell office:value-type="string" table:style-name="ce5">
            <text:p>SODIUM FLUORIDE F-18 5 ML SYRINGE</text:p>
          </table:table-cell>
          <table:table-cell office:value-type="float" office:value="990.5" table:style-name="ce6">
            <text:p>991</text:p>
          </table:table-cell>
          <table:table-cell office:value-type="float" office:value="990.5" table:style-name="ce6">
            <text:p>9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5" table:style-name="ce4">
            <text:p>3955</text:p>
          </table:table-cell>
          <table:table-cell office:value-type="string" table:style-name="ce5">
            <text:p>TC99M ALBUMIN AGGREGATE</text:p>
          </table:table-cell>
          <table:table-cell office:value-type="float" office:value="240" table:style-name="ce6">
            <text:p>240</text:p>
          </table:table-cell>
          <table:table-cell office:value-type="float" office:value="240" table:style-name="ce6">
            <text:p>2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6" table:style-name="ce4">
            <text:p>3956</text:p>
          </table:table-cell>
          <table:table-cell office:value-type="string" table:style-name="ce5">
            <text:p>KIT FOR PREPARATION TC-99M-SUCCIMER 1 MG INTRAVENOUS SOLUTION</text:p>
          </table:table-cell>
          <table:table-cell office:value-type="float" office:value="909" table:style-name="ce6">
            <text:p>909</text:p>
          </table:table-cell>
          <table:table-cell office:value-type="float" office:value="909" table:style-name="ce6">
            <text:p>90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7" table:style-name="ce4">
            <text:p>3957</text:p>
          </table:table-cell>
          <table:table-cell office:value-type="string" table:style-name="ce5">
            <text:p>TC99M LABELED RED BLOOD CELLS</text:p>
          </table:table-cell>
          <table:table-cell office:value-type="float" office:value="932" table:style-name="ce6">
            <text:p>932</text:p>
          </table:table-cell>
          <table:table-cell office:value-type="float" office:value="932" table:style-name="ce6">
            <text:p>93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8" table:style-name="ce4">
            <text:p>3958</text:p>
          </table:table-cell>
          <table:table-cell office:value-type="string" table:style-name="ce5">
            <text:p>KIT FOR THE PREPARATION OF TC-99M-MEBROFENIN 45 MG IV SOLUTION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59" table:style-name="ce4">
            <text:p>3959</text:p>
          </table:table-cell>
          <table:table-cell office:value-type="string" table:style-name="ce5">
            <text:p>TC99M MEDRONATE (MDP) INJECTION</text:p>
          </table:table-cell>
          <table:table-cell office:value-type="float" office:value="315.5" table:style-name="ce6">
            <text:p>316</text:p>
          </table:table-cell>
          <table:table-cell office:value-type="float" office:value="315.5" table:style-name="ce6">
            <text:p>3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0" table:style-name="ce4">
            <text:p>3960</text:p>
          </table:table-cell>
          <table:table-cell office:value-type="string" table:style-name="ce5">
            <text:p>TC99M MERTIATIDE (MAG 3)</text:p>
          </table:table-cell>
          <table:table-cell office:value-type="float" office:value="2447.5" table:style-name="ce6">
            <text:p>2,448</text:p>
          </table:table-cell>
          <table:table-cell office:value-type="float" office:value="2447.5" table:style-name="ce6">
            <text:p>2,4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1" table:style-name="ce4">
            <text:p>3961</text:p>
          </table:table-cell>
          <table:table-cell office:value-type="string" table:style-name="ce5">
            <text:p>TC99M PENTETATE (DTPA) AEROSOL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2" table:style-name="ce4">
            <text:p>3962</text:p>
          </table:table-cell>
          <table:table-cell office:value-type="string" table:style-name="ce5">
            <text:p>TC99M PENTETATE (DTPA) INJECTION</text:p>
          </table:table-cell>
          <table:table-cell office:value-type="float" office:value="799.5" table:style-name="ce6">
            <text:p>800</text:p>
          </table:table-cell>
          <table:table-cell office:value-type="float" office:value="799.5" table:style-name="ce6">
            <text:p>8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3" table:style-name="ce4">
            <text:p>3963</text:p>
          </table:table-cell>
          <table:table-cell office:value-type="string" table:style-name="ce5">
            <text:p>KIT PREPARATION OF TC 99M-SESTAMIBI COMBO NO.1 IV SOLUTION</text:p>
          </table:table-cell>
          <table:table-cell office:value-type="float" office:value="702.5" table:style-name="ce6">
            <text:p>703</text:p>
          </table:table-cell>
          <table:table-cell office:value-type="float" office:value="702.5" table:style-name="ce6">
            <text:p>7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4" table:style-name="ce4">
            <text:p>3964</text:p>
          </table:table-cell>
          <table:table-cell office:value-type="string" table:style-name="ce5">
            <text:p>TC99M SULFUR COLLOID SOLUTION<text:s/></text:p>
          </table:table-cell>
          <table:table-cell office:value-type="float" office:value="550" table:style-name="ce6">
            <text:p>550</text:p>
          </table:table-cell>
          <table:table-cell office:value-type="float" office:value="550" table:style-name="ce6">
            <text:p>5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5" table:style-name="ce4">
            <text:p>3965</text:p>
          </table:table-cell>
          <table:table-cell office:value-type="string" table:style-name="ce5">
            <text:p>KIT FOR PREPARATION OF TC-99M-EXAMETAZIME 0.5 MG INTRAVENOUS KIT</text:p>
          </table:table-cell>
          <table:table-cell office:value-type="float" office:value="2812.5" table:style-name="ce6">
            <text:p>2,813</text:p>
          </table:table-cell>
          <table:table-cell office:value-type="float" office:value="2812.5" table:style-name="ce6">
            <text:p>2,8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6" table:style-name="ce4">
            <text:p>3966</text:p>
          </table:table-cell>
          <table:table-cell office:value-type="string" table:style-name="ce5">
            <text:p>ENOXAPARIN 150 MG/ML SUBCUTANEOUS SYRINGE</text:p>
          </table:table-cell>
          <table:table-cell office:value-type="float" office:value="204" table:style-name="ce6">
            <text:p>204</text:p>
          </table:table-cell>
          <table:table-cell office:value-type="float" office:value="204" table:style-name="ce6">
            <text:p>2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7" table:style-name="ce4">
            <text:p>3967</text:p>
          </table:table-cell>
          <table:table-cell office:value-type="string" table:style-name="ce5">
            <text:p>ENOXAPARIN 120 MG/0.8 ML SUBCUTANEOUS SYRING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8" table:style-name="ce4">
            <text:p>3968</text:p>
          </table:table-cell>
          <table:table-cell office:value-type="string" table:style-name="ce5">
            <text:p>PROCHLORPERAZINE EDISYLATE 10 MG/2 ML (5 MG/ML) INJECTION SOLUTION</text:p>
          </table:table-cell>
          <table:table-cell office:value-type="float" office:value="173.5" table:style-name="ce6">
            <text:p>174</text:p>
          </table:table-cell>
          <table:table-cell office:value-type="float" office:value="173.5" table:style-name="ce6">
            <text:p>17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69" table:style-name="ce4">
            <text:p>3969</text:p>
          </table:table-cell>
          <table:table-cell office:value-type="string" table:style-name="ce5">
            <text:p>HOSPITAL ACQUIRED SEPSIS PROTOC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0" table:style-name="ce4">
            <text:p>3970</text:p>
          </table:table-cell>
          <table:table-cell office:value-type="string" table:style-name="ce5">
            <text:p>LIDOCAINE 2 %-EPINEPHRINE BITARTRATE 1:100,000 INJECTION CARTRIDGE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1" table:style-name="ce4">
            <text:p>3971</text:p>
          </table:table-cell>
          <table:table-cell office:value-type="string" table:style-name="ce5">
            <text:p>METHOCARBAMOL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2" table:style-name="ce4">
            <text:p>3972</text:p>
          </table:table-cell>
          <table:table-cell office:value-type="string" table:style-name="ce5">
            <text:p>WHITE PETROLATUM-MINERAL OIL TOPICAL CREAM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3" table:style-name="ce4">
            <text:p>3973</text:p>
          </table:table-cell>
          <table:table-cell office:value-type="string" table:style-name="ce5">
            <text:p>BARIUM SULFATE 2.1 % (W/V), 2.0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4" table:style-name="ce4">
            <text:p>3974</text:p>
          </table:table-cell>
          <table:table-cell office:value-type="string" table:style-name="ce5">
            <text:p>PROTOCOL : ELECTROLYTE REPLACEMEN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5" table:style-name="ce4">
            <text:p>3975</text:p>
          </table:table-cell>
          <table:table-cell office:value-type="string" table:style-name="ce5">
            <text:p>LEVETIRACETAM 1,000 MG/100 ML IN SODIUM CHLORIDE(ISO-OSM) IV PIGGYBACK</text:p>
          </table:table-cell>
          <table:table-cell office:value-type="float" office:value="335.5" table:style-name="ce6">
            <text:p>336</text:p>
          </table:table-cell>
          <table:table-cell office:value-type="float" office:value="335.5" table:style-name="ce6">
            <text:p>3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6" table:style-name="ce4">
            <text:p>3976</text:p>
          </table:table-cell>
          <table:table-cell office:value-type="string" table:style-name="ce5">
            <text:p>DEXMEDETOMIDINE 100 MCG/ML INTRAVENOUS SOLUTION</text:p>
          </table:table-cell>
          <table:table-cell office:value-type="float" office:value="336.84" table:style-name="ce6">
            <text:p>337</text:p>
          </table:table-cell>
          <table:table-cell office:value-type="float" office:value="336.84" table:style-name="ce6">
            <text:p>33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7" table:style-name="ce4">
            <text:p>3977</text:p>
          </table:table-cell>
          <table:table-cell office:value-type="string" table:style-name="ce5">
            <text:p>METRONIDAZOLE IN SODIUM CHLORIDE 750 MG/150 ML IVPB (MIXTURE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8" table:style-name="ce4">
            <text:p>3978</text:p>
          </table:table-cell>
          <table:table-cell office:value-type="string" table:style-name="ce5">
            <text:p>TRANEXAMIC ACID 1,000 MG/10 ML (100 MG/ML) INTRAVENOUS SOLUTION</text:p>
          </table:table-cell>
          <table:table-cell office:value-type="float" office:value="259.5" table:style-name="ce6">
            <text:p>260</text:p>
          </table:table-cell>
          <table:table-cell office:value-type="float" office:value="259.5" table:style-name="ce6">
            <text:p>2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79" table:style-name="ce4">
            <text:p>3979</text:p>
          </table:table-cell>
          <table:table-cell office:value-type="string" table:style-name="ce5">
            <text:p>ARGATROBAN 50 MG/50 ML (1 MG/ML) IN SODIUM CHLORIDE (ISO-OSMOTIC) IV</text:p>
          </table:table-cell>
          <table:table-cell office:value-type="float" office:value="1903.5" table:style-name="ce6">
            <text:p>1,904</text:p>
          </table:table-cell>
          <table:table-cell office:value-type="float" office:value="1903.5" table:style-name="ce6">
            <text:p>1,9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0" table:style-name="ce4">
            <text:p>3980</text:p>
          </table:table-cell>
          <table:table-cell office:value-type="string" table:style-name="ce5">
            <text:p>ZINC CHLORIDE 1 MG/ML INTRAVENOUS SOLUTION</text:p>
          </table:table-cell>
          <table:table-cell office:value-type="float" office:value="346.5" table:style-name="ce6">
            <text:p>347</text:p>
          </table:table-cell>
          <table:table-cell office:value-type="float" office:value="346.5" table:style-name="ce6">
            <text:p>3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1" table:style-name="ce4">
            <text:p>3981</text:p>
          </table:table-cell>
          <table:table-cell office:value-type="string" table:style-name="ce5">
            <text:p>LURASIDONE 40 MG TABLET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2" table:style-name="ce4">
            <text:p>3982</text:p>
          </table:table-cell>
          <table:table-cell office:value-type="string" table:style-name="ce5">
            <text:p>TRACE ELEMENTS CR-CU-MN-ZN 4 MCG-0.4 MG-0.1 MG-1 MG/ML IV SOLUTION</text:p>
          </table:table-cell>
          <table:table-cell office:value-type="float" office:value="93" table:style-name="ce6">
            <text:p>93</text:p>
          </table:table-cell>
          <table:table-cell office:value-type="float" office:value="93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3" table:style-name="ce4">
            <text:p>3983</text:p>
          </table:table-cell>
          <table:table-cell office:value-type="string" table:style-name="ce5">
            <text:p>BARIUM SULFATE 105 % (W/V), 58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4" table:style-name="ce4">
            <text:p>3984</text:p>
          </table:table-cell>
          <table:table-cell office:value-type="string" table:style-name="ce5">
            <text:p>TUBE FEEDING BOLU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5" table:style-name="ce4">
            <text:p>3985</text:p>
          </table:table-cell>
          <table:table-cell office:value-type="string" table:style-name="ce5">
            <text:p>EPINEPHRINE 1 MG/ML (1 ML) INJECTION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6" table:style-name="ce4">
            <text:p>3986</text:p>
          </table:table-cell>
          <table:table-cell office:value-type="string" table:style-name="ce5">
            <text:p><text:s/>ALBUMIN, HUMAN 5 % 5 % IV SOLP 250 ML (FOR ANESTH ONLY)</text:p>
          </table:table-cell>
          <table:table-cell office:value-type="float" office:value="419.5" table:style-name="ce6">
            <text:p>420</text:p>
          </table:table-cell>
          <table:table-cell office:value-type="float" office:value="419.5" table:style-name="ce6">
            <text:p>4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7" table:style-name="ce4">
            <text:p>3987</text:p>
          </table:table-cell>
          <table:table-cell office:value-type="string" table:style-name="ce5">
            <text:p>MEMANTINE 10 MG TABLET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8" table:style-name="ce4">
            <text:p>3988</text:p>
          </table:table-cell>
          <table:table-cell office:value-type="string" table:style-name="ce5">
            <text:p>STERILE TALC 5 GRAM INTRAPLEURAL SUSPENSION</text:p>
          </table:table-cell>
          <table:table-cell office:value-type="float" office:value="1254" table:style-name="ce6">
            <text:p>1,254</text:p>
          </table:table-cell>
          <table:table-cell office:value-type="float" office:value="1254" table:style-name="ce6">
            <text:p>1,2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89" table:style-name="ce4">
            <text:p>3989</text:p>
          </table:table-cell>
          <table:table-cell office:value-type="string" table:style-name="ce5">
            <text:p>DENOSUMAB 60 MG/ML SUBCUTANEOUS SYRINGE</text:p>
          </table:table-cell>
          <table:table-cell office:value-type="float" office:value="4490" table:style-name="ce6">
            <text:p>4,490</text:p>
          </table:table-cell>
          <table:table-cell office:value-type="float" office:value="4490" table:style-name="ce6">
            <text:p>4,4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0" table:style-name="ce4">
            <text:p>3990</text:p>
          </table:table-cell>
          <table:table-cell office:value-type="string" table:style-name="ce5">
            <text:p>INFUSION ADVERSE REACTIONS GUIDELINE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1" table:style-name="ce4">
            <text:p>3991</text:p>
          </table:table-cell>
          <table:table-cell office:value-type="string" table:style-name="ce5">
            <text:p>PERFLUTREN LIPID MICROSPHERES 1.1 MG/ML INTRAVENOUS SUSPENSION</text:p>
          </table:table-cell>
          <table:table-cell office:value-type="float" office:value="1053" table:style-name="ce6">
            <text:p>1,053</text:p>
          </table:table-cell>
          <table:table-cell office:value-type="float" office:value="1053" table:style-name="ce6">
            <text:p>1,0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2" table:style-name="ce4">
            <text:p>3992</text:p>
          </table:table-cell>
          <table:table-cell office:value-type="string" table:style-name="ce5">
            <text:p>DOXERCALCIFEROL 2 MCG/ML INTRAVENOUS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3" table:style-name="ce4">
            <text:p>3993</text:p>
          </table:table-cell>
          <table:table-cell office:value-type="string" table:style-name="ce5">
            <text:p>CEFTRIAXONE 2 GRAM SOLUTION FOR INJECTION</text:p>
          </table:table-cell>
          <table:table-cell office:value-type="float" office:value="80" table:style-name="ce6">
            <text:p>80</text:p>
          </table:table-cell>
          <table:table-cell office:value-type="float" office:value="80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4" table:style-name="ce4">
            <text:p>3994</text:p>
          </table:table-cell>
          <table:table-cell office:value-type="string" table:style-name="ce5">
            <text:p>CEFTRIAXONE (ROCEPHIN) 1 G IN 50 ML NS LOADABLE MIXTURE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5" table:style-name="ce4">
            <text:p>3995</text:p>
          </table:table-cell>
          <table:table-cell office:value-type="string" table:style-name="ce5">
            <text:p>AMPICILLIN-SULBACTAM 3 GRAM SOLUTION FOR INJECTION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6" table:style-name="ce4">
            <text:p>3996</text:p>
          </table:table-cell>
          <table:table-cell office:value-type="string" table:style-name="ce5">
            <text:p>HYDROCODONE 10 MG-ACETAMINOPHEN 32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7" table:style-name="ce4">
            <text:p>3997</text:p>
          </table:table-cell>
          <table:table-cell office:value-type="string" table:style-name="ce5">
            <text:p>HYDROCODONE 7.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8" table:style-name="ce4">
            <text:p>3998</text:p>
          </table:table-cell>
          <table:table-cell office:value-type="string" table:style-name="ce5">
            <text:p>BUPIVACAINE 0.5 %-EPINEPHRINE BITARTRATE 1:200,000 INJECTION,CARTRIDGE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3999" table:style-name="ce4">
            <text:p>3999</text:p>
          </table:table-cell>
          <table:table-cell office:value-type="string" table:style-name="ce5">
            <text:p>CERTOLIZUMAB PEGOL 400 MG (200 MG X 2 VIALS) SUBCUTANEOUS KIT</text:p>
          </table:table-cell>
          <table:table-cell office:value-type="float" office:value="10170.5" table:style-name="ce6">
            <text:p>10,171</text:p>
          </table:table-cell>
          <table:table-cell office:value-type="float" office:value="10170.5" table:style-name="ce6">
            <text:p>10,1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0" table:style-name="ce4">
            <text:p>4000</text:p>
          </table:table-cell>
          <table:table-cell office:value-type="string" table:style-name="ce5">
            <text:p>TOCILIZUMAB 200 MG/10 ML (20 MG/ML) INTRAVENOUS SOLUTION</text:p>
          </table:table-cell>
          <table:table-cell office:value-type="float" office:value="3881.5" table:style-name="ce6">
            <text:p>3,882</text:p>
          </table:table-cell>
          <table:table-cell office:value-type="float" office:value="3881.5" table:style-name="ce6">
            <text:p>3,88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1" table:style-name="ce4">
            <text:p>4001</text:p>
          </table:table-cell>
          <table:table-cell office:value-type="string" table:style-name="ce5">
            <text:p>TOCILIZUMAB 80 MG/4 ML (20 MG/ML) INTRAVENOUS SOLUTION</text:p>
          </table:table-cell>
          <table:table-cell office:value-type="float" office:value="1553" table:style-name="ce6">
            <text:p>1,553</text:p>
          </table:table-cell>
          <table:table-cell office:value-type="float" office:value="1553" table:style-name="ce6">
            <text:p>1,5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2" table:style-name="ce4">
            <text:p>4002</text:p>
          </table:table-cell>
          <table:table-cell office:value-type="string" table:style-name="ce5">
            <text:p>TACROLIMUS 0.5 MG CAPSULE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3" table:style-name="ce4">
            <text:p>4003</text:p>
          </table:table-cell>
          <table:table-cell office:value-type="string" table:style-name="ce5">
            <text:p>CEFAZOLIN 1 GRAM/50 ML IN DEXTROSE (ISO-OSMOTIC) INTRAVENOUS PIGGYBACK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4" table:style-name="ce4">
            <text:p>4004</text:p>
          </table:table-cell>
          <table:table-cell office:value-type="string" table:style-name="ce5">
            <text:p>WATER FOR IRRIGATION, STERILE SOLUTION 1000 ML BOTTLE (OR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5" table:style-name="ce4">
            <text:p>4005</text:p>
          </table:table-cell>
          <table:table-cell office:value-type="string" table:style-name="ce5">
            <text:p>METHYLPREDNISOLONE 1000 MG/100 ML NS LOADABLE MIXTURE</text:p>
          </table:table-cell>
          <table:table-cell office:value-type="float" office:value="255.5" table:style-name="ce6">
            <text:p>256</text:p>
          </table:table-cell>
          <table:table-cell office:value-type="float" office:value="255.5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6" table:style-name="ce4">
            <text:p>4006</text:p>
          </table:table-cell>
          <table:table-cell office:value-type="string" table:style-name="ce5">
            <text:p>COLCHICINE 0.3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7" table:style-name="ce4">
            <text:p>4007</text:p>
          </table:table-cell>
          <table:table-cell office:value-type="string" table:style-name="ce5">
            <text:p>CEFUROXIME SODIUM 1.5 GRAM INTRAVENOUS SOLUTION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8" table:style-name="ce4">
            <text:p>4008</text:p>
          </table:table-cell>
          <table:table-cell office:value-type="string" table:style-name="ce5">
            <text:p>LIDOCAINE (PF) 10 MG/ML (1 %) INJECTION SOLUTION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09" table:style-name="ce4">
            <text:p>4009</text:p>
          </table:table-cell>
          <table:table-cell office:value-type="string" table:style-name="ce5">
            <text:p>APIXABAN 2.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0" table:style-name="ce4">
            <text:p>4010</text:p>
          </table:table-cell>
          <table:table-cell office:value-type="string" table:style-name="ce5">
            <text:p>APIXABAN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1" table:style-name="ce4">
            <text:p>4011</text:p>
          </table:table-cell>
          <table:table-cell office:value-type="string" table:style-name="ce5">
            <text:p>LURASIDONE 80 MG TABLET</text:p>
          </table:table-cell>
          <table:table-cell office:value-type="float" office:value="46.5" table:style-name="ce6">
            <text:p>47</text:p>
          </table:table-cell>
          <table:table-cell office:value-type="float" office:value="46.5" table:style-name="ce6">
            <text:p>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2" table:style-name="ce4">
            <text:p>4012</text:p>
          </table:table-cell>
          <table:table-cell office:value-type="string" table:style-name="ce5">
            <text:p>PENICILLIN G 5 MILLION UNITS/D5W 100 ML (LOADABLE MIXTURE)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3" table:style-name="ce4">
            <text:p>4013</text:p>
          </table:table-cell>
          <table:table-cell office:value-type="string" table:style-name="ce5">
            <text:p>FENTANYL CITRATE(PF) 50 MCG/ML PCA DOSING RULE ONLY.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4" table:style-name="ce4">
            <text:p>4014</text:p>
          </table:table-cell>
          <table:table-cell office:value-type="string" table:style-name="ce5">
            <text:p>SWFI DILUENT FOR ALTEPLAS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5" table:style-name="ce4">
            <text:p>4015</text:p>
          </table:table-cell>
          <table:table-cell office:value-type="string" table:style-name="ce5">
            <text:p>AZTREONAM 2 GRAM SOLUTION FOR INJECTION</text:p>
          </table:table-cell>
          <table:table-cell office:value-type="float" office:value="542" table:style-name="ce6">
            <text:p>542</text:p>
          </table:table-cell>
          <table:table-cell office:value-type="float" office:value="542" table:style-name="ce6">
            <text:p>5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6" table:style-name="ce4">
            <text:p>4016</text:p>
          </table:table-cell>
          <table:table-cell office:value-type="string" table:style-name="ce5">
            <text:p>AMINO ACIDS 4.25 % WITH LYTES AND CALCIUM IN D10W INTRAVENOUS SOLUTION</text:p>
          </table:table-cell>
          <table:table-cell office:value-type="float" office:value="480" table:style-name="ce6">
            <text:p>480</text:p>
          </table:table-cell>
          <table:table-cell office:value-type="float" office:value="480" table:style-name="ce6">
            <text:p>4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7" table:style-name="ce4">
            <text:p>4017</text:p>
          </table:table-cell>
          <table:table-cell office:value-type="string" table:style-name="ce5">
            <text:p>COMMUNITY ACQUIRED SEPSIS PROTOC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8" table:style-name="ce4">
            <text:p>4018</text:p>
          </table:table-cell>
          <table:table-cell office:value-type="string" table:style-name="ce5">
            <text:p>ALBUMIN, HUMAN 5 % IV SOLP 250 ML FLEX BAG (FOR ANESTH ONLY)</text:p>
          </table:table-cell>
          <table:table-cell office:value-type="float" office:value="410.5" table:style-name="ce6">
            <text:p>411</text:p>
          </table:table-cell>
          <table:table-cell office:value-type="float" office:value="410.5" table:style-name="ce6">
            <text:p>4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19" table:style-name="ce4">
            <text:p>4019</text:p>
          </table:table-cell>
          <table:table-cell office:value-type="string" table:style-name="ce5">
            <text:p>FECAL MICROBIOTA PREPARATION (FMT-G3) CAPSULES</text:p>
          </table:table-cell>
          <table:table-cell office:value-type="float" office:value="1270" table:style-name="ce6">
            <text:p>1,270</text:p>
          </table:table-cell>
          <table:table-cell office:value-type="float" office:value="1270" table:style-name="ce6">
            <text:p>1,2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0" table:style-name="ce4">
            <text:p>4020</text:p>
          </table:table-cell>
          <table:table-cell office:value-type="string" table:style-name="ce5">
            <text:p>FECAL MICROBIOTA PREPARATION (FMT-30) SLURRY</text:p>
          </table:table-cell>
          <table:table-cell office:value-type="float" office:value="970" table:style-name="ce6">
            <text:p>970</text:p>
          </table:table-cell>
          <table:table-cell office:value-type="float" office:value="970" table:style-name="ce6">
            <text:p>9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1" table:style-name="ce4">
            <text:p>4021</text:p>
          </table:table-cell>
          <table:table-cell office:value-type="string" table:style-name="ce5">
            <text:p>ERTAPENEM 1 GRAM SOLUTION FOR INJECTION</text:p>
          </table:table-cell>
          <table:table-cell office:value-type="float" office:value="815" table:style-name="ce6">
            <text:p>815</text:p>
          </table:table-cell>
          <table:table-cell office:value-type="float" office:value="815" table:style-name="ce6">
            <text:p>8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2" table:style-name="ce4">
            <text:p>4022</text:p>
          </table:table-cell>
          <table:table-cell office:value-type="string" table:style-name="ce5">
            <text:p>HYDROCORTISONE SOD SUCCINATE (PF) 250 MG/2 ML SOLUTION FOR INJECTION</text:p>
          </table:table-cell>
          <table:table-cell office:value-type="float" office:value="202" table:style-name="ce6">
            <text:p>202</text:p>
          </table:table-cell>
          <table:table-cell office:value-type="float" office:value="202" table:style-name="ce6">
            <text:p>20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3" table:style-name="ce4">
            <text:p>4023</text:p>
          </table:table-cell>
          <table:table-cell office:value-type="string" table:style-name="ce5">
            <text:p>ZIDOVUDINE 10 MG/ML SYRUP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4" table:style-name="ce4">
            <text:p>4024</text:p>
          </table:table-cell>
          <table:table-cell office:value-type="string" table:style-name="ce5">
            <text:p>GENTAMICIN 80 MG/NS 100 ML (LOADABLE MIXTURE)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5" table:style-name="ce4">
            <text:p>4025</text:p>
          </table:table-cell>
          <table:table-cell office:value-type="string" table:style-name="ce5">
            <text:p>PATIENT HAS A HOME MED(S) FOR USE IN THE HOSPIT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6" table:style-name="ce4">
            <text:p>4026</text:p>
          </table:table-cell>
          <table:table-cell office:value-type="string" table:style-name="ce5">
            <text:p>DIPHTH,PERTUS(AC)TETANUS(PF)2 LF-(2.5-5-3-5MCG)-5 LF/0.5 ML IM SYRINGE</text:p>
          </table:table-cell>
          <table:table-cell office:value-type="float" office:value="125.5" table:style-name="ce6">
            <text:p>126</text:p>
          </table:table-cell>
          <table:table-cell office:value-type="float" office:value="125.5" table:style-name="ce6">
            <text:p>1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7" table:style-name="ce4">
            <text:p>4027</text:p>
          </table:table-cell>
          <table:table-cell office:value-type="string" table:style-name="ce5">
            <text:p>TUBE FEEDING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8" table:style-name="ce4">
            <text:p>4028</text:p>
          </table:table-cell>
          <table:table-cell office:value-type="string" table:style-name="ce5">
            <text:p>TUBE FEEDING MODULA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29" table:style-name="ce4">
            <text:p>4029</text:p>
          </table:table-cell>
          <table:table-cell office:value-type="string" table:style-name="ce5">
            <text:p>GASTRIC RESIDUALS NURSING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0" table:style-name="ce4">
            <text:p>4030</text:p>
          </table:table-cell>
          <table:table-cell office:value-type="string" table:style-name="ce5">
            <text:p>EMPTY VIAFLEX BAG, NON-SPECIFIC VOLU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1" table:style-name="ce4">
            <text:p>4031</text:p>
          </table:table-cell>
          <table:table-cell office:value-type="string" table:style-name="ce5">
            <text:p>HUM PROTHROMBIN CPLX (PCC) 4FACTOR 500 UNIT (400-620 UNIT) IV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2" table:style-name="ce4">
            <text:p>4032</text:p>
          </table:table-cell>
          <table:table-cell office:value-type="string" table:style-name="ce5">
            <text:p>FLUCONAZOLE IN NS 300 MG/150 ML IVPB (MIXTURE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3" table:style-name="ce4">
            <text:p>4033</text:p>
          </table:table-cell>
          <table:table-cell office:value-type="string" table:style-name="ce5">
            <text:p>ABACAVIR 300 MG TABLE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4" table:style-name="ce4">
            <text:p>4034</text:p>
          </table:table-cell>
          <table:table-cell office:value-type="string" table:style-name="ce5">
            <text:p>TENOFOVIR DISOPROXIL FUMARATE 300 MG TABLET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5" table:style-name="ce4">
            <text:p>4035</text:p>
          </table:table-cell>
          <table:table-cell office:value-type="string" table:style-name="ce5">
            <text:p>EMTRICITABINE 200 MG CAPSULE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6" table:style-name="ce4">
            <text:p>4036</text:p>
          </table:table-cell>
          <table:table-cell office:value-type="string" table:style-name="ce5">
            <text:p>LAMIVUDINE 150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7" table:style-name="ce4">
            <text:p>4037</text:p>
          </table:table-cell>
          <table:table-cell office:value-type="string" table:style-name="ce5">
            <text:p>EFAVIRENZ 600 MG-EMTRICITABINE 200 MG-TENOFOVIR DISOPROX 300 MG TABLET</text:p>
          </table:table-cell>
          <table:table-cell office:value-type="float" office:value="139.5" table:style-name="ce6">
            <text:p>140</text:p>
          </table:table-cell>
          <table:table-cell office:value-type="float" office:value="139.5" table:style-name="ce6">
            <text:p>1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8" table:style-name="ce4">
            <text:p>4038</text:p>
          </table:table-cell>
          <table:table-cell office:value-type="string" table:style-name="ce5">
            <text:p>EMTRICITABINE 200 MG-TENOFOVIR DISOPROXIL FUMARATE 300 MG TABLET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39" table:style-name="ce4">
            <text:p>4039</text:p>
          </table:table-cell>
          <table:table-cell office:value-type="string" table:style-name="ce5">
            <text:p>RALTEGRAVIR 400 MG TABLET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0" table:style-name="ce4">
            <text:p>4040</text:p>
          </table:table-cell>
          <table:table-cell office:value-type="string" table:style-name="ce5">
            <text:p>EFAVIRENZ 600 MG TABLET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1" table:style-name="ce4">
            <text:p>4041</text:p>
          </table:table-cell>
          <table:table-cell office:value-type="string" table:style-name="ce5">
            <text:p>ETRAVIRINE 100 MG TABLET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2" table:style-name="ce4">
            <text:p>4042</text:p>
          </table:table-cell>
          <table:table-cell office:value-type="string" table:style-name="ce5">
            <text:p>BISOPROLOL FUMAR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3" table:style-name="ce4">
            <text:p>4043</text:p>
          </table:table-cell>
          <table:table-cell office:value-type="string" table:style-name="ce5">
            <text:p>ATAZANAVIR 150 MG CAPSULE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4" table:style-name="ce4">
            <text:p>4044</text:p>
          </table:table-cell>
          <table:table-cell office:value-type="string" table:style-name="ce5">
            <text:p>ANASTROZ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5" table:style-name="ce4">
            <text:p>4045</text:p>
          </table:table-cell>
          <table:table-cell office:value-type="string" table:style-name="ce5">
            <text:p>BICALUTAMID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6" table:style-name="ce4">
            <text:p>4046</text:p>
          </table:table-cell>
          <table:table-cell office:value-type="string" table:style-name="ce5">
            <text:p>CEFDINIR 25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7" table:style-name="ce4">
            <text:p>4047</text:p>
          </table:table-cell>
          <table:table-cell office:value-type="string" table:style-name="ce5">
            <text:p>CEFDINIR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8" table:style-name="ce4">
            <text:p>4048</text:p>
          </table:table-cell>
          <table:table-cell office:value-type="string" table:style-name="ce5">
            <text:p>NORETHINDRONE ACETATE-ETHINYL ESTRADIOL 1.5 MG-30 MCG TABLET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49" table:style-name="ce4">
            <text:p>4049</text:p>
          </table:table-cell>
          <table:table-cell office:value-type="string" table:style-name="ce5">
            <text:p>CAFFE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0" table:style-name="ce4">
            <text:p>4050</text:p>
          </table:table-cell>
          <table:table-cell office:value-type="string" table:style-name="ce5">
            <text:p>PATIENT HAS A HOME MED(S) STORED IN THE PHARMACY/MED ROO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1" table:style-name="ce4">
            <text:p>4051</text:p>
          </table:table-cell>
          <table:table-cell office:value-type="string" table:style-name="ce5">
            <text:p>TOBRAMYCIN FOR INHALATION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2" table:style-name="ce4">
            <text:p>4052</text:p>
          </table:table-cell>
          <table:table-cell office:value-type="string" table:style-name="ce5">
            <text:p>INSULIN ASPART U-100 <text:s/>100 UNIT/ML SUBCUTANEOUS CARTRIDGE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3" table:style-name="ce4">
            <text:p>4053</text:p>
          </table:table-cell>
          <table:table-cell office:value-type="string" table:style-name="ce5">
            <text:p>INSULIN PROTOCOL: ENDOTOOL-DIRECTED HYPOGLYCEMIA MANAGEMEN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4" table:style-name="ce4">
            <text:p>4054</text:p>
          </table:table-cell>
          <table:table-cell office:value-type="string" table:style-name="ce5">
            <text:p>LEUCOVORIN CALCIUM 50 MG SOLUTION FOR INJECTION</text:p>
          </table:table-cell>
          <table:table-cell office:value-type="float" office:value="67.5" table:style-name="ce6">
            <text:p>68</text:p>
          </table:table-cell>
          <table:table-cell office:value-type="float" office:value="67.5" table:style-name="ce6">
            <text:p>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5" table:style-name="ce4">
            <text:p>4055</text:p>
          </table:table-cell>
          <table:table-cell office:value-type="string" table:style-name="ce5">
            <text:p>INSULIN BOLUS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6" table:style-name="ce4">
            <text:p>4056</text:p>
          </table:table-cell>
          <table:table-cell office:value-type="string" table:style-name="ce5">
            <text:p>TRIAMTERENE 37.5 MG-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7" table:style-name="ce4">
            <text:p>4057</text:p>
          </table:table-cell>
          <table:table-cell office:value-type="string" table:style-name="ce5">
            <text:p>FLECAINID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8" table:style-name="ce4">
            <text:p>4058</text:p>
          </table:table-cell>
          <table:table-cell office:value-type="string" table:style-name="ce5">
            <text:p>GENTAMICIN 4 MG IN 50 ML NS BLADDER INSTALLA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59" table:style-name="ce4">
            <text:p>4059</text:p>
          </table:table-cell>
          <table:table-cell office:value-type="string" table:style-name="ce5">
            <text:p>HYDROCODONE 7.5 MG-ACETAMINOPHEN 325 MG/15 ML ORAL SOLU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0" table:style-name="ce4">
            <text:p>4060</text:p>
          </table:table-cell>
          <table:table-cell office:value-type="string" table:style-name="ce5">
            <text:p>HYDROCORTISONE 1 % TOPICAL CREAM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1" table:style-name="ce4">
            <text:p>4061</text:p>
          </table:table-cell>
          <table:table-cell office:value-type="string" table:style-name="ce5">
            <text:p>CALCIUM CARBONATE 500 MG/5 ML CALCIUM (1,250 MG/5 ML)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2" table:style-name="ce4">
            <text:p>4062</text:p>
          </table:table-cell>
          <table:table-cell office:value-type="string" table:style-name="ce5">
            <text:p>IMMUNE GLOB,GAMM(IGG) 10%-SORB-IGA 0 TO 50 MCG/ML INTRAVENOUS SOLUTION</text:p>
          </table:table-cell>
          <table:table-cell office:value-type="float" office:value="5099.5" table:style-name="ce6">
            <text:p>5,100</text:p>
          </table:table-cell>
          <table:table-cell office:value-type="float" office:value="5099.5" table:style-name="ce6">
            <text:p>5,1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3" table:style-name="ce4">
            <text:p>4063</text:p>
          </table:table-cell>
          <table:table-cell office:value-type="string" table:style-name="ce5">
            <text:p>OXYCODONE 10 MG TABLET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4" table:style-name="ce4">
            <text:p>4064</text:p>
          </table:table-cell>
          <table:table-cell office:value-type="string" table:style-name="ce5">
            <text:p>MONTELUKAST 4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5" table:style-name="ce4">
            <text:p>4065</text:p>
          </table:table-cell>
          <table:table-cell office:value-type="string" table:style-name="ce5">
            <text:p>MICONAZOLE NITRATE 100 MG VAGIN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6" table:style-name="ce4">
            <text:p>4066</text:p>
          </table:table-cell>
          <table:table-cell office:value-type="string" table:style-name="ce5">
            <text:p>AMPICILLIN 2 GRAM SOLUTION FOR INJECTION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7" table:style-name="ce4">
            <text:p>4067</text:p>
          </table:table-cell>
          <table:table-cell office:value-type="string" table:style-name="ce5">
            <text:p>RABIES IMMUNE GLOBULIN (PF) 300 UNIT/ML INTRAMUSCULAR SOLUTION</text:p>
          </table:table-cell>
          <table:table-cell office:value-type="float" office:value="2361" table:style-name="ce6">
            <text:p>2,361</text:p>
          </table:table-cell>
          <table:table-cell office:value-type="float" office:value="2361" table:style-name="ce6">
            <text:p>2,3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8" table:style-name="ce4">
            <text:p>4068</text:p>
          </table:table-cell>
          <table:table-cell office:value-type="string" table:style-name="ce5">
            <text:p>INSULIN INFUSION BOLUS FROM BAG (ENDOTOOL USE ONLY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69" table:style-name="ce4">
            <text:p>4069</text:p>
          </table:table-cell>
          <table:table-cell office:value-type="string" table:style-name="ce5">
            <text:p>METRONIDAZOLE IN STERILE WATER 500 MG/100 ML IV PGBK (PREMIX)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0" table:style-name="ce4">
            <text:p>4070</text:p>
          </table:table-cell>
          <table:table-cell office:value-type="string" table:style-name="ce5">
            <text:p>EPHEDRINE SULFATE 50 MG/ML INJECTION SOLUTION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1" table:style-name="ce4">
            <text:p>4071</text:p>
          </table:table-cell>
          <table:table-cell office:value-type="string" table:style-name="ce5">
            <text:p>EPHEDRINE (PF) 50 MG/10 ML (5 MG/ML) IN 0.9 % SOD.CHLORIDE IV SYRING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2" table:style-name="ce4">
            <text:p>4072</text:p>
          </table:table-cell>
          <table:table-cell office:value-type="string" table:style-name="ce5">
            <text:p>MAGNESIUM SULFATE 1 GRAM/100 ML IN DEXTROSE 5 % INTRAVENOUS PIGGYBACK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3" table:style-name="ce4">
            <text:p>4073</text:p>
          </table:table-cell>
          <table:table-cell office:value-type="string" table:style-name="ce5">
            <text:p>OXALIPLATIN 100 MG/20 ML INTRAVENOUS SOLUTION</text:p>
          </table:table-cell>
          <table:table-cell office:value-type="float" office:value="199.5" table:style-name="ce6">
            <text:p>200</text:p>
          </table:table-cell>
          <table:table-cell office:value-type="float" office:value="199.5" table:style-name="ce6">
            <text:p>2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4" table:style-name="ce4">
            <text:p>4074</text:p>
          </table:table-cell>
          <table:table-cell office:value-type="string" table:style-name="ce5">
            <text:p>OXALIPLATIN 50 MG/10 ML (5 MG/ML) INTRAVENOUS SOLUTION</text:p>
          </table:table-cell>
          <table:table-cell office:value-type="float" office:value="118" table:style-name="ce6">
            <text:p>118</text:p>
          </table:table-cell>
          <table:table-cell office:value-type="float" office:value="118" table:style-name="ce6">
            <text:p>1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5" table:style-name="ce4">
            <text:p>4075</text:p>
          </table:table-cell>
          <table:table-cell office:value-type="string" table:style-name="ce5">
            <text:p>SIROLIMUS 1 MG TABLET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6" table:style-name="ce4">
            <text:p>4076</text:p>
          </table:table-cell>
          <table:table-cell office:value-type="string" table:style-name="ce5">
            <text:p>BENZOCAINE-MENTHOL 15 MG-3.6 MG LOZENGE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7" table:style-name="ce4">
            <text:p>4077</text:p>
          </table:table-cell>
          <table:table-cell office:value-type="string" table:style-name="ce5">
            <text:p>ABATACEPT (WITH MALTOSE) 250 MG INTRAVENOUS SOLUTION</text:p>
          </table:table-cell>
          <table:table-cell office:value-type="float" office:value="3712.5" table:style-name="ce6">
            <text:p>3,713</text:p>
          </table:table-cell>
          <table:table-cell office:value-type="float" office:value="3712.5" table:style-name="ce6">
            <text:p>3,7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8" table:style-name="ce4">
            <text:p>4078</text:p>
          </table:table-cell>
          <table:table-cell office:value-type="string" table:style-name="ce5">
            <text:p>DESFLURANE 100 % INHALATION LIQUI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79" table:style-name="ce4">
            <text:p>4079</text:p>
          </table:table-cell>
          <table:table-cell office:value-type="string" table:style-name="ce5">
            <text:p>PNEUMOCOCCAL 13-VAL CONJ VACCINE-DIP CRM (PF) 0.5 ML IM SYRINGE</text:p>
          </table:table-cell>
          <table:table-cell office:value-type="float" office:value="691.5" table:style-name="ce6">
            <text:p>692</text:p>
          </table:table-cell>
          <table:table-cell office:value-type="float" office:value="691.5" table:style-name="ce6">
            <text:p>6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0" table:style-name="ce4">
            <text:p>4080</text:p>
          </table:table-cell>
          <table:table-cell office:value-type="string" table:style-name="ce5">
            <text:p>CITRATE DEXTROSE SOLUTION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1" table:style-name="ce4">
            <text:p>4081</text:p>
          </table:table-cell>
          <table:table-cell office:value-type="string" table:style-name="ce5">
            <text:p>ULIPRISTAL 30 MG TABLET</text:p>
          </table:table-cell>
          <table:table-cell office:value-type="float" office:value="67.5" table:style-name="ce6">
            <text:p>68</text:p>
          </table:table-cell>
          <table:table-cell office:value-type="float" office:value="67.5" table:style-name="ce6">
            <text:p>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2" table:style-name="ce4">
            <text:p>4082</text:p>
          </table:table-cell>
          <table:table-cell office:value-type="string" table:style-name="ce5">
            <text:p>MEPERIDINE (PF) 100 MG/ML INJECTION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3" table:style-name="ce4">
            <text:p>4083</text:p>
          </table:table-cell>
          <table:table-cell office:value-type="string" table:style-name="ce5">
            <text:p>MEPERIDINE (PF) 50 MG/ML INJECTION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4" table:style-name="ce4">
            <text:p>4084</text:p>
          </table:table-cell>
          <table:table-cell office:value-type="string" table:style-name="ce5">
            <text:p>FENTANYL 2000 MCG IN NS 100 ML (20 MCG/ML)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5" table:style-name="ce4">
            <text:p>4085</text:p>
          </table:table-cell>
          <table:table-cell office:value-type="string" table:style-name="ce5">
            <text:p>DEXMEDETOMIDINE BOLU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6" table:style-name="ce4">
            <text:p>4086</text:p>
          </table:table-cell>
          <table:table-cell office:value-type="string" table:style-name="ce5">
            <text:p>MIDAZOLAM (VERSED) 100 MG IN NS 100 ML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7" table:style-name="ce4">
            <text:p>4087</text:p>
          </table:table-cell>
          <table:table-cell office:value-type="string" table:style-name="ce5">
            <text:p>ALTEPLASE (ACTIVASE) BOLUS FOR ISCHEMIC STROK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8" table:style-name="ce4">
            <text:p>4088</text:p>
          </table:table-cell>
          <table:table-cell office:value-type="string" table:style-name="ce5">
            <text:p>SODIUM CHLORIDE 0.9 % 0.9 %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89" table:style-name="ce4">
            <text:p>4089</text:p>
          </table:table-cell>
          <table:table-cell office:value-type="string" table:style-name="ce5">
            <text:p>SODIUM CHLORIDE 0.9 % 0.9 % IV SOLP 5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0" table:style-name="ce4">
            <text:p>4090</text:p>
          </table:table-cell>
          <table:table-cell office:value-type="string" table:style-name="ce5">
            <text:p>SODIUM CHLORIDE 0.9 % 0.9 % IV SOLP 250 ML (FOR ANESTH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1" table:style-name="ce4">
            <text:p>4091</text:p>
          </table:table-cell>
          <table:table-cell office:value-type="string" table:style-name="ce5">
            <text:p>LACTATED RINGERS IV SOLP 10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2" table:style-name="ce4">
            <text:p>4092</text:p>
          </table:table-cell>
          <table:table-cell office:value-type="string" table:style-name="ce5">
            <text:p>D5 % AND 0.9% NS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3" table:style-name="ce4">
            <text:p>4093</text:p>
          </table:table-cell>
          <table:table-cell office:value-type="string" table:style-name="ce5">
            <text:p>D5 %-0.45 %NS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4" table:style-name="ce4">
            <text:p>4094</text:p>
          </table:table-cell>
          <table:table-cell office:value-type="string" table:style-name="ce5">
            <text:p>DEXTROSE 5%-0.2% NS IV SOLP 1000 ML(FOR ANES USE ONLY)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5" table:style-name="ce4">
            <text:p>4095</text:p>
          </table:table-cell>
          <table:table-cell office:value-type="string" table:style-name="ce5">
            <text:p>ETOMIDATE 2 MG/ML IV SOLN 10 ML (FOR ANESTH USE ONLY)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6" table:style-name="ce4">
            <text:p>4096</text:p>
          </table:table-cell>
          <table:table-cell office:value-type="string" table:style-name="ce5">
            <text:p>PROPOFOL 10 MG/ML IV EMUL 100 ML (FOR ANESTH USE ONLY)<text:s text:c="2"/>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7" table:style-name="ce4">
            <text:p>4097</text:p>
          </table:table-cell>
          <table:table-cell office:value-type="string" table:style-name="ce5">
            <text:p>PROPOFOL 10 MG/ML IV EMUL 100 ML - MCG/KG/MIN (FOR ANESTH USE ONLY)</text:p>
          </table:table-cell>
          <table:table-cell office:value-type="float" office:value="176.5" table:style-name="ce6">
            <text:p>177</text:p>
          </table:table-cell>
          <table:table-cell office:value-type="float" office:value="176.5" table:style-name="ce6">
            <text:p>17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8" table:style-name="ce4">
            <text:p>4098</text:p>
          </table:table-cell>
          <table:table-cell office:value-type="string" table:style-name="ce5">
            <text:p>FOSFOMYCIN TROMETHAMINE 3 GRAM ORAL PACKET</text:p>
          </table:table-cell>
          <table:table-cell office:value-type="float" office:value="119" table:style-name="ce6">
            <text:p>119</text:p>
          </table:table-cell>
          <table:table-cell office:value-type="float" office:value="119" table:style-name="ce6">
            <text:p>1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099" table:style-name="ce4">
            <text:p>4099</text:p>
          </table:table-cell>
          <table:table-cell office:value-type="string" table:style-name="ce5">
            <text:p>ROCURONIUM 10 MG/ML IV SOLN 5 ML (FOR ANESTHESIA USE ONLY)</text:p>
          </table:table-cell>
          <table:table-cell office:value-type="float" office:value="33.5" table:style-name="ce6">
            <text:p>34</text:p>
          </table:table-cell>
          <table:table-cell office:value-type="float" office:value="33.5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0" table:style-name="ce4">
            <text:p>4100</text:p>
          </table:table-cell>
          <table:table-cell office:value-type="string" table:style-name="ce5">
            <text:p>MORPHINE (PF) (DURAMORPH) 0.5 MG/0.5 ML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1" table:style-name="ce4">
            <text:p>4101</text:p>
          </table:table-cell>
          <table:table-cell office:value-type="string" table:style-name="ce5">
            <text:p>SUFENTANIL CITRATE 50 MCG/ML IV SOLN 1 ML (FOR ANES ONLY)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2" table:style-name="ce4">
            <text:p>4102</text:p>
          </table:table-cell>
          <table:table-cell office:value-type="string" table:style-name="ce5">
            <text:p>PHENYLEPHRINE 10 MG/100 ML INFUSION (ANESTHESIA USE ONLY)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3" table:style-name="ce4">
            <text:p>4103</text:p>
          </table:table-cell>
          <table:table-cell office:value-type="string" table:style-name="ce5">
            <text:p>AMIODARONE 900 MG IN D5 500 ML (ADULT STANDARD CONCENTRATION)(LOADABLE MIXTURE)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4" table:style-name="ce4">
            <text:p>4104</text:p>
          </table:table-cell>
          <table:table-cell office:value-type="string" table:style-name="ce5">
            <text:p>PROTAMINE 10 MG/ML IV SOLN 5 ML (FOR ANESTHESIA USE ONLY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5" table:style-name="ce4">
            <text:p>4105</text:p>
          </table:table-cell>
          <table:table-cell office:value-type="string" table:style-name="ce5">
            <text:p>EPHEDRINE SULFATE 50 MG/ML IJ SOLN 1 ML AMPULE (FOR ANESTH USE ONLY)</text:p>
          </table:table-cell>
          <table:table-cell office:value-type="float" office:value="338.5" table:style-name="ce6">
            <text:p>339</text:p>
          </table:table-cell>
          <table:table-cell office:value-type="float" office:value="338.5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6" table:style-name="ce4">
            <text:p>4106</text:p>
          </table:table-cell>
          <table:table-cell office:value-type="string" table:style-name="ce5">
            <text:p>EPHEDRINE SULFATE 50 MG/ML IJ SOLN 1 ML VIAL (FOR ANESTH ONLY)</text:p>
          </table:table-cell>
          <table:table-cell office:value-type="float" office:value="338.5" table:style-name="ce6">
            <text:p>339</text:p>
          </table:table-cell>
          <table:table-cell office:value-type="float" office:value="338.5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7" table:style-name="ce4">
            <text:p>4107</text:p>
          </table:table-cell>
          <table:table-cell office:value-type="string" table:style-name="ce5">
            <text:p>NOREPINEPHRINE INFUSION 4MG/250ML (ANES ONLY)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8" table:style-name="ce4">
            <text:p>4108</text:p>
          </table:table-cell>
          <table:table-cell office:value-type="string" table:style-name="ce5">
            <text:p>PHENYLEPHRINE INFUSION 50MG/250ML (ANES ONLY)</text:p>
          </table:table-cell>
          <table:table-cell office:value-type="float" office:value="354" table:style-name="ce6">
            <text:p>354</text:p>
          </table:table-cell>
          <table:table-cell office:value-type="float" office:value="354" table:style-name="ce6">
            <text:p>3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09" table:style-name="ce4">
            <text:p>4109</text:p>
          </table:table-cell>
          <table:table-cell office:value-type="string" table:style-name="ce5">
            <text:p>EPINEPHRINE INFUSION 4MG/250ML (ANES ONLY)</text:p>
          </table:table-cell>
          <table:table-cell office:value-type="float" office:value="150" table:style-name="ce6">
            <text:p>150</text:p>
          </table:table-cell>
          <table:table-cell office:value-type="float" office:value="150" table:style-name="ce6">
            <text:p>1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0" table:style-name="ce4">
            <text:p>4110</text:p>
          </table:table-cell>
          <table:table-cell office:value-type="string" table:style-name="ce5">
            <text:p>ROPIVACAINE (PF) 5 MG/ML (0.5 %) IJ SOLN 30 ML (FOR ANES USE ONLY)</text:p>
          </table:table-cell>
          <table:table-cell office:value-type="float" office:value="192" table:style-name="ce6">
            <text:p>192</text:p>
          </table:table-cell>
          <table:table-cell office:value-type="float" office:value="192" table:style-name="ce6">
            <text:p>1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1" table:style-name="ce4">
            <text:p>4111</text:p>
          </table:table-cell>
          <table:table-cell office:value-type="string" table:style-name="ce5">
            <text:p>ROPIVACAINE (PF) 5 MG/ML (0.5 %) IJ SOLN 20 ML (FOR ANES ONLY)</text:p>
          </table:table-cell>
          <table:table-cell office:value-type="float" office:value="65" table:style-name="ce6">
            <text:p>65</text:p>
          </table:table-cell>
          <table:table-cell office:value-type="float" office:value="6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2" table:style-name="ce4">
            <text:p>4112</text:p>
          </table:table-cell>
          <table:table-cell office:value-type="string" table:style-name="ce5">
            <text:p>METHYLERGONOVINE 0.2 MG/ML IJ 1 ML VIAL (ANES ONLY)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3" table:style-name="ce4">
            <text:p>4113</text:p>
          </table:table-cell>
          <table:table-cell office:value-type="string" table:style-name="ce5">
            <text:p>DEXAMETHASONE SODIUM PHOSP 4 MG/ML 1ML IJ SOLN (FOR ANES ONLY)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4" table:style-name="ce4">
            <text:p>4114</text:p>
          </table:table-cell>
          <table:table-cell office:value-type="string" table:style-name="ce5">
            <text:p>FENTANYL (PF) 50 MCG/ML IJ SOLN 5 ML (FOR ANES ONLY)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5" table:style-name="ce4">
            <text:p>4115</text:p>
          </table:table-cell>
          <table:table-cell office:value-type="string" table:style-name="ce5">
            <text:p>ACETAMINOPHEN 1,000 MG/100 ML (10 MG/ML) IV SOLN (PEDS ANES ONLY)</text:p>
          </table:table-cell>
          <table:table-cell office:value-type="float" office:value="320" table:style-name="ce6">
            <text:p>320</text:p>
          </table:table-cell>
          <table:table-cell office:value-type="float" office:value="320" table:style-name="ce6">
            <text:p>3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6" table:style-name="ce4">
            <text:p>4116</text:p>
          </table:table-cell>
          <table:table-cell office:value-type="string" table:style-name="ce5">
            <text:p>NICOTINE (POLACRILEX) 4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7" table:style-name="ce4">
            <text:p>4117</text:p>
          </table:table-cell>
          <table:table-cell office:value-type="string" table:style-name="ce5">
            <text:p>NICOTINE (POLACRILEX) 4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8" table:style-name="ce4">
            <text:p>4118</text:p>
          </table:table-cell>
          <table:table-cell office:value-type="string" table:style-name="ce5">
            <text:p>ANIDULAFUNGIN 100 MG INTRAVENOUS SOLUTION</text:p>
          </table:table-cell>
          <table:table-cell office:value-type="float" office:value="507" table:style-name="ce6">
            <text:p>507</text:p>
          </table:table-cell>
          <table:table-cell office:value-type="float" office:value="507" table:style-name="ce6">
            <text:p>5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19" table:style-name="ce4">
            <text:p>4119</text:p>
          </table:table-cell>
          <table:table-cell office:value-type="string" table:style-name="ce5">
            <text:p>PALIPERIDONE ER 6 MG TABLET,EXTENDED RELEASE 24 HR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0" table:style-name="ce4">
            <text:p>4120</text:p>
          </table:table-cell>
          <table:table-cell office:value-type="string" table:style-name="ce5">
            <text:p>PALIPERIDONE ER 3 MG TABLET,EXTENDED RELEASE 24 HR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1" table:style-name="ce4">
            <text:p>4121</text:p>
          </table:table-cell>
          <table:table-cell office:value-type="string" table:style-name="ce5">
            <text:p>PALIPERIDONE PALMITATE 39 MG/0.25 ML INTRAMUSCULAR SYRINGE</text:p>
          </table:table-cell>
          <table:table-cell office:value-type="float" office:value="2628" table:style-name="ce6">
            <text:p>2,628</text:p>
          </table:table-cell>
          <table:table-cell office:value-type="float" office:value="2628" table:style-name="ce6">
            <text:p>2,6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2" table:style-name="ce4">
            <text:p>4122</text:p>
          </table:table-cell>
          <table:table-cell office:value-type="string" table:style-name="ce5">
            <text:p>PALIPERIDONE PALMITATE 78 MG/0.5 ML INTRAMUSCULAR SYRINGE</text:p>
          </table:table-cell>
          <table:table-cell office:value-type="float" office:value="3504.5" table:style-name="ce6">
            <text:p>3,505</text:p>
          </table:table-cell>
          <table:table-cell office:value-type="float" office:value="3504.5" table:style-name="ce6">
            <text:p>3,50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3" table:style-name="ce4">
            <text:p>4123</text:p>
          </table:table-cell>
          <table:table-cell office:value-type="string" table:style-name="ce5">
            <text:p>IDARUCIZUMAB 2.5 GRAM/50 ML INTRAVENOUS SOLUTION</text:p>
          </table:table-cell>
          <table:table-cell office:value-type="float" office:value="8706.5" table:style-name="ce6">
            <text:p>8,707</text:p>
          </table:table-cell>
          <table:table-cell office:value-type="float" office:value="8706.5" table:style-name="ce6">
            <text:p>8,7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4" table:style-name="ce4">
            <text:p>4124</text:p>
          </table:table-cell>
          <table:table-cell office:value-type="string" table:style-name="ce5">
            <text:p>RIVAROXABAN 10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5" table:style-name="ce4">
            <text:p>4125</text:p>
          </table:table-cell>
          <table:table-cell office:value-type="string" table:style-name="ce5">
            <text:p>RIVAROXABAN 15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6" table:style-name="ce4">
            <text:p>4126</text:p>
          </table:table-cell>
          <table:table-cell office:value-type="string" table:style-name="ce5">
            <text:p>RIVAROXABAN 20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7" table:style-name="ce4">
            <text:p>4127</text:p>
          </table:table-cell>
          <table:table-cell office:value-type="string" table:style-name="ce5">
            <text:p>FLUTICASONE 1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8" table:style-name="ce4">
            <text:p>4128</text:p>
          </table:table-cell>
          <table:table-cell office:value-type="string" table:style-name="ce5">
            <text:p>SACUBITRIL 24 MG-VALSARTAN 26 MG TABLET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29" table:style-name="ce4">
            <text:p>4129</text:p>
          </table:table-cell>
          <table:table-cell office:value-type="string" table:style-name="ce5">
            <text:p>SACUBITRIL 49 MG-VALSARTAN 51 MG TABLET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0" table:style-name="ce4">
            <text:p>4130</text:p>
          </table:table-cell>
          <table:table-cell office:value-type="string" table:style-name="ce5">
            <text:p>SACUBITRIL 97 MG-VALSARTAN 103 MG TABLET</text:p>
          </table:table-cell>
          <table:table-cell office:value-type="float" office:value="93.5" table:style-name="ce6">
            <text:p>94</text:p>
          </table:table-cell>
          <table:table-cell office:value-type="float" office:value="93.5" table:style-name="ce6">
            <text:p>9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1" table:style-name="ce4">
            <text:p>4131</text:p>
          </table:table-cell>
          <table:table-cell office:value-type="string" table:style-name="ce5">
            <text:p>IVABRADINE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2" table:style-name="ce4">
            <text:p>4132</text:p>
          </table:table-cell>
          <table:table-cell office:value-type="string" table:style-name="ce5">
            <text:p>MEPIVACAINE (PF) 20 MG/ML (2 %) INJECTION SOLU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3" table:style-name="ce4">
            <text:p>4133</text:p>
          </table:table-cell>
          <table:table-cell office:value-type="string" table:style-name="ce5">
            <text:p>MULTIVIT AND MINERALS-FERROUS GLUCONATE 9 MG IRON/15 ML ORAL LIQUID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4" table:style-name="ce4">
            <text:p>4134</text:p>
          </table:table-cell>
          <table:table-cell office:value-type="string" table:style-name="ce5">
            <text:p>LACOSAMIDE 200 MG/20 ML INTRAVENOUS SOLUTION</text:p>
          </table:table-cell>
          <table:table-cell office:value-type="float" office:value="560.5" table:style-name="ce6">
            <text:p>561</text:p>
          </table:table-cell>
          <table:table-cell office:value-type="float" office:value="560.5" table:style-name="ce6">
            <text:p>56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5" table:style-name="ce4">
            <text:p>4135</text:p>
          </table:table-cell>
          <table:table-cell office:value-type="string" table:style-name="ce5">
            <text:p>FLUTICASONE FUROATE 100 MCG/ACTUATION BLISTER POWDER FOR INHALATION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6" table:style-name="ce4">
            <text:p>4136</text:p>
          </table:table-cell>
          <table:table-cell office:value-type="string" table:style-name="ce5">
            <text:p>FLUTICASONE FUROATE 200 MCG/ACTUATION BLISTER POWDER FOR INHALATION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7" table:style-name="ce4">
            <text:p>4137</text:p>
          </table:table-cell>
          <table:table-cell office:value-type="string" table:style-name="ce5">
            <text:p>UMECLIDINIUM 62.5 MCG/ACTUATION BLISTER POWDER FOR INHALA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8" table:style-name="ce4">
            <text:p>4138</text:p>
          </table:table-cell>
          <table:table-cell office:value-type="string" table:style-name="ce5">
            <text:p>AMOXICILLIN 600 MG-POTASSIUM CLAVULANATE 42.9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39" table:style-name="ce4">
            <text:p>4139</text:p>
          </table:table-cell>
          <table:table-cell office:value-type="string" table:style-name="ce5">
            <text:p>EMPAGLIFLOZIN 25 MG TABLET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0" table:style-name="ce4">
            <text:p>4140</text:p>
          </table:table-cell>
          <table:table-cell office:value-type="string" table:style-name="ce5">
            <text:p>EMPAGLIFLOZIN 10 MG TABLET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1" table:style-name="ce4">
            <text:p>4141</text:p>
          </table:table-cell>
          <table:table-cell office:value-type="string" table:style-name="ce5">
            <text:p>DOFETILIDE 125 MCG CAPSULE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2" table:style-name="ce4">
            <text:p>4142</text:p>
          </table:table-cell>
          <table:table-cell office:value-type="string" table:style-name="ce5">
            <text:p>DOFETILIDE 250 MCG CAPSULE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3" table:style-name="ce4">
            <text:p>4143</text:p>
          </table:table-cell>
          <table:table-cell office:value-type="string" table:style-name="ce5">
            <text:p>DOFETILIDE 500 MCG CAPSULE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4" table:style-name="ce4">
            <text:p>4144</text:p>
          </table:table-cell>
          <table:table-cell office:value-type="string" table:style-name="ce5">
            <text:p>MENINGOCOCCAL B VAC,4-CMP 50 MCG-50 MCG-50 MCG-25 MCG/0.5ML IM SYRINGE</text:p>
          </table:table-cell>
          <table:table-cell office:value-type="float" office:value="1514.5" table:style-name="ce6">
            <text:p>1,515</text:p>
          </table:table-cell>
          <table:table-cell office:value-type="float" office:value="1514.5" table:style-name="ce6">
            <text:p>1,51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5" table:style-name="ce4">
            <text:p>4145</text:p>
          </table:table-cell>
          <table:table-cell office:value-type="string" table:style-name="ce5">
            <text:p>DHE ADMISSION PROTOCOL<text:s/>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6" table:style-name="ce4">
            <text:p>4146</text:p>
          </table:table-cell>
          <table:table-cell office:value-type="string" table:style-name="ce5">
            <text:p>HYDROMORPHONE (PF) 10 MG/ML INJECTION SOLUTION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7" table:style-name="ce4">
            <text:p>4147</text:p>
          </table:table-cell>
          <table:table-cell office:value-type="string" table:style-name="ce5">
            <text:p>UREA (BULK) 100 % POWDER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8" table:style-name="ce4">
            <text:p>4148</text:p>
          </table:table-cell>
          <table:table-cell office:value-type="string" table:style-name="ce5">
            <text:p>FENTANYL (PF) 100 MCG/2 ML (50 MCG/ML) INTRAVENOUS SYRINGE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49" table:style-name="ce4">
            <text:p>4149</text:p>
          </table:table-cell>
          <table:table-cell office:value-type="string" table:style-name="ce5">
            <text:p>EPHEDRINE SULFATE 50 MG/ML INTRAVENOUS SOLUTION</text:p>
          </table:table-cell>
          <table:table-cell office:value-type="float" office:value="369.5" table:style-name="ce6">
            <text:p>370</text:p>
          </table:table-cell>
          <table:table-cell office:value-type="float" office:value="369.5" table:style-name="ce6">
            <text:p>37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0" table:style-name="ce4">
            <text:p>4150</text:p>
          </table:table-cell>
          <table:table-cell office:value-type="string" table:style-name="ce5">
            <text:p>DIVALPROEX 1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1" table:style-name="ce4">
            <text:p>4151</text:p>
          </table:table-cell>
          <table:table-cell office:value-type="string" table:style-name="ce5">
            <text:p>SODIUM PHOSPHATE 15 MMOL/250 ML IN 0.9 % SODIUM CHLORIDE IV SOLUTION</text:p>
          </table:table-cell>
          <table:table-cell office:value-type="float" office:value="299" table:style-name="ce6">
            <text:p>299</text:p>
          </table:table-cell>
          <table:table-cell office:value-type="float" office:value="299" table:style-name="ce6">
            <text:p>29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2" table:style-name="ce4">
            <text:p>4152</text:p>
          </table:table-cell>
          <table:table-cell office:value-type="string" table:style-name="ce5">
            <text:p>SODIUM PHOSPHATE 30 MMOL/250 ML IN 0.9 % SODIUM CHLORIDE IV SOLUTION</text:p>
          </table:table-cell>
          <table:table-cell office:value-type="float" office:value="327.5" table:style-name="ce6">
            <text:p>328</text:p>
          </table:table-cell>
          <table:table-cell office:value-type="float" office:value="327.5" table:style-name="ce6">
            <text:p>32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3" table:style-name="ce4">
            <text:p>4153</text:p>
          </table:table-cell>
          <table:table-cell office:value-type="string" table:style-name="ce5">
            <text:p>CEFTRIAXONE (ROCEPHIN) 2 G IN 50 ML NS LOADABLE MIXTURE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4" table:style-name="ce4">
            <text:p>4154</text:p>
          </table:table-cell>
          <table:table-cell office:value-type="string" table:style-name="ce5">
            <text:p>AMPICILLIN-SULBACTAM 3 G/100 ML NS LOADABLE MIXTURE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5" table:style-name="ce4">
            <text:p>4155</text:p>
          </table:table-cell>
          <table:table-cell office:value-type="string" table:style-name="ce5">
            <text:p>FUROSEMIDE 10 MG/ML IJ SOLN 4 ML (FOR ANESTH USE ONLY)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6" table:style-name="ce4">
            <text:p>4156</text:p>
          </table:table-cell>
          <table:table-cell office:value-type="string" table:style-name="ce5">
            <text:p>NORGESTIMATE 0.25 MG-ETHINYL ESTRADIOL 35 MC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7" table:style-name="ce4">
            <text:p>4157</text:p>
          </table:table-cell>
          <table:table-cell office:value-type="string" table:style-name="ce5">
            <text:p>FUROSEMIDE 10 MG/ML IJ SOLN <text:s/>10 ML (FOR ANESTH USE ONLY)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8" table:style-name="ce4">
            <text:p>4158</text:p>
          </table:table-cell>
          <table:table-cell office:value-type="string" table:style-name="ce5">
            <text:p>MORPHINE 2 MG/ML INJECTION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59" table:style-name="ce4">
            <text:p>4159</text:p>
          </table:table-cell>
          <table:table-cell office:value-type="string" table:style-name="ce5">
            <text:p>CLINDAMYCIN IN NS 300 MG/50 ML IVPB (LOADABLE MIXTURE)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0" table:style-name="ce4">
            <text:p>4160</text:p>
          </table:table-cell>
          <table:table-cell office:value-type="string" table:style-name="ce5">
            <text:p>CLINDAMYCIN IN NS 600 MG/50 ML IVPB (LOADABLE MIXTURE)</text:p>
          </table:table-cell>
          <table:table-cell office:value-type="float" office:value="155.5" table:style-name="ce6">
            <text:p>156</text:p>
          </table:table-cell>
          <table:table-cell office:value-type="float" office:value="155.5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1" table:style-name="ce4">
            <text:p>4161</text:p>
          </table:table-cell>
          <table:table-cell office:value-type="string" table:style-name="ce5">
            <text:p>NORETHINDRONE ACETATE 1 MG-ETHINYL ESTRADIOL 20 MC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2" table:style-name="ce4">
            <text:p>4162</text:p>
          </table:table-cell>
          <table:table-cell office:value-type="string" table:style-name="ce5">
            <text:p>MVI,ADULT NO.4 WITH VIT K 3300 UNIT-150 MCG/10 ML INTRAVENOUS SOLUTION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3" table:style-name="ce4">
            <text:p>4163</text:p>
          </table:table-cell>
          <table:table-cell office:value-type="string" table:style-name="ce5">
            <text:p>NALOXONE 0.4 MG/10 ML FOR NON-RESP ARREST OPIOID REVERSAL</text:p>
          </table:table-cell>
          <table:table-cell office:value-type="float" office:value="1200.5" table:style-name="ce6">
            <text:p>1,201</text:p>
          </table:table-cell>
          <table:table-cell office:value-type="float" office:value="1200.5" table:style-name="ce6">
            <text:p>1,2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4" table:style-name="ce4">
            <text:p>4164</text:p>
          </table:table-cell>
          <table:table-cell office:value-type="string" table:style-name="ce5">
            <text:p>NALOXONE 0.4 MG/10 ML (PEDS ONLY) FOR NON-RESP ARREST OPIOID REVERSAL</text:p>
          </table:table-cell>
          <table:table-cell office:value-type="float" office:value="1200.5" table:style-name="ce6">
            <text:p>1,201</text:p>
          </table:table-cell>
          <table:table-cell office:value-type="float" office:value="1200.5" table:style-name="ce6">
            <text:p>1,2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5" table:style-name="ce4">
            <text:p>4165</text:p>
          </table:table-cell>
          <table:table-cell office:value-type="string" table:style-name="ce5">
            <text:p>SOTALOL 12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6" table:style-name="ce4">
            <text:p>4166</text:p>
          </table:table-cell>
          <table:table-cell office:value-type="string" table:style-name="ce5">
            <text:p>MIDAZOLAM 2 MG/ML SYRUP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7" table:style-name="ce4">
            <text:p>4167</text:p>
          </table:table-cell>
          <table:table-cell office:value-type="string" table:style-name="ce5">
            <text:p>DOPAMINE 400 MG/250 ML (1,600 MCG/ML) IN 5 % DEXTROSE INTRAVENOUS SOLN</text:p>
          </table:table-cell>
          <table:table-cell office:value-type="float" office:value="100.5" table:style-name="ce6">
            <text:p>101</text:p>
          </table:table-cell>
          <table:table-cell office:value-type="float" office:value="100.5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8" table:style-name="ce4">
            <text:p>4168</text:p>
          </table:table-cell>
          <table:table-cell office:value-type="string" table:style-name="ce5">
            <text:p>CEFTRIAXONE IV PEDIATRIC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69" table:style-name="ce4">
            <text:p>4169</text:p>
          </table:table-cell>
          <table:table-cell office:value-type="string" table:style-name="ce5">
            <text:p>VEDOLIZUMAB 300 MG INTRAVENOUS SOLUTION</text:p>
          </table:table-cell>
          <table:table-cell office:value-type="float" office:value="14000" table:style-name="ce6">
            <text:p>14,000</text:p>
          </table:table-cell>
          <table:table-cell office:value-type="float" office:value="14000" table:style-name="ce6">
            <text:p>14,00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0" table:style-name="ce4">
            <text:p>4170</text:p>
          </table:table-cell>
          <table:table-cell office:value-type="string" table:style-name="ce5">
            <text:p>WARFARIN MESSAGE- DOSED BY PHARMACY BASED ON IN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1" table:style-name="ce4">
            <text:p>4171</text:p>
          </table:table-cell>
          <table:table-cell office:value-type="string" table:style-name="ce5">
            <text:p>VORICONAZOLE 200 MG INTRAVENOUS SOLUTION</text:p>
          </table:table-cell>
          <table:table-cell office:value-type="float" office:value="657.5" table:style-name="ce6">
            <text:p>658</text:p>
          </table:table-cell>
          <table:table-cell office:value-type="float" office:value="657.5" table:style-name="ce6">
            <text:p>65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2" table:style-name="ce4">
            <text:p>4172</text:p>
          </table:table-cell>
          <table:table-cell office:value-type="string" table:style-name="ce5">
            <text:p>VORICONAZOLE 200 MG TABLET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3" table:style-name="ce4">
            <text:p>4173</text:p>
          </table:table-cell>
          <table:table-cell office:value-type="string" table:style-name="ce5">
            <text:p>DAPTOMYCIN 500 MG INTRAVENOUS SOLUTION</text:p>
          </table:table-cell>
          <table:table-cell office:value-type="float" office:value="2139.5" table:style-name="ce6">
            <text:p>2,140</text:p>
          </table:table-cell>
          <table:table-cell office:value-type="float" office:value="2139.5" table:style-name="ce6">
            <text:p>2,1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4" table:style-name="ce4">
            <text:p>4174</text:p>
          </table:table-cell>
          <table:table-cell office:value-type="string" table:style-name="ce5">
            <text:p>VORICONAZOLE 50 MG TABLET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5" table:style-name="ce4">
            <text:p>4175</text:p>
          </table:table-cell>
          <table:table-cell office:value-type="string" table:style-name="ce5">
            <text:p>INSULIN PUMP (PT'S OWN) USING LISPRO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6" table:style-name="ce4">
            <text:p>4176</text:p>
          </table:table-cell>
          <table:table-cell office:value-type="string" table:style-name="ce5">
            <text:p>BLEOMYCIN 15 UNIT SOLUTION FOR INJECTION</text:p>
          </table:table-cell>
          <table:table-cell office:value-type="float" office:value="235" table:style-name="ce6">
            <text:p>235</text:p>
          </table:table-cell>
          <table:table-cell office:value-type="float" office:value="235" table:style-name="ce6">
            <text:p>2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7" table:style-name="ce4">
            <text:p>4177</text:p>
          </table:table-cell>
          <table:table-cell office:value-type="string" table:style-name="ce5">
            <text:p>TRASTUZUMAB 150 MG INTRAVENOUS SOLUTION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8" table:style-name="ce4">
            <text:p>4178</text:p>
          </table:table-cell>
          <table:table-cell office:value-type="string" table:style-name="ce5">
            <text:p>VANCOMYCIN 1500 MG IN NS 250 ML (SMARTEZ DEVICE)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79" table:style-name="ce4">
            <text:p>4179</text:p>
          </table:table-cell>
          <table:table-cell office:value-type="string" table:style-name="ce5">
            <text:p>AMIODARONE 150 MG/100 ML (1.5 MG/ML) IN DEXTROSE, ISO-OSMOTIC IV</text:p>
          </table:table-cell>
          <table:table-cell office:value-type="float" office:value="206" table:style-name="ce6">
            <text:p>206</text:p>
          </table:table-cell>
          <table:table-cell office:value-type="float" office:value="206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0" table:style-name="ce4">
            <text:p>4180</text:p>
          </table:table-cell>
          <table:table-cell office:value-type="string" table:style-name="ce5">
            <text:p>LIDOCAINE 2000 MG IN 500 ML NS LOADABLE MIXTURE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1" table:style-name="ce4">
            <text:p>4181</text:p>
          </table:table-cell>
          <table:table-cell office:value-type="string" table:style-name="ce5">
            <text:p>PIPERACILLIN-TAZOBACTAM 40.5 GRAM INTRAVENOUS SOLUTION</text:p>
          </table:table-cell>
          <table:table-cell office:value-type="float" office:value="674.5" table:style-name="ce6">
            <text:p>675</text:p>
          </table:table-cell>
          <table:table-cell office:value-type="float" office:value="674.5" table:style-name="ce6">
            <text:p>6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2" table:style-name="ce4">
            <text:p>4182</text:p>
          </table:table-cell>
          <table:table-cell office:value-type="string" table:style-name="ce5">
            <text:p>LIDOCAINE 2000 MG IN 500 ML D5W LOADABLE MIXTURE</text:p>
          </table:table-cell>
          <table:table-cell office:value-type="float" office:value="167.5" table:style-name="ce6">
            <text:p>168</text:p>
          </table:table-cell>
          <table:table-cell office:value-type="float" office:value="167.5" table:style-name="ce6">
            <text:p>16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3" table:style-name="ce4">
            <text:p>4183</text:p>
          </table:table-cell>
          <table:table-cell office:value-type="string" table:style-name="ce5">
            <text:p>OSELTAMIVIR 30 MG CAPSULE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4" table:style-name="ce4">
            <text:p>4184</text:p>
          </table:table-cell>
          <table:table-cell office:value-type="string" table:style-name="ce5">
            <text:p>INSULIN REGULAR IV TREATMENT KI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5" table:style-name="ce4">
            <text:p>4185</text:p>
          </table:table-cell>
          <table:table-cell office:value-type="string" table:style-name="ce5">
            <text:p>CLONIDINE 10 MCG/1 ML PO SUSP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6" table:style-name="ce4">
            <text:p>4186</text:p>
          </table:table-cell>
          <table:table-cell office:value-type="string" table:style-name="ce5">
            <text:p>FLUCONAZOLE 200 MG/100 ML IN DEXTROSE (ISO-OSM) INTRAVENOUS PIGGYBACK</text:p>
          </table:table-cell>
          <table:table-cell office:value-type="float" office:value="106.5" table:style-name="ce6">
            <text:p>107</text:p>
          </table:table-cell>
          <table:table-cell office:value-type="float" office:value="106.5" table:style-name="ce6">
            <text:p>10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7" table:style-name="ce4">
            <text:p>4187</text:p>
          </table:table-cell>
          <table:table-cell office:value-type="string" table:style-name="ce5">
            <text:p>VANCOMYCIN 1250 MG IN NS 250 ML (SMARTEZ DEVICE)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8" table:style-name="ce4">
            <text:p>4188</text:p>
          </table:table-cell>
          <table:table-cell office:value-type="string" table:style-name="ce5">
            <text:p>AMPICILLIN 1 G/50 ML NS (SMARTEZ DEVICE)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89" table:style-name="ce4">
            <text:p>4189</text:p>
          </table:table-cell>
          <table:table-cell office:value-type="string" table:style-name="ce5">
            <text:p>AMPICILLIN 2 G/100 ML NS (SMARTEZ DEVICE)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0" table:style-name="ce4">
            <text:p>4190</text:p>
          </table:table-cell>
          <table:table-cell office:value-type="string" table:style-name="ce5">
            <text:p>AMPICILLIN-SULBACTAM (UNASYN) 1.5 G IN NS 50 ML (SMARTEZ DEVICE)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1" table:style-name="ce4">
            <text:p>4191</text:p>
          </table:table-cell>
          <table:table-cell office:value-type="string" table:style-name="ce5">
            <text:p>EPOPROSTENOL (GLYCINE) 1.5 MG INTRAVENOUS SOLUTION</text:p>
          </table:table-cell>
          <table:table-cell office:value-type="float" office:value="682.5" table:style-name="ce6">
            <text:p>683</text:p>
          </table:table-cell>
          <table:table-cell office:value-type="float" office:value="682.5" table:style-name="ce6">
            <text:p>68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2" table:style-name="ce4">
            <text:p>4192</text:p>
          </table:table-cell>
          <table:table-cell office:value-type="string" table:style-name="ce5">
            <text:p>AMIKACIN IV PEDIATRIC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3" table:style-name="ce4">
            <text:p>4193</text:p>
          </table:table-cell>
          <table:table-cell office:value-type="string" table:style-name="ce5">
            <text:p>TOBRAMYCIN PEDIATRIC IV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4" table:style-name="ce4">
            <text:p>4194</text:p>
          </table:table-cell>
          <table:table-cell office:value-type="string" table:style-name="ce5">
            <text:p>NAFCILLIN IV PEDIATRIC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5" table:style-name="ce4">
            <text:p>4195</text:p>
          </table:table-cell>
          <table:table-cell office:value-type="string" table:style-name="ce5">
            <text:p>FENTANYL 1000 MCG IN NS 50 ML LOADABLE MIXTURE</text:p>
          </table:table-cell>
          <table:table-cell office:value-type="float" office:value="359" table:style-name="ce6">
            <text:p>359</text:p>
          </table:table-cell>
          <table:table-cell office:value-type="float" office:value="359" table:style-name="ce6">
            <text:p>35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6" table:style-name="ce4">
            <text:p>4196</text:p>
          </table:table-cell>
          <table:table-cell office:value-type="string" table:style-name="ce5">
            <text:p>MORPHINE 100 MG IN 100 ML NS (LOADABLE MIXTURE)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7" table:style-name="ce4">
            <text:p>4197</text:p>
          </table:table-cell>
          <table:table-cell office:value-type="string" table:style-name="ce5">
            <text:p>MORPHINE 100 MG IN 100 ML D5W (LOADABLE MIXTURE)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8" table:style-name="ce4">
            <text:p>4198</text:p>
          </table:table-cell>
          <table:table-cell office:value-type="string" table:style-name="ce5">
            <text:p>LIDOCAINE 20 MG/ML (2 %) INJECTION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199" table:style-name="ce4">
            <text:p>4199</text:p>
          </table:table-cell>
          <table:table-cell office:value-type="string" table:style-name="ce5">
            <text:p>NOREPINEPHRINE 4 MG IN 250 ML NS (LOADABLE MIXTURE)</text:p>
          </table:table-cell>
          <table:table-cell office:value-type="float" office:value="268.5" table:style-name="ce6">
            <text:p>269</text:p>
          </table:table-cell>
          <table:table-cell office:value-type="float" office:value="268.5" table:style-name="ce6">
            <text:p>2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0" table:style-name="ce4">
            <text:p>4200</text:p>
          </table:table-cell>
          <table:table-cell office:value-type="string" table:style-name="ce5">
            <text:p>PIPERACILLIN-TAZOBACTAM 4.5 G IVPB NS LOADABLE MIXTURE</text:p>
          </table:table-cell>
          <table:table-cell office:value-type="float" office:value="147.5" table:style-name="ce6">
            <text:p>148</text:p>
          </table:table-cell>
          <table:table-cell office:value-type="float" office:value="147.5" table:style-name="ce6">
            <text:p>14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1" table:style-name="ce4">
            <text:p>4201</text:p>
          </table:table-cell>
          <table:table-cell office:value-type="string" table:style-name="ce5">
            <text:p>HYDROMORPHONE (DILAUDID) PCA 25 MG/25 ML IN NS (PEDS DOSE &gt;100 MCG)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2" table:style-name="ce4">
            <text:p>4202</text:p>
          </table:table-cell>
          <table:table-cell office:value-type="string" table:style-name="ce5">
            <text:p>HUM PROTHROMBIN CPLX(PCC)4FACT 1,000 UNIT (800-1,240 UNIT) IV SOLUT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3" table:style-name="ce4">
            <text:p>4203</text:p>
          </table:table-cell>
          <table:table-cell office:value-type="string" table:style-name="ce5">
            <text:p>SUGGAMADEX 5 ML VIAL FOR ANESTHESIA ONLY</text:p>
          </table:table-cell>
          <table:table-cell office:value-type="float" office:value="1218.75" table:style-name="ce6">
            <text:p>1,219</text:p>
          </table:table-cell>
          <table:table-cell office:value-type="float" office:value="1218.75" table:style-name="ce6">
            <text:p>1,21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4" table:style-name="ce4">
            <text:p>4204</text:p>
          </table:table-cell>
          <table:table-cell office:value-type="string" table:style-name="ce5">
            <text:p>NITROFURANTOIN MACROCRYSTAL 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5" table:style-name="ce4">
            <text:p>4205</text:p>
          </table:table-cell>
          <table:table-cell office:value-type="string" table:style-name="ce5">
            <text:p>BUPIVACAINE (MARCAINE) PF 0.5% 3 ML SYRINGE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6" table:style-name="ce4">
            <text:p>4206</text:p>
          </table:table-cell>
          <table:table-cell office:value-type="string" table:style-name="ce5">
            <text:p>INFLIXIMAB-DYYB 100 MG INTRAVENOUS SOLUTION</text:p>
          </table:table-cell>
          <table:table-cell office:value-type="float" office:value="3269" table:style-name="ce6">
            <text:p>3,269</text:p>
          </table:table-cell>
          <table:table-cell office:value-type="float" office:value="3269" table:style-name="ce6">
            <text:p>3,26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7" table:style-name="ce4">
            <text:p>4207</text:p>
          </table:table-cell>
          <table:table-cell office:value-type="string" table:style-name="ce5">
            <text:p>FAT EMULSION 20 % IV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8" table:style-name="ce4">
            <text:p>4208</text:p>
          </table:table-cell>
          <table:table-cell office:value-type="string" table:style-name="ce5">
            <text:p>FAT EMULSION 20 % IV LIPID RESUSCITATION KIT</text:p>
          </table:table-cell>
          <table:table-cell office:value-type="float" office:value="289.5" table:style-name="ce6">
            <text:p>290</text:p>
          </table:table-cell>
          <table:table-cell office:value-type="float" office:value="289.5" table:style-name="ce6">
            <text:p>2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09" table:style-name="ce4">
            <text:p>4209</text:p>
          </table:table-cell>
          <table:table-cell office:value-type="string" table:style-name="ce5">
            <text:p>SEVELAMER CARBONATE 0.8 GRAM ORAL POWDER PACKET</text:p>
          </table:table-cell>
          <table:table-cell office:value-type="float" office:value="133" table:style-name="ce6">
            <text:p>133</text:p>
          </table:table-cell>
          <table:table-cell office:value-type="float" office:value="133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0" table:style-name="ce4">
            <text:p>4210</text:p>
          </table:table-cell>
          <table:table-cell office:value-type="string" table:style-name="ce5">
            <text:p>HYDROMORPHONE 2 MG/ML INJECTION SOLUTION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1" table:style-name="ce4">
            <text:p>4211</text:p>
          </table:table-cell>
          <table:table-cell office:value-type="string" table:style-name="ce5">
            <text:p>LIDOCAINE 4 % TOPICAL PATCH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2" table:style-name="ce4">
            <text:p>4212</text:p>
          </table:table-cell>
          <table:table-cell office:value-type="string" table:style-name="ce5">
            <text:p>AMINOPHYLLINE 250 MG/10 ML INTRAVENOUS SOLUTION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3" table:style-name="ce4">
            <text:p>4213</text:p>
          </table:table-cell>
          <table:table-cell office:value-type="string" table:style-name="ce5">
            <text:p>ISOPROTERENOL 0.2 MG/ML INJECTION SOLUTION</text:p>
          </table:table-cell>
          <table:table-cell office:value-type="float" office:value="10741" table:style-name="ce6">
            <text:p>10,741</text:p>
          </table:table-cell>
          <table:table-cell office:value-type="float" office:value="10741" table:style-name="ce6">
            <text:p>10,74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4" table:style-name="ce4">
            <text:p>4214</text:p>
          </table:table-cell>
          <table:table-cell office:value-type="string" table:style-name="ce5">
            <text:p>TIROFIBAN 5 MG/100 ML (50 MCG/ML)-0.9 % SODIUM CHLORIDE INTRAVENOUS</text:p>
          </table:table-cell>
          <table:table-cell office:value-type="float" office:value="3291.5" table:style-name="ce6">
            <text:p>3,292</text:p>
          </table:table-cell>
          <table:table-cell office:value-type="float" office:value="3291.5" table:style-name="ce6">
            <text:p>3,2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5" table:style-name="ce4">
            <text:p>4215</text:p>
          </table:table-cell>
          <table:table-cell office:value-type="string" table:style-name="ce5">
            <text:p>DIAZEPAM 5 MG/ML INJECTION SOLUTION</text:p>
          </table:table-cell>
          <table:table-cell office:value-type="float" office:value="89.5" table:style-name="ce6">
            <text:p>90</text:p>
          </table:table-cell>
          <table:table-cell office:value-type="float" office:value="89.5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6" table:style-name="ce4">
            <text:p>4216</text:p>
          </table:table-cell>
          <table:table-cell office:value-type="string" table:style-name="ce5">
            <text:p>HYDROMORPHONE 0.5 MG/0.5 ML INJECTION SYRINGE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7" table:style-name="ce4">
            <text:p>4217</text:p>
          </table:table-cell>
          <table:table-cell office:value-type="string" table:style-name="ce5">
            <text:p>INSULIN SUBCUTANEOUS PUMP (PATIENT'S OWN DEVICE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8" table:style-name="ce4">
            <text:p>4218</text:p>
          </table:table-cell>
          <table:table-cell office:value-type="string" table:style-name="ce5">
            <text:p>INSULIN PUMP (PT'S OWN) USING REGULAR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19" table:style-name="ce4">
            <text:p>4219</text:p>
          </table:table-cell>
          <table:table-cell office:value-type="string" table:style-name="ce5">
            <text:p>INSULIN REGULAR BOLUS(100 UNITS/ML)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0" table:style-name="ce4">
            <text:p>4220</text:p>
          </table:table-cell>
          <table:table-cell office:value-type="string" table:style-name="ce5">
            <text:p>EPINEPHRINE ANAPHYLAXIS KIT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1" table:style-name="ce4">
            <text:p>4221</text:p>
          </table:table-cell>
          <table:table-cell office:value-type="string" table:style-name="ce5">
            <text:p>C1 ESTERASE INHIBITOR 500 UNIT (10 ML) INTRAVENOUS KIT</text:p>
          </table:table-cell>
          <table:table-cell office:value-type="float" office:value="11725" table:style-name="ce6">
            <text:p>11,725</text:p>
          </table:table-cell>
          <table:table-cell office:value-type="float" office:value="11725" table:style-name="ce6">
            <text:p>11,7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2" table:style-name="ce4">
            <text:p>4222</text:p>
          </table:table-cell>
          <table:table-cell office:value-type="string" table:style-name="ce5">
            <text:p>MORPHINE 15 MG IMMEDIATE RELEASE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3" table:style-name="ce4">
            <text:p>4223</text:p>
          </table:table-cell>
          <table:table-cell office:value-type="string" table:style-name="ce5">
            <text:p>UMECLIDINIUM 62.5 MCG-VILANTEROL 25 MCG/ACTUATION POWDR FOR INHALATION</text:p>
          </table:table-cell>
          <table:table-cell office:value-type="float" office:value="716" table:style-name="ce6">
            <text:p>716</text:p>
          </table:table-cell>
          <table:table-cell office:value-type="float" office:value="716" table:style-name="ce6">
            <text:p>7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4" table:style-name="ce4">
            <text:p>4224</text:p>
          </table:table-cell>
          <table:table-cell office:value-type="string" table:style-name="ce5">
            <text:p>CHLORTHALID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5" table:style-name="ce4">
            <text:p>4225</text:p>
          </table:table-cell>
          <table:table-cell office:value-type="string" table:style-name="ce5">
            <text:p>FENTANYL(PF) 2 MCG/ML-BUPIVACAINE 0.125 %-NACL EPIDURAL PUMP RESERVOIR</text:p>
          </table:table-cell>
          <table:table-cell office:value-type="float" office:value="379.5" table:style-name="ce6">
            <text:p>380</text:p>
          </table:table-cell>
          <table:table-cell office:value-type="float" office:value="379.5" table:style-name="ce6">
            <text:p>38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6" table:style-name="ce4">
            <text:p>4226</text:p>
          </table:table-cell>
          <table:table-cell office:value-type="string" table:style-name="ce5">
            <text:p>EPHEDRINE (PF) 25 MG/5 ML (5 MG/ML) IN 0.9% SODIUM CHLORIDE IV SYRINGE</text:p>
          </table:table-cell>
          <table:table-cell office:value-type="float" office:value="254.5" table:style-name="ce6">
            <text:p>255</text:p>
          </table:table-cell>
          <table:table-cell office:value-type="float" office:value="254.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7" table:style-name="ce4">
            <text:p>4227</text:p>
          </table:table-cell>
          <table:table-cell office:value-type="string" table:style-name="ce5">
            <text:p>CHONDROITIN-SOD HYALURON 3 %-4 %(0.5 ML)1 %(0.55 ML)INTRAOCULAR SYRING</text:p>
          </table:table-cell>
          <table:table-cell office:value-type="float" office:value="824.5" table:style-name="ce6">
            <text:p>825</text:p>
          </table:table-cell>
          <table:table-cell office:value-type="float" office:value="824.5" table:style-name="ce6">
            <text:p>82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8" table:style-name="ce4">
            <text:p>4228</text:p>
          </table:table-cell>
          <table:table-cell office:value-type="string" table:style-name="ce5">
            <text:p>EPINEPHRINE (1:1000) 1 MG/ML MIXED IN 40 ML OF PF NS (OR USE ONLY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29" table:style-name="ce4">
            <text:p>4229</text:p>
          </table:table-cell>
          <table:table-cell office:value-type="string" table:style-name="ce5">
            <text:p>NITROGLYCERIN (TRIDIL) 40 MCG/1 ML NS (OR USE ONLY)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0" table:style-name="ce4">
            <text:p>4230</text:p>
          </table:table-cell>
          <table:table-cell office:value-type="string" table:style-name="ce5">
            <text:p>THROMBIN (RECOMBINANT) 20,000 UNIT TOPICAL SOLUTION</text:p>
          </table:table-cell>
          <table:table-cell office:value-type="float" office:value="1826" table:style-name="ce6">
            <text:p>1,826</text:p>
          </table:table-cell>
          <table:table-cell office:value-type="float" office:value="1826" table:style-name="ce6">
            <text:p>1,8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1" table:style-name="ce4">
            <text:p>4231</text:p>
          </table:table-cell>
          <table:table-cell office:value-type="string" table:style-name="ce5">
            <text:p>HEPARIN (PORCINE) 10,000 UNIT/ML INJECTION SOLUTION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2" table:style-name="ce4">
            <text:p>4232</text:p>
          </table:table-cell>
          <table:table-cell office:value-type="string" table:style-name="ce5">
            <text:p>ETHANOL (ETHYL ALCOHOL) 98 % INJECTION SOLU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3" table:style-name="ce4">
            <text:p>4233</text:p>
          </table:table-cell>
          <table:table-cell office:value-type="string" table:style-name="ce5">
            <text:p>ISOPROPYL ALCOHOL 70 %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4" table:style-name="ce4">
            <text:p>4234</text:p>
          </table:table-cell>
          <table:table-cell office:value-type="string" table:style-name="ce5">
            <text:p>POVIDONE-IODINE 5 % TOPICAL AEROS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5" table:style-name="ce4">
            <text:p>4235</text:p>
          </table:table-cell>
          <table:table-cell office:value-type="string" table:style-name="ce5">
            <text:p>BUPIVACAINE-EPINEPHRINE 0.25 %-1:200,000 INJECTION SOLUTION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6" table:style-name="ce4">
            <text:p>4236</text:p>
          </table:table-cell>
          <table:table-cell office:value-type="string" table:style-name="ce5">
            <text:p>LIDOCAINE 20 MG/ML (2 %)-EPINEPHRINE 1:100,000 INJECTION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7" table:style-name="ce4">
            <text:p>4237</text:p>
          </table:table-cell>
          <table:table-cell office:value-type="string" table:style-name="ce5">
            <text:p>SODIUM-POTASSIUM-NACL EYE DROPS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8" table:style-name="ce4">
            <text:p>4238</text:p>
          </table:table-cell>
          <table:table-cell office:value-type="string" table:style-name="ce5">
            <text:p>IOPAMIDOL 61 % INTRAVENOUS SOLUTION</text:p>
          </table:table-cell>
          <table:table-cell office:value-type="float" office:value="577.5" table:style-name="ce6">
            <text:p>578</text:p>
          </table:table-cell>
          <table:table-cell office:value-type="float" office:value="577.5" table:style-name="ce6">
            <text:p>57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39" table:style-name="ce4">
            <text:p>4239</text:p>
          </table:table-cell>
          <table:table-cell office:value-type="string" table:style-name="ce5">
            <text:p>TOBRAMYCIN 0.3 % EYE DROPS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0" table:style-name="ce4">
            <text:p>4240</text:p>
          </table:table-cell>
          <table:table-cell office:value-type="string" table:style-name="ce5">
            <text:p>TOBRAMYCIN 0.3 % EYE OINTMENT</text:p>
          </table:table-cell>
          <table:table-cell office:value-type="float" office:value="1347" table:style-name="ce6">
            <text:p>1,347</text:p>
          </table:table-cell>
          <table:table-cell office:value-type="float" office:value="1347" table:style-name="ce6">
            <text:p>1,34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1" table:style-name="ce4">
            <text:p>4241</text:p>
          </table:table-cell>
          <table:table-cell office:value-type="string" table:style-name="ce5">
            <text:p>THROMBIN (BOVINE) 20,000 UNIT TOPICAL SOLUTION</text:p>
          </table:table-cell>
          <table:table-cell office:value-type="float" office:value="1302.5" table:style-name="ce6">
            <text:p>1,303</text:p>
          </table:table-cell>
          <table:table-cell office:value-type="float" office:value="1302.5" table:style-name="ce6">
            <text:p>1,30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2" table:style-name="ce4">
            <text:p>4242</text:p>
          </table:table-cell>
          <table:table-cell office:value-type="string" table:style-name="ce5">
            <text:p>IOXAGLATE MEGLUMINE AND SODIUM 39.3 %-19.6 % INJECTION SOLUTION</text:p>
          </table:table-cell>
          <table:table-cell office:value-type="float" office:value="226.5" table:style-name="ce6">
            <text:p>227</text:p>
          </table:table-cell>
          <table:table-cell office:value-type="float" office:value="226.5" table:style-name="ce6">
            <text:p>227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3" table:style-name="ce4">
            <text:p>4243</text:p>
          </table:table-cell>
          <table:table-cell office:value-type="string" table:style-name="ce5">
            <text:p>BENZYLPENICILLOYL POLYLYSINE 0.25 ML INTRADERMAL INJECTION SOLUTION</text:p>
          </table:table-cell>
          <table:table-cell office:value-type="float" office:value="3538.5" table:style-name="ce6">
            <text:p>3,539</text:p>
          </table:table-cell>
          <table:table-cell office:value-type="float" office:value="3538.5" table:style-name="ce6">
            <text:p>3,5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4" table:style-name="ce4">
            <text:p>4244</text:p>
          </table:table-cell>
          <table:table-cell office:value-type="string" table:style-name="ce5">
            <text:p>HISTAMINE 1 MG/ML (2.75 MG/ML) PERCUTANEOUS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5" table:style-name="ce4">
            <text:p>4245</text:p>
          </table:table-cell>
          <table:table-cell office:value-type="string" table:style-name="ce5">
            <text:p>PHENOBARBITAL IV PEDIATRIC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6" table:style-name="ce4">
            <text:p>4246</text:p>
          </table:table-cell>
          <table:table-cell office:value-type="string" table:style-name="ce5">
            <text:p>DEXAMETHASONE (DECADRON) IV PEDIATRIC<text:s/>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7" table:style-name="ce4">
            <text:p>4247</text:p>
          </table:table-cell>
          <table:table-cell office:value-type="string" table:style-name="ce5">
            <text:p>LIDOCAINE (PF) 20 MG/ML (2 %) SYRINGE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8" table:style-name="ce4">
            <text:p>4248</text:p>
          </table:table-cell>
          <table:table-cell office:value-type="string" table:style-name="ce5">
            <text:p>WHO ORAL REHYDRATION SOLUTION, 1 PACKET IN 1000 ML WATE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49" table:style-name="ce4">
            <text:p>4249</text:p>
          </table:table-cell>
          <table:table-cell office:value-type="string" table:style-name="ce5">
            <text:p>TRYPAN BLUE 0.06 % INTRAOCULAR SYRINGE</text:p>
          </table:table-cell>
          <table:table-cell office:value-type="float" office:value="3735" table:style-name="ce6">
            <text:p>3,735</text:p>
          </table:table-cell>
          <table:table-cell office:value-type="float" office:value="3735" table:style-name="ce6">
            <text:p>3,73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0" table:style-name="ce4">
            <text:p>4250</text:p>
          </table:table-cell>
          <table:table-cell office:value-type="string" table:style-name="ce5">
            <text:p>THROMBIN(HUMAN)-FIBRINOGEN-APROTININ SYN-CALCIUM 2 ML TOPICAL SYRINGE</text:p>
          </table:table-cell>
          <table:table-cell office:value-type="float" office:value="1238.5" table:style-name="ce6">
            <text:p>1,239</text:p>
          </table:table-cell>
          <table:table-cell office:value-type="float" office:value="1238.5" table:style-name="ce6">
            <text:p>1,2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1" table:style-name="ce4">
            <text:p>4251</text:p>
          </table:table-cell>
          <table:table-cell office:value-type="string" table:style-name="ce5">
            <text:p>THROMBIN(HUMAN)-FIBRINOGEN-APROTININ SYN-CALCIUM 4 ML TOPICAL SYRINGE</text:p>
          </table:table-cell>
          <table:table-cell office:value-type="float" office:value="1238.5" table:style-name="ce6">
            <text:p>1,239</text:p>
          </table:table-cell>
          <table:table-cell office:value-type="float" office:value="1238.5" table:style-name="ce6">
            <text:p>1,239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2" table:style-name="ce4">
            <text:p>4252</text:p>
          </table:table-cell>
          <table:table-cell office:value-type="string" table:style-name="ce5">
            <text:p>HYDROGEN PEROXIDE 3 % SOLUTION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3" table:style-name="ce4">
            <text:p>4253</text:p>
          </table:table-cell>
          <table:table-cell office:value-type="string" table:style-name="ce5">
            <text:p>GLYCINE 1.5 % UROLOGIC SOLUTION FOR IRRIGATIO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4" table:style-name="ce4">
            <text:p>4254</text:p>
          </table:table-cell>
          <table:table-cell office:value-type="string" table:style-name="ce5">
            <text:p>SURGICAL LUBRICANT JELLY TOPICA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5" table:style-name="ce4">
            <text:p>4255</text:p>
          </table:table-cell>
          <table:table-cell office:value-type="string" table:style-name="ce5">
            <text:p>THROMBIN (RECOMBINANT) 5,000 UNIT TOPICAL SOLUTION</text:p>
          </table:table-cell>
          <table:table-cell office:value-type="float" office:value="603.6" table:style-name="ce6">
            <text:p>604</text:p>
          </table:table-cell>
          <table:table-cell office:value-type="float" office:value="603.6" table:style-name="ce6">
            <text:p>604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6" table:style-name="ce4">
            <text:p>4256</text:p>
          </table:table-cell>
          <table:table-cell office:value-type="string" table:style-name="ce5">
            <text:p>GLYCERIN RECTAL SUPPOSITORY (PEDS)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7" table:style-name="ce4">
            <text:p>4257</text:p>
          </table:table-cell>
          <table:table-cell office:value-type="string" table:style-name="ce5">
            <text:p>AZITHROMYCIN 500MG IN 250ML NS LOADABLE MIXTUR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8" table:style-name="ce4">
            <text:p>4258</text:p>
          </table:table-cell>
          <table:table-cell office:value-type="string" table:style-name="ce5">
            <text:p>WHO ORAL REHYDRATION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59" table:style-name="ce4">
            <text:p>4259</text:p>
          </table:table-cell>
          <table:table-cell office:value-type="string" table:style-name="ce5">
            <text:p>FENTANYL (PF) 10 MCG/ML IN 0.9 % SODIUM CHLORIDE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60" table:style-name="ce4">
            <text:p>4260</text:p>
          </table:table-cell>
          <table:table-cell office:value-type="string" table:style-name="ce5">
            <text:p>MIDAZOLAM (VERSED) 0.5 MG/ML IV PEDIATRIC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61" table:style-name="ce4">
            <text:p>4261</text:p>
          </table:table-cell>
          <table:table-cell office:value-type="string" table:style-name="ce5">
            <text:p>MENTHOL 0.44 %-ZINC OXIDE 20.6 % TOPICAL OINTMEN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office:value-type="float" office:value="4262" table:style-name="ce4">
            <text:p>4262</text:p>
          </table:table-cell>
          <table:table-cell office:value-type="string" table:style-name="ce5">
            <text:p>ROCURONIUM 100 MG/10 ML (10 MG/ML) INTRAVENOUS SYRINGE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*Items with asterisk represent pharmacy-related items. Price is based on standard charge quantity. If you have any questions, <text:s/>please contact Billing Customer Service at 540-510-6300 or 866-720-3742.</text:p>
          </table:table-cell>
          <table:table-cell table:number-columns-repeated="16383" table:style-name="ce3"/>
        </table:table-row>
        <table:table-row table:number-rows-repeated="1044311" table:style-name="ro3">
          <table:table-cell table:number-columns-repeated="16384"/>
        </table:table-row>
      </table:table>
      <table:database-ranges>
        <table:database-range table:target-range-address="CNRV.B2:CNRV.D246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41in" style:print-orientation="portrait" style:print-page-order="ttb" style:first-page-number="continue" style:scale-to="100%" style:table-centering="none" style:print="objects charts drawings"/>
      <style:header-style>
        <style:header-footer-properties fo:min-height="0.2in" fo:margin-left="0.7in" fo:margin-right="0.41in" fo:margin-bottom="0in"/>
      </style:header-style>
      <style:footer-style>
        <style:header-footer-properties fo:min-height="0.31in" fo:margin-left="0.7in" fo:margin-right="0.41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m Scheffling</meta:initial-creator>
    <dc:creator>Brett Tracy</dc:creator>
    <meta:creation-date>2018-12-14T22:05:23Z</meta:creation-date>
    <dc:date>2018-12-21T02:03:49Z</dc:date>
    <meta:print-date>2018-12-17T22:40:00Z</meta:print-date>
  </office:meta>
</office:document-meta>
</file>